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float" office:value="77.512200218859" calcext:value-type="float">
            <text:p>77.5122002189</text:p>
          </table:table-cell>
          <table:table-cell office:value-type="float" office:value="15.0625583551838" calcext:value-type="float">
            <text:p>15.0625583552</text:p>
          </table:table-cell>
          <table:table-cell office:value-type="float" office:value="2.20354300694033" calcext:value-type="float">
            <text:p>2.2035430069</text:p>
          </table:table-cell>
          <table:table-cell office:value-type="float" office:value="253.951889309413" calcext:value-type="float">
            <text:p>253.9518893094</text:p>
          </table:table-cell>
          <table:table-cell office:value-type="float" office:value="0.245170340831553" calcext:value-type="float">
            <text:p>0.2451703408</text:p>
          </table:table-cell>
          <table:table-cell office:value-type="float" office:value="10.7686491249625" calcext:value-type="float">
            <text:p>10.768649125</text:p>
          </table:table-cell>
          <table:table-cell office:value-type="float" office:value="1.73436284949142" calcext:value-type="float">
            <text:p>1.7343628495</text:p>
          </table:table-cell>
          <table:table-cell office:value-type="float" office:value="0.152741691022652" calcext:value-type="float">
            <text:p>0.152741691</text:p>
          </table:table-cell>
          <table:table-cell office:value-type="float" office:value="0.297892405755621" calcext:value-type="float">
            <text:p>0.2978924058</text:p>
          </table:table-cell>
          <table:table-cell office:value-type="float" office:value="351.55328657784" calcext:value-type="float">
            <text:p>351.5532865778</text:p>
          </table:table-cell>
        </table:table-row>
        <table:table-row table:style-name="ro1">
          <table:table-cell office:value-type="float" office:value="77.3665996098152" calcext:value-type="float">
            <text:p>77.3665996098</text:p>
          </table:table-cell>
          <table:table-cell office:value-type="float" office:value="14.91695774614" calcext:value-type="float">
            <text:p>14.9169577461</text:p>
          </table:table-cell>
          <table:table-cell office:value-type="float" office:value="2.08880659542739" calcext:value-type="float">
            <text:p>2.0888065954</text:p>
          </table:table-cell>
          <table:table-cell office:value-type="float" office:value="253.806288700369" calcext:value-type="float">
            <text:p>253.8062887004</text:p>
          </table:table-cell>
          <table:table-cell office:value-type="float" office:value="0.0995697317877469" calcext:value-type="float">
            <text:p>0.0995697318</text:p>
          </table:table-cell>
          <table:table-cell office:value-type="float" office:value="10.6230485159187" calcext:value-type="float">
            <text:p>10.6230485159</text:p>
          </table:table-cell>
          <table:table-cell office:value-type="float" office:value="1.74239722761553" calcext:value-type="float">
            <text:p>1.7423972276</text:p>
          </table:table-cell>
          <table:table-cell office:value-type="float" office:value="0.15529684807704" calcext:value-type="float">
            <text:p>0.1552968481</text:p>
          </table:table-cell>
          <table:table-cell office:value-type="float" office:value="0.300717634659986" calcext:value-type="float">
            <text:p>0.3007176347</text:p>
          </table:table-cell>
          <table:table-cell office:value-type="float" office:value="351.623743894035" calcext:value-type="float">
            <text:p>351.623743894</text:p>
          </table:table-cell>
        </table:table-row>
        <table:table-row table:style-name="ro1">
          <table:table-cell office:value-type="float" office:value="77.4882585718701" calcext:value-type="float">
            <text:p>77.4882585719</text:p>
          </table:table-cell>
          <table:table-cell office:value-type="float" office:value="14.0386167081949" calcext:value-type="float">
            <text:p>14.0386167082</text:p>
          </table:table-cell>
          <table:table-cell office:value-type="float" office:value="2.21046555748234" calcext:value-type="float">
            <text:p>2.2104655575</text:p>
          </table:table-cell>
          <table:table-cell office:value-type="float" office:value="253.927947662424" calcext:value-type="float">
            <text:p>253.9279476624</text:p>
          </table:table-cell>
          <table:table-cell office:value-type="float" office:value="0.221228693842697" calcext:value-type="float">
            <text:p>0.2212286938</text:p>
          </table:table-cell>
          <table:table-cell office:value-type="float" office:value="10.7447074779736" calcext:value-type="float">
            <text:p>10.744707478</text:p>
          </table:table-cell>
          <table:table-cell office:value-type="float" office:value="1.73124463214354" calcext:value-type="float">
            <text:p>1.7312446321</text:p>
          </table:table-cell>
          <table:table-cell office:value-type="float" office:value="0.158324111630404" calcext:value-type="float">
            <text:p>0.1583241116</text:p>
          </table:table-cell>
          <table:table-cell office:value-type="float" office:value="0.284649172325905" calcext:value-type="float">
            <text:p>0.2846491723</text:p>
          </table:table-cell>
          <table:table-cell office:value-type="float" office:value="351.665867457207" calcext:value-type="float">
            <text:p>351.6658674572</text:p>
          </table:table-cell>
        </table:table-row>
        <table:table-row table:style-name="ro1">
          <table:table-cell office:value-type="float" office:value="77.512200218859" calcext:value-type="float">
            <text:p>77.5122002189</text:p>
          </table:table-cell>
          <table:table-cell office:value-type="float" office:value="14.0625583551838" calcext:value-type="float">
            <text:p>14.0625583552</text:p>
          </table:table-cell>
          <table:table-cell office:value-type="float" office:value="2.20354300694033" calcext:value-type="float">
            <text:p>2.2035430069</text:p>
          </table:table-cell>
          <table:table-cell office:value-type="float" office:value="253.951889309413" calcext:value-type="float">
            <text:p>253.9518893094</text:p>
          </table:table-cell>
          <table:table-cell office:value-type="float" office:value="0.245170340831553" calcext:value-type="float">
            <text:p>0.2451703408</text:p>
          </table:table-cell>
          <table:table-cell office:value-type="float" office:value="10.7686491249625" calcext:value-type="float">
            <text:p>10.768649125</text:p>
          </table:table-cell>
          <table:table-cell office:value-type="float" office:value="1.73436284949142" calcext:value-type="float">
            <text:p>1.7343628495</text:p>
          </table:table-cell>
          <table:table-cell office:value-type="float" office:value="0.152741691022652" calcext:value-type="float">
            <text:p>0.152741691</text:p>
          </table:table-cell>
          <table:table-cell office:value-type="float" office:value="0.297892405755621" calcext:value-type="float">
            <text:p>0.2978924058</text:p>
          </table:table-cell>
          <table:table-cell office:value-type="float" office:value="351.683032167276" calcext:value-type="float">
            <text:p>351.6830321673</text:p>
          </table:table-cell>
        </table:table-row>
        <table:table-row table:style-name="ro1">
          <table:table-cell office:value-type="float" office:value="77.512200218859" calcext:value-type="float">
            <text:p>77.5122002189</text:p>
          </table:table-cell>
          <table:table-cell office:value-type="float" office:value="14.0625583551838" calcext:value-type="float">
            <text:p>14.0625583552</text:p>
          </table:table-cell>
          <table:table-cell office:value-type="float" office:value="2.20354300694033" calcext:value-type="float">
            <text:p>2.2035430069</text:p>
          </table:table-cell>
          <table:table-cell office:value-type="float" office:value="253.951889309413" calcext:value-type="float">
            <text:p>253.9518893094</text:p>
          </table:table-cell>
          <table:table-cell office:value-type="float" office:value="0.245170340831553" calcext:value-type="float">
            <text:p>0.2451703408</text:p>
          </table:table-cell>
          <table:table-cell office:value-type="float" office:value="10.7686491249625" calcext:value-type="float">
            <text:p>10.768649125</text:p>
          </table:table-cell>
          <table:table-cell office:value-type="float" office:value="1.73436284949142" calcext:value-type="float">
            <text:p>1.7343628495</text:p>
          </table:table-cell>
          <table:table-cell office:value-type="float" office:value="0.152741691022652" calcext:value-type="float">
            <text:p>0.152741691</text:p>
          </table:table-cell>
          <table:table-cell office:value-type="float" office:value="0.297892405755621" calcext:value-type="float">
            <text:p>0.2978924058</text:p>
          </table:table-cell>
          <table:table-cell office:value-type="float" office:value="351.683032167276" calcext:value-type="float">
            <text:p>351.6830321673</text:p>
          </table:table-cell>
        </table:table-row>
        <table:table-row table:style-name="ro1">
          <table:table-cell office:value-type="float" office:value="77.512200218859" calcext:value-type="float">
            <text:p>77.5122002189</text:p>
          </table:table-cell>
          <table:table-cell office:value-type="float" office:value="14.0625583551838" calcext:value-type="float">
            <text:p>14.0625583552</text:p>
          </table:table-cell>
          <table:table-cell office:value-type="float" office:value="2.20354300694033" calcext:value-type="float">
            <text:p>2.2035430069</text:p>
          </table:table-cell>
          <table:table-cell office:value-type="float" office:value="254.951889309413" calcext:value-type="float">
            <text:p>254.9518893094</text:p>
          </table:table-cell>
          <table:table-cell office:value-type="float" office:value="0.245170340831553" calcext:value-type="float">
            <text:p>0.2451703408</text:p>
          </table:table-cell>
          <table:table-cell office:value-type="float" office:value="10.7686491249625" calcext:value-type="float">
            <text:p>10.768649125</text:p>
          </table:table-cell>
          <table:table-cell office:value-type="float" office:value="1.73436284949142" calcext:value-type="float">
            <text:p>1.7343628495</text:p>
          </table:table-cell>
          <table:table-cell office:value-type="float" office:value="0.152741691022652" calcext:value-type="float">
            <text:p>0.152741691</text:p>
          </table:table-cell>
          <table:table-cell office:value-type="float" office:value="0.297892405755621" calcext:value-type="float">
            <text:p>0.2978924058</text:p>
          </table:table-cell>
          <table:table-cell office:value-type="float" office:value="351.692354722751" calcext:value-type="float">
            <text:p>351.6923547228</text:p>
          </table:table-cell>
        </table:table-row>
        <table:table-row table:style-name="ro1">
          <table:table-cell office:value-type="float" office:value="77.512200218859" calcext:value-type="float">
            <text:p>77.5122002189</text:p>
          </table:table-cell>
          <table:table-cell office:value-type="float" office:value="14.0625583551838" calcext:value-type="float">
            <text:p>14.0625583552</text:p>
          </table:table-cell>
          <table:table-cell office:value-type="float" office:value="2.20354300694033" calcext:value-type="float">
            <text:p>2.2035430069</text:p>
          </table:table-cell>
          <table:table-cell office:value-type="float" office:value="253.951889309413" calcext:value-type="float">
            <text:p>253.9518893094</text:p>
          </table:table-cell>
          <table:table-cell office:value-type="float" office:value="0.245170340831553" calcext:value-type="float">
            <text:p>0.2451703408</text:p>
          </table:table-cell>
          <table:table-cell office:value-type="float" office:value="11.7686491249625" calcext:value-type="float">
            <text:p>11.768649125</text:p>
          </table:table-cell>
          <table:table-cell office:value-type="float" office:value="1.73436284949142" calcext:value-type="float">
            <text:p>1.7343628495</text:p>
          </table:table-cell>
          <table:table-cell office:value-type="float" office:value="0.152741691022652" calcext:value-type="float">
            <text:p>0.152741691</text:p>
          </table:table-cell>
          <table:table-cell office:value-type="float" office:value="0.297892405755621" calcext:value-type="float">
            <text:p>0.2978924058</text:p>
          </table:table-cell>
          <table:table-cell office:value-type="float" office:value="351.704997538242" calcext:value-type="float">
            <text:p>351.7049975382</text:p>
          </table:table-cell>
        </table:table-row>
        <table:table-row table:style-name="ro1">
          <table:table-cell office:value-type="float" office:value="78.3665996098152" calcext:value-type="float">
            <text:p>78.3665996098</text:p>
          </table:table-cell>
          <table:table-cell office:value-type="float" office:value="13.91695774614" calcext:value-type="float">
            <text:p>13.9169577461</text:p>
          </table:table-cell>
          <table:table-cell office:value-type="float" office:value="2.08880659542739" calcext:value-type="float">
            <text:p>2.0888065954</text:p>
          </table:table-cell>
          <table:table-cell office:value-type="float" office:value="253.806288700369" calcext:value-type="float">
            <text:p>253.8062887004</text:p>
          </table:table-cell>
          <table:table-cell office:value-type="float" office:value="0.0995697317877469" calcext:value-type="float">
            <text:p>0.0995697318</text:p>
          </table:table-cell>
          <table:table-cell office:value-type="float" office:value="10.6230485159187" calcext:value-type="float">
            <text:p>10.6230485159</text:p>
          </table:table-cell>
          <table:table-cell office:value-type="float" office:value="1.74239722761553" calcext:value-type="float">
            <text:p>1.7423972276</text:p>
          </table:table-cell>
          <table:table-cell office:value-type="float" office:value="0.15529684807704" calcext:value-type="float">
            <text:p>0.1552968481</text:p>
          </table:table-cell>
          <table:table-cell office:value-type="float" office:value="0.300717634659986" calcext:value-type="float">
            <text:p>0.3007176347</text:p>
          </table:table-cell>
          <table:table-cell office:value-type="float" office:value="351.725137769399" calcext:value-type="float">
            <text:p>351.7251377694</text:p>
          </table:table-cell>
        </table:table-row>
        <table:table-row table:style-name="ro1">
          <table:table-cell office:value-type="float" office:value="77.512200218859" calcext:value-type="float">
            <text:p>77.5122002189</text:p>
          </table:table-cell>
          <table:table-cell office:value-type="float" office:value="14.0625583551838" calcext:value-type="float">
            <text:p>14.0625583552</text:p>
          </table:table-cell>
          <table:table-cell office:value-type="float" office:value="2.20354300694033" calcext:value-type="float">
            <text:p>2.2035430069</text:p>
          </table:table-cell>
          <table:table-cell office:value-type="float" office:value="253.951889309413" calcext:value-type="float">
            <text:p>253.9518893094</text:p>
          </table:table-cell>
          <table:table-cell office:value-type="float" office:value="1.24517034083155" calcext:value-type="float">
            <text:p>1.2451703408</text:p>
          </table:table-cell>
          <table:table-cell office:value-type="float" office:value="10.7686491249625" calcext:value-type="float">
            <text:p>10.768649125</text:p>
          </table:table-cell>
          <table:table-cell office:value-type="float" office:value="1.73436284949142" calcext:value-type="float">
            <text:p>1.7343628495</text:p>
          </table:table-cell>
          <table:table-cell office:value-type="float" office:value="0.152741691022652" calcext:value-type="float">
            <text:p>0.152741691</text:p>
          </table:table-cell>
          <table:table-cell office:value-type="float" office:value="0.297892405755621" calcext:value-type="float">
            <text:p>0.2978924058</text:p>
          </table:table-cell>
          <table:table-cell office:value-type="float" office:value="351.742405323852" calcext:value-type="float">
            <text:p>351.7424053239</text:p>
          </table:table-cell>
        </table:table-row>
        <table:table-row table:style-name="ro1">
          <table:table-cell office:value-type="float" office:value="78.512200218859" calcext:value-type="float">
            <text:p>78.5122002189</text:p>
          </table:table-cell>
          <table:table-cell office:value-type="float" office:value="14.0625583551838" calcext:value-type="float">
            <text:p>14.0625583552</text:p>
          </table:table-cell>
          <table:table-cell office:value-type="float" office:value="2.20354300694033" calcext:value-type="float">
            <text:p>2.2035430069</text:p>
          </table:table-cell>
          <table:table-cell office:value-type="float" office:value="253.951889309413" calcext:value-type="float">
            <text:p>253.9518893094</text:p>
          </table:table-cell>
          <table:table-cell office:value-type="float" office:value="0.245170340831553" calcext:value-type="float">
            <text:p>0.2451703408</text:p>
          </table:table-cell>
          <table:table-cell office:value-type="float" office:value="10.7686491249625" calcext:value-type="float">
            <text:p>10.768649125</text:p>
          </table:table-cell>
          <table:table-cell office:value-type="float" office:value="1.73436284949142" calcext:value-type="float">
            <text:p>1.7343628495</text:p>
          </table:table-cell>
          <table:table-cell office:value-type="float" office:value="0.152741691022652" calcext:value-type="float">
            <text:p>0.152741691</text:p>
          </table:table-cell>
          <table:table-cell office:value-type="float" office:value="0.297892405755621" calcext:value-type="float">
            <text:p>0.2978924058</text:p>
          </table:table-cell>
          <table:table-cell office:value-type="float" office:value="351.754271118513" calcext:value-type="float">
            <text:p>351.7542711185</text:p>
          </table:table-cell>
        </table:table-row>
        <table:table-row table:style-name="ro1">
          <table:table-cell office:value-type="float" office:value="77.3665996098152" calcext:value-type="float">
            <text:p>77.3665996098</text:p>
          </table:table-cell>
          <table:table-cell office:value-type="float" office:value="13.91695774614" calcext:value-type="float">
            <text:p>13.9169577461</text:p>
          </table:table-cell>
          <table:table-cell office:value-type="float" office:value="2.08880659542739" calcext:value-type="float">
            <text:p>2.0888065954</text:p>
          </table:table-cell>
          <table:table-cell office:value-type="float" office:value="253.806288700369" calcext:value-type="float">
            <text:p>253.8062887004</text:p>
          </table:table-cell>
          <table:table-cell office:value-type="float" office:value="0.0995697317877469" calcext:value-type="float">
            <text:p>0.0995697318</text:p>
          </table:table-cell>
          <table:table-cell office:value-type="float" office:value="10.6230485159187" calcext:value-type="float">
            <text:p>10.6230485159</text:p>
          </table:table-cell>
          <table:table-cell office:value-type="float" office:value="1.74239722761553" calcext:value-type="float">
            <text:p>1.7423972276</text:p>
          </table:table-cell>
          <table:table-cell office:value-type="float" office:value="0.15529684807704" calcext:value-type="float">
            <text:p>0.1552968481</text:p>
          </table:table-cell>
          <table:table-cell office:value-type="float" office:value="0.300717634659986" calcext:value-type="float">
            <text:p>0.3007176347</text:p>
          </table:table-cell>
          <table:table-cell office:value-type="float" office:value="351.762328755412" calcext:value-type="float">
            <text:p>351.7623287554</text:p>
          </table:table-cell>
        </table:table-row>
        <table:table-row table:style-name="ro1">
          <table:table-cell office:value-type="float" office:value="77.3665996098152" calcext:value-type="float">
            <text:p>77.3665996098</text:p>
          </table:table-cell>
          <table:table-cell office:value-type="float" office:value="13.91695774614" calcext:value-type="float">
            <text:p>13.9169577461</text:p>
          </table:table-cell>
          <table:table-cell office:value-type="float" office:value="2.08880659542739" calcext:value-type="float">
            <text:p>2.0888065954</text:p>
          </table:table-cell>
          <table:table-cell office:value-type="float" office:value="253.806288700369" calcext:value-type="float">
            <text:p>253.8062887004</text:p>
          </table:table-cell>
          <table:table-cell office:value-type="float" office:value="0.0995697317877469" calcext:value-type="float">
            <text:p>0.0995697318</text:p>
          </table:table-cell>
          <table:table-cell office:value-type="float" office:value="10.6230485159187" calcext:value-type="float">
            <text:p>10.6230485159</text:p>
          </table:table-cell>
          <table:table-cell office:value-type="float" office:value="1.74239722761553" calcext:value-type="float">
            <text:p>1.7423972276</text:p>
          </table:table-cell>
          <table:table-cell office:value-type="float" office:value="0.15529684807704" calcext:value-type="float">
            <text:p>0.1552968481</text:p>
          </table:table-cell>
          <table:table-cell office:value-type="float" office:value="0.300717634659986" calcext:value-type="float">
            <text:p>0.3007176347</text:p>
          </table:table-cell>
          <table:table-cell office:value-type="float" office:value="351.762328755412" calcext:value-type="float">
            <text:p>351.7623287554</text:p>
          </table:table-cell>
        </table:table-row>
        <table:table-row table:style-name="ro1">
          <table:table-cell office:value-type="float" office:value="77.3665996098152" calcext:value-type="float">
            <text:p>77.3665996098</text:p>
          </table:table-cell>
          <table:table-cell office:value-type="float" office:value="13.91695774614" calcext:value-type="float">
            <text:p>13.9169577461</text:p>
          </table:table-cell>
          <table:table-cell office:value-type="float" office:value="2.08880659542739" calcext:value-type="float">
            <text:p>2.0888065954</text:p>
          </table:table-cell>
          <table:table-cell office:value-type="float" office:value="254.806288700369" calcext:value-type="float">
            <text:p>254.8062887004</text:p>
          </table:table-cell>
          <table:table-cell office:value-type="float" office:value="0.0995697317877469" calcext:value-type="float">
            <text:p>0.0995697318</text:p>
          </table:table-cell>
          <table:table-cell office:value-type="float" office:value="10.6230485159187" calcext:value-type="float">
            <text:p>10.6230485159</text:p>
          </table:table-cell>
          <table:table-cell office:value-type="float" office:value="1.74239722761553" calcext:value-type="float">
            <text:p>1.7423972276</text:p>
          </table:table-cell>
          <table:table-cell office:value-type="float" office:value="0.15529684807704" calcext:value-type="float">
            <text:p>0.1552968481</text:p>
          </table:table-cell>
          <table:table-cell office:value-type="float" office:value="0.300717634659986" calcext:value-type="float">
            <text:p>0.3007176347</text:p>
          </table:table-cell>
          <table:table-cell office:value-type="float" office:value="351.772889511087" calcext:value-type="float">
            <text:p>351.7728895111</text:p>
          </table:table-cell>
        </table:table-row>
        <table:table-row table:style-name="ro1">
          <table:table-cell office:value-type="float" office:value="77.3665996098152" calcext:value-type="float">
            <text:p>77.3665996098</text:p>
          </table:table-cell>
          <table:table-cell office:value-type="float" office:value="13.91695774614" calcext:value-type="float">
            <text:p>13.9169577461</text:p>
          </table:table-cell>
          <table:table-cell office:value-type="float" office:value="2.08880659542739" calcext:value-type="float">
            <text:p>2.0888065954</text:p>
          </table:table-cell>
          <table:table-cell office:value-type="float" office:value="253.806288700369" calcext:value-type="float">
            <text:p>253.8062887004</text:p>
          </table:table-cell>
          <table:table-cell office:value-type="float" office:value="0.0995697317877469" calcext:value-type="float">
            <text:p>0.0995697318</text:p>
          </table:table-cell>
          <table:table-cell office:value-type="float" office:value="11.6230485159187" calcext:value-type="float">
            <text:p>11.6230485159</text:p>
          </table:table-cell>
          <table:table-cell office:value-type="float" office:value="1.74239722761553" calcext:value-type="float">
            <text:p>1.7423972276</text:p>
          </table:table-cell>
          <table:table-cell office:value-type="float" office:value="0.15529684807704" calcext:value-type="float">
            <text:p>0.1552968481</text:p>
          </table:table-cell>
          <table:table-cell office:value-type="float" office:value="0.300717634659986" calcext:value-type="float">
            <text:p>0.3007176347</text:p>
          </table:table-cell>
          <table:table-cell office:value-type="float" office:value="351.784119001572" calcext:value-type="float">
            <text:p>351.7841190016</text:p>
          </table:table-cell>
        </table:table-row>
        <table:table-row table:style-name="ro1">
          <table:table-cell office:value-type="float" office:value="77.4417474978719" calcext:value-type="float">
            <text:p>77.4417474979</text:p>
          </table:table-cell>
          <table:table-cell office:value-type="float" office:value="13.9921056341967" calcext:value-type="float">
            <text:p>13.9921056342</text:p>
          </table:table-cell>
          <table:table-cell office:value-type="float" office:value="2.60839892792854" calcext:value-type="float">
            <text:p>2.6083989279</text:p>
          </table:table-cell>
          <table:table-cell office:value-type="float" office:value="253.881436588425" calcext:value-type="float">
            <text:p>253.8814365884</text:p>
          </table:table-cell>
          <table:table-cell office:value-type="float" office:value="0.17471761984445" calcext:value-type="float">
            <text:p>0.1747176198</text:p>
          </table:table-cell>
          <table:table-cell office:value-type="float" office:value="10.6981964039754" calcext:value-type="float">
            <text:p>10.698196404</text:p>
          </table:table-cell>
          <table:table-cell office:value-type="float" office:value="1.74035266728353" calcext:value-type="float">
            <text:p>1.7403526673</text:p>
          </table:table-cell>
          <table:table-cell office:value-type="float" office:value="0.158808090842985" calcext:value-type="float">
            <text:p>0.1588080908</text:p>
          </table:table-cell>
          <table:table-cell office:value-type="float" office:value="0.299265658825034" calcext:value-type="float">
            <text:p>0.2992656588</text:p>
          </table:table-cell>
          <table:table-cell office:value-type="float" office:value="351.785667356729" calcext:value-type="float">
            <text:p>351.7856673567</text:p>
          </table:table-cell>
        </table:table-row>
        <table:table-row table:style-name="ro1">
          <table:table-cell office:value-type="float" office:value="77.448477496567" calcext:value-type="float">
            <text:p>77.4484774966</text:p>
          </table:table-cell>
          <table:table-cell office:value-type="float" office:value="13.9988356328918" calcext:value-type="float">
            <text:p>13.9988356329</text:p>
          </table:table-cell>
          <table:table-cell office:value-type="float" office:value="2.17068448217919" calcext:value-type="float">
            <text:p>2.1706844822</text:p>
          </table:table-cell>
          <table:table-cell office:value-type="float" office:value="253.888166587121" calcext:value-type="float">
            <text:p>253.8881665871</text:p>
          </table:table-cell>
          <table:table-cell office:value-type="float" office:value="0.181447618539553" calcext:value-type="float">
            <text:p>0.1814476185</text:p>
          </table:table-cell>
          <table:table-cell office:value-type="float" office:value="10.7049264026705" calcext:value-type="float">
            <text:p>10.7049264027</text:p>
          </table:table-cell>
          <table:table-cell office:value-type="float" office:value="1.72996925710222" calcext:value-type="float">
            <text:p>1.7299692571</text:p>
          </table:table-cell>
          <table:table-cell office:value-type="float" office:value="0.229560259252184" calcext:value-type="float">
            <text:p>0.2295602593</text:p>
          </table:table-cell>
          <table:table-cell office:value-type="float" office:value="0.293558854391738" calcext:value-type="float">
            <text:p>0.2935588544</text:p>
          </table:table-cell>
          <table:table-cell office:value-type="float" office:value="351.788952723215" calcext:value-type="float">
            <text:p>351.7889527232</text:p>
          </table:table-cell>
        </table:table-row>
        <table:table-row table:style-name="ro1">
          <table:table-cell office:value-type="float" office:value="77.3665996098152" calcext:value-type="float">
            <text:p>77.3665996098</text:p>
          </table:table-cell>
          <table:table-cell office:value-type="float" office:value="13.91695774614" calcext:value-type="float">
            <text:p>13.9169577461</text:p>
          </table:table-cell>
          <table:table-cell office:value-type="float" office:value="2.08880659542739" calcext:value-type="float">
            <text:p>2.0888065954</text:p>
          </table:table-cell>
          <table:table-cell office:value-type="float" office:value="253.806288700369" calcext:value-type="float">
            <text:p>253.8062887004</text:p>
          </table:table-cell>
          <table:table-cell office:value-type="float" office:value="1.09956973178775" calcext:value-type="float">
            <text:p>1.0995697318</text:p>
          </table:table-cell>
          <table:table-cell office:value-type="float" office:value="10.6230485159187" calcext:value-type="float">
            <text:p>10.6230485159</text:p>
          </table:table-cell>
          <table:table-cell office:value-type="float" office:value="1.74239722761553" calcext:value-type="float">
            <text:p>1.7423972276</text:p>
          </table:table-cell>
          <table:table-cell office:value-type="float" office:value="0.15529684807704" calcext:value-type="float">
            <text:p>0.1552968481</text:p>
          </table:table-cell>
          <table:table-cell office:value-type="float" office:value="0.300717634659986" calcext:value-type="float">
            <text:p>0.3007176347</text:p>
          </table:table-cell>
          <table:table-cell office:value-type="float" office:value="351.816868341195" calcext:value-type="float">
            <text:p>351.8168683412</text:p>
          </table:table-cell>
        </table:table-row>
        <table:table-row table:style-name="ro1">
          <table:table-cell office:value-type="float" office:value="77.5157247460291" calcext:value-type="float">
            <text:p>77.515724746</text:p>
          </table:table-cell>
          <table:table-cell office:value-type="float" office:value="14.0660828823539" calcext:value-type="float">
            <text:p>14.0660828824</text:p>
          </table:table-cell>
          <table:table-cell office:value-type="float" office:value="2.23793173164128" calcext:value-type="float">
            <text:p>2.2379317316</text:p>
          </table:table-cell>
          <table:table-cell office:value-type="float" office:value="253.955413836583" calcext:value-type="float">
            <text:p>253.9554138366</text:p>
          </table:table-cell>
          <table:table-cell office:value-type="float" office:value="0.248694868001642" calcext:value-type="float">
            <text:p>0.248694868</text:p>
          </table:table-cell>
          <table:table-cell office:value-type="float" office:value="10.7721736521326" calcext:value-type="float">
            <text:p>10.7721736521</text:p>
          </table:table-cell>
          <table:table-cell office:value-type="float" office:value="1.72917570762478" calcext:value-type="float">
            <text:p>1.7291757076</text:p>
          </table:table-cell>
          <table:table-cell office:value-type="float" office:value="0.141208543135548" calcext:value-type="float">
            <text:p>0.1412085431</text:p>
          </table:table-cell>
          <table:table-cell office:value-type="float" office:value="0.297809312233177" calcext:value-type="float">
            <text:p>0.2978093122</text:p>
          </table:table-cell>
          <table:table-cell office:value-type="float" office:value="351.828773423211" calcext:value-type="float">
            <text:p>351.8287734232</text:p>
          </table:table-cell>
        </table:table-row>
        <table:table-row table:style-name="ro1">
          <table:table-cell office:value-type="float" office:value="77.1552751996891" calcext:value-type="float">
            <text:p>77.1552751997</text:p>
          </table:table-cell>
          <table:table-cell office:value-type="float" office:value="13.7056333360139" calcext:value-type="float">
            <text:p>13.705633336</text:p>
          </table:table-cell>
          <table:table-cell office:value-type="float" office:value="2.19755534488067" calcext:value-type="float">
            <text:p>2.1975553449</text:p>
          </table:table-cell>
          <table:table-cell office:value-type="float" office:value="253.594964290243" calcext:value-type="float">
            <text:p>253.5949642902</text:p>
          </table:table-cell>
          <table:table-cell office:value-type="float" office:value="1.11046754388392" calcext:value-type="float">
            <text:p>1.1104675439</text:p>
          </table:table-cell>
          <table:table-cell office:value-type="float" office:value="10.4117241057926" calcext:value-type="float">
            <text:p>10.4117241058</text:p>
          </table:table-cell>
          <table:table-cell office:value-type="float" office:value="1.73483639806887" calcext:value-type="float">
            <text:p>1.7348363981</text:p>
          </table:table-cell>
          <table:table-cell office:value-type="float" office:value="0.143728731002657" calcext:value-type="float">
            <text:p>0.143728731</text:p>
          </table:table-cell>
          <table:table-cell office:value-type="float" office:value="0.300749108819794" calcext:value-type="float">
            <text:p>0.3007491088</text:p>
          </table:table-cell>
          <table:table-cell office:value-type="float" office:value="351.900443138662" calcext:value-type="float">
            <text:p>351.9004431387</text:p>
          </table:table-cell>
        </table:table-row>
        <table:table-row table:style-name="ro1">
          <table:table-cell office:value-type="float" office:value="77.0196847360139" calcext:value-type="float">
            <text:p>77.019684736</text:p>
          </table:table-cell>
          <table:table-cell office:value-type="float" office:value="14.5700428723387" calcext:value-type="float">
            <text:p>14.5700428723</text:p>
          </table:table-cell>
          <table:table-cell office:value-type="float" office:value="2.15455747379799" calcext:value-type="float">
            <text:p>2.1545574738</text:p>
          </table:table-cell>
          <table:table-cell office:value-type="float" office:value="253.459373826568" calcext:value-type="float">
            <text:p>253.4593738266</text:p>
          </table:table-cell>
          <table:table-cell office:value-type="float" office:value="0.974877080208643" calcext:value-type="float">
            <text:p>0.9748770802</text:p>
          </table:table-cell>
          <table:table-cell office:value-type="float" office:value="10.2761336421173" calcext:value-type="float">
            <text:p>10.2761336421</text:p>
          </table:table-cell>
          <table:table-cell office:value-type="float" office:value="1.75074076393078" calcext:value-type="float">
            <text:p>1.7507407639</text:p>
          </table:table-cell>
          <table:table-cell office:value-type="float" office:value="0.129928398664316" calcext:value-type="float">
            <text:p>0.1299283987</text:p>
          </table:table-cell>
          <table:table-cell office:value-type="float" office:value="0.306729084911251" calcext:value-type="float">
            <text:p>0.3067290849</text:p>
          </table:table-cell>
          <table:table-cell office:value-type="float" office:value="351.909545444478" calcext:value-type="float">
            <text:p>351.9095454445</text:p>
          </table:table-cell>
        </table:table-row>
        <table:table-row table:style-name="ro1">
          <table:table-cell office:value-type="float" office:value="77.2361751106323" calcext:value-type="float">
            <text:p>77.2361751106</text:p>
          </table:table-cell>
          <table:table-cell office:value-type="float" office:value="13.7865332469571" calcext:value-type="float">
            <text:p>13.786533247</text:p>
          </table:table-cell>
          <table:table-cell office:value-type="float" office:value="1.70438118174974" calcext:value-type="float">
            <text:p>1.7043811817</text:p>
          </table:table-cell>
          <table:table-cell office:value-type="float" office:value="253.675864201186" calcext:value-type="float">
            <text:p>253.6758642012</text:p>
          </table:table-cell>
          <table:table-cell office:value-type="float" office:value="1.19136745482707" calcext:value-type="float">
            <text:p>1.1913674548</text:p>
          </table:table-cell>
          <table:table-cell office:value-type="float" office:value="10.4926240167358" calcext:value-type="float">
            <text:p>10.4926240167</text:p>
          </table:table-cell>
          <table:table-cell office:value-type="float" office:value="1.74311088782837" calcext:value-type="float">
            <text:p>1.7431108878</text:p>
          </table:table-cell>
          <table:table-cell office:value-type="float" office:value="0.146760930879835" calcext:value-type="float">
            <text:p>0.1467609309</text:p>
          </table:table-cell>
          <table:table-cell office:value-type="float" office:value="0.301398890005166" calcext:value-type="float">
            <text:p>0.30139889</text:p>
          </table:table-cell>
          <table:table-cell office:value-type="float" office:value="351.949564245956" calcext:value-type="float">
            <text:p>351.949564246</text:p>
          </table:table-cell>
        </table:table-row>
        <table:table-row table:style-name="ro1">
          <table:table-cell office:value-type="float" office:value="77.512200218859" calcext:value-type="float">
            <text:p>77.5122002189</text:p>
          </table:table-cell>
          <table:table-cell office:value-type="float" office:value="14.0625583551838" calcext:value-type="float">
            <text:p>14.0625583552</text:p>
          </table:table-cell>
          <table:table-cell office:value-type="float" office:value="3.20354300694033" calcext:value-type="float">
            <text:p>3.2035430069</text:p>
          </table:table-cell>
          <table:table-cell office:value-type="float" office:value="253.951889309413" calcext:value-type="float">
            <text:p>253.9518893094</text:p>
          </table:table-cell>
          <table:table-cell office:value-type="float" office:value="0.245170340831553" calcext:value-type="float">
            <text:p>0.2451703408</text:p>
          </table:table-cell>
          <table:table-cell office:value-type="float" office:value="10.7686491249625" calcext:value-type="float">
            <text:p>10.768649125</text:p>
          </table:table-cell>
          <table:table-cell office:value-type="float" office:value="1.73436284949142" calcext:value-type="float">
            <text:p>1.7343628495</text:p>
          </table:table-cell>
          <table:table-cell office:value-type="float" office:value="0.152741691022652" calcext:value-type="float">
            <text:p>0.152741691</text:p>
          </table:table-cell>
          <table:table-cell office:value-type="float" office:value="0.297892405755621" calcext:value-type="float">
            <text:p>0.2978924058</text:p>
          </table:table-cell>
          <table:table-cell office:value-type="float" office:value="351.96063658718" calcext:value-type="float">
            <text:p>351.9606365872</text:p>
          </table:table-cell>
        </table:table-row>
        <table:table-row table:style-name="ro1">
          <table:table-cell office:value-type="float" office:value="77.1526274488025" calcext:value-type="float">
            <text:p>77.1526274488</text:p>
          </table:table-cell>
          <table:table-cell office:value-type="float" office:value="13.7029855851273" calcext:value-type="float">
            <text:p>13.7029855851</text:p>
          </table:table-cell>
          <table:table-cell office:value-type="float" office:value="2.18976356107221" calcext:value-type="float">
            <text:p>2.1897635611</text:p>
          </table:table-cell>
          <table:table-cell office:value-type="float" office:value="253.592316539356" calcext:value-type="float">
            <text:p>253.5923165394</text:p>
          </table:table-cell>
          <table:table-cell office:value-type="float" office:value="1.10781979299727" calcext:value-type="float">
            <text:p>1.107819793</text:p>
          </table:table-cell>
          <table:table-cell office:value-type="float" office:value="10.409076354906" calcext:value-type="float">
            <text:p>10.4090763549</text:p>
          </table:table-cell>
          <table:table-cell office:value-type="float" office:value="1.74459315938449" calcext:value-type="float">
            <text:p>1.7445931594</text:p>
          </table:table-cell>
          <table:table-cell office:value-type="float" office:value="0.142377178975364" calcext:value-type="float">
            <text:p>0.142377179</text:p>
          </table:table-cell>
          <table:table-cell office:value-type="float" office:value="0.29732002252182" calcext:value-type="float">
            <text:p>0.2973200225</text:p>
          </table:table-cell>
          <table:table-cell office:value-type="float" office:value="351.967288867627" calcext:value-type="float">
            <text:p>351.9672888676</text:p>
          </table:table-cell>
        </table:table-row>
        <table:table-row table:style-name="ro1">
          <table:table-cell office:value-type="float" office:value="76.7998727127751" calcext:value-type="float">
            <text:p>76.7998727128</text:p>
          </table:table-cell>
          <table:table-cell office:value-type="float" office:value="14.3502308490999" calcext:value-type="float">
            <text:p>14.3502308491</text:p>
          </table:table-cell>
          <table:table-cell office:value-type="float" office:value="2.27577578130152" calcext:value-type="float">
            <text:p>2.2757757813</text:p>
          </table:table-cell>
          <table:table-cell office:value-type="float" office:value="253.239561803329" calcext:value-type="float">
            <text:p>253.2395618033</text:p>
          </table:table-cell>
          <table:table-cell office:value-type="float" office:value="0.755065056969908" calcext:value-type="float">
            <text:p>0.755065057</text:p>
          </table:table-cell>
          <table:table-cell office:value-type="float" office:value="10.0563216188786" calcext:value-type="float">
            <text:p>10.0563216189</text:p>
          </table:table-cell>
          <table:table-cell office:value-type="float" office:value="1.74928063133438" calcext:value-type="float">
            <text:p>1.7492806313</text:p>
          </table:table-cell>
          <table:table-cell office:value-type="float" office:value="0.175171963859803" calcext:value-type="float">
            <text:p>0.1751719639</text:p>
          </table:table-cell>
          <table:table-cell office:value-type="float" office:value="0.307563871215813" calcext:value-type="float">
            <text:p>0.3075638712</text:p>
          </table:table-cell>
          <table:table-cell office:value-type="float" office:value="351.970439595729" calcext:value-type="float">
            <text:p>351.9704395957</text:p>
          </table:table-cell>
        </table:table-row>
        <table:table-row table:style-name="ro1">
          <table:table-cell office:value-type="float" office:value="78.0196847360139" calcext:value-type="float">
            <text:p>78.019684736</text:p>
          </table:table-cell>
          <table:table-cell office:value-type="float" office:value="13.5700428723387" calcext:value-type="float">
            <text:p>13.5700428723</text:p>
          </table:table-cell>
          <table:table-cell office:value-type="float" office:value="2.15455747379799" calcext:value-type="float">
            <text:p>2.1545574738</text:p>
          </table:table-cell>
          <table:table-cell office:value-type="float" office:value="253.459373826568" calcext:value-type="float">
            <text:p>253.4593738266</text:p>
          </table:table-cell>
          <table:table-cell office:value-type="float" office:value="0.974877080208643" calcext:value-type="float">
            <text:p>0.9748770802</text:p>
          </table:table-cell>
          <table:table-cell office:value-type="float" office:value="10.2761336421173" calcext:value-type="float">
            <text:p>10.2761336421</text:p>
          </table:table-cell>
          <table:table-cell office:value-type="float" office:value="1.75074076393078" calcext:value-type="float">
            <text:p>1.7507407639</text:p>
          </table:table-cell>
          <table:table-cell office:value-type="float" office:value="0.129928398664316" calcext:value-type="float">
            <text:p>0.1299283987</text:p>
          </table:table-cell>
          <table:table-cell office:value-type="float" office:value="0.306729084911251" calcext:value-type="float">
            <text:p>0.3067290849</text:p>
          </table:table-cell>
          <table:table-cell office:value-type="float" office:value="351.978298664799" calcext:value-type="float">
            <text:p>351.9782986648</text:p>
          </table:table-cell>
        </table:table-row>
        <table:table-row table:style-name="ro1">
          <table:table-cell office:value-type="float" office:value="77.0957781170375" calcext:value-type="float">
            <text:p>77.095778117</text:p>
          </table:table-cell>
          <table:table-cell office:value-type="float" office:value="13.6461362533623" calcext:value-type="float">
            <text:p>13.6461362534</text:p>
          </table:table-cell>
          <table:table-cell office:value-type="float" office:value="2.23065085482164" calcext:value-type="float">
            <text:p>2.2306508548</text:p>
          </table:table-cell>
          <table:table-cell office:value-type="float" office:value="253.535467207591" calcext:value-type="float">
            <text:p>253.5354672076</text:p>
          </table:table-cell>
          <table:table-cell office:value-type="float" office:value="1.05097046123229" calcext:value-type="float">
            <text:p>1.0509704612</text:p>
          </table:table-cell>
          <table:table-cell office:value-type="float" office:value="10.352227023141" calcext:value-type="float">
            <text:p>10.3522270231</text:p>
          </table:table-cell>
          <table:table-cell office:value-type="float" office:value="1.74287669702277" calcext:value-type="float">
            <text:p>1.742876697</text:p>
          </table:table-cell>
          <table:table-cell office:value-type="float" office:value="0.201004776156667" calcext:value-type="float">
            <text:p>0.2010047762</text:p>
          </table:table-cell>
          <table:table-cell office:value-type="float" office:value="0.300396792167529" calcext:value-type="float">
            <text:p>0.3003967922</text:p>
          </table:table-cell>
          <table:table-cell office:value-type="float" office:value="352.000517035435" calcext:value-type="float">
            <text:p>352.0005170354</text:p>
          </table:table-cell>
        </table:table-row>
        <table:table-row table:style-name="ro1">
          <table:table-cell office:value-type="float" office:value="77.3665996098152" calcext:value-type="float">
            <text:p>77.3665996098</text:p>
          </table:table-cell>
          <table:table-cell office:value-type="float" office:value="13.91695774614" calcext:value-type="float">
            <text:p>13.9169577461</text:p>
          </table:table-cell>
          <table:table-cell office:value-type="float" office:value="3.08880659542739" calcext:value-type="float">
            <text:p>3.0888065954</text:p>
          </table:table-cell>
          <table:table-cell office:value-type="float" office:value="253.806288700369" calcext:value-type="float">
            <text:p>253.8062887004</text:p>
          </table:table-cell>
          <table:table-cell office:value-type="float" office:value="0.0995697317877469" calcext:value-type="float">
            <text:p>0.0995697318</text:p>
          </table:table-cell>
          <table:table-cell office:value-type="float" office:value="10.6230485159187" calcext:value-type="float">
            <text:p>10.6230485159</text:p>
          </table:table-cell>
          <table:table-cell office:value-type="float" office:value="1.74239722761553" calcext:value-type="float">
            <text:p>1.7423972276</text:p>
          </table:table-cell>
          <table:table-cell office:value-type="float" office:value="0.15529684807704" calcext:value-type="float">
            <text:p>0.1552968481</text:p>
          </table:table-cell>
          <table:table-cell office:value-type="float" office:value="0.300717634659986" calcext:value-type="float">
            <text:p>0.3007176347</text:p>
          </table:table-cell>
          <table:table-cell office:value-type="float" office:value="352.010384128662" calcext:value-type="float">
            <text:p>352.0103841287</text:p>
          </table:table-cell>
        </table:table-row>
        <table:table-row table:style-name="ro1">
          <table:table-cell office:value-type="float" office:value="77.0390175846582" calcext:value-type="float">
            <text:p>77.0390175847</text:p>
          </table:table-cell>
          <table:table-cell office:value-type="float" office:value="13.5893757209831" calcext:value-type="float">
            <text:p>13.589375721</text:p>
          </table:table-cell>
          <table:table-cell office:value-type="float" office:value="1.82081914426833" calcext:value-type="float">
            <text:p>1.8208191443</text:p>
          </table:table-cell>
          <table:table-cell office:value-type="float" office:value="253.478706675212" calcext:value-type="float">
            <text:p>253.4787066752</text:p>
          </table:table-cell>
          <table:table-cell office:value-type="float" office:value="0.994209928853044" calcext:value-type="float">
            <text:p>0.9942099289</text:p>
          </table:table-cell>
          <table:table-cell office:value-type="float" office:value="10.2954664907617" calcext:value-type="float">
            <text:p>10.2954664908</text:p>
          </table:table-cell>
          <table:table-cell office:value-type="float" office:value="1.74465581321998" calcext:value-type="float">
            <text:p>1.7446558132</text:p>
          </table:table-cell>
          <table:table-cell office:value-type="float" office:value="0.174367758996358" calcext:value-type="float">
            <text:p>0.174367759</text:p>
          </table:table-cell>
          <table:table-cell office:value-type="float" office:value="0.304065077836302" calcext:value-type="float">
            <text:p>0.3040650778</text:p>
          </table:table-cell>
          <table:table-cell office:value-type="float" office:value="352.018104703448" calcext:value-type="float">
            <text:p>352.0181047034</text:p>
          </table:table-cell>
        </table:table-row>
        <table:table-row table:style-name="ro1">
          <table:table-cell office:value-type="float" office:value="77.7998727127751" calcext:value-type="float">
            <text:p>77.7998727128</text:p>
          </table:table-cell>
          <table:table-cell office:value-type="float" office:value="13.3502308490999" calcext:value-type="float">
            <text:p>13.3502308491</text:p>
          </table:table-cell>
          <table:table-cell office:value-type="float" office:value="2.27577578130152" calcext:value-type="float">
            <text:p>2.2757757813</text:p>
          </table:table-cell>
          <table:table-cell office:value-type="float" office:value="253.239561803329" calcext:value-type="float">
            <text:p>253.2395618033</text:p>
          </table:table-cell>
          <table:table-cell office:value-type="float" office:value="0.755065056969908" calcext:value-type="float">
            <text:p>0.755065057</text:p>
          </table:table-cell>
          <table:table-cell office:value-type="float" office:value="10.0563216188786" calcext:value-type="float">
            <text:p>10.0563216189</text:p>
          </table:table-cell>
          <table:table-cell office:value-type="float" office:value="1.74928063133438" calcext:value-type="float">
            <text:p>1.7492806313</text:p>
          </table:table-cell>
          <table:table-cell office:value-type="float" office:value="0.175171963859803" calcext:value-type="float">
            <text:p>0.1751719639</text:p>
          </table:table-cell>
          <table:table-cell office:value-type="float" office:value="0.307563871215813" calcext:value-type="float">
            <text:p>0.3075638712</text:p>
          </table:table-cell>
          <table:table-cell office:value-type="float" office:value="352.050425117992" calcext:value-type="float">
            <text:p>352.050425118</text:p>
          </table:table-cell>
        </table:table-row>
        <table:table-row table:style-name="ro1">
          <table:table-cell office:value-type="float" office:value="77.0196847360139" calcext:value-type="float">
            <text:p>77.019684736</text:p>
          </table:table-cell>
          <table:table-cell office:value-type="float" office:value="13.5700428723387" calcext:value-type="float">
            <text:p>13.5700428723</text:p>
          </table:table-cell>
          <table:table-cell office:value-type="float" office:value="2.15455747379799" calcext:value-type="float">
            <text:p>2.1545574738</text:p>
          </table:table-cell>
          <table:table-cell office:value-type="float" office:value="253.459373826568" calcext:value-type="float">
            <text:p>253.4593738266</text:p>
          </table:table-cell>
          <table:table-cell office:value-type="float" office:value="0.974877080208643" calcext:value-type="float">
            <text:p>0.9748770802</text:p>
          </table:table-cell>
          <table:table-cell office:value-type="float" office:value="10.2761336421173" calcext:value-type="float">
            <text:p>10.2761336421</text:p>
          </table:table-cell>
          <table:table-cell office:value-type="float" office:value="1.75074076393078" calcext:value-type="float">
            <text:p>1.7507407639</text:p>
          </table:table-cell>
          <table:table-cell office:value-type="float" office:value="0.129928398664316" calcext:value-type="float">
            <text:p>0.1299283987</text:p>
          </table:table-cell>
          <table:table-cell office:value-type="float" office:value="0.306729084911251" calcext:value-type="float">
            <text:p>0.3067290849</text:p>
          </table:table-cell>
          <table:table-cell office:value-type="float" office:value="352.050836788943" calcext:value-type="float">
            <text:p>352.0508367889</text:p>
          </table:table-cell>
        </table:table-row>
        <table:table-row table:style-name="ro1">
          <table:table-cell office:value-type="float" office:value="77.0196847360139" calcext:value-type="float">
            <text:p>77.019684736</text:p>
          </table:table-cell>
          <table:table-cell office:value-type="float" office:value="13.5700428723387" calcext:value-type="float">
            <text:p>13.5700428723</text:p>
          </table:table-cell>
          <table:table-cell office:value-type="float" office:value="2.15455747379799" calcext:value-type="float">
            <text:p>2.1545574738</text:p>
          </table:table-cell>
          <table:table-cell office:value-type="float" office:value="253.459373826568" calcext:value-type="float">
            <text:p>253.4593738266</text:p>
          </table:table-cell>
          <table:table-cell office:value-type="float" office:value="0.974877080208643" calcext:value-type="float">
            <text:p>0.9748770802</text:p>
          </table:table-cell>
          <table:table-cell office:value-type="float" office:value="10.2761336421173" calcext:value-type="float">
            <text:p>10.2761336421</text:p>
          </table:table-cell>
          <table:table-cell office:value-type="float" office:value="1.75074076393078" calcext:value-type="float">
            <text:p>1.7507407639</text:p>
          </table:table-cell>
          <table:table-cell office:value-type="float" office:value="0.129928398664316" calcext:value-type="float">
            <text:p>0.1299283987</text:p>
          </table:table-cell>
          <table:table-cell office:value-type="float" office:value="0.306729084911251" calcext:value-type="float">
            <text:p>0.3067290849</text:p>
          </table:table-cell>
          <table:table-cell office:value-type="float" office:value="352.050836788943" calcext:value-type="float">
            <text:p>352.0508367889</text:p>
          </table:table-cell>
        </table:table-row>
        <table:table-row table:style-name="ro1">
          <table:table-cell office:value-type="float" office:value="77.0196847360139" calcext:value-type="float">
            <text:p>77.019684736</text:p>
          </table:table-cell>
          <table:table-cell office:value-type="float" office:value="13.5700428723387" calcext:value-type="float">
            <text:p>13.5700428723</text:p>
          </table:table-cell>
          <table:table-cell office:value-type="float" office:value="2.15455747379799" calcext:value-type="float">
            <text:p>2.1545574738</text:p>
          </table:table-cell>
          <table:table-cell office:value-type="float" office:value="254.459373826568" calcext:value-type="float">
            <text:p>254.4593738266</text:p>
          </table:table-cell>
          <table:table-cell office:value-type="float" office:value="0.974877080208643" calcext:value-type="float">
            <text:p>0.9748770802</text:p>
          </table:table-cell>
          <table:table-cell office:value-type="float" office:value="10.2761336421173" calcext:value-type="float">
            <text:p>10.2761336421</text:p>
          </table:table-cell>
          <table:table-cell office:value-type="float" office:value="1.75074076393078" calcext:value-type="float">
            <text:p>1.7507407639</text:p>
          </table:table-cell>
          <table:table-cell office:value-type="float" office:value="0.129928398664316" calcext:value-type="float">
            <text:p>0.1299283987</text:p>
          </table:table-cell>
          <table:table-cell office:value-type="float" office:value="0.306729084911251" calcext:value-type="float">
            <text:p>0.3067290849</text:p>
          </table:table-cell>
          <table:table-cell office:value-type="float" office:value="352.062242720104" calcext:value-type="float">
            <text:p>352.0622427201</text:p>
          </table:table-cell>
        </table:table-row>
        <table:table-row table:style-name="ro1">
          <table:table-cell office:value-type="float" office:value="77.2181061126056" calcext:value-type="float">
            <text:p>77.2181061126</text:p>
          </table:table-cell>
          <table:table-cell office:value-type="float" office:value="14.0659798715489" calcext:value-type="float">
            <text:p>14.0659798715</text:p>
          </table:table-cell>
          <table:table-cell office:value-type="float" office:value="2.35956659954721" calcext:value-type="float">
            <text:p>2.3595665995</text:p>
          </table:table-cell>
          <table:table-cell office:value-type="float" office:value="252.955310825778" calcext:value-type="float">
            <text:p>252.9553108258</text:p>
          </table:table-cell>
          <table:table-cell office:value-type="float" office:value="0.47081407941889" calcext:value-type="float">
            <text:p>0.4708140794</text:p>
          </table:table-cell>
          <table:table-cell office:value-type="float" office:value="9.7720706413276" calcext:value-type="float">
            <text:p>9.7720706413</text:p>
          </table:table-cell>
          <table:table-cell office:value-type="float" office:value="1.74542838587801" calcext:value-type="float">
            <text:p>1.7454283859</text:p>
          </table:table-cell>
          <table:table-cell office:value-type="float" office:value="0.16125476523162" calcext:value-type="float">
            <text:p>0.1612547652</text:p>
          </table:table-cell>
          <table:table-cell office:value-type="float" office:value="0.309465859439891" calcext:value-type="float">
            <text:p>0.3094658594</text:p>
          </table:table-cell>
          <table:table-cell office:value-type="float" office:value="352.067179568604" calcext:value-type="float">
            <text:p>352.0671795686</text:p>
          </table:table-cell>
        </table:table-row>
        <table:table-row table:style-name="ro1">
          <table:table-cell office:value-type="float" office:value="76.9352563522145" calcext:value-type="float">
            <text:p>76.9352563522</text:p>
          </table:table-cell>
          <table:table-cell office:value-type="float" office:value="13.4856144885394" calcext:value-type="float">
            <text:p>13.4856144885</text:p>
          </table:table-cell>
          <table:table-cell office:value-type="float" office:value="2.41115942074093" calcext:value-type="float">
            <text:p>2.4111594207</text:p>
          </table:table-cell>
          <table:table-cell office:value-type="float" office:value="253.374945442768" calcext:value-type="float">
            <text:p>253.3749454428</text:p>
          </table:table-cell>
          <table:table-cell office:value-type="float" office:value="0.890448696409323" calcext:value-type="float">
            <text:p>0.8904486964</text:p>
          </table:table-cell>
          <table:table-cell office:value-type="float" office:value="10.191705258318" calcext:value-type="float">
            <text:p>10.1917052583</text:p>
          </table:table-cell>
          <table:table-cell office:value-type="float" office:value="1.74032264362635" calcext:value-type="float">
            <text:p>1.7403226436</text:p>
          </table:table-cell>
          <table:table-cell office:value-type="float" office:value="0.164335391702618" calcext:value-type="float">
            <text:p>0.1643353917</text:p>
          </table:table-cell>
          <table:table-cell office:value-type="float" office:value="0.292644388310891" calcext:value-type="float">
            <text:p>0.2926443883</text:p>
          </table:table-cell>
          <table:table-cell office:value-type="float" office:value="352.069336198476" calcext:value-type="float">
            <text:p>352.0693361985</text:p>
          </table:table-cell>
        </table:table-row>
        <table:table-row table:style-name="ro1">
          <table:table-cell office:value-type="float" office:value="77.667191162042" calcext:value-type="float">
            <text:p>77.667191162</text:p>
          </table:table-cell>
          <table:table-cell office:value-type="float" office:value="14.2175492983668" calcext:value-type="float">
            <text:p>14.2175492984</text:p>
          </table:table-cell>
          <table:table-cell office:value-type="float" office:value="1.16717592543198" calcext:value-type="float">
            <text:p>1.1671759254</text:p>
          </table:table-cell>
          <table:table-cell office:value-type="float" office:value="254.106880252596" calcext:value-type="float">
            <text:p>254.1068802526</text:p>
          </table:table-cell>
          <table:table-cell office:value-type="float" office:value="0.400161284014558" calcext:value-type="float">
            <text:p>0.400161284</text:p>
          </table:table-cell>
          <table:table-cell office:value-type="float" office:value="10.9236400681455" calcext:value-type="float">
            <text:p>10.9236400681</text:p>
          </table:table-cell>
          <table:table-cell office:value-type="float" office:value="1.73421898628752" calcext:value-type="float">
            <text:p>1.7342189863</text:p>
          </table:table-cell>
          <table:table-cell office:value-type="float" office:value="0.169341819140821" calcext:value-type="float">
            <text:p>0.1693418191</text:p>
          </table:table-cell>
          <table:table-cell office:value-type="float" office:value="0.294909731320177" calcext:value-type="float">
            <text:p>0.2949097313</text:p>
          </table:table-cell>
          <table:table-cell office:value-type="float" office:value="352.070185990429" calcext:value-type="float">
            <text:p>352.0701859904</text:p>
          </table:table-cell>
        </table:table-row>
        <table:table-row table:style-name="ro1">
          <table:table-cell office:value-type="float" office:value="77.0196847360139" calcext:value-type="float">
            <text:p>77.019684736</text:p>
          </table:table-cell>
          <table:table-cell office:value-type="float" office:value="13.5700428723387" calcext:value-type="float">
            <text:p>13.5700428723</text:p>
          </table:table-cell>
          <table:table-cell office:value-type="float" office:value="2.15455747379799" calcext:value-type="float">
            <text:p>2.1545574738</text:p>
          </table:table-cell>
          <table:table-cell office:value-type="float" office:value="253.459373826568" calcext:value-type="float">
            <text:p>253.4593738266</text:p>
          </table:table-cell>
          <table:table-cell office:value-type="float" office:value="0.974877080208643" calcext:value-type="float">
            <text:p>0.9748770802</text:p>
          </table:table-cell>
          <table:table-cell office:value-type="float" office:value="11.2761336421173" calcext:value-type="float">
            <text:p>11.2761336421</text:p>
          </table:table-cell>
          <table:table-cell office:value-type="float" office:value="1.75074076393078" calcext:value-type="float">
            <text:p>1.7507407639</text:p>
          </table:table-cell>
          <table:table-cell office:value-type="float" office:value="0.129928398664316" calcext:value-type="float">
            <text:p>0.1299283987</text:p>
          </table:table-cell>
          <table:table-cell office:value-type="float" office:value="0.306729084911251" calcext:value-type="float">
            <text:p>0.3067290849</text:p>
          </table:table-cell>
          <table:table-cell office:value-type="float" office:value="352.074971769467" calcext:value-type="float">
            <text:p>352.0749717695</text:p>
          </table:table-cell>
        </table:table-row>
        <table:table-row table:style-name="ro1">
          <table:table-cell office:value-type="float" office:value="76.9684060809215" calcext:value-type="float">
            <text:p>76.9684060809</text:p>
          </table:table-cell>
          <table:table-cell office:value-type="float" office:value="13.3375418426083" calcext:value-type="float">
            <text:p>13.3375418426</text:p>
          </table:table-cell>
          <table:table-cell office:value-type="float" office:value="2.14492219962655" calcext:value-type="float">
            <text:p>2.1449221996</text:p>
          </table:table-cell>
          <table:table-cell office:value-type="float" office:value="253.226872796837" calcext:value-type="float">
            <text:p>253.2268727968</text:p>
          </table:table-cell>
          <table:table-cell office:value-type="float" office:value="0.742376050478264" calcext:value-type="float">
            <text:p>0.7423760505</text:p>
          </table:table-cell>
          <table:table-cell office:value-type="float" office:value="10.043632612387" calcext:value-type="float">
            <text:p>10.0436326124</text:p>
          </table:table-cell>
          <table:table-cell office:value-type="float" office:value="1.73541382653914" calcext:value-type="float">
            <text:p>1.7354138265</text:p>
          </table:table-cell>
          <table:table-cell office:value-type="float" office:value="0.174081501571084" calcext:value-type="float">
            <text:p>0.1740815016</text:p>
          </table:table-cell>
          <table:table-cell office:value-type="float" office:value="0.303642733790042" calcext:value-type="float">
            <text:p>0.3036427338</text:p>
          </table:table-cell>
          <table:table-cell office:value-type="float" office:value="352.082291647676" calcext:value-type="float">
            <text:p>352.0822916477</text:p>
          </table:table-cell>
        </table:table-row>
        <table:table-row table:style-name="ro1">
          <table:table-cell office:value-type="float" office:value="77.0196847360139" calcext:value-type="float">
            <text:p>77.019684736</text:p>
          </table:table-cell>
          <table:table-cell office:value-type="float" office:value="13.5700428723387" calcext:value-type="float">
            <text:p>13.5700428723</text:p>
          </table:table-cell>
          <table:table-cell office:value-type="float" office:value="2.15455747379799" calcext:value-type="float">
            <text:p>2.1545574738</text:p>
          </table:table-cell>
          <table:table-cell office:value-type="float" office:value="253.459373826568" calcext:value-type="float">
            <text:p>253.4593738266</text:p>
          </table:table-cell>
          <table:table-cell office:value-type="float" office:value="1.97487708020864" calcext:value-type="float">
            <text:p>1.9748770802</text:p>
          </table:table-cell>
          <table:table-cell office:value-type="float" office:value="10.2761336421173" calcext:value-type="float">
            <text:p>10.2761336421</text:p>
          </table:table-cell>
          <table:table-cell office:value-type="float" office:value="1.75074076393078" calcext:value-type="float">
            <text:p>1.7507407639</text:p>
          </table:table-cell>
          <table:table-cell office:value-type="float" office:value="0.129928398664316" calcext:value-type="float">
            <text:p>0.1299283987</text:p>
          </table:table-cell>
          <table:table-cell office:value-type="float" office:value="0.306729084911251" calcext:value-type="float">
            <text:p>0.3067290849</text:p>
          </table:table-cell>
          <table:table-cell office:value-type="float" office:value="352.09238403182" calcext:value-type="float">
            <text:p>352.0923840318</text:p>
          </table:table-cell>
        </table:table-row>
        <table:table-row table:style-name="ro1">
          <table:table-cell office:value-type="float" office:value="77.3445680959291" calcext:value-type="float">
            <text:p>77.3445680959</text:p>
          </table:table-cell>
          <table:table-cell office:value-type="float" office:value="13.3158986449959" calcext:value-type="float">
            <text:p>13.315898645</text:p>
          </table:table-cell>
          <table:table-cell office:value-type="float" office:value="1.91538386407786" calcext:value-type="float">
            <text:p>1.9153838641</text:p>
          </table:table-cell>
          <table:table-cell office:value-type="float" office:value="253.205229599225" calcext:value-type="float">
            <text:p>253.2052295992</text:p>
          </table:table-cell>
          <table:table-cell office:value-type="float" office:value="0.720732852865861" calcext:value-type="float">
            <text:p>0.7207328529</text:p>
          </table:table-cell>
          <table:table-cell office:value-type="float" office:value="10.0219894147746" calcext:value-type="float">
            <text:p>10.0219894148</text:p>
          </table:table-cell>
          <table:table-cell office:value-type="float" office:value="1.75016149449634" calcext:value-type="float">
            <text:p>1.7501614945</text:p>
          </table:table-cell>
          <table:table-cell office:value-type="float" office:value="0.173537146385232" calcext:value-type="float">
            <text:p>0.1735371464</text:p>
          </table:table-cell>
          <table:table-cell office:value-type="float" office:value="0.308187372150194" calcext:value-type="float">
            <text:p>0.3081873722</text:p>
          </table:table-cell>
          <table:table-cell office:value-type="float" office:value="352.099075093802" calcext:value-type="float">
            <text:p>352.0990750938</text:p>
          </table:table-cell>
        </table:table-row>
        <table:table-row table:style-name="ro1">
          <table:table-cell office:value-type="float" office:value="77.5016266373487" calcext:value-type="float">
            <text:p>77.5016266373</text:p>
          </table:table-cell>
          <table:table-cell office:value-type="float" office:value="14.0519847736735" calcext:value-type="float">
            <text:p>14.0519847737</text:p>
          </table:table-cell>
          <table:table-cell office:value-type="float" office:value="2.10037683283747" calcext:value-type="float">
            <text:p>2.1003768328</text:p>
          </table:table-cell>
          <table:table-cell office:value-type="float" office:value="253.941315727902" calcext:value-type="float">
            <text:p>253.9413157279</text:p>
          </table:table-cell>
          <table:table-cell office:value-type="float" office:value="0.234596759321287" calcext:value-type="float">
            <text:p>0.2345967593</text:p>
          </table:table-cell>
          <table:table-cell office:value-type="float" office:value="10.7580755434522" calcext:value-type="float">
            <text:p>10.7580755435</text:p>
          </table:table-cell>
          <table:table-cell office:value-type="float" office:value="1.74992427509132" calcext:value-type="float">
            <text:p>1.7499242751</text:p>
          </table:table-cell>
          <table:table-cell office:value-type="float" office:value="0.187341134683967" calcext:value-type="float">
            <text:p>0.1873411347</text:p>
          </table:table-cell>
          <table:table-cell office:value-type="float" office:value="0.298141686322954" calcext:value-type="float">
            <text:p>0.2981416863</text:p>
          </table:table-cell>
          <table:table-cell office:value-type="float" office:value="352.099295093097" calcext:value-type="float">
            <text:p>352.0992950931</text:p>
          </table:table-cell>
        </table:table-row>
        <table:table-row table:style-name="ro1">
          <table:table-cell office:value-type="float" office:value="76.7998727127751" calcext:value-type="float">
            <text:p>76.7998727128</text:p>
          </table:table-cell>
          <table:table-cell office:value-type="float" office:value="13.3502308490999" calcext:value-type="float">
            <text:p>13.3502308491</text:p>
          </table:table-cell>
          <table:table-cell office:value-type="float" office:value="2.27577578130152" calcext:value-type="float">
            <text:p>2.2757757813</text:p>
          </table:table-cell>
          <table:table-cell office:value-type="float" office:value="253.239561803329" calcext:value-type="float">
            <text:p>253.2395618033</text:p>
          </table:table-cell>
          <table:table-cell office:value-type="float" office:value="0.755065056969908" calcext:value-type="float">
            <text:p>0.755065057</text:p>
          </table:table-cell>
          <table:table-cell office:value-type="float" office:value="10.0563216188786" calcext:value-type="float">
            <text:p>10.0563216189</text:p>
          </table:table-cell>
          <table:table-cell office:value-type="float" office:value="1.74928063133438" calcext:value-type="float">
            <text:p>1.7492806313</text:p>
          </table:table-cell>
          <table:table-cell office:value-type="float" office:value="0.175171963859803" calcext:value-type="float">
            <text:p>0.1751719639</text:p>
          </table:table-cell>
          <table:table-cell office:value-type="float" office:value="0.307563871215813" calcext:value-type="float">
            <text:p>0.3075638712</text:p>
          </table:table-cell>
          <table:table-cell office:value-type="float" office:value="352.106883728351" calcext:value-type="float">
            <text:p>352.1068837284</text:p>
          </table:table-cell>
        </table:table-row>
        <table:table-row table:style-name="ro1">
          <table:table-cell office:value-type="float" office:value="76.7998727127751" calcext:value-type="float">
            <text:p>76.7998727128</text:p>
          </table:table-cell>
          <table:table-cell office:value-type="float" office:value="13.3502308490999" calcext:value-type="float">
            <text:p>13.3502308491</text:p>
          </table:table-cell>
          <table:table-cell office:value-type="float" office:value="2.27577578130152" calcext:value-type="float">
            <text:p>2.2757757813</text:p>
          </table:table-cell>
          <table:table-cell office:value-type="float" office:value="253.239561803329" calcext:value-type="float">
            <text:p>253.2395618033</text:p>
          </table:table-cell>
          <table:table-cell office:value-type="float" office:value="0.755065056969908" calcext:value-type="float">
            <text:p>0.755065057</text:p>
          </table:table-cell>
          <table:table-cell office:value-type="float" office:value="10.0563216188786" calcext:value-type="float">
            <text:p>10.0563216189</text:p>
          </table:table-cell>
          <table:table-cell office:value-type="float" office:value="1.74928063133438" calcext:value-type="float">
            <text:p>1.7492806313</text:p>
          </table:table-cell>
          <table:table-cell office:value-type="float" office:value="0.175171963859803" calcext:value-type="float">
            <text:p>0.1751719639</text:p>
          </table:table-cell>
          <table:table-cell office:value-type="float" office:value="0.307563871215813" calcext:value-type="float">
            <text:p>0.3075638712</text:p>
          </table:table-cell>
          <table:table-cell office:value-type="float" office:value="352.108698394058" calcext:value-type="float">
            <text:p>352.1086983941</text:p>
          </table:table-cell>
        </table:table-row>
        <table:table-row table:style-name="ro1">
          <table:table-cell office:value-type="float" office:value="76.7998727127751" calcext:value-type="float">
            <text:p>76.7998727128</text:p>
          </table:table-cell>
          <table:table-cell office:value-type="float" office:value="13.3502308490999" calcext:value-type="float">
            <text:p>13.3502308491</text:p>
          </table:table-cell>
          <table:table-cell office:value-type="float" office:value="2.27577578130152" calcext:value-type="float">
            <text:p>2.2757757813</text:p>
          </table:table-cell>
          <table:table-cell office:value-type="float" office:value="254.239561803329" calcext:value-type="float">
            <text:p>254.2395618033</text:p>
          </table:table-cell>
          <table:table-cell office:value-type="float" office:value="0.755065056969908" calcext:value-type="float">
            <text:p>0.755065057</text:p>
          </table:table-cell>
          <table:table-cell office:value-type="float" office:value="10.0563216188786" calcext:value-type="float">
            <text:p>10.0563216189</text:p>
          </table:table-cell>
          <table:table-cell office:value-type="float" office:value="1.74928063133438" calcext:value-type="float">
            <text:p>1.7492806313</text:p>
          </table:table-cell>
          <table:table-cell office:value-type="float" office:value="0.175171963859803" calcext:value-type="float">
            <text:p>0.1751719639</text:p>
          </table:table-cell>
          <table:table-cell office:value-type="float" office:value="0.307563871215813" calcext:value-type="float">
            <text:p>0.3075638712</text:p>
          </table:table-cell>
          <table:table-cell office:value-type="float" office:value="352.118073388036" calcext:value-type="float">
            <text:p>352.118073388</text:p>
          </table:table-cell>
        </table:table-row>
        <table:table-row table:style-name="ro1">
          <table:table-cell office:value-type="float" office:value="76.7998727127751" calcext:value-type="float">
            <text:p>76.7998727128</text:p>
          </table:table-cell>
          <table:table-cell office:value-type="float" office:value="13.3502308490999" calcext:value-type="float">
            <text:p>13.3502308491</text:p>
          </table:table-cell>
          <table:table-cell office:value-type="float" office:value="2.27577578130152" calcext:value-type="float">
            <text:p>2.2757757813</text:p>
          </table:table-cell>
          <table:table-cell office:value-type="float" office:value="253.239561803329" calcext:value-type="float">
            <text:p>253.2395618033</text:p>
          </table:table-cell>
          <table:table-cell office:value-type="float" office:value="0.755065056969908" calcext:value-type="float">
            <text:p>0.755065057</text:p>
          </table:table-cell>
          <table:table-cell office:value-type="float" office:value="11.0563216188786" calcext:value-type="float">
            <text:p>11.0563216189</text:p>
          </table:table-cell>
          <table:table-cell office:value-type="float" office:value="1.74928063133438" calcext:value-type="float">
            <text:p>1.7492806313</text:p>
          </table:table-cell>
          <table:table-cell office:value-type="float" office:value="0.175171963859803" calcext:value-type="float">
            <text:p>0.1751719639</text:p>
          </table:table-cell>
          <table:table-cell office:value-type="float" office:value="0.307563871215813" calcext:value-type="float">
            <text:p>0.3075638712</text:p>
          </table:table-cell>
          <table:table-cell office:value-type="float" office:value="352.125574874913" calcext:value-type="float">
            <text:p>352.1255748749</text:p>
          </table:table-cell>
        </table:table-row>
        <table:table-row table:style-name="ro1">
          <table:table-cell office:value-type="float" office:value="76.9531915004121" calcext:value-type="float">
            <text:p>76.9531915004</text:p>
          </table:table-cell>
          <table:table-cell office:value-type="float" office:value="13.5035496367369" calcext:value-type="float">
            <text:p>13.5035496367</text:p>
          </table:table-cell>
          <table:table-cell office:value-type="float" office:value="2.42909456893844" calcext:value-type="float">
            <text:p>2.4290945689</text:p>
          </table:table-cell>
          <table:table-cell office:value-type="float" office:value="253.392880590966" calcext:value-type="float">
            <text:p>253.392880591</text:p>
          </table:table-cell>
          <table:table-cell office:value-type="float" office:value="0.908383844606835" calcext:value-type="float">
            <text:p>0.9083838446</text:p>
          </table:table-cell>
          <table:table-cell office:value-type="float" office:value="10.2096404065155" calcext:value-type="float">
            <text:p>10.2096404065</text:p>
          </table:table-cell>
          <table:table-cell office:value-type="float" office:value="1.73672968593817" calcext:value-type="float">
            <text:p>1.7367296859</text:p>
          </table:table-cell>
          <table:table-cell office:value-type="float" office:value="0.155076524766083" calcext:value-type="float">
            <text:p>0.1550765248</text:p>
          </table:table-cell>
          <table:table-cell office:value-type="float" office:value="0.305052192314194" calcext:value-type="float">
            <text:p>0.3050521923</text:p>
          </table:table-cell>
          <table:table-cell office:value-type="float" office:value="352.13083213156" calcext:value-type="float">
            <text:p>352.1308321316</text:p>
          </table:table-cell>
        </table:table-row>
        <table:table-row table:style-name="ro1">
          <table:table-cell office:value-type="float" office:value="76.7998727127751" calcext:value-type="float">
            <text:p>76.7998727128</text:p>
          </table:table-cell>
          <table:table-cell office:value-type="float" office:value="13.3502308490999" calcext:value-type="float">
            <text:p>13.3502308491</text:p>
          </table:table-cell>
          <table:table-cell office:value-type="float" office:value="2.27577578130152" calcext:value-type="float">
            <text:p>2.2757757813</text:p>
          </table:table-cell>
          <table:table-cell office:value-type="float" office:value="253.239561803329" calcext:value-type="float">
            <text:p>253.2395618033</text:p>
          </table:table-cell>
          <table:table-cell office:value-type="float" office:value="1.75506505696991" calcext:value-type="float">
            <text:p>1.755065057</text:p>
          </table:table-cell>
          <table:table-cell office:value-type="float" office:value="10.0563216188786" calcext:value-type="float">
            <text:p>10.0563216189</text:p>
          </table:table-cell>
          <table:table-cell office:value-type="float" office:value="1.74928063133438" calcext:value-type="float">
            <text:p>1.7492806313</text:p>
          </table:table-cell>
          <table:table-cell office:value-type="float" office:value="0.175171963859803" calcext:value-type="float">
            <text:p>0.1751719639</text:p>
          </table:table-cell>
          <table:table-cell office:value-type="float" office:value="0.307563871215813" calcext:value-type="float">
            <text:p>0.3075638712</text:p>
          </table:table-cell>
          <table:table-cell office:value-type="float" office:value="352.162358814411" calcext:value-type="float">
            <text:p>352.1623588144</text:p>
          </table:table-cell>
        </table:table-row>
        <table:table-row table:style-name="ro1">
          <table:table-cell office:value-type="float" office:value="77.040846485654" calcext:value-type="float">
            <text:p>77.0408464857</text:p>
          </table:table-cell>
          <table:table-cell office:value-type="float" office:value="13.8887202445972" calcext:value-type="float">
            <text:p>13.8887202446</text:p>
          </table:table-cell>
          <table:table-cell office:value-type="float" office:value="2.28213931522623" calcext:value-type="float">
            <text:p>2.2821393152</text:p>
          </table:table-cell>
          <table:table-cell office:value-type="float" office:value="252.778051198826" calcext:value-type="float">
            <text:p>252.7780511988</text:p>
          </table:table-cell>
          <table:table-cell office:value-type="float" office:value="0.293554452467213" calcext:value-type="float">
            <text:p>0.2935544525</text:p>
          </table:table-cell>
          <table:table-cell office:value-type="float" office:value="9.59481101437592" calcext:value-type="float">
            <text:p>9.5948110144</text:p>
          </table:table-cell>
          <table:table-cell office:value-type="float" office:value="1.75524878351887" calcext:value-type="float">
            <text:p>1.7552487835</text:p>
          </table:table-cell>
          <table:table-cell office:value-type="float" office:value="0.199959751576963" calcext:value-type="float">
            <text:p>0.1999597516</text:p>
          </table:table-cell>
          <table:table-cell office:value-type="float" office:value="0.312569165140382" calcext:value-type="float">
            <text:p>0.3125691651</text:p>
          </table:table-cell>
          <table:table-cell office:value-type="float" office:value="352.19100851085" calcext:value-type="float">
            <text:p>352.1910085109</text:p>
          </table:table-cell>
        </table:table-row>
        <table:table-row table:style-name="ro1">
          <table:table-cell office:value-type="float" office:value="77.3685176551191" calcext:value-type="float">
            <text:p>77.3685176551</text:p>
          </table:table-cell>
          <table:table-cell office:value-type="float" office:value="13.2163914140624" calcext:value-type="float">
            <text:p>13.2163914141</text:p>
          </table:table-cell>
          <table:table-cell office:value-type="float" office:value="2.50997814206066" calcext:value-type="float">
            <text:p>2.5099781421</text:p>
          </table:table-cell>
          <table:table-cell office:value-type="float" office:value="253.105722368291" calcext:value-type="float">
            <text:p>253.1057223683</text:p>
          </table:table-cell>
          <table:table-cell office:value-type="float" office:value="0.621225621932335" calcext:value-type="float">
            <text:p>0.6212256219</text:p>
          </table:table-cell>
          <table:table-cell office:value-type="float" office:value="9.92248218384104" calcext:value-type="float">
            <text:p>9.9224821838</text:p>
          </table:table-cell>
          <table:table-cell office:value-type="float" office:value="1.75693893507984" calcext:value-type="float">
            <text:p>1.7569389351</text:p>
          </table:table-cell>
          <table:table-cell office:value-type="float" office:value="0.146098873687526" calcext:value-type="float">
            <text:p>0.1460988737</text:p>
          </table:table-cell>
          <table:table-cell office:value-type="float" office:value="0.306719299912328" calcext:value-type="float">
            <text:p>0.3067192999</text:p>
          </table:table-cell>
          <table:table-cell office:value-type="float" office:value="352.205197140696" calcext:value-type="float">
            <text:p>352.2051971407</text:p>
          </table:table-cell>
        </table:table-row>
        <table:table-row table:style-name="ro1">
          <table:table-cell office:value-type="float" office:value="77.2181061126056" calcext:value-type="float">
            <text:p>77.2181061126</text:p>
          </table:table-cell>
          <table:table-cell office:value-type="float" office:value="13.0659798715489" calcext:value-type="float">
            <text:p>13.0659798715</text:p>
          </table:table-cell>
          <table:table-cell office:value-type="float" office:value="2.35956659954721" calcext:value-type="float">
            <text:p>2.3595665995</text:p>
          </table:table-cell>
          <table:table-cell office:value-type="float" office:value="252.955310825778" calcext:value-type="float">
            <text:p>252.9553108258</text:p>
          </table:table-cell>
          <table:table-cell office:value-type="float" office:value="0.47081407941889" calcext:value-type="float">
            <text:p>0.4708140794</text:p>
          </table:table-cell>
          <table:table-cell office:value-type="float" office:value="9.7720706413276" calcext:value-type="float">
            <text:p>9.7720706413</text:p>
          </table:table-cell>
          <table:table-cell office:value-type="float" office:value="1.74542838587801" calcext:value-type="float">
            <text:p>1.7454283859</text:p>
          </table:table-cell>
          <table:table-cell office:value-type="float" office:value="0.16125476523162" calcext:value-type="float">
            <text:p>0.1612547652</text:p>
          </table:table-cell>
          <table:table-cell office:value-type="float" office:value="0.309465859439891" calcext:value-type="float">
            <text:p>0.3094658594</text:p>
          </table:table-cell>
          <table:table-cell office:value-type="float" office:value="352.209799117546" calcext:value-type="float">
            <text:p>352.2097991175</text:p>
          </table:table-cell>
        </table:table-row>
        <table:table-row table:style-name="ro1">
          <table:table-cell office:value-type="float" office:value="77.2181061126056" calcext:value-type="float">
            <text:p>77.2181061126</text:p>
          </table:table-cell>
          <table:table-cell office:value-type="float" office:value="13.0659798715489" calcext:value-type="float">
            <text:p>13.0659798715</text:p>
          </table:table-cell>
          <table:table-cell office:value-type="float" office:value="2.35956659954721" calcext:value-type="float">
            <text:p>2.3595665995</text:p>
          </table:table-cell>
          <table:table-cell office:value-type="float" office:value="252.955310825778" calcext:value-type="float">
            <text:p>252.9553108258</text:p>
          </table:table-cell>
          <table:table-cell office:value-type="float" office:value="0.47081407941889" calcext:value-type="float">
            <text:p>0.4708140794</text:p>
          </table:table-cell>
          <table:table-cell office:value-type="float" office:value="9.7720706413276" calcext:value-type="float">
            <text:p>9.7720706413</text:p>
          </table:table-cell>
          <table:table-cell office:value-type="float" office:value="1.74542838587801" calcext:value-type="float">
            <text:p>1.7454283859</text:p>
          </table:table-cell>
          <table:table-cell office:value-type="float" office:value="0.16125476523162" calcext:value-type="float">
            <text:p>0.1612547652</text:p>
          </table:table-cell>
          <table:table-cell office:value-type="float" office:value="0.309465859439891" calcext:value-type="float">
            <text:p>0.3094658594</text:p>
          </table:table-cell>
          <table:table-cell office:value-type="float" office:value="352.209799117546" calcext:value-type="float">
            <text:p>352.2097991175</text:p>
          </table:table-cell>
        </table:table-row>
        <table:table-row table:style-name="ro1">
          <table:table-cell office:value-type="float" office:value="77.2181061126056" calcext:value-type="float">
            <text:p>77.2181061126</text:p>
          </table:table-cell>
          <table:table-cell office:value-type="float" office:value="13.0659798715489" calcext:value-type="float">
            <text:p>13.0659798715</text:p>
          </table:table-cell>
          <table:table-cell office:value-type="float" office:value="2.35956659954721" calcext:value-type="float">
            <text:p>2.3595665995</text:p>
          </table:table-cell>
          <table:table-cell office:value-type="float" office:value="253.955310825778" calcext:value-type="float">
            <text:p>253.9553108258</text:p>
          </table:table-cell>
          <table:table-cell office:value-type="float" office:value="0.47081407941889" calcext:value-type="float">
            <text:p>0.4708140794</text:p>
          </table:table-cell>
          <table:table-cell office:value-type="float" office:value="9.7720706413276" calcext:value-type="float">
            <text:p>9.7720706413</text:p>
          </table:table-cell>
          <table:table-cell office:value-type="float" office:value="1.74542838587801" calcext:value-type="float">
            <text:p>1.7454283859</text:p>
          </table:table-cell>
          <table:table-cell office:value-type="float" office:value="0.16125476523162" calcext:value-type="float">
            <text:p>0.1612547652</text:p>
          </table:table-cell>
          <table:table-cell office:value-type="float" office:value="0.309465859439891" calcext:value-type="float">
            <text:p>0.3094658594</text:p>
          </table:table-cell>
          <table:table-cell office:value-type="float" office:value="352.219869051943" calcext:value-type="float">
            <text:p>352.2198690519</text:p>
          </table:table-cell>
        </table:table-row>
        <table:table-row table:style-name="ro1">
          <table:table-cell office:value-type="float" office:value="77.2976961256968" calcext:value-type="float">
            <text:p>77.2976961257</text:p>
          </table:table-cell>
          <table:table-cell office:value-type="float" office:value="13.1455698846401" calcext:value-type="float">
            <text:p>13.1455698846</text:p>
          </table:table-cell>
          <table:table-cell office:value-type="float" office:value="1.86546357804002" calcext:value-type="float">
            <text:p>1.865463578</text:p>
          </table:table-cell>
          <table:table-cell office:value-type="float" office:value="253.034900838869" calcext:value-type="float">
            <text:p>253.0349008389</text:p>
          </table:table-cell>
          <table:table-cell office:value-type="float" office:value="0.550404092510081" calcext:value-type="float">
            <text:p>0.5504040925</text:p>
          </table:table-cell>
          <table:table-cell office:value-type="float" office:value="9.85166065441879" calcext:value-type="float">
            <text:p>9.8516606544</text:p>
          </table:table-cell>
          <table:table-cell office:value-type="float" office:value="1.75399340623819" calcext:value-type="float">
            <text:p>1.7539934062</text:p>
          </table:table-cell>
          <table:table-cell office:value-type="float" office:value="0.168366408674566" calcext:value-type="float">
            <text:p>0.1683664087</text:p>
          </table:table-cell>
          <table:table-cell office:value-type="float" office:value="0.311925742373731" calcext:value-type="float">
            <text:p>0.3119257424</text:p>
          </table:table-cell>
          <table:table-cell office:value-type="float" office:value="352.2227959469" calcext:value-type="float">
            <text:p>352.2227959469</text:p>
          </table:table-cell>
        </table:table-row>
        <table:table-row table:style-name="ro1">
          <table:table-cell office:value-type="float" office:value="77.2181061126056" calcext:value-type="float">
            <text:p>77.2181061126</text:p>
          </table:table-cell>
          <table:table-cell office:value-type="float" office:value="13.0659798715489" calcext:value-type="float">
            <text:p>13.0659798715</text:p>
          </table:table-cell>
          <table:table-cell office:value-type="float" office:value="2.35956659954721" calcext:value-type="float">
            <text:p>2.3595665995</text:p>
          </table:table-cell>
          <table:table-cell office:value-type="float" office:value="252.955310825778" calcext:value-type="float">
            <text:p>252.9553108258</text:p>
          </table:table-cell>
          <table:table-cell office:value-type="float" office:value="0.47081407941889" calcext:value-type="float">
            <text:p>0.4708140794</text:p>
          </table:table-cell>
          <table:table-cell office:value-type="float" office:value="10.7720706413276" calcext:value-type="float">
            <text:p>10.7720706413</text:p>
          </table:table-cell>
          <table:table-cell office:value-type="float" office:value="1.74542838587801" calcext:value-type="float">
            <text:p>1.7454283859</text:p>
          </table:table-cell>
          <table:table-cell office:value-type="float" office:value="0.16125476523162" calcext:value-type="float">
            <text:p>0.1612547652</text:p>
          </table:table-cell>
          <table:table-cell office:value-type="float" office:value="0.309465859439891" calcext:value-type="float">
            <text:p>0.3094658594</text:p>
          </table:table-cell>
          <table:table-cell office:value-type="float" office:value="352.231093512544" calcext:value-type="float">
            <text:p>352.2310935125</text:p>
          </table:table-cell>
        </table:table-row>
        <table:table-row table:style-name="ro1">
          <table:table-cell office:value-type="float" office:value="77.0697359482571" calcext:value-type="float">
            <text:p>77.0697359483</text:p>
          </table:table-cell>
          <table:table-cell office:value-type="float" office:value="13.6200940845819" calcext:value-type="float">
            <text:p>13.6200940846</text:p>
          </table:table-cell>
          <table:table-cell office:value-type="float" office:value="2.05181185628966" calcext:value-type="float">
            <text:p>2.0518118563</text:p>
          </table:table-cell>
          <table:table-cell office:value-type="float" office:value="253.509425038811" calcext:value-type="float">
            <text:p>253.5094250388</text:p>
          </table:table-cell>
          <table:table-cell office:value-type="float" office:value="1.02492829245188" calcext:value-type="float">
            <text:p>1.0249282925</text:p>
          </table:table-cell>
          <table:table-cell office:value-type="float" office:value="10.3261848543606" calcext:value-type="float">
            <text:p>10.3261848544</text:p>
          </table:table-cell>
          <table:table-cell office:value-type="float" office:value="1.75510464666259" calcext:value-type="float">
            <text:p>1.7551046467</text:p>
          </table:table-cell>
          <table:table-cell office:value-type="float" office:value="0.0882110797037563" calcext:value-type="float">
            <text:p>0.0882110797</text:p>
          </table:table-cell>
          <table:table-cell office:value-type="float" office:value="0.308219849182917" calcext:value-type="float">
            <text:p>0.3082198492</text:p>
          </table:table-cell>
          <table:table-cell office:value-type="float" office:value="352.23353742719" calcext:value-type="float">
            <text:p>352.2335374272</text:p>
          </table:table-cell>
        </table:table-row>
        <table:table-row table:style-name="ro1">
          <table:table-cell office:value-type="float" office:value="77.1283674583165" calcext:value-type="float">
            <text:p>77.1283674583</text:p>
          </table:table-cell>
          <table:table-cell office:value-type="float" office:value="12.9762412172598" calcext:value-type="float">
            <text:p>12.9762412173</text:p>
          </table:table-cell>
          <table:table-cell office:value-type="float" office:value="2.3696602878888" calcext:value-type="float">
            <text:p>2.3696602879</text:p>
          </table:table-cell>
          <table:table-cell office:value-type="float" office:value="252.865572171489" calcext:value-type="float">
            <text:p>252.8655721715</text:p>
          </table:table-cell>
          <table:table-cell office:value-type="float" office:value="0.381075425129778" calcext:value-type="float">
            <text:p>0.3810754251</text:p>
          </table:table-cell>
          <table:table-cell office:value-type="float" office:value="9.68233198703848" calcext:value-type="float">
            <text:p>9.682331987</text:p>
          </table:table-cell>
          <table:table-cell office:value-type="float" office:value="1.74495925590884" calcext:value-type="float">
            <text:p>1.7449592559</text:p>
          </table:table-cell>
          <table:table-cell office:value-type="float" office:value="0.168356034339871" calcext:value-type="float">
            <text:p>0.1683560343</text:p>
          </table:table-cell>
          <table:table-cell office:value-type="float" office:value="0.309524165867349" calcext:value-type="float">
            <text:p>0.3095241659</text:p>
          </table:table-cell>
          <table:table-cell office:value-type="float" office:value="352.235717430404" calcext:value-type="float">
            <text:p>352.2357174304</text:p>
          </table:table-cell>
        </table:table-row>
        <table:table-row table:style-name="ro1">
          <table:table-cell office:value-type="float" office:value="77.1268841372225" calcext:value-type="float">
            <text:p>77.1268841372</text:p>
          </table:table-cell>
          <table:table-cell office:value-type="float" office:value="13.6772422735473" calcext:value-type="float">
            <text:p>13.6772422735</text:p>
          </table:table-cell>
          <table:table-cell office:value-type="float" office:value="2.26175687500664" calcext:value-type="float">
            <text:p>2.261756875</text:p>
          </table:table-cell>
          <table:table-cell office:value-type="float" office:value="253.566573227776" calcext:value-type="float">
            <text:p>253.5665732278</text:p>
          </table:table-cell>
          <table:table-cell office:value-type="float" office:value="1.08207648141729" calcext:value-type="float">
            <text:p>1.0820764814</text:p>
          </table:table-cell>
          <table:table-cell office:value-type="float" office:value="10.383333043326" calcext:value-type="float">
            <text:p>10.3833330433</text:p>
          </table:table-cell>
          <table:table-cell office:value-type="float" office:value="1.74193425582402" calcext:value-type="float">
            <text:p>1.7419342558</text:p>
          </table:table-cell>
          <table:table-cell office:value-type="float" office:value="0.143524932392389" calcext:value-type="float">
            <text:p>0.1435249324</text:p>
          </table:table-cell>
          <table:table-cell office:value-type="float" office:value="0.289871233881419" calcext:value-type="float">
            <text:p>0.2898712339</text:p>
          </table:table-cell>
          <table:table-cell office:value-type="float" office:value="352.253253637363" calcext:value-type="float">
            <text:p>352.2532536374</text:p>
          </table:table-cell>
        </table:table-row>
        <table:table-row table:style-name="ro1">
          <table:table-cell office:value-type="float" office:value="77.1353342014921" calcext:value-type="float">
            <text:p>77.1353342015</text:p>
          </table:table-cell>
          <table:table-cell office:value-type="float" office:value="13.6856923378169" calcext:value-type="float">
            <text:p>13.6856923378</text:p>
          </table:table-cell>
          <table:table-cell office:value-type="float" office:value="2.27020693927623" calcext:value-type="float">
            <text:p>2.2702069393</text:p>
          </table:table-cell>
          <table:table-cell office:value-type="float" office:value="253.575023292046" calcext:value-type="float">
            <text:p>253.575023292</text:p>
          </table:table-cell>
          <table:table-cell office:value-type="float" office:value="1.09052654568689" calcext:value-type="float">
            <text:p>1.0905265457</text:p>
          </table:table-cell>
          <table:table-cell office:value-type="float" office:value="10.3917831075956" calcext:value-type="float">
            <text:p>10.3917831076</text:p>
          </table:table-cell>
          <table:table-cell office:value-type="float" office:value="1.72163208233109" calcext:value-type="float">
            <text:p>1.7216320823</text:p>
          </table:table-cell>
          <table:table-cell office:value-type="float" office:value="0.146250680737005" calcext:value-type="float">
            <text:p>0.1462506807</text:p>
          </table:table-cell>
          <table:table-cell office:value-type="float" office:value="0.297938059248297" calcext:value-type="float">
            <text:p>0.2979380592</text:p>
          </table:table-cell>
          <table:table-cell office:value-type="float" office:value="352.254320790392" calcext:value-type="float">
            <text:p>352.2543207904</text:p>
          </table:table-cell>
        </table:table-row>
        <table:table-row table:style-name="ro1">
          <table:table-cell office:value-type="float" office:value="77.3015596910702" calcext:value-type="float">
            <text:p>77.3015596911</text:p>
          </table:table-cell>
          <table:table-cell office:value-type="float" office:value="13.1494334500135" calcext:value-type="float">
            <text:p>13.14943345</text:p>
          </table:table-cell>
          <table:table-cell office:value-type="float" office:value="2.44302017801176" calcext:value-type="float">
            <text:p>2.443020178</text:p>
          </table:table-cell>
          <table:table-cell office:value-type="float" office:value="253.038764404242" calcext:value-type="float">
            <text:p>253.0387644042</text:p>
          </table:table-cell>
          <table:table-cell office:value-type="float" office:value="0.554267657883443" calcext:value-type="float">
            <text:p>0.5542676579</text:p>
          </table:table-cell>
          <table:table-cell office:value-type="float" office:value="9.85552421979215" calcext:value-type="float">
            <text:p>9.8555242198</text:p>
          </table:table-cell>
          <table:table-cell office:value-type="float" office:value="1.74488385989164" calcext:value-type="float">
            <text:p>1.7448838599</text:p>
          </table:table-cell>
          <table:table-cell office:value-type="float" office:value="0.236624675225884" calcext:value-type="float">
            <text:p>0.2366246752</text:p>
          </table:table-cell>
          <table:table-cell office:value-type="float" office:value="0.302272691799938" calcext:value-type="float">
            <text:p>0.3022726918</text:p>
          </table:table-cell>
          <table:table-cell office:value-type="float" office:value="352.258095548522" calcext:value-type="float">
            <text:p>352.2580955485</text:p>
          </table:table-cell>
        </table:table-row>
        <table:table-row table:style-name="ro1">
          <table:table-cell office:value-type="float" office:value="77.040846485654" calcext:value-type="float">
            <text:p>77.0408464857</text:p>
          </table:table-cell>
          <table:table-cell office:value-type="float" office:value="13.3887202445972" calcext:value-type="float">
            <text:p>13.3887202446</text:p>
          </table:table-cell>
          <table:table-cell office:value-type="float" office:value="2.28213931522623" calcext:value-type="float">
            <text:p>2.2821393152</text:p>
          </table:table-cell>
          <table:table-cell office:value-type="float" office:value="252.778051198826" calcext:value-type="float">
            <text:p>252.7780511988</text:p>
          </table:table-cell>
          <table:table-cell office:value-type="float" office:value="0.293554452467213" calcext:value-type="float">
            <text:p>0.2935544525</text:p>
          </table:table-cell>
          <table:table-cell office:value-type="float" office:value="9.59481101437592" calcext:value-type="float">
            <text:p>9.5948110144</text:p>
          </table:table-cell>
          <table:table-cell office:value-type="float" office:value="1.75524878351887" calcext:value-type="float">
            <text:p>1.7552487835</text:p>
          </table:table-cell>
          <table:table-cell office:value-type="float" office:value="0.199959751576963" calcext:value-type="float">
            <text:p>0.1999597516</text:p>
          </table:table-cell>
          <table:table-cell office:value-type="float" office:value="0.312569165140382" calcext:value-type="float">
            <text:p>0.3125691651</text:p>
          </table:table-cell>
          <table:table-cell office:value-type="float" office:value="352.263367822933" calcext:value-type="float">
            <text:p>352.2633678229</text:p>
          </table:table-cell>
        </table:table-row>
        <table:table-row table:style-name="ro1">
          <table:table-cell office:value-type="float" office:value="77.040846485654" calcext:value-type="float">
            <text:p>77.0408464857</text:p>
          </table:table-cell>
          <table:table-cell office:value-type="float" office:value="13.3887202445972" calcext:value-type="float">
            <text:p>13.3887202446</text:p>
          </table:table-cell>
          <table:table-cell office:value-type="float" office:value="2.28213931522623" calcext:value-type="float">
            <text:p>2.2821393152</text:p>
          </table:table-cell>
          <table:table-cell office:value-type="float" office:value="252.778051198826" calcext:value-type="float">
            <text:p>252.7780511988</text:p>
          </table:table-cell>
          <table:table-cell office:value-type="float" office:value="0.293554452467213" calcext:value-type="float">
            <text:p>0.2935544525</text:p>
          </table:table-cell>
          <table:table-cell office:value-type="float" office:value="9.59481101437592" calcext:value-type="float">
            <text:p>9.5948110144</text:p>
          </table:table-cell>
          <table:table-cell office:value-type="float" office:value="1.75524878351887" calcext:value-type="float">
            <text:p>1.7552487835</text:p>
          </table:table-cell>
          <table:table-cell office:value-type="float" office:value="0.199959751576963" calcext:value-type="float">
            <text:p>0.1999597516</text:p>
          </table:table-cell>
          <table:table-cell office:value-type="float" office:value="0.312569165140382" calcext:value-type="float">
            <text:p>0.3125691651</text:p>
          </table:table-cell>
          <table:table-cell office:value-type="float" office:value="352.263367822933" calcext:value-type="float">
            <text:p>352.2633678229</text:p>
          </table:table-cell>
        </table:table-row>
        <table:table-row table:style-name="ro1">
          <table:table-cell office:value-type="float" office:value="77.2125023433365" calcext:value-type="float">
            <text:p>77.2125023433</text:p>
          </table:table-cell>
          <table:table-cell office:value-type="float" office:value="13.0603761022798" calcext:value-type="float">
            <text:p>13.0603761023</text:p>
          </table:table-cell>
          <table:table-cell office:value-type="float" office:value="1.84268406179764" calcext:value-type="float">
            <text:p>1.8426840618</text:p>
          </table:table-cell>
          <table:table-cell office:value-type="float" office:value="252.949707056508" calcext:value-type="float">
            <text:p>252.9497070565</text:p>
          </table:table-cell>
          <table:table-cell office:value-type="float" office:value="0.465210310149732" calcext:value-type="float">
            <text:p>0.4652103101</text:p>
          </table:table-cell>
          <table:table-cell office:value-type="float" office:value="9.76646687205844" calcext:value-type="float">
            <text:p>9.7664668721</text:p>
          </table:table-cell>
          <table:table-cell office:value-type="float" office:value="1.75459781393231" calcext:value-type="float">
            <text:p>1.7545978139</text:p>
          </table:table-cell>
          <table:table-cell office:value-type="float" office:value="0.177224016203472" calcext:value-type="float">
            <text:p>0.1772240162</text:p>
          </table:table-cell>
          <table:table-cell office:value-type="float" office:value="0.31228663634449" calcext:value-type="float">
            <text:p>0.3122866363</text:p>
          </table:table-cell>
          <table:table-cell office:value-type="float" office:value="352.266524864392" calcext:value-type="float">
            <text:p>352.2665248644</text:p>
          </table:table-cell>
        </table:table-row>
        <table:table-row table:style-name="ro1">
          <table:table-cell office:value-type="float" office:value="77.1049884940349" calcext:value-type="float">
            <text:p>77.104988494</text:p>
          </table:table-cell>
          <table:table-cell office:value-type="float" office:value="13.6553466303597" calcext:value-type="float">
            <text:p>13.6553466304</text:p>
          </table:table-cell>
          <table:table-cell office:value-type="float" office:value="1.35866934033909" calcext:value-type="float">
            <text:p>1.3586693403</text:p>
          </table:table-cell>
          <table:table-cell office:value-type="float" office:value="253.544677584589" calcext:value-type="float">
            <text:p>253.5446775846</text:p>
          </table:table-cell>
          <table:table-cell office:value-type="float" office:value="1.0601808382297" calcext:value-type="float">
            <text:p>1.0601808382</text:p>
          </table:table-cell>
          <table:table-cell office:value-type="float" office:value="10.3614374001384" calcext:value-type="float">
            <text:p>10.3614374001</text:p>
          </table:table-cell>
          <table:table-cell office:value-type="float" office:value="1.74177376374735" calcext:value-type="float">
            <text:p>1.7417737637</text:p>
          </table:table-cell>
          <table:table-cell office:value-type="float" office:value="0.186662764733685" calcext:value-type="float">
            <text:p>0.1866627647</text:p>
          </table:table-cell>
          <table:table-cell office:value-type="float" office:value="0.302430193772283" calcext:value-type="float">
            <text:p>0.3024301938</text:p>
          </table:table-cell>
          <table:table-cell office:value-type="float" office:value="352.267332629885" calcext:value-type="float">
            <text:p>352.2673326299</text:p>
          </table:table-cell>
        </table:table-row>
        <table:table-row table:style-name="ro1">
          <table:table-cell office:value-type="float" office:value="77.3083385688384" calcext:value-type="float">
            <text:p>77.3083385688</text:p>
          </table:table-cell>
          <table:table-cell office:value-type="float" office:value="13.8586967051632" calcext:value-type="float">
            <text:p>13.8586967052</text:p>
          </table:table-cell>
          <table:table-cell office:value-type="float" office:value="1.22098908440033" calcext:value-type="float">
            <text:p>1.2209890844</text:p>
          </table:table-cell>
          <table:table-cell office:value-type="float" office:value="253.748027659392" calcext:value-type="float">
            <text:p>253.7480276594</text:p>
          </table:table-cell>
          <table:table-cell office:value-type="float" office:value="1.26353091303321" calcext:value-type="float">
            <text:p>1.263530913</text:p>
          </table:table-cell>
          <table:table-cell office:value-type="float" office:value="10.5647874749419" calcext:value-type="float">
            <text:p>10.5647874749</text:p>
          </table:table-cell>
          <table:table-cell office:value-type="float" office:value="1.74056759579423" calcext:value-type="float">
            <text:p>1.7405675958</text:p>
          </table:table-cell>
          <table:table-cell office:value-type="float" office:value="0.152371774951674" calcext:value-type="float">
            <text:p>0.152371775</text:p>
          </table:table-cell>
          <table:table-cell office:value-type="float" office:value="0.299622158369805" calcext:value-type="float">
            <text:p>0.2996221584</text:p>
          </table:table-cell>
          <table:table-cell office:value-type="float" office:value="352.269348876037" calcext:value-type="float">
            <text:p>352.269348876</text:p>
          </table:table-cell>
        </table:table-row>
        <table:table-row table:style-name="ro1">
          <table:table-cell office:value-type="float" office:value="77.2181061126056" calcext:value-type="float">
            <text:p>77.2181061126</text:p>
          </table:table-cell>
          <table:table-cell office:value-type="float" office:value="13.0659798715489" calcext:value-type="float">
            <text:p>13.0659798715</text:p>
          </table:table-cell>
          <table:table-cell office:value-type="float" office:value="2.35956659954721" calcext:value-type="float">
            <text:p>2.3595665995</text:p>
          </table:table-cell>
          <table:table-cell office:value-type="float" office:value="252.955310825778" calcext:value-type="float">
            <text:p>252.9553108258</text:p>
          </table:table-cell>
          <table:table-cell office:value-type="float" office:value="1.47081407941889" calcext:value-type="float">
            <text:p>1.4708140794</text:p>
          </table:table-cell>
          <table:table-cell office:value-type="float" office:value="9.7720706413276" calcext:value-type="float">
            <text:p>9.7720706413</text:p>
          </table:table-cell>
          <table:table-cell office:value-type="float" office:value="1.74542838587801" calcext:value-type="float">
            <text:p>1.7454283859</text:p>
          </table:table-cell>
          <table:table-cell office:value-type="float" office:value="0.16125476523162" calcext:value-type="float">
            <text:p>0.1612547652</text:p>
          </table:table-cell>
          <table:table-cell office:value-type="float" office:value="0.309465859439891" calcext:value-type="float">
            <text:p>0.3094658594</text:p>
          </table:table-cell>
          <table:table-cell office:value-type="float" office:value="352.273787682811" calcext:value-type="float">
            <text:p>352.2737876828</text:p>
          </table:table-cell>
        </table:table-row>
        <table:table-row table:style-name="ro1">
          <table:table-cell office:value-type="float" office:value="76.3693474159871" calcext:value-type="float">
            <text:p>76.369347416</text:p>
          </table:table-cell>
          <table:table-cell office:value-type="float" office:value="13.4394433971527" calcext:value-type="float">
            <text:p>13.4394433972</text:p>
          </table:table-cell>
          <table:table-cell office:value-type="float" office:value="2.23920296465716" calcext:value-type="float">
            <text:p>2.2392029647</text:p>
          </table:table-cell>
          <table:table-cell office:value-type="float" office:value="253.328774351381" calcext:value-type="float">
            <text:p>253.3287743514</text:p>
          </table:table-cell>
          <table:table-cell office:value-type="float" office:value="0.844277605022665" calcext:value-type="float">
            <text:p>0.844277605</text:p>
          </table:table-cell>
          <table:table-cell office:value-type="float" office:value="10.1455341669314" calcext:value-type="float">
            <text:p>10.1455341669</text:p>
          </table:table-cell>
          <table:table-cell office:value-type="float" office:value="1.75250125762464" calcext:value-type="float">
            <text:p>1.7525012576</text:p>
          </table:table-cell>
          <table:table-cell office:value-type="float" office:value="0.179608814049848" calcext:value-type="float">
            <text:p>0.179608814</text:p>
          </table:table-cell>
          <table:table-cell office:value-type="float" office:value="0.307555365225854" calcext:value-type="float">
            <text:p>0.3075553652</text:p>
          </table:table-cell>
          <table:table-cell office:value-type="float" office:value="352.275449934675" calcext:value-type="float">
            <text:p>352.2754499347</text:p>
          </table:table-cell>
        </table:table-row>
        <table:table-row table:style-name="ro1">
          <table:table-cell office:value-type="float" office:value="77.3592657904415" calcext:value-type="float">
            <text:p>77.3592657904</text:p>
          </table:table-cell>
          <table:table-cell office:value-type="float" office:value="13.2071395493848" calcext:value-type="float">
            <text:p>13.2071395494</text:p>
          </table:table-cell>
          <table:table-cell office:value-type="float" office:value="2.50072627738311" calcext:value-type="float">
            <text:p>2.5007262774</text:p>
          </table:table-cell>
          <table:table-cell office:value-type="float" office:value="253.096470503614" calcext:value-type="float">
            <text:p>253.0964705036</text:p>
          </table:table-cell>
          <table:table-cell office:value-type="float" office:value="0.611973757254793" calcext:value-type="float">
            <text:p>0.6119737573</text:p>
          </table:table-cell>
          <table:table-cell office:value-type="float" office:value="9.9132303191635" calcext:value-type="float">
            <text:p>9.9132303192</text:p>
          </table:table-cell>
          <table:table-cell office:value-type="float" office:value="1.76050339045697" calcext:value-type="float">
            <text:p>1.7605033905</text:p>
          </table:table-cell>
          <table:table-cell office:value-type="float" office:value="0.16861701743038" calcext:value-type="float">
            <text:p>0.1686170174</text:p>
          </table:table-cell>
          <table:table-cell office:value-type="float" office:value="0.312371494273906" calcext:value-type="float">
            <text:p>0.3123714943</text:p>
          </table:table-cell>
          <table:table-cell office:value-type="float" office:value="352.275963607655" calcext:value-type="float">
            <text:p>352.2759636077</text:p>
          </table:table-cell>
        </table:table-row>
        <table:table-row table:style-name="ro1">
          <table:table-cell office:value-type="float" office:value="77.2387996384298" calcext:value-type="float">
            <text:p>77.2387996384</text:p>
          </table:table-cell>
          <table:table-cell office:value-type="float" office:value="13.0866733973731" calcext:value-type="float">
            <text:p>13.0866733974</text:p>
          </table:table-cell>
          <table:table-cell office:value-type="float" office:value="2.35663567787865" calcext:value-type="float">
            <text:p>2.3566356779</text:p>
          </table:table-cell>
          <table:table-cell office:value-type="float" office:value="252.976004351602" calcext:value-type="float">
            <text:p>252.9760043516</text:p>
          </table:table-cell>
          <table:table-cell office:value-type="float" office:value="0.491507605243093" calcext:value-type="float">
            <text:p>0.4915076052</text:p>
          </table:table-cell>
          <table:table-cell office:value-type="float" office:value="9.7927641671518" calcext:value-type="float">
            <text:p>9.7927641672</text:p>
          </table:table-cell>
          <table:table-cell office:value-type="float" office:value="1.75854920674585" calcext:value-type="float">
            <text:p>1.7585492067</text:p>
          </table:table-cell>
          <table:table-cell office:value-type="float" office:value="0.13880269639323" calcext:value-type="float">
            <text:p>0.1388026964</text:p>
          </table:table-cell>
          <table:table-cell office:value-type="float" office:value="0.315421049313411" calcext:value-type="float">
            <text:p>0.3154210493</text:p>
          </table:table-cell>
          <table:table-cell office:value-type="float" office:value="352.291199267123" calcext:value-type="float">
            <text:p>352.2911992671</text:p>
          </table:table-cell>
        </table:table-row>
        <table:table-row table:style-name="ro1">
          <table:table-cell office:value-type="float" office:value="77.1210929778466" calcext:value-type="float">
            <text:p>77.1210929778</text:p>
          </table:table-cell>
          <table:table-cell office:value-type="float" office:value="12.9689667367899" calcext:value-type="float">
            <text:p>12.9689667368</text:p>
          </table:table-cell>
          <table:table-cell office:value-type="float" office:value="2.36238580741887" calcext:value-type="float">
            <text:p>2.3623858074</text:p>
          </table:table-cell>
          <table:table-cell office:value-type="float" office:value="252.858297691019" calcext:value-type="float">
            <text:p>252.858297691</text:p>
          </table:table-cell>
          <table:table-cell office:value-type="float" office:value="0.373800944659849" calcext:value-type="float">
            <text:p>0.3738009447</text:p>
          </table:table-cell>
          <table:table-cell office:value-type="float" office:value="9.67505750656856" calcext:value-type="float">
            <text:p>9.6750575066</text:p>
          </table:table-cell>
          <table:table-cell office:value-type="float" office:value="1.7584484302683" calcext:value-type="float">
            <text:p>1.7584484303</text:p>
          </table:table-cell>
          <table:table-cell office:value-type="float" office:value="0.182423528645768" calcext:value-type="float">
            <text:p>0.1824235286</text:p>
          </table:table-cell>
          <table:table-cell office:value-type="float" office:value="0.31094017659007" calcext:value-type="float">
            <text:p>0.3109401766</text:p>
          </table:table-cell>
          <table:table-cell office:value-type="float" office:value="352.300157232187" calcext:value-type="float">
            <text:p>352.3001572322</text:p>
          </table:table-cell>
        </table:table-row>
        <table:table-row table:style-name="ro1">
          <table:table-cell office:value-type="float" office:value="77.3891571501778" calcext:value-type="float">
            <text:p>77.3891571502</text:p>
          </table:table-cell>
          <table:table-cell office:value-type="float" office:value="13.9395152865026" calcext:value-type="float">
            <text:p>13.9395152865</text:p>
          </table:table-cell>
          <table:table-cell office:value-type="float" office:value="2.11136413579002" calcext:value-type="float">
            <text:p>2.1113641358</text:p>
          </table:table-cell>
          <table:table-cell office:value-type="float" office:value="253.828846240731" calcext:value-type="float">
            <text:p>253.8288462407</text:p>
          </table:table-cell>
          <table:table-cell office:value-type="float" office:value="0.122127272150376" calcext:value-type="float">
            <text:p>0.1221272722</text:p>
          </table:table-cell>
          <table:table-cell office:value-type="float" office:value="10.6456060562813" calcext:value-type="float">
            <text:p>10.6456060563</text:p>
          </table:table-cell>
          <table:table-cell office:value-type="float" office:value="1.72024952164032" calcext:value-type="float">
            <text:p>1.7202495216</text:p>
          </table:table-cell>
          <table:table-cell office:value-type="float" office:value="0.305052675026009" calcext:value-type="float">
            <text:p>0.305052675</text:p>
          </table:table-cell>
          <table:table-cell office:value-type="float" office:value="0.288508605763589" calcext:value-type="float">
            <text:p>0.2885086058</text:p>
          </table:table-cell>
          <table:table-cell office:value-type="float" office:value="352.309970765558" calcext:value-type="float">
            <text:p>352.3099707656</text:p>
          </table:table-cell>
        </table:table-row>
        <table:table-row table:style-name="ro1">
          <table:table-cell office:value-type="float" office:value="77.0196847360139" calcext:value-type="float">
            <text:p>77.019684736</text:p>
          </table:table-cell>
          <table:table-cell office:value-type="float" office:value="13.5700428723387" calcext:value-type="float">
            <text:p>13.5700428723</text:p>
          </table:table-cell>
          <table:table-cell office:value-type="float" office:value="3.15455747379799" calcext:value-type="float">
            <text:p>3.1545574738</text:p>
          </table:table-cell>
          <table:table-cell office:value-type="float" office:value="253.459373826568" calcext:value-type="float">
            <text:p>253.4593738266</text:p>
          </table:table-cell>
          <table:table-cell office:value-type="float" office:value="0.974877080208643" calcext:value-type="float">
            <text:p>0.9748770802</text:p>
          </table:table-cell>
          <table:table-cell office:value-type="float" office:value="10.2761336421173" calcext:value-type="float">
            <text:p>10.2761336421</text:p>
          </table:table-cell>
          <table:table-cell office:value-type="float" office:value="1.75074076393078" calcext:value-type="float">
            <text:p>1.7507407639</text:p>
          </table:table-cell>
          <table:table-cell office:value-type="float" office:value="0.129928398664316" calcext:value-type="float">
            <text:p>0.1299283987</text:p>
          </table:table-cell>
          <table:table-cell office:value-type="float" office:value="0.306729084911251" calcext:value-type="float">
            <text:p>0.3067290849</text:p>
          </table:table-cell>
          <table:table-cell office:value-type="float" office:value="352.312070892699" calcext:value-type="float">
            <text:p>352.3120708927</text:p>
          </table:table-cell>
        </table:table-row>
        <table:table-row table:style-name="ro1">
          <table:table-cell office:value-type="float" office:value="77.5236671790087" calcext:value-type="float">
            <text:p>77.523667179</text:p>
          </table:table-cell>
          <table:table-cell office:value-type="float" office:value="13.371540937952" calcext:value-type="float">
            <text:p>13.371540938</text:p>
          </table:table-cell>
          <table:table-cell office:value-type="float" office:value="1.44290544372808" calcext:value-type="float">
            <text:p>1.4429054437</text:p>
          </table:table-cell>
          <table:table-cell office:value-type="float" office:value="253.260871892181" calcext:value-type="float">
            <text:p>253.2608718922</text:p>
          </table:table-cell>
          <table:table-cell office:value-type="float" office:value="0.776375145821979" calcext:value-type="float">
            <text:p>0.7763751458</text:p>
          </table:table-cell>
          <table:table-cell office:value-type="float" office:value="10.0776317077307" calcext:value-type="float">
            <text:p>10.0776317077</text:p>
          </table:table-cell>
          <table:table-cell office:value-type="float" office:value="1.75121528094344" calcext:value-type="float">
            <text:p>1.7512152809</text:p>
          </table:table-cell>
          <table:table-cell office:value-type="float" office:value="0.176271714264716" calcext:value-type="float">
            <text:p>0.1762717143</text:p>
          </table:table-cell>
          <table:table-cell office:value-type="float" office:value="0.307902727810224" calcext:value-type="float">
            <text:p>0.3079027278</text:p>
          </table:table-cell>
          <table:table-cell office:value-type="float" office:value="352.312787416942" calcext:value-type="float">
            <text:p>352.3127874169</text:p>
          </table:table-cell>
        </table:table-row>
        <table:table-row table:style-name="ro1">
          <table:table-cell office:value-type="float" office:value="77.1455303803701" calcext:value-type="float">
            <text:p>77.1455303804</text:p>
          </table:table-cell>
          <table:table-cell office:value-type="float" office:value="12.9934041393134" calcext:value-type="float">
            <text:p>12.9934041393</text:p>
          </table:table-cell>
          <table:table-cell office:value-type="float" office:value="2.38682320994236" calcext:value-type="float">
            <text:p>2.3868232099</text:p>
          </table:table-cell>
          <table:table-cell office:value-type="float" office:value="252.882735093542" calcext:value-type="float">
            <text:p>252.8827350935</text:p>
          </table:table-cell>
          <table:table-cell office:value-type="float" office:value="0.398238347183346" calcext:value-type="float">
            <text:p>0.3982383472</text:p>
          </table:table-cell>
          <table:table-cell office:value-type="float" office:value="9.69949490909205" calcext:value-type="float">
            <text:p>9.6994949091</text:p>
          </table:table-cell>
          <table:table-cell office:value-type="float" office:value="1.75940930123998" calcext:value-type="float">
            <text:p>1.7594093012</text:p>
          </table:table-cell>
          <table:table-cell office:value-type="float" office:value="0.146788882564538" calcext:value-type="float">
            <text:p>0.1467888826</text:p>
          </table:table-cell>
          <table:table-cell office:value-type="float" office:value="0.315971773382215" calcext:value-type="float">
            <text:p>0.3159717734</text:p>
          </table:table-cell>
          <table:table-cell office:value-type="float" office:value="352.318876300673" calcext:value-type="float">
            <text:p>352.3188763007</text:p>
          </table:table-cell>
        </table:table-row>
        <table:table-row table:style-name="ro1">
          <table:table-cell office:value-type="float" office:value="77.540846485654" calcext:value-type="float">
            <text:p>77.5408464857</text:p>
          </table:table-cell>
          <table:table-cell office:value-type="float" office:value="12.8887202445973" calcext:value-type="float">
            <text:p>12.8887202446</text:p>
          </table:table-cell>
          <table:table-cell office:value-type="float" office:value="2.28213931522623" calcext:value-type="float">
            <text:p>2.2821393152</text:p>
          </table:table-cell>
          <table:table-cell office:value-type="float" office:value="252.778051198826" calcext:value-type="float">
            <text:p>252.7780511988</text:p>
          </table:table-cell>
          <table:table-cell office:value-type="float" office:value="0.293554452467213" calcext:value-type="float">
            <text:p>0.2935544525</text:p>
          </table:table-cell>
          <table:table-cell office:value-type="float" office:value="9.59481101437592" calcext:value-type="float">
            <text:p>9.5948110144</text:p>
          </table:table-cell>
          <table:table-cell office:value-type="float" office:value="1.75524878351887" calcext:value-type="float">
            <text:p>1.7552487835</text:p>
          </table:table-cell>
          <table:table-cell office:value-type="float" office:value="0.199959751576963" calcext:value-type="float">
            <text:p>0.1999597516</text:p>
          </table:table-cell>
          <table:table-cell office:value-type="float" office:value="0.312569165140382" calcext:value-type="float">
            <text:p>0.3125691651</text:p>
          </table:table-cell>
          <table:table-cell office:value-type="float" office:value="352.319862581804" calcext:value-type="float">
            <text:p>352.3198625818</text:p>
          </table:table-cell>
        </table:table-row>
        <table:table-row table:style-name="ro1">
          <table:table-cell office:value-type="float" office:value="78.040846485654" calcext:value-type="float">
            <text:p>78.0408464857</text:p>
          </table:table-cell>
          <table:table-cell office:value-type="float" office:value="12.8887202445973" calcext:value-type="float">
            <text:p>12.8887202446</text:p>
          </table:table-cell>
          <table:table-cell office:value-type="float" office:value="2.28213931522623" calcext:value-type="float">
            <text:p>2.2821393152</text:p>
          </table:table-cell>
          <table:table-cell office:value-type="float" office:value="252.778051198826" calcext:value-type="float">
            <text:p>252.7780511988</text:p>
          </table:table-cell>
          <table:table-cell office:value-type="float" office:value="0.293554452467213" calcext:value-type="float">
            <text:p>0.2935544525</text:p>
          </table:table-cell>
          <table:table-cell office:value-type="float" office:value="9.59481101437592" calcext:value-type="float">
            <text:p>9.5948110144</text:p>
          </table:table-cell>
          <table:table-cell office:value-type="float" office:value="1.75524878351887" calcext:value-type="float">
            <text:p>1.7552487835</text:p>
          </table:table-cell>
          <table:table-cell office:value-type="float" office:value="0.199959751576963" calcext:value-type="float">
            <text:p>0.1999597516</text:p>
          </table:table-cell>
          <table:table-cell office:value-type="float" office:value="0.312569165140382" calcext:value-type="float">
            <text:p>0.3125691651</text:p>
          </table:table-cell>
          <table:table-cell office:value-type="float" office:value="352.329367053402" calcext:value-type="float">
            <text:p>352.3293670534</text:p>
          </table:table-cell>
        </table:table-row>
        <table:table-row table:style-name="ro1">
          <table:table-cell office:value-type="float" office:value="76.9159436324359" calcext:value-type="float">
            <text:p>76.9159436324</text:p>
          </table:table-cell>
          <table:table-cell office:value-type="float" office:value="13.2638173913792" calcext:value-type="float">
            <text:p>13.2638173914</text:p>
          </table:table-cell>
          <table:table-cell office:value-type="float" office:value="2.24982905460075" calcext:value-type="float">
            <text:p>2.2498290546</text:p>
          </table:table-cell>
          <table:table-cell office:value-type="float" office:value="252.653148345608" calcext:value-type="float">
            <text:p>252.6531483456</text:p>
          </table:table-cell>
          <table:table-cell office:value-type="float" office:value="0.168651599249142" calcext:value-type="float">
            <text:p>0.1686515992</text:p>
          </table:table-cell>
          <table:table-cell office:value-type="float" office:value="9.46990816115785" calcext:value-type="float">
            <text:p>9.4699081612</text:p>
          </table:table-cell>
          <table:table-cell office:value-type="float" office:value="1.7633939356618" calcext:value-type="float">
            <text:p>1.7633939357</text:p>
          </table:table-cell>
          <table:table-cell office:value-type="float" office:value="0.16222026391877" calcext:value-type="float">
            <text:p>0.1622202639</text:p>
          </table:table-cell>
          <table:table-cell office:value-type="float" office:value="0.317693814685139" calcext:value-type="float">
            <text:p>0.3176938147</text:p>
          </table:table-cell>
          <table:table-cell office:value-type="float" office:value="352.336892609587" calcext:value-type="float">
            <text:p>352.3368926096</text:p>
          </table:table-cell>
        </table:table-row>
        <table:table-row table:style-name="ro1">
          <table:table-cell office:value-type="float" office:value="77.040846485654" calcext:value-type="float">
            <text:p>77.0408464857</text:p>
          </table:table-cell>
          <table:table-cell office:value-type="float" office:value="12.8887202445973" calcext:value-type="float">
            <text:p>12.8887202446</text:p>
          </table:table-cell>
          <table:table-cell office:value-type="float" office:value="2.28213931522623" calcext:value-type="float">
            <text:p>2.2821393152</text:p>
          </table:table-cell>
          <table:table-cell office:value-type="float" office:value="252.778051198826" calcext:value-type="float">
            <text:p>252.7780511988</text:p>
          </table:table-cell>
          <table:table-cell office:value-type="float" office:value="0.293554452467213" calcext:value-type="float">
            <text:p>0.2935544525</text:p>
          </table:table-cell>
          <table:table-cell office:value-type="float" office:value="9.59481101437592" calcext:value-type="float">
            <text:p>9.5948110144</text:p>
          </table:table-cell>
          <table:table-cell office:value-type="float" office:value="1.75524878351887" calcext:value-type="float">
            <text:p>1.7552487835</text:p>
          </table:table-cell>
          <table:table-cell office:value-type="float" office:value="0.199959751576963" calcext:value-type="float">
            <text:p>0.1999597516</text:p>
          </table:table-cell>
          <table:table-cell office:value-type="float" office:value="0.312569165140382" calcext:value-type="float">
            <text:p>0.3125691651</text:p>
          </table:table-cell>
          <table:table-cell office:value-type="float" office:value="352.341712565106" calcext:value-type="float">
            <text:p>352.3417125651</text:p>
          </table:table-cell>
        </table:table-row>
        <table:table-row table:style-name="ro1">
          <table:table-cell office:value-type="float" office:value="77.040846485654" calcext:value-type="float">
            <text:p>77.0408464857</text:p>
          </table:table-cell>
          <table:table-cell office:value-type="float" office:value="12.8887202445973" calcext:value-type="float">
            <text:p>12.8887202446</text:p>
          </table:table-cell>
          <table:table-cell office:value-type="float" office:value="2.28213931522623" calcext:value-type="float">
            <text:p>2.2821393152</text:p>
          </table:table-cell>
          <table:table-cell office:value-type="float" office:value="252.778051198826" calcext:value-type="float">
            <text:p>252.7780511988</text:p>
          </table:table-cell>
          <table:table-cell office:value-type="float" office:value="0.293554452467213" calcext:value-type="float">
            <text:p>0.2935544525</text:p>
          </table:table-cell>
          <table:table-cell office:value-type="float" office:value="9.59481101437592" calcext:value-type="float">
            <text:p>9.5948110144</text:p>
          </table:table-cell>
          <table:table-cell office:value-type="float" office:value="1.75524878351887" calcext:value-type="float">
            <text:p>1.7552487835</text:p>
          </table:table-cell>
          <table:table-cell office:value-type="float" office:value="0.199959751576963" calcext:value-type="float">
            <text:p>0.1999597516</text:p>
          </table:table-cell>
          <table:table-cell office:value-type="float" office:value="0.312569165140382" calcext:value-type="float">
            <text:p>0.3125691651</text:p>
          </table:table-cell>
          <table:table-cell office:value-type="float" office:value="352.341712565106" calcext:value-type="float">
            <text:p>352.3417125651</text:p>
          </table:table-cell>
        </table:table-row>
        <table:table-row table:style-name="ro1">
          <table:table-cell office:value-type="float" office:value="77.040846485654" calcext:value-type="float">
            <text:p>77.0408464857</text:p>
          </table:table-cell>
          <table:table-cell office:value-type="float" office:value="12.8887202445973" calcext:value-type="float">
            <text:p>12.8887202446</text:p>
          </table:table-cell>
          <table:table-cell office:value-type="float" office:value="2.28213931522623" calcext:value-type="float">
            <text:p>2.2821393152</text:p>
          </table:table-cell>
          <table:table-cell office:value-type="float" office:value="253.278051198826" calcext:value-type="float">
            <text:p>253.2780511988</text:p>
          </table:table-cell>
          <table:table-cell office:value-type="float" office:value="0.293554452467213" calcext:value-type="float">
            <text:p>0.2935544525</text:p>
          </table:table-cell>
          <table:table-cell office:value-type="float" office:value="9.59481101437592" calcext:value-type="float">
            <text:p>9.5948110144</text:p>
          </table:table-cell>
          <table:table-cell office:value-type="float" office:value="1.75524878351887" calcext:value-type="float">
            <text:p>1.7552487835</text:p>
          </table:table-cell>
          <table:table-cell office:value-type="float" office:value="0.199959751576963" calcext:value-type="float">
            <text:p>0.1999597516</text:p>
          </table:table-cell>
          <table:table-cell office:value-type="float" office:value="0.312569165140382" calcext:value-type="float">
            <text:p>0.3125691651</text:p>
          </table:table-cell>
          <table:table-cell office:value-type="float" office:value="352.347515646674" calcext:value-type="float">
            <text:p>352.3475156467</text:p>
          </table:table-cell>
        </table:table-row>
        <table:table-row table:style-name="ro1">
          <table:table-cell office:value-type="float" office:value="77.040846485654" calcext:value-type="float">
            <text:p>77.0408464857</text:p>
          </table:table-cell>
          <table:table-cell office:value-type="float" office:value="12.8887202445973" calcext:value-type="float">
            <text:p>12.8887202446</text:p>
          </table:table-cell>
          <table:table-cell office:value-type="float" office:value="2.28213931522623" calcext:value-type="float">
            <text:p>2.2821393152</text:p>
          </table:table-cell>
          <table:table-cell office:value-type="float" office:value="252.778051198826" calcext:value-type="float">
            <text:p>252.7780511988</text:p>
          </table:table-cell>
          <table:table-cell office:value-type="float" office:value="0.293554452467213" calcext:value-type="float">
            <text:p>0.2935544525</text:p>
          </table:table-cell>
          <table:table-cell office:value-type="float" office:value="10.0948110143759" calcext:value-type="float">
            <text:p>10.0948110144</text:p>
          </table:table-cell>
          <table:table-cell office:value-type="float" office:value="1.75524878351887" calcext:value-type="float">
            <text:p>1.7552487835</text:p>
          </table:table-cell>
          <table:table-cell office:value-type="float" office:value="0.199959751576963" calcext:value-type="float">
            <text:p>0.1999597516</text:p>
          </table:table-cell>
          <table:table-cell office:value-type="float" office:value="0.312569165140382" calcext:value-type="float">
            <text:p>0.3125691651</text:p>
          </table:table-cell>
          <table:table-cell office:value-type="float" office:value="352.347573543902" calcext:value-type="float">
            <text:p>352.3475735439</text:p>
          </table:table-cell>
        </table:table-row>
        <table:table-row table:style-name="ro1">
          <table:table-cell office:value-type="float" office:value="77.040846485654" calcext:value-type="float">
            <text:p>77.0408464857</text:p>
          </table:table-cell>
          <table:table-cell office:value-type="float" office:value="12.8887202445973" calcext:value-type="float">
            <text:p>12.8887202446</text:p>
          </table:table-cell>
          <table:table-cell office:value-type="float" office:value="2.28213931522623" calcext:value-type="float">
            <text:p>2.2821393152</text:p>
          </table:table-cell>
          <table:table-cell office:value-type="float" office:value="253.778051198826" calcext:value-type="float">
            <text:p>253.7780511988</text:p>
          </table:table-cell>
          <table:table-cell office:value-type="float" office:value="0.293554452467213" calcext:value-type="float">
            <text:p>0.2935544525</text:p>
          </table:table-cell>
          <table:table-cell office:value-type="float" office:value="9.59481101437592" calcext:value-type="float">
            <text:p>9.5948110144</text:p>
          </table:table-cell>
          <table:table-cell office:value-type="float" office:value="1.75524878351887" calcext:value-type="float">
            <text:p>1.7552487835</text:p>
          </table:table-cell>
          <table:table-cell office:value-type="float" office:value="0.199959751576963" calcext:value-type="float">
            <text:p>0.1999597516</text:p>
          </table:table-cell>
          <table:table-cell office:value-type="float" office:value="0.312569165140382" calcext:value-type="float">
            <text:p>0.3125691651</text:p>
          </table:table-cell>
          <table:table-cell office:value-type="float" office:value="352.353305912767" calcext:value-type="float">
            <text:p>352.3533059128</text:p>
          </table:table-cell>
        </table:table-row>
        <table:table-row table:style-name="ro1">
          <table:table-cell office:value-type="float" office:value="77.040846485654" calcext:value-type="float">
            <text:p>77.0408464857</text:p>
          </table:table-cell>
          <table:table-cell office:value-type="float" office:value="12.8887202445973" calcext:value-type="float">
            <text:p>12.8887202446</text:p>
          </table:table-cell>
          <table:table-cell office:value-type="float" office:value="2.28213931522623" calcext:value-type="float">
            <text:p>2.2821393152</text:p>
          </table:table-cell>
          <table:table-cell office:value-type="float" office:value="252.778051198826" calcext:value-type="float">
            <text:p>252.7780511988</text:p>
          </table:table-cell>
          <table:table-cell office:value-type="float" office:value="0.293554452467213" calcext:value-type="float">
            <text:p>0.2935544525</text:p>
          </table:table-cell>
          <table:table-cell office:value-type="float" office:value="10.5948110143759" calcext:value-type="float">
            <text:p>10.5948110144</text:p>
          </table:table-cell>
          <table:table-cell office:value-type="float" office:value="1.75524878351887" calcext:value-type="float">
            <text:p>1.7552487835</text:p>
          </table:table-cell>
          <table:table-cell office:value-type="float" office:value="0.199959751576963" calcext:value-type="float">
            <text:p>0.1999597516</text:p>
          </table:table-cell>
          <table:table-cell office:value-type="float" office:value="0.312569165140382" calcext:value-type="float">
            <text:p>0.3125691651</text:p>
          </table:table-cell>
          <table:table-cell office:value-type="float" office:value="352.353791708794" calcext:value-type="float">
            <text:p>352.3537917088</text:p>
          </table:table-cell>
        </table:table-row>
        <table:table-row table:style-name="ro1">
          <table:table-cell office:value-type="float" office:value="76.8841913013678" calcext:value-type="float">
            <text:p>76.8841913014</text:p>
          </table:table-cell>
          <table:table-cell office:value-type="float" office:value="13.4345494376927" calcext:value-type="float">
            <text:p>13.4345494377</text:p>
          </table:table-cell>
          <table:table-cell office:value-type="float" office:value="2.36009436989424" calcext:value-type="float">
            <text:p>2.3600943699</text:p>
          </table:table-cell>
          <table:table-cell office:value-type="float" office:value="253.323880391921" calcext:value-type="float">
            <text:p>253.3238803919</text:p>
          </table:table-cell>
          <table:table-cell office:value-type="float" office:value="0.839383645562632" calcext:value-type="float">
            <text:p>0.8393836456</text:p>
          </table:table-cell>
          <table:table-cell office:value-type="float" office:value="10.1406402074713" calcext:value-type="float">
            <text:p>10.1406402075</text:p>
          </table:table-cell>
          <table:table-cell office:value-type="float" office:value="1.737008660297" calcext:value-type="float">
            <text:p>1.7370086603</text:p>
          </table:table-cell>
          <table:table-cell office:value-type="float" office:value="0.257812579043178" calcext:value-type="float">
            <text:p>0.257812579</text:p>
          </table:table-cell>
          <table:table-cell office:value-type="float" office:value="0.301893484526471" calcext:value-type="float">
            <text:p>0.3018934845</text:p>
          </table:table-cell>
          <table:table-cell office:value-type="float" office:value="352.360562877278" calcext:value-type="float">
            <text:p>352.3605628773</text:p>
          </table:table-cell>
        </table:table-row>
        <table:table-row table:style-name="ro1">
          <table:table-cell office:value-type="float" office:value="78.2181061126056" calcext:value-type="float">
            <text:p>78.2181061126</text:p>
          </table:table-cell>
          <table:table-cell office:value-type="float" office:value="13.0659798715489" calcext:value-type="float">
            <text:p>13.0659798715</text:p>
          </table:table-cell>
          <table:table-cell office:value-type="float" office:value="2.35956659954721" calcext:value-type="float">
            <text:p>2.3595665995</text:p>
          </table:table-cell>
          <table:table-cell office:value-type="float" office:value="252.955310825778" calcext:value-type="float">
            <text:p>252.9553108258</text:p>
          </table:table-cell>
          <table:table-cell office:value-type="float" office:value="0.47081407941889" calcext:value-type="float">
            <text:p>0.4708140794</text:p>
          </table:table-cell>
          <table:table-cell office:value-type="float" office:value="9.7720706413276" calcext:value-type="float">
            <text:p>9.7720706413</text:p>
          </table:table-cell>
          <table:table-cell office:value-type="float" office:value="1.74542838587801" calcext:value-type="float">
            <text:p>1.7454283859</text:p>
          </table:table-cell>
          <table:table-cell office:value-type="float" office:value="0.16125476523162" calcext:value-type="float">
            <text:p>0.1612547652</text:p>
          </table:table-cell>
          <table:table-cell office:value-type="float" office:value="0.309465859439891" calcext:value-type="float">
            <text:p>0.3094658594</text:p>
          </table:table-cell>
          <table:table-cell office:value-type="float" office:value="352.361653016857" calcext:value-type="float">
            <text:p>352.3616530169</text:p>
          </table:table-cell>
        </table:table-row>
        <table:table-row table:style-name="ro1">
          <table:table-cell office:value-type="float" office:value="76.8695310992842" calcext:value-type="float">
            <text:p>76.8695310993</text:p>
          </table:table-cell>
          <table:table-cell office:value-type="float" office:value="13.419889235609" calcext:value-type="float">
            <text:p>13.4198892356</text:p>
          </table:table-cell>
          <table:table-cell office:value-type="float" office:value="2.46279432632296" calcext:value-type="float">
            <text:p>2.4627943263</text:p>
          </table:table-cell>
          <table:table-cell office:value-type="float" office:value="253.309220189838" calcext:value-type="float">
            <text:p>253.3092201898</text:p>
          </table:table-cell>
          <table:table-cell office:value-type="float" office:value="0.82472344347893" calcext:value-type="float">
            <text:p>0.8247234435</text:p>
          </table:table-cell>
          <table:table-cell office:value-type="float" office:value="10.1259800053876" calcext:value-type="float">
            <text:p>10.1259800054</text:p>
          </table:table-cell>
          <table:table-cell office:value-type="float" office:value="1.73764911573536" calcext:value-type="float">
            <text:p>1.7376491157</text:p>
          </table:table-cell>
          <table:table-cell office:value-type="float" office:value="0.255080355545994" calcext:value-type="float">
            <text:p>0.2550803555</text:p>
          </table:table-cell>
          <table:table-cell office:value-type="float" office:value="0.302256792096253" calcext:value-type="float">
            <text:p>0.3022567921</text:p>
          </table:table-cell>
          <table:table-cell office:value-type="float" office:value="352.363172585732" calcext:value-type="float">
            <text:p>352.3631725857</text:p>
          </table:table-cell>
        </table:table-row>
        <table:table-row table:style-name="ro1">
          <table:table-cell office:value-type="float" office:value="77.040846485654" calcext:value-type="float">
            <text:p>77.0408464857</text:p>
          </table:table-cell>
          <table:table-cell office:value-type="float" office:value="12.8887202445973" calcext:value-type="float">
            <text:p>12.8887202446</text:p>
          </table:table-cell>
          <table:table-cell office:value-type="float" office:value="2.28213931522623" calcext:value-type="float">
            <text:p>2.2821393152</text:p>
          </table:table-cell>
          <table:table-cell office:value-type="float" office:value="252.778051198826" calcext:value-type="float">
            <text:p>252.7780511988</text:p>
          </table:table-cell>
          <table:table-cell office:value-type="float" office:value="0.793554452467213" calcext:value-type="float">
            <text:p>0.7935544525</text:p>
          </table:table-cell>
          <table:table-cell office:value-type="float" office:value="9.59481101437592" calcext:value-type="float">
            <text:p>9.5948110144</text:p>
          </table:table-cell>
          <table:table-cell office:value-type="float" office:value="1.75524878351887" calcext:value-type="float">
            <text:p>1.7552487835</text:p>
          </table:table-cell>
          <table:table-cell office:value-type="float" office:value="0.199959751576963" calcext:value-type="float">
            <text:p>0.1999597516</text:p>
          </table:table-cell>
          <table:table-cell office:value-type="float" office:value="0.312569165140382" calcext:value-type="float">
            <text:p>0.3125691651</text:p>
          </table:table-cell>
          <table:table-cell office:value-type="float" office:value="352.369506455733" calcext:value-type="float">
            <text:p>352.3695064557</text:p>
          </table:table-cell>
        </table:table-row>
        <table:table-row table:style-name="ro1">
          <table:table-cell office:value-type="float" office:value="77.2013394700392" calcext:value-type="float">
            <text:p>77.20133947</text:p>
          </table:table-cell>
          <table:table-cell office:value-type="float" office:value="13.0492132289825" calcext:value-type="float">
            <text:p>13.049213229</text:p>
          </table:table-cell>
          <table:table-cell office:value-type="float" office:value="2.4426322996115" calcext:value-type="float">
            <text:p>2.4426322996</text:p>
          </table:table-cell>
          <table:table-cell office:value-type="float" office:value="252.938544183211" calcext:value-type="float">
            <text:p>252.9385441832</text:p>
          </table:table-cell>
          <table:table-cell office:value-type="float" office:value="0.454047436852486" calcext:value-type="float">
            <text:p>0.4540474369</text:p>
          </table:table-cell>
          <table:table-cell office:value-type="float" office:value="9.75530399876119" calcext:value-type="float">
            <text:p>9.7553039988</text:p>
          </table:table-cell>
          <table:table-cell office:value-type="float" office:value="1.76164807701772" calcext:value-type="float">
            <text:p>1.761648077</text:p>
          </table:table-cell>
          <table:table-cell office:value-type="float" office:value="0.164887305714572" calcext:value-type="float">
            <text:p>0.1648873057</text:p>
          </table:table-cell>
          <table:table-cell office:value-type="float" office:value="0.309311188039758" calcext:value-type="float">
            <text:p>0.309311188</text:p>
          </table:table-cell>
          <table:table-cell office:value-type="float" office:value="352.396276801194" calcext:value-type="float">
            <text:p>352.3962768012</text:p>
          </table:table-cell>
        </table:table-row>
        <table:table-row table:style-name="ro1">
          <table:table-cell office:value-type="float" office:value="77.1421514816118" calcext:value-type="float">
            <text:p>77.1421514816</text:p>
          </table:table-cell>
          <table:table-cell office:value-type="float" office:value="12.4900252405551" calcext:value-type="float">
            <text:p>12.4900252406</text:p>
          </table:table-cell>
          <table:table-cell office:value-type="float" office:value="1.80937023711001" calcext:value-type="float">
            <text:p>1.8093702371</text:p>
          </table:table-cell>
          <table:table-cell office:value-type="float" office:value="252.879356194784" calcext:value-type="float">
            <text:p>252.8793561948</text:p>
          </table:table-cell>
          <table:table-cell office:value-type="float" office:value="0.394859448425063" calcext:value-type="float">
            <text:p>0.3948594484</text:p>
          </table:table-cell>
          <table:table-cell office:value-type="float" office:value="9.69611601033377" calcext:value-type="float">
            <text:p>9.6961160103</text:p>
          </table:table-cell>
          <table:table-cell office:value-type="float" office:value="1.75725719242036" calcext:value-type="float">
            <text:p>1.7572571924</text:p>
          </table:table-cell>
          <table:table-cell office:value-type="float" office:value="0.172568819518457" calcext:value-type="float">
            <text:p>0.1725688195</text:p>
          </table:table-cell>
          <table:table-cell office:value-type="float" office:value="0.313143798961455" calcext:value-type="float">
            <text:p>0.313143799</text:p>
          </table:table-cell>
          <table:table-cell office:value-type="float" office:value="352.404978910426" calcext:value-type="float">
            <text:p>352.4049789104</text:p>
          </table:table-cell>
        </table:table-row>
        <table:table-row table:style-name="ro1">
          <table:table-cell office:value-type="float" office:value="77.040846485654" calcext:value-type="float">
            <text:p>77.0408464857</text:p>
          </table:table-cell>
          <table:table-cell office:value-type="float" office:value="12.8887202445973" calcext:value-type="float">
            <text:p>12.8887202446</text:p>
          </table:table-cell>
          <table:table-cell office:value-type="float" office:value="2.28213931522623" calcext:value-type="float">
            <text:p>2.2821393152</text:p>
          </table:table-cell>
          <table:table-cell office:value-type="float" office:value="252.778051198826" calcext:value-type="float">
            <text:p>252.7780511988</text:p>
          </table:table-cell>
          <table:table-cell office:value-type="float" office:value="1.29355445246721" calcext:value-type="float">
            <text:p>1.2935544525</text:p>
          </table:table-cell>
          <table:table-cell office:value-type="float" office:value="9.59481101437592" calcext:value-type="float">
            <text:p>9.5948110144</text:p>
          </table:table-cell>
          <table:table-cell office:value-type="float" office:value="1.75524878351887" calcext:value-type="float">
            <text:p>1.7552487835</text:p>
          </table:table-cell>
          <table:table-cell office:value-type="float" office:value="0.199959751576963" calcext:value-type="float">
            <text:p>0.1999597516</text:p>
          </table:table-cell>
          <table:table-cell office:value-type="float" office:value="0.312569165140382" calcext:value-type="float">
            <text:p>0.3125691651</text:p>
          </table:table-cell>
          <table:table-cell office:value-type="float" office:value="352.410916188563" calcext:value-type="float">
            <text:p>352.4109161886</text:p>
          </table:table-cell>
        </table:table-row>
        <table:table-row table:style-name="ro1">
          <table:table-cell office:value-type="float" office:value="76.7998727127751" calcext:value-type="float">
            <text:p>76.7998727128</text:p>
          </table:table-cell>
          <table:table-cell office:value-type="float" office:value="13.3502308490999" calcext:value-type="float">
            <text:p>13.3502308491</text:p>
          </table:table-cell>
          <table:table-cell office:value-type="float" office:value="3.27577578130152" calcext:value-type="float">
            <text:p>3.2757757813</text:p>
          </table:table-cell>
          <table:table-cell office:value-type="float" office:value="253.239561803329" calcext:value-type="float">
            <text:p>253.2395618033</text:p>
          </table:table-cell>
          <table:table-cell office:value-type="float" office:value="0.755065056969908" calcext:value-type="float">
            <text:p>0.755065057</text:p>
          </table:table-cell>
          <table:table-cell office:value-type="float" office:value="10.0563216188786" calcext:value-type="float">
            <text:p>10.0563216189</text:p>
          </table:table-cell>
          <table:table-cell office:value-type="float" office:value="1.74928063133438" calcext:value-type="float">
            <text:p>1.7492806313</text:p>
          </table:table-cell>
          <table:table-cell office:value-type="float" office:value="0.175171963859803" calcext:value-type="float">
            <text:p>0.1751719639</text:p>
          </table:table-cell>
          <table:table-cell office:value-type="float" office:value="0.307563871215813" calcext:value-type="float">
            <text:p>0.3075638712</text:p>
          </table:table-cell>
          <table:table-cell office:value-type="float" office:value="352.412260428103" calcext:value-type="float">
            <text:p>352.4122604281</text:p>
          </table:table-cell>
        </table:table-row>
        <table:table-row table:style-name="ro1">
          <table:table-cell office:value-type="float" office:value="77.0359994017626" calcext:value-type="float">
            <text:p>77.0359994018</text:p>
          </table:table-cell>
          <table:table-cell office:value-type="float" office:value="13.5863575380874" calcext:value-type="float">
            <text:p>13.5863575381</text:p>
          </table:table-cell>
          <table:table-cell office:value-type="float" office:value="2.17087213954674" calcext:value-type="float">
            <text:p>2.1708721395</text:p>
          </table:table-cell>
          <table:table-cell office:value-type="float" office:value="253.475688492316" calcext:value-type="float">
            <text:p>253.4756884923</text:p>
          </table:table-cell>
          <table:table-cell office:value-type="float" office:value="0.991191745957399" calcext:value-type="float">
            <text:p>0.991191746</text:p>
          </table:table-cell>
          <table:table-cell office:value-type="float" office:value="10.2924483078661" calcext:value-type="float">
            <text:p>10.2924483079</text:p>
          </table:table-cell>
          <table:table-cell office:value-type="float" office:value="1.73922542897103" calcext:value-type="float">
            <text:p>1.739225429</text:p>
          </table:table-cell>
          <table:table-cell office:value-type="float" office:value="0.268756840782267" calcext:value-type="float">
            <text:p>0.2687568408</text:p>
          </table:table-cell>
          <table:table-cell office:value-type="float" office:value="0.296914374611894" calcext:value-type="float">
            <text:p>0.2969143746</text:p>
          </table:table-cell>
          <table:table-cell office:value-type="float" office:value="352.415539229623" calcext:value-type="float">
            <text:p>352.4155392296</text:p>
          </table:table-cell>
        </table:table-row>
        <table:table-row table:style-name="ro1">
          <table:table-cell office:value-type="float" office:value="77.0376025944908" calcext:value-type="float">
            <text:p>77.0376025945</text:p>
          </table:table-cell>
          <table:table-cell office:value-type="float" office:value="12.3854763534341" calcext:value-type="float">
            <text:p>12.3854763534</text:p>
          </table:table-cell>
          <table:table-cell office:value-type="float" office:value="2.3714880166557" calcext:value-type="float">
            <text:p>2.3714880167</text:p>
          </table:table-cell>
          <table:table-cell office:value-type="float" office:value="252.774807307663" calcext:value-type="float">
            <text:p>252.7748073077</text:p>
          </table:table-cell>
          <table:table-cell office:value-type="float" office:value="0.290310561304092" calcext:value-type="float">
            <text:p>0.2903105613</text:p>
          </table:table-cell>
          <table:table-cell office:value-type="float" office:value="9.5915671232128" calcext:value-type="float">
            <text:p>9.5915671232</text:p>
          </table:table-cell>
          <table:table-cell office:value-type="float" office:value="1.75224134018981" calcext:value-type="float">
            <text:p>1.7522413402</text:p>
          </table:table-cell>
          <table:table-cell office:value-type="float" office:value="0.167070558417007" calcext:value-type="float">
            <text:p>0.1670705584</text:p>
          </table:table-cell>
          <table:table-cell office:value-type="float" office:value="0.30071825187281" calcext:value-type="float">
            <text:p>0.3007182519</text:p>
          </table:table-cell>
          <table:table-cell office:value-type="float" office:value="352.41838840199" calcext:value-type="float">
            <text:p>352.418388402</text:p>
          </table:table-cell>
        </table:table-row>
        <table:table-row table:style-name="ro1">
          <table:table-cell office:value-type="float" office:value="78.040846485654" calcext:value-type="float">
            <text:p>78.0408464857</text:p>
          </table:table-cell>
          <table:table-cell office:value-type="float" office:value="12.3887202445972" calcext:value-type="float">
            <text:p>12.3887202446</text:p>
          </table:table-cell>
          <table:table-cell office:value-type="float" office:value="2.28213931522623" calcext:value-type="float">
            <text:p>2.2821393152</text:p>
          </table:table-cell>
          <table:table-cell office:value-type="float" office:value="252.778051198826" calcext:value-type="float">
            <text:p>252.7780511988</text:p>
          </table:table-cell>
          <table:table-cell office:value-type="float" office:value="0.293554452467213" calcext:value-type="float">
            <text:p>0.2935544525</text:p>
          </table:table-cell>
          <table:table-cell office:value-type="float" office:value="9.59481101437592" calcext:value-type="float">
            <text:p>9.5948110144</text:p>
          </table:table-cell>
          <table:table-cell office:value-type="float" office:value="1.75524878351887" calcext:value-type="float">
            <text:p>1.7552487835</text:p>
          </table:table-cell>
          <table:table-cell office:value-type="float" office:value="0.199959751576963" calcext:value-type="float">
            <text:p>0.1999597516</text:p>
          </table:table-cell>
          <table:table-cell office:value-type="float" office:value="0.312569165140382" calcext:value-type="float">
            <text:p>0.3125691651</text:p>
          </table:table-cell>
          <table:table-cell office:value-type="float" office:value="352.418828641386" calcext:value-type="float">
            <text:p>352.4188286414</text:p>
          </table:table-cell>
        </table:table-row>
        <table:table-row table:style-name="ro1">
          <table:table-cell office:value-type="float" office:value="76.8411048565283" calcext:value-type="float">
            <text:p>76.8411048565</text:p>
          </table:table-cell>
          <table:table-cell office:value-type="float" office:value="13.3914629928531" calcext:value-type="float">
            <text:p>13.3914629929</text:p>
          </table:table-cell>
          <table:table-cell office:value-type="float" office:value="3.20726855605605" calcext:value-type="float">
            <text:p>3.2072685561</text:p>
          </table:table-cell>
          <table:table-cell office:value-type="float" office:value="253.280793947082" calcext:value-type="float">
            <text:p>253.2807939471</text:p>
          </table:table-cell>
          <table:table-cell office:value-type="float" office:value="0.796297200723075" calcext:value-type="float">
            <text:p>0.7962972007</text:p>
          </table:table-cell>
          <table:table-cell office:value-type="float" office:value="10.0975537626318" calcext:value-type="float">
            <text:p>10.0975537626</text:p>
          </table:table-cell>
          <table:table-cell office:value-type="float" office:value="1.75330196163784" calcext:value-type="float">
            <text:p>1.7533019616</text:p>
          </table:table-cell>
          <table:table-cell office:value-type="float" office:value="0.137482741784376" calcext:value-type="float">
            <text:p>0.1374827418</text:p>
          </table:table-cell>
          <table:table-cell office:value-type="float" office:value="0.308969730028357" calcext:value-type="float">
            <text:p>0.30896973</text:p>
          </table:table-cell>
          <table:table-cell office:value-type="float" office:value="352.42095355811" calcext:value-type="float">
            <text:p>352.4209535581</text:p>
          </table:table-cell>
        </table:table-row>
        <table:table-row table:style-name="ro1">
          <table:table-cell office:value-type="float" office:value="77.040846485654" calcext:value-type="float">
            <text:p>77.0408464857</text:p>
          </table:table-cell>
          <table:table-cell office:value-type="float" office:value="12.3887202445972" calcext:value-type="float">
            <text:p>12.3887202446</text:p>
          </table:table-cell>
          <table:table-cell office:value-type="float" office:value="2.28213931522623" calcext:value-type="float">
            <text:p>2.2821393152</text:p>
          </table:table-cell>
          <table:table-cell office:value-type="float" office:value="252.778051198826" calcext:value-type="float">
            <text:p>252.7780511988</text:p>
          </table:table-cell>
          <table:table-cell office:value-type="float" office:value="0.293554452467213" calcext:value-type="float">
            <text:p>0.2935544525</text:p>
          </table:table-cell>
          <table:table-cell office:value-type="float" office:value="9.59481101437592" calcext:value-type="float">
            <text:p>9.5948110144</text:p>
          </table:table-cell>
          <table:table-cell office:value-type="float" office:value="1.75524878351887" calcext:value-type="float">
            <text:p>1.7552487835</text:p>
          </table:table-cell>
          <table:table-cell office:value-type="float" office:value="0.199959751576963" calcext:value-type="float">
            <text:p>0.1999597516</text:p>
          </table:table-cell>
          <table:table-cell office:value-type="float" office:value="0.312569165140382" calcext:value-type="float">
            <text:p>0.3125691651</text:p>
          </table:table-cell>
          <table:table-cell office:value-type="float" office:value="352.426434496945" calcext:value-type="float">
            <text:p>352.4264344969</text:p>
          </table:table-cell>
        </table:table-row>
        <table:table-row table:style-name="ro1">
          <table:table-cell office:value-type="float" office:value="77.040846485654" calcext:value-type="float">
            <text:p>77.0408464857</text:p>
          </table:table-cell>
          <table:table-cell office:value-type="float" office:value="12.3887202445972" calcext:value-type="float">
            <text:p>12.3887202446</text:p>
          </table:table-cell>
          <table:table-cell office:value-type="float" office:value="2.28213931522623" calcext:value-type="float">
            <text:p>2.2821393152</text:p>
          </table:table-cell>
          <table:table-cell office:value-type="float" office:value="252.778051198826" calcext:value-type="float">
            <text:p>252.7780511988</text:p>
          </table:table-cell>
          <table:table-cell office:value-type="float" office:value="0.293554452467213" calcext:value-type="float">
            <text:p>0.2935544525</text:p>
          </table:table-cell>
          <table:table-cell office:value-type="float" office:value="9.59481101437592" calcext:value-type="float">
            <text:p>9.5948110144</text:p>
          </table:table-cell>
          <table:table-cell office:value-type="float" office:value="1.75524878351887" calcext:value-type="float">
            <text:p>1.7552487835</text:p>
          </table:table-cell>
          <table:table-cell office:value-type="float" office:value="0.199959751576963" calcext:value-type="float">
            <text:p>0.1999597516</text:p>
          </table:table-cell>
          <table:table-cell office:value-type="float" office:value="0.312569165140382" calcext:value-type="float">
            <text:p>0.3125691651</text:p>
          </table:table-cell>
          <table:table-cell office:value-type="float" office:value="352.426434496945" calcext:value-type="float">
            <text:p>352.4264344969</text:p>
          </table:table-cell>
        </table:table-row>
        <table:table-row table:style-name="ro1">
          <table:table-cell office:value-type="float" office:value="77.040846485654" calcext:value-type="float">
            <text:p>77.0408464857</text:p>
          </table:table-cell>
          <table:table-cell office:value-type="float" office:value="12.3887202445972" calcext:value-type="float">
            <text:p>12.3887202446</text:p>
          </table:table-cell>
          <table:table-cell office:value-type="float" office:value="2.28213931522623" calcext:value-type="float">
            <text:p>2.2821393152</text:p>
          </table:table-cell>
          <table:table-cell office:value-type="float" office:value="253.778051198826" calcext:value-type="float">
            <text:p>253.7780511988</text:p>
          </table:table-cell>
          <table:table-cell office:value-type="float" office:value="0.293554452467213" calcext:value-type="float">
            <text:p>0.2935544525</text:p>
          </table:table-cell>
          <table:table-cell office:value-type="float" office:value="9.59481101437592" calcext:value-type="float">
            <text:p>9.5948110144</text:p>
          </table:table-cell>
          <table:table-cell office:value-type="float" office:value="1.75524878351887" calcext:value-type="float">
            <text:p>1.7552487835</text:p>
          </table:table-cell>
          <table:table-cell office:value-type="float" office:value="0.199959751576963" calcext:value-type="float">
            <text:p>0.1999597516</text:p>
          </table:table-cell>
          <table:table-cell office:value-type="float" office:value="0.312569165140382" calcext:value-type="float">
            <text:p>0.3125691651</text:p>
          </table:table-cell>
          <table:table-cell office:value-type="float" office:value="352.438355137452" calcext:value-type="float">
            <text:p>352.4383551375</text:p>
          </table:table-cell>
        </table:table-row>
        <table:table-row table:style-name="ro1">
          <table:table-cell office:value-type="float" office:value="77.040846485654" calcext:value-type="float">
            <text:p>77.0408464857</text:p>
          </table:table-cell>
          <table:table-cell office:value-type="float" office:value="12.3887202445972" calcext:value-type="float">
            <text:p>12.3887202446</text:p>
          </table:table-cell>
          <table:table-cell office:value-type="float" office:value="2.28213931522623" calcext:value-type="float">
            <text:p>2.2821393152</text:p>
          </table:table-cell>
          <table:table-cell office:value-type="float" office:value="252.778051198826" calcext:value-type="float">
            <text:p>252.7780511988</text:p>
          </table:table-cell>
          <table:table-cell office:value-type="float" office:value="0.293554452467213" calcext:value-type="float">
            <text:p>0.2935544525</text:p>
          </table:table-cell>
          <table:table-cell office:value-type="float" office:value="10.5948110143759" calcext:value-type="float">
            <text:p>10.5948110144</text:p>
          </table:table-cell>
          <table:table-cell office:value-type="float" office:value="1.75524878351887" calcext:value-type="float">
            <text:p>1.7552487835</text:p>
          </table:table-cell>
          <table:table-cell office:value-type="float" office:value="0.199959751576963" calcext:value-type="float">
            <text:p>0.1999597516</text:p>
          </table:table-cell>
          <table:table-cell office:value-type="float" office:value="0.312569165140382" calcext:value-type="float">
            <text:p>0.3125691651</text:p>
          </table:table-cell>
          <table:table-cell office:value-type="float" office:value="352.438739030925" calcext:value-type="float">
            <text:p>352.4387390309</text:p>
          </table:table-cell>
        </table:table-row>
        <table:table-row table:style-name="ro1">
          <table:table-cell office:value-type="float" office:value="76.8072708466904" calcext:value-type="float">
            <text:p>76.8072708467</text:p>
          </table:table-cell>
          <table:table-cell office:value-type="float" office:value="13.1489717661275" calcext:value-type="float">
            <text:p>13.1489717661</text:p>
          </table:table-cell>
          <table:table-cell office:value-type="float" office:value="3.3328191251272" calcext:value-type="float">
            <text:p>3.3328191251</text:p>
          </table:table-cell>
          <table:table-cell office:value-type="float" office:value="253.038302720356" calcext:value-type="float">
            <text:p>253.0383027204</text:p>
          </table:table-cell>
          <table:table-cell office:value-type="float" office:value="0.553805973997507" calcext:value-type="float">
            <text:p>0.553805974</text:p>
          </table:table-cell>
          <table:table-cell office:value-type="float" office:value="9.85506253590622" calcext:value-type="float">
            <text:p>9.8550625359</text:p>
          </table:table-cell>
          <table:table-cell office:value-type="float" office:value="1.74700013515504" calcext:value-type="float">
            <text:p>1.7470001352</text:p>
          </table:table-cell>
          <table:table-cell office:value-type="float" office:value="0.165333442746782" calcext:value-type="float">
            <text:p>0.1653334427</text:p>
          </table:table-cell>
          <table:table-cell office:value-type="float" office:value="0.309041305170105" calcext:value-type="float">
            <text:p>0.3090413052</text:p>
          </table:table-cell>
          <table:table-cell office:value-type="float" office:value="352.448117278641" calcext:value-type="float">
            <text:p>352.4481172786</text:p>
          </table:table-cell>
        </table:table-row>
        <table:table-row table:style-name="ro1">
          <table:table-cell office:value-type="float" office:value="77.2158884309791" calcext:value-type="float">
            <text:p>77.215888431</text:p>
          </table:table-cell>
          <table:table-cell office:value-type="float" office:value="13.0637621899224" calcext:value-type="float">
            <text:p>13.0637621899</text:p>
          </table:table-cell>
          <table:table-cell office:value-type="float" office:value="2.45718126055136" calcext:value-type="float">
            <text:p>2.4571812606</text:p>
          </table:table-cell>
          <table:table-cell office:value-type="float" office:value="252.953093144151" calcext:value-type="float">
            <text:p>252.9530931442</text:p>
          </table:table-cell>
          <table:table-cell office:value-type="float" office:value="0.468596397792343" calcext:value-type="float">
            <text:p>0.4685963978</text:p>
          </table:table-cell>
          <table:table-cell office:value-type="float" office:value="9.76985295970105" calcext:value-type="float">
            <text:p>9.7698529597</text:p>
          </table:table-cell>
          <table:table-cell office:value-type="float" office:value="1.73466972829881" calcext:value-type="float">
            <text:p>1.7346697283</text:p>
          </table:table-cell>
          <table:table-cell office:value-type="float" office:value="0.13675231710278" calcext:value-type="float">
            <text:p>0.1367523171</text:p>
          </table:table-cell>
          <table:table-cell office:value-type="float" office:value="0.306479166594315" calcext:value-type="float">
            <text:p>0.3064791666</text:p>
          </table:table-cell>
          <table:table-cell office:value-type="float" office:value="352.453713932737" calcext:value-type="float">
            <text:p>352.4537139327</text:p>
          </table:table-cell>
        </table:table-row>
        <table:table-row table:style-name="ro1">
          <table:table-cell office:value-type="float" office:value="77.384158201019" calcext:value-type="float">
            <text:p>77.384158201</text:p>
          </table:table-cell>
          <table:table-cell office:value-type="float" office:value="13.2320319599623" calcext:value-type="float">
            <text:p>13.23203196</text:p>
          </table:table-cell>
          <table:table-cell office:value-type="float" office:value="1.40322880836905" calcext:value-type="float">
            <text:p>1.4032288084</text:p>
          </table:table-cell>
          <table:table-cell office:value-type="float" office:value="253.121362914191" calcext:value-type="float">
            <text:p>253.1213629142</text:p>
          </table:table-cell>
          <table:table-cell office:value-type="float" office:value="0.63686616783225" calcext:value-type="float">
            <text:p>0.6368661678</text:p>
          </table:table-cell>
          <table:table-cell office:value-type="float" office:value="9.93812272974096" calcext:value-type="float">
            <text:p>9.9381227297</text:p>
          </table:table-cell>
          <table:table-cell office:value-type="float" office:value="1.75394684434576" calcext:value-type="float">
            <text:p>1.7539468443</text:p>
          </table:table-cell>
          <table:table-cell office:value-type="float" office:value="0.15448828082998" calcext:value-type="float">
            <text:p>0.1544882808</text:p>
          </table:table-cell>
          <table:table-cell office:value-type="float" office:value="0.312004107548599" calcext:value-type="float">
            <text:p>0.3120041075</text:p>
          </table:table-cell>
          <table:table-cell office:value-type="float" office:value="352.458550544632" calcext:value-type="float">
            <text:p>352.4585505446</text:p>
          </table:table-cell>
        </table:table-row>
        <table:table-row table:style-name="ro1">
          <table:table-cell office:value-type="float" office:value="78.091448603139" calcext:value-type="float">
            <text:p>78.0914486031</text:p>
          </table:table-cell>
          <table:table-cell office:value-type="float" office:value="13.0825932049417" calcext:value-type="float">
            <text:p>13.0825932049</text:p>
          </table:table-cell>
          <table:table-cell office:value-type="float" office:value="2.38549423123459" calcext:value-type="float">
            <text:p>2.3854942312</text:p>
          </table:table-cell>
          <table:table-cell office:value-type="float" office:value="252.971924159171" calcext:value-type="float">
            <text:p>252.9719241592</text:p>
          </table:table-cell>
          <table:table-cell office:value-type="float" office:value="0.487427412811636" calcext:value-type="float">
            <text:p>0.4874274128</text:p>
          </table:table-cell>
          <table:table-cell office:value-type="float" office:value="9.78868397472034" calcext:value-type="float">
            <text:p>9.7886839747</text:p>
          </table:table-cell>
          <table:table-cell office:value-type="float" office:value="1.73961875246358" calcext:value-type="float">
            <text:p>1.7396187525</text:p>
          </table:table-cell>
          <table:table-cell office:value-type="float" office:value="0.161861413289669" calcext:value-type="float">
            <text:p>0.1618614133</text:p>
          </table:table-cell>
          <table:table-cell office:value-type="float" office:value="0.307589389185692" calcext:value-type="float">
            <text:p>0.3075893892</text:p>
          </table:table-cell>
          <table:table-cell office:value-type="float" office:value="352.467237291467" calcext:value-type="float">
            <text:p>352.4672372915</text:p>
          </table:table-cell>
        </table:table-row>
        <table:table-row table:style-name="ro1">
          <table:table-cell office:value-type="float" office:value="77.2013394700392" calcext:value-type="float">
            <text:p>77.20133947</text:p>
          </table:table-cell>
          <table:table-cell office:value-type="float" office:value="12.5492132289825" calcext:value-type="float">
            <text:p>12.549213229</text:p>
          </table:table-cell>
          <table:table-cell office:value-type="float" office:value="2.4426322996115" calcext:value-type="float">
            <text:p>2.4426322996</text:p>
          </table:table-cell>
          <table:table-cell office:value-type="float" office:value="252.938544183211" calcext:value-type="float">
            <text:p>252.9385441832</text:p>
          </table:table-cell>
          <table:table-cell office:value-type="float" office:value="0.454047436852486" calcext:value-type="float">
            <text:p>0.4540474369</text:p>
          </table:table-cell>
          <table:table-cell office:value-type="float" office:value="9.75530399876119" calcext:value-type="float">
            <text:p>9.7553039988</text:p>
          </table:table-cell>
          <table:table-cell office:value-type="float" office:value="1.76164807701772" calcext:value-type="float">
            <text:p>1.761648077</text:p>
          </table:table-cell>
          <table:table-cell office:value-type="float" office:value="0.164887305714572" calcext:value-type="float">
            <text:p>0.1648873057</text:p>
          </table:table-cell>
          <table:table-cell office:value-type="float" office:value="0.309311188039758" calcext:value-type="float">
            <text:p>0.309311188</text:p>
          </table:table-cell>
          <table:table-cell office:value-type="float" office:value="352.467873726008" calcext:value-type="float">
            <text:p>352.467873726</text:p>
          </table:table-cell>
        </table:table-row>
        <table:table-row table:style-name="ro1">
          <table:table-cell office:value-type="float" office:value="77.9159436324359" calcext:value-type="float">
            <text:p>77.9159436324</text:p>
          </table:table-cell>
          <table:table-cell office:value-type="float" office:value="12.2638173913792" calcext:value-type="float">
            <text:p>12.2638173914</text:p>
          </table:table-cell>
          <table:table-cell office:value-type="float" office:value="2.24982905460075" calcext:value-type="float">
            <text:p>2.2498290546</text:p>
          </table:table-cell>
          <table:table-cell office:value-type="float" office:value="252.653148345608" calcext:value-type="float">
            <text:p>252.6531483456</text:p>
          </table:table-cell>
          <table:table-cell office:value-type="float" office:value="0.168651599249142" calcext:value-type="float">
            <text:p>0.1686515992</text:p>
          </table:table-cell>
          <table:table-cell office:value-type="float" office:value="9.46990816115785" calcext:value-type="float">
            <text:p>9.4699081612</text:p>
          </table:table-cell>
          <table:table-cell office:value-type="float" office:value="1.7633939356618" calcext:value-type="float">
            <text:p>1.7633939357</text:p>
          </table:table-cell>
          <table:table-cell office:value-type="float" office:value="0.16222026391877" calcext:value-type="float">
            <text:p>0.1622202639</text:p>
          </table:table-cell>
          <table:table-cell office:value-type="float" office:value="0.317693814685139" calcext:value-type="float">
            <text:p>0.3176938147</text:p>
          </table:table-cell>
          <table:table-cell office:value-type="float" office:value="352.471689428054" calcext:value-type="float">
            <text:p>352.4716894281</text:p>
          </table:table-cell>
        </table:table-row>
        <table:table-row table:style-name="ro1">
          <table:table-cell office:value-type="float" office:value="77.040846485654" calcext:value-type="float">
            <text:p>77.0408464857</text:p>
          </table:table-cell>
          <table:table-cell office:value-type="float" office:value="12.3887202445972" calcext:value-type="float">
            <text:p>12.3887202446</text:p>
          </table:table-cell>
          <table:table-cell office:value-type="float" office:value="2.28213931522623" calcext:value-type="float">
            <text:p>2.2821393152</text:p>
          </table:table-cell>
          <table:table-cell office:value-type="float" office:value="252.778051198826" calcext:value-type="float">
            <text:p>252.7780511988</text:p>
          </table:table-cell>
          <table:table-cell office:value-type="float" office:value="1.29355445246721" calcext:value-type="float">
            <text:p>1.2935544525</text:p>
          </table:table-cell>
          <table:table-cell office:value-type="float" office:value="9.59481101437592" calcext:value-type="float">
            <text:p>9.5948110144</text:p>
          </table:table-cell>
          <table:table-cell office:value-type="float" office:value="1.75524878351887" calcext:value-type="float">
            <text:p>1.7552487835</text:p>
          </table:table-cell>
          <table:table-cell office:value-type="float" office:value="0.199959751576963" calcext:value-type="float">
            <text:p>0.1999597516</text:p>
          </table:table-cell>
          <table:table-cell office:value-type="float" office:value="0.312569165140382" calcext:value-type="float">
            <text:p>0.3125691651</text:p>
          </table:table-cell>
          <table:table-cell office:value-type="float" office:value="352.498839584682" calcext:value-type="float">
            <text:p>352.4988395847</text:p>
          </table:table-cell>
        </table:table-row>
        <table:table-row table:style-name="ro1">
          <table:table-cell office:value-type="float" office:value="76.9159436324359" calcext:value-type="float">
            <text:p>76.9159436324</text:p>
          </table:table-cell>
          <table:table-cell office:value-type="float" office:value="12.2638173913792" calcext:value-type="float">
            <text:p>12.2638173914</text:p>
          </table:table-cell>
          <table:table-cell office:value-type="float" office:value="2.24982905460075" calcext:value-type="float">
            <text:p>2.2498290546</text:p>
          </table:table-cell>
          <table:table-cell office:value-type="float" office:value="252.653148345608" calcext:value-type="float">
            <text:p>252.6531483456</text:p>
          </table:table-cell>
          <table:table-cell office:value-type="float" office:value="0.168651599249142" calcext:value-type="float">
            <text:p>0.1686515992</text:p>
          </table:table-cell>
          <table:table-cell office:value-type="float" office:value="9.46990816115785" calcext:value-type="float">
            <text:p>9.4699081612</text:p>
          </table:table-cell>
          <table:table-cell office:value-type="float" office:value="1.7633939356618" calcext:value-type="float">
            <text:p>1.7633939357</text:p>
          </table:table-cell>
          <table:table-cell office:value-type="float" office:value="0.16222026391877" calcext:value-type="float">
            <text:p>0.1622202639</text:p>
          </table:table-cell>
          <table:table-cell office:value-type="float" office:value="0.317693814685139" calcext:value-type="float">
            <text:p>0.3176938147</text:p>
          </table:table-cell>
          <table:table-cell office:value-type="float" office:value="352.504915482916" calcext:value-type="float">
            <text:p>352.5049154829</text:p>
          </table:table-cell>
        </table:table-row>
        <table:table-row table:style-name="ro1">
          <table:table-cell office:value-type="float" office:value="76.9159436324359" calcext:value-type="float">
            <text:p>76.9159436324</text:p>
          </table:table-cell>
          <table:table-cell office:value-type="float" office:value="12.2638173913792" calcext:value-type="float">
            <text:p>12.2638173914</text:p>
          </table:table-cell>
          <table:table-cell office:value-type="float" office:value="2.24982905460075" calcext:value-type="float">
            <text:p>2.2498290546</text:p>
          </table:table-cell>
          <table:table-cell office:value-type="float" office:value="252.653148345608" calcext:value-type="float">
            <text:p>252.6531483456</text:p>
          </table:table-cell>
          <table:table-cell office:value-type="float" office:value="0.168651599249142" calcext:value-type="float">
            <text:p>0.1686515992</text:p>
          </table:table-cell>
          <table:table-cell office:value-type="float" office:value="9.46990816115785" calcext:value-type="float">
            <text:p>9.4699081612</text:p>
          </table:table-cell>
          <table:table-cell office:value-type="float" office:value="1.7633939356618" calcext:value-type="float">
            <text:p>1.7633939357</text:p>
          </table:table-cell>
          <table:table-cell office:value-type="float" office:value="0.16222026391877" calcext:value-type="float">
            <text:p>0.1622202639</text:p>
          </table:table-cell>
          <table:table-cell office:value-type="float" office:value="0.317693814685139" calcext:value-type="float">
            <text:p>0.3176938147</text:p>
          </table:table-cell>
          <table:table-cell office:value-type="float" office:value="352.504915482916" calcext:value-type="float">
            <text:p>352.5049154829</text:p>
          </table:table-cell>
        </table:table-row>
        <table:table-row table:style-name="ro1">
          <table:table-cell office:value-type="float" office:value="77.312610889052" calcext:value-type="float">
            <text:p>77.3126108891</text:p>
          </table:table-cell>
          <table:table-cell office:value-type="float" office:value="11.9172036440832" calcext:value-type="float">
            <text:p>11.9172036441</text:p>
          </table:table-cell>
          <table:table-cell office:value-type="float" office:value="2.35589020442409" calcext:value-type="float">
            <text:p>2.3558902044</text:p>
          </table:table-cell>
          <table:table-cell office:value-type="float" office:value="252.306534598312" calcext:value-type="float">
            <text:p>252.3065345983</text:p>
          </table:table-cell>
          <table:table-cell office:value-type="float" office:value="1.04426007417536" calcext:value-type="float">
            <text:p>1.0442600742</text:p>
          </table:table-cell>
          <table:table-cell office:value-type="float" office:value="9.12329441386185" calcext:value-type="float">
            <text:p>9.1232944139</text:p>
          </table:table-cell>
          <table:table-cell office:value-type="float" office:value="1.76266385603452" calcext:value-type="float">
            <text:p>1.762663856</text:p>
          </table:table-cell>
          <table:table-cell office:value-type="float" office:value="0.159164428107202" calcext:value-type="float">
            <text:p>0.1591644281</text:p>
          </table:table-cell>
          <table:table-cell office:value-type="float" office:value="0.313605121769846" calcext:value-type="float">
            <text:p>0.3136051218</text:p>
          </table:table-cell>
          <table:table-cell office:value-type="float" office:value="352.509561863703" calcext:value-type="float">
            <text:p>352.5095618637</text:p>
          </table:table-cell>
        </table:table-row>
        <table:table-row table:style-name="ro1">
          <table:table-cell office:value-type="float" office:value="77.2181061126056" calcext:value-type="float">
            <text:p>77.2181061126</text:p>
          </table:table-cell>
          <table:table-cell office:value-type="float" office:value="13.0659798715489" calcext:value-type="float">
            <text:p>13.0659798715</text:p>
          </table:table-cell>
          <table:table-cell office:value-type="float" office:value="3.35956659954721" calcext:value-type="float">
            <text:p>3.3595665995</text:p>
          </table:table-cell>
          <table:table-cell office:value-type="float" office:value="252.955310825778" calcext:value-type="float">
            <text:p>252.9553108258</text:p>
          </table:table-cell>
          <table:table-cell office:value-type="float" office:value="0.47081407941889" calcext:value-type="float">
            <text:p>0.4708140794</text:p>
          </table:table-cell>
          <table:table-cell office:value-type="float" office:value="9.7720706413276" calcext:value-type="float">
            <text:p>9.7720706413</text:p>
          </table:table-cell>
          <table:table-cell office:value-type="float" office:value="1.74542838587801" calcext:value-type="float">
            <text:p>1.7454283859</text:p>
          </table:table-cell>
          <table:table-cell office:value-type="float" office:value="0.16125476523162" calcext:value-type="float">
            <text:p>0.1612547652</text:p>
          </table:table-cell>
          <table:table-cell office:value-type="float" office:value="0.309465859439891" calcext:value-type="float">
            <text:p>0.3094658594</text:p>
          </table:table-cell>
          <table:table-cell office:value-type="float" office:value="352.509706583427" calcext:value-type="float">
            <text:p>352.5097065834</text:p>
          </table:table-cell>
        </table:table-row>
        <table:table-row table:style-name="ro1">
          <table:table-cell office:value-type="float" office:value="76.9159436324359" calcext:value-type="float">
            <text:p>76.9159436324</text:p>
          </table:table-cell>
          <table:table-cell office:value-type="float" office:value="12.2638173913792" calcext:value-type="float">
            <text:p>12.2638173914</text:p>
          </table:table-cell>
          <table:table-cell office:value-type="float" office:value="2.24982905460075" calcext:value-type="float">
            <text:p>2.2498290546</text:p>
          </table:table-cell>
          <table:table-cell office:value-type="float" office:value="253.653148345608" calcext:value-type="float">
            <text:p>253.6531483456</text:p>
          </table:table-cell>
          <table:table-cell office:value-type="float" office:value="0.168651599249142" calcext:value-type="float">
            <text:p>0.1686515992</text:p>
          </table:table-cell>
          <table:table-cell office:value-type="float" office:value="9.46990816115785" calcext:value-type="float">
            <text:p>9.4699081612</text:p>
          </table:table-cell>
          <table:table-cell office:value-type="float" office:value="1.7633939356618" calcext:value-type="float">
            <text:p>1.7633939357</text:p>
          </table:table-cell>
          <table:table-cell office:value-type="float" office:value="0.16222026391877" calcext:value-type="float">
            <text:p>0.1622202639</text:p>
          </table:table-cell>
          <table:table-cell office:value-type="float" office:value="0.317693814685139" calcext:value-type="float">
            <text:p>0.3176938147</text:p>
          </table:table-cell>
          <table:table-cell office:value-type="float" office:value="352.517703012378" calcext:value-type="float">
            <text:p>352.5177030124</text:p>
          </table:table-cell>
        </table:table-row>
        <table:table-row table:style-name="ro1">
          <table:table-cell office:value-type="float" office:value="77.0684322137247" calcext:value-type="float">
            <text:p>77.0684322137</text:p>
          </table:table-cell>
          <table:table-cell office:value-type="float" office:value="12.416305972668" calcext:value-type="float">
            <text:p>12.4163059727</text:p>
          </table:table-cell>
          <table:table-cell office:value-type="float" office:value="2.4023176358896" calcext:value-type="float">
            <text:p>2.4023176359</text:p>
          </table:table-cell>
          <table:table-cell office:value-type="float" office:value="252.805636926897" calcext:value-type="float">
            <text:p>252.8056369269</text:p>
          </table:table-cell>
          <table:table-cell office:value-type="float" office:value="0.321140180537988" calcext:value-type="float">
            <text:p>0.3211401805</text:p>
          </table:table-cell>
          <table:table-cell office:value-type="float" office:value="9.62239674244669" calcext:value-type="float">
            <text:p>9.6223967424</text:p>
          </table:table-cell>
          <table:table-cell office:value-type="float" office:value="1.75068301367049" calcext:value-type="float">
            <text:p>1.7506830137</text:p>
          </table:table-cell>
          <table:table-cell office:value-type="float" office:value="0.143602441937446" calcext:value-type="float">
            <text:p>0.1436024419</text:p>
          </table:table-cell>
          <table:table-cell office:value-type="float" office:value="0.31491848087284" calcext:value-type="float">
            <text:p>0.3149184809</text:p>
          </table:table-cell>
          <table:table-cell office:value-type="float" office:value="352.522578963532" calcext:value-type="float">
            <text:p>352.5225789635</text:p>
          </table:table-cell>
        </table:table-row>
        <table:table-row table:style-name="ro1">
          <table:table-cell office:value-type="float" office:value="76.9159436324359" calcext:value-type="float">
            <text:p>76.9159436324</text:p>
          </table:table-cell>
          <table:table-cell office:value-type="float" office:value="12.2638173913792" calcext:value-type="float">
            <text:p>12.2638173914</text:p>
          </table:table-cell>
          <table:table-cell office:value-type="float" office:value="2.24982905460075" calcext:value-type="float">
            <text:p>2.2498290546</text:p>
          </table:table-cell>
          <table:table-cell office:value-type="float" office:value="252.653148345608" calcext:value-type="float">
            <text:p>252.6531483456</text:p>
          </table:table-cell>
          <table:table-cell office:value-type="float" office:value="0.168651599249142" calcext:value-type="float">
            <text:p>0.1686515992</text:p>
          </table:table-cell>
          <table:table-cell office:value-type="float" office:value="10.4699081611579" calcext:value-type="float">
            <text:p>10.4699081612</text:p>
          </table:table-cell>
          <table:table-cell office:value-type="float" office:value="1.7633939356618" calcext:value-type="float">
            <text:p>1.7633939357</text:p>
          </table:table-cell>
          <table:table-cell office:value-type="float" office:value="0.16222026391877" calcext:value-type="float">
            <text:p>0.1622202639</text:p>
          </table:table-cell>
          <table:table-cell office:value-type="float" office:value="0.317693814685139" calcext:value-type="float">
            <text:p>0.3176938147</text:p>
          </table:table-cell>
          <table:table-cell office:value-type="float" office:value="352.526246590693" calcext:value-type="float">
            <text:p>352.5262465907</text:p>
          </table:table-cell>
        </table:table-row>
        <table:table-row table:style-name="ro1">
          <table:table-cell office:value-type="float" office:value="77.2158884309791" calcext:value-type="float">
            <text:p>77.215888431</text:p>
          </table:table-cell>
          <table:table-cell office:value-type="float" office:value="12.5637621899224" calcext:value-type="float">
            <text:p>12.5637621899</text:p>
          </table:table-cell>
          <table:table-cell office:value-type="float" office:value="2.45718126055136" calcext:value-type="float">
            <text:p>2.4571812606</text:p>
          </table:table-cell>
          <table:table-cell office:value-type="float" office:value="252.953093144151" calcext:value-type="float">
            <text:p>252.9530931442</text:p>
          </table:table-cell>
          <table:table-cell office:value-type="float" office:value="0.468596397792343" calcext:value-type="float">
            <text:p>0.4685963978</text:p>
          </table:table-cell>
          <table:table-cell office:value-type="float" office:value="9.76985295970105" calcext:value-type="float">
            <text:p>9.7698529597</text:p>
          </table:table-cell>
          <table:table-cell office:value-type="float" office:value="1.73466972829881" calcext:value-type="float">
            <text:p>1.7346697283</text:p>
          </table:table-cell>
          <table:table-cell office:value-type="float" office:value="0.13675231710278" calcext:value-type="float">
            <text:p>0.1367523171</text:p>
          </table:table-cell>
          <table:table-cell office:value-type="float" office:value="0.306479166594315" calcext:value-type="float">
            <text:p>0.3064791666</text:p>
          </table:table-cell>
          <table:table-cell office:value-type="float" office:value="352.531081668996" calcext:value-type="float">
            <text:p>352.531081669</text:p>
          </table:table-cell>
        </table:table-row>
        <table:table-row table:style-name="ro1">
          <table:table-cell office:value-type="float" office:value="77.2502142750862" calcext:value-type="float">
            <text:p>77.2502142751</text:p>
          </table:table-cell>
          <table:table-cell office:value-type="float" office:value="13.0980880340295" calcext:value-type="float">
            <text:p>13.098088034</text:p>
          </table:table-cell>
          <table:table-cell office:value-type="float" office:value="2.4915071046585" calcext:value-type="float">
            <text:p>2.4915071047</text:p>
          </table:table-cell>
          <table:table-cell office:value-type="float" office:value="252.987418988258" calcext:value-type="float">
            <text:p>252.9874189883</text:p>
          </table:table-cell>
          <table:table-cell office:value-type="float" office:value="0.50292224189948" calcext:value-type="float">
            <text:p>0.5029222419</text:p>
          </table:table-cell>
          <table:table-cell office:value-type="float" office:value="9.80417880380819" calcext:value-type="float">
            <text:p>9.8041788038</text:p>
          </table:table-cell>
          <table:table-cell office:value-type="float" office:value="1.7635698189611" calcext:value-type="float">
            <text:p>1.763569819</text:p>
          </table:table-cell>
          <table:table-cell office:value-type="float" office:value="0.0936180135521134" calcext:value-type="float">
            <text:p>0.0936180136</text:p>
          </table:table-cell>
          <table:table-cell office:value-type="float" office:value="0.319374381624048" calcext:value-type="float">
            <text:p>0.3193743816</text:p>
          </table:table-cell>
          <table:table-cell office:value-type="float" office:value="352.545680283871" calcext:value-type="float">
            <text:p>352.5456802839</text:p>
          </table:table-cell>
        </table:table-row>
        <table:table-row table:style-name="ro1">
          <table:table-cell office:value-type="float" office:value="77.5377147153077" calcext:value-type="float">
            <text:p>77.5377147153</text:p>
          </table:table-cell>
          <table:table-cell office:value-type="float" office:value="14.0880728516325" calcext:value-type="float">
            <text:p>14.0880728516</text:p>
          </table:table-cell>
          <table:table-cell office:value-type="float" office:value="2.25992170091989" calcext:value-type="float">
            <text:p>2.2599217009</text:p>
          </table:table-cell>
          <table:table-cell office:value-type="float" office:value="253.977403805861" calcext:value-type="float">
            <text:p>253.9774038059</text:p>
          </table:table-cell>
          <table:table-cell office:value-type="float" office:value="0.270684837280251" calcext:value-type="float">
            <text:p>0.2706848373</text:p>
          </table:table-cell>
          <table:table-cell office:value-type="float" office:value="10.7941636214112" calcext:value-type="float">
            <text:p>10.7941636214</text:p>
          </table:table-cell>
          <table:table-cell office:value-type="float" office:value="1.71965422112816" calcext:value-type="float">
            <text:p>1.7196542211</text:p>
          </table:table-cell>
          <table:table-cell office:value-type="float" office:value="0.110144339249351" calcext:value-type="float">
            <text:p>0.1101443392</text:p>
          </table:table-cell>
          <table:table-cell office:value-type="float" office:value="0.298042933276422" calcext:value-type="float">
            <text:p>0.2980429333</text:p>
          </table:table-cell>
          <table:table-cell office:value-type="float" office:value="352.559728772158" calcext:value-type="float">
            <text:p>352.5597287722</text:p>
          </table:table-cell>
        </table:table-row>
        <table:table-row table:style-name="ro1">
          <table:table-cell office:value-type="float" office:value="76.9159436324359" calcext:value-type="float">
            <text:p>76.9159436324</text:p>
          </table:table-cell>
          <table:table-cell office:value-type="float" office:value="12.2638173913792" calcext:value-type="float">
            <text:p>12.2638173914</text:p>
          </table:table-cell>
          <table:table-cell office:value-type="float" office:value="2.24982905460075" calcext:value-type="float">
            <text:p>2.2498290546</text:p>
          </table:table-cell>
          <table:table-cell office:value-type="float" office:value="252.653148345608" calcext:value-type="float">
            <text:p>252.6531483456</text:p>
          </table:table-cell>
          <table:table-cell office:value-type="float" office:value="1.16865159924914" calcext:value-type="float">
            <text:p>1.1686515992</text:p>
          </table:table-cell>
          <table:table-cell office:value-type="float" office:value="9.46990816115785" calcext:value-type="float">
            <text:p>9.4699081612</text:p>
          </table:table-cell>
          <table:table-cell office:value-type="float" office:value="1.7633939356618" calcext:value-type="float">
            <text:p>1.7633939357</text:p>
          </table:table-cell>
          <table:table-cell office:value-type="float" office:value="0.16222026391877" calcext:value-type="float">
            <text:p>0.1622202639</text:p>
          </table:table-cell>
          <table:table-cell office:value-type="float" office:value="0.317693814685139" calcext:value-type="float">
            <text:p>0.3176938147</text:p>
          </table:table-cell>
          <table:table-cell office:value-type="float" office:value="352.568058511943" calcext:value-type="float">
            <text:p>352.5680585119</text:p>
          </table:table-cell>
        </table:table-row>
        <table:table-row table:style-name="ro1">
          <table:table-cell office:value-type="float" office:value="77.384158201019" calcext:value-type="float">
            <text:p>77.384158201</text:p>
          </table:table-cell>
          <table:table-cell office:value-type="float" office:value="12.7320319599623" calcext:value-type="float">
            <text:p>12.73203196</text:p>
          </table:table-cell>
          <table:table-cell office:value-type="float" office:value="1.40322880836905" calcext:value-type="float">
            <text:p>1.4032288084</text:p>
          </table:table-cell>
          <table:table-cell office:value-type="float" office:value="253.121362914191" calcext:value-type="float">
            <text:p>253.1213629142</text:p>
          </table:table-cell>
          <table:table-cell office:value-type="float" office:value="0.63686616783225" calcext:value-type="float">
            <text:p>0.6368661678</text:p>
          </table:table-cell>
          <table:table-cell office:value-type="float" office:value="9.93812272974096" calcext:value-type="float">
            <text:p>9.9381227297</text:p>
          </table:table-cell>
          <table:table-cell office:value-type="float" office:value="1.75394684434576" calcext:value-type="float">
            <text:p>1.7539468443</text:p>
          </table:table-cell>
          <table:table-cell office:value-type="float" office:value="0.15448828082998" calcext:value-type="float">
            <text:p>0.1544882808</text:p>
          </table:table-cell>
          <table:table-cell office:value-type="float" office:value="0.312004107548599" calcext:value-type="float">
            <text:p>0.3120041075</text:p>
          </table:table-cell>
          <table:table-cell office:value-type="float" office:value="352.571725750708" calcext:value-type="float">
            <text:p>352.5717257507</text:p>
          </table:table-cell>
        </table:table-row>
        <table:table-row table:style-name="ro1">
          <table:table-cell office:value-type="float" office:value="76.9990431841476" calcext:value-type="float">
            <text:p>76.9990431841</text:p>
          </table:table-cell>
          <table:table-cell office:value-type="float" office:value="12.3469169430909" calcext:value-type="float">
            <text:p>12.3469169431</text:p>
          </table:table-cell>
          <table:table-cell office:value-type="float" office:value="2.33292860631248" calcext:value-type="float">
            <text:p>2.3329286063</text:p>
          </table:table-cell>
          <table:table-cell office:value-type="float" office:value="252.73624789732" calcext:value-type="float">
            <text:p>252.7362478973</text:p>
          </table:table-cell>
          <table:table-cell office:value-type="float" office:value="0.251751150960871" calcext:value-type="float">
            <text:p>0.251751151</text:p>
          </table:table-cell>
          <table:table-cell office:value-type="float" office:value="9.55300771286958" calcext:value-type="float">
            <text:p>9.5530077129</text:p>
          </table:table-cell>
          <table:table-cell office:value-type="float" office:value="1.75043699367646" calcext:value-type="float">
            <text:p>1.7504369937</text:p>
          </table:table-cell>
          <table:table-cell office:value-type="float" office:value="0.238079124999979" calcext:value-type="float">
            <text:p>0.238079125</text:p>
          </table:table-cell>
          <table:table-cell office:value-type="float" office:value="0.310144616967659" calcext:value-type="float">
            <text:p>0.310144617</text:p>
          </table:table-cell>
          <table:table-cell office:value-type="float" office:value="352.581309163346" calcext:value-type="float">
            <text:p>352.5813091633</text:p>
          </table:table-cell>
        </table:table-row>
        <table:table-row table:style-name="ro1">
          <table:table-cell office:value-type="float" office:value="77.2045557284607" calcext:value-type="float">
            <text:p>77.2045557285</text:p>
          </table:table-cell>
          <table:table-cell office:value-type="float" office:value="13.052429487404" calcext:value-type="float">
            <text:p>13.0524294874</text:p>
          </table:table-cell>
          <table:table-cell office:value-type="float" office:value="1.95202139753912" calcext:value-type="float">
            <text:p>1.9520213975</text:p>
          </table:table-cell>
          <table:table-cell office:value-type="float" office:value="252.941760441633" calcext:value-type="float">
            <text:p>252.9417604416</text:p>
          </table:table-cell>
          <table:table-cell office:value-type="float" office:value="0.457263695273933" calcext:value-type="float">
            <text:p>0.4572636953</text:p>
          </table:table-cell>
          <table:table-cell office:value-type="float" office:value="9.75852025718264" calcext:value-type="float">
            <text:p>9.7585202572</text:p>
          </table:table-cell>
          <table:table-cell office:value-type="float" office:value="1.74348737010012" calcext:value-type="float">
            <text:p>1.7434873701</text:p>
          </table:table-cell>
          <table:table-cell office:value-type="float" office:value="0.274356744916578" calcext:value-type="float">
            <text:p>0.2743567449</text:p>
          </table:table-cell>
          <table:table-cell office:value-type="float" office:value="0.303561052381499" calcext:value-type="float">
            <text:p>0.3035610524</text:p>
          </table:table-cell>
          <table:table-cell office:value-type="float" office:value="352.595901456632" calcext:value-type="float">
            <text:p>352.5959014566</text:p>
          </table:table-cell>
        </table:table-row>
        <table:table-row table:style-name="ro1">
          <table:table-cell office:value-type="float" office:value="77.510201235728" calcext:value-type="float">
            <text:p>77.5102012357</text:p>
          </table:table-cell>
          <table:table-cell office:value-type="float" office:value="14.0605593720529" calcext:value-type="float">
            <text:p>14.0605593721</text:p>
          </table:table-cell>
          <table:table-cell office:value-type="float" office:value="2.23240822134025" calcext:value-type="float">
            <text:p>2.2324082213</text:p>
          </table:table-cell>
          <table:table-cell office:value-type="float" office:value="253.949890326282" calcext:value-type="float">
            <text:p>253.9498903263</text:p>
          </table:table-cell>
          <table:table-cell office:value-type="float" office:value="0.243171357700604" calcext:value-type="float">
            <text:p>0.2431713577</text:p>
          </table:table-cell>
          <table:table-cell office:value-type="float" office:value="10.7666501418315" calcext:value-type="float">
            <text:p>10.7666501418</text:p>
          </table:table-cell>
          <table:table-cell office:value-type="float" office:value="1.74357410920695" calcext:value-type="float">
            <text:p>1.7435741092</text:p>
          </table:table-cell>
          <table:table-cell office:value-type="float" office:value="0.175514766328405" calcext:value-type="float">
            <text:p>0.1755147663</text:p>
          </table:table-cell>
          <table:table-cell office:value-type="float" office:value="0.313478601376297" calcext:value-type="float">
            <text:p>0.3134786014</text:p>
          </table:table-cell>
          <table:table-cell office:value-type="float" office:value="352.606860431404" calcext:value-type="float">
            <text:p>352.6068604314</text:p>
          </table:table-cell>
        </table:table-row>
        <table:table-row table:style-name="ro1">
          <table:table-cell office:value-type="float" office:value="77.2502142750862" calcext:value-type="float">
            <text:p>77.2502142751</text:p>
          </table:table-cell>
          <table:table-cell office:value-type="float" office:value="12.5980880340295" calcext:value-type="float">
            <text:p>12.598088034</text:p>
          </table:table-cell>
          <table:table-cell office:value-type="float" office:value="2.4915071046585" calcext:value-type="float">
            <text:p>2.4915071047</text:p>
          </table:table-cell>
          <table:table-cell office:value-type="float" office:value="252.987418988258" calcext:value-type="float">
            <text:p>252.9874189883</text:p>
          </table:table-cell>
          <table:table-cell office:value-type="float" office:value="0.50292224189948" calcext:value-type="float">
            <text:p>0.5029222419</text:p>
          </table:table-cell>
          <table:table-cell office:value-type="float" office:value="9.80417880380819" calcext:value-type="float">
            <text:p>9.8041788038</text:p>
          </table:table-cell>
          <table:table-cell office:value-type="float" office:value="1.7635698189611" calcext:value-type="float">
            <text:p>1.763569819</text:p>
          </table:table-cell>
          <table:table-cell office:value-type="float" office:value="0.0936180135521134" calcext:value-type="float">
            <text:p>0.0936180136</text:p>
          </table:table-cell>
          <table:table-cell office:value-type="float" office:value="0.319374381624048" calcext:value-type="float">
            <text:p>0.3193743816</text:p>
          </table:table-cell>
          <table:table-cell office:value-type="float" office:value="352.619180373079" calcext:value-type="float">
            <text:p>352.6191803731</text:p>
          </table:table-cell>
        </table:table-row>
        <table:table-row table:style-name="ro1">
          <table:table-cell office:value-type="float" office:value="77.040846485654" calcext:value-type="float">
            <text:p>77.0408464857</text:p>
          </table:table-cell>
          <table:table-cell office:value-type="float" office:value="12.8887202445973" calcext:value-type="float">
            <text:p>12.8887202446</text:p>
          </table:table-cell>
          <table:table-cell office:value-type="float" office:value="3.28213931522623" calcext:value-type="float">
            <text:p>3.2821393152</text:p>
          </table:table-cell>
          <table:table-cell office:value-type="float" office:value="252.778051198826" calcext:value-type="float">
            <text:p>252.7780511988</text:p>
          </table:table-cell>
          <table:table-cell office:value-type="float" office:value="0.293554452467213" calcext:value-type="float">
            <text:p>0.2935544525</text:p>
          </table:table-cell>
          <table:table-cell office:value-type="float" office:value="9.59481101437592" calcext:value-type="float">
            <text:p>9.5948110144</text:p>
          </table:table-cell>
          <table:table-cell office:value-type="float" office:value="1.75524878351887" calcext:value-type="float">
            <text:p>1.7552487835</text:p>
          </table:table-cell>
          <table:table-cell office:value-type="float" office:value="0.199959751576963" calcext:value-type="float">
            <text:p>0.1999597516</text:p>
          </table:table-cell>
          <table:table-cell office:value-type="float" office:value="0.312569165140382" calcext:value-type="float">
            <text:p>0.3125691651</text:p>
          </table:table-cell>
          <table:table-cell office:value-type="float" office:value="352.634786295443" calcext:value-type="float">
            <text:p>352.6347862954</text:p>
          </table:table-cell>
        </table:table-row>
        <table:table-row table:style-name="ro1">
          <table:table-cell office:value-type="float" office:value="77.265040989265" calcext:value-type="float">
            <text:p>77.2650409893</text:p>
          </table:table-cell>
          <table:table-cell office:value-type="float" office:value="11.7461769541727" calcext:value-type="float">
            <text:p>11.7461769542</text:p>
          </table:table-cell>
          <table:table-cell office:value-type="float" office:value="2.18486351451363" calcext:value-type="float">
            <text:p>2.1848635145</text:p>
          </table:table-cell>
          <table:table-cell office:value-type="float" office:value="252.135507908402" calcext:value-type="float">
            <text:p>252.1355079084</text:p>
          </table:table-cell>
          <table:table-cell office:value-type="float" office:value="0.8732333842649" calcext:value-type="float">
            <text:p>0.8732333843</text:p>
          </table:table-cell>
          <table:table-cell office:value-type="float" office:value="8.95226772395139" calcext:value-type="float">
            <text:p>8.952267724</text:p>
          </table:table-cell>
          <table:table-cell office:value-type="float" office:value="1.76547095712238" calcext:value-type="float">
            <text:p>1.7654709571</text:p>
          </table:table-cell>
          <table:table-cell office:value-type="float" office:value="0.177174037194713" calcext:value-type="float">
            <text:p>0.1771740372</text:p>
          </table:table-cell>
          <table:table-cell office:value-type="float" office:value="0.315541655911327" calcext:value-type="float">
            <text:p>0.3155416559</text:p>
          </table:table-cell>
          <table:table-cell office:value-type="float" office:value="352.637944190966" calcext:value-type="float">
            <text:p>352.637944191</text:p>
          </table:table-cell>
        </table:table-row>
        <table:table-row table:style-name="ro1">
          <table:table-cell office:value-type="float" office:value="77.0383098997303" calcext:value-type="float">
            <text:p>77.0383098997</text:p>
          </table:table-cell>
          <table:table-cell office:value-type="float" office:value="12.8861836586736" calcext:value-type="float">
            <text:p>12.8861836587</text:p>
          </table:table-cell>
          <table:table-cell office:value-type="float" office:value="3.25216788705293" calcext:value-type="float">
            <text:p>3.2521678871</text:p>
          </table:table-cell>
          <table:table-cell office:value-type="float" office:value="252.775514612902" calcext:value-type="float">
            <text:p>252.7755146129</text:p>
          </table:table-cell>
          <table:table-cell office:value-type="float" office:value="0.291017866543571" calcext:value-type="float">
            <text:p>0.2910178665</text:p>
          </table:table-cell>
          <table:table-cell office:value-type="float" office:value="9.59227442845228" calcext:value-type="float">
            <text:p>9.5922744285</text:p>
          </table:table-cell>
          <table:table-cell office:value-type="float" office:value="1.75413309191548" calcext:value-type="float">
            <text:p>1.7541330919</text:p>
          </table:table-cell>
          <table:table-cell office:value-type="float" office:value="0.210000792208322" calcext:value-type="float">
            <text:p>0.2100007922</text:p>
          </table:table-cell>
          <table:table-cell office:value-type="float" office:value="0.311690646849129" calcext:value-type="float">
            <text:p>0.3116906468</text:p>
          </table:table-cell>
          <table:table-cell office:value-type="float" office:value="352.640727245905" calcext:value-type="float">
            <text:p>352.6407272459</text:p>
          </table:table-cell>
        </table:table-row>
        <table:table-row table:style-name="ro1">
          <table:table-cell office:value-type="float" office:value="77.1613580706513" calcext:value-type="float">
            <text:p>77.1613580707</text:p>
          </table:table-cell>
          <table:table-cell office:value-type="float" office:value="12.7659508256825" calcext:value-type="float">
            <text:p>12.7659508257</text:p>
          </table:table-cell>
          <table:table-cell office:value-type="float" office:value="2.20463738602345" calcext:value-type="float">
            <text:p>2.204637386</text:p>
          </table:table-cell>
          <table:table-cell office:value-type="float" office:value="252.155281779911" calcext:value-type="float">
            <text:p>252.1552817799</text:p>
          </table:table-cell>
          <table:table-cell office:value-type="float" office:value="0.893007255774717" calcext:value-type="float">
            <text:p>0.8930072558</text:p>
          </table:table-cell>
          <table:table-cell office:value-type="float" office:value="8.97204159546121" calcext:value-type="float">
            <text:p>8.9720415955</text:p>
          </table:table-cell>
          <table:table-cell office:value-type="float" office:value="1.74980093877171" calcext:value-type="float">
            <text:p>1.7498009388</text:p>
          </table:table-cell>
          <table:table-cell office:value-type="float" office:value="0.180117682018272" calcext:value-type="float">
            <text:p>0.180117682</text:p>
          </table:table-cell>
          <table:table-cell office:value-type="float" office:value="0.316087211244729" calcext:value-type="float">
            <text:p>0.3160872112</text:p>
          </table:table-cell>
          <table:table-cell office:value-type="float" office:value="352.650272615614" calcext:value-type="float">
            <text:p>352.6502726156</text:p>
          </table:table-cell>
        </table:table-row>
        <table:table-row table:style-name="ro1">
          <table:table-cell office:value-type="float" office:value="77.166256390173" calcext:value-type="float">
            <text:p>77.1662563902</text:p>
          </table:table-cell>
          <table:table-cell office:value-type="float" office:value="12.5141301491163" calcext:value-type="float">
            <text:p>12.5141301491</text:p>
          </table:table-cell>
          <table:table-cell office:value-type="float" office:value="2.12977144196748" calcext:value-type="float">
            <text:p>2.129771442</text:p>
          </table:table-cell>
          <table:table-cell office:value-type="float" office:value="252.903461103345" calcext:value-type="float">
            <text:p>252.9034611033</text:p>
          </table:table-cell>
          <table:table-cell office:value-type="float" office:value="0.418964356986239" calcext:value-type="float">
            <text:p>0.418964357</text:p>
          </table:table-cell>
          <table:table-cell office:value-type="float" office:value="9.72022091889494" calcext:value-type="float">
            <text:p>9.7202209189</text:p>
          </table:table-cell>
          <table:table-cell office:value-type="float" office:value="1.7696841530461" calcext:value-type="float">
            <text:p>1.769684153</text:p>
          </table:table-cell>
          <table:table-cell office:value-type="float" office:value="0.0856016313079171" calcext:value-type="float">
            <text:p>0.0856016313</text:p>
          </table:table-cell>
          <table:table-cell office:value-type="float" office:value="0.31984280965855" calcext:value-type="float">
            <text:p>0.3198428097</text:p>
          </table:table-cell>
          <table:table-cell office:value-type="float" office:value="352.653493020896" calcext:value-type="float">
            <text:p>352.6534930209</text:p>
          </table:table-cell>
        </table:table-row>
        <table:table-row table:style-name="ro1">
          <table:table-cell office:value-type="float" office:value="76.2472296622334" calcext:value-type="float">
            <text:p>76.2472296622</text:p>
          </table:table-cell>
          <table:table-cell office:value-type="float" office:value="12.0740446394868" calcext:value-type="float">
            <text:p>12.0740446395</text:p>
          </table:table-cell>
          <table:table-cell office:value-type="float" office:value="2.51273119982773" calcext:value-type="float">
            <text:p>2.5127311998</text:p>
          </table:table-cell>
          <table:table-cell office:value-type="float" office:value="252.463375593716" calcext:value-type="float">
            <text:p>252.4633755937</text:p>
          </table:table-cell>
          <table:table-cell office:value-type="float" office:value="1.201101069579" calcext:value-type="float">
            <text:p>1.2011010696</text:p>
          </table:table-cell>
          <table:table-cell office:value-type="float" office:value="9.28013540926549" calcext:value-type="float">
            <text:p>9.2801354093</text:p>
          </table:table-cell>
          <table:table-cell office:value-type="float" office:value="1.75724645626222" calcext:value-type="float">
            <text:p>1.7572464563</text:p>
          </table:table-cell>
          <table:table-cell office:value-type="float" office:value="0.190818516950104" calcext:value-type="float">
            <text:p>0.190818517</text:p>
          </table:table-cell>
          <table:table-cell office:value-type="float" office:value="0.315168502378143" calcext:value-type="float">
            <text:p>0.3151685024</text:p>
          </table:table-cell>
          <table:table-cell office:value-type="float" office:value="352.658029722479" calcext:value-type="float">
            <text:p>352.6580297225</text:p>
          </table:table-cell>
        </table:table-row>
        <table:table-row table:style-name="ro1">
          <table:table-cell office:value-type="float" office:value="77.040846485654" calcext:value-type="float">
            <text:p>77.0408464857</text:p>
          </table:table-cell>
          <table:table-cell office:value-type="float" office:value="12.3887202445972" calcext:value-type="float">
            <text:p>12.3887202446</text:p>
          </table:table-cell>
          <table:table-cell office:value-type="float" office:value="3.28213931522623" calcext:value-type="float">
            <text:p>3.2821393152</text:p>
          </table:table-cell>
          <table:table-cell office:value-type="float" office:value="252.778051198826" calcext:value-type="float">
            <text:p>252.7780511988</text:p>
          </table:table-cell>
          <table:table-cell office:value-type="float" office:value="0.293554452467213" calcext:value-type="float">
            <text:p>0.2935544525</text:p>
          </table:table-cell>
          <table:table-cell office:value-type="float" office:value="9.59481101437592" calcext:value-type="float">
            <text:p>9.5948110144</text:p>
          </table:table-cell>
          <table:table-cell office:value-type="float" office:value="1.75524878351887" calcext:value-type="float">
            <text:p>1.7552487835</text:p>
          </table:table-cell>
          <table:table-cell office:value-type="float" office:value="0.199959751576963" calcext:value-type="float">
            <text:p>0.1999597516</text:p>
          </table:table-cell>
          <table:table-cell office:value-type="float" office:value="0.312569165140382" calcext:value-type="float">
            <text:p>0.3125691651</text:p>
          </table:table-cell>
          <table:table-cell office:value-type="float" office:value="352.677712872052" calcext:value-type="float">
            <text:p>352.6777128721</text:p>
          </table:table-cell>
        </table:table-row>
        <table:table-row table:style-name="ro1">
          <table:table-cell office:value-type="float" office:value="77.1980865463408" calcext:value-type="float">
            <text:p>77.1980865463</text:p>
          </table:table-cell>
          <table:table-cell office:value-type="float" office:value="11.9261360914955" calcext:value-type="float">
            <text:p>11.9261360915</text:p>
          </table:table-cell>
          <table:table-cell office:value-type="float" office:value="2.36482265183638" calcext:value-type="float">
            <text:p>2.3648226518</text:p>
          </table:table-cell>
          <table:table-cell office:value-type="float" office:value="252.315467045724" calcext:value-type="float">
            <text:p>252.3154670457</text:p>
          </table:table-cell>
          <table:table-cell office:value-type="float" office:value="1.05319252158765" calcext:value-type="float">
            <text:p>1.0531925216</text:p>
          </table:table-cell>
          <table:table-cell office:value-type="float" office:value="9.13222686127414" calcext:value-type="float">
            <text:p>9.1322268613</text:p>
          </table:table-cell>
          <table:table-cell office:value-type="float" office:value="1.76618689026071" calcext:value-type="float">
            <text:p>1.7661868903</text:p>
          </table:table-cell>
          <table:table-cell office:value-type="float" office:value="0.178553990354273" calcext:value-type="float">
            <text:p>0.1785539904</text:p>
          </table:table-cell>
          <table:table-cell office:value-type="float" office:value="0.31927608295224" calcext:value-type="float">
            <text:p>0.319276083</text:p>
          </table:table-cell>
          <table:table-cell office:value-type="float" office:value="352.678930244184" calcext:value-type="float">
            <text:p>352.6789302442</text:p>
          </table:table-cell>
        </table:table-row>
        <table:table-row table:style-name="ro1">
          <table:table-cell office:value-type="float" office:value="77.0547613837017" calcext:value-type="float">
            <text:p>77.0547613837</text:p>
          </table:table-cell>
          <table:table-cell office:value-type="float" office:value="12.0503006407905" calcext:value-type="float">
            <text:p>12.0503006408</text:p>
          </table:table-cell>
          <table:table-cell office:value-type="float" office:value="1.82232053446475" calcext:value-type="float">
            <text:p>1.8223205345</text:p>
          </table:table-cell>
          <table:table-cell office:value-type="float" office:value="252.439631595019" calcext:value-type="float">
            <text:p>252.439631595</text:p>
          </table:table-cell>
          <table:table-cell office:value-type="float" office:value="1.17735707088269" calcext:value-type="float">
            <text:p>1.1773570709</text:p>
          </table:table-cell>
          <table:table-cell office:value-type="float" office:value="9.25639141056918" calcext:value-type="float">
            <text:p>9.2563914106</text:p>
          </table:table-cell>
          <table:table-cell office:value-type="float" office:value="1.75406538879026" calcext:value-type="float">
            <text:p>1.7540653888</text:p>
          </table:table-cell>
          <table:table-cell office:value-type="float" office:value="0.19147868713839" calcext:value-type="float">
            <text:p>0.1914786871</text:p>
          </table:table-cell>
          <table:table-cell office:value-type="float" office:value="0.314475444453664" calcext:value-type="float">
            <text:p>0.3144754445</text:p>
          </table:table-cell>
          <table:table-cell office:value-type="float" office:value="352.679807452746" calcext:value-type="float">
            <text:p>352.6798074527</text:p>
          </table:table-cell>
        </table:table-row>
        <table:table-row table:style-name="ro1">
          <table:table-cell office:value-type="float" office:value="76.2241349621114" calcext:value-type="float">
            <text:p>76.2241349621</text:p>
          </table:table-cell>
          <table:table-cell office:value-type="float" office:value="11.9274931492413" calcext:value-type="float">
            <text:p>11.9274931492</text:p>
          </table:table-cell>
          <table:table-cell office:value-type="float" office:value="2.36617970958221" calcext:value-type="float">
            <text:p>2.3661797096</text:p>
          </table:table-cell>
          <table:table-cell office:value-type="float" office:value="252.31682410347" calcext:value-type="float">
            <text:p>252.3168241035</text:p>
          </table:table-cell>
          <table:table-cell office:value-type="float" office:value="1.05454957933349" calcext:value-type="float">
            <text:p>1.0545495793</text:p>
          </table:table-cell>
          <table:table-cell office:value-type="float" office:value="9.13358391901997" calcext:value-type="float">
            <text:p>9.133583919</text:p>
          </table:table-cell>
          <table:table-cell office:value-type="float" office:value="1.75914112373519" calcext:value-type="float">
            <text:p>1.7591411237</text:p>
          </table:table-cell>
          <table:table-cell office:value-type="float" office:value="0.170848699967113" calcext:value-type="float">
            <text:p>0.1708487</text:p>
          </table:table-cell>
          <table:table-cell office:value-type="float" office:value="0.31868202518099" calcext:value-type="float">
            <text:p>0.3186820252</text:p>
          </table:table-cell>
          <table:table-cell office:value-type="float" office:value="352.679950274055" calcext:value-type="float">
            <text:p>352.6799502741</text:p>
          </table:table-cell>
        </table:table-row>
        <table:table-row table:style-name="ro1">
          <table:table-cell office:value-type="float" office:value="77.2175540980038" calcext:value-type="float">
            <text:p>77.217554098</text:p>
          </table:table-cell>
          <table:table-cell office:value-type="float" office:value="12.5654278569471" calcext:value-type="float">
            <text:p>12.5654278569</text:p>
          </table:table-cell>
          <table:table-cell office:value-type="float" office:value="1.32921729794642" calcext:value-type="float">
            <text:p>1.3292172979</text:p>
          </table:table-cell>
          <table:table-cell office:value-type="float" office:value="252.954758811176" calcext:value-type="float">
            <text:p>252.9547588112</text:p>
          </table:table-cell>
          <table:table-cell office:value-type="float" office:value="0.470262064817036" calcext:value-type="float">
            <text:p>0.4702620648</text:p>
          </table:table-cell>
          <table:table-cell office:value-type="float" office:value="9.77151862672574" calcext:value-type="float">
            <text:p>9.7715186267</text:p>
          </table:table-cell>
          <table:table-cell office:value-type="float" office:value="1.75521161133988" calcext:value-type="float">
            <text:p>1.7552116113</text:p>
          </table:table-cell>
          <table:table-cell office:value-type="float" office:value="0.176018338051686" calcext:value-type="float">
            <text:p>0.1760183381</text:p>
          </table:table-cell>
          <table:table-cell office:value-type="float" office:value="0.31162712705356" calcext:value-type="float">
            <text:p>0.3116271271</text:p>
          </table:table-cell>
          <table:table-cell office:value-type="float" office:value="352.680641603303" calcext:value-type="float">
            <text:p>352.6806416033</text:p>
          </table:table-cell>
        </table:table-row>
        <table:table-row table:style-name="ro1">
          <table:table-cell office:value-type="float" office:value="77.2045557284607" calcext:value-type="float">
            <text:p>77.2045557285</text:p>
          </table:table-cell>
          <table:table-cell office:value-type="float" office:value="12.552429487404" calcext:value-type="float">
            <text:p>12.5524294874</text:p>
          </table:table-cell>
          <table:table-cell office:value-type="float" office:value="1.95202139753912" calcext:value-type="float">
            <text:p>1.9520213975</text:p>
          </table:table-cell>
          <table:table-cell office:value-type="float" office:value="252.941760441633" calcext:value-type="float">
            <text:p>252.9417604416</text:p>
          </table:table-cell>
          <table:table-cell office:value-type="float" office:value="0.457263695273933" calcext:value-type="float">
            <text:p>0.4572636953</text:p>
          </table:table-cell>
          <table:table-cell office:value-type="float" office:value="9.75852025718264" calcext:value-type="float">
            <text:p>9.7585202572</text:p>
          </table:table-cell>
          <table:table-cell office:value-type="float" office:value="1.74348737010012" calcext:value-type="float">
            <text:p>1.7434873701</text:p>
          </table:table-cell>
          <table:table-cell office:value-type="float" office:value="0.274356744916578" calcext:value-type="float">
            <text:p>0.2743567449</text:p>
          </table:table-cell>
          <table:table-cell office:value-type="float" office:value="0.303561052381499" calcext:value-type="float">
            <text:p>0.3035610524</text:p>
          </table:table-cell>
          <table:table-cell office:value-type="float" office:value="352.691160905765" calcext:value-type="float">
            <text:p>352.6911609058</text:p>
          </table:table-cell>
        </table:table-row>
        <table:table-row table:style-name="ro1">
          <table:table-cell office:value-type="float" office:value="77.3633293437243" calcext:value-type="float">
            <text:p>77.3633293437</text:p>
          </table:table-cell>
          <table:table-cell office:value-type="float" office:value="13.2112031026676" calcext:value-type="float">
            <text:p>13.2112031027</text:p>
          </table:table-cell>
          <table:table-cell office:value-type="float" office:value="2.50478983066591" calcext:value-type="float">
            <text:p>2.5047898307</text:p>
          </table:table-cell>
          <table:table-cell office:value-type="float" office:value="253.100534056896" calcext:value-type="float">
            <text:p>253.1005340569</text:p>
          </table:table-cell>
          <table:table-cell office:value-type="float" office:value="0.616037310537585" calcext:value-type="float">
            <text:p>0.6160373105</text:p>
          </table:table-cell>
          <table:table-cell office:value-type="float" office:value="9.91729387244629" calcext:value-type="float">
            <text:p>9.9172938724</text:p>
          </table:table-cell>
          <table:table-cell office:value-type="float" office:value="1.77435994801199" calcext:value-type="float">
            <text:p>1.774359948</text:p>
          </table:table-cell>
          <table:table-cell office:value-type="float" office:value="0.169288823134677" calcext:value-type="float">
            <text:p>0.1692888231</text:p>
          </table:table-cell>
          <table:table-cell office:value-type="float" office:value="0.316381543237646" calcext:value-type="float">
            <text:p>0.3163815432</text:p>
          </table:table-cell>
          <table:table-cell office:value-type="float" office:value="352.737689981381" calcext:value-type="float">
            <text:p>352.7376899814</text:p>
          </table:table-cell>
        </table:table-row>
        <table:table-row table:style-name="ro1">
          <table:table-cell office:value-type="float" office:value="77.1047005287746" calcext:value-type="float">
            <text:p>77.1047005288</text:p>
          </table:table-cell>
          <table:table-cell office:value-type="float" office:value="12.5858364936824" calcext:value-type="float">
            <text:p>12.5858364937</text:p>
          </table:table-cell>
          <table:table-cell office:value-type="float" office:value="2.02452305402326" calcext:value-type="float">
            <text:p>2.024523054</text:p>
          </table:table-cell>
          <table:table-cell office:value-type="float" office:value="251.975167447911" calcext:value-type="float">
            <text:p>251.9751674479</text:p>
          </table:table-cell>
          <table:table-cell office:value-type="float" office:value="0.712892923774533" calcext:value-type="float">
            <text:p>0.7128929238</text:p>
          </table:table-cell>
          <table:table-cell office:value-type="float" office:value="8.79192726346102" calcext:value-type="float">
            <text:p>8.7919272635</text:p>
          </table:table-cell>
          <table:table-cell office:value-type="float" office:value="1.75619200736627" calcext:value-type="float">
            <text:p>1.7561920074</text:p>
          </table:table-cell>
          <table:table-cell office:value-type="float" office:value="0.215523488508965" calcext:value-type="float">
            <text:p>0.2155234885</text:p>
          </table:table-cell>
          <table:table-cell office:value-type="float" office:value="0.318473724830414" calcext:value-type="float">
            <text:p>0.3184737248</text:p>
          </table:table-cell>
          <table:table-cell office:value-type="float" office:value="352.754548461489" calcext:value-type="float">
            <text:p>352.7545484615</text:p>
          </table:table-cell>
        </table:table-row>
        <table:table-row table:style-name="ro1">
          <table:table-cell office:value-type="float" office:value="76.9159436324359" calcext:value-type="float">
            <text:p>76.9159436324</text:p>
          </table:table-cell>
          <table:table-cell office:value-type="float" office:value="12.2638173913792" calcext:value-type="float">
            <text:p>12.2638173914</text:p>
          </table:table-cell>
          <table:table-cell office:value-type="float" office:value="3.24982905460075" calcext:value-type="float">
            <text:p>3.2498290546</text:p>
          </table:table-cell>
          <table:table-cell office:value-type="float" office:value="252.653148345608" calcext:value-type="float">
            <text:p>252.6531483456</text:p>
          </table:table-cell>
          <table:table-cell office:value-type="float" office:value="0.168651599249142" calcext:value-type="float">
            <text:p>0.1686515992</text:p>
          </table:table-cell>
          <table:table-cell office:value-type="float" office:value="9.46990816115785" calcext:value-type="float">
            <text:p>9.4699081612</text:p>
          </table:table-cell>
          <table:table-cell office:value-type="float" office:value="1.7633939356618" calcext:value-type="float">
            <text:p>1.7633939357</text:p>
          </table:table-cell>
          <table:table-cell office:value-type="float" office:value="0.16222026391877" calcext:value-type="float">
            <text:p>0.1622202639</text:p>
          </table:table-cell>
          <table:table-cell office:value-type="float" office:value="0.317693814685139" calcext:value-type="float">
            <text:p>0.3176938147</text:p>
          </table:table-cell>
          <table:table-cell office:value-type="float" office:value="352.757248291366" calcext:value-type="float">
            <text:p>352.7572482914</text:p>
          </table:table-cell>
        </table:table-row>
        <table:table-row table:style-name="ro1">
          <table:table-cell office:value-type="float" office:value="77.6264385357345" calcext:value-type="float">
            <text:p>77.6264385357</text:p>
          </table:table-cell>
          <table:table-cell office:value-type="float" office:value="14.1767966720593" calcext:value-type="float">
            <text:p>14.1767966721</text:p>
          </table:table-cell>
          <table:table-cell office:value-type="float" office:value="2.34864552134672" calcext:value-type="float">
            <text:p>2.3486455213</text:p>
          </table:table-cell>
          <table:table-cell office:value-type="float" office:value="254.066127626288" calcext:value-type="float">
            <text:p>254.0661276263</text:p>
          </table:table-cell>
          <table:table-cell office:value-type="float" office:value="0.359408657707083" calcext:value-type="float">
            <text:p>0.3594086577</text:p>
          </table:table-cell>
          <table:table-cell office:value-type="float" office:value="10.882887441838" calcext:value-type="float">
            <text:p>10.8828874418</text:p>
          </table:table-cell>
          <table:table-cell office:value-type="float" office:value="1.75912846348791" calcext:value-type="float">
            <text:p>1.7591284635</text:p>
          </table:table-cell>
          <table:table-cell office:value-type="float" office:value="0.00308301193070992" calcext:value-type="float">
            <text:p>0.0030830119</text:p>
          </table:table-cell>
          <table:table-cell office:value-type="float" office:value="0.308709600276185" calcext:value-type="float">
            <text:p>0.3087096003</text:p>
          </table:table-cell>
          <table:table-cell office:value-type="float" office:value="352.760785173669" calcext:value-type="float">
            <text:p>352.7607851737</text:p>
          </table:table-cell>
        </table:table-row>
        <table:table-row table:style-name="ro1">
          <table:table-cell office:value-type="float" office:value="76.9709878182676" calcext:value-type="float">
            <text:p>76.9709878183</text:p>
          </table:table-cell>
          <table:table-cell office:value-type="float" office:value="13.5213459545924" calcext:value-type="float">
            <text:p>13.5213459546</text:p>
          </table:table-cell>
          <table:table-cell office:value-type="float" office:value="2.44689088679402" calcext:value-type="float">
            <text:p>2.4468908868</text:p>
          </table:table-cell>
          <table:table-cell office:value-type="float" office:value="253.410676908821" calcext:value-type="float">
            <text:p>253.4106769088</text:p>
          </table:table-cell>
          <table:table-cell office:value-type="float" office:value="0.926180162462413" calcext:value-type="float">
            <text:p>0.9261801625</text:p>
          </table:table-cell>
          <table:table-cell office:value-type="float" office:value="10.2274367243711" calcext:value-type="float">
            <text:p>10.2274367244</text:p>
          </table:table-cell>
          <table:table-cell office:value-type="float" office:value="1.72653762484701" calcext:value-type="float">
            <text:p>1.7265376248</text:p>
          </table:table-cell>
          <table:table-cell office:value-type="float" office:value="0.127002858669453" calcext:value-type="float">
            <text:p>0.1270028587</text:p>
          </table:table-cell>
          <table:table-cell office:value-type="float" office:value="0.304828276700825" calcext:value-type="float">
            <text:p>0.3048282767</text:p>
          </table:table-cell>
          <table:table-cell office:value-type="float" office:value="352.764943942906" calcext:value-type="float">
            <text:p>352.7649439429</text:p>
          </table:table-cell>
        </table:table-row>
        <table:table-row table:style-name="ro1">
          <table:table-cell office:value-type="float" office:value="77.2298573835424" calcext:value-type="float">
            <text:p>77.2298573835</text:p>
          </table:table-cell>
          <table:table-cell office:value-type="float" office:value="13.7802155198672" calcext:value-type="float">
            <text:p>13.7802155199</text:p>
          </table:table-cell>
          <table:table-cell office:value-type="float" office:value="1.97378361926891" calcext:value-type="float">
            <text:p>1.9737836193</text:p>
          </table:table-cell>
          <table:table-cell office:value-type="float" office:value="253.669546474096" calcext:value-type="float">
            <text:p>253.6695464741</text:p>
          </table:table-cell>
          <table:table-cell office:value-type="float" office:value="1.18504972773718" calcext:value-type="float">
            <text:p>1.1850497277</text:p>
          </table:table-cell>
          <table:table-cell office:value-type="float" office:value="10.4863062896459" calcext:value-type="float">
            <text:p>10.4863062896</text:p>
          </table:table-cell>
          <table:table-cell office:value-type="float" office:value="1.75256987006591" calcext:value-type="float">
            <text:p>1.7525698701</text:p>
          </table:table-cell>
          <table:table-cell office:value-type="float" office:value="0.13893391872429" calcext:value-type="float">
            <text:p>0.1389339187</text:p>
          </table:table-cell>
          <table:table-cell office:value-type="float" office:value="0.319666388443025" calcext:value-type="float">
            <text:p>0.3196663884</text:p>
          </table:table-cell>
          <table:table-cell office:value-type="float" office:value="352.784575407617" calcext:value-type="float">
            <text:p>352.7845754076</text:p>
          </table:table-cell>
        </table:table-row>
        <table:table-row table:style-name="ro1">
          <table:table-cell office:value-type="float" office:value="77.2467998093467" calcext:value-type="float">
            <text:p>77.2467998093</text:p>
          </table:table-cell>
          <table:table-cell office:value-type="float" office:value="11.6044789841309" calcext:value-type="float">
            <text:p>11.6044789841</text:p>
          </table:table-cell>
          <table:table-cell office:value-type="float" office:value="2.04316554447185" calcext:value-type="float">
            <text:p>2.0431655445</text:p>
          </table:table-cell>
          <table:table-cell office:value-type="float" office:value="251.99380993836" calcext:value-type="float">
            <text:p>251.9938099384</text:p>
          </table:table-cell>
          <table:table-cell office:value-type="float" office:value="0.731535414223117" calcext:value-type="float">
            <text:p>0.7315354142</text:p>
          </table:table-cell>
          <table:table-cell office:value-type="float" office:value="8.81056975390961" calcext:value-type="float">
            <text:p>8.8105697539</text:p>
          </table:table-cell>
          <table:table-cell office:value-type="float" office:value="1.77361112760626" calcext:value-type="float">
            <text:p>1.7736111276</text:p>
          </table:table-cell>
          <table:table-cell office:value-type="float" office:value="0.155599333973004" calcext:value-type="float">
            <text:p>0.155599334</text:p>
          </table:table-cell>
          <table:table-cell office:value-type="float" office:value="0.321087244320436" calcext:value-type="float">
            <text:p>0.3210872443</text:p>
          </table:table-cell>
          <table:table-cell office:value-type="float" office:value="352.799890694594" calcext:value-type="float">
            <text:p>352.7998906946</text:p>
          </table:table-cell>
        </table:table-row>
        <table:table-row table:style-name="ro1">
          <table:table-cell office:value-type="float" office:value="76.1815355049443" calcext:value-type="float">
            <text:p>76.1815355049</text:p>
          </table:table-cell>
          <table:table-cell office:value-type="float" office:value="11.7614369019508" calcext:value-type="float">
            <text:p>11.761436902</text:p>
          </table:table-cell>
          <table:table-cell office:value-type="float" office:value="2.20012346229168" calcext:value-type="float">
            <text:p>2.2001234623</text:p>
          </table:table-cell>
          <table:table-cell office:value-type="float" office:value="252.150767856179" calcext:value-type="float">
            <text:p>252.1507678562</text:p>
          </table:table-cell>
          <table:table-cell office:value-type="float" office:value="0.888493332042951" calcext:value-type="float">
            <text:p>0.888493332</text:p>
          </table:table-cell>
          <table:table-cell office:value-type="float" office:value="8.96752767172944" calcext:value-type="float">
            <text:p>8.9675276717</text:p>
          </table:table-cell>
          <table:table-cell office:value-type="float" office:value="1.76170838936044" calcext:value-type="float">
            <text:p>1.7617083894</text:p>
          </table:table-cell>
          <table:table-cell office:value-type="float" office:value="0.187218138683053" calcext:value-type="float">
            <text:p>0.1872181387</text:p>
          </table:table-cell>
          <table:table-cell office:value-type="float" office:value="0.320806398253799" calcext:value-type="float">
            <text:p>0.3208063983</text:p>
          </table:table-cell>
          <table:table-cell office:value-type="float" office:value="352.809091812146" calcext:value-type="float">
            <text:p>352.8090918121</text:p>
          </table:table-cell>
        </table:table-row>
        <table:table-row table:style-name="ro1">
          <table:table-cell office:value-type="float" office:value="77.0929121790139" calcext:value-type="float">
            <text:p>77.092912179</text:p>
          </table:table-cell>
          <table:table-cell office:value-type="float" office:value="12.4505913537982" calcext:value-type="float">
            <text:p>12.4505913538</text:p>
          </table:table-cell>
          <table:table-cell office:value-type="float" office:value="1.88927791413908" calcext:value-type="float">
            <text:p>1.8892779141</text:p>
          </table:table-cell>
          <table:table-cell office:value-type="float" office:value="251.839922308027" calcext:value-type="float">
            <text:p>251.839922308</text:p>
          </table:table-cell>
          <table:table-cell office:value-type="float" office:value="0.57764778389035" calcext:value-type="float">
            <text:p>0.5776477839</text:p>
          </table:table-cell>
          <table:table-cell office:value-type="float" office:value="8.65668212357684" calcext:value-type="float">
            <text:p>8.6566821236</text:p>
          </table:table-cell>
          <table:table-cell office:value-type="float" office:value="1.76657771547737" calcext:value-type="float">
            <text:p>1.7665777155</text:p>
          </table:table-cell>
          <table:table-cell office:value-type="float" office:value="0.180552496059774" calcext:value-type="float">
            <text:p>0.1805524961</text:p>
          </table:table-cell>
          <table:table-cell office:value-type="float" office:value="0.325295815706487" calcext:value-type="float">
            <text:p>0.3252958157</text:p>
          </table:table-cell>
          <table:table-cell office:value-type="float" office:value="352.834878252586" calcext:value-type="float">
            <text:p>352.8348782526</text:p>
          </table:table-cell>
        </table:table-row>
        <table:table-row table:style-name="ro1">
          <table:table-cell office:value-type="float" office:value="77.1613580706513" calcext:value-type="float">
            <text:p>77.1613580707</text:p>
          </table:table-cell>
          <table:table-cell office:value-type="float" office:value="11.7659508256825" calcext:value-type="float">
            <text:p>11.7659508257</text:p>
          </table:table-cell>
          <table:table-cell office:value-type="float" office:value="2.20463738602345" calcext:value-type="float">
            <text:p>2.204637386</text:p>
          </table:table-cell>
          <table:table-cell office:value-type="float" office:value="252.155281779911" calcext:value-type="float">
            <text:p>252.1552817799</text:p>
          </table:table-cell>
          <table:table-cell office:value-type="float" office:value="0.893007255774717" calcext:value-type="float">
            <text:p>0.8930072558</text:p>
          </table:table-cell>
          <table:table-cell office:value-type="float" office:value="8.97204159546121" calcext:value-type="float">
            <text:p>8.9720415955</text:p>
          </table:table-cell>
          <table:table-cell office:value-type="float" office:value="1.74980093877171" calcext:value-type="float">
            <text:p>1.7498009388</text:p>
          </table:table-cell>
          <table:table-cell office:value-type="float" office:value="0.180117682018272" calcext:value-type="float">
            <text:p>0.180117682</text:p>
          </table:table-cell>
          <table:table-cell office:value-type="float" office:value="0.316087211244729" calcext:value-type="float">
            <text:p>0.3160872112</text:p>
          </table:table-cell>
          <table:table-cell office:value-type="float" office:value="352.845327605638" calcext:value-type="float">
            <text:p>352.8453276056</text:p>
          </table:table-cell>
        </table:table-row>
        <table:table-row table:style-name="ro1">
          <table:table-cell office:value-type="float" office:value="77.1613580706513" calcext:value-type="float">
            <text:p>77.1613580707</text:p>
          </table:table-cell>
          <table:table-cell office:value-type="float" office:value="11.7659508256825" calcext:value-type="float">
            <text:p>11.7659508257</text:p>
          </table:table-cell>
          <table:table-cell office:value-type="float" office:value="2.20463738602345" calcext:value-type="float">
            <text:p>2.204637386</text:p>
          </table:table-cell>
          <table:table-cell office:value-type="float" office:value="252.155281779911" calcext:value-type="float">
            <text:p>252.1552817799</text:p>
          </table:table-cell>
          <table:table-cell office:value-type="float" office:value="0.893007255774717" calcext:value-type="float">
            <text:p>0.8930072558</text:p>
          </table:table-cell>
          <table:table-cell office:value-type="float" office:value="8.97204159546121" calcext:value-type="float">
            <text:p>8.9720415955</text:p>
          </table:table-cell>
          <table:table-cell office:value-type="float" office:value="1.74980093877171" calcext:value-type="float">
            <text:p>1.7498009388</text:p>
          </table:table-cell>
          <table:table-cell office:value-type="float" office:value="0.180117682018272" calcext:value-type="float">
            <text:p>0.180117682</text:p>
          </table:table-cell>
          <table:table-cell office:value-type="float" office:value="0.316087211244729" calcext:value-type="float">
            <text:p>0.3160872112</text:p>
          </table:table-cell>
          <table:table-cell office:value-type="float" office:value="352.845327605638" calcext:value-type="float">
            <text:p>352.8453276056</text:p>
          </table:table-cell>
        </table:table-row>
        <table:table-row table:style-name="ro1">
          <table:table-cell office:value-type="float" office:value="77.1640329195223" calcext:value-type="float">
            <text:p>77.1640329195</text:p>
          </table:table-cell>
          <table:table-cell office:value-type="float" office:value="13.7143910558471" calcext:value-type="float">
            <text:p>13.7143910558</text:p>
          </table:table-cell>
          <table:table-cell office:value-type="float" office:value="2.29890565730645" calcext:value-type="float">
            <text:p>2.2989056573</text:p>
          </table:table-cell>
          <table:table-cell office:value-type="float" office:value="253.603722010076" calcext:value-type="float">
            <text:p>253.6037220101</text:p>
          </table:table-cell>
          <table:table-cell office:value-type="float" office:value="1.1192252637171" calcext:value-type="float">
            <text:p>1.1192252637</text:p>
          </table:table-cell>
          <table:table-cell office:value-type="float" office:value="10.4204818256258" calcext:value-type="float">
            <text:p>10.4204818256</text:p>
          </table:table-cell>
          <table:table-cell office:value-type="float" office:value="1.75051971280211" calcext:value-type="float">
            <text:p>1.7505197128</text:p>
          </table:table-cell>
          <table:table-cell office:value-type="float" office:value="0.150809803645274" calcext:value-type="float">
            <text:p>0.1508098036</text:p>
          </table:table-cell>
          <table:table-cell office:value-type="float" office:value="0.319452327949459" calcext:value-type="float">
            <text:p>0.3194523279</text:p>
          </table:table-cell>
          <table:table-cell office:value-type="float" office:value="352.852921802305" calcext:value-type="float">
            <text:p>352.8529218023</text:p>
          </table:table-cell>
        </table:table-row>
        <table:table-row table:style-name="ro1">
          <table:table-cell office:value-type="float" office:value="77.1613580706513" calcext:value-type="float">
            <text:p>77.1613580707</text:p>
          </table:table-cell>
          <table:table-cell office:value-type="float" office:value="11.7659508256825" calcext:value-type="float">
            <text:p>11.7659508257</text:p>
          </table:table-cell>
          <table:table-cell office:value-type="float" office:value="2.20463738602345" calcext:value-type="float">
            <text:p>2.204637386</text:p>
          </table:table-cell>
          <table:table-cell office:value-type="float" office:value="253.155281779911" calcext:value-type="float">
            <text:p>253.1552817799</text:p>
          </table:table-cell>
          <table:table-cell office:value-type="float" office:value="0.893007255774717" calcext:value-type="float">
            <text:p>0.8930072558</text:p>
          </table:table-cell>
          <table:table-cell office:value-type="float" office:value="8.97204159546121" calcext:value-type="float">
            <text:p>8.9720415955</text:p>
          </table:table-cell>
          <table:table-cell office:value-type="float" office:value="1.74980093877171" calcext:value-type="float">
            <text:p>1.7498009388</text:p>
          </table:table-cell>
          <table:table-cell office:value-type="float" office:value="0.180117682018272" calcext:value-type="float">
            <text:p>0.180117682</text:p>
          </table:table-cell>
          <table:table-cell office:value-type="float" office:value="0.316087211244729" calcext:value-type="float">
            <text:p>0.3160872112</text:p>
          </table:table-cell>
          <table:table-cell office:value-type="float" office:value="352.85646012285" calcext:value-type="float">
            <text:p>352.8564601229</text:p>
          </table:table-cell>
        </table:table-row>
        <table:table-row table:style-name="ro1">
          <table:table-cell office:value-type="float" office:value="77.1613580706513" calcext:value-type="float">
            <text:p>77.1613580707</text:p>
          </table:table-cell>
          <table:table-cell office:value-type="float" office:value="11.7659508256825" calcext:value-type="float">
            <text:p>11.7659508257</text:p>
          </table:table-cell>
          <table:table-cell office:value-type="float" office:value="2.20463738602345" calcext:value-type="float">
            <text:p>2.204637386</text:p>
          </table:table-cell>
          <table:table-cell office:value-type="float" office:value="252.155281779911" calcext:value-type="float">
            <text:p>252.1552817799</text:p>
          </table:table-cell>
          <table:table-cell office:value-type="float" office:value="0.893007255774717" calcext:value-type="float">
            <text:p>0.8930072558</text:p>
          </table:table-cell>
          <table:table-cell office:value-type="float" office:value="9.97204159546121" calcext:value-type="float">
            <text:p>9.9720415955</text:p>
          </table:table-cell>
          <table:table-cell office:value-type="float" office:value="1.74980093877171" calcext:value-type="float">
            <text:p>1.7498009388</text:p>
          </table:table-cell>
          <table:table-cell office:value-type="float" office:value="0.180117682018272" calcext:value-type="float">
            <text:p>0.180117682</text:p>
          </table:table-cell>
          <table:table-cell office:value-type="float" office:value="0.316087211244729" calcext:value-type="float">
            <text:p>0.3160872112</text:p>
          </table:table-cell>
          <table:table-cell office:value-type="float" office:value="352.863509932492" calcext:value-type="float">
            <text:p>352.8635099325</text:p>
          </table:table-cell>
        </table:table-row>
        <table:table-row table:style-name="ro1">
          <table:table-cell office:value-type="float" office:value="76.8897368999596" calcext:value-type="float">
            <text:p>76.8897369</text:p>
          </table:table-cell>
          <table:table-cell office:value-type="float" office:value="12.1024686581916" calcext:value-type="float">
            <text:p>12.1024686582</text:p>
          </table:table-cell>
          <table:table-cell office:value-type="float" office:value="2.17078484816216" calcext:value-type="float">
            <text:p>2.1707848482</text:p>
          </table:table-cell>
          <table:table-cell office:value-type="float" office:value="252.49179961242" calcext:value-type="float">
            <text:p>252.4917996124</text:p>
          </table:table-cell>
          <table:table-cell office:value-type="float" office:value="1.2295250882838" calcext:value-type="float">
            <text:p>1.2295250883</text:p>
          </table:table-cell>
          <table:table-cell office:value-type="float" office:value="9.30855942797029" calcext:value-type="float">
            <text:p>9.308559428</text:p>
          </table:table-cell>
          <table:table-cell office:value-type="float" office:value="1.77001058851626" calcext:value-type="float">
            <text:p>1.7700105885</text:p>
          </table:table-cell>
          <table:table-cell office:value-type="float" office:value="0.100034406093633" calcext:value-type="float">
            <text:p>0.1000344061</text:p>
          </table:table-cell>
          <table:table-cell office:value-type="float" office:value="0.3251406201516" calcext:value-type="float">
            <text:p>0.3251406202</text:p>
          </table:table-cell>
          <table:table-cell office:value-type="float" office:value="352.894091233066" calcext:value-type="float">
            <text:p>352.8940912331</text:p>
          </table:table-cell>
        </table:table-row>
        <table:table-row table:style-name="ro1">
          <table:table-cell office:value-type="float" office:value="77.1613580706513" calcext:value-type="float">
            <text:p>77.1613580707</text:p>
          </table:table-cell>
          <table:table-cell office:value-type="float" office:value="11.7659508256825" calcext:value-type="float">
            <text:p>11.7659508257</text:p>
          </table:table-cell>
          <table:table-cell office:value-type="float" office:value="2.20463738602345" calcext:value-type="float">
            <text:p>2.204637386</text:p>
          </table:table-cell>
          <table:table-cell office:value-type="float" office:value="252.155281779911" calcext:value-type="float">
            <text:p>252.1552817799</text:p>
          </table:table-cell>
          <table:table-cell office:value-type="float" office:value="1.89300725577472" calcext:value-type="float">
            <text:p>1.8930072558</text:p>
          </table:table-cell>
          <table:table-cell office:value-type="float" office:value="8.97204159546121" calcext:value-type="float">
            <text:p>8.9720415955</text:p>
          </table:table-cell>
          <table:table-cell office:value-type="float" office:value="1.74980093877171" calcext:value-type="float">
            <text:p>1.7498009388</text:p>
          </table:table-cell>
          <table:table-cell office:value-type="float" office:value="0.180117682018272" calcext:value-type="float">
            <text:p>0.180117682</text:p>
          </table:table-cell>
          <table:table-cell office:value-type="float" office:value="0.316087211244729" calcext:value-type="float">
            <text:p>0.3160872112</text:p>
          </table:table-cell>
          <table:table-cell office:value-type="float" office:value="352.903036698098" calcext:value-type="float">
            <text:p>352.9030366981</text:p>
          </table:table-cell>
        </table:table-row>
        <table:table-row table:style-name="ro1">
          <table:table-cell office:value-type="float" office:value="77.3470751305931" calcext:value-type="float">
            <text:p>77.3470751306</text:p>
          </table:table-cell>
          <table:table-cell office:value-type="float" office:value="13.1949488895365" calcext:value-type="float">
            <text:p>13.1949488895</text:p>
          </table:table-cell>
          <table:table-cell office:value-type="float" office:value="2.48853561753474" calcext:value-type="float">
            <text:p>2.4885356175</text:p>
          </table:table-cell>
          <table:table-cell office:value-type="float" office:value="253.084279843765" calcext:value-type="float">
            <text:p>253.0842798438</text:p>
          </table:table-cell>
          <table:table-cell office:value-type="float" office:value="0.599783097406418" calcext:value-type="float">
            <text:p>0.5997830974</text:p>
          </table:table-cell>
          <table:table-cell office:value-type="float" office:value="9.90103965931512" calcext:value-type="float">
            <text:p>9.9010396593</text:p>
          </table:table-cell>
          <table:table-cell office:value-type="float" office:value="1.71893371779191" calcext:value-type="float">
            <text:p>1.7189337178</text:p>
          </table:table-cell>
          <table:table-cell office:value-type="float" office:value="0.166601600317489" calcext:value-type="float">
            <text:p>0.1666016003</text:p>
          </table:table-cell>
          <table:table-cell office:value-type="float" office:value="0.300341347382688" calcext:value-type="float">
            <text:p>0.3003413474</text:p>
          </table:table-cell>
          <table:table-cell office:value-type="float" office:value="352.90370373184" calcext:value-type="float">
            <text:p>352.9037037318</text:p>
          </table:table-cell>
        </table:table-row>
        <table:table-row table:style-name="ro1">
          <table:table-cell office:value-type="float" office:value="77.2479250632813" calcext:value-type="float">
            <text:p>77.2479250633</text:p>
          </table:table-cell>
          <table:table-cell office:value-type="float" office:value="11.8525178183125" calcext:value-type="float">
            <text:p>11.8525178183</text:p>
          </table:table-cell>
          <table:table-cell office:value-type="float" office:value="2.29120437865343" calcext:value-type="float">
            <text:p>2.2912043787</text:p>
          </table:table-cell>
          <table:table-cell office:value-type="float" office:value="252.241848772541" calcext:value-type="float">
            <text:p>252.2418487725</text:p>
          </table:table-cell>
          <table:table-cell office:value-type="float" office:value="0.979574248404704" calcext:value-type="float">
            <text:p>0.9795742484</text:p>
          </table:table-cell>
          <table:table-cell office:value-type="float" office:value="9.05860858809119" calcext:value-type="float">
            <text:p>9.0586085881</text:p>
          </table:table-cell>
          <table:table-cell office:value-type="float" office:value="1.73869325264068" calcext:value-type="float">
            <text:p>1.7386932526</text:p>
          </table:table-cell>
          <table:table-cell office:value-type="float" office:value="0.260099823382218" calcext:value-type="float">
            <text:p>0.2600998234</text:p>
          </table:table-cell>
          <table:table-cell office:value-type="float" office:value="0.306628537132297" calcext:value-type="float">
            <text:p>0.3066285371</text:p>
          </table:table-cell>
          <table:table-cell office:value-type="float" office:value="352.917715167928" calcext:value-type="float">
            <text:p>352.9177151679</text:p>
          </table:table-cell>
        </table:table-row>
        <table:table-row table:style-name="ro1">
          <table:table-cell office:value-type="float" office:value="77.3824095521232" calcext:value-type="float">
            <text:p>77.3824095521</text:p>
          </table:table-cell>
          <table:table-cell office:value-type="float" office:value="13.2302833110666" calcext:value-type="float">
            <text:p>13.2302833111</text:p>
          </table:table-cell>
          <table:table-cell office:value-type="float" office:value="2.52387003906485" calcext:value-type="float">
            <text:p>2.5238700391</text:p>
          </table:table-cell>
          <table:table-cell office:value-type="float" office:value="253.119614265295" calcext:value-type="float">
            <text:p>253.1196142653</text:p>
          </table:table-cell>
          <table:table-cell office:value-type="float" office:value="0.635117518936531" calcext:value-type="float">
            <text:p>0.6351175189</text:p>
          </table:table-cell>
          <table:table-cell office:value-type="float" office:value="9.93637408084524" calcext:value-type="float">
            <text:p>9.9363740808</text:p>
          </table:table-cell>
          <table:table-cell office:value-type="float" office:value="1.76529536915415" calcext:value-type="float">
            <text:p>1.7652953692</text:p>
          </table:table-cell>
          <table:table-cell office:value-type="float" office:value="0.121675874599285" calcext:value-type="float">
            <text:p>0.1216758746</text:p>
          </table:table-cell>
          <table:table-cell office:value-type="float" office:value="0.304003571922787" calcext:value-type="float">
            <text:p>0.3040035719</text:p>
          </table:table-cell>
          <table:table-cell office:value-type="float" office:value="352.921440476804" calcext:value-type="float">
            <text:p>352.9214404768</text:p>
          </table:table-cell>
        </table:table-row>
        <table:table-row table:style-name="ro1">
          <table:table-cell office:value-type="float" office:value="77.1619603481483" calcext:value-type="float">
            <text:p>77.1619603481</text:p>
          </table:table-cell>
          <table:table-cell office:value-type="float" office:value="13.7123184844731" calcext:value-type="float">
            <text:p>13.7123184845</text:p>
          </table:table-cell>
          <table:table-cell office:value-type="float" office:value="2.29683308593246" calcext:value-type="float">
            <text:p>2.2968330859</text:p>
          </table:table-cell>
          <table:table-cell office:value-type="float" office:value="253.601649438702" calcext:value-type="float">
            <text:p>253.6016494387</text:p>
          </table:table-cell>
          <table:table-cell office:value-type="float" office:value="1.11715269234312" calcext:value-type="float">
            <text:p>1.1171526923</text:p>
          </table:table-cell>
          <table:table-cell office:value-type="float" office:value="10.4184092542518" calcext:value-type="float">
            <text:p>10.4184092543</text:p>
          </table:table-cell>
          <table:table-cell office:value-type="float" office:value="1.77724135973305" calcext:value-type="float">
            <text:p>1.7772413597</text:p>
          </table:table-cell>
          <table:table-cell office:value-type="float" office:value="0.149097193724718" calcext:value-type="float">
            <text:p>0.1490971937</text:p>
          </table:table-cell>
          <table:table-cell office:value-type="float" office:value="0.316166451182838" calcext:value-type="float">
            <text:p>0.3161664512</text:p>
          </table:table-cell>
          <table:table-cell office:value-type="float" office:value="352.931172228769" calcext:value-type="float">
            <text:p>352.9311722288</text:p>
          </table:table-cell>
        </table:table-row>
        <table:table-row table:style-name="ro1">
          <table:table-cell office:value-type="float" office:value="77.1303817044995" calcext:value-type="float">
            <text:p>77.1303817045</text:p>
          </table:table-cell>
          <table:table-cell office:value-type="float" office:value="11.4880608792838" calcext:value-type="float">
            <text:p>11.4880608793</text:p>
          </table:table-cell>
          <table:table-cell office:value-type="float" office:value="1.92674743962467" calcext:value-type="float">
            <text:p>1.9267474396</text:p>
          </table:table-cell>
          <table:table-cell office:value-type="float" office:value="251.877391833513" calcext:value-type="float">
            <text:p>251.8773918335</text:p>
          </table:table-cell>
          <table:table-cell office:value-type="float" office:value="0.615117309375943" calcext:value-type="float">
            <text:p>0.6151173094</text:p>
          </table:table-cell>
          <table:table-cell office:value-type="float" office:value="8.69415164906243" calcext:value-type="float">
            <text:p>8.6941516491</text:p>
          </table:table-cell>
          <table:table-cell office:value-type="float" office:value="1.7728801044462" calcext:value-type="float">
            <text:p>1.7728801044</text:p>
          </table:table-cell>
          <table:table-cell office:value-type="float" office:value="0.12227639214276" calcext:value-type="float">
            <text:p>0.1222763921</text:p>
          </table:table-cell>
          <table:table-cell office:value-type="float" office:value="0.316377107902155" calcext:value-type="float">
            <text:p>0.3163771079</text:p>
          </table:table-cell>
          <table:table-cell office:value-type="float" office:value="352.932338514642" calcext:value-type="float">
            <text:p>352.9323385146</text:p>
          </table:table-cell>
        </table:table-row>
        <table:table-row table:style-name="ro1">
          <table:table-cell office:value-type="float" office:value="77.2751142628622" calcext:value-type="float">
            <text:p>77.2751142629</text:p>
          </table:table-cell>
          <table:table-cell office:value-type="float" office:value="13.825472399187" calcext:value-type="float">
            <text:p>13.8254723992</text:p>
          </table:table-cell>
          <table:table-cell office:value-type="float" office:value="2.40998700064632" calcext:value-type="float">
            <text:p>2.4099870006</text:p>
          </table:table-cell>
          <table:table-cell office:value-type="float" office:value="253.714803353416" calcext:value-type="float">
            <text:p>253.7148033534</text:p>
          </table:table-cell>
          <table:table-cell office:value-type="float" office:value="1.23030660705697" calcext:value-type="float">
            <text:p>1.2303066071</text:p>
          </table:table-cell>
          <table:table-cell office:value-type="float" office:value="10.5315631689657" calcext:value-type="float">
            <text:p>10.531563169</text:p>
          </table:table-cell>
          <table:table-cell office:value-type="float" office:value="1.75383050117799" calcext:value-type="float">
            <text:p>1.7538305012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310844044834434" calcext:value-type="float">
            <text:p>0.3108440448</text:p>
          </table:table-cell>
          <table:table-cell office:value-type="float" office:value="352.937044105777" calcext:value-type="float">
            <text:p>352.9370441058</text:p>
          </table:table-cell>
        </table:table-row>
        <table:table-row table:style-name="ro1">
          <table:table-cell office:value-type="float" office:value="77.0192291547185" calcext:value-type="float">
            <text:p>77.0192291547</text:p>
          </table:table-cell>
          <table:table-cell office:value-type="float" office:value="12.1450839124932" calcext:value-type="float">
            <text:p>12.1450839125</text:p>
          </table:table-cell>
          <table:table-cell office:value-type="float" office:value="1.36154825061186" calcext:value-type="float">
            <text:p>1.3615482506</text:p>
          </table:table-cell>
          <table:table-cell office:value-type="float" office:value="252.534414866722" calcext:value-type="float">
            <text:p>252.5344148667</text:p>
          </table:table-cell>
          <table:table-cell office:value-type="float" office:value="1.27214034258535" calcext:value-type="float">
            <text:p>1.2721403426</text:p>
          </table:table-cell>
          <table:table-cell office:value-type="float" office:value="9.35117468227183" calcext:value-type="float">
            <text:p>9.3511746823</text:p>
          </table:table-cell>
          <table:table-cell office:value-type="float" office:value="1.75548687212977" calcext:value-type="float">
            <text:p>1.7554868721</text:p>
          </table:table-cell>
          <table:table-cell office:value-type="float" office:value="0.195265688845096" calcext:value-type="float">
            <text:p>0.1952656888</text:p>
          </table:table-cell>
          <table:table-cell office:value-type="float" office:value="0.313938188856642" calcext:value-type="float">
            <text:p>0.3139381889</text:p>
          </table:table-cell>
          <table:table-cell office:value-type="float" office:value="352.968092474127" calcext:value-type="float">
            <text:p>352.9680924741</text:p>
          </table:table-cell>
        </table:table-row>
        <table:table-row table:style-name="ro1">
          <table:table-cell office:value-type="float" office:value="77.1047005287746" calcext:value-type="float">
            <text:p>77.1047005288</text:p>
          </table:table-cell>
          <table:table-cell office:value-type="float" office:value="11.5858364936824" calcext:value-type="float">
            <text:p>11.5858364937</text:p>
          </table:table-cell>
          <table:table-cell office:value-type="float" office:value="2.02452305402326" calcext:value-type="float">
            <text:p>2.024523054</text:p>
          </table:table-cell>
          <table:table-cell office:value-type="float" office:value="251.975167447911" calcext:value-type="float">
            <text:p>251.9751674479</text:p>
          </table:table-cell>
          <table:table-cell office:value-type="float" office:value="0.712892923774533" calcext:value-type="float">
            <text:p>0.7128929238</text:p>
          </table:table-cell>
          <table:table-cell office:value-type="float" office:value="8.79192726346102" calcext:value-type="float">
            <text:p>8.7919272635</text:p>
          </table:table-cell>
          <table:table-cell office:value-type="float" office:value="1.75619200736627" calcext:value-type="float">
            <text:p>1.7561920074</text:p>
          </table:table-cell>
          <table:table-cell office:value-type="float" office:value="0.215523488508965" calcext:value-type="float">
            <text:p>0.2155234885</text:p>
          </table:table-cell>
          <table:table-cell office:value-type="float" office:value="0.318473724830414" calcext:value-type="float">
            <text:p>0.3184737248</text:p>
          </table:table-cell>
          <table:table-cell office:value-type="float" office:value="352.968777667026" calcext:value-type="float">
            <text:p>352.968777667</text:p>
          </table:table-cell>
        </table:table-row>
        <table:table-row table:style-name="ro1">
          <table:table-cell office:value-type="float" office:value="77.1047005287746" calcext:value-type="float">
            <text:p>77.1047005288</text:p>
          </table:table-cell>
          <table:table-cell office:value-type="float" office:value="11.5858364936824" calcext:value-type="float">
            <text:p>11.5858364937</text:p>
          </table:table-cell>
          <table:table-cell office:value-type="float" office:value="2.02452305402326" calcext:value-type="float">
            <text:p>2.024523054</text:p>
          </table:table-cell>
          <table:table-cell office:value-type="float" office:value="251.975167447911" calcext:value-type="float">
            <text:p>251.9751674479</text:p>
          </table:table-cell>
          <table:table-cell office:value-type="float" office:value="0.712892923774533" calcext:value-type="float">
            <text:p>0.7128929238</text:p>
          </table:table-cell>
          <table:table-cell office:value-type="float" office:value="8.79192726346102" calcext:value-type="float">
            <text:p>8.7919272635</text:p>
          </table:table-cell>
          <table:table-cell office:value-type="float" office:value="1.75619200736627" calcext:value-type="float">
            <text:p>1.7561920074</text:p>
          </table:table-cell>
          <table:table-cell office:value-type="float" office:value="0.215523488508965" calcext:value-type="float">
            <text:p>0.2155234885</text:p>
          </table:table-cell>
          <table:table-cell office:value-type="float" office:value="0.318473724830414" calcext:value-type="float">
            <text:p>0.3184737248</text:p>
          </table:table-cell>
          <table:table-cell office:value-type="float" office:value="352.968777667026" calcext:value-type="float">
            <text:p>352.968777667</text:p>
          </table:table-cell>
        </table:table-row>
        <table:table-row table:style-name="ro1">
          <table:table-cell office:value-type="float" office:value="77.3114467219959" calcext:value-type="float">
            <text:p>77.311446722</text:p>
          </table:table-cell>
          <table:table-cell office:value-type="float" office:value="11.7925826869036" calcext:value-type="float">
            <text:p>11.7925826869</text:p>
          </table:table-cell>
          <table:table-cell office:value-type="float" office:value="2.23126924724455" calcext:value-type="float">
            <text:p>2.2312692472</text:p>
          </table:table-cell>
          <table:table-cell office:value-type="float" office:value="252.181913641132" calcext:value-type="float">
            <text:p>252.1819136411</text:p>
          </table:table-cell>
          <table:table-cell office:value-type="float" office:value="0.919639116995821" calcext:value-type="float">
            <text:p>0.919639117</text:p>
          </table:table-cell>
          <table:table-cell office:value-type="float" office:value="8.99867345668231" calcext:value-type="float">
            <text:p>8.9986734567</text:p>
          </table:table-cell>
          <table:table-cell office:value-type="float" office:value="1.77659150311168" calcext:value-type="float">
            <text:p>1.7765915031</text:p>
          </table:table-cell>
          <table:table-cell office:value-type="float" office:value="0.101785538866419" calcext:value-type="float">
            <text:p>0.1017855389</text:p>
          </table:table-cell>
          <table:table-cell office:value-type="float" office:value="0.327856007385907" calcext:value-type="float">
            <text:p>0.3278560074</text:p>
          </table:table-cell>
          <table:table-cell office:value-type="float" office:value="352.971193546867" calcext:value-type="float">
            <text:p>352.9711935469</text:p>
          </table:table-cell>
        </table:table-row>
        <table:table-row table:style-name="ro1">
          <table:table-cell office:value-type="float" office:value="77.6362013430982" calcext:value-type="float">
            <text:p>77.6362013431</text:p>
          </table:table-cell>
          <table:table-cell office:value-type="float" office:value="14.186559479423" calcext:value-type="float">
            <text:p>14.1865594794</text:p>
          </table:table-cell>
          <table:table-cell office:value-type="float" office:value="2.35840832871039" calcext:value-type="float">
            <text:p>2.3584083287</text:p>
          </table:table-cell>
          <table:table-cell office:value-type="float" office:value="254.075890433652" calcext:value-type="float">
            <text:p>254.0758904337</text:p>
          </table:table-cell>
          <table:table-cell office:value-type="float" office:value="0.369171465070753" calcext:value-type="float">
            <text:p>0.3691714651</text:p>
          </table:table-cell>
          <table:table-cell office:value-type="float" office:value="10.8926502492017" calcext:value-type="float">
            <text:p>10.8926502492</text:p>
          </table:table-cell>
          <table:table-cell office:value-type="float" office:value="1.75975246139164" calcext:value-type="float">
            <text:p>1.7597524614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315168055852548" calcext:value-type="float">
            <text:p>0.3151680559</text:p>
          </table:table-cell>
          <table:table-cell office:value-type="float" office:value="352.97396631291" calcext:value-type="float">
            <text:p>352.9739663129</text:p>
          </table:table-cell>
        </table:table-row>
        <table:table-row table:style-name="ro1">
          <table:table-cell office:value-type="float" office:value="77.1047005287746" calcext:value-type="float">
            <text:p>77.1047005288</text:p>
          </table:table-cell>
          <table:table-cell office:value-type="float" office:value="11.5858364936824" calcext:value-type="float">
            <text:p>11.5858364937</text:p>
          </table:table-cell>
          <table:table-cell office:value-type="float" office:value="2.02452305402326" calcext:value-type="float">
            <text:p>2.024523054</text:p>
          </table:table-cell>
          <table:table-cell office:value-type="float" office:value="251.975167447911" calcext:value-type="float">
            <text:p>251.9751674479</text:p>
          </table:table-cell>
          <table:table-cell office:value-type="float" office:value="0.712892923774533" calcext:value-type="float">
            <text:p>0.7128929238</text:p>
          </table:table-cell>
          <table:table-cell office:value-type="float" office:value="9.79192726346102" calcext:value-type="float">
            <text:p>9.7919272635</text:p>
          </table:table-cell>
          <table:table-cell office:value-type="float" office:value="1.75619200736627" calcext:value-type="float">
            <text:p>1.7561920074</text:p>
          </table:table-cell>
          <table:table-cell office:value-type="float" office:value="0.215523488508965" calcext:value-type="float">
            <text:p>0.2155234885</text:p>
          </table:table-cell>
          <table:table-cell office:value-type="float" office:value="0.318473724830414" calcext:value-type="float">
            <text:p>0.3184737248</text:p>
          </table:table-cell>
          <table:table-cell office:value-type="float" office:value="352.97548942943" calcext:value-type="float">
            <text:p>352.9754894294</text:p>
          </table:table-cell>
        </table:table-row>
        <table:table-row table:style-name="ro1">
          <table:table-cell office:value-type="float" office:value="77.1047005287746" calcext:value-type="float">
            <text:p>77.1047005288</text:p>
          </table:table-cell>
          <table:table-cell office:value-type="float" office:value="11.5858364936824" calcext:value-type="float">
            <text:p>11.5858364937</text:p>
          </table:table-cell>
          <table:table-cell office:value-type="float" office:value="2.02452305402326" calcext:value-type="float">
            <text:p>2.024523054</text:p>
          </table:table-cell>
          <table:table-cell office:value-type="float" office:value="252.975167447911" calcext:value-type="float">
            <text:p>252.9751674479</text:p>
          </table:table-cell>
          <table:table-cell office:value-type="float" office:value="0.712892923774533" calcext:value-type="float">
            <text:p>0.7128929238</text:p>
          </table:table-cell>
          <table:table-cell office:value-type="float" office:value="8.79192726346102" calcext:value-type="float">
            <text:p>8.7919272635</text:p>
          </table:table-cell>
          <table:table-cell office:value-type="float" office:value="1.75619200736627" calcext:value-type="float">
            <text:p>1.7561920074</text:p>
          </table:table-cell>
          <table:table-cell office:value-type="float" office:value="0.215523488508965" calcext:value-type="float">
            <text:p>0.2155234885</text:p>
          </table:table-cell>
          <table:table-cell office:value-type="float" office:value="0.318473724830414" calcext:value-type="float">
            <text:p>0.3184737248</text:p>
          </table:table-cell>
          <table:table-cell office:value-type="float" office:value="352.981187246729" calcext:value-type="float">
            <text:p>352.9811872467</text:p>
          </table:table-cell>
        </table:table-row>
        <table:table-row table:style-name="ro1">
          <table:table-cell office:value-type="float" office:value="77.1613580706513" calcext:value-type="float">
            <text:p>77.1613580707</text:p>
          </table:table-cell>
          <table:table-cell office:value-type="float" office:value="11.7659508256825" calcext:value-type="float">
            <text:p>11.7659508257</text:p>
          </table:table-cell>
          <table:table-cell office:value-type="float" office:value="3.20463738602345" calcext:value-type="float">
            <text:p>3.204637386</text:p>
          </table:table-cell>
          <table:table-cell office:value-type="float" office:value="252.155281779911" calcext:value-type="float">
            <text:p>252.1552817799</text:p>
          </table:table-cell>
          <table:table-cell office:value-type="float" office:value="0.893007255774717" calcext:value-type="float">
            <text:p>0.8930072558</text:p>
          </table:table-cell>
          <table:table-cell office:value-type="float" office:value="8.97204159546121" calcext:value-type="float">
            <text:p>8.9720415955</text:p>
          </table:table-cell>
          <table:table-cell office:value-type="float" office:value="1.74980093877171" calcext:value-type="float">
            <text:p>1.7498009388</text:p>
          </table:table-cell>
          <table:table-cell office:value-type="float" office:value="0.180117682018272" calcext:value-type="float">
            <text:p>0.180117682</text:p>
          </table:table-cell>
          <table:table-cell office:value-type="float" office:value="0.316087211244729" calcext:value-type="float">
            <text:p>0.3160872112</text:p>
          </table:table-cell>
          <table:table-cell office:value-type="float" office:value="352.983137940928" calcext:value-type="float">
            <text:p>352.9831379409</text:p>
          </table:table-cell>
        </table:table-row>
        <table:table-row table:style-name="ro1">
          <table:table-cell office:value-type="float" office:value="77.2395103061307" calcext:value-type="float">
            <text:p>77.2395103061</text:p>
          </table:table-cell>
          <table:table-cell office:value-type="float" office:value="13.087384065074" calcext:value-type="float">
            <text:p>13.0873840651</text:p>
          </table:table-cell>
          <table:table-cell office:value-type="float" office:value="2.38097079307228" calcext:value-type="float">
            <text:p>2.3809707931</text:p>
          </table:table-cell>
          <table:table-cell office:value-type="float" office:value="252.976715019303" calcext:value-type="float">
            <text:p>252.9767150193</text:p>
          </table:table-cell>
          <table:table-cell office:value-type="float" office:value="0.492218272943958" calcext:value-type="float">
            <text:p>0.4922182729</text:p>
          </table:table-cell>
          <table:table-cell office:value-type="float" office:value="9.79347483485267" calcext:value-type="float">
            <text:p>9.7934748349</text:p>
          </table:table-cell>
          <table:table-cell office:value-type="float" office:value="1.73891727330415" calcext:value-type="float">
            <text:p>1.7389172733</text:p>
          </table:table-cell>
          <table:table-cell office:value-type="float" office:value="0.315499566634512" calcext:value-type="float">
            <text:p>0.3154995666</text:p>
          </table:table-cell>
          <table:table-cell office:value-type="float" office:value="0.294918035684359" calcext:value-type="float">
            <text:p>0.2949180357</text:p>
          </table:table-cell>
          <table:table-cell office:value-type="float" office:value="352.99359452131" calcext:value-type="float">
            <text:p>352.9935945213</text:p>
          </table:table-cell>
        </table:table-row>
        <table:table-row table:style-name="ro1">
          <table:table-cell office:value-type="float" office:value="76.943474338688" calcext:value-type="float">
            <text:p>76.9434743387</text:p>
          </table:table-cell>
          <table:table-cell office:value-type="float" office:value="13.4938324750128" calcext:value-type="float">
            <text:p>13.493832475</text:p>
          </table:table-cell>
          <table:table-cell office:value-type="float" office:value="2.41937740721437" calcext:value-type="float">
            <text:p>2.4193774072</text:p>
          </table:table-cell>
          <table:table-cell office:value-type="float" office:value="253.383163429242" calcext:value-type="float">
            <text:p>253.3831634292</text:p>
          </table:table-cell>
          <table:table-cell office:value-type="float" office:value="0.898666682882766" calcext:value-type="float">
            <text:p>0.8986666829</text:p>
          </table:table-cell>
          <table:table-cell office:value-type="float" office:value="10.1999232447915" calcext:value-type="float">
            <text:p>10.1999232448</text:p>
          </table:table-cell>
          <table:table-cell office:value-type="float" office:value="1.7504575129258" calcext:value-type="float">
            <text:p>1.7504575129</text:p>
          </table:table-cell>
          <table:table-cell office:value-type="float" office:value="0.193668871570994" calcext:value-type="float">
            <text:p>0.1936688716</text:p>
          </table:table-cell>
          <table:table-cell office:value-type="float" office:value="0.320615358297551" calcext:value-type="float">
            <text:p>0.3206153583</text:p>
          </table:table-cell>
          <table:table-cell office:value-type="float" office:value="352.998975354179" calcext:value-type="float">
            <text:p>352.9989753542</text:p>
          </table:table-cell>
        </table:table-row>
        <table:table-row table:style-name="ro1">
          <table:table-cell office:value-type="float" office:value="77.30996042174" calcext:value-type="float">
            <text:p>77.3099604217</text:p>
          </table:table-cell>
          <table:table-cell office:value-type="float" office:value="11.9145531767712" calcext:value-type="float">
            <text:p>11.9145531768</text:p>
          </table:table-cell>
          <table:table-cell office:value-type="float" office:value="2.3532397371121" calcext:value-type="float">
            <text:p>2.3532397371</text:p>
          </table:table-cell>
          <table:table-cell office:value-type="float" office:value="252.303884131" calcext:value-type="float">
            <text:p>252.303884131</text:p>
          </table:table-cell>
          <table:table-cell office:value-type="float" office:value="1.04160960686337" calcext:value-type="float">
            <text:p>1.0416096069</text:p>
          </table:table-cell>
          <table:table-cell office:value-type="float" office:value="9.12064394654986" calcext:value-type="float">
            <text:p>9.1206439465</text:p>
          </table:table-cell>
          <table:table-cell office:value-type="float" office:value="1.78155053634724" calcext:value-type="float">
            <text:p>1.7815505363</text:p>
          </table:table-cell>
          <table:table-cell office:value-type="float" office:value="0.169242551758639" calcext:value-type="float">
            <text:p>0.1692425518</text:p>
          </table:table-cell>
          <table:table-cell office:value-type="float" office:value="0.323893784932407" calcext:value-type="float">
            <text:p>0.3238937849</text:p>
          </table:table-cell>
          <table:table-cell office:value-type="float" office:value="353.010542620341" calcext:value-type="float">
            <text:p>353.0105426203</text:p>
          </table:table-cell>
        </table:table-row>
        <table:table-row table:style-name="ro1">
          <table:table-cell office:value-type="float" office:value="77.2472342649833" calcext:value-type="float">
            <text:p>77.247234265</text:p>
          </table:table-cell>
          <table:table-cell office:value-type="float" office:value="11.6049134397676" calcext:value-type="float">
            <text:p>11.6049134398</text:p>
          </table:table-cell>
          <table:table-cell office:value-type="float" office:value="2.04360000010852" calcext:value-type="float">
            <text:p>2.0436000001</text:p>
          </table:table-cell>
          <table:table-cell office:value-type="float" office:value="251.994244393996" calcext:value-type="float">
            <text:p>251.994244394</text:p>
          </table:table-cell>
          <table:table-cell office:value-type="float" office:value="0.731969869859792" calcext:value-type="float">
            <text:p>0.7319698699</text:p>
          </table:table-cell>
          <table:table-cell office:value-type="float" office:value="8.81100420954628" calcext:value-type="float">
            <text:p>8.8110042095</text:p>
          </table:table-cell>
          <table:table-cell office:value-type="float" office:value="1.75765251736691" calcext:value-type="float">
            <text:p>1.7576525174</text:p>
          </table:table-cell>
          <table:table-cell office:value-type="float" office:value="0.161398946244125" calcext:value-type="float">
            <text:p>0.1613989462</text:p>
          </table:table-cell>
          <table:table-cell office:value-type="float" office:value="0.321565238527885" calcext:value-type="float">
            <text:p>0.3215652385</text:p>
          </table:table-cell>
          <table:table-cell office:value-type="float" office:value="353.02829571574" calcext:value-type="float">
            <text:p>353.0282957157</text:p>
          </table:table-cell>
        </table:table-row>
        <table:table-row table:style-name="ro1">
          <table:table-cell office:value-type="float" office:value="77.1047005287746" calcext:value-type="float">
            <text:p>77.1047005288</text:p>
          </table:table-cell>
          <table:table-cell office:value-type="float" office:value="11.5858364936824" calcext:value-type="float">
            <text:p>11.5858364937</text:p>
          </table:table-cell>
          <table:table-cell office:value-type="float" office:value="3.02452305402326" calcext:value-type="float">
            <text:p>3.024523054</text:p>
          </table:table-cell>
          <table:table-cell office:value-type="float" office:value="251.975167447911" calcext:value-type="float">
            <text:p>251.9751674479</text:p>
          </table:table-cell>
          <table:table-cell office:value-type="float" office:value="0.712892923774533" calcext:value-type="float">
            <text:p>0.7128929238</text:p>
          </table:table-cell>
          <table:table-cell office:value-type="float" office:value="8.79192726346102" calcext:value-type="float">
            <text:p>8.7919272635</text:p>
          </table:table-cell>
          <table:table-cell office:value-type="float" office:value="1.75619200736627" calcext:value-type="float">
            <text:p>1.7561920074</text:p>
          </table:table-cell>
          <table:table-cell office:value-type="float" office:value="0.215523488508965" calcext:value-type="float">
            <text:p>0.2155234885</text:p>
          </table:table-cell>
          <table:table-cell office:value-type="float" office:value="0.318473724830414" calcext:value-type="float">
            <text:p>0.3184737248</text:p>
          </table:table-cell>
          <table:table-cell office:value-type="float" office:value="353.034571041414" calcext:value-type="float">
            <text:p>353.0345710414</text:p>
          </table:table-cell>
        </table:table-row>
        <table:table-row table:style-name="ro1">
          <table:table-cell office:value-type="float" office:value="77.1047005287746" calcext:value-type="float">
            <text:p>77.1047005288</text:p>
          </table:table-cell>
          <table:table-cell office:value-type="float" office:value="11.5858364936824" calcext:value-type="float">
            <text:p>11.5858364937</text:p>
          </table:table-cell>
          <table:table-cell office:value-type="float" office:value="2.02452305402326" calcext:value-type="float">
            <text:p>2.024523054</text:p>
          </table:table-cell>
          <table:table-cell office:value-type="float" office:value="251.975167447911" calcext:value-type="float">
            <text:p>251.9751674479</text:p>
          </table:table-cell>
          <table:table-cell office:value-type="float" office:value="1.71289292377453" calcext:value-type="float">
            <text:p>1.7128929238</text:p>
          </table:table-cell>
          <table:table-cell office:value-type="float" office:value="8.79192726346102" calcext:value-type="float">
            <text:p>8.7919272635</text:p>
          </table:table-cell>
          <table:table-cell office:value-type="float" office:value="1.75619200736627" calcext:value-type="float">
            <text:p>1.7561920074</text:p>
          </table:table-cell>
          <table:table-cell office:value-type="float" office:value="0.215523488508965" calcext:value-type="float">
            <text:p>0.2155234885</text:p>
          </table:table-cell>
          <table:table-cell office:value-type="float" office:value="0.318473724830414" calcext:value-type="float">
            <text:p>0.3184737248</text:p>
          </table:table-cell>
          <table:table-cell office:value-type="float" office:value="353.055932309412" calcext:value-type="float">
            <text:p>353.0559323094</text:p>
          </table:table-cell>
        </table:table-row>
        <table:table-row table:style-name="ro1">
          <table:table-cell office:value-type="float" office:value="77.0929121790139" calcext:value-type="float">
            <text:p>77.092912179</text:p>
          </table:table-cell>
          <table:table-cell office:value-type="float" office:value="11.4505913537982" calcext:value-type="float">
            <text:p>11.4505913538</text:p>
          </table:table-cell>
          <table:table-cell office:value-type="float" office:value="1.88927791413908" calcext:value-type="float">
            <text:p>1.8892779141</text:p>
          </table:table-cell>
          <table:table-cell office:value-type="float" office:value="251.839922308027" calcext:value-type="float">
            <text:p>251.839922308</text:p>
          </table:table-cell>
          <table:table-cell office:value-type="float" office:value="0.57764778389035" calcext:value-type="float">
            <text:p>0.5776477839</text:p>
          </table:table-cell>
          <table:table-cell office:value-type="float" office:value="8.65668212357684" calcext:value-type="float">
            <text:p>8.6566821236</text:p>
          </table:table-cell>
          <table:table-cell office:value-type="float" office:value="1.76657771547737" calcext:value-type="float">
            <text:p>1.7665777155</text:p>
          </table:table-cell>
          <table:table-cell office:value-type="float" office:value="0.180552496059774" calcext:value-type="float">
            <text:p>0.1805524961</text:p>
          </table:table-cell>
          <table:table-cell office:value-type="float" office:value="0.325295815706487" calcext:value-type="float">
            <text:p>0.3252958157</text:p>
          </table:table-cell>
          <table:table-cell office:value-type="float" office:value="353.065771553237" calcext:value-type="float">
            <text:p>353.0657715532</text:p>
          </table:table-cell>
        </table:table-row>
        <table:table-row table:style-name="ro1">
          <table:table-cell office:value-type="float" office:value="77.0929121790139" calcext:value-type="float">
            <text:p>77.092912179</text:p>
          </table:table-cell>
          <table:table-cell office:value-type="float" office:value="11.4505913537982" calcext:value-type="float">
            <text:p>11.4505913538</text:p>
          </table:table-cell>
          <table:table-cell office:value-type="float" office:value="1.88927791413908" calcext:value-type="float">
            <text:p>1.8892779141</text:p>
          </table:table-cell>
          <table:table-cell office:value-type="float" office:value="251.839922308027" calcext:value-type="float">
            <text:p>251.839922308</text:p>
          </table:table-cell>
          <table:table-cell office:value-type="float" office:value="0.57764778389035" calcext:value-type="float">
            <text:p>0.5776477839</text:p>
          </table:table-cell>
          <table:table-cell office:value-type="float" office:value="8.65668212357684" calcext:value-type="float">
            <text:p>8.6566821236</text:p>
          </table:table-cell>
          <table:table-cell office:value-type="float" office:value="1.76657771547737" calcext:value-type="float">
            <text:p>1.7665777155</text:p>
          </table:table-cell>
          <table:table-cell office:value-type="float" office:value="0.180552496059774" calcext:value-type="float">
            <text:p>0.1805524961</text:p>
          </table:table-cell>
          <table:table-cell office:value-type="float" office:value="0.325295815706487" calcext:value-type="float">
            <text:p>0.3252958157</text:p>
          </table:table-cell>
          <table:table-cell office:value-type="float" office:value="353.065771553237" calcext:value-type="float">
            <text:p>353.0657715532</text:p>
          </table:table-cell>
        </table:table-row>
        <table:table-row table:style-name="ro1">
          <table:table-cell office:value-type="float" office:value="77.0929121790139" calcext:value-type="float">
            <text:p>77.092912179</text:p>
          </table:table-cell>
          <table:table-cell office:value-type="float" office:value="11.4505913537982" calcext:value-type="float">
            <text:p>11.4505913538</text:p>
          </table:table-cell>
          <table:table-cell office:value-type="float" office:value="2.88927791413908" calcext:value-type="float">
            <text:p>2.8892779141</text:p>
          </table:table-cell>
          <table:table-cell office:value-type="float" office:value="251.839922308027" calcext:value-type="float">
            <text:p>251.839922308</text:p>
          </table:table-cell>
          <table:table-cell office:value-type="float" office:value="0.57764778389035" calcext:value-type="float">
            <text:p>0.5776477839</text:p>
          </table:table-cell>
          <table:table-cell office:value-type="float" office:value="8.65668212357684" calcext:value-type="float">
            <text:p>8.6566821236</text:p>
          </table:table-cell>
          <table:table-cell office:value-type="float" office:value="1.76657771547737" calcext:value-type="float">
            <text:p>1.7665777155</text:p>
          </table:table-cell>
          <table:table-cell office:value-type="float" office:value="0.180552496059774" calcext:value-type="float">
            <text:p>0.1805524961</text:p>
          </table:table-cell>
          <table:table-cell office:value-type="float" office:value="0.325295815706487" calcext:value-type="float">
            <text:p>0.3252958157</text:p>
          </table:table-cell>
          <table:table-cell office:value-type="float" office:value="353.069296487748" calcext:value-type="float">
            <text:p>353.0692964877</text:p>
          </table:table-cell>
        </table:table-row>
        <table:table-row table:style-name="ro1">
          <table:table-cell office:value-type="float" office:value="77.0929121790139" calcext:value-type="float">
            <text:p>77.092912179</text:p>
          </table:table-cell>
          <table:table-cell office:value-type="float" office:value="11.4505913537982" calcext:value-type="float">
            <text:p>11.4505913538</text:p>
          </table:table-cell>
          <table:table-cell office:value-type="float" office:value="1.88927791413908" calcext:value-type="float">
            <text:p>1.8892779141</text:p>
          </table:table-cell>
          <table:table-cell office:value-type="float" office:value="252.839922308027" calcext:value-type="float">
            <text:p>252.839922308</text:p>
          </table:table-cell>
          <table:table-cell office:value-type="float" office:value="0.57764778389035" calcext:value-type="float">
            <text:p>0.5776477839</text:p>
          </table:table-cell>
          <table:table-cell office:value-type="float" office:value="8.65668212357684" calcext:value-type="float">
            <text:p>8.6566821236</text:p>
          </table:table-cell>
          <table:table-cell office:value-type="float" office:value="1.76657771547737" calcext:value-type="float">
            <text:p>1.7665777155</text:p>
          </table:table-cell>
          <table:table-cell office:value-type="float" office:value="0.180552496059774" calcext:value-type="float">
            <text:p>0.1805524961</text:p>
          </table:table-cell>
          <table:table-cell office:value-type="float" office:value="0.325295815706487" calcext:value-type="float">
            <text:p>0.3252958157</text:p>
          </table:table-cell>
          <table:table-cell office:value-type="float" office:value="353.079386520558" calcext:value-type="float">
            <text:p>353.0793865206</text:p>
          </table:table-cell>
        </table:table-row>
        <table:table-row table:style-name="ro1">
          <table:table-cell office:value-type="float" office:value="77.0929121790139" calcext:value-type="float">
            <text:p>77.092912179</text:p>
          </table:table-cell>
          <table:table-cell office:value-type="float" office:value="11.4505913537982" calcext:value-type="float">
            <text:p>11.4505913538</text:p>
          </table:table-cell>
          <table:table-cell office:value-type="float" office:value="1.88927791413908" calcext:value-type="float">
            <text:p>1.8892779141</text:p>
          </table:table-cell>
          <table:table-cell office:value-type="float" office:value="251.839922308027" calcext:value-type="float">
            <text:p>251.839922308</text:p>
          </table:table-cell>
          <table:table-cell office:value-type="float" office:value="0.57764778389035" calcext:value-type="float">
            <text:p>0.5776477839</text:p>
          </table:table-cell>
          <table:table-cell office:value-type="float" office:value="9.65668212357684" calcext:value-type="float">
            <text:p>9.6566821236</text:p>
          </table:table-cell>
          <table:table-cell office:value-type="float" office:value="1.76657771547737" calcext:value-type="float">
            <text:p>1.7665777155</text:p>
          </table:table-cell>
          <table:table-cell office:value-type="float" office:value="0.180552496059774" calcext:value-type="float">
            <text:p>0.1805524961</text:p>
          </table:table-cell>
          <table:table-cell office:value-type="float" office:value="0.325295815706487" calcext:value-type="float">
            <text:p>0.3252958157</text:p>
          </table:table-cell>
          <table:table-cell office:value-type="float" office:value="353.083938817051" calcext:value-type="float">
            <text:p>353.0839388171</text:p>
          </table:table-cell>
        </table:table-row>
        <table:table-row table:style-name="ro1">
          <table:table-cell office:value-type="float" office:value="77.0092115076087" calcext:value-type="float">
            <text:p>77.0092115076</text:p>
          </table:table-cell>
          <table:table-cell office:value-type="float" office:value="12.3668906823929" calcext:value-type="float">
            <text:p>12.3668906824</text:p>
          </table:table-cell>
          <table:table-cell office:value-type="float" office:value="1.80557724273384" calcext:value-type="float">
            <text:p>1.8055772427</text:p>
          </table:table-cell>
          <table:table-cell office:value-type="float" office:value="251.756221636622" calcext:value-type="float">
            <text:p>251.7562216366</text:p>
          </table:table-cell>
          <table:table-cell office:value-type="float" office:value="0.493947112485112" calcext:value-type="float">
            <text:p>0.4939471125</text:p>
          </table:table-cell>
          <table:table-cell office:value-type="float" office:value="8.5729814521716" calcext:value-type="float">
            <text:p>8.5729814522</text:p>
          </table:table-cell>
          <table:table-cell office:value-type="float" office:value="1.79042378585502" calcext:value-type="float">
            <text:p>1.7904237859</text:p>
          </table:table-cell>
          <table:table-cell office:value-type="float" office:value="0.120907910421543" calcext:value-type="float">
            <text:p>0.1209079104</text:p>
          </table:table-cell>
          <table:table-cell office:value-type="float" office:value="0.335784022939521" calcext:value-type="float">
            <text:p>0.3357840229</text:p>
          </table:table-cell>
          <table:table-cell office:value-type="float" office:value="353.090966312435" calcext:value-type="float">
            <text:p>353.0909663124</text:p>
          </table:table-cell>
        </table:table-row>
        <table:table-row table:style-name="ro1">
          <table:table-cell office:value-type="float" office:value="78.1613580706514" calcext:value-type="float">
            <text:p>78.1613580707</text:p>
          </table:table-cell>
          <table:table-cell office:value-type="float" office:value="11.7659508256825" calcext:value-type="float">
            <text:p>11.7659508257</text:p>
          </table:table-cell>
          <table:table-cell office:value-type="float" office:value="2.20463738602345" calcext:value-type="float">
            <text:p>2.204637386</text:p>
          </table:table-cell>
          <table:table-cell office:value-type="float" office:value="252.155281779911" calcext:value-type="float">
            <text:p>252.1552817799</text:p>
          </table:table-cell>
          <table:table-cell office:value-type="float" office:value="0.893007255774717" calcext:value-type="float">
            <text:p>0.8930072558</text:p>
          </table:table-cell>
          <table:table-cell office:value-type="float" office:value="8.97204159546121" calcext:value-type="float">
            <text:p>8.9720415955</text:p>
          </table:table-cell>
          <table:table-cell office:value-type="float" office:value="1.74980093877171" calcext:value-type="float">
            <text:p>1.7498009388</text:p>
          </table:table-cell>
          <table:table-cell office:value-type="float" office:value="0.180117682018272" calcext:value-type="float">
            <text:p>0.180117682</text:p>
          </table:table-cell>
          <table:table-cell office:value-type="float" office:value="0.316087211244729" calcext:value-type="float">
            <text:p>0.3160872112</text:p>
          </table:table-cell>
          <table:table-cell office:value-type="float" office:value="353.118384772021" calcext:value-type="float">
            <text:p>353.118384772</text:p>
          </table:table-cell>
        </table:table-row>
        <table:table-row table:style-name="ro1">
          <table:table-cell office:value-type="float" office:value="77.2750688250783" calcext:value-type="float">
            <text:p>77.2750688251</text:p>
          </table:table-cell>
          <table:table-cell office:value-type="float" office:value="11.756204789986" calcext:value-type="float">
            <text:p>11.75620479</text:p>
          </table:table-cell>
          <table:table-cell office:value-type="float" office:value="2.1948913503269" calcext:value-type="float">
            <text:p>2.1948913503</text:p>
          </table:table-cell>
          <table:table-cell office:value-type="float" office:value="252.145535744215" calcext:value-type="float">
            <text:p>252.1455357442</text:p>
          </table:table-cell>
          <table:table-cell office:value-type="float" office:value="0.883261220078166" calcext:value-type="float">
            <text:p>0.8832612201</text:p>
          </table:table-cell>
          <table:table-cell office:value-type="float" office:value="8.96229555976466" calcext:value-type="float">
            <text:p>8.9622955598</text:p>
          </table:table-cell>
          <table:table-cell office:value-type="float" office:value="1.73978458552487" calcext:value-type="float">
            <text:p>1.7397845855</text:p>
          </table:table-cell>
          <table:table-cell office:value-type="float" office:value="0.16657434102743" calcext:value-type="float">
            <text:p>0.166574341</text:p>
          </table:table-cell>
          <table:table-cell office:value-type="float" office:value="0.312960862771601" calcext:value-type="float">
            <text:p>0.3129608628</text:p>
          </table:table-cell>
          <table:table-cell office:value-type="float" office:value="353.134952557796" calcext:value-type="float">
            <text:p>353.1349525578</text:p>
          </table:table-cell>
        </table:table-row>
        <table:table-row table:style-name="ro1">
          <table:table-cell office:value-type="float" office:value="76.8224302531378" calcext:value-type="float">
            <text:p>76.8224302531</text:p>
          </table:table-cell>
          <table:table-cell office:value-type="float" office:value="13.3727883894626" calcext:value-type="float">
            <text:p>13.3727883895</text:p>
          </table:table-cell>
          <table:table-cell office:value-type="float" office:value="2.29833332166415" calcext:value-type="float">
            <text:p>2.2983333217</text:p>
          </table:table-cell>
          <table:table-cell office:value-type="float" office:value="253.262119343691" calcext:value-type="float">
            <text:p>253.2621193437</text:p>
          </table:table-cell>
          <table:table-cell office:value-type="float" office:value="0.777622597332537" calcext:value-type="float">
            <text:p>0.7776225973</text:p>
          </table:table-cell>
          <table:table-cell office:value-type="float" office:value="10.0788791592412" calcext:value-type="float">
            <text:p>10.0788791592</text:p>
          </table:table-cell>
          <table:table-cell office:value-type="float" office:value="1.72713292535917" calcext:value-type="float">
            <text:p>1.7271329254</text:p>
          </table:table-cell>
          <table:table-cell office:value-type="float" office:value="0.343750105057571" calcext:value-type="float">
            <text:p>0.3437501051</text:p>
          </table:table-cell>
          <table:table-cell office:value-type="float" office:value="0.295076887551935" calcext:value-type="float">
            <text:p>0.2950768876</text:p>
          </table:table-cell>
          <table:table-cell office:value-type="float" office:value="353.137109683609" calcext:value-type="float">
            <text:p>353.1371096836</text:p>
          </table:table-cell>
        </table:table-row>
        <table:table-row table:style-name="ro1">
          <table:table-cell office:value-type="float" office:value="77.3266226692617" calcext:value-type="float">
            <text:p>77.3266226693</text:p>
          </table:table-cell>
          <table:table-cell office:value-type="float" office:value="11.9312154242929" calcext:value-type="float">
            <text:p>11.9312154243</text:p>
          </table:table-cell>
          <table:table-cell office:value-type="float" office:value="2.36990198463377" calcext:value-type="float">
            <text:p>2.3699019846</text:p>
          </table:table-cell>
          <table:table-cell office:value-type="float" office:value="252.320546378522" calcext:value-type="float">
            <text:p>252.3205463785</text:p>
          </table:table-cell>
          <table:table-cell office:value-type="float" office:value="1.05827185438504" calcext:value-type="float">
            <text:p>1.0582718544</text:p>
          </table:table-cell>
          <table:table-cell office:value-type="float" office:value="9.13730619407153" calcext:value-type="float">
            <text:p>9.1373061941</text:p>
          </table:table-cell>
          <table:table-cell office:value-type="float" office:value="1.77323322758127" calcext:value-type="float">
            <text:p>1.7732332276</text:p>
          </table:table-cell>
          <table:table-cell office:value-type="float" office:value="0.130532617406765" calcext:value-type="float">
            <text:p>0.1305326174</text:p>
          </table:table-cell>
          <table:table-cell office:value-type="float" office:value="0.311306599008824" calcext:value-type="float">
            <text:p>0.311306599</text:p>
          </table:table-cell>
          <table:table-cell office:value-type="float" office:value="353.140371082139" calcext:value-type="float">
            <text:p>353.1403710821</text:p>
          </table:table-cell>
        </table:table-row>
        <table:table-row table:style-name="ro1">
          <table:table-cell office:value-type="float" office:value="78.1047005287746" calcext:value-type="float">
            <text:p>78.1047005288</text:p>
          </table:table-cell>
          <table:table-cell office:value-type="float" office:value="11.5858364936824" calcext:value-type="float">
            <text:p>11.5858364937</text:p>
          </table:table-cell>
          <table:table-cell office:value-type="float" office:value="2.02452305402326" calcext:value-type="float">
            <text:p>2.024523054</text:p>
          </table:table-cell>
          <table:table-cell office:value-type="float" office:value="251.975167447911" calcext:value-type="float">
            <text:p>251.9751674479</text:p>
          </table:table-cell>
          <table:table-cell office:value-type="float" office:value="0.712892923774533" calcext:value-type="float">
            <text:p>0.7128929238</text:p>
          </table:table-cell>
          <table:table-cell office:value-type="float" office:value="8.79192726346102" calcext:value-type="float">
            <text:p>8.7919272635</text:p>
          </table:table-cell>
          <table:table-cell office:value-type="float" office:value="1.75619200736627" calcext:value-type="float">
            <text:p>1.7561920074</text:p>
          </table:table-cell>
          <table:table-cell office:value-type="float" office:value="0.215523488508965" calcext:value-type="float">
            <text:p>0.2155234885</text:p>
          </table:table-cell>
          <table:table-cell office:value-type="float" office:value="0.318473724830414" calcext:value-type="float">
            <text:p>0.3184737248</text:p>
          </table:table-cell>
          <table:table-cell office:value-type="float" office:value="353.154946101879" calcext:value-type="float">
            <text:p>353.1549461019</text:p>
          </table:table-cell>
        </table:table-row>
        <table:table-row table:style-name="ro1">
          <table:table-cell office:value-type="float" office:value="77.0929121790139" calcext:value-type="float">
            <text:p>77.092912179</text:p>
          </table:table-cell>
          <table:table-cell office:value-type="float" office:value="11.4505913537982" calcext:value-type="float">
            <text:p>11.4505913538</text:p>
          </table:table-cell>
          <table:table-cell office:value-type="float" office:value="1.88927791413908" calcext:value-type="float">
            <text:p>1.8892779141</text:p>
          </table:table-cell>
          <table:table-cell office:value-type="float" office:value="251.839922308027" calcext:value-type="float">
            <text:p>251.839922308</text:p>
          </table:table-cell>
          <table:table-cell office:value-type="float" office:value="1.57764778389035" calcext:value-type="float">
            <text:p>1.5776477839</text:p>
          </table:table-cell>
          <table:table-cell office:value-type="float" office:value="8.65668212357684" calcext:value-type="float">
            <text:p>8.6566821236</text:p>
          </table:table-cell>
          <table:table-cell office:value-type="float" office:value="1.76657771547737" calcext:value-type="float">
            <text:p>1.7665777155</text:p>
          </table:table-cell>
          <table:table-cell office:value-type="float" office:value="0.180552496059774" calcext:value-type="float">
            <text:p>0.1805524961</text:p>
          </table:table-cell>
          <table:table-cell office:value-type="float" office:value="0.325295815706487" calcext:value-type="float">
            <text:p>0.3252958157</text:p>
          </table:table-cell>
          <table:table-cell office:value-type="float" office:value="353.165237864214" calcext:value-type="float">
            <text:p>353.1652378642</text:p>
          </table:table-cell>
        </table:table-row>
        <table:table-row table:style-name="ro1">
          <table:table-cell office:value-type="float" office:value="77.4497548381933" calcext:value-type="float">
            <text:p>77.4497548382</text:p>
          </table:table-cell>
          <table:table-cell office:value-type="float" office:value="14.0001129745181" calcext:value-type="float">
            <text:p>14.0001129745</text:p>
          </table:table-cell>
          <table:table-cell office:value-type="float" office:value="2.17196182380546" calcext:value-type="float">
            <text:p>2.1719618238</text:p>
          </table:table-cell>
          <table:table-cell office:value-type="float" office:value="253.889443928747" calcext:value-type="float">
            <text:p>253.8894439287</text:p>
          </table:table-cell>
          <table:table-cell office:value-type="float" office:value="0.182724960165815" calcext:value-type="float">
            <text:p>0.1827249602</text:p>
          </table:table-cell>
          <table:table-cell office:value-type="float" office:value="10.7062037442967" calcext:value-type="float">
            <text:p>10.7062037443</text:p>
          </table:table-cell>
          <table:table-cell office:value-type="float" office:value="1.75774016711463" calcext:value-type="float">
            <text:p>1.7577401671</text:p>
          </table:table-cell>
          <table:table-cell office:value-type="float" office:value="0.234401154794136" calcext:value-type="float">
            <text:p>0.2344011548</text:p>
          </table:table-cell>
          <table:table-cell office:value-type="float" office:value="0.297108449103443" calcext:value-type="float">
            <text:p>0.2971084491</text:p>
          </table:table-cell>
          <table:table-cell office:value-type="float" office:value="353.169680480372" calcext:value-type="float">
            <text:p>353.1696804804</text:p>
          </table:table-cell>
        </table:table-row>
        <table:table-row table:style-name="ro1">
          <table:table-cell office:value-type="float" office:value="77.1835074293984" calcext:value-type="float">
            <text:p>77.1835074294</text:p>
          </table:table-cell>
          <table:table-cell office:value-type="float" office:value="11.5411866041827" calcext:value-type="float">
            <text:p>11.5411866042</text:p>
          </table:table-cell>
          <table:table-cell office:value-type="float" office:value="1.97987316452358" calcext:value-type="float">
            <text:p>1.9798731645</text:p>
          </table:table-cell>
          <table:table-cell office:value-type="float" office:value="251.930517558411" calcext:value-type="float">
            <text:p>251.9305175584</text:p>
          </table:table-cell>
          <table:table-cell office:value-type="float" office:value="0.668243034274848" calcext:value-type="float">
            <text:p>0.6682430343</text:p>
          </table:table-cell>
          <table:table-cell office:value-type="float" office:value="8.74727737396134" calcext:value-type="float">
            <text:p>8.747277374</text:p>
          </table:table-cell>
          <table:table-cell office:value-type="float" office:value="1.74655753393278" calcext:value-type="float">
            <text:p>1.7465575339</text:p>
          </table:table-cell>
          <table:table-cell office:value-type="float" office:value="0.254654599766949" calcext:value-type="float">
            <text:p>0.2546545998</text:p>
          </table:table-cell>
          <table:table-cell office:value-type="float" office:value="0.313032585734046" calcext:value-type="float">
            <text:p>0.3130325857</text:p>
          </table:table-cell>
          <table:table-cell office:value-type="float" office:value="353.174667403897" calcext:value-type="float">
            <text:p>353.1746674039</text:p>
          </table:table-cell>
        </table:table-row>
        <table:table-row table:style-name="ro1">
          <table:table-cell office:value-type="float" office:value="76.8220828021856" calcext:value-type="float">
            <text:p>76.8220828022</text:p>
          </table:table-cell>
          <table:table-cell office:value-type="float" office:value="11.1797619769699" calcext:value-type="float">
            <text:p>11.179761977</text:p>
          </table:table-cell>
          <table:table-cell office:value-type="float" office:value="2.29921366457796" calcext:value-type="float">
            <text:p>2.2992136646</text:p>
          </table:table-cell>
          <table:table-cell office:value-type="float" office:value="251.569092931199" calcext:value-type="float">
            <text:p>251.5690929312</text:p>
          </table:table-cell>
          <table:table-cell office:value-type="float" office:value="0.306818407062046" calcext:value-type="float">
            <text:p>0.3068184071</text:p>
          </table:table-cell>
          <table:table-cell office:value-type="float" office:value="8.38585274674854" calcext:value-type="float">
            <text:p>8.3858527467</text:p>
          </table:table-cell>
          <table:table-cell office:value-type="float" office:value="1.77575058392661" calcext:value-type="float">
            <text:p>1.7757505839</text:p>
          </table:table-cell>
          <table:table-cell office:value-type="float" office:value="0.184822939046107" calcext:value-type="float">
            <text:p>0.184822939</text:p>
          </table:table-cell>
          <table:table-cell office:value-type="float" office:value="0.31932652991314" calcext:value-type="float">
            <text:p>0.3193265299</text:p>
          </table:table-cell>
          <table:table-cell office:value-type="float" office:value="353.174700040277" calcext:value-type="float">
            <text:p>353.1747000403</text:p>
          </table:table-cell>
        </table:table-row>
        <table:table-row table:style-name="ro1">
          <table:table-cell office:value-type="float" office:value="77.0870587379284" calcext:value-type="float">
            <text:p>77.0870587379</text:p>
          </table:table-cell>
          <table:table-cell office:value-type="float" office:value="12.4349324968717" calcext:value-type="float">
            <text:p>12.4349324969</text:p>
          </table:table-cell>
          <table:table-cell office:value-type="float" office:value="2.42094416009326" calcext:value-type="float">
            <text:p>2.4209441601</text:p>
          </table:table-cell>
          <table:table-cell office:value-type="float" office:value="252.8242634511" calcext:value-type="float">
            <text:p>252.8242634511</text:p>
          </table:table-cell>
          <table:table-cell office:value-type="float" office:value="0.339766704741646" calcext:value-type="float">
            <text:p>0.3397667047</text:p>
          </table:table-cell>
          <table:table-cell office:value-type="float" office:value="9.64102326665035" calcext:value-type="float">
            <text:p>9.6410232667</text:p>
          </table:table-cell>
          <table:table-cell office:value-type="float" office:value="1.74065092917444" calcext:value-type="float">
            <text:p>1.7406509292</text:p>
          </table:table-cell>
          <table:table-cell office:value-type="float" office:value="0.116016936002849" calcext:value-type="float">
            <text:p>0.116016936</text:p>
          </table:table-cell>
          <table:table-cell office:value-type="float" office:value="0.314868120452742" calcext:value-type="float">
            <text:p>0.3148681205</text:p>
          </table:table-cell>
          <table:table-cell office:value-type="float" office:value="353.192410036001" calcext:value-type="float">
            <text:p>353.192410036</text:p>
          </table:table-cell>
        </table:table-row>
        <table:table-row table:style-name="ro1">
          <table:table-cell office:value-type="float" office:value="77.2247591574853" calcext:value-type="float">
            <text:p>77.2247591575</text:p>
          </table:table-cell>
          <table:table-cell office:value-type="float" office:value="13.0726329164286" calcext:value-type="float">
            <text:p>13.0726329164</text:p>
          </table:table-cell>
          <table:table-cell office:value-type="float" office:value="2.06672261653476" calcext:value-type="float">
            <text:p>2.0667226165</text:p>
          </table:table-cell>
          <table:table-cell office:value-type="float" office:value="252.961963870657" calcext:value-type="float">
            <text:p>252.9619638707</text:p>
          </table:table-cell>
          <table:table-cell office:value-type="float" office:value="0.477467124298531" calcext:value-type="float">
            <text:p>0.4774671243</text:p>
          </table:table-cell>
          <table:table-cell office:value-type="float" office:value="9.77872368620724" calcext:value-type="float">
            <text:p>9.7787236862</text:p>
          </table:table-cell>
          <table:table-cell office:value-type="float" office:value="1.77770435861563" calcext:value-type="float">
            <text:p>1.7777043586</text:p>
          </table:table-cell>
          <table:table-cell office:value-type="float" office:value="0.234762109618142" calcext:value-type="float">
            <text:p>0.2347621096</text:p>
          </table:table-cell>
          <table:table-cell office:value-type="float" office:value="0.318425937976616" calcext:value-type="float">
            <text:p>0.318425938</text:p>
          </table:table-cell>
          <table:table-cell office:value-type="float" office:value="353.199867012363" calcext:value-type="float">
            <text:p>353.1998670124</text:p>
          </table:table-cell>
        </table:table-row>
        <table:table-row table:style-name="ro1">
          <table:table-cell office:value-type="float" office:value="77.2080091505626" calcext:value-type="float">
            <text:p>77.2080091506</text:p>
          </table:table-cell>
          <table:table-cell office:value-type="float" office:value="13.0558829095059" calcext:value-type="float">
            <text:p>13.0558829095</text:p>
          </table:table-cell>
          <table:table-cell office:value-type="float" office:value="2.44930198013484" calcext:value-type="float">
            <text:p>2.4493019801</text:p>
          </table:table-cell>
          <table:table-cell office:value-type="float" office:value="252.945213863735" calcext:value-type="float">
            <text:p>252.9452138637</text:p>
          </table:table-cell>
          <table:table-cell office:value-type="float" office:value="0.460717117375826" calcext:value-type="float">
            <text:p>0.4607171174</text:p>
          </table:table-cell>
          <table:table-cell office:value-type="float" office:value="9.76197367928453" calcext:value-type="float">
            <text:p>9.7619736793</text:p>
          </table:table-cell>
          <table:table-cell office:value-type="float" office:value="1.76940937271412" calcext:value-type="float">
            <text:p>1.7694093727</text:p>
          </table:table-cell>
          <table:table-cell office:value-type="float" office:value="0.148653656796517" calcext:value-type="float">
            <text:p>0.1486536568</text:p>
          </table:table-cell>
          <table:table-cell office:value-type="float" office:value="0.305973742279401" calcext:value-type="float">
            <text:p>0.3059737423</text:p>
          </table:table-cell>
          <table:table-cell office:value-type="float" office:value="353.221134793784" calcext:value-type="float">
            <text:p>353.2211347938</text:p>
          </table:table-cell>
        </table:table-row>
        <table:table-row table:style-name="ro1">
          <table:table-cell office:value-type="float" office:value="77.272368728697" calcext:value-type="float">
            <text:p>77.2723687287</text:p>
          </table:table-cell>
          <table:table-cell office:value-type="float" office:value="11.7535046936048" calcext:value-type="float">
            <text:p>11.7535046936</text:p>
          </table:table-cell>
          <table:table-cell office:value-type="float" office:value="2.19219125394567" calcext:value-type="float">
            <text:p>2.1921912539</text:p>
          </table:table-cell>
          <table:table-cell office:value-type="float" office:value="252.142835647833" calcext:value-type="float">
            <text:p>252.1428356478</text:p>
          </table:table-cell>
          <table:table-cell office:value-type="float" office:value="0.880561123696941" calcext:value-type="float">
            <text:p>0.8805611237</text:p>
          </table:table-cell>
          <table:table-cell office:value-type="float" office:value="8.95959546338343" calcext:value-type="float">
            <text:p>8.9595954634</text:p>
          </table:table-cell>
          <table:table-cell office:value-type="float" office:value="1.77430634311139" calcext:value-type="float">
            <text:p>1.7743063431</text:p>
          </table:table-cell>
          <table:table-cell office:value-type="float" office:value="0.156900930005358" calcext:value-type="float">
            <text:p>0.15690093</text:p>
          </table:table-cell>
          <table:table-cell office:value-type="float" office:value="0.312179651381497" calcext:value-type="float">
            <text:p>0.3121796514</text:p>
          </table:table-cell>
          <table:table-cell office:value-type="float" office:value="353.225023438607" calcext:value-type="float">
            <text:p>353.2250234386</text:p>
          </table:table-cell>
        </table:table-row>
        <table:table-row table:style-name="ro1">
          <table:table-cell office:value-type="float" office:value="76.8682798269033" calcext:value-type="float">
            <text:p>76.8682798269</text:p>
          </table:table-cell>
          <table:table-cell office:value-type="float" office:value="11.7197861621814" calcext:value-type="float">
            <text:p>11.7197861622</text:p>
          </table:table-cell>
          <table:table-cell office:value-type="float" office:value="2.15847272252232" calcext:value-type="float">
            <text:p>2.1584727225</text:p>
          </table:table-cell>
          <table:table-cell office:value-type="float" office:value="252.10911711641" calcext:value-type="float">
            <text:p>252.1091171164</text:p>
          </table:table-cell>
          <table:table-cell office:value-type="float" office:value="0.846842592273587" calcext:value-type="float">
            <text:p>0.8468425923</text:p>
          </table:table-cell>
          <table:table-cell office:value-type="float" office:value="8.92587693196008" calcext:value-type="float">
            <text:p>8.925876932</text:p>
          </table:table-cell>
          <table:table-cell office:value-type="float" office:value="1.78509542766674" calcext:value-type="float">
            <text:p>1.7850954277</text:p>
          </table:table-cell>
          <table:table-cell office:value-type="float" office:value="0.0981301547350124" calcext:value-type="float">
            <text:p>0.0981301547</text:p>
          </table:table-cell>
          <table:table-cell office:value-type="float" office:value="0.334797142119518" calcext:value-type="float">
            <text:p>0.3347971421</text:p>
          </table:table-cell>
          <table:table-cell office:value-type="float" office:value="353.233953930537" calcext:value-type="float">
            <text:p>353.2339539305</text:p>
          </table:table-cell>
        </table:table-row>
        <table:table-row table:style-name="ro1">
          <table:table-cell office:value-type="float" office:value="78.0929121790139" calcext:value-type="float">
            <text:p>78.092912179</text:p>
          </table:table-cell>
          <table:table-cell office:value-type="float" office:value="11.4505913537982" calcext:value-type="float">
            <text:p>11.4505913538</text:p>
          </table:table-cell>
          <table:table-cell office:value-type="float" office:value="1.88927791413908" calcext:value-type="float">
            <text:p>1.8892779141</text:p>
          </table:table-cell>
          <table:table-cell office:value-type="float" office:value="251.839922308027" calcext:value-type="float">
            <text:p>251.839922308</text:p>
          </table:table-cell>
          <table:table-cell office:value-type="float" office:value="0.57764778389035" calcext:value-type="float">
            <text:p>0.5776477839</text:p>
          </table:table-cell>
          <table:table-cell office:value-type="float" office:value="8.65668212357684" calcext:value-type="float">
            <text:p>8.6566821236</text:p>
          </table:table-cell>
          <table:table-cell office:value-type="float" office:value="1.76657771547737" calcext:value-type="float">
            <text:p>1.7665777155</text:p>
          </table:table-cell>
          <table:table-cell office:value-type="float" office:value="0.180552496059774" calcext:value-type="float">
            <text:p>0.1805524961</text:p>
          </table:table-cell>
          <table:table-cell office:value-type="float" office:value="0.325295815706487" calcext:value-type="float">
            <text:p>0.3252958157</text:p>
          </table:table-cell>
          <table:table-cell office:value-type="float" office:value="353.252996102162" calcext:value-type="float">
            <text:p>353.2529961022</text:p>
          </table:table-cell>
        </table:table-row>
        <table:table-row table:style-name="ro1">
          <table:table-cell office:value-type="float" office:value="77.1563822806773" calcext:value-type="float">
            <text:p>77.1563822807</text:p>
          </table:table-cell>
          <table:table-cell office:value-type="float" office:value="11.5140614554616" calcext:value-type="float">
            <text:p>11.5140614555</text:p>
          </table:table-cell>
          <table:table-cell office:value-type="float" office:value="1.95274801580246" calcext:value-type="float">
            <text:p>1.9527480158</text:p>
          </table:table-cell>
          <table:table-cell office:value-type="float" office:value="251.90339240969" calcext:value-type="float">
            <text:p>251.9033924097</text:p>
          </table:table-cell>
          <table:table-cell office:value-type="float" office:value="0.641117885553737" calcext:value-type="float">
            <text:p>0.6411178856</text:p>
          </table:table-cell>
          <table:table-cell office:value-type="float" office:value="8.72015222524023" calcext:value-type="float">
            <text:p>8.7201522252</text:p>
          </table:table-cell>
          <table:table-cell office:value-type="float" office:value="1.77711000061768" calcext:value-type="float">
            <text:p>1.7771100006</text:p>
          </table:table-cell>
          <table:table-cell office:value-type="float" office:value="0.115214235438828" calcext:value-type="float">
            <text:p>0.1152142354</text:p>
          </table:table-cell>
          <table:table-cell office:value-type="float" office:value="0.332427168125253" calcext:value-type="float">
            <text:p>0.3324271681</text:p>
          </table:table-cell>
          <table:table-cell office:value-type="float" office:value="353.255620505701" calcext:value-type="float">
            <text:p>353.2556205057</text:p>
          </table:table-cell>
        </table:table-row>
        <table:table-row table:style-name="ro1">
          <table:table-cell office:value-type="float" office:value="77.2892864692969" calcext:value-type="float">
            <text:p>77.2892864693</text:p>
          </table:table-cell>
          <table:table-cell office:value-type="float" office:value="13.8396446056217" calcext:value-type="float">
            <text:p>13.8396446056</text:p>
          </table:table-cell>
          <table:table-cell office:value-type="float" office:value="2.42415920708099" calcext:value-type="float">
            <text:p>2.4241592071</text:p>
          </table:table-cell>
          <table:table-cell office:value-type="float" office:value="253.72897555985" calcext:value-type="float">
            <text:p>253.7289755599</text:p>
          </table:table-cell>
          <table:table-cell office:value-type="float" office:value="1.24447881349165" calcext:value-type="float">
            <text:p>1.2444788135</text:p>
          </table:table-cell>
          <table:table-cell office:value-type="float" office:value="10.5457353754004" calcext:value-type="float">
            <text:p>10.5457353754</text:p>
          </table:table-cell>
          <table:table-cell office:value-type="float" office:value="1.76809599770689" calcext:value-type="float">
            <text:p>1.7680959977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321468375057229" calcext:value-type="float">
            <text:p>0.3214683751</text:p>
          </table:table-cell>
          <table:table-cell office:value-type="float" office:value="353.257428767359" calcext:value-type="float">
            <text:p>353.2574287674</text:p>
          </table:table-cell>
        </table:table-row>
        <table:table-row table:style-name="ro1">
          <table:table-cell office:value-type="float" office:value="76.9385011727985" calcext:value-type="float">
            <text:p>76.9385011728</text:p>
          </table:table-cell>
          <table:table-cell office:value-type="float" office:value="12.2863749317418" calcext:value-type="float">
            <text:p>12.2863749317</text:p>
          </table:table-cell>
          <table:table-cell office:value-type="float" office:value="2.27238659496338" calcext:value-type="float">
            <text:p>2.272386595</text:p>
          </table:table-cell>
          <table:table-cell office:value-type="float" office:value="252.67570588597" calcext:value-type="float">
            <text:p>252.675705886</text:p>
          </table:table-cell>
          <table:table-cell office:value-type="float" office:value="0.191209139611771" calcext:value-type="float">
            <text:p>0.1912091396</text:p>
          </table:table-cell>
          <table:table-cell office:value-type="float" office:value="9.49246570152048" calcext:value-type="float">
            <text:p>9.4924657015</text:p>
          </table:table-cell>
          <table:table-cell office:value-type="float" office:value="1.74124622968659" calcext:value-type="float">
            <text:p>1.7412462297</text:p>
          </table:table-cell>
          <table:table-cell office:value-type="float" office:value="0.318532767572041" calcext:value-type="float">
            <text:p>0.3185327676</text:p>
          </table:table-cell>
          <table:table-cell office:value-type="float" office:value="0.304795558921815" calcext:value-type="float">
            <text:p>0.3047955589</text:p>
          </table:table-cell>
          <table:table-cell office:value-type="float" office:value="353.258136516465" calcext:value-type="float">
            <text:p>353.2581365165</text:p>
          </table:table-cell>
        </table:table-row>
        <table:table-row table:style-name="ro1">
          <table:table-cell office:value-type="float" office:value="77.2080091505626" calcext:value-type="float">
            <text:p>77.2080091506</text:p>
          </table:table-cell>
          <table:table-cell office:value-type="float" office:value="12.5558829095059" calcext:value-type="float">
            <text:p>12.5558829095</text:p>
          </table:table-cell>
          <table:table-cell office:value-type="float" office:value="2.44930198013484" calcext:value-type="float">
            <text:p>2.4493019801</text:p>
          </table:table-cell>
          <table:table-cell office:value-type="float" office:value="252.945213863735" calcext:value-type="float">
            <text:p>252.9452138637</text:p>
          </table:table-cell>
          <table:table-cell office:value-type="float" office:value="0.460717117375826" calcext:value-type="float">
            <text:p>0.4607171174</text:p>
          </table:table-cell>
          <table:table-cell office:value-type="float" office:value="9.76197367928453" calcext:value-type="float">
            <text:p>9.7619736793</text:p>
          </table:table-cell>
          <table:table-cell office:value-type="float" office:value="1.76940937271412" calcext:value-type="float">
            <text:p>1.7694093727</text:p>
          </table:table-cell>
          <table:table-cell office:value-type="float" office:value="0.148653656796517" calcext:value-type="float">
            <text:p>0.1486536568</text:p>
          </table:table-cell>
          <table:table-cell office:value-type="float" office:value="0.305973742279401" calcext:value-type="float">
            <text:p>0.3059737423</text:p>
          </table:table-cell>
          <table:table-cell office:value-type="float" office:value="353.287124043906" calcext:value-type="float">
            <text:p>353.2871240439</text:p>
          </table:table-cell>
        </table:table-row>
        <table:table-row table:style-name="ro1">
          <table:table-cell office:value-type="float" office:value="77.2632804753175" calcext:value-type="float">
            <text:p>77.2632804753</text:p>
          </table:table-cell>
          <table:table-cell office:value-type="float" office:value="11.6209596501018" calcext:value-type="float">
            <text:p>11.6209596501</text:p>
          </table:table-cell>
          <table:table-cell office:value-type="float" office:value="2.05964621044271" calcext:value-type="float">
            <text:p>2.0596462104</text:p>
          </table:table-cell>
          <table:table-cell office:value-type="float" office:value="252.010290604331" calcext:value-type="float">
            <text:p>252.0102906043</text:p>
          </table:table-cell>
          <table:table-cell office:value-type="float" office:value="0.748016080193983" calcext:value-type="float">
            <text:p>0.7480160802</text:p>
          </table:table-cell>
          <table:table-cell office:value-type="float" office:value="8.82705041988048" calcext:value-type="float">
            <text:p>8.8270504199</text:p>
          </table:table-cell>
          <table:table-cell office:value-type="float" office:value="1.75017029363597" calcext:value-type="float">
            <text:p>1.7501702936</text:p>
          </table:table-cell>
          <table:table-cell office:value-type="float" office:value="0.136784402915097" calcext:value-type="float">
            <text:p>0.1367844029</text:p>
          </table:table-cell>
          <table:table-cell office:value-type="float" office:value="0.319664861500227" calcext:value-type="float">
            <text:p>0.3196648615</text:p>
          </table:table-cell>
          <table:table-cell office:value-type="float" office:value="353.287580320121" calcext:value-type="float">
            <text:p>353.2875803201</text:p>
          </table:table-cell>
        </table:table-row>
        <table:table-row table:style-name="ro1">
          <table:table-cell office:value-type="float" office:value="77.2150981942802" calcext:value-type="float">
            <text:p>77.2150981943</text:p>
          </table:table-cell>
          <table:table-cell office:value-type="float" office:value="13.765456330605" calcext:value-type="float">
            <text:p>13.7654563306</text:p>
          </table:table-cell>
          <table:table-cell office:value-type="float" office:value="1.97960056169398" calcext:value-type="float">
            <text:p>1.9796005617</text:p>
          </table:table-cell>
          <table:table-cell office:value-type="float" office:value="253.654787284834" calcext:value-type="float">
            <text:p>253.6547872848</text:p>
          </table:table-cell>
          <table:table-cell office:value-type="float" office:value="1.17029053847501" calcext:value-type="float">
            <text:p>1.1702905385</text:p>
          </table:table-cell>
          <table:table-cell office:value-type="float" office:value="10.4715471003837" calcext:value-type="float">
            <text:p>10.4715471004</text:p>
          </table:table-cell>
          <table:table-cell office:value-type="float" office:value="1.77444934528221" calcext:value-type="float">
            <text:p>1.7744493453</text:p>
          </table:table-cell>
          <table:table-cell office:value-type="float" office:value="0.136162881799614" calcext:value-type="float">
            <text:p>0.1361628818</text:p>
          </table:table-cell>
          <table:table-cell office:value-type="float" office:value="0.309182257534285" calcext:value-type="float">
            <text:p>0.3091822575</text:p>
          </table:table-cell>
          <table:table-cell office:value-type="float" office:value="353.297368898471" calcext:value-type="float">
            <text:p>353.2973688985</text:p>
          </table:table-cell>
        </table:table-row>
        <table:table-row table:style-name="ro1">
          <table:table-cell office:value-type="float" office:value="76.8202258073706" calcext:value-type="float">
            <text:p>76.8202258074</text:p>
          </table:table-cell>
          <table:table-cell office:value-type="float" office:value="11.7951889327722" calcext:value-type="float">
            <text:p>11.7951889328</text:p>
          </table:table-cell>
          <table:table-cell office:value-type="float" office:value="2.2338754931131" calcext:value-type="float">
            <text:p>2.2338754931</text:p>
          </table:table-cell>
          <table:table-cell office:value-type="float" office:value="252.184519887001" calcext:value-type="float">
            <text:p>252.184519887</text:p>
          </table:table-cell>
          <table:table-cell office:value-type="float" office:value="0.922245362864368" calcext:value-type="float">
            <text:p>0.9222453629</text:p>
          </table:table-cell>
          <table:table-cell office:value-type="float" office:value="9.00127970255086" calcext:value-type="float">
            <text:p>9.0012797026</text:p>
          </table:table-cell>
          <table:table-cell office:value-type="float" office:value="1.77984999851221" calcext:value-type="float">
            <text:p>1.7798499985</text:p>
          </table:table-cell>
          <table:table-cell office:value-type="float" office:value="0.2207477049908" calcext:value-type="float">
            <text:p>0.220747705</text:p>
          </table:table-cell>
          <table:table-cell office:value-type="float" office:value="0.325466256664111" calcext:value-type="float">
            <text:p>0.3254662567</text:p>
          </table:table-cell>
          <table:table-cell office:value-type="float" office:value="353.298553924651" calcext:value-type="float">
            <text:p>353.2985539247</text:p>
          </table:table-cell>
        </table:table-row>
        <table:table-row table:style-name="ro1">
          <table:table-cell office:value-type="float" office:value="78.0092115076087" calcext:value-type="float">
            <text:p>78.0092115076</text:p>
          </table:table-cell>
          <table:table-cell office:value-type="float" office:value="11.3668906823929" calcext:value-type="float">
            <text:p>11.3668906824</text:p>
          </table:table-cell>
          <table:table-cell office:value-type="float" office:value="1.80557724273384" calcext:value-type="float">
            <text:p>1.8055772427</text:p>
          </table:table-cell>
          <table:table-cell office:value-type="float" office:value="251.756221636622" calcext:value-type="float">
            <text:p>251.7562216366</text:p>
          </table:table-cell>
          <table:table-cell office:value-type="float" office:value="0.493947112485112" calcext:value-type="float">
            <text:p>0.4939471125</text:p>
          </table:table-cell>
          <table:table-cell office:value-type="float" office:value="8.5729814521716" calcext:value-type="float">
            <text:p>8.5729814522</text:p>
          </table:table-cell>
          <table:table-cell office:value-type="float" office:value="1.79042378585502" calcext:value-type="float">
            <text:p>1.7904237859</text:p>
          </table:table-cell>
          <table:table-cell office:value-type="float" office:value="0.120907910421543" calcext:value-type="float">
            <text:p>0.1209079104</text:p>
          </table:table-cell>
          <table:table-cell office:value-type="float" office:value="0.335784022939521" calcext:value-type="float">
            <text:p>0.3357840229</text:p>
          </table:table-cell>
          <table:table-cell office:value-type="float" office:value="353.311164418663" calcext:value-type="float">
            <text:p>353.3111644187</text:p>
          </table:table-cell>
        </table:table-row>
        <table:table-row table:style-name="ro1">
          <table:table-cell office:value-type="float" office:value="77.0092115076087" calcext:value-type="float">
            <text:p>77.0092115076</text:p>
          </table:table-cell>
          <table:table-cell office:value-type="float" office:value="11.3668906823929" calcext:value-type="float">
            <text:p>11.3668906824</text:p>
          </table:table-cell>
          <table:table-cell office:value-type="float" office:value="2.80557724273384" calcext:value-type="float">
            <text:p>2.8055772427</text:p>
          </table:table-cell>
          <table:table-cell office:value-type="float" office:value="251.756221636622" calcext:value-type="float">
            <text:p>251.7562216366</text:p>
          </table:table-cell>
          <table:table-cell office:value-type="float" office:value="0.493947112485112" calcext:value-type="float">
            <text:p>0.4939471125</text:p>
          </table:table-cell>
          <table:table-cell office:value-type="float" office:value="8.5729814521716" calcext:value-type="float">
            <text:p>8.5729814522</text:p>
          </table:table-cell>
          <table:table-cell office:value-type="float" office:value="1.79042378585502" calcext:value-type="float">
            <text:p>1.7904237859</text:p>
          </table:table-cell>
          <table:table-cell office:value-type="float" office:value="0.120907910421543" calcext:value-type="float">
            <text:p>0.1209079104</text:p>
          </table:table-cell>
          <table:table-cell office:value-type="float" office:value="0.335784022939521" calcext:value-type="float">
            <text:p>0.3357840229</text:p>
          </table:table-cell>
          <table:table-cell office:value-type="float" office:value="353.325720321931" calcext:value-type="float">
            <text:p>353.3257203219</text:p>
          </table:table-cell>
        </table:table-row>
        <table:table-row table:style-name="ro1">
          <table:table-cell office:value-type="float" office:value="77.0092115076087" calcext:value-type="float">
            <text:p>77.0092115076</text:p>
          </table:table-cell>
          <table:table-cell office:value-type="float" office:value="11.3668906823929" calcext:value-type="float">
            <text:p>11.3668906824</text:p>
          </table:table-cell>
          <table:table-cell office:value-type="float" office:value="1.80557724273384" calcext:value-type="float">
            <text:p>1.8055772427</text:p>
          </table:table-cell>
          <table:table-cell office:value-type="float" office:value="251.756221636622" calcext:value-type="float">
            <text:p>251.7562216366</text:p>
          </table:table-cell>
          <table:table-cell office:value-type="float" office:value="0.493947112485112" calcext:value-type="float">
            <text:p>0.4939471125</text:p>
          </table:table-cell>
          <table:table-cell office:value-type="float" office:value="8.5729814521716" calcext:value-type="float">
            <text:p>8.5729814522</text:p>
          </table:table-cell>
          <table:table-cell office:value-type="float" office:value="1.79042378585502" calcext:value-type="float">
            <text:p>1.7904237859</text:p>
          </table:table-cell>
          <table:table-cell office:value-type="float" office:value="0.120907910421543" calcext:value-type="float">
            <text:p>0.1209079104</text:p>
          </table:table-cell>
          <table:table-cell office:value-type="float" office:value="0.335784022939521" calcext:value-type="float">
            <text:p>0.3357840229</text:p>
          </table:table-cell>
          <table:table-cell office:value-type="float" office:value="353.334311459348" calcext:value-type="float">
            <text:p>353.3343114593</text:p>
          </table:table-cell>
        </table:table-row>
        <table:table-row table:style-name="ro1">
          <table:table-cell office:value-type="float" office:value="77.0092115076087" calcext:value-type="float">
            <text:p>77.0092115076</text:p>
          </table:table-cell>
          <table:table-cell office:value-type="float" office:value="11.3668906823929" calcext:value-type="float">
            <text:p>11.3668906824</text:p>
          </table:table-cell>
          <table:table-cell office:value-type="float" office:value="1.80557724273384" calcext:value-type="float">
            <text:p>1.8055772427</text:p>
          </table:table-cell>
          <table:table-cell office:value-type="float" office:value="251.756221636622" calcext:value-type="float">
            <text:p>251.7562216366</text:p>
          </table:table-cell>
          <table:table-cell office:value-type="float" office:value="0.493947112485112" calcext:value-type="float">
            <text:p>0.4939471125</text:p>
          </table:table-cell>
          <table:table-cell office:value-type="float" office:value="8.5729814521716" calcext:value-type="float">
            <text:p>8.5729814522</text:p>
          </table:table-cell>
          <table:table-cell office:value-type="float" office:value="1.79042378585502" calcext:value-type="float">
            <text:p>1.7904237859</text:p>
          </table:table-cell>
          <table:table-cell office:value-type="float" office:value="0.120907910421543" calcext:value-type="float">
            <text:p>0.1209079104</text:p>
          </table:table-cell>
          <table:table-cell office:value-type="float" office:value="0.335784022939521" calcext:value-type="float">
            <text:p>0.3357840229</text:p>
          </table:table-cell>
          <table:table-cell office:value-type="float" office:value="353.334311459348" calcext:value-type="float">
            <text:p>353.3343114593</text:p>
          </table:table-cell>
        </table:table-row>
        <table:table-row table:style-name="ro1">
          <table:table-cell office:value-type="float" office:value="77.0092115076087" calcext:value-type="float">
            <text:p>77.0092115076</text:p>
          </table:table-cell>
          <table:table-cell office:value-type="float" office:value="11.3668906823929" calcext:value-type="float">
            <text:p>11.3668906824</text:p>
          </table:table-cell>
          <table:table-cell office:value-type="float" office:value="1.80557724273384" calcext:value-type="float">
            <text:p>1.8055772427</text:p>
          </table:table-cell>
          <table:table-cell office:value-type="float" office:value="252.756221636622" calcext:value-type="float">
            <text:p>252.7562216366</text:p>
          </table:table-cell>
          <table:table-cell office:value-type="float" office:value="0.493947112485112" calcext:value-type="float">
            <text:p>0.4939471125</text:p>
          </table:table-cell>
          <table:table-cell office:value-type="float" office:value="8.5729814521716" calcext:value-type="float">
            <text:p>8.5729814522</text:p>
          </table:table-cell>
          <table:table-cell office:value-type="float" office:value="1.79042378585502" calcext:value-type="float">
            <text:p>1.7904237859</text:p>
          </table:table-cell>
          <table:table-cell office:value-type="float" office:value="0.120907910421543" calcext:value-type="float">
            <text:p>0.1209079104</text:p>
          </table:table-cell>
          <table:table-cell office:value-type="float" office:value="0.335784022939521" calcext:value-type="float">
            <text:p>0.3357840229</text:p>
          </table:table-cell>
          <table:table-cell office:value-type="float" office:value="353.350837853044" calcext:value-type="float">
            <text:p>353.350837853</text:p>
          </table:table-cell>
        </table:table-row>
        <table:table-row table:style-name="ro1">
          <table:table-cell office:value-type="float" office:value="76.7921880539993" calcext:value-type="float">
            <text:p>76.792188054</text:p>
          </table:table-cell>
          <table:table-cell office:value-type="float" office:value="12.1498672287835" calcext:value-type="float">
            <text:p>12.1498672288</text:p>
          </table:table-cell>
          <table:table-cell office:value-type="float" office:value="2.26931891639161" calcext:value-type="float">
            <text:p>2.2693189164</text:p>
          </table:table-cell>
          <table:table-cell office:value-type="float" office:value="251.539198183012" calcext:value-type="float">
            <text:p>251.539198183</text:p>
          </table:table-cell>
          <table:table-cell office:value-type="float" office:value="0.276923658875698" calcext:value-type="float">
            <text:p>0.2769236589</text:p>
          </table:table-cell>
          <table:table-cell office:value-type="float" office:value="8.35595799856219" calcext:value-type="float">
            <text:p>8.3559579986</text:p>
          </table:table-cell>
          <table:table-cell office:value-type="float" office:value="1.79894794327604" calcext:value-type="float">
            <text:p>1.7989479433</text:p>
          </table:table-cell>
          <table:table-cell office:value-type="float" office:value="0.102342471749543" calcext:value-type="float">
            <text:p>0.1023424717</text:p>
          </table:table-cell>
          <table:table-cell office:value-type="float" office:value="0.338774153709036" calcext:value-type="float">
            <text:p>0.3387741537</text:p>
          </table:table-cell>
          <table:table-cell office:value-type="float" office:value="353.355862162155" calcext:value-type="float">
            <text:p>353.3558621622</text:p>
          </table:table-cell>
        </table:table-row>
        <table:table-row table:style-name="ro1">
          <table:table-cell office:value-type="float" office:value="76.9562151470025" calcext:value-type="float">
            <text:p>76.956215147</text:p>
          </table:table-cell>
          <table:table-cell office:value-type="float" office:value="11.3138943217868" calcext:value-type="float">
            <text:p>11.3138943218</text:p>
          </table:table-cell>
          <table:table-cell office:value-type="float" office:value="2.30988921927142" calcext:value-type="float">
            <text:p>2.3098892193</text:p>
          </table:table-cell>
          <table:table-cell office:value-type="float" office:value="251.703225276016" calcext:value-type="float">
            <text:p>251.703225276</text:p>
          </table:table-cell>
          <table:table-cell office:value-type="float" office:value="0.440950751878968" calcext:value-type="float">
            <text:p>0.4409507519</text:p>
          </table:table-cell>
          <table:table-cell office:value-type="float" office:value="8.51998509156546" calcext:value-type="float">
            <text:p>8.5199850916</text:p>
          </table:table-cell>
          <table:table-cell office:value-type="float" office:value="1.78471332034274" calcext:value-type="float">
            <text:p>1.7847133203</text:p>
          </table:table-cell>
          <table:table-cell office:value-type="float" office:value="0.0940865772449586" calcext:value-type="float">
            <text:p>0.0940865772</text:p>
          </table:table-cell>
          <table:table-cell office:value-type="float" office:value="0.336206110194213" calcext:value-type="float">
            <text:p>0.3362061102</text:p>
          </table:table-cell>
          <table:table-cell office:value-type="float" office:value="353.358103005998" calcext:value-type="float">
            <text:p>353.358103006</text:p>
          </table:table-cell>
        </table:table-row>
        <table:table-row table:style-name="ro1">
          <table:table-cell office:value-type="float" office:value="76.7902394282931" calcext:value-type="float">
            <text:p>76.7902394283</text:p>
          </table:table-cell>
          <table:table-cell office:value-type="float" office:value="11.1479186030774" calcext:value-type="float">
            <text:p>11.1479186031</text:p>
          </table:table-cell>
          <table:table-cell office:value-type="float" office:value="2.3908270808089" calcext:value-type="float">
            <text:p>2.3908270808</text:p>
          </table:table-cell>
          <table:table-cell office:value-type="float" office:value="251.537249557306" calcext:value-type="float">
            <text:p>251.5372495573</text:p>
          </table:table-cell>
          <table:table-cell office:value-type="float" office:value="0.274975033169527" calcext:value-type="float">
            <text:p>0.2749750332</text:p>
          </table:table-cell>
          <table:table-cell office:value-type="float" office:value="8.35400937285602" calcext:value-type="float">
            <text:p>8.3540093729</text:p>
          </table:table-cell>
          <table:table-cell office:value-type="float" office:value="1.78251408051711" calcext:value-type="float">
            <text:p>1.7825140805</text:p>
          </table:table-cell>
          <table:table-cell office:value-type="float" office:value="0.0698936048128628" calcext:value-type="float">
            <text:p>0.0698936048</text:p>
          </table:table-cell>
          <table:table-cell office:value-type="float" office:value="0.324603489655726" calcext:value-type="float">
            <text:p>0.3246034897</text:p>
          </table:table-cell>
          <table:table-cell office:value-type="float" office:value="353.359568385953" calcext:value-type="float">
            <text:p>353.359568386</text:p>
          </table:table-cell>
        </table:table-row>
        <table:table-row table:style-name="ro1">
          <table:table-cell office:value-type="float" office:value="77.1990956339808" calcext:value-type="float">
            <text:p>77.199095634</text:p>
          </table:table-cell>
          <table:table-cell office:value-type="float" office:value="11.556774808765" calcext:value-type="float">
            <text:p>11.5567748088</text:p>
          </table:table-cell>
          <table:table-cell office:value-type="float" office:value="1.99546136910595" calcext:value-type="float">
            <text:p>1.9954613691</text:p>
          </table:table-cell>
          <table:table-cell office:value-type="float" office:value="251.946105762994" calcext:value-type="float">
            <text:p>251.946105763</text:p>
          </table:table-cell>
          <table:table-cell office:value-type="float" office:value="0.68383123885722" calcext:value-type="float">
            <text:p>0.6838312389</text:p>
          </table:table-cell>
          <table:table-cell office:value-type="float" office:value="8.76286557854371" calcext:value-type="float">
            <text:p>8.7628655785</text:p>
          </table:table-cell>
          <table:table-cell office:value-type="float" office:value="1.78009918855972" calcext:value-type="float">
            <text:p>1.7800991886</text:p>
          </table:table-cell>
          <table:table-cell office:value-type="float" office:value="0.235242576231208" calcext:value-type="float">
            <text:p>0.2352425762</text:p>
          </table:table-cell>
          <table:table-cell office:value-type="float" office:value="0.327266369610859" calcext:value-type="float">
            <text:p>0.3272663696</text:p>
          </table:table-cell>
          <table:table-cell office:value-type="float" office:value="353.360854073173" calcext:value-type="float">
            <text:p>353.3608540732</text:p>
          </table:table-cell>
        </table:table-row>
        <table:table-row table:style-name="ro1">
          <table:table-cell office:value-type="float" office:value="77.0092115076087" calcext:value-type="float">
            <text:p>77.0092115076</text:p>
          </table:table-cell>
          <table:table-cell office:value-type="float" office:value="11.3668906823929" calcext:value-type="float">
            <text:p>11.3668906824</text:p>
          </table:table-cell>
          <table:table-cell office:value-type="float" office:value="1.80557724273384" calcext:value-type="float">
            <text:p>1.8055772427</text:p>
          </table:table-cell>
          <table:table-cell office:value-type="float" office:value="251.756221636622" calcext:value-type="float">
            <text:p>251.7562216366</text:p>
          </table:table-cell>
          <table:table-cell office:value-type="float" office:value="0.493947112485112" calcext:value-type="float">
            <text:p>0.4939471125</text:p>
          </table:table-cell>
          <table:table-cell office:value-type="float" office:value="9.5729814521716" calcext:value-type="float">
            <text:p>9.5729814522</text:p>
          </table:table-cell>
          <table:table-cell office:value-type="float" office:value="1.79042378585502" calcext:value-type="float">
            <text:p>1.7904237859</text:p>
          </table:table-cell>
          <table:table-cell office:value-type="float" office:value="0.120907910421543" calcext:value-type="float">
            <text:p>0.1209079104</text:p>
          </table:table-cell>
          <table:table-cell office:value-type="float" office:value="0.335784022939521" calcext:value-type="float">
            <text:p>0.3357840229</text:p>
          </table:table-cell>
          <table:table-cell office:value-type="float" office:value="353.361268174046" calcext:value-type="float">
            <text:p>353.361268174</text:p>
          </table:table-cell>
        </table:table-row>
        <table:table-row table:style-name="ro1">
          <table:table-cell office:value-type="float" office:value="77.0694744460581" calcext:value-type="float">
            <text:p>77.0694744461</text:p>
          </table:table-cell>
          <table:table-cell office:value-type="float" office:value="13.6198325823829" calcext:value-type="float">
            <text:p>13.6198325824</text:p>
          </table:table-cell>
          <table:table-cell office:value-type="float" office:value="2.54537751458452" calcext:value-type="float">
            <text:p>2.5453775146</text:p>
          </table:table-cell>
          <table:table-cell office:value-type="float" office:value="253.509163536612" calcext:value-type="float">
            <text:p>253.5091635366</text:p>
          </table:table-cell>
          <table:table-cell office:value-type="float" office:value="1.02466679025291" calcext:value-type="float">
            <text:p>1.0246667903</text:p>
          </table:table-cell>
          <table:table-cell office:value-type="float" office:value="10.3259233521616" calcext:value-type="float">
            <text:p>10.3259233522</text:p>
          </table:table-cell>
          <table:table-cell office:value-type="float" office:value="1.76663586511049" calcext:value-type="float">
            <text:p>1.7666358651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322343275450081" calcext:value-type="float">
            <text:p>0.3223432755</text:p>
          </table:table-cell>
          <table:table-cell office:value-type="float" office:value="353.36870509871" calcext:value-type="float">
            <text:p>353.3687050987</text:p>
          </table:table-cell>
        </table:table-row>
        <table:table-row table:style-name="ro1">
          <table:table-cell office:value-type="float" office:value="77.7921880539993" calcext:value-type="float">
            <text:p>77.792188054</text:p>
          </table:table-cell>
          <table:table-cell office:value-type="float" office:value="11.1498672287835" calcext:value-type="float">
            <text:p>11.1498672288</text:p>
          </table:table-cell>
          <table:table-cell office:value-type="float" office:value="2.26931891639161" calcext:value-type="float">
            <text:p>2.2693189164</text:p>
          </table:table-cell>
          <table:table-cell office:value-type="float" office:value="251.539198183012" calcext:value-type="float">
            <text:p>251.539198183</text:p>
          </table:table-cell>
          <table:table-cell office:value-type="float" office:value="0.276923658875698" calcext:value-type="float">
            <text:p>0.2769236589</text:p>
          </table:table-cell>
          <table:table-cell office:value-type="float" office:value="8.35595799856219" calcext:value-type="float">
            <text:p>8.3559579986</text:p>
          </table:table-cell>
          <table:table-cell office:value-type="float" office:value="1.79894794327604" calcext:value-type="float">
            <text:p>1.7989479433</text:p>
          </table:table-cell>
          <table:table-cell office:value-type="float" office:value="0.102342471749543" calcext:value-type="float">
            <text:p>0.1023424717</text:p>
          </table:table-cell>
          <table:table-cell office:value-type="float" office:value="0.338774153709036" calcext:value-type="float">
            <text:p>0.3387741537</text:p>
          </table:table-cell>
          <table:table-cell office:value-type="float" office:value="353.386898809588" calcext:value-type="float">
            <text:p>353.3868988096</text:p>
          </table:table-cell>
        </table:table-row>
        <table:table-row table:style-name="ro1">
          <table:table-cell office:value-type="float" office:value="76.9199126129645" calcext:value-type="float">
            <text:p>76.919912613</text:p>
          </table:table-cell>
          <table:table-cell office:value-type="float" office:value="11.2775917877487" calcext:value-type="float">
            <text:p>11.2775917877</text:p>
          </table:table-cell>
          <table:table-cell office:value-type="float" office:value="2.26672797467095" calcext:value-type="float">
            <text:p>2.2667279747</text:p>
          </table:table-cell>
          <table:table-cell office:value-type="float" office:value="251.666922741978" calcext:value-type="float">
            <text:p>251.666922742</text:p>
          </table:table-cell>
          <table:table-cell office:value-type="float" office:value="0.404648217840906" calcext:value-type="float">
            <text:p>0.4046482178</text:p>
          </table:table-cell>
          <table:table-cell office:value-type="float" office:value="8.4836825575274" calcext:value-type="float">
            <text:p>8.4836825575</text:p>
          </table:table-cell>
          <table:table-cell office:value-type="float" office:value="1.79229266971512" calcext:value-type="float">
            <text:p>1.7922926697</text:p>
          </table:table-cell>
          <table:table-cell office:value-type="float" office:value="0.139961615392473" calcext:value-type="float">
            <text:p>0.1399616154</text:p>
          </table:table-cell>
          <table:table-cell office:value-type="float" office:value="0.340340108226329" calcext:value-type="float">
            <text:p>0.3403401082</text:p>
          </table:table-cell>
          <table:table-cell office:value-type="float" office:value="353.39113819325" calcext:value-type="float">
            <text:p>353.3911381933</text:p>
          </table:table-cell>
        </table:table-row>
        <table:table-row table:style-name="ro1">
          <table:table-cell office:value-type="float" office:value="77.0092115076087" calcext:value-type="float">
            <text:p>77.0092115076</text:p>
          </table:table-cell>
          <table:table-cell office:value-type="float" office:value="11.3668906823929" calcext:value-type="float">
            <text:p>11.3668906824</text:p>
          </table:table-cell>
          <table:table-cell office:value-type="float" office:value="1.80557724273384" calcext:value-type="float">
            <text:p>1.8055772427</text:p>
          </table:table-cell>
          <table:table-cell office:value-type="float" office:value="251.756221636622" calcext:value-type="float">
            <text:p>251.7562216366</text:p>
          </table:table-cell>
          <table:table-cell office:value-type="float" office:value="1.49394711248511" calcext:value-type="float">
            <text:p>1.4939471125</text:p>
          </table:table-cell>
          <table:table-cell office:value-type="float" office:value="8.5729814521716" calcext:value-type="float">
            <text:p>8.5729814522</text:p>
          </table:table-cell>
          <table:table-cell office:value-type="float" office:value="1.79042378585502" calcext:value-type="float">
            <text:p>1.7904237859</text:p>
          </table:table-cell>
          <table:table-cell office:value-type="float" office:value="0.120907910421543" calcext:value-type="float">
            <text:p>0.1209079104</text:p>
          </table:table-cell>
          <table:table-cell office:value-type="float" office:value="0.335784022939521" calcext:value-type="float">
            <text:p>0.3357840229</text:p>
          </table:table-cell>
          <table:table-cell office:value-type="float" office:value="353.439495166407" calcext:value-type="float">
            <text:p>353.4394951664</text:p>
          </table:table-cell>
        </table:table-row>
        <table:table-row table:style-name="ro1">
          <table:table-cell office:value-type="float" office:value="76.6955437997728" calcext:value-type="float">
            <text:p>76.6955437998</text:p>
          </table:table-cell>
          <table:table-cell office:value-type="float" office:value="11.0532229745571" calcext:value-type="float">
            <text:p>11.0532229746</text:p>
          </table:table-cell>
          <table:table-cell office:value-type="float" office:value="2.2961314522886" calcext:value-type="float">
            <text:p>2.2961314523</text:p>
          </table:table-cell>
          <table:table-cell office:value-type="float" office:value="251.442553928786" calcext:value-type="float">
            <text:p>251.4425539288</text:p>
          </table:table-cell>
          <table:table-cell office:value-type="float" office:value="0.180279404649232" calcext:value-type="float">
            <text:p>0.1802794046</text:p>
          </table:table-cell>
          <table:table-cell office:value-type="float" office:value="8.25931374433573" calcext:value-type="float">
            <text:p>8.2593137443</text:p>
          </table:table-cell>
          <table:table-cell office:value-type="float" office:value="1.75579422857576" calcext:value-type="float">
            <text:p>1.7557942286</text:p>
          </table:table-cell>
          <table:table-cell office:value-type="float" office:value="0.160269394893727" calcext:value-type="float">
            <text:p>0.1602693949</text:p>
          </table:table-cell>
          <table:table-cell office:value-type="float" office:value="0.325588254755358" calcext:value-type="float">
            <text:p>0.3255882548</text:p>
          </table:table-cell>
          <table:table-cell office:value-type="float" office:value="353.491517379544" calcext:value-type="float">
            <text:p>353.4915173795</text:p>
          </table:table-cell>
        </table:table-row>
        <table:table-row table:style-name="ro1">
          <table:table-cell office:value-type="float" office:value="77.2605803789363" calcext:value-type="float">
            <text:p>77.2605803789</text:p>
          </table:table-cell>
          <table:table-cell office:value-type="float" office:value="11.6182595537206" calcext:value-type="float">
            <text:p>11.6182595537</text:p>
          </table:table-cell>
          <table:table-cell office:value-type="float" office:value="2.05694611406149" calcext:value-type="float">
            <text:p>2.0569461141</text:p>
          </table:table-cell>
          <table:table-cell office:value-type="float" office:value="252.007590507949" calcext:value-type="float">
            <text:p>252.007590508</text:p>
          </table:table-cell>
          <table:table-cell office:value-type="float" office:value="0.745315983812758" calcext:value-type="float">
            <text:p>0.7453159838</text:p>
          </table:table-cell>
          <table:table-cell office:value-type="float" office:value="8.82435032349925" calcext:value-type="float">
            <text:p>8.8243503235</text:p>
          </table:table-cell>
          <table:table-cell office:value-type="float" office:value="1.78469205122248" calcext:value-type="float">
            <text:p>1.7846920512</text:p>
          </table:table-cell>
          <table:table-cell office:value-type="float" office:value="0.127275726268179" calcext:value-type="float">
            <text:p>0.1272757263</text:p>
          </table:table-cell>
          <table:table-cell office:value-type="float" office:value="0.318866915620908" calcext:value-type="float">
            <text:p>0.3188669156</text:p>
          </table:table-cell>
          <table:table-cell office:value-type="float" office:value="353.504056833795" calcext:value-type="float">
            <text:p>353.5040568338</text:p>
          </table:table-cell>
        </table:table-row>
        <table:table-row table:style-name="ro1">
          <table:table-cell office:value-type="float" office:value="77.0595452583487" calcext:value-type="float">
            <text:p>77.0595452583</text:p>
          </table:table-cell>
          <table:table-cell office:value-type="float" office:value="12.407419017292" calcext:value-type="float">
            <text:p>12.4074190173</text:p>
          </table:table-cell>
          <table:table-cell office:value-type="float" office:value="2.39343068051361" calcext:value-type="float">
            <text:p>2.3934306805</text:p>
          </table:table-cell>
          <table:table-cell office:value-type="float" office:value="252.796749971521" calcext:value-type="float">
            <text:p>252.7967499715</text:p>
          </table:table-cell>
          <table:table-cell office:value-type="float" office:value="0.312253225162" calcext:value-type="float">
            <text:p>0.3122532252</text:p>
          </table:table-cell>
          <table:table-cell office:value-type="float" office:value="9.61350978707071" calcext:value-type="float">
            <text:p>9.6135097871</text:p>
          </table:table-cell>
          <table:table-cell office:value-type="float" office:value="1.76457081725322" calcext:value-type="float">
            <text:p>1.7645708173</text:p>
          </table:table-cell>
          <table:table-cell office:value-type="float" office:value="0.181838675139944" calcext:value-type="float">
            <text:p>0.1818386751</text:p>
          </table:table-cell>
          <table:table-cell office:value-type="float" office:value="0.331175166387308" calcext:value-type="float">
            <text:p>0.3311751664</text:p>
          </table:table-cell>
          <table:table-cell office:value-type="float" office:value="353.512517949868" calcext:value-type="float">
            <text:p>353.5125179499</text:p>
          </table:table-cell>
        </table:table-row>
        <table:table-row table:style-name="ro1">
          <table:table-cell office:value-type="float" office:value="77.1189630092261" calcext:value-type="float">
            <text:p>77.1189630092</text:p>
          </table:table-cell>
          <table:table-cell office:value-type="float" office:value="11.4766421840103" calcext:value-type="float">
            <text:p>11.476642184</text:p>
          </table:table-cell>
          <table:table-cell office:value-type="float" office:value="1.9153287443512" calcext:value-type="float">
            <text:p>1.9153287444</text:p>
          </table:table-cell>
          <table:table-cell office:value-type="float" office:value="251.865973138239" calcext:value-type="float">
            <text:p>251.8659731382</text:p>
          </table:table-cell>
          <table:table-cell office:value-type="float" office:value="0.60369861410247" calcext:value-type="float">
            <text:p>0.6036986141</text:p>
          </table:table-cell>
          <table:table-cell office:value-type="float" office:value="8.68273295378896" calcext:value-type="float">
            <text:p>8.6827329538</text:p>
          </table:table-cell>
          <table:table-cell office:value-type="float" office:value="1.76245016031719" calcext:value-type="float">
            <text:p>1.7624501603</text:p>
          </table:table-cell>
          <table:table-cell office:value-type="float" office:value="0.113097918863557" calcext:value-type="float">
            <text:p>0.1130979189</text:p>
          </table:table-cell>
          <table:table-cell office:value-type="float" office:value="0.299298505522291" calcext:value-type="float">
            <text:p>0.2992985055</text:p>
          </table:table-cell>
          <table:table-cell office:value-type="float" office:value="353.53281237053" calcext:value-type="float">
            <text:p>353.5328123705</text:p>
          </table:table-cell>
        </table:table-row>
        <table:table-row table:style-name="ro1">
          <table:table-cell office:value-type="float" office:value="76.6690692314023" calcext:value-type="float">
            <text:p>76.6690692314</text:p>
          </table:table-cell>
          <table:table-cell office:value-type="float" office:value="12.0267484061865" calcext:value-type="float">
            <text:p>12.0267484062</text:p>
          </table:table-cell>
          <table:table-cell office:value-type="float" office:value="2.26965688391807" calcext:value-type="float">
            <text:p>2.2696568839</text:p>
          </table:table-cell>
          <table:table-cell office:value-type="float" office:value="251.416079360415" calcext:value-type="float">
            <text:p>251.4160793604</text:p>
          </table:table-cell>
          <table:table-cell office:value-type="float" office:value="0.153804836278695" calcext:value-type="float">
            <text:p>0.1538048363</text:p>
          </table:table-cell>
          <table:table-cell office:value-type="float" office:value="8.23283917596519" calcext:value-type="float">
            <text:p>8.232839176</text:p>
          </table:table-cell>
          <table:table-cell office:value-type="float" office:value="1.80005776192594" calcext:value-type="float">
            <text:p>1.8000577619</text:p>
          </table:table-cell>
          <table:table-cell office:value-type="float" office:value="0.0796587724590616" calcext:value-type="float">
            <text:p>0.0796587725</text:p>
          </table:table-cell>
          <table:table-cell office:value-type="float" office:value="0.344515019876282" calcext:value-type="float">
            <text:p>0.3445150199</text:p>
          </table:table-cell>
          <table:table-cell office:value-type="float" office:value="353.538320722236" calcext:value-type="float">
            <text:p>353.5383207222</text:p>
          </table:table-cell>
        </table:table-row>
        <table:table-row table:style-name="ro1">
          <table:table-cell office:value-type="float" office:value="77.1806692181949" calcext:value-type="float">
            <text:p>77.1806692182</text:p>
          </table:table-cell>
          <table:table-cell office:value-type="float" office:value="12.5285429771382" calcext:value-type="float">
            <text:p>12.5285429771</text:p>
          </table:table-cell>
          <table:table-cell office:value-type="float" office:value="2.51455464035978" calcext:value-type="float">
            <text:p>2.5145546404</text:p>
          </table:table-cell>
          <table:table-cell office:value-type="float" office:value="252.917873931367" calcext:value-type="float">
            <text:p>252.9178739314</text:p>
          </table:table-cell>
          <table:table-cell office:value-type="float" office:value="0.433377185008169" calcext:value-type="float">
            <text:p>0.433377185</text:p>
          </table:table-cell>
          <table:table-cell office:value-type="float" office:value="9.73463374691687" calcext:value-type="float">
            <text:p>9.7346337469</text:p>
          </table:table-cell>
          <table:table-cell office:value-type="float" office:value="1.77800928564604" calcext:value-type="float">
            <text:p>1.7780092856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326191791105192" calcext:value-type="float">
            <text:p>0.3261917911</text:p>
          </table:table-cell>
          <table:table-cell office:value-type="float" office:value="353.552742004068" calcext:value-type="float">
            <text:p>353.5527420041</text:p>
          </table:table-cell>
        </table:table-row>
        <table:table-row table:style-name="ro1">
          <table:table-cell office:value-type="float" office:value="76.7921880539993" calcext:value-type="float">
            <text:p>76.792188054</text:p>
          </table:table-cell>
          <table:table-cell office:value-type="float" office:value="11.1498672287835" calcext:value-type="float">
            <text:p>11.1498672288</text:p>
          </table:table-cell>
          <table:table-cell office:value-type="float" office:value="2.26931891639161" calcext:value-type="float">
            <text:p>2.2693189164</text:p>
          </table:table-cell>
          <table:table-cell office:value-type="float" office:value="251.539198183012" calcext:value-type="float">
            <text:p>251.539198183</text:p>
          </table:table-cell>
          <table:table-cell office:value-type="float" office:value="0.276923658875698" calcext:value-type="float">
            <text:p>0.2769236589</text:p>
          </table:table-cell>
          <table:table-cell office:value-type="float" office:value="8.35595799856219" calcext:value-type="float">
            <text:p>8.3559579986</text:p>
          </table:table-cell>
          <table:table-cell office:value-type="float" office:value="1.79894794327604" calcext:value-type="float">
            <text:p>1.7989479433</text:p>
          </table:table-cell>
          <table:table-cell office:value-type="float" office:value="0.102342471749543" calcext:value-type="float">
            <text:p>0.1023424717</text:p>
          </table:table-cell>
          <table:table-cell office:value-type="float" office:value="0.338774153709036" calcext:value-type="float">
            <text:p>0.3387741537</text:p>
          </table:table-cell>
          <table:table-cell office:value-type="float" office:value="353.56006508062" calcext:value-type="float">
            <text:p>353.5600650806</text:p>
          </table:table-cell>
        </table:table-row>
        <table:table-row table:style-name="ro1">
          <table:table-cell office:value-type="float" office:value="76.7921880539993" calcext:value-type="float">
            <text:p>76.792188054</text:p>
          </table:table-cell>
          <table:table-cell office:value-type="float" office:value="11.1498672287835" calcext:value-type="float">
            <text:p>11.1498672288</text:p>
          </table:table-cell>
          <table:table-cell office:value-type="float" office:value="2.26931891639161" calcext:value-type="float">
            <text:p>2.2693189164</text:p>
          </table:table-cell>
          <table:table-cell office:value-type="float" office:value="251.539198183012" calcext:value-type="float">
            <text:p>251.539198183</text:p>
          </table:table-cell>
          <table:table-cell office:value-type="float" office:value="0.276923658875698" calcext:value-type="float">
            <text:p>0.2769236589</text:p>
          </table:table-cell>
          <table:table-cell office:value-type="float" office:value="8.35595799856219" calcext:value-type="float">
            <text:p>8.3559579986</text:p>
          </table:table-cell>
          <table:table-cell office:value-type="float" office:value="1.79894794327604" calcext:value-type="float">
            <text:p>1.7989479433</text:p>
          </table:table-cell>
          <table:table-cell office:value-type="float" office:value="0.102342471749543" calcext:value-type="float">
            <text:p>0.1023424717</text:p>
          </table:table-cell>
          <table:table-cell office:value-type="float" office:value="0.338774153709036" calcext:value-type="float">
            <text:p>0.3387741537</text:p>
          </table:table-cell>
          <table:table-cell office:value-type="float" office:value="353.56006508062" calcext:value-type="float">
            <text:p>353.5600650806</text:p>
          </table:table-cell>
        </table:table-row>
        <table:table-row table:style-name="ro1">
          <table:table-cell office:value-type="float" office:value="77.0356860759792" calcext:value-type="float">
            <text:p>77.035686076</text:p>
          </table:table-cell>
          <table:table-cell office:value-type="float" office:value="11.3933652507635" calcext:value-type="float">
            <text:p>11.3933652508</text:p>
          </table:table-cell>
          <table:table-cell office:value-type="float" office:value="1.83205181110438" calcext:value-type="float">
            <text:p>1.8320518111</text:p>
          </table:table-cell>
          <table:table-cell office:value-type="float" office:value="251.782696204992" calcext:value-type="float">
            <text:p>251.782696205</text:p>
          </table:table-cell>
          <table:table-cell office:value-type="float" office:value="0.520421680855648" calcext:value-type="float">
            <text:p>0.5204216809</text:p>
          </table:table-cell>
          <table:table-cell office:value-type="float" office:value="8.59945602054214" calcext:value-type="float">
            <text:p>8.5994560205</text:p>
          </table:table-cell>
          <table:table-cell office:value-type="float" office:value="1.74616025250484" calcext:value-type="float">
            <text:p>1.7461602525</text:p>
          </table:table-cell>
          <table:table-cell office:value-type="float" office:value="0.240677658727061" calcext:value-type="float">
            <text:p>0.2406776587</text:p>
          </table:table-cell>
          <table:table-cell office:value-type="float" office:value="0.317336916234745" calcext:value-type="float">
            <text:p>0.3173369162</text:p>
          </table:table-cell>
          <table:table-cell office:value-type="float" office:value="353.571702751274" calcext:value-type="float">
            <text:p>353.5717027513</text:p>
          </table:table-cell>
        </table:table-row>
        <table:table-row table:style-name="ro1">
          <table:table-cell office:value-type="float" office:value="76.7921880539993" calcext:value-type="float">
            <text:p>76.792188054</text:p>
          </table:table-cell>
          <table:table-cell office:value-type="float" office:value="11.1498672287835" calcext:value-type="float">
            <text:p>11.1498672288</text:p>
          </table:table-cell>
          <table:table-cell office:value-type="float" office:value="2.26931891639161" calcext:value-type="float">
            <text:p>2.2693189164</text:p>
          </table:table-cell>
          <table:table-cell office:value-type="float" office:value="252.539198183012" calcext:value-type="float">
            <text:p>252.539198183</text:p>
          </table:table-cell>
          <table:table-cell office:value-type="float" office:value="0.276923658875698" calcext:value-type="float">
            <text:p>0.2769236589</text:p>
          </table:table-cell>
          <table:table-cell office:value-type="float" office:value="8.35595799856219" calcext:value-type="float">
            <text:p>8.3559579986</text:p>
          </table:table-cell>
          <table:table-cell office:value-type="float" office:value="1.79894794327604" calcext:value-type="float">
            <text:p>1.7989479433</text:p>
          </table:table-cell>
          <table:table-cell office:value-type="float" office:value="0.102342471749543" calcext:value-type="float">
            <text:p>0.1023424717</text:p>
          </table:table-cell>
          <table:table-cell office:value-type="float" office:value="0.338774153709036" calcext:value-type="float">
            <text:p>0.3387741537</text:p>
          </table:table-cell>
          <table:table-cell office:value-type="float" office:value="353.576854785845" calcext:value-type="float">
            <text:p>353.5768547858</text:p>
          </table:table-cell>
        </table:table-row>
        <table:table-row table:style-name="ro1">
          <table:table-cell office:value-type="float" office:value="76.7921880539993" calcext:value-type="float">
            <text:p>76.792188054</text:p>
          </table:table-cell>
          <table:table-cell office:value-type="float" office:value="11.1498672287835" calcext:value-type="float">
            <text:p>11.1498672288</text:p>
          </table:table-cell>
          <table:table-cell office:value-type="float" office:value="2.26931891639161" calcext:value-type="float">
            <text:p>2.2693189164</text:p>
          </table:table-cell>
          <table:table-cell office:value-type="float" office:value="251.539198183012" calcext:value-type="float">
            <text:p>251.539198183</text:p>
          </table:table-cell>
          <table:table-cell office:value-type="float" office:value="0.276923658875698" calcext:value-type="float">
            <text:p>0.2769236589</text:p>
          </table:table-cell>
          <table:table-cell office:value-type="float" office:value="9.35595799856219" calcext:value-type="float">
            <text:p>9.3559579986</text:p>
          </table:table-cell>
          <table:table-cell office:value-type="float" office:value="1.79894794327604" calcext:value-type="float">
            <text:p>1.7989479433</text:p>
          </table:table-cell>
          <table:table-cell office:value-type="float" office:value="0.102342471749543" calcext:value-type="float">
            <text:p>0.1023424717</text:p>
          </table:table-cell>
          <table:table-cell office:value-type="float" office:value="0.338774153709036" calcext:value-type="float">
            <text:p>0.3387741537</text:p>
          </table:table-cell>
          <table:table-cell office:value-type="float" office:value="353.586533545382" calcext:value-type="float">
            <text:p>353.5865335454</text:p>
          </table:table-cell>
        </table:table-row>
        <table:table-row table:style-name="ro1">
          <table:table-cell office:value-type="float" office:value="77.3104482189369" calcext:value-type="float">
            <text:p>77.3104482189</text:p>
          </table:table-cell>
          <table:table-cell office:value-type="float" office:value="13.1583219778803" calcext:value-type="float">
            <text:p>13.1583219779</text:p>
          </table:table-cell>
          <table:table-cell office:value-type="float" office:value="2.55174104850924" calcext:value-type="float">
            <text:p>2.5517410485</text:p>
          </table:table-cell>
          <table:table-cell office:value-type="float" office:value="253.047652932109" calcext:value-type="float">
            <text:p>253.0476529321</text:p>
          </table:table-cell>
          <table:table-cell office:value-type="float" office:value="0.56315618575022" calcext:value-type="float">
            <text:p>0.5631561858</text:p>
          </table:table-cell>
          <table:table-cell office:value-type="float" office:value="9.86441274765893" calcext:value-type="float">
            <text:p>9.8644127477</text:p>
          </table:table-cell>
          <table:table-cell office:value-type="float" office:value="1.77260401729498" calcext:value-type="float">
            <text:p>1.7726040173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327589089375163" calcext:value-type="float">
            <text:p>0.3275890894</text:p>
          </table:table-cell>
          <table:table-cell office:value-type="float" office:value="353.6219351336" calcext:value-type="float">
            <text:p>353.6219351336</text:p>
          </table:table-cell>
        </table:table-row>
        <table:table-row table:style-name="ro1">
          <table:table-cell office:value-type="float" office:value="76.7921880539993" calcext:value-type="float">
            <text:p>76.792188054</text:p>
          </table:table-cell>
          <table:table-cell office:value-type="float" office:value="11.1498672287835" calcext:value-type="float">
            <text:p>11.1498672288</text:p>
          </table:table-cell>
          <table:table-cell office:value-type="float" office:value="2.26931891639161" calcext:value-type="float">
            <text:p>2.2693189164</text:p>
          </table:table-cell>
          <table:table-cell office:value-type="float" office:value="251.539198183012" calcext:value-type="float">
            <text:p>251.539198183</text:p>
          </table:table-cell>
          <table:table-cell office:value-type="float" office:value="1.2769236588757" calcext:value-type="float">
            <text:p>1.2769236589</text:p>
          </table:table-cell>
          <table:table-cell office:value-type="float" office:value="8.35595799856219" calcext:value-type="float">
            <text:p>8.3559579986</text:p>
          </table:table-cell>
          <table:table-cell office:value-type="float" office:value="1.79894794327604" calcext:value-type="float">
            <text:p>1.7989479433</text:p>
          </table:table-cell>
          <table:table-cell office:value-type="float" office:value="0.102342471749543" calcext:value-type="float">
            <text:p>0.1023424717</text:p>
          </table:table-cell>
          <table:table-cell office:value-type="float" office:value="0.338774153709036" calcext:value-type="float">
            <text:p>0.3387741537</text:p>
          </table:table-cell>
          <table:table-cell office:value-type="float" office:value="353.636012747858" calcext:value-type="float">
            <text:p>353.6360127479</text:p>
          </table:table-cell>
        </table:table-row>
        <table:table-row table:style-name="ro1">
          <table:table-cell office:value-type="float" office:value="77.0793853612009" calcext:value-type="float">
            <text:p>77.0793853612</text:p>
          </table:table-cell>
          <table:table-cell office:value-type="float" office:value="11.4370645359851" calcext:value-type="float">
            <text:p>11.437064536</text:p>
          </table:table-cell>
          <table:table-cell office:value-type="float" office:value="1.33429400137101" calcext:value-type="float">
            <text:p>1.3342940014</text:p>
          </table:table-cell>
          <table:table-cell office:value-type="float" office:value="251.826395490214" calcext:value-type="float">
            <text:p>251.8263954902</text:p>
          </table:table-cell>
          <table:table-cell office:value-type="float" office:value="0.564120966077323" calcext:value-type="float">
            <text:p>0.5641209661</text:p>
          </table:table-cell>
          <table:table-cell office:value-type="float" office:value="8.64315530576381" calcext:value-type="float">
            <text:p>8.6431553058</text:p>
          </table:table-cell>
          <table:table-cell office:value-type="float" office:value="1.78679821241663" calcext:value-type="float">
            <text:p>1.7867982124</text:p>
          </table:table-cell>
          <table:table-cell office:value-type="float" office:value="0.127046269489663" calcext:value-type="float">
            <text:p>0.1270462695</text:p>
          </table:table-cell>
          <table:table-cell office:value-type="float" office:value="0.335066082480386" calcext:value-type="float">
            <text:p>0.3350660825</text:p>
          </table:table-cell>
          <table:table-cell office:value-type="float" office:value="353.644296625269" calcext:value-type="float">
            <text:p>353.6442966253</text:p>
          </table:table-cell>
        </table:table-row>
        <table:table-row table:style-name="ro1">
          <table:table-cell office:value-type="float" office:value="76.8998025468453" calcext:value-type="float">
            <text:p>76.8998025468</text:p>
          </table:table-cell>
          <table:table-cell office:value-type="float" office:value="13.4501606831701" calcext:value-type="float">
            <text:p>13.4501606832</text:p>
          </table:table-cell>
          <table:table-cell office:value-type="float" office:value="2.37570561537171" calcext:value-type="float">
            <text:p>2.3757056154</text:p>
          </table:table-cell>
          <table:table-cell office:value-type="float" office:value="253.339491637399" calcext:value-type="float">
            <text:p>253.3394916374</text:p>
          </table:table-cell>
          <table:table-cell office:value-type="float" office:value="0.854994891040101" calcext:value-type="float">
            <text:p>0.854994891</text:p>
          </table:table-cell>
          <table:table-cell office:value-type="float" office:value="10.1562514529488" calcext:value-type="float">
            <text:p>10.1562514529</text:p>
          </table:table-cell>
          <table:table-cell office:value-type="float" office:value="1.76730586921165" calcext:value-type="float">
            <text:p>1.7673058692</text:p>
          </table:table-cell>
          <table:table-cell office:value-type="float" office:value="0.239297523055973" calcext:value-type="float">
            <text:p>0.2392975231</text:p>
          </table:table-cell>
          <table:table-cell office:value-type="float" office:value="0.305723939154298" calcext:value-type="float">
            <text:p>0.3057239392</text:p>
          </table:table-cell>
          <table:table-cell office:value-type="float" office:value="353.67886599431" calcext:value-type="float">
            <text:p>353.6788659943</text:p>
          </table:table-cell>
        </table:table-row>
        <table:table-row table:style-name="ro1">
          <table:table-cell office:value-type="float" office:value="76.8624649201433" calcext:value-type="float">
            <text:p>76.8624649201</text:p>
          </table:table-cell>
          <table:table-cell office:value-type="float" office:value="11.9608848356683" calcext:value-type="float">
            <text:p>11.9608848357</text:p>
          </table:table-cell>
          <table:table-cell office:value-type="float" office:value="2.39957139600922" calcext:value-type="float">
            <text:p>2.399571396</text:p>
          </table:table-cell>
          <table:table-cell office:value-type="float" office:value="252.350215789897" calcext:value-type="float">
            <text:p>252.3502157899</text:p>
          </table:table-cell>
          <table:table-cell office:value-type="float" office:value="1.08794126576049" calcext:value-type="float">
            <text:p>1.0879412658</text:p>
          </table:table-cell>
          <table:table-cell office:value-type="float" office:value="9.16697560544698" calcext:value-type="float">
            <text:p>9.1669756054</text:p>
          </table:table-cell>
          <table:table-cell office:value-type="float" office:value="1.72009595200112" calcext:value-type="float">
            <text:p>1.720095952</text:p>
          </table:table-cell>
          <table:table-cell office:value-type="float" office:value="0.206488306141174" calcext:value-type="float">
            <text:p>0.2064883061</text:p>
          </table:table-cell>
          <table:table-cell office:value-type="float" office:value="0.30542297701174" calcext:value-type="float">
            <text:p>0.305422977</text:p>
          </table:table-cell>
          <table:table-cell office:value-type="float" office:value="353.684535460587" calcext:value-type="float">
            <text:p>353.6845354606</text:p>
          </table:table-cell>
        </table:table-row>
        <table:table-row table:style-name="ro1">
          <table:table-cell office:value-type="float" office:value="77.3104482189369" calcext:value-type="float">
            <text:p>77.3104482189</text:p>
          </table:table-cell>
          <table:table-cell office:value-type="float" office:value="12.6583219778803" calcext:value-type="float">
            <text:p>12.6583219779</text:p>
          </table:table-cell>
          <table:table-cell office:value-type="float" office:value="2.55174104850924" calcext:value-type="float">
            <text:p>2.5517410485</text:p>
          </table:table-cell>
          <table:table-cell office:value-type="float" office:value="253.047652932109" calcext:value-type="float">
            <text:p>253.0476529321</text:p>
          </table:table-cell>
          <table:table-cell office:value-type="float" office:value="0.56315618575022" calcext:value-type="float">
            <text:p>0.5631561858</text:p>
          </table:table-cell>
          <table:table-cell office:value-type="float" office:value="9.86441274765893" calcext:value-type="float">
            <text:p>9.8644127477</text:p>
          </table:table-cell>
          <table:table-cell office:value-type="float" office:value="1.77260401729498" calcext:value-type="float">
            <text:p>1.7726040173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327589089375163" calcext:value-type="float">
            <text:p>0.3275890894</text:p>
          </table:table-cell>
          <table:table-cell office:value-type="float" office:value="353.692653479339" calcext:value-type="float">
            <text:p>353.6926534793</text:p>
          </table:table-cell>
        </table:table-row>
        <table:table-row table:style-name="ro1">
          <table:table-cell office:value-type="float" office:value="76.9437028923381" calcext:value-type="float">
            <text:p>76.9437028923</text:p>
          </table:table-cell>
          <table:table-cell office:value-type="float" office:value="11.3013820671224" calcext:value-type="float">
            <text:p>11.3013820671</text:p>
          </table:table-cell>
          <table:table-cell office:value-type="float" office:value="1.32206832263167" calcext:value-type="float">
            <text:p>1.3220683226</text:p>
          </table:table-cell>
          <table:table-cell office:value-type="float" office:value="251.690713021351" calcext:value-type="float">
            <text:p>251.6907130214</text:p>
          </table:table-cell>
          <table:table-cell office:value-type="float" office:value="0.428438497214526" calcext:value-type="float">
            <text:p>0.4284384972</text:p>
          </table:table-cell>
          <table:table-cell office:value-type="float" office:value="8.50747283690102" calcext:value-type="float">
            <text:p>8.5074728369</text:p>
          </table:table-cell>
          <table:table-cell office:value-type="float" office:value="1.78766175099172" calcext:value-type="float">
            <text:p>1.787661751</text:p>
          </table:table-cell>
          <table:table-cell office:value-type="float" office:value="0.103154440544276" calcext:value-type="float">
            <text:p>0.1031544405</text:p>
          </table:table-cell>
          <table:table-cell office:value-type="float" office:value="0.334538105328275" calcext:value-type="float">
            <text:p>0.3345381053</text:p>
          </table:table-cell>
          <table:table-cell office:value-type="float" office:value="353.721559657014" calcext:value-type="float">
            <text:p>353.721559657</text:p>
          </table:table-cell>
        </table:table-row>
        <table:table-row table:style-name="ro1">
          <table:table-cell office:value-type="float" office:value="76.883068377664" calcext:value-type="float">
            <text:p>76.8830683777</text:p>
          </table:table-cell>
          <table:table-cell office:value-type="float" office:value="11.2407475524482" calcext:value-type="float">
            <text:p>11.2407475524</text:p>
          </table:table-cell>
          <table:table-cell office:value-type="float" office:value="2.36019924005633" calcext:value-type="float">
            <text:p>2.3601992401</text:p>
          </table:table-cell>
          <table:table-cell office:value-type="float" office:value="251.630078506677" calcext:value-type="float">
            <text:p>251.6300785067</text:p>
          </table:table-cell>
          <table:table-cell office:value-type="float" office:value="0.36780398254042" calcext:value-type="float">
            <text:p>0.3678039825</text:p>
          </table:table-cell>
          <table:table-cell office:value-type="float" office:value="8.44683832222691" calcext:value-type="float">
            <text:p>8.4468383222</text:p>
          </table:table-cell>
          <table:table-cell office:value-type="float" office:value="1.79114647539221" calcext:value-type="float">
            <text:p>1.7911464754</text:p>
          </table:table-cell>
          <table:table-cell office:value-type="float" office:value="0.16658871786517" calcext:value-type="float">
            <text:p>0.1665887179</text:p>
          </table:table-cell>
          <table:table-cell office:value-type="float" office:value="0.344764255914663" calcext:value-type="float">
            <text:p>0.3447642559</text:p>
          </table:table-cell>
          <table:table-cell office:value-type="float" office:value="353.724655799047" calcext:value-type="float">
            <text:p>353.724655799</text:p>
          </table:table-cell>
        </table:table-row>
        <table:table-row table:style-name="ro1">
          <table:table-cell office:value-type="float" office:value="77.1760369687169" calcext:value-type="float">
            <text:p>77.1760369687</text:p>
          </table:table-cell>
          <table:table-cell office:value-type="float" office:value="11.5337161435011" calcext:value-type="float">
            <text:p>11.5337161435</text:p>
          </table:table-cell>
          <table:table-cell office:value-type="float" office:value="1.97240270384205" calcext:value-type="float">
            <text:p>1.9724027038</text:p>
          </table:table-cell>
          <table:table-cell office:value-type="float" office:value="251.92304709773" calcext:value-type="float">
            <text:p>251.9230470977</text:p>
          </table:table-cell>
          <table:table-cell office:value-type="float" office:value="0.660772573593321" calcext:value-type="float">
            <text:p>0.6607725736</text:p>
          </table:table-cell>
          <table:table-cell office:value-type="float" office:value="8.73980691327981" calcext:value-type="float">
            <text:p>8.7398069133</text:p>
          </table:table-cell>
          <table:table-cell office:value-type="float" office:value="1.7706636836869" calcext:value-type="float">
            <text:p>1.7706636837</text:p>
          </table:table-cell>
          <table:table-cell office:value-type="float" office:value="0.09606075711981" calcext:value-type="float">
            <text:p>0.0960607571</text:p>
          </table:table-cell>
          <table:table-cell office:value-type="float" office:value="0.333276315726778" calcext:value-type="float">
            <text:p>0.3332763157</text:p>
          </table:table-cell>
          <table:table-cell office:value-type="float" office:value="353.733188610164" calcext:value-type="float">
            <text:p>353.7331886102</text:p>
          </table:table-cell>
        </table:table-row>
        <table:table-row table:style-name="ro1">
          <table:table-cell office:value-type="float" office:value="76.6690692314023" calcext:value-type="float">
            <text:p>76.6690692314</text:p>
          </table:table-cell>
          <table:table-cell office:value-type="float" office:value="11.0267484061865" calcext:value-type="float">
            <text:p>11.0267484062</text:p>
          </table:table-cell>
          <table:table-cell office:value-type="float" office:value="2.26965688391807" calcext:value-type="float">
            <text:p>2.2696568839</text:p>
          </table:table-cell>
          <table:table-cell office:value-type="float" office:value="251.416079360415" calcext:value-type="float">
            <text:p>251.4160793604</text:p>
          </table:table-cell>
          <table:table-cell office:value-type="float" office:value="0.153804836278695" calcext:value-type="float">
            <text:p>0.1538048363</text:p>
          </table:table-cell>
          <table:table-cell office:value-type="float" office:value="8.23283917596519" calcext:value-type="float">
            <text:p>8.232839176</text:p>
          </table:table-cell>
          <table:table-cell office:value-type="float" office:value="1.80005776192594" calcext:value-type="float">
            <text:p>1.8000577619</text:p>
          </table:table-cell>
          <table:table-cell office:value-type="float" office:value="0.0796587724590616" calcext:value-type="float">
            <text:p>0.0796587725</text:p>
          </table:table-cell>
          <table:table-cell office:value-type="float" office:value="0.344515019876282" calcext:value-type="float">
            <text:p>0.3445150199</text:p>
          </table:table-cell>
          <table:table-cell office:value-type="float" office:value="353.752123971846" calcext:value-type="float">
            <text:p>353.7521239718</text:p>
          </table:table-cell>
        </table:table-row>
        <table:table-row table:style-name="ro1">
          <table:table-cell office:value-type="float" office:value="76.6690692314023" calcext:value-type="float">
            <text:p>76.6690692314</text:p>
          </table:table-cell>
          <table:table-cell office:value-type="float" office:value="11.0267484061865" calcext:value-type="float">
            <text:p>11.0267484062</text:p>
          </table:table-cell>
          <table:table-cell office:value-type="float" office:value="2.26965688391807" calcext:value-type="float">
            <text:p>2.2696568839</text:p>
          </table:table-cell>
          <table:table-cell office:value-type="float" office:value="251.416079360415" calcext:value-type="float">
            <text:p>251.4160793604</text:p>
          </table:table-cell>
          <table:table-cell office:value-type="float" office:value="0.153804836278695" calcext:value-type="float">
            <text:p>0.1538048363</text:p>
          </table:table-cell>
          <table:table-cell office:value-type="float" office:value="8.23283917596519" calcext:value-type="float">
            <text:p>8.232839176</text:p>
          </table:table-cell>
          <table:table-cell office:value-type="float" office:value="1.80005776192594" calcext:value-type="float">
            <text:p>1.8000577619</text:p>
          </table:table-cell>
          <table:table-cell office:value-type="float" office:value="0.0796587724590616" calcext:value-type="float">
            <text:p>0.0796587725</text:p>
          </table:table-cell>
          <table:table-cell office:value-type="float" office:value="0.344515019876282" calcext:value-type="float">
            <text:p>0.3445150199</text:p>
          </table:table-cell>
          <table:table-cell office:value-type="float" office:value="353.752123971846" calcext:value-type="float">
            <text:p>353.7521239718</text:p>
          </table:table-cell>
        </table:table-row>
        <table:table-row table:style-name="ro1">
          <table:table-cell office:value-type="float" office:value="77.6690692314023" calcext:value-type="float">
            <text:p>77.6690692314</text:p>
          </table:table-cell>
          <table:table-cell office:value-type="float" office:value="11.0267484061865" calcext:value-type="float">
            <text:p>11.0267484062</text:p>
          </table:table-cell>
          <table:table-cell office:value-type="float" office:value="2.26965688391807" calcext:value-type="float">
            <text:p>2.2696568839</text:p>
          </table:table-cell>
          <table:table-cell office:value-type="float" office:value="251.416079360415" calcext:value-type="float">
            <text:p>251.4160793604</text:p>
          </table:table-cell>
          <table:table-cell office:value-type="float" office:value="0.153804836278695" calcext:value-type="float">
            <text:p>0.1538048363</text:p>
          </table:table-cell>
          <table:table-cell office:value-type="float" office:value="8.23283917596519" calcext:value-type="float">
            <text:p>8.232839176</text:p>
          </table:table-cell>
          <table:table-cell office:value-type="float" office:value="1.80005776192594" calcext:value-type="float">
            <text:p>1.8000577619</text:p>
          </table:table-cell>
          <table:table-cell office:value-type="float" office:value="0.0796587724590616" calcext:value-type="float">
            <text:p>0.0796587725</text:p>
          </table:table-cell>
          <table:table-cell office:value-type="float" office:value="0.344515019876282" calcext:value-type="float">
            <text:p>0.3445150199</text:p>
          </table:table-cell>
          <table:table-cell office:value-type="float" office:value="353.756396813385" calcext:value-type="float">
            <text:p>353.7563968134</text:p>
          </table:table-cell>
        </table:table-row>
        <table:table-row table:style-name="ro1">
          <table:table-cell office:value-type="float" office:value="76.6690692314023" calcext:value-type="float">
            <text:p>76.6690692314</text:p>
          </table:table-cell>
          <table:table-cell office:value-type="float" office:value="11.0267484061865" calcext:value-type="float">
            <text:p>11.0267484062</text:p>
          </table:table-cell>
          <table:table-cell office:value-type="float" office:value="2.26965688391807" calcext:value-type="float">
            <text:p>2.2696568839</text:p>
          </table:table-cell>
          <table:table-cell office:value-type="float" office:value="252.416079360415" calcext:value-type="float">
            <text:p>252.4160793604</text:p>
          </table:table-cell>
          <table:table-cell office:value-type="float" office:value="0.153804836278695" calcext:value-type="float">
            <text:p>0.1538048363</text:p>
          </table:table-cell>
          <table:table-cell office:value-type="float" office:value="8.23283917596519" calcext:value-type="float">
            <text:p>8.232839176</text:p>
          </table:table-cell>
          <table:table-cell office:value-type="float" office:value="1.80005776192594" calcext:value-type="float">
            <text:p>1.8000577619</text:p>
          </table:table-cell>
          <table:table-cell office:value-type="float" office:value="0.0796587724590616" calcext:value-type="float">
            <text:p>0.0796587725</text:p>
          </table:table-cell>
          <table:table-cell office:value-type="float" office:value="0.344515019876282" calcext:value-type="float">
            <text:p>0.3445150199</text:p>
          </table:table-cell>
          <table:table-cell office:value-type="float" office:value="353.768535978912" calcext:value-type="float">
            <text:p>353.7685359789</text:p>
          </table:table-cell>
        </table:table-row>
        <table:table-row table:style-name="ro1">
          <table:table-cell office:value-type="float" office:value="77.0974182165585" calcext:value-type="float">
            <text:p>77.0974182166</text:p>
          </table:table-cell>
          <table:table-cell office:value-type="float" office:value="11.4550973913428" calcext:value-type="float">
            <text:p>11.4550973913</text:p>
          </table:table-cell>
          <table:table-cell office:value-type="float" office:value="1.89378395168371" calcext:value-type="float">
            <text:p>1.8937839517</text:p>
          </table:table-cell>
          <table:table-cell office:value-type="float" office:value="251.844428345572" calcext:value-type="float">
            <text:p>251.8444283456</text:p>
          </table:table-cell>
          <table:table-cell office:value-type="float" office:value="0.582153821434985" calcext:value-type="float">
            <text:p>0.5821538214</text:p>
          </table:table-cell>
          <table:table-cell office:value-type="float" office:value="8.66118816112148" calcext:value-type="float">
            <text:p>8.6611881611</text:p>
          </table:table-cell>
          <table:table-cell office:value-type="float" office:value="1.79644895141004" calcext:value-type="float">
            <text:p>1.7964489514</text:p>
          </table:table-cell>
          <table:table-cell office:value-type="float" office:value="0.172674670395883" calcext:value-type="float">
            <text:p>0.1726746704</text:p>
          </table:table-cell>
          <table:table-cell office:value-type="float" office:value="0.329879725320676" calcext:value-type="float">
            <text:p>0.3298797253</text:p>
          </table:table-cell>
          <table:table-cell office:value-type="float" office:value="353.774322031283" calcext:value-type="float">
            <text:p>353.7743220313</text:p>
          </table:table-cell>
        </table:table-row>
        <table:table-row table:style-name="ro1">
          <table:table-cell office:value-type="float" office:value="76.6690692314023" calcext:value-type="float">
            <text:p>76.6690692314</text:p>
          </table:table-cell>
          <table:table-cell office:value-type="float" office:value="11.0267484061865" calcext:value-type="float">
            <text:p>11.0267484062</text:p>
          </table:table-cell>
          <table:table-cell office:value-type="float" office:value="2.26965688391807" calcext:value-type="float">
            <text:p>2.2696568839</text:p>
          </table:table-cell>
          <table:table-cell office:value-type="float" office:value="251.416079360415" calcext:value-type="float">
            <text:p>251.4160793604</text:p>
          </table:table-cell>
          <table:table-cell office:value-type="float" office:value="0.153804836278695" calcext:value-type="float">
            <text:p>0.1538048363</text:p>
          </table:table-cell>
          <table:table-cell office:value-type="float" office:value="9.23283917596519" calcext:value-type="float">
            <text:p>9.232839176</text:p>
          </table:table-cell>
          <table:table-cell office:value-type="float" office:value="1.80005776192594" calcext:value-type="float">
            <text:p>1.8000577619</text:p>
          </table:table-cell>
          <table:table-cell office:value-type="float" office:value="0.0796587724590616" calcext:value-type="float">
            <text:p>0.0796587725</text:p>
          </table:table-cell>
          <table:table-cell office:value-type="float" office:value="0.344515019876282" calcext:value-type="float">
            <text:p>0.3445150199</text:p>
          </table:table-cell>
          <table:table-cell office:value-type="float" office:value="353.776904828819" calcext:value-type="float">
            <text:p>353.7769048288</text:p>
          </table:table-cell>
        </table:table-row>
        <table:table-row table:style-name="ro1">
          <table:table-cell office:value-type="float" office:value="77.4877078458886" calcext:value-type="float">
            <text:p>77.4877078459</text:p>
          </table:table-cell>
          <table:table-cell office:value-type="float" office:value="13.3355816048319" calcext:value-type="float">
            <text:p>13.3355816048</text:p>
          </table:table-cell>
          <table:table-cell office:value-type="float" office:value="2.62916833283022" calcext:value-type="float">
            <text:p>2.6291683328</text:p>
          </table:table-cell>
          <table:table-cell office:value-type="float" office:value="253.224912559061" calcext:value-type="float">
            <text:p>253.2249125591</text:p>
          </table:table-cell>
          <table:table-cell office:value-type="float" office:value="0.740415812701897" calcext:value-type="float">
            <text:p>0.7404158127</text:p>
          </table:table-cell>
          <table:table-cell office:value-type="float" office:value="10.0416723746106" calcext:value-type="float">
            <text:p>10.0416723746</text:p>
          </table:table-cell>
          <table:table-cell office:value-type="float" office:value="1.76278361965412" calcext:value-type="float">
            <text:p>1.7627836197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324336660146678" calcext:value-type="float">
            <text:p>0.3243366601</text:p>
          </table:table-cell>
          <table:table-cell office:value-type="float" office:value="353.793413887705" calcext:value-type="float">
            <text:p>353.7934138877</text:p>
          </table:table-cell>
        </table:table-row>
        <table:table-row table:style-name="ro1">
          <table:table-cell office:value-type="float" office:value="76.9638008645555" calcext:value-type="float">
            <text:p>76.9638008646</text:p>
          </table:table-cell>
          <table:table-cell office:value-type="float" office:value="11.3214800393398" calcext:value-type="float">
            <text:p>11.3214800393</text:p>
          </table:table-cell>
          <table:table-cell office:value-type="float" office:value="2.44093172694785" calcext:value-type="float">
            <text:p>2.4409317269</text:p>
          </table:table-cell>
          <table:table-cell office:value-type="float" office:value="251.710810993569" calcext:value-type="float">
            <text:p>251.7108109936</text:p>
          </table:table-cell>
          <table:table-cell office:value-type="float" office:value="0.448536469431938" calcext:value-type="float">
            <text:p>0.4485364694</text:p>
          </table:table-cell>
          <table:table-cell office:value-type="float" office:value="8.52757080911843" calcext:value-type="float">
            <text:p>8.5275708091</text:p>
          </table:table-cell>
          <table:table-cell office:value-type="float" office:value="1.77527298164195" calcext:value-type="float">
            <text:p>1.7752729816</text:p>
          </table:table-cell>
          <table:table-cell office:value-type="float" office:value="0.0667828481678955" calcext:value-type="float">
            <text:p>0.0667828482</text:p>
          </table:table-cell>
          <table:table-cell office:value-type="float" office:value="0.335545354770382" calcext:value-type="float">
            <text:p>0.3355453548</text:p>
          </table:table-cell>
          <table:table-cell office:value-type="float" office:value="353.81011051244" calcext:value-type="float">
            <text:p>353.8101105124</text:p>
          </table:table-cell>
        </table:table-row>
        <table:table-row table:style-name="ro1">
          <table:table-cell office:value-type="float" office:value="77.1885068392781" calcext:value-type="float">
            <text:p>77.1885068393</text:p>
          </table:table-cell>
          <table:table-cell office:value-type="float" office:value="11.7930995943093" calcext:value-type="float">
            <text:p>11.7930995943</text:p>
          </table:table-cell>
          <table:table-cell office:value-type="float" office:value="2.2317861546502" calcext:value-type="float">
            <text:p>2.2317861547</text:p>
          </table:table-cell>
          <table:table-cell office:value-type="float" office:value="252.182430548538" calcext:value-type="float">
            <text:p>252.1824305485</text:p>
          </table:table-cell>
          <table:table-cell office:value-type="float" office:value="0.920156024401472" calcext:value-type="float">
            <text:p>0.9201560244</text:p>
          </table:table-cell>
          <table:table-cell office:value-type="float" office:value="8.99919036408796" calcext:value-type="float">
            <text:p>8.9991903641</text:p>
          </table:table-cell>
          <table:table-cell office:value-type="float" office:value="1.7214542458002" calcext:value-type="float">
            <text:p>1.7214542458</text:p>
          </table:table-cell>
          <table:table-cell office:value-type="float" office:value="0.346799764176291" calcext:value-type="float">
            <text:p>0.3467997642</text:p>
          </table:table-cell>
          <table:table-cell office:value-type="float" office:value="0.296833645080779" calcext:value-type="float">
            <text:p>0.2968336451</text:p>
          </table:table-cell>
          <table:table-cell office:value-type="float" office:value="353.810457884025" calcext:value-type="float">
            <text:p>353.810457884</text:p>
          </table:table-cell>
        </table:table-row>
        <table:table-row table:style-name="ro1">
          <table:table-cell office:value-type="float" office:value="76.7022293096373" calcext:value-type="float">
            <text:p>76.7022293096</text:p>
          </table:table-cell>
          <table:table-cell office:value-type="float" office:value="11.0599084844215" calcext:value-type="float">
            <text:p>11.0599084844</text:p>
          </table:table-cell>
          <table:table-cell office:value-type="float" office:value="2.17936017202963" calcext:value-type="float">
            <text:p>2.179360172</text:p>
          </table:table-cell>
          <table:table-cell office:value-type="float" office:value="251.44923943865" calcext:value-type="float">
            <text:p>251.4492394387</text:p>
          </table:table-cell>
          <table:table-cell office:value-type="float" office:value="0.186964914513716" calcext:value-type="float">
            <text:p>0.1869649145</text:p>
          </table:table-cell>
          <table:table-cell office:value-type="float" office:value="8.26599925420022" calcext:value-type="float">
            <text:p>8.2659992542</text:p>
          </table:table-cell>
          <table:table-cell office:value-type="float" office:value="1.75547428736384" calcext:value-type="float">
            <text:p>1.7554742874</text:p>
          </table:table-cell>
          <table:table-cell office:value-type="float" office:value="0.27723440806916" calcext:value-type="float">
            <text:p>0.2772344081</text:p>
          </table:table-cell>
          <table:table-cell office:value-type="float" office:value="0.301463140139066" calcext:value-type="float">
            <text:p>0.3014631401</text:p>
          </table:table-cell>
          <table:table-cell office:value-type="float" office:value="353.812708047536" calcext:value-type="float">
            <text:p>353.8127080475</text:p>
          </table:table-cell>
        </table:table-row>
        <table:table-row table:style-name="ro1">
          <table:table-cell office:value-type="float" office:value="76.6690692314023" calcext:value-type="float">
            <text:p>76.6690692314</text:p>
          </table:table-cell>
          <table:table-cell office:value-type="float" office:value="11.0267484061865" calcext:value-type="float">
            <text:p>11.0267484062</text:p>
          </table:table-cell>
          <table:table-cell office:value-type="float" office:value="2.26965688391807" calcext:value-type="float">
            <text:p>2.2696568839</text:p>
          </table:table-cell>
          <table:table-cell office:value-type="float" office:value="251.416079360415" calcext:value-type="float">
            <text:p>251.4160793604</text:p>
          </table:table-cell>
          <table:table-cell office:value-type="float" office:value="1.1538048362787" calcext:value-type="float">
            <text:p>1.1538048363</text:p>
          </table:table-cell>
          <table:table-cell office:value-type="float" office:value="8.23283917596519" calcext:value-type="float">
            <text:p>8.232839176</text:p>
          </table:table-cell>
          <table:table-cell office:value-type="float" office:value="1.80005776192594" calcext:value-type="float">
            <text:p>1.8000577619</text:p>
          </table:table-cell>
          <table:table-cell office:value-type="float" office:value="0.0796587724590616" calcext:value-type="float">
            <text:p>0.0796587725</text:p>
          </table:table-cell>
          <table:table-cell office:value-type="float" office:value="0.344515019876282" calcext:value-type="float">
            <text:p>0.3445150199</text:p>
          </table:table-cell>
          <table:table-cell office:value-type="float" office:value="353.815548517412" calcext:value-type="float">
            <text:p>353.8155485174</text:p>
          </table:table-cell>
        </table:table-row>
        <table:table-row table:style-name="ro1">
          <table:table-cell office:value-type="float" office:value="76.7921880539993" calcext:value-type="float">
            <text:p>76.792188054</text:p>
          </table:table-cell>
          <table:table-cell office:value-type="float" office:value="11.1498672287835" calcext:value-type="float">
            <text:p>11.1498672288</text:p>
          </table:table-cell>
          <table:table-cell office:value-type="float" office:value="3.26931891639161" calcext:value-type="float">
            <text:p>3.2693189164</text:p>
          </table:table-cell>
          <table:table-cell office:value-type="float" office:value="251.539198183012" calcext:value-type="float">
            <text:p>251.539198183</text:p>
          </table:table-cell>
          <table:table-cell office:value-type="float" office:value="0.276923658875698" calcext:value-type="float">
            <text:p>0.2769236589</text:p>
          </table:table-cell>
          <table:table-cell office:value-type="float" office:value="8.35595799856219" calcext:value-type="float">
            <text:p>8.3559579986</text:p>
          </table:table-cell>
          <table:table-cell office:value-type="float" office:value="1.79894794327604" calcext:value-type="float">
            <text:p>1.7989479433</text:p>
          </table:table-cell>
          <table:table-cell office:value-type="float" office:value="0.102342471749543" calcext:value-type="float">
            <text:p>0.1023424717</text:p>
          </table:table-cell>
          <table:table-cell office:value-type="float" office:value="0.338774153709036" calcext:value-type="float">
            <text:p>0.3387741537</text:p>
          </table:table-cell>
          <table:table-cell office:value-type="float" office:value="353.815614873181" calcext:value-type="float">
            <text:p>353.8156148732</text:p>
          </table:table-cell>
        </table:table-row>
        <table:table-row table:style-name="ro1">
          <table:table-cell office:value-type="float" office:value="76.3860083878256" calcext:value-type="float">
            <text:p>76.3860083878</text:p>
          </table:table-cell>
          <table:table-cell office:value-type="float" office:value="10.7436875626098" calcext:value-type="float">
            <text:p>10.7436875626</text:p>
          </table:table-cell>
          <table:table-cell office:value-type="float" office:value="2.50785804308486" calcext:value-type="float">
            <text:p>2.5078580431</text:p>
          </table:table-cell>
          <table:table-cell office:value-type="float" office:value="251.133018516839" calcext:value-type="float">
            <text:p>251.1330185168</text:p>
          </table:table-cell>
          <table:table-cell office:value-type="float" office:value="1.09296621492423" calcext:value-type="float">
            <text:p>1.0929662149</text:p>
          </table:table-cell>
          <table:table-cell office:value-type="float" office:value="7.9497783323885" calcext:value-type="float">
            <text:p>7.9497783324</text:p>
          </table:table-cell>
          <table:table-cell office:value-type="float" office:value="1.78705253263909" calcext:value-type="float">
            <text:p>1.7870525326</text:p>
          </table:table-cell>
          <table:table-cell office:value-type="float" office:value="0.132964982155468" calcext:value-type="float">
            <text:p>0.1329649822</text:p>
          </table:table-cell>
          <table:table-cell office:value-type="float" office:value="0.343537146403959" calcext:value-type="float">
            <text:p>0.3435371464</text:p>
          </table:table-cell>
          <table:table-cell office:value-type="float" office:value="353.823765417834" calcext:value-type="float">
            <text:p>353.8237654178</text:p>
          </table:table-cell>
        </table:table-row>
        <table:table-row table:style-name="ro1">
          <table:table-cell office:value-type="float" office:value="77.1855453657189" calcext:value-type="float">
            <text:p>77.1855453657</text:p>
          </table:table-cell>
          <table:table-cell office:value-type="float" office:value="12.5334191246622" calcext:value-type="float">
            <text:p>12.5334191247</text:p>
          </table:table-cell>
          <table:table-cell office:value-type="float" office:value="2.51943078788376" calcext:value-type="float">
            <text:p>2.5194307879</text:p>
          </table:table-cell>
          <table:table-cell office:value-type="float" office:value="252.922750078891" calcext:value-type="float">
            <text:p>252.9227500789</text:p>
          </table:table-cell>
          <table:table-cell office:value-type="float" office:value="0.438253332532149" calcext:value-type="float">
            <text:p>0.4382533325</text:p>
          </table:table-cell>
          <table:table-cell office:value-type="float" office:value="9.73950989444085" calcext:value-type="float">
            <text:p>9.7395098944</text:p>
          </table:table-cell>
          <table:table-cell office:value-type="float" office:value="1.78074916943791" calcext:value-type="float">
            <text:p>1.7807491694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332959994330636" calcext:value-type="float">
            <text:p>0.3329599943</text:p>
          </table:table-cell>
          <table:table-cell office:value-type="float" office:value="353.846672109725" calcext:value-type="float">
            <text:p>353.8466721097</text:p>
          </table:table-cell>
        </table:table-row>
        <table:table-row table:style-name="ro1">
          <table:table-cell office:value-type="float" office:value="77.2312898876162" calcext:value-type="float">
            <text:p>77.2312898876</text:p>
          </table:table-cell>
          <table:table-cell office:value-type="float" office:value="13.0791636465596" calcext:value-type="float">
            <text:p>13.0791636466</text:p>
          </table:table-cell>
          <table:table-cell office:value-type="float" office:value="2.47258271718854" calcext:value-type="float">
            <text:p>2.4725827172</text:p>
          </table:table-cell>
          <table:table-cell office:value-type="float" office:value="252.968494600788" calcext:value-type="float">
            <text:p>252.9684946008</text:p>
          </table:table-cell>
          <table:table-cell office:value-type="float" office:value="0.483997854429516" calcext:value-type="float">
            <text:p>0.4839978544</text:p>
          </table:table-cell>
          <table:table-cell office:value-type="float" office:value="9.78525441633823" calcext:value-type="float">
            <text:p>9.7852544163</text:p>
          </table:table-cell>
          <table:table-cell office:value-type="float" office:value="1.71058891497082" calcext:value-type="float">
            <text:p>1.710588915</text:p>
          </table:table-cell>
          <table:table-cell office:value-type="float" office:value="0.10146330989053" calcext:value-type="float">
            <text:p>0.1014633099</text:p>
          </table:table-cell>
          <table:table-cell office:value-type="float" office:value="0.299453112340049" calcext:value-type="float">
            <text:p>0.2994531123</text:p>
          </table:table-cell>
          <table:table-cell office:value-type="float" office:value="353.852095371612" calcext:value-type="float">
            <text:p>353.8520953716</text:p>
          </table:table-cell>
        </table:table-row>
        <table:table-row table:style-name="ro1">
          <table:table-cell office:value-type="float" office:value="77.0695124435341" calcext:value-type="float">
            <text:p>77.0695124435</text:p>
          </table:table-cell>
          <table:table-cell office:value-type="float" office:value="12.9173862024773" calcext:value-type="float">
            <text:p>12.9173862025</text:p>
          </table:table-cell>
          <table:table-cell office:value-type="float" office:value="2.31080527310628" calcext:value-type="float">
            <text:p>2.3108052731</text:p>
          </table:table-cell>
          <table:table-cell office:value-type="float" office:value="252.806717156706" calcext:value-type="float">
            <text:p>252.8067171567</text:p>
          </table:table-cell>
          <table:table-cell office:value-type="float" office:value="0.32222041034726" calcext:value-type="float">
            <text:p>0.3222204103</text:p>
          </table:table-cell>
          <table:table-cell office:value-type="float" office:value="9.62347697225597" calcext:value-type="float">
            <text:p>9.6234769723</text:p>
          </table:table-cell>
          <table:table-cell office:value-type="float" office:value="1.73646722395947" calcext:value-type="float">
            <text:p>1.736467224</text:p>
          </table:table-cell>
          <table:table-cell office:value-type="float" office:value="0.374472051208453" calcext:value-type="float">
            <text:p>0.3744720512</text:p>
          </table:table-cell>
          <table:table-cell office:value-type="float" office:value="0.294730258370701" calcext:value-type="float">
            <text:p>0.2947302584</text:p>
          </table:table-cell>
          <table:table-cell office:value-type="float" office:value="353.884532182312" calcext:value-type="float">
            <text:p>353.8845321823</text:p>
          </table:table-cell>
        </table:table-row>
        <table:table-row table:style-name="ro1">
          <table:table-cell office:value-type="float" office:value="76.798689946832" calcext:value-type="float">
            <text:p>76.7986899468</text:p>
          </table:table-cell>
          <table:table-cell office:value-type="float" office:value="11.1563691216163" calcext:value-type="float">
            <text:p>11.1563691216</text:p>
          </table:table-cell>
          <table:table-cell office:value-type="float" office:value="3.21942696682232" calcext:value-type="float">
            <text:p>3.2194269668</text:p>
          </table:table-cell>
          <table:table-cell office:value-type="float" office:value="251.545700075845" calcext:value-type="float">
            <text:p>251.5457000758</text:p>
          </table:table-cell>
          <table:table-cell office:value-type="float" office:value="0.283425551708479" calcext:value-type="float">
            <text:p>0.2834255517</text:p>
          </table:table-cell>
          <table:table-cell office:value-type="float" office:value="8.36245989139498" calcext:value-type="float">
            <text:p>8.3624598914</text:p>
          </table:table-cell>
          <table:table-cell office:value-type="float" office:value="1.8013005061702" calcext:value-type="float">
            <text:p>1.8013005062</text:p>
          </table:table-cell>
          <table:table-cell office:value-type="float" office:value="0.10249283321718" calcext:value-type="float">
            <text:p>0.1024928332</text:p>
          </table:table-cell>
          <table:table-cell office:value-type="float" office:value="0.337937844316924" calcext:value-type="float">
            <text:p>0.3379378443</text:p>
          </table:table-cell>
          <table:table-cell office:value-type="float" office:value="353.921297594102" calcext:value-type="float">
            <text:p>353.9212975941</text:p>
          </table:table-cell>
        </table:table-row>
        <table:table-row table:style-name="ro1">
          <table:table-cell office:value-type="float" office:value="77.2312898876162" calcext:value-type="float">
            <text:p>77.2312898876</text:p>
          </table:table-cell>
          <table:table-cell office:value-type="float" office:value="12.5791636465596" calcext:value-type="float">
            <text:p>12.5791636466</text:p>
          </table:table-cell>
          <table:table-cell office:value-type="float" office:value="2.47258271718854" calcext:value-type="float">
            <text:p>2.4725827172</text:p>
          </table:table-cell>
          <table:table-cell office:value-type="float" office:value="252.968494600788" calcext:value-type="float">
            <text:p>252.9684946008</text:p>
          </table:table-cell>
          <table:table-cell office:value-type="float" office:value="0.483997854429516" calcext:value-type="float">
            <text:p>0.4839978544</text:p>
          </table:table-cell>
          <table:table-cell office:value-type="float" office:value="9.78525441633823" calcext:value-type="float">
            <text:p>9.7852544163</text:p>
          </table:table-cell>
          <table:table-cell office:value-type="float" office:value="1.71058891497082" calcext:value-type="float">
            <text:p>1.710588915</text:p>
          </table:table-cell>
          <table:table-cell office:value-type="float" office:value="0.10146330989053" calcext:value-type="float">
            <text:p>0.1014633099</text:p>
          </table:table-cell>
          <table:table-cell office:value-type="float" office:value="0.299453112340049" calcext:value-type="float">
            <text:p>0.2994531123</text:p>
          </table:table-cell>
          <table:table-cell office:value-type="float" office:value="353.931288793166" calcext:value-type="float">
            <text:p>353.9312887932</text:p>
          </table:table-cell>
        </table:table-row>
        <table:table-row table:style-name="ro1">
          <table:table-cell office:value-type="float" office:value="76.7572759403521" calcext:value-type="float">
            <text:p>76.7572759404</text:p>
          </table:table-cell>
          <table:table-cell office:value-type="float" office:value="11.1149551151364" calcext:value-type="float">
            <text:p>11.1149551151</text:p>
          </table:table-cell>
          <table:table-cell office:value-type="float" office:value="2.35786359286794" calcext:value-type="float">
            <text:p>2.3578635929</text:p>
          </table:table-cell>
          <table:table-cell office:value-type="float" office:value="251.504286069365" calcext:value-type="float">
            <text:p>251.5042860694</text:p>
          </table:table-cell>
          <table:table-cell office:value-type="float" office:value="0.242011545228568" calcext:value-type="float">
            <text:p>0.2420115452</text:p>
          </table:table-cell>
          <table:table-cell office:value-type="float" office:value="8.32104588491506" calcext:value-type="float">
            <text:p>8.3210458849</text:p>
          </table:table-cell>
          <table:table-cell office:value-type="float" office:value="1.80608292748095" calcext:value-type="float">
            <text:p>1.8060829275</text:p>
          </table:table-cell>
          <table:table-cell office:value-type="float" office:value="0.114543824054059" calcext:value-type="float">
            <text:p>0.1145438241</text:p>
          </table:table-cell>
          <table:table-cell office:value-type="float" office:value="0.338457199751732" calcext:value-type="float">
            <text:p>0.3384571998</text:p>
          </table:table-cell>
          <table:table-cell office:value-type="float" office:value="353.954676068461" calcext:value-type="float">
            <text:p>353.9546760685</text:p>
          </table:table-cell>
        </table:table-row>
        <table:table-row table:style-name="ro1">
          <table:table-cell office:value-type="float" office:value="77.0125526411138" calcext:value-type="float">
            <text:p>77.0125526411</text:p>
          </table:table-cell>
          <table:table-cell office:value-type="float" office:value="12.360426400057" calcext:value-type="float">
            <text:p>12.3604264001</text:p>
          </table:table-cell>
          <table:table-cell office:value-type="float" office:value="2.34643806327862" calcext:value-type="float">
            <text:p>2.3464380633</text:p>
          </table:table-cell>
          <table:table-cell office:value-type="float" office:value="252.749757354286" calcext:value-type="float">
            <text:p>252.7497573543</text:p>
          </table:table-cell>
          <table:table-cell office:value-type="float" office:value="0.265260607927011" calcext:value-type="float">
            <text:p>0.2652606079</text:p>
          </table:table-cell>
          <table:table-cell office:value-type="float" office:value="9.56651716983571" calcext:value-type="float">
            <text:p>9.5665171698</text:p>
          </table:table-cell>
          <table:table-cell office:value-type="float" office:value="1.78077926715865" calcext:value-type="float">
            <text:p>1.7807792672</text:p>
          </table:table-cell>
          <table:table-cell office:value-type="float" office:value="0.226358959741235" calcext:value-type="float">
            <text:p>0.2263589597</text:p>
          </table:table-cell>
          <table:table-cell office:value-type="float" office:value="0.315069562133134" calcext:value-type="float">
            <text:p>0.3150695621</text:p>
          </table:table-cell>
          <table:table-cell office:value-type="float" office:value="353.963090188003" calcext:value-type="float">
            <text:p>353.963090188</text:p>
          </table:table-cell>
        </table:table-row>
        <table:table-row table:style-name="ro1">
          <table:table-cell office:value-type="float" office:value="77.0695124435341" calcext:value-type="float">
            <text:p>77.0695124435</text:p>
          </table:table-cell>
          <table:table-cell office:value-type="float" office:value="12.4173862024773" calcext:value-type="float">
            <text:p>12.4173862025</text:p>
          </table:table-cell>
          <table:table-cell office:value-type="float" office:value="2.31080527310628" calcext:value-type="float">
            <text:p>2.3108052731</text:p>
          </table:table-cell>
          <table:table-cell office:value-type="float" office:value="252.806717156706" calcext:value-type="float">
            <text:p>252.8067171567</text:p>
          </table:table-cell>
          <table:table-cell office:value-type="float" office:value="0.32222041034726" calcext:value-type="float">
            <text:p>0.3222204103</text:p>
          </table:table-cell>
          <table:table-cell office:value-type="float" office:value="9.62347697225597" calcext:value-type="float">
            <text:p>9.6234769723</text:p>
          </table:table-cell>
          <table:table-cell office:value-type="float" office:value="1.73646722395947" calcext:value-type="float">
            <text:p>1.736467224</text:p>
          </table:table-cell>
          <table:table-cell office:value-type="float" office:value="0.374472051208453" calcext:value-type="float">
            <text:p>0.3744720512</text:p>
          </table:table-cell>
          <table:table-cell office:value-type="float" office:value="0.294730258370701" calcext:value-type="float">
            <text:p>0.2947302584</text:p>
          </table:table-cell>
          <table:table-cell office:value-type="float" office:value="353.966424505393" calcext:value-type="float">
            <text:p>353.9664245054</text:p>
          </table:table-cell>
        </table:table-row>
        <table:table-row table:style-name="ro1">
          <table:table-cell office:value-type="float" office:value="77.426179735291" calcext:value-type="float">
            <text:p>77.4261797353</text:p>
          </table:table-cell>
          <table:table-cell office:value-type="float" office:value="12.0307724903222" calcext:value-type="float">
            <text:p>12.0307724903</text:p>
          </table:table-cell>
          <table:table-cell office:value-type="float" office:value="2.46945905066313" calcext:value-type="float">
            <text:p>2.4694590507</text:p>
          </table:table-cell>
          <table:table-cell office:value-type="float" office:value="252.420103444551" calcext:value-type="float">
            <text:p>252.4201034446</text:p>
          </table:table-cell>
          <table:table-cell office:value-type="float" office:value="1.1578289204144" calcext:value-type="float">
            <text:p>1.1578289204</text:p>
          </table:table-cell>
          <table:table-cell office:value-type="float" office:value="9.23686326010089" calcext:value-type="float">
            <text:p>9.2368632601</text:p>
          </table:table-cell>
          <table:table-cell office:value-type="float" office:value="1.79041027316212" calcext:value-type="float">
            <text:p>1.7904102732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33601321328685" calcext:value-type="float">
            <text:p>0.3360132133</text:p>
          </table:table-cell>
          <table:table-cell office:value-type="float" office:value="353.986235109038" calcext:value-type="float">
            <text:p>353.986235109</text:p>
          </table:table-cell>
        </table:table-row>
        <table:table-row table:style-name="ro1">
          <table:table-cell office:value-type="float" office:value="76.6690692314023" calcext:value-type="float">
            <text:p>76.6690692314</text:p>
          </table:table-cell>
          <table:table-cell office:value-type="float" office:value="11.0267484061865" calcext:value-type="float">
            <text:p>11.0267484062</text:p>
          </table:table-cell>
          <table:table-cell office:value-type="float" office:value="3.26965688391807" calcext:value-type="float">
            <text:p>3.2696568839</text:p>
          </table:table-cell>
          <table:table-cell office:value-type="float" office:value="251.416079360415" calcext:value-type="float">
            <text:p>251.4160793604</text:p>
          </table:table-cell>
          <table:table-cell office:value-type="float" office:value="0.153804836278695" calcext:value-type="float">
            <text:p>0.1538048363</text:p>
          </table:table-cell>
          <table:table-cell office:value-type="float" office:value="8.23283917596519" calcext:value-type="float">
            <text:p>8.232839176</text:p>
          </table:table-cell>
          <table:table-cell office:value-type="float" office:value="1.80005776192594" calcext:value-type="float">
            <text:p>1.8000577619</text:p>
          </table:table-cell>
          <table:table-cell office:value-type="float" office:value="0.0796587724590616" calcext:value-type="float">
            <text:p>0.0796587725</text:p>
          </table:table-cell>
          <table:table-cell office:value-type="float" office:value="0.344515019876282" calcext:value-type="float">
            <text:p>0.3445150199</text:p>
          </table:table-cell>
          <table:table-cell office:value-type="float" office:value="353.999419611932" calcext:value-type="float">
            <text:p>353.9994196119</text:p>
          </table:table-cell>
        </table:table-row>
        <table:table-row table:style-name="ro1">
          <table:table-cell office:value-type="float" office:value="76.7788207330196" calcext:value-type="float">
            <text:p>76.778820733</text:p>
          </table:table-cell>
          <table:table-cell office:value-type="float" office:value="11.1364999078039" calcext:value-type="float">
            <text:p>11.1364999078</text:p>
          </table:table-cell>
          <table:table-cell office:value-type="float" office:value="2.37940838553542" calcext:value-type="float">
            <text:p>2.3794083855</text:p>
          </table:table-cell>
          <table:table-cell office:value-type="float" office:value="251.525830862033" calcext:value-type="float">
            <text:p>251.525830862</text:p>
          </table:table-cell>
          <table:table-cell office:value-type="float" office:value="0.263556337896053" calcext:value-type="float">
            <text:p>0.2635563379</text:p>
          </table:table-cell>
          <table:table-cell office:value-type="float" office:value="8.34259067758254" calcext:value-type="float">
            <text:p>8.3425906776</text:p>
          </table:table-cell>
          <table:table-cell office:value-type="float" office:value="1.7720841363881" calcext:value-type="float">
            <text:p>1.7720841364</text:p>
          </table:table-cell>
          <table:table-cell office:value-type="float" office:value="0.0532985476958745" calcext:value-type="float">
            <text:p>0.0532985477</text:p>
          </table:table-cell>
          <table:table-cell office:value-type="float" office:value="0.307080812467891" calcext:value-type="float">
            <text:p>0.3070808125</text:p>
          </table:table-cell>
          <table:table-cell office:value-type="float" office:value="354.0263895295" calcext:value-type="float">
            <text:p>354.0263895295</text:p>
          </table:table-cell>
        </table:table-row>
        <table:table-row table:style-name="ro1">
          <table:table-cell office:value-type="float" office:value="77.0304453188659" calcext:value-type="float">
            <text:p>77.0304453189</text:p>
          </table:table-cell>
          <table:table-cell office:value-type="float" office:value="11.3881244936502" calcext:value-type="float">
            <text:p>11.3881244937</text:p>
          </table:table-cell>
          <table:table-cell office:value-type="float" office:value="1.98631417851479" calcext:value-type="float">
            <text:p>1.9863141785</text:p>
          </table:table-cell>
          <table:table-cell office:value-type="float" office:value="251.777455447879" calcext:value-type="float">
            <text:p>251.7774554479</text:p>
          </table:table-cell>
          <table:table-cell office:value-type="float" office:value="0.515180923742363" calcext:value-type="float">
            <text:p>0.5151809237</text:p>
          </table:table-cell>
          <table:table-cell office:value-type="float" office:value="8.59421526342885" calcext:value-type="float">
            <text:p>8.5942152634</text:p>
          </table:table-cell>
          <table:table-cell office:value-type="float" office:value="1.79573125268384" calcext:value-type="float">
            <text:p>1.7957312527</text:p>
          </table:table-cell>
          <table:table-cell office:value-type="float" office:value="0.0600803079743824" calcext:value-type="float">
            <text:p>0.060080308</text:p>
          </table:table-cell>
          <table:table-cell office:value-type="float" office:value="0.327067665161326" calcext:value-type="float">
            <text:p>0.3270676652</text:p>
          </table:table-cell>
          <table:table-cell office:value-type="float" office:value="354.041802738321" calcext:value-type="float">
            <text:p>354.0418027383</text:p>
          </table:table-cell>
        </table:table-row>
        <table:table-row table:style-name="ro1">
          <table:table-cell office:value-type="float" office:value="76.1906709133066" calcext:value-type="float">
            <text:p>76.1906709133</text:p>
          </table:table-cell>
          <table:table-cell office:value-type="float" office:value="10.5483500880909" calcext:value-type="float">
            <text:p>10.5483500881</text:p>
          </table:table-cell>
          <table:table-cell office:value-type="float" office:value="2.54038217502833" calcext:value-type="float">
            <text:p>2.540382175</text:p>
          </table:table-cell>
          <table:table-cell office:value-type="float" office:value="250.93768104232" calcext:value-type="float">
            <text:p>250.9376810423</text:p>
          </table:table-cell>
          <table:table-cell office:value-type="float" office:value="0.89762874040527" calcext:value-type="float">
            <text:p>0.8976287404</text:p>
          </table:table-cell>
          <table:table-cell office:value-type="float" office:value="7.75444085786954" calcext:value-type="float">
            <text:p>7.7544408579</text:p>
          </table:table-cell>
          <table:table-cell office:value-type="float" office:value="1.79717562089332" calcext:value-type="float">
            <text:p>1.7971756209</text:p>
          </table:table-cell>
          <table:table-cell office:value-type="float" office:value="0.128257923495525" calcext:value-type="float">
            <text:p>0.1282579235</text:p>
          </table:table-cell>
          <table:table-cell office:value-type="float" office:value="0.350225550959789" calcext:value-type="float">
            <text:p>0.350225551</text:p>
          </table:table-cell>
          <table:table-cell office:value-type="float" office:value="354.058941128305" calcext:value-type="float">
            <text:p>354.0589411283</text:p>
          </table:table-cell>
        </table:table-row>
        <table:table-row table:style-name="ro1">
          <table:table-cell office:value-type="float" office:value="77.3695221934143" calcext:value-type="float">
            <text:p>77.3695221934</text:p>
          </table:table-cell>
          <table:table-cell office:value-type="float" office:value="11.850658158322" calcext:value-type="float">
            <text:p>11.8506581583</text:p>
          </table:table-cell>
          <table:table-cell office:value-type="float" office:value="2.28934471866294" calcext:value-type="float">
            <text:p>2.2893447187</text:p>
          </table:table-cell>
          <table:table-cell office:value-type="float" office:value="252.239989112551" calcext:value-type="float">
            <text:p>252.2399891126</text:p>
          </table:table-cell>
          <table:table-cell office:value-type="float" office:value="0.977714588414216" calcext:value-type="float">
            <text:p>0.9777145884</text:p>
          </table:table-cell>
          <table:table-cell office:value-type="float" office:value="9.0567489281007" calcext:value-type="float">
            <text:p>9.0567489281</text:p>
          </table:table-cell>
          <table:table-cell office:value-type="float" office:value="1.79680134175669" calcext:value-type="float">
            <text:p>1.7968013418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338550171664481" calcext:value-type="float">
            <text:p>0.3385501717</text:p>
          </table:table-cell>
          <table:table-cell office:value-type="float" office:value="354.0781793163" calcext:value-type="float">
            <text:p>354.0781793163</text:p>
          </table:table-cell>
        </table:table-row>
        <table:table-row table:style-name="ro1">
          <table:table-cell office:value-type="float" office:value="77.12543195798" calcext:value-type="float">
            <text:p>77.125431958</text:p>
          </table:table-cell>
          <table:table-cell office:value-type="float" office:value="11.4831111327643" calcext:value-type="float">
            <text:p>11.4831111328</text:p>
          </table:table-cell>
          <table:table-cell office:value-type="float" office:value="1.92179769310518" calcext:value-type="float">
            <text:p>1.9217976931</text:p>
          </table:table-cell>
          <table:table-cell office:value-type="float" office:value="251.872442086993" calcext:value-type="float">
            <text:p>251.872442087</text:p>
          </table:table-cell>
          <table:table-cell office:value-type="float" office:value="0.610167562856454" calcext:value-type="float">
            <text:p>0.6101675629</text:p>
          </table:table-cell>
          <table:table-cell office:value-type="float" office:value="8.68920190254294" calcext:value-type="float">
            <text:p>8.6892019025</text:p>
          </table:table-cell>
          <table:table-cell office:value-type="float" office:value="1.72634769528778" calcext:value-type="float">
            <text:p>1.7263476953</text:p>
          </table:table-cell>
          <table:table-cell office:value-type="float" office:value="0.339539466022599" calcext:value-type="float">
            <text:p>0.339539466</text:p>
          </table:table-cell>
          <table:table-cell office:value-type="float" office:value="0.302109339571809" calcext:value-type="float">
            <text:p>0.3021093396</text:p>
          </table:table-cell>
          <table:table-cell office:value-type="float" office:value="354.089544659654" calcext:value-type="float">
            <text:p>354.0895446597</text:p>
          </table:table-cell>
        </table:table-row>
        <table:table-row table:style-name="ro1">
          <table:table-cell office:value-type="float" office:value="77.1813304284692" calcext:value-type="float">
            <text:p>77.1813304285</text:p>
          </table:table-cell>
          <table:table-cell office:value-type="float" office:value="13.0292041874125" calcext:value-type="float">
            <text:p>13.0292041874</text:p>
          </table:table-cell>
          <table:table-cell office:value-type="float" office:value="2.42262325804148" calcext:value-type="float">
            <text:p>2.422623258</text:p>
          </table:table-cell>
          <table:table-cell office:value-type="float" office:value="252.918535141641" calcext:value-type="float">
            <text:p>252.9185351416</text:p>
          </table:table-cell>
          <table:table-cell office:value-type="float" office:value="0.434038395282466" calcext:value-type="float">
            <text:p>0.4340383953</text:p>
          </table:table-cell>
          <table:table-cell office:value-type="float" office:value="9.73529495719117" calcext:value-type="float">
            <text:p>9.7352949572</text:p>
          </table:table-cell>
          <table:table-cell office:value-type="float" office:value="1.73836418992854" calcext:value-type="float">
            <text:p>1.7383641899</text:p>
          </table:table-cell>
          <table:table-cell office:value-type="float" office:value="0.213588252468735" calcext:value-type="float">
            <text:p>0.2135882525</text:p>
          </table:table-cell>
          <table:table-cell office:value-type="float" office:value="0.319323525320828" calcext:value-type="float">
            <text:p>0.3193235253</text:p>
          </table:table-cell>
          <table:table-cell office:value-type="float" office:value="354.101860440125" calcext:value-type="float">
            <text:p>354.1018604401</text:p>
          </table:table-cell>
        </table:table-row>
        <table:table-row table:style-name="ro1">
          <table:table-cell office:value-type="float" office:value="76.4103701181132" calcext:value-type="float">
            <text:p>76.4103701181</text:p>
          </table:table-cell>
          <table:table-cell office:value-type="float" office:value="10.7680492928975" calcext:value-type="float">
            <text:p>10.7680492929</text:p>
          </table:table-cell>
          <table:table-cell office:value-type="float" office:value="2.40876298324904" calcext:value-type="float">
            <text:p>2.4087629832</text:p>
          </table:table-cell>
          <table:table-cell office:value-type="float" office:value="251.157380247126" calcext:value-type="float">
            <text:p>251.1573802471</text:p>
          </table:table-cell>
          <table:table-cell office:value-type="float" office:value="1.11732794521187" calcext:value-type="float">
            <text:p>1.1173279452</text:p>
          </table:table-cell>
          <table:table-cell office:value-type="float" office:value="7.97414006267614" calcext:value-type="float">
            <text:p>7.9741400627</text:p>
          </table:table-cell>
          <table:table-cell office:value-type="float" office:value="1.80658465835927" calcext:value-type="float">
            <text:p>1.8065846584</text:p>
          </table:table-cell>
          <table:table-cell office:value-type="float" office:value="0.0880141383857426" calcext:value-type="float">
            <text:p>0.0880141384</text:p>
          </table:table-cell>
          <table:table-cell office:value-type="float" office:value="0.351769502944901" calcext:value-type="float">
            <text:p>0.3517695029</text:p>
          </table:table-cell>
          <table:table-cell office:value-type="float" office:value="354.103848878871" calcext:value-type="float">
            <text:p>354.1038488789</text:p>
          </table:table-cell>
        </table:table-row>
        <table:table-row table:style-name="ro1">
          <table:table-cell office:value-type="float" office:value="77.3268419641065" calcext:value-type="float">
            <text:p>77.3268419641</text:p>
          </table:table-cell>
          <table:table-cell office:value-type="float" office:value="13.1747157230498" calcext:value-type="float">
            <text:p>13.174715723</text:p>
          </table:table-cell>
          <table:table-cell office:value-type="float" office:value="2.46830245104807" calcext:value-type="float">
            <text:p>2.468302451</text:p>
          </table:table-cell>
          <table:table-cell office:value-type="float" office:value="253.064046677279" calcext:value-type="float">
            <text:p>253.0640466773</text:p>
          </table:table-cell>
          <table:table-cell office:value-type="float" office:value="0.579549930919749" calcext:value-type="float">
            <text:p>0.5795499309</text:p>
          </table:table-cell>
          <table:table-cell office:value-type="float" office:value="9.88080649282846" calcext:value-type="float">
            <text:p>9.8808064928</text:p>
          </table:table-cell>
          <table:table-cell office:value-type="float" office:value="1.7318696328569" calcext:value-type="float">
            <text:p>1.7318696329</text:p>
          </table:table-cell>
          <table:table-cell office:value-type="float" office:value="0.219367870952248" calcext:value-type="float">
            <text:p>0.219367871</text:p>
          </table:table-cell>
          <table:table-cell office:value-type="float" office:value="0.31486648388095" calcext:value-type="float">
            <text:p>0.3148664839</text:p>
          </table:table-cell>
          <table:table-cell office:value-type="float" office:value="354.114345515865" calcext:value-type="float">
            <text:p>354.1143455159</text:p>
          </table:table-cell>
        </table:table-row>
        <table:table-row table:style-name="ro1">
          <table:table-cell office:value-type="float" office:value="76.9683094100551" calcext:value-type="float">
            <text:p>76.9683094101</text:p>
          </table:table-cell>
          <table:table-cell office:value-type="float" office:value="11.3259885848394" calcext:value-type="float">
            <text:p>11.3259885848</text:p>
          </table:table-cell>
          <table:table-cell office:value-type="float" office:value="2.44544027244746" calcext:value-type="float">
            <text:p>2.4454402724</text:p>
          </table:table-cell>
          <table:table-cell office:value-type="float" office:value="251.715319539068" calcext:value-type="float">
            <text:p>251.7153195391</text:p>
          </table:table-cell>
          <table:table-cell office:value-type="float" office:value="0.453045014931551" calcext:value-type="float">
            <text:p>0.4530450149</text:p>
          </table:table-cell>
          <table:table-cell office:value-type="float" office:value="8.53207935461805" calcext:value-type="float">
            <text:p>8.5320793546</text:p>
          </table:table-cell>
          <table:table-cell office:value-type="float" office:value="1.7963333398302" calcext:value-type="float">
            <text:p>1.7963333398</text:p>
          </table:table-cell>
          <table:table-cell office:value-type="float" office:value="0.0485230797927859" calcext:value-type="float">
            <text:p>0.0485230798</text:p>
          </table:table-cell>
          <table:table-cell office:value-type="float" office:value="0.327744846451286" calcext:value-type="float">
            <text:p>0.3277448465</text:p>
          </table:table-cell>
          <table:table-cell office:value-type="float" office:value="354.132885965325" calcext:value-type="float">
            <text:p>354.1328859653</text:p>
          </table:table-cell>
        </table:table-row>
        <table:table-row table:style-name="ro1">
          <table:table-cell office:value-type="float" office:value="77.2282558585384" calcext:value-type="float">
            <text:p>77.2282558585</text:p>
          </table:table-cell>
          <table:table-cell office:value-type="float" office:value="10.5859350333226" calcext:value-type="float">
            <text:p>10.5859350333</text:p>
          </table:table-cell>
          <table:table-cell office:value-type="float" office:value="2.35010551379766" calcext:value-type="float">
            <text:p>2.3501055138</text:p>
          </table:table-cell>
          <table:table-cell office:value-type="float" office:value="250.975265987552" calcext:value-type="float">
            <text:p>250.9752659876</text:p>
          </table:table-cell>
          <table:table-cell office:value-type="float" office:value="0.935213685637024" calcext:value-type="float">
            <text:p>0.9352136856</text:p>
          </table:table-cell>
          <table:table-cell office:value-type="float" office:value="7.7920258031013" calcext:value-type="float">
            <text:p>7.7920258031</text:p>
          </table:table-cell>
          <table:table-cell office:value-type="float" office:value="1.81901575040455" calcext:value-type="float">
            <text:p>1.8190157504</text:p>
          </table:table-cell>
          <table:table-cell office:value-type="float" office:value="0.1082360303215" calcext:value-type="float">
            <text:p>0.1082360303</text:p>
          </table:table-cell>
          <table:table-cell office:value-type="float" office:value="0.349475590452422" calcext:value-type="float">
            <text:p>0.3494755905</text:p>
          </table:table-cell>
          <table:table-cell office:value-type="float" office:value="354.159713372475" calcext:value-type="float">
            <text:p>354.1597133725</text:p>
          </table:table-cell>
        </table:table-row>
        <table:table-row table:style-name="ro1">
          <table:table-cell office:value-type="float" office:value="77.1813304284692" calcext:value-type="float">
            <text:p>77.1813304285</text:p>
          </table:table-cell>
          <table:table-cell office:value-type="float" office:value="12.5292041874125" calcext:value-type="float">
            <text:p>12.5292041874</text:p>
          </table:table-cell>
          <table:table-cell office:value-type="float" office:value="2.42262325804148" calcext:value-type="float">
            <text:p>2.422623258</text:p>
          </table:table-cell>
          <table:table-cell office:value-type="float" office:value="252.918535141641" calcext:value-type="float">
            <text:p>252.9185351416</text:p>
          </table:table-cell>
          <table:table-cell office:value-type="float" office:value="0.434038395282466" calcext:value-type="float">
            <text:p>0.4340383953</text:p>
          </table:table-cell>
          <table:table-cell office:value-type="float" office:value="9.73529495719117" calcext:value-type="float">
            <text:p>9.7352949572</text:p>
          </table:table-cell>
          <table:table-cell office:value-type="float" office:value="1.73836418992854" calcext:value-type="float">
            <text:p>1.7383641899</text:p>
          </table:table-cell>
          <table:table-cell office:value-type="float" office:value="0.213588252468735" calcext:value-type="float">
            <text:p>0.2135882525</text:p>
          </table:table-cell>
          <table:table-cell office:value-type="float" office:value="0.319323525320828" calcext:value-type="float">
            <text:p>0.3193235253</text:p>
          </table:table-cell>
          <table:table-cell office:value-type="float" office:value="354.190328807654" calcext:value-type="float">
            <text:p>354.1903288077</text:p>
          </table:table-cell>
        </table:table-row>
        <table:table-row table:style-name="ro1">
          <table:table-cell office:value-type="float" office:value="76.8969243949406" calcext:value-type="float">
            <text:p>76.8969243949</text:p>
          </table:table-cell>
          <table:table-cell office:value-type="float" office:value="11.2546035697249" calcext:value-type="float">
            <text:p>11.2546035697</text:p>
          </table:table-cell>
          <table:table-cell office:value-type="float" office:value="2.00368488696263" calcext:value-type="float">
            <text:p>2.003684887</text:p>
          </table:table-cell>
          <table:table-cell office:value-type="float" office:value="251.643934523954" calcext:value-type="float">
            <text:p>251.643934524</text:p>
          </table:table-cell>
          <table:table-cell office:value-type="float" office:value="0.381659999817089" calcext:value-type="float">
            <text:p>0.3816599998</text:p>
          </table:table-cell>
          <table:table-cell office:value-type="float" office:value="8.46069433950359" calcext:value-type="float">
            <text:p>8.4606943395</text:p>
          </table:table-cell>
          <table:table-cell office:value-type="float" office:value="1.77754299066132" calcext:value-type="float">
            <text:p>1.7775429907</text:p>
          </table:table-cell>
          <table:table-cell office:value-type="float" office:value="0.0657384148359929" calcext:value-type="float">
            <text:p>0.0657384148</text:p>
          </table:table-cell>
          <table:table-cell office:value-type="float" office:value="0.339725015580946" calcext:value-type="float">
            <text:p>0.3397250156</text:p>
          </table:table-cell>
          <table:table-cell office:value-type="float" office:value="354.222609720157" calcext:value-type="float">
            <text:p>354.2226097202</text:p>
          </table:table-cell>
        </table:table-row>
        <table:table-row table:style-name="ro1">
          <table:table-cell office:value-type="float" office:value="76.5856381619494" calcext:value-type="float">
            <text:p>76.5856381619</text:p>
          </table:table-cell>
          <table:table-cell office:value-type="float" office:value="10.9433173367337" calcext:value-type="float">
            <text:p>10.9433173367</text:p>
          </table:table-cell>
          <table:table-cell office:value-type="float" office:value="1.48526559498652" calcext:value-type="float">
            <text:p>1.485265595</text:p>
          </table:table-cell>
          <table:table-cell office:value-type="float" office:value="251.332648290963" calcext:value-type="float">
            <text:p>251.332648291</text:p>
          </table:table-cell>
          <table:table-cell office:value-type="float" office:value="1.29259598904811" calcext:value-type="float">
            <text:p>1.292595989</text:p>
          </table:table-cell>
          <table:table-cell office:value-type="float" office:value="8.14940810651238" calcext:value-type="float">
            <text:p>8.1494081065</text:p>
          </table:table-cell>
          <table:table-cell office:value-type="float" office:value="1.80271679069379" calcext:value-type="float">
            <text:p>1.8027167907</text:p>
          </table:table-cell>
          <table:table-cell office:value-type="float" office:value="0.083367339363816" calcext:value-type="float">
            <text:p>0.0833673394</text:p>
          </table:table-cell>
          <table:table-cell office:value-type="float" office:value="0.346331319425831" calcext:value-type="float">
            <text:p>0.3463313194</text:p>
          </table:table-cell>
          <table:table-cell office:value-type="float" office:value="354.242041581044" calcext:value-type="float">
            <text:p>354.242041581</text:p>
          </table:table-cell>
        </table:table-row>
        <table:table-row table:style-name="ro1">
          <table:table-cell office:value-type="float" office:value="77.1532190950464" calcext:value-type="float">
            <text:p>77.153219095</text:p>
          </table:table-cell>
          <table:table-cell office:value-type="float" office:value="11.5108982698307" calcext:value-type="float">
            <text:p>11.5108982698</text:p>
          </table:table-cell>
          <table:table-cell office:value-type="float" office:value="1.94958483017162" calcext:value-type="float">
            <text:p>1.9495848302</text:p>
          </table:table-cell>
          <table:table-cell office:value-type="float" office:value="251.900229224059" calcext:value-type="float">
            <text:p>251.9002292241</text:p>
          </table:table-cell>
          <table:table-cell office:value-type="float" office:value="0.63795469992289" calcext:value-type="float">
            <text:p>0.6379546999</text:p>
          </table:table-cell>
          <table:table-cell office:value-type="float" office:value="8.71698903960938" calcext:value-type="float">
            <text:p>8.7169890396</text:p>
          </table:table-cell>
          <table:table-cell office:value-type="float" office:value="1.79373999270422" calcext:value-type="float">
            <text:p>1.7937399927</text:p>
          </table:table-cell>
          <table:table-cell office:value-type="float" office:value="0.140633338701166" calcext:value-type="float">
            <text:p>0.1406333387</text:p>
          </table:table-cell>
          <table:table-cell office:value-type="float" office:value="0.350534312661883" calcext:value-type="float">
            <text:p>0.3505343127</text:p>
          </table:table-cell>
          <table:table-cell office:value-type="float" office:value="354.298357963669" calcext:value-type="float">
            <text:p>354.2983579637</text:p>
          </table:table-cell>
        </table:table-row>
        <table:table-row table:style-name="ro1">
          <table:table-cell office:value-type="float" office:value="76.8358946925104" calcext:value-type="float">
            <text:p>76.8358946925</text:p>
          </table:table-cell>
          <table:table-cell office:value-type="float" office:value="11.1935738672947" calcext:value-type="float">
            <text:p>11.1935738673</text:p>
          </table:table-cell>
          <table:table-cell office:value-type="float" office:value="2.43648234502628" calcext:value-type="float">
            <text:p>2.436482345</text:p>
          </table:table-cell>
          <table:table-cell office:value-type="float" office:value="251.582904821524" calcext:value-type="float">
            <text:p>251.5829048215</text:p>
          </table:table-cell>
          <table:table-cell office:value-type="float" office:value="0.320630297386904" calcext:value-type="float">
            <text:p>0.3206302974</text:p>
          </table:table-cell>
          <table:table-cell office:value-type="float" office:value="8.3996646370734" calcext:value-type="float">
            <text:p>8.3996646371</text:p>
          </table:table-cell>
          <table:table-cell office:value-type="float" office:value="1.78029765975781" calcext:value-type="float">
            <text:p>1.7802976598</text:p>
          </table:table-cell>
          <table:table-cell office:value-type="float" office:value="0.0605171552615009" calcext:value-type="float">
            <text:p>0.0605171553</text:p>
          </table:table-cell>
          <table:table-cell office:value-type="float" office:value="0.341942107702725" calcext:value-type="float">
            <text:p>0.3419421077</text:p>
          </table:table-cell>
          <table:table-cell office:value-type="float" office:value="354.316717464796" calcext:value-type="float">
            <text:p>354.3167174648</text:p>
          </table:table-cell>
        </table:table-row>
        <table:table-row table:style-name="ro1">
          <table:table-cell office:value-type="float" office:value="76.2282558585384" calcext:value-type="float">
            <text:p>76.2282558585</text:p>
          </table:table-cell>
          <table:table-cell office:value-type="float" office:value="11.5859350333226" calcext:value-type="float">
            <text:p>11.5859350333</text:p>
          </table:table-cell>
          <table:table-cell office:value-type="float" office:value="2.35010551379766" calcext:value-type="float">
            <text:p>2.3501055138</text:p>
          </table:table-cell>
          <table:table-cell office:value-type="float" office:value="250.975265987552" calcext:value-type="float">
            <text:p>250.9752659876</text:p>
          </table:table-cell>
          <table:table-cell office:value-type="float" office:value="0.935213685637024" calcext:value-type="float">
            <text:p>0.9352136856</text:p>
          </table:table-cell>
          <table:table-cell office:value-type="float" office:value="7.7920258031013" calcext:value-type="float">
            <text:p>7.7920258031</text:p>
          </table:table-cell>
          <table:table-cell office:value-type="float" office:value="1.81901575040455" calcext:value-type="float">
            <text:p>1.8190157504</text:p>
          </table:table-cell>
          <table:table-cell office:value-type="float" office:value="0.1082360303215" calcext:value-type="float">
            <text:p>0.1082360303</text:p>
          </table:table-cell>
          <table:table-cell office:value-type="float" office:value="0.349475590452422" calcext:value-type="float">
            <text:p>0.3494755905</text:p>
          </table:table-cell>
          <table:table-cell office:value-type="float" office:value="354.339211761734" calcext:value-type="float">
            <text:p>354.3392117617</text:p>
          </table:table-cell>
        </table:table-row>
        <table:table-row table:style-name="ro1">
          <table:table-cell office:value-type="float" office:value="77.3577338436536" calcext:value-type="float">
            <text:p>77.3577338437</text:p>
          </table:table-cell>
          <table:table-cell office:value-type="float" office:value="11.7154130184379" calcext:value-type="float">
            <text:p>11.7154130184</text:p>
          </table:table-cell>
          <table:table-cell office:value-type="float" office:value="2.15409957877876" calcext:value-type="float">
            <text:p>2.1540995788</text:p>
          </table:table-cell>
          <table:table-cell office:value-type="float" office:value="252.104743972667" calcext:value-type="float">
            <text:p>252.1047439727</text:p>
          </table:table-cell>
          <table:table-cell office:value-type="float" office:value="0.842469448530033" calcext:value-type="float">
            <text:p>0.8424694485</text:p>
          </table:table-cell>
          <table:table-cell office:value-type="float" office:value="8.92150378821652" calcext:value-type="float">
            <text:p>8.9215037882</text:p>
          </table:table-cell>
          <table:table-cell office:value-type="float" office:value="1.80718704986779" calcext:value-type="float">
            <text:p>1.8071870499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345802324220755" calcext:value-type="float">
            <text:p>0.3458023242</text:p>
          </table:table-cell>
          <table:table-cell office:value-type="float" office:value="354.352151201171" calcext:value-type="float">
            <text:p>354.3521512012</text:p>
          </table:table-cell>
        </table:table-row>
        <table:table-row table:style-name="ro1">
          <table:table-cell office:value-type="float" office:value="76.5146669441527" calcext:value-type="float">
            <text:p>76.5146669442</text:p>
          </table:table-cell>
          <table:table-cell office:value-type="float" office:value="10.872346118937" calcext:value-type="float">
            <text:p>10.8723461189</text:p>
          </table:table-cell>
          <table:table-cell office:value-type="float" office:value="2.63651659941205" calcext:value-type="float">
            <text:p>2.6365165994</text:p>
          </table:table-cell>
          <table:table-cell office:value-type="float" office:value="251.261677073166" calcext:value-type="float">
            <text:p>251.2616770732</text:p>
          </table:table-cell>
          <table:table-cell office:value-type="float" office:value="1.22162477125142" calcext:value-type="float">
            <text:p>1.2216247713</text:p>
          </table:table-cell>
          <table:table-cell office:value-type="float" office:value="8.07843688871569" calcext:value-type="float">
            <text:p>8.0784368887</text:p>
          </table:table-cell>
          <table:table-cell office:value-type="float" office:value="1.7943980717723" calcext:value-type="float">
            <text:p>1.7943980718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333941825442367" calcext:value-type="float">
            <text:p>0.3339418254</text:p>
          </table:table-cell>
          <table:table-cell office:value-type="float" office:value="354.420229786193" calcext:value-type="float">
            <text:p>354.4202297862</text:p>
          </table:table-cell>
        </table:table-row>
        <table:table-row table:style-name="ro1">
          <table:table-cell office:value-type="float" office:value="77.286271580875" calcext:value-type="float">
            <text:p>77.2862715809</text:p>
          </table:table-cell>
          <table:table-cell office:value-type="float" office:value="11.7674075457827" calcext:value-type="float">
            <text:p>11.7674075458</text:p>
          </table:table-cell>
          <table:table-cell office:value-type="float" office:value="2.20609410612363" calcext:value-type="float">
            <text:p>2.2060941061</text:p>
          </table:table-cell>
          <table:table-cell office:value-type="float" office:value="252.156738500011" calcext:value-type="float">
            <text:p>252.1567385</text:p>
          </table:table-cell>
          <table:table-cell office:value-type="float" office:value="0.8944639758749" calcext:value-type="float">
            <text:p>0.8944639759</text:p>
          </table:table-cell>
          <table:table-cell office:value-type="float" office:value="8.97349831556139" calcext:value-type="float">
            <text:p>8.9734983156</text:p>
          </table:table-cell>
          <table:table-cell office:value-type="float" office:value="1.71685231144619" calcext:value-type="float">
            <text:p>1.7168523114</text:p>
          </table:table-cell>
          <table:table-cell office:value-type="float" office:value="0.148085865325069" calcext:value-type="float">
            <text:p>0.1480858653</text:p>
          </table:table-cell>
          <table:table-cell office:value-type="float" office:value="0.305916625892216" calcext:value-type="float">
            <text:p>0.3059166259</text:p>
          </table:table-cell>
          <table:table-cell office:value-type="float" office:value="354.456966717578" calcext:value-type="float">
            <text:p>354.4569667176</text:p>
          </table:table-cell>
        </table:table-row>
        <table:table-row table:style-name="ro1">
          <table:table-cell office:value-type="float" office:value="76.3662352374587" calcext:value-type="float">
            <text:p>76.3662352375</text:p>
          </table:table-cell>
          <table:table-cell office:value-type="float" office:value="10.723914412243" calcext:value-type="float">
            <text:p>10.7239144122</text:p>
          </table:table-cell>
          <table:table-cell office:value-type="float" office:value="1.64461590933134" calcext:value-type="float">
            <text:p>1.6446159093</text:p>
          </table:table-cell>
          <table:table-cell office:value-type="float" office:value="251.113245366472" calcext:value-type="float">
            <text:p>251.1132453665</text:p>
          </table:table-cell>
          <table:table-cell office:value-type="float" office:value="1.07319306455738" calcext:value-type="float">
            <text:p>1.0731930646</text:p>
          </table:table-cell>
          <table:table-cell office:value-type="float" office:value="7.93000518202165" calcext:value-type="float">
            <text:p>7.930005182</text:p>
          </table:table-cell>
          <table:table-cell office:value-type="float" office:value="1.80876726402998" calcext:value-type="float">
            <text:p>1.808767264</text:p>
          </table:table-cell>
          <table:table-cell office:value-type="float" office:value="0.0820246314913706" calcext:value-type="float">
            <text:p>0.0820246315</text:p>
          </table:table-cell>
          <table:table-cell office:value-type="float" office:value="0.354404774226473" calcext:value-type="float">
            <text:p>0.3544047742</text:p>
          </table:table-cell>
          <table:table-cell office:value-type="float" office:value="354.465692437016" calcext:value-type="float">
            <text:p>354.465692437</text:p>
          </table:table-cell>
        </table:table-row>
        <table:table-row table:style-name="ro1">
          <table:table-cell office:value-type="float" office:value="77.0096836612888" calcext:value-type="float">
            <text:p>77.0096836613</text:p>
          </table:table-cell>
          <table:table-cell office:value-type="float" office:value="10.367362836073" calcext:value-type="float">
            <text:p>10.3673628361</text:p>
          </table:table-cell>
          <table:table-cell office:value-type="float" office:value="2.5102865553836" calcext:value-type="float">
            <text:p>2.5102865554</text:p>
          </table:table-cell>
          <table:table-cell office:value-type="float" office:value="250.756693790302" calcext:value-type="float">
            <text:p>250.7566937903</text:p>
          </table:table-cell>
          <table:table-cell office:value-type="float" office:value="0.716641488387418" calcext:value-type="float">
            <text:p>0.7166414884</text:p>
          </table:table-cell>
          <table:table-cell office:value-type="float" office:value="7.57345360585169" calcext:value-type="float">
            <text:p>7.5734536059</text:p>
          </table:table-cell>
          <table:table-cell office:value-type="float" office:value="1.82956047489337" calcext:value-type="float">
            <text:p>1.8295604749</text:p>
          </table:table-cell>
          <table:table-cell office:value-type="float" office:value="0.0964919705579784" calcext:value-type="float">
            <text:p>0.0964919706</text:p>
          </table:table-cell>
          <table:table-cell office:value-type="float" office:value="0.359144552108947" calcext:value-type="float">
            <text:p>0.3591445521</text:p>
          </table:table-cell>
          <table:table-cell office:value-type="float" office:value="354.52422888168" calcext:value-type="float">
            <text:p>354.5242288817</text:p>
          </table:table-cell>
        </table:table-row>
        <table:table-row table:style-name="ro1">
          <table:table-cell office:value-type="float" office:value="77.2744832311143" calcext:value-type="float">
            <text:p>77.2744832311</text:p>
          </table:table-cell>
          <table:table-cell office:value-type="float" office:value="11.6321624058985" calcext:value-type="float">
            <text:p>11.6321624059</text:p>
          </table:table-cell>
          <table:table-cell office:value-type="float" office:value="2.07084896623945" calcext:value-type="float">
            <text:p>2.0708489662</text:p>
          </table:table-cell>
          <table:table-cell office:value-type="float" office:value="252.021493360127" calcext:value-type="float">
            <text:p>252.0214933601</text:p>
          </table:table-cell>
          <table:table-cell office:value-type="float" office:value="0.759218835990717" calcext:value-type="float">
            <text:p>0.759218836</text:p>
          </table:table-cell>
          <table:table-cell office:value-type="float" office:value="8.83825317567721" calcext:value-type="float">
            <text:p>8.8382531757</text:p>
          </table:table-cell>
          <table:table-cell office:value-type="float" office:value="1.72723801955729" calcext:value-type="float">
            <text:p>1.7272380196</text:p>
          </table:table-cell>
          <table:table-cell office:value-type="float" office:value="0.11899733919835" calcext:value-type="float">
            <text:p>0.1189973392</text:p>
          </table:table-cell>
          <table:table-cell office:value-type="float" office:value="0.312469728579669" calcext:value-type="float">
            <text:p>0.3124697286</text:p>
          </table:table-cell>
          <table:table-cell office:value-type="float" office:value="354.536006064389" calcext:value-type="float">
            <text:p>354.5360060644</text:p>
          </table:table-cell>
        </table:table-row>
        <table:table-row table:style-name="ro1">
          <table:table-cell office:value-type="float" office:value="76.2282558585384" calcext:value-type="float">
            <text:p>76.2282558585</text:p>
          </table:table-cell>
          <table:table-cell office:value-type="float" office:value="10.5859350333226" calcext:value-type="float">
            <text:p>10.5859350333</text:p>
          </table:table-cell>
          <table:table-cell office:value-type="float" office:value="2.35010551379766" calcext:value-type="float">
            <text:p>2.3501055138</text:p>
          </table:table-cell>
          <table:table-cell office:value-type="float" office:value="250.975265987552" calcext:value-type="float">
            <text:p>250.9752659876</text:p>
          </table:table-cell>
          <table:table-cell office:value-type="float" office:value="0.935213685637024" calcext:value-type="float">
            <text:p>0.9352136856</text:p>
          </table:table-cell>
          <table:table-cell office:value-type="float" office:value="7.7920258031013" calcext:value-type="float">
            <text:p>7.7920258031</text:p>
          </table:table-cell>
          <table:table-cell office:value-type="float" office:value="1.81901575040455" calcext:value-type="float">
            <text:p>1.8190157504</text:p>
          </table:table-cell>
          <table:table-cell office:value-type="float" office:value="0.1082360303215" calcext:value-type="float">
            <text:p>0.1082360303</text:p>
          </table:table-cell>
          <table:table-cell office:value-type="float" office:value="0.349475590452422" calcext:value-type="float">
            <text:p>0.3494755905</text:p>
          </table:table-cell>
          <table:table-cell office:value-type="float" office:value="354.558984368878" calcext:value-type="float">
            <text:p>354.5589843689</text:p>
          </table:table-cell>
        </table:table-row>
        <table:table-row table:style-name="ro1">
          <table:table-cell office:value-type="float" office:value="76.2282558585384" calcext:value-type="float">
            <text:p>76.2282558585</text:p>
          </table:table-cell>
          <table:table-cell office:value-type="float" office:value="10.5859350333226" calcext:value-type="float">
            <text:p>10.5859350333</text:p>
          </table:table-cell>
          <table:table-cell office:value-type="float" office:value="2.35010551379766" calcext:value-type="float">
            <text:p>2.3501055138</text:p>
          </table:table-cell>
          <table:table-cell office:value-type="float" office:value="250.975265987552" calcext:value-type="float">
            <text:p>250.9752659876</text:p>
          </table:table-cell>
          <table:table-cell office:value-type="float" office:value="0.935213685637024" calcext:value-type="float">
            <text:p>0.9352136856</text:p>
          </table:table-cell>
          <table:table-cell office:value-type="float" office:value="7.7920258031013" calcext:value-type="float">
            <text:p>7.7920258031</text:p>
          </table:table-cell>
          <table:table-cell office:value-type="float" office:value="1.81901575040455" calcext:value-type="float">
            <text:p>1.8190157504</text:p>
          </table:table-cell>
          <table:table-cell office:value-type="float" office:value="0.1082360303215" calcext:value-type="float">
            <text:p>0.1082360303</text:p>
          </table:table-cell>
          <table:table-cell office:value-type="float" office:value="0.349475590452422" calcext:value-type="float">
            <text:p>0.3494755905</text:p>
          </table:table-cell>
          <table:table-cell office:value-type="float" office:value="354.558984368878" calcext:value-type="float">
            <text:p>354.5589843689</text:p>
          </table:table-cell>
        </table:table-row>
        <table:table-row table:style-name="ro1">
          <table:table-cell office:value-type="float" office:value="76.2282558585384" calcext:value-type="float">
            <text:p>76.2282558585</text:p>
          </table:table-cell>
          <table:table-cell office:value-type="float" office:value="10.5859350333226" calcext:value-type="float">
            <text:p>10.5859350333</text:p>
          </table:table-cell>
          <table:table-cell office:value-type="float" office:value="2.35010551379766" calcext:value-type="float">
            <text:p>2.3501055138</text:p>
          </table:table-cell>
          <table:table-cell office:value-type="float" office:value="251.975265987552" calcext:value-type="float">
            <text:p>251.9752659876</text:p>
          </table:table-cell>
          <table:table-cell office:value-type="float" office:value="0.935213685637024" calcext:value-type="float">
            <text:p>0.9352136856</text:p>
          </table:table-cell>
          <table:table-cell office:value-type="float" office:value="7.7920258031013" calcext:value-type="float">
            <text:p>7.7920258031</text:p>
          </table:table-cell>
          <table:table-cell office:value-type="float" office:value="1.81901575040455" calcext:value-type="float">
            <text:p>1.8190157504</text:p>
          </table:table-cell>
          <table:table-cell office:value-type="float" office:value="0.1082360303215" calcext:value-type="float">
            <text:p>0.1082360303</text:p>
          </table:table-cell>
          <table:table-cell office:value-type="float" office:value="0.349475590452422" calcext:value-type="float">
            <text:p>0.3494755905</text:p>
          </table:table-cell>
          <table:table-cell office:value-type="float" office:value="354.578687180208" calcext:value-type="float">
            <text:p>354.5786871802</text:p>
          </table:table-cell>
        </table:table-row>
        <table:table-row table:style-name="ro1">
          <table:table-cell office:value-type="float" office:value="76.2282558585384" calcext:value-type="float">
            <text:p>76.2282558585</text:p>
          </table:table-cell>
          <table:table-cell office:value-type="float" office:value="10.5859350333226" calcext:value-type="float">
            <text:p>10.5859350333</text:p>
          </table:table-cell>
          <table:table-cell office:value-type="float" office:value="2.35010551379766" calcext:value-type="float">
            <text:p>2.3501055138</text:p>
          </table:table-cell>
          <table:table-cell office:value-type="float" office:value="250.975265987552" calcext:value-type="float">
            <text:p>250.9752659876</text:p>
          </table:table-cell>
          <table:table-cell office:value-type="float" office:value="0.935213685637024" calcext:value-type="float">
            <text:p>0.9352136856</text:p>
          </table:table-cell>
          <table:table-cell office:value-type="float" office:value="8.79202580310129" calcext:value-type="float">
            <text:p>8.7920258031</text:p>
          </table:table-cell>
          <table:table-cell office:value-type="float" office:value="1.81901575040455" calcext:value-type="float">
            <text:p>1.8190157504</text:p>
          </table:table-cell>
          <table:table-cell office:value-type="float" office:value="0.1082360303215" calcext:value-type="float">
            <text:p>0.1082360303</text:p>
          </table:table-cell>
          <table:table-cell office:value-type="float" office:value="0.349475590452422" calcext:value-type="float">
            <text:p>0.3494755905</text:p>
          </table:table-cell>
          <table:table-cell office:value-type="float" office:value="354.586308567207" calcext:value-type="float">
            <text:p>354.5863085672</text:p>
          </table:table-cell>
        </table:table-row>
        <table:table-row table:style-name="ro1">
          <table:table-cell office:value-type="float" office:value="77.2996642991342" calcext:value-type="float">
            <text:p>77.2996642991</text:p>
          </table:table-cell>
          <table:table-cell office:value-type="float" office:value="11.9042570541654" calcext:value-type="float">
            <text:p>11.9042570542</text:p>
          </table:table-cell>
          <table:table-cell office:value-type="float" office:value="2.3429436145063" calcext:value-type="float">
            <text:p>2.3429436145</text:p>
          </table:table-cell>
          <table:table-cell office:value-type="float" office:value="252.293588008394" calcext:value-type="float">
            <text:p>252.2935880084</text:p>
          </table:table-cell>
          <table:table-cell office:value-type="float" office:value="1.03131348425757" calcext:value-type="float">
            <text:p>1.0313134843</text:p>
          </table:table-cell>
          <table:table-cell office:value-type="float" office:value="9.11034782394406" calcext:value-type="float">
            <text:p>9.1103478239</text:p>
          </table:table-cell>
          <table:table-cell office:value-type="float" office:value="1.80618439801167" calcext:value-type="float">
            <text:p>1.806184398</text:p>
          </table:table-cell>
          <table:table-cell office:value-type="float" office:value="0.183889948791203" calcext:value-type="float">
            <text:p>0.1838899488</text:p>
          </table:table-cell>
          <table:table-cell office:value-type="float" office:value="0.330017537530505" calcext:value-type="float">
            <text:p>0.3300175375</text:p>
          </table:table-cell>
          <table:table-cell office:value-type="float" office:value="354.592019589401" calcext:value-type="float">
            <text:p>354.5920195894</text:p>
          </table:table-cell>
        </table:table-row>
        <table:table-row table:style-name="ro1">
          <table:table-cell office:value-type="float" office:value="76.2282558585384" calcext:value-type="float">
            <text:p>76.2282558585</text:p>
          </table:table-cell>
          <table:table-cell office:value-type="float" office:value="10.5859350333226" calcext:value-type="float">
            <text:p>10.5859350333</text:p>
          </table:table-cell>
          <table:table-cell office:value-type="float" office:value="2.35010551379766" calcext:value-type="float">
            <text:p>2.3501055138</text:p>
          </table:table-cell>
          <table:table-cell office:value-type="float" office:value="250.975265987552" calcext:value-type="float">
            <text:p>250.9752659876</text:p>
          </table:table-cell>
          <table:table-cell office:value-type="float" office:value="1.93521368563702" calcext:value-type="float">
            <text:p>1.9352136856</text:p>
          </table:table-cell>
          <table:table-cell office:value-type="float" office:value="7.7920258031013" calcext:value-type="float">
            <text:p>7.7920258031</text:p>
          </table:table-cell>
          <table:table-cell office:value-type="float" office:value="1.81901575040455" calcext:value-type="float">
            <text:p>1.8190157504</text:p>
          </table:table-cell>
          <table:table-cell office:value-type="float" office:value="0.1082360303215" calcext:value-type="float">
            <text:p>0.1082360303</text:p>
          </table:table-cell>
          <table:table-cell office:value-type="float" office:value="0.349475590452422" calcext:value-type="float">
            <text:p>0.3494755905</text:p>
          </table:table-cell>
          <table:table-cell office:value-type="float" office:value="354.610727872984" calcext:value-type="float">
            <text:p>354.610727873</text:p>
          </table:table-cell>
        </table:table-row>
        <table:table-row table:style-name="ro1">
          <table:table-cell office:value-type="float" office:value="76.9334579943436" calcext:value-type="float">
            <text:p>76.9334579943</text:p>
          </table:table-cell>
          <table:table-cell office:value-type="float" office:value="11.2911371691279" calcext:value-type="float">
            <text:p>11.2911371691</text:p>
          </table:table-cell>
          <table:table-cell office:value-type="float" office:value="1.91676169624214" calcext:value-type="float">
            <text:p>1.9167616962</text:p>
          </table:table-cell>
          <table:table-cell office:value-type="float" office:value="251.680468123357" calcext:value-type="float">
            <text:p>251.6804681234</text:p>
          </table:table-cell>
          <table:table-cell office:value-type="float" office:value="0.418193599220057" calcext:value-type="float">
            <text:p>0.4181935992</text:p>
          </table:table-cell>
          <table:table-cell office:value-type="float" office:value="8.49722793890655" calcext:value-type="float">
            <text:p>8.4972279389</text:p>
          </table:table-cell>
          <table:table-cell office:value-type="float" office:value="1.8130343364451" calcext:value-type="float">
            <text:p>1.8130343364</text:p>
          </table:table-cell>
          <table:table-cell office:value-type="float" office:value="0.175997764476148" calcext:value-type="float">
            <text:p>0.1759977645</text:p>
          </table:table-cell>
          <table:table-cell office:value-type="float" office:value="0.338188376465708" calcext:value-type="float">
            <text:p>0.3381883765</text:p>
          </table:table-cell>
          <table:table-cell office:value-type="float" office:value="354.61788860369" calcext:value-type="float">
            <text:p>354.6178886037</text:p>
          </table:table-cell>
        </table:table-row>
        <table:table-row table:style-name="ro1">
          <table:table-cell office:value-type="float" office:value="76.5763702516382" calcext:value-type="float">
            <text:p>76.5763702516</text:p>
          </table:table-cell>
          <table:table-cell office:value-type="float" office:value="10.9340494264225" calcext:value-type="float">
            <text:p>10.9340494264</text:p>
          </table:table-cell>
          <table:table-cell office:value-type="float" office:value="2.17695790415403" calcext:value-type="float">
            <text:p>2.1769579042</text:p>
          </table:table-cell>
          <table:table-cell office:value-type="float" office:value="251.323380380651" calcext:value-type="float">
            <text:p>251.3233803807</text:p>
          </table:table-cell>
          <table:table-cell office:value-type="float" office:value="0.0611058565146582" calcext:value-type="float">
            <text:p>0.0611058565</text:p>
          </table:table-cell>
          <table:table-cell office:value-type="float" office:value="8.14014019620115" calcext:value-type="float">
            <text:p>8.1401401962</text:p>
          </table:table-cell>
          <table:table-cell office:value-type="float" office:value="1.71335779470546" calcext:value-type="float">
            <text:p>1.7133577947</text:p>
          </table:table-cell>
          <table:table-cell office:value-type="float" office:value="0.24040409184059" calcext:value-type="float">
            <text:p>0.2404040918</text:p>
          </table:table-cell>
          <table:table-cell office:value-type="float" office:value="0.305265832747594" calcext:value-type="float">
            <text:p>0.3052658327</text:p>
          </table:table-cell>
          <table:table-cell office:value-type="float" office:value="354.645100281647" calcext:value-type="float">
            <text:p>354.6451002816</text:p>
          </table:table-cell>
        </table:table-row>
        <table:table-row table:style-name="ro1">
          <table:table-cell office:value-type="float" office:value="76.0096836612888" calcext:value-type="float">
            <text:p>76.0096836613</text:p>
          </table:table-cell>
          <table:table-cell office:value-type="float" office:value="11.367362836073" calcext:value-type="float">
            <text:p>11.3673628361</text:p>
          </table:table-cell>
          <table:table-cell office:value-type="float" office:value="2.5102865553836" calcext:value-type="float">
            <text:p>2.5102865554</text:p>
          </table:table-cell>
          <table:table-cell office:value-type="float" office:value="250.756693790302" calcext:value-type="float">
            <text:p>250.7566937903</text:p>
          </table:table-cell>
          <table:table-cell office:value-type="float" office:value="0.716641488387418" calcext:value-type="float">
            <text:p>0.7166414884</text:p>
          </table:table-cell>
          <table:table-cell office:value-type="float" office:value="7.57345360585169" calcext:value-type="float">
            <text:p>7.5734536059</text:p>
          </table:table-cell>
          <table:table-cell office:value-type="float" office:value="1.82956047489337" calcext:value-type="float">
            <text:p>1.8295604749</text:p>
          </table:table-cell>
          <table:table-cell office:value-type="float" office:value="0.0964919705579784" calcext:value-type="float">
            <text:p>0.0964919706</text:p>
          </table:table-cell>
          <table:table-cell office:value-type="float" office:value="0.359144552108947" calcext:value-type="float">
            <text:p>0.3591445521</text:p>
          </table:table-cell>
          <table:table-cell office:value-type="float" office:value="354.659285679138" calcext:value-type="float">
            <text:p>354.6592856791</text:p>
          </table:table-cell>
        </table:table-row>
        <table:table-row table:style-name="ro1">
          <table:table-cell office:value-type="float" office:value="77.241460557688" calcext:value-type="float">
            <text:p>77.2414605577</text:p>
          </table:table-cell>
          <table:table-cell office:value-type="float" office:value="11.7225965225958" calcext:value-type="float">
            <text:p>11.7225965226</text:p>
          </table:table-cell>
          <table:table-cell office:value-type="float" office:value="2.16128308293669" calcext:value-type="float">
            <text:p>2.1612830829</text:p>
          </table:table-cell>
          <table:table-cell office:value-type="float" office:value="252.111927476825" calcext:value-type="float">
            <text:p>252.1119274768</text:p>
          </table:table-cell>
          <table:table-cell office:value-type="float" office:value="0.849652952687964" calcext:value-type="float">
            <text:p>0.8496529527</text:p>
          </table:table-cell>
          <table:table-cell office:value-type="float" office:value="8.92868729237445" calcext:value-type="float">
            <text:p>8.9286872924</text:p>
          </table:table-cell>
          <table:table-cell office:value-type="float" office:value="1.80858140776091" calcext:value-type="float">
            <text:p>1.8085814078</text:p>
          </table:table-cell>
          <table:table-cell office:value-type="float" office:value="0.222039768134512" calcext:value-type="float">
            <text:p>0.2220397681</text:p>
          </table:table-cell>
          <table:table-cell office:value-type="float" office:value="0.334093573409756" calcext:value-type="float">
            <text:p>0.3340935734</text:p>
          </table:table-cell>
          <table:table-cell office:value-type="float" office:value="354.662939331995" calcext:value-type="float">
            <text:p>354.662939332</text:p>
          </table:table-cell>
        </table:table-row>
        <table:table-row table:style-name="ro1">
          <table:table-cell office:value-type="float" office:value="76.3923126089867" calcext:value-type="float">
            <text:p>76.392312609</text:p>
          </table:table-cell>
          <table:table-cell office:value-type="float" office:value="10.7499917837709" calcext:value-type="float">
            <text:p>10.7499917838</text:p>
          </table:table-cell>
          <table:table-cell office:value-type="float" office:value="2.51416226424593" calcext:value-type="float">
            <text:p>2.5141622642</text:p>
          </table:table-cell>
          <table:table-cell office:value-type="float" office:value="251.139322738" calcext:value-type="float">
            <text:p>251.139322738</text:p>
          </table:table-cell>
          <table:table-cell office:value-type="float" office:value="1.0992704360853" calcext:value-type="float">
            <text:p>1.0992704361</text:p>
          </table:table-cell>
          <table:table-cell office:value-type="float" office:value="7.95608255354957" calcext:value-type="float">
            <text:p>7.9560825535</text:p>
          </table:table-cell>
          <table:table-cell office:value-type="float" office:value="1.80225132810383" calcext:value-type="float">
            <text:p>1.8022513281</text:p>
          </table:table-cell>
          <table:table-cell office:value-type="float" office:value="0.0798339984994534" calcext:value-type="float">
            <text:p>0.0798339985</text:p>
          </table:table-cell>
          <table:table-cell office:value-type="float" office:value="0.356798579891282" calcext:value-type="float">
            <text:p>0.3567985799</text:p>
          </table:table-cell>
          <table:table-cell office:value-type="float" office:value="354.680025180647" calcext:value-type="float">
            <text:p>354.6800251806</text:p>
          </table:table-cell>
        </table:table-row>
        <table:table-row table:style-name="ro1">
          <table:table-cell office:value-type="float" office:value="76.9331176294414" calcext:value-type="float">
            <text:p>76.9331176294</text:p>
          </table:table-cell>
          <table:table-cell office:value-type="float" office:value="10.1796856931145" calcext:value-type="float">
            <text:p>10.1796856931</text:p>
          </table:table-cell>
          <table:table-cell office:value-type="float" office:value="2.38433780748681" calcext:value-type="float">
            <text:p>2.3843378075</text:p>
          </table:table-cell>
          <table:table-cell office:value-type="float" office:value="250.569016647343" calcext:value-type="float">
            <text:p>250.5690166473</text:p>
          </table:table-cell>
          <table:table-cell office:value-type="float" office:value="0.528964345428908" calcext:value-type="float">
            <text:p>0.5289643454</text:p>
          </table:table-cell>
          <table:table-cell office:value-type="float" office:value="7.38577646289318" calcext:value-type="float">
            <text:p>7.3857764629</text:p>
          </table:table-cell>
          <table:table-cell office:value-type="float" office:value="1.83519985403239" calcext:value-type="float">
            <text:p>1.835199854</text:p>
          </table:table-cell>
          <table:table-cell office:value-type="float" office:value="0.106421814025668" calcext:value-type="float">
            <text:p>0.106421814</text:p>
          </table:table-cell>
          <table:table-cell office:value-type="float" office:value="0.36365177318774" calcext:value-type="float">
            <text:p>0.3636517732</text:p>
          </table:table-cell>
          <table:table-cell office:value-type="float" office:value="354.685998588391" calcext:value-type="float">
            <text:p>354.6859985884</text:p>
          </table:table-cell>
        </table:table-row>
        <table:table-row table:style-name="ro1">
          <table:table-cell office:value-type="float" office:value="77.7799855657466" calcext:value-type="float">
            <text:p>77.7799855657</text:p>
          </table:table-cell>
          <table:table-cell office:value-type="float" office:value="10.8043314071975" calcext:value-type="float">
            <text:p>10.8043314072</text:p>
          </table:table-cell>
          <table:table-cell office:value-type="float" office:value="2.13244031169325" calcext:value-type="float">
            <text:p>2.1324403117</text:p>
          </table:table-cell>
          <table:table-cell office:value-type="float" office:value="250.193662361426" calcext:value-type="float">
            <text:p>250.1936623614</text:p>
          </table:table-cell>
          <table:table-cell office:value-type="float" office:value="0.153610059511888" calcext:value-type="float">
            <text:p>0.1536100595</text:p>
          </table:table-cell>
          <table:table-cell office:value-type="float" office:value="7.01042217697616" calcext:value-type="float">
            <text:p>7.010422177</text:p>
          </table:table-cell>
          <table:table-cell office:value-type="float" office:value="1.84647861231043" calcext:value-type="float">
            <text:p>1.8464786123</text:p>
          </table:table-cell>
          <table:table-cell office:value-type="float" office:value="0.126281500961046" calcext:value-type="float">
            <text:p>0.126281501</text:p>
          </table:table-cell>
          <table:table-cell office:value-type="float" office:value="0.372666215345325" calcext:value-type="float">
            <text:p>0.3726662153</text:p>
          </table:table-cell>
          <table:table-cell office:value-type="float" office:value="354.68985640964" calcext:value-type="float">
            <text:p>354.6898564096</text:p>
          </table:table-cell>
        </table:table-row>
        <table:table-row table:style-name="ro1">
          <table:table-cell office:value-type="float" office:value="77.2296722079273" calcext:value-type="float">
            <text:p>77.2296722079</text:p>
          </table:table-cell>
          <table:table-cell office:value-type="float" office:value="11.5873513827116" calcext:value-type="float">
            <text:p>11.5873513827</text:p>
          </table:table-cell>
          <table:table-cell office:value-type="float" office:value="2.02603794305251" calcext:value-type="float">
            <text:p>2.0260379431</text:p>
          </table:table-cell>
          <table:table-cell office:value-type="float" office:value="251.97668233694" calcext:value-type="float">
            <text:p>251.9766823369</text:p>
          </table:table-cell>
          <table:table-cell office:value-type="float" office:value="0.71440781280378" calcext:value-type="float">
            <text:p>0.7144078128</text:p>
          </table:table-cell>
          <table:table-cell office:value-type="float" office:value="8.79344215249027" calcext:value-type="float">
            <text:p>8.7934421525</text:p>
          </table:table-cell>
          <table:table-cell office:value-type="float" office:value="1.81896711587201" calcext:value-type="float">
            <text:p>1.8189671159</text:p>
          </table:table-cell>
          <table:table-cell office:value-type="float" office:value="0.190145594065339" calcext:value-type="float">
            <text:p>0.1901455941</text:p>
          </table:table-cell>
          <table:table-cell office:value-type="float" office:value="0.341250260261902" calcext:value-type="float">
            <text:p>0.3412502603</text:p>
          </table:table-cell>
          <table:table-cell office:value-type="float" office:value="354.714421379104" calcext:value-type="float">
            <text:p>354.7144213791</text:p>
          </table:table-cell>
        </table:table-row>
        <table:table-row table:style-name="ro1">
          <table:table-cell office:value-type="float" office:value="77.3492297778652" calcext:value-type="float">
            <text:p>77.3492297779</text:p>
          </table:table-cell>
          <table:table-cell office:value-type="float" office:value="13.1971035368085" calcext:value-type="float">
            <text:p>13.1971035368</text:p>
          </table:table-cell>
          <table:table-cell office:value-type="float" office:value="2.49069026480675" calcext:value-type="float">
            <text:p>2.4906902648</text:p>
          </table:table-cell>
          <table:table-cell office:value-type="float" office:value="253.086434491037" calcext:value-type="float">
            <text:p>253.086434491</text:p>
          </table:table-cell>
          <table:table-cell office:value-type="float" office:value="0.601937744678429" calcext:value-type="float">
            <text:p>0.6019377447</text:p>
          </table:table-cell>
          <table:table-cell office:value-type="float" office:value="9.90319430658714" calcext:value-type="float">
            <text:p>9.9031943066</text:p>
          </table:table-cell>
          <table:table-cell office:value-type="float" office:value="1.79915570825128" calcext:value-type="float">
            <text:p>1.7991557083</text:p>
          </table:table-cell>
          <table:table-cell office:value-type="float" office:value="0.199637731578174" calcext:value-type="float">
            <text:p>0.1996377316</text:p>
          </table:table-cell>
          <table:table-cell office:value-type="float" office:value="0.322251836680991" calcext:value-type="float">
            <text:p>0.3222518367</text:p>
          </table:table-cell>
          <table:table-cell office:value-type="float" office:value="354.727455269104" calcext:value-type="float">
            <text:p>354.7274552691</text:p>
          </table:table-cell>
        </table:table-row>
        <table:table-row table:style-name="ro1">
          <table:table-cell office:value-type="float" office:value="76.2960947469031" calcext:value-type="float">
            <text:p>76.2960947469</text:p>
          </table:table-cell>
          <table:table-cell office:value-type="float" office:value="10.6537739216874" calcext:value-type="float">
            <text:p>10.6537739217</text:p>
          </table:table-cell>
          <table:table-cell office:value-type="float" office:value="2.79669764099799" calcext:value-type="float">
            <text:p>2.796697641</text:p>
          </table:table-cell>
          <table:table-cell office:value-type="float" office:value="251.043104875916" calcext:value-type="float">
            <text:p>251.0431048759</text:p>
          </table:table-cell>
          <table:table-cell office:value-type="float" office:value="1.00305257400181" calcext:value-type="float">
            <text:p>1.003052574</text:p>
          </table:table-cell>
          <table:table-cell office:value-type="float" office:value="7.85986469146608" calcext:value-type="float">
            <text:p>7.8598646915</text:p>
          </table:table-cell>
          <table:table-cell office:value-type="float" office:value="1.80494279626112" calcext:value-type="float">
            <text:p>1.8049427963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34318101351013" calcext:value-type="float">
            <text:p>0.3431810135</text:p>
          </table:table-cell>
          <table:table-cell office:value-type="float" office:value="354.773643152338" calcext:value-type="float">
            <text:p>354.7736431523</text:p>
          </table:table-cell>
        </table:table-row>
        <table:table-row table:style-name="ro1">
          <table:table-cell office:value-type="float" office:value="77.0617897872823" calcext:value-type="float">
            <text:p>77.0617897873</text:p>
          </table:table-cell>
          <table:table-cell office:value-type="float" office:value="11.4194689620665" calcext:value-type="float">
            <text:p>11.4194689621</text:p>
          </table:table-cell>
          <table:table-cell office:value-type="float" office:value="2.53892064967462" calcext:value-type="float">
            <text:p>2.5389206497</text:p>
          </table:table-cell>
          <table:table-cell office:value-type="float" office:value="251.808799916295" calcext:value-type="float">
            <text:p>251.8087999163</text:p>
          </table:table-cell>
          <table:table-cell office:value-type="float" office:value="0.546525392158705" calcext:value-type="float">
            <text:p>0.5465253922</text:p>
          </table:table-cell>
          <table:table-cell office:value-type="float" office:value="8.62555973184519" calcext:value-type="float">
            <text:p>8.6255597318</text:p>
          </table:table-cell>
          <table:table-cell office:value-type="float" office:value="1.81630317705215" calcext:value-type="float">
            <text:p>1.8163031771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355053309461286" calcext:value-type="float">
            <text:p>0.3550533095</text:p>
          </table:table-cell>
          <table:table-cell office:value-type="float" office:value="354.788401818779" calcext:value-type="float">
            <text:p>354.7884018188</text:p>
          </table:table-cell>
        </table:table-row>
        <table:table-row table:style-name="ro1">
          <table:table-cell office:value-type="float" office:value="77.9383447355178" calcext:value-type="float">
            <text:p>77.9383447355</text:p>
          </table:table-cell>
          <table:table-cell office:value-type="float" office:value="9.9626905769687" calcext:value-type="float">
            <text:p>9.962690577</text:p>
          </table:table-cell>
          <table:table-cell office:value-type="float" office:value="2.29079948146446" calcext:value-type="float">
            <text:p>2.2907994815</text:p>
          </table:table-cell>
          <table:table-cell office:value-type="float" office:value="250.352021531198" calcext:value-type="float">
            <text:p>250.3520215312</text:p>
          </table:table-cell>
          <table:table-cell office:value-type="float" office:value="0.3119692292831" calcext:value-type="float">
            <text:p>0.3119692293</text:p>
          </table:table-cell>
          <table:table-cell office:value-type="float" office:value="7.16878134674737" calcext:value-type="float">
            <text:p>7.1687813467</text:p>
          </table:table-cell>
          <table:table-cell office:value-type="float" office:value="1.82931316992505" calcext:value-type="float">
            <text:p>1.8293131699</text:p>
          </table:table-cell>
          <table:table-cell office:value-type="float" office:value="0.137101660273141" calcext:value-type="float">
            <text:p>0.1371016603</text:p>
          </table:table-cell>
          <table:table-cell office:value-type="float" office:value="0.366098673259298" calcext:value-type="float">
            <text:p>0.3660986733</text:p>
          </table:table-cell>
          <table:table-cell office:value-type="float" office:value="354.791975566007" calcext:value-type="float">
            <text:p>354.791975566</text:p>
          </table:table-cell>
        </table:table-row>
        <table:table-row table:style-name="ro1">
          <table:table-cell office:value-type="float" office:value="76.2282558585384" calcext:value-type="float">
            <text:p>76.2282558585</text:p>
          </table:table-cell>
          <table:table-cell office:value-type="float" office:value="10.5859350333226" calcext:value-type="float">
            <text:p>10.5859350333</text:p>
          </table:table-cell>
          <table:table-cell office:value-type="float" office:value="3.35010551379766" calcext:value-type="float">
            <text:p>3.3501055138</text:p>
          </table:table-cell>
          <table:table-cell office:value-type="float" office:value="250.975265987552" calcext:value-type="float">
            <text:p>250.9752659876</text:p>
          </table:table-cell>
          <table:table-cell office:value-type="float" office:value="0.935213685637024" calcext:value-type="float">
            <text:p>0.9352136856</text:p>
          </table:table-cell>
          <table:table-cell office:value-type="float" office:value="7.7920258031013" calcext:value-type="float">
            <text:p>7.7920258031</text:p>
          </table:table-cell>
          <table:table-cell office:value-type="float" office:value="1.81901575040455" calcext:value-type="float">
            <text:p>1.8190157504</text:p>
          </table:table-cell>
          <table:table-cell office:value-type="float" office:value="0.1082360303215" calcext:value-type="float">
            <text:p>0.1082360303</text:p>
          </table:table-cell>
          <table:table-cell office:value-type="float" office:value="0.349475590452422" calcext:value-type="float">
            <text:p>0.3494755905</text:p>
          </table:table-cell>
          <table:table-cell office:value-type="float" office:value="354.837835113999" calcext:value-type="float">
            <text:p>354.837835114</text:p>
          </table:table-cell>
        </table:table-row>
        <table:table-row table:style-name="ro1">
          <table:table-cell office:value-type="float" office:value="77.9354098976914" calcext:value-type="float">
            <text:p>77.9354098977</text:p>
          </table:table-cell>
          <table:table-cell office:value-type="float" office:value="9.95975573914234" calcext:value-type="float">
            <text:p>9.9597557391</text:p>
          </table:table-cell>
          <table:table-cell office:value-type="float" office:value="2.2878646436381" calcext:value-type="float">
            <text:p>2.2878646436</text:p>
          </table:table-cell>
          <table:table-cell office:value-type="float" office:value="250.349086693371" calcext:value-type="float">
            <text:p>250.3490866934</text:p>
          </table:table-cell>
          <table:table-cell office:value-type="float" office:value="0.309034391456733" calcext:value-type="float">
            <text:p>0.3090343915</text:p>
          </table:table-cell>
          <table:table-cell office:value-type="float" office:value="7.16584650892101" calcext:value-type="float">
            <text:p>7.1658465089</text:p>
          </table:table-cell>
          <table:table-cell office:value-type="float" office:value="1.8401786059322" calcext:value-type="float">
            <text:p>1.8401786059</text:p>
          </table:table-cell>
          <table:table-cell office:value-type="float" office:value="0.157077860464437" calcext:value-type="float">
            <text:p>0.1570778605</text:p>
          </table:table-cell>
          <table:table-cell office:value-type="float" office:value="0.357368327268745" calcext:value-type="float">
            <text:p>0.3573683273</text:p>
          </table:table-cell>
          <table:table-cell office:value-type="float" office:value="354.869630813635" calcext:value-type="float">
            <text:p>354.8696308136</text:p>
          </table:table-cell>
        </table:table-row>
        <table:table-row table:style-name="ro1">
          <table:table-cell office:value-type="float" office:value="76.0096836612888" calcext:value-type="float">
            <text:p>76.0096836613</text:p>
          </table:table-cell>
          <table:table-cell office:value-type="float" office:value="10.367362836073" calcext:value-type="float">
            <text:p>10.3673628361</text:p>
          </table:table-cell>
          <table:table-cell office:value-type="float" office:value="2.5102865553836" calcext:value-type="float">
            <text:p>2.5102865554</text:p>
          </table:table-cell>
          <table:table-cell office:value-type="float" office:value="250.756693790302" calcext:value-type="float">
            <text:p>250.7566937903</text:p>
          </table:table-cell>
          <table:table-cell office:value-type="float" office:value="0.716641488387418" calcext:value-type="float">
            <text:p>0.7166414884</text:p>
          </table:table-cell>
          <table:table-cell office:value-type="float" office:value="7.57345360585169" calcext:value-type="float">
            <text:p>7.5734536059</text:p>
          </table:table-cell>
          <table:table-cell office:value-type="float" office:value="1.82956047489337" calcext:value-type="float">
            <text:p>1.8295604749</text:p>
          </table:table-cell>
          <table:table-cell office:value-type="float" office:value="0.0964919705579784" calcext:value-type="float">
            <text:p>0.0964919706</text:p>
          </table:table-cell>
          <table:table-cell office:value-type="float" office:value="0.359144552108947" calcext:value-type="float">
            <text:p>0.3591445521</text:p>
          </table:table-cell>
          <table:table-cell office:value-type="float" office:value="354.873483763989" calcext:value-type="float">
            <text:p>354.873483764</text:p>
          </table:table-cell>
        </table:table-row>
        <table:table-row table:style-name="ro1">
          <table:table-cell office:value-type="float" office:value="76.0096836612888" calcext:value-type="float">
            <text:p>76.0096836613</text:p>
          </table:table-cell>
          <table:table-cell office:value-type="float" office:value="10.367362836073" calcext:value-type="float">
            <text:p>10.3673628361</text:p>
          </table:table-cell>
          <table:table-cell office:value-type="float" office:value="2.5102865553836" calcext:value-type="float">
            <text:p>2.5102865554</text:p>
          </table:table-cell>
          <table:table-cell office:value-type="float" office:value="250.756693790302" calcext:value-type="float">
            <text:p>250.7566937903</text:p>
          </table:table-cell>
          <table:table-cell office:value-type="float" office:value="0.716641488387418" calcext:value-type="float">
            <text:p>0.7166414884</text:p>
          </table:table-cell>
          <table:table-cell office:value-type="float" office:value="7.57345360585169" calcext:value-type="float">
            <text:p>7.5734536059</text:p>
          </table:table-cell>
          <table:table-cell office:value-type="float" office:value="1.82956047489337" calcext:value-type="float">
            <text:p>1.8295604749</text:p>
          </table:table-cell>
          <table:table-cell office:value-type="float" office:value="0.0964919705579784" calcext:value-type="float">
            <text:p>0.0964919706</text:p>
          </table:table-cell>
          <table:table-cell office:value-type="float" office:value="0.359144552108947" calcext:value-type="float">
            <text:p>0.3591445521</text:p>
          </table:table-cell>
          <table:table-cell office:value-type="float" office:value="354.873483763989" calcext:value-type="float">
            <text:p>354.873483764</text:p>
          </table:table-cell>
        </table:table-row>
        <table:table-row table:style-name="ro1">
          <table:table-cell office:value-type="float" office:value="76.8130768188401" calcext:value-type="float">
            <text:p>76.8130768188</text:p>
          </table:table-cell>
          <table:table-cell office:value-type="float" office:value="11.1707559936243" calcext:value-type="float">
            <text:p>11.1707559936</text:p>
          </table:table-cell>
          <table:table-cell office:value-type="float" office:value="2.41366447135585" calcext:value-type="float">
            <text:p>2.4136644714</text:p>
          </table:table-cell>
          <table:table-cell office:value-type="float" office:value="251.560086947853" calcext:value-type="float">
            <text:p>251.5600869479</text:p>
          </table:table-cell>
          <table:table-cell office:value-type="float" office:value="0.297812423716474" calcext:value-type="float">
            <text:p>0.2978124237</text:p>
          </table:table-cell>
          <table:table-cell office:value-type="float" office:value="8.37684676340297" calcext:value-type="float">
            <text:p>8.3768467634</text:p>
          </table:table-cell>
          <table:table-cell office:value-type="float" office:value="1.80337396877514" calcext:value-type="float">
            <text:p>1.8033739688</text:p>
          </table:table-cell>
          <table:table-cell office:value-type="float" office:value="0.103083719046839" calcext:value-type="float">
            <text:p>0.103083719</text:p>
          </table:table-cell>
          <table:table-cell office:value-type="float" office:value="0.359648844031397" calcext:value-type="float">
            <text:p>0.359648844</text:p>
          </table:table-cell>
          <table:table-cell office:value-type="float" office:value="354.879401765274" calcext:value-type="float">
            <text:p>354.8794017653</text:p>
          </table:table-cell>
        </table:table-row>
        <table:table-row table:style-name="ro1">
          <table:table-cell office:value-type="float" office:value="77.8688852650427" calcext:value-type="float">
            <text:p>77.868885265</text:p>
          </table:table-cell>
          <table:table-cell office:value-type="float" office:value="9.89323110649363" calcext:value-type="float">
            <text:p>9.8932311065</text:p>
          </table:table-cell>
          <table:table-cell office:value-type="float" office:value="2.66578445543383" calcext:value-type="float">
            <text:p>2.6657844554</text:p>
          </table:table-cell>
          <table:table-cell office:value-type="float" office:value="250.282562060723" calcext:value-type="float">
            <text:p>250.2825620607</text:p>
          </table:table-cell>
          <table:table-cell office:value-type="float" office:value="0.242509758808024" calcext:value-type="float">
            <text:p>0.2425097588</text:p>
          </table:table-cell>
          <table:table-cell office:value-type="float" office:value="7.0993218762723" calcext:value-type="float">
            <text:p>7.0993218763</text:p>
          </table:table-cell>
          <table:table-cell office:value-type="float" office:value="1.8438073274551" calcext:value-type="float">
            <text:p>1.8438073275</text:p>
          </table:table-cell>
          <table:table-cell office:value-type="float" office:value="0.121577890897404" calcext:value-type="float">
            <text:p>0.1215778909</text:p>
          </table:table-cell>
          <table:table-cell office:value-type="float" office:value="0.37053121588695" calcext:value-type="float">
            <text:p>0.3705312159</text:p>
          </table:table-cell>
          <table:table-cell office:value-type="float" office:value="354.887504500056" calcext:value-type="float">
            <text:p>354.8875045001</text:p>
          </table:table-cell>
        </table:table-row>
        <table:table-row table:style-name="ro1">
          <table:table-cell office:value-type="float" office:value="77.551807225334" calcext:value-type="float">
            <text:p>77.5518072253</text:p>
          </table:table-cell>
          <table:table-cell office:value-type="float" office:value="14.1021653616588" calcext:value-type="float">
            <text:p>14.1021653617</text:p>
          </table:table-cell>
          <table:table-cell office:value-type="float" office:value="2.27401421094619" calcext:value-type="float">
            <text:p>2.2740142109</text:p>
          </table:table-cell>
          <table:table-cell office:value-type="float" office:value="253.991496315888" calcext:value-type="float">
            <text:p>253.9914963159</text:p>
          </table:table-cell>
          <table:table-cell office:value-type="float" office:value="0.284777347306549" calcext:value-type="float">
            <text:p>0.2847773473</text:p>
          </table:table-cell>
          <table:table-cell office:value-type="float" office:value="10.8082561314375" calcext:value-type="float">
            <text:p>10.8082561314</text:p>
          </table:table-cell>
          <table:table-cell office:value-type="float" office:value="1.69485209071107" calcext:value-type="float">
            <text:p>1.6948520907</text:p>
          </table:table-cell>
          <table:table-cell office:value-type="float" office:value="0.0800006002911821" calcext:value-type="float">
            <text:p>0.0800006003</text:p>
          </table:table-cell>
          <table:table-cell office:value-type="float" office:value="0.292344744347428" calcext:value-type="float">
            <text:p>0.2923447443</text:p>
          </table:table-cell>
          <table:table-cell office:value-type="float" office:value="354.893781213184" calcext:value-type="float">
            <text:p>354.8937812132</text:p>
          </table:table-cell>
        </table:table-row>
        <table:table-row table:style-name="ro1">
          <table:table-cell office:value-type="float" office:value="76.0096836612888" calcext:value-type="float">
            <text:p>76.0096836613</text:p>
          </table:table-cell>
          <table:table-cell office:value-type="float" office:value="10.367362836073" calcext:value-type="float">
            <text:p>10.3673628361</text:p>
          </table:table-cell>
          <table:table-cell office:value-type="float" office:value="2.5102865553836" calcext:value-type="float">
            <text:p>2.5102865554</text:p>
          </table:table-cell>
          <table:table-cell office:value-type="float" office:value="251.756693790302" calcext:value-type="float">
            <text:p>251.7566937903</text:p>
          </table:table-cell>
          <table:table-cell office:value-type="float" office:value="0.716641488387418" calcext:value-type="float">
            <text:p>0.7166414884</text:p>
          </table:table-cell>
          <table:table-cell office:value-type="float" office:value="7.57345360585169" calcext:value-type="float">
            <text:p>7.5734536059</text:p>
          </table:table-cell>
          <table:table-cell office:value-type="float" office:value="1.82956047489337" calcext:value-type="float">
            <text:p>1.8295604749</text:p>
          </table:table-cell>
          <table:table-cell office:value-type="float" office:value="0.0964919705579784" calcext:value-type="float">
            <text:p>0.0964919706</text:p>
          </table:table-cell>
          <table:table-cell office:value-type="float" office:value="0.359144552108947" calcext:value-type="float">
            <text:p>0.3591445521</text:p>
          </table:table-cell>
          <table:table-cell office:value-type="float" office:value="354.893856166814" calcext:value-type="float">
            <text:p>354.8938561668</text:p>
          </table:table-cell>
        </table:table-row>
        <table:table-row table:style-name="ro1">
          <table:table-cell office:value-type="float" office:value="76.0096836612888" calcext:value-type="float">
            <text:p>76.0096836613</text:p>
          </table:table-cell>
          <table:table-cell office:value-type="float" office:value="10.367362836073" calcext:value-type="float">
            <text:p>10.3673628361</text:p>
          </table:table-cell>
          <table:table-cell office:value-type="float" office:value="2.5102865553836" calcext:value-type="float">
            <text:p>2.5102865554</text:p>
          </table:table-cell>
          <table:table-cell office:value-type="float" office:value="250.756693790302" calcext:value-type="float">
            <text:p>250.7566937903</text:p>
          </table:table-cell>
          <table:table-cell office:value-type="float" office:value="0.716641488387418" calcext:value-type="float">
            <text:p>0.7166414884</text:p>
          </table:table-cell>
          <table:table-cell office:value-type="float" office:value="8.57345360585169" calcext:value-type="float">
            <text:p>8.5734536059</text:p>
          </table:table-cell>
          <table:table-cell office:value-type="float" office:value="1.82956047489337" calcext:value-type="float">
            <text:p>1.8295604749</text:p>
          </table:table-cell>
          <table:table-cell office:value-type="float" office:value="0.0964919705579784" calcext:value-type="float">
            <text:p>0.0964919706</text:p>
          </table:table-cell>
          <table:table-cell office:value-type="float" office:value="0.359144552108947" calcext:value-type="float">
            <text:p>0.3591445521</text:p>
          </table:table-cell>
          <table:table-cell office:value-type="float" office:value="354.900688008664" calcext:value-type="float">
            <text:p>354.9006880087</text:p>
          </table:table-cell>
        </table:table-row>
        <table:table-row table:style-name="ro1">
          <table:table-cell office:value-type="float" office:value="76.0096836612888" calcext:value-type="float">
            <text:p>76.0096836613</text:p>
          </table:table-cell>
          <table:table-cell office:value-type="float" office:value="10.367362836073" calcext:value-type="float">
            <text:p>10.3673628361</text:p>
          </table:table-cell>
          <table:table-cell office:value-type="float" office:value="2.5102865553836" calcext:value-type="float">
            <text:p>2.5102865554</text:p>
          </table:table-cell>
          <table:table-cell office:value-type="float" office:value="250.756693790302" calcext:value-type="float">
            <text:p>250.7566937903</text:p>
          </table:table-cell>
          <table:table-cell office:value-type="float" office:value="1.71664148838742" calcext:value-type="float">
            <text:p>1.7166414884</text:p>
          </table:table-cell>
          <table:table-cell office:value-type="float" office:value="7.57345360585169" calcext:value-type="float">
            <text:p>7.5734536059</text:p>
          </table:table-cell>
          <table:table-cell office:value-type="float" office:value="1.82956047489337" calcext:value-type="float">
            <text:p>1.8295604749</text:p>
          </table:table-cell>
          <table:table-cell office:value-type="float" office:value="0.0964919705579784" calcext:value-type="float">
            <text:p>0.0964919706</text:p>
          </table:table-cell>
          <table:table-cell office:value-type="float" office:value="0.359144552108947" calcext:value-type="float">
            <text:p>0.3591445521</text:p>
          </table:table-cell>
          <table:table-cell office:value-type="float" office:value="354.932759164462" calcext:value-type="float">
            <text:p>354.9327591645</text:p>
          </table:table-cell>
        </table:table-row>
        <table:table-row table:style-name="ro1">
          <table:table-cell office:value-type="float" office:value="76.9850803282939" calcext:value-type="float">
            <text:p>76.9850803283</text:p>
          </table:table-cell>
          <table:table-cell office:value-type="float" office:value="13.5354384646187" calcext:value-type="float">
            <text:p>13.5354384646</text:p>
          </table:table-cell>
          <table:table-cell office:value-type="float" office:value="2.46098339682032" calcext:value-type="float">
            <text:p>2.4609833968</text:p>
          </table:table-cell>
          <table:table-cell office:value-type="float" office:value="253.424769418848" calcext:value-type="float">
            <text:p>253.4247694188</text:p>
          </table:table-cell>
          <table:table-cell office:value-type="float" office:value="0.94027267248871" calcext:value-type="float">
            <text:p>0.9402726725</text:p>
          </table:table-cell>
          <table:table-cell office:value-type="float" office:value="10.2415292343974" calcext:value-type="float">
            <text:p>10.2415292344</text:p>
          </table:table-cell>
          <table:table-cell office:value-type="float" office:value="1.70173549442992" calcext:value-type="float">
            <text:p>1.7017354944</text:p>
          </table:table-cell>
          <table:table-cell office:value-type="float" office:value="0.0962420929400594" calcext:value-type="float">
            <text:p>0.0962420929</text:p>
          </table:table-cell>
          <table:table-cell office:value-type="float" office:value="0.299000360928504" calcext:value-type="float">
            <text:p>0.2990003609</text:p>
          </table:table-cell>
          <table:table-cell office:value-type="float" office:value="354.933948269314" calcext:value-type="float">
            <text:p>354.9339482693</text:p>
          </table:table-cell>
        </table:table-row>
        <table:table-row table:style-name="ro1">
          <table:table-cell office:value-type="float" office:value="77.4954371852288" calcext:value-type="float">
            <text:p>77.4954371852</text:p>
          </table:table-cell>
          <table:table-cell office:value-type="float" office:value="14.0457953215536" calcext:value-type="float">
            <text:p>14.0457953216</text:p>
          </table:table-cell>
          <table:table-cell office:value-type="float" office:value="2.217644170841" calcext:value-type="float">
            <text:p>2.2176441708</text:p>
          </table:table-cell>
          <table:table-cell office:value-type="float" office:value="253.935126275782" calcext:value-type="float">
            <text:p>253.9351262758</text:p>
          </table:table-cell>
          <table:table-cell office:value-type="float" office:value="0.228407307201359" calcext:value-type="float">
            <text:p>0.2284073072</text:p>
          </table:table-cell>
          <table:table-cell office:value-type="float" office:value="10.7518860913323" calcext:value-type="float">
            <text:p>10.7518860913</text:p>
          </table:table-cell>
          <table:table-cell office:value-type="float" office:value="1.79406061237944" calcext:value-type="float">
            <text:p>1.7940606124</text:p>
          </table:table-cell>
          <table:table-cell office:value-type="float" office:value="0.200575556123859" calcext:value-type="float">
            <text:p>0.2005755561</text:p>
          </table:table-cell>
          <table:table-cell office:value-type="float" office:value="0.315137500063404" calcext:value-type="float">
            <text:p>0.3151375001</text:p>
          </table:table-cell>
          <table:table-cell office:value-type="float" office:value="354.939193419462" calcext:value-type="float">
            <text:p>354.9391934195</text:p>
          </table:table-cell>
        </table:table-row>
        <table:table-row table:style-name="ro1">
          <table:table-cell office:value-type="float" office:value="76.2441669542544" calcext:value-type="float">
            <text:p>76.2441669543</text:p>
          </table:table-cell>
          <table:table-cell office:value-type="float" office:value="10.6018461290387" calcext:value-type="float">
            <text:p>10.601846129</text:p>
          </table:table-cell>
          <table:table-cell office:value-type="float" office:value="2.2509426878554" calcext:value-type="float">
            <text:p>2.2509426879</text:p>
          </table:table-cell>
          <table:table-cell office:value-type="float" office:value="250.991177083268" calcext:value-type="float">
            <text:p>250.9911770833</text:p>
          </table:table-cell>
          <table:table-cell office:value-type="float" office:value="0.95112478135305" calcext:value-type="float">
            <text:p>0.9511247814</text:p>
          </table:table-cell>
          <table:table-cell office:value-type="float" office:value="7.80793689881732" calcext:value-type="float">
            <text:p>7.8079368988</text:p>
          </table:table-cell>
          <table:table-cell office:value-type="float" office:value="1.81711499741524" calcext:value-type="float">
            <text:p>1.8171149974</text:p>
          </table:table-cell>
          <table:table-cell office:value-type="float" office:value="0.128779351828027" calcext:value-type="float">
            <text:p>0.1287793518</text:p>
          </table:table-cell>
          <table:table-cell office:value-type="float" office:value="0.343097997421503" calcext:value-type="float">
            <text:p>0.3430979974</text:p>
          </table:table-cell>
          <table:table-cell office:value-type="float" office:value="354.946412402743" calcext:value-type="float">
            <text:p>354.9464124027</text:p>
          </table:table-cell>
        </table:table-row>
        <table:table-row table:style-name="ro1">
          <table:table-cell office:value-type="float" office:value="77.2740331722483" calcext:value-type="float">
            <text:p>77.2740331722</text:p>
          </table:table-cell>
          <table:table-cell office:value-type="float" office:value="11.6317123470326" calcext:value-type="float">
            <text:p>11.631712347</text:p>
          </table:table-cell>
          <table:table-cell office:value-type="float" office:value="2.07039890737352" calcext:value-type="float">
            <text:p>2.0703989074</text:p>
          </table:table-cell>
          <table:table-cell office:value-type="float" office:value="252.021043301261" calcext:value-type="float">
            <text:p>252.0210433013</text:p>
          </table:table-cell>
          <table:table-cell office:value-type="float" office:value="0.758768777124795" calcext:value-type="float">
            <text:p>0.7587687771</text:p>
          </table:table-cell>
          <table:table-cell office:value-type="float" office:value="8.83780311681129" calcext:value-type="float">
            <text:p>8.8378031168</text:p>
          </table:table-cell>
          <table:table-cell office:value-type="float" office:value="1.83103312024544" calcext:value-type="float">
            <text:p>1.8310331202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356951703535323" calcext:value-type="float">
            <text:p>0.3569517035</text:p>
          </table:table-cell>
          <table:table-cell office:value-type="float" office:value="354.973523665174" calcext:value-type="float">
            <text:p>354.9735236652</text:p>
          </table:table-cell>
        </table:table-row>
        <table:table-row table:style-name="ro1">
          <table:table-cell office:value-type="float" office:value="77.7799855657466" calcext:value-type="float">
            <text:p>77.7799855657</text:p>
          </table:table-cell>
          <table:table-cell office:value-type="float" office:value="9.80433140719749" calcext:value-type="float">
            <text:p>9.8043314072</text:p>
          </table:table-cell>
          <table:table-cell office:value-type="float" office:value="2.13244031169325" calcext:value-type="float">
            <text:p>2.1324403117</text:p>
          </table:table-cell>
          <table:table-cell office:value-type="float" office:value="250.193662361426" calcext:value-type="float">
            <text:p>250.1936623614</text:p>
          </table:table-cell>
          <table:table-cell office:value-type="float" office:value="0.153610059511888" calcext:value-type="float">
            <text:p>0.1536100595</text:p>
          </table:table-cell>
          <table:table-cell office:value-type="float" office:value="7.01042217697616" calcext:value-type="float">
            <text:p>7.010422177</text:p>
          </table:table-cell>
          <table:table-cell office:value-type="float" office:value="1.84647861231043" calcext:value-type="float">
            <text:p>1.8464786123</text:p>
          </table:table-cell>
          <table:table-cell office:value-type="float" office:value="0.126281500961046" calcext:value-type="float">
            <text:p>0.126281501</text:p>
          </table:table-cell>
          <table:table-cell office:value-type="float" office:value="0.372666215345325" calcext:value-type="float">
            <text:p>0.3726662153</text:p>
          </table:table-cell>
          <table:table-cell office:value-type="float" office:value="355.006867090802" calcext:value-type="float">
            <text:p>355.0068670908</text:p>
          </table:table-cell>
        </table:table-row>
        <table:table-row table:style-name="ro1">
          <table:table-cell office:value-type="float" office:value="77.7799855657466" calcext:value-type="float">
            <text:p>77.7799855657</text:p>
          </table:table-cell>
          <table:table-cell office:value-type="float" office:value="9.80433140719749" calcext:value-type="float">
            <text:p>9.8043314072</text:p>
          </table:table-cell>
          <table:table-cell office:value-type="float" office:value="2.13244031169325" calcext:value-type="float">
            <text:p>2.1324403117</text:p>
          </table:table-cell>
          <table:table-cell office:value-type="float" office:value="250.193662361426" calcext:value-type="float">
            <text:p>250.1936623614</text:p>
          </table:table-cell>
          <table:table-cell office:value-type="float" office:value="0.153610059511888" calcext:value-type="float">
            <text:p>0.1536100595</text:p>
          </table:table-cell>
          <table:table-cell office:value-type="float" office:value="7.01042217697616" calcext:value-type="float">
            <text:p>7.010422177</text:p>
          </table:table-cell>
          <table:table-cell office:value-type="float" office:value="1.84647861231043" calcext:value-type="float">
            <text:p>1.8464786123</text:p>
          </table:table-cell>
          <table:table-cell office:value-type="float" office:value="0.126281500961046" calcext:value-type="float">
            <text:p>0.126281501</text:p>
          </table:table-cell>
          <table:table-cell office:value-type="float" office:value="0.372666215345325" calcext:value-type="float">
            <text:p>0.3726662153</text:p>
          </table:table-cell>
          <table:table-cell office:value-type="float" office:value="355.006867090802" calcext:value-type="float">
            <text:p>355.0068670908</text:p>
          </table:table-cell>
        </table:table-row>
        <table:table-row table:style-name="ro1">
          <table:table-cell office:value-type="float" office:value="77.7799855657466" calcext:value-type="float">
            <text:p>77.7799855657</text:p>
          </table:table-cell>
          <table:table-cell office:value-type="float" office:value="9.80433140719749" calcext:value-type="float">
            <text:p>9.8043314072</text:p>
          </table:table-cell>
          <table:table-cell office:value-type="float" office:value="2.13244031169325" calcext:value-type="float">
            <text:p>2.1324403117</text:p>
          </table:table-cell>
          <table:table-cell office:value-type="float" office:value="251.193662361426" calcext:value-type="float">
            <text:p>251.1936623614</text:p>
          </table:table-cell>
          <table:table-cell office:value-type="float" office:value="0.153610059511888" calcext:value-type="float">
            <text:p>0.1536100595</text:p>
          </table:table-cell>
          <table:table-cell office:value-type="float" office:value="7.01042217697616" calcext:value-type="float">
            <text:p>7.010422177</text:p>
          </table:table-cell>
          <table:table-cell office:value-type="float" office:value="1.84647861231043" calcext:value-type="float">
            <text:p>1.8464786123</text:p>
          </table:table-cell>
          <table:table-cell office:value-type="float" office:value="0.126281500961046" calcext:value-type="float">
            <text:p>0.126281501</text:p>
          </table:table-cell>
          <table:table-cell office:value-type="float" office:value="0.372666215345325" calcext:value-type="float">
            <text:p>0.3726662153</text:p>
          </table:table-cell>
          <table:table-cell office:value-type="float" office:value="355.028058536284" calcext:value-type="float">
            <text:p>355.0280585363</text:p>
          </table:table-cell>
        </table:table-row>
        <table:table-row table:style-name="ro1">
          <table:table-cell office:value-type="float" office:value="77.7799855657466" calcext:value-type="float">
            <text:p>77.7799855657</text:p>
          </table:table-cell>
          <table:table-cell office:value-type="float" office:value="9.80433140719749" calcext:value-type="float">
            <text:p>9.8043314072</text:p>
          </table:table-cell>
          <table:table-cell office:value-type="float" office:value="2.13244031169325" calcext:value-type="float">
            <text:p>2.1324403117</text:p>
          </table:table-cell>
          <table:table-cell office:value-type="float" office:value="250.193662361426" calcext:value-type="float">
            <text:p>250.1936623614</text:p>
          </table:table-cell>
          <table:table-cell office:value-type="float" office:value="0.153610059511888" calcext:value-type="float">
            <text:p>0.1536100595</text:p>
          </table:table-cell>
          <table:table-cell office:value-type="float" office:value="8.01042217697616" calcext:value-type="float">
            <text:p>8.010422177</text:p>
          </table:table-cell>
          <table:table-cell office:value-type="float" office:value="1.84647861231043" calcext:value-type="float">
            <text:p>1.8464786123</text:p>
          </table:table-cell>
          <table:table-cell office:value-type="float" office:value="0.126281500961046" calcext:value-type="float">
            <text:p>0.126281501</text:p>
          </table:table-cell>
          <table:table-cell office:value-type="float" office:value="0.372666215345325" calcext:value-type="float">
            <text:p>0.3726662153</text:p>
          </table:table-cell>
          <table:table-cell office:value-type="float" office:value="355.034578362667" calcext:value-type="float">
            <text:p>355.0345783627</text:p>
          </table:table-cell>
        </table:table-row>
        <table:table-row table:style-name="ro1">
          <table:table-cell office:value-type="float" office:value="78.066396651361" calcext:value-type="float">
            <text:p>78.0663966514</text:p>
          </table:table-cell>
          <table:table-cell office:value-type="float" office:value="10.0907424928119" calcext:value-type="float">
            <text:p>10.0907424928</text:p>
          </table:table-cell>
          <table:table-cell office:value-type="float" office:value="2.41885139730765" calcext:value-type="float">
            <text:p>2.4188513973</text:p>
          </table:table-cell>
          <table:table-cell office:value-type="float" office:value="250.480073447041" calcext:value-type="float">
            <text:p>250.480073447</text:p>
          </table:table-cell>
          <table:table-cell office:value-type="float" office:value="0.440021145126283" calcext:value-type="float">
            <text:p>0.4400211451</text:p>
          </table:table-cell>
          <table:table-cell office:value-type="float" office:value="7.29683326259056" calcext:value-type="float">
            <text:p>7.2968332626</text:p>
          </table:table-cell>
          <table:table-cell office:value-type="float" office:value="1.82186093367818" calcext:value-type="float">
            <text:p>1.8218609337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356101655257173" calcext:value-type="float">
            <text:p>0.3561016553</text:p>
          </table:table-cell>
          <table:table-cell office:value-type="float" office:value="355.079945577925" calcext:value-type="float">
            <text:p>355.0799455779</text:p>
          </table:table-cell>
        </table:table-row>
        <table:table-row table:style-name="ro1">
          <table:table-cell office:value-type="float" office:value="77.1372203077408" calcext:value-type="float">
            <text:p>77.1372203077</text:p>
          </table:table-cell>
          <table:table-cell office:value-type="float" office:value="11.6183562726485" calcext:value-type="float">
            <text:p>11.6183562726</text:p>
          </table:table-cell>
          <table:table-cell office:value-type="float" office:value="2.05704283298937" calcext:value-type="float">
            <text:p>2.057042833</text:p>
          </table:table-cell>
          <table:table-cell office:value-type="float" office:value="252.007687226877" calcext:value-type="float">
            <text:p>252.0076872269</text:p>
          </table:table-cell>
          <table:table-cell office:value-type="float" office:value="0.745412702740637" calcext:value-type="float">
            <text:p>0.7454127027</text:p>
          </table:table-cell>
          <table:table-cell office:value-type="float" office:value="8.82444704242713" calcext:value-type="float">
            <text:p>8.8244470424</text:p>
          </table:table-cell>
          <table:table-cell office:value-type="float" office:value="1.71596198717668" calcext:value-type="float">
            <text:p>1.7159619872</text:p>
          </table:table-cell>
          <table:table-cell office:value-type="float" office:value="0.407142152465676" calcext:value-type="float">
            <text:p>0.4071421525</text:p>
          </table:table-cell>
          <table:table-cell office:value-type="float" office:value="0.295773514550185" calcext:value-type="float">
            <text:p>0.2957735146</text:p>
          </table:table-cell>
          <table:table-cell office:value-type="float" office:value="355.080702374856" calcext:value-type="float">
            <text:p>355.0807023749</text:p>
          </table:table-cell>
        </table:table-row>
        <table:table-row table:style-name="ro1">
          <table:table-cell office:value-type="float" office:value="77.7799855657466" calcext:value-type="float">
            <text:p>77.7799855657</text:p>
          </table:table-cell>
          <table:table-cell office:value-type="float" office:value="9.80433140719749" calcext:value-type="float">
            <text:p>9.8043314072</text:p>
          </table:table-cell>
          <table:table-cell office:value-type="float" office:value="2.13244031169325" calcext:value-type="float">
            <text:p>2.1324403117</text:p>
          </table:table-cell>
          <table:table-cell office:value-type="float" office:value="250.193662361426" calcext:value-type="float">
            <text:p>250.1936623614</text:p>
          </table:table-cell>
          <table:table-cell office:value-type="float" office:value="1.15361005951189" calcext:value-type="float">
            <text:p>1.1536100595</text:p>
          </table:table-cell>
          <table:table-cell office:value-type="float" office:value="7.01042217697616" calcext:value-type="float">
            <text:p>7.010422177</text:p>
          </table:table-cell>
          <table:table-cell office:value-type="float" office:value="1.84647861231043" calcext:value-type="float">
            <text:p>1.8464786123</text:p>
          </table:table-cell>
          <table:table-cell office:value-type="float" office:value="0.126281500961046" calcext:value-type="float">
            <text:p>0.126281501</text:p>
          </table:table-cell>
          <table:table-cell office:value-type="float" office:value="0.372666215345325" calcext:value-type="float">
            <text:p>0.3726662153</text:p>
          </table:table-cell>
          <table:table-cell office:value-type="float" office:value="355.084870633476" calcext:value-type="float">
            <text:p>355.0848706335</text:p>
          </table:table-cell>
        </table:table-row>
        <table:table-row table:style-name="ro1">
          <table:table-cell office:value-type="float" office:value="78.7799855657466" calcext:value-type="float">
            <text:p>78.7799855657</text:p>
          </table:table-cell>
          <table:table-cell office:value-type="float" office:value="9.80433140719749" calcext:value-type="float">
            <text:p>9.8043314072</text:p>
          </table:table-cell>
          <table:table-cell office:value-type="float" office:value="2.13244031169325" calcext:value-type="float">
            <text:p>2.1324403117</text:p>
          </table:table-cell>
          <table:table-cell office:value-type="float" office:value="250.193662361426" calcext:value-type="float">
            <text:p>250.1936623614</text:p>
          </table:table-cell>
          <table:table-cell office:value-type="float" office:value="0.153610059511888" calcext:value-type="float">
            <text:p>0.1536100595</text:p>
          </table:table-cell>
          <table:table-cell office:value-type="float" office:value="7.01042217697616" calcext:value-type="float">
            <text:p>7.010422177</text:p>
          </table:table-cell>
          <table:table-cell office:value-type="float" office:value="1.84647861231043" calcext:value-type="float">
            <text:p>1.8464786123</text:p>
          </table:table-cell>
          <table:table-cell office:value-type="float" office:value="0.126281500961046" calcext:value-type="float">
            <text:p>0.126281501</text:p>
          </table:table-cell>
          <table:table-cell office:value-type="float" office:value="0.372666215345325" calcext:value-type="float">
            <text:p>0.3726662153</text:p>
          </table:table-cell>
          <table:table-cell office:value-type="float" office:value="355.086381400303" calcext:value-type="float">
            <text:p>355.0863814003</text:p>
          </table:table-cell>
        </table:table-row>
        <table:table-row table:style-name="ro1">
          <table:table-cell office:value-type="float" office:value="77.4984207162302" calcext:value-type="float">
            <text:p>77.4984207162</text:p>
          </table:table-cell>
          <table:table-cell office:value-type="float" office:value="14.048778852555" calcext:value-type="float">
            <text:p>14.0487788526</text:p>
          </table:table-cell>
          <table:table-cell office:value-type="float" office:value="2.22062770184237" calcext:value-type="float">
            <text:p>2.2206277018</text:p>
          </table:table-cell>
          <table:table-cell office:value-type="float" office:value="253.938109806784" calcext:value-type="float">
            <text:p>253.9381098068</text:p>
          </table:table-cell>
          <table:table-cell office:value-type="float" office:value="0.231390838202727" calcext:value-type="float">
            <text:p>0.2313908382</text:p>
          </table:table-cell>
          <table:table-cell office:value-type="float" office:value="10.7548696223336" calcext:value-type="float">
            <text:p>10.7548696223</text:p>
          </table:table-cell>
          <table:table-cell office:value-type="float" office:value="1.73708225540503" calcext:value-type="float">
            <text:p>1.7370822554</text:p>
          </table:table-cell>
          <table:table-cell office:value-type="float" office:value="0.207956922249795" calcext:value-type="float">
            <text:p>0.2079569222</text:p>
          </table:table-cell>
          <table:table-cell office:value-type="float" office:value="0.323031758470833" calcext:value-type="float">
            <text:p>0.3230317585</text:p>
          </table:table-cell>
          <table:table-cell office:value-type="float" office:value="355.100492456252" calcext:value-type="float">
            <text:p>355.1004924563</text:p>
          </table:table-cell>
        </table:table-row>
        <table:table-row table:style-name="ro1">
          <table:table-cell office:value-type="float" office:value="77.7799855657466" calcext:value-type="float">
            <text:p>77.7799855657</text:p>
          </table:table-cell>
          <table:table-cell office:value-type="float" office:value="9.80433140719749" calcext:value-type="float">
            <text:p>9.8043314072</text:p>
          </table:table-cell>
          <table:table-cell office:value-type="float" office:value="3.13244031169325" calcext:value-type="float">
            <text:p>3.1324403117</text:p>
          </table:table-cell>
          <table:table-cell office:value-type="float" office:value="250.193662361426" calcext:value-type="float">
            <text:p>250.1936623614</text:p>
          </table:table-cell>
          <table:table-cell office:value-type="float" office:value="0.153610059511888" calcext:value-type="float">
            <text:p>0.1536100595</text:p>
          </table:table-cell>
          <table:table-cell office:value-type="float" office:value="7.01042217697616" calcext:value-type="float">
            <text:p>7.010422177</text:p>
          </table:table-cell>
          <table:table-cell office:value-type="float" office:value="1.84647861231043" calcext:value-type="float">
            <text:p>1.8464786123</text:p>
          </table:table-cell>
          <table:table-cell office:value-type="float" office:value="0.126281500961046" calcext:value-type="float">
            <text:p>0.126281501</text:p>
          </table:table-cell>
          <table:table-cell office:value-type="float" office:value="0.372666215345325" calcext:value-type="float">
            <text:p>0.3726662153</text:p>
          </table:table-cell>
          <table:table-cell office:value-type="float" office:value="355.133199770563" calcext:value-type="float">
            <text:p>355.1331997706</text:p>
          </table:table-cell>
        </table:table-row>
        <table:table-row table:style-name="ro1">
          <table:table-cell office:value-type="float" office:value="76.1630530592411" calcext:value-type="float">
            <text:p>76.1630530592</text:p>
          </table:table-cell>
          <table:table-cell office:value-type="float" office:value="10.5207322340254" calcext:value-type="float">
            <text:p>10.520732234</text:p>
          </table:table-cell>
          <table:table-cell office:value-type="float" office:value="2.66365595333597" calcext:value-type="float">
            <text:p>2.6636559533</text:p>
          </table:table-cell>
          <table:table-cell office:value-type="float" office:value="250.910063188254" calcext:value-type="float">
            <text:p>250.9100631883</text:p>
          </table:table-cell>
          <table:table-cell office:value-type="float" office:value="0.87001088633979" calcext:value-type="float">
            <text:p>0.8700108863</text:p>
          </table:table-cell>
          <table:table-cell office:value-type="float" office:value="7.72682300380406" calcext:value-type="float">
            <text:p>7.7268230038</text:p>
          </table:table-cell>
          <table:table-cell office:value-type="float" office:value="1.77121925211257" calcext:value-type="float">
            <text:p>1.7712192521</text:p>
          </table:table-cell>
          <table:table-cell office:value-type="float" office:value="0.168765201694687" calcext:value-type="float">
            <text:p>0.1687652017</text:p>
          </table:table-cell>
          <table:table-cell office:value-type="float" office:value="0.34538986882938" calcext:value-type="float">
            <text:p>0.3453898688</text:p>
          </table:table-cell>
          <table:table-cell office:value-type="float" office:value="355.15150756679" calcext:value-type="float">
            <text:p>355.1515075668</text:p>
          </table:table-cell>
        </table:table-row>
        <table:table-row table:style-name="ro1">
          <table:table-cell office:value-type="float" office:value="77.264590488118" calcext:value-type="float">
            <text:p>77.2645904881</text:p>
          </table:table-cell>
          <table:table-cell office:value-type="float" office:value="11.6222696629023" calcext:value-type="float">
            <text:p>11.6222696629</text:p>
          </table:table-cell>
          <table:table-cell office:value-type="float" office:value="2.06095622324318" calcext:value-type="float">
            <text:p>2.0609562232</text:p>
          </table:table-cell>
          <table:table-cell office:value-type="float" office:value="252.011600617131" calcext:value-type="float">
            <text:p>252.0116006171</text:p>
          </table:table-cell>
          <table:table-cell office:value-type="float" office:value="0.749326092994455" calcext:value-type="float">
            <text:p>0.749326093</text:p>
          </table:table-cell>
          <table:table-cell office:value-type="float" office:value="8.82836043268095" calcext:value-type="float">
            <text:p>8.8283604327</text:p>
          </table:table-cell>
          <table:table-cell office:value-type="float" office:value="1.82783010439494" calcext:value-type="float">
            <text:p>1.8278301044</text:p>
          </table:table-cell>
          <table:table-cell office:value-type="float" office:value="0.000177008057913819" calcext:value-type="float">
            <text:p>0.0001770081</text:p>
          </table:table-cell>
          <table:table-cell office:value-type="float" office:value="0.349172514121711" calcext:value-type="float">
            <text:p>0.3491725141</text:p>
          </table:table-cell>
          <table:table-cell office:value-type="float" office:value="355.161272212371" calcext:value-type="float">
            <text:p>355.1612722124</text:p>
          </table:table-cell>
        </table:table-row>
        <table:table-row table:style-name="ro1">
          <table:table-cell office:value-type="float" office:value="77.9364999700047" calcext:value-type="float">
            <text:p>77.93649997</text:p>
          </table:table-cell>
          <table:table-cell office:value-type="float" office:value="9.96084581145556" calcext:value-type="float">
            <text:p>9.9608458115</text:p>
          </table:table-cell>
          <table:table-cell office:value-type="float" office:value="2.28895471595132" calcext:value-type="float">
            <text:p>2.288954716</text:p>
          </table:table-cell>
          <table:table-cell office:value-type="float" office:value="250.350176765685" calcext:value-type="float">
            <text:p>250.3501767657</text:p>
          </table:table-cell>
          <table:table-cell office:value-type="float" office:value="0.310124463769953" calcext:value-type="float">
            <text:p>0.3101244638</text:p>
          </table:table-cell>
          <table:table-cell office:value-type="float" office:value="7.16693658123423" calcext:value-type="float">
            <text:p>7.1669365812</text:p>
          </table:table-cell>
          <table:table-cell office:value-type="float" office:value="1.81558302587417" calcext:value-type="float">
            <text:p>1.8155830259</text:p>
          </table:table-cell>
          <table:table-cell office:value-type="float" office:value="0.158531279636086" calcext:value-type="float">
            <text:p>0.1585312796</text:p>
          </table:table-cell>
          <table:table-cell office:value-type="float" office:value="0.363071403191575" calcext:value-type="float">
            <text:p>0.3630714032</text:p>
          </table:table-cell>
          <table:table-cell office:value-type="float" office:value="355.16702301601" calcext:value-type="float">
            <text:p>355.167023016</text:p>
          </table:table-cell>
        </table:table-row>
        <table:table-row table:style-name="ro1">
          <table:table-cell office:value-type="float" office:value="77.1515058424288" calcext:value-type="float">
            <text:p>77.1515058424</text:p>
          </table:table-cell>
          <table:table-cell office:value-type="float" office:value="13.7018639787537" calcext:value-type="float">
            <text:p>13.7018639788</text:p>
          </table:table-cell>
          <table:table-cell office:value-type="float" office:value="2.28637858021297" calcext:value-type="float">
            <text:p>2.2863785802</text:p>
          </table:table-cell>
          <table:table-cell office:value-type="float" office:value="253.591194932982" calcext:value-type="float">
            <text:p>253.591194933</text:p>
          </table:table-cell>
          <table:table-cell office:value-type="float" office:value="1.10669818662362" calcext:value-type="float">
            <text:p>1.1066981866</text:p>
          </table:table-cell>
          <table:table-cell office:value-type="float" office:value="10.4079547485323" calcext:value-type="float">
            <text:p>10.4079547485</text:p>
          </table:table-cell>
          <table:table-cell office:value-type="float" office:value="1.74542579172028" calcext:value-type="float">
            <text:p>1.7454257917</text:p>
          </table:table-cell>
          <table:table-cell office:value-type="float" office:value="0.183997831137778" calcext:value-type="float">
            <text:p>0.1839978311</text:p>
          </table:table-cell>
          <table:table-cell office:value-type="float" office:value="0.329489275830159" calcext:value-type="float">
            <text:p>0.3294892758</text:p>
          </table:table-cell>
          <table:table-cell office:value-type="float" office:value="355.183069170262" calcext:value-type="float">
            <text:p>355.1830691703</text:p>
          </table:table-cell>
        </table:table-row>
        <table:table-row table:style-name="ro1">
          <table:table-cell office:value-type="float" office:value="76.1805225713903" calcext:value-type="float">
            <text:p>76.1805225714</text:p>
          </table:table-cell>
          <table:table-cell office:value-type="float" office:value="10.5382017461746" calcext:value-type="float">
            <text:p>10.5382017462</text:p>
          </table:table-cell>
          <table:table-cell office:value-type="float" office:value="2.64759399162443" calcext:value-type="float">
            <text:p>2.6475939916</text:p>
          </table:table-cell>
          <table:table-cell office:value-type="float" office:value="250.927532700403" calcext:value-type="float">
            <text:p>250.9275327004</text:p>
          </table:table-cell>
          <table:table-cell office:value-type="float" office:value="0.887480398488944" calcext:value-type="float">
            <text:p>0.8874803985</text:p>
          </table:table-cell>
          <table:table-cell office:value-type="float" office:value="7.74429251595321" calcext:value-type="float">
            <text:p>7.744292516</text:p>
          </table:table-cell>
          <table:table-cell office:value-type="float" office:value="1.82471800937245" calcext:value-type="float">
            <text:p>1.8247180094</text:p>
          </table:table-cell>
          <table:table-cell office:value-type="float" office:value="0.0466060658019213" calcext:value-type="float">
            <text:p>0.0466060658</text:p>
          </table:table-cell>
          <table:table-cell office:value-type="float" office:value="0.36860836954518" calcext:value-type="float">
            <text:p>0.3686083695</text:p>
          </table:table-cell>
          <table:table-cell office:value-type="float" office:value="355.203713031229" calcext:value-type="float">
            <text:p>355.2037130312</text:p>
          </table:table-cell>
        </table:table-row>
        <table:table-row table:style-name="ro1">
          <table:table-cell office:value-type="float" office:value="76.3825978242169" calcext:value-type="float">
            <text:p>76.3825978242</text:p>
          </table:table-cell>
          <table:table-cell office:value-type="float" office:value="10.7402769990012" calcext:value-type="float">
            <text:p>10.740276999</text:p>
          </table:table-cell>
          <table:table-cell office:value-type="float" office:value="2.50444747947621" calcext:value-type="float">
            <text:p>2.5044474795</text:p>
          </table:table-cell>
          <table:table-cell office:value-type="float" office:value="251.12960795323" calcext:value-type="float">
            <text:p>251.1296079532</text:p>
          </table:table-cell>
          <table:table-cell office:value-type="float" office:value="1.08955565131558" calcext:value-type="float">
            <text:p>1.0895556513</text:p>
          </table:table-cell>
          <table:table-cell office:value-type="float" office:value="7.94636776877985" calcext:value-type="float">
            <text:p>7.9463677688</text:p>
          </table:table-cell>
          <table:table-cell office:value-type="float" office:value="1.75968732608841" calcext:value-type="float">
            <text:p>1.7596873261</text:p>
          </table:table-cell>
          <table:table-cell office:value-type="float" office:value="0.172875940783164" calcext:value-type="float">
            <text:p>0.1728759408</text:p>
          </table:table-cell>
          <table:table-cell office:value-type="float" office:value="0.338511010752295" calcext:value-type="float">
            <text:p>0.3385110108</text:p>
          </table:table-cell>
          <table:table-cell office:value-type="float" office:value="355.23218654964" calcext:value-type="float">
            <text:p>355.2321865496</text:p>
          </table:table-cell>
        </table:table-row>
        <table:table-row table:style-name="ro1">
          <table:table-cell office:value-type="float" office:value="76.1743852704868" calcext:value-type="float">
            <text:p>76.1743852705</text:p>
          </table:table-cell>
          <table:table-cell office:value-type="float" office:value="10.5320644452711" calcext:value-type="float">
            <text:p>10.5320644453</text:p>
          </table:table-cell>
          <table:table-cell office:value-type="float" office:value="2.67498816458168" calcext:value-type="float">
            <text:p>2.6749881646</text:p>
          </table:table-cell>
          <table:table-cell office:value-type="float" office:value="250.9213953995" calcext:value-type="float">
            <text:p>250.9213953995</text:p>
          </table:table-cell>
          <table:table-cell office:value-type="float" office:value="0.881343097585503" calcext:value-type="float">
            <text:p>0.8813430976</text:p>
          </table:table-cell>
          <table:table-cell office:value-type="float" office:value="7.73815521504977" calcext:value-type="float">
            <text:p>7.738155215</text:p>
          </table:table-cell>
          <table:table-cell office:value-type="float" office:value="1.81894992742118" calcext:value-type="float">
            <text:p>1.8189499274</text:p>
          </table:table-cell>
          <table:table-cell office:value-type="float" office:value="0.0556076831795129" calcext:value-type="float">
            <text:p>0.0556076832</text:p>
          </table:table-cell>
          <table:table-cell office:value-type="float" office:value="0.3675337735162" calcext:value-type="float">
            <text:p>0.3675337735</text:p>
          </table:table-cell>
          <table:table-cell office:value-type="float" office:value="355.232699683219" calcext:value-type="float">
            <text:p>355.2326996832</text:p>
          </table:table-cell>
        </table:table-row>
        <table:table-row table:style-name="ro1">
          <table:table-cell office:value-type="float" office:value="77.1863258462609" calcext:value-type="float">
            <text:p>77.1863258463</text:p>
          </table:table-cell>
          <table:table-cell office:value-type="float" office:value="11.5440050210452" calcext:value-type="float">
            <text:p>11.544005021</text:p>
          </table:table-cell>
          <table:table-cell office:value-type="float" office:value="1.9826915813861" calcext:value-type="float">
            <text:p>1.9826915814</text:p>
          </table:table-cell>
          <table:table-cell office:value-type="float" office:value="251.933335975274" calcext:value-type="float">
            <text:p>251.9333359753</text:p>
          </table:table-cell>
          <table:table-cell office:value-type="float" office:value="0.671061451137367" calcext:value-type="float">
            <text:p>0.6710614511</text:p>
          </table:table-cell>
          <table:table-cell office:value-type="float" office:value="8.75009579082386" calcext:value-type="float">
            <text:p>8.7500957908</text:p>
          </table:table-cell>
          <table:table-cell office:value-type="float" office:value="1.74602296582548" calcext:value-type="float">
            <text:p>1.7460229658</text:p>
          </table:table-cell>
          <table:table-cell office:value-type="float" office:value="0.082456101722735" calcext:value-type="float">
            <text:p>0.0824561017</text:p>
          </table:table-cell>
          <table:table-cell office:value-type="float" office:value="0.326777722923129" calcext:value-type="float">
            <text:p>0.3267777229</text:p>
          </table:table-cell>
          <table:table-cell office:value-type="float" office:value="355.237131486855" calcext:value-type="float">
            <text:p>355.2371314869</text:p>
          </table:table-cell>
        </table:table-row>
        <table:table-row table:style-name="ro1">
          <table:table-cell office:value-type="float" office:value="76.0096836612888" calcext:value-type="float">
            <text:p>76.0096836613</text:p>
          </table:table-cell>
          <table:table-cell office:value-type="float" office:value="10.367362836073" calcext:value-type="float">
            <text:p>10.3673628361</text:p>
          </table:table-cell>
          <table:table-cell office:value-type="float" office:value="3.5102865553836" calcext:value-type="float">
            <text:p>3.5102865554</text:p>
          </table:table-cell>
          <table:table-cell office:value-type="float" office:value="250.756693790302" calcext:value-type="float">
            <text:p>250.7566937903</text:p>
          </table:table-cell>
          <table:table-cell office:value-type="float" office:value="0.716641488387418" calcext:value-type="float">
            <text:p>0.7166414884</text:p>
          </table:table-cell>
          <table:table-cell office:value-type="float" office:value="7.57345360585169" calcext:value-type="float">
            <text:p>7.5734536059</text:p>
          </table:table-cell>
          <table:table-cell office:value-type="float" office:value="1.82956047489337" calcext:value-type="float">
            <text:p>1.8295604749</text:p>
          </table:table-cell>
          <table:table-cell office:value-type="float" office:value="0.0964919705579784" calcext:value-type="float">
            <text:p>0.0964919706</text:p>
          </table:table-cell>
          <table:table-cell office:value-type="float" office:value="0.359144552108947" calcext:value-type="float">
            <text:p>0.3591445521</text:p>
          </table:table-cell>
          <table:table-cell office:value-type="float" office:value="355.237597416554" calcext:value-type="float">
            <text:p>355.2375974166</text:p>
          </table:table-cell>
        </table:table-row>
        <table:table-row table:style-name="ro1">
          <table:table-cell office:value-type="float" office:value="78.1355843629311" calcext:value-type="float">
            <text:p>78.1355843629</text:p>
          </table:table-cell>
          <table:table-cell office:value-type="float" office:value="10.159930204382" calcext:value-type="float">
            <text:p>10.1599302044</text:p>
          </table:table-cell>
          <table:table-cell office:value-type="float" office:value="1.26581688665557" calcext:value-type="float">
            <text:p>1.2658168867</text:p>
          </table:table-cell>
          <table:table-cell office:value-type="float" office:value="250.549261158611" calcext:value-type="float">
            <text:p>250.5492611586</text:p>
          </table:table-cell>
          <table:table-cell office:value-type="float" office:value="0.509208856696433" calcext:value-type="float">
            <text:p>0.5092088567</text:p>
          </table:table-cell>
          <table:table-cell office:value-type="float" office:value="7.3660209741607" calcext:value-type="float">
            <text:p>7.3660209742</text:p>
          </table:table-cell>
          <table:table-cell office:value-type="float" office:value="1.83579347288913" calcext:value-type="float">
            <text:p>1.8357934729</text:p>
          </table:table-cell>
          <table:table-cell office:value-type="float" office:value="0.107467060706477" calcext:value-type="float">
            <text:p>0.1074670607</text:p>
          </table:table-cell>
          <table:table-cell office:value-type="float" office:value="0.364126217511823" calcext:value-type="float">
            <text:p>0.3641262175</text:p>
          </table:table-cell>
          <table:table-cell office:value-type="float" office:value="355.247074774382" calcext:value-type="float">
            <text:p>355.2470747744</text:p>
          </table:table-cell>
        </table:table-row>
        <table:table-row table:style-name="ro1">
          <table:table-cell office:value-type="float" office:value="77.1011512479547" calcext:value-type="float">
            <text:p>77.101151248</text:p>
          </table:table-cell>
          <table:table-cell office:value-type="float" office:value="12.449025006898" calcext:value-type="float">
            <text:p>12.4490250069</text:p>
          </table:table-cell>
          <table:table-cell office:value-type="float" office:value="2.43503667011955" calcext:value-type="float">
            <text:p>2.4350366701</text:p>
          </table:table-cell>
          <table:table-cell office:value-type="float" office:value="252.838355961127" calcext:value-type="float">
            <text:p>252.8383559611</text:p>
          </table:table-cell>
          <table:table-cell office:value-type="float" office:value="0.353859214767944" calcext:value-type="float">
            <text:p>0.3538592148</text:p>
          </table:table-cell>
          <table:table-cell office:value-type="float" office:value="9.65511577667665" calcext:value-type="float">
            <text:p>9.6551157767</text:p>
          </table:table-cell>
          <table:table-cell office:value-type="float" office:value="1.71584879875735" calcext:value-type="float">
            <text:p>1.7158487988</text:p>
          </table:table-cell>
          <table:table-cell office:value-type="float" office:value="0.0856582582755497" calcext:value-type="float">
            <text:p>0.0856582583</text:p>
          </table:table-cell>
          <table:table-cell office:value-type="float" office:value="0.308848256070605" calcext:value-type="float">
            <text:p>0.3088482561</text:p>
          </table:table-cell>
          <table:table-cell office:value-type="float" office:value="355.297726771099" calcext:value-type="float">
            <text:p>355.2977267711</text:p>
          </table:table-cell>
        </table:table-row>
        <table:table-row table:style-name="ro1">
          <table:table-cell office:value-type="float" office:value="77.1485223114275" calcext:value-type="float">
            <text:p>77.1485223114</text:p>
          </table:table-cell>
          <table:table-cell office:value-type="float" office:value="13.6988804477523" calcext:value-type="float">
            <text:p>13.6988804478</text:p>
          </table:table-cell>
          <table:table-cell office:value-type="float" office:value="2.2833950492116" calcext:value-type="float">
            <text:p>2.2833950492</text:p>
          </table:table-cell>
          <table:table-cell office:value-type="float" office:value="253.588211401981" calcext:value-type="float">
            <text:p>253.588211402</text:p>
          </table:table-cell>
          <table:table-cell office:value-type="float" office:value="1.10371465562226" calcext:value-type="float">
            <text:p>1.1037146556</text:p>
          </table:table-cell>
          <table:table-cell office:value-type="float" office:value="10.404971217531" calcext:value-type="float">
            <text:p>10.4049712175</text:p>
          </table:table-cell>
          <table:table-cell office:value-type="float" office:value="1.80240414869469" calcext:value-type="float">
            <text:p>1.8024041487</text:p>
          </table:table-cell>
          <table:table-cell office:value-type="float" office:value="0.176694762695215" calcext:value-type="float">
            <text:p>0.1766947627</text:p>
          </table:table-cell>
          <table:table-cell office:value-type="float" office:value="0.321437208447216" calcext:value-type="float">
            <text:p>0.3214372084</text:p>
          </table:table-cell>
          <table:table-cell office:value-type="float" office:value="355.334771314898" calcext:value-type="float">
            <text:p>355.3347713149</text:p>
          </table:table-cell>
        </table:table-row>
        <table:table-row table:style-name="ro1">
          <table:table-cell office:value-type="float" office:value="77.424382980843" calcext:value-type="float">
            <text:p>77.4243829808</text:p>
          </table:table-cell>
          <table:table-cell office:value-type="float" office:value="10.4487288222939" calcext:value-type="float">
            <text:p>10.4487288223</text:p>
          </table:table-cell>
          <table:table-cell office:value-type="float" office:value="1.77683772678968" calcext:value-type="float">
            <text:p>1.7768377268</text:p>
          </table:table-cell>
          <table:table-cell office:value-type="float" office:value="249.838059776523" calcext:value-type="float">
            <text:p>249.8380597765</text:p>
          </table:table-cell>
          <table:table-cell office:value-type="float" office:value="1.02022969683053" calcext:value-type="float">
            <text:p>1.0202296968</text:p>
          </table:table-cell>
          <table:table-cell office:value-type="float" office:value="6.65481959207258" calcext:value-type="float">
            <text:p>6.6548195921</text:p>
          </table:table-cell>
          <table:table-cell office:value-type="float" office:value="1.85730872692979" calcext:value-type="float">
            <text:p>1.8573087269</text:p>
          </table:table-cell>
          <table:table-cell office:value-type="float" office:value="0.151880751791407" calcext:value-type="float">
            <text:p>0.1518807518</text:p>
          </table:table-cell>
          <table:table-cell office:value-type="float" office:value="0.381361747433463" calcext:value-type="float">
            <text:p>0.3813617474</text:p>
          </table:table-cell>
          <table:table-cell office:value-type="float" office:value="355.381812474014" calcext:value-type="float">
            <text:p>355.381812474</text:p>
          </table:table-cell>
        </table:table-row>
        <table:table-row table:style-name="ro1">
          <table:table-cell office:value-type="float" office:value="76.933890896042" calcext:value-type="float">
            <text:p>76.933890896</text:p>
          </table:table-cell>
          <table:table-cell office:value-type="float" office:value="11.2915700708262" calcext:value-type="float">
            <text:p>11.2915700708</text:p>
          </table:table-cell>
          <table:table-cell office:value-type="float" office:value="2.53447854855775" calcext:value-type="float">
            <text:p>2.5344785486</text:p>
          </table:table-cell>
          <table:table-cell office:value-type="float" office:value="251.680901025055" calcext:value-type="float">
            <text:p>251.6809010251</text:p>
          </table:table-cell>
          <table:table-cell office:value-type="float" office:value="0.418626500918378" calcext:value-type="float">
            <text:p>0.4186265009</text:p>
          </table:table-cell>
          <table:table-cell office:value-type="float" office:value="8.49766084060487" calcext:value-type="float">
            <text:p>8.4976608406</text:p>
          </table:table-cell>
          <table:table-cell office:value-type="float" office:value="1.84066709631636" calcext:value-type="float">
            <text:p>1.8406670963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366233098770886" calcext:value-type="float">
            <text:p>0.3662330988</text:p>
          </table:table-cell>
          <table:table-cell office:value-type="float" office:value="355.394838662048" calcext:value-type="float">
            <text:p>355.394838662</text:p>
          </table:table-cell>
        </table:table-row>
        <table:table-row table:style-name="ro1">
          <table:table-cell office:value-type="float" office:value="77.1696840610676" calcext:value-type="float">
            <text:p>77.1696840611</text:p>
          </table:table-cell>
          <table:table-cell office:value-type="float" office:value="13.0175578200109" calcext:value-type="float">
            <text:p>13.01755782</text:p>
          </table:table-cell>
          <table:table-cell office:value-type="float" office:value="2.41097689063984" calcext:value-type="float">
            <text:p>2.4109768906</text:p>
          </table:table-cell>
          <table:table-cell office:value-type="float" office:value="252.90688877424" calcext:value-type="float">
            <text:p>252.9068887742</text:p>
          </table:table-cell>
          <table:table-cell office:value-type="float" office:value="0.422392027880825" calcext:value-type="float">
            <text:p>0.4223920279</text:p>
          </table:table-cell>
          <table:table-cell office:value-type="float" office:value="9.72364858978953" calcext:value-type="float">
            <text:p>9.7236485898</text:p>
          </table:table-cell>
          <table:table-cell office:value-type="float" office:value="1.80691216828277" calcext:value-type="float">
            <text:p>1.8069121683</text:p>
          </table:table-cell>
          <table:table-cell office:value-type="float" office:value="0.242619338739528" calcext:value-type="float">
            <text:p>0.2426193387</text:p>
          </table:table-cell>
          <table:table-cell office:value-type="float" office:value="0.327557329357115" calcext:value-type="float">
            <text:p>0.3275573294</text:p>
          </table:table-cell>
          <table:table-cell office:value-type="float" office:value="355.448698221793" calcext:value-type="float">
            <text:p>355.4486982218</text:p>
          </table:table-cell>
        </table:table-row>
        <table:table-row table:style-name="ro1">
          <table:table-cell office:value-type="float" office:value="76.9287102881887" calcext:value-type="float">
            <text:p>76.9287102882</text:p>
          </table:table-cell>
          <table:table-cell office:value-type="float" office:value="13.4790684245136" calcext:value-type="float">
            <text:p>13.4790684245</text:p>
          </table:table-cell>
          <table:table-cell office:value-type="float" office:value="2.40461335671513" calcext:value-type="float">
            <text:p>2.4046133567</text:p>
          </table:table-cell>
          <table:table-cell office:value-type="float" office:value="253.368399378742" calcext:value-type="float">
            <text:p>253.3683993787</text:p>
          </table:table-cell>
          <table:table-cell office:value-type="float" office:value="0.88390263238352" calcext:value-type="float">
            <text:p>0.8839026324</text:p>
          </table:table-cell>
          <table:table-cell office:value-type="float" office:value="10.1851591942922" calcext:value-type="float">
            <text:p>10.1851591943</text:p>
          </table:table-cell>
          <table:table-cell office:value-type="float" office:value="1.80094401609829" calcext:value-type="float">
            <text:p>1.8009440161</text:p>
          </table:table-cell>
          <table:table-cell office:value-type="float" office:value="0.219285155857633" calcext:value-type="float">
            <text:p>0.2192851559</text:p>
          </table:table-cell>
          <table:table-cell office:value-type="float" office:value="0.32231202401779" calcext:value-type="float">
            <text:p>0.322312024</text:p>
          </table:table-cell>
          <table:table-cell office:value-type="float" office:value="355.466275755448" calcext:value-type="float">
            <text:p>355.4662757554</text:p>
          </table:table-cell>
        </table:table-row>
        <table:table-row table:style-name="ro1">
          <table:table-cell office:value-type="float" office:value="77.1595813834512" calcext:value-type="float">
            <text:p>77.1595813835</text:p>
          </table:table-cell>
          <table:table-cell office:value-type="float" office:value="9.18392722490204" calcext:value-type="float">
            <text:p>9.1839272249</text:p>
          </table:table-cell>
          <table:table-cell office:value-type="float" office:value="2.73425835162002" calcext:value-type="float">
            <text:p>2.7342583516</text:p>
          </table:table-cell>
          <table:table-cell office:value-type="float" office:value="249.573258179131" calcext:value-type="float">
            <text:p>249.5732581791</text:p>
          </table:table-cell>
          <table:table-cell office:value-type="float" office:value="0.755428099438655" calcext:value-type="float">
            <text:p>0.7554280994</text:p>
          </table:table-cell>
          <table:table-cell office:value-type="float" office:value="6.39001799468071" calcext:value-type="float">
            <text:p>6.3900179947</text:p>
          </table:table-cell>
          <table:table-cell office:value-type="float" office:value="1.82349766999091" calcext:value-type="float">
            <text:p>1.82349767</text:p>
          </table:table-cell>
          <table:table-cell office:value-type="float" office:value="0.243930393552227" calcext:value-type="float">
            <text:p>0.2439303936</text:p>
          </table:table-cell>
          <table:table-cell office:value-type="float" office:value="0.364018828710331" calcext:value-type="float">
            <text:p>0.3640188287</text:p>
          </table:table-cell>
          <table:table-cell office:value-type="float" office:value="355.46988236554" calcext:value-type="float">
            <text:p>355.4698823655</text:p>
          </table:table-cell>
        </table:table-row>
        <table:table-row table:style-name="ro1">
          <table:table-cell office:value-type="float" office:value="77.5827619694372" calcext:value-type="float">
            <text:p>77.5827619694</text:p>
          </table:table-cell>
          <table:table-cell office:value-type="float" office:value="9.60710781088813" calcext:value-type="float">
            <text:p>9.6071078109</text:p>
          </table:table-cell>
          <table:table-cell office:value-type="float" office:value="1.93521671538389" calcext:value-type="float">
            <text:p>1.9352167154</text:p>
          </table:table-cell>
          <table:table-cell office:value-type="float" office:value="249.996438765117" calcext:value-type="float">
            <text:p>249.9964387651</text:p>
          </table:table-cell>
          <table:table-cell office:value-type="float" office:value="1.17860868542475" calcext:value-type="float">
            <text:p>1.1786086854</text:p>
          </table:table-cell>
          <table:table-cell office:value-type="float" office:value="6.8131985806668" calcext:value-type="float">
            <text:p>6.8131985807</text:p>
          </table:table-cell>
          <table:table-cell office:value-type="float" office:value="1.83995772997691" calcext:value-type="float">
            <text:p>1.83995773</text:p>
          </table:table-cell>
          <table:table-cell office:value-type="float" office:value="0.16004565603843" calcext:value-type="float">
            <text:p>0.160045656</text:p>
          </table:table-cell>
          <table:table-cell office:value-type="float" office:value="0.374651261212634" calcext:value-type="float">
            <text:p>0.3746512612</text:p>
          </table:table-cell>
          <table:table-cell office:value-type="float" office:value="355.477955941839" calcext:value-type="float">
            <text:p>355.4779559418</text:p>
          </table:table-cell>
        </table:table-row>
        <table:table-row table:style-name="ro1">
          <table:table-cell office:value-type="float" office:value="77.1696840610676" calcext:value-type="float">
            <text:p>77.1696840611</text:p>
          </table:table-cell>
          <table:table-cell office:value-type="float" office:value="12.5175578200109" calcext:value-type="float">
            <text:p>12.51755782</text:p>
          </table:table-cell>
          <table:table-cell office:value-type="float" office:value="2.41097689063984" calcext:value-type="float">
            <text:p>2.4109768906</text:p>
          </table:table-cell>
          <table:table-cell office:value-type="float" office:value="252.90688877424" calcext:value-type="float">
            <text:p>252.9068887742</text:p>
          </table:table-cell>
          <table:table-cell office:value-type="float" office:value="0.422392027880825" calcext:value-type="float">
            <text:p>0.4223920279</text:p>
          </table:table-cell>
          <table:table-cell office:value-type="float" office:value="9.72364858978953" calcext:value-type="float">
            <text:p>9.7236485898</text:p>
          </table:table-cell>
          <table:table-cell office:value-type="float" office:value="1.80691216828277" calcext:value-type="float">
            <text:p>1.8069121683</text:p>
          </table:table-cell>
          <table:table-cell office:value-type="float" office:value="0.242619338739528" calcext:value-type="float">
            <text:p>0.2426193387</text:p>
          </table:table-cell>
          <table:table-cell office:value-type="float" office:value="0.327557329357115" calcext:value-type="float">
            <text:p>0.3275573294</text:p>
          </table:table-cell>
          <table:table-cell office:value-type="float" office:value="355.520892767349" calcext:value-type="float">
            <text:p>355.5208927673</text:p>
          </table:table-cell>
        </table:table-row>
        <table:table-row table:style-name="ro1">
          <table:table-cell office:value-type="float" office:value="76.9316938191901" calcext:value-type="float">
            <text:p>76.9316938192</text:p>
          </table:table-cell>
          <table:table-cell office:value-type="float" office:value="13.4820519555149" calcext:value-type="float">
            <text:p>13.4820519555</text:p>
          </table:table-cell>
          <table:table-cell office:value-type="float" office:value="2.4075968877165" calcext:value-type="float">
            <text:p>2.4075968877</text:p>
          </table:table-cell>
          <table:table-cell office:value-type="float" office:value="253.371382909744" calcext:value-type="float">
            <text:p>253.3713829097</text:p>
          </table:table-cell>
          <table:table-cell office:value-type="float" office:value="0.886886163384888" calcext:value-type="float">
            <text:p>0.8868861634</text:p>
          </table:table-cell>
          <table:table-cell office:value-type="float" office:value="10.1881427252936" calcext:value-type="float">
            <text:p>10.1881427253</text:p>
          </table:table-cell>
          <table:table-cell office:value-type="float" office:value="1.74396565912388" calcext:value-type="float">
            <text:p>1.7439656591</text:p>
          </table:table-cell>
          <table:table-cell office:value-type="float" office:value="0.226727864933516" calcext:value-type="float">
            <text:p>0.2267278649</text:p>
          </table:table-cell>
          <table:table-cell office:value-type="float" office:value="0.330386005708594" calcext:value-type="float">
            <text:p>0.3303860057</text:p>
          </table:table-cell>
          <table:table-cell office:value-type="float" office:value="355.565133361683" calcext:value-type="float">
            <text:p>355.5651333617</text:p>
          </table:table-cell>
        </table:table-row>
        <table:table-row table:style-name="ro1">
          <table:table-cell office:value-type="float" office:value="77.0447812078495" calcext:value-type="float">
            <text:p>77.0447812078</text:p>
          </table:table-cell>
          <table:table-cell office:value-type="float" office:value="12.3926549667928" calcext:value-type="float">
            <text:p>12.3926549668</text:p>
          </table:table-cell>
          <table:table-cell office:value-type="float" office:value="2.37866663001436" calcext:value-type="float">
            <text:p>2.37866663</text:p>
          </table:table-cell>
          <table:table-cell office:value-type="float" office:value="252.781985921022" calcext:value-type="float">
            <text:p>252.781985921</text:p>
          </table:table-cell>
          <table:table-cell office:value-type="float" office:value="0.297489174662754" calcext:value-type="float">
            <text:p>0.2974891747</text:p>
          </table:table-cell>
          <table:table-cell office:value-type="float" office:value="9.59874573657146" calcext:value-type="float">
            <text:p>9.5987457366</text:p>
          </table:table-cell>
          <table:table-cell office:value-type="float" office:value="1.81505732042571" calcext:value-type="float">
            <text:p>1.8150573204</text:p>
          </table:table-cell>
          <table:table-cell office:value-type="float" office:value="0.207092969184747" calcext:value-type="float">
            <text:p>0.2070929692</text:p>
          </table:table-cell>
          <table:table-cell office:value-type="float" office:value="0.332927713599156" calcext:value-type="float">
            <text:p>0.3329277136</text:p>
          </table:table-cell>
          <table:table-cell office:value-type="float" office:value="355.568667667056" calcext:value-type="float">
            <text:p>355.5686676671</text:p>
          </table:table-cell>
        </table:table-row>
        <table:table-row table:style-name="ro1">
          <table:table-cell office:value-type="float" office:value="77.424382980843" calcext:value-type="float">
            <text:p>77.4243829808</text:p>
          </table:table-cell>
          <table:table-cell office:value-type="float" office:value="9.44872882229392" calcext:value-type="float">
            <text:p>9.4487288223</text:p>
          </table:table-cell>
          <table:table-cell office:value-type="float" office:value="2.77683772678968" calcext:value-type="float">
            <text:p>2.7768377268</text:p>
          </table:table-cell>
          <table:table-cell office:value-type="float" office:value="249.838059776523" calcext:value-type="float">
            <text:p>249.8380597765</text:p>
          </table:table-cell>
          <table:table-cell office:value-type="float" office:value="1.02022969683053" calcext:value-type="float">
            <text:p>1.0202296968</text:p>
          </table:table-cell>
          <table:table-cell office:value-type="float" office:value="6.65481959207258" calcext:value-type="float">
            <text:p>6.6548195921</text:p>
          </table:table-cell>
          <table:table-cell office:value-type="float" office:value="1.85730872692979" calcext:value-type="float">
            <text:p>1.8573087269</text:p>
          </table:table-cell>
          <table:table-cell office:value-type="float" office:value="0.151880751791407" calcext:value-type="float">
            <text:p>0.1518807518</text:p>
          </table:table-cell>
          <table:table-cell office:value-type="float" office:value="0.381361747433463" calcext:value-type="float">
            <text:p>0.3813617474</text:p>
          </table:table-cell>
          <table:table-cell office:value-type="float" office:value="355.602765917286" calcext:value-type="float">
            <text:p>355.6027659173</text:p>
          </table:table-cell>
        </table:table-row>
        <table:table-row table:style-name="ro1">
          <table:table-cell office:value-type="float" office:value="77.5797898381034" calcext:value-type="float">
            <text:p>77.5797898381</text:p>
          </table:table-cell>
          <table:table-cell office:value-type="float" office:value="9.60413567955435" calcext:value-type="float">
            <text:p>9.6041356796</text:p>
          </table:table-cell>
          <table:table-cell office:value-type="float" office:value="1.93224458405011" calcext:value-type="float">
            <text:p>1.9322445841</text:p>
          </table:table-cell>
          <table:table-cell office:value-type="float" office:value="249.993466633783" calcext:value-type="float">
            <text:p>249.9934666338</text:p>
          </table:table-cell>
          <table:table-cell office:value-type="float" office:value="1.17563655409096" calcext:value-type="float">
            <text:p>1.1756365541</text:p>
          </table:table-cell>
          <table:table-cell office:value-type="float" office:value="6.81022644933301" calcext:value-type="float">
            <text:p>6.8102264493</text:p>
          </table:table-cell>
          <table:table-cell office:value-type="float" office:value="1.85085530345703" calcext:value-type="float">
            <text:p>1.8508553035</text:p>
          </table:table-cell>
          <table:table-cell office:value-type="float" office:value="0.180399969599167" calcext:value-type="float">
            <text:p>0.1803999696</text:p>
          </table:table-cell>
          <table:table-cell office:value-type="float" office:value="0.365818729985618" calcext:value-type="float">
            <text:p>0.36581873</text:p>
          </table:table-cell>
          <table:table-cell office:value-type="float" office:value="355.644040026842" calcext:value-type="float">
            <text:p>355.6440400268</text:p>
          </table:table-cell>
        </table:table-row>
        <table:table-row table:style-name="ro1">
          <table:table-cell office:value-type="float" office:value="77.2022744583109" calcext:value-type="float">
            <text:p>77.2022744583</text:p>
          </table:table-cell>
          <table:table-cell office:value-type="float" office:value="13.7526325946357" calcext:value-type="float">
            <text:p>13.7526325946</text:p>
          </table:table-cell>
          <table:table-cell office:value-type="float" office:value="2.33714719609504" calcext:value-type="float">
            <text:p>2.3371471961</text:p>
          </table:table-cell>
          <table:table-cell office:value-type="float" office:value="253.641963548865" calcext:value-type="float">
            <text:p>253.6419635489</text:p>
          </table:table-cell>
          <table:table-cell office:value-type="float" office:value="1.15746680250569" calcext:value-type="float">
            <text:p>1.1574668025</text:p>
          </table:table-cell>
          <table:table-cell office:value-type="float" office:value="10.4587233644144" calcext:value-type="float">
            <text:p>10.4587233644</text:p>
          </table:table-cell>
          <table:table-cell office:value-type="float" office:value="1.70175299284812" calcext:value-type="float">
            <text:p>1.7017529928</text:p>
          </table:table-cell>
          <table:table-cell office:value-type="float" office:value="0.0663044868132273" calcext:value-type="float">
            <text:p>0.0663044868</text:p>
          </table:table-cell>
          <table:table-cell office:value-type="float" office:value="0.300354179389706" calcext:value-type="float">
            <text:p>0.3003541794</text:p>
          </table:table-cell>
          <table:table-cell office:value-type="float" office:value="355.653546736076" calcext:value-type="float">
            <text:p>355.6535467361</text:p>
          </table:table-cell>
        </table:table-row>
        <table:table-row table:style-name="ro1">
          <table:table-cell office:value-type="float" office:value="77.4056280413018" calcext:value-type="float">
            <text:p>77.4056280413</text:p>
          </table:table-cell>
          <table:table-cell office:value-type="float" office:value="13.2535018002451" calcext:value-type="float">
            <text:p>13.2535018002</text:p>
          </table:table-cell>
          <table:table-cell office:value-type="float" office:value="2.54708852824337" calcext:value-type="float">
            <text:p>2.5470885282</text:p>
          </table:table-cell>
          <table:table-cell office:value-type="float" office:value="253.142832754474" calcext:value-type="float">
            <text:p>253.1428327545</text:p>
          </table:table-cell>
          <table:table-cell office:value-type="float" office:value="0.65833600811505" calcext:value-type="float">
            <text:p>0.6583360081</text:p>
          </table:table-cell>
          <table:table-cell office:value-type="float" office:value="9.95959257002376" calcext:value-type="float">
            <text:p>9.95959257</text:p>
          </table:table-cell>
          <table:table-cell office:value-type="float" office:value="1.69997266729414" calcext:value-type="float">
            <text:p>1.6999726673</text:p>
          </table:table-cell>
          <table:table-cell office:value-type="float" office:value="0.0782420978041873" calcext:value-type="float">
            <text:p>0.0782420978</text:p>
          </table:table-cell>
          <table:table-cell office:value-type="float" office:value="0.298770662907608" calcext:value-type="float">
            <text:p>0.2987706629</text:p>
          </table:table-cell>
          <table:table-cell office:value-type="float" office:value="355.672147131163" calcext:value-type="float">
            <text:p>355.6721471312</text:p>
          </table:table-cell>
        </table:table-row>
        <table:table-row table:style-name="ro1">
          <table:table-cell office:value-type="float" office:value="77.7108087670544" calcext:value-type="float">
            <text:p>77.7108087671</text:p>
          </table:table-cell>
          <table:table-cell office:value-type="float" office:value="9.73515460850537" calcext:value-type="float">
            <text:p>9.7351546085</text:p>
          </table:table-cell>
          <table:table-cell office:value-type="float" office:value="2.06326351300113" calcext:value-type="float">
            <text:p>2.063263513</text:p>
          </table:table-cell>
          <table:table-cell office:value-type="float" office:value="250.124485562734" calcext:value-type="float">
            <text:p>250.1244855627</text:p>
          </table:table-cell>
          <table:table-cell office:value-type="float" office:value="1.30665548304198" calcext:value-type="float">
            <text:p>1.306655483</text:p>
          </table:table-cell>
          <table:table-cell office:value-type="float" office:value="6.94124537828404" calcext:value-type="float">
            <text:p>6.9412453783</text:p>
          </table:table-cell>
          <table:table-cell office:value-type="float" office:value="1.83237763156831" calcext:value-type="float">
            <text:p>1.8323776316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364485356705519" calcext:value-type="float">
            <text:p>0.3644853567</text:p>
          </table:table-cell>
          <table:table-cell office:value-type="float" office:value="355.672577032937" calcext:value-type="float">
            <text:p>355.6725770329</text:p>
          </table:table-cell>
        </table:table-row>
        <table:table-row table:style-name="ro1">
          <table:table-cell office:value-type="float" office:value="77.2016141508028" calcext:value-type="float">
            <text:p>77.2016141508</text:p>
          </table:table-cell>
          <table:table-cell office:value-type="float" office:value="13.7519722871276" calcext:value-type="float">
            <text:p>13.7519722871</text:p>
          </table:table-cell>
          <table:table-cell office:value-type="float" office:value="2.33648688858689" calcext:value-type="float">
            <text:p>2.3364868886</text:p>
          </table:table-cell>
          <table:table-cell office:value-type="float" office:value="253.641303241356" calcext:value-type="float">
            <text:p>253.6413032414</text:p>
          </table:table-cell>
          <table:table-cell office:value-type="float" office:value="1.15680649499755" calcext:value-type="float">
            <text:p>1.156806495</text:p>
          </table:table-cell>
          <table:table-cell office:value-type="float" office:value="10.4580630569062" calcext:value-type="float">
            <text:p>10.4580630569</text:p>
          </table:table-cell>
          <table:table-cell office:value-type="float" office:value="1.76580147604759" calcext:value-type="float">
            <text:p>1.765801476</text:p>
          </table:table-cell>
          <table:table-cell office:value-type="float" office:value="0.0512457211677619" calcext:value-type="float">
            <text:p>0.0512457212</text:p>
          </table:table-cell>
          <table:table-cell office:value-type="float" office:value="0.289341484307358" calcext:value-type="float">
            <text:p>0.2893414843</text:p>
          </table:table-cell>
          <table:table-cell office:value-type="float" office:value="355.696887672303" calcext:value-type="float">
            <text:p>355.6968876723</text:p>
          </table:table-cell>
        </table:table-row>
        <table:table-row table:style-name="ro1">
          <table:table-cell office:value-type="float" office:value="77.5455427942216" calcext:value-type="float">
            <text:p>77.5455427942</text:p>
          </table:table-cell>
          <table:table-cell office:value-type="float" office:value="14.0959009305465" calcext:value-type="float">
            <text:p>14.0959009305</text:p>
          </table:table-cell>
          <table:table-cell office:value-type="float" office:value="2.26774977983388" calcext:value-type="float">
            <text:p>2.2677497798</text:p>
          </table:table-cell>
          <table:table-cell office:value-type="float" office:value="253.985231884775" calcext:value-type="float">
            <text:p>253.9852318848</text:p>
          </table:table-cell>
          <table:table-cell office:value-type="float" office:value="0.278512916194238" calcext:value-type="float">
            <text:p>0.2785129162</text:p>
          </table:table-cell>
          <table:table-cell office:value-type="float" office:value="10.8019917003252" calcext:value-type="float">
            <text:p>10.8019917003</text:p>
          </table:table-cell>
          <table:table-cell office:value-type="float" office:value="1.7630496706127" calcext:value-type="float">
            <text:p>1.7630496706</text:p>
          </table:table-cell>
          <table:table-cell office:value-type="float" office:value="0.0781882985642362" calcext:value-type="float">
            <text:p>0.0781882986</text:p>
          </table:table-cell>
          <table:table-cell office:value-type="float" office:value="0.284819130092689" calcext:value-type="float">
            <text:p>0.2848191301</text:p>
          </table:table-cell>
          <table:table-cell office:value-type="float" office:value="355.733255577171" calcext:value-type="float">
            <text:p>355.7332555772</text:p>
          </table:table-cell>
        </table:table-row>
        <table:table-row table:style-name="ro1">
          <table:table-cell office:value-type="float" office:value="77.424382980843" calcext:value-type="float">
            <text:p>77.4243829808</text:p>
          </table:table-cell>
          <table:table-cell office:value-type="float" office:value="9.44872882229392" calcext:value-type="float">
            <text:p>9.4487288223</text:p>
          </table:table-cell>
          <table:table-cell office:value-type="float" office:value="1.77683772678968" calcext:value-type="float">
            <text:p>1.7768377268</text:p>
          </table:table-cell>
          <table:table-cell office:value-type="float" office:value="249.838059776523" calcext:value-type="float">
            <text:p>249.8380597765</text:p>
          </table:table-cell>
          <table:table-cell office:value-type="float" office:value="1.02022969683053" calcext:value-type="float">
            <text:p>1.0202296968</text:p>
          </table:table-cell>
          <table:table-cell office:value-type="float" office:value="6.65481959207258" calcext:value-type="float">
            <text:p>6.6548195921</text:p>
          </table:table-cell>
          <table:table-cell office:value-type="float" office:value="1.85730872692979" calcext:value-type="float">
            <text:p>1.8573087269</text:p>
          </table:table-cell>
          <table:table-cell office:value-type="float" office:value="0.151880751791407" calcext:value-type="float">
            <text:p>0.1518807518</text:p>
          </table:table-cell>
          <table:table-cell office:value-type="float" office:value="0.381361747433463" calcext:value-type="float">
            <text:p>0.3813617474</text:p>
          </table:table-cell>
          <table:table-cell office:value-type="float" office:value="355.769351750877" calcext:value-type="float">
            <text:p>355.7693517509</text:p>
          </table:table-cell>
        </table:table-row>
        <table:table-row table:style-name="ro1">
          <table:table-cell office:value-type="float" office:value="77.424382980843" calcext:value-type="float">
            <text:p>77.4243829808</text:p>
          </table:table-cell>
          <table:table-cell office:value-type="float" office:value="9.44872882229392" calcext:value-type="float">
            <text:p>9.4487288223</text:p>
          </table:table-cell>
          <table:table-cell office:value-type="float" office:value="1.77683772678968" calcext:value-type="float">
            <text:p>1.7768377268</text:p>
          </table:table-cell>
          <table:table-cell office:value-type="float" office:value="249.838059776523" calcext:value-type="float">
            <text:p>249.8380597765</text:p>
          </table:table-cell>
          <table:table-cell office:value-type="float" office:value="1.02022969683053" calcext:value-type="float">
            <text:p>1.0202296968</text:p>
          </table:table-cell>
          <table:table-cell office:value-type="float" office:value="6.65481959207258" calcext:value-type="float">
            <text:p>6.6548195921</text:p>
          </table:table-cell>
          <table:table-cell office:value-type="float" office:value="1.85730872692979" calcext:value-type="float">
            <text:p>1.8573087269</text:p>
          </table:table-cell>
          <table:table-cell office:value-type="float" office:value="0.151880751791407" calcext:value-type="float">
            <text:p>0.1518807518</text:p>
          </table:table-cell>
          <table:table-cell office:value-type="float" office:value="0.381361747433463" calcext:value-type="float">
            <text:p>0.3813617474</text:p>
          </table:table-cell>
          <table:table-cell office:value-type="float" office:value="355.769351750877" calcext:value-type="float">
            <text:p>355.7693517509</text:p>
          </table:table-cell>
        </table:table-row>
        <table:table-row table:style-name="ro1">
          <table:table-cell office:value-type="float" office:value="77.424382980843" calcext:value-type="float">
            <text:p>77.4243829808</text:p>
          </table:table-cell>
          <table:table-cell office:value-type="float" office:value="9.44872882229392" calcext:value-type="float">
            <text:p>9.4487288223</text:p>
          </table:table-cell>
          <table:table-cell office:value-type="float" office:value="1.77683772678968" calcext:value-type="float">
            <text:p>1.7768377268</text:p>
          </table:table-cell>
          <table:table-cell office:value-type="float" office:value="250.838059776523" calcext:value-type="float">
            <text:p>250.8380597765</text:p>
          </table:table-cell>
          <table:table-cell office:value-type="float" office:value="1.02022969683053" calcext:value-type="float">
            <text:p>1.0202296968</text:p>
          </table:table-cell>
          <table:table-cell office:value-type="float" office:value="6.65481959207258" calcext:value-type="float">
            <text:p>6.6548195921</text:p>
          </table:table-cell>
          <table:table-cell office:value-type="float" office:value="1.85730872692979" calcext:value-type="float">
            <text:p>1.8573087269</text:p>
          </table:table-cell>
          <table:table-cell office:value-type="float" office:value="0.151880751791407" calcext:value-type="float">
            <text:p>0.1518807518</text:p>
          </table:table-cell>
          <table:table-cell office:value-type="float" office:value="0.381361747433463" calcext:value-type="float">
            <text:p>0.3813617474</text:p>
          </table:table-cell>
          <table:table-cell office:value-type="float" office:value="355.793336510595" calcext:value-type="float">
            <text:p>355.7933365106</text:p>
          </table:table-cell>
        </table:table-row>
        <table:table-row table:style-name="ro1">
          <table:table-cell office:value-type="float" office:value="77.424382980843" calcext:value-type="float">
            <text:p>77.4243829808</text:p>
          </table:table-cell>
          <table:table-cell office:value-type="float" office:value="9.44872882229392" calcext:value-type="float">
            <text:p>9.4487288223</text:p>
          </table:table-cell>
          <table:table-cell office:value-type="float" office:value="1.77683772678968" calcext:value-type="float">
            <text:p>1.7768377268</text:p>
          </table:table-cell>
          <table:table-cell office:value-type="float" office:value="249.838059776523" calcext:value-type="float">
            <text:p>249.8380597765</text:p>
          </table:table-cell>
          <table:table-cell office:value-type="float" office:value="1.02022969683053" calcext:value-type="float">
            <text:p>1.0202296968</text:p>
          </table:table-cell>
          <table:table-cell office:value-type="float" office:value="7.65481959207258" calcext:value-type="float">
            <text:p>7.6548195921</text:p>
          </table:table-cell>
          <table:table-cell office:value-type="float" office:value="1.85730872692979" calcext:value-type="float">
            <text:p>1.8573087269</text:p>
          </table:table-cell>
          <table:table-cell office:value-type="float" office:value="0.151880751791407" calcext:value-type="float">
            <text:p>0.1518807518</text:p>
          </table:table-cell>
          <table:table-cell office:value-type="float" office:value="0.381361747433463" calcext:value-type="float">
            <text:p>0.3813617474</text:p>
          </table:table-cell>
          <table:table-cell office:value-type="float" office:value="355.794102682297" calcext:value-type="float">
            <text:p>355.7941026823</text:p>
          </table:table-cell>
        </table:table-row>
        <table:table-row table:style-name="ro1">
          <table:table-cell office:value-type="float" office:value="77.2430577709689" calcext:value-type="float">
            <text:p>77.243057771</text:p>
          </table:table-cell>
          <table:table-cell office:value-type="float" office:value="11.7241937358766" calcext:value-type="float">
            <text:p>11.7241937359</text:p>
          </table:table-cell>
          <table:table-cell office:value-type="float" office:value="2.1628802962175" calcext:value-type="float">
            <text:p>2.1628802962</text:p>
          </table:table-cell>
          <table:table-cell office:value-type="float" office:value="252.113524690105" calcext:value-type="float">
            <text:p>252.1135246901</text:p>
          </table:table-cell>
          <table:table-cell office:value-type="float" office:value="0.851250165968774" calcext:value-type="float">
            <text:p>0.851250166</text:p>
          </table:table-cell>
          <table:table-cell office:value-type="float" office:value="8.93028450565526" calcext:value-type="float">
            <text:p>8.9302845057</text:p>
          </table:table-cell>
          <table:table-cell office:value-type="float" office:value="1.73896479915538" calcext:value-type="float">
            <text:p>1.7389647992</text:p>
          </table:table-cell>
          <table:table-cell office:value-type="float" office:value="0.237993358762776" calcext:value-type="float">
            <text:p>0.2379933588</text:p>
          </table:table-cell>
          <table:table-cell office:value-type="float" office:value="0.325627669500815" calcext:value-type="float">
            <text:p>0.3256276695</text:p>
          </table:table-cell>
          <table:table-cell office:value-type="float" office:value="355.827672072131" calcext:value-type="float">
            <text:p>355.8276720721</text:p>
          </table:table-cell>
        </table:table-row>
        <table:table-row table:style-name="ro1">
          <table:table-cell office:value-type="float" office:value="77.2705755484229" calcext:value-type="float">
            <text:p>77.2705755484</text:p>
          </table:table-cell>
          <table:table-cell office:value-type="float" office:value="11.8751683034541" calcext:value-type="float">
            <text:p>11.8751683035</text:p>
          </table:table-cell>
          <table:table-cell office:value-type="float" office:value="2.31385486379504" calcext:value-type="float">
            <text:p>2.3138548638</text:p>
          </table:table-cell>
          <table:table-cell office:value-type="float" office:value="252.264499257683" calcext:value-type="float">
            <text:p>252.2644992577</text:p>
          </table:table-cell>
          <table:table-cell office:value-type="float" office:value="1.00222473354631" calcext:value-type="float">
            <text:p>1.0022247335</text:p>
          </table:table-cell>
          <table:table-cell office:value-type="float" office:value="9.0812590732328" calcext:value-type="float">
            <text:p>9.0812590732</text:p>
          </table:table-cell>
          <table:table-cell office:value-type="float" office:value="1.73095574139426" calcext:value-type="float">
            <text:p>1.7309557414</text:p>
          </table:table-cell>
          <table:table-cell office:value-type="float" office:value="0.245059860208516" calcext:value-type="float">
            <text:p>0.2450598602</text:p>
          </table:table-cell>
          <table:table-cell office:value-type="float" office:value="0.32050069005291" calcext:value-type="float">
            <text:p>0.3205006901</text:p>
          </table:table-cell>
          <table:table-cell office:value-type="float" office:value="355.840839041566" calcext:value-type="float">
            <text:p>355.8408390416</text:p>
          </table:table-cell>
        </table:table-row>
        <table:table-row table:style-name="ro1">
          <table:table-cell office:value-type="float" office:value="76.8461835700545" calcext:value-type="float">
            <text:p>76.8461835701</text:p>
          </table:table-cell>
          <table:table-cell office:value-type="float" office:value="11.2038627448388" calcext:value-type="float">
            <text:p>11.2038627448</text:p>
          </table:table-cell>
          <table:table-cell office:value-type="float" office:value="2.44677122257032" calcext:value-type="float">
            <text:p>2.4467712226</text:p>
          </table:table-cell>
          <table:table-cell office:value-type="float" office:value="251.593193699068" calcext:value-type="float">
            <text:p>251.5931936991</text:p>
          </table:table-cell>
          <table:table-cell office:value-type="float" office:value="0.33091917493095" calcext:value-type="float">
            <text:p>0.3309191749</text:p>
          </table:table-cell>
          <table:table-cell office:value-type="float" office:value="8.40995351461745" calcext:value-type="float">
            <text:p>8.4099535146</text:p>
          </table:table-cell>
          <table:table-cell office:value-type="float" office:value="1.75565694189639" calcext:value-type="float">
            <text:p>1.7556569419</text:p>
          </table:table-cell>
          <table:table-cell office:value-type="float" office:value="0.0476237408274163" calcext:value-type="float">
            <text:p>0.0476237408</text:p>
          </table:table-cell>
          <table:table-cell office:value-type="float" office:value="0.335274539634754" calcext:value-type="float">
            <text:p>0.3352745396</text:p>
          </table:table-cell>
          <table:table-cell office:value-type="float" office:value="355.84242074024" calcext:value-type="float">
            <text:p>355.8424207402</text:p>
          </table:table-cell>
        </table:table-row>
        <table:table-row table:style-name="ro1">
          <table:table-cell office:value-type="float" office:value="78.424382980843" calcext:value-type="float">
            <text:p>78.4243829808</text:p>
          </table:table-cell>
          <table:table-cell office:value-type="float" office:value="9.44872882229392" calcext:value-type="float">
            <text:p>9.4487288223</text:p>
          </table:table-cell>
          <table:table-cell office:value-type="float" office:value="1.77683772678968" calcext:value-type="float">
            <text:p>1.7768377268</text:p>
          </table:table-cell>
          <table:table-cell office:value-type="float" office:value="249.838059776523" calcext:value-type="float">
            <text:p>249.8380597765</text:p>
          </table:table-cell>
          <table:table-cell office:value-type="float" office:value="1.02022969683053" calcext:value-type="float">
            <text:p>1.0202296968</text:p>
          </table:table-cell>
          <table:table-cell office:value-type="float" office:value="6.65481959207258" calcext:value-type="float">
            <text:p>6.6548195921</text:p>
          </table:table-cell>
          <table:table-cell office:value-type="float" office:value="1.85730872692979" calcext:value-type="float">
            <text:p>1.8573087269</text:p>
          </table:table-cell>
          <table:table-cell office:value-type="float" office:value="0.151880751791407" calcext:value-type="float">
            <text:p>0.1518807518</text:p>
          </table:table-cell>
          <table:table-cell office:value-type="float" office:value="0.381361747433463" calcext:value-type="float">
            <text:p>0.3813617474</text:p>
          </table:table-cell>
          <table:table-cell office:value-type="float" office:value="355.856628834439" calcext:value-type="float">
            <text:p>355.8566288344</text:p>
          </table:table-cell>
        </table:table-row>
        <table:table-row table:style-name="ro1">
          <table:table-cell office:value-type="float" office:value="77.424382980843" calcext:value-type="float">
            <text:p>77.4243829808</text:p>
          </table:table-cell>
          <table:table-cell office:value-type="float" office:value="9.44872882229392" calcext:value-type="float">
            <text:p>9.4487288223</text:p>
          </table:table-cell>
          <table:table-cell office:value-type="float" office:value="1.77683772678968" calcext:value-type="float">
            <text:p>1.7768377268</text:p>
          </table:table-cell>
          <table:table-cell office:value-type="float" office:value="249.838059776523" calcext:value-type="float">
            <text:p>249.8380597765</text:p>
          </table:table-cell>
          <table:table-cell office:value-type="float" office:value="2.02022969683053" calcext:value-type="float">
            <text:p>2.0202296968</text:p>
          </table:table-cell>
          <table:table-cell office:value-type="float" office:value="6.65481959207258" calcext:value-type="float">
            <text:p>6.6548195921</text:p>
          </table:table-cell>
          <table:table-cell office:value-type="float" office:value="1.85730872692979" calcext:value-type="float">
            <text:p>1.8573087269</text:p>
          </table:table-cell>
          <table:table-cell office:value-type="float" office:value="0.151880751791407" calcext:value-type="float">
            <text:p>0.1518807518</text:p>
          </table:table-cell>
          <table:table-cell office:value-type="float" office:value="0.381361747433463" calcext:value-type="float">
            <text:p>0.3813617474</text:p>
          </table:table-cell>
          <table:table-cell office:value-type="float" office:value="355.861293721664" calcext:value-type="float">
            <text:p>355.8612937217</text:p>
          </table:table-cell>
        </table:table-row>
        <table:table-row table:style-name="ro1">
          <table:table-cell office:value-type="float" office:value="77.2825431189843" calcext:value-type="float">
            <text:p>77.282543119</text:p>
          </table:table-cell>
          <table:table-cell office:value-type="float" office:value="9.3068889604352" calcext:value-type="float">
            <text:p>9.3068889604</text:p>
          </table:table-cell>
          <table:table-cell office:value-type="float" office:value="2.85722008715318" calcext:value-type="float">
            <text:p>2.8572200872</text:p>
          </table:table-cell>
          <table:table-cell office:value-type="float" office:value="249.696219914664" calcext:value-type="float">
            <text:p>249.6962199147</text:p>
          </table:table-cell>
          <table:table-cell office:value-type="float" office:value="0.878389834971809" calcext:value-type="float">
            <text:p>0.878389835</text:p>
          </table:table-cell>
          <table:table-cell office:value-type="float" office:value="6.51297973021386" calcext:value-type="float">
            <text:p>6.5129797302</text:p>
          </table:table-cell>
          <table:table-cell office:value-type="float" office:value="1.84970705505244" calcext:value-type="float">
            <text:p>1.8497070551</text:p>
          </table:table-cell>
          <table:table-cell office:value-type="float" office:value="0.117765479783355" calcext:value-type="float">
            <text:p>0.1177654798</text:p>
          </table:table-cell>
          <table:table-cell office:value-type="float" office:value="0.38292715024508" calcext:value-type="float">
            <text:p>0.3829271502</text:p>
          </table:table-cell>
          <table:table-cell office:value-type="float" office:value="355.871068959762" calcext:value-type="float">
            <text:p>355.8710689598</text:p>
          </table:table-cell>
        </table:table-row>
        <table:table-row table:style-name="ro1">
          <table:table-cell office:value-type="float" office:value="77.580937330979" calcext:value-type="float">
            <text:p>77.580937331</text:p>
          </table:table-cell>
          <table:table-cell office:value-type="float" office:value="9.60528317242991" calcext:value-type="float">
            <text:p>9.6052831724</text:p>
          </table:table-cell>
          <table:table-cell office:value-type="float" office:value="1.93339207692567" calcext:value-type="float">
            <text:p>1.9333920769</text:p>
          </table:table-cell>
          <table:table-cell office:value-type="float" office:value="249.994614126659" calcext:value-type="float">
            <text:p>249.9946141267</text:p>
          </table:table-cell>
          <table:table-cell office:value-type="float" office:value="1.17678404696653" calcext:value-type="float">
            <text:p>1.176784047</text:p>
          </table:table-cell>
          <table:table-cell office:value-type="float" office:value="6.81137394220858" calcext:value-type="float">
            <text:p>6.8113739422</text:p>
          </table:table-cell>
          <table:table-cell office:value-type="float" office:value="1.82609390178339" calcext:value-type="float">
            <text:p>1.8260939018</text:p>
          </table:table-cell>
          <table:table-cell office:value-type="float" office:value="0.181917397283635" calcext:value-type="float">
            <text:p>0.1819173973</text:p>
          </table:table-cell>
          <table:table-cell office:value-type="float" office:value="0.371542931455781" calcext:value-type="float">
            <text:p>0.3715429315</text:p>
          </table:table-cell>
          <table:table-cell office:value-type="float" office:value="355.872827492461" calcext:value-type="float">
            <text:p>355.8728274925</text:p>
          </table:table-cell>
        </table:table-row>
        <table:table-row table:style-name="ro1">
          <table:table-cell office:value-type="float" office:value="77.9438790320572" calcext:value-type="float">
            <text:p>77.9438790321</text:p>
          </table:table-cell>
          <table:table-cell office:value-type="float" office:value="9.96822487350815" calcext:value-type="float">
            <text:p>9.9682248735</text:p>
          </table:table-cell>
          <table:table-cell office:value-type="float" office:value="2.29633377800391" calcext:value-type="float">
            <text:p>2.296333778</text:p>
          </table:table-cell>
          <table:table-cell office:value-type="float" office:value="250.357555827737" calcext:value-type="float">
            <text:p>250.3575558277</text:p>
          </table:table-cell>
          <table:table-cell office:value-type="float" office:value="0.317503525822543" calcext:value-type="float">
            <text:p>0.3175035258</text:p>
          </table:table-cell>
          <table:table-cell office:value-type="float" office:value="7.17431564328682" calcext:value-type="float">
            <text:p>7.1743156433</text:p>
          </table:table-cell>
          <table:table-cell office:value-type="float" office:value="1.8705036020777" calcext:value-type="float">
            <text:p>1.8705036021</text:p>
          </table:table-cell>
          <table:table-cell office:value-type="float" office:value="0.0728128021843052" calcext:value-type="float">
            <text:p>0.0728128022</text:p>
          </table:table-cell>
          <table:table-cell office:value-type="float" office:value="0.375180483462468" calcext:value-type="float">
            <text:p>0.3751804835</text:p>
          </table:table-cell>
          <table:table-cell office:value-type="float" office:value="355.901393785762" calcext:value-type="float">
            <text:p>355.9013937858</text:p>
          </table:table-cell>
        </table:table-row>
        <table:table-row table:style-name="ro1">
          <table:table-cell office:value-type="float" office:value="76.9747777762963" calcext:value-type="float">
            <text:p>76.9747777763</text:p>
          </table:table-cell>
          <table:table-cell office:value-type="float" office:value="11.3324569510806" calcext:value-type="float">
            <text:p>11.3324569511</text:p>
          </table:table-cell>
          <table:table-cell office:value-type="float" office:value="2.45190863868866" calcext:value-type="float">
            <text:p>2.4519086387</text:p>
          </table:table-cell>
          <table:table-cell office:value-type="float" office:value="251.721787905309" calcext:value-type="float">
            <text:p>251.7217879053</text:p>
          </table:table-cell>
          <table:table-cell office:value-type="float" office:value="0.45951338117275" calcext:value-type="float">
            <text:p>0.4595133812</text:p>
          </table:table-cell>
          <table:table-cell office:value-type="float" office:value="8.53854772085924" calcext:value-type="float">
            <text:p>8.5385477209</text:p>
          </table:table-cell>
          <table:table-cell office:value-type="float" office:value="1.74996017219338" calcext:value-type="float">
            <text:p>1.7499601722</text:p>
          </table:table-cell>
          <table:table-cell office:value-type="float" office:value="0.048574542664726" calcext:value-type="float">
            <text:p>0.0485745427</text:p>
          </table:table-cell>
          <table:table-cell office:value-type="float" office:value="0.331733239332339" calcext:value-type="float">
            <text:p>0.3317332393</text:p>
          </table:table-cell>
          <table:table-cell office:value-type="float" office:value="355.907084889084" calcext:value-type="float">
            <text:p>355.9070848891</text:p>
          </table:table-cell>
        </table:table-row>
        <table:table-row table:style-name="ro1">
          <table:table-cell office:value-type="float" office:value="78.131290771364" calcext:value-type="float">
            <text:p>78.1312907714</text:p>
          </table:table-cell>
          <table:table-cell office:value-type="float" office:value="9.15563661281492" calcext:value-type="float">
            <text:p>9.1556366128</text:p>
          </table:table-cell>
          <table:table-cell office:value-type="float" office:value="2.70596773953289" calcext:value-type="float">
            <text:p>2.7059677395</text:p>
          </table:table-cell>
          <table:table-cell office:value-type="float" office:value="249.544967567044" calcext:value-type="float">
            <text:p>249.544967567</text:p>
          </table:table-cell>
          <table:table-cell office:value-type="float" office:value="0.727137487351527" calcext:value-type="float">
            <text:p>0.7271374874</text:p>
          </table:table-cell>
          <table:table-cell office:value-type="float" office:value="6.36172738259358" calcext:value-type="float">
            <text:p>6.3617273826</text:p>
          </table:table-cell>
          <table:table-cell office:value-type="float" office:value="1.87702907564066" calcext:value-type="float">
            <text:p>1.8770290756</text:p>
          </table:table-cell>
          <table:table-cell office:value-type="float" office:value="0.123228621627283" calcext:value-type="float">
            <text:p>0.1232286216</text:p>
          </table:table-cell>
          <table:table-cell office:value-type="float" office:value="0.385237933674464" calcext:value-type="float">
            <text:p>0.3852379337</text:p>
          </table:table-cell>
          <table:table-cell office:value-type="float" office:value="355.950343582396" calcext:value-type="float">
            <text:p>355.9503435824</text:p>
          </table:table-cell>
        </table:table-row>
        <table:table-row table:style-name="ro1">
          <table:table-cell office:value-type="float" office:value="77.2197896700605" calcext:value-type="float">
            <text:p>77.2197896701</text:p>
          </table:table-cell>
          <table:table-cell office:value-type="float" office:value="13.0676634290037" calcext:value-type="float">
            <text:p>13.067663429</text:p>
          </table:table-cell>
          <table:table-cell office:value-type="float" office:value="2.46108249963272" calcext:value-type="float">
            <text:p>2.4610824996</text:p>
          </table:table-cell>
          <table:table-cell office:value-type="float" office:value="252.956994383232" calcext:value-type="float">
            <text:p>252.9569943832</text:p>
          </table:table-cell>
          <table:table-cell office:value-type="float" office:value="0.472497636873704" calcext:value-type="float">
            <text:p>0.4724976369</text:p>
          </table:table-cell>
          <table:table-cell office:value-type="float" office:value="9.77375419878241" calcext:value-type="float">
            <text:p>9.7737541988</text:p>
          </table:table-cell>
          <table:table-cell office:value-type="float" office:value="1.77590122651604" calcext:value-type="float">
            <text:p>1.7759012265</text:p>
          </table:table-cell>
          <table:table-cell office:value-type="float" office:value="0.114825357951004" calcext:value-type="float">
            <text:p>0.114825358</text:p>
          </table:table-cell>
          <table:table-cell office:value-type="float" office:value="0.296044087368253" calcext:value-type="float">
            <text:p>0.2960440874</text:p>
          </table:table-cell>
          <table:table-cell office:value-type="float" office:value="355.953286115493" calcext:value-type="float">
            <text:p>355.9532861155</text:p>
          </table:table-cell>
        </table:table-row>
        <table:table-row table:style-name="ro1">
          <table:table-cell office:value-type="float" office:value="77.3408487895573" calcext:value-type="float">
            <text:p>77.3408487896</text:p>
          </table:table-cell>
          <table:table-cell office:value-type="float" office:value="11.9454415445886" calcext:value-type="float">
            <text:p>11.9454415446</text:p>
          </table:table-cell>
          <table:table-cell office:value-type="float" office:value="2.38412810492948" calcext:value-type="float">
            <text:p>2.3841281049</text:p>
          </table:table-cell>
          <table:table-cell office:value-type="float" office:value="252.334772498817" calcext:value-type="float">
            <text:p>252.3347724988</text:p>
          </table:table-cell>
          <table:table-cell office:value-type="float" office:value="1.07249797468075" calcext:value-type="float">
            <text:p>1.0724979747</text:p>
          </table:table-cell>
          <table:table-cell office:value-type="float" office:value="9.15153231436724" calcext:value-type="float">
            <text:p>9.1515323144</text:p>
          </table:table-cell>
          <table:table-cell office:value-type="float" office:value="1.70764895135395" calcext:value-type="float">
            <text:p>1.7076489514</text:p>
          </table:table-cell>
          <table:table-cell office:value-type="float" office:value="0.125300360660946" calcext:value-type="float">
            <text:p>0.1253003607</text:p>
          </table:table-cell>
          <table:table-cell office:value-type="float" office:value="0.305522527138112" calcext:value-type="float">
            <text:p>0.3055225271</text:p>
          </table:table-cell>
          <table:table-cell office:value-type="float" office:value="355.964703750452" calcext:value-type="float">
            <text:p>355.9647037505</text:p>
          </table:table-cell>
        </table:table-row>
        <table:table-row table:style-name="ro1">
          <table:table-cell office:value-type="float" office:value="77.2197896700605" calcext:value-type="float">
            <text:p>77.2197896701</text:p>
          </table:table-cell>
          <table:table-cell office:value-type="float" office:value="12.5676634290037" calcext:value-type="float">
            <text:p>12.567663429</text:p>
          </table:table-cell>
          <table:table-cell office:value-type="float" office:value="2.46108249963272" calcext:value-type="float">
            <text:p>2.4610824996</text:p>
          </table:table-cell>
          <table:table-cell office:value-type="float" office:value="252.956994383232" calcext:value-type="float">
            <text:p>252.9569943832</text:p>
          </table:table-cell>
          <table:table-cell office:value-type="float" office:value="0.472497636873704" calcext:value-type="float">
            <text:p>0.4724976369</text:p>
          </table:table-cell>
          <table:table-cell office:value-type="float" office:value="9.77375419878241" calcext:value-type="float">
            <text:p>9.7737541988</text:p>
          </table:table-cell>
          <table:table-cell office:value-type="float" office:value="1.77590122651604" calcext:value-type="float">
            <text:p>1.7759012265</text:p>
          </table:table-cell>
          <table:table-cell office:value-type="float" office:value="0.114825357951004" calcext:value-type="float">
            <text:p>0.114825358</text:p>
          </table:table-cell>
          <table:table-cell office:value-type="float" office:value="0.296044087368253" calcext:value-type="float">
            <text:p>0.2960440874</text:p>
          </table:table-cell>
          <table:table-cell office:value-type="float" office:value="356.009270215141" calcext:value-type="float">
            <text:p>356.0092702151</text:p>
          </table:table-cell>
        </table:table-row>
        <table:table-row table:style-name="ro1">
          <table:table-cell office:value-type="float" office:value="76.4645426454929" calcext:value-type="float">
            <text:p>76.4645426455</text:p>
          </table:table-cell>
          <table:table-cell office:value-type="float" office:value="10.8222218202772" calcext:value-type="float">
            <text:p>10.8222218203</text:p>
          </table:table-cell>
          <table:table-cell office:value-type="float" office:value="2.09256514025837" calcext:value-type="float">
            <text:p>2.0925651403</text:p>
          </table:table-cell>
          <table:table-cell office:value-type="float" office:value="251.211552774506" calcext:value-type="float">
            <text:p>251.2115527745</text:p>
          </table:table-cell>
          <table:table-cell office:value-type="float" office:value="1.17150047259157" calcext:value-type="float">
            <text:p>1.1715004726</text:p>
          </table:table-cell>
          <table:table-cell office:value-type="float" office:value="8.02831259005584" calcext:value-type="float">
            <text:p>8.0283125901</text:p>
          </table:table-cell>
          <table:table-cell office:value-type="float" office:value="1.81958464912561" calcext:value-type="float">
            <text:p>1.8195846491</text:p>
          </table:table-cell>
          <table:table-cell office:value-type="float" office:value="0.11255455804461" calcext:value-type="float">
            <text:p>0.112554558</text:p>
          </table:table-cell>
          <table:table-cell office:value-type="float" office:value="0.33668227210576" calcext:value-type="float">
            <text:p>0.3366822721</text:p>
          </table:table-cell>
          <table:table-cell office:value-type="float" office:value="356.012369841777" calcext:value-type="float">
            <text:p>356.0123698418</text:p>
          </table:table-cell>
        </table:table-row>
        <table:table-row table:style-name="ro1">
          <table:table-cell office:value-type="float" office:value="77.1451703360847" calcext:value-type="float">
            <text:p>77.1451703361</text:p>
          </table:table-cell>
          <table:table-cell office:value-type="float" office:value="11.502849510869" calcext:value-type="float">
            <text:p>11.5028495109</text:p>
          </table:table-cell>
          <table:table-cell office:value-type="float" office:value="1.94153607120991" calcext:value-type="float">
            <text:p>1.9415360712</text:p>
          </table:table-cell>
          <table:table-cell office:value-type="float" office:value="251.892180465098" calcext:value-type="float">
            <text:p>251.8921804651</text:p>
          </table:table-cell>
          <table:table-cell office:value-type="float" office:value="0.629905940961181" calcext:value-type="float">
            <text:p>0.629905941</text:p>
          </table:table-cell>
          <table:table-cell office:value-type="float" office:value="8.70894028064767" calcext:value-type="float">
            <text:p>8.7089402806</text:p>
          </table:table-cell>
          <table:table-cell office:value-type="float" office:value="1.84458583727115" calcext:value-type="float">
            <text:p>1.8445858373</text:p>
          </table:table-cell>
          <table:table-cell office:value-type="float" office:value="0.136874723311035" calcext:value-type="float">
            <text:p>0.1368747233</text:p>
          </table:table-cell>
          <table:table-cell office:value-type="float" office:value="0.352772094137727" calcext:value-type="float">
            <text:p>0.3527720941</text:p>
          </table:table-cell>
          <table:table-cell office:value-type="float" office:value="356.064096139155" calcext:value-type="float">
            <text:p>356.0640961392</text:p>
          </table:table-cell>
        </table:table-row>
        <table:table-row table:style-name="ro1">
          <table:table-cell office:value-type="float" office:value="77.131290771364" calcext:value-type="float">
            <text:p>77.1312907714</text:p>
          </table:table-cell>
          <table:table-cell office:value-type="float" office:value="10.1556366128149" calcext:value-type="float">
            <text:p>10.1556366128</text:p>
          </table:table-cell>
          <table:table-cell office:value-type="float" office:value="2.70596773953289" calcext:value-type="float">
            <text:p>2.7059677395</text:p>
          </table:table-cell>
          <table:table-cell office:value-type="float" office:value="249.544967567044" calcext:value-type="float">
            <text:p>249.544967567</text:p>
          </table:table-cell>
          <table:table-cell office:value-type="float" office:value="0.727137487351527" calcext:value-type="float">
            <text:p>0.7271374874</text:p>
          </table:table-cell>
          <table:table-cell office:value-type="float" office:value="6.36172738259358" calcext:value-type="float">
            <text:p>6.3617273826</text:p>
          </table:table-cell>
          <table:table-cell office:value-type="float" office:value="1.87702907564066" calcext:value-type="float">
            <text:p>1.8770290756</text:p>
          </table:table-cell>
          <table:table-cell office:value-type="float" office:value="0.123228621627283" calcext:value-type="float">
            <text:p>0.1232286216</text:p>
          </table:table-cell>
          <table:table-cell office:value-type="float" office:value="0.385237933674464" calcext:value-type="float">
            <text:p>0.3852379337</text:p>
          </table:table-cell>
          <table:table-cell office:value-type="float" office:value="356.065222138278" calcext:value-type="float">
            <text:p>356.0652221383</text:p>
          </table:table-cell>
        </table:table-row>
        <table:table-row table:style-name="ro1">
          <table:table-cell office:value-type="float" office:value="77.2706627543121" calcext:value-type="float">
            <text:p>77.2706627543</text:p>
          </table:table-cell>
          <table:table-cell office:value-type="float" office:value="9.29500859576303" calcext:value-type="float">
            <text:p>9.2950085958</text:p>
          </table:table-cell>
          <table:table-cell office:value-type="float" office:value="2.84533972248101" calcext:value-type="float">
            <text:p>2.8453397225</text:p>
          </table:table-cell>
          <table:table-cell office:value-type="float" office:value="249.684339549992" calcext:value-type="float">
            <text:p>249.68433955</text:p>
          </table:table-cell>
          <table:table-cell office:value-type="float" office:value="0.866509470299644" calcext:value-type="float">
            <text:p>0.8665094703</text:p>
          </table:table-cell>
          <table:table-cell office:value-type="float" office:value="6.5010993655417" calcext:value-type="float">
            <text:p>6.5010993655</text:p>
          </table:table-cell>
          <table:table-cell office:value-type="float" office:value="1.86914093267971" calcext:value-type="float">
            <text:p>1.8691409327</text:p>
          </table:table-cell>
          <table:table-cell office:value-type="float" office:value="0.136924577284827" calcext:value-type="float">
            <text:p>0.1369245773</text:p>
          </table:table-cell>
          <table:table-cell office:value-type="float" office:value="0.391324983983477" calcext:value-type="float">
            <text:p>0.391324984</text:p>
          </table:table-cell>
          <table:table-cell office:value-type="float" office:value="356.131684995422" calcext:value-type="float">
            <text:p>356.1316849954</text:p>
          </table:table-cell>
        </table:table-row>
        <table:table-row table:style-name="ro1">
          <table:table-cell office:value-type="float" office:value="77.131290771364" calcext:value-type="float">
            <text:p>77.1312907714</text:p>
          </table:table-cell>
          <table:table-cell office:value-type="float" office:value="10.1556366128149" calcext:value-type="float">
            <text:p>10.1556366128</text:p>
          </table:table-cell>
          <table:table-cell office:value-type="float" office:value="1.70596773953289" calcext:value-type="float">
            <text:p>1.7059677395</text:p>
          </table:table-cell>
          <table:table-cell office:value-type="float" office:value="249.544967567044" calcext:value-type="float">
            <text:p>249.544967567</text:p>
          </table:table-cell>
          <table:table-cell office:value-type="float" office:value="0.727137487351527" calcext:value-type="float">
            <text:p>0.7271374874</text:p>
          </table:table-cell>
          <table:table-cell office:value-type="float" office:value="6.36172738259358" calcext:value-type="float">
            <text:p>6.3617273826</text:p>
          </table:table-cell>
          <table:table-cell office:value-type="float" office:value="1.87702907564066" calcext:value-type="float">
            <text:p>1.8770290756</text:p>
          </table:table-cell>
          <table:table-cell office:value-type="float" office:value="0.123228621627283" calcext:value-type="float">
            <text:p>0.1232286216</text:p>
          </table:table-cell>
          <table:table-cell office:value-type="float" office:value="0.385237933674464" calcext:value-type="float">
            <text:p>0.3852379337</text:p>
          </table:table-cell>
          <table:table-cell office:value-type="float" office:value="356.14772992541" calcext:value-type="float">
            <text:p>356.1477299254</text:p>
          </table:table-cell>
        </table:table-row>
        <table:table-row table:style-name="ro1">
          <table:table-cell office:value-type="float" office:value="76.9788158971816" calcext:value-type="float">
            <text:p>76.9788158972</text:p>
          </table:table-cell>
          <table:table-cell office:value-type="float" office:value="13.5291740335064" calcext:value-type="float">
            <text:p>13.5291740335</text:p>
          </table:table-cell>
          <table:table-cell office:value-type="float" office:value="2.45471896570801" calcext:value-type="float">
            <text:p>2.4547189657</text:p>
          </table:table-cell>
          <table:table-cell office:value-type="float" office:value="253.418504987735" calcext:value-type="float">
            <text:p>253.4185049877</text:p>
          </table:table-cell>
          <table:table-cell office:value-type="float" office:value="0.934008241376399" calcext:value-type="float">
            <text:p>0.9340082414</text:p>
          </table:table-cell>
          <table:table-cell office:value-type="float" office:value="10.2352648032851" calcext:value-type="float">
            <text:p>10.2352648033</text:p>
          </table:table-cell>
          <table:table-cell office:value-type="float" office:value="1.76993307433155" calcext:value-type="float">
            <text:p>1.7699330743</text:p>
          </table:table-cell>
          <table:table-cell office:value-type="float" office:value="0.09449189148343" calcext:value-type="float">
            <text:p>0.0944918915</text:p>
          </table:table-cell>
          <table:table-cell office:value-type="float" office:value="0.291303416064419" calcext:value-type="float">
            <text:p>0.2913034161</text:p>
          </table:table-cell>
          <table:table-cell office:value-type="float" office:value="356.177686976747" calcext:value-type="float">
            <text:p>356.1776869767</text:p>
          </table:table-cell>
        </table:table-row>
        <table:table-row table:style-name="ro1">
          <table:table-cell office:value-type="float" office:value="77.2054581005778" calcext:value-type="float">
            <text:p>77.2054581006</text:p>
          </table:table-cell>
          <table:table-cell office:value-type="float" office:value="11.563137275362" calcext:value-type="float">
            <text:p>11.5631372754</text:p>
          </table:table-cell>
          <table:table-cell office:value-type="float" office:value="2.00182383570292" calcext:value-type="float">
            <text:p>2.0018238357</text:p>
          </table:table-cell>
          <table:table-cell office:value-type="float" office:value="251.952468229591" calcext:value-type="float">
            <text:p>251.9524682296</text:p>
          </table:table-cell>
          <table:table-cell office:value-type="float" office:value="0.690193705454193" calcext:value-type="float">
            <text:p>0.6901937055</text:p>
          </table:table-cell>
          <table:table-cell office:value-type="float" office:value="8.76922804514068" calcext:value-type="float">
            <text:p>8.7692280451</text:p>
          </table:table-cell>
          <table:table-cell office:value-type="float" office:value="1.74036835675759" calcext:value-type="float">
            <text:p>1.7403683568</text:p>
          </table:table-cell>
          <table:table-cell office:value-type="float" office:value="0.240570157087479" calcext:value-type="float">
            <text:p>0.2405701571</text:p>
          </table:table-cell>
          <table:table-cell office:value-type="float" office:value="0.327748230419021" calcext:value-type="float">
            <text:p>0.3277482304</text:p>
          </table:table-cell>
          <table:table-cell office:value-type="float" office:value="356.180446631362" calcext:value-type="float">
            <text:p>356.1804466314</text:p>
          </table:table-cell>
        </table:table-row>
        <table:table-row table:style-name="ro1">
          <table:table-cell office:value-type="float" office:value="78.131290771364" calcext:value-type="float">
            <text:p>78.1312907714</text:p>
          </table:table-cell>
          <table:table-cell office:value-type="float" office:value="9.15563661281492" calcext:value-type="float">
            <text:p>9.1556366128</text:p>
          </table:table-cell>
          <table:table-cell office:value-type="float" office:value="1.70596773953289" calcext:value-type="float">
            <text:p>1.7059677395</text:p>
          </table:table-cell>
          <table:table-cell office:value-type="float" office:value="249.544967567044" calcext:value-type="float">
            <text:p>249.544967567</text:p>
          </table:table-cell>
          <table:table-cell office:value-type="float" office:value="0.727137487351527" calcext:value-type="float">
            <text:p>0.7271374874</text:p>
          </table:table-cell>
          <table:table-cell office:value-type="float" office:value="6.36172738259358" calcext:value-type="float">
            <text:p>6.3617273826</text:p>
          </table:table-cell>
          <table:table-cell office:value-type="float" office:value="1.87702907564066" calcext:value-type="float">
            <text:p>1.8770290756</text:p>
          </table:table-cell>
          <table:table-cell office:value-type="float" office:value="0.123228621627283" calcext:value-type="float">
            <text:p>0.1232286216</text:p>
          </table:table-cell>
          <table:table-cell office:value-type="float" office:value="0.385237933674464" calcext:value-type="float">
            <text:p>0.3852379337</text:p>
          </table:table-cell>
          <table:table-cell office:value-type="float" office:value="356.188178603385" calcext:value-type="float">
            <text:p>356.1881786034</text:p>
          </table:table-cell>
        </table:table-row>
        <table:table-row table:style-name="ro1">
          <table:table-cell office:value-type="float" office:value="77.3910768362473" calcext:value-type="float">
            <text:p>77.3910768362</text:p>
          </table:table-cell>
          <table:table-cell office:value-type="float" office:value="13.2389505951906" calcext:value-type="float">
            <text:p>13.2389505952</text:p>
          </table:table-cell>
          <table:table-cell office:value-type="float" office:value="2.53253732318888" calcext:value-type="float">
            <text:p>2.5325373232</text:p>
          </table:table-cell>
          <table:table-cell office:value-type="float" office:value="253.128281549419" calcext:value-type="float">
            <text:p>253.1282815494</text:p>
          </table:table-cell>
          <table:table-cell office:value-type="float" office:value="0.643784803060555" calcext:value-type="float">
            <text:p>0.6437848031</text:p>
          </table:table-cell>
          <table:table-cell office:value-type="float" office:value="9.94504136496926" calcext:value-type="float">
            <text:p>9.945041365</text:p>
          </table:table-cell>
          <table:table-cell office:value-type="float" office:value="1.77726429063591" calcext:value-type="float">
            <text:p>1.7772642906</text:p>
          </table:table-cell>
          <table:table-cell office:value-type="float" office:value="0.0957494059541801" calcext:value-type="float">
            <text:p>0.095749406</text:p>
          </table:table-cell>
          <table:table-cell office:value-type="float" office:value="0.29546830907814" calcext:value-type="float">
            <text:p>0.2954683091</text:p>
          </table:table-cell>
          <table:table-cell office:value-type="float" office:value="356.216591896367" calcext:value-type="float">
            <text:p>356.2165918964</text:p>
          </table:table-cell>
        </table:table-row>
        <table:table-row table:style-name="ro1">
          <table:table-cell office:value-type="float" office:value="76.8050280598783" calcext:value-type="float">
            <text:p>76.8050280599</text:p>
          </table:table-cell>
          <table:table-cell office:value-type="float" office:value="11.1627072346626" calcext:value-type="float">
            <text:p>11.1627072347</text:p>
          </table:table-cell>
          <table:table-cell office:value-type="float" office:value="2.40561571239414" calcext:value-type="float">
            <text:p>2.4056157124</text:p>
          </table:table-cell>
          <table:table-cell office:value-type="float" office:value="251.552038188891" calcext:value-type="float">
            <text:p>251.5520381889</text:p>
          </table:table-cell>
          <table:table-cell office:value-type="float" office:value="0.289763664754765" calcext:value-type="float">
            <text:p>0.2897636648</text:p>
          </table:table-cell>
          <table:table-cell office:value-type="float" office:value="8.36879800444126" calcext:value-type="float">
            <text:p>8.3687980044</text:p>
          </table:table-cell>
          <table:table-cell office:value-type="float" office:value="1.85421981334206" calcext:value-type="float">
            <text:p>1.8542198133</text:p>
          </table:table-cell>
          <table:table-cell office:value-type="float" office:value="0.0991973985637549" calcext:value-type="float">
            <text:p>0.0991973986</text:p>
          </table:table-cell>
          <table:table-cell office:value-type="float" office:value="0.361944811906636" calcext:value-type="float">
            <text:p>0.3619448119</text:p>
          </table:table-cell>
          <table:table-cell office:value-type="float" office:value="356.241993536066" calcext:value-type="float">
            <text:p>356.2419935361</text:p>
          </table:table-cell>
        </table:table-row>
        <table:table-row table:style-name="ro1">
          <table:table-cell office:value-type="float" office:value="76.9830761599354" calcext:value-type="float">
            <text:p>76.9830761599</text:p>
          </table:table-cell>
          <table:table-cell office:value-type="float" office:value="11.3407553347197" calcext:value-type="float">
            <text:p>11.3407553347</text:p>
          </table:table-cell>
          <table:table-cell office:value-type="float" office:value="2.46020702232776" calcext:value-type="float">
            <text:p>2.4602070223</text:p>
          </table:table-cell>
          <table:table-cell office:value-type="float" office:value="251.730086288948" calcext:value-type="float">
            <text:p>251.7300862889</text:p>
          </table:table-cell>
          <table:table-cell office:value-type="float" office:value="0.467811764811842" calcext:value-type="float">
            <text:p>0.4678117648</text:p>
          </table:table-cell>
          <table:table-cell office:value-type="float" office:value="8.54684610449834" calcext:value-type="float">
            <text:p>8.5468461045</text:p>
          </table:table-cell>
          <table:table-cell office:value-type="float" office:value="1.79723346275175" calcext:value-type="float">
            <text:p>1.7972334628</text:p>
          </table:table-cell>
          <table:table-cell office:value-type="float" office:value="0.0120492878176246" calcext:value-type="float">
            <text:p>0.0120492878</text:p>
          </table:table-cell>
          <table:table-cell office:value-type="float" office:value="0.315689067929585" calcext:value-type="float">
            <text:p>0.3156890679</text:p>
          </table:table-cell>
          <table:table-cell office:value-type="float" office:value="356.252017262624" calcext:value-type="float">
            <text:p>356.2520172626</text:p>
          </table:table-cell>
        </table:table-row>
        <table:table-row table:style-name="ro1">
          <table:table-cell office:value-type="float" office:value="76.97828033081" calcext:value-type="float">
            <text:p>76.9782803308</text:p>
          </table:table-cell>
          <table:table-cell office:value-type="float" office:value="10.0026261722609" calcext:value-type="float">
            <text:p>10.0026261723</text:p>
          </table:table-cell>
          <table:table-cell office:value-type="float" office:value="1.55295729897885" calcext:value-type="float">
            <text:p>1.552957299</text:p>
          </table:table-cell>
          <table:table-cell office:value-type="float" office:value="249.39195712649" calcext:value-type="float">
            <text:p>249.3919571265</text:p>
          </table:table-cell>
          <table:table-cell office:value-type="float" office:value="0.574127046797481" calcext:value-type="float">
            <text:p>0.5741270468</text:p>
          </table:table-cell>
          <table:table-cell office:value-type="float" office:value="6.20871694203953" calcext:value-type="float">
            <text:p>6.208716942</text:p>
          </table:table-cell>
          <table:table-cell office:value-type="float" office:value="1.87793059874114" calcext:value-type="float">
            <text:p>1.8779305987</text:p>
          </table:table-cell>
          <table:table-cell office:value-type="float" office:value="0.145851391243919" calcext:value-type="float">
            <text:p>0.1458513912</text:p>
          </table:table-cell>
          <table:table-cell office:value-type="float" office:value="0.392155512463726" calcext:value-type="float">
            <text:p>0.3921555125</text:p>
          </table:table-cell>
          <table:table-cell office:value-type="float" office:value="356.267796239723" calcext:value-type="float">
            <text:p>356.2677962397</text:p>
          </table:table-cell>
        </table:table-row>
        <table:table-row table:style-name="ro1">
          <table:table-cell office:value-type="float" office:value="77.0477647388509" calcext:value-type="float">
            <text:p>77.0477647389</text:p>
          </table:table-cell>
          <table:table-cell office:value-type="float" office:value="12.3956384977942" calcext:value-type="float">
            <text:p>12.3956384978</text:p>
          </table:table-cell>
          <table:table-cell office:value-type="float" office:value="2.38165016101573" calcext:value-type="float">
            <text:p>2.381650161</text:p>
          </table:table-cell>
          <table:table-cell office:value-type="float" office:value="252.784969452023" calcext:value-type="float">
            <text:p>252.784969452</text:p>
          </table:table-cell>
          <table:table-cell office:value-type="float" office:value="0.300472705664122" calcext:value-type="float">
            <text:p>0.3004727057</text:p>
          </table:table-cell>
          <table:table-cell office:value-type="float" office:value="9.60172926757283" calcext:value-type="float">
            <text:p>9.6017292676</text:p>
          </table:table-cell>
          <table:table-cell office:value-type="float" office:value="1.75807896345131" calcext:value-type="float">
            <text:p>1.7580789635</text:p>
          </table:table-cell>
          <table:table-cell office:value-type="float" office:value="0.214495703878096" calcext:value-type="float">
            <text:p>0.2144957039</text:p>
          </table:table-cell>
          <table:table-cell office:value-type="float" office:value="0.341267620471753" calcext:value-type="float">
            <text:p>0.3412676205</text:p>
          </table:table-cell>
          <table:table-cell office:value-type="float" office:value="356.305804630214" calcext:value-type="float">
            <text:p>356.3058046302</text:p>
          </table:table-cell>
        </table:table-row>
        <table:table-row table:style-name="ro1">
          <table:table-cell office:value-type="float" office:value="76.97828033081" calcext:value-type="float">
            <text:p>76.9782803308</text:p>
          </table:table-cell>
          <table:table-cell office:value-type="float" office:value="9.00262617226087" calcext:value-type="float">
            <text:p>9.0026261723</text:p>
          </table:table-cell>
          <table:table-cell office:value-type="float" office:value="2.55295729897885" calcext:value-type="float">
            <text:p>2.552957299</text:p>
          </table:table-cell>
          <table:table-cell office:value-type="float" office:value="249.39195712649" calcext:value-type="float">
            <text:p>249.3919571265</text:p>
          </table:table-cell>
          <table:table-cell office:value-type="float" office:value="0.574127046797481" calcext:value-type="float">
            <text:p>0.5741270468</text:p>
          </table:table-cell>
          <table:table-cell office:value-type="float" office:value="6.20871694203953" calcext:value-type="float">
            <text:p>6.208716942</text:p>
          </table:table-cell>
          <table:table-cell office:value-type="float" office:value="1.87793059874114" calcext:value-type="float">
            <text:p>1.8779305987</text:p>
          </table:table-cell>
          <table:table-cell office:value-type="float" office:value="0.145851391243919" calcext:value-type="float">
            <text:p>0.1458513912</text:p>
          </table:table-cell>
          <table:table-cell office:value-type="float" office:value="0.392155512463726" calcext:value-type="float">
            <text:p>0.3921555125</text:p>
          </table:table-cell>
          <table:table-cell office:value-type="float" office:value="356.317283254356" calcext:value-type="float">
            <text:p>356.3172832544</text:p>
          </table:table-cell>
        </table:table-row>
        <table:table-row table:style-name="ro1">
          <table:table-cell office:value-type="float" office:value="77.3359841686361" calcext:value-type="float">
            <text:p>77.3359841686</text:p>
          </table:table-cell>
          <table:table-cell office:value-type="float" office:value="11.9405769236673" calcext:value-type="float">
            <text:p>11.9405769237</text:p>
          </table:table-cell>
          <table:table-cell office:value-type="float" office:value="2.37926348400826" calcext:value-type="float">
            <text:p>2.379263484</text:p>
          </table:table-cell>
          <table:table-cell office:value-type="float" office:value="252.329907877896" calcext:value-type="float">
            <text:p>252.3299078779</text:p>
          </table:table-cell>
          <table:table-cell office:value-type="float" office:value="1.06763335375953" calcext:value-type="float">
            <text:p>1.0676333538</text:p>
          </table:table-cell>
          <table:table-cell office:value-type="float" office:value="9.14666769344602" calcext:value-type="float">
            <text:p>9.1466676934</text:p>
          </table:table-cell>
          <table:table-cell office:value-type="float" office:value="1.78588853932079" calcext:value-type="float">
            <text:p>1.7858885393</text:p>
          </table:table-cell>
          <table:table-cell office:value-type="float" office:value="0.100541487711406" calcext:value-type="float">
            <text:p>0.1005414877</text:p>
          </table:table-cell>
          <table:table-cell office:value-type="float" office:value="0.302764172514265" calcext:value-type="float">
            <text:p>0.3027641725</text:p>
          </table:table-cell>
          <table:table-cell office:value-type="float" office:value="356.322837343186" calcext:value-type="float">
            <text:p>356.3228373432</text:p>
          </table:table-cell>
        </table:table-row>
        <table:table-row table:style-name="ro1">
          <table:table-cell office:value-type="float" office:value="77.1726675920689" calcext:value-type="float">
            <text:p>77.1726675921</text:p>
          </table:table-cell>
          <table:table-cell office:value-type="float" office:value="13.0205413510122" calcext:value-type="float">
            <text:p>13.020541351</text:p>
          </table:table-cell>
          <table:table-cell office:value-type="float" office:value="2.41396042164121" calcext:value-type="float">
            <text:p>2.4139604216</text:p>
          </table:table-cell>
          <table:table-cell office:value-type="float" office:value="252.909872305241" calcext:value-type="float">
            <text:p>252.9098723052</text:p>
          </table:table-cell>
          <table:table-cell office:value-type="float" office:value="0.425375558882193" calcext:value-type="float">
            <text:p>0.4253755589</text:p>
          </table:table-cell>
          <table:table-cell office:value-type="float" office:value="9.7266321207909" calcext:value-type="float">
            <text:p>9.7266321208</text:p>
          </table:table-cell>
          <table:table-cell office:value-type="float" office:value="1.74993381130837" calcext:value-type="float">
            <text:p>1.7499338113</text:p>
          </table:table-cell>
          <table:table-cell office:value-type="float" office:value="0.250138553333056" calcext:value-type="float">
            <text:p>0.2501385533</text:p>
          </table:table-cell>
          <table:table-cell office:value-type="float" office:value="0.335762707012847" calcext:value-type="float">
            <text:p>0.335762707</text:p>
          </table:table-cell>
          <table:table-cell office:value-type="float" office:value="356.3303411692" calcext:value-type="float">
            <text:p>356.3303411692</text:p>
          </table:table-cell>
        </table:table-row>
        <table:table-row table:style-name="ro1">
          <table:table-cell office:value-type="float" office:value="77.131290771364" calcext:value-type="float">
            <text:p>77.1312907714</text:p>
          </table:table-cell>
          <table:table-cell office:value-type="float" office:value="9.15563661281492" calcext:value-type="float">
            <text:p>9.1556366128</text:p>
          </table:table-cell>
          <table:table-cell office:value-type="float" office:value="2.70596773953289" calcext:value-type="float">
            <text:p>2.7059677395</text:p>
          </table:table-cell>
          <table:table-cell office:value-type="float" office:value="249.544967567044" calcext:value-type="float">
            <text:p>249.544967567</text:p>
          </table:table-cell>
          <table:table-cell office:value-type="float" office:value="0.727137487351527" calcext:value-type="float">
            <text:p>0.7271374874</text:p>
          </table:table-cell>
          <table:table-cell office:value-type="float" office:value="6.36172738259358" calcext:value-type="float">
            <text:p>6.3617273826</text:p>
          </table:table-cell>
          <table:table-cell office:value-type="float" office:value="1.87702907564066" calcext:value-type="float">
            <text:p>1.8770290756</text:p>
          </table:table-cell>
          <table:table-cell office:value-type="float" office:value="0.123228621627283" calcext:value-type="float">
            <text:p>0.1232286216</text:p>
          </table:table-cell>
          <table:table-cell office:value-type="float" office:value="0.385237933674464" calcext:value-type="float">
            <text:p>0.3852379337</text:p>
          </table:table-cell>
          <table:table-cell office:value-type="float" office:value="356.34751708893" calcext:value-type="float">
            <text:p>356.3475170889</text:p>
          </table:table-cell>
        </table:table-row>
        <table:table-row table:style-name="ro1">
          <table:table-cell office:value-type="float" office:value="77.131290771364" calcext:value-type="float">
            <text:p>77.1312907714</text:p>
          </table:table-cell>
          <table:table-cell office:value-type="float" office:value="9.15563661281492" calcext:value-type="float">
            <text:p>9.1556366128</text:p>
          </table:table-cell>
          <table:table-cell office:value-type="float" office:value="2.70596773953289" calcext:value-type="float">
            <text:p>2.7059677395</text:p>
          </table:table-cell>
          <table:table-cell office:value-type="float" office:value="249.544967567044" calcext:value-type="float">
            <text:p>249.544967567</text:p>
          </table:table-cell>
          <table:table-cell office:value-type="float" office:value="0.727137487351527" calcext:value-type="float">
            <text:p>0.7271374874</text:p>
          </table:table-cell>
          <table:table-cell office:value-type="float" office:value="6.36172738259358" calcext:value-type="float">
            <text:p>6.3617273826</text:p>
          </table:table-cell>
          <table:table-cell office:value-type="float" office:value="1.87702907564066" calcext:value-type="float">
            <text:p>1.8770290756</text:p>
          </table:table-cell>
          <table:table-cell office:value-type="float" office:value="0.123228621627283" calcext:value-type="float">
            <text:p>0.1232286216</text:p>
          </table:table-cell>
          <table:table-cell office:value-type="float" office:value="0.385237933674464" calcext:value-type="float">
            <text:p>0.3852379337</text:p>
          </table:table-cell>
          <table:table-cell office:value-type="float" office:value="356.34751708893" calcext:value-type="float">
            <text:p>356.3475170889</text:p>
          </table:table-cell>
        </table:table-row>
        <table:table-row table:style-name="ro1">
          <table:table-cell office:value-type="float" office:value="77.131290771364" calcext:value-type="float">
            <text:p>77.1312907714</text:p>
          </table:table-cell>
          <table:table-cell office:value-type="float" office:value="9.15563661281492" calcext:value-type="float">
            <text:p>9.1556366128</text:p>
          </table:table-cell>
          <table:table-cell office:value-type="float" office:value="2.70596773953289" calcext:value-type="float">
            <text:p>2.7059677395</text:p>
          </table:table-cell>
          <table:table-cell office:value-type="float" office:value="250.544967567044" calcext:value-type="float">
            <text:p>250.544967567</text:p>
          </table:table-cell>
          <table:table-cell office:value-type="float" office:value="0.727137487351527" calcext:value-type="float">
            <text:p>0.7271374874</text:p>
          </table:table-cell>
          <table:table-cell office:value-type="float" office:value="6.36172738259358" calcext:value-type="float">
            <text:p>6.3617273826</text:p>
          </table:table-cell>
          <table:table-cell office:value-type="float" office:value="1.87702907564066" calcext:value-type="float">
            <text:p>1.8770290756</text:p>
          </table:table-cell>
          <table:table-cell office:value-type="float" office:value="0.123228621627283" calcext:value-type="float">
            <text:p>0.1232286216</text:p>
          </table:table-cell>
          <table:table-cell office:value-type="float" office:value="0.385237933674464" calcext:value-type="float">
            <text:p>0.3852379337</text:p>
          </table:table-cell>
          <table:table-cell office:value-type="float" office:value="356.372867800295" calcext:value-type="float">
            <text:p>356.3728678003</text:p>
          </table:table-cell>
        </table:table-row>
        <table:table-row table:style-name="ro1">
          <table:table-cell office:value-type="float" office:value="77.131290771364" calcext:value-type="float">
            <text:p>77.1312907714</text:p>
          </table:table-cell>
          <table:table-cell office:value-type="float" office:value="9.15563661281492" calcext:value-type="float">
            <text:p>9.1556366128</text:p>
          </table:table-cell>
          <table:table-cell office:value-type="float" office:value="2.70596773953289" calcext:value-type="float">
            <text:p>2.7059677395</text:p>
          </table:table-cell>
          <table:table-cell office:value-type="float" office:value="249.544967567044" calcext:value-type="float">
            <text:p>249.544967567</text:p>
          </table:table-cell>
          <table:table-cell office:value-type="float" office:value="0.727137487351527" calcext:value-type="float">
            <text:p>0.7271374874</text:p>
          </table:table-cell>
          <table:table-cell office:value-type="float" office:value="7.36172738259358" calcext:value-type="float">
            <text:p>7.3617273826</text:p>
          </table:table-cell>
          <table:table-cell office:value-type="float" office:value="1.87702907564066" calcext:value-type="float">
            <text:p>1.8770290756</text:p>
          </table:table-cell>
          <table:table-cell office:value-type="float" office:value="0.123228621627283" calcext:value-type="float">
            <text:p>0.1232286216</text:p>
          </table:table-cell>
          <table:table-cell office:value-type="float" office:value="0.385237933674464" calcext:value-type="float">
            <text:p>0.3852379337</text:p>
          </table:table-cell>
          <table:table-cell office:value-type="float" office:value="356.374569840075" calcext:value-type="float">
            <text:p>356.3745698401</text:p>
          </table:table-cell>
        </table:table-row>
        <table:table-row table:style-name="ro1">
          <table:table-cell office:value-type="float" office:value="76.5445110255437" calcext:value-type="float">
            <text:p>76.5445110255</text:p>
          </table:table-cell>
          <table:table-cell office:value-type="float" office:value="10.902190200328" calcext:value-type="float">
            <text:p>10.9021902003</text:p>
          </table:table-cell>
          <table:table-cell office:value-type="float" office:value="0.711780586305213" calcext:value-type="float">
            <text:p>0.7117805863</text:p>
          </table:table-cell>
          <table:table-cell office:value-type="float" office:value="251.291521154557" calcext:value-type="float">
            <text:p>251.2915211546</text:p>
          </table:table-cell>
          <table:table-cell office:value-type="float" office:value="1.25146885264237" calcext:value-type="float">
            <text:p>1.2514688526</text:p>
          </table:table-cell>
          <table:table-cell office:value-type="float" office:value="8.10828097010664" calcext:value-type="float">
            <text:p>8.1082809701</text:p>
          </table:table-cell>
          <table:table-cell office:value-type="float" office:value="1.79837065859829" calcext:value-type="float">
            <text:p>1.7983706586</text:p>
          </table:table-cell>
          <table:table-cell office:value-type="float" office:value="0.0747909619580667" calcext:value-type="float">
            <text:p>0.074790962</text:p>
          </table:table-cell>
          <table:table-cell office:value-type="float" office:value="0.352034885285237" calcext:value-type="float">
            <text:p>0.3520348853</text:p>
          </table:table-cell>
          <table:table-cell office:value-type="float" office:value="356.400435050118" calcext:value-type="float">
            <text:p>356.4004350501</text:p>
          </table:table-cell>
        </table:table-row>
        <table:table-row table:style-name="ro1">
          <table:table-cell office:value-type="float" office:value="77.131290771364" calcext:value-type="float">
            <text:p>77.1312907714</text:p>
          </table:table-cell>
          <table:table-cell office:value-type="float" office:value="9.15563661281492" calcext:value-type="float">
            <text:p>9.1556366128</text:p>
          </table:table-cell>
          <table:table-cell office:value-type="float" office:value="2.70596773953289" calcext:value-type="float">
            <text:p>2.7059677395</text:p>
          </table:table-cell>
          <table:table-cell office:value-type="float" office:value="249.544967567044" calcext:value-type="float">
            <text:p>249.544967567</text:p>
          </table:table-cell>
          <table:table-cell office:value-type="float" office:value="1.72713748735153" calcext:value-type="float">
            <text:p>1.7271374874</text:p>
          </table:table-cell>
          <table:table-cell office:value-type="float" office:value="6.36172738259358" calcext:value-type="float">
            <text:p>6.3617273826</text:p>
          </table:table-cell>
          <table:table-cell office:value-type="float" office:value="1.87702907564066" calcext:value-type="float">
            <text:p>1.8770290756</text:p>
          </table:table-cell>
          <table:table-cell office:value-type="float" office:value="0.123228621627283" calcext:value-type="float">
            <text:p>0.1232286216</text:p>
          </table:table-cell>
          <table:table-cell office:value-type="float" office:value="0.385237933674464" calcext:value-type="float">
            <text:p>0.3852379337</text:p>
          </table:table-cell>
          <table:table-cell office:value-type="float" office:value="356.409641764779" calcext:value-type="float">
            <text:p>356.4096417648</text:p>
          </table:table-cell>
        </table:table-row>
        <table:table-row table:style-name="ro1">
          <table:table-cell office:value-type="float" office:value="77.1726675920689" calcext:value-type="float">
            <text:p>77.1726675921</text:p>
          </table:table-cell>
          <table:table-cell office:value-type="float" office:value="12.5205413510122" calcext:value-type="float">
            <text:p>12.520541351</text:p>
          </table:table-cell>
          <table:table-cell office:value-type="float" office:value="2.41396042164121" calcext:value-type="float">
            <text:p>2.4139604216</text:p>
          </table:table-cell>
          <table:table-cell office:value-type="float" office:value="252.909872305241" calcext:value-type="float">
            <text:p>252.9098723052</text:p>
          </table:table-cell>
          <table:table-cell office:value-type="float" office:value="0.425375558882193" calcext:value-type="float">
            <text:p>0.4253755589</text:p>
          </table:table-cell>
          <table:table-cell office:value-type="float" office:value="9.7266321207909" calcext:value-type="float">
            <text:p>9.7266321208</text:p>
          </table:table-cell>
          <table:table-cell office:value-type="float" office:value="1.74993381130837" calcext:value-type="float">
            <text:p>1.7499338113</text:p>
          </table:table-cell>
          <table:table-cell office:value-type="float" office:value="0.250138553333056" calcext:value-type="float">
            <text:p>0.2501385533</text:p>
          </table:table-cell>
          <table:table-cell office:value-type="float" office:value="0.335762707012847" calcext:value-type="float">
            <text:p>0.335762707</text:p>
          </table:table-cell>
          <table:table-cell office:value-type="float" office:value="356.428391712085" calcext:value-type="float">
            <text:p>356.4283917121</text:p>
          </table:table-cell>
        </table:table-row>
        <table:table-row table:style-name="ro1">
          <table:table-cell office:value-type="float" office:value="77.2003078307853" calcext:value-type="float">
            <text:p>77.2003078308</text:p>
          </table:table-cell>
          <table:table-cell office:value-type="float" office:value="7.7033916694927" calcext:value-type="float">
            <text:p>7.7033916695</text:p>
          </table:table-cell>
          <table:table-cell office:value-type="float" office:value="2.47594501843289" calcext:value-type="float">
            <text:p>2.4759450184</text:p>
          </table:table-cell>
          <table:table-cell office:value-type="float" office:value="249.092722623722" calcext:value-type="float">
            <text:p>249.0927226237</text:p>
          </table:table-cell>
          <table:table-cell office:value-type="float" office:value="0.274892544029304" calcext:value-type="float">
            <text:p>0.274892544</text:p>
          </table:table-cell>
          <table:table-cell office:value-type="float" office:value="5.90948243927136" calcext:value-type="float">
            <text:p>5.9094824393</text:p>
          </table:table-cell>
          <table:table-cell office:value-type="float" office:value="1.86071851498776" calcext:value-type="float">
            <text:p>1.860718515</text:p>
          </table:table-cell>
          <table:table-cell office:value-type="float" office:value="0.185779620536584" calcext:value-type="float">
            <text:p>0.1857796205</text:p>
          </table:table-cell>
          <table:table-cell office:value-type="float" office:value="0.384015837048414" calcext:value-type="float">
            <text:p>0.384015837</text:p>
          </table:table-cell>
          <table:table-cell office:value-type="float" office:value="356.452293573293" calcext:value-type="float">
            <text:p>356.4522935733</text:p>
          </table:table-cell>
        </table:table-row>
        <table:table-row table:style-name="ro1">
          <table:table-cell office:value-type="float" office:value="77.0093358224186" calcext:value-type="float">
            <text:p>77.0093358224</text:p>
          </table:table-cell>
          <table:table-cell office:value-type="float" office:value="9.03368166386956" calcext:value-type="float">
            <text:p>9.0336816639</text:p>
          </table:table-cell>
          <table:table-cell office:value-type="float" office:value="1.58401279058754" calcext:value-type="float">
            <text:p>1.5840127906</text:p>
          </table:table-cell>
          <table:table-cell office:value-type="float" office:value="249.423012618099" calcext:value-type="float">
            <text:p>249.4230126181</text:p>
          </table:table-cell>
          <table:table-cell office:value-type="float" office:value="0.605182538406172" calcext:value-type="float">
            <text:p>0.6051825384</text:p>
          </table:table-cell>
          <table:table-cell office:value-type="float" office:value="6.23977243364822" calcext:value-type="float">
            <text:p>6.2397724336</text:p>
          </table:table-cell>
          <table:table-cell office:value-type="float" office:value="1.8375035493239" calcext:value-type="float">
            <text:p>1.8375035493</text:p>
          </table:table-cell>
          <table:table-cell office:value-type="float" office:value="0.272722585857064" calcext:value-type="float">
            <text:p>0.2727225859</text:p>
          </table:table-cell>
          <table:table-cell office:value-type="float" office:value="0.368874495383692" calcext:value-type="float">
            <text:p>0.3688744954</text:p>
          </table:table-cell>
          <table:table-cell office:value-type="float" office:value="356.487114296633" calcext:value-type="float">
            <text:p>356.4871142966</text:p>
          </table:table-cell>
        </table:table-row>
        <table:table-row table:style-name="ro1">
          <table:table-cell office:value-type="float" office:value="77.5882358848119" calcext:value-type="float">
            <text:p>77.5882358848</text:p>
          </table:table-cell>
          <table:table-cell office:value-type="float" office:value="9.61258172626278" calcext:value-type="float">
            <text:p>9.6125817263</text:p>
          </table:table-cell>
          <table:table-cell office:value-type="float" office:value="1.94069063075854" calcext:value-type="float">
            <text:p>1.9406906308</text:p>
          </table:table-cell>
          <table:table-cell office:value-type="float" office:value="250.001912680492" calcext:value-type="float">
            <text:p>250.0019126805</text:p>
          </table:table-cell>
          <table:table-cell office:value-type="float" office:value="1.1840826007994" calcext:value-type="float">
            <text:p>1.1840826008</text:p>
          </table:table-cell>
          <table:table-cell office:value-type="float" office:value="6.81867249604145" calcext:value-type="float">
            <text:p>6.818672496</text:p>
          </table:table-cell>
          <table:table-cell office:value-type="float" office:value="1.88154921455746" calcext:value-type="float">
            <text:p>1.8815492146</text:p>
          </table:table-cell>
          <table:table-cell office:value-type="float" office:value="0.0944304323028131" calcext:value-type="float">
            <text:p>0.0944304323</text:p>
          </table:table-cell>
          <table:table-cell office:value-type="float" office:value="0.383976250483191" calcext:value-type="float">
            <text:p>0.3839762505</text:p>
          </table:table-cell>
          <table:table-cell office:value-type="float" office:value="356.499798651142" calcext:value-type="float">
            <text:p>356.4997986511</text:p>
          </table:table-cell>
        </table:table-row>
        <table:table-row table:style-name="ro1">
          <table:table-cell office:value-type="float" office:value="77.131290771364" calcext:value-type="float">
            <text:p>77.1312907714</text:p>
          </table:table-cell>
          <table:table-cell office:value-type="float" office:value="9.15563661281492" calcext:value-type="float">
            <text:p>9.1556366128</text:p>
          </table:table-cell>
          <table:table-cell office:value-type="float" office:value="1.70596773953289" calcext:value-type="float">
            <text:p>1.7059677395</text:p>
          </table:table-cell>
          <table:table-cell office:value-type="float" office:value="249.544967567044" calcext:value-type="float">
            <text:p>249.544967567</text:p>
          </table:table-cell>
          <table:table-cell office:value-type="float" office:value="0.727137487351527" calcext:value-type="float">
            <text:p>0.7271374874</text:p>
          </table:table-cell>
          <table:table-cell office:value-type="float" office:value="6.36172738259358" calcext:value-type="float">
            <text:p>6.3617273826</text:p>
          </table:table-cell>
          <table:table-cell office:value-type="float" office:value="1.87702907564066" calcext:value-type="float">
            <text:p>1.8770290756</text:p>
          </table:table-cell>
          <table:table-cell office:value-type="float" office:value="0.123228621627283" calcext:value-type="float">
            <text:p>0.1232286216</text:p>
          </table:table-cell>
          <table:table-cell office:value-type="float" office:value="0.385237933674464" calcext:value-type="float">
            <text:p>0.3852379337</text:p>
          </table:table-cell>
          <table:table-cell office:value-type="float" office:value="356.556940913004" calcext:value-type="float">
            <text:p>356.556940913</text:p>
          </table:table-cell>
        </table:table-row>
        <table:table-row table:style-name="ro1">
          <table:table-cell office:value-type="float" office:value="77.0948868168424" calcext:value-type="float">
            <text:p>77.0948868168</text:p>
          </table:table-cell>
          <table:table-cell office:value-type="float" office:value="12.4427605757857" calcext:value-type="float">
            <text:p>12.4427605758</text:p>
          </table:table-cell>
          <table:table-cell office:value-type="float" office:value="2.42877223900724" calcext:value-type="float">
            <text:p>2.428772239</text:p>
          </table:table-cell>
          <table:table-cell office:value-type="float" office:value="252.832091530014" calcext:value-type="float">
            <text:p>252.83209153</text:p>
          </table:table-cell>
          <table:table-cell office:value-type="float" office:value="0.347594783655633" calcext:value-type="float">
            <text:p>0.3475947837</text:p>
          </table:table-cell>
          <table:table-cell office:value-type="float" office:value="9.64885134556434" calcext:value-type="float">
            <text:p>9.6488513456</text:p>
          </table:table-cell>
          <table:table-cell office:value-type="float" office:value="1.78404637865897" calcext:value-type="float">
            <text:p>1.7840463787</text:p>
          </table:table-cell>
          <table:table-cell office:value-type="float" office:value="0.0838675889254907" calcext:value-type="float">
            <text:p>0.0838675889</text:p>
          </table:table-cell>
          <table:table-cell office:value-type="float" office:value="0.300897804133973" calcext:value-type="float">
            <text:p>0.3008978041</text:p>
          </table:table-cell>
          <table:table-cell office:value-type="float" office:value="356.587291940159" calcext:value-type="float">
            <text:p>356.5872919402</text:p>
          </table:table-cell>
        </table:table-row>
        <table:table-row table:style-name="ro1">
          <table:table-cell office:value-type="float" office:value="77.97828033081" calcext:value-type="float">
            <text:p>77.9782803308</text:p>
          </table:table-cell>
          <table:table-cell office:value-type="float" office:value="9.00262617226087" calcext:value-type="float">
            <text:p>9.0026261723</text:p>
          </table:table-cell>
          <table:table-cell office:value-type="float" office:value="1.55295729897885" calcext:value-type="float">
            <text:p>1.552957299</text:p>
          </table:table-cell>
          <table:table-cell office:value-type="float" office:value="249.39195712649" calcext:value-type="float">
            <text:p>249.3919571265</text:p>
          </table:table-cell>
          <table:table-cell office:value-type="float" office:value="0.574127046797481" calcext:value-type="float">
            <text:p>0.5741270468</text:p>
          </table:table-cell>
          <table:table-cell office:value-type="float" office:value="6.20871694203953" calcext:value-type="float">
            <text:p>6.208716942</text:p>
          </table:table-cell>
          <table:table-cell office:value-type="float" office:value="1.87793059874114" calcext:value-type="float">
            <text:p>1.8779305987</text:p>
          </table:table-cell>
          <table:table-cell office:value-type="float" office:value="0.145851391243919" calcext:value-type="float">
            <text:p>0.1458513912</text:p>
          </table:table-cell>
          <table:table-cell office:value-type="float" office:value="0.392155512463726" calcext:value-type="float">
            <text:p>0.3921555125</text:p>
          </table:table-cell>
          <table:table-cell office:value-type="float" office:value="356.60437038691" calcext:value-type="float">
            <text:p>356.6043703869</text:p>
          </table:table-cell>
        </table:table-row>
        <table:table-row table:style-name="ro1">
          <table:table-cell office:value-type="float" office:value="77.0787939197015" calcext:value-type="float">
            <text:p>77.0787939197</text:p>
          </table:table-cell>
          <table:table-cell office:value-type="float" office:value="7.58187775840899" calcext:value-type="float">
            <text:p>7.5818777584</text:p>
          </table:table-cell>
          <table:table-cell office:value-type="float" office:value="2.35443110734918" calcext:value-type="float">
            <text:p>2.3544311073</text:p>
          </table:table-cell>
          <table:table-cell office:value-type="float" office:value="248.971208712638" calcext:value-type="float">
            <text:p>248.9712087126</text:p>
          </table:table-cell>
          <table:table-cell office:value-type="float" office:value="0.153378632945594" calcext:value-type="float">
            <text:p>0.1533786329</text:p>
          </table:table-cell>
          <table:table-cell office:value-type="float" office:value="5.78796852818765" calcext:value-type="float">
            <text:p>5.7879685282</text:p>
          </table:table-cell>
          <table:table-cell office:value-type="float" office:value="1.83317426841885" calcext:value-type="float">
            <text:p>1.8331742684</text:p>
          </table:table-cell>
          <table:table-cell office:value-type="float" office:value="0.278669430304876" calcext:value-type="float">
            <text:p>0.2786694303</text:p>
          </table:table-cell>
          <table:table-cell office:value-type="float" office:value="0.363478929444243" calcext:value-type="float">
            <text:p>0.3634789294</text:p>
          </table:table-cell>
          <table:table-cell office:value-type="float" office:value="356.625342391321" calcext:value-type="float">
            <text:p>356.6253423913</text:p>
          </table:table-cell>
        </table:table-row>
        <table:table-row table:style-name="ro1">
          <table:table-cell office:value-type="float" office:value="77.930509175206" calcext:value-type="float">
            <text:p>77.9305091752</text:p>
          </table:table-cell>
          <table:table-cell office:value-type="float" office:value="9.95485501665691" calcext:value-type="float">
            <text:p>9.9548550167</text:p>
          </table:table-cell>
          <table:table-cell office:value-type="float" office:value="2.28296392115267" calcext:value-type="float">
            <text:p>2.2829639212</text:p>
          </table:table-cell>
          <table:table-cell office:value-type="float" office:value="250.344185970886" calcext:value-type="float">
            <text:p>250.3441859709</text:p>
          </table:table-cell>
          <table:table-cell office:value-type="float" office:value="0.304133668971305" calcext:value-type="float">
            <text:p>0.304133669</text:p>
          </table:table-cell>
          <table:table-cell office:value-type="float" office:value="7.16094578643558" calcext:value-type="float">
            <text:p>7.1609457864</text:p>
          </table:table-cell>
          <table:table-cell office:value-type="float" office:value="1.84004674011713" calcext:value-type="float">
            <text:p>1.8400467401</text:p>
          </table:table-cell>
          <table:table-cell office:value-type="float" office:value="0.198322188999606" calcext:value-type="float">
            <text:p>0.198322189</text:p>
          </table:table-cell>
          <table:table-cell office:value-type="float" office:value="0.344977036107931" calcext:value-type="float">
            <text:p>0.3449770361</text:p>
          </table:table-cell>
          <table:table-cell office:value-type="float" office:value="356.681523684342" calcext:value-type="float">
            <text:p>356.6815236843</text:p>
          </table:table-cell>
        </table:table-row>
        <table:table-row table:style-name="ro1">
          <table:table-cell office:value-type="float" office:value="77.1451440228689" calcext:value-type="float">
            <text:p>77.1451440229</text:p>
          </table:table-cell>
          <table:table-cell office:value-type="float" office:value="9.1694898643198" calcext:value-type="float">
            <text:p>9.1694898643</text:p>
          </table:table-cell>
          <table:table-cell office:value-type="float" office:value="1.71982099103778" calcext:value-type="float">
            <text:p>1.719820991</text:p>
          </table:table-cell>
          <table:table-cell office:value-type="float" office:value="249.558820818549" calcext:value-type="float">
            <text:p>249.5588208185</text:p>
          </table:table-cell>
          <table:table-cell office:value-type="float" office:value="0.74099073885641" calcext:value-type="float">
            <text:p>0.7409907389</text:p>
          </table:table-cell>
          <table:table-cell office:value-type="float" office:value="6.37558063409846" calcext:value-type="float">
            <text:p>6.3755806341</text:p>
          </table:table-cell>
          <table:table-cell office:value-type="float" office:value="1.85610966934984" calcext:value-type="float">
            <text:p>1.8561096693</text:p>
          </table:table-cell>
          <table:table-cell office:value-type="float" office:value="0.116524281827202" calcext:value-type="float">
            <text:p>0.1165242818</text:p>
          </table:table-cell>
          <table:table-cell office:value-type="float" office:value="0.390415892049596" calcext:value-type="float">
            <text:p>0.390415892</text:p>
          </table:table-cell>
          <table:table-cell office:value-type="float" office:value="356.68556292356" calcext:value-type="float">
            <text:p>356.6855629236</text:p>
          </table:table-cell>
        </table:table-row>
        <table:table-row table:style-name="ro1">
          <table:table-cell office:value-type="float" office:value="76.9240091604142" calcext:value-type="float">
            <text:p>76.9240091604</text:p>
          </table:table-cell>
          <table:table-cell office:value-type="float" office:value="11.2816883351985" calcext:value-type="float">
            <text:p>11.2816883352</text:p>
          </table:table-cell>
          <table:table-cell office:value-type="float" office:value="2.40114002280659" calcext:value-type="float">
            <text:p>2.4011400228</text:p>
          </table:table-cell>
          <table:table-cell office:value-type="float" office:value="251.671019289427" calcext:value-type="float">
            <text:p>251.6710192894</text:p>
          </table:table-cell>
          <table:table-cell office:value-type="float" office:value="0.408744765290678" calcext:value-type="float">
            <text:p>0.4087447653</text:p>
          </table:table-cell>
          <table:table-cell office:value-type="float" office:value="8.48777910497717" calcext:value-type="float">
            <text:p>8.487779105</text:p>
          </table:table-cell>
          <table:table-cell office:value-type="float" office:value="1.79363297106555" calcext:value-type="float">
            <text:p>1.7936329711</text:p>
          </table:table-cell>
          <table:table-cell office:value-type="float" office:value="0.15794445571827" calcext:value-type="float">
            <text:p>0.1579444557</text:p>
          </table:table-cell>
          <table:table-cell office:value-type="float" office:value="0.363912182016387" calcext:value-type="float">
            <text:p>0.363912182</text:p>
          </table:table-cell>
          <table:table-cell office:value-type="float" office:value="356.709352966115" calcext:value-type="float">
            <text:p>356.7093529661</text:p>
          </table:table-cell>
        </table:table-row>
        <table:table-row table:style-name="ro1">
          <table:table-cell office:value-type="float" office:value="76.97828033081" calcext:value-type="float">
            <text:p>76.9782803308</text:p>
          </table:table-cell>
          <table:table-cell office:value-type="float" office:value="9.00262617226087" calcext:value-type="float">
            <text:p>9.0026261723</text:p>
          </table:table-cell>
          <table:table-cell office:value-type="float" office:value="1.55295729897885" calcext:value-type="float">
            <text:p>1.552957299</text:p>
          </table:table-cell>
          <table:table-cell office:value-type="float" office:value="249.39195712649" calcext:value-type="float">
            <text:p>249.3919571265</text:p>
          </table:table-cell>
          <table:table-cell office:value-type="float" office:value="0.574127046797481" calcext:value-type="float">
            <text:p>0.5741270468</text:p>
          </table:table-cell>
          <table:table-cell office:value-type="float" office:value="6.20871694203953" calcext:value-type="float">
            <text:p>6.208716942</text:p>
          </table:table-cell>
          <table:table-cell office:value-type="float" office:value="1.87793059874114" calcext:value-type="float">
            <text:p>1.8779305987</text:p>
          </table:table-cell>
          <table:table-cell office:value-type="float" office:value="0.145851391243919" calcext:value-type="float">
            <text:p>0.1458513912</text:p>
          </table:table-cell>
          <table:table-cell office:value-type="float" office:value="0.392155512463726" calcext:value-type="float">
            <text:p>0.3921555125</text:p>
          </table:table-cell>
          <table:table-cell office:value-type="float" office:value="356.715358520669" calcext:value-type="float">
            <text:p>356.7153585207</text:p>
          </table:table-cell>
        </table:table-row>
        <table:table-row table:style-name="ro1">
          <table:table-cell office:value-type="float" office:value="76.97828033081" calcext:value-type="float">
            <text:p>76.9782803308</text:p>
          </table:table-cell>
          <table:table-cell office:value-type="float" office:value="9.00262617226087" calcext:value-type="float">
            <text:p>9.0026261723</text:p>
          </table:table-cell>
          <table:table-cell office:value-type="float" office:value="1.55295729897885" calcext:value-type="float">
            <text:p>1.552957299</text:p>
          </table:table-cell>
          <table:table-cell office:value-type="float" office:value="249.39195712649" calcext:value-type="float">
            <text:p>249.3919571265</text:p>
          </table:table-cell>
          <table:table-cell office:value-type="float" office:value="0.574127046797481" calcext:value-type="float">
            <text:p>0.5741270468</text:p>
          </table:table-cell>
          <table:table-cell office:value-type="float" office:value="6.20871694203953" calcext:value-type="float">
            <text:p>6.208716942</text:p>
          </table:table-cell>
          <table:table-cell office:value-type="float" office:value="1.87793059874114" calcext:value-type="float">
            <text:p>1.8779305987</text:p>
          </table:table-cell>
          <table:table-cell office:value-type="float" office:value="0.145851391243919" calcext:value-type="float">
            <text:p>0.1458513912</text:p>
          </table:table-cell>
          <table:table-cell office:value-type="float" office:value="0.392155512463726" calcext:value-type="float">
            <text:p>0.3921555125</text:p>
          </table:table-cell>
          <table:table-cell office:value-type="float" office:value="356.715358520669" calcext:value-type="float">
            <text:p>356.7153585207</text:p>
          </table:table-cell>
        </table:table-row>
        <table:table-row table:style-name="ro1">
          <table:table-cell office:value-type="float" office:value="76.97828033081" calcext:value-type="float">
            <text:p>76.9782803308</text:p>
          </table:table-cell>
          <table:table-cell office:value-type="float" office:value="9.00262617226087" calcext:value-type="float">
            <text:p>9.0026261723</text:p>
          </table:table-cell>
          <table:table-cell office:value-type="float" office:value="1.55295729897885" calcext:value-type="float">
            <text:p>1.552957299</text:p>
          </table:table-cell>
          <table:table-cell office:value-type="float" office:value="249.39195712649" calcext:value-type="float">
            <text:p>249.3919571265</text:p>
          </table:table-cell>
          <table:table-cell office:value-type="float" office:value="0.574127046797481" calcext:value-type="float">
            <text:p>0.5741270468</text:p>
          </table:table-cell>
          <table:table-cell office:value-type="float" office:value="7.20871694203953" calcext:value-type="float">
            <text:p>7.208716942</text:p>
          </table:table-cell>
          <table:table-cell office:value-type="float" office:value="1.87793059874114" calcext:value-type="float">
            <text:p>1.8779305987</text:p>
          </table:table-cell>
          <table:table-cell office:value-type="float" office:value="0.145851391243919" calcext:value-type="float">
            <text:p>0.1458513912</text:p>
          </table:table-cell>
          <table:table-cell office:value-type="float" office:value="0.392155512463726" calcext:value-type="float">
            <text:p>0.3921555125</text:p>
          </table:table-cell>
          <table:table-cell office:value-type="float" office:value="356.741565659035" calcext:value-type="float">
            <text:p>356.741565659</text:p>
          </table:table-cell>
        </table:table-row>
        <table:table-row table:style-name="ro1">
          <table:table-cell office:value-type="float" office:value="76.97828033081" calcext:value-type="float">
            <text:p>76.9782803308</text:p>
          </table:table-cell>
          <table:table-cell office:value-type="float" office:value="9.00262617226087" calcext:value-type="float">
            <text:p>9.0026261723</text:p>
          </table:table-cell>
          <table:table-cell office:value-type="float" office:value="1.55295729897885" calcext:value-type="float">
            <text:p>1.552957299</text:p>
          </table:table-cell>
          <table:table-cell office:value-type="float" office:value="250.39195712649" calcext:value-type="float">
            <text:p>250.3919571265</text:p>
          </table:table-cell>
          <table:table-cell office:value-type="float" office:value="0.574127046797481" calcext:value-type="float">
            <text:p>0.5741270468</text:p>
          </table:table-cell>
          <table:table-cell office:value-type="float" office:value="6.20871694203953" calcext:value-type="float">
            <text:p>6.208716942</text:p>
          </table:table-cell>
          <table:table-cell office:value-type="float" office:value="1.87793059874114" calcext:value-type="float">
            <text:p>1.8779305987</text:p>
          </table:table-cell>
          <table:table-cell office:value-type="float" office:value="0.145851391243919" calcext:value-type="float">
            <text:p>0.1458513912</text:p>
          </table:table-cell>
          <table:table-cell office:value-type="float" office:value="0.392155512463726" calcext:value-type="float">
            <text:p>0.3921555125</text:p>
          </table:table-cell>
          <table:table-cell office:value-type="float" office:value="356.744016148371" calcext:value-type="float">
            <text:p>356.7440161484</text:p>
          </table:table-cell>
        </table:table-row>
        <table:table-row table:style-name="ro1">
          <table:table-cell office:value-type="float" office:value="77.131290771364" calcext:value-type="float">
            <text:p>77.1312907714</text:p>
          </table:table-cell>
          <table:table-cell office:value-type="float" office:value="9.15563661281492" calcext:value-type="float">
            <text:p>9.1556366128</text:p>
          </table:table-cell>
          <table:table-cell office:value-type="float" office:value="3.70596773953289" calcext:value-type="float">
            <text:p>3.7059677395</text:p>
          </table:table-cell>
          <table:table-cell office:value-type="float" office:value="249.544967567044" calcext:value-type="float">
            <text:p>249.544967567</text:p>
          </table:table-cell>
          <table:table-cell office:value-type="float" office:value="0.727137487351527" calcext:value-type="float">
            <text:p>0.7271374874</text:p>
          </table:table-cell>
          <table:table-cell office:value-type="float" office:value="6.36172738259358" calcext:value-type="float">
            <text:p>6.3617273826</text:p>
          </table:table-cell>
          <table:table-cell office:value-type="float" office:value="1.87702907564066" calcext:value-type="float">
            <text:p>1.8770290756</text:p>
          </table:table-cell>
          <table:table-cell office:value-type="float" office:value="0.123228621627283" calcext:value-type="float">
            <text:p>0.1232286216</text:p>
          </table:table-cell>
          <table:table-cell office:value-type="float" office:value="0.385237933674464" calcext:value-type="float">
            <text:p>0.3852379337</text:p>
          </table:table-cell>
          <table:table-cell office:value-type="float" office:value="356.745674756253" calcext:value-type="float">
            <text:p>356.7456747563</text:p>
          </table:table-cell>
        </table:table-row>
        <table:table-row table:style-name="ro1">
          <table:table-cell office:value-type="float" office:value="76.97828033081" calcext:value-type="float">
            <text:p>76.9782803308</text:p>
          </table:table-cell>
          <table:table-cell office:value-type="float" office:value="9.00262617226087" calcext:value-type="float">
            <text:p>9.0026261723</text:p>
          </table:table-cell>
          <table:table-cell office:value-type="float" office:value="1.55295729897885" calcext:value-type="float">
            <text:p>1.552957299</text:p>
          </table:table-cell>
          <table:table-cell office:value-type="float" office:value="249.39195712649" calcext:value-type="float">
            <text:p>249.3919571265</text:p>
          </table:table-cell>
          <table:table-cell office:value-type="float" office:value="1.57412704679748" calcext:value-type="float">
            <text:p>1.5741270468</text:p>
          </table:table-cell>
          <table:table-cell office:value-type="float" office:value="6.20871694203953" calcext:value-type="float">
            <text:p>6.208716942</text:p>
          </table:table-cell>
          <table:table-cell office:value-type="float" office:value="1.87793059874114" calcext:value-type="float">
            <text:p>1.8779305987</text:p>
          </table:table-cell>
          <table:table-cell office:value-type="float" office:value="0.145851391243919" calcext:value-type="float">
            <text:p>0.1458513912</text:p>
          </table:table-cell>
          <table:table-cell office:value-type="float" office:value="0.392155512463726" calcext:value-type="float">
            <text:p>0.3921555125</text:p>
          </table:table-cell>
          <table:table-cell office:value-type="float" office:value="356.856149248114" calcext:value-type="float">
            <text:p>356.8561492481</text:p>
          </table:table-cell>
        </table:table-row>
        <table:table-row table:style-name="ro1">
          <table:table-cell office:value-type="float" office:value="77.2789744084039" calcext:value-type="float">
            <text:p>77.2789744084</text:p>
          </table:table-cell>
          <table:table-cell office:value-type="float" office:value="9.30332024985477" calcext:value-type="float">
            <text:p>9.3033202499</text:p>
          </table:table-cell>
          <table:table-cell office:value-type="float" office:value="2.85365137657275" calcext:value-type="float">
            <text:p>2.8536513766</text:p>
          </table:table-cell>
          <table:table-cell office:value-type="float" office:value="249.692651204084" calcext:value-type="float">
            <text:p>249.6926512041</text:p>
          </table:table-cell>
          <table:table-cell office:value-type="float" office:value="0.874821124391383" calcext:value-type="float">
            <text:p>0.8748211244</text:p>
          </table:table-cell>
          <table:table-cell office:value-type="float" office:value="6.50941101963343" calcext:value-type="float">
            <text:p>6.5094110196</text:p>
          </table:table-cell>
          <table:table-cell office:value-type="float" office:value="1.87023650374521" calcext:value-type="float">
            <text:p>1.8702365037</text:p>
          </table:table-cell>
          <table:table-cell office:value-type="float" office:value="0.137816240711147" calcext:value-type="float">
            <text:p>0.1378162407</text:p>
          </table:table-cell>
          <table:table-cell office:value-type="float" office:value="0.400026466336215" calcext:value-type="float">
            <text:p>0.4000264663</text:p>
          </table:table-cell>
          <table:table-cell office:value-type="float" office:value="357.001727077457" calcext:value-type="float">
            <text:p>357.0017270775</text:p>
          </table:table-cell>
        </table:table-row>
        <table:table-row table:style-name="ro1">
          <table:table-cell office:value-type="float" office:value="77.0412581592248" calcext:value-type="float">
            <text:p>77.0412581592</text:p>
          </table:table-cell>
          <table:table-cell office:value-type="float" office:value="9.06560400067562" calcext:value-type="float">
            <text:p>9.0656040007</text:p>
          </table:table-cell>
          <table:table-cell office:value-type="float" office:value="2.61593512739361" calcext:value-type="float">
            <text:p>2.6159351274</text:p>
          </table:table-cell>
          <table:table-cell office:value-type="float" office:value="249.454934954905" calcext:value-type="float">
            <text:p>249.4549349549</text:p>
          </table:table-cell>
          <table:table-cell office:value-type="float" office:value="0.637104875212243" calcext:value-type="float">
            <text:p>0.6371048752</text:p>
          </table:table-cell>
          <table:table-cell office:value-type="float" office:value="6.27169477045429" calcext:value-type="float">
            <text:p>6.2716947705</text:p>
          </table:table-cell>
          <table:table-cell office:value-type="float" office:value="1.77604781421897" calcext:value-type="float">
            <text:p>1.7760478142</text:p>
          </table:table-cell>
          <table:table-cell office:value-type="float" office:value="0.36589558982834" calcext:value-type="float">
            <text:p>0.3658955898</text:p>
          </table:table-cell>
          <table:table-cell office:value-type="float" office:value="0.341590671097688" calcext:value-type="float">
            <text:p>0.3415906711</text:p>
          </table:table-cell>
          <table:table-cell office:value-type="float" office:value="357.021361996177" calcext:value-type="float">
            <text:p>357.0213619962</text:p>
          </table:table-cell>
        </table:table-row>
        <table:table-row table:style-name="ro1">
          <table:table-cell office:value-type="float" office:value="76.2206035759982" calcext:value-type="float">
            <text:p>76.220603576</text:p>
          </table:table-cell>
          <table:table-cell office:value-type="float" office:value="7.94590963692787" calcext:value-type="float">
            <text:p>7.9459096369</text:p>
          </table:table-cell>
          <table:table-cell office:value-type="float" office:value="2.71846298586807" calcext:value-type="float">
            <text:p>2.7184629859</text:p>
          </table:table-cell>
          <table:table-cell office:value-type="float" office:value="249.335240591157" calcext:value-type="float">
            <text:p>249.3352405912</text:p>
          </table:table-cell>
          <table:table-cell office:value-type="float" office:value="0.51741051146448" calcext:value-type="float">
            <text:p>0.5174105115</text:p>
          </table:table-cell>
          <table:table-cell office:value-type="float" office:value="6.15200040670653" calcext:value-type="float">
            <text:p>6.1520004067</text:p>
          </table:table-cell>
          <table:table-cell office:value-type="float" office:value="1.8806053331513" calcext:value-type="float">
            <text:p>1.8806053332</text:p>
          </table:table-cell>
          <table:table-cell office:value-type="float" office:value="0.130889526179347" calcext:value-type="float">
            <text:p>0.1308895262</text:p>
          </table:table-cell>
          <table:table-cell office:value-type="float" office:value="0.394090324826366" calcext:value-type="float">
            <text:p>0.3940903248</text:p>
          </table:table-cell>
          <table:table-cell office:value-type="float" office:value="357.04435720809" calcext:value-type="float">
            <text:p>357.0443572081</text:p>
          </table:table-cell>
        </table:table-row>
        <table:table-row table:style-name="ro1">
          <table:table-cell office:value-type="float" office:value="77.97828033081" calcext:value-type="float">
            <text:p>77.9782803308</text:p>
          </table:table-cell>
          <table:table-cell office:value-type="float" office:value="8.00262617226087" calcext:value-type="float">
            <text:p>8.0026261723</text:p>
          </table:table-cell>
          <table:table-cell office:value-type="float" office:value="1.55295729897885" calcext:value-type="float">
            <text:p>1.552957299</text:p>
          </table:table-cell>
          <table:table-cell office:value-type="float" office:value="249.39195712649" calcext:value-type="float">
            <text:p>249.3919571265</text:p>
          </table:table-cell>
          <table:table-cell office:value-type="float" office:value="0.574127046797481" calcext:value-type="float">
            <text:p>0.5741270468</text:p>
          </table:table-cell>
          <table:table-cell office:value-type="float" office:value="6.20871694203953" calcext:value-type="float">
            <text:p>6.208716942</text:p>
          </table:table-cell>
          <table:table-cell office:value-type="float" office:value="1.87793059874114" calcext:value-type="float">
            <text:p>1.8779305987</text:p>
          </table:table-cell>
          <table:table-cell office:value-type="float" office:value="0.145851391243919" calcext:value-type="float">
            <text:p>0.1458513912</text:p>
          </table:table-cell>
          <table:table-cell office:value-type="float" office:value="0.392155512463726" calcext:value-type="float">
            <text:p>0.3921555125</text:p>
          </table:table-cell>
          <table:table-cell office:value-type="float" office:value="357.124163024377" calcext:value-type="float">
            <text:p>357.1241630244</text:p>
          </table:table-cell>
        </table:table-row>
        <table:table-row table:style-name="ro1">
          <table:table-cell office:value-type="float" office:value="77.2793266267594" calcext:value-type="float">
            <text:p>77.2793266268</text:p>
          </table:table-cell>
          <table:table-cell office:value-type="float" office:value="11.7604625916672" calcext:value-type="float">
            <text:p>11.7604625917</text:p>
          </table:table-cell>
          <table:table-cell office:value-type="float" office:value="2.19914915200807" calcext:value-type="float">
            <text:p>2.199149152</text:p>
          </table:table-cell>
          <table:table-cell office:value-type="float" office:value="252.149793545896" calcext:value-type="float">
            <text:p>252.1497935459</text:p>
          </table:table-cell>
          <table:table-cell office:value-type="float" office:value="0.887519021759344" calcext:value-type="float">
            <text:p>0.8875190218</text:p>
          </table:table-cell>
          <table:table-cell office:value-type="float" office:value="8.96655336144583" calcext:value-type="float">
            <text:p>8.9665533614</text:p>
          </table:table-cell>
          <table:table-cell office:value-type="float" office:value="1.79227960791535" calcext:value-type="float">
            <text:p>1.7922796079</text:p>
          </table:table-cell>
          <table:table-cell office:value-type="float" office:value="0.12971849491207" calcext:value-type="float">
            <text:p>0.1297184949</text:p>
          </table:table-cell>
          <table:table-cell office:value-type="float" office:value="0.305050094833039" calcext:value-type="float">
            <text:p>0.3050500948</text:p>
          </table:table-cell>
          <table:table-cell office:value-type="float" office:value="357.134817837419" calcext:value-type="float">
            <text:p>357.1348178374</text:p>
          </table:table-cell>
        </table:table-row>
        <table:table-row table:style-name="ro1">
          <table:table-cell office:value-type="float" office:value="77.2083469106959" calcext:value-type="float">
            <text:p>77.2083469107</text:p>
          </table:table-cell>
          <table:table-cell office:value-type="float" office:value="7.83488753952684" calcext:value-type="float">
            <text:p>7.8348875395</text:p>
          </table:table-cell>
          <table:table-cell office:value-type="float" office:value="2.60744088846704" calcext:value-type="float">
            <text:p>2.6074408885</text:p>
          </table:table-cell>
          <table:table-cell office:value-type="float" office:value="249.224218493756" calcext:value-type="float">
            <text:p>249.2242184938</text:p>
          </table:table-cell>
          <table:table-cell office:value-type="float" office:value="0.406388414063447" calcext:value-type="float">
            <text:p>0.4063884141</text:p>
          </table:table-cell>
          <table:table-cell office:value-type="float" office:value="6.0409783093055" calcext:value-type="float">
            <text:p>6.0409783093</text:p>
          </table:table-cell>
          <table:table-cell office:value-type="float" office:value="1.89076378325492" calcext:value-type="float">
            <text:p>1.8907637833</text:p>
          </table:table-cell>
          <table:table-cell office:value-type="float" office:value="0.089232092983342" calcext:value-type="float">
            <text:p>0.089232093</text:p>
          </table:table-cell>
          <table:table-cell office:value-type="float" office:value="0.397575749255092" calcext:value-type="float">
            <text:p>0.3975757493</text:p>
          </table:table-cell>
          <table:table-cell office:value-type="float" office:value="357.174680492591" calcext:value-type="float">
            <text:p>357.1746804926</text:p>
          </table:table-cell>
        </table:table-row>
        <table:table-row table:style-name="ro1">
          <table:table-cell office:value-type="float" office:value="76.97828033081" calcext:value-type="float">
            <text:p>76.9782803308</text:p>
          </table:table-cell>
          <table:table-cell office:value-type="float" office:value="8.00262617226087" calcext:value-type="float">
            <text:p>8.0026261723</text:p>
          </table:table-cell>
          <table:table-cell office:value-type="float" office:value="1.55295729897885" calcext:value-type="float">
            <text:p>1.552957299</text:p>
          </table:table-cell>
          <table:table-cell office:value-type="float" office:value="249.39195712649" calcext:value-type="float">
            <text:p>249.3919571265</text:p>
          </table:table-cell>
          <table:table-cell office:value-type="float" office:value="0.574127046797481" calcext:value-type="float">
            <text:p>0.5741270468</text:p>
          </table:table-cell>
          <table:table-cell office:value-type="float" office:value="6.20871694203953" calcext:value-type="float">
            <text:p>6.208716942</text:p>
          </table:table-cell>
          <table:table-cell office:value-type="float" office:value="1.87793059874114" calcext:value-type="float">
            <text:p>1.8779305987</text:p>
          </table:table-cell>
          <table:table-cell office:value-type="float" office:value="0.145851391243919" calcext:value-type="float">
            <text:p>0.1458513912</text:p>
          </table:table-cell>
          <table:table-cell office:value-type="float" office:value="0.392155512463726" calcext:value-type="float">
            <text:p>0.3921555125</text:p>
          </table:table-cell>
          <table:table-cell office:value-type="float" office:value="357.228265773939" calcext:value-type="float">
            <text:p>357.2282657739</text:p>
          </table:table-cell>
        </table:table-row>
        <table:table-row table:style-name="ro1">
          <table:table-cell office:value-type="float" office:value="77.1766617130839" calcext:value-type="float">
            <text:p>77.1766617131</text:p>
          </table:table-cell>
          <table:table-cell office:value-type="float" office:value="8.67974555179138" calcext:value-type="float">
            <text:p>8.6797455518</text:p>
          </table:table-cell>
          <table:table-cell office:value-type="float" office:value="2.45229890073158" calcext:value-type="float">
            <text:p>2.4522989007</text:p>
          </table:table-cell>
          <table:table-cell office:value-type="float" office:value="249.06907650602" calcext:value-type="float">
            <text:p>249.069076506</text:p>
          </table:table-cell>
          <table:table-cell office:value-type="float" office:value="0.251246426327994" calcext:value-type="float">
            <text:p>0.2512464263</text:p>
          </table:table-cell>
          <table:table-cell office:value-type="float" office:value="5.88583632157005" calcext:value-type="float">
            <text:p>5.8858363216</text:p>
          </table:table-cell>
          <table:table-cell office:value-type="float" office:value="1.87909274393112" calcext:value-type="float">
            <text:p>1.8790927439</text:p>
          </table:table-cell>
          <table:table-cell office:value-type="float" office:value="0.096017294646624" calcext:value-type="float">
            <text:p>0.0960172946</text:p>
          </table:table-cell>
          <table:table-cell office:value-type="float" office:value="0.404032896474301" calcext:value-type="float">
            <text:p>0.4040328965</text:p>
          </table:table-cell>
          <table:table-cell office:value-type="float" office:value="357.252453204241" calcext:value-type="float">
            <text:p>357.2524532042</text:p>
          </table:table-cell>
        </table:table-row>
        <table:table-row table:style-name="ro1">
          <table:table-cell office:value-type="float" office:value="77.303131661146" calcext:value-type="float">
            <text:p>77.3031316611</text:p>
          </table:table-cell>
          <table:table-cell office:value-type="float" office:value="9.32747750259693" calcext:value-type="float">
            <text:p>9.3274775026</text:p>
          </table:table-cell>
          <table:table-cell office:value-type="float" office:value="2.8778086293149" calcext:value-type="float">
            <text:p>2.8778086293</text:p>
          </table:table-cell>
          <table:table-cell office:value-type="float" office:value="249.716808456826" calcext:value-type="float">
            <text:p>249.7168084568</text:p>
          </table:table-cell>
          <table:table-cell office:value-type="float" office:value="0.898978377133538" calcext:value-type="float">
            <text:p>0.8989783771</text:p>
          </table:table-cell>
          <table:table-cell office:value-type="float" office:value="6.53356827237559" calcext:value-type="float">
            <text:p>6.5335682724</text:p>
          </table:table-cell>
          <table:table-cell office:value-type="float" office:value="1.82908769863591" calcext:value-type="float">
            <text:p>1.8290876986</text:p>
          </table:table-cell>
          <table:table-cell office:value-type="float" office:value="0.0972701833828922" calcext:value-type="float">
            <text:p>0.0972701834</text:p>
          </table:table-cell>
          <table:table-cell office:value-type="float" office:value="0.381330874849294" calcext:value-type="float">
            <text:p>0.3813308748</text:p>
          </table:table-cell>
          <table:table-cell office:value-type="float" office:value="357.262712054033" calcext:value-type="float">
            <text:p>357.262712054</text:p>
          </table:table-cell>
        </table:table-row>
        <table:table-row table:style-name="ro1">
          <table:table-cell office:value-type="float" office:value="77.1415844054713" calcext:value-type="float">
            <text:p>77.1415844055</text:p>
          </table:table-cell>
          <table:table-cell office:value-type="float" office:value="11.4992635802556" calcext:value-type="float">
            <text:p>11.4992635803</text:p>
          </table:table-cell>
          <table:table-cell office:value-type="float" office:value="1.93795014059654" calcext:value-type="float">
            <text:p>1.9379501406</text:p>
          </table:table-cell>
          <table:table-cell office:value-type="float" office:value="251.888594534484" calcext:value-type="float">
            <text:p>251.8885945345</text:p>
          </table:table-cell>
          <table:table-cell office:value-type="float" office:value="0.626320010347807" calcext:value-type="float">
            <text:p>0.6263200103</text:p>
          </table:table-cell>
          <table:table-cell office:value-type="float" office:value="8.7053543500343" calcext:value-type="float">
            <text:p>8.70535435</text:p>
          </table:table-cell>
          <table:table-cell office:value-type="float" office:value="1.78652604557492" calcext:value-type="float">
            <text:p>1.7865260456</text:p>
          </table:table-cell>
          <table:table-cell office:value-type="float" office:value="0.172018888817684" calcext:value-type="float">
            <text:p>0.1720188888</text:p>
          </table:table-cell>
          <table:table-cell office:value-type="float" office:value="0.361045074407132" calcext:value-type="float">
            <text:p>0.3610450744</text:p>
          </table:table-cell>
          <table:table-cell office:value-type="float" office:value="357.270596558356" calcext:value-type="float">
            <text:p>357.2705965584</text:p>
          </table:table-cell>
        </table:table-row>
        <table:table-row table:style-name="ro1">
          <table:table-cell office:value-type="float" office:value="77.2457277920369" calcext:value-type="float">
            <text:p>77.245727792</text:p>
          </table:table-cell>
          <table:table-cell office:value-type="float" office:value="9.27007363348782" calcext:value-type="float">
            <text:p>9.2700736335</text:p>
          </table:table-cell>
          <table:table-cell office:value-type="float" office:value="2.8204047602058" calcext:value-type="float">
            <text:p>2.8204047602</text:p>
          </table:table-cell>
          <table:table-cell office:value-type="float" office:value="249.659404587717" calcext:value-type="float">
            <text:p>249.6594045877</text:p>
          </table:table-cell>
          <table:table-cell office:value-type="float" office:value="0.841574508024429" calcext:value-type="float">
            <text:p>0.841574508</text:p>
          </table:table-cell>
          <table:table-cell office:value-type="float" office:value="6.47616440326648" calcext:value-type="float">
            <text:p>6.4761644033</text:p>
          </table:table-cell>
          <table:table-cell office:value-type="float" office:value="1.86585421948322" calcext:value-type="float">
            <text:p>1.8658542195</text:p>
          </table:table-cell>
          <table:table-cell office:value-type="float" office:value="0.134249587005867" calcext:value-type="float">
            <text:p>0.134249587</text:p>
          </table:table-cell>
          <table:table-cell office:value-type="float" office:value="0.365220536925263" calcext:value-type="float">
            <text:p>0.3652205369</text:p>
          </table:table-cell>
          <table:table-cell office:value-type="float" office:value="357.411184231929" calcext:value-type="float">
            <text:p>357.4111842319</text:p>
          </table:table-cell>
        </table:table-row>
        <table:table-row table:style-name="ro1">
          <table:table-cell office:value-type="float" office:value="77.933354963699" calcext:value-type="float">
            <text:p>77.9333549637</text:p>
          </table:table-cell>
          <table:table-cell office:value-type="float" office:value="9.95770080514986" calcext:value-type="float">
            <text:p>9.9577008051</text:p>
          </table:table-cell>
          <table:table-cell office:value-type="float" office:value="2.28580970964562" calcext:value-type="float">
            <text:p>2.2858097096</text:p>
          </table:table-cell>
          <table:table-cell office:value-type="float" office:value="250.347031759379" calcext:value-type="float">
            <text:p>250.3470317594</text:p>
          </table:table-cell>
          <table:table-cell office:value-type="float" office:value="0.30697945746426" calcext:value-type="float">
            <text:p>0.3069794575</text:p>
          </table:table-cell>
          <table:table-cell office:value-type="float" office:value="7.16379157492853" calcext:value-type="float">
            <text:p>7.1637915749</text:p>
          </table:table-cell>
          <table:table-cell office:value-type="float" office:value="1.78813738952963" calcext:value-type="float">
            <text:p>1.7881373895</text:p>
          </table:table-cell>
          <table:table-cell office:value-type="float" office:value="0.196807815191402" calcext:value-type="float">
            <text:p>0.1968078152</text:p>
          </table:table-cell>
          <table:table-cell office:value-type="float" office:value="0.358393673185107" calcext:value-type="float">
            <text:p>0.3583936732</text:p>
          </table:table-cell>
          <table:table-cell office:value-type="float" office:value="357.421775674155" calcext:value-type="float">
            <text:p>357.4217756742</text:p>
          </table:table-cell>
        </table:table-row>
        <table:table-row table:style-name="ro1">
          <table:table-cell office:value-type="float" office:value="77.1511990803994" calcext:value-type="float">
            <text:p>77.1511990804</text:p>
          </table:table-cell>
          <table:table-cell office:value-type="float" office:value="9.17554492185034" calcext:value-type="float">
            <text:p>9.1755449219</text:p>
          </table:table-cell>
          <table:table-cell office:value-type="float" office:value="1.72587604856831" calcext:value-type="float">
            <text:p>1.7258760486</text:p>
          </table:table-cell>
          <table:table-cell office:value-type="float" office:value="249.564875876079" calcext:value-type="float">
            <text:p>249.5648758761</text:p>
          </table:table-cell>
          <table:table-cell office:value-type="float" office:value="0.747045796386949" calcext:value-type="float">
            <text:p>0.7470457964</text:p>
          </table:table-cell>
          <table:table-cell office:value-type="float" office:value="6.381635691629" calcext:value-type="float">
            <text:p>6.3816356916</text:p>
          </table:table-cell>
          <table:table-cell office:value-type="float" office:value="1.88304399463002" calcext:value-type="float">
            <text:p>1.8830439946</text:p>
          </table:table-cell>
          <table:table-cell office:value-type="float" office:value="0.0897676203221548" calcext:value-type="float">
            <text:p>0.0897676203</text:p>
          </table:table-cell>
          <table:table-cell office:value-type="float" office:value="0.381100425717886" calcext:value-type="float">
            <text:p>0.3811004257</text:p>
          </table:table-cell>
          <table:table-cell office:value-type="float" office:value="357.451103375036" calcext:value-type="float">
            <text:p>357.451103375</text:p>
          </table:table-cell>
        </table:table-row>
        <table:table-row table:style-name="ro1">
          <table:table-cell office:value-type="float" office:value="76.3962856870691" calcext:value-type="float">
            <text:p>76.3962856871</text:p>
          </table:table-cell>
          <table:table-cell office:value-type="float" office:value="10.7539648618533" calcext:value-type="float">
            <text:p>10.7539648619</text:p>
          </table:table-cell>
          <table:table-cell office:value-type="float" office:value="2.51813534232833" calcext:value-type="float">
            <text:p>2.5181353423</text:p>
          </table:table-cell>
          <table:table-cell office:value-type="float" office:value="251.143295816082" calcext:value-type="float">
            <text:p>251.1432958161</text:p>
          </table:table-cell>
          <table:table-cell office:value-type="float" office:value="1.10324351416769" calcext:value-type="float">
            <text:p>1.1032435142</text:p>
          </table:table-cell>
          <table:table-cell office:value-type="float" office:value="7.96005563163196" calcext:value-type="float">
            <text:p>7.9600556316</text:p>
          </table:table-cell>
          <table:table-cell office:value-type="float" office:value="1.79481425057515" calcext:value-type="float">
            <text:p>1.7948142506</text:p>
          </table:table-cell>
          <table:table-cell office:value-type="float" office:value="0.056275979884055" calcext:value-type="float">
            <text:p>0.0562759799</text:p>
          </table:table-cell>
          <table:table-cell office:value-type="float" office:value="0.367065829853495" calcext:value-type="float">
            <text:p>0.3670658299</text:p>
          </table:table-cell>
          <table:table-cell office:value-type="float" office:value="357.554874554734" calcext:value-type="float">
            <text:p>357.5548745547</text:p>
          </table:table-cell>
        </table:table-row>
        <table:table-row table:style-name="ro1">
          <table:table-cell office:value-type="float" office:value="77.2675382769987" calcext:value-type="float">
            <text:p>77.267538277</text:p>
          </table:table-cell>
          <table:table-cell office:value-type="float" office:value="11.625217451783" calcext:value-type="float">
            <text:p>11.6252174518</text:p>
          </table:table-cell>
          <table:table-cell office:value-type="float" office:value="2.06390401212389" calcext:value-type="float">
            <text:p>2.0639040121</text:p>
          </table:table-cell>
          <table:table-cell office:value-type="float" office:value="252.014548406012" calcext:value-type="float">
            <text:p>252.014548406</text:p>
          </table:table-cell>
          <table:table-cell office:value-type="float" office:value="0.752273881875161" calcext:value-type="float">
            <text:p>0.7522738819</text:p>
          </table:table-cell>
          <table:table-cell office:value-type="float" office:value="8.83130822156165" calcext:value-type="float">
            <text:p>8.8313082216</text:p>
          </table:table-cell>
          <table:table-cell office:value-type="float" office:value="1.80266531602645" calcext:value-type="float">
            <text:p>1.802665316</text:p>
          </table:table-cell>
          <table:table-cell office:value-type="float" office:value="0.100899806690051" calcext:value-type="float">
            <text:p>0.1008998067</text:p>
          </table:table-cell>
          <table:table-cell office:value-type="float" office:value="0.311584635381168" calcext:value-type="float">
            <text:p>0.3115846354</text:p>
          </table:table-cell>
          <table:table-cell office:value-type="float" office:value="357.577120262225" calcext:value-type="float">
            <text:p>357.5771202622</text:p>
          </table:table-cell>
        </table:table-row>
        <table:table-row table:style-name="ro1">
          <table:table-cell office:value-type="float" office:value="77.3935790263039" calcext:value-type="float">
            <text:p>77.3935790263</text:p>
          </table:table-cell>
          <table:table-cell office:value-type="float" office:value="7.9210493914555" calcext:value-type="float">
            <text:p>7.9210493915</text:p>
          </table:table-cell>
          <table:table-cell office:value-type="float" office:value="1.11999148142988" calcext:value-type="float">
            <text:p>1.1199914814</text:p>
          </table:table-cell>
          <table:table-cell office:value-type="float" office:value="249.12081515209" calcext:value-type="float">
            <text:p>249.1208151521</text:p>
          </table:table-cell>
          <table:table-cell office:value-type="float" office:value="0.357404083777677" calcext:value-type="float">
            <text:p>0.3574040838</text:p>
          </table:table-cell>
          <table:table-cell office:value-type="float" office:value="6.03651862469483" calcext:value-type="float">
            <text:p>6.0365186247</text:p>
          </table:table-cell>
          <table:table-cell office:value-type="float" office:value="1.85242854498617" calcext:value-type="float">
            <text:p>1.852428545</text:p>
          </table:table-cell>
          <table:table-cell office:value-type="float" office:value="0.10211112355196" calcext:value-type="float">
            <text:p>0.1021111236</text:p>
          </table:table-cell>
          <table:table-cell office:value-type="float" office:value="0.383562517092147" calcext:value-type="float">
            <text:p>0.3835625171</text:p>
          </table:table-cell>
          <table:table-cell office:value-type="float" office:value="357.615842444988" calcext:value-type="float">
            <text:p>357.615842445</text:p>
          </table:table-cell>
        </table:table-row>
        <table:table-row table:style-name="ro1">
          <table:table-cell office:value-type="float" office:value="77.574865569103" calcext:value-type="float">
            <text:p>77.5748655691</text:p>
          </table:table-cell>
          <table:table-cell office:value-type="float" office:value="9.59921141055395" calcext:value-type="float">
            <text:p>9.5992114106</text:p>
          </table:table-cell>
          <table:table-cell office:value-type="float" office:value="1.92732031504971" calcext:value-type="float">
            <text:p>1.927320315</text:p>
          </table:table-cell>
          <table:table-cell office:value-type="float" office:value="249.988542364783" calcext:value-type="float">
            <text:p>249.9885423648</text:p>
          </table:table-cell>
          <table:table-cell office:value-type="float" office:value="1.17071228509057" calcext:value-type="float">
            <text:p>1.1707122851</text:p>
          </table:table-cell>
          <table:table-cell office:value-type="float" office:value="6.80530218033262" calcext:value-type="float">
            <text:p>6.8053021803</text:p>
          </table:table-cell>
          <table:table-cell office:value-type="float" office:value="1.85064031559626" calcext:value-type="float">
            <text:p>1.8506403156</text:p>
          </table:table-cell>
          <table:table-cell office:value-type="float" office:value="0.222457421329059" calcext:value-type="float">
            <text:p>0.2224574213</text:p>
          </table:table-cell>
          <table:table-cell office:value-type="float" office:value="0.353241846616176" calcext:value-type="float">
            <text:p>0.3532418466</text:p>
          </table:table-cell>
          <table:table-cell office:value-type="float" office:value="357.627054843249" calcext:value-type="float">
            <text:p>357.6270548433</text:p>
          </table:table-cell>
        </table:table-row>
        <table:table-row table:style-name="ro1">
          <table:table-cell office:value-type="float" office:value="77.3061862257071" calcext:value-type="float">
            <text:p>77.3061862257</text:p>
          </table:table-cell>
          <table:table-cell office:value-type="float" office:value="7.80927006441454" calcext:value-type="float">
            <text:p>7.8092700644</text:p>
          </table:table-cell>
          <table:table-cell office:value-type="float" office:value="2.58182341335473" calcext:value-type="float">
            <text:p>2.5818234134</text:p>
          </table:table-cell>
          <table:table-cell office:value-type="float" office:value="249.198601018644" calcext:value-type="float">
            <text:p>249.1986010186</text:p>
          </table:table-cell>
          <table:table-cell office:value-type="float" office:value="0.380770938951146" calcext:value-type="float">
            <text:p>0.380770939</text:p>
          </table:table-cell>
          <table:table-cell office:value-type="float" office:value="6.0153608341932" calcext:value-type="float">
            <text:p>6.0153608342</text:p>
          </table:table-cell>
          <table:table-cell office:value-type="float" office:value="1.90659793754449" calcext:value-type="float">
            <text:p>1.9065979375</text:p>
          </table:table-cell>
          <table:table-cell office:value-type="float" office:value="0.109531563806758" calcext:value-type="float">
            <text:p>0.1095315638</text:p>
          </table:table-cell>
          <table:table-cell office:value-type="float" office:value="0.407538354323915" calcext:value-type="float">
            <text:p>0.4075383543</text:p>
          </table:table-cell>
          <table:table-cell office:value-type="float" office:value="357.667984570143" calcext:value-type="float">
            <text:p>357.6679845701</text:p>
          </table:table-cell>
        </table:table-row>
        <table:table-row table:style-name="ro1">
          <table:table-cell office:value-type="float" office:value="76.1791112703997" calcext:value-type="float">
            <text:p>76.1791112704</text:p>
          </table:table-cell>
          <table:table-cell office:value-type="float" office:value="10.536790445184" calcext:value-type="float">
            <text:p>10.5367904452</text:p>
          </table:table-cell>
          <table:table-cell office:value-type="float" office:value="2.67971416449457" calcext:value-type="float">
            <text:p>2.6797141645</text:p>
          </table:table-cell>
          <table:table-cell office:value-type="float" office:value="250.926121399413" calcext:value-type="float">
            <text:p>250.9261213994</text:p>
          </table:table-cell>
          <table:table-cell office:value-type="float" office:value="0.886069097498393" calcext:value-type="float">
            <text:p>0.8860690975</text:p>
          </table:table-cell>
          <table:table-cell office:value-type="float" office:value="7.74288121496266" calcext:value-type="float">
            <text:p>7.742881215</text:p>
          </table:table-cell>
          <table:table-cell office:value-type="float" office:value="1.81755703566154" calcext:value-type="float">
            <text:p>1.8175570357</text:p>
          </table:table-cell>
          <table:table-cell office:value-type="float" office:value="0.0174143667367441" calcext:value-type="float">
            <text:p>0.0174143667</text:p>
          </table:table-cell>
          <table:table-cell office:value-type="float" office:value="0.379225019576607" calcext:value-type="float">
            <text:p>0.3792250196</text:p>
          </table:table-cell>
          <table:table-cell office:value-type="float" office:value="357.707575406445" calcext:value-type="float">
            <text:p>357.7075754064</text:p>
          </table:table-cell>
        </table:table-row>
        <table:table-row table:style-name="ro1">
          <table:table-cell office:value-type="float" office:value="77.1766617130839" calcext:value-type="float">
            <text:p>77.1766617131</text:p>
          </table:table-cell>
          <table:table-cell office:value-type="float" office:value="7.67974555179138" calcext:value-type="float">
            <text:p>7.6797455518</text:p>
          </table:table-cell>
          <table:table-cell office:value-type="float" office:value="2.45229890073158" calcext:value-type="float">
            <text:p>2.4522989007</text:p>
          </table:table-cell>
          <table:table-cell office:value-type="float" office:value="249.06907650602" calcext:value-type="float">
            <text:p>249.069076506</text:p>
          </table:table-cell>
          <table:table-cell office:value-type="float" office:value="0.251246426327994" calcext:value-type="float">
            <text:p>0.2512464263</text:p>
          </table:table-cell>
          <table:table-cell office:value-type="float" office:value="5.88583632157005" calcext:value-type="float">
            <text:p>5.8858363216</text:p>
          </table:table-cell>
          <table:table-cell office:value-type="float" office:value="1.87909274393112" calcext:value-type="float">
            <text:p>1.8790927439</text:p>
          </table:table-cell>
          <table:table-cell office:value-type="float" office:value="0.096017294646624" calcext:value-type="float">
            <text:p>0.0960172946</text:p>
          </table:table-cell>
          <table:table-cell office:value-type="float" office:value="0.404032896474301" calcext:value-type="float">
            <text:p>0.4040328965</text:p>
          </table:table-cell>
          <table:table-cell office:value-type="float" office:value="357.71214454896" calcext:value-type="float">
            <text:p>357.712144549</text:p>
          </table:table-cell>
        </table:table-row>
        <table:table-row table:style-name="ro1">
          <table:table-cell office:value-type="float" office:value="77.1766617130839" calcext:value-type="float">
            <text:p>77.1766617131</text:p>
          </table:table-cell>
          <table:table-cell office:value-type="float" office:value="7.67974555179138" calcext:value-type="float">
            <text:p>7.6797455518</text:p>
          </table:table-cell>
          <table:table-cell office:value-type="float" office:value="2.45229890073158" calcext:value-type="float">
            <text:p>2.4522989007</text:p>
          </table:table-cell>
          <table:table-cell office:value-type="float" office:value="249.06907650602" calcext:value-type="float">
            <text:p>249.069076506</text:p>
          </table:table-cell>
          <table:table-cell office:value-type="float" office:value="0.251246426327994" calcext:value-type="float">
            <text:p>0.2512464263</text:p>
          </table:table-cell>
          <table:table-cell office:value-type="float" office:value="5.88583632157005" calcext:value-type="float">
            <text:p>5.8858363216</text:p>
          </table:table-cell>
          <table:table-cell office:value-type="float" office:value="1.87909274393112" calcext:value-type="float">
            <text:p>1.8790927439</text:p>
          </table:table-cell>
          <table:table-cell office:value-type="float" office:value="0.096017294646624" calcext:value-type="float">
            <text:p>0.0960172946</text:p>
          </table:table-cell>
          <table:table-cell office:value-type="float" office:value="0.404032896474301" calcext:value-type="float">
            <text:p>0.4040328965</text:p>
          </table:table-cell>
          <table:table-cell office:value-type="float" office:value="357.71214454896" calcext:value-type="float">
            <text:p>357.712144549</text:p>
          </table:table-cell>
        </table:table-row>
        <table:table-row table:style-name="ro1">
          <table:table-cell office:value-type="float" office:value="77.1766617130839" calcext:value-type="float">
            <text:p>77.1766617131</text:p>
          </table:table-cell>
          <table:table-cell office:value-type="float" office:value="7.67974555179138" calcext:value-type="float">
            <text:p>7.6797455518</text:p>
          </table:table-cell>
          <table:table-cell office:value-type="float" office:value="2.45229890073158" calcext:value-type="float">
            <text:p>2.4522989007</text:p>
          </table:table-cell>
          <table:table-cell office:value-type="float" office:value="250.06907650602" calcext:value-type="float">
            <text:p>250.069076506</text:p>
          </table:table-cell>
          <table:table-cell office:value-type="float" office:value="0.251246426327994" calcext:value-type="float">
            <text:p>0.2512464263</text:p>
          </table:table-cell>
          <table:table-cell office:value-type="float" office:value="5.88583632157005" calcext:value-type="float">
            <text:p>5.8858363216</text:p>
          </table:table-cell>
          <table:table-cell office:value-type="float" office:value="1.87909274393112" calcext:value-type="float">
            <text:p>1.8790927439</text:p>
          </table:table-cell>
          <table:table-cell office:value-type="float" office:value="0.096017294646624" calcext:value-type="float">
            <text:p>0.0960172946</text:p>
          </table:table-cell>
          <table:table-cell office:value-type="float" office:value="0.404032896474301" calcext:value-type="float">
            <text:p>0.4040328965</text:p>
          </table:table-cell>
          <table:table-cell office:value-type="float" office:value="357.737766284115" calcext:value-type="float">
            <text:p>357.7377662841</text:p>
          </table:table-cell>
        </table:table-row>
        <table:table-row table:style-name="ro1">
          <table:table-cell office:value-type="float" office:value="77.1766617130839" calcext:value-type="float">
            <text:p>77.1766617131</text:p>
          </table:table-cell>
          <table:table-cell office:value-type="float" office:value="7.67974555179138" calcext:value-type="float">
            <text:p>7.6797455518</text:p>
          </table:table-cell>
          <table:table-cell office:value-type="float" office:value="2.45229890073158" calcext:value-type="float">
            <text:p>2.4522989007</text:p>
          </table:table-cell>
          <table:table-cell office:value-type="float" office:value="249.06907650602" calcext:value-type="float">
            <text:p>249.069076506</text:p>
          </table:table-cell>
          <table:table-cell office:value-type="float" office:value="0.251246426327994" calcext:value-type="float">
            <text:p>0.2512464263</text:p>
          </table:table-cell>
          <table:table-cell office:value-type="float" office:value="6.88583632157005" calcext:value-type="float">
            <text:p>6.8858363216</text:p>
          </table:table-cell>
          <table:table-cell office:value-type="float" office:value="1.87909274393112" calcext:value-type="float">
            <text:p>1.8790927439</text:p>
          </table:table-cell>
          <table:table-cell office:value-type="float" office:value="0.096017294646624" calcext:value-type="float">
            <text:p>0.0960172946</text:p>
          </table:table-cell>
          <table:table-cell office:value-type="float" office:value="0.404032896474301" calcext:value-type="float">
            <text:p>0.4040328965</text:p>
          </table:table-cell>
          <table:table-cell office:value-type="float" office:value="357.742199006475" calcext:value-type="float">
            <text:p>357.7421990065</text:p>
          </table:table-cell>
        </table:table-row>
        <table:table-row table:style-name="ro1">
          <table:table-cell office:value-type="float" office:value="77.1766617130839" calcext:value-type="float">
            <text:p>77.1766617131</text:p>
          </table:table-cell>
          <table:table-cell office:value-type="float" office:value="7.67974555179138" calcext:value-type="float">
            <text:p>7.6797455518</text:p>
          </table:table-cell>
          <table:table-cell office:value-type="float" office:value="2.45229890073158" calcext:value-type="float">
            <text:p>2.4522989007</text:p>
          </table:table-cell>
          <table:table-cell office:value-type="float" office:value="249.06907650602" calcext:value-type="float">
            <text:p>249.069076506</text:p>
          </table:table-cell>
          <table:table-cell office:value-type="float" office:value="1.25124642632799" calcext:value-type="float">
            <text:p>1.2512464263</text:p>
          </table:table-cell>
          <table:table-cell office:value-type="float" office:value="5.88583632157005" calcext:value-type="float">
            <text:p>5.8858363216</text:p>
          </table:table-cell>
          <table:table-cell office:value-type="float" office:value="1.87909274393112" calcext:value-type="float">
            <text:p>1.8790927439</text:p>
          </table:table-cell>
          <table:table-cell office:value-type="float" office:value="0.096017294646624" calcext:value-type="float">
            <text:p>0.0960172946</text:p>
          </table:table-cell>
          <table:table-cell office:value-type="float" office:value="0.404032896474301" calcext:value-type="float">
            <text:p>0.4040328965</text:p>
          </table:table-cell>
          <table:table-cell office:value-type="float" office:value="357.795961880101" calcext:value-type="float">
            <text:p>357.7959618801</text:p>
          </table:table-cell>
        </table:table-row>
        <table:table-row table:style-name="ro1">
          <table:table-cell office:value-type="float" office:value="77.1766617130839" calcext:value-type="float">
            <text:p>77.1766617131</text:p>
          </table:table-cell>
          <table:table-cell office:value-type="float" office:value="7.67974555179138" calcext:value-type="float">
            <text:p>7.6797455518</text:p>
          </table:table-cell>
          <table:table-cell office:value-type="float" office:value="3.45229890073158" calcext:value-type="float">
            <text:p>3.4522989007</text:p>
          </table:table-cell>
          <table:table-cell office:value-type="float" office:value="249.06907650602" calcext:value-type="float">
            <text:p>249.069076506</text:p>
          </table:table-cell>
          <table:table-cell office:value-type="float" office:value="0.251246426327994" calcext:value-type="float">
            <text:p>0.2512464263</text:p>
          </table:table-cell>
          <table:table-cell office:value-type="float" office:value="5.88583632157005" calcext:value-type="float">
            <text:p>5.8858363216</text:p>
          </table:table-cell>
          <table:table-cell office:value-type="float" office:value="1.87909274393112" calcext:value-type="float">
            <text:p>1.8790927439</text:p>
          </table:table-cell>
          <table:table-cell office:value-type="float" office:value="0.096017294646624" calcext:value-type="float">
            <text:p>0.0960172946</text:p>
          </table:table-cell>
          <table:table-cell office:value-type="float" office:value="0.404032896474301" calcext:value-type="float">
            <text:p>0.4040328965</text:p>
          </table:table-cell>
          <table:table-cell office:value-type="float" office:value="357.816924755613" calcext:value-type="float">
            <text:p>357.8169247556</text:p>
          </table:table-cell>
        </table:table-row>
        <table:table-row table:style-name="ro1">
          <table:table-cell office:value-type="float" office:value="77.0715658442577" calcext:value-type="float">
            <text:p>77.0715658443</text:p>
          </table:table-cell>
          <table:table-cell office:value-type="float" office:value="9.09591168570865" calcext:value-type="float">
            <text:p>9.0959116857</text:p>
          </table:table-cell>
          <table:table-cell office:value-type="float" office:value="1.64624281242663" calcext:value-type="float">
            <text:p>1.6462428124</text:p>
          </table:table-cell>
          <table:table-cell office:value-type="float" office:value="249.485242639938" calcext:value-type="float">
            <text:p>249.4852426399</text:p>
          </table:table-cell>
          <table:table-cell office:value-type="float" office:value="0.667412560245261" calcext:value-type="float">
            <text:p>0.6674125602</text:p>
          </table:table-cell>
          <table:table-cell office:value-type="float" office:value="6.30200245548731" calcext:value-type="float">
            <text:p>6.3020024555</text:p>
          </table:table-cell>
          <table:table-cell office:value-type="float" office:value="1.85898431867258" calcext:value-type="float">
            <text:p>1.8589843187</text:p>
          </table:table-cell>
          <table:table-cell office:value-type="float" office:value="0.223611625542667" calcext:value-type="float">
            <text:p>0.2236116255</text:p>
          </table:table-cell>
          <table:table-cell office:value-type="float" office:value="0.397650457544196" calcext:value-type="float">
            <text:p>0.3976504575</text:p>
          </table:table-cell>
          <table:table-cell office:value-type="float" office:value="357.974344326877" calcext:value-type="float">
            <text:p>357.9743443269</text:p>
          </table:table-cell>
        </table:table-row>
        <table:table-row table:style-name="ro1">
          <table:table-cell office:value-type="float" office:value="76.801442129265" calcext:value-type="float">
            <text:p>76.8014421293</text:p>
          </table:table-cell>
          <table:table-cell office:value-type="float" office:value="11.1591213040492" calcext:value-type="float">
            <text:p>11.159121304</text:p>
          </table:table-cell>
          <table:table-cell office:value-type="float" office:value="2.40202978178076" calcext:value-type="float">
            <text:p>2.4020297818</text:p>
          </table:table-cell>
          <table:table-cell office:value-type="float" office:value="251.548452258278" calcext:value-type="float">
            <text:p>251.5484522583</text:p>
          </table:table-cell>
          <table:table-cell office:value-type="float" office:value="0.286177734141391" calcext:value-type="float">
            <text:p>0.2861777341</text:p>
          </table:table-cell>
          <table:table-cell office:value-type="float" office:value="8.36521207382789" calcext:value-type="float">
            <text:p>8.3652120738</text:p>
          </table:table-cell>
          <table:table-cell office:value-type="float" office:value="1.79616002164583" calcext:value-type="float">
            <text:p>1.7961600216</text:p>
          </table:table-cell>
          <table:table-cell office:value-type="float" office:value="0.133188681785102" calcext:value-type="float">
            <text:p>0.1331886818</text:p>
          </table:table-cell>
          <table:table-cell office:value-type="float" office:value="0.370432904750406" calcext:value-type="float">
            <text:p>0.3704329048</text:p>
          </table:table-cell>
          <table:table-cell office:value-type="float" office:value="358.026190670438" calcext:value-type="float">
            <text:p>358.0261906704</text:p>
          </table:table-cell>
        </table:table-row>
        <table:table-row table:style-name="ro1">
          <table:table-cell office:value-type="float" office:value="77.5778351950626" calcext:value-type="float">
            <text:p>77.5778351951</text:p>
          </table:table-cell>
          <table:table-cell office:value-type="float" office:value="9.60218103651352" calcext:value-type="float">
            <text:p>9.6021810365</text:p>
          </table:table-cell>
          <table:table-cell office:value-type="float" office:value="1.93028994100929" calcext:value-type="float">
            <text:p>1.930289941</text:p>
          </table:table-cell>
          <table:table-cell office:value-type="float" office:value="249.991511990742" calcext:value-type="float">
            <text:p>249.9915119907</text:p>
          </table:table-cell>
          <table:table-cell office:value-type="float" office:value="1.17368191105014" calcext:value-type="float">
            <text:p>1.1736819111</text:p>
          </table:table-cell>
          <table:table-cell office:value-type="float" office:value="6.80827180629219" calcext:value-type="float">
            <text:p>6.8082718063</text:p>
          </table:table-cell>
          <table:table-cell office:value-type="float" office:value="1.79839013293644" calcext:value-type="float">
            <text:p>1.7983901329</text:p>
          </table:table-cell>
          <table:table-cell office:value-type="float" office:value="0.220987829581836" calcext:value-type="float">
            <text:p>0.2209878296</text:p>
          </table:table-cell>
          <table:table-cell office:value-type="float" office:value="0.36672370342757" calcext:value-type="float">
            <text:p>0.3667237034</text:p>
          </table:table-cell>
          <table:table-cell office:value-type="float" office:value="358.142435341751" calcext:value-type="float">
            <text:p>358.1424353418</text:p>
          </table:table-cell>
        </table:table-row>
        <table:table-row table:style-name="ro1">
          <table:table-cell office:value-type="float" office:value="76.1602072707482" calcext:value-type="float">
            <text:p>76.1602072707</text:p>
          </table:table-cell>
          <table:table-cell office:value-type="float" office:value="10.5178864455324" calcext:value-type="float">
            <text:p>10.5178864455</text:p>
          </table:table-cell>
          <table:table-cell office:value-type="float" office:value="2.66081016484301" calcext:value-type="float">
            <text:p>2.6608101648</text:p>
          </table:table-cell>
          <table:table-cell office:value-type="float" office:value="250.907217399761" calcext:value-type="float">
            <text:p>250.9072173998</text:p>
          </table:table-cell>
          <table:table-cell office:value-type="float" office:value="0.867165097846835" calcext:value-type="float">
            <text:p>0.8671650978</text:p>
          </table:table-cell>
          <table:table-cell office:value-type="float" office:value="7.72397721531111" calcext:value-type="float">
            <text:p>7.7239772153</text:p>
          </table:table-cell>
          <table:table-cell office:value-type="float" office:value="1.82312860270007" calcext:value-type="float">
            <text:p>1.8231286027</text:p>
          </table:table-cell>
          <table:table-cell office:value-type="float" office:value="0.170187632507819" calcext:value-type="float">
            <text:p>0.1701876325</text:p>
          </table:table-cell>
          <table:table-cell office:value-type="float" office:value="0.332460035334979" calcext:value-type="float">
            <text:p>0.3324600353</text:p>
          </table:table-cell>
          <table:table-cell office:value-type="float" office:value="358.16261589413" calcext:value-type="float">
            <text:p>358.1626158941</text:p>
          </table:table-cell>
        </table:table-row>
        <table:table-row table:style-name="ro1">
          <table:table-cell office:value-type="float" office:value="77.3427433769574" calcext:value-type="float">
            <text:p>77.342743377</text:p>
          </table:table-cell>
          <table:table-cell office:value-type="float" office:value="7.84582721566482" calcext:value-type="float">
            <text:p>7.8458272157</text:p>
          </table:table-cell>
          <table:table-cell office:value-type="float" office:value="2.61838056460502" calcext:value-type="float">
            <text:p>2.6183805646</text:p>
          </table:table-cell>
          <table:table-cell office:value-type="float" office:value="249.235158169894" calcext:value-type="float">
            <text:p>249.2351581699</text:p>
          </table:table-cell>
          <table:table-cell office:value-type="float" office:value="0.417328090201429" calcext:value-type="float">
            <text:p>0.4173280902</text:p>
          </table:table-cell>
          <table:table-cell office:value-type="float" office:value="6.05191798544348" calcext:value-type="float">
            <text:p>6.0519179854</text:p>
          </table:table-cell>
          <table:table-cell office:value-type="float" office:value="1.90431267732081" calcext:value-type="float">
            <text:p>1.9043126773</text:p>
          </table:table-cell>
          <table:table-cell office:value-type="float" office:value="0.0567759317254922" calcext:value-type="float">
            <text:p>0.0567759317</text:p>
          </table:table-cell>
          <table:table-cell office:value-type="float" office:value="0.396339833239038" calcext:value-type="float">
            <text:p>0.3963398332</text:p>
          </table:table-cell>
          <table:table-cell office:value-type="float" office:value="358.205939171667" calcext:value-type="float">
            <text:p>358.2059391717</text:p>
          </table:table-cell>
        </table:table-row>
        <table:table-row table:style-name="ro1">
          <table:table-cell office:value-type="float" office:value="78.1766617130839" calcext:value-type="float">
            <text:p>78.1766617131</text:p>
          </table:table-cell>
          <table:table-cell office:value-type="float" office:value="7.67974555179138" calcext:value-type="float">
            <text:p>7.6797455518</text:p>
          </table:table-cell>
          <table:table-cell office:value-type="float" office:value="2.45229890073158" calcext:value-type="float">
            <text:p>2.4522989007</text:p>
          </table:table-cell>
          <table:table-cell office:value-type="float" office:value="249.06907650602" calcext:value-type="float">
            <text:p>249.069076506</text:p>
          </table:table-cell>
          <table:table-cell office:value-type="float" office:value="0.251246426327994" calcext:value-type="float">
            <text:p>0.2512464263</text:p>
          </table:table-cell>
          <table:table-cell office:value-type="float" office:value="5.88583632157005" calcext:value-type="float">
            <text:p>5.8858363216</text:p>
          </table:table-cell>
          <table:table-cell office:value-type="float" office:value="1.87909274393112" calcext:value-type="float">
            <text:p>1.8790927439</text:p>
          </table:table-cell>
          <table:table-cell office:value-type="float" office:value="0.096017294646624" calcext:value-type="float">
            <text:p>0.0960172946</text:p>
          </table:table-cell>
          <table:table-cell office:value-type="float" office:value="0.404032896474301" calcext:value-type="float">
            <text:p>0.4040328965</text:p>
          </table:table-cell>
          <table:table-cell office:value-type="float" office:value="358.20905299013" calcext:value-type="float">
            <text:p>358.2090529901</text:p>
          </table:table-cell>
        </table:table-row>
        <table:table-row table:style-name="ro1">
          <table:table-cell office:value-type="float" office:value="77.2449542706787" calcext:value-type="float">
            <text:p>77.2449542707</text:p>
          </table:table-cell>
          <table:table-cell office:value-type="float" office:value="9.2693001121296" calcext:value-type="float">
            <text:p>9.2693001121</text:p>
          </table:table-cell>
          <table:table-cell office:value-type="float" office:value="1.81963123884758" calcext:value-type="float">
            <text:p>1.8196312388</text:p>
          </table:table-cell>
          <table:table-cell office:value-type="float" office:value="249.658631066359" calcext:value-type="float">
            <text:p>249.6586310664</text:p>
          </table:table-cell>
          <table:table-cell office:value-type="float" office:value="0.840800986666211" calcext:value-type="float">
            <text:p>0.8408009867</text:p>
          </table:table-cell>
          <table:table-cell office:value-type="float" office:value="6.47539088190826" calcext:value-type="float">
            <text:p>6.4753908819</text:p>
          </table:table-cell>
          <table:table-cell office:value-type="float" office:value="1.91464486293561" calcext:value-type="float">
            <text:p>1.9146448629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412593261285989" calcext:value-type="float">
            <text:p>0.4125932613</text:p>
          </table:table-cell>
          <table:table-cell office:value-type="float" office:value="358.350401133257" calcext:value-type="float">
            <text:p>358.3504011333</text:p>
          </table:table-cell>
        </table:table-row>
        <table:table-row table:style-name="ro1">
          <table:table-cell office:value-type="float" office:value="77.3564076997512" calcext:value-type="float">
            <text:p>77.3564076998</text:p>
          </table:table-cell>
          <table:table-cell office:value-type="float" office:value="13.2042814586945" calcext:value-type="float">
            <text:p>13.2042814587</text:p>
          </table:table-cell>
          <table:table-cell office:value-type="float" office:value="2.49786818669278" calcext:value-type="float">
            <text:p>2.4978681867</text:p>
          </table:table-cell>
          <table:table-cell office:value-type="float" office:value="253.093612412923" calcext:value-type="float">
            <text:p>253.0936124129</text:p>
          </table:table-cell>
          <table:table-cell office:value-type="float" office:value="0.609115666564459" calcext:value-type="float">
            <text:p>0.6091156666</text:p>
          </table:table-cell>
          <table:table-cell office:value-type="float" office:value="9.91037222847317" calcext:value-type="float">
            <text:p>9.9103722285</text:p>
          </table:table-cell>
          <table:table-cell office:value-type="float" office:value="1.72938860470886" calcext:value-type="float">
            <text:p>1.7293886047</text:p>
          </table:table-cell>
          <table:table-cell office:value-type="float" office:value="0.199455280534601" calcext:value-type="float">
            <text:p>0.1994552805</text:p>
          </table:table-cell>
          <table:table-cell office:value-type="float" office:value="0.329609360456727" calcext:value-type="float">
            <text:p>0.3296093605</text:p>
          </table:table-cell>
          <table:table-cell office:value-type="float" office:value="358.501591841007" calcext:value-type="float">
            <text:p>358.501591841</text:p>
          </table:table-cell>
        </table:table-row>
        <table:table-row table:style-name="ro1">
          <table:table-cell office:value-type="float" office:value="77.2689381572422" calcext:value-type="float">
            <text:p>77.2689381572</text:p>
          </table:table-cell>
          <table:table-cell office:value-type="float" office:value="7.72324894306137" calcext:value-type="float">
            <text:p>7.7232489431</text:p>
          </table:table-cell>
          <table:table-cell office:value-type="float" office:value="1.61421822557107" calcext:value-type="float">
            <text:p>1.6142182256</text:p>
          </table:table-cell>
          <table:table-cell office:value-type="float" office:value="249.491710284481" calcext:value-type="float">
            <text:p>249.4917102845</text:p>
          </table:table-cell>
          <table:table-cell office:value-type="float" office:value="0.56504218202685" calcext:value-type="float">
            <text:p>0.565042182</text:p>
          </table:table-cell>
          <table:table-cell office:value-type="float" office:value="6.11058278591869" calcext:value-type="float">
            <text:p>6.1105827859</text:p>
          </table:table-cell>
          <table:table-cell office:value-type="float" office:value="1.90012793425605" calcext:value-type="float">
            <text:p>1.9001279343</text:p>
          </table:table-cell>
          <table:table-cell office:value-type="float" office:value="0.0823360998226145" calcext:value-type="float">
            <text:p>0.0823360998</text:p>
          </table:table-cell>
          <table:table-cell office:value-type="float" office:value="0.412326082100443" calcext:value-type="float">
            <text:p>0.4123260821</text:p>
          </table:table-cell>
          <table:table-cell office:value-type="float" office:value="358.502374589131" calcext:value-type="float">
            <text:p>358.5023745891</text:p>
          </table:table-cell>
        </table:table-row>
        <table:table-row table:style-name="ro1">
          <table:table-cell office:value-type="float" office:value="77.3962278319039" calcext:value-type="float">
            <text:p>77.3962278319</text:p>
          </table:table-cell>
          <table:table-cell office:value-type="float" office:value="9.42057367335487" calcext:value-type="float">
            <text:p>9.4205736734</text:p>
          </table:table-cell>
          <table:table-cell office:value-type="float" office:value="2.97090480007285" calcext:value-type="float">
            <text:p>2.9709048001</text:p>
          </table:table-cell>
          <table:table-cell office:value-type="float" office:value="249.809904627584" calcext:value-type="float">
            <text:p>249.8099046276</text:p>
          </table:table-cell>
          <table:table-cell office:value-type="float" office:value="0.99207454789148" calcext:value-type="float">
            <text:p>0.9920745479</text:p>
          </table:table-cell>
          <table:table-cell office:value-type="float" office:value="6.62666444313353" calcext:value-type="float">
            <text:p>6.6266644431</text:p>
          </table:table-cell>
          <table:table-cell office:value-type="float" office:value="1.9183973815348" calcext:value-type="float">
            <text:p>1.9183973815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408875143935615" calcext:value-type="float">
            <text:p>0.4088751439</text:p>
          </table:table-cell>
          <table:table-cell office:value-type="float" office:value="358.505164426219" calcext:value-type="float">
            <text:p>358.5051644262</text:p>
          </table:table-cell>
        </table:table-row>
        <table:table-row table:style-name="ro1">
          <table:table-cell office:value-type="float" office:value="77.1881231637717" calcext:value-type="float">
            <text:p>77.1881231638</text:p>
          </table:table-cell>
          <table:table-cell office:value-type="float" office:value="11.545802338556" calcext:value-type="float">
            <text:p>11.5458023386</text:p>
          </table:table-cell>
          <table:table-cell office:value-type="float" office:value="1.98448889889687" calcext:value-type="float">
            <text:p>1.9844888989</text:p>
          </table:table-cell>
          <table:table-cell office:value-type="float" office:value="251.935133292785" calcext:value-type="float">
            <text:p>251.9351332928</text:p>
          </table:table-cell>
          <table:table-cell office:value-type="float" office:value="0.672858768648139" calcext:value-type="float">
            <text:p>0.6728587686</text:p>
          </table:table-cell>
          <table:table-cell office:value-type="float" office:value="8.75189310833463" calcext:value-type="float">
            <text:p>8.7518931083</text:p>
          </table:table-cell>
          <table:table-cell office:value-type="float" office:value="1.81538183409214" calcext:value-type="float">
            <text:p>1.8153818341</text:p>
          </table:table-cell>
          <table:table-cell office:value-type="float" office:value="0.0464766883516115" calcext:value-type="float">
            <text:p>0.0464766884</text:p>
          </table:table-cell>
          <table:table-cell office:value-type="float" office:value="0.319002027426133" calcext:value-type="float">
            <text:p>0.3190020274</text:p>
          </table:table-cell>
          <table:table-cell office:value-type="float" office:value="358.517243864325" calcext:value-type="float">
            <text:p>358.5172438643</text:p>
          </table:table-cell>
        </table:table-row>
        <table:table-row table:style-name="ro1">
          <table:table-cell office:value-type="float" office:value="77.2459025989039" calcext:value-type="float">
            <text:p>77.2459025989</text:p>
          </table:table-cell>
          <table:table-cell office:value-type="float" office:value="7.71850327955613" calcext:value-type="float">
            <text:p>7.7185032796</text:p>
          </table:table-cell>
          <table:table-cell office:value-type="float" office:value="1.25128057874681" calcext:value-type="float">
            <text:p>1.2512805787</text:p>
          </table:table-cell>
          <table:table-cell office:value-type="float" office:value="249.344790725779" calcext:value-type="float">
            <text:p>249.3447907258</text:p>
          </table:table-cell>
          <table:table-cell office:value-type="float" office:value="0.458936881860781" calcext:value-type="float">
            <text:p>0.4589368819</text:p>
          </table:table-cell>
          <table:table-cell office:value-type="float" office:value="6.03787097000896" calcext:value-type="float">
            <text:p>6.03787097</text:p>
          </table:table-cell>
          <table:table-cell office:value-type="float" office:value="1.8984401552894" calcext:value-type="float">
            <text:p>1.8984401553</text:p>
          </table:table-cell>
          <table:table-cell office:value-type="float" office:value="0.116291319673235" calcext:value-type="float">
            <text:p>0.1162913197</text:p>
          </table:table-cell>
          <table:table-cell office:value-type="float" office:value="0.409242910007161" calcext:value-type="float">
            <text:p>0.40924291</text:p>
          </table:table-cell>
          <table:table-cell office:value-type="float" office:value="358.734184495486" calcext:value-type="float">
            <text:p>358.7341844955</text:p>
          </table:table-cell>
        </table:table-row>
        <table:table-row table:style-name="ro1">
          <table:table-cell office:value-type="float" office:value="76.9308701293331" calcext:value-type="float">
            <text:p>76.9308701293</text:p>
          </table:table-cell>
          <table:table-cell office:value-type="float" office:value="11.2885493041173" calcext:value-type="float">
            <text:p>11.2885493041</text:p>
          </table:table-cell>
          <table:table-cell office:value-type="float" office:value="2.40800099172542" calcext:value-type="float">
            <text:p>2.4080009917</text:p>
          </table:table-cell>
          <table:table-cell office:value-type="float" office:value="251.677880258346" calcext:value-type="float">
            <text:p>251.6778802583</text:p>
          </table:table-cell>
          <table:table-cell office:value-type="float" office:value="0.415605734209504" calcext:value-type="float">
            <text:p>0.4156057342</text:p>
          </table:table-cell>
          <table:table-cell office:value-type="float" office:value="8.494640073896" calcext:value-type="float">
            <text:p>8.4946400739</text:p>
          </table:table-cell>
          <table:table-cell office:value-type="float" office:value="1.85121140998765" calcext:value-type="float">
            <text:p>1.85121141</text:p>
          </table:table-cell>
          <table:table-cell office:value-type="float" office:value="0.121407764677404" calcext:value-type="float">
            <text:p>0.1214077647</text:p>
          </table:table-cell>
          <table:table-cell office:value-type="float" office:value="0.34698170108451" calcext:value-type="float">
            <text:p>0.3469817011</text:p>
          </table:table-cell>
          <table:table-cell office:value-type="float" office:value="358.772845091693" calcext:value-type="float">
            <text:p>358.7728450917</text:p>
          </table:table-cell>
        </table:table-row>
        <table:table-row table:style-name="ro1">
          <table:table-cell office:value-type="float" office:value="77.1520529716547" calcext:value-type="float">
            <text:p>77.1520529717</text:p>
          </table:table-cell>
          <table:table-cell office:value-type="float" office:value="9.1763988131056" calcext:value-type="float">
            <text:p>9.1763988131</text:p>
          </table:table-cell>
          <table:table-cell office:value-type="float" office:value="1.72672993982357" calcext:value-type="float">
            <text:p>1.7267299398</text:p>
          </table:table-cell>
          <table:table-cell office:value-type="float" office:value="249.565729767335" calcext:value-type="float">
            <text:p>249.5657297673</text:p>
          </table:table-cell>
          <table:table-cell office:value-type="float" office:value="0.747899687642207" calcext:value-type="float">
            <text:p>0.7478996876</text:p>
          </table:table-cell>
          <table:table-cell office:value-type="float" office:value="6.38248958288426" calcext:value-type="float">
            <text:p>6.3824895829</text:p>
          </table:table-cell>
          <table:table-cell office:value-type="float" office:value="1.8296412221715" calcext:value-type="float">
            <text:p>1.8296412222</text:p>
          </table:table-cell>
          <table:table-cell office:value-type="float" office:value="0.109634412540006" calcext:value-type="float">
            <text:p>0.1096344125</text:p>
          </table:table-cell>
          <table:table-cell office:value-type="float" office:value="0.387633753626975" calcext:value-type="float">
            <text:p>0.3876337536</text:p>
          </table:table-cell>
          <table:table-cell office:value-type="float" office:value="358.845544424674" calcext:value-type="float">
            <text:p>358.8455444247</text:p>
          </table:table-cell>
        </table:table-row>
        <table:table-row table:style-name="ro1">
          <table:table-cell office:value-type="float" office:value="76.8479808875653" calcext:value-type="float">
            <text:p>76.8479808876</text:p>
          </table:table-cell>
          <table:table-cell office:value-type="float" office:value="11.2056600623495" calcext:value-type="float">
            <text:p>11.2056600623</text:p>
          </table:table-cell>
          <table:table-cell office:value-type="float" office:value="2.44856854008109" calcext:value-type="float">
            <text:p>2.4485685401</text:p>
          </table:table-cell>
          <table:table-cell office:value-type="float" office:value="251.594991016578" calcext:value-type="float">
            <text:p>251.5949910166</text:p>
          </table:table-cell>
          <table:table-cell office:value-type="float" office:value="0.332716492441723" calcext:value-type="float">
            <text:p>0.3327164924</text:p>
          </table:table-cell>
          <table:table-cell office:value-type="float" office:value="8.41175083212822" calcext:value-type="float">
            <text:p>8.4117508321</text:p>
          </table:table-cell>
          <table:table-cell office:value-type="float" office:value="1.82501581016305" calcext:value-type="float">
            <text:p>1.8250158102</text:p>
          </table:table-cell>
          <table:table-cell office:value-type="float" office:value="0.0127688308320502" calcext:value-type="float">
            <text:p>0.0127688308</text:p>
          </table:table-cell>
          <table:table-cell office:value-type="float" office:value="0.32729666187437" calcext:value-type="float">
            <text:p>0.3272966619</text:p>
          </table:table-cell>
          <table:table-cell office:value-type="float" office:value="358.992203637833" calcext:value-type="float">
            <text:p>358.9922036378</text:p>
          </table:table-cell>
        </table:table-row>
        <table:table-row table:style-name="ro1">
          <table:table-cell office:value-type="float" office:value="77.9459349889217" calcext:value-type="float">
            <text:p>77.9459349889</text:p>
          </table:table-cell>
          <table:table-cell office:value-type="float" office:value="9.97028083037263" calcext:value-type="float">
            <text:p>9.9702808304</text:p>
          </table:table-cell>
          <table:table-cell office:value-type="float" office:value="2.29838973486839" calcext:value-type="float">
            <text:p>2.2983897349</text:p>
          </table:table-cell>
          <table:table-cell office:value-type="float" office:value="250.359611784602" calcext:value-type="float">
            <text:p>250.3596117846</text:p>
          </table:table-cell>
          <table:table-cell office:value-type="float" office:value="0.319559482687029" calcext:value-type="float">
            <text:p>0.3195594827</text:p>
          </table:table-cell>
          <table:table-cell office:value-type="float" office:value="7.1763716001513" calcext:value-type="float">
            <text:p>7.1763716002</text:p>
          </table:table-cell>
          <table:table-cell office:value-type="float" office:value="1.89791993490777" calcext:value-type="float">
            <text:p>1.8979199349</text:p>
          </table:table-cell>
          <table:table-cell office:value-type="float" office:value="0.0437016729701378" calcext:value-type="float">
            <text:p>0.043701673</text:p>
          </table:table-cell>
          <table:table-cell office:value-type="float" office:value="0.377104593210978" calcext:value-type="float">
            <text:p>0.3771045932</text:p>
          </table:table-cell>
          <table:table-cell office:value-type="float" office:value="359.200267466864" calcext:value-type="float">
            <text:p>359.2002674669</text:p>
          </table:table-cell>
        </table:table-row>
        <table:table-row table:style-name="ro1">
          <table:table-cell office:value-type="float" office:value="77.3170203082757" calcext:value-type="float">
            <text:p>77.3170203083</text:p>
          </table:table-cell>
          <table:table-cell office:value-type="float" office:value="7.82010414698313" calcext:value-type="float">
            <text:p>7.820104147</text:p>
          </table:table-cell>
          <table:table-cell office:value-type="float" office:value="2.59265749592333" calcext:value-type="float">
            <text:p>2.5926574959</text:p>
          </table:table-cell>
          <table:table-cell office:value-type="float" office:value="249.209435101212" calcext:value-type="float">
            <text:p>249.2094351012</text:p>
          </table:table-cell>
          <table:table-cell office:value-type="float" office:value="0.391605021519739" calcext:value-type="float">
            <text:p>0.3916050215</text:p>
          </table:table-cell>
          <table:table-cell office:value-type="float" office:value="6.02619491676179" calcext:value-type="float">
            <text:p>6.0261949168</text:p>
          </table:table-cell>
          <table:table-cell office:value-type="float" office:value="1.93640296917147" calcext:value-type="float">
            <text:p>1.9364029692</text:p>
          </table:table-cell>
          <table:table-cell office:value-type="float" office:value="0.107111302662768" calcext:value-type="float">
            <text:p>0.1071113027</text:p>
          </table:table-cell>
          <table:table-cell office:value-type="float" office:value="0.416404593314121" calcext:value-type="float">
            <text:p>0.4164045933</text:p>
          </table:table-cell>
          <table:table-cell office:value-type="float" office:value="359.207922188844" calcext:value-type="float">
            <text:p>359.2079221888</text:p>
          </table:table-cell>
        </table:table-row>
        <table:table-row table:style-name="ro1">
          <table:table-cell office:value-type="float" office:value="77.2736839780013" calcext:value-type="float">
            <text:p>77.273683978</text:p>
          </table:table-cell>
          <table:table-cell office:value-type="float" office:value="7.77676781670876" calcext:value-type="float">
            <text:p>7.7767678167</text:p>
          </table:table-cell>
          <table:table-cell office:value-type="float" office:value="2.54932116564896" calcext:value-type="float">
            <text:p>2.5493211656</text:p>
          </table:table-cell>
          <table:table-cell office:value-type="float" office:value="249.166098770938" calcext:value-type="float">
            <text:p>249.1660987709</text:p>
          </table:table-cell>
          <table:table-cell office:value-type="float" office:value="0.348268691245367" calcext:value-type="float">
            <text:p>0.3482686912</text:p>
          </table:table-cell>
          <table:table-cell office:value-type="float" office:value="5.98285858648742" calcext:value-type="float">
            <text:p>5.9828585865</text:p>
          </table:table-cell>
          <table:table-cell office:value-type="float" office:value="1.81718284266353" calcext:value-type="float">
            <text:p>1.8171828427</text:p>
          </table:table-cell>
          <table:table-cell office:value-type="float" office:value="0.116792347238729" calcext:value-type="float">
            <text:p>0.1167923472</text:p>
          </table:table-cell>
          <table:table-cell office:value-type="float" office:value="0.380939637353297" calcext:value-type="float">
            <text:p>0.3809396374</text:p>
          </table:table-cell>
          <table:table-cell office:value-type="float" office:value="359.21191437905" calcext:value-type="float">
            <text:p>359.2119143791</text:p>
          </table:table-cell>
        </table:table-row>
        <table:table-row table:style-name="ro1">
          <table:table-cell office:value-type="float" office:value="77.1825307113319" calcext:value-type="float">
            <text:p>77.1825307113</text:p>
          </table:table-cell>
          <table:table-cell office:value-type="float" office:value="7.60026170748484" calcext:value-type="float">
            <text:p>7.6002617075</text:p>
          </table:table-cell>
          <table:table-cell office:value-type="float" office:value="1.75494005951324" calcext:value-type="float">
            <text:p>1.7549400595</text:p>
          </table:table-cell>
          <table:table-cell office:value-type="float" office:value="249.653070839297" calcext:value-type="float">
            <text:p>249.6530708393</text:p>
          </table:table-cell>
          <table:table-cell office:value-type="float" office:value="0.644774219771981" calcext:value-type="float">
            <text:p>0.6447742198</text:p>
          </table:table-cell>
          <table:table-cell office:value-type="float" office:value="6.12352785515118" calcext:value-type="float">
            <text:p>6.1235278552</text:p>
          </table:table-cell>
          <table:table-cell office:value-type="float" office:value="1.92852743704691" calcext:value-type="float">
            <text:p>1.928527437</text:p>
          </table:table-cell>
          <table:table-cell office:value-type="float" office:value="0.0853425719216236" calcext:value-type="float">
            <text:p>0.0853425719</text:p>
          </table:table-cell>
          <table:table-cell office:value-type="float" office:value="0.428533517564054" calcext:value-type="float">
            <text:p>0.4285335176</text:p>
          </table:table-cell>
          <table:table-cell office:value-type="float" office:value="359.380745760694" calcext:value-type="float">
            <text:p>359.3807457607</text:p>
          </table:table-cell>
        </table:table-row>
        <table:table-row table:style-name="ro1">
          <table:table-cell office:value-type="float" office:value="76.827736754775" calcext:value-type="float">
            <text:p>76.8277367548</text:p>
          </table:table-cell>
          <table:table-cell office:value-type="float" office:value="7.13572838192939" calcext:value-type="float">
            <text:p>7.1357283819</text:p>
          </table:table-cell>
          <table:table-cell office:value-type="float" office:value="2.5342088396332" calcext:value-type="float">
            <text:p>2.5342088396</text:p>
          </table:table-cell>
          <table:table-cell office:value-type="float" office:value="250.041580884919" calcext:value-type="float">
            <text:p>250.0415808849</text:p>
          </table:table-cell>
          <table:table-cell office:value-type="float" office:value="0.788398714181487" calcext:value-type="float">
            <text:p>0.7883987142</text:p>
          </table:table-cell>
          <table:table-cell office:value-type="float" office:value="6.06679144402272" calcext:value-type="float">
            <text:p>6.066791444</text:p>
          </table:table-cell>
          <table:table-cell office:value-type="float" office:value="1.93382224800381" calcext:value-type="float">
            <text:p>1.933822248</text:p>
          </table:table-cell>
          <table:table-cell office:value-type="float" office:value="0.0735892507111909" calcext:value-type="float">
            <text:p>0.0735892507</text:p>
          </table:table-cell>
          <table:table-cell office:value-type="float" office:value="0.423884833669092" calcext:value-type="float">
            <text:p>0.4238848337</text:p>
          </table:table-cell>
          <table:table-cell office:value-type="float" office:value="359.40605161194" calcext:value-type="float">
            <text:p>359.4060516119</text:p>
          </table:table-cell>
        </table:table-row>
        <table:table-row table:style-name="ro1">
          <table:table-cell office:value-type="float" office:value="76.8051575119116" calcext:value-type="float">
            <text:p>76.8051575119</text:p>
          </table:table-cell>
          <table:table-cell office:value-type="float" office:value="7.80206851111289" calcext:value-type="float">
            <text:p>7.8020685111</text:p>
          </table:table-cell>
          <table:table-cell office:value-type="float" office:value="2.57462186005309" calcext:value-type="float">
            <text:p>2.5746218601</text:p>
          </table:table-cell>
          <table:table-cell office:value-type="float" office:value="249.191399465342" calcext:value-type="float">
            <text:p>249.1913994653</text:p>
          </table:table-cell>
          <table:table-cell office:value-type="float" office:value="0.3735693856495" calcext:value-type="float">
            <text:p>0.3735693856</text:p>
          </table:table-cell>
          <table:table-cell office:value-type="float" office:value="6.00815928089155" calcext:value-type="float">
            <text:p>6.0081592809</text:p>
          </table:table-cell>
          <table:table-cell office:value-type="float" office:value="1.85011710105728" calcext:value-type="float">
            <text:p>1.8501171011</text:p>
          </table:table-cell>
          <table:table-cell office:value-type="float" office:value="0.186600576756891" calcext:value-type="float">
            <text:p>0.1866005768</text:p>
          </table:table-cell>
          <table:table-cell office:value-type="float" office:value="0.401283497303257" calcext:value-type="float">
            <text:p>0.4012834973</text:p>
          </table:table-cell>
          <table:table-cell office:value-type="float" office:value="359.428213256131" calcext:value-type="float">
            <text:p>359.4282132561</text:p>
          </table:table-cell>
        </table:table-row>
        <table:table-row table:style-name="ro1">
          <table:table-cell office:value-type="float" office:value="77.4433356529527" calcext:value-type="float">
            <text:p>77.443335653</text:p>
          </table:table-cell>
          <table:table-cell office:value-type="float" office:value="7.94641949166011" calcext:value-type="float">
            <text:p>7.9464194917</text:p>
          </table:table-cell>
          <table:table-cell office:value-type="float" office:value="2.71897284060031" calcext:value-type="float">
            <text:p>2.7189728406</text:p>
          </table:table-cell>
          <table:table-cell office:value-type="float" office:value="249.335750445889" calcext:value-type="float">
            <text:p>249.3357504459</text:p>
          </table:table-cell>
          <table:table-cell office:value-type="float" office:value="0.517920366196724" calcext:value-type="float">
            <text:p>0.5179203662</text:p>
          </table:table-cell>
          <table:table-cell office:value-type="float" office:value="6.15251026143878" calcext:value-type="float">
            <text:p>6.1525102614</text:p>
          </table:table-cell>
          <table:table-cell office:value-type="float" office:value="1.9158070081256" calcext:value-type="float">
            <text:p>1.9158070081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425089652256756" calcext:value-type="float">
            <text:p>0.4250896523</text:p>
          </table:table-cell>
          <table:table-cell office:value-type="float" office:value="359.715931360843" calcext:value-type="float">
            <text:p>359.7159313608</text:p>
          </table:table-cell>
        </table:table-row>
        <table:table-row table:style-name="ro1">
          <table:table-cell office:value-type="float" office:value="77.5902437387282" calcext:value-type="float">
            <text:p>77.5902437387</text:p>
          </table:table-cell>
          <table:table-cell office:value-type="float" office:value="9.61458958017908" calcext:value-type="float">
            <text:p>9.6145895802</text:p>
          </table:table-cell>
          <table:table-cell office:value-type="float" office:value="1.94269848467484" calcext:value-type="float">
            <text:p>1.9426984847</text:p>
          </table:table-cell>
          <table:table-cell office:value-type="float" office:value="250.003920534408" calcext:value-type="float">
            <text:p>250.0039205344</text:p>
          </table:table-cell>
          <table:table-cell office:value-type="float" office:value="1.1860904547157" calcext:value-type="float">
            <text:p>1.1860904547</text:p>
          </table:table-cell>
          <table:table-cell office:value-type="float" office:value="6.82068034995775" calcext:value-type="float">
            <text:p>6.82068035</text:p>
          </table:table-cell>
          <table:table-cell office:value-type="float" office:value="1.90920520832424" calcext:value-type="float">
            <text:p>1.9092052083</text:p>
          </table:table-cell>
          <table:table-cell office:value-type="float" office:value="0.0647061003890322" calcext:value-type="float">
            <text:p>0.0647061004</text:p>
          </table:table-cell>
          <table:table-cell office:value-type="float" office:value="0.386000615540415" calcext:value-type="float">
            <text:p>0.3860006155</text:p>
          </table:table-cell>
          <table:table-cell office:value-type="float" office:value="359.746767386189" calcext:value-type="float">
            <text:p>359.7467673862</text:p>
          </table:table-cell>
        </table:table-row>
        <table:table-row table:style-name="ro1">
          <table:table-cell office:value-type="float" office:value="76.3920177849238" calcext:value-type="float">
            <text:p>76.3920177849</text:p>
          </table:table-cell>
          <table:table-cell office:value-type="float" office:value="7.92223163430029" calcext:value-type="float">
            <text:p>7.9222316343</text:p>
          </table:table-cell>
          <table:table-cell office:value-type="float" office:value="2.15750572374205" calcext:value-type="float">
            <text:p>2.1575057237</text:p>
          </table:table-cell>
          <table:table-cell office:value-type="float" office:value="249.926460062369" calcext:value-type="float">
            <text:p>249.9264600624</text:p>
          </table:table-cell>
          <table:table-cell office:value-type="float" office:value="0.837209541617169" calcext:value-type="float">
            <text:p>0.8372095416</text:p>
          </table:table-cell>
          <table:table-cell office:value-type="float" office:value="6.24972816690117" calcext:value-type="float">
            <text:p>6.2497281669</text:p>
          </table:table-cell>
          <table:table-cell office:value-type="float" office:value="1.93321193911066" calcext:value-type="float">
            <text:p>1.9332119391</text:p>
          </table:table-cell>
          <table:table-cell office:value-type="float" office:value="0.0625104856973171" calcext:value-type="float">
            <text:p>0.0625104857</text:p>
          </table:table-cell>
          <table:table-cell office:value-type="float" office:value="0.438642729038293" calcext:value-type="float">
            <text:p>0.438642729</text:p>
          </table:table-cell>
          <table:table-cell office:value-type="float" office:value="359.843114481885" calcext:value-type="float">
            <text:p>359.8431144819</text:p>
          </table:table-cell>
        </table:table-row>
        <table:table-row table:style-name="ro1">
          <table:table-cell office:value-type="float" office:value="76.3803933747394" calcext:value-type="float">
            <text:p>76.3803933747</text:p>
          </table:table-cell>
          <table:table-cell office:value-type="float" office:value="10.7380725495237" calcext:value-type="float">
            <text:p>10.7380725495</text:p>
          </table:table-cell>
          <table:table-cell office:value-type="float" office:value="2.50224302999876" calcext:value-type="float">
            <text:p>2.50224303</text:p>
          </table:table-cell>
          <table:table-cell office:value-type="float" office:value="251.127403503753" calcext:value-type="float">
            <text:p>251.1274035038</text:p>
          </table:table-cell>
          <table:table-cell office:value-type="float" office:value="1.08735120183812" calcext:value-type="float">
            <text:p>1.0873512018</text:p>
          </table:table-cell>
          <table:table-cell office:value-type="float" office:value="7.94416331930239" calcext:value-type="float">
            <text:p>7.9441633193</text:p>
          </table:table-cell>
          <table:table-cell office:value-type="float" office:value="1.82456256068986" calcext:value-type="float">
            <text:p>1.8245625607</text:p>
          </table:table-cell>
          <table:table-cell office:value-type="float" office:value="0.150508054345649" calcext:value-type="float">
            <text:p>0.1505080543</text:p>
          </table:table-cell>
          <table:table-cell office:value-type="float" office:value="0.325996830004642" calcext:value-type="float">
            <text:p>0.32599683</text:p>
          </table:table-cell>
          <table:table-cell office:value-type="float" office:value="359.910392371979" calcext:value-type="float">
            <text:p>359.910392372</text:p>
          </table:table-cell>
        </table:table-row>
        <table:table-row table:style-name="ro1">
          <table:table-cell office:value-type="float" office:value="77.2985381711382" calcext:value-type="float">
            <text:p>77.2985381711</text:p>
          </table:table-cell>
          <table:table-cell office:value-type="float" office:value="11.9031309261694" calcext:value-type="float">
            <text:p>11.9031309262</text:p>
          </table:table-cell>
          <table:table-cell office:value-type="float" office:value="2.34181748651031" calcext:value-type="float">
            <text:p>2.3418174865</text:p>
          </table:table-cell>
          <table:table-cell office:value-type="float" office:value="252.292461880398" calcext:value-type="float">
            <text:p>252.2924618804</text:p>
          </table:table-cell>
          <table:table-cell office:value-type="float" office:value="1.03018735626158" calcext:value-type="float">
            <text:p>1.0301873563</text:p>
          </table:table-cell>
          <table:table-cell office:value-type="float" office:value="9.10922169594807" calcext:value-type="float">
            <text:p>9.1092216959</text:p>
          </table:table-cell>
          <table:table-cell office:value-type="float" office:value="1.73526729236271" calcext:value-type="float">
            <text:p>1.7352672924</text:p>
          </table:table-cell>
          <table:table-cell office:value-type="float" office:value="0.22050600649284" calcext:value-type="float">
            <text:p>0.2205060065</text:p>
          </table:table-cell>
          <table:table-cell office:value-type="float" office:value="0.336933878492503" calcext:value-type="float">
            <text:p>0.3369338785</text:p>
          </table:table-cell>
          <table:table-cell office:value-type="float" office:value="359.959869072066" calcext:value-type="float">
            <text:p>359.9598690721</text:p>
          </table:table-cell>
        </table:table-row>
        <table:table-row table:style-name="ro1">
          <table:table-cell office:value-type="float" office:value="77.9501120651477" calcext:value-type="float">
            <text:p>77.9501120651</text:p>
          </table:table-cell>
          <table:table-cell office:value-type="float" office:value="9.97445790659862" calcext:value-type="float">
            <text:p>9.9744579066</text:p>
          </table:table-cell>
          <table:table-cell office:value-type="float" office:value="2.30256681109438" calcext:value-type="float">
            <text:p>2.3025668111</text:p>
          </table:table-cell>
          <table:table-cell office:value-type="float" office:value="250.363788860828" calcext:value-type="float">
            <text:p>250.3637888608</text:p>
          </table:table-cell>
          <table:table-cell office:value-type="float" office:value="0.323736558913017" calcext:value-type="float">
            <text:p>0.3237365589</text:p>
          </table:table-cell>
          <table:table-cell office:value-type="float" office:value="7.18054867637729" calcext:value-type="float">
            <text:p>7.1805486764</text:p>
          </table:table-cell>
          <table:table-cell office:value-type="float" office:value="1.84057420337739" calcext:value-type="float">
            <text:p>1.8405742034</text:p>
          </table:table-cell>
          <table:table-cell office:value-type="float" office:value="0.0333448748589297" calcext:value-type="float">
            <text:p>0.0333448749</text:p>
          </table:table-cell>
          <table:table-cell office:value-type="float" office:value="0.394542200751185" calcext:value-type="float">
            <text:p>0.3945422008</text:p>
          </table:table-cell>
          <table:table-cell office:value-type="float" office:value="360.137319256935" calcext:value-type="float">
            <text:p>360.1373192569</text:p>
          </table:table-cell>
        </table:table-row>
        <table:table-row table:style-name="ro1">
          <table:table-cell office:value-type="float" office:value="76.2735244755031" calcext:value-type="float">
            <text:p>76.2735244755</text:p>
          </table:table-cell>
          <table:table-cell office:value-type="float" office:value="10.6312036502873" calcext:value-type="float">
            <text:p>10.6312036503</text:p>
          </table:table-cell>
          <table:table-cell office:value-type="float" office:value="2.17056084010543" calcext:value-type="float">
            <text:p>2.1705608401</text:p>
          </table:table-cell>
          <table:table-cell office:value-type="float" office:value="251.020534604516" calcext:value-type="float">
            <text:p>251.0205346045</text:p>
          </table:table-cell>
          <table:table-cell office:value-type="float" office:value="0.980482302601711" calcext:value-type="float">
            <text:p>0.9804823026</text:p>
          </table:table-cell>
          <table:table-cell office:value-type="float" office:value="7.83729442006598" calcext:value-type="float">
            <text:p>7.8372944201</text:p>
          </table:table-cell>
          <table:table-cell office:value-type="float" office:value="1.87504472723555" calcext:value-type="float">
            <text:p>1.8750447272</text:p>
          </table:table-cell>
          <table:table-cell office:value-type="float" office:value="0.0067360888980392" calcext:value-type="float">
            <text:p>0.0067360889</text:p>
          </table:table-cell>
          <table:table-cell office:value-type="float" office:value="0.364732597351017" calcext:value-type="float">
            <text:p>0.3647325974</text:p>
          </table:table-cell>
          <table:table-cell office:value-type="float" office:value="360.3564707226" calcext:value-type="float">
            <text:p>360.3564707226</text:p>
          </table:table-cell>
        </table:table-row>
        <table:table-row table:style-name="ro1">
          <table:table-cell office:value-type="float" office:value="77.2670160509635" calcext:value-type="float">
            <text:p>77.267016051</text:p>
          </table:table-cell>
          <table:table-cell office:value-type="float" office:value="9.29136189241441" calcext:value-type="float">
            <text:p>9.2913618924</text:p>
          </table:table-cell>
          <table:table-cell office:value-type="float" office:value="2.84169301913239" calcext:value-type="float">
            <text:p>2.8416930191</text:p>
          </table:table-cell>
          <table:table-cell office:value-type="float" office:value="249.680692846643" calcext:value-type="float">
            <text:p>249.6806928466</text:p>
          </table:table-cell>
          <table:table-cell office:value-type="float" office:value="0.86286276695102" calcext:value-type="float">
            <text:p>0.862862767</text:p>
          </table:table-cell>
          <table:table-cell office:value-type="float" office:value="6.49745266219307" calcext:value-type="float">
            <text:p>6.4974526622</text:p>
          </table:table-cell>
          <table:table-cell office:value-type="float" office:value="1.86417427308427" calcext:value-type="float">
            <text:p>1.8641742731</text:p>
          </table:table-cell>
          <table:table-cell office:value-type="float" office:value="0.168980199669641" calcext:value-type="float">
            <text:p>0.1689801997</text:p>
          </table:table-cell>
          <table:table-cell office:value-type="float" office:value="0.412622759949525" calcext:value-type="float">
            <text:p>0.4126227599</text:p>
          </table:table-cell>
          <table:table-cell office:value-type="float" office:value="360.486110718177" calcext:value-type="float">
            <text:p>360.4861107182</text:p>
          </table:table-cell>
        </table:table-row>
        <table:table-row table:style-name="ro1">
          <table:table-cell office:value-type="float" office:value="77.4867626016086" calcext:value-type="float">
            <text:p>77.4867626016</text:p>
          </table:table-cell>
          <table:table-cell office:value-type="float" office:value="7.79475422876286" calcext:value-type="float">
            <text:p>7.7947542288</text:p>
          </table:table-cell>
          <table:table-cell office:value-type="float" office:value="2.24152038516136" calcext:value-type="float">
            <text:p>2.2415203852</text:p>
          </table:table-cell>
          <table:table-cell office:value-type="float" office:value="249.962914306818" calcext:value-type="float">
            <text:p>249.9629143068</text:p>
          </table:table-cell>
          <table:table-cell office:value-type="float" office:value="0.843858031522512" calcext:value-type="float">
            <text:p>0.8438580315</text:p>
          </table:table-cell>
          <table:table-cell office:value-type="float" office:value="6.23199013036237" calcext:value-type="float">
            <text:p>6.2319901304</text:p>
          </table:table-cell>
          <table:table-cell office:value-type="float" office:value="1.94897178939267" calcext:value-type="float">
            <text:p>1.9489717894</text:p>
          </table:table-cell>
          <table:table-cell office:value-type="float" office:value="0.0562914516928675" calcext:value-type="float">
            <text:p>0.0562914517</text:p>
          </table:table-cell>
          <table:table-cell office:value-type="float" office:value="0.444805694310718" calcext:value-type="float">
            <text:p>0.4448056943</text:p>
          </table:table-cell>
          <table:table-cell office:value-type="float" office:value="360.537831318632" calcext:value-type="float">
            <text:p>360.5378313186</text:p>
          </table:table-cell>
        </table:table-row>
        <table:table-row table:style-name="ro1">
          <table:table-cell office:value-type="float" office:value="76.3962400786515" calcext:value-type="float">
            <text:p>76.3962400787</text:p>
          </table:table-cell>
          <table:table-cell office:value-type="float" office:value="10.7539192534358" calcext:value-type="float">
            <text:p>10.7539192534</text:p>
          </table:table-cell>
          <table:table-cell office:value-type="float" office:value="2.51808973391081" calcext:value-type="float">
            <text:p>2.5180897339</text:p>
          </table:table-cell>
          <table:table-cell office:value-type="float" office:value="251.143250207665" calcext:value-type="float">
            <text:p>251.1432502077</text:p>
          </table:table-cell>
          <table:table-cell office:value-type="float" office:value="1.10319790575018" calcext:value-type="float">
            <text:p>1.1031979058</text:p>
          </table:table-cell>
          <table:table-cell office:value-type="float" office:value="7.96001002321445" calcext:value-type="float">
            <text:p>7.9600100232</text:p>
          </table:table-cell>
          <table:table-cell office:value-type="float" office:value="1.86914815229113" calcext:value-type="float">
            <text:p>1.8691481523</text:p>
          </table:table-cell>
          <table:table-cell office:value-type="float" office:value="0.0132321062723817" calcext:value-type="float">
            <text:p>0.0132321063</text:p>
          </table:table-cell>
          <table:table-cell office:value-type="float" office:value="0.35861555335895" calcext:value-type="float">
            <text:p>0.3586155534</text:p>
          </table:table-cell>
          <table:table-cell office:value-type="float" office:value="360.607287786372" calcext:value-type="float">
            <text:p>360.6072877864</text:p>
          </table:table-cell>
        </table:table-row>
        <table:table-row table:style-name="ro1">
          <table:table-cell office:value-type="float" office:value="77.2780318873254" calcext:value-type="float">
            <text:p>77.2780318873</text:p>
          </table:table-cell>
          <table:table-cell office:value-type="float" office:value="11.8826246423566" calcext:value-type="float">
            <text:p>11.8826246424</text:p>
          </table:table-cell>
          <table:table-cell office:value-type="float" office:value="2.32131120269754" calcext:value-type="float">
            <text:p>2.3213112027</text:p>
          </table:table-cell>
          <table:table-cell office:value-type="float" office:value="252.271955596585" calcext:value-type="float">
            <text:p>252.2719555966</text:p>
          </table:table-cell>
          <table:table-cell office:value-type="float" office:value="1.00968107244881" calcext:value-type="float">
            <text:p>1.0096810724</text:p>
          </table:table-cell>
          <table:table-cell office:value-type="float" office:value="9.0887154121353" calcext:value-type="float">
            <text:p>9.0887154121</text:p>
          </table:table-cell>
          <table:table-cell office:value-type="float" office:value="1.8540459755917" calcext:value-type="float">
            <text:p>1.8540459756</text:p>
          </table:table-cell>
          <table:table-cell office:value-type="float" office:value="0.216517090600261" calcext:value-type="float">
            <text:p>0.2165170906</text:p>
          </table:table-cell>
          <table:table-cell office:value-type="float" office:value="0.343214201226097" calcext:value-type="float">
            <text:p>0.3432142012</text:p>
          </table:table-cell>
          <table:table-cell office:value-type="float" office:value="360.668727429345" calcext:value-type="float">
            <text:p>360.6687274293</text:p>
          </table:table-cell>
        </table:table-row>
        <table:table-row table:style-name="ro1">
          <table:table-cell office:value-type="float" office:value="77.2207774924991" calcext:value-type="float">
            <text:p>77.2207774925</text:p>
          </table:table-cell>
          <table:table-cell office:value-type="float" office:value="9.24512333395001" calcext:value-type="float">
            <text:p>9.245123334</text:p>
          </table:table-cell>
          <table:table-cell office:value-type="float" office:value="2.79545446066799" calcext:value-type="float">
            <text:p>2.7954544607</text:p>
          </table:table-cell>
          <table:table-cell office:value-type="float" office:value="249.634454288179" calcext:value-type="float">
            <text:p>249.6344542882</text:p>
          </table:table-cell>
          <table:table-cell office:value-type="float" office:value="0.816624208486624" calcext:value-type="float">
            <text:p>0.8166242085</text:p>
          </table:table-cell>
          <table:table-cell office:value-type="float" office:value="6.45121410372867" calcext:value-type="float">
            <text:p>6.4512141037</text:p>
          </table:table-cell>
          <table:table-cell office:value-type="float" office:value="1.91156512430203" calcext:value-type="float">
            <text:p>1.9115651243</text:p>
          </table:table-cell>
          <table:table-cell office:value-type="float" office:value="0.179251368984742" calcext:value-type="float">
            <text:p>0.179251369</text:p>
          </table:table-cell>
          <table:table-cell office:value-type="float" office:value="0.387715976432437" calcext:value-type="float">
            <text:p>0.3877159764</text:p>
          </table:table-cell>
          <table:table-cell office:value-type="float" office:value="360.688647783255" calcext:value-type="float">
            <text:p>360.6886477833</text:p>
          </table:table-cell>
        </table:table-row>
        <table:table-row table:style-name="ro1">
          <table:table-cell office:value-type="float" office:value="77.296115642923" calcext:value-type="float">
            <text:p>77.2961156429</text:p>
          </table:table-cell>
          <table:table-cell office:value-type="float" office:value="11.6537948177073" calcext:value-type="float">
            <text:p>11.6537948177</text:p>
          </table:table-cell>
          <table:table-cell office:value-type="float" office:value="2.0924813780482" calcext:value-type="float">
            <text:p>2.092481378</text:p>
          </table:table-cell>
          <table:table-cell office:value-type="float" office:value="252.043125771936" calcext:value-type="float">
            <text:p>252.0431257719</text:p>
          </table:table-cell>
          <table:table-cell office:value-type="float" office:value="0.780851247799474" calcext:value-type="float">
            <text:p>0.7808512478</text:p>
          </table:table-cell>
          <table:table-cell office:value-type="float" office:value="8.85988558748597" calcext:value-type="float">
            <text:p>8.8598855875</text:p>
          </table:table-cell>
          <table:table-cell office:value-type="float" office:value="1.67937644197726" calcext:value-type="float">
            <text:p>1.679376442</text:p>
          </table:table-cell>
          <table:table-cell office:value-type="float" office:value="0.0863538694957587" calcext:value-type="float">
            <text:p>0.0863538695</text:p>
          </table:table-cell>
          <table:table-cell office:value-type="float" office:value="0.298888604987413" calcext:value-type="float">
            <text:p>0.298888605</text:p>
          </table:table-cell>
          <table:table-cell office:value-type="float" office:value="360.718472035462" calcext:value-type="float">
            <text:p>360.7184720355</text:p>
          </table:table-cell>
        </table:table-row>
        <table:table-row table:style-name="ro1">
          <table:table-cell office:value-type="float" office:value="77.5945626451046" calcext:value-type="float">
            <text:p>77.5945626451</text:p>
          </table:table-cell>
          <table:table-cell office:value-type="float" office:value="9.61890848655554" calcext:value-type="float">
            <text:p>9.6189084866</text:p>
          </table:table-cell>
          <table:table-cell office:value-type="float" office:value="1.9470173910513" calcext:value-type="float">
            <text:p>1.9470173911</text:p>
          </table:table-cell>
          <table:table-cell office:value-type="float" office:value="250.008239440784" calcext:value-type="float">
            <text:p>250.0082394408</text:p>
          </table:table-cell>
          <table:table-cell office:value-type="float" office:value="1.19040936109216" calcext:value-type="float">
            <text:p>1.1904093611</text:p>
          </table:table-cell>
          <table:table-cell office:value-type="float" office:value="6.82499925633421" calcext:value-type="float">
            <text:p>6.8249992563</text:p>
          </table:table-cell>
          <table:table-cell office:value-type="float" office:value="1.85150026703934" calcext:value-type="float">
            <text:p>1.851500267</text:p>
          </table:table-cell>
          <table:table-cell office:value-type="float" office:value="0.0542276144094936" calcext:value-type="float">
            <text:p>0.0542276144</text:p>
          </table:table-cell>
          <table:table-cell office:value-type="float" office:value="0.403549380093943" calcext:value-type="float">
            <text:p>0.4035493801</text:p>
          </table:table-cell>
          <table:table-cell office:value-type="float" office:value="360.725507925364" calcext:value-type="float">
            <text:p>360.7255079254</text:p>
          </table:table-cell>
        </table:table-row>
        <table:table-row table:style-name="ro1">
          <table:table-cell office:value-type="float" office:value="77.3824629061689" calcext:value-type="float">
            <text:p>77.3824629062</text:p>
          </table:table-cell>
          <table:table-cell office:value-type="float" office:value="7.69045453332315" calcext:value-type="float">
            <text:p>7.6904545333</text:p>
          </table:table-cell>
          <table:table-cell office:value-type="float" office:value="2.31025965359534" calcext:value-type="float">
            <text:p>2.3102596536</text:p>
          </table:table-cell>
          <table:table-cell office:value-type="float" office:value="249.992740506821" calcext:value-type="float">
            <text:p>249.9927405068</text:p>
          </table:table-cell>
          <table:table-cell office:value-type="float" office:value="0.849297705081428" calcext:value-type="float">
            <text:p>0.8492977051</text:p>
          </table:table-cell>
          <table:table-cell office:value-type="float" office:value="5.39929537319427" calcext:value-type="float">
            <text:p>5.3992953732</text:p>
          </table:table-cell>
          <table:table-cell office:value-type="float" office:value="1.96186621235067" calcext:value-type="float">
            <text:p>1.9618662124</text:p>
          </table:table-cell>
          <table:table-cell office:value-type="float" office:value="0.0512031511437723" calcext:value-type="float">
            <text:p>0.0512031511</text:p>
          </table:table-cell>
          <table:table-cell office:value-type="float" office:value="0.449848120442701" calcext:value-type="float">
            <text:p>0.4498481204</text:p>
          </table:table-cell>
          <table:table-cell office:value-type="float" office:value="360.767536655652" calcext:value-type="float">
            <text:p>360.7675366557</text:p>
          </table:table-cell>
        </table:table-row>
        <table:table-row table:style-name="ro1">
          <table:table-cell office:value-type="float" office:value="77.2762185645312" calcext:value-type="float">
            <text:p>77.2762185645</text:p>
          </table:table-cell>
          <table:table-cell office:value-type="float" office:value="6.85581512995714" calcext:value-type="float">
            <text:p>6.85581513</text:p>
          </table:table-cell>
          <table:table-cell office:value-type="float" office:value="2.05482113756289" calcext:value-type="float">
            <text:p>2.0548211376</text:p>
          </table:table-cell>
          <table:table-cell office:value-type="float" office:value="249.881904874711" calcext:value-type="float">
            <text:p>249.8819048747</text:p>
          </table:table-cell>
          <table:table-cell office:value-type="float" office:value="0.829083609510639" calcext:value-type="float">
            <text:p>0.8290836095</text:p>
          </table:table-cell>
          <table:table-cell office:value-type="float" office:value="6.27140798933748" calcext:value-type="float">
            <text:p>6.2714079893</text:p>
          </table:table-cell>
          <table:table-cell office:value-type="float" office:value="1.91394989987709" calcext:value-type="float">
            <text:p>1.9139498999</text:p>
          </table:table-cell>
          <table:table-cell office:value-type="float" office:value="0.070111527258311" calcext:value-type="float">
            <text:p>0.0701115273</text:p>
          </table:table-cell>
          <table:table-cell office:value-type="float" office:value="0.431110215927552" calcext:value-type="float">
            <text:p>0.4311102159</text:p>
          </table:table-cell>
          <table:table-cell office:value-type="float" office:value="360.895253344106" calcext:value-type="float">
            <text:p>360.8952533441</text:p>
          </table:table-cell>
        </table:table-row>
        <table:table-row table:style-name="ro1">
          <table:table-cell office:value-type="float" office:value="77.3079039926837" calcext:value-type="float">
            <text:p>77.3079039927</text:p>
          </table:table-cell>
          <table:table-cell office:value-type="float" office:value="11.7890399575915" calcext:value-type="float">
            <text:p>11.7890399576</text:p>
          </table:table-cell>
          <table:table-cell office:value-type="float" office:value="2.22772651793239" calcext:value-type="float">
            <text:p>2.2277265179</text:p>
          </table:table-cell>
          <table:table-cell office:value-type="float" office:value="252.17837091182" calcext:value-type="float">
            <text:p>252.1783709118</text:p>
          </table:table-cell>
          <table:table-cell office:value-type="float" office:value="0.916096387683657" calcext:value-type="float">
            <text:p>0.9160963877</text:p>
          </table:table-cell>
          <table:table-cell office:value-type="float" office:value="8.99513072737014" calcext:value-type="float">
            <text:p>8.9951307274</text:p>
          </table:table-cell>
          <table:table-cell office:value-type="float" office:value="1.66899073386616" calcext:value-type="float">
            <text:p>1.6689907339</text:p>
          </table:table-cell>
          <table:table-cell office:value-type="float" office:value="0.114129184486268" calcext:value-type="float">
            <text:p>0.1141291845</text:p>
          </table:table-cell>
          <table:table-cell office:value-type="float" office:value="0.292620325083276" calcext:value-type="float">
            <text:p>0.2926203251</text:p>
          </table:table-cell>
          <table:table-cell office:value-type="float" office:value="360.974130652351" calcext:value-type="float">
            <text:p>360.9741306524</text:p>
          </table:table-cell>
        </table:table-row>
        <table:table-row table:style-name="ro1">
          <table:table-cell office:value-type="float" office:value="77.2971267917182" calcext:value-type="float">
            <text:p>77.2971267917</text:p>
          </table:table-cell>
          <table:table-cell office:value-type="float" office:value="7.60511841887248" calcext:value-type="float">
            <text:p>7.6051184189</text:p>
          </table:table-cell>
          <table:table-cell office:value-type="float" office:value="2.36650087322315" calcext:value-type="float">
            <text:p>2.3665008732</text:p>
          </table:table-cell>
          <table:table-cell office:value-type="float" office:value="250.017143761369" calcext:value-type="float">
            <text:p>250.0171437614</text:p>
          </table:table-cell>
          <table:table-cell office:value-type="float" office:value="0.0355665289023608" calcext:value-type="float">
            <text:p>0.0355665289</text:p>
          </table:table-cell>
          <table:table-cell office:value-type="float" office:value="6.53618148096582" calcext:value-type="float">
            <text:p>6.536181481</text:p>
          </table:table-cell>
          <table:table-cell office:value-type="float" office:value="1.97241619477086" calcext:value-type="float">
            <text:p>1.9724161948</text:p>
          </table:table-cell>
          <table:table-cell office:value-type="float" office:value="0.0470399961490582" calcext:value-type="float">
            <text:p>0.0470399961</text:p>
          </table:table-cell>
          <table:table-cell office:value-type="float" office:value="0.453973741823415" calcext:value-type="float">
            <text:p>0.4539737418</text:p>
          </table:table-cell>
          <table:table-cell office:value-type="float" office:value="361.046308482735" calcext:value-type="float">
            <text:p>361.0463084827</text:p>
          </table:table-cell>
        </table:table-row>
        <table:table-row table:style-name="ro1">
          <table:table-cell office:value-type="float" office:value="76.9454677152668" calcext:value-type="float">
            <text:p>76.9454677153</text:p>
          </table:table-cell>
          <table:table-cell office:value-type="float" office:value="7.25345934242112" calcext:value-type="float">
            <text:p>7.2534593424</text:p>
          </table:table-cell>
          <table:table-cell office:value-type="float" office:value="2.65193980012494" calcext:value-type="float">
            <text:p>2.6519398001</text:p>
          </table:table-cell>
          <table:table-cell office:value-type="float" office:value="250.159311845411" calcext:value-type="float">
            <text:p>250.1593118454</text:p>
          </table:table-cell>
          <table:table-cell office:value-type="float" office:value="0.906129674673222" calcext:value-type="float">
            <text:p>0.9061296747</text:p>
          </table:table-cell>
          <table:table-cell office:value-type="float" office:value="6.18452240451446" calcext:value-type="float">
            <text:p>6.1845224045</text:p>
          </table:table-cell>
          <table:table-cell office:value-type="float" office:value="1.97422801120047" calcext:value-type="float">
            <text:p>1.9742280112</text:p>
          </table:table-cell>
          <table:table-cell office:value-type="float" office:value="0.0490595008074606" calcext:value-type="float">
            <text:p>0.0490595008</text:p>
          </table:table-cell>
          <table:table-cell office:value-type="float" office:value="0.447120252003543" calcext:value-type="float">
            <text:p>0.447120252</text:p>
          </table:table-cell>
          <table:table-cell office:value-type="float" office:value="361.114657758789" calcext:value-type="float">
            <text:p>361.1146577588</text:p>
          </table:table-cell>
        </table:table-row>
        <table:table-row table:style-name="ro1">
          <table:table-cell office:value-type="float" office:value="77.1640682099096" calcext:value-type="float">
            <text:p>77.1640682099</text:p>
          </table:table-cell>
          <table:table-cell office:value-type="float" office:value="9.18841405136054" calcext:value-type="float">
            <text:p>9.1884140514</text:p>
          </table:table-cell>
          <table:table-cell office:value-type="float" office:value="1.73874517807851" calcext:value-type="float">
            <text:p>1.7387451781</text:p>
          </table:table-cell>
          <table:table-cell office:value-type="float" office:value="249.57774500559" calcext:value-type="float">
            <text:p>249.5777450056</text:p>
          </table:table-cell>
          <table:table-cell office:value-type="float" office:value="0.759914925897145" calcext:value-type="float">
            <text:p>0.7599149259</text:p>
          </table:table-cell>
          <table:table-cell office:value-type="float" office:value="6.3945048211392" calcext:value-type="float">
            <text:p>6.3945048211</text:p>
          </table:table-cell>
          <table:table-cell office:value-type="float" office:value="1.88944351411614" calcext:value-type="float">
            <text:p>1.8894435141</text:p>
          </table:table-cell>
          <table:table-cell office:value-type="float" office:value="0.053913668172372" calcext:value-type="float">
            <text:p>0.0539136682</text:p>
          </table:table-cell>
          <table:table-cell office:value-type="float" office:value="0.368276895640323" calcext:value-type="float">
            <text:p>0.3682768956</text:p>
          </table:table-cell>
          <table:table-cell office:value-type="float" office:value="361.314412913516" calcext:value-type="float">
            <text:p>361.3144129135</text:p>
          </table:table-cell>
        </table:table-row>
        <table:table-row table:style-name="ro1">
          <table:table-cell office:value-type="float" office:value="77.2273063344404" calcext:value-type="float">
            <text:p>77.2273063344</text:p>
          </table:table-cell>
          <table:table-cell office:value-type="float" office:value="7.53529796159466" calcext:value-type="float">
            <text:p>7.5352979616</text:p>
          </table:table-cell>
          <table:table-cell office:value-type="float" office:value="2.41251641655499" calcext:value-type="float">
            <text:p>2.4125164166</text:p>
          </table:table-cell>
          <table:table-cell office:value-type="float" office:value="249.218928242362" calcext:value-type="float">
            <text:p>249.2189282424</text:p>
          </table:table-cell>
          <table:table-cell office:value-type="float" office:value="1.18796829384676" calcext:value-type="float">
            <text:p>1.1879682938</text:p>
          </table:table-cell>
          <table:table-cell office:value-type="float" office:value="6.46636102368799" calcext:value-type="float">
            <text:p>6.4663610237</text:p>
          </table:table-cell>
          <table:table-cell office:value-type="float" office:value="1.9810479985692" calcext:value-type="float">
            <text:p>1.9810479986</text:p>
          </table:table-cell>
          <table:table-cell office:value-type="float" office:value="0.0436337784261102" calcext:value-type="float">
            <text:p>0.0436337784</text:p>
          </table:table-cell>
          <table:table-cell office:value-type="float" office:value="0.457349250225818" calcext:value-type="float">
            <text:p>0.4573492502</text:p>
          </table:table-cell>
          <table:table-cell office:value-type="float" office:value="361.394181175682" calcext:value-type="float">
            <text:p>361.3941811757</text:p>
          </table:table-cell>
        </table:table-row>
        <table:table-row table:style-name="ro1">
          <table:table-cell office:value-type="float" office:value="77.209585995688" calcext:value-type="float">
            <text:p>77.2095859957</text:p>
          </table:table-cell>
          <table:table-cell office:value-type="float" office:value="11.5672651704723" calcext:value-type="float">
            <text:p>11.5672651705</text:p>
          </table:table-cell>
          <table:table-cell office:value-type="float" office:value="2.00595173081318" calcext:value-type="float">
            <text:p>2.0059517308</text:p>
          </table:table-cell>
          <table:table-cell office:value-type="float" office:value="251.956596124701" calcext:value-type="float">
            <text:p>251.9565961247</text:p>
          </table:table-cell>
          <table:table-cell office:value-type="float" office:value="0.694321600564447" calcext:value-type="float">
            <text:p>0.6943216006</text:p>
          </table:table-cell>
          <table:table-cell office:value-type="float" office:value="8.77335594025094" calcext:value-type="float">
            <text:p>8.7733559403</text:p>
          </table:table-cell>
          <table:table-cell office:value-type="float" office:value="1.87082275229736" calcext:value-type="float">
            <text:p>1.8708227523</text:p>
          </table:table-cell>
          <table:table-cell office:value-type="float" office:value="0.216927748306123" calcext:value-type="float">
            <text:p>0.2169277483</text:p>
          </table:table-cell>
          <table:table-cell office:value-type="float" office:value="0.353213099356438" calcext:value-type="float">
            <text:p>0.3532130994</text:p>
          </table:table-cell>
          <table:table-cell office:value-type="float" office:value="361.627637409249" calcext:value-type="float">
            <text:p>361.6276374092</text:p>
          </table:table-cell>
        </table:table-row>
        <table:table-row table:style-name="ro1">
          <table:table-cell office:value-type="float" office:value="77.2213743454487" calcext:value-type="float">
            <text:p>77.2213743454</text:p>
          </table:table-cell>
          <table:table-cell office:value-type="float" office:value="11.7025103103565" calcext:value-type="float">
            <text:p>11.7025103104</text:p>
          </table:table-cell>
          <table:table-cell office:value-type="float" office:value="2.14119687069736" calcext:value-type="float">
            <text:p>2.1411968707</text:p>
          </table:table-cell>
          <table:table-cell office:value-type="float" office:value="252.091841264585" calcext:value-type="float">
            <text:p>252.0918412646</text:p>
          </table:table-cell>
          <table:table-cell office:value-type="float" office:value="0.82956674044863" calcext:value-type="float">
            <text:p>0.8295667404</text:p>
          </table:table-cell>
          <table:table-cell office:value-type="float" office:value="8.90860108013512" calcext:value-type="float">
            <text:p>8.9086010801</text:p>
          </table:table-cell>
          <table:table-cell office:value-type="float" office:value="1.86043704418626" calcext:value-type="float">
            <text:p>1.8604370442</text:p>
          </table:table-cell>
          <table:table-cell office:value-type="float" office:value="0.24995590784147" calcext:value-type="float">
            <text:p>0.2499559078</text:p>
          </table:table-cell>
          <table:table-cell office:value-type="float" office:value="0.345805528319039" calcext:value-type="float">
            <text:p>0.3458055283</text:p>
          </table:table-cell>
          <table:table-cell office:value-type="float" office:value="361.930210478611" calcext:value-type="float">
            <text:p>361.9302104786</text:p>
          </table:table-cell>
        </table:table-row>
        <table:table-row table:style-name="ro1">
          <table:table-cell office:value-type="float" office:value="77.3200676145775" calcext:value-type="float">
            <text:p>77.3200676146</text:p>
          </table:table-cell>
          <table:table-cell office:value-type="float" office:value="13.1679413735208" calcext:value-type="float">
            <text:p>13.1679413735</text:p>
          </table:table-cell>
          <table:table-cell office:value-type="float" office:value="2.4615281015191" calcext:value-type="float">
            <text:p>2.4615281015</text:p>
          </table:table-cell>
          <table:table-cell office:value-type="float" office:value="253.05727232775" calcext:value-type="float">
            <text:p>253.0572723278</text:p>
          </table:table-cell>
          <table:table-cell office:value-type="float" office:value="0.572775581390783" calcext:value-type="float">
            <text:p>0.5727755814</text:p>
          </table:table-cell>
          <table:table-cell office:value-type="float" office:value="9.87403214329949" calcext:value-type="float">
            <text:p>9.8740321433</text:p>
          </table:table-cell>
          <table:table-cell office:value-type="float" office:value="1.84741734856521" calcext:value-type="float">
            <text:p>1.8474173486</text:p>
          </table:table-cell>
          <table:table-cell office:value-type="float" office:value="0.263216267203512" calcext:value-type="float">
            <text:p>0.2632162672</text:p>
          </table:table-cell>
          <table:table-cell office:value-type="float" office:value="0.334940786105977" calcext:value-type="float">
            <text:p>0.3349407861</text:p>
          </table:table-cell>
          <table:table-cell office:value-type="float" office:value="362.202868589955" calcext:value-type="float">
            <text:p>362.20286859</text:p>
          </table:table-cell>
        </table:table-row>
        <table:table-row table:style-name="ro1">
          <table:table-cell office:value-type="float" office:value="77.3645615345604" calcext:value-type="float">
            <text:p>77.3645615346</text:p>
          </table:table-cell>
          <table:table-cell office:value-type="float" office:value="11.9691542895917" calcext:value-type="float">
            <text:p>11.9691542896</text:p>
          </table:table-cell>
          <table:table-cell office:value-type="float" office:value="2.40784084993257" calcext:value-type="float">
            <text:p>2.4078408499</text:p>
          </table:table-cell>
          <table:table-cell office:value-type="float" office:value="252.35848524382" calcext:value-type="float">
            <text:p>252.3584852438</text:p>
          </table:table-cell>
          <table:table-cell office:value-type="float" office:value="1.09621071968384" calcext:value-type="float">
            <text:p>1.0962107197</text:p>
          </table:table-cell>
          <table:table-cell office:value-type="float" office:value="9.17524505937033" calcext:value-type="float">
            <text:p>9.1752450594</text:p>
          </table:table-cell>
          <table:table-cell office:value-type="float" office:value="1.6625996652716" calcext:value-type="float">
            <text:p>1.6625996653</text:p>
          </table:table-cell>
          <table:table-cell office:value-type="float" office:value="0.086008523364031" calcext:value-type="float">
            <text:p>0.0860085234</text:p>
          </table:table-cell>
          <table:table-cell office:value-type="float" office:value="0.290427546443728" calcext:value-type="float">
            <text:p>0.2904275464</text:p>
          </table:table-cell>
          <table:table-cell office:value-type="float" office:value="362.259727754404" calcext:value-type="float">
            <text:p>362.2597277544</text:p>
          </table:table-cell>
        </table:table-row>
        <table:table-row table:style-name="ro1">
          <table:table-cell office:value-type="float" office:value="77.1631412565547" calcext:value-type="float">
            <text:p>77.1631412566</text:p>
          </table:table-cell>
          <table:table-cell office:value-type="float" office:value="7.47113288370897" calcext:value-type="float">
            <text:p>7.4711328837</text:p>
          </table:table-cell>
          <table:table-cell office:value-type="float" office:value="1.64739111919057" calcext:value-type="float">
            <text:p>1.6473911192</text:p>
          </table:table-cell>
          <table:table-cell office:value-type="float" office:value="250.376985386699" calcext:value-type="float">
            <text:p>250.3769853867</text:p>
          </table:table-cell>
          <table:table-cell office:value-type="float" office:value="1.12380321596108" calcext:value-type="float">
            <text:p>1.123803216</text:p>
          </table:table-cell>
          <table:table-cell office:value-type="float" office:value="6.40219594580231" calcext:value-type="float">
            <text:p>6.4021959458</text:p>
          </table:table-cell>
          <table:table-cell office:value-type="float" office:value="1.98671947436899" calcext:value-type="float">
            <text:p>1.9867194744</text:p>
          </table:table-cell>
          <table:table-cell office:value-type="float" office:value="0.0423787240875587" calcext:value-type="float">
            <text:p>0.0423787241</text:p>
          </table:table-cell>
          <table:table-cell office:value-type="float" office:value="0.460949328533899" calcext:value-type="float">
            <text:p>0.4609493285</text:p>
          </table:table-cell>
          <table:table-cell office:value-type="float" office:value="362.282336420356" calcext:value-type="float">
            <text:p>362.2823364204</text:p>
          </table:table-cell>
        </table:table-row>
        <table:table-row table:style-name="ro1">
          <table:table-cell office:value-type="float" office:value="77.1244171765115" calcext:value-type="float">
            <text:p>77.1244171765</text:p>
          </table:table-cell>
          <table:table-cell office:value-type="float" office:value="9.14876301796242" calcext:value-type="float">
            <text:p>9.148763018</text:p>
          </table:table-cell>
          <table:table-cell office:value-type="float" office:value="1.69909414468039" calcext:value-type="float">
            <text:p>1.6990941447</text:p>
          </table:table-cell>
          <table:table-cell office:value-type="float" office:value="249.538093972191" calcext:value-type="float">
            <text:p>249.5380939722</text:p>
          </table:table-cell>
          <table:table-cell office:value-type="float" office:value="0.72026389249902" calcext:value-type="float">
            <text:p>0.7202638925</text:p>
          </table:table-cell>
          <table:table-cell office:value-type="float" office:value="6.35485378774107" calcext:value-type="float">
            <text:p>6.3548537877</text:p>
          </table:table-cell>
          <table:table-cell office:value-type="float" office:value="1.93551501088485" calcext:value-type="float">
            <text:p>1.9355150109</text:p>
          </table:table-cell>
          <table:table-cell office:value-type="float" office:value="0.137193889688791" calcext:value-type="float">
            <text:p>0.1371938897</text:p>
          </table:table-cell>
          <table:table-cell office:value-type="float" office:value="0.39876230731746" calcext:value-type="float">
            <text:p>0.3987623073</text:p>
          </table:table-cell>
          <table:table-cell office:value-type="float" office:value="362.538216744635" calcext:value-type="float">
            <text:p>362.5382167446</text:p>
          </table:table-cell>
        </table:table-row>
        <table:table-row table:style-name="ro1">
          <table:table-cell office:value-type="float" office:value="77.0196564191188" calcext:value-type="float">
            <text:p>77.0196564191</text:p>
          </table:table-cell>
          <table:table-cell office:value-type="float" office:value="7.3276480462731" calcext:value-type="float">
            <text:p>7.3276480463</text:p>
          </table:table-cell>
          <table:table-cell office:value-type="float" office:value="2.60267171385345" calcext:value-type="float">
            <text:p>2.6026717139</text:p>
          </table:table-cell>
          <table:table-cell office:value-type="float" office:value="250.233500549263" calcext:value-type="float">
            <text:p>250.2335005493</text:p>
          </table:table-cell>
          <table:table-cell office:value-type="float" office:value="0.980318378525197" calcext:value-type="float">
            <text:p>0.9803183785</text:p>
          </table:table-cell>
          <table:table-cell office:value-type="float" office:value="6.25871110836643" calcext:value-type="float">
            <text:p>6.2587111084</text:p>
          </table:table-cell>
          <table:table-cell office:value-type="float" office:value="1.9955267127958" calcext:value-type="float">
            <text:p>1.9955267128</text:p>
          </table:table-cell>
          <table:table-cell office:value-type="float" office:value="0.0427860523639234" calcext:value-type="float">
            <text:p>0.0427860524</text:p>
          </table:table-cell>
          <table:table-cell office:value-type="float" office:value="0.469853212117035" calcext:value-type="float">
            <text:p>0.4698532121</text:p>
          </table:table-cell>
          <table:table-cell office:value-type="float" office:value="362.543354526543" calcext:value-type="float">
            <text:p>362.5433545265</text:p>
          </table:table-cell>
        </table:table-row>
        <table:table-row table:style-name="ro1">
          <table:table-cell office:value-type="float" office:value="77.055786936188" calcext:value-type="float">
            <text:p>77.0557869362</text:p>
          </table:table-cell>
          <table:table-cell office:value-type="float" office:value="7.36377856334228" calcext:value-type="float">
            <text:p>7.3637785633</text:p>
          </table:table-cell>
          <table:table-cell office:value-type="float" office:value="2.76225902104609" calcext:value-type="float">
            <text:p>2.762259021</text:p>
          </table:table-cell>
          <table:table-cell office:value-type="float" office:value="250.269631066332" calcext:value-type="float">
            <text:p>250.2696310663</text:p>
          </table:table-cell>
          <table:table-cell office:value-type="float" office:value="1.01644889559438" calcext:value-type="float">
            <text:p>1.0164488956</text:p>
          </table:table-cell>
          <table:table-cell office:value-type="float" office:value="6.29484162543561" calcext:value-type="float">
            <text:p>6.2948416254</text:p>
          </table:table-cell>
          <table:table-cell office:value-type="float" office:value="1.98870200056193" calcext:value-type="float">
            <text:p>1.9887020006</text:p>
          </table:table-cell>
          <table:table-cell office:value-type="float" office:value="0.0234450764184007" calcext:value-type="float">
            <text:p>0.0234450764</text:p>
          </table:table-cell>
          <table:table-cell office:value-type="float" office:value="0.46711473267784" calcext:value-type="float">
            <text:p>0.4671147327</text:p>
          </table:table-cell>
          <table:table-cell office:value-type="float" office:value="362.580042720969" calcext:value-type="float">
            <text:p>362.580042721</text:p>
          </table:table-cell>
        </table:table-row>
        <table:table-row table:style-name="ro1">
          <table:table-cell office:value-type="float" office:value="77.2514950345098" calcext:value-type="float">
            <text:p>77.2514950345</text:p>
          </table:table-cell>
          <table:table-cell office:value-type="float" office:value="11.7326309994176" calcext:value-type="float">
            <text:p>11.7326309994</text:p>
          </table:table-cell>
          <table:table-cell office:value-type="float" office:value="2.17131755975846" calcext:value-type="float">
            <text:p>2.1713175598</text:p>
          </table:table-cell>
          <table:table-cell office:value-type="float" office:value="252.121961953646" calcext:value-type="float">
            <text:p>252.1219619536</text:p>
          </table:table-cell>
          <table:table-cell office:value-type="float" office:value="0.859687429509733" calcext:value-type="float">
            <text:p>0.8596874295</text:p>
          </table:table-cell>
          <table:table-cell office:value-type="float" office:value="8.93872176919622" calcext:value-type="float">
            <text:p>8.9387217692</text:p>
          </table:table-cell>
          <table:table-cell office:value-type="float" office:value="1.72038654869948" calcext:value-type="float">
            <text:p>1.7203865487</text:p>
          </table:table-cell>
          <table:table-cell office:value-type="float" office:value="0.238448235285224" calcext:value-type="float">
            <text:p>0.2384482353</text:p>
          </table:table-cell>
          <table:table-cell office:value-type="float" office:value="0.333568321026871" calcext:value-type="float">
            <text:p>0.333568321</text:p>
          </table:table-cell>
          <table:table-cell office:value-type="float" office:value="362.596442695008" calcext:value-type="float">
            <text:p>362.596442695</text:p>
          </table:table-cell>
        </table:table-row>
        <table:table-row table:style-name="ro1">
          <table:table-cell office:value-type="float" office:value="78.0842314450495" calcext:value-type="float">
            <text:p>78.084231445</text:p>
          </table:table-cell>
          <table:table-cell office:value-type="float" office:value="7.17000084998161" calcext:value-type="float">
            <text:p>7.17000085</text:p>
          </table:table-cell>
          <table:table-cell office:value-type="float" office:value="3.06230846817925" calcext:value-type="float">
            <text:p>3.0623084682</text:p>
          </table:table-cell>
          <table:table-cell office:value-type="float" office:value="250.075853352972" calcext:value-type="float">
            <text:p>250.075853353</text:p>
          </table:table-cell>
          <table:table-cell office:value-type="float" office:value="0.822671182233708" calcext:value-type="float">
            <text:p>0.8226711822</text:p>
          </table:table-cell>
          <table:table-cell office:value-type="float" office:value="6.10106391207494" calcext:value-type="float">
            <text:p>6.1010639121</text:p>
          </table:table-cell>
          <table:table-cell office:value-type="float" office:value="2.00576901381448" calcext:value-type="float">
            <text:p>2.0057690138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460501739509311" calcext:value-type="float">
            <text:p>0.4605017395</text:p>
          </table:table-cell>
          <table:table-cell office:value-type="float" office:value="362.64257089239" calcext:value-type="float">
            <text:p>362.6425708924</text:p>
          </table:table-cell>
        </table:table-row>
        <table:table-row table:style-name="ro1">
          <table:table-cell office:value-type="float" office:value="77.2397066847491" calcext:value-type="float">
            <text:p>77.2397066847</text:p>
          </table:table-cell>
          <table:table-cell office:value-type="float" office:value="11.5973858595334" calcext:value-type="float">
            <text:p>11.5973858595</text:p>
          </table:table-cell>
          <table:table-cell office:value-type="float" office:value="2.03607241987428" calcext:value-type="float">
            <text:p>2.0360724199</text:p>
          </table:table-cell>
          <table:table-cell office:value-type="float" office:value="251.986716813762" calcext:value-type="float">
            <text:p>251.9867168138</text:p>
          </table:table-cell>
          <table:table-cell office:value-type="float" office:value="0.72444228962555" calcext:value-type="float">
            <text:p>0.7244422896</text:p>
          </table:table-cell>
          <table:table-cell office:value-type="float" office:value="8.80347662931204" calcext:value-type="float">
            <text:p>8.8034766293</text:p>
          </table:table-cell>
          <table:table-cell office:value-type="float" office:value="1.73077225681058" calcext:value-type="float">
            <text:p>1.7307722568</text:p>
          </table:table-cell>
          <table:table-cell office:value-type="float" office:value="0.206403485002564" calcext:value-type="float">
            <text:p>0.206403485</text:p>
          </table:table-cell>
          <table:table-cell office:value-type="float" office:value="0.340713756340128" calcext:value-type="float">
            <text:p>0.3407137563</text:p>
          </table:table-cell>
          <table:table-cell office:value-type="float" office:value="362.662321859709" calcext:value-type="float">
            <text:p>362.6623218597</text:p>
          </table:table-cell>
        </table:table-row>
        <table:table-row table:style-name="ro1">
          <table:table-cell office:value-type="float" office:value="77.314849480725" calcext:value-type="float">
            <text:p>77.3148494807</text:p>
          </table:table-cell>
          <table:table-cell office:value-type="float" office:value="9.33919532217586" calcext:value-type="float">
            <text:p>9.3391953222</text:p>
          </table:table-cell>
          <table:table-cell office:value-type="float" office:value="2.88952644889383" calcext:value-type="float">
            <text:p>2.8895264489</text:p>
          </table:table-cell>
          <table:table-cell office:value-type="float" office:value="249.728526276405" calcext:value-type="float">
            <text:p>249.7285262764</text:p>
          </table:table-cell>
          <table:table-cell office:value-type="float" office:value="0.91069619671247" calcext:value-type="float">
            <text:p>0.9106961967</text:p>
          </table:table-cell>
          <table:table-cell office:value-type="float" office:value="6.54528609195452" calcext:value-type="float">
            <text:p>6.545286092</text:p>
          </table:table-cell>
          <table:table-cell office:value-type="float" office:value="1.88842319572802" calcext:value-type="float">
            <text:p>1.8884231957</text:p>
          </table:table-cell>
          <table:table-cell office:value-type="float" office:value="0.0443243638356644" calcext:value-type="float">
            <text:p>0.0443243638</text:p>
          </table:table-cell>
          <table:table-cell office:value-type="float" office:value="0.362237585496287" calcext:value-type="float">
            <text:p>0.3622375855</text:p>
          </table:table-cell>
          <table:table-cell office:value-type="float" office:value="362.716332158634" calcext:value-type="float">
            <text:p>362.7163321586</text:p>
          </table:table-cell>
        </table:table-row>
        <table:table-row table:style-name="ro1">
          <table:table-cell office:value-type="float" office:value="76.9131142766902" calcext:value-type="float">
            <text:p>76.9131142767</text:p>
          </table:table-cell>
          <table:table-cell office:value-type="float" office:value="8.22110590384445" calcext:value-type="float">
            <text:p>8.2211059038</text:p>
          </table:table-cell>
          <table:table-cell office:value-type="float" office:value="2.61958636154827" calcext:value-type="float">
            <text:p>2.6195863615</text:p>
          </table:table-cell>
          <table:table-cell office:value-type="float" office:value="250.126958406834" calcext:value-type="float">
            <text:p>250.1269584068</text:p>
          </table:table-cell>
          <table:table-cell office:value-type="float" office:value="0.873776236096554" calcext:value-type="float">
            <text:p>0.8737762361</text:p>
          </table:table-cell>
          <table:table-cell office:value-type="float" office:value="6.15216896593779" calcext:value-type="float">
            <text:p>6.1521689659</text:p>
          </table:table-cell>
          <table:table-cell office:value-type="float" office:value="2.01989111566171" calcext:value-type="float">
            <text:p>2.0198911157</text:p>
          </table:table-cell>
          <table:table-cell office:value-type="float" office:value="0.0283057986728443" calcext:value-type="float">
            <text:p>0.0283057987</text:p>
          </table:table-cell>
          <table:table-cell office:value-type="float" office:value="0.472539038036629" calcext:value-type="float">
            <text:p>0.472539038</text:p>
          </table:table-cell>
          <table:table-cell office:value-type="float" office:value="362.751366834873" calcext:value-type="float">
            <text:p>362.7513668349</text:p>
          </table:table-cell>
        </table:table-row>
        <table:table-row table:style-name="ro1">
          <table:table-cell office:value-type="float" office:value="77.4367162677281" calcext:value-type="float">
            <text:p>77.4367162677</text:p>
          </table:table-cell>
          <table:table-cell office:value-type="float" office:value="13.2845900266714" calcext:value-type="float">
            <text:p>13.2845900267</text:p>
          </table:table-cell>
          <table:table-cell office:value-type="float" office:value="2.57817675466969" calcext:value-type="float">
            <text:p>2.5781767547</text:p>
          </table:table-cell>
          <table:table-cell office:value-type="float" office:value="253.1739209809" calcext:value-type="float">
            <text:p>253.1739209809</text:p>
          </table:table-cell>
          <table:table-cell office:value-type="float" office:value="0.689424234541369" calcext:value-type="float">
            <text:p>0.6894242345</text:p>
          </table:table-cell>
          <table:table-cell office:value-type="float" office:value="9.99068079645007" calcext:value-type="float">
            <text:p>9.9906807965</text:p>
          </table:table-cell>
          <table:table-cell office:value-type="float" office:value="1.65437078730949" calcext:value-type="float">
            <text:p>1.6543707873</text:p>
          </table:table-cell>
          <table:table-cell office:value-type="float" office:value="0.00890212470215879" calcext:value-type="float">
            <text:p>0.0089021247</text:p>
          </table:table-cell>
          <table:table-cell office:value-type="float" office:value="0.284184988406035" calcext:value-type="float">
            <text:p>0.2841849884</text:p>
          </table:table-cell>
          <table:table-cell office:value-type="float" office:value="362.965361227612" calcext:value-type="float">
            <text:p>362.9653612276</text:p>
          </table:table-cell>
        </table:table-row>
        <table:table-row table:style-name="ro1">
          <table:table-cell office:value-type="float" office:value="77.9131142766902" calcext:value-type="float">
            <text:p>77.9131142767</text:p>
          </table:table-cell>
          <table:table-cell office:value-type="float" office:value="7.22110590384445" calcext:value-type="float">
            <text:p>7.2211059038</text:p>
          </table:table-cell>
          <table:table-cell office:value-type="float" office:value="2.61958636154827" calcext:value-type="float">
            <text:p>2.6195863615</text:p>
          </table:table-cell>
          <table:table-cell office:value-type="float" office:value="250.126958406834" calcext:value-type="float">
            <text:p>250.1269584068</text:p>
          </table:table-cell>
          <table:table-cell office:value-type="float" office:value="0.873776236096554" calcext:value-type="float">
            <text:p>0.8737762361</text:p>
          </table:table-cell>
          <table:table-cell office:value-type="float" office:value="6.15216896593779" calcext:value-type="float">
            <text:p>6.1521689659</text:p>
          </table:table-cell>
          <table:table-cell office:value-type="float" office:value="2.01989111566171" calcext:value-type="float">
            <text:p>2.0198911157</text:p>
          </table:table-cell>
          <table:table-cell office:value-type="float" office:value="0.0283057986728443" calcext:value-type="float">
            <text:p>0.0283057987</text:p>
          </table:table-cell>
          <table:table-cell office:value-type="float" office:value="0.472539038036629" calcext:value-type="float">
            <text:p>0.472539038</text:p>
          </table:table-cell>
          <table:table-cell office:value-type="float" office:value="363.002645749722" calcext:value-type="float">
            <text:p>363.0026457497</text:p>
          </table:table-cell>
        </table:table-row>
        <table:table-row table:style-name="ro1">
          <table:table-cell office:value-type="float" office:value="77.3524880924908" calcext:value-type="float">
            <text:p>77.3524880925</text:p>
          </table:table-cell>
          <table:table-cell office:value-type="float" office:value="7.8555719311982" calcext:value-type="float">
            <text:p>7.8555719312</text:p>
          </table:table-cell>
          <table:table-cell office:value-type="float" office:value="2.6281252801384" calcext:value-type="float">
            <text:p>2.6281252801</text:p>
          </table:table-cell>
          <table:table-cell office:value-type="float" office:value="249.244902885427" calcext:value-type="float">
            <text:p>249.2449028854</text:p>
          </table:table-cell>
          <table:table-cell office:value-type="float" office:value="0.427072805734811" calcext:value-type="float">
            <text:p>0.4270728057</text:p>
          </table:table-cell>
          <table:table-cell office:value-type="float" office:value="6.06166270097686" calcext:value-type="float">
            <text:p>6.061662701</text:p>
          </table:table-cell>
          <table:table-cell office:value-type="float" office:value="1.91908544521773" calcext:value-type="float">
            <text:p>1.9190854452</text:p>
          </table:table-cell>
          <table:table-cell office:value-type="float" office:value="0.0269704894299694" calcext:value-type="float">
            <text:p>0.0269704894</text:p>
          </table:table-cell>
          <table:table-cell office:value-type="float" office:value="0.384932497490189" calcext:value-type="float">
            <text:p>0.3849324975</text:p>
          </table:table-cell>
          <table:table-cell office:value-type="float" office:value="363.051598000702" calcext:value-type="float">
            <text:p>363.0515980007</text:p>
          </table:table-cell>
        </table:table-row>
        <table:table-row table:style-name="ro1">
          <table:table-cell office:value-type="float" office:value="77.1125916918688" calcext:value-type="float">
            <text:p>77.1125916919</text:p>
          </table:table-cell>
          <table:table-cell office:value-type="float" office:value="9.13693753331975" calcext:value-type="float">
            <text:p>9.1369375333</text:p>
          </table:table-cell>
          <table:table-cell office:value-type="float" office:value="1.68726866003773" calcext:value-type="float">
            <text:p>1.68726866</text:p>
          </table:table-cell>
          <table:table-cell office:value-type="float" office:value="249.526268487549" calcext:value-type="float">
            <text:p>249.5262684875</text:p>
          </table:table-cell>
          <table:table-cell office:value-type="float" office:value="0.708438407856362" calcext:value-type="float">
            <text:p>0.7084384079</text:p>
          </table:table-cell>
          <table:table-cell office:value-type="float" office:value="6.34302830309841" calcext:value-type="float">
            <text:p>6.3430283031</text:p>
          </table:table-cell>
          <table:table-cell office:value-type="float" office:value="1.86384543617166" calcext:value-type="float">
            <text:p>1.8638454362</text:p>
          </table:table-cell>
          <table:table-cell office:value-type="float" office:value="0.197329476771503" calcext:value-type="float">
            <text:p>0.1973294768</text:p>
          </table:table-cell>
          <table:table-cell office:value-type="float" office:value="0.419571015950576" calcext:value-type="float">
            <text:p>0.419571016</text:p>
          </table:table-cell>
          <table:table-cell office:value-type="float" office:value="363.069271868524" calcext:value-type="float">
            <text:p>363.0692718685</text:p>
          </table:table-cell>
        </table:table-row>
        <table:table-row table:style-name="ro1">
          <table:table-cell office:value-type="float" office:value="76.7857430480764" calcext:value-type="float">
            <text:p>76.7857430481</text:p>
          </table:table-cell>
          <table:table-cell office:value-type="float" office:value="11.1434222228606" calcext:value-type="float">
            <text:p>11.1434222229</text:p>
          </table:table-cell>
          <table:table-cell office:value-type="float" office:value="2.38633070059216" calcext:value-type="float">
            <text:p>2.3863307006</text:p>
          </table:table-cell>
          <table:table-cell office:value-type="float" office:value="251.532753177089" calcext:value-type="float">
            <text:p>251.5327531771</text:p>
          </table:table-cell>
          <table:table-cell office:value-type="float" office:value="0.270478652952792" calcext:value-type="float">
            <text:p>0.270478653</text:p>
          </table:table-cell>
          <table:table-cell office:value-type="float" office:value="8.34951299263929" calcext:value-type="float">
            <text:p>8.3495129926</text:p>
          </table:table-cell>
          <table:table-cell office:value-type="float" office:value="1.90430279874593" calcext:value-type="float">
            <text:p>1.9043027987</text:p>
          </table:table-cell>
          <table:table-cell office:value-type="float" office:value="0.121639231572117" calcext:value-type="float">
            <text:p>0.1216392316</text:p>
          </table:table-cell>
          <table:table-cell office:value-type="float" office:value="0.374081719073798" calcext:value-type="float">
            <text:p>0.3740817191</text:p>
          </table:table-cell>
          <table:table-cell office:value-type="float" office:value="363.077909185417" calcext:value-type="float">
            <text:p>363.0779091854</text:p>
          </table:table-cell>
        </table:table-row>
        <table:table-row table:style-name="ro1">
          <table:table-cell office:value-type="float" office:value="76.3753352438794" calcext:value-type="float">
            <text:p>76.3753352439</text:p>
          </table:table-cell>
          <table:table-cell office:value-type="float" office:value="10.7330144186636" calcext:value-type="float">
            <text:p>10.7330144187</text:p>
          </table:table-cell>
          <table:table-cell office:value-type="float" office:value="2.49718489913865" calcext:value-type="float">
            <text:p>2.4971848991</text:p>
          </table:table-cell>
          <table:table-cell office:value-type="float" office:value="251.122345372893" calcext:value-type="float">
            <text:p>251.1223453729</text:p>
          </table:table-cell>
          <table:table-cell office:value-type="float" office:value="1.08229307097801" calcext:value-type="float">
            <text:p>1.082293071</text:p>
          </table:table-cell>
          <table:table-cell office:value-type="float" office:value="7.93910518844228" calcext:value-type="float">
            <text:p>7.9391051884</text:p>
          </table:table-cell>
          <table:table-cell office:value-type="float" office:value="1.70578325493468" calcext:value-type="float">
            <text:p>1.7057832549</text:p>
          </table:table-cell>
          <table:table-cell office:value-type="float" office:value="0.255315415662488" calcext:value-type="float">
            <text:p>0.2553154157</text:p>
          </table:table-cell>
          <table:table-cell office:value-type="float" office:value="0.32731793389761" calcext:value-type="float">
            <text:p>0.3273179339</text:p>
          </table:table-cell>
          <table:table-cell office:value-type="float" office:value="363.125315920797" calcext:value-type="float">
            <text:p>363.1253159208</text:p>
          </table:table-cell>
        </table:table-row>
        <table:table-row table:style-name="ro1">
          <table:table-cell office:value-type="float" office:value="77.9416542057605" calcext:value-type="float">
            <text:p>77.9416542058</text:p>
          </table:table-cell>
          <table:table-cell office:value-type="float" office:value="7.02742361069258" calcext:value-type="float">
            <text:p>7.0274236107</text:p>
          </table:table-cell>
          <table:table-cell office:value-type="float" office:value="2.91973122889022" calcext:value-type="float">
            <text:p>2.9197312289</text:p>
          </table:table-cell>
          <table:table-cell office:value-type="float" office:value="249.933276113683" calcext:value-type="float">
            <text:p>249.9332761137</text:p>
          </table:table-cell>
          <table:table-cell office:value-type="float" office:value="0.68009394294468" calcext:value-type="float">
            <text:p>0.6800939429</text:p>
          </table:table-cell>
          <table:table-cell office:value-type="float" office:value="5.95848667278591" calcext:value-type="float">
            <text:p>5.9584866728</text:p>
          </table:table-cell>
          <table:table-cell office:value-type="float" office:value="2.0168794604586" calcext:value-type="float">
            <text:p>2.0168794605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469468141045095" calcext:value-type="float">
            <text:p>0.469468141</text:p>
          </table:table-cell>
          <table:table-cell office:value-type="float" office:value="363.289170373683" calcext:value-type="float">
            <text:p>363.2891703737</text:p>
          </table:table-cell>
        </table:table-row>
        <table:table-row table:style-name="ro1">
          <table:table-cell office:value-type="float" office:value="76.9131142766902" calcext:value-type="float">
            <text:p>76.9131142767</text:p>
          </table:table-cell>
          <table:table-cell office:value-type="float" office:value="7.22110590384445" calcext:value-type="float">
            <text:p>7.2211059038</text:p>
          </table:table-cell>
          <table:table-cell office:value-type="float" office:value="2.61958636154827" calcext:value-type="float">
            <text:p>2.6195863615</text:p>
          </table:table-cell>
          <table:table-cell office:value-type="float" office:value="250.126958406834" calcext:value-type="float">
            <text:p>250.1269584068</text:p>
          </table:table-cell>
          <table:table-cell office:value-type="float" office:value="0.873776236096554" calcext:value-type="float">
            <text:p>0.8737762361</text:p>
          </table:table-cell>
          <table:table-cell office:value-type="float" office:value="6.15216896593779" calcext:value-type="float">
            <text:p>6.1521689659</text:p>
          </table:table-cell>
          <table:table-cell office:value-type="float" office:value="2.01989111566171" calcext:value-type="float">
            <text:p>2.0198911157</text:p>
          </table:table-cell>
          <table:table-cell office:value-type="float" office:value="0.0283057986728443" calcext:value-type="float">
            <text:p>0.0283057987</text:p>
          </table:table-cell>
          <table:table-cell office:value-type="float" office:value="0.472539038036629" calcext:value-type="float">
            <text:p>0.472539038</text:p>
          </table:table-cell>
          <table:table-cell office:value-type="float" office:value="363.364627889199" calcext:value-type="float">
            <text:p>363.3646278892</text:p>
          </table:table-cell>
        </table:table-row>
        <table:table-row table:style-name="ro1">
          <table:table-cell office:value-type="float" office:value="76.9131142766902" calcext:value-type="float">
            <text:p>76.9131142767</text:p>
          </table:table-cell>
          <table:table-cell office:value-type="float" office:value="7.22110590384445" calcext:value-type="float">
            <text:p>7.2211059038</text:p>
          </table:table-cell>
          <table:table-cell office:value-type="float" office:value="2.61958636154827" calcext:value-type="float">
            <text:p>2.6195863615</text:p>
          </table:table-cell>
          <table:table-cell office:value-type="float" office:value="250.126958406834" calcext:value-type="float">
            <text:p>250.1269584068</text:p>
          </table:table-cell>
          <table:table-cell office:value-type="float" office:value="0.873776236096554" calcext:value-type="float">
            <text:p>0.8737762361</text:p>
          </table:table-cell>
          <table:table-cell office:value-type="float" office:value="6.15216896593779" calcext:value-type="float">
            <text:p>6.1521689659</text:p>
          </table:table-cell>
          <table:table-cell office:value-type="float" office:value="2.01989111566171" calcext:value-type="float">
            <text:p>2.0198911157</text:p>
          </table:table-cell>
          <table:table-cell office:value-type="float" office:value="0.0283057986728443" calcext:value-type="float">
            <text:p>0.0283057987</text:p>
          </table:table-cell>
          <table:table-cell office:value-type="float" office:value="0.472539038036629" calcext:value-type="float">
            <text:p>0.472539038</text:p>
          </table:table-cell>
          <table:table-cell office:value-type="float" office:value="363.364627889199" calcext:value-type="float">
            <text:p>363.3646278892</text:p>
          </table:table-cell>
        </table:table-row>
        <table:table-row table:style-name="ro1">
          <table:table-cell office:value-type="float" office:value="76.9131142766902" calcext:value-type="float">
            <text:p>76.9131142767</text:p>
          </table:table-cell>
          <table:table-cell office:value-type="float" office:value="7.22110590384445" calcext:value-type="float">
            <text:p>7.2211059038</text:p>
          </table:table-cell>
          <table:table-cell office:value-type="float" office:value="2.61958636154827" calcext:value-type="float">
            <text:p>2.6195863615</text:p>
          </table:table-cell>
          <table:table-cell office:value-type="float" office:value="250.126958406834" calcext:value-type="float">
            <text:p>250.1269584068</text:p>
          </table:table-cell>
          <table:table-cell office:value-type="float" office:value="0.873776236096554" calcext:value-type="float">
            <text:p>0.8737762361</text:p>
          </table:table-cell>
          <table:table-cell office:value-type="float" office:value="7.15216896593779" calcext:value-type="float">
            <text:p>7.1521689659</text:p>
          </table:table-cell>
          <table:table-cell office:value-type="float" office:value="2.01989111566171" calcext:value-type="float">
            <text:p>2.0198911157</text:p>
          </table:table-cell>
          <table:table-cell office:value-type="float" office:value="0.0283057986728443" calcext:value-type="float">
            <text:p>0.0283057987</text:p>
          </table:table-cell>
          <table:table-cell office:value-type="float" office:value="0.472539038036629" calcext:value-type="float">
            <text:p>0.472539038</text:p>
          </table:table-cell>
          <table:table-cell office:value-type="float" office:value="363.380496714876" calcext:value-type="float">
            <text:p>363.3804967149</text:p>
          </table:table-cell>
        </table:table-row>
        <table:table-row table:style-name="ro1">
          <table:table-cell office:value-type="float" office:value="76.9131142766902" calcext:value-type="float">
            <text:p>76.9131142767</text:p>
          </table:table-cell>
          <table:table-cell office:value-type="float" office:value="7.22110590384445" calcext:value-type="float">
            <text:p>7.2211059038</text:p>
          </table:table-cell>
          <table:table-cell office:value-type="float" office:value="2.61958636154827" calcext:value-type="float">
            <text:p>2.6195863615</text:p>
          </table:table-cell>
          <table:table-cell office:value-type="float" office:value="250.126958406834" calcext:value-type="float">
            <text:p>250.1269584068</text:p>
          </table:table-cell>
          <table:table-cell office:value-type="float" office:value="1.87377623609655" calcext:value-type="float">
            <text:p>1.8737762361</text:p>
          </table:table-cell>
          <table:table-cell office:value-type="float" office:value="6.15216896593779" calcext:value-type="float">
            <text:p>6.1521689659</text:p>
          </table:table-cell>
          <table:table-cell office:value-type="float" office:value="2.01989111566171" calcext:value-type="float">
            <text:p>2.0198911157</text:p>
          </table:table-cell>
          <table:table-cell office:value-type="float" office:value="0.0283057986728443" calcext:value-type="float">
            <text:p>0.0283057987</text:p>
          </table:table-cell>
          <table:table-cell office:value-type="float" office:value="0.472539038036629" calcext:value-type="float">
            <text:p>0.472539038</text:p>
          </table:table-cell>
          <table:table-cell office:value-type="float" office:value="363.404127512036" calcext:value-type="float">
            <text:p>363.404127512</text:p>
          </table:table-cell>
        </table:table-row>
        <table:table-row table:style-name="ro1">
          <table:table-cell office:value-type="float" office:value="76.9131142766902" calcext:value-type="float">
            <text:p>76.9131142767</text:p>
          </table:table-cell>
          <table:table-cell office:value-type="float" office:value="7.22110590384445" calcext:value-type="float">
            <text:p>7.2211059038</text:p>
          </table:table-cell>
          <table:table-cell office:value-type="float" office:value="2.61958636154827" calcext:value-type="float">
            <text:p>2.6195863615</text:p>
          </table:table-cell>
          <table:table-cell office:value-type="float" office:value="251.126958406834" calcext:value-type="float">
            <text:p>251.1269584068</text:p>
          </table:table-cell>
          <table:table-cell office:value-type="float" office:value="0.873776236096554" calcext:value-type="float">
            <text:p>0.8737762361</text:p>
          </table:table-cell>
          <table:table-cell office:value-type="float" office:value="6.15216896593779" calcext:value-type="float">
            <text:p>6.1521689659</text:p>
          </table:table-cell>
          <table:table-cell office:value-type="float" office:value="2.01989111566171" calcext:value-type="float">
            <text:p>2.0198911157</text:p>
          </table:table-cell>
          <table:table-cell office:value-type="float" office:value="0.0283057986728443" calcext:value-type="float">
            <text:p>0.0283057987</text:p>
          </table:table-cell>
          <table:table-cell office:value-type="float" office:value="0.472539038036629" calcext:value-type="float">
            <text:p>0.472539038</text:p>
          </table:table-cell>
          <table:table-cell office:value-type="float" office:value="363.410206160184" calcext:value-type="float">
            <text:p>363.4102061602</text:p>
          </table:table-cell>
        </table:table-row>
        <table:table-row table:style-name="ro1">
          <table:table-cell office:value-type="float" office:value="77.1258853242827" calcext:value-type="float">
            <text:p>77.1258853243</text:p>
          </table:table-cell>
          <table:table-cell office:value-type="float" office:value="11.483564499067" calcext:value-type="float">
            <text:p>11.4835644991</text:p>
          </table:table-cell>
          <table:table-cell office:value-type="float" office:value="1.92225105940794" calcext:value-type="float">
            <text:p>1.9222510594</text:p>
          </table:table-cell>
          <table:table-cell office:value-type="float" office:value="251.872895453296" calcext:value-type="float">
            <text:p>251.8728954533</text:p>
          </table:table-cell>
          <table:table-cell office:value-type="float" office:value="0.610620929159209" calcext:value-type="float">
            <text:p>0.6106209292</text:p>
          </table:table-cell>
          <table:table-cell office:value-type="float" office:value="8.6896552688457" calcext:value-type="float">
            <text:p>8.6896552688</text:p>
          </table:table-cell>
          <table:table-cell office:value-type="float" office:value="1.89466882267502" calcext:value-type="float">
            <text:p>1.8946688227</text:p>
          </table:table-cell>
          <table:table-cell office:value-type="float" office:value="0.160596750758905" calcext:value-type="float">
            <text:p>0.1605967508</text:p>
          </table:table-cell>
          <table:table-cell office:value-type="float" office:value="0.364601417328887" calcext:value-type="float">
            <text:p>0.3646014173</text:p>
          </table:table-cell>
          <table:table-cell office:value-type="float" office:value="363.466731474395" calcext:value-type="float">
            <text:p>363.4667314744</text:p>
          </table:table-cell>
        </table:table-row>
        <table:table-row table:style-name="ro1">
          <table:table-cell office:value-type="float" office:value="76.9809405484977" calcext:value-type="float">
            <text:p>76.9809405485</text:p>
          </table:table-cell>
          <table:table-cell office:value-type="float" office:value="7.28893217565204" calcext:value-type="float">
            <text:p>7.2889321757</text:p>
          </table:table-cell>
          <table:table-cell office:value-type="float" office:value="2.68741263335586" calcext:value-type="float">
            <text:p>2.6874126334</text:p>
          </table:table-cell>
          <table:table-cell office:value-type="float" office:value="250.194784678642" calcext:value-type="float">
            <text:p>250.1947846786</text:p>
          </table:table-cell>
          <table:table-cell office:value-type="float" office:value="0.941602507904143" calcext:value-type="float">
            <text:p>0.9416025079</text:p>
          </table:table-cell>
          <table:table-cell office:value-type="float" office:value="6.21999523774538" calcext:value-type="float">
            <text:p>6.2199952377</text:p>
          </table:table-cell>
          <table:table-cell office:value-type="float" office:value="1.98787671260216" calcext:value-type="float">
            <text:p>1.9878767126</text:p>
          </table:table-cell>
          <table:table-cell office:value-type="float" office:value="0.0512112332551562" calcext:value-type="float">
            <text:p>0.0512112333</text:p>
          </table:table-cell>
          <table:table-cell office:value-type="float" office:value="0.47446385500067" calcext:value-type="float">
            <text:p>0.474463855</text:p>
          </table:table-cell>
          <table:table-cell office:value-type="float" office:value="363.530879263818" calcext:value-type="float">
            <text:p>363.5308792638</text:p>
          </table:table-cell>
        </table:table-row>
        <table:table-row table:style-name="ro1">
          <table:table-cell office:value-type="float" office:value="76.1567630466297" calcext:value-type="float">
            <text:p>76.1567630466</text:p>
          </table:table-cell>
          <table:table-cell office:value-type="float" office:value="10.514442221414" calcext:value-type="float">
            <text:p>10.5144422214</text:p>
          </table:table-cell>
          <table:table-cell office:value-type="float" office:value="2.65736594072458" calcext:value-type="float">
            <text:p>2.6573659407</text:p>
          </table:table-cell>
          <table:table-cell office:value-type="float" office:value="250.903773175643" calcext:value-type="float">
            <text:p>250.9037731756</text:p>
          </table:table-cell>
          <table:table-cell office:value-type="float" office:value="0.863720873728405" calcext:value-type="float">
            <text:p>0.8637208737</text:p>
          </table:table-cell>
          <table:table-cell office:value-type="float" office:value="7.72053299119268" calcext:value-type="float">
            <text:p>7.7205329912</text:p>
          </table:table-cell>
          <table:table-cell office:value-type="float" office:value="1.7163279794235" calcext:value-type="float">
            <text:p>1.7163279794</text:p>
          </table:table-cell>
          <table:table-cell office:value-type="float" office:value="0.243571355898966" calcext:value-type="float">
            <text:p>0.2435713559</text:p>
          </table:table-cell>
          <table:table-cell office:value-type="float" office:value="0.336373858369012" calcext:value-type="float">
            <text:p>0.3363738584</text:p>
          </table:table-cell>
          <table:table-cell office:value-type="float" office:value="363.533265418496" calcext:value-type="float">
            <text:p>363.5332654185</text:p>
          </table:table-cell>
        </table:table-row>
        <table:table-row table:style-name="ro1">
          <table:table-cell office:value-type="float" office:value="78.0482752676888" calcext:value-type="float">
            <text:p>78.0482752677</text:p>
          </table:table-cell>
          <table:table-cell office:value-type="float" office:value="7.13404467262083" calcext:value-type="float">
            <text:p>7.1340446726</text:p>
          </table:table-cell>
          <table:table-cell office:value-type="float" office:value="1.80413006859625" calcext:value-type="float">
            <text:p>1.8041300686</text:p>
          </table:table-cell>
          <table:table-cell office:value-type="float" office:value="250.039897175611" calcext:value-type="float">
            <text:p>250.0398971756</text:p>
          </table:table-cell>
          <table:table-cell office:value-type="float" office:value="0.786715004872931" calcext:value-type="float">
            <text:p>0.7867150049</text:p>
          </table:table-cell>
          <table:table-cell office:value-type="float" office:value="6.06510773471416" calcext:value-type="float">
            <text:p>6.0651077347</text:p>
          </table:table-cell>
          <table:table-cell office:value-type="float" office:value="2.02338370440446" calcext:value-type="float">
            <text:p>2.0233837044</text:p>
          </table:table-cell>
          <table:table-cell office:value-type="float" office:value="0.024656832014068" calcext:value-type="float">
            <text:p>0.024656832</text:p>
          </table:table-cell>
          <table:table-cell office:value-type="float" office:value="0.475241202778453" calcext:value-type="float">
            <text:p>0.4752412028</text:p>
          </table:table-cell>
          <table:table-cell office:value-type="float" office:value="363.670720864766" calcext:value-type="float">
            <text:p>363.6707208648</text:p>
          </table:table-cell>
        </table:table-row>
        <table:table-row table:style-name="ro1">
          <table:table-cell office:value-type="float" office:value="76.9131142766902" calcext:value-type="float">
            <text:p>76.9131142767</text:p>
          </table:table-cell>
          <table:table-cell office:value-type="float" office:value="7.22110590384445" calcext:value-type="float">
            <text:p>7.2211059038</text:p>
          </table:table-cell>
          <table:table-cell office:value-type="float" office:value="3.61958636154827" calcext:value-type="float">
            <text:p>3.6195863615</text:p>
          </table:table-cell>
          <table:table-cell office:value-type="float" office:value="250.126958406834" calcext:value-type="float">
            <text:p>250.1269584068</text:p>
          </table:table-cell>
          <table:table-cell office:value-type="float" office:value="0.873776236096554" calcext:value-type="float">
            <text:p>0.8737762361</text:p>
          </table:table-cell>
          <table:table-cell office:value-type="float" office:value="6.15216896593779" calcext:value-type="float">
            <text:p>6.1521689659</text:p>
          </table:table-cell>
          <table:table-cell office:value-type="float" office:value="2.01989111566171" calcext:value-type="float">
            <text:p>2.0198911157</text:p>
          </table:table-cell>
          <table:table-cell office:value-type="float" office:value="0.0283057986728443" calcext:value-type="float">
            <text:p>0.0283057987</text:p>
          </table:table-cell>
          <table:table-cell office:value-type="float" office:value="0.472539038036629" calcext:value-type="float">
            <text:p>0.472539038</text:p>
          </table:table-cell>
          <table:table-cell office:value-type="float" office:value="363.736118349441" calcext:value-type="float">
            <text:p>363.7361183494</text:p>
          </table:table-cell>
        </table:table-row>
        <table:table-row table:style-name="ro1">
          <table:table-cell office:value-type="float" office:value="77.0892986234755" calcext:value-type="float">
            <text:p>77.0892986235</text:p>
          </table:table-cell>
          <table:table-cell office:value-type="float" office:value="7.39729025062983" calcext:value-type="float">
            <text:p>7.3972902506</text:p>
          </table:table-cell>
          <table:table-cell office:value-type="float" office:value="2.79577070833364" calcext:value-type="float">
            <text:p>2.7957707083</text:p>
          </table:table-cell>
          <table:table-cell office:value-type="float" office:value="250.30314275362" calcext:value-type="float">
            <text:p>250.3031427536</text:p>
          </table:table-cell>
          <table:table-cell office:value-type="float" office:value="1.04996058288193" calcext:value-type="float">
            <text:p>1.0499605829</text:p>
          </table:table-cell>
          <table:table-cell office:value-type="float" office:value="6.32835331272316" calcext:value-type="float">
            <text:p>6.3283533127</text:p>
          </table:table-cell>
          <table:table-cell office:value-type="float" office:value="1.97063324887519" calcext:value-type="float">
            <text:p>1.9706332489</text:p>
          </table:table-cell>
          <table:table-cell office:value-type="float" office:value="0.0110078112061061" calcext:value-type="float">
            <text:p>0.0110078112</text:p>
          </table:table-cell>
          <table:table-cell office:value-type="float" office:value="0.466882581474995" calcext:value-type="float">
            <text:p>0.4668825815</text:p>
          </table:table-cell>
          <table:table-cell office:value-type="float" office:value="363.786398611968" calcext:value-type="float">
            <text:p>363.786398612</text:p>
          </table:table-cell>
        </table:table-row>
        <table:table-row table:style-name="ro1">
          <table:table-cell office:value-type="float" office:value="77.8231975442933" calcext:value-type="float">
            <text:p>77.8231975443</text:p>
          </table:table-cell>
          <table:table-cell office:value-type="float" office:value="6.90896694922536" calcext:value-type="float">
            <text:p>6.9089669492</text:p>
          </table:table-cell>
          <table:table-cell office:value-type="float" office:value="2.801274567423" calcext:value-type="float">
            <text:p>2.8012745674</text:p>
          </table:table-cell>
          <table:table-cell office:value-type="float" office:value="249.814819452215" calcext:value-type="float">
            <text:p>249.8148194522</text:p>
          </table:table-cell>
          <table:table-cell office:value-type="float" office:value="0.561637281477461" calcext:value-type="float">
            <text:p>0.5616372815</text:p>
          </table:table-cell>
          <table:table-cell office:value-type="float" office:value="5.8400300113187" calcext:value-type="float">
            <text:p>5.8400300113</text:p>
          </table:table-cell>
          <table:table-cell office:value-type="float" office:value="2.03369814682217" calcext:value-type="float">
            <text:p>2.0336981468</text:p>
          </table:table-cell>
          <table:table-cell office:value-type="float" office:value="0.050592059713752" calcext:value-type="float">
            <text:p>0.0505920597</text:p>
          </table:table-cell>
          <table:table-cell office:value-type="float" office:value="0.468127684141334" calcext:value-type="float">
            <text:p>0.4681276841</text:p>
          </table:table-cell>
          <table:table-cell office:value-type="float" office:value="363.992002599078" calcext:value-type="float">
            <text:p>363.9920025991</text:p>
          </table:table-cell>
        </table:table-row>
        <table:table-row table:style-name="ro1">
          <table:table-cell office:value-type="float" office:value="77.8250601244829" calcext:value-type="float">
            <text:p>77.8250601245</text:p>
          </table:table-cell>
          <table:table-cell office:value-type="float" office:value="6.91082952941498" calcext:value-type="float">
            <text:p>6.9108295294</text:p>
          </table:table-cell>
          <table:table-cell office:value-type="float" office:value="2.80313714761262" calcext:value-type="float">
            <text:p>2.8031371476</text:p>
          </table:table-cell>
          <table:table-cell office:value-type="float" office:value="249.816682032405" calcext:value-type="float">
            <text:p>249.8166820324</text:p>
          </table:table-cell>
          <table:table-cell office:value-type="float" office:value="0.563499861667082" calcext:value-type="float">
            <text:p>0.5634998617</text:p>
          </table:table-cell>
          <table:table-cell office:value-type="float" office:value="5.84189259150832" calcext:value-type="float">
            <text:p>5.8418925915</text:p>
          </table:table-cell>
          <table:table-cell office:value-type="float" office:value="2.00710897856316" calcext:value-type="float">
            <text:p>2.0071089786</text:p>
          </table:table-cell>
          <table:table-cell office:value-type="float" office:value="0.0480089602751919" calcext:value-type="float">
            <text:p>0.0480089603</text:p>
          </table:table-cell>
          <table:table-cell office:value-type="float" office:value="0.478854572677398" calcext:value-type="float">
            <text:p>0.4788545727</text:p>
          </table:table-cell>
          <table:table-cell office:value-type="float" office:value="363.999462563676" calcext:value-type="float">
            <text:p>363.9994625637</text:p>
          </table:table-cell>
        </table:table-row>
        <table:table-row table:style-name="ro1">
          <table:table-cell office:value-type="float" office:value="77.6564997271824" calcext:value-type="float">
            <text:p>77.6564997272</text:p>
          </table:table-cell>
          <table:table-cell office:value-type="float" office:value="7.74226913211453" calcext:value-type="float">
            <text:p>7.7422691321</text:p>
          </table:table-cell>
          <table:table-cell office:value-type="float" office:value="2.63457675031217" calcext:value-type="float">
            <text:p>2.6345767503</text:p>
          </table:table-cell>
          <table:table-cell office:value-type="float" office:value="249.648121635104" calcext:value-type="float">
            <text:p>249.6481216351</text:p>
          </table:table-cell>
          <table:table-cell office:value-type="float" office:value="0.394939464366625" calcext:value-type="float">
            <text:p>0.3949394644</text:p>
          </table:table-cell>
          <table:table-cell office:value-type="float" office:value="5.67333219420786" calcext:value-type="float">
            <text:p>5.6733321942</text:p>
          </table:table-cell>
          <table:table-cell office:value-type="float" office:value="2.03910035374685" calcext:value-type="float">
            <text:p>2.0391003537</text:p>
          </table:table-cell>
          <table:table-cell office:value-type="float" office:value="0.00823648204957479" calcext:value-type="float">
            <text:p>0.008236482</text:p>
          </table:table-cell>
          <table:table-cell office:value-type="float" office:value="0.487400944116664" calcext:value-type="float">
            <text:p>0.4874009441</text:p>
          </table:table-cell>
          <table:table-cell office:value-type="float" office:value="364.0446912473" calcext:value-type="float">
            <text:p>364.0446912473</text:p>
          </table:table-cell>
        </table:table-row>
        <table:table-row table:style-name="ro1">
          <table:table-cell office:value-type="float" office:value="77.2030253714906" calcext:value-type="float">
            <text:p>77.2030253715</text:p>
          </table:table-cell>
          <table:table-cell office:value-type="float" office:value="11.5607045462749" calcext:value-type="float">
            <text:p>11.5607045463</text:p>
          </table:table-cell>
          <table:table-cell office:value-type="float" office:value="1.99939110661583" calcext:value-type="float">
            <text:p>1.9993911066</text:p>
          </table:table-cell>
          <table:table-cell office:value-type="float" office:value="251.950035500504" calcext:value-type="float">
            <text:p>251.9500355005</text:p>
          </table:table-cell>
          <table:table-cell office:value-type="float" office:value="0.687760976367099" calcext:value-type="float">
            <text:p>0.6877609764</text:p>
          </table:table-cell>
          <table:table-cell office:value-type="float" office:value="8.76679531605359" calcext:value-type="float">
            <text:p>8.7667953161</text:p>
          </table:table-cell>
          <table:table-cell office:value-type="float" office:value="1.69433688105954" calcext:value-type="float">
            <text:p>1.6943368811</text:p>
          </table:table-cell>
          <table:table-cell office:value-type="float" office:value="0.0657086409674246" calcext:value-type="float">
            <text:p>0.065708641</text:p>
          </table:table-cell>
          <table:table-cell office:value-type="float" office:value="0.317284124564246" calcext:value-type="float">
            <text:p>0.3172841246</text:p>
          </table:table-cell>
          <table:table-cell office:value-type="float" office:value="364.110184058491" calcext:value-type="float">
            <text:p>364.1101840585</text:p>
          </table:table-cell>
        </table:table-row>
        <table:table-row table:style-name="ro1">
          <table:table-cell office:value-type="float" office:value="77.3193434020236" calcext:value-type="float">
            <text:p>77.319343402</text:p>
          </table:table-cell>
          <table:table-cell office:value-type="float" office:value="9.34368924347455" calcext:value-type="float">
            <text:p>9.3436892435</text:p>
          </table:table-cell>
          <table:table-cell office:value-type="float" office:value="2.89402037019253" calcext:value-type="float">
            <text:p>2.8940203702</text:p>
          </table:table-cell>
          <table:table-cell office:value-type="float" office:value="249.733020197704" calcext:value-type="float">
            <text:p>249.7330201977</text:p>
          </table:table-cell>
          <table:table-cell office:value-type="float" office:value="0.915190118011166" calcext:value-type="float">
            <text:p>0.915190118</text:p>
          </table:table-cell>
          <table:table-cell office:value-type="float" office:value="6.54978001325322" calcext:value-type="float">
            <text:p>6.5497800133</text:p>
          </table:table-cell>
          <table:table-cell office:value-type="float" office:value="1.77797815459363" calcext:value-type="float">
            <text:p>1.7779781546</text:p>
          </table:table-cell>
          <table:table-cell office:value-type="float" office:value="0.0799203054257154" calcext:value-type="float">
            <text:p>0.0799203054</text:p>
          </table:table-cell>
          <table:table-cell office:value-type="float" office:value="0.371754700853434" calcext:value-type="float">
            <text:p>0.3717547009</text:p>
          </table:table-cell>
          <table:table-cell office:value-type="float" office:value="364.144831809432" calcext:value-type="float">
            <text:p>364.1448318094</text:p>
          </table:table-cell>
        </table:table-row>
        <table:table-row table:style-name="ro1">
          <table:table-cell office:value-type="float" office:value="77.001653849738" calcext:value-type="float">
            <text:p>77.0016538497</text:p>
          </table:table-cell>
          <table:table-cell office:value-type="float" office:value="11.3593330245223" calcext:value-type="float">
            <text:p>11.3593330245</text:p>
          </table:table-cell>
          <table:table-cell office:value-type="float" office:value="2.47878471213038" calcext:value-type="float">
            <text:p>2.4787847121</text:p>
          </table:table-cell>
          <table:table-cell office:value-type="float" office:value="251.748663978751" calcext:value-type="float">
            <text:p>251.7486639788</text:p>
          </table:table-cell>
          <table:table-cell office:value-type="float" office:value="0.486389454614469" calcext:value-type="float">
            <text:p>0.4863894546</text:p>
          </table:table-cell>
          <table:table-cell office:value-type="float" office:value="8.56542379430096" calcext:value-type="float">
            <text:p>8.5654237943</text:p>
          </table:table-cell>
          <table:table-cell office:value-type="float" office:value="1.6996345942701" calcext:value-type="float">
            <text:p>1.6996345943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320090415615687" calcext:value-type="float">
            <text:p>0.3200904156</text:p>
          </table:table-cell>
          <table:table-cell office:value-type="float" office:value="364.184483186263" calcext:value-type="float">
            <text:p>364.1844831863</text:p>
          </table:table-cell>
        </table:table-row>
        <table:table-row table:style-name="ro1">
          <table:table-cell office:value-type="float" office:value="76.6617604846908" calcext:value-type="float">
            <text:p>76.6617604847</text:p>
          </table:table-cell>
          <table:table-cell office:value-type="float" office:value="5.08219944216706" calcext:value-type="float">
            <text:p>5.0821994422</text:p>
          </table:table-cell>
          <table:table-cell office:value-type="float" office:value="2.85997721994484" calcext:value-type="float">
            <text:p>2.8599772199</text:p>
          </table:table-cell>
          <table:table-cell office:value-type="float" office:value="251.248866108833" calcext:value-type="float">
            <text:p>251.2488661088</text:p>
          </table:table-cell>
          <table:table-cell office:value-type="float" office:value="0.415532775500396" calcext:value-type="float">
            <text:p>0.4155327755</text:p>
          </table:table-cell>
          <table:table-cell office:value-type="float" office:value="4.08219944216706" calcext:value-type="float">
            <text:p>4.0821994422</text:p>
          </table:table-cell>
          <table:table-cell office:value-type="float" office:value="1.92707631705206" calcext:value-type="float">
            <text:p>1.9270763171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444682429493359" calcext:value-type="float">
            <text:p>0.4446824295</text:p>
          </table:table-cell>
          <table:table-cell office:value-type="float" office:value="364.192092798" calcext:value-type="float">
            <text:p>364.192092798</text:p>
          </table:table-cell>
        </table:table-row>
        <table:table-row table:style-name="ro1">
          <table:table-cell office:value-type="float" office:value="77.2971010902146" calcext:value-type="float">
            <text:p>77.2971010902</text:p>
          </table:table-cell>
          <table:table-cell office:value-type="float" office:value="7.80018492892204" calcext:value-type="float">
            <text:p>7.8001849289</text:p>
          </table:table-cell>
          <table:table-cell office:value-type="float" office:value="2.57273827786223" calcext:value-type="float">
            <text:p>2.5727382779</text:p>
          </table:table-cell>
          <table:table-cell office:value-type="float" office:value="249.189515883151" calcext:value-type="float">
            <text:p>249.1895158832</text:p>
          </table:table-cell>
          <table:table-cell office:value-type="float" office:value="0.371685803458645" calcext:value-type="float">
            <text:p>0.3716858035</text:p>
          </table:table-cell>
          <table:table-cell office:value-type="float" office:value="6.0062756987007" calcext:value-type="float">
            <text:p>6.0062756987</text:p>
          </table:table-cell>
          <table:table-cell office:value-type="float" office:value="1.98519019824726" calcext:value-type="float">
            <text:p>1.9851901982</text:p>
          </table:table-cell>
          <table:table-cell office:value-type="float" office:value="0.136545766108165" calcext:value-type="float">
            <text:p>0.1365457661</text:p>
          </table:table-cell>
          <table:table-cell office:value-type="float" office:value="0.428558917176348" calcext:value-type="float">
            <text:p>0.4285589172</text:p>
          </table:table-cell>
          <table:table-cell office:value-type="float" office:value="364.458710244654" calcext:value-type="float">
            <text:p>364.4587102447</text:p>
          </table:table-cell>
        </table:table-row>
        <table:table-row table:style-name="ro1">
          <table:table-cell office:value-type="float" office:value="76.8062543584228" calcext:value-type="float">
            <text:p>76.8062543584</text:p>
          </table:table-cell>
          <table:table-cell office:value-type="float" office:value="5.22669331589904" calcext:value-type="float">
            <text:p>5.2266933159</text:p>
          </table:table-cell>
          <table:table-cell office:value-type="float" office:value="3.00447109367682" calcext:value-type="float">
            <text:p>3.0044710937</text:p>
          </table:table-cell>
          <table:table-cell office:value-type="float" office:value="251.393359982565" calcext:value-type="float">
            <text:p>251.3933599826</text:p>
          </table:table-cell>
          <table:table-cell office:value-type="float" office:value="0.560026649232381" calcext:value-type="float">
            <text:p>0.5600266492</text:p>
          </table:table-cell>
          <table:table-cell office:value-type="float" office:value="4.22669331589905" calcext:value-type="float">
            <text:p>4.2266933159</text:p>
          </table:table-cell>
          <table:table-cell office:value-type="float" office:value="1.90292846950172" calcext:value-type="float">
            <text:p>1.9029284695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43508381724315" calcext:value-type="float">
            <text:p>0.4350838172</text:p>
          </table:table-cell>
          <table:table-cell office:value-type="float" office:value="364.497423821138" calcext:value-type="float">
            <text:p>364.4974238211</text:p>
          </table:table-cell>
        </table:table-row>
        <table:table-row table:style-name="ro1">
          <table:table-cell office:value-type="float" office:value="77.4685611117871" calcext:value-type="float">
            <text:p>77.4685611118</text:p>
          </table:table-cell>
          <table:table-cell office:value-type="float" office:value="14.0189192481119" calcext:value-type="float">
            <text:p>14.0189192481</text:p>
          </table:table-cell>
          <table:table-cell office:value-type="float" office:value="2.19076809739928" calcext:value-type="float">
            <text:p>2.1907680974</text:p>
          </table:table-cell>
          <table:table-cell office:value-type="float" office:value="253.908250202341" calcext:value-type="float">
            <text:p>253.9082502023</text:p>
          </table:table-cell>
          <table:table-cell office:value-type="float" office:value="0.201531233759639" calcext:value-type="float">
            <text:p>0.2015312338</text:p>
          </table:table-cell>
          <table:table-cell office:value-type="float" office:value="10.7250100178906" calcext:value-type="float">
            <text:p>10.7250100179</text:p>
          </table:table-cell>
          <table:table-cell office:value-type="float" office:value="1.84438619030272" calcext:value-type="float">
            <text:p>1.8443861903</text:p>
          </table:table-cell>
          <table:table-cell office:value-type="float" office:value="0.257258350048933" calcext:value-type="float">
            <text:p>0.25725835</text:p>
          </table:table-cell>
          <table:table-cell office:value-type="float" office:value="0.325472416021999" calcext:value-type="float">
            <text:p>0.325472416</text:p>
          </table:table-cell>
          <table:table-cell office:value-type="float" office:value="364.545536023072" calcext:value-type="float">
            <text:p>364.5455360231</text:p>
          </table:table-cell>
        </table:table-row>
        <table:table-row table:style-name="ro1">
          <table:table-cell office:value-type="float" office:value="77.0179051344078" calcext:value-type="float">
            <text:p>77.0179051344</text:p>
          </table:table-cell>
          <table:table-cell office:value-type="float" office:value="12.3657788933511" calcext:value-type="float">
            <text:p>12.3657788934</text:p>
          </table:table-cell>
          <table:table-cell office:value-type="float" office:value="2.35179055657264" calcext:value-type="float">
            <text:p>2.3517905566</text:p>
          </table:table-cell>
          <table:table-cell office:value-type="float" office:value="252.75510984758" calcext:value-type="float">
            <text:p>252.7551098476</text:p>
          </table:table-cell>
          <table:table-cell office:value-type="float" office:value="0.270613101221034" calcext:value-type="float">
            <text:p>0.2706131012</text:p>
          </table:table-cell>
          <table:table-cell office:value-type="float" office:value="9.57186966312974" calcext:value-type="float">
            <text:p>9.5718696631</text:p>
          </table:table-cell>
          <table:table-cell office:value-type="float" office:value="1.865382898349" calcext:value-type="float">
            <text:p>1.8653828983</text:p>
          </table:table-cell>
          <table:table-cell office:value-type="float" office:value="0.264181765890663" calcext:value-type="float">
            <text:p>0.2641817659</text:p>
          </table:table-cell>
          <table:table-cell office:value-type="float" office:value="0.34384605857627" calcext:value-type="float">
            <text:p>0.3438460586</text:p>
          </table:table-cell>
          <table:table-cell office:value-type="float" office:value="364.580857112495" calcext:value-type="float">
            <text:p>364.5808571125</text:p>
          </table:table-cell>
        </table:table-row>
        <table:table-row table:style-name="ro1">
          <table:table-cell office:value-type="float" office:value="76.8628830952842" calcext:value-type="float">
            <text:p>76.8628830953</text:p>
          </table:table-cell>
          <table:table-cell office:value-type="float" office:value="11.2205622700685" calcext:value-type="float">
            <text:p>11.2205622701</text:p>
          </table:table-cell>
          <table:table-cell office:value-type="float" office:value="2.46347074780005" calcext:value-type="float">
            <text:p>2.4634707478</text:p>
          </table:table-cell>
          <table:table-cell office:value-type="float" office:value="251.609893224297" calcext:value-type="float">
            <text:p>251.6098932243</text:p>
          </table:table-cell>
          <table:table-cell office:value-type="float" office:value="0.347618700160682" calcext:value-type="float">
            <text:p>0.3476187002</text:p>
          </table:table-cell>
          <table:table-cell office:value-type="float" office:value="8.42665303984718" calcext:value-type="float">
            <text:p>8.4266530398</text:p>
          </table:table-cell>
          <table:table-cell office:value-type="float" office:value="1.70397085713046" calcext:value-type="float">
            <text:p>1.7039708571</text:p>
          </table:table-cell>
          <table:table-cell office:value-type="float" office:value="0.031871899538668" calcext:value-type="float">
            <text:p>0.0318718995</text:p>
          </table:table-cell>
          <table:table-cell office:value-type="float" office:value="0.32553409040515" calcext:value-type="float">
            <text:p>0.3255340904</text:p>
          </table:table-cell>
          <table:table-cell office:value-type="float" office:value="364.604227567675" calcext:value-type="float">
            <text:p>364.6042275677</text:p>
          </table:table-cell>
        </table:table-row>
        <table:table-row table:style-name="ro1">
          <table:table-cell office:value-type="float" office:value="77.135804030982" calcext:value-type="float">
            <text:p>77.135804031</text:p>
          </table:table-cell>
          <table:table-cell office:value-type="float" office:value="7.44379565813626" calcext:value-type="float">
            <text:p>7.4437956581</text:p>
          </table:table-cell>
          <table:table-cell office:value-type="float" office:value="2.34844895534625" calcext:value-type="float">
            <text:p>2.3484489553</text:p>
          </table:table-cell>
          <table:table-cell office:value-type="float" office:value="250.349648161126" calcext:value-type="float">
            <text:p>250.3496481611</text:p>
          </table:table-cell>
          <table:table-cell office:value-type="float" office:value="1.09646599038836" calcext:value-type="float">
            <text:p>1.0964659904</text:p>
          </table:table-cell>
          <table:table-cell office:value-type="float" office:value="6.3748587202296" calcext:value-type="float">
            <text:p>6.3748587202</text:p>
          </table:table-cell>
          <table:table-cell office:value-type="float" office:value="2.01847671337672" calcext:value-type="float">
            <text:p>2.0184767134</text:p>
          </table:table-cell>
          <table:table-cell office:value-type="float" office:value="0.0175105096902251" calcext:value-type="float">
            <text:p>0.0175105097</text:p>
          </table:table-cell>
          <table:table-cell office:value-type="float" office:value="0.456021283466131" calcext:value-type="float">
            <text:p>0.4560212835</text:p>
          </table:table-cell>
          <table:table-cell office:value-type="float" office:value="364.697936128255" calcext:value-type="float">
            <text:p>364.6979361283</text:p>
          </table:table-cell>
        </table:table-row>
        <table:table-row table:style-name="ro1">
          <table:table-cell office:value-type="float" office:value="77.1428079876258" calcext:value-type="float">
            <text:p>77.1428079876</text:p>
          </table:table-cell>
          <table:table-cell office:value-type="float" office:value="12.9906817465691" calcext:value-type="float">
            <text:p>12.9906817466</text:p>
          </table:table-cell>
          <table:table-cell office:value-type="float" office:value="2.38410081719812" calcext:value-type="float">
            <text:p>2.3841008172</text:p>
          </table:table-cell>
          <table:table-cell office:value-type="float" office:value="252.880012700798" calcext:value-type="float">
            <text:p>252.8800127008</text:p>
          </table:table-cell>
          <table:table-cell office:value-type="float" office:value="0.395515954439105" calcext:value-type="float">
            <text:p>0.3955159544</text:p>
          </table:table-cell>
          <table:table-cell office:value-type="float" office:value="9.69677251634781" calcext:value-type="float">
            <text:p>9.6967725163</text:p>
          </table:table-cell>
          <table:table-cell office:value-type="float" office:value="1.85723774620606" calcext:value-type="float">
            <text:p>1.8572377462</text:p>
          </table:table-cell>
          <table:table-cell office:value-type="float" office:value="0.301921253548856" calcext:value-type="float">
            <text:p>0.3019212535</text:p>
          </table:table-cell>
          <table:table-cell office:value-type="float" office:value="0.338299552895265" calcext:value-type="float">
            <text:p>0.3382995529</text:p>
          </table:table-cell>
          <table:table-cell office:value-type="float" office:value="364.738019106801" calcext:value-type="float">
            <text:p>364.7380191068</text:p>
          </table:table-cell>
        </table:table-row>
        <table:table-row table:style-name="ro1">
          <table:table-cell office:value-type="float" office:value="77.6564997271824" calcext:value-type="float">
            <text:p>77.6564997272</text:p>
          </table:table-cell>
          <table:table-cell office:value-type="float" office:value="6.74226913211453" calcext:value-type="float">
            <text:p>6.7422691321</text:p>
          </table:table-cell>
          <table:table-cell office:value-type="float" office:value="2.63457675031217" calcext:value-type="float">
            <text:p>2.6345767503</text:p>
          </table:table-cell>
          <table:table-cell office:value-type="float" office:value="249.648121635104" calcext:value-type="float">
            <text:p>249.6481216351</text:p>
          </table:table-cell>
          <table:table-cell office:value-type="float" office:value="0.394939464366625" calcext:value-type="float">
            <text:p>0.3949394644</text:p>
          </table:table-cell>
          <table:table-cell office:value-type="float" office:value="5.67333219420786" calcext:value-type="float">
            <text:p>5.6733321942</text:p>
          </table:table-cell>
          <table:table-cell office:value-type="float" office:value="2.03910035374685" calcext:value-type="float">
            <text:p>2.0391003537</text:p>
          </table:table-cell>
          <table:table-cell office:value-type="float" office:value="0.00823648204957479" calcext:value-type="float">
            <text:p>0.008236482</text:p>
          </table:table-cell>
          <table:table-cell office:value-type="float" office:value="0.487400944116664" calcext:value-type="float">
            <text:p>0.4874009441</text:p>
          </table:table-cell>
          <table:table-cell office:value-type="float" office:value="364.771156871956" calcext:value-type="float">
            <text:p>364.771156872</text:p>
          </table:table-cell>
        </table:table-row>
        <table:table-row table:style-name="ro1">
          <table:table-cell office:value-type="float" office:value="77.6564997271824" calcext:value-type="float">
            <text:p>77.6564997272</text:p>
          </table:table-cell>
          <table:table-cell office:value-type="float" office:value="6.74226913211453" calcext:value-type="float">
            <text:p>6.7422691321</text:p>
          </table:table-cell>
          <table:table-cell office:value-type="float" office:value="2.63457675031217" calcext:value-type="float">
            <text:p>2.6345767503</text:p>
          </table:table-cell>
          <table:table-cell office:value-type="float" office:value="249.648121635104" calcext:value-type="float">
            <text:p>249.6481216351</text:p>
          </table:table-cell>
          <table:table-cell office:value-type="float" office:value="0.394939464366625" calcext:value-type="float">
            <text:p>0.3949394644</text:p>
          </table:table-cell>
          <table:table-cell office:value-type="float" office:value="5.67333219420786" calcext:value-type="float">
            <text:p>5.6733321942</text:p>
          </table:table-cell>
          <table:table-cell office:value-type="float" office:value="2.03910035374685" calcext:value-type="float">
            <text:p>2.0391003537</text:p>
          </table:table-cell>
          <table:table-cell office:value-type="float" office:value="0.00823648204957479" calcext:value-type="float">
            <text:p>0.008236482</text:p>
          </table:table-cell>
          <table:table-cell office:value-type="float" office:value="0.487400944116664" calcext:value-type="float">
            <text:p>0.4874009441</text:p>
          </table:table-cell>
          <table:table-cell office:value-type="float" office:value="364.771156871956" calcext:value-type="float">
            <text:p>364.771156872</text:p>
          </table:table-cell>
        </table:table-row>
        <table:table-row table:style-name="ro1">
          <table:table-cell office:value-type="float" office:value="77.6564997271824" calcext:value-type="float">
            <text:p>77.6564997272</text:p>
          </table:table-cell>
          <table:table-cell office:value-type="float" office:value="6.74226913211453" calcext:value-type="float">
            <text:p>6.7422691321</text:p>
          </table:table-cell>
          <table:table-cell office:value-type="float" office:value="2.63457675031217" calcext:value-type="float">
            <text:p>2.6345767503</text:p>
          </table:table-cell>
          <table:table-cell office:value-type="float" office:value="249.648121635104" calcext:value-type="float">
            <text:p>249.6481216351</text:p>
          </table:table-cell>
          <table:table-cell office:value-type="float" office:value="0.394939464366625" calcext:value-type="float">
            <text:p>0.3949394644</text:p>
          </table:table-cell>
          <table:table-cell office:value-type="float" office:value="6.67333219420786" calcext:value-type="float">
            <text:p>6.6733321942</text:p>
          </table:table-cell>
          <table:table-cell office:value-type="float" office:value="2.03910035374685" calcext:value-type="float">
            <text:p>2.0391003537</text:p>
          </table:table-cell>
          <table:table-cell office:value-type="float" office:value="0.00823648204957479" calcext:value-type="float">
            <text:p>0.008236482</text:p>
          </table:table-cell>
          <table:table-cell office:value-type="float" office:value="0.487400944116664" calcext:value-type="float">
            <text:p>0.4874009441</text:p>
          </table:table-cell>
          <table:table-cell office:value-type="float" office:value="364.776460938734" calcext:value-type="float">
            <text:p>364.7764609387</text:p>
          </table:table-cell>
        </table:table-row>
        <table:table-row table:style-name="ro1">
          <table:table-cell office:value-type="float" office:value="77.1428079876258" calcext:value-type="float">
            <text:p>77.1428079876</text:p>
          </table:table-cell>
          <table:table-cell office:value-type="float" office:value="12.4906817465691" calcext:value-type="float">
            <text:p>12.4906817466</text:p>
          </table:table-cell>
          <table:table-cell office:value-type="float" office:value="2.38410081719812" calcext:value-type="float">
            <text:p>2.3841008172</text:p>
          </table:table-cell>
          <table:table-cell office:value-type="float" office:value="252.880012700798" calcext:value-type="float">
            <text:p>252.8800127008</text:p>
          </table:table-cell>
          <table:table-cell office:value-type="float" office:value="0.395515954439105" calcext:value-type="float">
            <text:p>0.3955159544</text:p>
          </table:table-cell>
          <table:table-cell office:value-type="float" office:value="9.69677251634781" calcext:value-type="float">
            <text:p>9.6967725163</text:p>
          </table:table-cell>
          <table:table-cell office:value-type="float" office:value="1.85723774620606" calcext:value-type="float">
            <text:p>1.8572377462</text:p>
          </table:table-cell>
          <table:table-cell office:value-type="float" office:value="0.301921253548856" calcext:value-type="float">
            <text:p>0.3019212535</text:p>
          </table:table-cell>
          <table:table-cell office:value-type="float" office:value="0.338299552895265" calcext:value-type="float">
            <text:p>0.3382995529</text:p>
          </table:table-cell>
          <table:table-cell office:value-type="float" office:value="364.802977518199" calcext:value-type="float">
            <text:p>364.8029775182</text:p>
          </table:table-cell>
        </table:table-row>
        <table:table-row table:style-name="ro1">
          <table:table-cell office:value-type="float" office:value="77.6564997271824" calcext:value-type="float">
            <text:p>77.6564997272</text:p>
          </table:table-cell>
          <table:table-cell office:value-type="float" office:value="6.74226913211453" calcext:value-type="float">
            <text:p>6.7422691321</text:p>
          </table:table-cell>
          <table:table-cell office:value-type="float" office:value="2.63457675031217" calcext:value-type="float">
            <text:p>2.6345767503</text:p>
          </table:table-cell>
          <table:table-cell office:value-type="float" office:value="250.648121635104" calcext:value-type="float">
            <text:p>250.6481216351</text:p>
          </table:table-cell>
          <table:table-cell office:value-type="float" office:value="0.394939464366625" calcext:value-type="float">
            <text:p>0.3949394644</text:p>
          </table:table-cell>
          <table:table-cell office:value-type="float" office:value="5.67333219420786" calcext:value-type="float">
            <text:p>5.6733321942</text:p>
          </table:table-cell>
          <table:table-cell office:value-type="float" office:value="2.03910035374685" calcext:value-type="float">
            <text:p>2.0391003537</text:p>
          </table:table-cell>
          <table:table-cell office:value-type="float" office:value="0.00823648204957479" calcext:value-type="float">
            <text:p>0.008236482</text:p>
          </table:table-cell>
          <table:table-cell office:value-type="float" office:value="0.487400944116664" calcext:value-type="float">
            <text:p>0.4874009441</text:p>
          </table:table-cell>
          <table:table-cell office:value-type="float" office:value="364.817863712604" calcext:value-type="float">
            <text:p>364.8178637126</text:p>
          </table:table-cell>
        </table:table-row>
        <table:table-row table:style-name="ro1">
          <table:table-cell office:value-type="float" office:value="77.1216462379857" calcext:value-type="float">
            <text:p>77.121646238</text:p>
          </table:table-cell>
          <table:table-cell office:value-type="float" office:value="13.6720043743106" calcext:value-type="float">
            <text:p>13.6720043743</text:p>
          </table:table-cell>
          <table:table-cell office:value-type="float" office:value="2.25651897576988" calcext:value-type="float">
            <text:p>2.2565189758</text:p>
          </table:table-cell>
          <table:table-cell office:value-type="float" office:value="253.561335328539" calcext:value-type="float">
            <text:p>253.5613353285</text:p>
          </table:table-cell>
          <table:table-cell office:value-type="float" office:value="1.07683858218054" calcext:value-type="float">
            <text:p>1.0768385822</text:p>
          </table:table-cell>
          <table:table-cell office:value-type="float" office:value="10.3780951440892" calcext:value-type="float">
            <text:p>10.3780951441</text:p>
          </table:table-cell>
          <table:table-cell office:value-type="float" office:value="1.85272972661797" calcext:value-type="float">
            <text:p>1.8527297266</text:p>
          </table:table-cell>
          <table:table-cell office:value-type="float" office:value="0.231889900636208" calcext:value-type="float">
            <text:p>0.2318899006</text:p>
          </table:table-cell>
          <table:table-cell office:value-type="float" office:value="0.331978722975971" calcext:value-type="float">
            <text:p>0.331978723</text:p>
          </table:table-cell>
          <table:table-cell office:value-type="float" office:value="364.851964030231" calcext:value-type="float">
            <text:p>364.8519640302</text:p>
          </table:table-cell>
        </table:table-row>
        <table:table-row table:style-name="ro1">
          <table:table-cell office:value-type="float" office:value="77.6564997271824" calcext:value-type="float">
            <text:p>77.6564997272</text:p>
          </table:table-cell>
          <table:table-cell office:value-type="float" office:value="6.74226913211453" calcext:value-type="float">
            <text:p>6.7422691321</text:p>
          </table:table-cell>
          <table:table-cell office:value-type="float" office:value="2.63457675031217" calcext:value-type="float">
            <text:p>2.6345767503</text:p>
          </table:table-cell>
          <table:table-cell office:value-type="float" office:value="249.648121635104" calcext:value-type="float">
            <text:p>249.6481216351</text:p>
          </table:table-cell>
          <table:table-cell office:value-type="float" office:value="1.39493946436663" calcext:value-type="float">
            <text:p>1.3949394644</text:p>
          </table:table-cell>
          <table:table-cell office:value-type="float" office:value="5.67333219420786" calcext:value-type="float">
            <text:p>5.6733321942</text:p>
          </table:table-cell>
          <table:table-cell office:value-type="float" office:value="2.03910035374685" calcext:value-type="float">
            <text:p>2.0391003537</text:p>
          </table:table-cell>
          <table:table-cell office:value-type="float" office:value="0.00823648204957479" calcext:value-type="float">
            <text:p>0.008236482</text:p>
          </table:table-cell>
          <table:table-cell office:value-type="float" office:value="0.487400944116664" calcext:value-type="float">
            <text:p>0.4874009441</text:p>
          </table:table-cell>
          <table:table-cell office:value-type="float" office:value="364.859506140665" calcext:value-type="float">
            <text:p>364.8595061407</text:p>
          </table:table-cell>
        </table:table-row>
        <table:table-row table:style-name="ro1">
          <table:table-cell office:value-type="float" office:value="77.0876895215204" calcext:value-type="float">
            <text:p>77.0876895215</text:p>
          </table:table-cell>
          <table:table-cell office:value-type="float" office:value="7.39568114867471" calcext:value-type="float">
            <text:p>7.3956811487</text:p>
          </table:table-cell>
          <table:table-cell office:value-type="float" office:value="2.79416160637853" calcext:value-type="float">
            <text:p>2.7941616064</text:p>
          </table:table-cell>
          <table:table-cell office:value-type="float" office:value="250.301533651665" calcext:value-type="float">
            <text:p>250.3015336517</text:p>
          </table:table-cell>
          <table:table-cell office:value-type="float" office:value="1.04835148092681" calcext:value-type="float">
            <text:p>1.0483514809</text:p>
          </table:table-cell>
          <table:table-cell office:value-type="float" office:value="6.32674421076805" calcext:value-type="float">
            <text:p>6.3267442108</text:p>
          </table:table-cell>
          <table:table-cell office:value-type="float" office:value="2.02183291106694" calcext:value-type="float">
            <text:p>2.0218329111</text:p>
          </table:table-cell>
          <table:table-cell office:value-type="float" office:value="0.0116193562175565" calcext:value-type="float">
            <text:p>0.0116193562</text:p>
          </table:table-cell>
          <table:table-cell office:value-type="float" office:value="0.458545185310549" calcext:value-type="float">
            <text:p>0.4585451853</text:p>
          </table:table-cell>
          <table:table-cell office:value-type="float" office:value="364.893006453455" calcext:value-type="float">
            <text:p>364.8930064535</text:p>
          </table:table-cell>
        </table:table-row>
        <table:table-row table:style-name="ro1">
          <table:table-cell office:value-type="float" office:value="78.6564997271824" calcext:value-type="float">
            <text:p>78.6564997272</text:p>
          </table:table-cell>
          <table:table-cell office:value-type="float" office:value="6.74226913211453" calcext:value-type="float">
            <text:p>6.7422691321</text:p>
          </table:table-cell>
          <table:table-cell office:value-type="float" office:value="2.63457675031217" calcext:value-type="float">
            <text:p>2.6345767503</text:p>
          </table:table-cell>
          <table:table-cell office:value-type="float" office:value="249.648121635104" calcext:value-type="float">
            <text:p>249.6481216351</text:p>
          </table:table-cell>
          <table:table-cell office:value-type="float" office:value="0.394939464366625" calcext:value-type="float">
            <text:p>0.3949394644</text:p>
          </table:table-cell>
          <table:table-cell office:value-type="float" office:value="5.67333219420786" calcext:value-type="float">
            <text:p>5.6733321942</text:p>
          </table:table-cell>
          <table:table-cell office:value-type="float" office:value="2.03910035374685" calcext:value-type="float">
            <text:p>2.0391003537</text:p>
          </table:table-cell>
          <table:table-cell office:value-type="float" office:value="0.00823648204957479" calcext:value-type="float">
            <text:p>0.008236482</text:p>
          </table:table-cell>
          <table:table-cell office:value-type="float" office:value="0.487400944116664" calcext:value-type="float">
            <text:p>0.4874009441</text:p>
          </table:table-cell>
          <table:table-cell office:value-type="float" office:value="365.032116513282" calcext:value-type="float">
            <text:p>365.0321165133</text:p>
          </table:table-cell>
        </table:table-row>
        <table:table-row table:style-name="ro1">
          <table:table-cell office:value-type="float" office:value="77.6564997271824" calcext:value-type="float">
            <text:p>77.6564997272</text:p>
          </table:table-cell>
          <table:table-cell office:value-type="float" office:value="6.74226913211453" calcext:value-type="float">
            <text:p>6.7422691321</text:p>
          </table:table-cell>
          <table:table-cell office:value-type="float" office:value="3.63457675031217" calcext:value-type="float">
            <text:p>3.6345767503</text:p>
          </table:table-cell>
          <table:table-cell office:value-type="float" office:value="249.648121635104" calcext:value-type="float">
            <text:p>249.6481216351</text:p>
          </table:table-cell>
          <table:table-cell office:value-type="float" office:value="0.394939464366625" calcext:value-type="float">
            <text:p>0.3949394644</text:p>
          </table:table-cell>
          <table:table-cell office:value-type="float" office:value="5.67333219420786" calcext:value-type="float">
            <text:p>5.6733321942</text:p>
          </table:table-cell>
          <table:table-cell office:value-type="float" office:value="2.03910035374685" calcext:value-type="float">
            <text:p>2.0391003537</text:p>
          </table:table-cell>
          <table:table-cell office:value-type="float" office:value="0.00823648204957479" calcext:value-type="float">
            <text:p>0.008236482</text:p>
          </table:table-cell>
          <table:table-cell office:value-type="float" office:value="0.487400944116664" calcext:value-type="float">
            <text:p>0.4874009441</text:p>
          </table:table-cell>
          <table:table-cell office:value-type="float" office:value="365.08462412739" calcext:value-type="float">
            <text:p>365.0846241274</text:p>
          </table:table-cell>
        </table:table-row>
        <table:table-row table:style-name="ro1">
          <table:table-cell office:value-type="float" office:value="76.901834214747" calcext:value-type="float">
            <text:p>76.9018342147</text:p>
          </table:table-cell>
          <table:table-cell office:value-type="float" office:value="13.4521923510718" calcext:value-type="float">
            <text:p>13.4521923511</text:p>
          </table:table-cell>
          <table:table-cell office:value-type="float" office:value="2.37773728327341" calcext:value-type="float">
            <text:p>2.3777372833</text:p>
          </table:table-cell>
          <table:table-cell office:value-type="float" office:value="253.341523305301" calcext:value-type="float">
            <text:p>253.3415233053</text:p>
          </table:table-cell>
          <table:table-cell office:value-type="float" office:value="0.8570265589418" calcext:value-type="float">
            <text:p>0.8570265589</text:p>
          </table:table-cell>
          <table:table-cell office:value-type="float" office:value="10.1582831208505" calcext:value-type="float">
            <text:p>10.1582831209</text:p>
          </table:table-cell>
          <table:table-cell office:value-type="float" office:value="1.85126959402157" calcext:value-type="float">
            <text:p>1.851269594</text:p>
          </table:table-cell>
          <table:table-cell office:value-type="float" office:value="0.277133465831696" calcext:value-type="float">
            <text:p>0.2771334658</text:p>
          </table:table-cell>
          <table:table-cell office:value-type="float" office:value="0.332882228072317" calcext:value-type="float">
            <text:p>0.3328822281</text:p>
          </table:table-cell>
          <table:table-cell office:value-type="float" office:value="365.141955377223" calcext:value-type="float">
            <text:p>365.1419553772</text:p>
          </table:table-cell>
        </table:table-row>
        <table:table-row table:style-name="ro1">
          <table:table-cell office:value-type="float" office:value="77.1809296362503" calcext:value-type="float">
            <text:p>77.1809296363</text:p>
          </table:table-cell>
          <table:table-cell office:value-type="float" office:value="7.48892126340459" calcext:value-type="float">
            <text:p>7.4889212634</text:p>
          </table:table-cell>
          <table:table-cell office:value-type="float" office:value="2.88740172110841" calcext:value-type="float">
            <text:p>2.8874017211</text:p>
          </table:table-cell>
          <table:table-cell office:value-type="float" office:value="250.394773766394" calcext:value-type="float">
            <text:p>250.3947737664</text:p>
          </table:table-cell>
          <table:table-cell office:value-type="float" office:value="1.14159159565669" calcext:value-type="float">
            <text:p>1.1415915957</text:p>
          </table:table-cell>
          <table:table-cell office:value-type="float" office:value="6.41998432549793" calcext:value-type="float">
            <text:p>6.4199843255</text:p>
          </table:table-cell>
          <table:table-cell office:value-type="float" office:value="2.05503953759378" calcext:value-type="float">
            <text:p>2.0550395376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493591088672444" calcext:value-type="float">
            <text:p>0.4935910887</text:p>
          </table:table-cell>
          <table:table-cell office:value-type="float" office:value="365.185960940076" calcext:value-type="float">
            <text:p>365.1859609401</text:p>
          </table:table-cell>
        </table:table-row>
        <table:table-row table:style-name="ro1">
          <table:table-cell office:value-type="float" office:value="77.3149963153665" calcext:value-type="float">
            <text:p>77.3149963154</text:p>
          </table:table-cell>
          <table:table-cell office:value-type="float" office:value="6.32642749963752" calcext:value-type="float">
            <text:p>6.3264274996</text:p>
          </table:table-cell>
          <table:table-cell office:value-type="float" office:value="2.2466815359438" calcext:value-type="float">
            <text:p>2.2466815359</text:p>
          </table:table-cell>
          <table:table-cell office:value-type="float" office:value="250.366273426578" calcext:value-type="float">
            <text:p>250.3662734266</text:p>
          </table:table-cell>
          <table:table-cell office:value-type="float" office:value="0.96307327342364" calcext:value-type="float">
            <text:p>0.9630732734</text:p>
          </table:table-cell>
          <table:table-cell office:value-type="float" office:value="5.31315462456767" calcext:value-type="float">
            <text:p>5.3131546246</text:p>
          </table:table-cell>
          <table:table-cell office:value-type="float" office:value="2.05173283715568" calcext:value-type="float">
            <text:p>2.0517328372</text:p>
          </table:table-cell>
          <table:table-cell office:value-type="float" office:value="0.0599034121255084" calcext:value-type="float">
            <text:p>0.0599034121</text:p>
          </table:table-cell>
          <table:table-cell office:value-type="float" office:value="0.492311024641788" calcext:value-type="float">
            <text:p>0.4923110246</text:p>
          </table:table-cell>
          <table:table-cell office:value-type="float" office:value="365.33064727857" calcext:value-type="float">
            <text:p>365.3306472786</text:p>
          </table:table-cell>
        </table:table-row>
        <table:table-row table:style-name="ro1">
          <table:table-cell office:value-type="float" office:value="77.4287372840457" calcext:value-type="float">
            <text:p>77.428737284</text:p>
          </table:table-cell>
          <table:table-cell office:value-type="float" office:value="6.45401167710732" calcext:value-type="float">
            <text:p>6.4540116771</text:p>
          </table:table-cell>
          <table:table-cell office:value-type="float" office:value="3.28396188087654" calcext:value-type="float">
            <text:p>3.2839618809</text:p>
          </table:table-cell>
          <table:table-cell office:value-type="float" office:value="249.806629705209" calcext:value-type="float">
            <text:p>249.8066297052</text:p>
          </table:table-cell>
          <table:table-cell office:value-type="float" office:value="1.05170709372571" calcext:value-type="float">
            <text:p>1.0517070937</text:p>
          </table:table-cell>
          <table:table-cell office:value-type="float" office:value="5.23011976697133" calcext:value-type="float">
            <text:p>5.230119767</text:p>
          </table:table-cell>
          <table:table-cell office:value-type="float" office:value="2.0504929994984" calcext:value-type="float">
            <text:p>2.0504929995</text:p>
          </table:table-cell>
          <table:table-cell office:value-type="float" office:value="0.0193474078000759" calcext:value-type="float">
            <text:p>0.0193474078</text:p>
          </table:table-cell>
          <table:table-cell office:value-type="float" office:value="0.483304184980017" calcext:value-type="float">
            <text:p>0.483304185</text:p>
          </table:table-cell>
          <table:table-cell office:value-type="float" office:value="365.467877765854" calcext:value-type="float">
            <text:p>365.4678777659</text:p>
          </table:table-cell>
        </table:table-row>
        <table:table-row table:style-name="ro1">
          <table:table-cell office:value-type="float" office:value="76.8941495559712" calcext:value-type="float">
            <text:p>76.894149556</text:p>
          </table:table-cell>
          <table:table-cell office:value-type="float" office:value="11.2518287307554" calcext:value-type="float">
            <text:p>11.2518287308</text:p>
          </table:table-cell>
          <table:table-cell office:value-type="float" office:value="2.3712804183635" calcext:value-type="float">
            <text:p>2.3712804184</text:p>
          </table:table-cell>
          <table:table-cell office:value-type="float" office:value="251.641159684984" calcext:value-type="float">
            <text:p>251.641159685</text:p>
          </table:table-cell>
          <table:table-cell office:value-type="float" office:value="0.37888516084759" calcext:value-type="float">
            <text:p>0.3788851608</text:p>
          </table:table-cell>
          <table:table-cell office:value-type="float" office:value="8.45791950053408" calcext:value-type="float">
            <text:p>8.4579195005</text:p>
          </table:table-cell>
          <table:table-cell office:value-type="float" office:value="1.90093690596324" calcext:value-type="float">
            <text:p>1.900936906</text:p>
          </table:table-cell>
          <table:table-cell office:value-type="float" office:value="0.204303973721435" calcext:value-type="float">
            <text:p>0.2043039737</text:p>
          </table:table-cell>
          <table:table-cell office:value-type="float" office:value="0.366661710482296" calcext:value-type="float">
            <text:p>0.3666617105</text:p>
          </table:table-cell>
          <table:table-cell office:value-type="float" office:value="365.468894631743" calcext:value-type="float">
            <text:p>365.4688946317</text:p>
          </table:table-cell>
        </table:table-row>
        <table:table-row table:style-name="ro1">
          <table:table-cell office:value-type="float" office:value="77.8164616845636" calcext:value-type="float">
            <text:p>77.8164616846</text:p>
          </table:table-cell>
          <table:table-cell office:value-type="float" office:value="6.90223108949567" calcext:value-type="float">
            <text:p>6.9022310895</text:p>
          </table:table-cell>
          <table:table-cell office:value-type="float" office:value="2.79453870769331" calcext:value-type="float">
            <text:p>2.7945387077</text:p>
          </table:table-cell>
          <table:table-cell office:value-type="float" office:value="249.808083592486" calcext:value-type="float">
            <text:p>249.8080835925</text:p>
          </table:table-cell>
          <table:table-cell office:value-type="float" office:value="0.55490142174777" calcext:value-type="float">
            <text:p>0.5549014217</text:p>
          </table:table-cell>
          <table:table-cell office:value-type="float" office:value="5.833294151589" calcext:value-type="float">
            <text:p>5.8332941516</text:p>
          </table:table-cell>
          <table:table-cell office:value-type="float" office:value="1.97942133080803" calcext:value-type="float">
            <text:p>1.9794213308</text:p>
          </table:table-cell>
          <table:table-cell office:value-type="float" office:value="0.0839904277658532" calcext:value-type="float">
            <text:p>0.0839904278</text:p>
          </table:table-cell>
          <table:table-cell office:value-type="float" office:value="0.475438475080653" calcext:value-type="float">
            <text:p>0.4754384751</text:p>
          </table:table-cell>
          <table:table-cell office:value-type="float" office:value="365.504494695662" calcext:value-type="float">
            <text:p>365.5044946957</text:p>
          </table:table-cell>
        </table:table-row>
        <table:table-row table:style-name="ro1">
          <table:table-cell office:value-type="float" office:value="77.2808263870845" calcext:value-type="float">
            <text:p>77.2808263871</text:p>
          </table:table-cell>
          <table:table-cell office:value-type="float" office:value="6.52699677476906" calcext:value-type="float">
            <text:p>6.5269967748</text:p>
          </table:table-cell>
          <table:table-cell office:value-type="float" office:value="2.90784657367251" calcext:value-type="float">
            <text:p>2.9078465737</text:p>
          </table:table-cell>
          <table:table-cell office:value-type="float" office:value="249.815450076239" calcext:value-type="float">
            <text:p>249.8154500762</text:p>
          </table:table-cell>
          <table:table-cell office:value-type="float" office:value="1.17054899807523" calcext:value-type="float">
            <text:p>1.1705489981</text:p>
          </table:table-cell>
          <table:table-cell office:value-type="float" office:value="5.1561646106604" calcext:value-type="float">
            <text:p>5.1561646107</text:p>
          </table:table-cell>
          <table:table-cell office:value-type="float" office:value="2.06351426135282" calcext:value-type="float">
            <text:p>2.0635142614</text:p>
          </table:table-cell>
          <table:table-cell office:value-type="float" office:value="0.084725387336526" calcext:value-type="float">
            <text:p>0.0847253873</text:p>
          </table:table-cell>
          <table:table-cell office:value-type="float" office:value="0.492738907318009" calcext:value-type="float">
            <text:p>0.4927389073</text:p>
          </table:table-cell>
          <table:table-cell office:value-type="float" office:value="365.517282928084" calcext:value-type="float">
            <text:p>365.5172829281</text:p>
          </table:table-cell>
        </table:table-row>
        <table:table-row table:style-name="ro1">
          <table:table-cell office:value-type="float" office:value="77.5156473612164" calcext:value-type="float">
            <text:p>77.5156473612</text:p>
          </table:table-cell>
          <table:table-cell office:value-type="float" office:value="6.3553219808533" calcext:value-type="float">
            <text:p>6.3553219809</text:p>
          </table:table-cell>
          <table:table-cell office:value-type="float" office:value="2.78757168850214" calcext:value-type="float">
            <text:p>2.7875716885</text:p>
          </table:table-cell>
          <table:table-cell office:value-type="float" office:value="249.472975959905" calcext:value-type="float">
            <text:p>249.4729759599</text:p>
          </table:table-cell>
          <table:table-cell office:value-type="float" office:value="1.30551332392742" calcext:value-type="float">
            <text:p>1.3055133239</text:p>
          </table:table-cell>
          <table:table-cell office:value-type="float" office:value="5.19262837121561" calcext:value-type="float">
            <text:p>5.1926283712</text:p>
          </table:table-cell>
          <table:table-cell office:value-type="float" office:value="2.04635613047811" calcext:value-type="float">
            <text:p>2.0463561305</text:p>
          </table:table-cell>
          <table:table-cell office:value-type="float" office:value="0.115884830674569" calcext:value-type="float">
            <text:p>0.1158848307</text:p>
          </table:table-cell>
          <table:table-cell office:value-type="float" office:value="0.49938503255918" calcext:value-type="float">
            <text:p>0.4993850326</text:p>
          </table:table-cell>
          <table:table-cell office:value-type="float" office:value="365.713869695127" calcext:value-type="float">
            <text:p>365.7138696951</text:p>
          </table:table-cell>
        </table:table-row>
        <table:table-row table:style-name="ro1">
          <table:table-cell office:value-type="float" office:value="77.376777962459" calcext:value-type="float">
            <text:p>77.3767779625</text:p>
          </table:table-cell>
          <table:table-cell office:value-type="float" office:value="7.87986180116641" calcext:value-type="float">
            <text:p>7.8798618012</text:p>
          </table:table-cell>
          <table:table-cell office:value-type="float" office:value="2.65241515010661" calcext:value-type="float">
            <text:p>2.6524151501</text:p>
          </table:table-cell>
          <table:table-cell office:value-type="float" office:value="249.269192755395" calcext:value-type="float">
            <text:p>249.2691927554</text:p>
          </table:table-cell>
          <table:table-cell office:value-type="float" office:value="0.451362675703019" calcext:value-type="float">
            <text:p>0.4513626757</text:p>
          </table:table-cell>
          <table:table-cell office:value-type="float" office:value="6.08595257094507" calcext:value-type="float">
            <text:p>6.0859525709</text:p>
          </table:table-cell>
          <table:table-cell office:value-type="float" office:value="1.79004128194412" calcext:value-type="float">
            <text:p>1.7900412819</text:p>
          </table:table-cell>
          <table:table-cell office:value-type="float" office:value="0.0188079123265762" calcext:value-type="float">
            <text:p>0.0188079123</text:p>
          </table:table-cell>
          <table:table-cell office:value-type="float" office:value="0.37994162172744" calcext:value-type="float">
            <text:p>0.3799416217</text:p>
          </table:table-cell>
          <table:table-cell office:value-type="float" office:value="365.904191927562" calcext:value-type="float">
            <text:p>365.9041919276</text:p>
          </table:table-cell>
        </table:table-row>
        <table:table-row table:style-name="ro1">
          <table:table-cell office:value-type="float" office:value="77.354586232563" calcext:value-type="float">
            <text:p>77.3545862326</text:p>
          </table:table-cell>
          <table:table-cell office:value-type="float" office:value="6.34515138501044" calcext:value-type="float">
            <text:p>6.345151385</text:p>
          </table:table-cell>
          <table:table-cell office:value-type="float" office:value="3.36375562706924" calcext:value-type="float">
            <text:p>3.3637556271</text:p>
          </table:table-cell>
          <table:table-cell office:value-type="float" office:value="249.915195385887" calcext:value-type="float">
            <text:p>249.9151953859</text:p>
          </table:table-cell>
          <table:table-cell office:value-type="float" office:value="0.823049351805031" calcext:value-type="float">
            <text:p>0.8230493518</text:p>
          </table:table-cell>
          <table:table-cell office:value-type="float" office:value="5.17472554762596" calcext:value-type="float">
            <text:p>5.1747255476</text:p>
          </table:table-cell>
          <table:table-cell office:value-type="float" office:value="2.062649941988" calcext:value-type="float">
            <text:p>2.062649942</text:p>
          </table:table-cell>
          <table:table-cell office:value-type="float" office:value="0.0871755726119825" calcext:value-type="float">
            <text:p>0.0871755726</text:p>
          </table:table-cell>
          <table:table-cell office:value-type="float" office:value="0.501772231482892" calcext:value-type="float">
            <text:p>0.5017722315</text:p>
          </table:table-cell>
          <table:table-cell office:value-type="float" office:value="365.92492962651" calcext:value-type="float">
            <text:p>365.9249296265</text:p>
          </table:table-cell>
        </table:table-row>
        <table:table-row table:style-name="ro1">
          <table:table-cell office:value-type="float" office:value="77.5749087367465" calcext:value-type="float">
            <text:p>77.5749087367</text:p>
          </table:table-cell>
          <table:table-cell office:value-type="float" office:value="6.68258243336624" calcext:value-type="float">
            <text:p>6.6825824334</text:p>
          </table:table-cell>
          <table:table-cell office:value-type="float" office:value="2.28659433713916" calcext:value-type="float">
            <text:p>2.2865943371</text:p>
          </table:table-cell>
          <table:table-cell office:value-type="float" office:value="250.227452156014" calcext:value-type="float">
            <text:p>250.227452156</text:p>
          </table:table-cell>
          <table:table-cell office:value-type="float" office:value="0.953256257663692" calcext:value-type="float">
            <text:p>0.9532562577</text:p>
          </table:table-cell>
          <table:table-cell office:value-type="float" office:value="5.3335497236399" calcext:value-type="float">
            <text:p>5.3335497236</text:p>
          </table:table-cell>
          <table:table-cell office:value-type="float" office:value="2.05428626584758" calcext:value-type="float">
            <text:p>2.0542862658</text:p>
          </table:table-cell>
          <table:table-cell office:value-type="float" office:value="0.0286311657772765" calcext:value-type="float">
            <text:p>0.0286311658</text:p>
          </table:table-cell>
          <table:table-cell office:value-type="float" office:value="0.500459039474684" calcext:value-type="float">
            <text:p>0.5004590395</text:p>
          </table:table-cell>
          <table:table-cell office:value-type="float" office:value="366.031882415005" calcext:value-type="float">
            <text:p>366.031882415</text:p>
          </table:table-cell>
        </table:table-row>
        <table:table-row table:style-name="ro1">
          <table:table-cell office:value-type="float" office:value="77.1123591336309" calcext:value-type="float">
            <text:p>77.1123591336</text:p>
          </table:table-cell>
          <table:table-cell office:value-type="float" office:value="6.1279817521344" calcext:value-type="float">
            <text:p>6.1279817521</text:p>
          </table:table-cell>
          <table:table-cell office:value-type="float" office:value="2.66741036893118" calcext:value-type="float">
            <text:p>2.6674103689</text:p>
          </table:table-cell>
          <table:table-cell office:value-type="float" office:value="250.469360518242" calcext:value-type="float">
            <text:p>250.4693605182</text:p>
          </table:table-cell>
          <table:table-cell office:value-type="float" office:value="0.996856712436264" calcext:value-type="float">
            <text:p>0.9968567124</text:p>
          </table:table-cell>
          <table:table-cell office:value-type="float" office:value="5.1191331687545" calcext:value-type="float">
            <text:p>5.1191331688</text:p>
          </table:table-cell>
          <table:table-cell office:value-type="float" office:value="2.0590405359522" calcext:value-type="float">
            <text:p>2.059040536</text:p>
          </table:table-cell>
          <table:table-cell office:value-type="float" office:value="0.161354400365311" calcext:value-type="float">
            <text:p>0.1613544004</text:p>
          </table:table-cell>
          <table:table-cell office:value-type="float" office:value="0.502356174470382" calcext:value-type="float">
            <text:p>0.5023561745</text:p>
          </table:table-cell>
          <table:table-cell office:value-type="float" office:value="366.158914848555" calcext:value-type="float">
            <text:p>366.1589148486</text:p>
          </table:table-cell>
        </table:table-row>
        <table:table-row table:style-name="ro1">
          <table:table-cell office:value-type="float" office:value="77.2291505317526" calcext:value-type="float">
            <text:p>77.2291505318</text:p>
          </table:table-cell>
          <table:table-cell office:value-type="float" office:value="13.7795086680774" calcext:value-type="float">
            <text:p>13.7795086681</text:p>
          </table:table-cell>
          <table:table-cell office:value-type="float" office:value="2.36402326953676" calcext:value-type="float">
            <text:p>2.3640232695</text:p>
          </table:table-cell>
          <table:table-cell office:value-type="float" office:value="253.668839622306" calcext:value-type="float">
            <text:p>253.6688396223</text:p>
          </table:table-cell>
          <table:table-cell office:value-type="float" office:value="1.18434287594741" calcext:value-type="float">
            <text:p>1.1843428759</text:p>
          </table:table-cell>
          <table:table-cell office:value-type="float" office:value="10.4855994378561" calcext:value-type="float">
            <text:p>10.4855994379</text:p>
          </table:table-cell>
          <table:table-cell office:value-type="float" office:value="1.65142741492484" calcext:value-type="float">
            <text:p>1.6514274149</text:p>
          </table:table-cell>
          <table:table-cell office:value-type="float" office:value="0.0111093488722337" calcext:value-type="float">
            <text:p>0.0111093489</text:p>
          </table:table-cell>
          <table:table-cell office:value-type="float" office:value="0.289812664860951" calcext:value-type="float">
            <text:p>0.2898126649</text:p>
          </table:table-cell>
          <table:table-cell office:value-type="float" office:value="366.187778318169" calcext:value-type="float">
            <text:p>366.1877783182</text:p>
          </table:table-cell>
        </table:table-row>
        <table:table-row table:style-name="ro1">
          <table:table-cell office:value-type="float" office:value="77.701911072829" calcext:value-type="float">
            <text:p>77.7019110728</text:p>
          </table:table-cell>
          <table:table-cell office:value-type="float" office:value="6.63157373650918" calcext:value-type="float">
            <text:p>6.6315737365</text:p>
          </table:table-cell>
          <table:table-cell office:value-type="float" office:value="2.40666245608971" calcext:value-type="float">
            <text:p>2.4066624561</text:p>
          </table:table-cell>
          <table:table-cell office:value-type="float" office:value="249.741105209851" calcext:value-type="float">
            <text:p>249.7411052099</text:p>
          </table:table-cell>
          <table:table-cell office:value-type="float" office:value="0.999919682335996" calcext:value-type="float">
            <text:p>0.9999196823</text:p>
          </table:table-cell>
          <table:table-cell office:value-type="float" office:value="5.6596281332497" calcext:value-type="float">
            <text:p>5.6596281332</text:p>
          </table:table-cell>
          <table:table-cell office:value-type="float" office:value="2.07525963479352" calcext:value-type="float">
            <text:p>2.0752596348</text:p>
          </table:table-cell>
          <table:table-cell office:value-type="float" office:value="0.0331339742244881" calcext:value-type="float">
            <text:p>0.0331339742</text:p>
          </table:table-cell>
          <table:table-cell office:value-type="float" office:value="0.494196258118427" calcext:value-type="float">
            <text:p>0.4941962581</text:p>
          </table:table-cell>
          <table:table-cell office:value-type="float" office:value="366.217631649762" calcext:value-type="float">
            <text:p>366.2176316498</text:p>
          </table:table-cell>
        </table:table-row>
        <table:table-row table:style-name="ro1">
          <table:table-cell office:value-type="float" office:value="77.3417661665054" calcext:value-type="float">
            <text:p>77.3417661665</text:p>
          </table:table-cell>
          <table:table-cell office:value-type="float" office:value="6.48146973118693" calcext:value-type="float">
            <text:p>6.4814697312</text:p>
          </table:table-cell>
          <table:table-cell office:value-type="float" office:value="2.69487004511465" calcext:value-type="float">
            <text:p>2.6948700451</text:p>
          </table:table-cell>
          <table:table-cell office:value-type="float" office:value="249.957528629211" calcext:value-type="float">
            <text:p>249.9575286292</text:p>
          </table:table-cell>
          <table:table-cell office:value-type="float" office:value="1.12740913651514" calcext:value-type="float">
            <text:p>1.1274091365</text:p>
          </table:table-cell>
          <table:table-cell office:value-type="float" office:value="5.46655297242535" calcext:value-type="float">
            <text:p>5.4665529724</text:p>
          </table:table-cell>
          <table:table-cell office:value-type="float" office:value="2.05459885908664" calcext:value-type="float">
            <text:p>2.0545988591</text:p>
          </table:table-cell>
          <table:table-cell office:value-type="float" office:value="0.0281973602503481" calcext:value-type="float">
            <text:p>0.0281973603</text:p>
          </table:table-cell>
          <table:table-cell office:value-type="float" office:value="0.501817531332852" calcext:value-type="float">
            <text:p>0.5018175313</text:p>
          </table:table-cell>
          <table:table-cell office:value-type="float" office:value="366.244181583721" calcext:value-type="float">
            <text:p>366.2441815837</text:p>
          </table:table-cell>
        </table:table-row>
        <table:table-row table:style-name="ro1">
          <table:table-cell office:value-type="float" office:value="76.9552518743254" calcext:value-type="float">
            <text:p>76.9552518743</text:p>
          </table:table-cell>
          <table:table-cell office:value-type="float" office:value="7.26324350147964" calcext:value-type="float">
            <text:p>7.2632435015</text:p>
          </table:table-cell>
          <table:table-cell office:value-type="float" office:value="2.66172395918346" calcext:value-type="float">
            <text:p>2.6617239592</text:p>
          </table:table-cell>
          <table:table-cell office:value-type="float" office:value="250.16909600447" calcext:value-type="float">
            <text:p>250.1690960045</text:p>
          </table:table-cell>
          <table:table-cell office:value-type="float" office:value="0.915913833731741" calcext:value-type="float">
            <text:p>0.9159138337</text:p>
          </table:table-cell>
          <table:table-cell office:value-type="float" office:value="6.19430656357297" calcext:value-type="float">
            <text:p>6.1943065636</text:p>
          </table:table-cell>
          <table:table-cell office:value-type="float" office:value="2.04290825562213" calcext:value-type="float">
            <text:p>2.0429082556</text:p>
          </table:table-cell>
          <table:table-cell office:value-type="float" office:value="0.0607568720552844" calcext:value-type="float">
            <text:p>0.0607568721</text:p>
          </table:table-cell>
          <table:table-cell office:value-type="float" office:value="0.467811186286374" calcext:value-type="float">
            <text:p>0.4678111863</text:p>
          </table:table-cell>
          <table:table-cell office:value-type="float" office:value="366.25265451742" calcext:value-type="float">
            <text:p>366.2526545174</text:p>
          </table:table-cell>
        </table:table-row>
        <table:table-row table:style-name="ro1">
          <table:table-cell office:value-type="float" office:value="77.0093385085139" calcext:value-type="float">
            <text:p>77.0093385085</text:p>
          </table:table-cell>
          <table:table-cell office:value-type="float" office:value="13.5596966448387" calcext:value-type="float">
            <text:p>13.5596966448</text:p>
          </table:table-cell>
          <table:table-cell office:value-type="float" office:value="2.48524157704029" calcext:value-type="float">
            <text:p>2.485241577</text:p>
          </table:table-cell>
          <table:table-cell office:value-type="float" office:value="253.449027599067" calcext:value-type="float">
            <text:p>253.4490275991</text:p>
          </table:table-cell>
          <table:table-cell office:value-type="float" office:value="0.964530852708679" calcext:value-type="float">
            <text:p>0.9645308527</text:p>
          </table:table-cell>
          <table:table-cell office:value-type="float" office:value="10.2657874146174" calcext:value-type="float">
            <text:p>10.2657874146</text:p>
          </table:table-cell>
          <table:table-cell office:value-type="float" office:value="1.64996728232843" calcext:value-type="float">
            <text:p>1.6499672823</text:p>
          </table:table-cell>
          <table:table-cell office:value-type="float" office:value="0.0457402259354463" calcext:value-type="float">
            <text:p>0.0457402259</text:p>
          </table:table-cell>
          <table:table-cell office:value-type="float" office:value="0.290601411854209" calcext:value-type="float">
            <text:p>0.2906014119</text:p>
          </table:table-cell>
          <table:table-cell office:value-type="float" office:value="366.310592540001" calcext:value-type="float">
            <text:p>366.31059254</text:p>
          </table:table-cell>
        </table:table-row>
        <table:table-row table:style-name="ro1">
          <table:table-cell office:value-type="float" office:value="77.1254094281747" calcext:value-type="float">
            <text:p>77.1254094282</text:p>
          </table:table-cell>
          <table:table-cell office:value-type="float" office:value="12.4732831871179" calcext:value-type="float">
            <text:p>12.4732831871</text:p>
          </table:table-cell>
          <table:table-cell office:value-type="float" office:value="2.45929485033952" calcext:value-type="float">
            <text:p>2.4592948503</text:p>
          </table:table-cell>
          <table:table-cell office:value-type="float" office:value="252.862614141347" calcext:value-type="float">
            <text:p>252.8626141413</text:p>
          </table:table-cell>
          <table:table-cell office:value-type="float" office:value="0.378117394987913" calcext:value-type="float">
            <text:p>0.378117395</text:p>
          </table:table-cell>
          <table:table-cell office:value-type="float" office:value="9.67937395689662" calcext:value-type="float">
            <text:p>9.6793739569</text:p>
          </table:table-cell>
          <table:table-cell office:value-type="float" office:value="1.66408058665586" calcext:value-type="float">
            <text:p>1.6640805867</text:p>
          </table:table-cell>
          <table:table-cell office:value-type="float" office:value="0.0358265790670013" calcext:value-type="float">
            <text:p>0.0358265791</text:p>
          </table:table-cell>
          <table:table-cell office:value-type="float" office:value="0.300172678667811" calcext:value-type="float">
            <text:p>0.3001726787</text:p>
          </table:table-cell>
          <table:table-cell office:value-type="float" office:value="366.313265167858" calcext:value-type="float">
            <text:p>366.3132651679</text:p>
          </table:table-cell>
        </table:table-row>
        <table:table-row table:style-name="ro1">
          <table:table-cell office:value-type="float" office:value="77.6104277321502" calcext:value-type="float">
            <text:p>77.6104277322</text:p>
          </table:table-cell>
          <table:table-cell office:value-type="float" office:value="6.72252720527242" calcext:value-type="float">
            <text:p>6.7225272053</text:p>
          </table:table-cell>
          <table:table-cell office:value-type="float" office:value="2.42100870861184" calcext:value-type="float">
            <text:p>2.4210087086</text:p>
          </table:table-cell>
          <table:table-cell office:value-type="float" office:value="249.436011248862" calcext:value-type="float">
            <text:p>249.4360112489</text:p>
          </table:table-cell>
          <table:table-cell office:value-type="float" office:value="1.20149447160813" calcext:value-type="float">
            <text:p>1.2014944716</text:p>
          </table:table-cell>
          <table:table-cell office:value-type="float" office:value="5.38536129997926" calcext:value-type="float">
            <text:p>5.3853613</text:p>
          </table:table-cell>
          <table:table-cell office:value-type="float" office:value="2.07178988490922" calcext:value-type="float">
            <text:p>2.0717898849</text:p>
          </table:table-cell>
          <table:table-cell office:value-type="float" office:value="0.0289054541253963" calcext:value-type="float">
            <text:p>0.0289054541</text:p>
          </table:table-cell>
          <table:table-cell office:value-type="float" office:value="0.489250230726862" calcext:value-type="float">
            <text:p>0.4892502307</text:p>
          </table:table-cell>
          <table:table-cell office:value-type="float" office:value="366.344886996747" calcext:value-type="float">
            <text:p>366.3448869967</text:p>
          </table:table-cell>
        </table:table-row>
        <table:table-row table:style-name="ro1">
          <table:table-cell office:value-type="float" office:value="77.1309310338155" calcext:value-type="float">
            <text:p>77.1309310338</text:p>
          </table:table-cell>
          <table:table-cell office:value-type="float" office:value="13.6812891701403" calcext:value-type="float">
            <text:p>13.6812891701</text:p>
          </table:table-cell>
          <table:table-cell office:value-type="float" office:value="2.26580377159962" calcext:value-type="float">
            <text:p>2.2658037716</text:p>
          </table:table-cell>
          <table:table-cell office:value-type="float" office:value="253.570620124369" calcext:value-type="float">
            <text:p>253.5706201244</text:p>
          </table:table-cell>
          <table:table-cell office:value-type="float" office:value="1.08612337801028" calcext:value-type="float">
            <text:p>1.086123378</text:p>
          </table:table-cell>
          <table:table-cell office:value-type="float" office:value="10.387379939919" calcext:value-type="float">
            <text:p>10.3873799399</text:p>
          </table:table-cell>
          <table:table-cell office:value-type="float" office:value="1.72685035323609" calcext:value-type="float">
            <text:p>1.7268503532</text:p>
          </table:table-cell>
          <table:table-cell office:value-type="float" office:value="0.241174696465953" calcext:value-type="float">
            <text:p>0.2411746965</text:p>
          </table:table-cell>
          <table:table-cell office:value-type="float" office:value="0.347806252503434" calcext:value-type="float">
            <text:p>0.3478062525</text:p>
          </table:table-cell>
          <table:table-cell office:value-type="float" office:value="366.479799002225" calcext:value-type="float">
            <text:p>366.4797990022</text:p>
          </table:table-cell>
        </table:table-row>
        <table:table-row table:style-name="ro1">
          <table:table-cell office:value-type="float" office:value="77.2599018924858" calcext:value-type="float">
            <text:p>77.2599018925</text:p>
          </table:table-cell>
          <table:table-cell office:value-type="float" office:value="6.26352251759934" calcext:value-type="float">
            <text:p>6.2635225176</text:p>
          </table:table-cell>
          <table:table-cell office:value-type="float" office:value="2.78741277258107" calcext:value-type="float">
            <text:p>2.7874127726</text:p>
          </table:table-cell>
          <table:table-cell office:value-type="float" office:value="250.07157209773" calcext:value-type="float">
            <text:p>250.0715720977</text:p>
          </table:table-cell>
          <table:table-cell office:value-type="float" office:value="1.73749866654004" calcext:value-type="float">
            <text:p>1.7374986665</text:p>
          </table:table-cell>
          <table:table-cell office:value-type="float" office:value="4.97375337253329" calcext:value-type="float">
            <text:p>4.9737533725</text:p>
          </table:table-cell>
          <table:table-cell office:value-type="float" office:value="2.07882871627759" calcext:value-type="float">
            <text:p>2.0788287163</text:p>
          </table:table-cell>
          <table:table-cell office:value-type="float" office:value="0.099742310156241" calcext:value-type="float">
            <text:p>0.0997423102</text:p>
          </table:table-cell>
          <table:table-cell office:value-type="float" office:value="0.50265115380216" calcext:value-type="float">
            <text:p>0.5026511538</text:p>
          </table:table-cell>
          <table:table-cell office:value-type="float" office:value="366.492280326135" calcext:value-type="float">
            <text:p>366.4922803261</text:p>
          </table:table-cell>
        </table:table-row>
        <table:table-row table:style-name="ro1">
          <table:table-cell office:value-type="float" office:value="77.4778459076168" calcext:value-type="float">
            <text:p>77.4778459076</text:p>
          </table:table-cell>
          <table:table-cell office:value-type="float" office:value="14.0282040439416" calcext:value-type="float">
            <text:p>14.0282040439</text:p>
          </table:table-cell>
          <table:table-cell office:value-type="float" office:value="2.20005289322903" calcext:value-type="float">
            <text:p>2.2000528932</text:p>
          </table:table-cell>
          <table:table-cell office:value-type="float" office:value="253.91753499817" calcext:value-type="float">
            <text:p>253.9175349982</text:p>
          </table:table-cell>
          <table:table-cell office:value-type="float" office:value="0.210816029589384" calcext:value-type="float">
            <text:p>0.2108160296</text:p>
          </table:table-cell>
          <table:table-cell office:value-type="float" office:value="10.7342948137203" calcext:value-type="float">
            <text:p>10.7342948137</text:p>
          </table:table-cell>
          <table:table-cell office:value-type="float" office:value="1.71850681692083" calcext:value-type="float">
            <text:p>1.7185068169</text:p>
          </table:table-cell>
          <table:table-cell office:value-type="float" office:value="0.266543145878678" calcext:value-type="float">
            <text:p>0.2665431459</text:p>
          </table:table-cell>
          <table:table-cell office:value-type="float" office:value="0.340989748664506" calcext:value-type="float">
            <text:p>0.3409897487</text:p>
          </table:table-cell>
          <table:table-cell office:value-type="float" office:value="366.502737072547" calcext:value-type="float">
            <text:p>366.5027370725</text:p>
          </table:table-cell>
        </table:table-row>
        <table:table-row table:style-name="ro1">
          <table:table-cell office:value-type="float" office:value="77.2280792564815" calcext:value-type="float">
            <text:p>77.2280792565</text:p>
          </table:table-cell>
          <table:table-cell office:value-type="float" office:value="6.18126340273632" calcext:value-type="float">
            <text:p>6.1812634027</text:p>
          </table:table-cell>
          <table:table-cell office:value-type="float" office:value="3.0824039396079" calcext:value-type="float">
            <text:p>3.0824039396</text:p>
          </table:table-cell>
          <table:table-cell office:value-type="float" office:value="250.424918228165" calcext:value-type="float">
            <text:p>250.4249182282</text:p>
          </table:table-cell>
          <table:table-cell office:value-type="float" office:value="1.05005570261673" calcext:value-type="float">
            <text:p>1.0500557026</text:p>
          </table:table-cell>
          <table:table-cell office:value-type="float" office:value="5.17025583844056" calcext:value-type="float">
            <text:p>5.1702558384</text:p>
          </table:table-cell>
          <table:table-cell office:value-type="float" office:value="2.04770336986375" calcext:value-type="float">
            <text:p>2.0477033699</text:p>
          </table:table-cell>
          <table:table-cell office:value-type="float" office:value="0.0948148616428295" calcext:value-type="float">
            <text:p>0.0948148616</text:p>
          </table:table-cell>
          <table:table-cell office:value-type="float" office:value="0.503779850097585" calcext:value-type="float">
            <text:p>0.5037798501</text:p>
          </table:table-cell>
          <table:table-cell office:value-type="float" office:value="366.545424152964" calcext:value-type="float">
            <text:p>366.545424153</text:p>
          </table:table-cell>
        </table:table-row>
        <table:table-row table:style-name="ro1">
          <table:table-cell office:value-type="float" office:value="77.5459590169687" calcext:value-type="float">
            <text:p>77.545959017</text:p>
          </table:table-cell>
          <table:table-cell office:value-type="float" office:value="6.29996419501018" calcext:value-type="float">
            <text:p>6.299964195</text:p>
          </table:table-cell>
          <table:table-cell office:value-type="float" office:value="2.63435660031064" calcext:value-type="float">
            <text:p>2.6343566003</text:p>
          </table:table-cell>
          <table:table-cell office:value-type="float" office:value="250.180916767883" calcext:value-type="float">
            <text:p>250.1809167679</text:p>
          </table:table-cell>
          <table:table-cell office:value-type="float" office:value="1.05422488826996" calcext:value-type="float">
            <text:p>1.0542248883</text:p>
          </table:table-cell>
          <table:table-cell office:value-type="float" office:value="5.40258391171057" calcext:value-type="float">
            <text:p>5.4025839117</text:p>
          </table:table-cell>
          <table:table-cell office:value-type="float" office:value="2.05246546197813" calcext:value-type="float">
            <text:p>2.052465462</text:p>
          </table:table-cell>
          <table:table-cell office:value-type="float" office:value="0.0412370338331006" calcext:value-type="float">
            <text:p>0.0412370338</text:p>
          </table:table-cell>
          <table:table-cell office:value-type="float" office:value="0.502744716346343" calcext:value-type="float">
            <text:p>0.5027447163</text:p>
          </table:table-cell>
          <table:table-cell office:value-type="float" office:value="366.592836691454" calcext:value-type="float">
            <text:p>366.5928366915</text:p>
          </table:table-cell>
        </table:table-row>
        <table:table-row table:style-name="ro1">
          <table:table-cell office:value-type="float" office:value="77.2503122813927" calcext:value-type="float">
            <text:p>77.2503122814</text:p>
          </table:table-cell>
          <table:table-cell office:value-type="float" office:value="13.098186040336" calcext:value-type="float">
            <text:p>13.0981860403</text:p>
          </table:table-cell>
          <table:table-cell office:value-type="float" office:value="2.491605110965" calcext:value-type="float">
            <text:p>2.491605111</text:p>
          </table:table-cell>
          <table:table-cell office:value-type="float" office:value="252.987516994565" calcext:value-type="float">
            <text:p>252.9875169946</text:p>
          </table:table-cell>
          <table:table-cell office:value-type="float" office:value="0.503020248205984" calcext:value-type="float">
            <text:p>0.5030202482</text:p>
          </table:table-cell>
          <table:table-cell office:value-type="float" office:value="9.80427681011469" calcext:value-type="float">
            <text:p>9.8042768101</text:p>
          </table:table-cell>
          <table:table-cell office:value-type="float" office:value="1.65593543451292" calcext:value-type="float">
            <text:p>1.6559354345</text:p>
          </table:table-cell>
          <table:table-cell office:value-type="float" office:value="0.0647135943115442" calcext:value-type="float">
            <text:p>0.0647135943</text:p>
          </table:table-cell>
          <table:table-cell office:value-type="float" office:value="0.295330658742665" calcext:value-type="float">
            <text:p>0.2953306587</text:p>
          </table:table-cell>
          <table:table-cell office:value-type="float" office:value="366.64383145263" calcext:value-type="float">
            <text:p>366.6438314526</text:p>
          </table:table-cell>
        </table:table-row>
        <table:table-row table:style-name="ro1">
          <table:table-cell office:value-type="float" office:value="77.2745161203876" calcext:value-type="float">
            <text:p>77.2745161204</text:p>
          </table:table-cell>
          <table:table-cell office:value-type="float" office:value="6.28184308402017" calcext:value-type="float">
            <text:p>6.281843084</text:p>
          </table:table-cell>
          <table:table-cell office:value-type="float" office:value="4.03745400345342" calcext:value-type="float">
            <text:p>4.0374540035</text:p>
          </table:table-cell>
          <table:table-cell office:value-type="float" office:value="249.802682751714" calcext:value-type="float">
            <text:p>249.8026827517</text:p>
          </table:table-cell>
          <table:table-cell office:value-type="float" office:value="0.508025589719136" calcext:value-type="float">
            <text:p>0.5080255897</text:p>
          </table:table-cell>
          <table:table-cell office:value-type="float" office:value="5.04475923805705" calcext:value-type="float">
            <text:p>5.0447592381</text:p>
          </table:table-cell>
          <table:table-cell office:value-type="float" office:value="2.06844163120051" calcext:value-type="float">
            <text:p>2.0684416312</text:p>
          </table:table-cell>
          <table:table-cell office:value-type="float" office:value="0.116474216725694" calcext:value-type="float">
            <text:p>0.1164742167</text:p>
          </table:table-cell>
          <table:table-cell office:value-type="float" office:value="0.505694597259891" calcext:value-type="float">
            <text:p>0.5056945973</text:p>
          </table:table-cell>
          <table:table-cell office:value-type="float" office:value="366.672878596849" calcext:value-type="float">
            <text:p>366.6728785968</text:p>
          </table:table-cell>
        </table:table-row>
        <table:table-row table:style-name="ro1">
          <table:table-cell office:value-type="float" office:value="77.576065405554" calcext:value-type="float">
            <text:p>77.5760654056</text:p>
          </table:table-cell>
          <table:table-cell office:value-type="float" office:value="14.1264235418788" calcext:value-type="float">
            <text:p>14.1264235419</text:p>
          </table:table-cell>
          <table:table-cell office:value-type="float" office:value="2.29827239116616" calcext:value-type="float">
            <text:p>2.2982723912</text:p>
          </table:table-cell>
          <table:table-cell office:value-type="float" office:value="254.015754496108" calcext:value-type="float">
            <text:p>254.0157544961</text:p>
          </table:table-cell>
          <table:table-cell office:value-type="float" office:value="0.309035527526518" calcext:value-type="float">
            <text:p>0.3090355275</text:p>
          </table:table-cell>
          <table:table-cell office:value-type="float" office:value="10.8325143116574" calcext:value-type="float">
            <text:p>10.8325143117</text:p>
          </table:table-cell>
          <table:table-cell office:value-type="float" office:value="1.64308387860959" calcext:value-type="float">
            <text:p>1.6430838786</text:p>
          </table:table-cell>
          <table:table-cell office:value-type="float" office:value="0.0305271743486401" calcext:value-type="float">
            <text:p>0.0305271743</text:p>
          </table:table-cell>
          <table:table-cell office:value-type="float" office:value="0.284132752187619" calcext:value-type="float">
            <text:p>0.2841327522</text:p>
          </table:table-cell>
          <table:table-cell office:value-type="float" office:value="366.69524233874" calcext:value-type="float">
            <text:p>366.6952423387</text:p>
          </table:table-cell>
        </table:table-row>
        <table:table-row table:style-name="ro1">
          <table:table-cell office:value-type="float" office:value="77.3000806080762" calcext:value-type="float">
            <text:p>77.3000806081</text:p>
          </table:table-cell>
          <table:table-cell office:value-type="float" office:value="6.44526874740741" calcext:value-type="float">
            <text:p>6.4452687474</text:p>
          </table:table-cell>
          <table:table-cell office:value-type="float" office:value="2.87029443841273" calcext:value-type="float">
            <text:p>2.8702944384</text:p>
          </table:table-cell>
          <table:table-cell office:value-type="float" office:value="250.655708256174" calcext:value-type="float">
            <text:p>250.6557082562</text:p>
          </table:table-cell>
          <table:table-cell office:value-type="float" office:value="0.793413407363706" calcext:value-type="float">
            <text:p>0.7934134074</text:p>
          </table:table-cell>
          <table:table-cell office:value-type="float" office:value="5.38389553580559" calcext:value-type="float">
            <text:p>5.3838955358</text:p>
          </table:table-cell>
          <table:table-cell office:value-type="float" office:value="2.07226826412229" calcext:value-type="float">
            <text:p>2.0722682641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497716824341653" calcext:value-type="float">
            <text:p>0.4977168243</text:p>
          </table:table-cell>
          <table:table-cell office:value-type="float" office:value="366.735896738039" calcext:value-type="float">
            <text:p>366.735896738</text:p>
          </table:table-cell>
        </table:table-row>
        <table:table-row table:style-name="ro1">
          <table:table-cell office:value-type="float" office:value="77.2503122813927" calcext:value-type="float">
            <text:p>77.2503122814</text:p>
          </table:table-cell>
          <table:table-cell office:value-type="float" office:value="12.598186040336" calcext:value-type="float">
            <text:p>12.5981860403</text:p>
          </table:table-cell>
          <table:table-cell office:value-type="float" office:value="2.491605110965" calcext:value-type="float">
            <text:p>2.491605111</text:p>
          </table:table-cell>
          <table:table-cell office:value-type="float" office:value="252.987516994565" calcext:value-type="float">
            <text:p>252.9875169946</text:p>
          </table:table-cell>
          <table:table-cell office:value-type="float" office:value="0.503020248205984" calcext:value-type="float">
            <text:p>0.5030202482</text:p>
          </table:table-cell>
          <table:table-cell office:value-type="float" office:value="9.80427681011469" calcext:value-type="float">
            <text:p>9.8042768101</text:p>
          </table:table-cell>
          <table:table-cell office:value-type="float" office:value="1.65593543451292" calcext:value-type="float">
            <text:p>1.6559354345</text:p>
          </table:table-cell>
          <table:table-cell office:value-type="float" office:value="0.0647135943115442" calcext:value-type="float">
            <text:p>0.0647135943</text:p>
          </table:table-cell>
          <table:table-cell office:value-type="float" office:value="0.295330658742665" calcext:value-type="float">
            <text:p>0.2953306587</text:p>
          </table:table-cell>
          <table:table-cell office:value-type="float" office:value="366.735991952743" calcext:value-type="float">
            <text:p>366.7359919527</text:p>
          </table:table-cell>
        </table:table-row>
        <table:table-row table:style-name="ro1">
          <table:table-cell office:value-type="float" office:value="77.170160579063" calcext:value-type="float">
            <text:p>77.1701605791</text:p>
          </table:table-cell>
          <table:table-cell office:value-type="float" office:value="9.19450642051392" calcext:value-type="float">
            <text:p>9.1945064205</text:p>
          </table:table-cell>
          <table:table-cell office:value-type="float" office:value="1.7448375472319" calcext:value-type="float">
            <text:p>1.7448375472</text:p>
          </table:table-cell>
          <table:table-cell office:value-type="float" office:value="249.583837374743" calcext:value-type="float">
            <text:p>249.5838373747</text:p>
          </table:table-cell>
          <table:table-cell office:value-type="float" office:value="0.766007295050533" calcext:value-type="float">
            <text:p>0.7660072951</text:p>
          </table:table-cell>
          <table:table-cell office:value-type="float" office:value="6.40059719029259" calcext:value-type="float">
            <text:p>6.4005971903</text:p>
          </table:table-cell>
          <table:table-cell office:value-type="float" office:value="1.77883750097686" calcext:value-type="float">
            <text:p>1.778837501</text:p>
          </table:table-cell>
          <table:table-cell office:value-type="float" office:value="0.0839033565823525" calcext:value-type="float">
            <text:p>0.0839033566</text:p>
          </table:table-cell>
          <table:table-cell office:value-type="float" office:value="0.377794966755879" calcext:value-type="float">
            <text:p>0.3777949668</text:p>
          </table:table-cell>
          <table:table-cell office:value-type="float" office:value="366.768109003731" calcext:value-type="float">
            <text:p>366.7681090037</text:p>
          </table:table-cell>
        </table:table-row>
        <table:table-row table:style-name="ro1">
          <table:table-cell office:value-type="float" office:value="77.6036490131655" calcext:value-type="float">
            <text:p>77.6036490132</text:p>
          </table:table-cell>
          <table:table-cell office:value-type="float" office:value="6.67799517989574" calcext:value-type="float">
            <text:p>6.6779951799</text:p>
          </table:table-cell>
          <table:table-cell office:value-type="float" office:value="2.52832674259693" calcext:value-type="float">
            <text:p>2.5283267426</text:p>
          </table:table-cell>
          <table:table-cell office:value-type="float" office:value="249.755052660805" calcext:value-type="float">
            <text:p>249.7550526608</text:p>
          </table:table-cell>
          <table:table-cell office:value-type="float" office:value="0.991839407507051" calcext:value-type="float">
            <text:p>0.9918394075</text:p>
          </table:table-cell>
          <table:table-cell office:value-type="float" office:value="5.45374355688398" calcext:value-type="float">
            <text:p>5.4537435569</text:p>
          </table:table-cell>
          <table:table-cell office:value-type="float" office:value="2.07637989012744" calcext:value-type="float">
            <text:p>2.0763798901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491974667746374" calcext:value-type="float">
            <text:p>0.4919746677</text:p>
          </table:table-cell>
          <table:table-cell office:value-type="float" office:value="366.893513907659" calcext:value-type="float">
            <text:p>366.8935139077</text:p>
          </table:table-cell>
        </table:table-row>
        <table:table-row table:style-name="ro1">
          <table:table-cell office:value-type="float" office:value="77.5947965690892" calcext:value-type="float">
            <text:p>77.5947965691</text:p>
          </table:table-cell>
          <table:table-cell office:value-type="float" office:value="6.53507628798123" calcext:value-type="float">
            <text:p>6.535076288</text:p>
          </table:table-cell>
          <table:table-cell office:value-type="float" office:value="1.34266049791672" calcext:value-type="float">
            <text:p>1.3426604979</text:p>
          </table:table-cell>
          <table:table-cell office:value-type="float" office:value="250.252733288407" calcext:value-type="float">
            <text:p>250.2527332884</text:p>
          </table:table-cell>
          <table:table-cell office:value-type="float" office:value="1.76812063806272" calcext:value-type="float">
            <text:p>1.7681206381</text:p>
          </table:table-cell>
          <table:table-cell office:value-type="float" office:value="5.56462447633272" calcext:value-type="float">
            <text:p>5.5646244763</text:p>
          </table:table-cell>
          <table:table-cell office:value-type="float" office:value="2.04527487435047" calcext:value-type="float">
            <text:p>2.0452748744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490005134151894" calcext:value-type="float">
            <text:p>0.4900051342</text:p>
          </table:table-cell>
          <table:table-cell office:value-type="float" office:value="366.899116533368" calcext:value-type="float">
            <text:p>366.8991165334</text:p>
          </table:table-cell>
        </table:table-row>
        <table:table-row table:style-name="ro1">
          <table:table-cell office:value-type="float" office:value="76.9111190105768" calcext:value-type="float">
            <text:p>76.9111190106</text:p>
          </table:table-cell>
          <table:table-cell office:value-type="float" office:value="13.4614771469016" calcext:value-type="float">
            <text:p>13.4614771469</text:p>
          </table:table-cell>
          <table:table-cell office:value-type="float" office:value="2.38702207910315" calcext:value-type="float">
            <text:p>2.3870220791</text:p>
          </table:table-cell>
          <table:table-cell office:value-type="float" office:value="253.35080810113" calcext:value-type="float">
            <text:p>253.3508081011</text:p>
          </table:table-cell>
          <table:table-cell office:value-type="float" office:value="0.866311354771545" calcext:value-type="float">
            <text:p>0.8663113548</text:p>
          </table:table-cell>
          <table:table-cell office:value-type="float" office:value="10.1675679166803" calcext:value-type="float">
            <text:p>10.1675679167</text:p>
          </table:table-cell>
          <table:table-cell office:value-type="float" office:value="1.72539022063968" calcext:value-type="float">
            <text:p>1.7253902206</text:p>
          </table:table-cell>
          <table:table-cell office:value-type="float" office:value="0.286418261661441" calcext:value-type="float">
            <text:p>0.2864182617</text:p>
          </table:table-cell>
          <table:table-cell office:value-type="float" office:value="0.348752833413512" calcext:value-type="float">
            <text:p>0.3487528334</text:p>
          </table:table-cell>
          <table:table-cell office:value-type="float" office:value="367.208574640798" calcext:value-type="float">
            <text:p>367.2085746408</text:p>
          </table:table-cell>
        </table:table-row>
        <table:table-row table:style-name="ro1">
          <table:table-cell office:value-type="float" office:value="77.4418602587389" calcext:value-type="float">
            <text:p>77.4418602587</text:p>
          </table:table-cell>
          <table:table-cell office:value-type="float" office:value="6.4550210172555" calcext:value-type="float">
            <text:p>6.4550210173</text:p>
          </table:table-cell>
          <table:table-cell office:value-type="float" office:value="2.1588498817106" calcext:value-type="float">
            <text:p>2.1588498817</text:p>
          </table:table-cell>
          <table:table-cell office:value-type="float" office:value="250.361879618337" calcext:value-type="float">
            <text:p>250.3618796183</text:p>
          </table:table-cell>
          <table:table-cell office:value-type="float" office:value="0.976884086127256" calcext:value-type="float">
            <text:p>0.9768840861</text:p>
          </table:table-cell>
          <table:table-cell office:value-type="float" office:value="5.44357380388936" calcext:value-type="float">
            <text:p>5.4435738039</text:p>
          </table:table-cell>
          <table:table-cell office:value-type="float" office:value="2.0793429028548" calcext:value-type="float">
            <text:p>2.0793429029</text:p>
          </table:table-cell>
          <table:table-cell office:value-type="float" office:value="0.0711680311094034" calcext:value-type="float">
            <text:p>0.0711680311</text:p>
          </table:table-cell>
          <table:table-cell office:value-type="float" office:value="0.514377106812022" calcext:value-type="float">
            <text:p>0.5143771068</text:p>
          </table:table-cell>
          <table:table-cell office:value-type="float" office:value="367.30840852809" calcext:value-type="float">
            <text:p>367.3084085281</text:p>
          </table:table-cell>
        </table:table-row>
        <table:table-row table:style-name="ro1">
          <table:table-cell office:value-type="float" office:value="77.2371119958146" calcext:value-type="float">
            <text:p>77.2371119958</text:p>
          </table:table-cell>
          <table:table-cell office:value-type="float" office:value="6.51136186118483" calcext:value-type="float">
            <text:p>6.5113618612</text:p>
          </table:table-cell>
          <table:table-cell office:value-type="float" office:value="2.72789200486951" calcext:value-type="float">
            <text:p>2.7278920049</text:p>
          </table:table-cell>
          <table:table-cell office:value-type="float" office:value="249.785874708968" calcext:value-type="float">
            <text:p>249.785874709</text:p>
          </table:table-cell>
          <table:table-cell office:value-type="float" office:value="1.25724768870244" calcext:value-type="float">
            <text:p>1.2572476887</text:p>
          </table:table-cell>
          <table:table-cell office:value-type="float" office:value="5.59881240036879" calcext:value-type="float">
            <text:p>5.5988124004</text:p>
          </table:table-cell>
          <table:table-cell office:value-type="float" office:value="2.04153042880022" calcext:value-type="float">
            <text:p>2.0415304288</text:p>
          </table:table-cell>
          <table:table-cell office:value-type="float" office:value="0.00636248206161699" calcext:value-type="float">
            <text:p>0.0063624821</text:p>
          </table:table-cell>
          <table:table-cell office:value-type="float" office:value="0.503398908383111" calcext:value-type="float">
            <text:p>0.5033989084</text:p>
          </table:table-cell>
          <table:table-cell office:value-type="float" office:value="367.4154532789" calcext:value-type="float">
            <text:p>367.4154532789</text:p>
          </table:table-cell>
        </table:table-row>
        <table:table-row table:style-name="ro1">
          <table:table-cell office:value-type="float" office:value="77.9270649510876" calcext:value-type="float">
            <text:p>77.9270649511</text:p>
          </table:table-cell>
          <table:table-cell office:value-type="float" office:value="9.95141079253848" calcext:value-type="float">
            <text:p>9.9514107925</text:p>
          </table:table-cell>
          <table:table-cell office:value-type="float" office:value="2.27951969703424" calcext:value-type="float">
            <text:p>2.279519697</text:p>
          </table:table-cell>
          <table:table-cell office:value-type="float" office:value="250.340741746767" calcext:value-type="float">
            <text:p>250.3407417468</text:p>
          </table:table-cell>
          <table:table-cell office:value-type="float" office:value="0.300689444852876" calcext:value-type="float">
            <text:p>0.3006894449</text:p>
          </table:table-cell>
          <table:table-cell office:value-type="float" office:value="7.15750156231715" calcext:value-type="float">
            <text:p>7.1575015623</text:p>
          </table:table-cell>
          <table:table-cell office:value-type="float" office:value="1.73324611684056" calcext:value-type="float">
            <text:p>1.7332461168</text:p>
          </table:table-cell>
          <table:table-cell office:value-type="float" office:value="0.273360886302034" calcext:value-type="float">
            <text:p>0.2733608863</text:p>
          </table:table-cell>
          <table:table-cell office:value-type="float" office:value="0.349038213172172" calcext:value-type="float">
            <text:p>0.3490382132</text:p>
          </table:table-cell>
          <table:table-cell office:value-type="float" office:value="367.612146076328" calcext:value-type="float">
            <text:p>367.6121460763</text:p>
          </table:table-cell>
        </table:table-row>
        <table:table-row table:style-name="ro1">
          <table:table-cell office:value-type="float" office:value="77.6557286785775" calcext:value-type="float">
            <text:p>77.6557286786</text:p>
          </table:table-cell>
          <table:table-cell office:value-type="float" office:value="6.39179334119323" calcext:value-type="float">
            <text:p>6.3917933412</text:p>
          </table:table-cell>
          <table:table-cell office:value-type="float" office:value="2.59580416585005" calcext:value-type="float">
            <text:p>2.5958041659</text:p>
          </table:table-cell>
          <table:table-cell office:value-type="float" office:value="250.47249038994" calcext:value-type="float">
            <text:p>250.4724903899</text:p>
          </table:table-cell>
          <table:table-cell office:value-type="float" office:value="0.737893479953223" calcext:value-type="float">
            <text:p>0.73789348</text:p>
          </table:table-cell>
          <table:table-cell office:value-type="float" office:value="5.06977468859501" calcext:value-type="float">
            <text:p>5.0697746886</text:p>
          </table:table-cell>
          <table:table-cell office:value-type="float" office:value="2.0938041499459" calcext:value-type="float">
            <text:p>2.0938041499</text:p>
          </table:table-cell>
          <table:table-cell office:value-type="float" office:value="0.0937019948165413" calcext:value-type="float">
            <text:p>0.0937019948</text:p>
          </table:table-cell>
          <table:table-cell office:value-type="float" office:value="0.497073400182076" calcext:value-type="float">
            <text:p>0.4970734002</text:p>
          </table:table-cell>
          <table:table-cell office:value-type="float" office:value="367.817371043978" calcext:value-type="float">
            <text:p>367.817371044</text:p>
          </table:table-cell>
        </table:table-row>
        <table:table-row table:style-name="ro1">
          <table:table-cell office:value-type="float" office:value="77.9217560656704" calcext:value-type="float">
            <text:p>77.9217560657</text:p>
          </table:table-cell>
          <table:table-cell office:value-type="float" office:value="9.94610190712129" calcext:value-type="float">
            <text:p>9.9461019071</text:p>
          </table:table-cell>
          <table:table-cell office:value-type="float" office:value="2.27421081161704" calcext:value-type="float">
            <text:p>2.2742108116</text:p>
          </table:table-cell>
          <table:table-cell office:value-type="float" office:value="250.33543286135" calcext:value-type="float">
            <text:p>250.3354328614</text:p>
          </table:table-cell>
          <table:table-cell office:value-type="float" office:value="0.29538055943568" calcext:value-type="float">
            <text:p>0.2953805594</text:p>
          </table:table-cell>
          <table:table-cell office:value-type="float" office:value="7.15219267689995" calcext:value-type="float">
            <text:p>7.1521926769</text:p>
          </table:table-cell>
          <table:table-cell office:value-type="float" office:value="1.84893155393518" calcext:value-type="float">
            <text:p>1.8489315539</text:p>
          </table:table-cell>
          <table:table-cell office:value-type="float" office:value="0.268052000884838" calcext:value-type="float">
            <text:p>0.2680520009</text:p>
          </table:table-cell>
          <table:table-cell office:value-type="float" office:value="0.321753697121793" calcext:value-type="float">
            <text:p>0.3217536971</text:p>
          </table:table-cell>
          <table:table-cell office:value-type="float" office:value="367.825596151101" calcext:value-type="float">
            <text:p>367.8255961511</text:p>
          </table:table-cell>
        </table:table-row>
        <table:table-row table:style-name="ro1">
          <table:table-cell office:value-type="float" office:value="77.6944171427601" calcext:value-type="float">
            <text:p>77.6944171428</text:p>
          </table:table-cell>
          <table:table-cell office:value-type="float" office:value="6.94589716467378" calcext:value-type="float">
            <text:p>6.9458971647</text:p>
          </table:table-cell>
          <table:table-cell office:value-type="float" office:value="1.87698394128399" calcext:value-type="float">
            <text:p>1.8769839413</text:p>
          </table:table-cell>
          <table:table-cell office:value-type="float" office:value="250.298495292137" calcext:value-type="float">
            <text:p>250.2984952921</text:p>
          </table:table-cell>
          <table:table-cell office:value-type="float" office:value="0.932871128522939" calcext:value-type="float">
            <text:p>0.9328711285</text:p>
          </table:table-cell>
          <table:table-cell office:value-type="float" office:value="5.36211424002512" calcext:value-type="float">
            <text:p>5.36211424</text:p>
          </table:table-cell>
          <table:table-cell office:value-type="float" office:value="2.03651436631118" calcext:value-type="float">
            <text:p>2.0365143663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501058106810397" calcext:value-type="float">
            <text:p>0.5010581068</text:p>
          </table:table-cell>
          <table:table-cell office:value-type="float" office:value="367.840847708859" calcext:value-type="float">
            <text:p>367.8408477089</text:p>
          </table:table-cell>
        </table:table-row>
        <table:table-row table:style-name="ro1">
          <table:table-cell office:value-type="float" office:value="75.3599923909608" calcext:value-type="float">
            <text:p>75.359992391</text:p>
          </table:table-cell>
          <table:table-cell office:value-type="float" office:value="4.78043134843699" calcext:value-type="float">
            <text:p>4.780431348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49.947098015103" calcext:value-type="float">
            <text:p>249.9470980151</text:p>
          </table:table-cell>
          <table:table-cell office:value-type="float" office:value="0.335986903992553" calcext:value-type="float">
            <text:p>0.33598690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.033340817721" calcext:value-type="float">
            <text:p>2.0333408177</text:p>
          </table:table-cell>
          <table:table-cell office:value-type="float" office:value="0.220470185240367" calcext:value-type="float">
            <text:p>0.2204701852</text:p>
          </table:table-cell>
          <table:table-cell office:value-type="float" office:value="0.500468519866226" calcext:value-type="float">
            <text:p>0.5004685199</text:p>
          </table:table-cell>
          <table:table-cell office:value-type="float" office:value="367.862609500582" calcext:value-type="float">
            <text:p>367.8626095006</text:p>
          </table:table-cell>
        </table:table-row>
        <table:table-row table:style-name="ro1">
          <table:table-cell office:value-type="float" office:value="77.3090827374548" calcext:value-type="float">
            <text:p>77.3090827375</text:p>
          </table:table-cell>
          <table:table-cell office:value-type="float" office:value="7.81216657616221" calcext:value-type="float">
            <text:p>7.8121665762</text:p>
          </table:table-cell>
          <table:table-cell office:value-type="float" office:value="2.5847199251024" calcext:value-type="float">
            <text:p>2.5847199251</text:p>
          </table:table-cell>
          <table:table-cell office:value-type="float" office:value="249.201497530391" calcext:value-type="float">
            <text:p>249.2014975304</text:p>
          </table:table-cell>
          <table:table-cell office:value-type="float" office:value="0.383667450698816" calcext:value-type="float">
            <text:p>0.3836674507</text:p>
          </table:table-cell>
          <table:table-cell office:value-type="float" office:value="6.01825734594087" calcext:value-type="float">
            <text:p>6.0182573459</text:p>
          </table:table-cell>
          <table:table-cell office:value-type="float" office:value="1.87083598009132" calcext:value-type="float">
            <text:p>1.8708359801</text:p>
          </table:table-cell>
          <table:table-cell office:value-type="float" office:value="0.152733250488816" calcext:value-type="float">
            <text:p>0.1527332505</text:p>
          </table:table-cell>
          <table:table-cell office:value-type="float" office:value="0.433262801343858" calcext:value-type="float">
            <text:p>0.4332628013</text:p>
          </table:table-cell>
          <table:table-cell office:value-type="float" office:value="367.864006895884" calcext:value-type="float">
            <text:p>367.8640068959</text:p>
          </table:table-cell>
        </table:table-row>
        <table:table-row table:style-name="ro1">
          <table:table-cell office:value-type="float" office:value="77.2636694193732" calcext:value-type="float">
            <text:p>77.2636694194</text:p>
          </table:table-cell>
          <table:table-cell office:value-type="float" office:value="6.56987624591984" calcext:value-type="float">
            <text:p>6.5698762459</text:p>
          </table:table-cell>
          <table:table-cell office:value-type="float" office:value="2.63686747245726" calcext:value-type="float">
            <text:p>2.6368674725</text:p>
          </table:table-cell>
          <table:table-cell office:value-type="float" office:value="249.801662072551" calcext:value-type="float">
            <text:p>249.8016620726</text:p>
          </table:table-cell>
          <table:table-cell office:value-type="float" office:value="1.2527176600045" calcext:value-type="float">
            <text:p>1.25271766</text:p>
          </table:table-cell>
          <table:table-cell office:value-type="float" office:value="5.60516007067661" calcext:value-type="float">
            <text:p>5.6051600707</text:p>
          </table:table-cell>
          <table:table-cell office:value-type="float" office:value="2.03758111779213" calcext:value-type="float">
            <text:p>2.0375811178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503532034457714" calcext:value-type="float">
            <text:p>0.5035320345</text:p>
          </table:table-cell>
          <table:table-cell office:value-type="float" office:value="367.867558953038" calcext:value-type="float">
            <text:p>367.867558953</text:p>
          </table:table-cell>
        </table:table-row>
        <table:table-row table:style-name="ro1">
          <table:table-cell office:value-type="float" office:value="77.8134849530432" calcext:value-type="float">
            <text:p>77.813484953</text:p>
          </table:table-cell>
          <table:table-cell office:value-type="float" office:value="6.89925435797529" calcext:value-type="float">
            <text:p>6.899254358</text:p>
          </table:table-cell>
          <table:table-cell office:value-type="float" office:value="2.79156197617292" calcext:value-type="float">
            <text:p>2.7915619762</text:p>
          </table:table-cell>
          <table:table-cell office:value-type="float" office:value="249.805106860965" calcext:value-type="float">
            <text:p>249.805106861</text:p>
          </table:table-cell>
          <table:table-cell office:value-type="float" office:value="0.551924690227383" calcext:value-type="float">
            <text:p>0.5519246902</text:p>
          </table:table-cell>
          <table:table-cell office:value-type="float" office:value="5.83031742006862" calcext:value-type="float">
            <text:p>5.8303174201</text:p>
          </table:table-cell>
          <table:table-cell office:value-type="float" office:value="2.03863042466096" calcext:value-type="float">
            <text:p>2.0386304247</text:p>
          </table:table-cell>
          <table:table-cell office:value-type="float" office:value="0.0854456968594066" calcext:value-type="float">
            <text:p>0.0854456969</text:p>
          </table:table-cell>
          <table:table-cell office:value-type="float" office:value="0.453172387904156" calcext:value-type="float">
            <text:p>0.4531723879</text:p>
          </table:table-cell>
          <table:table-cell office:value-type="float" office:value="367.867947084483" calcext:value-type="float">
            <text:p>367.8679470845</text:p>
          </table:table-cell>
        </table:table-row>
        <table:table-row table:style-name="ro1">
          <table:table-cell office:value-type="float" office:value="77.0977301494297" calcext:value-type="float">
            <text:p>77.0977301494</text:p>
          </table:table-cell>
          <table:table-cell office:value-type="float" office:value="9.12207599088062" calcext:value-type="float">
            <text:p>9.1220759909</text:p>
          </table:table-cell>
          <table:table-cell office:value-type="float" office:value="1.6724071175986" calcext:value-type="float">
            <text:p>1.6724071176</text:p>
          </table:table-cell>
          <table:table-cell office:value-type="float" office:value="249.51140694511" calcext:value-type="float">
            <text:p>249.5114069451</text:p>
          </table:table-cell>
          <table:table-cell office:value-type="float" office:value="0.693576865417231" calcext:value-type="float">
            <text:p>0.6935768654</text:p>
          </table:table-cell>
          <table:table-cell office:value-type="float" office:value="6.32816676065928" calcext:value-type="float">
            <text:p>6.3281667607</text:p>
          </table:table-cell>
          <table:table-cell office:value-type="float" office:value="1.98205238575541" calcext:value-type="float">
            <text:p>1.9820523858</text:p>
          </table:table-cell>
          <table:table-cell office:value-type="float" office:value="0.186827580412967" calcext:value-type="float">
            <text:p>0.1868275804</text:p>
          </table:table-cell>
          <table:table-cell office:value-type="float" office:value="0.417150114240265" calcext:value-type="float">
            <text:p>0.4171501142</text:p>
          </table:table-cell>
          <table:table-cell office:value-type="float" office:value="368.214571793176" calcext:value-type="float">
            <text:p>368.2145717932</text:p>
          </table:table-cell>
        </table:table-row>
        <table:table-row table:style-name="ro1">
          <table:table-cell office:value-type="float" office:value="77.5716309232298" calcext:value-type="float">
            <text:p>77.5716309232</text:p>
          </table:table-cell>
          <table:table-cell office:value-type="float" office:value="9.59597676468075" calcext:value-type="float">
            <text:p>9.5959767647</text:p>
          </table:table-cell>
          <table:table-cell office:value-type="float" office:value="1.92408566917651" calcext:value-type="float">
            <text:p>1.9240856692</text:p>
          </table:table-cell>
          <table:table-cell office:value-type="float" office:value="249.98530771891" calcext:value-type="float">
            <text:p>249.9853077189</text:p>
          </table:table-cell>
          <table:table-cell office:value-type="float" office:value="1.16747763921736" calcext:value-type="float">
            <text:p>1.1674776392</text:p>
          </table:table-cell>
          <table:table-cell office:value-type="float" office:value="6.80206753445941" calcext:value-type="float">
            <text:p>6.8020675345</text:p>
          </table:table-cell>
          <table:table-cell office:value-type="float" office:value="1.74298259524254" calcext:value-type="float">
            <text:p>1.7429825952</text:p>
          </table:table-cell>
          <table:table-cell office:value-type="float" office:value="0.299128694178238" calcext:value-type="float">
            <text:p>0.2991286942</text:p>
          </table:table-cell>
          <table:table-cell office:value-type="float" office:value="0.357085247371147" calcext:value-type="float">
            <text:p>0.3570852474</text:p>
          </table:table-cell>
          <table:table-cell office:value-type="float" office:value="368.310116837322" calcext:value-type="float">
            <text:p>368.3101168373</text:p>
          </table:table-cell>
        </table:table-row>
        <table:table-row table:style-name="ro1">
          <table:table-cell office:value-type="float" office:value="77.2401980639425" calcext:value-type="float">
            <text:p>77.2401980639</text:p>
          </table:table-cell>
          <table:table-cell office:value-type="float" office:value="6.2596479774449" calcext:value-type="float">
            <text:p>6.2596479774</text:p>
          </table:table-cell>
          <table:table-cell office:value-type="float" office:value="2.72846505790157" calcext:value-type="float">
            <text:p>2.7284650579</text:p>
          </table:table-cell>
          <table:table-cell office:value-type="float" office:value="250.529457448741" calcext:value-type="float">
            <text:p>250.5294574487</text:p>
          </table:table-cell>
          <table:table-cell office:value-type="float" office:value="1.0567446774501" calcext:value-type="float">
            <text:p>1.0567446775</text:p>
          </table:table-cell>
          <table:table-cell office:value-type="float" office:value="5.25483931656378" calcext:value-type="float">
            <text:p>5.2548393166</text:p>
          </table:table-cell>
          <table:table-cell office:value-type="float" office:value="2.04638342820275" calcext:value-type="float">
            <text:p>2.0463834282</text:p>
          </table:table-cell>
          <table:table-cell office:value-type="float" office:value="0.177223398779959" calcext:value-type="float">
            <text:p>0.1772233988</text:p>
          </table:table-cell>
          <table:table-cell office:value-type="float" office:value="0.511199070607047" calcext:value-type="float">
            <text:p>0.5111990706</text:p>
          </table:table-cell>
          <table:table-cell office:value-type="float" office:value="368.396345688829" calcext:value-type="float">
            <text:p>368.3963456888</text:p>
          </table:table-cell>
        </table:table-row>
        <table:table-row table:style-name="ro1">
          <table:table-cell office:value-type="float" office:value="77.0484923612774" calcext:value-type="float">
            <text:p>77.0484923613</text:p>
          </table:table-cell>
          <table:table-cell office:value-type="float" office:value="5.83924617328267" calcext:value-type="float">
            <text:p>5.8392461733</text:p>
          </table:table-cell>
          <table:table-cell office:value-type="float" office:value="3.56902588512952" calcext:value-type="float">
            <text:p>3.5690258851</text:p>
          </table:table-cell>
          <table:table-cell office:value-type="float" office:value="250.037339741098" calcext:value-type="float">
            <text:p>250.0373397411</text:p>
          </table:table-cell>
          <table:table-cell office:value-type="float" office:value="1.14324041175136" calcext:value-type="float">
            <text:p>1.1432404118</text:p>
          </table:table-cell>
          <table:table-cell office:value-type="float" office:value="5.32262976154235" calcext:value-type="float">
            <text:p>5.3226297615</text:p>
          </table:table-cell>
          <table:table-cell office:value-type="float" office:value="2.0884420768838" calcext:value-type="float">
            <text:p>2.0884420769</text:p>
          </table:table-cell>
          <table:table-cell office:value-type="float" office:value="0.184621254874516" calcext:value-type="float">
            <text:p>0.1846212549</text:p>
          </table:table-cell>
          <table:table-cell office:value-type="float" office:value="0.50436917905339" calcext:value-type="float">
            <text:p>0.5043691791</text:p>
          </table:table-cell>
          <table:table-cell office:value-type="float" office:value="368.433959592406" calcext:value-type="float">
            <text:p>368.4339595924</text:p>
          </table:table-cell>
        </table:table-row>
        <table:table-row table:style-name="ro1">
          <table:table-cell office:value-type="float" office:value="76.3727727372269" calcext:value-type="float">
            <text:p>76.3727727372</text:p>
          </table:table-cell>
          <table:table-cell office:value-type="float" office:value="5.79321169470309" calcext:value-type="float">
            <text:p>5.7932116947</text:p>
          </table:table-cell>
          <table:table-cell office:value-type="float" office:value="2.57098947248087" calcext:value-type="float">
            <text:p>2.5709894725</text:p>
          </table:table-cell>
          <table:table-cell office:value-type="float" office:value="250.959878361369" calcext:value-type="float">
            <text:p>250.9598783614</text:p>
          </table:table-cell>
          <table:table-cell office:value-type="float" office:value="0.126545028036425" calcext:value-type="float">
            <text:p>0.126545028</text:p>
          </table:table-cell>
          <table:table-cell office:value-type="float" office:value="3.79321169470309" calcext:value-type="float">
            <text:p>3.7932116947</text:p>
          </table:table-cell>
          <table:table-cell office:value-type="float" office:value="1.97537201215274" calcext:value-type="float">
            <text:p>1.9753720122</text:p>
          </table:table-cell>
          <table:table-cell office:value-type="float" office:value="0.411817566941" calcext:value-type="float">
            <text:p>0.4118175669</text:p>
          </table:table-cell>
          <table:table-cell office:value-type="float" office:value="0.463879653993778" calcext:value-type="float">
            <text:p>0.463879654</text:p>
          </table:table-cell>
          <table:table-cell office:value-type="float" office:value="368.481738607175" calcext:value-type="float">
            <text:p>368.4817386072</text:p>
          </table:table-cell>
        </table:table-row>
        <table:table-row table:style-name="ro1">
          <table:table-cell office:value-type="float" office:value="77.7757373547733" calcext:value-type="float">
            <text:p>77.7757373548</text:p>
          </table:table-cell>
          <table:table-cell office:value-type="float" office:value="6.25854761234518" calcext:value-type="float">
            <text:p>6.2585476123</text:p>
          </table:table-cell>
          <table:table-cell office:value-type="float" office:value="2.44185614465688" calcext:value-type="float">
            <text:p>2.4418561447</text:p>
          </table:table-cell>
          <table:table-cell office:value-type="float" office:value="250.209869022125" calcext:value-type="float">
            <text:p>250.2098690221</text:p>
          </table:table-cell>
          <table:table-cell office:value-type="float" office:value="1.06050339268263" calcext:value-type="float">
            <text:p>1.0605033927</text:p>
          </table:table-cell>
          <table:table-cell office:value-type="float" office:value="5.47167961710054" calcext:value-type="float">
            <text:p>5.4716796171</text:p>
          </table:table-cell>
          <table:table-cell office:value-type="float" office:value="2.03845530070259" calcext:value-type="float">
            <text:p>2.0384553007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502595293904454" calcext:value-type="float">
            <text:p>0.5025952939</text:p>
          </table:table-cell>
          <table:table-cell office:value-type="float" office:value="368.483706766746" calcext:value-type="float">
            <text:p>368.4837067667</text:p>
          </table:table-cell>
        </table:table-row>
        <table:table-row table:style-name="ro1">
          <table:table-cell office:value-type="float" office:value="75.2091628730852" calcext:value-type="float">
            <text:p>75.2091628731</text:p>
          </table:table-cell>
          <table:table-cell office:value-type="float" office:value="4.62960183056135" calcext:value-type="float">
            <text:p>4.6296018306</text:p>
          </table:table-cell>
          <table:table-cell office:value-type="float" office:value="2.62960183056135" calcext:value-type="float">
            <text:p>2.6296018306</text:p>
          </table:table-cell>
          <table:table-cell office:value-type="float" office:value="249.796268497228" calcext:value-type="float">
            <text:p>249.7962684972</text:p>
          </table:table-cell>
          <table:table-cell office:value-type="float" office:value="0.185157386116905" calcext:value-type="float">
            <text:p>0.1851573861</text:p>
          </table:table-cell>
          <table:table-cell office:value-type="float" office:value="2.62960183056135" calcext:value-type="float">
            <text:p>2.6296018306</text:p>
          </table:table-cell>
          <table:table-cell office:value-type="float" office:value="2.04088700880955" calcext:value-type="float">
            <text:p>2.0408870088</text:p>
          </table:table-cell>
          <table:table-cell office:value-type="float" office:value="0.226055465348748" calcext:value-type="float">
            <text:p>0.2260554653</text:p>
          </table:table-cell>
          <table:table-cell office:value-type="float" office:value="0.49135956125212" calcext:value-type="float">
            <text:p>0.4913595613</text:p>
          </table:table-cell>
          <table:table-cell office:value-type="float" office:value="368.504025226779" calcext:value-type="float">
            <text:p>368.5040252268</text:p>
          </table:table-cell>
        </table:table-row>
        <table:table-row table:style-name="ro1">
          <table:table-cell office:value-type="float" office:value="77.8508554442408" calcext:value-type="float">
            <text:p>77.8508554442</text:p>
          </table:table-cell>
          <table:table-cell office:value-type="float" office:value="6.93662484917292" calcext:value-type="float">
            <text:p>6.9366248492</text:p>
          </table:table-cell>
          <table:table-cell office:value-type="float" office:value="2.82893246737056" calcext:value-type="float">
            <text:p>2.8289324674</text:p>
          </table:table-cell>
          <table:table-cell office:value-type="float" office:value="249.842477352163" calcext:value-type="float">
            <text:p>249.8424773522</text:p>
          </table:table-cell>
          <table:table-cell office:value-type="float" office:value="0.589295181425019" calcext:value-type="float">
            <text:p>0.5892951814</text:p>
          </table:table-cell>
          <table:table-cell office:value-type="float" office:value="5.86768791126625" calcext:value-type="float">
            <text:p>5.8676879113</text:p>
          </table:table-cell>
          <table:table-cell office:value-type="float" office:value="2.09017192182855" calcext:value-type="float">
            <text:p>2.0901719218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489102865467634" calcext:value-type="float">
            <text:p>0.4891028655</text:p>
          </table:table-cell>
          <table:table-cell office:value-type="float" office:value="368.515644148815" calcext:value-type="float">
            <text:p>368.5156441488</text:p>
          </table:table-cell>
        </table:table-row>
        <table:table-row table:style-name="ro1">
          <table:table-cell office:value-type="float" office:value="76.9468561259314" calcext:value-type="float">
            <text:p>76.9468561259</text:p>
          </table:table-cell>
          <table:table-cell office:value-type="float" office:value="5.9682931245825" calcext:value-type="float">
            <text:p>5.9682931246</text:p>
          </table:table-cell>
          <table:table-cell office:value-type="float" office:value="3.25487247552069" calcext:value-type="float">
            <text:p>3.2548724755</text:p>
          </table:table-cell>
          <table:table-cell office:value-type="float" office:value="250.666993553493" calcext:value-type="float">
            <text:p>250.6669935535</text:p>
          </table:table-cell>
          <table:table-cell office:value-type="float" office:value="1.10943613212231" calcext:value-type="float">
            <text:p>1.1094361321</text:p>
          </table:table-cell>
          <table:table-cell office:value-type="float" office:value="4.96558194246946" calcext:value-type="float">
            <text:p>4.9655819425</text:p>
          </table:table-cell>
          <table:table-cell office:value-type="float" office:value="2.04951287080473" calcext:value-type="float">
            <text:p>2.0495128708</text:p>
          </table:table-cell>
          <table:table-cell office:value-type="float" office:value="0.124451053946917" calcext:value-type="float">
            <text:p>0.1244510539</text:p>
          </table:table-cell>
          <table:table-cell office:value-type="float" office:value="0.513458471854933" calcext:value-type="float">
            <text:p>0.5134584719</text:p>
          </table:table-cell>
          <table:table-cell office:value-type="float" office:value="368.594250527883" calcext:value-type="float">
            <text:p>368.5942505279</text:p>
          </table:table-cell>
        </table:table-row>
        <table:table-row table:style-name="ro1">
          <table:table-cell office:value-type="float" office:value="75.3829863117254" calcext:value-type="float">
            <text:p>75.3829863117</text:p>
          </table:table-cell>
          <table:table-cell office:value-type="float" office:value="3.80342526920157" calcext:value-type="float">
            <text:p>3.8034252692</text:p>
          </table:table-cell>
          <table:table-cell office:value-type="float" office:value="2.80342526920157" calcext:value-type="float">
            <text:p>2.8034252692</text:p>
          </table:table-cell>
          <table:table-cell office:value-type="float" office:value="249.970091935868" calcext:value-type="float">
            <text:p>249.9700919359</text:p>
          </table:table-cell>
          <table:table-cell office:value-type="float" office:value="0.358980824757127" calcext:value-type="float">
            <text:p>0.3589808248</text:p>
          </table:table-cell>
          <table:table-cell office:value-type="float" office:value="2.80342526920157" calcext:value-type="float">
            <text:p>2.8034252692</text:p>
          </table:table-cell>
          <table:table-cell office:value-type="float" office:value="1.98817287802898" calcext:value-type="float">
            <text:p>1.988172878</text:p>
          </table:table-cell>
          <table:table-cell office:value-type="float" office:value="0.176259351644584" calcext:value-type="float">
            <text:p>0.1762593516</text:p>
          </table:table-cell>
          <table:table-cell office:value-type="float" office:value="0.488791757432944" calcext:value-type="float">
            <text:p>0.4887917574</text:p>
          </table:table-cell>
          <table:table-cell office:value-type="float" office:value="368.613358433187" calcext:value-type="float">
            <text:p>368.6133584332</text:p>
          </table:table-cell>
        </table:table-row>
        <table:table-row table:style-name="ro1">
          <table:table-cell office:value-type="float" office:value="76.8566240035549" calcext:value-type="float">
            <text:p>76.8566240036</text:p>
          </table:table-cell>
          <table:table-cell office:value-type="float" office:value="6.42421394300516" calcext:value-type="float">
            <text:p>6.424213943</text:p>
          </table:table-cell>
          <table:table-cell office:value-type="float" office:value="3.21185796727193" calcext:value-type="float">
            <text:p>3.2118579673</text:p>
          </table:table-cell>
          <table:table-cell office:value-type="float" office:value="250.094060005158" calcext:value-type="float">
            <text:p>250.0940600052</text:p>
          </table:table-cell>
          <table:table-cell office:value-type="float" office:value="1.03538937503198" calcext:value-type="float">
            <text:p>1.035389375</text:p>
          </table:table-cell>
          <table:table-cell office:value-type="float" office:value="5.19529679554066" calcext:value-type="float">
            <text:p>5.1952967955</text:p>
          </table:table-cell>
          <table:table-cell office:value-type="float" office:value="2.09449594580476" calcext:value-type="float">
            <text:p>2.0944959458</text:p>
          </table:table-cell>
          <table:table-cell office:value-type="float" office:value="0.164948132332402" calcext:value-type="float">
            <text:p>0.1649481323</text:p>
          </table:table-cell>
          <table:table-cell office:value-type="float" office:value="0.503192983672011" calcext:value-type="float">
            <text:p>0.5031929837</text:p>
          </table:table-cell>
          <table:table-cell office:value-type="float" office:value="368.633362382767" calcext:value-type="float">
            <text:p>368.6333623828</text:p>
          </table:table-cell>
        </table:table-row>
        <table:table-row table:style-name="ro1">
          <table:table-cell office:value-type="float" office:value="77.0271899302375" calcext:value-type="float">
            <text:p>77.0271899302</text:p>
          </table:table-cell>
          <table:table-cell office:value-type="float" office:value="12.3750636891808" calcext:value-type="float">
            <text:p>12.3750636892</text:p>
          </table:table-cell>
          <table:table-cell office:value-type="float" office:value="2.36107535240239" calcext:value-type="float">
            <text:p>2.3610753524</text:p>
          </table:table-cell>
          <table:table-cell office:value-type="float" office:value="252.76439464341" calcext:value-type="float">
            <text:p>252.7643946434</text:p>
          </table:table-cell>
          <table:table-cell office:value-type="float" office:value="0.279897897050779" calcext:value-type="float">
            <text:p>0.2798978971</text:p>
          </table:table-cell>
          <table:table-cell office:value-type="float" office:value="9.58115445895949" calcext:value-type="float">
            <text:p>9.581154459</text:p>
          </table:table-cell>
          <table:table-cell office:value-type="float" office:value="1.73950352496711" calcext:value-type="float">
            <text:p>1.739503525</text:p>
          </table:table-cell>
          <table:table-cell office:value-type="float" office:value="0.273466561720408" calcext:value-type="float">
            <text:p>0.2734665617</text:p>
          </table:table-cell>
          <table:table-cell office:value-type="float" office:value="0.360239379198742" calcext:value-type="float">
            <text:p>0.3602393792</text:p>
          </table:table-cell>
          <table:table-cell office:value-type="float" office:value="368.690153829355" calcext:value-type="float">
            <text:p>368.6901538294</text:p>
          </table:table-cell>
        </table:table-row>
        <table:table-row table:style-name="ro1">
          <table:table-cell office:value-type="float" office:value="77.1520927834556" calcext:value-type="float">
            <text:p>77.1520927835</text:p>
          </table:table-cell>
          <table:table-cell office:value-type="float" office:value="12.9999665423989" calcext:value-type="float">
            <text:p>12.9999665424</text:p>
          </table:table-cell>
          <table:table-cell office:value-type="float" office:value="2.39338561302787" calcext:value-type="float">
            <text:p>2.393385613</text:p>
          </table:table-cell>
          <table:table-cell office:value-type="float" office:value="252.889297496628" calcext:value-type="float">
            <text:p>252.8892974966</text:p>
          </table:table-cell>
          <table:table-cell office:value-type="float" office:value="0.40480075026885" calcext:value-type="float">
            <text:p>0.4048007503</text:p>
          </table:table-cell>
          <table:table-cell office:value-type="float" office:value="9.70605731217756" calcext:value-type="float">
            <text:p>9.7060573122</text:p>
          </table:table-cell>
          <table:table-cell office:value-type="float" office:value="1.73135837282417" calcext:value-type="float">
            <text:p>1.7313583728</text:p>
          </table:table-cell>
          <table:table-cell office:value-type="float" office:value="0.311206049378601" calcext:value-type="float">
            <text:p>0.3112060494</text:p>
          </table:table-cell>
          <table:table-cell office:value-type="float" office:value="0.354428436442017" calcext:value-type="float">
            <text:p>0.3544284364</text:p>
          </table:table-cell>
          <table:table-cell office:value-type="float" office:value="368.784146444527" calcext:value-type="float">
            <text:p>368.7841464445</text:p>
          </table:table-cell>
        </table:table-row>
        <table:table-row table:style-name="ro1">
          <table:table-cell office:value-type="float" office:value="76.4050387966047" calcext:value-type="float">
            <text:p>76.4050387966</text:p>
          </table:table-cell>
          <table:table-cell office:value-type="float" office:value="10.7627179713889" calcext:value-type="float">
            <text:p>10.7627179714</text:p>
          </table:table-cell>
          <table:table-cell office:value-type="float" office:value="2.52688845186395" calcext:value-type="float">
            <text:p>2.5268884519</text:p>
          </table:table-cell>
          <table:table-cell office:value-type="float" office:value="251.152048925618" calcext:value-type="float">
            <text:p>251.1520489256</text:p>
          </table:table-cell>
          <table:table-cell office:value-type="float" office:value="1.11199662370332" calcext:value-type="float">
            <text:p>1.1119966237</text:p>
          </table:table-cell>
          <table:table-cell office:value-type="float" office:value="7.96880874116759" calcext:value-type="float">
            <text:p>7.9688087412</text:p>
          </table:table-cell>
          <table:table-cell office:value-type="float" office:value="1.7859294367571" calcext:value-type="float">
            <text:p>1.7859294368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388844004983998" calcext:value-type="float">
            <text:p>0.388844005</text:p>
          </table:table-cell>
          <table:table-cell office:value-type="float" office:value="368.846268938673" calcext:value-type="float">
            <text:p>368.8462689387</text:p>
          </table:table-cell>
        </table:table-row>
        <table:table-row table:style-name="ro1">
          <table:table-cell office:value-type="float" office:value="77.5542900156422" calcext:value-type="float">
            <text:p>77.5542900156</text:p>
          </table:table-cell>
          <table:table-cell office:value-type="float" office:value="4.97472897311844" calcext:value-type="float">
            <text:p>4.9747289731</text:p>
          </table:table-cell>
          <table:table-cell office:value-type="float" office:value="2.75250675089622" calcext:value-type="float">
            <text:p>2.7525067509</text:p>
          </table:table-cell>
          <table:table-cell office:value-type="float" office:value="251.141395639785" calcext:value-type="float">
            <text:p>251.1413956398</text:p>
          </table:table-cell>
          <table:table-cell office:value-type="float" office:value="0.308062306451778" calcext:value-type="float">
            <text:p>0.3080623065</text:p>
          </table:table-cell>
          <table:table-cell office:value-type="float" office:value="3.97472897311844" calcext:value-type="float">
            <text:p>3.9747289731</text:p>
          </table:table-cell>
          <table:table-cell office:value-type="float" office:value="2.02473221668783" calcext:value-type="float">
            <text:p>2.0247322167</text:p>
          </table:table-cell>
          <table:table-cell office:value-type="float" office:value="0.317109504071963" calcext:value-type="float">
            <text:p>0.3171095041</text:p>
          </table:table-cell>
          <table:table-cell office:value-type="float" office:value="0.462707319502144" calcext:value-type="float">
            <text:p>0.4627073195</text:p>
          </table:table-cell>
          <table:table-cell office:value-type="float" office:value="368.872546283995" calcext:value-type="float">
            <text:p>368.872546284</text:p>
          </table:table-cell>
        </table:table-row>
        <table:table-row table:style-name="ro1">
          <table:table-cell office:value-type="float" office:value="77.1520927834556" calcext:value-type="float">
            <text:p>77.1520927835</text:p>
          </table:table-cell>
          <table:table-cell office:value-type="float" office:value="12.4999665423989" calcext:value-type="float">
            <text:p>12.4999665424</text:p>
          </table:table-cell>
          <table:table-cell office:value-type="float" office:value="2.39338561302787" calcext:value-type="float">
            <text:p>2.393385613</text:p>
          </table:table-cell>
          <table:table-cell office:value-type="float" office:value="252.889297496628" calcext:value-type="float">
            <text:p>252.8892974966</text:p>
          </table:table-cell>
          <table:table-cell office:value-type="float" office:value="0.40480075026885" calcext:value-type="float">
            <text:p>0.4048007503</text:p>
          </table:table-cell>
          <table:table-cell office:value-type="float" office:value="9.70605731217756" calcext:value-type="float">
            <text:p>9.7060573122</text:p>
          </table:table-cell>
          <table:table-cell office:value-type="float" office:value="1.73135837282417" calcext:value-type="float">
            <text:p>1.7313583728</text:p>
          </table:table-cell>
          <table:table-cell office:value-type="float" office:value="0.311206049378601" calcext:value-type="float">
            <text:p>0.3112060494</text:p>
          </table:table-cell>
          <table:table-cell office:value-type="float" office:value="0.354428436442017" calcext:value-type="float">
            <text:p>0.3544284364</text:p>
          </table:table-cell>
          <table:table-cell office:value-type="float" office:value="368.905516361006" calcext:value-type="float">
            <text:p>368.905516361</text:p>
          </table:table-cell>
        </table:table-row>
        <table:table-row table:style-name="ro1">
          <table:table-cell office:value-type="float" office:value="76.6888340153555" calcext:value-type="float">
            <text:p>76.6888340154</text:p>
          </table:table-cell>
          <table:table-cell office:value-type="float" office:value="6.2768182514659" calcext:value-type="float">
            <text:p>6.2768182515</text:p>
          </table:table-cell>
          <table:table-cell office:value-type="float" office:value="3.40034908270104" calcext:value-type="float">
            <text:p>3.4003490827</text:p>
          </table:table-cell>
          <table:table-cell office:value-type="float" office:value="250.299812970412" calcext:value-type="float">
            <text:p>250.2998129704</text:p>
          </table:table-cell>
          <table:table-cell office:value-type="float" office:value="1.05972636387338" calcext:value-type="float">
            <text:p>1.0597263639</text:p>
          </table:table-cell>
          <table:table-cell office:value-type="float" office:value="5.04106430870061" calcext:value-type="float">
            <text:p>5.0410643087</text:p>
          </table:table-cell>
          <table:table-cell office:value-type="float" office:value="2.08877444269614" calcext:value-type="float">
            <text:p>2.0887744427</text:p>
          </table:table-cell>
          <table:table-cell office:value-type="float" office:value="0.24253737342963" calcext:value-type="float">
            <text:p>0.2425373734</text:p>
          </table:table-cell>
          <table:table-cell office:value-type="float" office:value="0.507473475613456" calcext:value-type="float">
            <text:p>0.5074734756</text:p>
          </table:table-cell>
          <table:table-cell office:value-type="float" office:value="369.08198153634" calcext:value-type="float">
            <text:p>369.0819815363</text:p>
          </table:table-cell>
        </table:table-row>
        <table:table-row table:style-name="ro1">
          <table:table-cell office:value-type="float" office:value="76.9034343518009" calcext:value-type="float">
            <text:p>76.9034343518</text:p>
          </table:table-cell>
          <table:table-cell office:value-type="float" office:value="11.2611135265852" calcext:value-type="float">
            <text:p>11.2611135266</text:p>
          </table:table-cell>
          <table:table-cell office:value-type="float" office:value="2.38056521419325" calcext:value-type="float">
            <text:p>2.3805652142</text:p>
          </table:table-cell>
          <table:table-cell office:value-type="float" office:value="251.650444480814" calcext:value-type="float">
            <text:p>251.6504444808</text:p>
          </table:table-cell>
          <table:table-cell office:value-type="float" office:value="0.388169956677336" calcext:value-type="float">
            <text:p>0.3881699567</text:p>
          </table:table-cell>
          <table:table-cell office:value-type="float" office:value="8.46720429636383" calcext:value-type="float">
            <text:p>8.4672042964</text:p>
          </table:table-cell>
          <table:table-cell office:value-type="float" office:value="1.77505753258135" calcext:value-type="float">
            <text:p>1.7750575326</text:p>
          </table:table-cell>
          <table:table-cell office:value-type="float" office:value="0.21358876955118" calcext:value-type="float">
            <text:p>0.2135887696</text:p>
          </table:table-cell>
          <table:table-cell office:value-type="float" office:value="0.384142797820904" calcext:value-type="float">
            <text:p>0.3841427978</text:p>
          </table:table-cell>
          <table:table-cell office:value-type="float" office:value="369.098206850106" calcext:value-type="float">
            <text:p>369.0982068501</text:p>
          </table:table-cell>
        </table:table-row>
        <table:table-row table:style-name="ro1">
          <table:table-cell office:value-type="float" office:value="75.4165160200499" calcext:value-type="float">
            <text:p>75.4165160201</text:p>
          </table:table-cell>
          <table:table-cell office:value-type="float" office:value="3.8369549775261" calcext:value-type="float">
            <text:p>3.8369549775</text:p>
          </table:table-cell>
          <table:table-cell office:value-type="float" office:value="2.8369549775261" calcext:value-type="float">
            <text:p>2.8369549775</text:p>
          </table:table-cell>
          <table:table-cell office:value-type="float" office:value="250.003621644192" calcext:value-type="float">
            <text:p>250.0036216442</text:p>
          </table:table-cell>
          <table:table-cell office:value-type="float" office:value="0.392510533081658" calcext:value-type="float">
            <text:p>0.3925105331</text:p>
          </table:table-cell>
          <table:table-cell office:value-type="float" office:value="2.8369549775261" calcext:value-type="float">
            <text:p>2.8369549775</text:p>
          </table:table-cell>
          <table:table-cell office:value-type="float" office:value="2.05493288421236" calcext:value-type="float">
            <text:p>2.0549328842</text:p>
          </table:table-cell>
          <table:table-cell office:value-type="float" office:value="0.110660394404989" calcext:value-type="float">
            <text:p>0.1106603944</text:p>
          </table:table-cell>
          <table:table-cell office:value-type="float" office:value="0.50311754366539" calcext:value-type="float">
            <text:p>0.5031175437</text:p>
          </table:table-cell>
          <table:table-cell office:value-type="float" office:value="369.183088158274" calcext:value-type="float">
            <text:p>369.1830881583</text:p>
          </table:table-cell>
        </table:table-row>
        <table:table-row table:style-name="ro1">
          <table:table-cell office:value-type="float" office:value="76.3727727372269" calcext:value-type="float">
            <text:p>76.3727727372</text:p>
          </table:table-cell>
          <table:table-cell office:value-type="float" office:value="4.79321169470309" calcext:value-type="float">
            <text:p>4.7932116947</text:p>
          </table:table-cell>
          <table:table-cell office:value-type="float" office:value="2.57098947248087" calcext:value-type="float">
            <text:p>2.5709894725</text:p>
          </table:table-cell>
          <table:table-cell office:value-type="float" office:value="250.959878361369" calcext:value-type="float">
            <text:p>250.9598783614</text:p>
          </table:table-cell>
          <table:table-cell office:value-type="float" office:value="0.126545028036425" calcext:value-type="float">
            <text:p>0.126545028</text:p>
          </table:table-cell>
          <table:table-cell office:value-type="float" office:value="4.79321169470309" calcext:value-type="float">
            <text:p>4.7932116947</text:p>
          </table:table-cell>
          <table:table-cell office:value-type="float" office:value="1.97537201215274" calcext:value-type="float">
            <text:p>1.9753720122</text:p>
          </table:table-cell>
          <table:table-cell office:value-type="float" office:value="0.411817566941" calcext:value-type="float">
            <text:p>0.4118175669</text:p>
          </table:table-cell>
          <table:table-cell office:value-type="float" office:value="0.463879653993778" calcext:value-type="float">
            <text:p>0.463879654</text:p>
          </table:table-cell>
          <table:table-cell office:value-type="float" office:value="369.231967867059" calcext:value-type="float">
            <text:p>369.2319678671</text:p>
          </table:table-cell>
        </table:table-row>
        <table:table-row table:style-name="ro1">
          <table:table-cell office:value-type="float" office:value="77.0286581858924" calcext:value-type="float">
            <text:p>77.0286581859</text:p>
          </table:table-cell>
          <table:table-cell office:value-type="float" office:value="6.05266367286111" calcext:value-type="float">
            <text:p>6.0526636729</text:p>
          </table:table-cell>
          <table:table-cell office:value-type="float" office:value="3.08970070989815" calcext:value-type="float">
            <text:p>3.0897007099</text:p>
          </table:table-cell>
          <table:table-cell office:value-type="float" office:value="249.774885895083" calcext:value-type="float">
            <text:p>249.7748858951</text:p>
          </table:table-cell>
          <table:table-cell office:value-type="float" office:value="1.38599700619445" calcext:value-type="float">
            <text:p>1.3859970062</text:p>
          </table:table-cell>
          <table:table-cell office:value-type="float" office:value="5.05266367286111" calcext:value-type="float">
            <text:p>5.0526636729</text:p>
          </table:table-cell>
          <table:table-cell office:value-type="float" office:value="2.05862951895951" calcext:value-type="float">
            <text:p>2.058629519</text:p>
          </table:table-cell>
          <table:table-cell office:value-type="float" office:value="0.257834506215095" calcext:value-type="float">
            <text:p>0.2578345062</text:p>
          </table:table-cell>
          <table:table-cell office:value-type="float" office:value="0.514520089903326" calcext:value-type="float">
            <text:p>0.5145200899</text:p>
          </table:table-cell>
          <table:table-cell office:value-type="float" office:value="369.252207817725" calcext:value-type="float">
            <text:p>369.2522078177</text:p>
          </table:table-cell>
        </table:table-row>
        <table:table-row table:style-name="ro1">
          <table:table-cell office:value-type="float" office:value="77.5660510764077" calcext:value-type="float">
            <text:p>77.5660510764</text:p>
          </table:table-cell>
          <table:table-cell office:value-type="float" office:value="9.59039691785862" calcext:value-type="float">
            <text:p>9.5903969179</text:p>
          </table:table-cell>
          <table:table-cell office:value-type="float" office:value="1.91850582235438" calcext:value-type="float">
            <text:p>1.9185058224</text:p>
          </table:table-cell>
          <table:table-cell office:value-type="float" office:value="249.979727872088" calcext:value-type="float">
            <text:p>249.9797278721</text:p>
          </table:table-cell>
          <table:table-cell office:value-type="float" office:value="1.16189779239523" calcext:value-type="float">
            <text:p>1.1618977924</text:p>
          </table:table-cell>
          <table:table-cell office:value-type="float" office:value="6.79648768763728" calcext:value-type="float">
            <text:p>6.7964876876</text:p>
          </table:table-cell>
          <table:table-cell office:value-type="float" office:value="1.85944492949037" calcext:value-type="float">
            <text:p>1.8594449295</text:p>
          </table:table-cell>
          <table:table-cell office:value-type="float" office:value="0.293548847356108" calcext:value-type="float">
            <text:p>0.2935488474</text:p>
          </table:table-cell>
          <table:table-cell office:value-type="float" office:value="0.32969448922003" calcext:value-type="float">
            <text:p>0.3296944892</text:p>
          </table:table-cell>
          <table:table-cell office:value-type="float" office:value="369.264530742818" calcext:value-type="float">
            <text:p>369.2645307428</text:p>
          </table:table-cell>
        </table:table-row>
        <table:table-row table:style-name="ro1">
          <table:table-cell office:value-type="float" office:value="75.3599923909608" calcext:value-type="float">
            <text:p>75.359992391</text:p>
          </table:table-cell>
          <table:table-cell office:value-type="float" office:value="3.78043134843699" calcext:value-type="float">
            <text:p>3.7804313484</text:p>
          </table:table-cell>
          <table:table-cell office:value-type="float" office:value="3.78043134843699" calcext:value-type="float">
            <text:p>3.7804313484</text:p>
          </table:table-cell>
          <table:table-cell office:value-type="float" office:value="249.947098015103" calcext:value-type="float">
            <text:p>249.9470980151</text:p>
          </table:table-cell>
          <table:table-cell office:value-type="float" office:value="0.335986903992553" calcext:value-type="float">
            <text:p>0.33598690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.033340817721" calcext:value-type="float">
            <text:p>2.0333408177</text:p>
          </table:table-cell>
          <table:table-cell office:value-type="float" office:value="0.220470185240367" calcext:value-type="float">
            <text:p>0.2204701852</text:p>
          </table:table-cell>
          <table:table-cell office:value-type="float" office:value="0.500468519866226" calcext:value-type="float">
            <text:p>0.5004685199</text:p>
          </table:table-cell>
          <table:table-cell office:value-type="float" office:value="369.272117197799" calcext:value-type="float">
            <text:p>369.2721171978</text:p>
          </table:table-cell>
        </table:table-row>
        <table:table-row table:style-name="ro1">
          <table:table-cell office:value-type="float" office:value="76.9105698641882" calcext:value-type="float">
            <text:p>76.9105698642</text:p>
          </table:table-cell>
          <table:table-cell office:value-type="float" office:value="5.93457535115688" calcext:value-type="float">
            <text:p>5.9345753512</text:p>
          </table:table-cell>
          <table:table-cell office:value-type="float" office:value="2.49013090671243" calcext:value-type="float">
            <text:p>2.4901309067</text:p>
          </table:table-cell>
          <table:table-cell office:value-type="float" office:value="250.879019795601" calcext:value-type="float">
            <text:p>250.8790197956</text:p>
          </table:table-cell>
          <table:table-cell office:value-type="float" office:value="1.26790868449022" calcext:value-type="float">
            <text:p>1.2679086845</text:p>
          </table:table-cell>
          <table:table-cell office:value-type="float" office:value="4.93457535115688" calcext:value-type="float">
            <text:p>4.9345753512</text:p>
          </table:table-cell>
          <table:table-cell office:value-type="float" office:value="2.072623958347" calcext:value-type="float">
            <text:p>2.0726239583</text:p>
          </table:table-cell>
          <table:table-cell office:value-type="float" office:value="0.282870312082116" calcext:value-type="float">
            <text:p>0.2828703121</text:p>
          </table:table-cell>
          <table:table-cell office:value-type="float" office:value="0.512674615113969" calcext:value-type="float">
            <text:p>0.5126746151</text:p>
          </table:table-cell>
          <table:table-cell office:value-type="float" office:value="369.284593803482" calcext:value-type="float">
            <text:p>369.2845938035</text:p>
          </table:table-cell>
        </table:table-row>
        <table:table-row table:style-name="ro1">
          <table:table-cell office:value-type="float" office:value="75.3599923909608" calcext:value-type="float">
            <text:p>75.359992391</text:p>
          </table:table-cell>
          <table:table-cell office:value-type="float" office:value="3.78043134843699" calcext:value-type="float">
            <text:p>3.780431348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49.947098015103" calcext:value-type="float">
            <text:p>249.9470980151</text:p>
          </table:table-cell>
          <table:table-cell office:value-type="float" office:value="0.335986903992553" calcext:value-type="float">
            <text:p>0.335986904</text:p>
          </table:table-cell>
          <table:table-cell office:value-type="float" office:value="3.78043134843699" calcext:value-type="float">
            <text:p>3.7804313484</text:p>
          </table:table-cell>
          <table:table-cell office:value-type="float" office:value="2.033340817721" calcext:value-type="float">
            <text:p>2.0333408177</text:p>
          </table:table-cell>
          <table:table-cell office:value-type="float" office:value="0.220470185240367" calcext:value-type="float">
            <text:p>0.2204701852</text:p>
          </table:table-cell>
          <table:table-cell office:value-type="float" office:value="0.500468519866226" calcext:value-type="float">
            <text:p>0.5004685199</text:p>
          </table:table-cell>
          <table:table-cell office:value-type="float" office:value="369.360062182732" calcext:value-type="float">
            <text:p>369.3600621827</text:p>
          </table:table-cell>
        </table:table-row>
        <table:table-row table:style-name="ro1">
          <table:table-cell office:value-type="float" office:value="77.4116516448606" calcext:value-type="float">
            <text:p>77.4116516449</text:p>
          </table:table-cell>
          <table:table-cell office:value-type="float" office:value="13.2595254038039" calcext:value-type="float">
            <text:p>13.2595254038</text:p>
          </table:table-cell>
          <table:table-cell office:value-type="float" office:value="2.55311213180222" calcext:value-type="float">
            <text:p>2.5531121318</text:p>
          </table:table-cell>
          <table:table-cell office:value-type="float" office:value="253.148856358033" calcext:value-type="float">
            <text:p>253.148856358</text:p>
          </table:table-cell>
          <table:table-cell office:value-type="float" office:value="0.664359611673897" calcext:value-type="float">
            <text:p>0.6643596117</text:p>
          </table:table-cell>
          <table:table-cell office:value-type="float" office:value="9.96561617358261" calcext:value-type="float">
            <text:p>9.9656161736</text:p>
          </table:table-cell>
          <table:table-cell office:value-type="float" office:value="1.79583972912011" calcext:value-type="float">
            <text:p>1.7958397291</text:p>
          </table:table-cell>
          <table:table-cell office:value-type="float" office:value="0.0368321869278209" calcext:value-type="float">
            <text:p>0.0368321869</text:p>
          </table:table-cell>
          <table:table-cell office:value-type="float" office:value="0.276987900119404" calcext:value-type="float">
            <text:p>0.2769879001</text:p>
          </table:table-cell>
          <table:table-cell office:value-type="float" office:value="369.37233238766" calcext:value-type="float">
            <text:p>369.3723323877</text:p>
          </table:table-cell>
        </table:table-row>
        <table:table-row table:style-name="ro1">
          <table:table-cell office:value-type="float" office:value="76.5542900156422" calcext:value-type="float">
            <text:p>76.5542900156</text:p>
          </table:table-cell>
          <table:table-cell office:value-type="float" office:value="5.97472897311844" calcext:value-type="float">
            <text:p>5.9747289731</text:p>
          </table:table-cell>
          <table:table-cell office:value-type="float" office:value="2.75250675089622" calcext:value-type="float">
            <text:p>2.7525067509</text:p>
          </table:table-cell>
          <table:table-cell office:value-type="float" office:value="251.141395639785" calcext:value-type="float">
            <text:p>251.1413956398</text:p>
          </table:table-cell>
          <table:table-cell office:value-type="float" office:value="0.308062306451778" calcext:value-type="float">
            <text:p>0.3080623065</text:p>
          </table:table-cell>
          <table:table-cell office:value-type="float" office:value="3.97472897311844" calcext:value-type="float">
            <text:p>3.9747289731</text:p>
          </table:table-cell>
          <table:table-cell office:value-type="float" office:value="2.02473221668783" calcext:value-type="float">
            <text:p>2.0247322167</text:p>
          </table:table-cell>
          <table:table-cell office:value-type="float" office:value="0.317109504071963" calcext:value-type="float">
            <text:p>0.3171095041</text:p>
          </table:table-cell>
          <table:table-cell office:value-type="float" office:value="0.462707319502144" calcext:value-type="float">
            <text:p>0.4627073195</text:p>
          </table:table-cell>
          <table:table-cell office:value-type="float" office:value="369.375119503192" calcext:value-type="float">
            <text:p>369.3751195032</text:p>
          </table:table-cell>
        </table:table-row>
        <table:table-row table:style-name="ro1">
          <table:table-cell office:value-type="float" office:value="76.2091628730852" calcext:value-type="float">
            <text:p>76.2091628731</text:p>
          </table:table-cell>
          <table:table-cell office:value-type="float" office:value="3.62960183056135" calcext:value-type="float">
            <text:p>3.6296018306</text:p>
          </table:table-cell>
          <table:table-cell office:value-type="float" office:value="2.62960183056135" calcext:value-type="float">
            <text:p>2.6296018306</text:p>
          </table:table-cell>
          <table:table-cell office:value-type="float" office:value="249.796268497228" calcext:value-type="float">
            <text:p>249.7962684972</text:p>
          </table:table-cell>
          <table:table-cell office:value-type="float" office:value="0.185157386116905" calcext:value-type="float">
            <text:p>0.1851573861</text:p>
          </table:table-cell>
          <table:table-cell office:value-type="float" office:value="2.62960183056135" calcext:value-type="float">
            <text:p>2.6296018306</text:p>
          </table:table-cell>
          <table:table-cell office:value-type="float" office:value="2.04088700880955" calcext:value-type="float">
            <text:p>2.0408870088</text:p>
          </table:table-cell>
          <table:table-cell office:value-type="float" office:value="0.226055465348748" calcext:value-type="float">
            <text:p>0.2260554653</text:p>
          </table:table-cell>
          <table:table-cell office:value-type="float" office:value="0.49135956125212" calcext:value-type="float">
            <text:p>0.4913595613</text:p>
          </table:table-cell>
          <table:table-cell office:value-type="float" office:value="369.378110730352" calcext:value-type="float">
            <text:p>369.3781107304</text:p>
          </table:table-cell>
        </table:table-row>
        <table:table-row table:style-name="ro1">
          <table:table-cell office:value-type="float" office:value="75.3599923909608" calcext:value-type="float">
            <text:p>75.359992391</text:p>
          </table:table-cell>
          <table:table-cell office:value-type="float" office:value="3.78043134843699" calcext:value-type="float">
            <text:p>3.780431348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49.947098015103" calcext:value-type="float">
            <text:p>249.9470980151</text:p>
          </table:table-cell>
          <table:table-cell office:value-type="float" office:value="0.335986903992553" calcext:value-type="float">
            <text:p>0.33598690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.033340817721" calcext:value-type="float">
            <text:p>2.0333408177</text:p>
          </table:table-cell>
          <table:table-cell office:value-type="float" office:value="0.220470185240367" calcext:value-type="float">
            <text:p>0.2204701852</text:p>
          </table:table-cell>
          <table:table-cell office:value-type="float" office:value="0.500468519866226" calcext:value-type="float">
            <text:p>0.5004685199</text:p>
          </table:table-cell>
          <table:table-cell office:value-type="float" office:value="369.385895357456" calcext:value-type="float">
            <text:p>369.3858953575</text:p>
          </table:table-cell>
        </table:table-row>
        <table:table-row table:style-name="ro1">
          <table:table-cell office:value-type="float" office:value="75.3599923909608" calcext:value-type="float">
            <text:p>75.359992391</text:p>
          </table:table-cell>
          <table:table-cell office:value-type="float" office:value="3.78043134843699" calcext:value-type="float">
            <text:p>3.780431348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50.947098015103" calcext:value-type="float">
            <text:p>250.9470980151</text:p>
          </table:table-cell>
          <table:table-cell office:value-type="float" office:value="0.335986903992553" calcext:value-type="float">
            <text:p>0.33598690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.033340817721" calcext:value-type="float">
            <text:p>2.0333408177</text:p>
          </table:table-cell>
          <table:table-cell office:value-type="float" office:value="0.220470185240367" calcext:value-type="float">
            <text:p>0.2204701852</text:p>
          </table:table-cell>
          <table:table-cell office:value-type="float" office:value="0.500468519866226" calcext:value-type="float">
            <text:p>0.5004685199</text:p>
          </table:table-cell>
          <table:table-cell office:value-type="float" office:value="369.446715254993" calcext:value-type="float">
            <text:p>369.446715255</text:p>
          </table:table-cell>
        </table:table-row>
        <table:table-row table:style-name="ro1">
          <table:table-cell office:value-type="float" office:value="76.3727727372269" calcext:value-type="float">
            <text:p>76.3727727372</text:p>
          </table:table-cell>
          <table:table-cell office:value-type="float" office:value="4.79321169470309" calcext:value-type="float">
            <text:p>4.7932116947</text:p>
          </table:table-cell>
          <table:table-cell office:value-type="float" office:value="3.57098947248087" calcext:value-type="float">
            <text:p>3.5709894725</text:p>
          </table:table-cell>
          <table:table-cell office:value-type="float" office:value="250.959878361369" calcext:value-type="float">
            <text:p>250.9598783614</text:p>
          </table:table-cell>
          <table:table-cell office:value-type="float" office:value="0.126545028036425" calcext:value-type="float">
            <text:p>0.126545028</text:p>
          </table:table-cell>
          <table:table-cell office:value-type="float" office:value="3.79321169470309" calcext:value-type="float">
            <text:p>3.7932116947</text:p>
          </table:table-cell>
          <table:table-cell office:value-type="float" office:value="1.97537201215274" calcext:value-type="float">
            <text:p>1.9753720122</text:p>
          </table:table-cell>
          <table:table-cell office:value-type="float" office:value="0.411817566941" calcext:value-type="float">
            <text:p>0.4118175669</text:p>
          </table:table-cell>
          <table:table-cell office:value-type="float" office:value="0.463879653993778" calcext:value-type="float">
            <text:p>0.463879654</text:p>
          </table:table-cell>
          <table:table-cell office:value-type="float" office:value="369.44905388354" calcext:value-type="float">
            <text:p>369.4490538835</text:p>
          </table:table-cell>
        </table:table-row>
        <table:table-row table:style-name="ro1">
          <table:table-cell office:value-type="float" office:value="77.3135092303572" calcext:value-type="float">
            <text:p>77.3135092304</text:p>
          </table:table-cell>
          <table:table-cell office:value-type="float" office:value="7.81659306906467" calcext:value-type="float">
            <text:p>7.8165930691</text:p>
          </table:table-cell>
          <table:table-cell office:value-type="float" office:value="2.58914641800487" calcext:value-type="float">
            <text:p>2.589146418</text:p>
          </table:table-cell>
          <table:table-cell office:value-type="float" office:value="249.205924023294" calcext:value-type="float">
            <text:p>249.2059240233</text:p>
          </table:table-cell>
          <table:table-cell office:value-type="float" office:value="0.388093943601281" calcext:value-type="float">
            <text:p>0.3880939436</text:p>
          </table:table-cell>
          <table:table-cell office:value-type="float" office:value="6.02268383884334" calcext:value-type="float">
            <text:p>6.0226838388</text:p>
          </table:table-cell>
          <table:table-cell office:value-type="float" office:value="1.85999437363003" calcext:value-type="float">
            <text:p>1.8599943736</text:p>
          </table:table-cell>
          <table:table-cell office:value-type="float" office:value="0.146192258612061" calcext:value-type="float">
            <text:p>0.1461922586</text:p>
          </table:table-cell>
          <table:table-cell office:value-type="float" office:value="0.430561840485585" calcext:value-type="float">
            <text:p>0.4305618405</text:p>
          </table:table-cell>
          <table:table-cell office:value-type="float" office:value="369.49056202787" calcext:value-type="float">
            <text:p>369.4905620279</text:p>
          </table:table-cell>
        </table:table-row>
        <table:table-row table:style-name="ro1">
          <table:table-cell office:value-type="float" office:value="76.3727727372269" calcext:value-type="float">
            <text:p>76.3727727372</text:p>
          </table:table-cell>
          <table:table-cell office:value-type="float" office:value="4.79321169470309" calcext:value-type="float">
            <text:p>4.7932116947</text:p>
          </table:table-cell>
          <table:table-cell office:value-type="float" office:value="2.57098947248087" calcext:value-type="float">
            <text:p>2.5709894725</text:p>
          </table:table-cell>
          <table:table-cell office:value-type="float" office:value="250.959878361369" calcext:value-type="float">
            <text:p>250.9598783614</text:p>
          </table:table-cell>
          <table:table-cell office:value-type="float" office:value="0.126545028036425" calcext:value-type="float">
            <text:p>0.126545028</text:p>
          </table:table-cell>
          <table:table-cell office:value-type="float" office:value="3.79321169470309" calcext:value-type="float">
            <text:p>3.7932116947</text:p>
          </table:table-cell>
          <table:table-cell office:value-type="float" office:value="1.97537201215274" calcext:value-type="float">
            <text:p>1.9753720122</text:p>
          </table:table-cell>
          <table:table-cell office:value-type="float" office:value="0.411817566941" calcext:value-type="float">
            <text:p>0.4118175669</text:p>
          </table:table-cell>
          <table:table-cell office:value-type="float" office:value="0.463879653993778" calcext:value-type="float">
            <text:p>0.463879654</text:p>
          </table:table-cell>
          <table:table-cell office:value-type="float" office:value="369.525291793346" calcext:value-type="float">
            <text:p>369.5252917933</text:p>
          </table:table-cell>
        </table:table-row>
        <table:table-row table:style-name="ro1">
          <table:table-cell office:value-type="float" office:value="76.3727727372269" calcext:value-type="float">
            <text:p>76.3727727372</text:p>
          </table:table-cell>
          <table:table-cell office:value-type="float" office:value="4.79321169470309" calcext:value-type="float">
            <text:p>4.7932116947</text:p>
          </table:table-cell>
          <table:table-cell office:value-type="float" office:value="2.57098947248087" calcext:value-type="float">
            <text:p>2.5709894725</text:p>
          </table:table-cell>
          <table:table-cell office:value-type="float" office:value="250.959878361369" calcext:value-type="float">
            <text:p>250.9598783614</text:p>
          </table:table-cell>
          <table:table-cell office:value-type="float" office:value="0.126545028036425" calcext:value-type="float">
            <text:p>0.126545028</text:p>
          </table:table-cell>
          <table:table-cell office:value-type="float" office:value="3.79321169470309" calcext:value-type="float">
            <text:p>3.7932116947</text:p>
          </table:table-cell>
          <table:table-cell office:value-type="float" office:value="1.97537201215274" calcext:value-type="float">
            <text:p>1.9753720122</text:p>
          </table:table-cell>
          <table:table-cell office:value-type="float" office:value="0.411817566941" calcext:value-type="float">
            <text:p>0.4118175669</text:p>
          </table:table-cell>
          <table:table-cell office:value-type="float" office:value="0.463879653993778" calcext:value-type="float">
            <text:p>0.463879654</text:p>
          </table:table-cell>
          <table:table-cell office:value-type="float" office:value="369.525291793346" calcext:value-type="float">
            <text:p>369.5252917933</text:p>
          </table:table-cell>
        </table:table-row>
        <table:table-row table:style-name="ro1">
          <table:table-cell office:value-type="float" office:value="75.3599923909608" calcext:value-type="float">
            <text:p>75.359992391</text:p>
          </table:table-cell>
          <table:table-cell office:value-type="float" office:value="3.78043134843699" calcext:value-type="float">
            <text:p>3.780431348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49.947098015103" calcext:value-type="float">
            <text:p>249.9470980151</text:p>
          </table:table-cell>
          <table:table-cell office:value-type="float" office:value="1.33598690399255" calcext:value-type="float">
            <text:p>1.33598690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.033340817721" calcext:value-type="float">
            <text:p>2.0333408177</text:p>
          </table:table-cell>
          <table:table-cell office:value-type="float" office:value="0.220470185240367" calcext:value-type="float">
            <text:p>0.2204701852</text:p>
          </table:table-cell>
          <table:table-cell office:value-type="float" office:value="0.500468519866226" calcext:value-type="float">
            <text:p>0.5004685199</text:p>
          </table:table-cell>
          <table:table-cell office:value-type="float" office:value="369.531290119456" calcext:value-type="float">
            <text:p>369.5312901195</text:p>
          </table:table-cell>
        </table:table-row>
        <table:table-row table:style-name="ro1">
          <table:table-cell office:value-type="float" office:value="76.3727727372269" calcext:value-type="float">
            <text:p>76.3727727372</text:p>
          </table:table-cell>
          <table:table-cell office:value-type="float" office:value="4.79321169470309" calcext:value-type="float">
            <text:p>4.7932116947</text:p>
          </table:table-cell>
          <table:table-cell office:value-type="float" office:value="2.57098947248087" calcext:value-type="float">
            <text:p>2.5709894725</text:p>
          </table:table-cell>
          <table:table-cell office:value-type="float" office:value="251.959878361369" calcext:value-type="float">
            <text:p>251.9598783614</text:p>
          </table:table-cell>
          <table:table-cell office:value-type="float" office:value="0.126545028036425" calcext:value-type="float">
            <text:p>0.126545028</text:p>
          </table:table-cell>
          <table:table-cell office:value-type="float" office:value="3.79321169470309" calcext:value-type="float">
            <text:p>3.7932116947</text:p>
          </table:table-cell>
          <table:table-cell office:value-type="float" office:value="1.97537201215274" calcext:value-type="float">
            <text:p>1.9753720122</text:p>
          </table:table-cell>
          <table:table-cell office:value-type="float" office:value="0.411817566941" calcext:value-type="float">
            <text:p>0.4118175669</text:p>
          </table:table-cell>
          <table:table-cell office:value-type="float" office:value="0.463879653993778" calcext:value-type="float">
            <text:p>0.463879654</text:p>
          </table:table-cell>
          <table:table-cell office:value-type="float" office:value="369.571278065694" calcext:value-type="float">
            <text:p>369.5712780657</text:p>
          </table:table-cell>
        </table:table-row>
        <table:table-row table:style-name="ro1">
          <table:table-cell office:value-type="float" office:value="76.3727727372269" calcext:value-type="float">
            <text:p>76.3727727372</text:p>
          </table:table-cell>
          <table:table-cell office:value-type="float" office:value="4.79321169470309" calcext:value-type="float">
            <text:p>4.7932116947</text:p>
          </table:table-cell>
          <table:table-cell office:value-type="float" office:value="2.57098947248087" calcext:value-type="float">
            <text:p>2.5709894725</text:p>
          </table:table-cell>
          <table:table-cell office:value-type="float" office:value="250.959878361369" calcext:value-type="float">
            <text:p>250.9598783614</text:p>
          </table:table-cell>
          <table:table-cell office:value-type="float" office:value="1.12654502803643" calcext:value-type="float">
            <text:p>1.126545028</text:p>
          </table:table-cell>
          <table:table-cell office:value-type="float" office:value="3.79321169470309" calcext:value-type="float">
            <text:p>3.7932116947</text:p>
          </table:table-cell>
          <table:table-cell office:value-type="float" office:value="1.97537201215274" calcext:value-type="float">
            <text:p>1.9753720122</text:p>
          </table:table-cell>
          <table:table-cell office:value-type="float" office:value="0.411817566941" calcext:value-type="float">
            <text:p>0.4118175669</text:p>
          </table:table-cell>
          <table:table-cell office:value-type="float" office:value="0.463879653993778" calcext:value-type="float">
            <text:p>0.463879654</text:p>
          </table:table-cell>
          <table:table-cell office:value-type="float" office:value="369.627835726038" calcext:value-type="float">
            <text:p>369.627835726</text:p>
          </table:table-cell>
        </table:table-row>
        <table:table-row table:style-name="ro1">
          <table:table-cell office:value-type="float" office:value="76.3599923909608" calcext:value-type="float">
            <text:p>76.359992391</text:p>
          </table:table-cell>
          <table:table-cell office:value-type="float" office:value="3.78043134843699" calcext:value-type="float">
            <text:p>3.780431348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49.947098015103" calcext:value-type="float">
            <text:p>249.9470980151</text:p>
          </table:table-cell>
          <table:table-cell office:value-type="float" office:value="0.335986903992553" calcext:value-type="float">
            <text:p>0.33598690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.033340817721" calcext:value-type="float">
            <text:p>2.0333408177</text:p>
          </table:table-cell>
          <table:table-cell office:value-type="float" office:value="0.220470185240367" calcext:value-type="float">
            <text:p>0.2204701852</text:p>
          </table:table-cell>
          <table:table-cell office:value-type="float" office:value="0.500468519866226" calcext:value-type="float">
            <text:p>0.5004685199</text:p>
          </table:table-cell>
          <table:table-cell office:value-type="float" office:value="369.671526455648" calcext:value-type="float">
            <text:p>369.6715264556</text:p>
          </table:table-cell>
        </table:table-row>
        <table:table-row table:style-name="ro1">
          <table:table-cell office:value-type="float" office:value="77.3727727372269" calcext:value-type="float">
            <text:p>77.3727727372</text:p>
          </table:table-cell>
          <table:table-cell office:value-type="float" office:value="4.79321169470309" calcext:value-type="float">
            <text:p>4.7932116947</text:p>
          </table:table-cell>
          <table:table-cell office:value-type="float" office:value="2.57098947248087" calcext:value-type="float">
            <text:p>2.5709894725</text:p>
          </table:table-cell>
          <table:table-cell office:value-type="float" office:value="250.959878361369" calcext:value-type="float">
            <text:p>250.9598783614</text:p>
          </table:table-cell>
          <table:table-cell office:value-type="float" office:value="0.126545028036425" calcext:value-type="float">
            <text:p>0.126545028</text:p>
          </table:table-cell>
          <table:table-cell office:value-type="float" office:value="3.79321169470309" calcext:value-type="float">
            <text:p>3.7932116947</text:p>
          </table:table-cell>
          <table:table-cell office:value-type="float" office:value="1.97537201215274" calcext:value-type="float">
            <text:p>1.9753720122</text:p>
          </table:table-cell>
          <table:table-cell office:value-type="float" office:value="0.411817566941" calcext:value-type="float">
            <text:p>0.4118175669</text:p>
          </table:table-cell>
          <table:table-cell office:value-type="float" office:value="0.463879653993778" calcext:value-type="float">
            <text:p>0.463879654</text:p>
          </table:table-cell>
          <table:table-cell office:value-type="float" office:value="369.783972132129" calcext:value-type="float">
            <text:p>369.7839721321</text:p>
          </table:table-cell>
        </table:table-row>
        <table:table-row table:style-name="ro1">
          <table:table-cell office:value-type="float" office:value="77.3571107686972" calcext:value-type="float">
            <text:p>77.3571107687</text:p>
          </table:table-cell>
          <table:table-cell office:value-type="float" office:value="11.9617035237284" calcext:value-type="float">
            <text:p>11.9617035237</text:p>
          </table:table-cell>
          <table:table-cell office:value-type="float" office:value="2.40039008406932" calcext:value-type="float">
            <text:p>2.4003900841</text:p>
          </table:table-cell>
          <table:table-cell office:value-type="float" office:value="252.351034477957" calcext:value-type="float">
            <text:p>252.351034478</text:p>
          </table:table-cell>
          <table:table-cell office:value-type="float" office:value="1.08875995382059" calcext:value-type="float">
            <text:p>1.0887599538</text:p>
          </table:table-cell>
          <table:table-cell office:value-type="float" office:value="9.16779429350707" calcext:value-type="float">
            <text:p>9.1677942935</text:p>
          </table:table-cell>
          <table:table-cell office:value-type="float" office:value="1.80588120973538" calcext:value-type="float">
            <text:p>1.8058812097</text:p>
          </table:table-cell>
          <table:table-cell office:value-type="float" office:value="0.036933990341905" calcext:value-type="float">
            <text:p>0.0369339903</text:p>
          </table:table-cell>
          <table:table-cell office:value-type="float" office:value="0.284213023558968" calcext:value-type="float">
            <text:p>0.2842130236</text:p>
          </table:table-cell>
          <table:table-cell office:value-type="float" office:value="369.794306584417" calcext:value-type="float">
            <text:p>369.7943065844</text:p>
          </table:table-cell>
        </table:table-row>
        <table:table-row table:style-name="ro1">
          <table:table-cell office:value-type="float" office:value="75.2091628730852" calcext:value-type="float">
            <text:p>75.2091628731</text:p>
          </table:table-cell>
          <table:table-cell table:number-columns-repeated="2" office:value-type="float" office:value="3.62960183056135" calcext:value-type="float">
            <text:p>3.6296018306</text:p>
          </table:table-cell>
          <table:table-cell office:value-type="float" office:value="249.796268497228" calcext:value-type="float">
            <text:p>249.7962684972</text:p>
          </table:table-cell>
          <table:table-cell office:value-type="float" office:value="0.185157386116905" calcext:value-type="float">
            <text:p>0.1851573861</text:p>
          </table:table-cell>
          <table:table-cell office:value-type="float" office:value="2.62960183056135" calcext:value-type="float">
            <text:p>2.6296018306</text:p>
          </table:table-cell>
          <table:table-cell office:value-type="float" office:value="2.04088700880955" calcext:value-type="float">
            <text:p>2.0408870088</text:p>
          </table:table-cell>
          <table:table-cell office:value-type="float" office:value="0.226055465348748" calcext:value-type="float">
            <text:p>0.2260554653</text:p>
          </table:table-cell>
          <table:table-cell office:value-type="float" office:value="0.49135956125212" calcext:value-type="float">
            <text:p>0.4913595613</text:p>
          </table:table-cell>
          <table:table-cell office:value-type="float" office:value="369.895270686944" calcext:value-type="float">
            <text:p>369.8952706869</text:p>
          </table:table-cell>
        </table:table-row>
        <table:table-row table:style-name="ro1">
          <table:table-cell office:value-type="float" office:value="77.7154212609547" calcext:value-type="float">
            <text:p>77.715421261</text:p>
          </table:table-cell>
          <table:table-cell office:value-type="float" office:value="6.17130204022378" calcext:value-type="float">
            <text:p>6.1713020402</text:p>
          </table:table-cell>
          <table:table-cell office:value-type="float" office:value="2.49061309387586" calcext:value-type="float">
            <text:p>2.4906130939</text:p>
          </table:table-cell>
          <table:table-cell office:value-type="float" office:value="250.014130719661" calcext:value-type="float">
            <text:p>250.0141307197</text:p>
          </table:table-cell>
          <table:table-cell office:value-type="float" office:value="1.19218863686724" calcext:value-type="float">
            <text:p>1.1921886369</text:p>
          </table:table-cell>
          <table:table-cell office:value-type="float" office:value="5.39807253644621" calcext:value-type="float">
            <text:p>5.3980725364</text:p>
          </table:table-cell>
          <table:table-cell office:value-type="float" office:value="2.03542446844419" calcext:value-type="float">
            <text:p>2.0354244684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506329352918159" calcext:value-type="float">
            <text:p>0.5063293529</text:p>
          </table:table-cell>
          <table:table-cell office:value-type="float" office:value="370.023512961471" calcext:value-type="float">
            <text:p>370.0235129615</text:p>
          </table:table-cell>
        </table:table-row>
        <table:table-row table:style-name="ro1">
          <table:table-cell office:value-type="float" office:value="75.2091628730852" calcext:value-type="float">
            <text:p>75.2091628731</text:p>
          </table:table-cell>
          <table:table-cell office:value-type="float" office:value="3.62960183056135" calcext:value-type="float">
            <text:p>3.6296018306</text:p>
          </table:table-cell>
          <table:table-cell office:value-type="float" office:value="2.62960183056135" calcext:value-type="float">
            <text:p>2.6296018306</text:p>
          </table:table-cell>
          <table:table-cell office:value-type="float" office:value="249.796268497228" calcext:value-type="float">
            <text:p>249.7962684972</text:p>
          </table:table-cell>
          <table:table-cell office:value-type="float" office:value="0.185157386116905" calcext:value-type="float">
            <text:p>0.1851573861</text:p>
          </table:table-cell>
          <table:table-cell office:value-type="float" office:value="3.62960183056135" calcext:value-type="float">
            <text:p>3.6296018306</text:p>
          </table:table-cell>
          <table:table-cell office:value-type="float" office:value="2.04088700880955" calcext:value-type="float">
            <text:p>2.0408870088</text:p>
          </table:table-cell>
          <table:table-cell office:value-type="float" office:value="0.226055465348748" calcext:value-type="float">
            <text:p>0.2260554653</text:p>
          </table:table-cell>
          <table:table-cell office:value-type="float" office:value="0.49135956125212" calcext:value-type="float">
            <text:p>0.4913595613</text:p>
          </table:table-cell>
          <table:table-cell office:value-type="float" office:value="370.068284676469" calcext:value-type="float">
            <text:p>370.0682846765</text:p>
          </table:table-cell>
        </table:table-row>
        <table:table-row table:style-name="ro1">
          <table:table-cell office:value-type="float" office:value="75.2091628730852" calcext:value-type="float">
            <text:p>75.2091628731</text:p>
          </table:table-cell>
          <table:table-cell office:value-type="float" office:value="3.62960183056135" calcext:value-type="float">
            <text:p>3.6296018306</text:p>
          </table:table-cell>
          <table:table-cell office:value-type="float" office:value="2.62960183056135" calcext:value-type="float">
            <text:p>2.6296018306</text:p>
          </table:table-cell>
          <table:table-cell office:value-type="float" office:value="249.796268497228" calcext:value-type="float">
            <text:p>249.7962684972</text:p>
          </table:table-cell>
          <table:table-cell office:value-type="float" office:value="0.185157386116905" calcext:value-type="float">
            <text:p>0.1851573861</text:p>
          </table:table-cell>
          <table:table-cell office:value-type="float" office:value="2.62960183056135" calcext:value-type="float">
            <text:p>2.6296018306</text:p>
          </table:table-cell>
          <table:table-cell office:value-type="float" office:value="2.04088700880955" calcext:value-type="float">
            <text:p>2.0408870088</text:p>
          </table:table-cell>
          <table:table-cell office:value-type="float" office:value="0.226055465348748" calcext:value-type="float">
            <text:p>0.2260554653</text:p>
          </table:table-cell>
          <table:table-cell office:value-type="float" office:value="0.49135956125212" calcext:value-type="float">
            <text:p>0.4913595613</text:p>
          </table:table-cell>
          <table:table-cell office:value-type="float" office:value="370.098551593283" calcext:value-type="float">
            <text:p>370.0985515933</text:p>
          </table:table-cell>
        </table:table-row>
        <table:table-row table:style-name="ro1">
          <table:table-cell office:value-type="float" office:value="75.2091628730852" calcext:value-type="float">
            <text:p>75.2091628731</text:p>
          </table:table-cell>
          <table:table-cell office:value-type="float" office:value="3.62960183056135" calcext:value-type="float">
            <text:p>3.6296018306</text:p>
          </table:table-cell>
          <table:table-cell office:value-type="float" office:value="2.62960183056135" calcext:value-type="float">
            <text:p>2.6296018306</text:p>
          </table:table-cell>
          <table:table-cell office:value-type="float" office:value="249.796268497228" calcext:value-type="float">
            <text:p>249.7962684972</text:p>
          </table:table-cell>
          <table:table-cell office:value-type="float" office:value="0.185157386116905" calcext:value-type="float">
            <text:p>0.1851573861</text:p>
          </table:table-cell>
          <table:table-cell office:value-type="float" office:value="2.62960183056135" calcext:value-type="float">
            <text:p>2.6296018306</text:p>
          </table:table-cell>
          <table:table-cell office:value-type="float" office:value="2.04088700880955" calcext:value-type="float">
            <text:p>2.0408870088</text:p>
          </table:table-cell>
          <table:table-cell office:value-type="float" office:value="0.226055465348748" calcext:value-type="float">
            <text:p>0.2260554653</text:p>
          </table:table-cell>
          <table:table-cell office:value-type="float" office:value="0.49135956125212" calcext:value-type="float">
            <text:p>0.4913595613</text:p>
          </table:table-cell>
          <table:table-cell office:value-type="float" office:value="370.098551593283" calcext:value-type="float">
            <text:p>370.0985515933</text:p>
          </table:table-cell>
        </table:table-row>
        <table:table-row table:style-name="ro1">
          <table:table-cell office:value-type="float" office:value="77.9522250015331" calcext:value-type="float">
            <text:p>77.9522250015</text:p>
          </table:table-cell>
          <table:table-cell office:value-type="float" office:value="9.97657084298402" calcext:value-type="float">
            <text:p>9.976570843</text:p>
          </table:table-cell>
          <table:table-cell office:value-type="float" office:value="2.30467974747978" calcext:value-type="float">
            <text:p>2.3046797475</text:p>
          </table:table-cell>
          <table:table-cell office:value-type="float" office:value="250.365901797213" calcext:value-type="float">
            <text:p>250.3659017972</text:p>
          </table:table-cell>
          <table:table-cell office:value-type="float" office:value="0.325849495298414" calcext:value-type="float">
            <text:p>0.3258494953</text:p>
          </table:table-cell>
          <table:table-cell office:value-type="float" office:value="7.18266161276269" calcext:value-type="float">
            <text:p>7.1826616128</text:p>
          </table:table-cell>
          <table:table-cell office:value-type="float" office:value="1.95281120759684" calcext:value-type="float">
            <text:p>1.9528112076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386460053223912" calcext:value-type="float">
            <text:p>0.3864600532</text:p>
          </table:table-cell>
          <table:table-cell office:value-type="float" office:value="370.131404019561" calcext:value-type="float">
            <text:p>370.1314040196</text:p>
          </table:table-cell>
        </table:table-row>
        <table:table-row table:style-name="ro1">
          <table:table-cell office:value-type="float" office:value="77.1018203545345" calcext:value-type="float">
            <text:p>77.1018203545</text:p>
          </table:table-cell>
          <table:table-cell office:value-type="float" office:value="7.4098119816888" calcext:value-type="float">
            <text:p>7.4098119817</text:p>
          </table:table-cell>
          <table:table-cell office:value-type="float" office:value="2.80829243939262" calcext:value-type="float">
            <text:p>2.8082924394</text:p>
          </table:table-cell>
          <table:table-cell office:value-type="float" office:value="250.315664484679" calcext:value-type="float">
            <text:p>250.3156644847</text:p>
          </table:table-cell>
          <table:table-cell office:value-type="float" office:value="1.0624823139409" calcext:value-type="float">
            <text:p>1.0624823139</text:p>
          </table:table-cell>
          <table:table-cell office:value-type="float" office:value="6.34087504378214" calcext:value-type="float">
            <text:p>6.3408750438</text:p>
          </table:table-cell>
          <table:table-cell office:value-type="float" office:value="2.02534242256711" calcext:value-type="float">
            <text:p>2.0253424226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442840711020672" calcext:value-type="float">
            <text:p>0.442840711</text:p>
          </table:table-cell>
          <table:table-cell office:value-type="float" office:value="370.163419801747" calcext:value-type="float">
            <text:p>370.1634198017</text:p>
          </table:table-cell>
        </table:table-row>
        <table:table-row table:style-name="ro1">
          <table:table-cell office:value-type="float" office:value="75.2091628730852" calcext:value-type="float">
            <text:p>75.2091628731</text:p>
          </table:table-cell>
          <table:table-cell office:value-type="float" office:value="3.62960183056135" calcext:value-type="float">
            <text:p>3.6296018306</text:p>
          </table:table-cell>
          <table:table-cell office:value-type="float" office:value="2.62960183056135" calcext:value-type="float">
            <text:p>2.6296018306</text:p>
          </table:table-cell>
          <table:table-cell office:value-type="float" office:value="250.796268497228" calcext:value-type="float">
            <text:p>250.7962684972</text:p>
          </table:table-cell>
          <table:table-cell office:value-type="float" office:value="0.185157386116905" calcext:value-type="float">
            <text:p>0.1851573861</text:p>
          </table:table-cell>
          <table:table-cell office:value-type="float" office:value="2.62960183056135" calcext:value-type="float">
            <text:p>2.6296018306</text:p>
          </table:table-cell>
          <table:table-cell office:value-type="float" office:value="2.04088700880955" calcext:value-type="float">
            <text:p>2.0408870088</text:p>
          </table:table-cell>
          <table:table-cell office:value-type="float" office:value="0.226055465348748" calcext:value-type="float">
            <text:p>0.2260554653</text:p>
          </table:table-cell>
          <table:table-cell office:value-type="float" office:value="0.49135956125212" calcext:value-type="float">
            <text:p>0.4913595613</text:p>
          </table:table-cell>
          <table:table-cell office:value-type="float" office:value="370.164804582193" calcext:value-type="float">
            <text:p>370.1648045822</text:p>
          </table:table-cell>
        </table:table-row>
        <table:table-row table:style-name="ro1">
          <table:table-cell office:value-type="float" office:value="75.2091628730852" calcext:value-type="float">
            <text:p>75.2091628731</text:p>
          </table:table-cell>
          <table:table-cell office:value-type="float" office:value="3.62960183056135" calcext:value-type="float">
            <text:p>3.6296018306</text:p>
          </table:table-cell>
          <table:table-cell office:value-type="float" office:value="2.62960183056135" calcext:value-type="float">
            <text:p>2.6296018306</text:p>
          </table:table-cell>
          <table:table-cell office:value-type="float" office:value="249.796268497228" calcext:value-type="float">
            <text:p>249.7962684972</text:p>
          </table:table-cell>
          <table:table-cell office:value-type="float" office:value="1.18515738611691" calcext:value-type="float">
            <text:p>1.1851573861</text:p>
          </table:table-cell>
          <table:table-cell office:value-type="float" office:value="2.62960183056135" calcext:value-type="float">
            <text:p>2.6296018306</text:p>
          </table:table-cell>
          <table:table-cell office:value-type="float" office:value="2.04088700880955" calcext:value-type="float">
            <text:p>2.0408870088</text:p>
          </table:table-cell>
          <table:table-cell office:value-type="float" office:value="0.226055465348748" calcext:value-type="float">
            <text:p>0.2260554653</text:p>
          </table:table-cell>
          <table:table-cell office:value-type="float" office:value="0.49135956125212" calcext:value-type="float">
            <text:p>0.4913595613</text:p>
          </table:table-cell>
          <table:table-cell office:value-type="float" office:value="370.235026905588" calcext:value-type="float">
            <text:p>370.2350269056</text:p>
          </table:table-cell>
        </table:table-row>
        <table:table-row table:style-name="ro1">
          <table:table-cell office:value-type="float" office:value="76.5542900156422" calcext:value-type="float">
            <text:p>76.5542900156</text:p>
          </table:table-cell>
          <table:table-cell office:value-type="float" office:value="4.97472897311844" calcext:value-type="float">
            <text:p>4.9747289731</text:p>
          </table:table-cell>
          <table:table-cell office:value-type="float" office:value="2.75250675089622" calcext:value-type="float">
            <text:p>2.7525067509</text:p>
          </table:table-cell>
          <table:table-cell office:value-type="float" office:value="251.141395639785" calcext:value-type="float">
            <text:p>251.1413956398</text:p>
          </table:table-cell>
          <table:table-cell office:value-type="float" office:value="0.308062306451778" calcext:value-type="float">
            <text:p>0.3080623065</text:p>
          </table:table-cell>
          <table:table-cell office:value-type="float" office:value="4.97472897311844" calcext:value-type="float">
            <text:p>4.9747289731</text:p>
          </table:table-cell>
          <table:table-cell office:value-type="float" office:value="2.02473221668783" calcext:value-type="float">
            <text:p>2.0247322167</text:p>
          </table:table-cell>
          <table:table-cell office:value-type="float" office:value="0.317109504071963" calcext:value-type="float">
            <text:p>0.3171095041</text:p>
          </table:table-cell>
          <table:table-cell office:value-type="float" office:value="0.462707319502144" calcext:value-type="float">
            <text:p>0.4627073195</text:p>
          </table:table-cell>
          <table:table-cell office:value-type="float" office:value="370.239799066799" calcext:value-type="float">
            <text:p>370.2397990668</text:p>
          </table:table-cell>
        </table:table-row>
        <table:table-row table:style-name="ro1">
          <table:table-cell office:value-type="float" office:value="77.2409751550662" calcext:value-type="float">
            <text:p>77.2409751551</text:p>
          </table:table-cell>
          <table:table-cell office:value-type="float" office:value="5.78967200005961" calcext:value-type="float">
            <text:p>5.7896720001</text:p>
          </table:table-cell>
          <table:table-cell office:value-type="float" office:value="3.22159373110156" calcext:value-type="float">
            <text:p>3.2215937311</text:p>
          </table:table-cell>
          <table:table-cell office:value-type="float" office:value="250.559496872434" calcext:value-type="float">
            <text:p>250.5594968724</text:p>
          </table:table-cell>
          <table:table-cell office:value-type="float" office:value="0.98574644670562" calcext:value-type="float">
            <text:p>0.9857464467</text:p>
          </table:table-cell>
          <table:table-cell office:value-type="float" office:value="4.787957322419" calcext:value-type="float">
            <text:p>4.7879573224</text:p>
          </table:table-cell>
          <table:table-cell office:value-type="float" office:value="2.08613853793754" calcext:value-type="float">
            <text:p>2.0861385379</text:p>
          </table:table-cell>
          <table:table-cell office:value-type="float" office:value="0.307047657214336" calcext:value-type="float">
            <text:p>0.3070476572</text:p>
          </table:table-cell>
          <table:table-cell office:value-type="float" office:value="0.510892420398446" calcext:value-type="float">
            <text:p>0.5108924204</text:p>
          </table:table-cell>
          <table:table-cell office:value-type="float" office:value="370.294688290278" calcext:value-type="float">
            <text:p>370.2946882903</text:p>
          </table:table-cell>
        </table:table-row>
        <table:table-row table:style-name="ro1">
          <table:table-cell office:value-type="float" office:value="77.4989261673373" calcext:value-type="float">
            <text:p>77.4989261673</text:p>
          </table:table-cell>
          <table:table-cell office:value-type="float" office:value="6.50928558975831" calcext:value-type="float">
            <text:p>6.5092855898</text:p>
          </table:table-cell>
          <table:table-cell office:value-type="float" office:value="2.21222817308976" calcext:value-type="float">
            <text:p>2.2122281731</text:p>
          </table:table-cell>
          <table:table-cell office:value-type="float" office:value="250.439854121962" calcext:value-type="float">
            <text:p>250.439854122</text:p>
          </table:table-cell>
          <table:table-cell office:value-type="float" office:value="1.06022503605971" calcext:value-type="float">
            <text:p>1.0602250361</text:p>
          </table:table-cell>
          <table:table-cell office:value-type="float" office:value="4.9516715339703" calcext:value-type="float">
            <text:p>4.951671534</text:p>
          </table:table-cell>
          <table:table-cell office:value-type="float" office:value="2.03476568130226" calcext:value-type="float">
            <text:p>2.0347656813</text:p>
          </table:table-cell>
          <table:table-cell office:value-type="float" office:value="0.08512198674174" calcext:value-type="float">
            <text:p>0.0851219867</text:p>
          </table:table-cell>
          <table:table-cell office:value-type="float" office:value="0.511504884990559" calcext:value-type="float">
            <text:p>0.511504885</text:p>
          </table:table-cell>
          <table:table-cell office:value-type="float" office:value="370.320841979251" calcext:value-type="float">
            <text:p>370.3208419793</text:p>
          </table:table-cell>
        </table:table-row>
        <table:table-row table:style-name="ro1">
          <table:table-cell office:value-type="float" office:value="76.7838872468562" calcext:value-type="float">
            <text:p>76.7838872469</text:p>
          </table:table-cell>
          <table:table-cell office:value-type="float" office:value="6.25233717826932" calcext:value-type="float">
            <text:p>6.2523371783</text:p>
          </table:table-cell>
          <table:table-cell office:value-type="float" office:value="3.22877764861316" calcext:value-type="float">
            <text:p>3.2287776486</text:p>
          </table:table-cell>
          <table:table-cell office:value-type="float" office:value="250.557668343911" calcext:value-type="float">
            <text:p>250.5576683439</text:p>
          </table:table-cell>
          <table:table-cell office:value-type="float" office:value="0.98195156631993" calcext:value-type="float">
            <text:p>0.9819515663</text:p>
          </table:table-cell>
          <table:table-cell office:value-type="float" office:value="4.77702853629401" calcext:value-type="float">
            <text:p>4.7770285363</text:p>
          </table:table-cell>
          <table:table-cell office:value-type="float" office:value="2.08763689259922" calcext:value-type="float">
            <text:p>2.0876368926</text:p>
          </table:table-cell>
          <table:table-cell office:value-type="float" office:value="0.309728187344276" calcext:value-type="float">
            <text:p>0.3097281873</text:p>
          </table:table-cell>
          <table:table-cell office:value-type="float" office:value="0.510694829364101" calcext:value-type="float">
            <text:p>0.5106948294</text:p>
          </table:table-cell>
          <table:table-cell office:value-type="float" office:value="370.336673286616" calcext:value-type="float">
            <text:p>370.3366732866</text:p>
          </table:table-cell>
        </table:table-row>
        <table:table-row table:style-name="ro1">
          <table:table-cell office:value-type="float" office:value="76.5542900156422" calcext:value-type="float">
            <text:p>76.5542900156</text:p>
          </table:table-cell>
          <table:table-cell office:value-type="float" office:value="4.97472897311844" calcext:value-type="float">
            <text:p>4.9747289731</text:p>
          </table:table-cell>
          <table:table-cell office:value-type="float" office:value="2.75250675089622" calcext:value-type="float">
            <text:p>2.7525067509</text:p>
          </table:table-cell>
          <table:table-cell office:value-type="float" office:value="251.141395639785" calcext:value-type="float">
            <text:p>251.1413956398</text:p>
          </table:table-cell>
          <table:table-cell office:value-type="float" office:value="0.308062306451778" calcext:value-type="float">
            <text:p>0.3080623065</text:p>
          </table:table-cell>
          <table:table-cell office:value-type="float" office:value="3.97472897311844" calcext:value-type="float">
            <text:p>3.9747289731</text:p>
          </table:table-cell>
          <table:table-cell office:value-type="float" office:value="2.02473221668783" calcext:value-type="float">
            <text:p>2.0247322167</text:p>
          </table:table-cell>
          <table:table-cell office:value-type="float" office:value="0.317109504071963" calcext:value-type="float">
            <text:p>0.3171095041</text:p>
          </table:table-cell>
          <table:table-cell office:value-type="float" office:value="0.462707319502144" calcext:value-type="float">
            <text:p>0.4627073195</text:p>
          </table:table-cell>
          <table:table-cell office:value-type="float" office:value="370.378765777918" calcext:value-type="float">
            <text:p>370.3787657779</text:p>
          </table:table-cell>
        </table:table-row>
        <table:table-row table:style-name="ro1">
          <table:table-cell office:value-type="float" office:value="76.5542900156422" calcext:value-type="float">
            <text:p>76.5542900156</text:p>
          </table:table-cell>
          <table:table-cell office:value-type="float" office:value="4.97472897311844" calcext:value-type="float">
            <text:p>4.9747289731</text:p>
          </table:table-cell>
          <table:table-cell office:value-type="float" office:value="2.75250675089622" calcext:value-type="float">
            <text:p>2.7525067509</text:p>
          </table:table-cell>
          <table:table-cell office:value-type="float" office:value="251.141395639785" calcext:value-type="float">
            <text:p>251.1413956398</text:p>
          </table:table-cell>
          <table:table-cell office:value-type="float" office:value="0.308062306451778" calcext:value-type="float">
            <text:p>0.3080623065</text:p>
          </table:table-cell>
          <table:table-cell office:value-type="float" office:value="3.97472897311844" calcext:value-type="float">
            <text:p>3.9747289731</text:p>
          </table:table-cell>
          <table:table-cell office:value-type="float" office:value="2.02473221668783" calcext:value-type="float">
            <text:p>2.0247322167</text:p>
          </table:table-cell>
          <table:table-cell office:value-type="float" office:value="0.317109504071963" calcext:value-type="float">
            <text:p>0.3171095041</text:p>
          </table:table-cell>
          <table:table-cell office:value-type="float" office:value="0.462707319502144" calcext:value-type="float">
            <text:p>0.4627073195</text:p>
          </table:table-cell>
          <table:table-cell office:value-type="float" office:value="370.378765777918" calcext:value-type="float">
            <text:p>370.3787657779</text:p>
          </table:table-cell>
        </table:table-row>
        <table:table-row table:style-name="ro1">
          <table:table-cell office:value-type="float" office:value="77.1336255829629" calcext:value-type="float">
            <text:p>77.133625583</text:p>
          </table:table-cell>
          <table:table-cell office:value-type="float" office:value="6.15763106993154" calcext:value-type="float">
            <text:p>6.1576310699</text:p>
          </table:table-cell>
          <table:table-cell office:value-type="float" office:value="3.03005905347064" calcext:value-type="float">
            <text:p>3.0300590535</text:p>
          </table:table-cell>
          <table:table-cell office:value-type="float" office:value="250.608248353882" calcext:value-type="float">
            <text:p>250.6082483539</text:p>
          </table:table-cell>
          <table:table-cell office:value-type="float" office:value="0.268742181042659" calcext:value-type="float">
            <text:p>0.268742181</text:p>
          </table:table-cell>
          <table:table-cell office:value-type="float" office:value="5.15763106993154" calcext:value-type="float">
            <text:p>5.1576310699</text:p>
          </table:table-cell>
          <table:table-cell office:value-type="float" office:value="2.04619001728175" calcext:value-type="float">
            <text:p>2.0461900173</text:p>
          </table:table-cell>
          <table:table-cell office:value-type="float" office:value="0.235580456555521" calcext:value-type="float">
            <text:p>0.2355804566</text:p>
          </table:table-cell>
          <table:table-cell office:value-type="float" office:value="0.516160511938309" calcext:value-type="float">
            <text:p>0.5161605119</text:p>
          </table:table-cell>
          <table:table-cell office:value-type="float" office:value="370.405512625139" calcext:value-type="float">
            <text:p>370.4055126251</text:p>
          </table:table-cell>
        </table:table-row>
        <table:table-row table:style-name="ro1">
          <table:table-cell office:value-type="float" office:value="76.3700263584622" calcext:value-type="float">
            <text:p>76.3700263585</text:p>
          </table:table-cell>
          <table:table-cell office:value-type="float" office:value="10.7277055332464" calcext:value-type="float">
            <text:p>10.7277055332</text:p>
          </table:table-cell>
          <table:table-cell office:value-type="float" office:value="2.49187601372145" calcext:value-type="float">
            <text:p>2.4918760137</text:p>
          </table:table-cell>
          <table:table-cell office:value-type="float" office:value="251.117036487475" calcext:value-type="float">
            <text:p>251.1170364875</text:p>
          </table:table-cell>
          <table:table-cell office:value-type="float" office:value="1.07698418556082" calcext:value-type="float">
            <text:p>1.0769841856</text:p>
          </table:table-cell>
          <table:table-cell office:value-type="float" office:value="7.93379630302509" calcext:value-type="float">
            <text:p>7.933796303</text:p>
          </table:table-cell>
          <table:table-cell office:value-type="float" office:value="1.8214686920293" calcext:value-type="float">
            <text:p>1.821468692</text:p>
          </table:table-cell>
          <table:table-cell office:value-type="float" office:value="0.250006530245292" calcext:value-type="float">
            <text:p>0.2500065302</text:p>
          </table:table-cell>
          <table:table-cell office:value-type="float" office:value="0.301731304461987" calcext:value-type="float">
            <text:p>0.3017313045</text:p>
          </table:table-cell>
          <table:table-cell office:value-type="float" office:value="370.431060154876" calcext:value-type="float">
            <text:p>370.4310601549</text:p>
          </table:table-cell>
        </table:table-row>
        <table:table-row table:style-name="ro1">
          <table:table-cell office:value-type="float" office:value="76.5542900156422" calcext:value-type="float">
            <text:p>76.5542900156</text:p>
          </table:table-cell>
          <table:table-cell office:value-type="float" office:value="4.97472897311844" calcext:value-type="float">
            <text:p>4.9747289731</text:p>
          </table:table-cell>
          <table:table-cell office:value-type="float" office:value="2.75250675089622" calcext:value-type="float">
            <text:p>2.7525067509</text:p>
          </table:table-cell>
          <table:table-cell office:value-type="float" office:value="252.141395639785" calcext:value-type="float">
            <text:p>252.1413956398</text:p>
          </table:table-cell>
          <table:table-cell office:value-type="float" office:value="0.308062306451778" calcext:value-type="float">
            <text:p>0.3080623065</text:p>
          </table:table-cell>
          <table:table-cell office:value-type="float" office:value="3.97472897311844" calcext:value-type="float">
            <text:p>3.9747289731</text:p>
          </table:table-cell>
          <table:table-cell office:value-type="float" office:value="2.02473221668783" calcext:value-type="float">
            <text:p>2.0247322167</text:p>
          </table:table-cell>
          <table:table-cell office:value-type="float" office:value="0.317109504071963" calcext:value-type="float">
            <text:p>0.3171095041</text:p>
          </table:table-cell>
          <table:table-cell office:value-type="float" office:value="0.462707319502144" calcext:value-type="float">
            <text:p>0.4627073195</text:p>
          </table:table-cell>
          <table:table-cell office:value-type="float" office:value="370.4356039996" calcext:value-type="float">
            <text:p>370.4356039996</text:p>
          </table:table-cell>
        </table:table-row>
        <table:table-row table:style-name="ro1">
          <table:table-cell office:value-type="float" office:value="76.4043855652296" calcext:value-type="float">
            <text:p>76.4043855652</text:p>
          </table:table-cell>
          <table:table-cell office:value-type="float" office:value="10.7620647400139" calcext:value-type="float">
            <text:p>10.76206474</text:p>
          </table:table-cell>
          <table:table-cell office:value-type="float" office:value="2.52623522048891" calcext:value-type="float">
            <text:p>2.5262352205</text:p>
          </table:table-cell>
          <table:table-cell office:value-type="float" office:value="251.151395694243" calcext:value-type="float">
            <text:p>251.1513956942</text:p>
          </table:table-cell>
          <table:table-cell office:value-type="float" office:value="1.11134339232827" calcext:value-type="float">
            <text:p>1.1113433923</text:p>
          </table:table-cell>
          <table:table-cell office:value-type="float" office:value="7.96815550979254" calcext:value-type="float">
            <text:p>7.9681555098</text:p>
          </table:table-cell>
          <table:table-cell office:value-type="float" office:value="1.9213995395496" calcext:value-type="float">
            <text:p>1.9213995395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372090241316349" calcext:value-type="float">
            <text:p>0.3720902413</text:p>
          </table:table-cell>
          <table:table-cell office:value-type="float" office:value="370.446874926073" calcext:value-type="float">
            <text:p>370.4468749261</text:p>
          </table:table-cell>
        </table:table-row>
        <table:table-row table:style-name="ro1">
          <table:table-cell office:value-type="float" office:value="76.5542900156422" calcext:value-type="float">
            <text:p>76.5542900156</text:p>
          </table:table-cell>
          <table:table-cell office:value-type="float" office:value="4.97472897311844" calcext:value-type="float">
            <text:p>4.9747289731</text:p>
          </table:table-cell>
          <table:table-cell office:value-type="float" office:value="3.75250675089622" calcext:value-type="float">
            <text:p>3.7525067509</text:p>
          </table:table-cell>
          <table:table-cell office:value-type="float" office:value="251.141395639785" calcext:value-type="float">
            <text:p>251.1413956398</text:p>
          </table:table-cell>
          <table:table-cell office:value-type="float" office:value="0.308062306451778" calcext:value-type="float">
            <text:p>0.3080623065</text:p>
          </table:table-cell>
          <table:table-cell office:value-type="float" office:value="3.97472897311844" calcext:value-type="float">
            <text:p>3.9747289731</text:p>
          </table:table-cell>
          <table:table-cell office:value-type="float" office:value="2.02473221668783" calcext:value-type="float">
            <text:p>2.0247322167</text:p>
          </table:table-cell>
          <table:table-cell office:value-type="float" office:value="0.317109504071963" calcext:value-type="float">
            <text:p>0.3171095041</text:p>
          </table:table-cell>
          <table:table-cell office:value-type="float" office:value="0.462707319502144" calcext:value-type="float">
            <text:p>0.4627073195</text:p>
          </table:table-cell>
          <table:table-cell office:value-type="float" office:value="370.460010050085" calcext:value-type="float">
            <text:p>370.4600100501</text:p>
          </table:table-cell>
        </table:table-row>
        <table:table-row table:style-name="ro1">
          <table:table-cell office:value-type="float" office:value="74.4031664926141" calcext:value-type="float">
            <text:p>74.4031664926</text:p>
          </table:table-cell>
          <table:table-cell office:value-type="float" office:value="3.5520005118186" calcext:value-type="float">
            <text:p>3.5520005118</text:p>
          </table:table-cell>
          <table:table-cell office:value-type="float" office:value="2.5520005118186" calcext:value-type="float">
            <text:p>2.5520005118</text:p>
          </table:table-cell>
          <table:table-cell office:value-type="float" office:value="249.718667178485" calcext:value-type="float">
            <text:p>249.7186671785</text:p>
          </table:table-cell>
          <table:table-cell office:value-type="float" office:value="1.32977828959638" calcext:value-type="float">
            <text:p>1.3297782896</text:p>
          </table:table-cell>
          <table:table-cell office:value-type="float" office:value="2.5520005118186" calcext:value-type="float">
            <text:p>2.5520005118</text:p>
          </table:table-cell>
          <table:table-cell office:value-type="float" office:value="2.03222463493969" calcext:value-type="float">
            <text:p>2.0322246349</text:p>
          </table:table-cell>
          <table:table-cell office:value-type="float" office:value="0.240235367979827" calcext:value-type="float">
            <text:p>0.240235368</text:p>
          </table:table-cell>
          <table:table-cell office:value-type="float" office:value="0.494704437494194" calcext:value-type="float">
            <text:p>0.4947044375</text:p>
          </table:table-cell>
          <table:table-cell office:value-type="float" office:value="370.480992090067" calcext:value-type="float">
            <text:p>370.4809920901</text:p>
          </table:table-cell>
        </table:table-row>
        <table:table-row table:style-name="ro1">
          <table:table-cell office:value-type="float" office:value="77.0452970224782" calcext:value-type="float">
            <text:p>77.0452970225</text:p>
          </table:table-cell>
          <table:table-cell office:value-type="float" office:value="7.35328864963244" calcext:value-type="float">
            <text:p>7.3532886496</text:p>
          </table:table-cell>
          <table:table-cell office:value-type="float" office:value="2.75176910733626" calcext:value-type="float">
            <text:p>2.7517691073</text:p>
          </table:table-cell>
          <table:table-cell office:value-type="float" office:value="250.259141152622" calcext:value-type="float">
            <text:p>250.2591411526</text:p>
          </table:table-cell>
          <table:table-cell office:value-type="float" office:value="1.00595898188454" calcext:value-type="float">
            <text:p>1.0059589819</text:p>
          </table:table-cell>
          <table:table-cell office:value-type="float" office:value="6.28435171172578" calcext:value-type="float">
            <text:p>6.2843517117</text:p>
          </table:table-cell>
          <table:table-cell office:value-type="float" office:value="2.01130437656643" calcext:value-type="float">
            <text:p>2.0113043766</text:p>
          </table:table-cell>
          <table:table-cell office:value-type="float" office:value="0.0464774218702258" calcext:value-type="float">
            <text:p>0.0464774219</text:p>
          </table:table-cell>
          <table:table-cell office:value-type="float" office:value="0.505658608180181" calcext:value-type="float">
            <text:p>0.5056586082</text:p>
          </table:table-cell>
          <table:table-cell office:value-type="float" office:value="370.515781593066" calcext:value-type="float">
            <text:p>370.5157815931</text:p>
          </table:table-cell>
        </table:table-row>
        <table:table-row table:style-name="ro1">
          <table:table-cell office:value-type="float" office:value="76.5542900156422" calcext:value-type="float">
            <text:p>76.5542900156</text:p>
          </table:table-cell>
          <table:table-cell office:value-type="float" office:value="4.97472897311844" calcext:value-type="float">
            <text:p>4.9747289731</text:p>
          </table:table-cell>
          <table:table-cell office:value-type="float" office:value="2.75250675089622" calcext:value-type="float">
            <text:p>2.7525067509</text:p>
          </table:table-cell>
          <table:table-cell office:value-type="float" office:value="251.141395639785" calcext:value-type="float">
            <text:p>251.1413956398</text:p>
          </table:table-cell>
          <table:table-cell office:value-type="float" office:value="1.30806230645178" calcext:value-type="float">
            <text:p>1.3080623065</text:p>
          </table:table-cell>
          <table:table-cell office:value-type="float" office:value="3.97472897311844" calcext:value-type="float">
            <text:p>3.9747289731</text:p>
          </table:table-cell>
          <table:table-cell office:value-type="float" office:value="2.02473221668783" calcext:value-type="float">
            <text:p>2.0247322167</text:p>
          </table:table-cell>
          <table:table-cell office:value-type="float" office:value="0.317109504071963" calcext:value-type="float">
            <text:p>0.3171095041</text:p>
          </table:table-cell>
          <table:table-cell office:value-type="float" office:value="0.462707319502144" calcext:value-type="float">
            <text:p>0.4627073195</text:p>
          </table:table-cell>
          <table:table-cell office:value-type="float" office:value="370.530201994595" calcext:value-type="float">
            <text:p>370.5302019946</text:p>
          </table:table-cell>
        </table:table-row>
        <table:table-row table:style-name="ro1">
          <table:table-cell office:value-type="float" office:value="76.1514541612126" calcext:value-type="float">
            <text:p>76.1514541612</text:p>
          </table:table-cell>
          <table:table-cell office:value-type="float" office:value="10.5091333359968" calcext:value-type="float">
            <text:p>10.509133336</text:p>
          </table:table-cell>
          <table:table-cell office:value-type="float" office:value="2.65205705530739" calcext:value-type="float">
            <text:p>2.6520570553</text:p>
          </table:table-cell>
          <table:table-cell office:value-type="float" office:value="250.898464290226" calcext:value-type="float">
            <text:p>250.8984642902</text:p>
          </table:table-cell>
          <table:table-cell office:value-type="float" office:value="0.85841198831121" calcext:value-type="float">
            <text:p>0.8584119883</text:p>
          </table:table-cell>
          <table:table-cell office:value-type="float" office:value="7.71522410577548" calcext:value-type="float">
            <text:p>7.7152241058</text:p>
          </table:table-cell>
          <table:table-cell office:value-type="float" office:value="1.83201341651812" calcext:value-type="float">
            <text:p>1.8320134165</text:p>
          </table:table-cell>
          <table:table-cell office:value-type="float" office:value="0.23826247048177" calcext:value-type="float">
            <text:p>0.2382624705</text:p>
          </table:table-cell>
          <table:table-cell office:value-type="float" office:value="0.310079322154205" calcext:value-type="float">
            <text:p>0.3100793222</text:p>
          </table:table-cell>
          <table:table-cell office:value-type="float" office:value="370.57653639471" calcext:value-type="float">
            <text:p>370.5765363947</text:p>
          </table:table-cell>
        </table:table-row>
        <table:table-row table:style-name="ro1">
          <table:table-cell office:value-type="float" office:value="77.3293524104072" calcext:value-type="float">
            <text:p>77.3293524104</text:p>
          </table:table-cell>
          <table:table-cell office:value-type="float" office:value="13.1772261693506" calcext:value-type="float">
            <text:p>13.1772261694</text:p>
          </table:table-cell>
          <table:table-cell office:value-type="float" office:value="2.47081289734885" calcext:value-type="float">
            <text:p>2.4708128973</text:p>
          </table:table-cell>
          <table:table-cell office:value-type="float" office:value="253.066557123579" calcext:value-type="float">
            <text:p>253.0665571236</text:p>
          </table:table-cell>
          <table:table-cell office:value-type="float" office:value="0.582060377220528" calcext:value-type="float">
            <text:p>0.5820603772</text:p>
          </table:table-cell>
          <table:table-cell office:value-type="float" office:value="9.88331693912924" calcext:value-type="float">
            <text:p>9.8833169391</text:p>
          </table:table-cell>
          <table:table-cell office:value-type="float" office:value="1.72153797518332" calcext:value-type="float">
            <text:p>1.7215379752</text:p>
          </table:table-cell>
          <table:table-cell office:value-type="float" office:value="0.272501063033258" calcext:value-type="float">
            <text:p>0.272501063</text:p>
          </table:table-cell>
          <table:table-cell office:value-type="float" office:value="0.350909535954349" calcext:value-type="float">
            <text:p>0.350909536</text:p>
          </table:table-cell>
          <table:table-cell office:value-type="float" office:value="370.599565794928" calcext:value-type="float">
            <text:p>370.5995657949</text:p>
          </table:table-cell>
        </table:table-row>
        <table:table-row table:style-name="ro1">
          <table:table-cell office:value-type="float" office:value="76.1864665993551" calcext:value-type="float">
            <text:p>76.1864665994</text:p>
          </table:table-cell>
          <table:table-cell office:value-type="float" office:value="10.5441457741393" calcext:value-type="float">
            <text:p>10.5441457741</text:p>
          </table:table-cell>
          <table:table-cell office:value-type="float" office:value="2.68706949344989" calcext:value-type="float">
            <text:p>2.6870694934</text:p>
          </table:table-cell>
          <table:table-cell office:value-type="float" office:value="250.933476728368" calcext:value-type="float">
            <text:p>250.9334767284</text:p>
          </table:table-cell>
          <table:table-cell office:value-type="float" office:value="0.893424426453711" calcext:value-type="float">
            <text:p>0.8934244265</text:p>
          </table:table-cell>
          <table:table-cell office:value-type="float" office:value="7.75023654391798" calcext:value-type="float">
            <text:p>7.7502365439</text:p>
          </table:table-cell>
          <table:table-cell office:value-type="float" office:value="1.79647416124592" calcext:value-type="float">
            <text:p>1.7964741612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399602174877299" calcext:value-type="float">
            <text:p>0.3996021749</text:p>
          </table:table-cell>
          <table:table-cell office:value-type="float" office:value="370.654057019648" calcext:value-type="float">
            <text:p>370.6540570196</text:p>
          </table:table-cell>
        </table:table-row>
        <table:table-row table:style-name="ro1">
          <table:table-cell office:value-type="float" office:value="77.596448010561" calcext:value-type="float">
            <text:p>77.5964480106</text:p>
          </table:table-cell>
          <table:table-cell office:value-type="float" office:value="9.62079385201186" calcext:value-type="float">
            <text:p>9.620793852</text:p>
          </table:table-cell>
          <table:table-cell office:value-type="float" office:value="1.94890275650762" calcext:value-type="float">
            <text:p>1.9489027565</text:p>
          </table:table-cell>
          <table:table-cell office:value-type="float" office:value="250.010124806241" calcext:value-type="float">
            <text:p>250.0101248062</text:p>
          </table:table-cell>
          <table:table-cell office:value-type="float" office:value="1.19229472654848" calcext:value-type="float">
            <text:p>1.1922947265</text:p>
          </table:table-cell>
          <table:table-cell office:value-type="float" office:value="6.82688462179053" calcext:value-type="float">
            <text:p>6.8268846218</text:p>
          </table:table-cell>
          <table:table-cell office:value-type="float" office:value="1.96461274601814" calcext:value-type="float">
            <text:p>1.964612746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395639071596838" calcext:value-type="float">
            <text:p>0.3956390716</text:p>
          </table:table-cell>
          <table:table-cell office:value-type="float" office:value="370.66131275119" calcext:value-type="float">
            <text:p>370.6613127512</text:p>
          </table:table-cell>
        </table:table-row>
        <table:table-row table:style-name="ro1">
          <table:table-cell office:value-type="float" office:value="77.2544964385132" calcext:value-type="float">
            <text:p>77.2544964385</text:p>
          </table:table-cell>
          <table:table-cell office:value-type="float" office:value="9.27884227996404" calcext:value-type="float">
            <text:p>9.27884228</text:p>
          </table:table-cell>
          <table:table-cell office:value-type="float" office:value="2.82917340668202" calcext:value-type="float">
            <text:p>2.8291734067</text:p>
          </table:table-cell>
          <table:table-cell office:value-type="float" office:value="249.668173234193" calcext:value-type="float">
            <text:p>249.6681732342</text:p>
          </table:table-cell>
          <table:table-cell office:value-type="float" office:value="0.850343154500654" calcext:value-type="float">
            <text:p>0.8503431545</text:p>
          </table:table-cell>
          <table:table-cell office:value-type="float" office:value="6.48493304974271" calcext:value-type="float">
            <text:p>6.4849330497</text:p>
          </table:table-cell>
          <table:table-cell office:value-type="float" office:value="1.98241633076274" calcext:value-type="float">
            <text:p>1.9824163308</text:p>
          </table:table-cell>
          <table:table-cell office:value-type="float" office:value="0.149319817254423" calcext:value-type="float">
            <text:p>0.1493198173</text:p>
          </table:table-cell>
          <table:table-cell office:value-type="float" office:value="0.410059396836874" calcext:value-type="float">
            <text:p>0.4100593968</text:p>
          </table:table-cell>
          <table:table-cell office:value-type="float" office:value="370.693293578667" calcext:value-type="float">
            <text:p>370.6932935787</text:p>
          </table:table-cell>
        </table:table-row>
        <table:table-row table:style-name="ro1">
          <table:table-cell office:value-type="float" office:value="77.1204578054103" calcext:value-type="float">
            <text:p>77.1204578054</text:p>
          </table:table-cell>
          <table:table-cell office:value-type="float" office:value="11.4781369801946" calcext:value-type="float">
            <text:p>11.4781369802</text:p>
          </table:table-cell>
          <table:table-cell office:value-type="float" office:value="1.91682354053548" calcext:value-type="float">
            <text:p>1.9168235405</text:p>
          </table:table-cell>
          <table:table-cell office:value-type="float" office:value="251.867467934423" calcext:value-type="float">
            <text:p>251.8674679344</text:p>
          </table:table-cell>
          <table:table-cell office:value-type="float" office:value="0.605193410286749" calcext:value-type="float">
            <text:p>0.6051934103</text:p>
          </table:table-cell>
          <table:table-cell office:value-type="float" office:value="8.68422774997324" calcext:value-type="float">
            <text:p>8.68422775</text:p>
          </table:table-cell>
          <table:table-cell office:value-type="float" office:value="1.76653337516033" calcext:value-type="float">
            <text:p>1.7665333752</text:p>
          </table:table-cell>
          <table:table-cell office:value-type="float" office:value="0.23215420822318" calcext:value-type="float">
            <text:p>0.2321542082</text:p>
          </table:table-cell>
          <table:table-cell office:value-type="float" office:value="0.38075222865417" calcext:value-type="float">
            <text:p>0.3807522287</text:p>
          </table:table-cell>
          <table:table-cell office:value-type="float" office:value="370.786280631065" calcext:value-type="float">
            <text:p>370.7862806311</text:p>
          </table:table-cell>
        </table:table-row>
        <table:table-row table:style-name="ro1">
          <table:table-cell office:value-type="float" office:value="77.0877023467445" calcext:value-type="float">
            <text:p>77.0877023467</text:p>
          </table:table-cell>
          <table:table-cell office:value-type="float" office:value="6.11170783371323" calcext:value-type="float">
            <text:p>6.1117078337</text:p>
          </table:table-cell>
          <table:table-cell office:value-type="float" office:value="1.55615227815768" calcext:value-type="float">
            <text:p>1.5561522782</text:p>
          </table:table-cell>
          <table:table-cell office:value-type="float" office:value="251.056152278157" calcext:value-type="float">
            <text:p>251.0561522782</text:p>
          </table:table-cell>
          <table:table-cell office:value-type="float" office:value="1.44504116704657" calcext:value-type="float">
            <text:p>1.445041167</text:p>
          </table:table-cell>
          <table:table-cell office:value-type="float" office:value="5.11170783371323" calcext:value-type="float">
            <text:p>5.1117078337</text:p>
          </table:table-cell>
          <table:table-cell office:value-type="float" office:value="2.05163229926577" calcext:value-type="float">
            <text:p>2.0516322993</text:p>
          </table:table-cell>
          <table:table-cell office:value-type="float" office:value="0.245316603281585" calcext:value-type="float">
            <text:p>0.2453166033</text:p>
          </table:table-cell>
          <table:table-cell office:value-type="float" office:value="0.515442827298004" calcext:value-type="float">
            <text:p>0.5154428273</text:p>
          </table:table-cell>
          <table:table-cell office:value-type="float" office:value="370.893751614694" calcext:value-type="float">
            <text:p>370.8937516147</text:p>
          </table:table-cell>
        </table:table-row>
        <table:table-row table:style-name="ro1">
          <table:table-cell office:value-type="float" office:value="75.3573578437693" calcext:value-type="float">
            <text:p>75.3573578438</text:p>
          </table:table-cell>
          <table:table-cell office:value-type="float" office:value="3.77779680124542" calcext:value-type="float">
            <text:p>3.7777968012</text:p>
          </table:table-cell>
          <table:table-cell office:value-type="float" office:value="2.77779680124542" calcext:value-type="float">
            <text:p>2.7777968012</text:p>
          </table:table-cell>
          <table:table-cell office:value-type="float" office:value="249.944463467912" calcext:value-type="float">
            <text:p>249.9444634679</text:p>
          </table:table-cell>
          <table:table-cell office:value-type="float" office:value="0.333352356800981" calcext:value-type="float">
            <text:p>0.3333523568</text:p>
          </table:table-cell>
          <table:table-cell office:value-type="float" office:value="2.77779680124542" calcext:value-type="float">
            <text:p>2.7777968012</text:p>
          </table:table-cell>
          <table:table-cell office:value-type="float" office:value="2.0300910994522" calcext:value-type="float">
            <text:p>2.0300910995</text:p>
          </table:table-cell>
          <table:table-cell office:value-type="float" office:value="0.233239481203976" calcext:value-type="float">
            <text:p>0.2332394812</text:p>
          </table:table-cell>
          <table:table-cell office:value-type="float" office:value="0.508556347525433" calcext:value-type="float">
            <text:p>0.5085563475</text:p>
          </table:table-cell>
          <table:table-cell office:value-type="float" office:value="370.913902735578" calcext:value-type="float">
            <text:p>370.9139027356</text:p>
          </table:table-cell>
        </table:table-row>
        <table:table-row table:style-name="ro1">
          <table:table-cell office:value-type="float" office:value="76.7719092285519" calcext:value-type="float">
            <text:p>76.7719092286</text:p>
          </table:table-cell>
          <table:table-cell office:value-type="float" office:value="5.79591471552063" calcext:value-type="float">
            <text:p>5.7959147155</text:p>
          </table:table-cell>
          <table:table-cell office:value-type="float" office:value="3.2355834652031" calcext:value-type="float">
            <text:p>3.2355834652</text:p>
          </table:table-cell>
          <table:table-cell office:value-type="float" office:value="250.555936053731" calcext:value-type="float">
            <text:p>250.5559360537</text:p>
          </table:table-cell>
          <table:table-cell office:value-type="float" office:value="0.978356416480856" calcext:value-type="float">
            <text:p>0.9783564165</text:p>
          </table:table-cell>
          <table:table-cell office:value-type="float" office:value="5.24035915996507" calcext:value-type="float">
            <text:p>5.24035916</text:p>
          </table:table-cell>
          <table:table-cell office:value-type="float" office:value="2.08905638648924" calcext:value-type="float">
            <text:p>2.0890563865</text:p>
          </table:table-cell>
          <table:table-cell office:value-type="float" office:value="0.31226763694106" calcext:value-type="float">
            <text:p>0.3122676369</text:p>
          </table:table-cell>
          <table:table-cell office:value-type="float" office:value="0.51050763785788" calcext:value-type="float">
            <text:p>0.5105076379</text:p>
          </table:table-cell>
          <table:table-cell office:value-type="float" office:value="370.914399070835" calcext:value-type="float">
            <text:p>370.9143990708</text:p>
          </table:table-cell>
        </table:table-row>
        <table:table-row table:style-name="ro1">
          <table:table-cell office:value-type="float" office:value="76.4162084149409" calcext:value-type="float">
            <text:p>76.4162084149</text:p>
          </table:table-cell>
          <table:table-cell office:value-type="float" office:value="4.83664737241707" calcext:value-type="float">
            <text:p>4.8366473724</text:p>
          </table:table-cell>
          <table:table-cell office:value-type="float" office:value="2.61442515019486" calcext:value-type="float">
            <text:p>2.6144251502</text:p>
          </table:table-cell>
          <table:table-cell office:value-type="float" office:value="251.003314039083" calcext:value-type="float">
            <text:p>251.0033140391</text:p>
          </table:table-cell>
          <table:table-cell office:value-type="float" office:value="1.39220292797264" calcext:value-type="float">
            <text:p>1.392202928</text:p>
          </table:table-cell>
          <table:table-cell office:value-type="float" office:value="3.83664737241708" calcext:value-type="float">
            <text:p>3.8366473724</text:p>
          </table:table-cell>
          <table:table-cell office:value-type="float" office:value="1.960409862074" calcext:value-type="float">
            <text:p>1.9604098621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480369411715394" calcext:value-type="float">
            <text:p>0.4803694117</text:p>
          </table:table-cell>
          <table:table-cell office:value-type="float" office:value="371.205168826386" calcext:value-type="float">
            <text:p>371.2051688264</text:p>
          </table:table-cell>
        </table:table-row>
        <table:table-row table:style-name="ro1">
          <table:table-cell office:value-type="float" office:value="75.4769782326453" calcext:value-type="float">
            <text:p>75.4769782326</text:p>
          </table:table-cell>
          <table:table-cell office:value-type="float" office:value="3.89741719012148" calcext:value-type="float">
            <text:p>3.8974171901</text:p>
          </table:table-cell>
          <table:table-cell office:value-type="float" office:value="2.89741719012148" calcext:value-type="float">
            <text:p>2.8974171901</text:p>
          </table:table-cell>
          <table:table-cell office:value-type="float" office:value="250.064083856788" calcext:value-type="float">
            <text:p>250.0640838568</text:p>
          </table:table-cell>
          <table:table-cell office:value-type="float" office:value="0.452972745677044" calcext:value-type="float">
            <text:p>0.4529727457</text:p>
          </table:table-cell>
          <table:table-cell office:value-type="float" office:value="2.89741719012148" calcext:value-type="float">
            <text:p>2.8974171901</text:p>
          </table:table-cell>
          <table:table-cell office:value-type="float" office:value="2.07603543074162" calcext:value-type="float">
            <text:p>2.0760354307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513250083583756" calcext:value-type="float">
            <text:p>0.5132500836</text:p>
          </table:table-cell>
          <table:table-cell office:value-type="float" office:value="371.214935347416" calcext:value-type="float">
            <text:p>371.2149353474</text:p>
          </table:table-cell>
        </table:table-row>
        <table:table-row table:style-name="ro1">
          <table:table-cell office:value-type="float" office:value="77.3970105227616" calcext:value-type="float">
            <text:p>77.3970105228</text:p>
          </table:table-cell>
          <table:table-cell office:value-type="float" office:value="6.41822172024192" calcext:value-type="float">
            <text:p>6.4182217202</text:p>
          </table:table-cell>
          <table:table-cell office:value-type="float" office:value="2.67667780695653" calcext:value-type="float">
            <text:p>2.676677807</text:p>
          </table:table-cell>
          <table:table-cell office:value-type="float" office:value="250.558077742415" calcext:value-type="float">
            <text:p>250.5580777424</text:p>
          </table:table-cell>
          <table:table-cell office:value-type="float" office:value="1.10290843540428" calcext:value-type="float">
            <text:p>1.1029084354</text:p>
          </table:table-cell>
          <table:table-cell office:value-type="float" office:value="5.41527219244862" calcext:value-type="float">
            <text:p>5.4152721924</text:p>
          </table:table-cell>
          <table:table-cell office:value-type="float" office:value="2.02611438270013" calcext:value-type="float">
            <text:p>2.0261143827</text:p>
          </table:table-cell>
          <table:table-cell office:value-type="float" office:value="0.140747070367284" calcext:value-type="float">
            <text:p>0.1407470704</text:p>
          </table:table-cell>
          <table:table-cell office:value-type="float" office:value="0.511468705650893" calcext:value-type="float">
            <text:p>0.5114687057</text:p>
          </table:table-cell>
          <table:table-cell office:value-type="float" office:value="371.226923239831" calcext:value-type="float">
            <text:p>371.2269232398</text:p>
          </table:table-cell>
        </table:table-row>
        <table:table-row table:style-name="ro1">
          <table:table-cell office:value-type="float" office:value="77.2163835187056" calcext:value-type="float">
            <text:p>77.2163835187</text:p>
          </table:table-cell>
          <table:table-cell office:value-type="float" office:value="5.89263823944361" calcext:value-type="float">
            <text:p>5.8926382394</text:p>
          </table:table-cell>
          <table:table-cell office:value-type="float" office:value="3.51542552470466" calcext:value-type="float">
            <text:p>3.5154255247</text:p>
          </table:table-cell>
          <table:table-cell office:value-type="float" office:value="250.014322747643" calcext:value-type="float">
            <text:p>250.0143227476</text:p>
          </table:table-cell>
          <table:table-cell office:value-type="float" office:value="1.01441164508595" calcext:value-type="float">
            <text:p>1.0144116451</text:p>
          </table:table-cell>
          <table:table-cell office:value-type="float" office:value="5.24785617448426" calcext:value-type="float">
            <text:p>5.2478561745</text:p>
          </table:table-cell>
          <table:table-cell office:value-type="float" office:value="2.10760196445679" calcext:value-type="float">
            <text:p>2.1076019645</text:p>
          </table:table-cell>
          <table:table-cell office:value-type="float" office:value="0.114524660109106" calcext:value-type="float">
            <text:p>0.1145246601</text:p>
          </table:table-cell>
          <table:table-cell office:value-type="float" office:value="0.498661837467544" calcext:value-type="float">
            <text:p>0.4986618375</text:p>
          </table:table-cell>
          <table:table-cell office:value-type="float" office:value="371.235013026433" calcext:value-type="float">
            <text:p>371.2350130264</text:p>
          </table:table-cell>
        </table:table-row>
        <table:table-row table:style-name="ro1">
          <table:table-cell office:value-type="float" office:value="77.3004532268205" calcext:value-type="float">
            <text:p>77.3004532268</text:p>
          </table:table-cell>
          <table:table-cell office:value-type="float" office:value="11.7815891917282" calcext:value-type="float">
            <text:p>11.7815891917</text:p>
          </table:table-cell>
          <table:table-cell office:value-type="float" office:value="2.22027575206913" calcext:value-type="float">
            <text:p>2.2202757521</text:p>
          </table:table-cell>
          <table:table-cell office:value-type="float" office:value="252.170920145957" calcext:value-type="float">
            <text:p>252.170920146</text:p>
          </table:table-cell>
          <table:table-cell office:value-type="float" office:value="0.908645621820402" calcext:value-type="float">
            <text:p>0.9086456218</text:p>
          </table:table-cell>
          <table:table-cell office:value-type="float" office:value="8.98767996150689" calcext:value-type="float">
            <text:p>8.9876799615</text:p>
          </table:table-cell>
          <table:table-cell office:value-type="float" office:value="1.81227227832995" calcext:value-type="float">
            <text:p>1.8122722783</text:p>
          </table:table-cell>
          <table:table-cell office:value-type="float" office:value="0.0640347311125587" calcext:value-type="float">
            <text:p>0.0640347311</text:p>
          </table:table-cell>
          <table:table-cell office:value-type="float" office:value="0.286358881466476" calcext:value-type="float">
            <text:p>0.2863588815</text:p>
          </table:table-cell>
          <table:table-cell office:value-type="float" office:value="371.355802558377" calcext:value-type="float">
            <text:p>371.3558025584</text:p>
          </table:table-cell>
        </table:table-row>
        <table:table-row table:style-name="ro1">
          <table:table-cell office:value-type="float" office:value="75.3678960325355" calcext:value-type="float">
            <text:p>75.3678960325</text:p>
          </table:table-cell>
          <table:table-cell office:value-type="float" office:value="3.78833499001171" calcext:value-type="float">
            <text:p>3.78833499</text:p>
          </table:table-cell>
          <table:table-cell office:value-type="float" office:value="2.78833499001171" calcext:value-type="float">
            <text:p>2.78833499</text:p>
          </table:table-cell>
          <table:table-cell office:value-type="float" office:value="249.955001656678" calcext:value-type="float">
            <text:p>249.9550016567</text:p>
          </table:table-cell>
          <table:table-cell office:value-type="float" office:value="0.343890545567267" calcext:value-type="float">
            <text:p>0.3438905456</text:p>
          </table:table-cell>
          <table:table-cell office:value-type="float" office:value="2.78833499001171" calcext:value-type="float">
            <text:p>2.78833499</text:p>
          </table:table-cell>
          <table:table-cell office:value-type="float" office:value="2.04308997252739" calcext:value-type="float">
            <text:p>2.0430899725</text:p>
          </table:table-cell>
          <table:table-cell office:value-type="float" office:value="0.182162297349537" calcext:value-type="float">
            <text:p>0.1821622973</text:p>
          </table:table-cell>
          <table:table-cell office:value-type="float" office:value="0.476205036888606" calcext:value-type="float">
            <text:p>0.4762050369</text:p>
          </table:table-cell>
          <table:table-cell office:value-type="float" office:value="371.3821064861" calcext:value-type="float">
            <text:p>371.3821064861</text:p>
          </table:table-cell>
        </table:table-row>
        <table:table-row table:style-name="ro1">
          <table:table-cell office:value-type="float" office:value="76.5722761863398" calcext:value-type="float">
            <text:p>76.5722761863</text:p>
          </table:table-cell>
          <table:table-cell office:value-type="float" office:value="4.99271514381597" calcext:value-type="float">
            <text:p>4.9927151438</text:p>
          </table:table-cell>
          <table:table-cell office:value-type="float" office:value="2.77049292159375" calcext:value-type="float">
            <text:p>2.7704929216</text:p>
          </table:table-cell>
          <table:table-cell office:value-type="float" office:value="251.159381810482" calcext:value-type="float">
            <text:p>251.1593818105</text:p>
          </table:table-cell>
          <table:table-cell office:value-type="float" office:value="0.326048477149309" calcext:value-type="float">
            <text:p>0.3260484771</text:p>
          </table:table-cell>
          <table:table-cell office:value-type="float" office:value="3.99271514381597" calcext:value-type="float">
            <text:p>3.9927151438</text:p>
          </table:table-cell>
          <table:table-cell office:value-type="float" office:value="1.97332674748555" calcext:value-type="float">
            <text:p>1.9733267475</text:p>
          </table:table-cell>
          <table:table-cell office:value-type="float" office:value="0.252512840777254" calcext:value-type="float">
            <text:p>0.2525128408</text:p>
          </table:table-cell>
          <table:table-cell office:value-type="float" office:value="0.489006075738808" calcext:value-type="float">
            <text:p>0.4890060757</text:p>
          </table:table-cell>
          <table:table-cell office:value-type="float" office:value="371.629442102356" calcext:value-type="float">
            <text:p>371.6294421024</text:p>
          </table:table-cell>
        </table:table-row>
        <table:table-row table:style-name="ro1">
          <table:table-cell office:value-type="float" office:value="77.1036472549937" calcext:value-type="float">
            <text:p>77.103647255</text:p>
          </table:table-cell>
          <table:table-cell office:value-type="float" office:value="7.41163888214803" calcext:value-type="float">
            <text:p>7.4116388821</text:p>
          </table:table-cell>
          <table:table-cell office:value-type="float" office:value="2.81011933985185" calcext:value-type="float">
            <text:p>2.8101193399</text:p>
          </table:table-cell>
          <table:table-cell office:value-type="float" office:value="250.317491385138" calcext:value-type="float">
            <text:p>250.3174913851</text:p>
          </table:table-cell>
          <table:table-cell office:value-type="float" office:value="1.06430921440014" calcext:value-type="float">
            <text:p>1.0643092144</text:p>
          </table:table-cell>
          <table:table-cell office:value-type="float" office:value="6.34270194424137" calcext:value-type="float">
            <text:p>6.3427019442</text:p>
          </table:table-cell>
          <table:table-cell office:value-type="float" office:value="1.91686430110674" calcext:value-type="float">
            <text:p>1.9168643011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462186822288933" calcext:value-type="float">
            <text:p>0.4621868223</text:p>
          </table:table-cell>
          <table:table-cell office:value-type="float" office:value="371.673872081949" calcext:value-type="float">
            <text:p>371.673872082</text:p>
          </table:table-cell>
        </table:table-row>
        <table:table-row table:style-name="ro1">
          <table:table-cell office:value-type="float" office:value="76.714944343513" calcext:value-type="float">
            <text:p>76.7149443435</text:p>
          </table:table-cell>
          <table:table-cell office:value-type="float" office:value="5.73894983048169" calcext:value-type="float">
            <text:p>5.7389498305</text:p>
          </table:table-cell>
          <table:table-cell office:value-type="float" office:value="3.51672760825947" calcext:value-type="float">
            <text:p>3.5167276083</text:p>
          </table:table-cell>
          <table:table-cell office:value-type="float" office:value="250.683394274926" calcext:value-type="float">
            <text:p>250.6833942749</text:p>
          </table:table-cell>
          <table:table-cell office:value-type="float" office:value="1.07228316381503" calcext:value-type="float">
            <text:p>1.0722831638</text:p>
          </table:table-cell>
          <table:table-cell office:value-type="float" office:value="4.73894983048169" calcext:value-type="float">
            <text:p>4.7389498305</text:p>
          </table:table-cell>
          <table:table-cell office:value-type="float" office:value="2.04213348452155" calcext:value-type="float">
            <text:p>2.0421334845</text:p>
          </table:table-cell>
          <table:table-cell office:value-type="float" office:value="0.371693431999837" calcext:value-type="float">
            <text:p>0.371693432</text:p>
          </table:table-cell>
          <table:table-cell office:value-type="float" office:value="0.50683545294524" calcext:value-type="float">
            <text:p>0.5068354529</text:p>
          </table:table-cell>
          <table:table-cell office:value-type="float" office:value="371.732423905962" calcext:value-type="float">
            <text:p>371.732423906</text:p>
          </table:table-cell>
        </table:table-row>
        <table:table-row table:style-name="ro1">
          <table:table-cell office:value-type="float" office:value="75.6772139702797" calcext:value-type="float">
            <text:p>75.6772139703</text:p>
          </table:table-cell>
          <table:table-cell office:value-type="float" office:value="3.0825637645185" calcext:value-type="float">
            <text:p>3.0825637645</text:p>
          </table:table-cell>
          <table:table-cell office:value-type="float" office:value="2.0825637645185" calcext:value-type="float">
            <text:p>2.0825637645</text:p>
          </table:table-cell>
          <table:table-cell office:value-type="float" office:value="249.249230431185" calcext:value-type="float">
            <text:p>249.2492304312</text:p>
          </table:table-cell>
          <table:table-cell office:value-type="float" office:value="0.860341542296275" calcext:value-type="float">
            <text:p>0.8603415423</text:p>
          </table:table-cell>
          <table:table-cell office:value-type="float" office:value="2.0825637645185" calcext:value-type="float">
            <text:p>2.0825637645</text:p>
          </table:table-cell>
          <table:table-cell office:value-type="float" office:value="2.01947403554123" calcext:value-type="float">
            <text:p>2.0194740355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498587170486564" calcext:value-type="float">
            <text:p>0.4985871705</text:p>
          </table:table-cell>
          <table:table-cell office:value-type="float" office:value="371.956654151381" calcext:value-type="float">
            <text:p>371.9566541514</text:p>
          </table:table-cell>
        </table:table-row>
        <table:table-row table:style-name="ro1">
          <table:table-cell office:value-type="float" office:value="77.04848560726" calcext:value-type="float">
            <text:p>77.0484856073</text:p>
          </table:table-cell>
          <table:table-cell office:value-type="float" office:value="7.35647723441427" calcext:value-type="float">
            <text:p>7.3564772344</text:p>
          </table:table-cell>
          <table:table-cell office:value-type="float" office:value="2.75495769211808" calcext:value-type="float">
            <text:p>2.7549576921</text:p>
          </table:table-cell>
          <table:table-cell office:value-type="float" office:value="250.262329737404" calcext:value-type="float">
            <text:p>250.2623297374</text:p>
          </table:table-cell>
          <table:table-cell office:value-type="float" office:value="1.00914756666637" calcext:value-type="float">
            <text:p>1.0091475667</text:p>
          </table:table-cell>
          <table:table-cell office:value-type="float" office:value="6.2875402965076" calcext:value-type="float">
            <text:p>6.2875402965</text:p>
          </table:table-cell>
          <table:table-cell office:value-type="float" office:value="1.99935572150678" calcext:value-type="float">
            <text:p>1.9993557215</text:p>
          </table:table-cell>
          <table:table-cell office:value-type="float" office:value="0.0876700243431919" calcext:value-type="float">
            <text:p>0.0876700243</text:p>
          </table:table-cell>
          <table:table-cell office:value-type="float" office:value="0.504615106138834" calcext:value-type="float">
            <text:p>0.5046151061</text:p>
          </table:table-cell>
          <table:table-cell office:value-type="float" office:value="371.964103489664" calcext:value-type="float">
            <text:p>371.9641034897</text:p>
          </table:table-cell>
        </table:table-row>
        <table:table-row table:style-name="ro1">
          <table:table-cell office:value-type="float" office:value="77.5601451420702" calcext:value-type="float">
            <text:p>77.5601451421</text:p>
          </table:table-cell>
          <table:table-cell office:value-type="float" office:value="14.110503278395" calcext:value-type="float">
            <text:p>14.1105032784</text:p>
          </table:table-cell>
          <table:table-cell office:value-type="float" office:value="2.28235212768239" calcext:value-type="float">
            <text:p>2.2823521277</text:p>
          </table:table-cell>
          <table:table-cell office:value-type="float" office:value="253.999834232624" calcext:value-type="float">
            <text:p>253.9998342326</text:p>
          </table:table-cell>
          <table:table-cell office:value-type="float" office:value="0.293115264042754" calcext:value-type="float">
            <text:p>0.293115264</text:p>
          </table:table-cell>
          <table:table-cell office:value-type="float" office:value="10.8165940481737" calcext:value-type="float">
            <text:p>10.8165940482</text:p>
          </table:table-cell>
          <table:table-cell office:value-type="float" office:value="1.79280857085763" calcext:value-type="float">
            <text:p>1.7928085709</text:p>
          </table:table-cell>
          <table:table-cell office:value-type="float" office:value="0.0321982513631478" calcext:value-type="float">
            <text:p>0.0321982514</text:p>
          </table:table-cell>
          <table:table-cell office:value-type="float" office:value="0.269157787889816" calcext:value-type="float">
            <text:p>0.2691577879</text:p>
          </table:table-cell>
          <table:table-cell office:value-type="float" office:value="372.083588875338" calcext:value-type="float">
            <text:p>372.0835888753</text:p>
          </table:table-cell>
        </table:table-row>
        <table:table-row table:style-name="ro1">
          <table:table-cell office:value-type="float" office:value="76.7803155292039" calcext:value-type="float">
            <text:p>76.7803155292</text:p>
          </table:table-cell>
          <table:table-cell office:value-type="float" office:value="11.1379947039882" calcext:value-type="float">
            <text:p>11.137994704</text:p>
          </table:table-cell>
          <table:table-cell office:value-type="float" office:value="2.3809031817197" calcext:value-type="float">
            <text:p>2.3809031817</text:p>
          </table:table-cell>
          <table:table-cell office:value-type="float" office:value="251.527325658217" calcext:value-type="float">
            <text:p>251.5273256582</text:p>
          </table:table-cell>
          <table:table-cell office:value-type="float" office:value="0.265051134080333" calcext:value-type="float">
            <text:p>0.2650511341</text:p>
          </table:table-cell>
          <table:table-cell office:value-type="float" office:value="8.34408547376683" calcext:value-type="float">
            <text:p>8.3440854738</text:p>
          </table:table-cell>
          <table:table-cell office:value-type="float" office:value="1.77616735123124" calcext:value-type="float">
            <text:p>1.7761673512</text:p>
          </table:table-cell>
          <table:table-cell office:value-type="float" office:value="0.190905070260699" calcext:value-type="float">
            <text:p>0.1909050703</text:p>
          </table:table-cell>
          <table:table-cell office:value-type="float" office:value="0.390652480947628" calcext:value-type="float">
            <text:p>0.3906524809</text:p>
          </table:table-cell>
          <table:table-cell office:value-type="float" office:value="372.109474794524" calcext:value-type="float">
            <text:p>372.1094747945</text:p>
          </table:table-cell>
        </table:table-row>
        <table:table-row table:style-name="ro1">
          <table:table-cell office:value-type="float" office:value="76.7697606874853" calcext:value-type="float">
            <text:p>76.7697606875</text:p>
          </table:table-cell>
          <table:table-cell office:value-type="float" office:value="5.78392674905385" calcext:value-type="float">
            <text:p>5.7839267491</text:p>
          </table:table-cell>
          <table:table-cell office:value-type="float" office:value="2.88382681073666" calcext:value-type="float">
            <text:p>2.8838268107</text:p>
          </table:table-cell>
          <table:table-cell office:value-type="float" office:value="250.44359656772" calcext:value-type="float">
            <text:p>250.4435965677</text:p>
          </table:table-cell>
          <table:table-cell office:value-type="float" office:value="0.918253403587566" calcext:value-type="float">
            <text:p>0.9182534036</text:p>
          </table:table-cell>
          <table:table-cell office:value-type="float" office:value="4.77354068890926" calcext:value-type="float">
            <text:p>4.7735406889</text:p>
          </table:table-cell>
          <table:table-cell office:value-type="float" office:value="2.10719056471059" calcext:value-type="float">
            <text:p>2.1071905647</text:p>
          </table:table-cell>
          <table:table-cell office:value-type="float" office:value="0.286652384017983" calcext:value-type="float">
            <text:p>0.286652384</text:p>
          </table:table-cell>
          <table:table-cell office:value-type="float" office:value="0.510390165475509" calcext:value-type="float">
            <text:p>0.5103901655</text:p>
          </table:table-cell>
          <table:table-cell office:value-type="float" office:value="372.249263989474" calcext:value-type="float">
            <text:p>372.2492639895</text:p>
          </table:table-cell>
        </table:table-row>
        <table:table-row table:style-name="ro1">
          <table:table-cell office:value-type="float" office:value="76.8410779265611" calcext:value-type="float">
            <text:p>76.8410779266</text:p>
          </table:table-cell>
          <table:table-cell office:value-type="float" office:value="5.86508341352982" calcext:value-type="float">
            <text:p>5.8650834135</text:p>
          </table:table-cell>
          <table:table-cell office:value-type="float" office:value="3.6428611913076" calcext:value-type="float">
            <text:p>3.6428611913</text:p>
          </table:table-cell>
          <table:table-cell office:value-type="float" office:value="250.809527857974" calcext:value-type="float">
            <text:p>250.809527858</text:p>
          </table:table-cell>
          <table:table-cell office:value-type="float" office:value="1.19841674686316" calcext:value-type="float">
            <text:p>1.1984167469</text:p>
          </table:table-cell>
          <table:table-cell office:value-type="float" office:value="4.86508341352982" calcext:value-type="float">
            <text:p>4.8650834135</text:p>
          </table:table-cell>
          <table:table-cell office:value-type="float" office:value="2.03910747973052" calcext:value-type="float">
            <text:p>2.0391074797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517046554821201" calcext:value-type="float">
            <text:p>0.5170465548</text:p>
          </table:table-cell>
          <table:table-cell office:value-type="float" office:value="372.334514743747" calcext:value-type="float">
            <text:p>372.3345147437</text:p>
          </table:table-cell>
        </table:table-row>
        <table:table-row table:style-name="ro1">
          <table:table-cell office:value-type="float" office:value="77.2886648770598" calcext:value-type="float">
            <text:p>77.2886648771</text:p>
          </table:table-cell>
          <table:table-cell office:value-type="float" office:value="11.646344051844" calcext:value-type="float">
            <text:p>11.6463440518</text:p>
          </table:table-cell>
          <table:table-cell office:value-type="float" office:value="2.08503061218495" calcext:value-type="float">
            <text:p>2.0850306122</text:p>
          </table:table-cell>
          <table:table-cell office:value-type="float" office:value="252.035675006073" calcext:value-type="float">
            <text:p>252.0356750061</text:p>
          </table:table-cell>
          <table:table-cell office:value-type="float" office:value="0.773400481936219" calcext:value-type="float">
            <text:p>0.7734004819</text:p>
          </table:table-cell>
          <table:table-cell office:value-type="float" office:value="8.85243482162271" calcext:value-type="float">
            <text:p>8.8524348216</text:p>
          </table:table-cell>
          <table:table-cell office:value-type="float" office:value="1.82265798644104" calcext:value-type="float">
            <text:p>1.8226579864</text:p>
          </table:table-cell>
          <table:table-cell office:value-type="float" office:value="0.0372668109662644" calcext:value-type="float">
            <text:p>0.037266811</text:p>
          </table:table-cell>
          <table:table-cell office:value-type="float" office:value="0.292493033704269" calcext:value-type="float">
            <text:p>0.2924930337</text:p>
          </table:table-cell>
          <table:table-cell office:value-type="float" office:value="372.346646585579" calcext:value-type="float">
            <text:p>372.3466465856</text:p>
          </table:table-cell>
        </table:table-row>
        <table:table-row table:style-name="ro1">
          <table:table-cell office:value-type="float" office:value="77.234392017909" calcext:value-type="float">
            <text:p>77.2343920179</text:p>
          </table:table-cell>
          <table:table-cell office:value-type="float" office:value="13.0822657768523" calcext:value-type="float">
            <text:p>13.0822657769</text:p>
          </table:table-cell>
          <table:table-cell office:value-type="float" office:value="2.47568484748124" calcext:value-type="float">
            <text:p>2.4756848475</text:p>
          </table:table-cell>
          <table:table-cell office:value-type="float" office:value="252.971596731081" calcext:value-type="float">
            <text:p>252.9715967311</text:p>
          </table:table-cell>
          <table:table-cell office:value-type="float" office:value="0.487099984722219" calcext:value-type="float">
            <text:p>0.4870999847</text:p>
          </table:table-cell>
          <table:table-cell office:value-type="float" office:value="9.78835654663093" calcext:value-type="float">
            <text:p>9.7883565466</text:p>
          </table:table-cell>
          <table:table-cell office:value-type="float" office:value="1.80566012676096" calcext:value-type="float">
            <text:p>1.8056601268</text:p>
          </table:table-cell>
          <table:table-cell office:value-type="float" office:value="0.0669360651964212" calcext:value-type="float">
            <text:p>0.0669360652</text:p>
          </table:table-cell>
          <table:table-cell office:value-type="float" office:value="0.279765518725339" calcext:value-type="float">
            <text:p>0.2797655187</text:p>
          </table:table-cell>
          <table:table-cell office:value-type="float" office:value="372.353701579825" calcext:value-type="float">
            <text:p>372.3537015798</text:p>
          </table:table-cell>
        </table:table-row>
        <table:table-row table:style-name="ro1">
          <table:table-cell office:value-type="float" office:value="77.234392017909" calcext:value-type="float">
            <text:p>77.2343920179</text:p>
          </table:table-cell>
          <table:table-cell office:value-type="float" office:value="12.5822657768523" calcext:value-type="float">
            <text:p>12.5822657769</text:p>
          </table:table-cell>
          <table:table-cell office:value-type="float" office:value="2.47568484748124" calcext:value-type="float">
            <text:p>2.4756848475</text:p>
          </table:table-cell>
          <table:table-cell office:value-type="float" office:value="252.971596731081" calcext:value-type="float">
            <text:p>252.9715967311</text:p>
          </table:table-cell>
          <table:table-cell office:value-type="float" office:value="0.487099984722219" calcext:value-type="float">
            <text:p>0.4870999847</text:p>
          </table:table-cell>
          <table:table-cell office:value-type="float" office:value="9.78835654663093" calcext:value-type="float">
            <text:p>9.7883565466</text:p>
          </table:table-cell>
          <table:table-cell office:value-type="float" office:value="1.80566012676096" calcext:value-type="float">
            <text:p>1.8056601268</text:p>
          </table:table-cell>
          <table:table-cell office:value-type="float" office:value="0.0669360651964212" calcext:value-type="float">
            <text:p>0.0669360652</text:p>
          </table:table-cell>
          <table:table-cell office:value-type="float" office:value="0.279765518725339" calcext:value-type="float">
            <text:p>0.2797655187</text:p>
          </table:table-cell>
          <table:table-cell office:value-type="float" office:value="372.388217422092" calcext:value-type="float">
            <text:p>372.3882174221</text:p>
          </table:table-cell>
        </table:table-row>
        <table:table-row table:style-name="ro1">
          <table:table-cell office:value-type="float" office:value="76.5847175509083" calcext:value-type="float">
            <text:p>76.5847175509</text:p>
          </table:table-cell>
          <table:table-cell office:value-type="float" office:value="5.60186432731463" calcext:value-type="float">
            <text:p>5.6018643273</text:p>
          </table:table-cell>
          <table:table-cell office:value-type="float" office:value="3.27179713125572" calcext:value-type="float">
            <text:p>3.2717971313</text:p>
          </table:table-cell>
          <table:table-cell office:value-type="float" office:value="250.546718559069" calcext:value-type="float">
            <text:p>250.5467185591</text:p>
          </table:table-cell>
          <table:table-cell office:value-type="float" office:value="0.959226668571707" calcext:value-type="float">
            <text:p>0.9592266686</text:p>
          </table:table-cell>
          <table:table-cell office:value-type="float" office:value="4.59462457727652" calcext:value-type="float">
            <text:p>4.5946245773</text:p>
          </table:table-cell>
          <table:table-cell office:value-type="float" office:value="2.09660949595338" calcext:value-type="float">
            <text:p>2.096609496</text:p>
          </table:table-cell>
          <table:table-cell office:value-type="float" office:value="0.32578001689432" calcext:value-type="float">
            <text:p>0.3257800169</text:p>
          </table:table-cell>
          <table:table-cell office:value-type="float" office:value="0.509511594164283" calcext:value-type="float">
            <text:p>0.5095115942</text:p>
          </table:table-cell>
          <table:table-cell office:value-type="float" office:value="372.741018750144" calcext:value-type="float">
            <text:p>372.7410187501</text:p>
          </table:table-cell>
        </table:table-row>
        <table:table-row table:style-name="ro1">
          <table:table-cell office:value-type="float" office:value="77.2159468265762" calcext:value-type="float">
            <text:p>77.2159468266</text:p>
          </table:table-cell>
          <table:table-cell office:value-type="float" office:value="11.697082791484" calcext:value-type="float">
            <text:p>11.6970827915</text:p>
          </table:table-cell>
          <table:table-cell office:value-type="float" office:value="2.1357693518249" calcext:value-type="float">
            <text:p>2.1357693518</text:p>
          </table:table-cell>
          <table:table-cell office:value-type="float" office:value="252.086413745713" calcext:value-type="float">
            <text:p>252.0864137457</text:p>
          </table:table-cell>
          <table:table-cell office:value-type="float" office:value="0.824139221576171" calcext:value-type="float">
            <text:p>0.8241392216</text:p>
          </table:table-cell>
          <table:table-cell office:value-type="float" office:value="8.90317356126266" calcext:value-type="float">
            <text:p>8.9031735613</text:p>
          </table:table-cell>
          <table:table-cell office:value-type="float" office:value="1.73230159667157" calcext:value-type="float">
            <text:p>1.7323015967</text:p>
          </table:table-cell>
          <table:table-cell office:value-type="float" office:value="0.326769786310602" calcext:value-type="float">
            <text:p>0.3267697863</text:p>
          </table:table-cell>
          <table:table-cell office:value-type="float" office:value="0.361123734932728" calcext:value-type="float">
            <text:p>0.3611237349</text:p>
          </table:table-cell>
          <table:table-cell office:value-type="float" office:value="372.844007193891" calcext:value-type="float">
            <text:p>372.8440071939</text:p>
          </table:table-cell>
        </table:table-row>
        <table:table-row table:style-name="ro1">
          <table:table-cell office:value-type="float" office:value="76.9934182450301" calcext:value-type="float">
            <text:p>76.993418245</text:p>
          </table:table-cell>
          <table:table-cell office:value-type="float" office:value="13.5437763813549" calcext:value-type="float">
            <text:p>13.5437763814</text:p>
          </table:table-cell>
          <table:table-cell office:value-type="float" office:value="2.46932131355652" calcext:value-type="float">
            <text:p>2.4693213136</text:p>
          </table:table-cell>
          <table:table-cell office:value-type="float" office:value="253.433107335584" calcext:value-type="float">
            <text:p>253.4331073356</text:p>
          </table:table-cell>
          <table:table-cell office:value-type="float" office:value="0.948610589224915" calcext:value-type="float">
            <text:p>0.9486105892</text:p>
          </table:table-cell>
          <table:table-cell office:value-type="float" office:value="10.2498671511336" calcext:value-type="float">
            <text:p>10.2498671511</text:p>
          </table:table-cell>
          <table:table-cell office:value-type="float" office:value="1.79969197457648" calcext:value-type="float">
            <text:p>1.7996919746</text:p>
          </table:table-cell>
          <table:table-cell office:value-type="float" office:value="0.0476566747497412" calcext:value-type="float">
            <text:p>0.0476566747</text:p>
          </table:table-cell>
          <table:table-cell office:value-type="float" office:value="0.275285522593841" calcext:value-type="float">
            <text:p>0.2752855226</text:p>
          </table:table-cell>
          <table:table-cell office:value-type="float" office:value="372.851191265635" calcext:value-type="float">
            <text:p>372.8511912656</text:p>
          </table:table-cell>
        </table:table-row>
        <table:table-row table:style-name="ro1">
          <table:table-cell office:value-type="float" office:value="75.4292949153663" calcext:value-type="float">
            <text:p>75.4292949154</text:p>
          </table:table-cell>
          <table:table-cell office:value-type="float" office:value="3.35590671234855" calcext:value-type="float">
            <text:p>3.3559067123</text:p>
          </table:table-cell>
          <table:table-cell office:value-type="float" office:value="2.35590671234855" calcext:value-type="float">
            <text:p>2.3559067123</text:p>
          </table:table-cell>
          <table:table-cell office:value-type="float" office:value="249.522573379015" calcext:value-type="float">
            <text:p>249.522573379</text:p>
          </table:table-cell>
          <table:table-cell office:value-type="float" office:value="1.13368449012633" calcext:value-type="float">
            <text:p>1.1336844901</text:p>
          </table:table-cell>
          <table:table-cell office:value-type="float" office:value="2.35590671234855" calcext:value-type="float">
            <text:p>2.3559067123</text:p>
          </table:table-cell>
          <table:table-cell office:value-type="float" office:value="2.02724935639363" calcext:value-type="float">
            <text:p>2.0272493564</text:p>
          </table:table-cell>
          <table:table-cell office:value-type="float" office:value="0.320339263804942" calcext:value-type="float">
            <text:p>0.3203392638</text:p>
          </table:table-cell>
          <table:table-cell office:value-type="float" office:value="0.475869026583387" calcext:value-type="float">
            <text:p>0.4758690266</text:p>
          </table:table-cell>
          <table:table-cell office:value-type="float" office:value="373.066255755145" calcext:value-type="float">
            <text:p>373.0662557551</text:p>
          </table:table-cell>
        </table:table-row>
        <table:table-row table:style-name="ro1">
          <table:table-cell office:value-type="float" office:value="77.2041584768155" calcext:value-type="float">
            <text:p>77.2041584768</text:p>
          </table:table-cell>
          <table:table-cell office:value-type="float" office:value="11.5618376515998" calcext:value-type="float">
            <text:p>11.5618376516</text:p>
          </table:table-cell>
          <table:table-cell office:value-type="float" office:value="2.00052421194072" calcext:value-type="float">
            <text:p>2.0005242119</text:p>
          </table:table-cell>
          <table:table-cell office:value-type="float" office:value="251.951168605829" calcext:value-type="float">
            <text:p>251.9511686058</text:p>
          </table:table-cell>
          <table:table-cell office:value-type="float" office:value="0.688894081691987" calcext:value-type="float">
            <text:p>0.6888940817</text:p>
          </table:table-cell>
          <table:table-cell office:value-type="float" office:value="8.76792842137848" calcext:value-type="float">
            <text:p>8.7679284214</text:p>
          </table:table-cell>
          <table:table-cell office:value-type="float" office:value="1.74268730478267" calcext:value-type="float">
            <text:p>1.7426873048</text:p>
          </table:table-cell>
          <table:table-cell office:value-type="float" office:value="0.291798793861411" calcext:value-type="float">
            <text:p>0.2917987939</text:p>
          </table:table-cell>
          <table:table-cell office:value-type="float" office:value="0.368859440411864" calcext:value-type="float">
            <text:p>0.3688594404</text:p>
          </table:table-cell>
          <table:table-cell office:value-type="float" office:value="373.180929369691" calcext:value-type="float">
            <text:p>373.1809293697</text:p>
          </table:table-cell>
        </table:table-row>
        <table:table-row table:style-name="ro1">
          <table:table-cell office:value-type="float" office:value="76.5769823276768" calcext:value-type="float">
            <text:p>76.5769823277</text:p>
          </table:table-cell>
          <table:table-cell office:value-type="float" office:value="5.4912484456469" calcext:value-type="float">
            <text:p>5.4912484456</text:p>
          </table:table-cell>
          <table:table-cell office:value-type="float" office:value="3.26902622342468" calcext:value-type="float">
            <text:p>3.2690262234</text:p>
          </table:table-cell>
          <table:table-cell office:value-type="float" office:value="251.657915112313" calcext:value-type="float">
            <text:p>251.6579151123</text:p>
          </table:table-cell>
          <table:table-cell office:value-type="float" office:value="0.824581778980243" calcext:value-type="float">
            <text:p>0.824581779</text:p>
          </table:table-cell>
          <table:table-cell office:value-type="float" office:value="4.4912484456469" calcext:value-type="float">
            <text:p>4.4912484456</text:p>
          </table:table-cell>
          <table:table-cell office:value-type="float" office:value="2.06880507708061" calcext:value-type="float">
            <text:p>2.0688050771</text:p>
          </table:table-cell>
          <table:table-cell office:value-type="float" office:value="0.371590914252184" calcext:value-type="float">
            <text:p>0.3715909143</text:p>
          </table:table-cell>
          <table:table-cell office:value-type="float" office:value="0.518923548536269" calcext:value-type="float">
            <text:p>0.5189235485</text:p>
          </table:table-cell>
          <table:table-cell office:value-type="float" office:value="373.211662777813" calcext:value-type="float">
            <text:p>373.2116627778</text:p>
          </table:table-cell>
        </table:table-row>
        <table:table-row table:style-name="ro1">
          <table:table-cell office:value-type="float" office:value="76.7070847701595" calcext:value-type="float">
            <text:p>76.7070847702</text:p>
          </table:table-cell>
          <table:table-cell office:value-type="float" office:value="5.73109025712817" calcext:value-type="float">
            <text:p>5.7310902571</text:p>
          </table:table-cell>
          <table:table-cell office:value-type="float" office:value="3.50886803490595" calcext:value-type="float">
            <text:p>3.5088680349</text:p>
          </table:table-cell>
          <table:table-cell office:value-type="float" office:value="250.675534701572" calcext:value-type="float">
            <text:p>250.6755347016</text:p>
          </table:table-cell>
          <table:table-cell office:value-type="float" office:value="1.06442359046151" calcext:value-type="float">
            <text:p>1.0644235905</text:p>
          </table:table-cell>
          <table:table-cell office:value-type="float" office:value="4.73109025712817" calcext:value-type="float">
            <text:p>4.7310902571</text:p>
          </table:table-cell>
          <table:table-cell office:value-type="float" office:value="2.07365593354524" calcext:value-type="float">
            <text:p>2.0736559335</text:p>
          </table:table-cell>
          <table:table-cell office:value-type="float" office:value="0.364256376844917" calcext:value-type="float">
            <text:p>0.3642563768</text:p>
          </table:table-cell>
          <table:table-cell office:value-type="float" office:value="0.522446474127571" calcext:value-type="float">
            <text:p>0.5224464741</text:p>
          </table:table-cell>
          <table:table-cell office:value-type="float" office:value="373.247301050668" calcext:value-type="float">
            <text:p>373.2473010507</text:p>
          </table:table-cell>
        </table:table-row>
        <table:table-row table:style-name="ro1">
          <table:table-cell office:value-type="float" office:value="77.2619190682711" calcext:value-type="float">
            <text:p>77.2619190683</text:p>
          </table:table-cell>
          <table:table-cell office:value-type="float" office:value="6.28592455523985" calcext:value-type="float">
            <text:p>6.2859245552</text:p>
          </table:table-cell>
          <table:table-cell office:value-type="float" office:value="2.95716369561479" calcext:value-type="float">
            <text:p>2.9571636956</text:p>
          </table:table-cell>
          <table:table-cell office:value-type="float" office:value="250.626802470191" calcext:value-type="float">
            <text:p>250.6268024702</text:p>
          </table:table-cell>
          <table:table-cell office:value-type="float" office:value="1.12543072807936" calcext:value-type="float">
            <text:p>1.1254307281</text:p>
          </table:table-cell>
          <table:table-cell office:value-type="float" office:value="5.28592455523985" calcext:value-type="float">
            <text:p>5.2859245552</text:p>
          </table:table-cell>
          <table:table-cell office:value-type="float" office:value="2.03098618189781" calcext:value-type="float">
            <text:p>2.0309861819</text:p>
          </table:table-cell>
          <table:table-cell office:value-type="float" office:value="0.208381062527152" calcext:value-type="float">
            <text:p>0.2083810625</text:p>
          </table:table-cell>
          <table:table-cell office:value-type="float" office:value="0.518165472203289" calcext:value-type="float">
            <text:p>0.5181654722</text:p>
          </table:table-cell>
          <table:table-cell office:value-type="float" office:value="373.350962868745" calcext:value-type="float">
            <text:p>373.3509628687</text:p>
          </table:table-cell>
        </table:table-row>
        <table:table-row table:style-name="ro1">
          <table:table-cell office:value-type="float" office:value="77.2648348293009" calcext:value-type="float">
            <text:p>77.2648348293</text:p>
          </table:table-cell>
          <table:table-cell office:value-type="float" office:value="6.28884031626958" calcext:value-type="float">
            <text:p>6.2888403163</text:p>
          </table:table-cell>
          <table:table-cell office:value-type="float" office:value="2.95550698293625" calcext:value-type="float">
            <text:p>2.9555069829</text:p>
          </table:table-cell>
          <table:table-cell office:value-type="float" office:value="248.89995142738" calcext:value-type="float">
            <text:p>248.8999514274</text:p>
          </table:table-cell>
          <table:table-cell office:value-type="float" office:value="1.62217364960292" calcext:value-type="float">
            <text:p>1.6221736496</text:p>
          </table:table-cell>
          <table:table-cell office:value-type="float" office:value="5.28884031626958" calcext:value-type="float">
            <text:p>5.2888403163</text:p>
          </table:table-cell>
          <table:table-cell office:value-type="float" office:value="2.03064064018454" calcext:value-type="float">
            <text:p>2.0306406402</text:p>
          </table:table-cell>
          <table:table-cell office:value-type="float" office:value="0.207762894481053" calcext:value-type="float">
            <text:p>0.2077628945</text:p>
          </table:table-cell>
          <table:table-cell office:value-type="float" office:value="0.518211039482039" calcext:value-type="float">
            <text:p>0.5182110395</text:p>
          </table:table-cell>
          <table:table-cell office:value-type="float" office:value="373.354699692426" calcext:value-type="float">
            <text:p>373.3546996924</text:p>
          </table:table-cell>
        </table:table-row>
        <table:table-row table:style-name="ro1">
          <table:table-cell office:value-type="float" office:value="77.2132302682689" calcext:value-type="float">
            <text:p>77.2132302683</text:p>
          </table:table-cell>
          <table:table-cell office:value-type="float" office:value="13.7635884045937" calcext:value-type="float">
            <text:p>13.7635884046</text:p>
          </table:table-cell>
          <table:table-cell office:value-type="float" office:value="2.34810300605299" calcext:value-type="float">
            <text:p>2.3481030061</text:p>
          </table:table-cell>
          <table:table-cell office:value-type="float" office:value="253.652919358822" calcext:value-type="float">
            <text:p>253.6529193588</text:p>
          </table:table-cell>
          <table:table-cell office:value-type="float" office:value="1.16842261246365" calcext:value-type="float">
            <text:p>1.1684226125</text:p>
          </table:table-cell>
          <table:table-cell office:value-type="float" office:value="10.4696791743724" calcext:value-type="float">
            <text:p>10.4696791744</text:p>
          </table:table-cell>
          <table:table-cell office:value-type="float" office:value="1.80115210717288" calcext:value-type="float">
            <text:p>1.8011521072</text:p>
          </table:table-cell>
          <table:table-cell office:value-type="float" office:value="0.0124672351532509" calcext:value-type="float">
            <text:p>0.0124672352</text:p>
          </table:table-cell>
          <table:table-cell office:value-type="float" office:value="0.274538345810334" calcext:value-type="float">
            <text:p>0.2745383458</text:p>
          </table:table-cell>
          <table:table-cell office:value-type="float" office:value="373.548893762128" calcext:value-type="float">
            <text:p>373.5488937621</text:p>
          </table:table-cell>
        </table:table-row>
        <table:table-row table:style-name="ro1">
          <table:table-cell office:value-type="float" office:value="77.272604368453" calcext:value-type="float">
            <text:p>77.2726043685</text:p>
          </table:table-cell>
          <table:table-cell office:value-type="float" office:value="11.8771971234842" calcext:value-type="float">
            <text:p>11.8771971235</text:p>
          </table:table-cell>
          <table:table-cell office:value-type="float" office:value="2.31588368382508" calcext:value-type="float">
            <text:p>2.3158836838</text:p>
          </table:table-cell>
          <table:table-cell office:value-type="float" office:value="252.266528077713" calcext:value-type="float">
            <text:p>252.2665280777</text:p>
          </table:table-cell>
          <table:table-cell office:value-type="float" office:value="1.00425355357635" calcext:value-type="float">
            <text:p>1.0042535536</text:p>
          </table:table-cell>
          <table:table-cell office:value-type="float" office:value="9.08328789326284" calcext:value-type="float">
            <text:p>9.0832878933</text:p>
          </table:table-cell>
          <table:table-cell office:value-type="float" office:value="1.72591052807701" calcext:value-type="float">
            <text:p>1.7259105281</text:p>
          </table:table-cell>
          <table:table-cell office:value-type="float" office:value="0.29136397981991" calcext:value-type="float">
            <text:p>0.2913639798</text:p>
          </table:table-cell>
          <table:table-cell office:value-type="float" office:value="0.358417619380154" calcext:value-type="float">
            <text:p>0.3584176194</text:p>
          </table:table-cell>
          <table:table-cell office:value-type="float" office:value="373.574974552731" calcext:value-type="float">
            <text:p>373.5749745527</text:p>
          </table:table-cell>
        </table:table-row>
        <table:table-row table:style-name="ro1">
          <table:table-cell office:value-type="float" office:value="77.1094891646909" calcext:value-type="float">
            <text:p>77.1094891647</text:p>
          </table:table-cell>
          <table:table-cell office:value-type="float" office:value="12.4573629236342" calcext:value-type="float">
            <text:p>12.4573629236</text:p>
          </table:table-cell>
          <table:table-cell office:value-type="float" office:value="2.44337458685576" calcext:value-type="float">
            <text:p>2.4433745869</text:p>
          </table:table-cell>
          <table:table-cell office:value-type="float" office:value="252.846693877863" calcext:value-type="float">
            <text:p>252.8466938779</text:p>
          </table:table-cell>
          <table:table-cell office:value-type="float" office:value="0.362197131504149" calcext:value-type="float">
            <text:p>0.3621971315</text:p>
          </table:table-cell>
          <table:table-cell office:value-type="float" office:value="9.66345369341286" calcext:value-type="float">
            <text:p>9.6634536934</text:p>
          </table:table-cell>
          <table:table-cell office:value-type="float" office:value="1.8138052789039" calcext:value-type="float">
            <text:p>1.8138052789</text:p>
          </table:table-cell>
          <table:table-cell office:value-type="float" office:value="0.03758313035116" calcext:value-type="float">
            <text:p>0.0375831304</text:p>
          </table:table-cell>
          <table:table-cell office:value-type="float" office:value="0.284352344290788" calcext:value-type="float">
            <text:p>0.2843523443</text:p>
          </table:table-cell>
          <table:table-cell office:value-type="float" office:value="373.604800941974" calcext:value-type="float">
            <text:p>373.604800942</text:p>
          </table:table-cell>
        </table:table-row>
        <table:table-row table:style-name="ro1">
          <table:table-cell office:value-type="float" office:value="75.2351293822638" calcext:value-type="float">
            <text:p>75.2351293823</text:p>
          </table:table-cell>
          <table:table-cell office:value-type="float" office:value="3.65556833973994" calcext:value-type="float">
            <text:p>3.6555683397</text:p>
          </table:table-cell>
          <table:table-cell office:value-type="float" office:value="2.65556833973994" calcext:value-type="float">
            <text:p>2.6555683397</text:p>
          </table:table-cell>
          <table:table-cell office:value-type="float" office:value="249.822235006406" calcext:value-type="float">
            <text:p>249.8222350064</text:p>
          </table:table-cell>
          <table:table-cell office:value-type="float" office:value="0.211123895295499" calcext:value-type="float">
            <text:p>0.2111238953</text:p>
          </table:table-cell>
          <table:table-cell office:value-type="float" office:value="2.65556833973994" calcext:value-type="float">
            <text:p>2.6555683397</text:p>
          </table:table-cell>
          <table:table-cell office:value-type="float" office:value="1.99162524462461" calcext:value-type="float">
            <text:p>1.9916252446</text:p>
          </table:table-cell>
          <table:table-cell office:value-type="float" office:value="0.442641574619955" calcext:value-type="float">
            <text:p>0.4426415746</text:p>
          </table:table-cell>
          <table:table-cell office:value-type="float" office:value="0.472719923910293" calcext:value-type="float">
            <text:p>0.4727199239</text:p>
          </table:table-cell>
          <table:table-cell office:value-type="float" office:value="373.851492658194" calcext:value-type="float">
            <text:p>373.8514926582</text:p>
          </table:table-cell>
        </table:table-row>
        <table:table-row table:style-name="ro1">
          <table:table-cell office:value-type="float" office:value="76.2859013817989" calcext:value-type="float">
            <text:p>76.2859013818</text:p>
          </table:table-cell>
          <table:table-cell office:value-type="float" office:value="4.70634033927511" calcext:value-type="float">
            <text:p>4.7063403393</text:p>
          </table:table-cell>
          <table:table-cell office:value-type="float" office:value="2.48411811705289" calcext:value-type="float">
            <text:p>2.4841181171</text:p>
          </table:table-cell>
          <table:table-cell office:value-type="float" office:value="250.873007005941" calcext:value-type="float">
            <text:p>250.8730070059</text:p>
          </table:table-cell>
          <table:table-cell office:value-type="float" office:value="1.26189589483067" calcext:value-type="float">
            <text:p>1.2618958948</text:p>
          </table:table-cell>
          <table:table-cell office:value-type="float" office:value="3.70634033927511" calcext:value-type="float">
            <text:p>3.7063403393</text:p>
          </table:table-cell>
          <table:table-cell office:value-type="float" office:value="2.00529631231024" calcext:value-type="float">
            <text:p>2.0052963123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430900138550546" calcext:value-type="float">
            <text:p>0.4309001386</text:p>
          </table:table-cell>
          <table:table-cell office:value-type="float" office:value="373.865645795298" calcext:value-type="float">
            <text:p>373.8656457953</text:p>
          </table:table-cell>
        </table:table-row>
        <table:table-row table:style-name="ro1">
          <table:table-cell office:value-type="float" office:value="77.2412980315408" calcext:value-type="float">
            <text:p>77.2412980315</text:p>
          </table:table-cell>
          <table:table-cell office:value-type="float" office:value="9.26564387299172" calcext:value-type="float">
            <text:p>9.265643873</text:p>
          </table:table-cell>
          <table:table-cell office:value-type="float" office:value="2.8159749997097" calcext:value-type="float">
            <text:p>2.8159749997</text:p>
          </table:table-cell>
          <table:table-cell office:value-type="float" office:value="249.654974827221" calcext:value-type="float">
            <text:p>249.6549748272</text:p>
          </table:table-cell>
          <table:table-cell office:value-type="float" office:value="0.837144747528337" calcext:value-type="float">
            <text:p>0.8371447475</text:p>
          </table:table-cell>
          <table:table-cell office:value-type="float" office:value="6.47173464277039" calcext:value-type="float">
            <text:p>6.4717346428</text:p>
          </table:table-cell>
          <table:table-cell office:value-type="float" office:value="1.85772864998932" calcext:value-type="float">
            <text:p>1.85772865</text:p>
          </table:table-cell>
          <table:table-cell office:value-type="float" office:value="0.233235881804093" calcext:value-type="float">
            <text:p>0.2332358818</text:p>
          </table:table-cell>
          <table:table-cell office:value-type="float" office:value="0.438879366509017" calcext:value-type="float">
            <text:p>0.4388793665</text:p>
          </table:table-cell>
          <table:table-cell office:value-type="float" office:value="374.012078963322" calcext:value-type="float">
            <text:p>374.0120789633</text:p>
          </table:table-cell>
        </table:table-row>
        <table:table-row table:style-name="ro1">
          <table:table-cell office:value-type="float" office:value="75.5521802571658" calcext:value-type="float">
            <text:p>75.5521802572</text:p>
          </table:table-cell>
          <table:table-cell office:value-type="float" office:value="3.47879205414816" calcext:value-type="float">
            <text:p>3.4787920541</text:p>
          </table:table-cell>
          <table:table-cell office:value-type="float" office:value="2.47879205414816" calcext:value-type="float">
            <text:p>2.4787920541</text:p>
          </table:table-cell>
          <table:table-cell office:value-type="float" office:value="249.645458720815" calcext:value-type="float">
            <text:p>249.6454587208</text:p>
          </table:table-cell>
          <table:table-cell office:value-type="float" office:value="1.25656983192594" calcext:value-type="float">
            <text:p>1.2565698319</text:p>
          </table:table-cell>
          <table:table-cell office:value-type="float" office:value="2.47879205414816" calcext:value-type="float">
            <text:p>2.4787920541</text:p>
          </table:table-cell>
          <table:table-cell office:value-type="float" office:value="2.06208296758059" calcext:value-type="float">
            <text:p>2.0620829676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481925412265184" calcext:value-type="float">
            <text:p>0.4819254123</text:p>
          </table:table-cell>
          <table:table-cell office:value-type="float" office:value="374.170618293883" calcext:value-type="float">
            <text:p>374.1706182939</text:p>
          </table:table-cell>
        </table:table-row>
        <table:table-row table:style-name="ro1">
          <table:table-cell office:value-type="float" office:value="75.4184998734903" calcext:value-type="float">
            <text:p>75.4184998735</text:p>
          </table:table-cell>
          <table:table-cell office:value-type="float" office:value="3.34511167047263" calcext:value-type="float">
            <text:p>3.3451116705</text:p>
          </table:table-cell>
          <table:table-cell office:value-type="float" office:value="2.34511167047263" calcext:value-type="float">
            <text:p>2.3451116705</text:p>
          </table:table-cell>
          <table:table-cell office:value-type="float" office:value="249.511778337139" calcext:value-type="float">
            <text:p>249.5117783371</text:p>
          </table:table-cell>
          <table:table-cell office:value-type="float" office:value="1.12288944825041" calcext:value-type="float">
            <text:p>1.1228894483</text:p>
          </table:table-cell>
          <table:table-cell office:value-type="float" office:value="2.34511167047263" calcext:value-type="float">
            <text:p>2.3451116705</text:p>
          </table:table-cell>
          <table:table-cell office:value-type="float" office:value="2.06581260446641" calcext:value-type="float">
            <text:p>2.0658126045</text:p>
          </table:table-cell>
          <table:table-cell office:value-type="float" office:value="0.304652496374756" calcext:value-type="float">
            <text:p>0.3046524964</text:p>
          </table:table-cell>
          <table:table-cell office:value-type="float" office:value="0.503740959000014" calcext:value-type="float">
            <text:p>0.503740959</text:p>
          </table:table-cell>
          <table:table-cell office:value-type="float" office:value="374.428727080676" calcext:value-type="float">
            <text:p>374.4287270807</text:p>
          </table:table-cell>
        </table:table-row>
        <table:table-row table:style-name="ro1">
          <table:table-cell office:value-type="float" office:value="77.3441701092315" calcext:value-type="float">
            <text:p>77.3441701092</text:p>
          </table:table-cell>
          <table:table-cell office:value-type="float" office:value="9.36851595068246" calcext:value-type="float">
            <text:p>9.3685159507</text:p>
          </table:table-cell>
          <table:table-cell office:value-type="float" office:value="2.91884707740044" calcext:value-type="float">
            <text:p>2.9188470774</text:p>
          </table:table-cell>
          <table:table-cell office:value-type="float" office:value="249.757846904911" calcext:value-type="float">
            <text:p>249.7578469049</text:p>
          </table:table-cell>
          <table:table-cell office:value-type="float" office:value="0.94001682521907" calcext:value-type="float">
            <text:p>0.9400168252</text:p>
          </table:table-cell>
          <table:table-cell office:value-type="float" office:value="6.57460672046112" calcext:value-type="float">
            <text:p>6.5746067205</text:p>
          </table:table-cell>
          <table:table-cell office:value-type="float" office:value="1.88351114236913" calcext:value-type="float">
            <text:p>1.8835111424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333852940271048" calcext:value-type="float">
            <text:p>0.3338529403</text:p>
          </table:table-cell>
          <table:table-cell office:value-type="float" office:value="374.624035953269" calcext:value-type="float">
            <text:p>374.6240359533</text:p>
          </table:table-cell>
        </table:table-row>
        <table:table-row table:style-name="ro1">
          <table:table-cell office:value-type="float" office:value="77.8003439815305" calcext:value-type="float">
            <text:p>77.8003439815</text:p>
          </table:table-cell>
          <table:table-cell office:value-type="float" office:value="6.88611338646261" calcext:value-type="float">
            <text:p>6.8861133865</text:p>
          </table:table-cell>
          <table:table-cell office:value-type="float" office:value="2.77842100466025" calcext:value-type="float">
            <text:p>2.7784210047</text:p>
          </table:table-cell>
          <table:table-cell office:value-type="float" office:value="249.791965889453" calcext:value-type="float">
            <text:p>249.7919658895</text:p>
          </table:table-cell>
          <table:table-cell office:value-type="float" office:value="0.538783718714709" calcext:value-type="float">
            <text:p>0.5387837187</text:p>
          </table:table-cell>
          <table:table-cell office:value-type="float" office:value="5.81717644855594" calcext:value-type="float">
            <text:p>5.8171764486</text:p>
          </table:table-cell>
          <table:table-cell office:value-type="float" office:value="1.92349800442679" calcext:value-type="float">
            <text:p>1.9234980044</text:p>
          </table:table-cell>
          <table:table-cell office:value-type="float" office:value="0.152080736397659" calcext:value-type="float">
            <text:p>0.1520807364</text:p>
          </table:table-cell>
          <table:table-cell office:value-type="float" office:value="0.470267979469071" calcext:value-type="float">
            <text:p>0.4702679795</text:p>
          </table:table-cell>
          <table:table-cell office:value-type="float" office:value="374.822399996761" calcext:value-type="float">
            <text:p>374.8223999968</text:p>
          </table:table-cell>
        </table:table-row>
        <table:table-row table:style-name="ro1">
          <table:table-cell office:value-type="float" office:value="73.4666583486741" calcext:value-type="float">
            <text:p>73.4666583487</text:p>
          </table:table-cell>
          <table:table-cell office:value-type="float" office:value="3.72660347898978" calcext:value-type="float">
            <text:p>3.726603479</text:p>
          </table:table-cell>
          <table:table-cell office:value-type="float" office:value="2.72660347898978" calcext:value-type="float">
            <text:p>2.726603479</text:p>
          </table:table-cell>
          <table:table-cell office:value-type="float" office:value="249.893270145656" calcext:value-type="float">
            <text:p>249.8932701457</text:p>
          </table:table-cell>
          <table:table-cell office:value-type="float" office:value="1.50438125676756" calcext:value-type="float">
            <text:p>1.5043812568</text:p>
          </table:table-cell>
          <table:table-cell office:value-type="float" office:value="2.72660347898978" calcext:value-type="float">
            <text:p>2.726603479</text:p>
          </table:table-cell>
          <table:table-cell office:value-type="float" office:value="2.05171497614688" calcext:value-type="float">
            <text:p>2.0517149761</text:p>
          </table:table-cell>
          <table:table-cell office:value-type="float" office:value="0.208330587059899" calcext:value-type="float">
            <text:p>0.2083305871</text:p>
          </table:table-cell>
          <table:table-cell office:value-type="float" office:value="0.487178465949528" calcext:value-type="float">
            <text:p>0.4871784659</text:p>
          </table:table-cell>
          <table:table-cell office:value-type="float" office:value="375.153177256751" calcext:value-type="float">
            <text:p>375.1531772568</text:p>
          </table:table-cell>
        </table:table-row>
        <table:table-row table:style-name="ro1">
          <table:table-cell office:value-type="float" office:value="77.5563048990755" calcext:value-type="float">
            <text:p>77.5563048991</text:p>
          </table:table-cell>
          <table:table-cell office:value-type="float" office:value="5.58031038604417" calcext:value-type="float">
            <text:p>5.580310386</text:p>
          </table:table-cell>
          <table:table-cell office:value-type="float" office:value="3.35808816382195" calcext:value-type="float">
            <text:p>3.3580881638</text:p>
          </table:table-cell>
          <table:table-cell office:value-type="float" office:value="250.524754830488" calcext:value-type="float">
            <text:p>250.5247548305</text:p>
          </table:table-cell>
          <table:table-cell office:value-type="float" office:value="0.913643719377515" calcext:value-type="float">
            <text:p>0.9136437194</text:p>
          </table:table-cell>
          <table:table-cell office:value-type="float" office:value="4.58031038604417" calcext:value-type="float">
            <text:p>4.580310386</text:p>
          </table:table-cell>
          <table:table-cell office:value-type="float" office:value="2.11460727650946" calcext:value-type="float">
            <text:p>2.1146072765</text:p>
          </table:table-cell>
          <table:table-cell office:value-type="float" office:value="0.357977729683179" calcext:value-type="float">
            <text:p>0.3579777297</text:p>
          </table:table-cell>
          <table:table-cell office:value-type="float" office:value="0.5071381907459" calcext:value-type="float">
            <text:p>0.5071381907</text:p>
          </table:table-cell>
          <table:table-cell office:value-type="float" office:value="375.457584950225" calcext:value-type="float">
            <text:p>375.4575849502</text:p>
          </table:table-cell>
        </table:table-row>
        <table:table-row table:style-name="ro1">
          <table:table-cell office:value-type="float" office:value="77.8523353180435" calcext:value-type="float">
            <text:p>77.852335318</text:p>
          </table:table-cell>
          <table:table-cell office:value-type="float" office:value="6.9381047229756" calcext:value-type="float">
            <text:p>6.938104723</text:p>
          </table:table-cell>
          <table:table-cell office:value-type="float" office:value="2.83041234117324" calcext:value-type="float">
            <text:p>2.8304123412</text:p>
          </table:table-cell>
          <table:table-cell office:value-type="float" office:value="249.843957225966" calcext:value-type="float">
            <text:p>249.843957226</text:p>
          </table:table-cell>
          <table:table-cell office:value-type="float" office:value="0.590775055227697" calcext:value-type="float">
            <text:p>0.5907750552</text:p>
          </table:table-cell>
          <table:table-cell office:value-type="float" office:value="5.86916778506893" calcext:value-type="float">
            <text:p>5.8691677851</text:p>
          </table:table-cell>
          <table:table-cell office:value-type="float" office:value="2.01890131330581" calcext:value-type="float">
            <text:p>2.0189013133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512993572852868" calcext:value-type="float">
            <text:p>0.5129935729</text:p>
          </table:table-cell>
          <table:table-cell office:value-type="float" office:value="375.504347722616" calcext:value-type="float">
            <text:p>375.5043477226</text:p>
          </table:table-cell>
        </table:table-row>
        <table:table-row table:style-name="ro1">
          <table:table-cell office:value-type="float" office:value="74.6677492810659" calcext:value-type="float">
            <text:p>74.6677492811</text:p>
          </table:table-cell>
          <table:table-cell office:value-type="float" office:value="3.29532129752693" calcext:value-type="float">
            <text:p>3.2953212975</text:p>
          </table:table-cell>
          <table:table-cell office:value-type="float" office:value="2.29532129752693" calcext:value-type="float">
            <text:p>2.2953212975</text:p>
          </table:table-cell>
          <table:table-cell office:value-type="float" office:value="249.461987964193" calcext:value-type="float">
            <text:p>249.4619879642</text:p>
          </table:table-cell>
          <table:table-cell office:value-type="float" office:value="1.07309907530471" calcext:value-type="float">
            <text:p>1.0730990753</text:p>
          </table:table-cell>
          <table:table-cell office:value-type="float" office:value="2.29532129752693" calcext:value-type="float">
            <text:p>2.2953212975</text:p>
          </table:table-cell>
          <table:table-cell office:value-type="float" office:value="2.06705334060171" calcext:value-type="float">
            <text:p>2.0670533406</text:p>
          </table:table-cell>
          <table:table-cell office:value-type="float" office:value="0.315764164764783" calcext:value-type="float">
            <text:p>0.3157641648</text:p>
          </table:table-cell>
          <table:table-cell office:value-type="float" office:value="0.506830222932721" calcext:value-type="float">
            <text:p>0.5068302229</text:p>
          </table:table-cell>
          <table:table-cell office:value-type="float" office:value="375.671510903288" calcext:value-type="float">
            <text:p>375.6715109033</text:p>
          </table:table-cell>
        </table:table-row>
        <table:table-row table:style-name="ro1">
          <table:table-cell office:value-type="float" office:value="77.0344005628599" calcext:value-type="float">
            <text:p>77.0344005629</text:p>
          </table:table-cell>
          <table:table-cell office:value-type="float" office:value="7.3423921900142" calcext:value-type="float">
            <text:p>7.34239219</text:p>
          </table:table-cell>
          <table:table-cell office:value-type="float" office:value="2.74087264771801" calcext:value-type="float">
            <text:p>2.7408726477</text:p>
          </table:table-cell>
          <table:table-cell office:value-type="float" office:value="250.248244693004" calcext:value-type="float">
            <text:p>250.248244693</text:p>
          </table:table-cell>
          <table:table-cell office:value-type="float" office:value="0.995062522266295" calcext:value-type="float">
            <text:p>0.9950625223</text:p>
          </table:table-cell>
          <table:table-cell office:value-type="float" office:value="6.27345525210753" calcext:value-type="float">
            <text:p>6.2734552521</text:p>
          </table:table-cell>
          <table:table-cell office:value-type="float" office:value="2.12616526972271" calcext:value-type="float">
            <text:p>2.1261652697</text:p>
          </table:table-cell>
          <table:table-cell office:value-type="float" office:value="0.0775853538851973" calcext:value-type="float">
            <text:p>0.0775853539</text:p>
          </table:table-cell>
          <table:table-cell office:value-type="float" office:value="0.494697502392773" calcext:value-type="float">
            <text:p>0.4946975024</text:p>
          </table:table-cell>
          <table:table-cell office:value-type="float" office:value="375.957902798278" calcext:value-type="float">
            <text:p>375.9579027983</text:p>
          </table:table-cell>
        </table:table-row>
        <table:table-row table:style-name="ro1">
          <table:table-cell office:value-type="float" office:value="75.8154094614067" calcext:value-type="float">
            <text:p>75.8154094614</text:p>
          </table:table-cell>
          <table:table-cell office:value-type="float" office:value="3.22075925564545" calcext:value-type="float">
            <text:p>3.2207592556</text:p>
          </table:table-cell>
          <table:table-cell office:value-type="float" office:value="2.22075925564545" calcext:value-type="float">
            <text:p>2.2207592556</text:p>
          </table:table-cell>
          <table:table-cell office:value-type="float" office:value="249.387425922312" calcext:value-type="float">
            <text:p>249.3874259223</text:p>
          </table:table-cell>
          <table:table-cell office:value-type="float" office:value="0.99853703342323" calcext:value-type="float">
            <text:p>0.9985370334</text:p>
          </table:table-cell>
          <table:table-cell office:value-type="float" office:value="2.22075925564545" calcext:value-type="float">
            <text:p>2.2207592556</text:p>
          </table:table-cell>
          <table:table-cell office:value-type="float" office:value="2.09787455413125" calcext:value-type="float">
            <text:p>2.0978745541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503386578180968" calcext:value-type="float">
            <text:p>0.5033865782</text:p>
          </table:table-cell>
          <table:table-cell office:value-type="float" office:value="376.11711052105" calcext:value-type="float">
            <text:p>376.1171105211</text:p>
          </table:table-cell>
        </table:table-row>
        <table:table-row table:style-name="ro1">
          <table:table-cell office:value-type="float" office:value="75.2761827804939" calcext:value-type="float">
            <text:p>75.2761827805</text:p>
          </table:table-cell>
          <table:table-cell office:value-type="float" office:value="4.20279457747624" calcext:value-type="float">
            <text:p>4.2027945775</text:p>
          </table:table-cell>
          <table:table-cell office:value-type="float" office:value="2.20279457747624" calcext:value-type="float">
            <text:p>2.2027945775</text:p>
          </table:table-cell>
          <table:table-cell office:value-type="float" office:value="249.369461244143" calcext:value-type="float">
            <text:p>249.3694612441</text:p>
          </table:table-cell>
          <table:table-cell office:value-type="float" office:value="0.980572355254023" calcext:value-type="float">
            <text:p>0.9805723553</text:p>
          </table:table-cell>
          <table:table-cell office:value-type="float" office:value="2.20279457747624" calcext:value-type="float">
            <text:p>2.2027945775</text:p>
          </table:table-cell>
          <table:table-cell office:value-type="float" office:value="1.9932439525253" calcext:value-type="float">
            <text:p>1.9932439525</text:p>
          </table:table-cell>
          <table:table-cell office:value-type="float" office:value="0.304044929819683" calcext:value-type="float">
            <text:p>0.3040449298</text:p>
          </table:table-cell>
          <table:table-cell office:value-type="float" office:value="0.509756380583527" calcext:value-type="float">
            <text:p>0.5097563806</text:p>
          </table:table-cell>
          <table:table-cell office:value-type="float" office:value="376.523613287044" calcext:value-type="float">
            <text:p>376.523613287</text:p>
          </table:table-cell>
        </table:table-row>
        <table:table-row table:style-name="ro1">
          <table:table-cell office:value-type="float" office:value="76.1819230970753" calcext:value-type="float">
            <text:p>76.1819230971</text:p>
          </table:table-cell>
          <table:table-cell office:value-type="float" office:value="10.5396022718596" calcext:value-type="float">
            <text:p>10.5396022719</text:p>
          </table:table-cell>
          <table:table-cell office:value-type="float" office:value="2.68252599117012" calcext:value-type="float">
            <text:p>2.6825259912</text:p>
          </table:table-cell>
          <table:table-cell office:value-type="float" office:value="250.928933226088" calcext:value-type="float">
            <text:p>250.9289332261</text:p>
          </table:table-cell>
          <table:table-cell office:value-type="float" office:value="0.888880924173943" calcext:value-type="float">
            <text:p>0.8888809242</text:p>
          </table:table-cell>
          <table:table-cell office:value-type="float" office:value="7.74569304163821" calcext:value-type="float">
            <text:p>7.7456930416</text:p>
          </table:table-cell>
          <table:table-cell office:value-type="float" office:value="1.93589307017978" calcext:value-type="float">
            <text:p>1.9358930702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372437900210485" calcext:value-type="float">
            <text:p>0.3724379002</text:p>
          </table:table-cell>
          <table:table-cell office:value-type="float" office:value="376.567323406455" calcext:value-type="float">
            <text:p>376.5673234065</text:p>
          </table:table-cell>
        </table:table-row>
        <table:table-row table:style-name="ro1">
          <table:table-cell office:value-type="float" office:value="76.5563048990755" calcext:value-type="float">
            <text:p>76.5563048991</text:p>
          </table:table-cell>
          <table:table-cell office:value-type="float" office:value="6.58031038604417" calcext:value-type="float">
            <text:p>6.580310386</text:p>
          </table:table-cell>
          <table:table-cell office:value-type="float" office:value="3.35808816382195" calcext:value-type="float">
            <text:p>3.3580881638</text:p>
          </table:table-cell>
          <table:table-cell office:value-type="float" office:value="250.524754830488" calcext:value-type="float">
            <text:p>250.5247548305</text:p>
          </table:table-cell>
          <table:table-cell office:value-type="float" office:value="0.913643719377515" calcext:value-type="float">
            <text:p>0.9136437194</text:p>
          </table:table-cell>
          <table:table-cell office:value-type="float" office:value="4.58031038604417" calcext:value-type="float">
            <text:p>4.580310386</text:p>
          </table:table-cell>
          <table:table-cell office:value-type="float" office:value="2.11460727650946" calcext:value-type="float">
            <text:p>2.1146072765</text:p>
          </table:table-cell>
          <table:table-cell office:value-type="float" office:value="0.357977729683179" calcext:value-type="float">
            <text:p>0.3579777297</text:p>
          </table:table-cell>
          <table:table-cell office:value-type="float" office:value="0.5071381907459" calcext:value-type="float">
            <text:p>0.5071381907</text:p>
          </table:table-cell>
          <table:table-cell office:value-type="float" office:value="376.653290730906" calcext:value-type="float">
            <text:p>376.6532907309</text:p>
          </table:table-cell>
        </table:table-row>
        <table:table-row table:style-name="ro1">
          <table:table-cell office:value-type="float" office:value="75.5911316853848" calcext:value-type="float">
            <text:p>75.5911316854</text:p>
          </table:table-cell>
          <table:table-cell office:value-type="float" office:value="3.11993826974709" calcext:value-type="float">
            <text:p>3.1199382697</text:p>
          </table:table-cell>
          <table:table-cell office:value-type="float" office:value="2.1199382697471" calcext:value-type="float">
            <text:p>2.1199382697</text:p>
          </table:table-cell>
          <table:table-cell office:value-type="float" office:value="249.286604936414" calcext:value-type="float">
            <text:p>249.2866049364</text:p>
          </table:table-cell>
          <table:table-cell office:value-type="float" office:value="0.897716047524874" calcext:value-type="float">
            <text:p>0.8977160475</text:p>
          </table:table-cell>
          <table:table-cell office:value-type="float" office:value="2.1199382697471" calcext:value-type="float">
            <text:p>2.1199382697</text:p>
          </table:table-cell>
          <table:table-cell office:value-type="float" office:value="2.05240028075457" calcext:value-type="float">
            <text:p>2.0524002808</text:p>
          </table:table-cell>
          <table:table-cell office:value-type="float" office:value="0.391217352301648" calcext:value-type="float">
            <text:p>0.3912173523</text:p>
          </table:table-cell>
          <table:table-cell office:value-type="float" office:value="0.499328151308037" calcext:value-type="float">
            <text:p>0.4993281513</text:p>
          </table:table-cell>
          <table:table-cell office:value-type="float" office:value="377.111959859453" calcext:value-type="float">
            <text:p>377.1119598595</text:p>
          </table:table-cell>
        </table:table-row>
        <table:table-row table:style-name="ro1">
          <table:table-cell office:value-type="float" office:value="76.5563048990755" calcext:value-type="float">
            <text:p>76.5563048991</text:p>
          </table:table-cell>
          <table:table-cell office:value-type="float" office:value="5.58031038604417" calcext:value-type="float">
            <text:p>5.580310386</text:p>
          </table:table-cell>
          <table:table-cell office:value-type="float" office:value="3.35808816382195" calcext:value-type="float">
            <text:p>3.3580881638</text:p>
          </table:table-cell>
          <table:table-cell office:value-type="float" office:value="250.524754830488" calcext:value-type="float">
            <text:p>250.5247548305</text:p>
          </table:table-cell>
          <table:table-cell office:value-type="float" office:value="0.913643719377515" calcext:value-type="float">
            <text:p>0.9136437194</text:p>
          </table:table-cell>
          <table:table-cell office:value-type="float" office:value="5.58031038604417" calcext:value-type="float">
            <text:p>5.580310386</text:p>
          </table:table-cell>
          <table:table-cell office:value-type="float" office:value="2.11460727650946" calcext:value-type="float">
            <text:p>2.1146072765</text:p>
          </table:table-cell>
          <table:table-cell office:value-type="float" office:value="0.357977729683179" calcext:value-type="float">
            <text:p>0.3579777297</text:p>
          </table:table-cell>
          <table:table-cell office:value-type="float" office:value="0.5071381907459" calcext:value-type="float">
            <text:p>0.5071381907</text:p>
          </table:table-cell>
          <table:table-cell office:value-type="float" office:value="377.312740405003" calcext:value-type="float">
            <text:p>377.312740405</text:p>
          </table:table-cell>
        </table:table-row>
        <table:table-row table:style-name="ro1">
          <table:table-cell office:value-type="float" office:value="75.3453707257644" calcext:value-type="float">
            <text:p>75.3453707258</text:p>
          </table:table-cell>
          <table:table-cell office:value-type="float" office:value="3.76580968324057" calcext:value-type="float">
            <text:p>3.7658096832</text:p>
          </table:table-cell>
          <table:table-cell office:value-type="float" office:value="2.76580968324057" calcext:value-type="float">
            <text:p>2.7658096832</text:p>
          </table:table-cell>
          <table:table-cell office:value-type="float" office:value="249.932476349907" calcext:value-type="float">
            <text:p>249.9324763499</text:p>
          </table:table-cell>
          <table:table-cell office:value-type="float" office:value="0.321365238796129" calcext:value-type="float">
            <text:p>0.3213652388</text:p>
          </table:table-cell>
          <table:table-cell office:value-type="float" office:value="2.76580968324057" calcext:value-type="float">
            <text:p>2.7658096832</text:p>
          </table:table-cell>
          <table:table-cell office:value-type="float" office:value="2.02124693552247" calcext:value-type="float">
            <text:p>2.0212469355</text:p>
          </table:table-cell>
          <table:table-cell office:value-type="float" office:value="0.271073672398417" calcext:value-type="float">
            <text:p>0.2710736724</text:p>
          </table:table-cell>
          <table:table-cell office:value-type="float" office:value="0.523606165075139" calcext:value-type="float">
            <text:p>0.5236061651</text:p>
          </table:table-cell>
          <table:table-cell office:value-type="float" office:value="377.340912367343" calcext:value-type="float">
            <text:p>377.3409123673</text:p>
          </table:table-cell>
        </table:table-row>
        <table:table-row table:style-name="ro1">
          <table:table-cell office:value-type="float" office:value="77.2641907240423" calcext:value-type="float">
            <text:p>77.264190724</text:p>
          </table:table-cell>
          <table:table-cell office:value-type="float" office:value="6.27792225774053" calcext:value-type="float">
            <text:p>6.2779222577</text:p>
          </table:table-cell>
          <table:table-cell office:value-type="float" office:value="2.09090632815997" calcext:value-type="float">
            <text:p>2.0909063282</text:p>
          </table:table-cell>
          <table:table-cell office:value-type="float" office:value="250.239390640052" calcext:value-type="float">
            <text:p>250.2393906401</text:p>
          </table:table-cell>
          <table:table-cell office:value-type="float" office:value="0.842494287899734" calcext:value-type="float">
            <text:p>0.8424942879</text:p>
          </table:table-cell>
          <table:table-cell office:value-type="float" office:value="5.26707752928839" calcext:value-type="float">
            <text:p>5.2670775293</text:p>
          </table:table-cell>
          <table:table-cell office:value-type="float" office:value="2.08072904402735" calcext:value-type="float">
            <text:p>2.080729044</text:p>
          </table:table-cell>
          <table:table-cell office:value-type="float" office:value="0.497804212787667" calcext:value-type="float">
            <text:p>0.4978042128</text:p>
          </table:table-cell>
          <table:table-cell office:value-type="float" office:value="0.502694222956129" calcext:value-type="float">
            <text:p>0.502694223</text:p>
          </table:table-cell>
          <table:table-cell office:value-type="float" office:value="377.496546960658" calcext:value-type="float">
            <text:p>377.4965469607</text:p>
          </table:table-cell>
        </table:table-row>
        <table:table-row table:style-name="ro1">
          <table:table-cell office:value-type="float" office:value="75.1096631611034" calcext:value-type="float">
            <text:p>75.1096631611</text:p>
          </table:table-cell>
          <table:table-cell office:value-type="float" office:value="2.51501295534217" calcext:value-type="float">
            <text:p>2.5150129553</text:p>
          </table:table-cell>
          <table:table-cell office:value-type="float" office:value="1.51501295534217" calcext:value-type="float">
            <text:p>1.5150129553</text:p>
          </table:table-cell>
          <table:table-cell office:value-type="float" office:value="248.681679622009" calcext:value-type="float">
            <text:p>248.681679622</text:p>
          </table:table-cell>
          <table:table-cell table:number-columns-repeated="2" office:value-type="float" office:value="1.51501295534217" calcext:value-type="float">
            <text:p>1.5150129553</text:p>
          </table:table-cell>
          <table:table-cell office:value-type="float" office:value="2.08144642584972" calcext:value-type="float">
            <text:p>2.0814464258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52640487554616" calcext:value-type="float">
            <text:p>0.5264048755</text:p>
          </table:table-cell>
          <table:table-cell office:value-type="float" office:value="377.514341436476" calcext:value-type="float">
            <text:p>377.5143414365</text:p>
          </table:table-cell>
        </table:table-row>
        <table:table-row table:style-name="ro1">
          <table:table-cell office:value-type="float" office:value="76.5563048990755" calcext:value-type="float">
            <text:p>76.5563048991</text:p>
          </table:table-cell>
          <table:table-cell office:value-type="float" office:value="5.58031038604417" calcext:value-type="float">
            <text:p>5.580310386</text:p>
          </table:table-cell>
          <table:table-cell office:value-type="float" office:value="3.35808816382195" calcext:value-type="float">
            <text:p>3.3580881638</text:p>
          </table:table-cell>
          <table:table-cell office:value-type="float" office:value="250.524754830488" calcext:value-type="float">
            <text:p>250.5247548305</text:p>
          </table:table-cell>
          <table:table-cell office:value-type="float" office:value="0.913643719377515" calcext:value-type="float">
            <text:p>0.9136437194</text:p>
          </table:table-cell>
          <table:table-cell office:value-type="float" office:value="4.58031038604417" calcext:value-type="float">
            <text:p>4.580310386</text:p>
          </table:table-cell>
          <table:table-cell office:value-type="float" office:value="2.11460727650946" calcext:value-type="float">
            <text:p>2.1146072765</text:p>
          </table:table-cell>
          <table:table-cell office:value-type="float" office:value="0.357977729683179" calcext:value-type="float">
            <text:p>0.3579777297</text:p>
          </table:table-cell>
          <table:table-cell office:value-type="float" office:value="0.5071381907459" calcext:value-type="float">
            <text:p>0.5071381907</text:p>
          </table:table-cell>
          <table:table-cell office:value-type="float" office:value="377.535269423217" calcext:value-type="float">
            <text:p>377.5352694232</text:p>
          </table:table-cell>
        </table:table-row>
        <table:table-row table:style-name="ro1">
          <table:table-cell office:value-type="float" office:value="76.5563048990755" calcext:value-type="float">
            <text:p>76.5563048991</text:p>
          </table:table-cell>
          <table:table-cell office:value-type="float" office:value="5.58031038604417" calcext:value-type="float">
            <text:p>5.580310386</text:p>
          </table:table-cell>
          <table:table-cell office:value-type="float" office:value="3.35808816382195" calcext:value-type="float">
            <text:p>3.3580881638</text:p>
          </table:table-cell>
          <table:table-cell office:value-type="float" office:value="250.524754830488" calcext:value-type="float">
            <text:p>250.5247548305</text:p>
          </table:table-cell>
          <table:table-cell office:value-type="float" office:value="0.913643719377515" calcext:value-type="float">
            <text:p>0.9136437194</text:p>
          </table:table-cell>
          <table:table-cell office:value-type="float" office:value="4.58031038604417" calcext:value-type="float">
            <text:p>4.580310386</text:p>
          </table:table-cell>
          <table:table-cell office:value-type="float" office:value="2.11460727650946" calcext:value-type="float">
            <text:p>2.1146072765</text:p>
          </table:table-cell>
          <table:table-cell office:value-type="float" office:value="0.357977729683179" calcext:value-type="float">
            <text:p>0.3579777297</text:p>
          </table:table-cell>
          <table:table-cell office:value-type="float" office:value="0.5071381907459" calcext:value-type="float">
            <text:p>0.5071381907</text:p>
          </table:table-cell>
          <table:table-cell office:value-type="float" office:value="377.535269423217" calcext:value-type="float">
            <text:p>377.5352694232</text:p>
          </table:table-cell>
        </table:table-row>
        <table:table-row table:style-name="ro1">
          <table:table-cell office:value-type="float" office:value="76.5563048990755" calcext:value-type="float">
            <text:p>76.5563048991</text:p>
          </table:table-cell>
          <table:table-cell office:value-type="float" office:value="5.58031038604417" calcext:value-type="float">
            <text:p>5.580310386</text:p>
          </table:table-cell>
          <table:table-cell office:value-type="float" office:value="3.35808816382195" calcext:value-type="float">
            <text:p>3.3580881638</text:p>
          </table:table-cell>
          <table:table-cell office:value-type="float" office:value="250.524754830488" calcext:value-type="float">
            <text:p>250.5247548305</text:p>
          </table:table-cell>
          <table:table-cell office:value-type="float" office:value="1.91364371937751" calcext:value-type="float">
            <text:p>1.9136437194</text:p>
          </table:table-cell>
          <table:table-cell office:value-type="float" office:value="4.58031038604417" calcext:value-type="float">
            <text:p>4.580310386</text:p>
          </table:table-cell>
          <table:table-cell office:value-type="float" office:value="2.11460727650946" calcext:value-type="float">
            <text:p>2.1146072765</text:p>
          </table:table-cell>
          <table:table-cell office:value-type="float" office:value="0.357977729683179" calcext:value-type="float">
            <text:p>0.3579777297</text:p>
          </table:table-cell>
          <table:table-cell office:value-type="float" office:value="0.5071381907459" calcext:value-type="float">
            <text:p>0.5071381907</text:p>
          </table:table-cell>
          <table:table-cell office:value-type="float" office:value="377.592039779724" calcext:value-type="float">
            <text:p>377.5920397797</text:p>
          </table:table-cell>
        </table:table-row>
        <table:table-row table:style-name="ro1">
          <table:table-cell office:value-type="float" office:value="76.5563048990755" calcext:value-type="float">
            <text:p>76.5563048991</text:p>
          </table:table-cell>
          <table:table-cell office:value-type="float" office:value="5.58031038604417" calcext:value-type="float">
            <text:p>5.580310386</text:p>
          </table:table-cell>
          <table:table-cell office:value-type="float" office:value="3.35808816382195" calcext:value-type="float">
            <text:p>3.3580881638</text:p>
          </table:table-cell>
          <table:table-cell office:value-type="float" office:value="251.524754830488" calcext:value-type="float">
            <text:p>251.5247548305</text:p>
          </table:table-cell>
          <table:table-cell office:value-type="float" office:value="0.913643719377515" calcext:value-type="float">
            <text:p>0.9136437194</text:p>
          </table:table-cell>
          <table:table-cell office:value-type="float" office:value="4.58031038604417" calcext:value-type="float">
            <text:p>4.580310386</text:p>
          </table:table-cell>
          <table:table-cell office:value-type="float" office:value="2.11460727650946" calcext:value-type="float">
            <text:p>2.1146072765</text:p>
          </table:table-cell>
          <table:table-cell office:value-type="float" office:value="0.357977729683179" calcext:value-type="float">
            <text:p>0.3579777297</text:p>
          </table:table-cell>
          <table:table-cell office:value-type="float" office:value="0.5071381907459" calcext:value-type="float">
            <text:p>0.5071381907</text:p>
          </table:table-cell>
          <table:table-cell office:value-type="float" office:value="377.603135477612" calcext:value-type="float">
            <text:p>377.6031354776</text:p>
          </table:table-cell>
        </table:table-row>
        <table:table-row table:style-name="ro1">
          <table:table-cell office:value-type="float" office:value="77.2049642056545" calcext:value-type="float">
            <text:p>77.2049642057</text:p>
          </table:table-cell>
          <table:table-cell office:value-type="float" office:value="11.5626433804388" calcext:value-type="float">
            <text:p>11.5626433804</text:p>
          </table:table-cell>
          <table:table-cell office:value-type="float" office:value="2.00132994077971" calcext:value-type="float">
            <text:p>2.0013299408</text:p>
          </table:table-cell>
          <table:table-cell office:value-type="float" office:value="251.951974334668" calcext:value-type="float">
            <text:p>251.9519743347</text:p>
          </table:table-cell>
          <table:table-cell office:value-type="float" office:value="0.689699810530981" calcext:value-type="float">
            <text:p>0.6896998105</text:p>
          </table:table-cell>
          <table:table-cell office:value-type="float" office:value="8.76873415021747" calcext:value-type="float">
            <text:p>8.7687341502</text:p>
          </table:table-cell>
          <table:table-cell office:value-type="float" office:value="1.8465040568187" calcext:value-type="float">
            <text:p>1.8465040568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30192361166602" calcext:value-type="float">
            <text:p>0.3019236117</text:p>
          </table:table-cell>
          <table:table-cell office:value-type="float" office:value="377.767578951821" calcext:value-type="float">
            <text:p>377.7675789518</text:p>
          </table:table-cell>
        </table:table-row>
        <table:table-row table:style-name="ro1">
          <table:table-cell office:value-type="float" office:value="75.2761827804939" calcext:value-type="float">
            <text:p>75.2761827805</text:p>
          </table:table-cell>
          <table:table-cell table:number-columns-repeated="2" office:value-type="float" office:value="3.20279457747624" calcext:value-type="float">
            <text:p>3.2027945775</text:p>
          </table:table-cell>
          <table:table-cell office:value-type="float" office:value="249.369461244143" calcext:value-type="float">
            <text:p>249.3694612441</text:p>
          </table:table-cell>
          <table:table-cell office:value-type="float" office:value="0.980572355254023" calcext:value-type="float">
            <text:p>0.9805723553</text:p>
          </table:table-cell>
          <table:table-cell office:value-type="float" office:value="2.20279457747624" calcext:value-type="float">
            <text:p>2.2027945775</text:p>
          </table:table-cell>
          <table:table-cell office:value-type="float" office:value="1.9932439525253" calcext:value-type="float">
            <text:p>1.9932439525</text:p>
          </table:table-cell>
          <table:table-cell office:value-type="float" office:value="0.304044929819683" calcext:value-type="float">
            <text:p>0.3040449298</text:p>
          </table:table-cell>
          <table:table-cell office:value-type="float" office:value="0.509756380583527" calcext:value-type="float">
            <text:p>0.5097563806</text:p>
          </table:table-cell>
          <table:table-cell office:value-type="float" office:value="377.783369608447" calcext:value-type="float">
            <text:p>377.7833696084</text:p>
          </table:table-cell>
        </table:table-row>
        <table:table-row table:style-name="ro1">
          <table:table-cell office:value-type="float" office:value="76.5563048990755" calcext:value-type="float">
            <text:p>76.5563048991</text:p>
          </table:table-cell>
          <table:table-cell office:value-type="float" office:value="5.58031038604417" calcext:value-type="float">
            <text:p>5.580310386</text:p>
          </table:table-cell>
          <table:table-cell office:value-type="float" office:value="4.35808816382195" calcext:value-type="float">
            <text:p>4.3580881638</text:p>
          </table:table-cell>
          <table:table-cell office:value-type="float" office:value="250.524754830488" calcext:value-type="float">
            <text:p>250.5247548305</text:p>
          </table:table-cell>
          <table:table-cell office:value-type="float" office:value="0.913643719377515" calcext:value-type="float">
            <text:p>0.9136437194</text:p>
          </table:table-cell>
          <table:table-cell office:value-type="float" office:value="4.58031038604417" calcext:value-type="float">
            <text:p>4.580310386</text:p>
          </table:table-cell>
          <table:table-cell office:value-type="float" office:value="2.11460727650946" calcext:value-type="float">
            <text:p>2.1146072765</text:p>
          </table:table-cell>
          <table:table-cell office:value-type="float" office:value="0.357977729683179" calcext:value-type="float">
            <text:p>0.3579777297</text:p>
          </table:table-cell>
          <table:table-cell office:value-type="float" office:value="0.5071381907459" calcext:value-type="float">
            <text:p>0.5071381907</text:p>
          </table:table-cell>
          <table:table-cell office:value-type="float" office:value="378.159922531483" calcext:value-type="float">
            <text:p>378.1599225315</text:p>
          </table:table-cell>
        </table:table-row>
        <table:table-row table:style-name="ro1">
          <table:table-cell office:value-type="float" office:value="76.8648219294481" calcext:value-type="float">
            <text:p>76.8648219294</text:p>
          </table:table-cell>
          <table:table-cell office:value-type="float" office:value="11.2225011042324" calcext:value-type="float">
            <text:p>11.2225011042</text:p>
          </table:table-cell>
          <table:table-cell office:value-type="float" office:value="2.46540958196394" calcext:value-type="float">
            <text:p>2.465409582</text:p>
          </table:table-cell>
          <table:table-cell office:value-type="float" office:value="251.611832058461" calcext:value-type="float">
            <text:p>251.6118320585</text:p>
          </table:table-cell>
          <table:table-cell office:value-type="float" office:value="0.349557534324564" calcext:value-type="float">
            <text:p>0.3495575343</text:p>
          </table:table-cell>
          <table:table-cell office:value-type="float" office:value="8.42859187401106" calcext:value-type="float">
            <text:p>8.428591874</text:p>
          </table:table-cell>
          <table:table-cell office:value-type="float" office:value="1.85613803288961" calcext:value-type="float">
            <text:p>1.8561380329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30977417615874" calcext:value-type="float">
            <text:p>0.3097741762</text:p>
          </table:table-cell>
          <table:table-cell office:value-type="float" office:value="378.207921356415" calcext:value-type="float">
            <text:p>378.2079213564</text:p>
          </table:table-cell>
        </table:table-row>
        <table:table-row table:style-name="ro1">
          <table:table-cell office:value-type="float" office:value="75.2761827804939" calcext:value-type="float">
            <text:p>75.2761827805</text:p>
          </table:table-cell>
          <table:table-cell office:value-type="float" office:value="3.20279457747624" calcext:value-type="float">
            <text:p>3.2027945775</text:p>
          </table:table-cell>
          <table:table-cell office:value-type="float" office:value="2.20279457747624" calcext:value-type="float">
            <text:p>2.2027945775</text:p>
          </table:table-cell>
          <table:table-cell office:value-type="float" office:value="249.369461244143" calcext:value-type="float">
            <text:p>249.3694612441</text:p>
          </table:table-cell>
          <table:table-cell office:value-type="float" office:value="0.980572355254023" calcext:value-type="float">
            <text:p>0.9805723553</text:p>
          </table:table-cell>
          <table:table-cell office:value-type="float" office:value="3.20279457747624" calcext:value-type="float">
            <text:p>3.2027945775</text:p>
          </table:table-cell>
          <table:table-cell office:value-type="float" office:value="1.9932439525253" calcext:value-type="float">
            <text:p>1.9932439525</text:p>
          </table:table-cell>
          <table:table-cell office:value-type="float" office:value="0.304044929819683" calcext:value-type="float">
            <text:p>0.3040449298</text:p>
          </table:table-cell>
          <table:table-cell office:value-type="float" office:value="0.509756380583527" calcext:value-type="float">
            <text:p>0.5097563806</text:p>
          </table:table-cell>
          <table:table-cell office:value-type="float" office:value="378.220553139532" calcext:value-type="float">
            <text:p>378.2205531395</text:p>
          </table:table-cell>
        </table:table-row>
        <table:table-row table:style-name="ro1">
          <table:table-cell office:value-type="float" office:value="75.5420676181917" calcext:value-type="float">
            <text:p>75.5420676182</text:p>
          </table:table-cell>
          <table:table-cell office:value-type="float" office:value="3.94741741243049" calcext:value-type="float">
            <text:p>3.9474174124</text:p>
          </table:table-cell>
          <table:table-cell office:value-type="float" office:value="1.94741741243049" calcext:value-type="float">
            <text:p>1.9474174124</text:p>
          </table:table-cell>
          <table:table-cell office:value-type="float" office:value="249.114084079097" calcext:value-type="float">
            <text:p>249.1140840791</text:p>
          </table:table-cell>
          <table:table-cell office:value-type="float" office:value="0.725195190208273" calcext:value-type="float">
            <text:p>0.7251951902</text:p>
          </table:table-cell>
          <table:table-cell office:value-type="float" office:value="1.94741741243049" calcext:value-type="float">
            <text:p>1.9474174124</text:p>
          </table:table-cell>
          <table:table-cell office:value-type="float" office:value="2.03391390280778" calcext:value-type="float">
            <text:p>2.0339139028</text:p>
          </table:table-cell>
          <table:table-cell office:value-type="float" office:value="0.398411223564121" calcext:value-type="float">
            <text:p>0.3984112236</text:p>
          </table:table-cell>
          <table:table-cell office:value-type="float" office:value="0.518139659252025" calcext:value-type="float">
            <text:p>0.5181396593</text:p>
          </table:table-cell>
          <table:table-cell office:value-type="float" office:value="378.321537491126" calcext:value-type="float">
            <text:p>378.3215374911</text:p>
          </table:table-cell>
        </table:table-row>
        <table:table-row table:style-name="ro1">
          <table:table-cell office:value-type="float" office:value="75.2761827804939" calcext:value-type="float">
            <text:p>75.2761827805</text:p>
          </table:table-cell>
          <table:table-cell office:value-type="float" office:value="3.20279457747624" calcext:value-type="float">
            <text:p>3.2027945775</text:p>
          </table:table-cell>
          <table:table-cell office:value-type="float" office:value="2.20279457747624" calcext:value-type="float">
            <text:p>2.2027945775</text:p>
          </table:table-cell>
          <table:table-cell office:value-type="float" office:value="249.369461244143" calcext:value-type="float">
            <text:p>249.3694612441</text:p>
          </table:table-cell>
          <table:table-cell office:value-type="float" office:value="0.980572355254023" calcext:value-type="float">
            <text:p>0.9805723553</text:p>
          </table:table-cell>
          <table:table-cell office:value-type="float" office:value="2.20279457747624" calcext:value-type="float">
            <text:p>2.2027945775</text:p>
          </table:table-cell>
          <table:table-cell office:value-type="float" office:value="1.9932439525253" calcext:value-type="float">
            <text:p>1.9932439525</text:p>
          </table:table-cell>
          <table:table-cell office:value-type="float" office:value="0.304044929819683" calcext:value-type="float">
            <text:p>0.3040449298</text:p>
          </table:table-cell>
          <table:table-cell office:value-type="float" office:value="0.509756380583527" calcext:value-type="float">
            <text:p>0.5097563806</text:p>
          </table:table-cell>
          <table:table-cell office:value-type="float" office:value="378.325168276605" calcext:value-type="float">
            <text:p>378.3251682766</text:p>
          </table:table-cell>
        </table:table-row>
        <table:table-row table:style-name="ro1">
          <table:table-cell office:value-type="float" office:value="75.2761827804939" calcext:value-type="float">
            <text:p>75.2761827805</text:p>
          </table:table-cell>
          <table:table-cell office:value-type="float" office:value="3.20279457747624" calcext:value-type="float">
            <text:p>3.2027945775</text:p>
          </table:table-cell>
          <table:table-cell office:value-type="float" office:value="2.20279457747624" calcext:value-type="float">
            <text:p>2.2027945775</text:p>
          </table:table-cell>
          <table:table-cell office:value-type="float" office:value="249.369461244143" calcext:value-type="float">
            <text:p>249.3694612441</text:p>
          </table:table-cell>
          <table:table-cell office:value-type="float" office:value="0.980572355254023" calcext:value-type="float">
            <text:p>0.9805723553</text:p>
          </table:table-cell>
          <table:table-cell office:value-type="float" office:value="2.20279457747624" calcext:value-type="float">
            <text:p>2.2027945775</text:p>
          </table:table-cell>
          <table:table-cell office:value-type="float" office:value="1.9932439525253" calcext:value-type="float">
            <text:p>1.9932439525</text:p>
          </table:table-cell>
          <table:table-cell office:value-type="float" office:value="0.304044929819683" calcext:value-type="float">
            <text:p>0.3040449298</text:p>
          </table:table-cell>
          <table:table-cell office:value-type="float" office:value="0.509756380583527" calcext:value-type="float">
            <text:p>0.5097563806</text:p>
          </table:table-cell>
          <table:table-cell office:value-type="float" office:value="378.325168276605" calcext:value-type="float">
            <text:p>378.3251682766</text:p>
          </table:table-cell>
        </table:table-row>
        <table:table-row table:style-name="ro1">
          <table:table-cell office:value-type="float" office:value="75.2761827804939" calcext:value-type="float">
            <text:p>75.2761827805</text:p>
          </table:table-cell>
          <table:table-cell office:value-type="float" office:value="3.20279457747624" calcext:value-type="float">
            <text:p>3.2027945775</text:p>
          </table:table-cell>
          <table:table-cell office:value-type="float" office:value="2.20279457747624" calcext:value-type="float">
            <text:p>2.2027945775</text:p>
          </table:table-cell>
          <table:table-cell office:value-type="float" office:value="250.369461244143" calcext:value-type="float">
            <text:p>250.3694612441</text:p>
          </table:table-cell>
          <table:table-cell office:value-type="float" office:value="0.980572355254023" calcext:value-type="float">
            <text:p>0.9805723553</text:p>
          </table:table-cell>
          <table:table-cell office:value-type="float" office:value="2.20279457747624" calcext:value-type="float">
            <text:p>2.2027945775</text:p>
          </table:table-cell>
          <table:table-cell office:value-type="float" office:value="1.9932439525253" calcext:value-type="float">
            <text:p>1.9932439525</text:p>
          </table:table-cell>
          <table:table-cell office:value-type="float" office:value="0.304044929819683" calcext:value-type="float">
            <text:p>0.3040449298</text:p>
          </table:table-cell>
          <table:table-cell office:value-type="float" office:value="0.509756380583527" calcext:value-type="float">
            <text:p>0.5097563806</text:p>
          </table:table-cell>
          <table:table-cell office:value-type="float" office:value="378.37974518285" calcext:value-type="float">
            <text:p>378.3797451829</text:p>
          </table:table-cell>
        </table:table-row>
        <table:table-row table:style-name="ro1">
          <table:table-cell office:value-type="float" office:value="75.2761827804939" calcext:value-type="float">
            <text:p>75.2761827805</text:p>
          </table:table-cell>
          <table:table-cell office:value-type="float" office:value="3.20279457747624" calcext:value-type="float">
            <text:p>3.2027945775</text:p>
          </table:table-cell>
          <table:table-cell office:value-type="float" office:value="2.20279457747624" calcext:value-type="float">
            <text:p>2.2027945775</text:p>
          </table:table-cell>
          <table:table-cell office:value-type="float" office:value="249.369461244143" calcext:value-type="float">
            <text:p>249.3694612441</text:p>
          </table:table-cell>
          <table:table-cell office:value-type="float" office:value="1.98057235525402" calcext:value-type="float">
            <text:p>1.9805723553</text:p>
          </table:table-cell>
          <table:table-cell office:value-type="float" office:value="2.20279457747624" calcext:value-type="float">
            <text:p>2.2027945775</text:p>
          </table:table-cell>
          <table:table-cell office:value-type="float" office:value="1.9932439525253" calcext:value-type="float">
            <text:p>1.9932439525</text:p>
          </table:table-cell>
          <table:table-cell office:value-type="float" office:value="0.304044929819683" calcext:value-type="float">
            <text:p>0.3040449298</text:p>
          </table:table-cell>
          <table:table-cell office:value-type="float" office:value="0.509756380583527" calcext:value-type="float">
            <text:p>0.5097563806</text:p>
          </table:table-cell>
          <table:table-cell office:value-type="float" office:value="378.428579579" calcext:value-type="float">
            <text:p>378.428579579</text:p>
          </table:table-cell>
        </table:table-row>
        <table:table-row table:style-name="ro1">
          <table:table-cell office:value-type="float" office:value="75.3933191977838" calcext:value-type="float">
            <text:p>75.3933191978</text:p>
          </table:table-cell>
          <table:table-cell office:value-type="float" office:value="3.81375815525998" calcext:value-type="float">
            <text:p>3.8137581553</text:p>
          </table:table-cell>
          <table:table-cell office:value-type="float" office:value="2.81375815525998" calcext:value-type="float">
            <text:p>2.8137581553</text:p>
          </table:table-cell>
          <table:table-cell office:value-type="float" office:value="249.980424821926" calcext:value-type="float">
            <text:p>249.9804248219</text:p>
          </table:table-cell>
          <table:table-cell office:value-type="float" office:value="0.369313710815539" calcext:value-type="float">
            <text:p>0.3693137108</text:p>
          </table:table-cell>
          <table:table-cell office:value-type="float" office:value="2.81375815525998" calcext:value-type="float">
            <text:p>2.8137581553</text:p>
          </table:table-cell>
          <table:table-cell office:value-type="float" office:value="2.0566235912414" calcext:value-type="float">
            <text:p>2.0566235912</text:p>
          </table:table-cell>
          <table:table-cell office:value-type="float" office:value="0.119736907620654" calcext:value-type="float">
            <text:p>0.1197369076</text:p>
          </table:table-cell>
          <table:table-cell office:value-type="float" office:value="0.463406894876315" calcext:value-type="float">
            <text:p>0.4634068949</text:p>
          </table:table-cell>
          <table:table-cell office:value-type="float" office:value="378.494557477129" calcext:value-type="float">
            <text:p>378.4945574771</text:p>
          </table:table-cell>
        </table:table-row>
        <table:table-row table:style-name="ro1">
          <table:table-cell office:value-type="float" office:value="77.9567685038129" calcext:value-type="float">
            <text:p>77.9567685038</text:p>
          </table:table-cell>
          <table:table-cell office:value-type="float" office:value="9.98111434526379" calcext:value-type="float">
            <text:p>9.9811143453</text:p>
          </table:table-cell>
          <table:table-cell office:value-type="float" office:value="2.30922324975954" calcext:value-type="float">
            <text:p>2.3092232498</text:p>
          </table:table-cell>
          <table:table-cell office:value-type="float" office:value="250.370445299493" calcext:value-type="float">
            <text:p>250.3704452995</text:p>
          </table:table-cell>
          <table:table-cell office:value-type="float" office:value="0.330392997578181" calcext:value-type="float">
            <text:p>0.3303929976</text:p>
          </table:table-cell>
          <table:table-cell office:value-type="float" office:value="7.18720511504245" calcext:value-type="float">
            <text:p>7.187205115</text:p>
          </table:table-cell>
          <table:table-cell office:value-type="float" office:value="1.81339229866299" calcext:value-type="float">
            <text:p>1.8133922987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414647053066345" calcext:value-type="float">
            <text:p>0.4146470531</text:p>
          </table:table-cell>
          <table:table-cell office:value-type="float" office:value="378.569015772091" calcext:value-type="float">
            <text:p>378.5690157721</text:p>
          </table:table-cell>
        </table:table-row>
        <table:table-row table:style-name="ro1">
          <table:table-cell office:value-type="float" office:value="75.3954795632258" calcext:value-type="float">
            <text:p>75.3954795632</text:p>
          </table:table-cell>
          <table:table-cell office:value-type="float" office:value="3.81591852070192" calcext:value-type="float">
            <text:p>3.8159185207</text:p>
          </table:table-cell>
          <table:table-cell office:value-type="float" office:value="2.81591852070192" calcext:value-type="float">
            <text:p>2.8159185207</text:p>
          </table:table-cell>
          <table:table-cell office:value-type="float" office:value="249.982585187368" calcext:value-type="float">
            <text:p>249.9825851874</text:p>
          </table:table-cell>
          <table:table-cell office:value-type="float" office:value="0.371474076257485" calcext:value-type="float">
            <text:p>0.3714740763</text:p>
          </table:table-cell>
          <table:table-cell office:value-type="float" office:value="2.81591852070192" calcext:value-type="float">
            <text:p>2.8159185207</text:p>
          </table:table-cell>
          <table:table-cell office:value-type="float" office:value="1.92980485787464" calcext:value-type="float">
            <text:p>1.9298048579</text:p>
          </table:table-cell>
          <table:table-cell office:value-type="float" office:value="0.163393684837847" calcext:value-type="float">
            <text:p>0.1633936848</text:p>
          </table:table-cell>
          <table:table-cell office:value-type="float" office:value="0.48689752517423" calcext:value-type="float">
            <text:p>0.4868975252</text:p>
          </table:table-cell>
          <table:table-cell office:value-type="float" office:value="378.589638278356" calcext:value-type="float">
            <text:p>378.5896382784</text:p>
          </table:table-cell>
        </table:table-row>
        <table:table-row table:style-name="ro1">
          <table:table-cell office:value-type="float" office:value="75.8196004840225" calcext:value-type="float">
            <text:p>75.819600484</text:p>
          </table:table-cell>
          <table:table-cell office:value-type="float" office:value="3.22495027826132" calcext:value-type="float">
            <text:p>3.2249502783</text:p>
          </table:table-cell>
          <table:table-cell office:value-type="float" office:value="2.22495027826132" calcext:value-type="float">
            <text:p>2.2249502783</text:p>
          </table:table-cell>
          <table:table-cell office:value-type="float" office:value="249.391616944928" calcext:value-type="float">
            <text:p>249.3916169449</text:p>
          </table:table-cell>
          <table:table-cell office:value-type="float" office:value="1.0027280560391" calcext:value-type="float">
            <text:p>1.002728056</text:p>
          </table:table-cell>
          <table:table-cell office:value-type="float" office:value="2.22495027826132" calcext:value-type="float">
            <text:p>2.2249502783</text:p>
          </table:table-cell>
          <table:table-cell office:value-type="float" office:value="1.98172413715176" calcext:value-type="float">
            <text:p>1.9817241372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503364480345838" calcext:value-type="float">
            <text:p>0.5033644803</text:p>
          </table:table-cell>
          <table:table-cell office:value-type="float" office:value="378.813317745901" calcext:value-type="float">
            <text:p>378.8133177459</text:p>
          </table:table-cell>
        </table:table-row>
        <table:table-row table:style-name="ro1">
          <table:table-cell office:value-type="float" office:value="75.5581243159248" calcext:value-type="float">
            <text:p>75.5581243159</text:p>
          </table:table-cell>
          <table:table-cell office:value-type="float" office:value="2.96347411016364" calcext:value-type="float">
            <text:p>2.9634741102</text:p>
          </table:table-cell>
          <table:table-cell office:value-type="float" office:value="1.96347411016364" calcext:value-type="float">
            <text:p>1.9634741102</text:p>
          </table:table-cell>
          <table:table-cell office:value-type="float" office:value="249.13014077683" calcext:value-type="float">
            <text:p>249.1301407768</text:p>
          </table:table-cell>
          <table:table-cell office:value-type="float" office:value="0.741251887941417" calcext:value-type="float">
            <text:p>0.7412518879</text:p>
          </table:table-cell>
          <table:table-cell office:value-type="float" office:value="1.96347411016364" calcext:value-type="float">
            <text:p>1.9634741102</text:p>
          </table:table-cell>
          <table:table-cell office:value-type="float" office:value="1.96086804729418" calcext:value-type="float">
            <text:p>1.9608680473</text:p>
          </table:table-cell>
          <table:table-cell office:value-type="float" office:value="0.419962819947741" calcext:value-type="float">
            <text:p>0.4199628199</text:p>
          </table:table-cell>
          <table:table-cell office:value-type="float" office:value="0.486012278485785" calcext:value-type="float">
            <text:p>0.4860122785</text:p>
          </table:table-cell>
          <table:table-cell office:value-type="float" office:value="378.913869816362" calcext:value-type="float">
            <text:p>378.9138698164</text:p>
          </table:table-cell>
        </table:table-row>
        <table:table-row table:style-name="ro1">
          <table:table-cell office:value-type="float" office:value="76.9857335862543" calcext:value-type="float">
            <text:p>76.9857335863</text:p>
          </table:table-cell>
          <table:table-cell office:value-type="float" office:value="11.3434127610385" calcext:value-type="float">
            <text:p>11.343412761</text:p>
          </table:table-cell>
          <table:table-cell office:value-type="float" office:value="2.46286444864662" calcext:value-type="float">
            <text:p>2.4628644486</text:p>
          </table:table-cell>
          <table:table-cell office:value-type="float" office:value="251.732743715267" calcext:value-type="float">
            <text:p>251.7327437153</text:p>
          </table:table-cell>
          <table:table-cell office:value-type="float" office:value="0.470469191130705" calcext:value-type="float">
            <text:p>0.4704691911</text:p>
          </table:table-cell>
          <table:table-cell office:value-type="float" office:value="8.5495035308172" calcext:value-type="float">
            <text:p>8.5495035308</text:p>
          </table:table-cell>
          <table:table-cell office:value-type="float" office:value="1.84935928651814" calcext:value-type="float">
            <text:p>1.8493592865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303220334602837" calcext:value-type="float">
            <text:p>0.3032203346</text:p>
          </table:table-cell>
          <table:table-cell office:value-type="float" office:value="378.949257691768" calcext:value-type="float">
            <text:p>378.9492576918</text:p>
          </table:table-cell>
        </table:table-row>
        <table:table-row table:style-name="ro1">
          <table:table-cell office:value-type="float" office:value="77.4187222169813" calcext:value-type="float">
            <text:p>77.418722217</text:p>
          </table:table-cell>
          <table:table-cell office:value-type="float" office:value="6.44272770395" calcext:value-type="float">
            <text:p>6.442727704</text:p>
          </table:table-cell>
          <table:table-cell office:value-type="float" office:value="2.86806936934653" calcext:value-type="float">
            <text:p>2.8680693693</text:p>
          </table:table-cell>
          <table:table-cell office:value-type="float" office:value="250.649479723459" calcext:value-type="float">
            <text:p>250.6494797235</text:p>
          </table:table-cell>
          <table:table-cell office:value-type="float" office:value="1.17249450779088" calcext:value-type="float">
            <text:p>1.1724945078</text:p>
          </table:table-cell>
          <table:table-cell office:value-type="float" office:value="4.22050548172777" calcext:value-type="float">
            <text:p>4.2205054817</text:p>
          </table:table-cell>
          <table:table-cell office:value-type="float" office:value="2.01240371642855" calcext:value-type="float">
            <text:p>2.0124037164</text:p>
          </table:table-cell>
          <table:table-cell office:value-type="float" office:value="0.175137358714702" calcext:value-type="float">
            <text:p>0.1751373587</text:p>
          </table:table-cell>
          <table:table-cell office:value-type="float" office:value="0.52061597919382" calcext:value-type="float">
            <text:p>0.5206159792</text:p>
          </table:table-cell>
          <table:table-cell office:value-type="float" office:value="379.003594557159" calcext:value-type="float">
            <text:p>379.0035945572</text:p>
          </table:table-cell>
        </table:table-row>
        <table:table-row table:style-name="ro1">
          <table:table-cell office:value-type="float" office:value="75.7757184056234" calcext:value-type="float">
            <text:p>75.7757184056</text:p>
          </table:table-cell>
          <table:table-cell office:value-type="float" office:value="5.41837958532186" calcext:value-type="float">
            <text:p>5.4183795853</text:p>
          </table:table-cell>
          <table:table-cell office:value-type="float" office:value="3.19615736309964" calcext:value-type="float">
            <text:p>3.1961573631</text:p>
          </table:table-cell>
          <table:table-cell office:value-type="float" office:value="251.585046251988" calcext:value-type="float">
            <text:p>251.585046252</text:p>
          </table:table-cell>
          <table:table-cell office:value-type="float" office:value="0.751712918655202" calcext:value-type="float">
            <text:p>0.7517129187</text:p>
          </table:table-cell>
          <table:table-cell office:value-type="float" office:value="4.41837958532186" calcext:value-type="float">
            <text:p>4.4183795853</text:p>
          </table:table-cell>
          <table:table-cell office:value-type="float" office:value="2.03133055027519" calcext:value-type="float">
            <text:p>2.0313305503</text:p>
          </table:table-cell>
          <table:table-cell office:value-type="float" office:value="0.382728974354096" calcext:value-type="float">
            <text:p>0.3827289744</text:p>
          </table:table-cell>
          <table:table-cell office:value-type="float" office:value="0.528566114001116" calcext:value-type="float">
            <text:p>0.528566114</text:p>
          </table:table-cell>
          <table:table-cell office:value-type="float" office:value="379.035659073647" calcext:value-type="float">
            <text:p>379.0356590736</text:p>
          </table:table-cell>
        </table:table-row>
        <table:table-row table:style-name="ro1">
          <table:table-cell office:value-type="float" office:value="76.2949859230384" calcext:value-type="float">
            <text:p>76.294985923</text:p>
          </table:table-cell>
          <table:table-cell office:value-type="float" office:value="6.41775684210591" calcext:value-type="float">
            <text:p>6.4177568421</text:p>
          </table:table-cell>
          <table:table-cell office:value-type="float" office:value="2.81211043294039" calcext:value-type="float">
            <text:p>2.8121104329</text:p>
          </table:table-cell>
          <table:table-cell office:value-type="float" office:value="250.663722998273" calcext:value-type="float">
            <text:p>250.6637229983</text:p>
          </table:table-cell>
          <table:table-cell office:value-type="float" office:value="1.20205462868994" calcext:value-type="float">
            <text:p>1.2020546287</text:p>
          </table:table-cell>
          <table:table-cell office:value-type="float" office:value="5.41089813154349" calcext:value-type="float">
            <text:p>5.4108981315</text:p>
          </table:table-cell>
          <table:table-cell office:value-type="float" office:value="2.00073232222178" calcext:value-type="float">
            <text:p>2.0007323222</text:p>
          </table:table-cell>
          <table:table-cell office:value-type="float" office:value="0.154257439807808" calcext:value-type="float">
            <text:p>0.1542574398</text:p>
          </table:table-cell>
          <table:table-cell office:value-type="float" office:value="0.522155109356083" calcext:value-type="float">
            <text:p>0.5221551094</text:p>
          </table:table-cell>
          <table:table-cell office:value-type="float" office:value="379.419607460022" calcext:value-type="float">
            <text:p>379.41960746</text:p>
          </table:table-cell>
        </table:table-row>
        <table:table-row table:style-name="ro1">
          <table:table-cell office:value-type="float" office:value="75.3481470038756" calcext:value-type="float">
            <text:p>75.3481470039</text:p>
          </table:table-cell>
          <table:table-cell office:value-type="float" office:value="3.76858596135176" calcext:value-type="float">
            <text:p>3.7685859614</text:p>
          </table:table-cell>
          <table:table-cell office:value-type="float" office:value="2.76858596135176" calcext:value-type="float">
            <text:p>2.7685859614</text:p>
          </table:table-cell>
          <table:table-cell office:value-type="float" office:value="249.935252628018" calcext:value-type="float">
            <text:p>249.935252628</text:p>
          </table:table-cell>
          <table:table-cell office:value-type="float" office:value="0.32414151690732" calcext:value-type="float">
            <text:p>0.3241415169</text:p>
          </table:table-cell>
          <table:table-cell office:value-type="float" office:value="2.76858596135176" calcext:value-type="float">
            <text:p>2.7685859614</text:p>
          </table:table-cell>
          <table:table-cell office:value-type="float" office:value="2.00827626437706" calcext:value-type="float">
            <text:p>2.0082762644</text:p>
          </table:table-cell>
          <table:table-cell office:value-type="float" office:value="0.268214635330254" calcext:value-type="float">
            <text:p>0.2682146353</text:p>
          </table:table-cell>
          <table:table-cell office:value-type="float" office:value="0.523185224573203" calcext:value-type="float">
            <text:p>0.5231852246</text:p>
          </table:table-cell>
          <table:table-cell office:value-type="float" office:value="379.542769273135" calcext:value-type="float">
            <text:p>379.5427692731</text:p>
          </table:table-cell>
        </table:table-row>
        <table:table-row table:style-name="ro1">
          <table:table-cell office:value-type="float" office:value="77.601309047189" calcext:value-type="float">
            <text:p>77.6013090472</text:p>
          </table:table-cell>
          <table:table-cell office:value-type="float" office:value="9.62565488863995" calcext:value-type="float">
            <text:p>9.6256548886</text:p>
          </table:table-cell>
          <table:table-cell office:value-type="float" office:value="1.95376379313571" calcext:value-type="float">
            <text:p>1.9537637931</text:p>
          </table:table-cell>
          <table:table-cell office:value-type="float" office:value="250.014985842869" calcext:value-type="float">
            <text:p>250.0149858429</text:p>
          </table:table-cell>
          <table:table-cell office:value-type="float" office:value="1.19715576317656" calcext:value-type="float">
            <text:p>1.1971557632</text:p>
          </table:table-cell>
          <table:table-cell office:value-type="float" office:value="6.83174565841861" calcext:value-type="float">
            <text:p>6.8317456584</text:p>
          </table:table-cell>
          <table:table-cell office:value-type="float" office:value="1.82422647391393" calcext:value-type="float">
            <text:p>1.8242264739</text:p>
          </table:table-cell>
          <table:table-cell office:value-type="float" office:value="0.00918314324791214" calcext:value-type="float">
            <text:p>0.0091831432</text:p>
          </table:table-cell>
          <table:table-cell office:value-type="float" office:value="0.423883918804616" calcext:value-type="float">
            <text:p>0.4238839188</text:p>
          </table:table-cell>
          <table:table-cell office:value-type="float" office:value="379.551617327098" calcext:value-type="float">
            <text:p>379.5516173271</text:p>
          </table:table-cell>
        </table:table-row>
        <table:table-row table:style-name="ro1">
          <table:table-cell office:value-type="float" office:value="75.5420676181917" calcext:value-type="float">
            <text:p>75.5420676182</text:p>
          </table:table-cell>
          <table:table-cell office:value-type="float" office:value="2.94741741243049" calcext:value-type="float">
            <text:p>2.9474174124</text:p>
          </table:table-cell>
          <table:table-cell office:value-type="float" office:value="2.94741741243049" calcext:value-type="float">
            <text:p>2.9474174124</text:p>
          </table:table-cell>
          <table:table-cell office:value-type="float" office:value="249.114084079097" calcext:value-type="float">
            <text:p>249.1140840791</text:p>
          </table:table-cell>
          <table:table-cell office:value-type="float" office:value="0.725195190208273" calcext:value-type="float">
            <text:p>0.7251951902</text:p>
          </table:table-cell>
          <table:table-cell office:value-type="float" office:value="1.94741741243049" calcext:value-type="float">
            <text:p>1.9474174124</text:p>
          </table:table-cell>
          <table:table-cell office:value-type="float" office:value="2.03391390280778" calcext:value-type="float">
            <text:p>2.0339139028</text:p>
          </table:table-cell>
          <table:table-cell office:value-type="float" office:value="0.398411223564121" calcext:value-type="float">
            <text:p>0.3984112236</text:p>
          </table:table-cell>
          <table:table-cell office:value-type="float" office:value="0.518139659252025" calcext:value-type="float">
            <text:p>0.5181396593</text:p>
          </table:table-cell>
          <table:table-cell office:value-type="float" office:value="379.580232520865" calcext:value-type="float">
            <text:p>379.5802325209</text:p>
          </table:table-cell>
        </table:table-row>
        <table:table-row table:style-name="ro1">
          <table:table-cell office:value-type="float" office:value="73.730590112503" calcext:value-type="float">
            <text:p>73.7305901125</text:p>
          </table:table-cell>
          <table:table-cell office:value-type="float" office:value="3.46927324007515" calcext:value-type="float">
            <text:p>3.4692732401</text:p>
          </table:table-cell>
          <table:table-cell office:value-type="float" office:value="2.46927324007515" calcext:value-type="float">
            <text:p>2.4692732401</text:p>
          </table:table-cell>
          <table:table-cell office:value-type="float" office:value="249.635939906741" calcext:value-type="float">
            <text:p>249.6359399067</text:p>
          </table:table-cell>
          <table:table-cell office:value-type="float" office:value="1.24705101785293" calcext:value-type="float">
            <text:p>1.2470510179</text:p>
          </table:table-cell>
          <table:table-cell office:value-type="float" office:value="2.46927324007515" calcext:value-type="float">
            <text:p>2.4692732401</text:p>
          </table:table-cell>
          <table:table-cell office:value-type="float" office:value="2.08362305949868" calcext:value-type="float">
            <text:p>2.0836230595</text:p>
          </table:table-cell>
          <table:table-cell office:value-type="float" office:value="0.274440635365114" calcext:value-type="float">
            <text:p>0.2744406354</text:p>
          </table:table-cell>
          <table:table-cell office:value-type="float" office:value="0.50117550477307" calcext:value-type="float">
            <text:p>0.5011755048</text:p>
          </table:table-cell>
          <table:table-cell office:value-type="float" office:value="380.04757684307" calcext:value-type="float">
            <text:p>380.0475768431</text:p>
          </table:table-cell>
        </table:table-row>
        <table:table-row table:style-name="ro1">
          <table:table-cell office:value-type="float" office:value="75.5420676181917" calcext:value-type="float">
            <text:p>75.5420676182</text:p>
          </table:table-cell>
          <table:table-cell office:value-type="float" office:value="2.94741741243049" calcext:value-type="float">
            <text:p>2.9474174124</text:p>
          </table:table-cell>
          <table:table-cell office:value-type="float" office:value="1.94741741243049" calcext:value-type="float">
            <text:p>1.9474174124</text:p>
          </table:table-cell>
          <table:table-cell office:value-type="float" office:value="249.114084079097" calcext:value-type="float">
            <text:p>249.1140840791</text:p>
          </table:table-cell>
          <table:table-cell office:value-type="float" office:value="0.725195190208273" calcext:value-type="float">
            <text:p>0.7251951902</text:p>
          </table:table-cell>
          <table:table-cell office:value-type="float" office:value="2.94741741243049" calcext:value-type="float">
            <text:p>2.9474174124</text:p>
          </table:table-cell>
          <table:table-cell office:value-type="float" office:value="2.03391390280778" calcext:value-type="float">
            <text:p>2.0339139028</text:p>
          </table:table-cell>
          <table:table-cell office:value-type="float" office:value="0.398411223564121" calcext:value-type="float">
            <text:p>0.3984112236</text:p>
          </table:table-cell>
          <table:table-cell office:value-type="float" office:value="0.518139659252025" calcext:value-type="float">
            <text:p>0.5181396593</text:p>
          </table:table-cell>
          <table:table-cell office:value-type="float" office:value="380.129100108705" calcext:value-type="float">
            <text:p>380.1291001087</text:p>
          </table:table-cell>
        </table:table-row>
        <table:table-row table:style-name="ro1">
          <table:table-cell office:value-type="float" office:value="76.7140779103317" calcext:value-type="float">
            <text:p>76.7140779103</text:p>
          </table:table-cell>
          <table:table-cell office:value-type="float" office:value="5.73808339730036" calcext:value-type="float">
            <text:p>5.7380833973</text:p>
          </table:table-cell>
          <table:table-cell office:value-type="float" office:value="3.51586117507814" calcext:value-type="float">
            <text:p>3.5158611751</text:p>
          </table:table-cell>
          <table:table-cell office:value-type="float" office:value="250.682527841744" calcext:value-type="float">
            <text:p>250.6825278417</text:p>
          </table:table-cell>
          <table:table-cell office:value-type="float" office:value="1.0714167306337" calcext:value-type="float">
            <text:p>1.0714167306</text:p>
          </table:table-cell>
          <table:table-cell office:value-type="float" office:value="4.73808339730036" calcext:value-type="float">
            <text:p>4.7380833973</text:p>
          </table:table-cell>
          <table:table-cell office:value-type="float" office:value="1.98259870806066" calcext:value-type="float">
            <text:p>1.9825987081</text:p>
          </table:table-cell>
          <table:table-cell office:value-type="float" office:value="0.424486810041099" calcext:value-type="float">
            <text:p>0.42448681</text:p>
          </table:table-cell>
          <table:table-cell office:value-type="float" office:value="0.50373086542714" calcext:value-type="float">
            <text:p>0.5037308654</text:p>
          </table:table-cell>
          <table:table-cell office:value-type="float" office:value="380.167346155844" calcext:value-type="float">
            <text:p>380.1673461558</text:p>
          </table:table-cell>
        </table:table-row>
        <table:table-row table:style-name="ro1">
          <table:table-cell office:value-type="float" office:value="75.5420676181917" calcext:value-type="float">
            <text:p>75.5420676182</text:p>
          </table:table-cell>
          <table:table-cell office:value-type="float" office:value="2.94741741243049" calcext:value-type="float">
            <text:p>2.9474174124</text:p>
          </table:table-cell>
          <table:table-cell office:value-type="float" office:value="1.94741741243049" calcext:value-type="float">
            <text:p>1.9474174124</text:p>
          </table:table-cell>
          <table:table-cell office:value-type="float" office:value="249.114084079097" calcext:value-type="float">
            <text:p>249.1140840791</text:p>
          </table:table-cell>
          <table:table-cell office:value-type="float" office:value="0.725195190208273" calcext:value-type="float">
            <text:p>0.7251951902</text:p>
          </table:table-cell>
          <table:table-cell office:value-type="float" office:value="1.94741741243049" calcext:value-type="float">
            <text:p>1.9474174124</text:p>
          </table:table-cell>
          <table:table-cell office:value-type="float" office:value="2.03391390280778" calcext:value-type="float">
            <text:p>2.0339139028</text:p>
          </table:table-cell>
          <table:table-cell office:value-type="float" office:value="0.398411223564121" calcext:value-type="float">
            <text:p>0.3984112236</text:p>
          </table:table-cell>
          <table:table-cell office:value-type="float" office:value="0.518139659252025" calcext:value-type="float">
            <text:p>0.5181396593</text:p>
          </table:table-cell>
          <table:table-cell office:value-type="float" office:value="380.354303593567" calcext:value-type="float">
            <text:p>380.3543035936</text:p>
          </table:table-cell>
        </table:table-row>
        <table:table-row table:style-name="ro1">
          <table:table-cell office:value-type="float" office:value="75.5420676181917" calcext:value-type="float">
            <text:p>75.5420676182</text:p>
          </table:table-cell>
          <table:table-cell office:value-type="float" office:value="2.94741741243049" calcext:value-type="float">
            <text:p>2.9474174124</text:p>
          </table:table-cell>
          <table:table-cell office:value-type="float" office:value="1.94741741243049" calcext:value-type="float">
            <text:p>1.9474174124</text:p>
          </table:table-cell>
          <table:table-cell office:value-type="float" office:value="249.114084079097" calcext:value-type="float">
            <text:p>249.1140840791</text:p>
          </table:table-cell>
          <table:table-cell office:value-type="float" office:value="0.725195190208273" calcext:value-type="float">
            <text:p>0.7251951902</text:p>
          </table:table-cell>
          <table:table-cell office:value-type="float" office:value="1.94741741243049" calcext:value-type="float">
            <text:p>1.9474174124</text:p>
          </table:table-cell>
          <table:table-cell office:value-type="float" office:value="2.03391390280778" calcext:value-type="float">
            <text:p>2.0339139028</text:p>
          </table:table-cell>
          <table:table-cell office:value-type="float" office:value="0.398411223564121" calcext:value-type="float">
            <text:p>0.3984112236</text:p>
          </table:table-cell>
          <table:table-cell office:value-type="float" office:value="0.518139659252025" calcext:value-type="float">
            <text:p>0.5181396593</text:p>
          </table:table-cell>
          <table:table-cell office:value-type="float" office:value="380.354303593567" calcext:value-type="float">
            <text:p>380.3543035936</text:p>
          </table:table-cell>
        </table:table-row>
        <table:table-row table:style-name="ro1">
          <table:table-cell office:value-type="float" office:value="75.5420676181917" calcext:value-type="float">
            <text:p>75.5420676182</text:p>
          </table:table-cell>
          <table:table-cell office:value-type="float" office:value="2.94741741243049" calcext:value-type="float">
            <text:p>2.9474174124</text:p>
          </table:table-cell>
          <table:table-cell office:value-type="float" office:value="1.94741741243049" calcext:value-type="float">
            <text:p>1.9474174124</text:p>
          </table:table-cell>
          <table:table-cell office:value-type="float" office:value="250.114084079097" calcext:value-type="float">
            <text:p>250.1140840791</text:p>
          </table:table-cell>
          <table:table-cell office:value-type="float" office:value="0.725195190208273" calcext:value-type="float">
            <text:p>0.7251951902</text:p>
          </table:table-cell>
          <table:table-cell office:value-type="float" office:value="1.94741741243049" calcext:value-type="float">
            <text:p>1.9474174124</text:p>
          </table:table-cell>
          <table:table-cell office:value-type="float" office:value="2.03391390280778" calcext:value-type="float">
            <text:p>2.0339139028</text:p>
          </table:table-cell>
          <table:table-cell office:value-type="float" office:value="0.398411223564121" calcext:value-type="float">
            <text:p>0.3984112236</text:p>
          </table:table-cell>
          <table:table-cell office:value-type="float" office:value="0.518139659252025" calcext:value-type="float">
            <text:p>0.5181396593</text:p>
          </table:table-cell>
          <table:table-cell office:value-type="float" office:value="380.42099880501" calcext:value-type="float">
            <text:p>380.420998805</text:p>
          </table:table-cell>
        </table:table-row>
        <table:table-row table:style-name="ro1">
          <table:table-cell office:value-type="float" office:value="76.8125204683171" calcext:value-type="float">
            <text:p>76.8125204683</text:p>
          </table:table-cell>
          <table:table-cell office:value-type="float" office:value="5.23295942579333" calcext:value-type="float">
            <text:p>5.2329594258</text:p>
          </table:table-cell>
          <table:table-cell office:value-type="float" office:value="3.01073720357111" calcext:value-type="float">
            <text:p>3.0107372036</text:p>
          </table:table-cell>
          <table:table-cell office:value-type="float" office:value="251.39962609246" calcext:value-type="float">
            <text:p>251.3996260925</text:p>
          </table:table-cell>
          <table:table-cell office:value-type="float" office:value="0.566292759126675" calcext:value-type="float">
            <text:p>0.5662927591</text:p>
          </table:table-cell>
          <table:table-cell office:value-type="float" office:value="4.23295942579334" calcext:value-type="float">
            <text:p>4.2329594258</text:p>
          </table:table-cell>
          <table:table-cell office:value-type="float" office:value="1.97432069405409" calcext:value-type="float">
            <text:p>1.9743206941</text:p>
          </table:table-cell>
          <table:table-cell office:value-type="float" office:value="0.57533995674686" calcext:value-type="float">
            <text:p>0.5753399567</text:p>
          </table:table-cell>
          <table:table-cell office:value-type="float" office:value="0.428085593488534" calcext:value-type="float">
            <text:p>0.4280855935</text:p>
          </table:table-cell>
          <table:table-cell office:value-type="float" office:value="380.463302355288" calcext:value-type="float">
            <text:p>380.4633023553</text:p>
          </table:table-cell>
        </table:table-row>
        <table:table-row table:style-name="ro1">
          <table:table-cell office:value-type="float" office:value="75.5420676181917" calcext:value-type="float">
            <text:p>75.5420676182</text:p>
          </table:table-cell>
          <table:table-cell office:value-type="float" office:value="2.94741741243049" calcext:value-type="float">
            <text:p>2.9474174124</text:p>
          </table:table-cell>
          <table:table-cell office:value-type="float" office:value="1.94741741243049" calcext:value-type="float">
            <text:p>1.9474174124</text:p>
          </table:table-cell>
          <table:table-cell office:value-type="float" office:value="249.114084079097" calcext:value-type="float">
            <text:p>249.1140840791</text:p>
          </table:table-cell>
          <table:table-cell office:value-type="float" office:value="1.72519519020827" calcext:value-type="float">
            <text:p>1.7251951902</text:p>
          </table:table-cell>
          <table:table-cell office:value-type="float" office:value="1.94741741243049" calcext:value-type="float">
            <text:p>1.9474174124</text:p>
          </table:table-cell>
          <table:table-cell office:value-type="float" office:value="2.03391390280778" calcext:value-type="float">
            <text:p>2.0339139028</text:p>
          </table:table-cell>
          <table:table-cell office:value-type="float" office:value="0.398411223564121" calcext:value-type="float">
            <text:p>0.3984112236</text:p>
          </table:table-cell>
          <table:table-cell office:value-type="float" office:value="0.518139659252025" calcext:value-type="float">
            <text:p>0.5181396593</text:p>
          </table:table-cell>
          <table:table-cell office:value-type="float" office:value="380.524017232016" calcext:value-type="float">
            <text:p>380.524017232</text:p>
          </table:table-cell>
        </table:table-row>
        <table:table-row table:style-name="ro1">
          <table:table-cell office:value-type="float" office:value="76.2761827804939" calcext:value-type="float">
            <text:p>76.2761827805</text:p>
          </table:table-cell>
          <table:table-cell office:value-type="float" office:value="3.20279457747624" calcext:value-type="float">
            <text:p>3.2027945775</text:p>
          </table:table-cell>
          <table:table-cell office:value-type="float" office:value="2.20279457747624" calcext:value-type="float">
            <text:p>2.2027945775</text:p>
          </table:table-cell>
          <table:table-cell office:value-type="float" office:value="249.369461244143" calcext:value-type="float">
            <text:p>249.3694612441</text:p>
          </table:table-cell>
          <table:table-cell office:value-type="float" office:value="0.980572355254023" calcext:value-type="float">
            <text:p>0.9805723553</text:p>
          </table:table-cell>
          <table:table-cell office:value-type="float" office:value="2.20279457747624" calcext:value-type="float">
            <text:p>2.2027945775</text:p>
          </table:table-cell>
          <table:table-cell office:value-type="float" office:value="1.9932439525253" calcext:value-type="float">
            <text:p>1.9932439525</text:p>
          </table:table-cell>
          <table:table-cell office:value-type="float" office:value="0.304044929819683" calcext:value-type="float">
            <text:p>0.3040449298</text:p>
          </table:table-cell>
          <table:table-cell office:value-type="float" office:value="0.509756380583527" calcext:value-type="float">
            <text:p>0.5097563806</text:p>
          </table:table-cell>
          <table:table-cell office:value-type="float" office:value="380.742291815938" calcext:value-type="float">
            <text:p>380.7422918159</text:p>
          </table:table-cell>
        </table:table-row>
        <table:table-row table:style-name="ro1">
          <table:table-cell office:value-type="float" office:value="75.4934977495149" calcext:value-type="float">
            <text:p>75.4934977495</text:p>
          </table:table-cell>
          <table:table-cell office:value-type="float" office:value="2.89884754375368" calcext:value-type="float">
            <text:p>2.8988475438</text:p>
          </table:table-cell>
          <table:table-cell office:value-type="float" office:value="1.89884754375368" calcext:value-type="float">
            <text:p>1.8988475438</text:p>
          </table:table-cell>
          <table:table-cell office:value-type="float" office:value="249.06551421042" calcext:value-type="float">
            <text:p>249.0655142104</text:p>
          </table:table-cell>
          <table:table-cell office:value-type="float" office:value="0.676625321531458" calcext:value-type="float">
            <text:p>0.6766253215</text:p>
          </table:table-cell>
          <table:table-cell office:value-type="float" office:value="1.89884754375368" calcext:value-type="float">
            <text:p>1.8988475438</text:p>
          </table:table-cell>
          <table:table-cell office:value-type="float" office:value="2.0457494952403" calcext:value-type="float">
            <text:p>2.0457494952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533175289904867" calcext:value-type="float">
            <text:p>0.5331752899</text:p>
          </table:table-cell>
          <table:table-cell office:value-type="float" office:value="380.828571349456" calcext:value-type="float">
            <text:p>380.8285713495</text:p>
          </table:table-cell>
        </table:table-row>
        <table:table-row table:style-name="ro1">
          <table:table-cell office:value-type="float" office:value="75.6853052499522" calcext:value-type="float">
            <text:p>75.68530525</text:p>
          </table:table-cell>
          <table:table-cell office:value-type="float" office:value="3.09065504419096" calcext:value-type="float">
            <text:p>3.0906550442</text:p>
          </table:table-cell>
          <table:table-cell office:value-type="float" office:value="2.09065504419097" calcext:value-type="float">
            <text:p>2.0906550442</text:p>
          </table:table-cell>
          <table:table-cell office:value-type="float" office:value="249.257321710857" calcext:value-type="float">
            <text:p>249.2573217109</text:p>
          </table:table-cell>
          <table:table-cell office:value-type="float" office:value="0.868432821968744" calcext:value-type="float">
            <text:p>0.868432822</text:p>
          </table:table-cell>
          <table:table-cell office:value-type="float" office:value="2.09065504419097" calcext:value-type="float">
            <text:p>2.0906550442</text:p>
          </table:table-cell>
          <table:table-cell office:value-type="float" office:value="2.10026973466007" calcext:value-type="float">
            <text:p>2.1002697347</text:p>
          </table:table-cell>
          <table:table-cell office:value-type="float" office:value="0.384277038947241" calcext:value-type="float">
            <text:p>0.3842770389</text:p>
          </table:table-cell>
          <table:table-cell office:value-type="float" office:value="0.516550932290668" calcext:value-type="float">
            <text:p>0.5165509323</text:p>
          </table:table-cell>
          <table:table-cell office:value-type="float" office:value="380.994669699819" calcext:value-type="float">
            <text:p>380.9946696998</text:p>
          </table:table-cell>
        </table:table-row>
        <table:table-row table:style-name="ro1">
          <table:table-cell office:value-type="float" office:value="76.6975817480499" calcext:value-type="float">
            <text:p>76.6975817481</text:p>
          </table:table-cell>
          <table:table-cell office:value-type="float" office:value="5.72158723501863" calcext:value-type="float">
            <text:p>5.721587235</text:p>
          </table:table-cell>
          <table:table-cell office:value-type="float" office:value="3.49936501279641" calcext:value-type="float">
            <text:p>3.4993650128</text:p>
          </table:table-cell>
          <table:table-cell office:value-type="float" office:value="250.666031679463" calcext:value-type="float">
            <text:p>250.6660316795</text:p>
          </table:table-cell>
          <table:table-cell office:value-type="float" office:value="1.05492056835197" calcext:value-type="float">
            <text:p>1.0549205684</text:p>
          </table:table-cell>
          <table:table-cell office:value-type="float" office:value="4.72158723501863" calcext:value-type="float">
            <text:p>4.721587235</text:p>
          </table:table-cell>
          <table:table-cell office:value-type="float" office:value="2.05576107560632" calcext:value-type="float">
            <text:p>2.0557610756</text:p>
          </table:table-cell>
          <table:table-cell office:value-type="float" office:value="0.402920429376129" calcext:value-type="float">
            <text:p>0.4029204294</text:p>
          </table:table-cell>
          <table:table-cell office:value-type="float" office:value="0.537032419869626" calcext:value-type="float">
            <text:p>0.5370324199</text:p>
          </table:table-cell>
          <table:table-cell office:value-type="float" office:value="381.150152883124" calcext:value-type="float">
            <text:p>381.1501528831</text:p>
          </table:table-cell>
        </table:table-row>
        <table:table-row table:style-name="ro1">
          <table:table-cell office:value-type="float" office:value="75.6910556261502" calcext:value-type="float">
            <text:p>75.6910556262</text:p>
          </table:table-cell>
          <table:table-cell office:value-type="float" office:value="3.09640542038904" calcext:value-type="float">
            <text:p>3.0964054204</text:p>
          </table:table-cell>
          <table:table-cell office:value-type="float" office:value="2.09640542038904" calcext:value-type="float">
            <text:p>2.0964054204</text:p>
          </table:table-cell>
          <table:table-cell office:value-type="float" office:value="249.263072087055" calcext:value-type="float">
            <text:p>249.2630720871</text:p>
          </table:table-cell>
          <table:table-cell office:value-type="float" office:value="0.874183198166823" calcext:value-type="float">
            <text:p>0.8741831982</text:p>
          </table:table-cell>
          <table:table-cell office:value-type="float" office:value="2.09640542038904" calcext:value-type="float">
            <text:p>2.0964054204</text:p>
          </table:table-cell>
          <table:table-cell office:value-type="float" office:value="2.05272488970472" calcext:value-type="float">
            <text:p>2.0527248897</text:p>
          </table:table-cell>
          <table:table-cell office:value-type="float" office:value="0.439044866148102" calcext:value-type="float">
            <text:p>0.4390448661</text:p>
          </table:table-cell>
          <table:table-cell office:value-type="float" office:value="0.483589003847573" calcext:value-type="float">
            <text:p>0.4835890038</text:p>
          </table:table-cell>
          <table:table-cell office:value-type="float" office:value="381.461538974252" calcext:value-type="float">
            <text:p>381.4615389743</text:p>
          </table:table-cell>
        </table:table-row>
        <table:table-row table:style-name="ro1">
          <table:table-cell office:value-type="float" office:value="76.5420676181917" calcext:value-type="float">
            <text:p>76.5420676182</text:p>
          </table:table-cell>
          <table:table-cell office:value-type="float" office:value="2.94741741243049" calcext:value-type="float">
            <text:p>2.9474174124</text:p>
          </table:table-cell>
          <table:table-cell office:value-type="float" office:value="1.94741741243049" calcext:value-type="float">
            <text:p>1.9474174124</text:p>
          </table:table-cell>
          <table:table-cell office:value-type="float" office:value="249.114084079097" calcext:value-type="float">
            <text:p>249.1140840791</text:p>
          </table:table-cell>
          <table:table-cell office:value-type="float" office:value="0.725195190208273" calcext:value-type="float">
            <text:p>0.7251951902</text:p>
          </table:table-cell>
          <table:table-cell office:value-type="float" office:value="1.94741741243049" calcext:value-type="float">
            <text:p>1.9474174124</text:p>
          </table:table-cell>
          <table:table-cell office:value-type="float" office:value="2.03391390280778" calcext:value-type="float">
            <text:p>2.0339139028</text:p>
          </table:table-cell>
          <table:table-cell office:value-type="float" office:value="0.398411223564121" calcext:value-type="float">
            <text:p>0.3984112236</text:p>
          </table:table-cell>
          <table:table-cell office:value-type="float" office:value="0.518139659252025" calcext:value-type="float">
            <text:p>0.5181396593</text:p>
          </table:table-cell>
          <table:table-cell office:value-type="float" office:value="381.885261106768" calcext:value-type="float">
            <text:p>381.8852611068</text:p>
          </table:table-cell>
        </table:table-row>
        <table:table-row table:style-name="ro1">
          <table:table-cell office:value-type="float" office:value="77.8648147936628" calcext:value-type="float">
            <text:p>77.8648147937</text:p>
          </table:table-cell>
          <table:table-cell office:value-type="float" office:value="6.95058419859485" calcext:value-type="float">
            <text:p>6.9505841986</text:p>
          </table:table-cell>
          <table:table-cell office:value-type="float" office:value="2.84289181679249" calcext:value-type="float">
            <text:p>2.8428918168</text:p>
          </table:table-cell>
          <table:table-cell office:value-type="float" office:value="249.856436701585" calcext:value-type="float">
            <text:p>249.8564367016</text:p>
          </table:table-cell>
          <table:table-cell office:value-type="float" office:value="0.603254530846951" calcext:value-type="float">
            <text:p>0.6032545308</text:p>
          </table:table-cell>
          <table:table-cell office:value-type="float" office:value="5.88164726068819" calcext:value-type="float">
            <text:p>5.8816472607</text:p>
          </table:table-cell>
          <table:table-cell office:value-type="float" office:value="2.14719130995174" calcext:value-type="float">
            <text:p>2.14719131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490949961915399" calcext:value-type="float">
            <text:p>0.4909499619</text:p>
          </table:table-cell>
          <table:table-cell office:value-type="float" office:value="381.911297835598" calcext:value-type="float">
            <text:p>381.9112978356</text:p>
          </table:table-cell>
        </table:table-row>
        <table:table-row table:style-name="ro1">
          <table:table-cell office:value-type="float" office:value="77.4666342901983" calcext:value-type="float">
            <text:p>77.4666342902</text:p>
          </table:table-cell>
          <table:table-cell office:value-type="float" office:value="5.26841755494476" calcext:value-type="float">
            <text:p>5.2684175549</text:p>
          </table:table-cell>
          <table:table-cell office:value-type="float" office:value="2.84084610298679" calcext:value-type="float">
            <text:p>2.840846103</text:p>
          </table:table-cell>
          <table:table-cell office:value-type="float" office:value="250.656408884179" calcext:value-type="float">
            <text:p>250.6564088842</text:p>
          </table:table-cell>
          <table:table-cell office:value-type="float" office:value="1.18687510714718" calcext:value-type="float">
            <text:p>1.1868751071</text:p>
          </table:table-cell>
          <table:table-cell office:value-type="float" office:value="5.36718298704353" calcext:value-type="float">
            <text:p>5.367182987</text:p>
          </table:table-cell>
          <table:table-cell office:value-type="float" office:value="2.0067257408685" calcext:value-type="float">
            <text:p>2.0067257409</text:p>
          </table:table-cell>
          <table:table-cell office:value-type="float" office:value="0.164979560327565" calcext:value-type="float">
            <text:p>0.1649795603</text:p>
          </table:table-cell>
          <table:table-cell office:value-type="float" office:value="0.521364745218704" calcext:value-type="float">
            <text:p>0.5213647452</text:p>
          </table:table-cell>
          <table:table-cell office:value-type="float" office:value="382.554615987027" calcext:value-type="float">
            <text:p>382.554615987</text:p>
          </table:table-cell>
        </table:table-row>
        <table:table-row table:style-name="ro1">
          <table:table-cell office:value-type="float" office:value="74.8285622302436" calcext:value-type="float">
            <text:p>74.8285622302</text:p>
          </table:table-cell>
          <table:table-cell office:value-type="float" office:value="5.5823345210532" calcext:value-type="float">
            <text:p>5.5823345211</text:p>
          </table:table-cell>
          <table:table-cell office:value-type="float" office:value="3.36011229883098" calcext:value-type="float">
            <text:p>3.3601122988</text:p>
          </table:table-cell>
          <table:table-cell office:value-type="float" office:value="251.749001187719" calcext:value-type="float">
            <text:p>251.7490011877</text:p>
          </table:table-cell>
          <table:table-cell office:value-type="float" office:value="0.915667854386544" calcext:value-type="float">
            <text:p>0.9156678544</text:p>
          </table:table-cell>
          <table:table-cell office:value-type="float" office:value="4.5823345210532" calcext:value-type="float">
            <text:p>4.5823345211</text:p>
          </table:table-cell>
          <table:table-cell office:value-type="float" office:value="2.11564823558739" calcext:value-type="float">
            <text:p>2.1156482356</text:p>
          </table:table-cell>
          <table:table-cell office:value-type="float" office:value="0.357668339124793" calcext:value-type="float">
            <text:p>0.3576683391</text:p>
          </table:table-cell>
          <table:table-cell office:value-type="float" office:value="0.506870341705209" calcext:value-type="float">
            <text:p>0.5068703417</text:p>
          </table:table-cell>
          <table:table-cell office:value-type="float" office:value="382.752354735539" calcext:value-type="float">
            <text:p>382.7523547355</text:p>
          </table:table-cell>
        </table:table-row>
        <table:table-row table:style-name="ro1">
          <table:table-cell office:value-type="float" office:value="75.2913598630886" calcext:value-type="float">
            <text:p>75.2913598631</text:p>
          </table:table-cell>
          <table:table-cell office:value-type="float" office:value="3.19053681782125" calcext:value-type="float">
            <text:p>3.1905368178</text:p>
          </table:table-cell>
          <table:table-cell office:value-type="float" office:value="2.19053681782125" calcext:value-type="float">
            <text:p>2.1905368178</text:p>
          </table:table-cell>
          <table:table-cell office:value-type="float" office:value="249.357203484488" calcext:value-type="float">
            <text:p>249.3572034845</text:p>
          </table:table-cell>
          <table:table-cell office:value-type="float" office:value="0.968314595599026" calcext:value-type="float">
            <text:p>0.9683145956</text:p>
          </table:table-cell>
          <table:table-cell office:value-type="float" office:value="2.19053681782125" calcext:value-type="float">
            <text:p>2.1905368178</text:p>
          </table:table-cell>
          <table:table-cell office:value-type="float" office:value="2.0514264539041" calcext:value-type="float">
            <text:p>2.0514264539</text:p>
          </table:table-cell>
          <table:table-cell office:value-type="float" office:value="0.247734810762287" calcext:value-type="float">
            <text:p>0.2477348108</text:p>
          </table:table-cell>
          <table:table-cell office:value-type="float" office:value="0.546545593689429" calcext:value-type="float">
            <text:p>0.5465455937</text:p>
          </table:table-cell>
          <table:table-cell office:value-type="float" office:value="383.73481591068" calcext:value-type="float">
            <text:p>383.7348159107</text:p>
          </table:table-cell>
        </table:table-row>
        <table:table-row table:style-name="ro1">
          <table:table-cell office:value-type="float" office:value="76.9834644403039" calcext:value-type="float">
            <text:p>76.9834644403</text:p>
          </table:table-cell>
          <table:table-cell office:value-type="float" office:value="6.00746992727265" calcext:value-type="float">
            <text:p>6.0074699273</text:p>
          </table:table-cell>
          <table:table-cell office:value-type="float" office:value="3.78524770505043" calcext:value-type="float">
            <text:p>3.7852477051</text:p>
          </table:table-cell>
          <table:table-cell office:value-type="float" office:value="250.951914371717" calcext:value-type="float">
            <text:p>250.9519143717</text:p>
          </table:table-cell>
          <table:table-cell office:value-type="float" office:value="1.34080326060599" calcext:value-type="float">
            <text:p>1.3408032606</text:p>
          </table:table-cell>
          <table:table-cell office:value-type="float" office:value="5.00746992727265" calcext:value-type="float">
            <text:p>5.0074699273</text:p>
          </table:table-cell>
          <table:table-cell office:value-type="float" office:value="2.00135758134104" calcext:value-type="float">
            <text:p>2.0013575813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522000736858852" calcext:value-type="float">
            <text:p>0.5220007369</text:p>
          </table:table-cell>
          <table:table-cell office:value-type="float" office:value="383.946853358339" calcext:value-type="float">
            <text:p>383.9468533583</text:p>
          </table:table-cell>
        </table:table-row>
        <table:table-row table:style-name="ro1">
          <table:table-cell office:value-type="float" office:value="76.3924409427941" calcext:value-type="float">
            <text:p>76.3924409428</text:p>
          </table:table-cell>
          <table:table-cell office:value-type="float" office:value="2.79779073703285" calcext:value-type="float">
            <text:p>2.797790737</text:p>
          </table:table-cell>
          <table:table-cell office:value-type="float" office:value="1.79779073703285" calcext:value-type="float">
            <text:p>1.797790737</text:p>
          </table:table-cell>
          <table:table-cell office:value-type="float" office:value="248.964457403699" calcext:value-type="float">
            <text:p>248.9644574037</text:p>
          </table:table-cell>
          <table:table-cell office:value-type="float" office:value="0.575568514810628" calcext:value-type="float">
            <text:p>0.5755685148</text:p>
          </table:table-cell>
          <table:table-cell office:value-type="float" office:value="1.79779073703285" calcext:value-type="float">
            <text:p>1.797790737</text:p>
          </table:table-cell>
          <table:table-cell office:value-type="float" office:value="2.09497383232018" calcext:value-type="float">
            <text:p>2.0949738323</text:p>
          </table:table-cell>
          <table:table-cell office:value-type="float" office:value="0.353187622525505" calcext:value-type="float">
            <text:p>0.3531876225</text:p>
          </table:table-cell>
          <table:table-cell office:value-type="float" office:value="0.489032550768017" calcext:value-type="float">
            <text:p>0.4890325508</text:p>
          </table:table-cell>
          <table:table-cell office:value-type="float" office:value="384.813381539602" calcext:value-type="float">
            <text:p>384.8133815396</text:p>
          </table:table-cell>
        </table:table-row>
        <table:table-row table:style-name="ro1">
          <table:table-cell office:value-type="float" office:value="77.0928893019846" calcext:value-type="float">
            <text:p>77.092889302</text:p>
          </table:table-cell>
          <table:table-cell office:value-type="float" office:value="9.11723514343547" calcext:value-type="float">
            <text:p>9.1172351434</text:p>
          </table:table-cell>
          <table:table-cell office:value-type="float" office:value="1.66756627015345" calcext:value-type="float">
            <text:p>1.6675662702</text:p>
          </table:table-cell>
          <table:table-cell office:value-type="float" office:value="249.506566097664" calcext:value-type="float">
            <text:p>249.5065660977</text:p>
          </table:table-cell>
          <table:table-cell office:value-type="float" office:value="0.688736017972079" calcext:value-type="float">
            <text:p>0.688736018</text:p>
          </table:table-cell>
          <table:table-cell office:value-type="float" office:value="6.32332591321413" calcext:value-type="float">
            <text:p>6.3233259132</text:p>
          </table:table-cell>
          <table:table-cell office:value-type="float" office:value="1.83411182346787" calcext:value-type="float">
            <text:p>1.8341118235</text:p>
          </table:table-cell>
          <table:table-cell office:value-type="float" office:value="0.260460362418518" calcext:value-type="float">
            <text:p>0.2604603624</text:p>
          </table:table-cell>
          <table:table-cell office:value-type="float" office:value="0.441938480482004" calcext:value-type="float">
            <text:p>0.4419384805</text:p>
          </table:table-cell>
          <table:table-cell office:value-type="float" office:value="385.254991208394" calcext:value-type="float">
            <text:p>385.2549912084</text:p>
          </table:table-cell>
        </table:table-row>
        <table:table-row table:style-name="ro1">
          <table:table-cell office:value-type="float" office:value="77.0462527289209" calcext:value-type="float">
            <text:p>77.0462527289</text:p>
          </table:table-cell>
          <table:table-cell office:value-type="float" office:value="7.3542443560752" calcext:value-type="float">
            <text:p>7.3542443561</text:p>
          </table:table-cell>
          <table:table-cell office:value-type="float" office:value="2.75272481377902" calcext:value-type="float">
            <text:p>2.7527248138</text:p>
          </table:table-cell>
          <table:table-cell office:value-type="float" office:value="250.260096859065" calcext:value-type="float">
            <text:p>250.2600968591</text:p>
          </table:table-cell>
          <table:table-cell office:value-type="float" office:value="1.0069146883273" calcext:value-type="float">
            <text:p>1.0069146883</text:p>
          </table:table-cell>
          <table:table-cell office:value-type="float" office:value="6.28530741816854" calcext:value-type="float">
            <text:p>6.2853074182</text:p>
          </table:table-cell>
          <table:table-cell office:value-type="float" office:value="2.13194009218056" calcext:value-type="float">
            <text:p>2.1319400922</text:p>
          </table:table-cell>
          <table:table-cell office:value-type="float" office:value="0.0440312418244245" calcext:value-type="float">
            <text:p>0.0440312418</text:p>
          </table:table-cell>
          <table:table-cell office:value-type="float" office:value="0.480969859033182" calcext:value-type="float">
            <text:p>0.480969859</text:p>
          </table:table-cell>
          <table:table-cell office:value-type="float" office:value="385.436382050994" calcext:value-type="float">
            <text:p>385.436382051</text:p>
          </table:table-cell>
        </table:table-row>
        <table:table-row table:style-name="ro1">
          <table:table-cell office:value-type="float" office:value="75.3924409427941" calcext:value-type="float">
            <text:p>75.3924409428</text:p>
          </table:table-cell>
          <table:table-cell office:value-type="float" office:value="3.79779073703285" calcext:value-type="float">
            <text:p>3.797790737</text:p>
          </table:table-cell>
          <table:table-cell office:value-type="float" office:value="1.79779073703285" calcext:value-type="float">
            <text:p>1.797790737</text:p>
          </table:table-cell>
          <table:table-cell office:value-type="float" office:value="248.964457403699" calcext:value-type="float">
            <text:p>248.9644574037</text:p>
          </table:table-cell>
          <table:table-cell office:value-type="float" office:value="0.575568514810628" calcext:value-type="float">
            <text:p>0.5755685148</text:p>
          </table:table-cell>
          <table:table-cell office:value-type="float" office:value="1.79779073703285" calcext:value-type="float">
            <text:p>1.797790737</text:p>
          </table:table-cell>
          <table:table-cell office:value-type="float" office:value="2.09497383232018" calcext:value-type="float">
            <text:p>2.0949738323</text:p>
          </table:table-cell>
          <table:table-cell office:value-type="float" office:value="0.353187622525505" calcext:value-type="float">
            <text:p>0.3531876225</text:p>
          </table:table-cell>
          <table:table-cell office:value-type="float" office:value="0.489032550768017" calcext:value-type="float">
            <text:p>0.4890325508</text:p>
          </table:table-cell>
          <table:table-cell office:value-type="float" office:value="385.776622327027" calcext:value-type="float">
            <text:p>385.776622327</text:p>
          </table:table-cell>
        </table:table-row>
        <table:table-row table:style-name="ro1">
          <table:table-cell office:value-type="float" office:value="75.9520803830141" calcext:value-type="float">
            <text:p>75.952080383</text:p>
          </table:table-cell>
          <table:table-cell office:value-type="float" office:value="3.35743017725293" calcext:value-type="float">
            <text:p>3.3574301773</text:p>
          </table:table-cell>
          <table:table-cell office:value-type="float" office:value="2.35743017725293" calcext:value-type="float">
            <text:p>2.3574301773</text:p>
          </table:table-cell>
          <table:table-cell office:value-type="float" office:value="249.524096843919" calcext:value-type="float">
            <text:p>249.5240968439</text:p>
          </table:table-cell>
          <table:table-cell office:value-type="float" office:value="1.13520795503071" calcext:value-type="float">
            <text:p>1.135207955</text:p>
          </table:table-cell>
          <table:table-cell office:value-type="float" office:value="2.35743017725293" calcext:value-type="float">
            <text:p>2.3574301773</text:p>
          </table:table-cell>
          <table:table-cell office:value-type="float" office:value="2.12985487979299" calcext:value-type="float">
            <text:p>2.1298548798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496010037645439" calcext:value-type="float">
            <text:p>0.4960100376</text:p>
          </table:table-cell>
          <table:table-cell office:value-type="float" office:value="385.992820708502" calcext:value-type="float">
            <text:p>385.9928207085</text:p>
          </table:table-cell>
        </table:table-row>
        <table:table-row table:style-name="ro1">
          <table:table-cell office:value-type="float" office:value="76.5543645084677" calcext:value-type="float">
            <text:p>76.5543645085</text:p>
          </table:table-cell>
          <table:table-cell office:value-type="float" office:value="4.97480346594392" calcext:value-type="float">
            <text:p>4.9748034659</text:p>
          </table:table-cell>
          <table:table-cell office:value-type="float" office:value="2.7525812437217" calcext:value-type="float">
            <text:p>2.7525812437</text:p>
          </table:table-cell>
          <table:table-cell office:value-type="float" office:value="251.14147013261" calcext:value-type="float">
            <text:p>251.1414701326</text:p>
          </table:table-cell>
          <table:table-cell office:value-type="float" office:value="0.308136799277259" calcext:value-type="float">
            <text:p>0.3081367993</text:p>
          </table:table-cell>
          <table:table-cell office:value-type="float" office:value="3.97480346594392" calcext:value-type="float">
            <text:p>3.9748034659</text:p>
          </table:table-cell>
          <table:table-cell office:value-type="float" office:value="2.08236895536939" calcext:value-type="float">
            <text:p>2.0823689554</text:p>
          </table:table-cell>
          <table:table-cell office:value-type="float" office:value="0.285859473659008" calcext:value-type="float">
            <text:p>0.2858594737</text:p>
          </table:table-cell>
          <table:table-cell office:value-type="float" office:value="0.46194269778891" calcext:value-type="float">
            <text:p>0.4619426978</text:p>
          </table:table-cell>
          <table:table-cell office:value-type="float" office:value="386.111872987625" calcext:value-type="float">
            <text:p>386.1118729876</text:p>
          </table:table-cell>
        </table:table-row>
        <table:table-row table:style-name="ro1">
          <table:table-cell office:value-type="float" office:value="75.2100054380448" calcext:value-type="float">
            <text:p>75.210005438</text:p>
          </table:table-cell>
          <table:table-cell office:value-type="float" office:value="3.61535523228354" calcext:value-type="float">
            <text:p>3.6153552323</text:p>
          </table:table-cell>
          <table:table-cell office:value-type="float" office:value="1.61535523228355" calcext:value-type="float">
            <text:p>1.6153552323</text:p>
          </table:table-cell>
          <table:table-cell office:value-type="float" office:value="248.78202189895" calcext:value-type="float">
            <text:p>248.782021899</text:p>
          </table:table-cell>
          <table:table-cell office:value-type="float" office:value="0.393133010061323" calcext:value-type="float">
            <text:p>0.3931330101</text:p>
          </table:table-cell>
          <table:table-cell office:value-type="float" office:value="1.61535523228355" calcext:value-type="float">
            <text:p>1.6153552323</text:p>
          </table:table-cell>
          <table:table-cell office:value-type="float" office:value="2.10893960006849" calcext:value-type="float">
            <text:p>2.1089396001</text:p>
          </table:table-cell>
          <table:table-cell office:value-type="float" office:value="0.469536524902463" calcext:value-type="float">
            <text:p>0.4695365249</text:p>
          </table:table-cell>
          <table:table-cell office:value-type="float" office:value="0.524018673925628" calcext:value-type="float">
            <text:p>0.5240186739</text:p>
          </table:table-cell>
          <table:table-cell office:value-type="float" office:value="386.149382564924" calcext:value-type="float">
            <text:p>386.1493825649</text:p>
          </table:table-cell>
        </table:table-row>
        <table:table-row table:style-name="ro1">
          <table:table-cell office:value-type="float" office:value="75.3924409427941" calcext:value-type="float">
            <text:p>75.3924409428</text:p>
          </table:table-cell>
          <table:table-cell office:value-type="float" office:value="2.79779073703285" calcext:value-type="float">
            <text:p>2.797790737</text:p>
          </table:table-cell>
          <table:table-cell office:value-type="float" office:value="2.79779073703285" calcext:value-type="float">
            <text:p>2.797790737</text:p>
          </table:table-cell>
          <table:table-cell office:value-type="float" office:value="248.964457403699" calcext:value-type="float">
            <text:p>248.9644574037</text:p>
          </table:table-cell>
          <table:table-cell office:value-type="float" office:value="0.575568514810628" calcext:value-type="float">
            <text:p>0.5755685148</text:p>
          </table:table-cell>
          <table:table-cell office:value-type="float" office:value="1.79779073703285" calcext:value-type="float">
            <text:p>1.797790737</text:p>
          </table:table-cell>
          <table:table-cell office:value-type="float" office:value="2.09497383232018" calcext:value-type="float">
            <text:p>2.0949738323</text:p>
          </table:table-cell>
          <table:table-cell office:value-type="float" office:value="0.353187622525505" calcext:value-type="float">
            <text:p>0.3531876225</text:p>
          </table:table-cell>
          <table:table-cell office:value-type="float" office:value="0.489032550768017" calcext:value-type="float">
            <text:p>0.4890325508</text:p>
          </table:table-cell>
          <table:table-cell office:value-type="float" office:value="387.030646209433" calcext:value-type="float">
            <text:p>387.0306462094</text:p>
          </table:table-cell>
        </table:table-row>
        <table:table-row table:style-name="ro1">
          <table:table-cell office:value-type="float" office:value="76.2100054380448" calcext:value-type="float">
            <text:p>76.210005438</text:p>
          </table:table-cell>
          <table:table-cell office:value-type="float" office:value="2.61535523228354" calcext:value-type="float">
            <text:p>2.6153552323</text:p>
          </table:table-cell>
          <table:table-cell office:value-type="float" office:value="1.61535523228355" calcext:value-type="float">
            <text:p>1.6153552323</text:p>
          </table:table-cell>
          <table:table-cell office:value-type="float" office:value="248.78202189895" calcext:value-type="float">
            <text:p>248.782021899</text:p>
          </table:table-cell>
          <table:table-cell office:value-type="float" office:value="0.393133010061323" calcext:value-type="float">
            <text:p>0.3931330101</text:p>
          </table:table-cell>
          <table:table-cell office:value-type="float" office:value="1.61535523228355" calcext:value-type="float">
            <text:p>1.6153552323</text:p>
          </table:table-cell>
          <table:table-cell office:value-type="float" office:value="2.10893960006849" calcext:value-type="float">
            <text:p>2.1089396001</text:p>
          </table:table-cell>
          <table:table-cell office:value-type="float" office:value="0.469536524902463" calcext:value-type="float">
            <text:p>0.4695365249</text:p>
          </table:table-cell>
          <table:table-cell office:value-type="float" office:value="0.524018673925628" calcext:value-type="float">
            <text:p>0.5240186739</text:p>
          </table:table-cell>
          <table:table-cell office:value-type="float" office:value="387.208265408019" calcext:value-type="float">
            <text:p>387.208265408</text:p>
          </table:table-cell>
        </table:table-row>
        <table:table-row table:style-name="ro1">
          <table:table-cell office:value-type="float" office:value="75.2100054380448" calcext:value-type="float">
            <text:p>75.210005438</text:p>
          </table:table-cell>
          <table:table-cell office:value-type="float" office:value="2.61535523228354" calcext:value-type="float">
            <text:p>2.6153552323</text:p>
          </table:table-cell>
          <table:table-cell office:value-type="float" office:value="2.61535523228354" calcext:value-type="float">
            <text:p>2.6153552323</text:p>
          </table:table-cell>
          <table:table-cell office:value-type="float" office:value="248.78202189895" calcext:value-type="float">
            <text:p>248.782021899</text:p>
          </table:table-cell>
          <table:table-cell office:value-type="float" office:value="0.393133010061323" calcext:value-type="float">
            <text:p>0.3931330101</text:p>
          </table:table-cell>
          <table:table-cell office:value-type="float" office:value="1.61535523228355" calcext:value-type="float">
            <text:p>1.6153552323</text:p>
          </table:table-cell>
          <table:table-cell office:value-type="float" office:value="2.10893960006849" calcext:value-type="float">
            <text:p>2.1089396001</text:p>
          </table:table-cell>
          <table:table-cell office:value-type="float" office:value="0.469536524902463" calcext:value-type="float">
            <text:p>0.4695365249</text:p>
          </table:table-cell>
          <table:table-cell office:value-type="float" office:value="0.524018673925628" calcext:value-type="float">
            <text:p>0.5240186739</text:p>
          </table:table-cell>
          <table:table-cell office:value-type="float" office:value="387.36575263488" calcext:value-type="float">
            <text:p>387.3657526349</text:p>
          </table:table-cell>
        </table:table-row>
        <table:table-row table:style-name="ro1">
          <table:table-cell office:value-type="float" office:value="75.37231515809" calcext:value-type="float">
            <text:p>75.3723151581</text:p>
          </table:table-cell>
          <table:table-cell office:value-type="float" office:value="2.77766495232877" calcext:value-type="float">
            <text:p>2.7776649523</text:p>
          </table:table-cell>
          <table:table-cell office:value-type="float" office:value="1.77766495232877" calcext:value-type="float">
            <text:p>1.7776649523</text:p>
          </table:table-cell>
          <table:table-cell office:value-type="float" office:value="248.944331618995" calcext:value-type="float">
            <text:p>248.944331619</text:p>
          </table:table-cell>
          <table:table-cell office:value-type="float" office:value="0.55544273010655" calcext:value-type="float">
            <text:p>0.5554427301</text:p>
          </table:table-cell>
          <table:table-cell office:value-type="float" office:value="1.77766495232877" calcext:value-type="float">
            <text:p>1.7776649523</text:p>
          </table:table-cell>
          <table:table-cell office:value-type="float" office:value="1.99120855202595" calcext:value-type="float">
            <text:p>1.991208552</text:p>
          </table:table-cell>
          <table:table-cell office:value-type="float" office:value="0.512813422792761" calcext:value-type="float">
            <text:p>0.5128134228</text:p>
          </table:table-cell>
          <table:table-cell office:value-type="float" office:value="0.508374054552153" calcext:value-type="float">
            <text:p>0.5083740546</text:p>
          </table:table-cell>
          <table:table-cell office:value-type="float" office:value="387.696964893839" calcext:value-type="float">
            <text:p>387.6969648938</text:p>
          </table:table-cell>
        </table:table-row>
        <table:table-row table:style-name="ro1">
          <table:table-cell office:value-type="float" office:value="75.3924409427941" calcext:value-type="float">
            <text:p>75.3924409428</text:p>
          </table:table-cell>
          <table:table-cell office:value-type="float" office:value="2.79779073703285" calcext:value-type="float">
            <text:p>2.797790737</text:p>
          </table:table-cell>
          <table:table-cell office:value-type="float" office:value="1.79779073703285" calcext:value-type="float">
            <text:p>1.797790737</text:p>
          </table:table-cell>
          <table:table-cell office:value-type="float" office:value="248.964457403699" calcext:value-type="float">
            <text:p>248.9644574037</text:p>
          </table:table-cell>
          <table:table-cell office:value-type="float" office:value="0.575568514810628" calcext:value-type="float">
            <text:p>0.5755685148</text:p>
          </table:table-cell>
          <table:table-cell office:value-type="float" office:value="2.79779073703285" calcext:value-type="float">
            <text:p>2.797790737</text:p>
          </table:table-cell>
          <table:table-cell office:value-type="float" office:value="2.09497383232018" calcext:value-type="float">
            <text:p>2.0949738323</text:p>
          </table:table-cell>
          <table:table-cell office:value-type="float" office:value="0.353187622525505" calcext:value-type="float">
            <text:p>0.3531876225</text:p>
          </table:table-cell>
          <table:table-cell office:value-type="float" office:value="0.489032550768017" calcext:value-type="float">
            <text:p>0.4890325508</text:p>
          </table:table-cell>
          <table:table-cell office:value-type="float" office:value="387.793920534218" calcext:value-type="float">
            <text:p>387.7939205342</text:p>
          </table:table-cell>
        </table:table-row>
        <table:table-row table:style-name="ro1">
          <table:table-cell office:value-type="float" office:value="75.3924409427941" calcext:value-type="float">
            <text:p>75.3924409428</text:p>
          </table:table-cell>
          <table:table-cell office:value-type="float" office:value="2.79779073703285" calcext:value-type="float">
            <text:p>2.797790737</text:p>
          </table:table-cell>
          <table:table-cell office:value-type="float" office:value="1.79779073703285" calcext:value-type="float">
            <text:p>1.797790737</text:p>
          </table:table-cell>
          <table:table-cell office:value-type="float" office:value="248.964457403699" calcext:value-type="float">
            <text:p>248.9644574037</text:p>
          </table:table-cell>
          <table:table-cell office:value-type="float" office:value="0.575568514810628" calcext:value-type="float">
            <text:p>0.5755685148</text:p>
          </table:table-cell>
          <table:table-cell office:value-type="float" office:value="1.79779073703285" calcext:value-type="float">
            <text:p>1.797790737</text:p>
          </table:table-cell>
          <table:table-cell office:value-type="float" office:value="2.09497383232018" calcext:value-type="float">
            <text:p>2.0949738323</text:p>
          </table:table-cell>
          <table:table-cell office:value-type="float" office:value="0.353187622525505" calcext:value-type="float">
            <text:p>0.3531876225</text:p>
          </table:table-cell>
          <table:table-cell office:value-type="float" office:value="0.489032550768017" calcext:value-type="float">
            <text:p>0.4890325508</text:p>
          </table:table-cell>
          <table:table-cell office:value-type="float" office:value="387.929064965975" calcext:value-type="float">
            <text:p>387.929064966</text:p>
          </table:table-cell>
        </table:table-row>
        <table:table-row table:style-name="ro1">
          <table:table-cell office:value-type="float" office:value="75.3924409427941" calcext:value-type="float">
            <text:p>75.3924409428</text:p>
          </table:table-cell>
          <table:table-cell office:value-type="float" office:value="2.79779073703285" calcext:value-type="float">
            <text:p>2.797790737</text:p>
          </table:table-cell>
          <table:table-cell office:value-type="float" office:value="1.79779073703285" calcext:value-type="float">
            <text:p>1.797790737</text:p>
          </table:table-cell>
          <table:table-cell office:value-type="float" office:value="248.964457403699" calcext:value-type="float">
            <text:p>248.9644574037</text:p>
          </table:table-cell>
          <table:table-cell office:value-type="float" office:value="0.575568514810628" calcext:value-type="float">
            <text:p>0.5755685148</text:p>
          </table:table-cell>
          <table:table-cell office:value-type="float" office:value="1.79779073703285" calcext:value-type="float">
            <text:p>1.797790737</text:p>
          </table:table-cell>
          <table:table-cell office:value-type="float" office:value="2.09497383232018" calcext:value-type="float">
            <text:p>2.0949738323</text:p>
          </table:table-cell>
          <table:table-cell office:value-type="float" office:value="0.353187622525505" calcext:value-type="float">
            <text:p>0.3531876225</text:p>
          </table:table-cell>
          <table:table-cell office:value-type="float" office:value="0.489032550768017" calcext:value-type="float">
            <text:p>0.4890325508</text:p>
          </table:table-cell>
          <table:table-cell office:value-type="float" office:value="387.929064965975" calcext:value-type="float">
            <text:p>387.929064966</text:p>
          </table:table-cell>
        </table:table-row>
        <table:table-row table:style-name="ro1">
          <table:table-cell office:value-type="float" office:value="75.3924409427941" calcext:value-type="float">
            <text:p>75.3924409428</text:p>
          </table:table-cell>
          <table:table-cell office:value-type="float" office:value="2.79779073703285" calcext:value-type="float">
            <text:p>2.797790737</text:p>
          </table:table-cell>
          <table:table-cell office:value-type="float" office:value="1.79779073703285" calcext:value-type="float">
            <text:p>1.797790737</text:p>
          </table:table-cell>
          <table:table-cell office:value-type="float" office:value="249.964457403699" calcext:value-type="float">
            <text:p>249.9644574037</text:p>
          </table:table-cell>
          <table:table-cell office:value-type="float" office:value="0.575568514810628" calcext:value-type="float">
            <text:p>0.5755685148</text:p>
          </table:table-cell>
          <table:table-cell office:value-type="float" office:value="1.79779073703285" calcext:value-type="float">
            <text:p>1.797790737</text:p>
          </table:table-cell>
          <table:table-cell office:value-type="float" office:value="2.09497383232018" calcext:value-type="float">
            <text:p>2.0949738323</text:p>
          </table:table-cell>
          <table:table-cell office:value-type="float" office:value="0.353187622525505" calcext:value-type="float">
            <text:p>0.3531876225</text:p>
          </table:table-cell>
          <table:table-cell office:value-type="float" office:value="0.489032550768017" calcext:value-type="float">
            <text:p>0.4890325508</text:p>
          </table:table-cell>
          <table:table-cell office:value-type="float" office:value="388.02039831348" calcext:value-type="float">
            <text:p>388.0203983135</text:p>
          </table:table-cell>
        </table:table-row>
        <table:table-row table:style-name="ro1">
          <table:table-cell office:value-type="float" office:value="77.512200218859" calcext:value-type="float">
            <text:p>77.5122002189</text:p>
          </table:table-cell>
          <table:table-cell office:value-type="float" office:value="14.0625583551838" calcext:value-type="float">
            <text:p>14.0625583552</text:p>
          </table:table-cell>
          <table:table-cell office:value-type="float" office:value="2.20354300694033" calcext:value-type="float">
            <text:p>2.2035430069</text:p>
          </table:table-cell>
          <table:table-cell office:value-type="float" office:value="253.951889309413" calcext:value-type="float">
            <text:p>253.9518893094</text:p>
          </table:table-cell>
          <table:table-cell office:value-type="float" office:value="0.245170340831553" calcext:value-type="float">
            <text:p>0.2451703408</text:p>
          </table:table-cell>
          <table:table-cell office:value-type="float" office:value="10.7686491249625" calcext:value-type="float">
            <text:p>10.768649125</text:p>
          </table:table-cell>
          <table:table-cell office:value-type="float" office:value="1.73436284949142" calcext:value-type="float">
            <text:p>1.7343628495</text:p>
          </table:table-cell>
          <table:table-cell office:value-type="float" office:value="1.15274169102265" calcext:value-type="float">
            <text:p>1.152741691</text:p>
          </table:table-cell>
          <table:table-cell office:value-type="float" office:value="0.297892405755621" calcext:value-type="float">
            <text:p>0.2978924058</text:p>
          </table:table-cell>
          <table:table-cell office:value-type="float" office:value="388.09404533622" calcext:value-type="float">
            <text:p>388.0940453362</text:p>
          </table:table-cell>
        </table:table-row>
        <table:table-row table:style-name="ro1">
          <table:table-cell office:value-type="float" office:value="75.3924409427941" calcext:value-type="float">
            <text:p>75.3924409428</text:p>
          </table:table-cell>
          <table:table-cell office:value-type="float" office:value="2.79779073703285" calcext:value-type="float">
            <text:p>2.797790737</text:p>
          </table:table-cell>
          <table:table-cell office:value-type="float" office:value="1.79779073703285" calcext:value-type="float">
            <text:p>1.797790737</text:p>
          </table:table-cell>
          <table:table-cell office:value-type="float" office:value="248.964457403699" calcext:value-type="float">
            <text:p>248.9644574037</text:p>
          </table:table-cell>
          <table:table-cell office:value-type="float" office:value="1.57556851481063" calcext:value-type="float">
            <text:p>1.5755685148</text:p>
          </table:table-cell>
          <table:table-cell office:value-type="float" office:value="1.79779073703285" calcext:value-type="float">
            <text:p>1.797790737</text:p>
          </table:table-cell>
          <table:table-cell office:value-type="float" office:value="2.09497383232018" calcext:value-type="float">
            <text:p>2.0949738323</text:p>
          </table:table-cell>
          <table:table-cell office:value-type="float" office:value="0.353187622525505" calcext:value-type="float">
            <text:p>0.3531876225</text:p>
          </table:table-cell>
          <table:table-cell office:value-type="float" office:value="0.489032550768017" calcext:value-type="float">
            <text:p>0.4890325508</text:p>
          </table:table-cell>
          <table:table-cell office:value-type="float" office:value="388.180980592029" calcext:value-type="float">
            <text:p>388.180980592</text:p>
          </table:table-cell>
        </table:table-row>
        <table:table-row table:style-name="ro1">
          <table:table-cell office:value-type="float" office:value="75.2100054380448" calcext:value-type="float">
            <text:p>75.210005438</text:p>
          </table:table-cell>
          <table:table-cell office:value-type="float" office:value="2.61535523228354" calcext:value-type="float">
            <text:p>2.6153552323</text:p>
          </table:table-cell>
          <table:table-cell office:value-type="float" office:value="1.61535523228355" calcext:value-type="float">
            <text:p>1.6153552323</text:p>
          </table:table-cell>
          <table:table-cell office:value-type="float" office:value="248.78202189895" calcext:value-type="float">
            <text:p>248.782021899</text:p>
          </table:table-cell>
          <table:table-cell office:value-type="float" office:value="0.393133010061323" calcext:value-type="float">
            <text:p>0.3931330101</text:p>
          </table:table-cell>
          <table:table-cell office:value-type="float" office:value="2.61535523228354" calcext:value-type="float">
            <text:p>2.6153552323</text:p>
          </table:table-cell>
          <table:table-cell office:value-type="float" office:value="2.10893960006849" calcext:value-type="float">
            <text:p>2.1089396001</text:p>
          </table:table-cell>
          <table:table-cell office:value-type="float" office:value="0.469536524902463" calcext:value-type="float">
            <text:p>0.4695365249</text:p>
          </table:table-cell>
          <table:table-cell office:value-type="float" office:value="0.524018673925628" calcext:value-type="float">
            <text:p>0.5240186739</text:p>
          </table:table-cell>
          <table:table-cell office:value-type="float" office:value="388.286190782263" calcext:value-type="float">
            <text:p>388.2861907823</text:p>
          </table:table-cell>
        </table:table-row>
        <table:table-row table:style-name="ro1">
          <table:table-cell office:value-type="float" office:value="75.4020270096485" calcext:value-type="float">
            <text:p>75.4020270096</text:p>
          </table:table-cell>
          <table:table-cell office:value-type="float" office:value="3.32863880663077" calcext:value-type="float">
            <text:p>3.3286388066</text:p>
          </table:table-cell>
          <table:table-cell office:value-type="float" office:value="2.32863880663077" calcext:value-type="float">
            <text:p>2.3286388066</text:p>
          </table:table-cell>
          <table:table-cell office:value-type="float" office:value="249.495305473297" calcext:value-type="float">
            <text:p>249.4953054733</text:p>
          </table:table-cell>
          <table:table-cell office:value-type="float" office:value="1.10641658440855" calcext:value-type="float">
            <text:p>1.1064165844</text:p>
          </table:table-cell>
          <table:table-cell office:value-type="float" office:value="2.32863880663077" calcext:value-type="float">
            <text:p>2.3286388066</text:p>
          </table:table-cell>
          <table:table-cell office:value-type="float" office:value="2.12695409874933" calcext:value-type="float">
            <text:p>2.1269540987</text:p>
          </table:table-cell>
          <table:table-cell office:value-type="float" office:value="0.337232351244765" calcext:value-type="float">
            <text:p>0.3372323512</text:p>
          </table:table-cell>
          <table:table-cell office:value-type="float" office:value="0.504583128785221" calcext:value-type="float">
            <text:p>0.5045831288</text:p>
          </table:table-cell>
          <table:table-cell office:value-type="float" office:value="388.47453415603" calcext:value-type="float">
            <text:p>388.474534156</text:p>
          </table:table-cell>
        </table:table-row>
        <table:table-row table:style-name="ro1">
          <table:table-cell office:value-type="float" office:value="75.2100054380448" calcext:value-type="float">
            <text:p>75.210005438</text:p>
          </table:table-cell>
          <table:table-cell office:value-type="float" office:value="2.61535523228354" calcext:value-type="float">
            <text:p>2.6153552323</text:p>
          </table:table-cell>
          <table:table-cell office:value-type="float" office:value="1.61535523228355" calcext:value-type="float">
            <text:p>1.6153552323</text:p>
          </table:table-cell>
          <table:table-cell office:value-type="float" office:value="248.78202189895" calcext:value-type="float">
            <text:p>248.782021899</text:p>
          </table:table-cell>
          <table:table-cell office:value-type="float" office:value="0.393133010061323" calcext:value-type="float">
            <text:p>0.3931330101</text:p>
          </table:table-cell>
          <table:table-cell office:value-type="float" office:value="1.61535523228355" calcext:value-type="float">
            <text:p>1.6153552323</text:p>
          </table:table-cell>
          <table:table-cell office:value-type="float" office:value="2.10893960006849" calcext:value-type="float">
            <text:p>2.1089396001</text:p>
          </table:table-cell>
          <table:table-cell office:value-type="float" office:value="0.469536524902463" calcext:value-type="float">
            <text:p>0.4695365249</text:p>
          </table:table-cell>
          <table:table-cell office:value-type="float" office:value="0.524018673925628" calcext:value-type="float">
            <text:p>0.5240186739</text:p>
          </table:table-cell>
          <table:table-cell office:value-type="float" office:value="388.557584324059" calcext:value-type="float">
            <text:p>388.5575843241</text:p>
          </table:table-cell>
        </table:table-row>
        <table:table-row table:style-name="ro1">
          <table:table-cell office:value-type="float" office:value="75.2100054380448" calcext:value-type="float">
            <text:p>75.210005438</text:p>
          </table:table-cell>
          <table:table-cell office:value-type="float" office:value="2.61535523228354" calcext:value-type="float">
            <text:p>2.6153552323</text:p>
          </table:table-cell>
          <table:table-cell office:value-type="float" office:value="1.61535523228355" calcext:value-type="float">
            <text:p>1.6153552323</text:p>
          </table:table-cell>
          <table:table-cell office:value-type="float" office:value="248.78202189895" calcext:value-type="float">
            <text:p>248.782021899</text:p>
          </table:table-cell>
          <table:table-cell office:value-type="float" office:value="0.393133010061323" calcext:value-type="float">
            <text:p>0.3931330101</text:p>
          </table:table-cell>
          <table:table-cell office:value-type="float" office:value="1.61535523228355" calcext:value-type="float">
            <text:p>1.6153552323</text:p>
          </table:table-cell>
          <table:table-cell office:value-type="float" office:value="2.10893960006849" calcext:value-type="float">
            <text:p>2.1089396001</text:p>
          </table:table-cell>
          <table:table-cell office:value-type="float" office:value="0.469536524902463" calcext:value-type="float">
            <text:p>0.4695365249</text:p>
          </table:table-cell>
          <table:table-cell office:value-type="float" office:value="0.524018673925628" calcext:value-type="float">
            <text:p>0.5240186739</text:p>
          </table:table-cell>
          <table:table-cell office:value-type="float" office:value="388.557584324059" calcext:value-type="float">
            <text:p>388.5575843241</text:p>
          </table:table-cell>
        </table:table-row>
        <table:table-row table:style-name="ro1">
          <table:table-cell office:value-type="float" office:value="75.2100054380448" calcext:value-type="float">
            <text:p>75.210005438</text:p>
          </table:table-cell>
          <table:table-cell office:value-type="float" office:value="2.61535523228354" calcext:value-type="float">
            <text:p>2.6153552323</text:p>
          </table:table-cell>
          <table:table-cell office:value-type="float" office:value="1.61535523228355" calcext:value-type="float">
            <text:p>1.6153552323</text:p>
          </table:table-cell>
          <table:table-cell office:value-type="float" office:value="249.78202189895" calcext:value-type="float">
            <text:p>249.782021899</text:p>
          </table:table-cell>
          <table:table-cell office:value-type="float" office:value="0.393133010061323" calcext:value-type="float">
            <text:p>0.3931330101</text:p>
          </table:table-cell>
          <table:table-cell office:value-type="float" office:value="1.61535523228355" calcext:value-type="float">
            <text:p>1.6153552323</text:p>
          </table:table-cell>
          <table:table-cell office:value-type="float" office:value="2.10893960006849" calcext:value-type="float">
            <text:p>2.1089396001</text:p>
          </table:table-cell>
          <table:table-cell office:value-type="float" office:value="0.469536524902463" calcext:value-type="float">
            <text:p>0.4695365249</text:p>
          </table:table-cell>
          <table:table-cell office:value-type="float" office:value="0.524018673925628" calcext:value-type="float">
            <text:p>0.5240186739</text:p>
          </table:table-cell>
          <table:table-cell office:value-type="float" office:value="388.651727573102" calcext:value-type="float">
            <text:p>388.6517275731</text:p>
          </table:table-cell>
        </table:table-row>
        <table:table-row table:style-name="ro1">
          <table:table-cell office:value-type="float" office:value="75.2100054380448" calcext:value-type="float">
            <text:p>75.210005438</text:p>
          </table:table-cell>
          <table:table-cell office:value-type="float" office:value="2.61535523228354" calcext:value-type="float">
            <text:p>2.6153552323</text:p>
          </table:table-cell>
          <table:table-cell office:value-type="float" office:value="1.61535523228355" calcext:value-type="float">
            <text:p>1.6153552323</text:p>
          </table:table-cell>
          <table:table-cell office:value-type="float" office:value="248.78202189895" calcext:value-type="float">
            <text:p>248.782021899</text:p>
          </table:table-cell>
          <table:table-cell office:value-type="float" office:value="1.39313301006132" calcext:value-type="float">
            <text:p>1.3931330101</text:p>
          </table:table-cell>
          <table:table-cell office:value-type="float" office:value="1.61535523228355" calcext:value-type="float">
            <text:p>1.6153552323</text:p>
          </table:table-cell>
          <table:table-cell office:value-type="float" office:value="2.10893960006849" calcext:value-type="float">
            <text:p>2.1089396001</text:p>
          </table:table-cell>
          <table:table-cell office:value-type="float" office:value="0.469536524902463" calcext:value-type="float">
            <text:p>0.4695365249</text:p>
          </table:table-cell>
          <table:table-cell office:value-type="float" office:value="0.524018673925628" calcext:value-type="float">
            <text:p>0.5240186739</text:p>
          </table:table-cell>
          <table:table-cell office:value-type="float" office:value="388.772735331922" calcext:value-type="float">
            <text:p>388.7727353319</text:p>
          </table:table-cell>
        </table:table-row>
        <table:table-row table:style-name="ro1">
          <table:table-cell office:value-type="float" office:value="75.4266468607023" calcext:value-type="float">
            <text:p>75.4266468607</text:p>
          </table:table-cell>
          <table:table-cell office:value-type="float" office:value="3.35325865768458" calcext:value-type="float">
            <text:p>3.3532586577</text:p>
          </table:table-cell>
          <table:table-cell office:value-type="float" office:value="2.35325865768458" calcext:value-type="float">
            <text:p>2.3532586577</text:p>
          </table:table-cell>
          <table:table-cell office:value-type="float" office:value="249.519925324351" calcext:value-type="float">
            <text:p>249.5199253244</text:p>
          </table:table-cell>
          <table:table-cell office:value-type="float" office:value="1.13103643546236" calcext:value-type="float">
            <text:p>1.1310364355</text:p>
          </table:table-cell>
          <table:table-cell office:value-type="float" office:value="2.35325865768458" calcext:value-type="float">
            <text:p>2.3532586577</text:p>
          </table:table-cell>
          <table:table-cell office:value-type="float" office:value="2.0387492978976" calcext:value-type="float">
            <text:p>2.0387492979</text:p>
          </table:table-cell>
          <table:table-cell office:value-type="float" office:value="0.3667288763896" calcext:value-type="float">
            <text:p>0.3667288764</text:p>
          </table:table-cell>
          <table:table-cell office:value-type="float" office:value="0.445648808151762" calcext:value-type="float">
            <text:p>0.4456488082</text:p>
          </table:table-cell>
          <table:table-cell office:value-type="float" office:value="388.973788085609" calcext:value-type="float">
            <text:p>388.9737880856</text:p>
          </table:table-cell>
        </table:table-row>
        <table:table-row table:style-name="ro1">
          <table:table-cell office:value-type="float" office:value="77.0196847360139" calcext:value-type="float">
            <text:p>77.019684736</text:p>
          </table:table-cell>
          <table:table-cell office:value-type="float" office:value="13.5700428723387" calcext:value-type="float">
            <text:p>13.5700428723</text:p>
          </table:table-cell>
          <table:table-cell office:value-type="float" office:value="2.15455747379799" calcext:value-type="float">
            <text:p>2.1545574738</text:p>
          </table:table-cell>
          <table:table-cell office:value-type="float" office:value="253.459373826568" calcext:value-type="float">
            <text:p>253.4593738266</text:p>
          </table:table-cell>
          <table:table-cell office:value-type="float" office:value="0.974877080208643" calcext:value-type="float">
            <text:p>0.9748770802</text:p>
          </table:table-cell>
          <table:table-cell office:value-type="float" office:value="10.2761336421173" calcext:value-type="float">
            <text:p>10.2761336421</text:p>
          </table:table-cell>
          <table:table-cell office:value-type="float" office:value="1.75074076393078" calcext:value-type="float">
            <text:p>1.7507407639</text:p>
          </table:table-cell>
          <table:table-cell office:value-type="float" office:value="1.12992839866432" calcext:value-type="float">
            <text:p>1.1299283987</text:p>
          </table:table-cell>
          <table:table-cell office:value-type="float" office:value="0.306729084911251" calcext:value-type="float">
            <text:p>0.3067290849</text:p>
          </table:table-cell>
          <table:table-cell office:value-type="float" office:value="389.110968622535" calcext:value-type="float">
            <text:p>389.1109686225</text:p>
          </table:table-cell>
        </table:table-row>
        <table:table-row table:style-name="ro1">
          <table:table-cell office:value-type="float" office:value="77.3665996098152" calcext:value-type="float">
            <text:p>77.3665996098</text:p>
          </table:table-cell>
          <table:table-cell office:value-type="float" office:value="13.91695774614" calcext:value-type="float">
            <text:p>13.9169577461</text:p>
          </table:table-cell>
          <table:table-cell office:value-type="float" office:value="2.08880659542739" calcext:value-type="float">
            <text:p>2.0888065954</text:p>
          </table:table-cell>
          <table:table-cell office:value-type="float" office:value="253.806288700369" calcext:value-type="float">
            <text:p>253.8062887004</text:p>
          </table:table-cell>
          <table:table-cell office:value-type="float" office:value="0.0995697317877469" calcext:value-type="float">
            <text:p>0.0995697318</text:p>
          </table:table-cell>
          <table:table-cell office:value-type="float" office:value="10.6230485159187" calcext:value-type="float">
            <text:p>10.6230485159</text:p>
          </table:table-cell>
          <table:table-cell office:value-type="float" office:value="1.74239722761553" calcext:value-type="float">
            <text:p>1.7423972276</text:p>
          </table:table-cell>
          <table:table-cell office:value-type="float" office:value="1.15529684807704" calcext:value-type="float">
            <text:p>1.1552968481</text:p>
          </table:table-cell>
          <table:table-cell office:value-type="float" office:value="0.300717634659986" calcext:value-type="float">
            <text:p>0.3007176347</text:p>
          </table:table-cell>
          <table:table-cell office:value-type="float" office:value="389.418453892571" calcext:value-type="float">
            <text:p>389.4184538926</text:p>
          </table:table-cell>
        </table:table-row>
        <table:table-row table:style-name="ro1">
          <table:table-cell office:value-type="float" office:value="76.592327036293" calcext:value-type="float">
            <text:p>76.5923270363</text:p>
          </table:table-cell>
          <table:table-cell office:value-type="float" office:value="5.01276599376921" calcext:value-type="float">
            <text:p>5.0127659938</text:p>
          </table:table-cell>
          <table:table-cell office:value-type="float" office:value="2.79054377154699" calcext:value-type="float">
            <text:p>2.7905437715</text:p>
          </table:table-cell>
          <table:table-cell office:value-type="float" office:value="251.179432660435" calcext:value-type="float">
            <text:p>251.1794326604</text:p>
          </table:table-cell>
          <table:table-cell office:value-type="float" office:value="0.346099327102549" calcext:value-type="float">
            <text:p>0.3460993271</text:p>
          </table:table-cell>
          <table:table-cell office:value-type="float" office:value="4.01276599376921" calcext:value-type="float">
            <text:p>4.0127659938</text:p>
          </table:table-cell>
          <table:table-cell office:value-type="float" office:value="1.96744221608883" calcext:value-type="float">
            <text:p>1.9674422161</text:p>
          </table:table-cell>
          <table:table-cell office:value-type="float" office:value="0.152960965638284" calcext:value-type="float">
            <text:p>0.1529609656</text:p>
          </table:table-cell>
          <table:table-cell office:value-type="float" office:value="0.517547252256672" calcext:value-type="float">
            <text:p>0.5175472523</text:p>
          </table:table-cell>
          <table:table-cell office:value-type="float" office:value="389.673005527126" calcext:value-type="float">
            <text:p>389.6730055271</text:p>
          </table:table-cell>
        </table:table-row>
        <table:table-row table:style-name="ro1">
          <table:table-cell office:value-type="float" office:value="75.6901789955018" calcext:value-type="float">
            <text:p>75.6901789955</text:p>
          </table:table-cell>
          <table:table-cell office:value-type="float" office:value="3.61679079248412" calcext:value-type="float">
            <text:p>3.6167907925</text:p>
          </table:table-cell>
          <table:table-cell office:value-type="float" office:value="2.61679079248412" calcext:value-type="float">
            <text:p>2.6167907925</text:p>
          </table:table-cell>
          <table:table-cell office:value-type="float" office:value="249.78345745915" calcext:value-type="float">
            <text:p>249.7834574592</text:p>
          </table:table-cell>
          <table:table-cell office:value-type="float" office:value="1.3945685702619" calcext:value-type="float">
            <text:p>1.3945685703</text:p>
          </table:table-cell>
          <table:table-cell office:value-type="float" office:value="2.61679079248412" calcext:value-type="float">
            <text:p>2.6167907925</text:p>
          </table:table-cell>
          <table:table-cell office:value-type="float" office:value="2.09650247510824" calcext:value-type="float">
            <text:p>2.0965024751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468009928106012" calcext:value-type="float">
            <text:p>0.4680099281</text:p>
          </table:table-cell>
          <table:table-cell office:value-type="float" office:value="390.14210931439" calcext:value-type="float">
            <text:p>390.1421093144</text:p>
          </table:table-cell>
        </table:table-row>
        <table:table-row table:style-name="ro1">
          <table:table-cell office:value-type="float" office:value="77.2620854713186" calcext:value-type="float">
            <text:p>77.2620854713</text:p>
          </table:table-cell>
          <table:table-cell office:value-type="float" office:value="7.76516931002607" calcext:value-type="float">
            <text:p>7.76516931</text:p>
          </table:table-cell>
          <table:table-cell office:value-type="float" office:value="2.53772265896627" calcext:value-type="float">
            <text:p>2.537722659</text:p>
          </table:table-cell>
          <table:table-cell office:value-type="float" office:value="249.154500264255" calcext:value-type="float">
            <text:p>249.1545002643</text:p>
          </table:table-cell>
          <table:table-cell office:value-type="float" office:value="0.33667018456268" calcext:value-type="float">
            <text:p>0.3366701846</text:p>
          </table:table-cell>
          <table:table-cell office:value-type="float" office:value="5.97126007980473" calcext:value-type="float">
            <text:p>5.9712600798</text:p>
          </table:table-cell>
          <table:table-cell office:value-type="float" office:value="2.08812570807954" calcext:value-type="float">
            <text:p>2.0881257081</text:p>
          </table:table-cell>
          <table:table-cell office:value-type="float" office:value="0.18144105288131" calcext:value-type="float">
            <text:p>0.1814410529</text:p>
          </table:table-cell>
          <table:table-cell office:value-type="float" office:value="0.447497531139284" calcext:value-type="float">
            <text:p>0.4474975311</text:p>
          </table:table-cell>
          <table:table-cell office:value-type="float" office:value="390.357181533226" calcext:value-type="float">
            <text:p>390.3571815332</text:p>
          </table:table-cell>
        </table:table-row>
        <table:table-row table:style-name="ro1">
          <table:table-cell office:value-type="float" office:value="77.7958506264356" calcext:value-type="float">
            <text:p>77.7958506264</text:p>
          </table:table-cell>
          <table:table-cell office:value-type="float" office:value="6.88162003136769" calcext:value-type="float">
            <text:p>6.8816200314</text:p>
          </table:table-cell>
          <table:table-cell office:value-type="float" office:value="2.77392764956533" calcext:value-type="float">
            <text:p>2.7739276496</text:p>
          </table:table-cell>
          <table:table-cell office:value-type="float" office:value="249.787472534358" calcext:value-type="float">
            <text:p>249.7874725344</text:p>
          </table:table-cell>
          <table:table-cell office:value-type="float" office:value="0.534290363619788" calcext:value-type="float">
            <text:p>0.5342903636</text:p>
          </table:table-cell>
          <table:table-cell office:value-type="float" office:value="5.81268309346102" calcext:value-type="float">
            <text:p>5.8126830935</text:p>
          </table:table-cell>
          <table:table-cell office:value-type="float" office:value="2.05470868326979" calcext:value-type="float">
            <text:p>2.0547086833</text:p>
          </table:table-cell>
          <table:table-cell office:value-type="float" office:value="0.147587381302737" calcext:value-type="float">
            <text:p>0.1475873813</text:p>
          </table:table-cell>
          <table:table-cell office:value-type="float" office:value="0.423836294942198" calcext:value-type="float">
            <text:p>0.4238362949</text:p>
          </table:table-cell>
          <table:table-cell office:value-type="float" office:value="390.561470022548" calcext:value-type="float">
            <text:p>390.5614700225</text:p>
          </table:table-cell>
        </table:table-row>
        <table:table-row table:style-name="ro1">
          <table:table-cell office:value-type="float" office:value="75.63524390525" calcext:value-type="float">
            <text:p>75.6352439053</text:p>
          </table:table-cell>
          <table:table-cell office:value-type="float" office:value="3.04059369948875" calcext:value-type="float">
            <text:p>3.0405936995</text:p>
          </table:table-cell>
          <table:table-cell office:value-type="float" office:value="2.04059369948875" calcext:value-type="float">
            <text:p>2.0405936995</text:p>
          </table:table-cell>
          <table:table-cell office:value-type="float" office:value="249.207260366155" calcext:value-type="float">
            <text:p>249.2072603662</text:p>
          </table:table-cell>
          <table:table-cell office:value-type="float" office:value="0.818371477266525" calcext:value-type="float">
            <text:p>0.8183714773</text:p>
          </table:table-cell>
          <table:table-cell office:value-type="float" office:value="2.04059369948875" calcext:value-type="float">
            <text:p>2.0405936995</text:p>
          </table:table-cell>
          <table:table-cell office:value-type="float" office:value="2.0141544428262" calcext:value-type="float">
            <text:p>2.0141544428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537753597894486" calcext:value-type="float">
            <text:p>0.5377535979</text:p>
          </table:table-cell>
          <table:table-cell office:value-type="float" office:value="390.784811843457" calcext:value-type="float">
            <text:p>390.7848118435</text:p>
          </table:table-cell>
        </table:table-row>
        <table:table-row table:style-name="ro1">
          <table:table-cell office:value-type="float" office:value="76.7355938364881" calcext:value-type="float">
            <text:p>76.7355938365</text:p>
          </table:table-cell>
          <table:table-cell office:value-type="float" office:value="5.75959932345679" calcext:value-type="float">
            <text:p>5.7595993235</text:p>
          </table:table-cell>
          <table:table-cell office:value-type="float" office:value="3.53737710123457" calcext:value-type="float">
            <text:p>3.5373771012</text:p>
          </table:table-cell>
          <table:table-cell office:value-type="float" office:value="250.704043767901" calcext:value-type="float">
            <text:p>250.7040437679</text:p>
          </table:table-cell>
          <table:table-cell office:value-type="float" office:value="1.09293265679013" calcext:value-type="float">
            <text:p>1.0929326568</text:p>
          </table:table-cell>
          <table:table-cell office:value-type="float" office:value="4.75959932345679" calcext:value-type="float">
            <text:p>4.7595993235</text:p>
          </table:table-cell>
          <table:table-cell office:value-type="float" office:value="2.12734050736199" calcext:value-type="float">
            <text:p>2.1273405074</text:p>
          </table:table-cell>
          <table:table-cell office:value-type="float" office:value="0.248264219251283" calcext:value-type="float">
            <text:p>0.2482642193</text:p>
          </table:table-cell>
          <table:table-cell office:value-type="float" office:value="0.478688636901405" calcext:value-type="float">
            <text:p>0.4786886369</text:p>
          </table:table-cell>
          <table:table-cell office:value-type="float" office:value="390.951228334951" calcext:value-type="float">
            <text:p>390.951228335</text:p>
          </table:table-cell>
        </table:table-row>
        <table:table-row table:style-name="ro1">
          <table:table-cell office:value-type="float" office:value="77.2418092637283" calcext:value-type="float">
            <text:p>77.2418092637</text:p>
          </table:table-cell>
          <table:table-cell office:value-type="float" office:value="11.8464020187595" calcext:value-type="float">
            <text:p>11.8464020188</text:p>
          </table:table-cell>
          <table:table-cell office:value-type="float" office:value="2.28508857910038" calcext:value-type="float">
            <text:p>2.2850885791</text:p>
          </table:table-cell>
          <table:table-cell office:value-type="float" office:value="252.235732972988" calcext:value-type="float">
            <text:p>252.235732973</text:p>
          </table:table-cell>
          <table:table-cell office:value-type="float" office:value="0.973458448851653" calcext:value-type="float">
            <text:p>0.9734584489</text:p>
          </table:table-cell>
          <table:table-cell office:value-type="float" office:value="9.05249278853814" calcext:value-type="float">
            <text:p>9.0524927885</text:p>
          </table:table-cell>
          <table:table-cell office:value-type="float" office:value="1.95643335422328" calcext:value-type="float">
            <text:p>1.9564333542</text:p>
          </table:table-cell>
          <table:table-cell office:value-type="float" office:value="0.260568875095208" calcext:value-type="float">
            <text:p>0.2605688751</text:p>
          </table:table-cell>
          <table:table-cell office:value-type="float" office:value="0.36342381229885" calcext:value-type="float">
            <text:p>0.3634238123</text:p>
          </table:table-cell>
          <table:table-cell office:value-type="float" office:value="391.454975487473" calcext:value-type="float">
            <text:p>391.4549754875</text:p>
          </table:table-cell>
        </table:table-row>
        <table:table-row table:style-name="ro1">
          <table:table-cell office:value-type="float" office:value="77.2181061126056" calcext:value-type="float">
            <text:p>77.2181061126</text:p>
          </table:table-cell>
          <table:table-cell office:value-type="float" office:value="13.0659798715489" calcext:value-type="float">
            <text:p>13.0659798715</text:p>
          </table:table-cell>
          <table:table-cell office:value-type="float" office:value="2.35956659954721" calcext:value-type="float">
            <text:p>2.3595665995</text:p>
          </table:table-cell>
          <table:table-cell office:value-type="float" office:value="252.955310825778" calcext:value-type="float">
            <text:p>252.9553108258</text:p>
          </table:table-cell>
          <table:table-cell office:value-type="float" office:value="0.47081407941889" calcext:value-type="float">
            <text:p>0.4708140794</text:p>
          </table:table-cell>
          <table:table-cell office:value-type="float" office:value="9.7720706413276" calcext:value-type="float">
            <text:p>9.7720706413</text:p>
          </table:table-cell>
          <table:table-cell office:value-type="float" office:value="1.74542838587801" calcext:value-type="float">
            <text:p>1.7454283859</text:p>
          </table:table-cell>
          <table:table-cell office:value-type="float" office:value="1.16125476523162" calcext:value-type="float">
            <text:p>1.1612547652</text:p>
          </table:table-cell>
          <table:table-cell office:value-type="float" office:value="0.309465859439891" calcext:value-type="float">
            <text:p>0.3094658594</text:p>
          </table:table-cell>
          <table:table-cell office:value-type="float" office:value="391.632633882546" calcext:value-type="float">
            <text:p>391.6326338825</text:p>
          </table:table-cell>
        </table:table-row>
        <table:table-row table:style-name="ro1">
          <table:table-cell office:value-type="float" office:value="76.7495204244792" calcext:value-type="float">
            <text:p>76.7495204245</text:p>
          </table:table-cell>
          <table:table-cell office:value-type="float" office:value="11.1071995992635" calcext:value-type="float">
            <text:p>11.1071995993</text:p>
          </table:table-cell>
          <table:table-cell office:value-type="float" office:value="2.350108076995" calcext:value-type="float">
            <text:p>2.350108077</text:p>
          </table:table-cell>
          <table:table-cell office:value-type="float" office:value="251.496530553492" calcext:value-type="float">
            <text:p>251.4965305535</text:p>
          </table:table-cell>
          <table:table-cell office:value-type="float" office:value="0.234256029355631" calcext:value-type="float">
            <text:p>0.2342560294</text:p>
          </table:table-cell>
          <table:table-cell office:value-type="float" office:value="8.31329036904213" calcext:value-type="float">
            <text:p>8.313290369</text:p>
          </table:table-cell>
          <table:table-cell office:value-type="float" office:value="2.00669017737751" calcext:value-type="float">
            <text:p>2.0066901774</text:p>
          </table:table-cell>
          <table:table-cell office:value-type="float" office:value="0.160109965535998" calcext:value-type="float">
            <text:p>0.1601099655</text:p>
          </table:table-cell>
          <table:table-cell office:value-type="float" office:value="0.396108913830653" calcext:value-type="float">
            <text:p>0.3961089138</text:p>
          </table:table-cell>
          <table:table-cell office:value-type="float" office:value="391.829068732121" calcext:value-type="float">
            <text:p>391.8290687321</text:p>
          </table:table-cell>
        </table:table-row>
        <table:table-row table:style-name="ro1">
          <table:table-cell office:value-type="float" office:value="77.1733633720909" calcext:value-type="float">
            <text:p>77.1733633721</text:p>
          </table:table-cell>
          <table:table-cell office:value-type="float" office:value="11.5310425468751" calcext:value-type="float">
            <text:p>11.5310425469</text:p>
          </table:table-cell>
          <table:table-cell office:value-type="float" office:value="1.96972910721601" calcext:value-type="float">
            <text:p>1.9697291072</text:p>
          </table:table-cell>
          <table:table-cell office:value-type="float" office:value="251.920373501104" calcext:value-type="float">
            <text:p>251.9203735011</text:p>
          </table:table-cell>
          <table:table-cell office:value-type="float" office:value="0.658098976967286" calcext:value-type="float">
            <text:p>0.658098977</text:p>
          </table:table-cell>
          <table:table-cell office:value-type="float" office:value="8.73713331665378" calcext:value-type="float">
            <text:p>8.7371333167</text:p>
          </table:table-cell>
          <table:table-cell office:value-type="float" office:value="1.97321013092894" calcext:value-type="float">
            <text:p>1.9732101309</text:p>
          </table:table-cell>
          <table:table-cell office:value-type="float" office:value="0.26100368913671" calcext:value-type="float">
            <text:p>0.2610036891</text:p>
          </table:table-cell>
          <table:table-cell office:value-type="float" office:value="0.374011479315318" calcext:value-type="float">
            <text:p>0.3740114793</text:p>
          </table:table-cell>
          <table:table-cell office:value-type="float" office:value="392.044072233125" calcext:value-type="float">
            <text:p>392.0440722331</text:p>
          </table:table-cell>
        </table:table-row>
        <table:table-row table:style-name="ro1">
          <table:table-cell office:value-type="float" office:value="76.7998727127751" calcext:value-type="float">
            <text:p>76.7998727128</text:p>
          </table:table-cell>
          <table:table-cell office:value-type="float" office:value="13.3502308490999" calcext:value-type="float">
            <text:p>13.3502308491</text:p>
          </table:table-cell>
          <table:table-cell office:value-type="float" office:value="2.27577578130152" calcext:value-type="float">
            <text:p>2.2757757813</text:p>
          </table:table-cell>
          <table:table-cell office:value-type="float" office:value="253.239561803329" calcext:value-type="float">
            <text:p>253.2395618033</text:p>
          </table:table-cell>
          <table:table-cell office:value-type="float" office:value="0.755065056969908" calcext:value-type="float">
            <text:p>0.755065057</text:p>
          </table:table-cell>
          <table:table-cell office:value-type="float" office:value="10.0563216188786" calcext:value-type="float">
            <text:p>10.0563216189</text:p>
          </table:table-cell>
          <table:table-cell office:value-type="float" office:value="1.74928063133438" calcext:value-type="float">
            <text:p>1.7492806313</text:p>
          </table:table-cell>
          <table:table-cell office:value-type="float" office:value="1.1751719638598" calcext:value-type="float">
            <text:p>1.1751719639</text:p>
          </table:table-cell>
          <table:table-cell office:value-type="float" office:value="0.307563871215813" calcext:value-type="float">
            <text:p>0.3075638712</text:p>
          </table:table-cell>
          <table:table-cell office:value-type="float" office:value="392.914558090976" calcext:value-type="float">
            <text:p>392.914558091</text:p>
          </table:table-cell>
        </table:table-row>
        <table:table-row table:style-name="ro1">
          <table:table-cell office:value-type="float" office:value="76.6690692314023" calcext:value-type="float">
            <text:p>76.6690692314</text:p>
          </table:table-cell>
          <table:table-cell office:value-type="float" office:value="11.0267484061865" calcext:value-type="float">
            <text:p>11.0267484062</text:p>
          </table:table-cell>
          <table:table-cell office:value-type="float" office:value="2.26965688391807" calcext:value-type="float">
            <text:p>2.2696568839</text:p>
          </table:table-cell>
          <table:table-cell office:value-type="float" office:value="251.416079360415" calcext:value-type="float">
            <text:p>251.4160793604</text:p>
          </table:table-cell>
          <table:table-cell office:value-type="float" office:value="0.153804836278695" calcext:value-type="float">
            <text:p>0.1538048363</text:p>
          </table:table-cell>
          <table:table-cell office:value-type="float" office:value="8.23283917596519" calcext:value-type="float">
            <text:p>8.232839176</text:p>
          </table:table-cell>
          <table:table-cell office:value-type="float" office:value="1.80005776192594" calcext:value-type="float">
            <text:p>1.8000577619</text:p>
          </table:table-cell>
          <table:table-cell office:value-type="float" office:value="1.07965877245906" calcext:value-type="float">
            <text:p>1.0796587725</text:p>
          </table:table-cell>
          <table:table-cell office:value-type="float" office:value="0.344515019876282" calcext:value-type="float">
            <text:p>0.3445150199</text:p>
          </table:table-cell>
          <table:table-cell office:value-type="float" office:value="393.282304034504" calcext:value-type="float">
            <text:p>393.2823040345</text:p>
          </table:table-cell>
        </table:table-row>
        <table:table-row table:style-name="ro1">
          <table:table-cell office:value-type="float" office:value="77.1851517218516" calcext:value-type="float">
            <text:p>77.1851517219</text:p>
          </table:table-cell>
          <table:table-cell office:value-type="float" office:value="11.6662876867593" calcext:value-type="float">
            <text:p>11.6662876868</text:p>
          </table:table-cell>
          <table:table-cell office:value-type="float" office:value="2.1049742471002" calcext:value-type="float">
            <text:p>2.1049742471</text:p>
          </table:table-cell>
          <table:table-cell office:value-type="float" office:value="252.055618640988" calcext:value-type="float">
            <text:p>252.055618641</text:p>
          </table:table-cell>
          <table:table-cell office:value-type="float" office:value="0.793344116851469" calcext:value-type="float">
            <text:p>0.7933441169</text:p>
          </table:table-cell>
          <table:table-cell office:value-type="float" office:value="8.87237845653796" calcext:value-type="float">
            <text:p>8.8723784565</text:p>
          </table:table-cell>
          <table:table-cell office:value-type="float" office:value="1.96282442281784" calcext:value-type="float">
            <text:p>1.9628244228</text:p>
          </table:table-cell>
          <table:table-cell office:value-type="float" office:value="0.295974681585901" calcext:value-type="float">
            <text:p>0.2959746816</text:p>
          </table:table-cell>
          <table:table-cell office:value-type="float" office:value="0.3661677254814" calcext:value-type="float">
            <text:p>0.3661677255</text:p>
          </table:table-cell>
          <table:table-cell office:value-type="float" office:value="393.773427542179" calcext:value-type="float">
            <text:p>393.7734275422</text:p>
          </table:table-cell>
        </table:table-row>
        <table:table-row table:style-name="ro1">
          <table:table-cell office:value-type="float" office:value="77.0896627006856" calcext:value-type="float">
            <text:p>77.0896627007</text:p>
          </table:table-cell>
          <table:table-cell office:value-type="float" office:value="11.4473418754699" calcext:value-type="float">
            <text:p>11.4473418755</text:p>
          </table:table-cell>
          <table:table-cell office:value-type="float" office:value="1.88602843581078" calcext:value-type="float">
            <text:p>1.8860284358</text:p>
          </table:table-cell>
          <table:table-cell office:value-type="float" office:value="251.836672829699" calcext:value-type="float">
            <text:p>251.8366728297</text:p>
          </table:table-cell>
          <table:table-cell office:value-type="float" office:value="0.574398305562048" calcext:value-type="float">
            <text:p>0.5743983056</text:p>
          </table:table-cell>
          <table:table-cell office:value-type="float" office:value="8.65343264524854" calcext:value-type="float">
            <text:p>8.6534326452</text:p>
          </table:table-cell>
          <table:table-cell office:value-type="float" office:value="1.9970562013066" calcext:value-type="float">
            <text:p>1.9970562013</text:p>
          </table:table-cell>
          <table:table-cell office:value-type="float" office:value="0.201359103498479" calcext:value-type="float">
            <text:p>0.2013591035</text:p>
          </table:table-cell>
          <table:table-cell office:value-type="float" office:value="0.386070379905982" calcext:value-type="float">
            <text:p>0.3860703799</text:p>
          </table:table-cell>
          <table:table-cell office:value-type="float" office:value="394.094783628284" calcext:value-type="float">
            <text:p>394.0947836283</text:p>
          </table:table-cell>
        </table:table-row>
        <table:table-row table:style-name="ro1">
          <table:table-cell office:value-type="float" office:value="76.9159436324359" calcext:value-type="float">
            <text:p>76.9159436324</text:p>
          </table:table-cell>
          <table:table-cell office:value-type="float" office:value="12.2638173913792" calcext:value-type="float">
            <text:p>12.2638173914</text:p>
          </table:table-cell>
          <table:table-cell office:value-type="float" office:value="2.24982905460075" calcext:value-type="float">
            <text:p>2.2498290546</text:p>
          </table:table-cell>
          <table:table-cell office:value-type="float" office:value="252.653148345608" calcext:value-type="float">
            <text:p>252.6531483456</text:p>
          </table:table-cell>
          <table:table-cell office:value-type="float" office:value="0.168651599249142" calcext:value-type="float">
            <text:p>0.1686515992</text:p>
          </table:table-cell>
          <table:table-cell office:value-type="float" office:value="9.46990816115785" calcext:value-type="float">
            <text:p>9.4699081612</text:p>
          </table:table-cell>
          <table:table-cell office:value-type="float" office:value="1.7633939356618" calcext:value-type="float">
            <text:p>1.7633939357</text:p>
          </table:table-cell>
          <table:table-cell office:value-type="float" office:value="1.16222026391877" calcext:value-type="float">
            <text:p>1.1622202639</text:p>
          </table:table-cell>
          <table:table-cell office:value-type="float" office:value="0.317693814685139" calcext:value-type="float">
            <text:p>0.3176938147</text:p>
          </table:table-cell>
          <table:table-cell office:value-type="float" office:value="394.299527332375" calcext:value-type="float">
            <text:p>394.2995273324</text:p>
          </table:table-cell>
        </table:table-row>
        <table:table-row table:style-name="ro1">
          <table:table-cell office:value-type="float" office:value="75.6705062315823" calcext:value-type="float">
            <text:p>75.6705062316</text:p>
          </table:table-cell>
          <table:table-cell office:value-type="float" office:value="3.07585602582105" calcext:value-type="float">
            <text:p>3.0758560258</text:p>
          </table:table-cell>
          <table:table-cell office:value-type="float" office:value="2.07585602582105" calcext:value-type="float">
            <text:p>2.0758560258</text:p>
          </table:table-cell>
          <table:table-cell office:value-type="float" office:value="249.242522692487" calcext:value-type="float">
            <text:p>249.2425226925</text:p>
          </table:table-cell>
          <table:table-cell office:value-type="float" office:value="0.853633803598826" calcext:value-type="float">
            <text:p>0.8536338036</text:p>
          </table:table-cell>
          <table:table-cell office:value-type="float" office:value="2.07585602582105" calcext:value-type="float">
            <text:p>2.0758560258</text:p>
          </table:table-cell>
          <table:table-cell office:value-type="float" office:value="2.15742871782121" calcext:value-type="float">
            <text:p>2.1574287178</text:p>
          </table:table-cell>
          <table:table-cell office:value-type="float" office:value="0.409895918772599" calcext:value-type="float">
            <text:p>0.4098959188</text:p>
          </table:table-cell>
          <table:table-cell office:value-type="float" office:value="0.520440398271033" calcext:value-type="float">
            <text:p>0.5204403983</text:p>
          </table:table-cell>
          <table:table-cell office:value-type="float" office:value="394.310300858046" calcext:value-type="float">
            <text:p>394.310300858</text:p>
          </table:table-cell>
        </table:table-row>
        <table:table-row table:style-name="ro1">
          <table:table-cell office:value-type="float" office:value="77.3546244414925" calcext:value-type="float">
            <text:p>77.3546244415</text:p>
          </table:table-cell>
          <table:table-cell office:value-type="float" office:value="9.37897028294344" calcext:value-type="float">
            <text:p>9.3789702829</text:p>
          </table:table-cell>
          <table:table-cell office:value-type="float" office:value="2.92930140966142" calcext:value-type="float">
            <text:p>2.9293014097</text:p>
          </table:table-cell>
          <table:table-cell office:value-type="float" office:value="249.768301237172" calcext:value-type="float">
            <text:p>249.7683012372</text:p>
          </table:table-cell>
          <table:table-cell office:value-type="float" office:value="0.950471157480052" calcext:value-type="float">
            <text:p>0.9504711575</text:p>
          </table:table-cell>
          <table:table-cell office:value-type="float" office:value="6.58506105272211" calcext:value-type="float">
            <text:p>6.5850610527</text:p>
          </table:table-cell>
          <table:table-cell office:value-type="float" office:value="1.67647524685296" calcext:value-type="float">
            <text:p>1.6764752469</text:p>
          </table:table-cell>
          <table:table-cell office:value-type="float" office:value="0.0380810292742004" calcext:value-type="float">
            <text:p>0.0380810293</text:p>
          </table:table-cell>
          <table:table-cell office:value-type="float" office:value="0.349684952132882" calcext:value-type="float">
            <text:p>0.3496849521</text:p>
          </table:table-cell>
          <table:table-cell office:value-type="float" office:value="394.31662616322" calcext:value-type="float">
            <text:p>394.3166261632</text:p>
          </table:table-cell>
        </table:table-row>
        <table:table-row table:style-name="ro1">
          <table:table-cell office:value-type="float" office:value="77.2985573056826" calcext:value-type="float">
            <text:p>77.2985573057</text:p>
          </table:table-cell>
          <table:table-cell office:value-type="float" office:value="13.1464310646259" calcext:value-type="float">
            <text:p>13.1464310646</text:p>
          </table:table-cell>
          <table:table-cell office:value-type="float" office:value="2.44001779262415" calcext:value-type="float">
            <text:p>2.4400177926</text:p>
          </table:table-cell>
          <table:table-cell office:value-type="float" office:value="253.035762018855" calcext:value-type="float">
            <text:p>253.0357620189</text:p>
          </table:table-cell>
          <table:table-cell office:value-type="float" office:value="0.551265272495826" calcext:value-type="float">
            <text:p>0.5512652725</text:p>
          </table:table-cell>
          <table:table-cell office:value-type="float" office:value="9.85252183440454" calcext:value-type="float">
            <text:p>9.8525218344</text:p>
          </table:table-cell>
          <table:table-cell office:value-type="float" office:value="1.95206080132959" calcext:value-type="float">
            <text:p>1.9520608013</text:p>
          </table:table-cell>
          <table:table-cell office:value-type="float" office:value="0.241705958308556" calcext:value-type="float">
            <text:p>0.2417059583</text:p>
          </table:table-cell>
          <table:table-cell office:value-type="float" office:value="0.355810859826012" calcext:value-type="float">
            <text:p>0.3558108598</text:p>
          </table:table-cell>
          <table:table-cell office:value-type="float" office:value="394.821368338591" calcext:value-type="float">
            <text:p>394.8213683386</text:p>
          </table:table-cell>
        </table:table-row>
        <table:table-row table:style-name="ro1">
          <table:table-cell office:value-type="float" office:value="75.7297023050619" calcext:value-type="float">
            <text:p>75.7297023051</text:p>
          </table:table-cell>
          <table:table-cell office:value-type="float" office:value="3.13505209930072" calcext:value-type="float">
            <text:p>3.1350520993</text:p>
          </table:table-cell>
          <table:table-cell office:value-type="float" office:value="2.13505209930072" calcext:value-type="float">
            <text:p>2.1350520993</text:p>
          </table:table-cell>
          <table:table-cell office:value-type="float" office:value="249.301718765967" calcext:value-type="float">
            <text:p>249.301718766</text:p>
          </table:table-cell>
          <table:table-cell office:value-type="float" office:value="0.912829877078499" calcext:value-type="float">
            <text:p>0.9128298771</text:p>
          </table:table-cell>
          <table:table-cell office:value-type="float" office:value="2.13505209930072" calcext:value-type="float">
            <text:p>2.1350520993</text:p>
          </table:table-cell>
          <table:table-cell office:value-type="float" office:value="1.92879278517666" calcext:value-type="float">
            <text:p>1.9287927852</text:p>
          </table:table-cell>
          <table:table-cell office:value-type="float" office:value="0.307420399471168" calcext:value-type="float">
            <text:p>0.3074203995</text:p>
          </table:table-cell>
          <table:table-cell office:value-type="float" office:value="0.50488253434957" calcext:value-type="float">
            <text:p>0.5048825343</text:p>
          </table:table-cell>
          <table:table-cell office:value-type="float" office:value="395.167448637644" calcext:value-type="float">
            <text:p>395.1674486376</text:p>
          </table:table-cell>
        </table:table-row>
        <table:table-row table:style-name="ro1">
          <table:table-cell office:value-type="float" office:value="76.7921880539993" calcext:value-type="float">
            <text:p>76.792188054</text:p>
          </table:table-cell>
          <table:table-cell office:value-type="float" office:value="11.1498672287835" calcext:value-type="float">
            <text:p>11.1498672288</text:p>
          </table:table-cell>
          <table:table-cell office:value-type="float" office:value="2.26931891639161" calcext:value-type="float">
            <text:p>2.2693189164</text:p>
          </table:table-cell>
          <table:table-cell office:value-type="float" office:value="251.539198183012" calcext:value-type="float">
            <text:p>251.539198183</text:p>
          </table:table-cell>
          <table:table-cell office:value-type="float" office:value="0.276923658875698" calcext:value-type="float">
            <text:p>0.2769236589</text:p>
          </table:table-cell>
          <table:table-cell office:value-type="float" office:value="8.35595799856219" calcext:value-type="float">
            <text:p>8.3559579986</text:p>
          </table:table-cell>
          <table:table-cell office:value-type="float" office:value="1.79894794327604" calcext:value-type="float">
            <text:p>1.7989479433</text:p>
          </table:table-cell>
          <table:table-cell office:value-type="float" office:value="1.10234247174954" calcext:value-type="float">
            <text:p>1.1023424717</text:p>
          </table:table-cell>
          <table:table-cell office:value-type="float" office:value="0.338774153709036" calcext:value-type="float">
            <text:p>0.3387741537</text:p>
          </table:table-cell>
          <table:table-cell office:value-type="float" office:value="395.215341937454" calcext:value-type="float">
            <text:p>395.2153419375</text:p>
          </table:table-cell>
        </table:table-row>
        <table:table-row table:style-name="ro1">
          <table:table-cell office:value-type="float" office:value="77.0092115076087" calcext:value-type="float">
            <text:p>77.0092115076</text:p>
          </table:table-cell>
          <table:table-cell office:value-type="float" office:value="11.3668906823929" calcext:value-type="float">
            <text:p>11.3668906824</text:p>
          </table:table-cell>
          <table:table-cell office:value-type="float" office:value="1.80557724273384" calcext:value-type="float">
            <text:p>1.8055772427</text:p>
          </table:table-cell>
          <table:table-cell office:value-type="float" office:value="251.756221636622" calcext:value-type="float">
            <text:p>251.7562216366</text:p>
          </table:table-cell>
          <table:table-cell office:value-type="float" office:value="0.493947112485112" calcext:value-type="float">
            <text:p>0.4939471125</text:p>
          </table:table-cell>
          <table:table-cell office:value-type="float" office:value="8.5729814521716" calcext:value-type="float">
            <text:p>8.5729814522</text:p>
          </table:table-cell>
          <table:table-cell office:value-type="float" office:value="1.79042378585502" calcext:value-type="float">
            <text:p>1.7904237859</text:p>
          </table:table-cell>
          <table:table-cell office:value-type="float" office:value="1.12090791042154" calcext:value-type="float">
            <text:p>1.1209079104</text:p>
          </table:table-cell>
          <table:table-cell office:value-type="float" office:value="0.335784022939521" calcext:value-type="float">
            <text:p>0.3357840229</text:p>
          </table:table-cell>
          <table:table-cell office:value-type="float" office:value="395.254283334955" calcext:value-type="float">
            <text:p>395.254283335</text:p>
          </table:table-cell>
        </table:table-row>
        <table:table-row table:style-name="ro1">
          <table:table-cell office:value-type="float" office:value="77.1613580706513" calcext:value-type="float">
            <text:p>77.1613580707</text:p>
          </table:table-cell>
          <table:table-cell office:value-type="float" office:value="11.7659508256825" calcext:value-type="float">
            <text:p>11.7659508257</text:p>
          </table:table-cell>
          <table:table-cell office:value-type="float" office:value="2.20463738602345" calcext:value-type="float">
            <text:p>2.204637386</text:p>
          </table:table-cell>
          <table:table-cell office:value-type="float" office:value="252.155281779911" calcext:value-type="float">
            <text:p>252.1552817799</text:p>
          </table:table-cell>
          <table:table-cell office:value-type="float" office:value="0.893007255774717" calcext:value-type="float">
            <text:p>0.8930072558</text:p>
          </table:table-cell>
          <table:table-cell office:value-type="float" office:value="8.97204159546121" calcext:value-type="float">
            <text:p>8.9720415955</text:p>
          </table:table-cell>
          <table:table-cell office:value-type="float" office:value="1.74980093877171" calcext:value-type="float">
            <text:p>1.7498009388</text:p>
          </table:table-cell>
          <table:table-cell office:value-type="float" office:value="1.18011768201827" calcext:value-type="float">
            <text:p>1.180117682</text:p>
          </table:table-cell>
          <table:table-cell office:value-type="float" office:value="0.316087211244729" calcext:value-type="float">
            <text:p>0.3160872112</text:p>
          </table:table-cell>
          <table:table-cell office:value-type="float" office:value="395.543797435327" calcext:value-type="float">
            <text:p>395.5437974353</text:p>
          </table:table-cell>
        </table:table-row>
        <table:table-row table:style-name="ro1">
          <table:table-cell office:value-type="float" office:value="76.9383206512161" calcext:value-type="float">
            <text:p>76.9383206512</text:p>
          </table:table-cell>
          <table:table-cell office:value-type="float" office:value="5.35875960869228" calcext:value-type="float">
            <text:p>5.3587596087</text:p>
          </table:table-cell>
          <table:table-cell office:value-type="float" office:value="3.13653738647006" calcext:value-type="float">
            <text:p>3.1365373865</text:p>
          </table:table-cell>
          <table:table-cell office:value-type="float" office:value="251.525426275358" calcext:value-type="float">
            <text:p>251.5254262754</text:p>
          </table:table-cell>
          <table:table-cell office:value-type="float" office:value="0.692092942025623" calcext:value-type="float">
            <text:p>0.692092942</text:p>
          </table:table-cell>
          <table:table-cell office:value-type="float" office:value="4.35875960869228" calcext:value-type="float">
            <text:p>4.3587596087</text:p>
          </table:table-cell>
          <table:table-cell office:value-type="float" office:value="2.00066957379803" calcext:value-type="float">
            <text:p>2.0006695738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536455485745082" calcext:value-type="float">
            <text:p>0.5364554857</text:p>
          </table:table-cell>
          <table:table-cell office:value-type="float" office:value="395.593615453964" calcext:value-type="float">
            <text:p>395.593615454</text:p>
          </table:table-cell>
        </table:table-row>
        <table:table-row table:style-name="ro1">
          <table:table-cell office:value-type="float" office:value="77.213500283617" calcext:value-type="float">
            <text:p>77.2135002836</text:p>
          </table:table-cell>
          <table:table-cell office:value-type="float" office:value="9.23784612506789" calcext:value-type="float">
            <text:p>9.2378461251</text:p>
          </table:table-cell>
          <table:table-cell office:value-type="float" office:value="2.78817725178587" calcext:value-type="float">
            <text:p>2.7881772518</text:p>
          </table:table-cell>
          <table:table-cell office:value-type="float" office:value="249.627177079297" calcext:value-type="float">
            <text:p>249.6271770793</text:p>
          </table:table-cell>
          <table:table-cell office:value-type="float" office:value="0.809346999604504" calcext:value-type="float">
            <text:p>0.8093469996</text:p>
          </table:table-cell>
          <table:table-cell office:value-type="float" office:value="6.44393689484656" calcext:value-type="float">
            <text:p>6.4439368948</text:p>
          </table:table-cell>
          <table:table-cell office:value-type="float" office:value="2.08248687781565" calcext:value-type="float">
            <text:p>2.0824868778</text:p>
          </table:table-cell>
          <table:table-cell office:value-type="float" office:value="0.20543813388026" calcext:value-type="float">
            <text:p>0.2054381339</text:p>
          </table:table-cell>
          <table:table-cell office:value-type="float" office:value="0.437963947015091" calcext:value-type="float">
            <text:p>0.437963947</text:p>
          </table:table-cell>
          <table:table-cell office:value-type="float" office:value="395.78737547006" calcext:value-type="float">
            <text:p>395.7873754701</text:p>
          </table:table-cell>
        </table:table-row>
        <table:table-row table:style-name="ro1">
          <table:table-cell office:value-type="float" office:value="77.040846485654" calcext:value-type="float">
            <text:p>77.0408464857</text:p>
          </table:table-cell>
          <table:table-cell office:value-type="float" office:value="12.8887202445973" calcext:value-type="float">
            <text:p>12.8887202446</text:p>
          </table:table-cell>
          <table:table-cell office:value-type="float" office:value="2.28213931522623" calcext:value-type="float">
            <text:p>2.2821393152</text:p>
          </table:table-cell>
          <table:table-cell office:value-type="float" office:value="252.778051198826" calcext:value-type="float">
            <text:p>252.7780511988</text:p>
          </table:table-cell>
          <table:table-cell office:value-type="float" office:value="0.293554452467213" calcext:value-type="float">
            <text:p>0.2935544525</text:p>
          </table:table-cell>
          <table:table-cell office:value-type="float" office:value="9.59481101437592" calcext:value-type="float">
            <text:p>9.5948110144</text:p>
          </table:table-cell>
          <table:table-cell office:value-type="float" office:value="1.75524878351887" calcext:value-type="float">
            <text:p>1.7552487835</text:p>
          </table:table-cell>
          <table:table-cell office:value-type="float" office:value="1.19995975157696" calcext:value-type="float">
            <text:p>1.1999597516</text:p>
          </table:table-cell>
          <table:table-cell office:value-type="float" office:value="0.312569165140382" calcext:value-type="float">
            <text:p>0.3125691651</text:p>
          </table:table-cell>
          <table:table-cell office:value-type="float" office:value="396.219454963677" calcext:value-type="float">
            <text:p>396.2194549637</text:p>
          </table:table-cell>
        </table:table-row>
        <table:table-row table:style-name="ro1">
          <table:table-cell office:value-type="float" office:value="77.040846485654" calcext:value-type="float">
            <text:p>77.0408464857</text:p>
          </table:table-cell>
          <table:table-cell office:value-type="float" office:value="12.3887202445972" calcext:value-type="float">
            <text:p>12.3887202446</text:p>
          </table:table-cell>
          <table:table-cell office:value-type="float" office:value="2.28213931522623" calcext:value-type="float">
            <text:p>2.2821393152</text:p>
          </table:table-cell>
          <table:table-cell office:value-type="float" office:value="252.778051198826" calcext:value-type="float">
            <text:p>252.7780511988</text:p>
          </table:table-cell>
          <table:table-cell office:value-type="float" office:value="0.293554452467213" calcext:value-type="float">
            <text:p>0.2935544525</text:p>
          </table:table-cell>
          <table:table-cell office:value-type="float" office:value="9.59481101437592" calcext:value-type="float">
            <text:p>9.5948110144</text:p>
          </table:table-cell>
          <table:table-cell office:value-type="float" office:value="1.75524878351887" calcext:value-type="float">
            <text:p>1.7552487835</text:p>
          </table:table-cell>
          <table:table-cell office:value-type="float" office:value="1.19995975157696" calcext:value-type="float">
            <text:p>1.1999597516</text:p>
          </table:table-cell>
          <table:table-cell office:value-type="float" office:value="0.312569165140382" calcext:value-type="float">
            <text:p>0.3125691651</text:p>
          </table:table-cell>
          <table:table-cell office:value-type="float" office:value="396.343829438255" calcext:value-type="float">
            <text:p>396.3438294383</text:p>
          </table:table-cell>
        </table:table-row>
        <table:table-row table:style-name="ro1">
          <table:table-cell office:value-type="float" office:value="77.2912706842585" calcext:value-type="float">
            <text:p>77.2912706843</text:p>
          </table:table-cell>
          <table:table-cell office:value-type="float" office:value="7.79435452296598" calcext:value-type="float">
            <text:p>7.794354523</text:p>
          </table:table-cell>
          <table:table-cell office:value-type="float" office:value="2.56690787190618" calcext:value-type="float">
            <text:p>2.5669078719</text:p>
          </table:table-cell>
          <table:table-cell office:value-type="float" office:value="249.183685477195" calcext:value-type="float">
            <text:p>249.1836854772</text:p>
          </table:table-cell>
          <table:table-cell office:value-type="float" office:value="0.365855397502592" calcext:value-type="float">
            <text:p>0.3658553975</text:p>
          </table:table-cell>
          <table:table-cell office:value-type="float" office:value="6.00044529274465" calcext:value-type="float">
            <text:p>6.0004452927</text:p>
          </table:table-cell>
          <table:table-cell office:value-type="float" office:value="1.83527396865786" calcext:value-type="float">
            <text:p>1.8352739687</text:p>
          </table:table-cell>
          <table:table-cell office:value-type="float" office:value="0.210626265821223" calcext:value-type="float">
            <text:p>0.2106262658</text:p>
          </table:table-cell>
          <table:table-cell office:value-type="float" office:value="0.455323662830366" calcext:value-type="float">
            <text:p>0.4553236628</text:p>
          </table:table-cell>
          <table:table-cell office:value-type="float" office:value="396.643905238013" calcext:value-type="float">
            <text:p>396.643905238</text:p>
          </table:table-cell>
        </table:table-row>
        <table:table-row table:style-name="ro1">
          <table:table-cell office:value-type="float" office:value="76.8726392470762" calcext:value-type="float">
            <text:p>76.8726392471</text:p>
          </table:table-cell>
          <table:table-cell office:value-type="float" office:value="11.2303184218605" calcext:value-type="float">
            <text:p>11.2303184219</text:p>
          </table:table-cell>
          <table:table-cell office:value-type="float" office:value="2.34977010946855" calcext:value-type="float">
            <text:p>2.3497701095</text:p>
          </table:table-cell>
          <table:table-cell office:value-type="float" office:value="251.619649376089" calcext:value-type="float">
            <text:p>251.6196493761</text:p>
          </table:table-cell>
          <table:table-cell office:value-type="float" office:value="0.357374851952634" calcext:value-type="float">
            <text:p>0.357374852</text:p>
          </table:table-cell>
          <table:table-cell office:value-type="float" office:value="8.43640919163913" calcext:value-type="float">
            <text:p>8.4364091916</text:p>
          </table:table-cell>
          <table:table-cell office:value-type="float" office:value="2.00558035872762" calcext:value-type="float">
            <text:p>2.0055803587</text:p>
          </table:table-cell>
          <table:table-cell office:value-type="float" office:value="0.182793664826479" calcext:value-type="float">
            <text:p>0.1827936648</text:p>
          </table:table-cell>
          <table:table-cell office:value-type="float" office:value="0.389508306798682" calcext:value-type="float">
            <text:p>0.3895083068</text:p>
          </table:table-cell>
          <table:table-cell office:value-type="float" office:value="396.789151070374" calcext:value-type="float">
            <text:p>396.7891510704</text:p>
          </table:table-cell>
        </table:table-row>
        <table:table-row table:style-name="ro1">
          <table:table-cell office:value-type="float" office:value="77.1716988615217" calcext:value-type="float">
            <text:p>77.1716988615</text:p>
          </table:table-cell>
          <table:table-cell office:value-type="float" office:value="9.1960447029726" calcext:value-type="float">
            <text:p>9.196044703</text:p>
          </table:table-cell>
          <table:table-cell office:value-type="float" office:value="1.74637582969058" calcext:value-type="float">
            <text:p>1.7463758297</text:p>
          </table:table-cell>
          <table:table-cell office:value-type="float" office:value="249.585375657202" calcext:value-type="float">
            <text:p>249.5853756572</text:p>
          </table:table-cell>
          <table:table-cell office:value-type="float" office:value="0.767545577509211" calcext:value-type="float">
            <text:p>0.7675455775</text:p>
          </table:table-cell>
          <table:table-cell office:value-type="float" office:value="6.40213547275126" calcext:value-type="float">
            <text:p>6.4021354728</text:p>
          </table:table-cell>
          <table:table-cell office:value-type="float" office:value="1.95304627428301" calcext:value-type="float">
            <text:p>1.9530462743</text:p>
          </table:table-cell>
          <table:table-cell office:value-type="float" office:value="0.0079368198304598" calcext:value-type="float">
            <text:p>0.0079368198</text:p>
          </table:table-cell>
          <table:table-cell office:value-type="float" office:value="0.352468622356293" calcext:value-type="float">
            <text:p>0.3524686224</text:p>
          </table:table-cell>
          <table:table-cell office:value-type="float" office:value="397.006680298295" calcext:value-type="float">
            <text:p>397.0066802983</text:p>
          </table:table-cell>
        </table:table-row>
        <table:table-row table:style-name="ro1">
          <table:table-cell office:value-type="float" office:value="77.0929121790139" calcext:value-type="float">
            <text:p>77.092912179</text:p>
          </table:table-cell>
          <table:table-cell office:value-type="float" office:value="11.4505913537982" calcext:value-type="float">
            <text:p>11.4505913538</text:p>
          </table:table-cell>
          <table:table-cell office:value-type="float" office:value="1.88927791413908" calcext:value-type="float">
            <text:p>1.8892779141</text:p>
          </table:table-cell>
          <table:table-cell office:value-type="float" office:value="251.839922308027" calcext:value-type="float">
            <text:p>251.839922308</text:p>
          </table:table-cell>
          <table:table-cell office:value-type="float" office:value="0.57764778389035" calcext:value-type="float">
            <text:p>0.5776477839</text:p>
          </table:table-cell>
          <table:table-cell office:value-type="float" office:value="8.65668212357684" calcext:value-type="float">
            <text:p>8.6566821236</text:p>
          </table:table-cell>
          <table:table-cell office:value-type="float" office:value="1.76657771547737" calcext:value-type="float">
            <text:p>1.7665777155</text:p>
          </table:table-cell>
          <table:table-cell office:value-type="float" office:value="1.18055249605977" calcext:value-type="float">
            <text:p>1.1805524961</text:p>
          </table:table-cell>
          <table:table-cell office:value-type="float" office:value="0.325295815706487" calcext:value-type="float">
            <text:p>0.3252958157</text:p>
          </table:table-cell>
          <table:table-cell office:value-type="float" office:value="397.840999200798" calcext:value-type="float">
            <text:p>397.8409992008</text:p>
          </table:table-cell>
        </table:table-row>
        <table:table-row table:style-name="ro1">
          <table:table-cell office:value-type="float" office:value="77.3625188970434" calcext:value-type="float">
            <text:p>77.362518897</text:p>
          </table:table-cell>
          <table:table-cell office:value-type="float" office:value="7.86560273575088" calcext:value-type="float">
            <text:p>7.8656027358</text:p>
          </table:table-cell>
          <table:table-cell office:value-type="float" office:value="2.63815608469108" calcext:value-type="float">
            <text:p>2.6381560847</text:p>
          </table:table-cell>
          <table:table-cell office:value-type="float" office:value="249.25493368998" calcext:value-type="float">
            <text:p>249.25493369</text:p>
          </table:table-cell>
          <table:table-cell office:value-type="float" office:value="0.437103610287487" calcext:value-type="float">
            <text:p>0.4371036103</text:p>
          </table:table-cell>
          <table:table-cell office:value-type="float" office:value="6.07169350552954" calcext:value-type="float">
            <text:p>6.0716935055</text:p>
          </table:table-cell>
          <table:table-cell office:value-type="float" office:value="1.9775220143917" calcext:value-type="float">
            <text:p>1.9775220144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367080216884332" calcext:value-type="float">
            <text:p>0.3670802169</text:p>
          </table:table-cell>
          <table:table-cell office:value-type="float" office:value="397.973722763716" calcext:value-type="float">
            <text:p>397.9737227637</text:p>
          </table:table-cell>
        </table:table-row>
        <table:table-row table:style-name="ro1">
          <table:table-cell office:value-type="float" office:value="76.5540665371658" calcext:value-type="float">
            <text:p>76.5540665372</text:p>
          </table:table-cell>
          <table:table-cell office:value-type="float" office:value="4.97450549464199" calcext:value-type="float">
            <text:p>4.9745054946</text:p>
          </table:table-cell>
          <table:table-cell office:value-type="float" office:value="2.75228327241977" calcext:value-type="float">
            <text:p>2.7522832724</text:p>
          </table:table-cell>
          <table:table-cell office:value-type="float" office:value="251.141172161308" calcext:value-type="float">
            <text:p>251.1411721613</text:p>
          </table:table-cell>
          <table:table-cell office:value-type="float" office:value="0.307838827975334" calcext:value-type="float">
            <text:p>0.307838828</text:p>
          </table:table-cell>
          <table:table-cell office:value-type="float" office:value="3.974505494642" calcext:value-type="float">
            <text:p>3.9745054946</text:p>
          </table:table-cell>
          <table:table-cell office:value-type="float" office:value="1.85182200064316" calcext:value-type="float">
            <text:p>1.8518220006</text:p>
          </table:table-cell>
          <table:table-cell office:value-type="float" office:value="0.410859595310827" calcext:value-type="float">
            <text:p>0.4108595953</text:p>
          </table:table-cell>
          <table:table-cell office:value-type="float" office:value="0.465001184641847" calcext:value-type="float">
            <text:p>0.4650011846</text:p>
          </table:table-cell>
          <table:table-cell office:value-type="float" office:value="398.188897355412" calcext:value-type="float">
            <text:p>398.1888973554</text:p>
          </table:table-cell>
        </table:table-row>
        <table:table-row table:style-name="ro1">
          <table:table-cell office:value-type="float" office:value="76.9963948255128" calcext:value-type="float">
            <text:p>76.9963948255</text:p>
          </table:table-cell>
          <table:table-cell office:value-type="float" office:value="12.3442685844561" calcext:value-type="float">
            <text:p>12.3442685845</text:p>
          </table:table-cell>
          <table:table-cell office:value-type="float" office:value="2.33028024767769" calcext:value-type="float">
            <text:p>2.3302802477</text:p>
          </table:table-cell>
          <table:table-cell office:value-type="float" office:value="252.733599538685" calcext:value-type="float">
            <text:p>252.7335995387</text:p>
          </table:table-cell>
          <table:table-cell office:value-type="float" office:value="0.249102792326078" calcext:value-type="float">
            <text:p>0.2491027923</text:p>
          </table:table-cell>
          <table:table-cell office:value-type="float" office:value="9.55035935423479" calcext:value-type="float">
            <text:p>9.5503593542</text:p>
          </table:table-cell>
          <table:table-cell office:value-type="float" office:value="1.97002635111338" calcext:value-type="float">
            <text:p>1.9700263511</text:p>
          </table:table-cell>
          <table:table-cell office:value-type="float" office:value="0.242671456995706" calcext:value-type="float">
            <text:p>0.242671457</text:p>
          </table:table-cell>
          <table:table-cell office:value-type="float" office:value="0.365271017521446" calcext:value-type="float">
            <text:p>0.3652710175</text:p>
          </table:table-cell>
          <table:table-cell office:value-type="float" office:value="398.309439855755" calcext:value-type="float">
            <text:p>398.3094398558</text:p>
          </table:table-cell>
        </table:table-row>
        <table:table-row table:style-name="ro1">
          <table:table-cell office:value-type="float" office:value="76.51212363648" calcext:value-type="float">
            <text:p>76.5121236365</text:p>
          </table:table-cell>
          <table:table-cell office:value-type="float" office:value="4.93256259395625" calcext:value-type="float">
            <text:p>4.932562594</text:p>
          </table:table-cell>
          <table:table-cell office:value-type="float" office:value="2.71034037173403" calcext:value-type="float">
            <text:p>2.7103403717</text:p>
          </table:table-cell>
          <table:table-cell office:value-type="float" office:value="251.099229260623" calcext:value-type="float">
            <text:p>251.0992292606</text:p>
          </table:table-cell>
          <table:table-cell office:value-type="float" office:value="0.265895927289588" calcext:value-type="float">
            <text:p>0.2658959273</text:p>
          </table:table-cell>
          <table:table-cell office:value-type="float" office:value="3.93256259395625" calcext:value-type="float">
            <text:p>3.932562594</text:p>
          </table:table-cell>
          <table:table-cell office:value-type="float" office:value="1.99098034167568" calcext:value-type="float">
            <text:p>1.9909803417</text:p>
          </table:table-cell>
          <table:table-cell office:value-type="float" office:value="0.551168466194163" calcext:value-type="float">
            <text:p>0.5511684662</text:p>
          </table:table-cell>
          <table:table-cell office:value-type="float" office:value="0.403382546185219" calcext:value-type="float">
            <text:p>0.4033825462</text:p>
          </table:table-cell>
          <table:table-cell office:value-type="float" office:value="398.553645722142" calcext:value-type="float">
            <text:p>398.5536457221</text:p>
          </table:table-cell>
        </table:table-row>
        <table:table-row table:style-name="ro1">
          <table:table-cell office:value-type="float" office:value="77.1212976787309" calcext:value-type="float">
            <text:p>77.1212976787</text:p>
          </table:table-cell>
          <table:table-cell office:value-type="float" office:value="12.9691714376742" calcext:value-type="float">
            <text:p>12.9691714377</text:p>
          </table:table-cell>
          <table:table-cell office:value-type="float" office:value="2.36259050830317" calcext:value-type="float">
            <text:p>2.3625905083</text:p>
          </table:table-cell>
          <table:table-cell office:value-type="float" office:value="252.858502391903" calcext:value-type="float">
            <text:p>252.8585023919</text:p>
          </table:table-cell>
          <table:table-cell office:value-type="float" office:value="0.374005645544149" calcext:value-type="float">
            <text:p>0.3740056455</text:p>
          </table:table-cell>
          <table:table-cell office:value-type="float" office:value="9.67526220745286" calcext:value-type="float">
            <text:p>9.6752622075</text:p>
          </table:table-cell>
          <table:table-cell office:value-type="float" office:value="1.96188119897044" calcext:value-type="float">
            <text:p>1.961881199</text:p>
          </table:table-cell>
          <table:table-cell office:value-type="float" office:value="0.280410944653899" calcext:value-type="float">
            <text:p>0.2804109447</text:p>
          </table:table-cell>
          <table:table-cell office:value-type="float" office:value="0.359378910505522" calcext:value-type="float">
            <text:p>0.3593789105</text:p>
          </table:table-cell>
          <table:table-cell office:value-type="float" office:value="399.109927407283" calcext:value-type="float">
            <text:p>399.1099274073</text:p>
          </table:table-cell>
        </table:table-row>
        <table:table-row table:style-name="ro1">
          <table:table-cell office:value-type="float" office:value="77.1212976787309" calcext:value-type="float">
            <text:p>77.1212976787</text:p>
          </table:table-cell>
          <table:table-cell office:value-type="float" office:value="12.4691714376742" calcext:value-type="float">
            <text:p>12.4691714377</text:p>
          </table:table-cell>
          <table:table-cell office:value-type="float" office:value="2.36259050830317" calcext:value-type="float">
            <text:p>2.3625905083</text:p>
          </table:table-cell>
          <table:table-cell office:value-type="float" office:value="252.858502391903" calcext:value-type="float">
            <text:p>252.8585023919</text:p>
          </table:table-cell>
          <table:table-cell office:value-type="float" office:value="0.374005645544149" calcext:value-type="float">
            <text:p>0.3740056455</text:p>
          </table:table-cell>
          <table:table-cell office:value-type="float" office:value="9.67526220745286" calcext:value-type="float">
            <text:p>9.6752622075</text:p>
          </table:table-cell>
          <table:table-cell office:value-type="float" office:value="1.96188119897044" calcext:value-type="float">
            <text:p>1.961881199</text:p>
          </table:table-cell>
          <table:table-cell office:value-type="float" office:value="0.280410944653899" calcext:value-type="float">
            <text:p>0.2804109447</text:p>
          </table:table-cell>
          <table:table-cell office:value-type="float" office:value="0.359378910505522" calcext:value-type="float">
            <text:p>0.3593789105</text:p>
          </table:table-cell>
          <table:table-cell office:value-type="float" office:value="399.148661947387" calcext:value-type="float">
            <text:p>399.1486619474</text:p>
          </table:table-cell>
        </table:table-row>
        <table:table-row table:style-name="ro1">
          <table:table-cell office:value-type="float" office:value="77.1047005287746" calcext:value-type="float">
            <text:p>77.1047005288</text:p>
          </table:table-cell>
          <table:table-cell office:value-type="float" office:value="11.5858364936824" calcext:value-type="float">
            <text:p>11.5858364937</text:p>
          </table:table-cell>
          <table:table-cell office:value-type="float" office:value="2.02452305402326" calcext:value-type="float">
            <text:p>2.024523054</text:p>
          </table:table-cell>
          <table:table-cell office:value-type="float" office:value="251.975167447911" calcext:value-type="float">
            <text:p>251.9751674479</text:p>
          </table:table-cell>
          <table:table-cell office:value-type="float" office:value="0.712892923774533" calcext:value-type="float">
            <text:p>0.7128929238</text:p>
          </table:table-cell>
          <table:table-cell office:value-type="float" office:value="8.79192726346102" calcext:value-type="float">
            <text:p>8.7919272635</text:p>
          </table:table-cell>
          <table:table-cell office:value-type="float" office:value="1.75619200736627" calcext:value-type="float">
            <text:p>1.7561920074</text:p>
          </table:table-cell>
          <table:table-cell office:value-type="float" office:value="1.21552348850897" calcext:value-type="float">
            <text:p>1.2155234885</text:p>
          </table:table-cell>
          <table:table-cell office:value-type="float" office:value="0.318473724830414" calcext:value-type="float">
            <text:p>0.3184737248</text:p>
          </table:table-cell>
          <table:table-cell office:value-type="float" office:value="399.625234509219" calcext:value-type="float">
            <text:p>399.6252345092</text:p>
          </table:table-cell>
        </table:table-row>
        <table:table-row table:style-name="ro1">
          <table:table-cell office:value-type="float" office:value="76.2282558585384" calcext:value-type="float">
            <text:p>76.2282558585</text:p>
          </table:table-cell>
          <table:table-cell office:value-type="float" office:value="10.5859350333226" calcext:value-type="float">
            <text:p>10.5859350333</text:p>
          </table:table-cell>
          <table:table-cell office:value-type="float" office:value="2.35010551379766" calcext:value-type="float">
            <text:p>2.3501055138</text:p>
          </table:table-cell>
          <table:table-cell office:value-type="float" office:value="250.975265987552" calcext:value-type="float">
            <text:p>250.9752659876</text:p>
          </table:table-cell>
          <table:table-cell office:value-type="float" office:value="0.935213685637024" calcext:value-type="float">
            <text:p>0.9352136856</text:p>
          </table:table-cell>
          <table:table-cell office:value-type="float" office:value="7.7920258031013" calcext:value-type="float">
            <text:p>7.7920258031</text:p>
          </table:table-cell>
          <table:table-cell office:value-type="float" office:value="1.81901575040455" calcext:value-type="float">
            <text:p>1.8190157504</text:p>
          </table:table-cell>
          <table:table-cell office:value-type="float" office:value="1.1082360303215" calcext:value-type="float">
            <text:p>1.1082360303</text:p>
          </table:table-cell>
          <table:table-cell office:value-type="float" office:value="0.349475590452422" calcext:value-type="float">
            <text:p>0.3494755905</text:p>
          </table:table-cell>
          <table:table-cell office:value-type="float" office:value="399.89639937404" calcext:value-type="float">
            <text:p>399.896399374</text:p>
          </table:table-cell>
        </table:table-row>
        <table:table-row table:style-name="ro1">
          <table:table-cell office:value-type="float" office:value="76.0096836612888" calcext:value-type="float">
            <text:p>76.0096836613</text:p>
          </table:table-cell>
          <table:table-cell office:value-type="float" office:value="10.367362836073" calcext:value-type="float">
            <text:p>10.3673628361</text:p>
          </table:table-cell>
          <table:table-cell office:value-type="float" office:value="2.5102865553836" calcext:value-type="float">
            <text:p>2.5102865554</text:p>
          </table:table-cell>
          <table:table-cell office:value-type="float" office:value="250.756693790302" calcext:value-type="float">
            <text:p>250.7566937903</text:p>
          </table:table-cell>
          <table:table-cell office:value-type="float" office:value="0.716641488387418" calcext:value-type="float">
            <text:p>0.7166414884</text:p>
          </table:table-cell>
          <table:table-cell office:value-type="float" office:value="7.57345360585169" calcext:value-type="float">
            <text:p>7.5734536059</text:p>
          </table:table-cell>
          <table:table-cell office:value-type="float" office:value="1.82956047489337" calcext:value-type="float">
            <text:p>1.8295604749</text:p>
          </table:table-cell>
          <table:table-cell office:value-type="float" office:value="1.09649197055798" calcext:value-type="float">
            <text:p>1.0964919706</text:p>
          </table:table-cell>
          <table:table-cell office:value-type="float" office:value="0.359144552108947" calcext:value-type="float">
            <text:p>0.3591445521</text:p>
          </table:table-cell>
          <table:table-cell office:value-type="float" office:value="400.100185869356" calcext:value-type="float">
            <text:p>400.1001858694</text:p>
          </table:table-cell>
        </table:table-row>
        <table:table-row table:style-name="ro1">
          <table:table-cell office:value-type="float" office:value="77.1001359290908" calcext:value-type="float">
            <text:p>77.1001359291</text:p>
          </table:table-cell>
          <table:table-cell office:value-type="float" office:value="13.6504940654156" calcext:value-type="float">
            <text:p>13.6504940654</text:p>
          </table:table-cell>
          <table:table-cell office:value-type="float" office:value="2.23500866687492" calcext:value-type="float">
            <text:p>2.2350086669</text:p>
          </table:table-cell>
          <table:table-cell office:value-type="float" office:value="253.539825019644" calcext:value-type="float">
            <text:p>253.5398250196</text:p>
          </table:table-cell>
          <table:table-cell office:value-type="float" office:value="1.05532827328558" calcext:value-type="float">
            <text:p>1.0553282733</text:p>
          </table:table-cell>
          <table:table-cell office:value-type="float" office:value="10.3565848351943" calcext:value-type="float">
            <text:p>10.3565848352</text:p>
          </table:table-cell>
          <table:table-cell office:value-type="float" office:value="1.95737317938236" calcext:value-type="float">
            <text:p>1.9573731794</text:p>
          </table:table-cell>
          <table:table-cell office:value-type="float" office:value="0.210379591741252" calcext:value-type="float">
            <text:p>0.2103795917</text:p>
          </table:table-cell>
          <table:table-cell office:value-type="float" office:value="0.352664231308226" calcext:value-type="float">
            <text:p>0.3526642313</text:p>
          </table:table-cell>
          <table:table-cell office:value-type="float" office:value="401.14248737196" calcext:value-type="float">
            <text:p>401.142487372</text:p>
          </table:table-cell>
        </table:table-row>
        <table:table-row table:style-name="ro1">
          <table:table-cell office:value-type="float" office:value="76.880323905852" calcext:value-type="float">
            <text:p>76.8803239059</text:p>
          </table:table-cell>
          <table:table-cell office:value-type="float" office:value="13.4306820421769" calcext:value-type="float">
            <text:p>13.4306820422</text:p>
          </table:table-cell>
          <table:table-cell office:value-type="float" office:value="2.35622697437845" calcext:value-type="float">
            <text:p>2.3562269744</text:p>
          </table:table-cell>
          <table:table-cell office:value-type="float" office:value="253.320012996406" calcext:value-type="float">
            <text:p>253.3200129964</text:p>
          </table:table-cell>
          <table:table-cell office:value-type="float" office:value="0.835516250046844" calcext:value-type="float">
            <text:p>0.83551625</text:p>
          </table:table-cell>
          <table:table-cell office:value-type="float" office:value="10.1367728119556" calcext:value-type="float">
            <text:p>10.136772812</text:p>
          </table:table-cell>
          <table:table-cell office:value-type="float" office:value="1.95591304678595" calcext:value-type="float">
            <text:p>1.9559130468</text:p>
          </table:table-cell>
          <table:table-cell office:value-type="float" office:value="0.255623156936739" calcext:value-type="float">
            <text:p>0.2556231569</text:p>
          </table:table-cell>
          <table:table-cell office:value-type="float" office:value="0.353624033573522" calcext:value-type="float">
            <text:p>0.3536240336</text:p>
          </table:table-cell>
          <table:table-cell office:value-type="float" office:value="401.250706650815" calcext:value-type="float">
            <text:p>401.2507066508</text:p>
          </table:table-cell>
        </table:table-row>
        <table:table-row table:style-name="ro1">
          <table:table-cell office:value-type="float" office:value="77.4470508028921" calcext:value-type="float">
            <text:p>77.4470508029</text:p>
          </table:table-cell>
          <table:table-cell office:value-type="float" office:value="13.9974089392169" calcext:value-type="float">
            <text:p>13.9974089392</text:p>
          </table:table-cell>
          <table:table-cell office:value-type="float" office:value="2.16925778850432" calcext:value-type="float">
            <text:p>2.1692577885</text:p>
          </table:table-cell>
          <table:table-cell office:value-type="float" office:value="253.886739893446" calcext:value-type="float">
            <text:p>253.8867398934</text:p>
          </table:table-cell>
          <table:table-cell office:value-type="float" office:value="0.180020924864683" calcext:value-type="float">
            <text:p>0.1800209249</text:p>
          </table:table-cell>
          <table:table-cell office:value-type="float" office:value="10.7034997089956" calcext:value-type="float">
            <text:p>10.703499709</text:p>
          </table:table-cell>
          <table:table-cell office:value-type="float" office:value="1.9490296430671" calcext:value-type="float">
            <text:p>1.9490296431</text:p>
          </table:table-cell>
          <table:table-cell office:value-type="float" office:value="0.235748041153976" calcext:value-type="float">
            <text:p>0.2357480412</text:p>
          </table:table-cell>
          <table:table-cell office:value-type="float" office:value="0.345752518050176" calcext:value-type="float">
            <text:p>0.3457525181</text:p>
          </table:table-cell>
          <table:table-cell office:value-type="float" office:value="401.304974593028" calcext:value-type="float">
            <text:p>401.304974593</text:p>
          </table:table-cell>
        </table:table-row>
        <table:table-row table:style-name="ro1">
          <table:table-cell office:value-type="float" office:value="77.0637040890447" calcext:value-type="float">
            <text:p>77.063704089</text:p>
          </table:table-cell>
          <table:table-cell office:value-type="float" office:value="9.08804993049556" calcext:value-type="float">
            <text:p>9.0880499305</text:p>
          </table:table-cell>
          <table:table-cell office:value-type="float" office:value="1.63838105721353" calcext:value-type="float">
            <text:p>1.6383810572</text:p>
          </table:table-cell>
          <table:table-cell office:value-type="float" office:value="249.477380884725" calcext:value-type="float">
            <text:p>249.4773808847</text:p>
          </table:table-cell>
          <table:table-cell office:value-type="float" office:value="0.659550805032167" calcext:value-type="float">
            <text:p>0.659550805</text:p>
          </table:table-cell>
          <table:table-cell office:value-type="float" office:value="6.29414070027422" calcext:value-type="float">
            <text:p>6.2941407003</text:p>
          </table:table-cell>
          <table:table-cell office:value-type="float" office:value="2.08696356288955" calcext:value-type="float">
            <text:p>2.0869635629</text:p>
          </table:table-cell>
          <table:table-cell office:value-type="float" office:value="0.231275149478605" calcext:value-type="float">
            <text:p>0.2312751495</text:p>
          </table:table-cell>
          <table:table-cell office:value-type="float" office:value="0.434342414145633" calcext:value-type="float">
            <text:p>0.4343424141</text:p>
          </table:table-cell>
          <table:table-cell office:value-type="float" office:value="402.785180004179" calcext:value-type="float">
            <text:p>402.7851800042</text:p>
          </table:table-cell>
        </table:table-row>
        <table:table-row table:style-name="ro1">
          <table:table-cell office:value-type="float" office:value="76.717543643057" calcext:value-type="float">
            <text:p>76.7175436431</text:p>
          </table:table-cell>
          <table:table-cell office:value-type="float" office:value="5.74154913002569" calcext:value-type="float">
            <text:p>5.74154913</text:p>
          </table:table-cell>
          <table:table-cell office:value-type="float" office:value="3.51932690780346" calcext:value-type="float">
            <text:p>3.5193269078</text:p>
          </table:table-cell>
          <table:table-cell office:value-type="float" office:value="250.68599357447" calcext:value-type="float">
            <text:p>250.6859935745</text:p>
          </table:table-cell>
          <table:table-cell office:value-type="float" office:value="1.07488246335902" calcext:value-type="float">
            <text:p>1.0748824634</text:p>
          </table:table-cell>
          <table:table-cell office:value-type="float" office:value="4.74154913002569" calcext:value-type="float">
            <text:p>4.74154913</text:p>
          </table:table-cell>
          <table:table-cell office:value-type="float" office:value="2.22073781390423" calcext:value-type="float">
            <text:p>2.2207378139</text:p>
          </table:table-cell>
          <table:table-cell office:value-type="float" office:value="0.21331329787605" calcext:value-type="float">
            <text:p>0.2133132979</text:p>
          </table:table-cell>
          <table:table-cell office:value-type="float" office:value="0.516149215499543" calcext:value-type="float">
            <text:p>0.5161492155</text:p>
          </table:table-cell>
          <table:table-cell office:value-type="float" office:value="403.390687318361" calcext:value-type="float">
            <text:p>403.3906873184</text:p>
          </table:table-cell>
        </table:table-row>
        <table:table-row table:style-name="ro1">
          <table:table-cell office:value-type="float" office:value="76.958680482656" calcext:value-type="float">
            <text:p>76.9586804827</text:p>
          </table:table-cell>
          <table:table-cell office:value-type="float" office:value="11.3163596574403" calcext:value-type="float">
            <text:p>11.3163596574</text:p>
          </table:table-cell>
          <table:table-cell office:value-type="float" office:value="2.43581134504837" calcext:value-type="float">
            <text:p>2.435811345</text:p>
          </table:table-cell>
          <table:table-cell office:value-type="float" office:value="251.705690611669" calcext:value-type="float">
            <text:p>251.7056906117</text:p>
          </table:table-cell>
          <table:table-cell office:value-type="float" office:value="0.443416087532459" calcext:value-type="float">
            <text:p>0.4434160875</text:p>
          </table:table-cell>
          <table:table-cell office:value-type="float" office:value="8.52245042721895" calcext:value-type="float">
            <text:p>8.5224504272</text:p>
          </table:table-cell>
          <table:table-cell office:value-type="float" office:value="1.58700654767009" calcext:value-type="float">
            <text:p>1.5870065477</text:p>
          </table:table-cell>
          <table:table-cell office:value-type="float" office:value="0.268834900406304" calcext:value-type="float">
            <text:p>0.2688349004</text:p>
          </table:table-cell>
          <table:table-cell office:value-type="float" office:value="0.298121921533137" calcext:value-type="float">
            <text:p>0.2981219215</text:p>
          </table:table-cell>
          <table:table-cell office:value-type="float" office:value="403.957666612127" calcext:value-type="float">
            <text:p>403.9576666121</text:p>
          </table:table-cell>
        </table:table-row>
        <table:table-row table:style-name="ro1">
          <table:table-cell office:value-type="float" office:value="77.0295123105265" calcext:value-type="float">
            <text:p>77.0295123105</text:p>
          </table:table-cell>
          <table:table-cell office:value-type="float" office:value="7.33750393768076" calcext:value-type="float">
            <text:p>7.3375039377</text:p>
          </table:table-cell>
          <table:table-cell office:value-type="float" office:value="2.73598439538457" calcext:value-type="float">
            <text:p>2.7359843954</text:p>
          </table:table-cell>
          <table:table-cell office:value-type="float" office:value="250.243356440671" calcext:value-type="float">
            <text:p>250.2433564407</text:p>
          </table:table-cell>
          <table:table-cell office:value-type="float" office:value="0.99017426993286" calcext:value-type="float">
            <text:p>0.9901742699</text:p>
          </table:table-cell>
          <table:table-cell office:value-type="float" office:value="6.26856699977409" calcext:value-type="float">
            <text:p>6.2685669998</text:p>
          </table:table-cell>
          <table:table-cell office:value-type="float" office:value="1.96310670779706" calcext:value-type="float">
            <text:p>1.9631067078</text:p>
          </table:table-cell>
          <table:table-cell office:value-type="float" office:value="0.14470383250915" calcext:value-type="float">
            <text:p>0.1447038325</text:p>
          </table:table-cell>
          <table:table-cell office:value-type="float" office:value="0.531890005908599" calcext:value-type="float">
            <text:p>0.5318900059</text:p>
          </table:table-cell>
          <table:table-cell office:value-type="float" office:value="404.098417699594" calcext:value-type="float">
            <text:p>404.0984176996</text:p>
          </table:table-cell>
        </table:table-row>
        <table:table-row table:style-name="ro1">
          <table:table-cell office:value-type="float" office:value="77.7799855657466" calcext:value-type="float">
            <text:p>77.7799855657</text:p>
          </table:table-cell>
          <table:table-cell office:value-type="float" office:value="9.80433140719749" calcext:value-type="float">
            <text:p>9.8043314072</text:p>
          </table:table-cell>
          <table:table-cell office:value-type="float" office:value="2.13244031169325" calcext:value-type="float">
            <text:p>2.1324403117</text:p>
          </table:table-cell>
          <table:table-cell office:value-type="float" office:value="250.193662361426" calcext:value-type="float">
            <text:p>250.1936623614</text:p>
          </table:table-cell>
          <table:table-cell office:value-type="float" office:value="0.153610059511888" calcext:value-type="float">
            <text:p>0.1536100595</text:p>
          </table:table-cell>
          <table:table-cell office:value-type="float" office:value="7.01042217697616" calcext:value-type="float">
            <text:p>7.010422177</text:p>
          </table:table-cell>
          <table:table-cell office:value-type="float" office:value="1.84647861231043" calcext:value-type="float">
            <text:p>1.8464786123</text:p>
          </table:table-cell>
          <table:table-cell office:value-type="float" office:value="1.12628150096105" calcext:value-type="float">
            <text:p>1.126281501</text:p>
          </table:table-cell>
          <table:table-cell office:value-type="float" office:value="0.372666215345325" calcext:value-type="float">
            <text:p>0.3726662153</text:p>
          </table:table-cell>
          <table:table-cell office:value-type="float" office:value="404.207471024511" calcext:value-type="float">
            <text:p>404.2074710245</text:p>
          </table:table-cell>
        </table:table-row>
        <table:table-row table:style-name="ro1">
          <table:table-cell office:value-type="float" office:value="75.3455065572243" calcext:value-type="float">
            <text:p>75.3455065572</text:p>
          </table:table-cell>
          <table:table-cell office:value-type="float" office:value="3.76594551470049" calcext:value-type="float">
            <text:p>3.7659455147</text:p>
          </table:table-cell>
          <table:table-cell office:value-type="float" office:value="2.76594551470049" calcext:value-type="float">
            <text:p>2.7659455147</text:p>
          </table:table-cell>
          <table:table-cell office:value-type="float" office:value="249.932612181367" calcext:value-type="float">
            <text:p>249.9326121814</text:p>
          </table:table-cell>
          <table:table-cell office:value-type="float" office:value="0.321501070256052" calcext:value-type="float">
            <text:p>0.3215010703</text:p>
          </table:table-cell>
          <table:table-cell office:value-type="float" office:value="2.76594551470049" calcext:value-type="float">
            <text:p>2.7659455147</text:p>
          </table:table-cell>
          <table:table-cell office:value-type="float" office:value="2.163276938492" calcext:value-type="float">
            <text:p>2.1632769385</text:p>
          </table:table-cell>
          <table:table-cell office:value-type="float" office:value="0.214856352064795" calcext:value-type="float">
            <text:p>0.2148563521</text:p>
          </table:table-cell>
          <table:table-cell office:value-type="float" office:value="0.494474454209084" calcext:value-type="float">
            <text:p>0.4944744542</text:p>
          </table:table-cell>
          <table:table-cell office:value-type="float" office:value="404.285592819269" calcext:value-type="float">
            <text:p>404.2855928193</text:p>
          </table:table-cell>
        </table:table-row>
        <table:table-row table:style-name="ro1">
          <table:table-cell office:value-type="float" office:value="76.5304581133238" calcext:value-type="float">
            <text:p>76.5304581133</text:p>
          </table:table-cell>
          <table:table-cell office:value-type="float" office:value="5.69163781154076" calcext:value-type="float">
            <text:p>5.6916378115</text:p>
          </table:table-cell>
          <table:table-cell office:value-type="float" office:value="3.46941558931854" calcext:value-type="float">
            <text:p>3.4694155893</text:p>
          </table:table-cell>
          <table:table-cell office:value-type="float" office:value="251.858304478207" calcext:value-type="float">
            <text:p>251.8583044782</text:p>
          </table:table-cell>
          <table:table-cell office:value-type="float" office:value="1.02497114487411" calcext:value-type="float">
            <text:p>1.0249711449</text:p>
          </table:table-cell>
          <table:table-cell office:value-type="float" office:value="4.69163781154076" calcext:value-type="float">
            <text:p>4.6916378115</text:p>
          </table:table-cell>
          <table:table-cell office:value-type="float" office:value="2.17186002579552" calcext:value-type="float">
            <text:p>2.1718600258</text:p>
          </table:table-cell>
          <table:table-cell office:value-type="float" office:value="0.340961248971924" calcext:value-type="float">
            <text:p>0.340961249</text:p>
          </table:table-cell>
          <table:table-cell office:value-type="float" office:value="0.492406493507939" calcext:value-type="float">
            <text:p>0.4924064935</text:p>
          </table:table-cell>
          <table:table-cell office:value-type="float" office:value="405.747905327969" calcext:value-type="float">
            <text:p>405.747905328</text:p>
          </table:table-cell>
        </table:table-row>
        <table:table-row table:style-name="ro1">
          <table:table-cell office:value-type="float" office:value="75.5147117475494" calcext:value-type="float">
            <text:p>75.5147117475</text:p>
          </table:table-cell>
          <table:table-cell office:value-type="float" office:value="2.92006154178822" calcext:value-type="float">
            <text:p>2.9200615418</text:p>
          </table:table-cell>
          <table:table-cell office:value-type="float" office:value="1.92006154178822" calcext:value-type="float">
            <text:p>1.9200615418</text:p>
          </table:table-cell>
          <table:table-cell office:value-type="float" office:value="249.086728208455" calcext:value-type="float">
            <text:p>249.0867282085</text:p>
          </table:table-cell>
          <table:table-cell office:value-type="float" office:value="0.697839319566" calcext:value-type="float">
            <text:p>0.6978393196</text:p>
          </table:table-cell>
          <table:table-cell office:value-type="float" office:value="1.92006154178822" calcext:value-type="float">
            <text:p>1.9200615418</text:p>
          </table:table-cell>
          <table:table-cell office:value-type="float" office:value="2.0003379155392" calcext:value-type="float">
            <text:p>2.0003379155</text:p>
          </table:table-cell>
          <table:table-cell office:value-type="float" office:value="0.475458427280878" calcext:value-type="float">
            <text:p>0.4754584273</text:p>
          </table:table-cell>
          <table:table-cell office:value-type="float" office:value="0.545989916925412" calcext:value-type="float">
            <text:p>0.5459899169</text:p>
          </table:table-cell>
          <table:table-cell office:value-type="float" office:value="405.989731228271" calcext:value-type="float">
            <text:p>405.9897312283</text:p>
          </table:table-cell>
        </table:table-row>
        <table:table-row table:style-name="ro1">
          <table:table-cell office:value-type="float" office:value="77.866387932866" calcext:value-type="float">
            <text:p>77.8663879329</text:p>
          </table:table-cell>
          <table:table-cell office:value-type="float" office:value="6.95215733779807" calcext:value-type="float">
            <text:p>6.9521573378</text:p>
          </table:table-cell>
          <table:table-cell office:value-type="float" office:value="2.84446495599571" calcext:value-type="float">
            <text:p>2.844464956</text:p>
          </table:table-cell>
          <table:table-cell office:value-type="float" office:value="249.858009840788" calcext:value-type="float">
            <text:p>249.8580098408</text:p>
          </table:table-cell>
          <table:table-cell office:value-type="float" office:value="0.604827670050166" calcext:value-type="float">
            <text:p>0.6048276701</text:p>
          </table:table-cell>
          <table:table-cell office:value-type="float" office:value="5.8832203998914" calcext:value-type="float">
            <text:p>5.8832203999</text:p>
          </table:table-cell>
          <table:table-cell office:value-type="float" office:value="1.99039564883448" calcext:value-type="float">
            <text:p>1.9903956488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54118066679003" calcext:value-type="float">
            <text:p>0.5411806668</text:p>
          </table:table-cell>
          <table:table-cell office:value-type="float" office:value="407.980211871867" calcext:value-type="float">
            <text:p>407.9802118719</text:p>
          </table:table-cell>
        </table:table-row>
        <table:table-row table:style-name="ro1">
          <table:table-cell office:value-type="float" office:value="77.1766617130839" calcext:value-type="float">
            <text:p>77.1766617131</text:p>
          </table:table-cell>
          <table:table-cell office:value-type="float" office:value="7.67974555179138" calcext:value-type="float">
            <text:p>7.6797455518</text:p>
          </table:table-cell>
          <table:table-cell office:value-type="float" office:value="2.45229890073158" calcext:value-type="float">
            <text:p>2.4522989007</text:p>
          </table:table-cell>
          <table:table-cell office:value-type="float" office:value="249.06907650602" calcext:value-type="float">
            <text:p>249.069076506</text:p>
          </table:table-cell>
          <table:table-cell office:value-type="float" office:value="0.251246426327994" calcext:value-type="float">
            <text:p>0.2512464263</text:p>
          </table:table-cell>
          <table:table-cell office:value-type="float" office:value="5.88583632157005" calcext:value-type="float">
            <text:p>5.8858363216</text:p>
          </table:table-cell>
          <table:table-cell office:value-type="float" office:value="1.87909274393112" calcext:value-type="float">
            <text:p>1.8790927439</text:p>
          </table:table-cell>
          <table:table-cell office:value-type="float" office:value="1.09601729464662" calcext:value-type="float">
            <text:p>1.0960172946</text:p>
          </table:table-cell>
          <table:table-cell office:value-type="float" office:value="0.404032896474301" calcext:value-type="float">
            <text:p>0.4040328965</text:p>
          </table:table-cell>
          <table:table-cell office:value-type="float" office:value="408.317155129103" calcext:value-type="float">
            <text:p>408.3171551291</text:p>
          </table:table-cell>
        </table:table-row>
        <table:table-row table:style-name="ro1">
          <table:table-cell office:value-type="float" office:value="76.8944109188679" calcext:value-type="float">
            <text:p>76.8944109189</text:p>
          </table:table-cell>
          <table:table-cell office:value-type="float" office:value="11.2520900936521" calcext:value-type="float">
            <text:p>11.2520900937</text:p>
          </table:table-cell>
          <table:table-cell office:value-type="float" office:value="2.49499857138365" calcext:value-type="float">
            <text:p>2.4949985714</text:p>
          </table:table-cell>
          <table:table-cell office:value-type="float" office:value="251.641421047881" calcext:value-type="float">
            <text:p>251.6414210479</text:p>
          </table:table-cell>
          <table:table-cell office:value-type="float" office:value="0.379146523744275" calcext:value-type="float">
            <text:p>0.3791465237</text:p>
          </table:table-cell>
          <table:table-cell office:value-type="float" office:value="8.45818086343077" calcext:value-type="float">
            <text:p>8.4581808634</text:p>
          </table:table-cell>
          <table:table-cell office:value-type="float" office:value="1.59714066285119" calcext:value-type="float">
            <text:p>1.5971406629</text:p>
          </table:table-cell>
          <table:table-cell office:value-type="float" office:value="0.00622702968047559" calcext:value-type="float">
            <text:p>0.0062270297</text:p>
          </table:table-cell>
          <table:table-cell office:value-type="float" office:value="0.308000134803233" calcext:value-type="float">
            <text:p>0.3080001348</text:p>
          </table:table-cell>
          <table:table-cell office:value-type="float" office:value="408.361011734179" calcext:value-type="float">
            <text:p>408.3610117342</text:p>
          </table:table-cell>
        </table:table-row>
        <table:table-row table:style-name="ro1">
          <table:table-cell office:value-type="float" office:value="77.2345531950742" calcext:value-type="float">
            <text:p>77.2345531951</text:p>
          </table:table-cell>
          <table:table-cell office:value-type="float" office:value="11.5922323698585" calcext:value-type="float">
            <text:p>11.5922323699</text:p>
          </table:table-cell>
          <table:table-cell office:value-type="float" office:value="2.03091893019942" calcext:value-type="float">
            <text:p>2.0309189302</text:p>
          </table:table-cell>
          <table:table-cell office:value-type="float" office:value="251.981563324087" calcext:value-type="float">
            <text:p>251.9815633241</text:p>
          </table:table-cell>
          <table:table-cell office:value-type="float" office:value="0.719288799950691" calcext:value-type="float">
            <text:p>0.7192888</text:p>
          </table:table-cell>
          <table:table-cell office:value-type="float" office:value="8.79832313963718" calcext:value-type="float">
            <text:p>8.7983231396</text:p>
          </table:table-cell>
          <table:table-cell office:value-type="float" office:value="1.58750668678028" calcext:value-type="float">
            <text:p>1.5875066868</text:p>
          </table:table-cell>
          <table:table-cell office:value-type="float" office:value="0.0383096925401831" calcext:value-type="float">
            <text:p>0.0383096925</text:p>
          </table:table-cell>
          <table:table-cell office:value-type="float" office:value="0.300194529597604" calcext:value-type="float">
            <text:p>0.3001945296</text:p>
          </table:table-cell>
          <table:table-cell office:value-type="float" office:value="408.785973035011" calcext:value-type="float">
            <text:p>408.785973035</text:p>
          </table:table-cell>
        </table:table-row>
        <table:table-row table:style-name="ro1">
          <table:table-cell office:value-type="float" office:value="76.1769790430903" calcext:value-type="float">
            <text:p>76.1769790431</text:p>
          </table:table-cell>
          <table:table-cell office:value-type="float" office:value="10.5346582178746" calcext:value-type="float">
            <text:p>10.5346582179</text:p>
          </table:table-cell>
          <table:table-cell office:value-type="float" office:value="2.67758193718515" calcext:value-type="float">
            <text:p>2.6775819372</text:p>
          </table:table-cell>
          <table:table-cell office:value-type="float" office:value="250.923989172104" calcext:value-type="float">
            <text:p>250.9239891721</text:p>
          </table:table-cell>
          <table:table-cell office:value-type="float" office:value="0.883936870188972" calcext:value-type="float">
            <text:p>0.8839368702</text:p>
          </table:table-cell>
          <table:table-cell office:value-type="float" office:value="7.74074898765324" calcext:value-type="float">
            <text:p>7.7407489877</text:p>
          </table:table-cell>
          <table:table-cell office:value-type="float" office:value="1.60282293488422" calcext:value-type="float">
            <text:p>1.6028229349</text:p>
          </table:table-cell>
          <table:table-cell office:value-type="float" office:value="0.263787352359533" calcext:value-type="float">
            <text:p>0.2637873524</text:p>
          </table:table-cell>
          <table:table-cell office:value-type="float" office:value="0.319054856846271" calcext:value-type="float">
            <text:p>0.3190548568</text:p>
          </table:table-cell>
          <table:table-cell office:value-type="float" office:value="409.17544854832" calcext:value-type="float">
            <text:p>409.1754485483</text:p>
          </table:table-cell>
        </table:table-row>
        <table:table-row table:style-name="ro1">
          <table:table-cell office:value-type="float" office:value="77.424382980843" calcext:value-type="float">
            <text:p>77.4243829808</text:p>
          </table:table-cell>
          <table:table-cell office:value-type="float" office:value="9.44872882229392" calcext:value-type="float">
            <text:p>9.4487288223</text:p>
          </table:table-cell>
          <table:table-cell office:value-type="float" office:value="1.77683772678968" calcext:value-type="float">
            <text:p>1.7768377268</text:p>
          </table:table-cell>
          <table:table-cell office:value-type="float" office:value="249.838059776523" calcext:value-type="float">
            <text:p>249.8380597765</text:p>
          </table:table-cell>
          <table:table-cell office:value-type="float" office:value="1.02022969683053" calcext:value-type="float">
            <text:p>1.0202296968</text:p>
          </table:table-cell>
          <table:table-cell office:value-type="float" office:value="6.65481959207258" calcext:value-type="float">
            <text:p>6.6548195921</text:p>
          </table:table-cell>
          <table:table-cell office:value-type="float" office:value="1.85730872692979" calcext:value-type="float">
            <text:p>1.8573087269</text:p>
          </table:table-cell>
          <table:table-cell office:value-type="float" office:value="1.15188075179141" calcext:value-type="float">
            <text:p>1.1518807518</text:p>
          </table:table-cell>
          <table:table-cell office:value-type="float" office:value="0.381361747433463" calcext:value-type="float">
            <text:p>0.3813617474</text:p>
          </table:table-cell>
          <table:table-cell office:value-type="float" office:value="409.373790355684" calcext:value-type="float">
            <text:p>409.3737903557</text:p>
          </table:table-cell>
        </table:table-row>
        <table:table-row table:style-name="ro1">
          <table:table-cell office:value-type="float" office:value="76.3955512403399" calcext:value-type="float">
            <text:p>76.3955512403</text:p>
          </table:table-cell>
          <table:table-cell office:value-type="float" office:value="10.7532304151242" calcext:value-type="float">
            <text:p>10.7532304151</text:p>
          </table:table-cell>
          <table:table-cell office:value-type="float" office:value="2.51740089559921" calcext:value-type="float">
            <text:p>2.5174008956</text:p>
          </table:table-cell>
          <table:table-cell office:value-type="float" office:value="251.142561369353" calcext:value-type="float">
            <text:p>251.1425613694</text:p>
          </table:table-cell>
          <table:table-cell office:value-type="float" office:value="1.10250906743858" calcext:value-type="float">
            <text:p>1.1025090674</text:p>
          </table:table-cell>
          <table:table-cell office:value-type="float" office:value="7.95932118490285" calcext:value-type="float">
            <text:p>7.9593211849</text:p>
          </table:table-cell>
          <table:table-cell office:value-type="float" office:value="1.5922782103954" calcext:value-type="float">
            <text:p>1.5922782104</text:p>
          </table:table-cell>
          <table:table-cell office:value-type="float" office:value="0.275531412123055" calcext:value-type="float">
            <text:p>0.2755314121</text:p>
          </table:table-cell>
          <table:table-cell office:value-type="float" office:value="0.310465198008402" calcext:value-type="float">
            <text:p>0.310465198</text:p>
          </table:table-cell>
          <table:table-cell office:value-type="float" office:value="409.620020968565" calcext:value-type="float">
            <text:p>409.6200209686</text:p>
          </table:table-cell>
        </table:table-row>
        <table:table-row table:style-name="ro1">
          <table:table-cell office:value-type="float" office:value="75.5516487617241" calcext:value-type="float">
            <text:p>75.5516487617</text:p>
          </table:table-cell>
          <table:table-cell office:value-type="float" office:value="2.95699855596289" calcext:value-type="float">
            <text:p>2.956998556</text:p>
          </table:table-cell>
          <table:table-cell office:value-type="float" office:value="1.95699855596289" calcext:value-type="float">
            <text:p>1.956998556</text:p>
          </table:table-cell>
          <table:table-cell office:value-type="float" office:value="249.123665222629" calcext:value-type="float">
            <text:p>249.1236652226</text:p>
          </table:table-cell>
          <table:table-cell office:value-type="float" office:value="0.734776333740669" calcext:value-type="float">
            <text:p>0.7347763337</text:p>
          </table:table-cell>
          <table:table-cell office:value-type="float" office:value="1.95699855596289" calcext:value-type="float">
            <text:p>1.956998556</text:p>
          </table:table-cell>
          <table:table-cell office:value-type="float" office:value="1.8498606635959" calcext:value-type="float">
            <text:p>1.8498606636</text:p>
          </table:table-cell>
          <table:table-cell office:value-type="float" office:value="0.512395441455547" calcext:value-type="float">
            <text:p>0.5123954415</text:p>
          </table:table-cell>
          <table:table-cell office:value-type="float" office:value="0.475070973344085" calcext:value-type="float">
            <text:p>0.4750709733</text:p>
          </table:table-cell>
          <table:table-cell office:value-type="float" office:value="410.028648201947" calcext:value-type="float">
            <text:p>410.0286482019</text:p>
          </table:table-cell>
        </table:table-row>
        <table:table-row table:style-name="ro1">
          <table:table-cell office:value-type="float" office:value="75.414231777375" calcext:value-type="float">
            <text:p>75.4142317774</text:p>
          </table:table-cell>
          <table:table-cell office:value-type="float" office:value="2.81958157161378" calcext:value-type="float">
            <text:p>2.8195815716</text:p>
          </table:table-cell>
          <table:table-cell office:value-type="float" office:value="1.81958157161378" calcext:value-type="float">
            <text:p>1.8195815716</text:p>
          </table:table-cell>
          <table:table-cell office:value-type="float" office:value="248.98624823828" calcext:value-type="float">
            <text:p>248.9862482383</text:p>
          </table:table-cell>
          <table:table-cell office:value-type="float" office:value="0.597359349391559" calcext:value-type="float">
            <text:p>0.5973593494</text:p>
          </table:table-cell>
          <table:table-cell office:value-type="float" office:value="1.81958157161378" calcext:value-type="float">
            <text:p>1.8195815716</text:p>
          </table:table-cell>
          <table:table-cell office:value-type="float" office:value="2.10111041489083" calcext:value-type="float">
            <text:p>2.1011104149</text:p>
          </table:table-cell>
          <table:table-cell office:value-type="float" office:value="0.284200900816566" calcext:value-type="float">
            <text:p>0.2842009008</text:p>
          </table:table-cell>
          <table:table-cell office:value-type="float" office:value="0.454767316876433" calcext:value-type="float">
            <text:p>0.4547673169</text:p>
          </table:table-cell>
          <table:table-cell office:value-type="float" office:value="410.237269303628" calcext:value-type="float">
            <text:p>410.2372693036</text:p>
          </table:table-cell>
        </table:table-row>
        <table:table-row table:style-name="ro1">
          <table:table-cell office:value-type="float" office:value="75.4679184650159" calcext:value-type="float">
            <text:p>75.467918465</text:p>
          </table:table-cell>
          <table:table-cell office:value-type="float" office:value="3.39453026199821" calcext:value-type="float">
            <text:p>3.394530262</text:p>
          </table:table-cell>
          <table:table-cell office:value-type="float" office:value="2.39453026199821" calcext:value-type="float">
            <text:p>2.394530262</text:p>
          </table:table-cell>
          <table:table-cell office:value-type="float" office:value="249.561196928665" calcext:value-type="float">
            <text:p>249.5611969287</text:p>
          </table:table-cell>
          <table:table-cell office:value-type="float" office:value="1.17230803977599" calcext:value-type="float">
            <text:p>1.1723080398</text:p>
          </table:table-cell>
          <table:table-cell office:value-type="float" office:value="2.39453026199821" calcext:value-type="float">
            <text:p>2.394530262</text:p>
          </table:table-cell>
          <table:table-cell office:value-type="float" office:value="1.88238812161763" calcext:value-type="float">
            <text:p>1.8823881216</text:p>
          </table:table-cell>
          <table:table-cell office:value-type="float" office:value="0.206912931764729" calcext:value-type="float">
            <text:p>0.2069129318</text:p>
          </table:table-cell>
          <table:table-cell office:value-type="float" office:value="0.501214449644393" calcext:value-type="float">
            <text:p>0.5012144496</text:p>
          </table:table-cell>
          <table:table-cell office:value-type="float" office:value="410.257819174104" calcext:value-type="float">
            <text:p>410.2578191741</text:p>
          </table:table-cell>
        </table:table-row>
        <table:table-row table:style-name="ro1">
          <table:table-cell office:value-type="float" office:value="77.131290771364" calcext:value-type="float">
            <text:p>77.1312907714</text:p>
          </table:table-cell>
          <table:table-cell office:value-type="float" office:value="9.15563661281492" calcext:value-type="float">
            <text:p>9.1556366128</text:p>
          </table:table-cell>
          <table:table-cell office:value-type="float" office:value="2.70596773953289" calcext:value-type="float">
            <text:p>2.7059677395</text:p>
          </table:table-cell>
          <table:table-cell office:value-type="float" office:value="249.544967567044" calcext:value-type="float">
            <text:p>249.544967567</text:p>
          </table:table-cell>
          <table:table-cell office:value-type="float" office:value="0.727137487351527" calcext:value-type="float">
            <text:p>0.7271374874</text:p>
          </table:table-cell>
          <table:table-cell office:value-type="float" office:value="6.36172738259358" calcext:value-type="float">
            <text:p>6.3617273826</text:p>
          </table:table-cell>
          <table:table-cell office:value-type="float" office:value="1.87702907564066" calcext:value-type="float">
            <text:p>1.8770290756</text:p>
          </table:table-cell>
          <table:table-cell office:value-type="float" office:value="1.12322862162728" calcext:value-type="float">
            <text:p>1.1232286216</text:p>
          </table:table-cell>
          <table:table-cell office:value-type="float" office:value="0.385237933674464" calcext:value-type="float">
            <text:p>0.3852379337</text:p>
          </table:table-cell>
          <table:table-cell office:value-type="float" office:value="410.316414244828" calcext:value-type="float">
            <text:p>410.3164142448</text:p>
          </table:table-cell>
        </table:table-row>
        <table:table-row table:style-name="ro1">
          <table:table-cell office:value-type="float" office:value="75.3255609069215" calcext:value-type="float">
            <text:p>75.3255609069</text:p>
          </table:table-cell>
          <table:table-cell office:value-type="float" office:value="3.74599986439765" calcext:value-type="float">
            <text:p>3.7459998644</text:p>
          </table:table-cell>
          <table:table-cell office:value-type="float" office:value="2.74599986439765" calcext:value-type="float">
            <text:p>2.7459998644</text:p>
          </table:table-cell>
          <table:table-cell office:value-type="float" office:value="249.912666531064" calcext:value-type="float">
            <text:p>249.9126665311</text:p>
          </table:table-cell>
          <table:table-cell office:value-type="float" office:value="0.30155541995321" calcext:value-type="float">
            <text:p>0.30155542</text:p>
          </table:table-cell>
          <table:table-cell office:value-type="float" office:value="2.74599986439765" calcext:value-type="float">
            <text:p>2.7459998644</text:p>
          </table:table-cell>
          <table:table-cell office:value-type="float" office:value="1.98410260094489" calcext:value-type="float">
            <text:p>1.9841026009</text:p>
          </table:table-cell>
          <table:table-cell office:value-type="float" office:value="0.342453499185053" calcext:value-type="float">
            <text:p>0.3424534992</text:p>
          </table:table-cell>
          <table:table-cell office:value-type="float" office:value="0.553074389421647" calcext:value-type="float">
            <text:p>0.5530743894</text:p>
          </table:table-cell>
          <table:table-cell office:value-type="float" office:value="410.50962903085" calcext:value-type="float">
            <text:p>410.5096290309</text:p>
          </table:table-cell>
        </table:table-row>
        <table:table-row table:style-name="ro1">
          <table:table-cell office:value-type="float" office:value="75.4159052947379" calcext:value-type="float">
            <text:p>75.4159052947</text:p>
          </table:table-cell>
          <table:table-cell office:value-type="float" office:value="3.83634425221409" calcext:value-type="float">
            <text:p>3.8363442522</text:p>
          </table:table-cell>
          <table:table-cell office:value-type="float" office:value="2.83634425221409" calcext:value-type="float">
            <text:p>2.8363442522</text:p>
          </table:table-cell>
          <table:table-cell office:value-type="float" office:value="250.00301091888" calcext:value-type="float">
            <text:p>250.0030109189</text:p>
          </table:table-cell>
          <table:table-cell office:value-type="float" office:value="0.391899807769648" calcext:value-type="float">
            <text:p>0.3918998078</text:p>
          </table:table-cell>
          <table:table-cell office:value-type="float" office:value="2.83634425221409" calcext:value-type="float">
            <text:p>2.8363442522</text:p>
          </table:table-cell>
          <table:table-cell office:value-type="float" office:value="2.08079725467357" calcext:value-type="float">
            <text:p>2.0807972547</text:p>
          </table:table-cell>
          <table:table-cell office:value-type="float" office:value="0.045498043765854" calcext:value-type="float">
            <text:p>0.0454980438</text:p>
          </table:table-cell>
          <table:table-cell office:value-type="float" office:value="0.433517730027871" calcext:value-type="float">
            <text:p>0.43351773</text:p>
          </table:table-cell>
          <table:table-cell office:value-type="float" office:value="410.548237190313" calcext:value-type="float">
            <text:p>410.5482371903</text:p>
          </table:table-cell>
        </table:table-row>
        <table:table-row table:style-name="ro1">
          <table:table-cell office:value-type="float" office:value="75.6777129085438" calcext:value-type="float">
            <text:p>75.6777129085</text:p>
          </table:table-cell>
          <table:table-cell office:value-type="float" office:value="3.08306270278257" calcext:value-type="float">
            <text:p>3.0830627028</text:p>
          </table:table-cell>
          <table:table-cell office:value-type="float" office:value="2.08306270278257" calcext:value-type="float">
            <text:p>2.0830627028</text:p>
          </table:table-cell>
          <table:table-cell office:value-type="float" office:value="249.249729369449" calcext:value-type="float">
            <text:p>249.2497293694</text:p>
          </table:table-cell>
          <table:table-cell office:value-type="float" office:value="0.860840480560353" calcext:value-type="float">
            <text:p>0.8608404806</text:p>
          </table:table-cell>
          <table:table-cell office:value-type="float" office:value="2.08306270278257" calcext:value-type="float">
            <text:p>2.0830627028</text:p>
          </table:table-cell>
          <table:table-cell office:value-type="float" office:value="2.07610926174696" calcext:value-type="float">
            <text:p>2.0761092617</text:p>
          </table:table-cell>
          <table:table-cell office:value-type="float" office:value="0.534056513916202" calcext:value-type="float">
            <text:p>0.5340565139</text:p>
          </table:table-cell>
          <table:table-cell office:value-type="float" office:value="0.452150593551289" calcext:value-type="float">
            <text:p>0.4521505936</text:p>
          </table:table-cell>
          <table:table-cell office:value-type="float" office:value="411.397539450686" calcext:value-type="float">
            <text:p>411.3975394507</text:p>
          </table:table-cell>
        </table:table-row>
        <table:table-row table:style-name="ro1">
          <table:table-cell office:value-type="float" office:value="77.0018853608745" calcext:value-type="float">
            <text:p>77.0018853609</text:p>
          </table:table-cell>
          <table:table-cell office:value-type="float" office:value="7.30987698802878" calcext:value-type="float">
            <text:p>7.309876988</text:p>
          </table:table-cell>
          <table:table-cell office:value-type="float" office:value="2.70835744573259" calcext:value-type="float">
            <text:p>2.7083574457</text:p>
          </table:table-cell>
          <table:table-cell office:value-type="float" office:value="250.215729491019" calcext:value-type="float">
            <text:p>250.215729491</text:p>
          </table:table-cell>
          <table:table-cell office:value-type="float" office:value="0.962547320280876" calcext:value-type="float">
            <text:p>0.9625473203</text:p>
          </table:table-cell>
          <table:table-cell office:value-type="float" office:value="6.24094005012211" calcext:value-type="float">
            <text:p>6.2409400501</text:p>
          </table:table-cell>
          <table:table-cell office:value-type="float" office:value="2.23484342222067" calcext:value-type="float">
            <text:p>2.2348434222</text:p>
          </table:table-cell>
          <table:table-cell office:value-type="float" office:value="0.117076882857166" calcext:value-type="float">
            <text:p>0.1170768829</text:p>
          </table:table-cell>
          <table:table-cell office:value-type="float" office:value="0.50792229802583" calcext:value-type="float">
            <text:p>0.507922298</text:p>
          </table:table-cell>
          <table:table-cell office:value-type="float" office:value="412.686307515661" calcext:value-type="float">
            <text:p>412.6863075157</text:p>
          </table:table-cell>
        </table:table-row>
        <table:table-row table:style-name="ro1">
          <table:table-cell office:value-type="float" office:value="76.97828033081" calcext:value-type="float">
            <text:p>76.9782803308</text:p>
          </table:table-cell>
          <table:table-cell office:value-type="float" office:value="9.00262617226087" calcext:value-type="float">
            <text:p>9.0026261723</text:p>
          </table:table-cell>
          <table:table-cell office:value-type="float" office:value="1.55295729897885" calcext:value-type="float">
            <text:p>1.552957299</text:p>
          </table:table-cell>
          <table:table-cell office:value-type="float" office:value="249.39195712649" calcext:value-type="float">
            <text:p>249.3919571265</text:p>
          </table:table-cell>
          <table:table-cell office:value-type="float" office:value="0.574127046797481" calcext:value-type="float">
            <text:p>0.5741270468</text:p>
          </table:table-cell>
          <table:table-cell office:value-type="float" office:value="6.20871694203953" calcext:value-type="float">
            <text:p>6.208716942</text:p>
          </table:table-cell>
          <table:table-cell office:value-type="float" office:value="1.87793059874114" calcext:value-type="float">
            <text:p>1.8779305987</text:p>
          </table:table-cell>
          <table:table-cell office:value-type="float" office:value="1.14585139124392" calcext:value-type="float">
            <text:p>1.1458513912</text:p>
          </table:table-cell>
          <table:table-cell office:value-type="float" office:value="0.392155512463726" calcext:value-type="float">
            <text:p>0.3921555125</text:p>
          </table:table-cell>
          <table:table-cell office:value-type="float" office:value="413.002296007864" calcext:value-type="float">
            <text:p>413.0022960079</text:p>
          </table:table-cell>
        </table:table-row>
        <table:table-row table:style-name="ro1">
          <table:table-cell office:value-type="float" office:value="77.0824360610926" calcext:value-type="float">
            <text:p>77.0824360611</text:p>
          </table:table-cell>
          <table:table-cell office:value-type="float" office:value="12.4303098200359" calcext:value-type="float">
            <text:p>12.43030982</text:p>
          </table:table-cell>
          <table:table-cell office:value-type="float" office:value="2.41632148325751" calcext:value-type="float">
            <text:p>2.4163214833</text:p>
          </table:table-cell>
          <table:table-cell office:value-type="float" office:value="252.819640774265" calcext:value-type="float">
            <text:p>252.8196407743</text:p>
          </table:table-cell>
          <table:table-cell office:value-type="float" office:value="0.335144027905903" calcext:value-type="float">
            <text:p>0.3351440279</text:p>
          </table:table-cell>
          <table:table-cell office:value-type="float" office:value="9.63640058981461" calcext:value-type="float">
            <text:p>9.6364005898</text:p>
          </table:table-cell>
          <table:table-cell office:value-type="float" office:value="1.55145254005585" calcext:value-type="float">
            <text:p>1.5514525401</text:p>
          </table:table-cell>
          <table:table-cell office:value-type="float" office:value="0.328712692575531" calcext:value-type="float">
            <text:p>0.3287126926</text:p>
          </table:table-cell>
          <table:table-cell office:value-type="float" office:value="0.279571181740745" calcext:value-type="float">
            <text:p>0.2795711817</text:p>
          </table:table-cell>
          <table:table-cell office:value-type="float" office:value="413.390755243096" calcext:value-type="float">
            <text:p>413.3907552431</text:p>
          </table:table-cell>
        </table:table-row>
        <table:table-row table:style-name="ro1">
          <table:table-cell office:value-type="float" office:value="74.8697861098409" calcext:value-type="float">
            <text:p>74.8697861098</text:p>
          </table:table-cell>
          <table:table-cell office:value-type="float" office:value="1.97335263933343" calcext:value-type="float">
            <text:p>1.9733526393</text:p>
          </table:table-cell>
          <table:table-cell office:value-type="float" office:value="0.973352639333435" calcext:value-type="float">
            <text:p>0.9733526393</text:p>
          </table:table-cell>
          <table:table-cell office:value-type="float" office:value="249.251130417111" calcext:value-type="float">
            <text:p>249.2511304171</text:p>
          </table:table-cell>
          <table:table-cell table:number-columns-repeated="2" office:value-type="float" office:value="0.973352639333435" calcext:value-type="float">
            <text:p>0.9733526393</text:p>
          </table:table-cell>
          <table:table-cell office:value-type="float" office:value="2.14335263933343" calcext:value-type="float">
            <text:p>2.1433526393</text:p>
          </table:table-cell>
          <table:table-cell office:value-type="float" office:value="0.696643804630087" calcext:value-type="float">
            <text:p>0.6966438046</text:p>
          </table:table-cell>
          <table:table-cell office:value-type="float" office:value="0.557994208402835" calcext:value-type="float">
            <text:p>0.5579942084</text:p>
          </table:table-cell>
          <table:table-cell office:value-type="float" office:value="413.444336804857" calcext:value-type="float">
            <text:p>413.4443368049</text:p>
          </table:table-cell>
        </table:table-row>
        <table:table-row table:style-name="ro1">
          <table:table-cell office:value-type="float" office:value="77.1861771646706" calcext:value-type="float">
            <text:p>77.1861771647</text:p>
          </table:table-cell>
          <table:table-cell office:value-type="float" office:value="13.7365353009954" calcext:value-type="float">
            <text:p>13.736535301</text:p>
          </table:table-cell>
          <table:table-cell office:value-type="float" office:value="2.32104990245475" calcext:value-type="float">
            <text:p>2.3210499025</text:p>
          </table:table-cell>
          <table:table-cell office:value-type="float" office:value="253.625866255224" calcext:value-type="float">
            <text:p>253.6258662552</text:p>
          </table:table-cell>
          <table:table-cell office:value-type="float" office:value="1.1413695088654" calcext:value-type="float">
            <text:p>1.1413695089</text:p>
          </table:table-cell>
          <table:table-cell office:value-type="float" office:value="10.4426260707741" calcext:value-type="float">
            <text:p>10.4426260708</text:p>
          </table:table-cell>
          <table:table-cell office:value-type="float" office:value="1.53879936832483" calcext:value-type="float">
            <text:p>1.5387993683</text:p>
          </table:table-cell>
          <table:table-cell office:value-type="float" office:value="0.296420827321077" calcext:value-type="float">
            <text:p>0.2964208273</text:p>
          </table:table-cell>
          <table:table-cell office:value-type="float" office:value="0.269922197979206" calcext:value-type="float">
            <text:p>0.269922198</text:p>
          </table:table-cell>
          <table:table-cell office:value-type="float" office:value="414.386459914828" calcext:value-type="float">
            <text:p>414.3864599148</text:p>
          </table:table-cell>
        </table:table-row>
        <table:table-row table:style-name="ro1">
          <table:table-cell office:value-type="float" office:value="77.1998083305849" calcext:value-type="float">
            <text:p>77.1998083306</text:p>
          </table:table-cell>
          <table:table-cell office:value-type="float" office:value="9.22415417203581" calcext:value-type="float">
            <text:p>9.224154172</text:p>
          </table:table-cell>
          <table:table-cell office:value-type="float" office:value="1.77448529875379" calcext:value-type="float">
            <text:p>1.7744852988</text:p>
          </table:table-cell>
          <table:table-cell office:value-type="float" office:value="249.613485126265" calcext:value-type="float">
            <text:p>249.6134851263</text:p>
          </table:table-cell>
          <table:table-cell office:value-type="float" office:value="0.795655046572423" calcext:value-type="float">
            <text:p>0.7956550466</text:p>
          </table:table-cell>
          <table:table-cell office:value-type="float" office:value="6.43024494181447" calcext:value-type="float">
            <text:p>6.4302449418</text:p>
          </table:table-cell>
          <table:table-cell office:value-type="float" office:value="1.66731885435299" calcext:value-type="float">
            <text:p>1.6673188544</text:p>
          </table:table-cell>
          <table:table-cell office:value-type="float" office:value="0.0534848732160503" calcext:value-type="float">
            <text:p>0.0534848732</text:p>
          </table:table-cell>
          <table:table-cell office:value-type="float" office:value="0.365573214524161" calcext:value-type="float">
            <text:p>0.3655732145</text:p>
          </table:table-cell>
          <table:table-cell office:value-type="float" office:value="414.551819533696" calcext:value-type="float">
            <text:p>414.5518195337</text:p>
          </table:table-cell>
        </table:table-row>
        <table:table-row table:style-name="ro1">
          <table:table-cell office:value-type="float" office:value="77.9472809475482" calcext:value-type="float">
            <text:p>77.9472809475</text:p>
          </table:table-cell>
          <table:table-cell office:value-type="float" office:value="9.97162678899905" calcext:value-type="float">
            <text:p>9.971626789</text:p>
          </table:table-cell>
          <table:table-cell office:value-type="float" office:value="2.29973569349481" calcext:value-type="float">
            <text:p>2.2997356935</text:p>
          </table:table-cell>
          <table:table-cell office:value-type="float" office:value="250.360957743228" calcext:value-type="float">
            <text:p>250.3609577432</text:p>
          </table:table-cell>
          <table:table-cell office:value-type="float" office:value="0.320905441313442" calcext:value-type="float">
            <text:p>0.3209054413</text:p>
          </table:table-cell>
          <table:table-cell office:value-type="float" office:value="7.17771755877772" calcext:value-type="float">
            <text:p>7.1777175588</text:p>
          </table:table-cell>
          <table:table-cell office:value-type="float" office:value="1.61974107230128" calcext:value-type="float">
            <text:p>1.6197410723</text:p>
          </table:table-cell>
          <table:table-cell office:value-type="float" office:value="0.293576882762601" calcext:value-type="float">
            <text:p>0.2935768828</text:p>
          </table:table-cell>
          <table:table-cell office:value-type="float" office:value="0.331067157468301" calcext:value-type="float">
            <text:p>0.3310671575</text:p>
          </table:table-cell>
          <table:table-cell office:value-type="float" office:value="414.924533935411" calcext:value-type="float">
            <text:p>414.9245339354</text:p>
          </table:table-cell>
        </table:table-row>
        <table:table-row table:style-name="ro1">
          <table:table-cell office:value-type="float" office:value="76.9663651414319" calcext:value-type="float">
            <text:p>76.9663651414</text:p>
          </table:table-cell>
          <table:table-cell office:value-type="float" office:value="13.5167232777567" calcext:value-type="float">
            <text:p>13.5167232778</text:p>
          </table:table-cell>
          <table:table-cell office:value-type="float" office:value="2.44226820995828" calcext:value-type="float">
            <text:p>2.44226821</text:p>
          </table:table-cell>
          <table:table-cell office:value-type="float" office:value="253.406054231985" calcext:value-type="float">
            <text:p>253.406054232</text:p>
          </table:table-cell>
          <table:table-cell office:value-type="float" office:value="0.921557485626669" calcext:value-type="float">
            <text:p>0.9215574856</text:p>
          </table:table-cell>
          <table:table-cell office:value-type="float" office:value="10.2228140475354" calcext:value-type="float">
            <text:p>10.2228140475</text:p>
          </table:table-cell>
          <table:table-cell office:value-type="float" office:value="1.53733923572843" calcext:value-type="float">
            <text:p>1.5373392357</text:p>
          </table:table-cell>
          <table:table-cell office:value-type="float" office:value="0.341664392516564" calcext:value-type="float">
            <text:p>0.3416643925</text:p>
          </table:table-cell>
          <table:table-cell office:value-type="float" office:value="0.270656811568705" calcext:value-type="float">
            <text:p>0.2706568116</text:p>
          </table:table-cell>
          <table:table-cell office:value-type="float" office:value="415.519705538164" calcext:value-type="float">
            <text:p>415.5197055382</text:p>
          </table:table-cell>
        </table:table-row>
        <table:table-row table:style-name="ro1">
          <table:table-cell office:value-type="float" office:value="77.2073389143107" calcext:value-type="float">
            <text:p>77.2073389143</text:p>
          </table:table-cell>
          <table:table-cell office:value-type="float" office:value="13.055212673254" calcext:value-type="float">
            <text:p>13.0552126733</text:p>
          </table:table-cell>
          <table:table-cell office:value-type="float" office:value="2.44863174388299" calcext:value-type="float">
            <text:p>2.4486317439</text:p>
          </table:table-cell>
          <table:table-cell office:value-type="float" office:value="252.944543627483" calcext:value-type="float">
            <text:p>252.9445436275</text:p>
          </table:table-cell>
          <table:table-cell office:value-type="float" office:value="0.460046881123974" calcext:value-type="float">
            <text:p>0.4600468811</text:p>
          </table:table-cell>
          <table:table-cell office:value-type="float" office:value="9.76130344303268" calcext:value-type="float">
            <text:p>9.761303443</text:p>
          </table:table-cell>
          <table:table-cell office:value-type="float" office:value="1.54330738791291" calcext:value-type="float">
            <text:p>1.5433073879</text:p>
          </table:table-cell>
          <table:table-cell office:value-type="float" office:value="0.366452180233724" calcext:value-type="float">
            <text:p>0.3664521802</text:p>
          </table:table-cell>
          <table:table-cell office:value-type="float" office:value="0.275061480064494" calcext:value-type="float">
            <text:p>0.2750614801</text:p>
          </table:table-cell>
          <table:table-cell office:value-type="float" office:value="415.775775810235" calcext:value-type="float">
            <text:p>415.7757758102</text:p>
          </table:table-cell>
        </table:table-row>
        <table:table-row table:style-name="ro1">
          <table:table-cell office:value-type="float" office:value="77.2073389143107" calcext:value-type="float">
            <text:p>77.2073389143</text:p>
          </table:table-cell>
          <table:table-cell office:value-type="float" office:value="12.555212673254" calcext:value-type="float">
            <text:p>12.5552126733</text:p>
          </table:table-cell>
          <table:table-cell office:value-type="float" office:value="2.44863174388299" calcext:value-type="float">
            <text:p>2.4486317439</text:p>
          </table:table-cell>
          <table:table-cell office:value-type="float" office:value="252.944543627483" calcext:value-type="float">
            <text:p>252.9445436275</text:p>
          </table:table-cell>
          <table:table-cell office:value-type="float" office:value="0.460046881123974" calcext:value-type="float">
            <text:p>0.4600468811</text:p>
          </table:table-cell>
          <table:table-cell office:value-type="float" office:value="9.76130344303268" calcext:value-type="float">
            <text:p>9.761303443</text:p>
          </table:table-cell>
          <table:table-cell office:value-type="float" office:value="1.54330738791291" calcext:value-type="float">
            <text:p>1.5433073879</text:p>
          </table:table-cell>
          <table:table-cell office:value-type="float" office:value="0.366452180233724" calcext:value-type="float">
            <text:p>0.3664521802</text:p>
          </table:table-cell>
          <table:table-cell office:value-type="float" office:value="0.275061480064494" calcext:value-type="float">
            <text:p>0.2750614801</text:p>
          </table:table-cell>
          <table:table-cell office:value-type="float" office:value="415.889802067255" calcext:value-type="float">
            <text:p>415.8898020673</text:p>
          </table:table-cell>
        </table:table-row>
        <table:table-row table:style-name="ro1">
          <table:table-cell office:value-type="float" office:value="76.9131142766902" calcext:value-type="float">
            <text:p>76.9131142767</text:p>
          </table:table-cell>
          <table:table-cell office:value-type="float" office:value="7.22110590384445" calcext:value-type="float">
            <text:p>7.2211059038</text:p>
          </table:table-cell>
          <table:table-cell office:value-type="float" office:value="2.61958636154827" calcext:value-type="float">
            <text:p>2.6195863615</text:p>
          </table:table-cell>
          <table:table-cell office:value-type="float" office:value="250.126958406834" calcext:value-type="float">
            <text:p>250.1269584068</text:p>
          </table:table-cell>
          <table:table-cell office:value-type="float" office:value="0.873776236096554" calcext:value-type="float">
            <text:p>0.8737762361</text:p>
          </table:table-cell>
          <table:table-cell office:value-type="float" office:value="6.15216896593779" calcext:value-type="float">
            <text:p>6.1521689659</text:p>
          </table:table-cell>
          <table:table-cell office:value-type="float" office:value="2.01989111566171" calcext:value-type="float">
            <text:p>2.0198911157</text:p>
          </table:table-cell>
          <table:table-cell office:value-type="float" office:value="1.02830579867284" calcext:value-type="float">
            <text:p>1.0283057987</text:p>
          </table:table-cell>
          <table:table-cell office:value-type="float" office:value="0.472539038036629" calcext:value-type="float">
            <text:p>0.472539038</text:p>
          </table:table-cell>
          <table:table-cell office:value-type="float" office:value="415.900851389463" calcext:value-type="float">
            <text:p>415.9008513895</text:p>
          </table:table-cell>
        </table:table-row>
        <table:table-row table:style-name="ro1">
          <table:table-cell office:value-type="float" office:value="77.6564997271824" calcext:value-type="float">
            <text:p>77.6564997272</text:p>
          </table:table-cell>
          <table:table-cell office:value-type="float" office:value="6.74226913211453" calcext:value-type="float">
            <text:p>6.7422691321</text:p>
          </table:table-cell>
          <table:table-cell office:value-type="float" office:value="2.63457675031217" calcext:value-type="float">
            <text:p>2.6345767503</text:p>
          </table:table-cell>
          <table:table-cell office:value-type="float" office:value="249.648121635104" calcext:value-type="float">
            <text:p>249.6481216351</text:p>
          </table:table-cell>
          <table:table-cell office:value-type="float" office:value="0.394939464366625" calcext:value-type="float">
            <text:p>0.3949394644</text:p>
          </table:table-cell>
          <table:table-cell office:value-type="float" office:value="5.67333219420786" calcext:value-type="float">
            <text:p>5.6733321942</text:p>
          </table:table-cell>
          <table:table-cell office:value-type="float" office:value="2.03910035374685" calcext:value-type="float">
            <text:p>2.0391003537</text:p>
          </table:table-cell>
          <table:table-cell office:value-type="float" office:value="1.00823648204957" calcext:value-type="float">
            <text:p>1.008236482</text:p>
          </table:table-cell>
          <table:table-cell office:value-type="float" office:value="0.487400944116664" calcext:value-type="float">
            <text:p>0.4874009441</text:p>
          </table:table-cell>
          <table:table-cell office:value-type="float" office:value="415.973446902759" calcext:value-type="float">
            <text:p>415.9734469028</text:p>
          </table:table-cell>
        </table:table-row>
        <table:table-row table:style-name="ro1">
          <table:table-cell office:value-type="float" office:value="75.4279947652112" calcext:value-type="float">
            <text:p>75.4279947652</text:p>
          </table:table-cell>
          <table:table-cell office:value-type="float" office:value="3.84843372268734" calcext:value-type="float">
            <text:p>3.8484337227</text:p>
          </table:table-cell>
          <table:table-cell office:value-type="float" office:value="2.84843372268734" calcext:value-type="float">
            <text:p>2.8484337227</text:p>
          </table:table-cell>
          <table:table-cell office:value-type="float" office:value="250.015100389354" calcext:value-type="float">
            <text:p>250.0151003894</text:p>
          </table:table-cell>
          <table:table-cell office:value-type="float" office:value="0.403989278242904" calcext:value-type="float">
            <text:p>0.4039892782</text:p>
          </table:table-cell>
          <table:table-cell office:value-type="float" office:value="2.84843372268734" calcext:value-type="float">
            <text:p>2.8484337227</text:p>
          </table:table-cell>
          <table:table-cell office:value-type="float" office:value="1.82112670537668" calcext:value-type="float">
            <text:p>1.8211267054</text:p>
          </table:table-cell>
          <table:table-cell office:value-type="float" office:value="0.112916063272773" calcext:value-type="float">
            <text:p>0.1129160633</text:p>
          </table:table-cell>
          <table:table-cell office:value-type="float" office:value="0.473146005707322" calcext:value-type="float">
            <text:p>0.4731460057</text:p>
          </table:table-cell>
          <table:table-cell office:value-type="float" office:value="416.103545154289" calcext:value-type="float">
            <text:p>416.1035451543</text:p>
          </table:table-cell>
        </table:table-row>
        <table:table-row table:style-name="ro1">
          <table:table-cell office:value-type="float" office:value="77.4021479469025" calcext:value-type="float">
            <text:p>77.4021479469</text:p>
          </table:table-cell>
          <table:table-cell office:value-type="float" office:value="7.90523178560993" calcext:value-type="float">
            <text:p>7.9052317856</text:p>
          </table:table-cell>
          <table:table-cell office:value-type="float" office:value="2.67778513455013" calcext:value-type="float">
            <text:p>2.6777851346</text:p>
          </table:table-cell>
          <table:table-cell office:value-type="float" office:value="249.294562739839" calcext:value-type="float">
            <text:p>249.2945627398</text:p>
          </table:table-cell>
          <table:table-cell office:value-type="float" office:value="0.476732660146541" calcext:value-type="float">
            <text:p>0.4767326601</text:p>
          </table:table-cell>
          <table:table-cell office:value-type="float" office:value="6.11132255538859" calcext:value-type="float">
            <text:p>6.1113225554</text:p>
          </table:table-cell>
          <table:table-cell office:value-type="float" office:value="1.67638366875041" calcext:value-type="float">
            <text:p>1.6763836688</text:p>
          </table:table-cell>
          <table:table-cell office:value-type="float" office:value="0.00185990578873038" calcext:value-type="float">
            <text:p>0.0018599058</text:p>
          </table:table-cell>
          <table:table-cell office:value-type="float" office:value="0.371743075287542" calcext:value-type="float">
            <text:p>0.3717430753</text:p>
          </table:table-cell>
          <table:table-cell office:value-type="float" office:value="416.337607920862" calcext:value-type="float">
            <text:p>416.3376079209</text:p>
          </table:table-cell>
        </table:table-row>
        <table:table-row table:style-name="ro1">
          <table:table-cell office:value-type="float" office:value="76.6785757038308" calcext:value-type="float">
            <text:p>76.6785757038</text:p>
          </table:table-cell>
          <table:table-cell office:value-type="float" office:value="5.70258119079955" calcext:value-type="float">
            <text:p>5.7025811908</text:p>
          </table:table-cell>
          <table:table-cell office:value-type="float" office:value="3.48035896857733" calcext:value-type="float">
            <text:p>3.4803589686</text:p>
          </table:table-cell>
          <table:table-cell office:value-type="float" office:value="250.647025635243" calcext:value-type="float">
            <text:p>250.6470256352</text:p>
          </table:table-cell>
          <table:table-cell office:value-type="float" office:value="1.03591452413289" calcext:value-type="float">
            <text:p>1.0359145241</text:p>
          </table:table-cell>
          <table:table-cell office:value-type="float" office:value="4.70258119079955" calcext:value-type="float">
            <text:p>4.7025811908</text:p>
          </table:table-cell>
          <table:table-cell office:value-type="float" office:value="2.01997135972848" calcext:value-type="float">
            <text:p>2.0199713597</text:p>
          </table:table-cell>
          <table:table-cell office:value-type="float" office:value="0.480248534438552" calcext:value-type="float">
            <text:p>0.4802485344</text:p>
          </table:table-cell>
          <table:table-cell office:value-type="float" office:value="0.566204311353736" calcext:value-type="float">
            <text:p>0.5662043114</text:p>
          </table:table-cell>
          <table:table-cell office:value-type="float" office:value="416.345837741522" calcext:value-type="float">
            <text:p>416.3458377415</text:p>
          </table:table-cell>
        </table:table-row>
        <table:table-row table:style-name="ro1">
          <table:table-cell office:value-type="float" office:value="75.0215668343239" calcext:value-type="float">
            <text:p>75.0215668343</text:p>
          </table:table-cell>
          <table:table-cell office:value-type="float" office:value="2.42691662856272" calcext:value-type="float">
            <text:p>2.4269166286</text:p>
          </table:table-cell>
          <table:table-cell office:value-type="float" office:value="1.42691662856272" calcext:value-type="float">
            <text:p>1.4269166286</text:p>
          </table:table-cell>
          <table:table-cell office:value-type="float" office:value="248.593583295229" calcext:value-type="float">
            <text:p>248.5935832952</text:p>
          </table:table-cell>
          <table:table-cell table:number-columns-repeated="2" office:value-type="float" office:value="1.42691662856272" calcext:value-type="float">
            <text:p>1.4269166286</text:p>
          </table:table-cell>
          <table:table-cell office:value-type="float" office:value="1.85251790885536" calcext:value-type="float">
            <text:p>1.8525179089</text:p>
          </table:table-cell>
          <table:table-cell office:value-type="float" office:value="0.669495504260021" calcext:value-type="float">
            <text:p>0.6694955043</text:p>
          </table:table-cell>
          <table:table-cell office:value-type="float" office:value="0.476080213258752" calcext:value-type="float">
            <text:p>0.4760802133</text:p>
          </table:table-cell>
          <table:table-cell office:value-type="float" office:value="416.781554941359" calcext:value-type="float">
            <text:p>416.7815549414</text:p>
          </table:table-cell>
        </table:table-row>
        <table:table-row table:style-name="ro1">
          <table:table-cell office:value-type="float" office:value="77.5330920384719" calcext:value-type="float">
            <text:p>77.5330920385</text:p>
          </table:table-cell>
          <table:table-cell office:value-type="float" office:value="14.0834501747968" calcext:value-type="float">
            <text:p>14.0834501748</text:p>
          </table:table-cell>
          <table:table-cell office:value-type="float" office:value="2.25529902408415" calcext:value-type="float">
            <text:p>2.2552990241</text:p>
          </table:table-cell>
          <table:table-cell office:value-type="float" office:value="253.972781129026" calcext:value-type="float">
            <text:p>253.972781129</text:p>
          </table:table-cell>
          <table:table-cell office:value-type="float" office:value="0.266062160444508" calcext:value-type="float">
            <text:p>0.2660621604</text:p>
          </table:table-cell>
          <table:table-cell office:value-type="float" office:value="10.7895409445754" calcext:value-type="float">
            <text:p>10.7895409446</text:p>
          </table:table-cell>
          <table:table-cell office:value-type="float" office:value="1.53045583200958" calcext:value-type="float">
            <text:p>1.530455832</text:p>
          </table:table-cell>
          <table:table-cell office:value-type="float" office:value="0.321789276733801" calcext:value-type="float">
            <text:p>0.3217892767</text:p>
          </table:table-cell>
          <table:table-cell office:value-type="float" office:value="0.264632109937466" calcext:value-type="float">
            <text:p>0.2646321099</text:p>
          </table:table-cell>
          <table:table-cell office:value-type="float" office:value="416.952777499205" calcext:value-type="float">
            <text:p>416.9527774992</text:p>
          </table:table-cell>
        </table:table-row>
        <table:table-row table:style-name="ro1">
          <table:table-cell office:value-type="float" office:value="77.5802471783739" calcext:value-type="float">
            <text:p>77.5802471784</text:p>
          </table:table-cell>
          <table:table-cell office:value-type="float" office:value="9.60459301982478" calcext:value-type="float">
            <text:p>9.6045930198</text:p>
          </table:table-cell>
          <table:table-cell office:value-type="float" office:value="1.93270192432054" calcext:value-type="float">
            <text:p>1.9327019243</text:p>
          </table:table-cell>
          <table:table-cell office:value-type="float" office:value="249.993923974054" calcext:value-type="float">
            <text:p>249.9939239741</text:p>
          </table:table-cell>
          <table:table-cell office:value-type="float" office:value="1.1760938943614" calcext:value-type="float">
            <text:p>1.1760938944</text:p>
          </table:table-cell>
          <table:table-cell office:value-type="float" office:value="6.81068378960345" calcext:value-type="float">
            <text:p>6.8106837896</text:p>
          </table:table-cell>
          <table:table-cell office:value-type="float" office:value="1.87428403557176" calcext:value-type="float">
            <text:p>1.8742840356</text:p>
          </table:table-cell>
          <table:table-cell office:value-type="float" office:value="0.307744949322271" calcext:value-type="float">
            <text:p>0.3077449493</text:p>
          </table:table-cell>
          <table:table-cell office:value-type="float" office:value="0.28072461990241" calcext:value-type="float">
            <text:p>0.2807246199</text:p>
          </table:table-cell>
          <table:table-cell office:value-type="float" office:value="417.165779526265" calcext:value-type="float">
            <text:p>417.1657795263</text:p>
          </table:table-cell>
        </table:table-row>
        <table:table-row table:style-name="ro1">
          <table:table-cell office:value-type="float" office:value="77.3182538664795" calcext:value-type="float">
            <text:p>77.3182538665</text:p>
          </table:table-cell>
          <table:table-cell office:value-type="float" office:value="11.6759330412638" calcext:value-type="float">
            <text:p>11.6759330413</text:p>
          </table:table-cell>
          <table:table-cell office:value-type="float" office:value="2.11461960160466" calcext:value-type="float">
            <text:p>2.1146196016</text:p>
          </table:table-cell>
          <table:table-cell office:value-type="float" office:value="252.065263995492" calcext:value-type="float">
            <text:p>252.0652639955</text:p>
          </table:table-cell>
          <table:table-cell office:value-type="float" office:value="0.802989471355929" calcext:value-type="float">
            <text:p>0.8029894714</text:p>
          </table:table-cell>
          <table:table-cell office:value-type="float" office:value="8.88202381104242" calcext:value-type="float">
            <text:p>8.882023811</text:p>
          </table:table-cell>
          <table:table-cell office:value-type="float" office:value="1.56366061640262" calcext:value-type="float">
            <text:p>1.5636606164</text:p>
          </table:table-cell>
          <table:table-cell office:value-type="float" office:value="0.0846999258143631" calcext:value-type="float">
            <text:p>0.0846999258</text:p>
          </table:table-cell>
          <table:table-cell office:value-type="float" office:value="0.290817959479799" calcext:value-type="float">
            <text:p>0.2908179595</text:p>
          </table:table-cell>
          <table:table-cell office:value-type="float" office:value="417.506956478462" calcext:value-type="float">
            <text:p>417.5069564785</text:p>
          </table:table-cell>
        </table:table-row>
        <table:table-row table:style-name="ro1">
          <table:table-cell office:value-type="float" office:value="76.7155127180055" calcext:value-type="float">
            <text:p>76.715512718</text:p>
          </table:table-cell>
          <table:table-cell office:value-type="float" office:value="5.73951820497422" calcext:value-type="float">
            <text:p>5.739518205</text:p>
          </table:table-cell>
          <table:table-cell office:value-type="float" office:value="3.51729598275199" calcext:value-type="float">
            <text:p>3.5172959828</text:p>
          </table:table-cell>
          <table:table-cell office:value-type="float" office:value="250.683962649418" calcext:value-type="float">
            <text:p>250.6839626494</text:p>
          </table:table-cell>
          <table:table-cell office:value-type="float" office:value="1.07285153830756" calcext:value-type="float">
            <text:p>1.0728515383</text:p>
          </table:table-cell>
          <table:table-cell office:value-type="float" office:value="4.73951820497422" calcext:value-type="float">
            <text:p>4.739518205</text:p>
          </table:table-cell>
          <table:table-cell office:value-type="float" office:value="1.86949410778518" calcext:value-type="float">
            <text:p>1.8694941078</text:p>
          </table:table-cell>
          <table:table-cell office:value-type="float" office:value="0.51718554861322" calcext:value-type="float">
            <text:p>0.5171855486</text:p>
          </table:table-cell>
          <table:table-cell office:value-type="float" office:value="0.49265970847692" calcext:value-type="float">
            <text:p>0.4926597085</text:p>
          </table:table-cell>
          <table:table-cell office:value-type="float" office:value="417.644695683228" calcext:value-type="float">
            <text:p>417.6446956832</text:p>
          </table:table-cell>
        </table:table-row>
        <table:table-row table:style-name="ro1">
          <table:table-cell office:value-type="float" office:value="77.1319461688161" calcext:value-type="float">
            <text:p>77.1319461688</text:p>
          </table:table-cell>
          <table:table-cell office:value-type="float" office:value="7.43993779597045" calcext:value-type="float">
            <text:p>7.439937796</text:p>
          </table:table-cell>
          <table:table-cell office:value-type="float" office:value="2.83841825367427" calcext:value-type="float">
            <text:p>2.8384182537</text:p>
          </table:table-cell>
          <table:table-cell office:value-type="float" office:value="250.34579029896" calcext:value-type="float">
            <text:p>250.345790299</text:p>
          </table:table-cell>
          <table:table-cell office:value-type="float" office:value="1.09260812822255" calcext:value-type="float">
            <text:p>1.0926081282</text:p>
          </table:table-cell>
          <table:table-cell office:value-type="float" office:value="6.37100085806379" calcext:value-type="float">
            <text:p>6.3710008581</text:p>
          </table:table-cell>
          <table:table-cell office:value-type="float" office:value="1.80013081222884" calcext:value-type="float">
            <text:p>1.8001308122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455023115493601" calcext:value-type="float">
            <text:p>0.4550231155</text:p>
          </table:table-cell>
          <table:table-cell office:value-type="float" office:value="418.895856327871" calcext:value-type="float">
            <text:p>418.8958563279</text:p>
          </table:table-cell>
        </table:table-row>
        <table:table-row table:style-name="ro1">
          <table:table-cell office:value-type="float" office:value="74.9542837304611" calcext:value-type="float">
            <text:p>74.9542837305</text:p>
          </table:table-cell>
          <table:table-cell office:value-type="float" office:value="2.35963352469982" calcext:value-type="float">
            <text:p>2.3596335247</text:p>
          </table:table-cell>
          <table:table-cell office:value-type="float" office:value="1.35963352469983" calcext:value-type="float">
            <text:p>1.3596335247</text:p>
          </table:table-cell>
          <table:table-cell office:value-type="float" office:value="248.526300191366" calcext:value-type="float">
            <text:p>248.5263001914</text:p>
          </table:table-cell>
          <table:table-cell table:number-columns-repeated="2" office:value-type="float" office:value="1.35963352469983" calcext:value-type="float">
            <text:p>1.3596335247</text:p>
          </table:table-cell>
          <table:table-cell office:value-type="float" office:value="2.13551169367813" calcext:value-type="float">
            <text:p>2.1355116937</text:p>
          </table:table-cell>
          <table:table-cell office:value-type="float" office:value="0.595970296383368" calcext:value-type="float">
            <text:p>0.5959702964</text:p>
          </table:table-cell>
          <table:table-cell office:value-type="float" office:value="0.605405193483079" calcext:value-type="float">
            <text:p>0.6054051935</text:p>
          </table:table-cell>
          <table:table-cell office:value-type="float" office:value="419.182815263207" calcext:value-type="float">
            <text:p>419.1828152632</text:p>
          </table:table-cell>
        </table:table-row>
        <table:table-row table:style-name="ro1">
          <table:table-cell office:value-type="float" office:value="77.4690420728544" calcext:value-type="float">
            <text:p>77.4690420729</text:p>
          </table:table-cell>
          <table:table-cell office:value-type="float" office:value="14.0194002091792" calcext:value-type="float">
            <text:p>14.0194002092</text:p>
          </table:table-cell>
          <table:table-cell office:value-type="float" office:value="2.19124905846656" calcext:value-type="float">
            <text:p>2.1912490585</text:p>
          </table:table-cell>
          <table:table-cell office:value-type="float" office:value="253.908731163408" calcext:value-type="float">
            <text:p>253.9087311634</text:p>
          </table:table-cell>
          <table:table-cell office:value-type="float" office:value="0.202012194826918" calcext:value-type="float">
            <text:p>0.2020121948</text:p>
          </table:table-cell>
          <table:table-cell office:value-type="float" office:value="10.7254909789578" calcext:value-type="float">
            <text:p>10.725490979</text:p>
          </table:table-cell>
          <table:table-cell office:value-type="float" office:value="1.67165724895374" calcext:value-type="float">
            <text:p>1.671657249</text:p>
          </table:table-cell>
          <table:table-cell office:value-type="float" office:value="0.257739311116211" calcext:value-type="float">
            <text:p>0.2577393111</text:p>
          </table:table-cell>
          <table:table-cell office:value-type="float" office:value="0.376257986736782" calcext:value-type="float">
            <text:p>0.3762579867</text:p>
          </table:table-cell>
          <table:table-cell office:value-type="float" office:value="419.389026059637" calcext:value-type="float">
            <text:p>419.3890260596</text:p>
          </table:table-cell>
        </table:table-row>
        <table:table-row table:style-name="ro1">
          <table:table-cell office:value-type="float" office:value="77.3300422162402" calcext:value-type="float">
            <text:p>77.3300422162</text:p>
          </table:table-cell>
          <table:table-cell office:value-type="float" office:value="11.8111781811479" calcext:value-type="float">
            <text:p>11.8111781811</text:p>
          </table:table-cell>
          <table:table-cell office:value-type="float" office:value="2.24986474148884" calcext:value-type="float">
            <text:p>2.2498647415</text:p>
          </table:table-cell>
          <table:table-cell office:value-type="float" office:value="252.200509135377" calcext:value-type="float">
            <text:p>252.2005091354</text:p>
          </table:table-cell>
          <table:table-cell office:value-type="float" office:value="0.938234611240113" calcext:value-type="float">
            <text:p>0.9382346112</text:p>
          </table:table-cell>
          <table:table-cell office:value-type="float" office:value="9.0172689509266" calcext:value-type="float">
            <text:p>9.0172689509</text:p>
          </table:table-cell>
          <table:table-cell office:value-type="float" office:value="1.55327490829152" calcext:value-type="float">
            <text:p>1.5532749083</text:p>
          </table:table-cell>
          <table:table-cell office:value-type="float" office:value="0.111899586608178" calcext:value-type="float">
            <text:p>0.1118995866</text:p>
          </table:table-cell>
          <table:table-cell office:value-type="float" office:value="0.284718936831957" calcext:value-type="float">
            <text:p>0.2847189368</text:p>
          </table:table-cell>
          <table:table-cell office:value-type="float" office:value="419.412618483974" calcext:value-type="float">
            <text:p>419.412618484</text:p>
          </table:table-cell>
        </table:table-row>
        <table:table-row table:style-name="ro1">
          <table:table-cell office:value-type="float" office:value="77.122127199053" calcext:value-type="float">
            <text:p>77.1221271991</text:p>
          </table:table-cell>
          <table:table-cell office:value-type="float" office:value="13.6724853353778" calcext:value-type="float">
            <text:p>13.6724853354</text:p>
          </table:table-cell>
          <table:table-cell office:value-type="float" office:value="2.25699993683716" calcext:value-type="float">
            <text:p>2.2569999368</text:p>
          </table:table-cell>
          <table:table-cell office:value-type="float" office:value="253.561816289607" calcext:value-type="float">
            <text:p>253.5618162896</text:p>
          </table:table-cell>
          <table:table-cell office:value-type="float" office:value="1.07731954324781" calcext:value-type="float">
            <text:p>1.0773195432</text:p>
          </table:table-cell>
          <table:table-cell office:value-type="float" office:value="10.3785761051565" calcext:value-type="float">
            <text:p>10.3785761052</text:p>
          </table:table-cell>
          <table:table-cell office:value-type="float" office:value="1.68000078526899" calcext:value-type="float">
            <text:p>1.6800007853</text:p>
          </table:table-cell>
          <table:table-cell office:value-type="float" office:value="0.232370861703487" calcext:value-type="float">
            <text:p>0.2323708617</text:p>
          </table:table-cell>
          <table:table-cell office:value-type="float" office:value="0.383779514940398" calcext:value-type="float">
            <text:p>0.3837795149</text:p>
          </table:table-cell>
          <table:table-cell office:value-type="float" office:value="419.787357353343" calcext:value-type="float">
            <text:p>419.7873573533</text:p>
          </table:table-cell>
        </table:table-row>
        <table:table-row table:style-name="ro1">
          <table:table-cell office:value-type="float" office:value="75.4372390793581" calcext:value-type="float">
            <text:p>75.4372390794</text:p>
          </table:table-cell>
          <table:table-cell office:value-type="float" office:value="3.36385087634045" calcext:value-type="float">
            <text:p>3.3638508763</text:p>
          </table:table-cell>
          <table:table-cell office:value-type="float" office:value="2.36385087634045" calcext:value-type="float">
            <text:p>2.3638508763</text:p>
          </table:table-cell>
          <table:table-cell office:value-type="float" office:value="249.530517543007" calcext:value-type="float">
            <text:p>249.530517543</text:p>
          </table:table-cell>
          <table:table-cell office:value-type="float" office:value="1.14162865411823" calcext:value-type="float">
            <text:p>1.1416286541</text:p>
          </table:table-cell>
          <table:table-cell office:value-type="float" office:value="2.36385087634045" calcext:value-type="float">
            <text:p>2.3638508763</text:p>
          </table:table-cell>
          <table:table-cell office:value-type="float" office:value="1.99274953188174" calcext:value-type="float">
            <text:p>1.9927495319</text:p>
          </table:table-cell>
          <table:table-cell office:value-type="float" office:value="0.181170426050966" calcext:value-type="float">
            <text:p>0.1811704261</text:p>
          </table:table-cell>
          <table:table-cell office:value-type="float" office:value="0.566529681878259" calcext:value-type="float">
            <text:p>0.5665296819</text:p>
          </table:table-cell>
          <table:table-cell office:value-type="float" office:value="420.342851348216" calcext:value-type="float">
            <text:p>420.3428513482</text:p>
          </table:table-cell>
        </table:table-row>
        <table:table-row table:style-name="ro1">
          <table:table-cell office:value-type="float" office:value="76.9023151758143" calcext:value-type="float">
            <text:p>76.9023151758</text:p>
          </table:table-cell>
          <table:table-cell office:value-type="float" office:value="13.4526733121391" calcext:value-type="float">
            <text:p>13.4526733121</text:p>
          </table:table-cell>
          <table:table-cell office:value-type="float" office:value="2.37821824434069" calcext:value-type="float">
            <text:p>2.3782182443</text:p>
          </table:table-cell>
          <table:table-cell office:value-type="float" office:value="253.342004266368" calcext:value-type="float">
            <text:p>253.3420042664</text:p>
          </table:table-cell>
          <table:table-cell office:value-type="float" office:value="0.857507520009079" calcext:value-type="float">
            <text:p>0.85750752</text:p>
          </table:table-cell>
          <table:table-cell office:value-type="float" office:value="10.1587640819178" calcext:value-type="float">
            <text:p>10.1587640819</text:p>
          </table:table-cell>
          <table:table-cell office:value-type="float" office:value="1.67854065267259" calcext:value-type="float">
            <text:p>1.6785406527</text:p>
          </table:table-cell>
          <table:table-cell office:value-type="float" office:value="0.277614426898974" calcext:value-type="float">
            <text:p>0.2776144269</text:p>
          </table:table-cell>
          <table:table-cell office:value-type="float" office:value="0.384823999793688" calcext:value-type="float">
            <text:p>0.3848239998</text:p>
          </table:table-cell>
          <table:table-cell office:value-type="float" office:value="420.78371014205" calcext:value-type="float">
            <text:p>420.7837101421</text:p>
          </table:table-cell>
        </table:table-row>
        <table:table-row table:style-name="ro1">
          <table:table-cell office:value-type="float" office:value="77.3845985412623" calcext:value-type="float">
            <text:p>77.3845985413</text:p>
          </table:table-cell>
          <table:table-cell office:value-type="float" office:value="13.2324723002057" calcext:value-type="float">
            <text:p>13.2324723002</text:p>
          </table:table-cell>
          <table:table-cell office:value-type="float" office:value="2.52605902820397" calcext:value-type="float">
            <text:p>2.5260590282</text:p>
          </table:table-cell>
          <table:table-cell office:value-type="float" office:value="253.121803254434" calcext:value-type="float">
            <text:p>253.1218032544</text:p>
          </table:table-cell>
          <table:table-cell office:value-type="float" office:value="0.637306508075652" calcext:value-type="float">
            <text:p>0.6373065081</text:p>
          </table:table-cell>
          <table:table-cell office:value-type="float" office:value="9.93856306998436" calcext:value-type="float">
            <text:p>9.93856307</text:p>
          </table:table-cell>
          <table:table-cell office:value-type="float" office:value="1.53348699027206" calcext:value-type="float">
            <text:p>1.5334869903</text:p>
          </table:table-cell>
          <table:table-cell office:value-type="float" office:value="0.327747193888381" calcext:value-type="float">
            <text:p>0.3277471939</text:p>
          </table:table-cell>
          <table:table-cell office:value-type="float" office:value="0.272330564945871" calcext:value-type="float">
            <text:p>0.2723305649</text:p>
          </table:table-cell>
          <table:table-cell office:value-type="float" office:value="421.572251633627" calcext:value-type="float">
            <text:p>421.5722516336</text:p>
          </table:table-cell>
        </table:table-row>
        <table:table-row table:style-name="ro1">
          <table:table-cell office:value-type="float" office:value="77.5904495103354" calcext:value-type="float">
            <text:p>77.5904495103</text:p>
          </table:table-cell>
          <table:table-cell office:value-type="float" office:value="9.61479535178637" calcext:value-type="float">
            <text:p>9.6147953518</text:p>
          </table:table-cell>
          <table:table-cell office:value-type="float" office:value="1.94290425628213" calcext:value-type="float">
            <text:p>1.9429042563</text:p>
          </table:table-cell>
          <table:table-cell office:value-type="float" office:value="250.004126306015" calcext:value-type="float">
            <text:p>250.004126306</text:p>
          </table:table-cell>
          <table:table-cell office:value-type="float" office:value="1.18629622632299" calcext:value-type="float">
            <text:p>1.1862962263</text:p>
          </table:table-cell>
          <table:table-cell office:value-type="float" office:value="6.82088612156504" calcext:value-type="float">
            <text:p>6.8208861216</text:p>
          </table:table-cell>
          <table:table-cell office:value-type="float" office:value="1.62677031815064" calcext:value-type="float">
            <text:p>1.6267703182</text:p>
          </table:table-cell>
          <table:table-cell office:value-type="float" office:value="0.317947281283863" calcext:value-type="float">
            <text:p>0.3179472813</text:p>
          </table:table-cell>
          <table:table-cell office:value-type="float" office:value="0.343990650367838" calcext:value-type="float">
            <text:p>0.3439906504</text:p>
          </table:table-cell>
          <table:table-cell office:value-type="float" office:value="421.709035596895" calcext:value-type="float">
            <text:p>421.7090355969</text:p>
          </table:table-cell>
        </table:table-row>
        <table:table-row table:style-name="ro1">
          <table:table-cell office:value-type="float" office:value="75.3693228058241" calcext:value-type="float">
            <text:p>75.3693228058</text:p>
          </table:table-cell>
          <table:table-cell office:value-type="float" office:value="2.77467260006285" calcext:value-type="float">
            <text:p>2.7746726001</text:p>
          </table:table-cell>
          <table:table-cell office:value-type="float" office:value="1.77467260006285" calcext:value-type="float">
            <text:p>1.7746726001</text:p>
          </table:table-cell>
          <table:table-cell office:value-type="float" office:value="248.941339266729" calcext:value-type="float">
            <text:p>248.9413392667</text:p>
          </table:table-cell>
          <table:table-cell office:value-type="float" office:value="0.552450377840625" calcext:value-type="float">
            <text:p>0.5524503778</text:p>
          </table:table-cell>
          <table:table-cell office:value-type="float" office:value="1.77467260006285" calcext:value-type="float">
            <text:p>1.7746726001</text:p>
          </table:table-cell>
          <table:table-cell office:value-type="float" office:value="1.88136853620628" calcext:value-type="float">
            <text:p>1.8813685362</text:p>
          </table:table-cell>
          <table:table-cell office:value-type="float" office:value="0.628853892681765" calcext:value-type="float">
            <text:p>0.6288538927</text:p>
          </table:table-cell>
          <table:table-cell office:value-type="float" office:value="0.499406628630896" calcext:value-type="float">
            <text:p>0.4994066286</text:p>
          </table:table-cell>
          <table:table-cell office:value-type="float" office:value="422.068467213286" calcext:value-type="float">
            <text:p>422.0684672133</text:p>
          </table:table-cell>
        </table:table-row>
        <table:table-row table:style-name="ro1">
          <table:table-cell office:value-type="float" office:value="75.3270684390513" calcext:value-type="float">
            <text:p>75.3270684391</text:p>
          </table:table-cell>
          <table:table-cell office:value-type="float" office:value="2.73241823329006" calcext:value-type="float">
            <text:p>2.7324182333</text:p>
          </table:table-cell>
          <table:table-cell office:value-type="float" office:value="1.73241823329006" calcext:value-type="float">
            <text:p>1.7324182333</text:p>
          </table:table-cell>
          <table:table-cell office:value-type="float" office:value="248.899084899956" calcext:value-type="float">
            <text:p>248.8990849</text:p>
          </table:table-cell>
          <table:table-cell office:value-type="float" office:value="0.510196011067834" calcext:value-type="float">
            <text:p>0.5101960111</text:p>
          </table:table-cell>
          <table:table-cell office:value-type="float" office:value="1.73241823329006" calcext:value-type="float">
            <text:p>1.7324182333</text:p>
          </table:table-cell>
          <table:table-cell office:value-type="float" office:value="2.07656408460821" calcext:value-type="float">
            <text:p>2.0765640846</text:p>
          </table:table-cell>
          <table:table-cell office:value-type="float" office:value="0.560147787652323" calcext:value-type="float">
            <text:p>0.5601477877</text:p>
          </table:table-cell>
          <table:table-cell office:value-type="float" office:value="0.59182825244277" calcext:value-type="float">
            <text:p>0.5918282524</text:p>
          </table:table-cell>
          <table:table-cell office:value-type="float" office:value="422.190228063955" calcext:value-type="float">
            <text:p>422.190228064</text:p>
          </table:table-cell>
        </table:table-row>
        <table:table-row table:style-name="ro1">
          <table:table-cell office:value-type="float" office:value="77.8175936915171" calcext:value-type="float">
            <text:p>77.8175936915</text:p>
          </table:table-cell>
          <table:table-cell office:value-type="float" office:value="6.90336309644923" calcext:value-type="float">
            <text:p>6.9033630964</text:p>
          </table:table-cell>
          <table:table-cell office:value-type="float" office:value="2.79567071464687" calcext:value-type="float">
            <text:p>2.7956707146</text:p>
          </table:table-cell>
          <table:table-cell office:value-type="float" office:value="249.809215599439" calcext:value-type="float">
            <text:p>249.8092155994</text:p>
          </table:table-cell>
          <table:table-cell office:value-type="float" office:value="0.55603342870133" calcext:value-type="float">
            <text:p>0.5560334287</text:p>
          </table:table-cell>
          <table:table-cell office:value-type="float" office:value="5.83442615854256" calcext:value-type="float">
            <text:p>5.8344261585</text:p>
          </table:table-cell>
          <table:table-cell office:value-type="float" office:value="1.80616139627086" calcext:value-type="float">
            <text:p>1.8061613963</text:p>
          </table:table-cell>
          <table:table-cell office:value-type="float" office:value="0.16933044638428" calcext:value-type="float">
            <text:p>0.1693304464</text:p>
          </table:table-cell>
          <table:table-cell office:value-type="float" office:value="0.46019775361864" calcext:value-type="float">
            <text:p>0.4601977536</text:p>
          </table:table-cell>
          <table:table-cell office:value-type="float" office:value="422.215101114446" calcext:value-type="float">
            <text:p>422.2151011144</text:p>
          </table:table-cell>
        </table:table-row>
        <table:table-row table:style-name="ro1">
          <table:table-cell office:value-type="float" office:value="77.9338270787273" calcext:value-type="float">
            <text:p>77.9338270787</text:p>
          </table:table-cell>
          <table:table-cell office:value-type="float" office:value="9.95817292017824" calcext:value-type="float">
            <text:p>9.9581729202</text:p>
          </table:table-cell>
          <table:table-cell office:value-type="float" office:value="2.286281824674" calcext:value-type="float">
            <text:p>2.2862818247</text:p>
          </table:table-cell>
          <table:table-cell office:value-type="float" office:value="250.347503874407" calcext:value-type="float">
            <text:p>250.3475038744</text:p>
          </table:table-cell>
          <table:table-cell office:value-type="float" office:value="0.307451572492633" calcext:value-type="float">
            <text:p>0.3074515725</text:p>
          </table:table-cell>
          <table:table-cell office:value-type="float" office:value="7.16426368995691" calcext:value-type="float">
            <text:p>7.16426369</text:p>
          </table:table-cell>
          <table:table-cell office:value-type="float" office:value="1.87657755556095" calcext:value-type="float">
            <text:p>1.8765775556</text:p>
          </table:table-cell>
          <table:table-cell office:value-type="float" office:value="0.280123013941791" calcext:value-type="float">
            <text:p>0.2801230139</text:p>
          </table:table-cell>
          <table:table-cell office:value-type="float" office:value="0.275463296440153" calcext:value-type="float">
            <text:p>0.2754632964</text:p>
          </table:table-cell>
          <table:table-cell office:value-type="float" office:value="422.554194964866" calcext:value-type="float">
            <text:p>422.5541949649</text:p>
          </table:table-cell>
        </table:table-row>
        <table:table-row table:style-name="ro1">
          <table:table-cell office:value-type="float" office:value="77.8664169617059" calcext:value-type="float">
            <text:p>77.8664169617</text:p>
          </table:table-cell>
          <table:table-cell office:value-type="float" office:value="9.89076280315678" calcext:value-type="float">
            <text:p>9.8907628032</text:p>
          </table:table-cell>
          <table:table-cell office:value-type="float" office:value="2.21887170765254" calcext:value-type="float">
            <text:p>2.2188717077</text:p>
          </table:table-cell>
          <table:table-cell office:value-type="float" office:value="250.280093757386" calcext:value-type="float">
            <text:p>250.2800937574</text:p>
          </table:table-cell>
          <table:table-cell office:value-type="float" office:value="0.240041455471176" calcext:value-type="float">
            <text:p>0.2400414555</text:p>
          </table:table-cell>
          <table:table-cell office:value-type="float" office:value="7.09685357293545" calcext:value-type="float">
            <text:p>7.0968535729</text:p>
          </table:table-cell>
          <table:table-cell office:value-type="float" office:value="2.07376125045841" calcext:value-type="float">
            <text:p>2.0737612505</text:p>
          </table:table-cell>
          <table:table-cell office:value-type="float" office:value="0.212712896920334" calcext:value-type="float">
            <text:p>0.2127128969</text:p>
          </table:table-cell>
          <table:table-cell office:value-type="float" office:value="0.402951380283787" calcext:value-type="float">
            <text:p>0.4029513803</text:p>
          </table:table-cell>
          <table:table-cell office:value-type="float" office:value="422.743868663185" calcext:value-type="float">
            <text:p>422.7438686632</text:p>
          </table:table-cell>
        </table:table-row>
        <table:table-row table:style-name="ro1">
          <table:table-cell office:value-type="float" office:value="77.3866997581169" calcext:value-type="float">
            <text:p>77.3866997581</text:p>
          </table:table-cell>
          <table:table-cell office:value-type="float" office:value="11.9912925131481" calcext:value-type="float">
            <text:p>11.9912925131</text:p>
          </table:table-cell>
          <table:table-cell office:value-type="float" office:value="2.42997907348902" calcext:value-type="float">
            <text:p>2.4299790735</text:p>
          </table:table-cell>
          <table:table-cell office:value-type="float" office:value="252.380623467377" calcext:value-type="float">
            <text:p>252.3806234674</text:p>
          </table:table-cell>
          <table:table-cell office:value-type="float" office:value="1.1183489432403" calcext:value-type="float">
            <text:p>1.1183489432</text:p>
          </table:table-cell>
          <table:table-cell office:value-type="float" office:value="9.19738328292679" calcext:value-type="float">
            <text:p>9.1973832829</text:p>
          </table:table-cell>
          <table:table-cell office:value-type="float" office:value="1.54688383969696" calcext:value-type="float">
            <text:p>1.5468838397</text:p>
          </table:table-cell>
          <table:table-cell office:value-type="float" office:value="0.0843617371154173" calcext:value-type="float">
            <text:p>0.0843617371</text:p>
          </table:table-cell>
          <table:table-cell office:value-type="float" office:value="0.28258536800784" calcext:value-type="float">
            <text:p>0.282585368</text:p>
          </table:table-cell>
          <table:table-cell office:value-type="float" office:value="423.030793551987" calcext:value-type="float">
            <text:p>423.030793552</text:p>
          </table:table-cell>
        </table:table-row>
        <table:table-row table:style-name="ro1">
          <table:table-cell office:value-type="float" office:value="77.1432889486931" calcext:value-type="float">
            <text:p>77.1432889487</text:p>
          </table:table-cell>
          <table:table-cell office:value-type="float" office:value="12.9911627076364" calcext:value-type="float">
            <text:p>12.9911627076</text:p>
          </table:table-cell>
          <table:table-cell office:value-type="float" office:value="2.3845817782654" calcext:value-type="float">
            <text:p>2.3845817783</text:p>
          </table:table-cell>
          <table:table-cell office:value-type="float" office:value="252.880493661865" calcext:value-type="float">
            <text:p>252.8804936619</text:p>
          </table:table-cell>
          <table:table-cell office:value-type="float" office:value="0.395996915506384" calcext:value-type="float">
            <text:p>0.3959969155</text:p>
          </table:table-cell>
          <table:table-cell office:value-type="float" office:value="9.69725347741509" calcext:value-type="float">
            <text:p>9.6972534774</text:p>
          </table:table-cell>
          <table:table-cell office:value-type="float" office:value="1.68450880485708" calcext:value-type="float">
            <text:p>1.6845088049</text:p>
          </table:table-cell>
          <table:table-cell office:value-type="float" office:value="0.302402214616134" calcext:value-type="float">
            <text:p>0.3024022146</text:p>
          </table:table-cell>
          <table:table-cell office:value-type="float" office:value="0.391086624925303" calcext:value-type="float">
            <text:p>0.3910866249</text:p>
          </table:table-cell>
          <table:table-cell office:value-type="float" office:value="424.310069793516" calcext:value-type="float">
            <text:p>424.3100697935</text:p>
          </table:table-cell>
        </table:table-row>
        <table:table-row table:style-name="ro1">
          <table:table-cell office:value-type="float" office:value="77.1432889486931" calcext:value-type="float">
            <text:p>77.1432889487</text:p>
          </table:table-cell>
          <table:table-cell office:value-type="float" office:value="12.4911627076364" calcext:value-type="float">
            <text:p>12.4911627076</text:p>
          </table:table-cell>
          <table:table-cell office:value-type="float" office:value="2.3845817782654" calcext:value-type="float">
            <text:p>2.3845817783</text:p>
          </table:table-cell>
          <table:table-cell office:value-type="float" office:value="252.880493661865" calcext:value-type="float">
            <text:p>252.8804936619</text:p>
          </table:table-cell>
          <table:table-cell office:value-type="float" office:value="0.395996915506384" calcext:value-type="float">
            <text:p>0.3959969155</text:p>
          </table:table-cell>
          <table:table-cell office:value-type="float" office:value="9.69725347741509" calcext:value-type="float">
            <text:p>9.6972534774</text:p>
          </table:table-cell>
          <table:table-cell office:value-type="float" office:value="1.68450880485708" calcext:value-type="float">
            <text:p>1.6845088049</text:p>
          </table:table-cell>
          <table:table-cell office:value-type="float" office:value="0.302402214616134" calcext:value-type="float">
            <text:p>0.3024022146</text:p>
          </table:table-cell>
          <table:table-cell office:value-type="float" office:value="0.391086624925303" calcext:value-type="float">
            <text:p>0.3910866249</text:p>
          </table:table-cell>
          <table:table-cell office:value-type="float" office:value="424.478382895498" calcext:value-type="float">
            <text:p>424.4783828955</text:p>
          </table:table-cell>
        </table:table-row>
        <table:table-row table:style-name="ro1">
          <table:table-cell office:value-type="float" office:value="76.3820973715191" calcext:value-type="float">
            <text:p>76.3820973715</text:p>
          </table:table-cell>
          <table:table-cell office:value-type="float" office:value="10.7397765463034" calcext:value-type="float">
            <text:p>10.7397765463</text:p>
          </table:table-cell>
          <table:table-cell office:value-type="float" office:value="2.5039470267784" calcext:value-type="float">
            <text:p>2.5039470268</text:p>
          </table:table-cell>
          <table:table-cell office:value-type="float" office:value="251.129107500532" calcext:value-type="float">
            <text:p>251.1291075005</text:p>
          </table:table-cell>
          <table:table-cell office:value-type="float" office:value="1.08905519861777" calcext:value-type="float">
            <text:p>1.0890551986</text:p>
          </table:table-cell>
          <table:table-cell office:value-type="float" office:value="7.94586731608204" calcext:value-type="float">
            <text:p>7.9458673161</text:p>
          </table:table-cell>
          <table:table-cell office:value-type="float" office:value="1.84911469365507" calcext:value-type="float">
            <text:p>1.8491146937</text:p>
          </table:table-cell>
          <table:table-cell office:value-type="float" office:value="0.262077543302245" calcext:value-type="float">
            <text:p>0.2620775433</text:p>
          </table:table-cell>
          <table:table-cell office:value-type="float" office:value="0.258321506520888" calcext:value-type="float">
            <text:p>0.2583215065</text:p>
          </table:table-cell>
          <table:table-cell office:value-type="float" office:value="424.669157508917" calcext:value-type="float">
            <text:p>424.6691575089</text:p>
          </table:table-cell>
        </table:table-row>
        <table:table-row table:style-name="ro1">
          <table:table-cell office:value-type="float" office:value="77.0183860954751" calcext:value-type="float">
            <text:p>77.0183860955</text:p>
          </table:table-cell>
          <table:table-cell office:value-type="float" office:value="12.3662598544183" calcext:value-type="float">
            <text:p>12.3662598544</text:p>
          </table:table-cell>
          <table:table-cell office:value-type="float" office:value="2.35227151763992" calcext:value-type="float">
            <text:p>2.3522715176</text:p>
          </table:table-cell>
          <table:table-cell office:value-type="float" office:value="252.755590808647" calcext:value-type="float">
            <text:p>252.7555908086</text:p>
          </table:table-cell>
          <table:table-cell office:value-type="float" office:value="0.271094062288313" calcext:value-type="float">
            <text:p>0.2710940623</text:p>
          </table:table-cell>
          <table:table-cell office:value-type="float" office:value="9.57235062419702" calcext:value-type="float">
            <text:p>9.5723506242</text:p>
          </table:table-cell>
          <table:table-cell office:value-type="float" office:value="1.69265395700001" calcext:value-type="float">
            <text:p>1.692653957</text:p>
          </table:table-cell>
          <table:table-cell office:value-type="float" office:value="0.264662726957941" calcext:value-type="float">
            <text:p>0.264662727</text:p>
          </table:table-cell>
          <table:table-cell office:value-type="float" office:value="0.397498587841643" calcext:value-type="float">
            <text:p>0.3974985878</text:p>
          </table:table-cell>
          <table:table-cell office:value-type="float" office:value="424.903429970354" calcext:value-type="float">
            <text:p>424.9034299704</text:p>
          </table:table-cell>
        </table:table-row>
        <table:table-row table:style-name="ro1">
          <table:table-cell office:value-type="float" office:value="76.1635251742695" calcext:value-type="float">
            <text:p>76.1635251743</text:p>
          </table:table-cell>
          <table:table-cell office:value-type="float" office:value="10.5212043490538" calcext:value-type="float">
            <text:p>10.5212043491</text:p>
          </table:table-cell>
          <table:table-cell office:value-type="float" office:value="2.66412806836434" calcext:value-type="float">
            <text:p>2.6641280684</text:p>
          </table:table-cell>
          <table:table-cell office:value-type="float" office:value="250.910535303283" calcext:value-type="float">
            <text:p>250.9105353033</text:p>
          </table:table-cell>
          <table:table-cell office:value-type="float" office:value="0.870483001368162" calcext:value-type="float">
            <text:p>0.8704830014</text:p>
          </table:table-cell>
          <table:table-cell office:value-type="float" office:value="7.72729511883243" calcext:value-type="float">
            <text:p>7.7272951188</text:p>
          </table:table-cell>
          <table:table-cell office:value-type="float" office:value="1.85965941814389" calcext:value-type="float">
            <text:p>1.8596594181</text:p>
          </table:table-cell>
          <table:table-cell office:value-type="float" office:value="0.250333483538723" calcext:value-type="float">
            <text:p>0.2503334835</text:p>
          </table:table-cell>
          <table:table-cell office:value-type="float" office:value="0.265468502784205" calcext:value-type="float">
            <text:p>0.2654685028</text:p>
          </table:table-cell>
          <table:table-cell office:value-type="float" office:value="426.077361447829" calcext:value-type="float">
            <text:p>426.0773614478</text:p>
          </table:table-cell>
        </table:table-row>
        <table:table-row table:style-name="ro1">
          <table:table-cell office:value-type="float" office:value="76.3338133192913" calcext:value-type="float">
            <text:p>76.3338133193</text:p>
          </table:table-cell>
          <table:table-cell office:value-type="float" office:value="10.6914924940756" calcext:value-type="float">
            <text:p>10.6914924941</text:p>
          </table:table-cell>
          <table:table-cell office:value-type="float" office:value="2.45566297455059" calcext:value-type="float">
            <text:p>2.4556629746</text:p>
          </table:table-cell>
          <table:table-cell office:value-type="float" office:value="251.080823448304" calcext:value-type="float">
            <text:p>251.0808234483</text:p>
          </table:table-cell>
          <table:table-cell office:value-type="float" office:value="1.04077114638996" calcext:value-type="float">
            <text:p>1.0407711464</text:p>
          </table:table-cell>
          <table:table-cell office:value-type="float" office:value="7.89758326385423" calcext:value-type="float">
            <text:p>7.8975832639</text:p>
          </table:table-cell>
          <table:table-cell office:value-type="float" office:value="1.73853068715199" calcext:value-type="float">
            <text:p>1.7385306872</text:p>
          </table:table-cell>
          <table:table-cell office:value-type="float" office:value="0.213793491074434" calcext:value-type="float">
            <text:p>0.2137934911</text:p>
          </table:table-cell>
          <table:table-cell office:value-type="float" office:value="0.431960698285285" calcext:value-type="float">
            <text:p>0.4319606983</text:p>
          </table:table-cell>
          <table:table-cell office:value-type="float" office:value="426.494717369892" calcext:value-type="float">
            <text:p>426.4947173699</text:p>
          </table:table-cell>
        </table:table-row>
        <table:table-row table:style-name="ro1">
          <table:table-cell office:value-type="float" office:value="77.1054054974605" calcext:value-type="float">
            <text:p>77.1054054975</text:p>
          </table:table-cell>
          <table:table-cell office:value-type="float" office:value="7.41339712461479" calcext:value-type="float">
            <text:p>7.4133971246</text:p>
          </table:table-cell>
          <table:table-cell office:value-type="float" office:value="2.8118775823186" calcext:value-type="float">
            <text:p>2.8118775823</text:p>
          </table:table-cell>
          <table:table-cell office:value-type="float" office:value="250.319249627605" calcext:value-type="float">
            <text:p>250.3192496276</text:p>
          </table:table-cell>
          <table:table-cell office:value-type="float" office:value="1.06606745686689" calcext:value-type="float">
            <text:p>1.0660674569</text:p>
          </table:table-cell>
          <table:table-cell office:value-type="float" office:value="6.34446018670812" calcext:value-type="float">
            <text:p>6.3444601867</text:p>
          </table:table-cell>
          <table:table-cell office:value-type="float" office:value="2.10810276263594" calcext:value-type="float">
            <text:p>2.1081027626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422790406829538" calcext:value-type="float">
            <text:p>0.4227904068</text:p>
          </table:table-cell>
          <table:table-cell office:value-type="float" office:value="426.821946854008" calcext:value-type="float">
            <text:p>426.821946854</text:p>
          </table:table-cell>
        </table:table-row>
        <table:table-row table:style-name="ro1">
          <table:table-cell office:value-type="float" office:value="75.2979339572695" calcext:value-type="float">
            <text:p>75.2979339573</text:p>
          </table:table-cell>
          <table:table-cell office:value-type="float" office:value="3.71837291474567" calcext:value-type="float">
            <text:p>3.7183729147</text:p>
          </table:table-cell>
          <table:table-cell office:value-type="float" office:value="2.71837291474567" calcext:value-type="float">
            <text:p>2.7183729147</text:p>
          </table:table-cell>
          <table:table-cell office:value-type="float" office:value="249.885039581412" calcext:value-type="float">
            <text:p>249.8850395814</text:p>
          </table:table-cell>
          <table:table-cell office:value-type="float" office:value="0.273928470301226" calcext:value-type="float">
            <text:p>0.2739284703</text:p>
          </table:table-cell>
          <table:table-cell office:value-type="float" office:value="2.71837291474567" calcext:value-type="float">
            <text:p>2.7183729147</text:p>
          </table:table-cell>
          <table:table-cell office:value-type="float" office:value="2.25583931536851" calcext:value-type="float">
            <text:p>2.2558393154</text:p>
          </table:table-cell>
          <table:table-cell office:value-type="float" office:value="0.31482654953307" calcext:value-type="float">
            <text:p>0.3148265495</text:p>
          </table:table-cell>
          <table:table-cell office:value-type="float" office:value="0.528152083574954" calcext:value-type="float">
            <text:p>0.5281520836</text:p>
          </table:table-cell>
          <table:table-cell office:value-type="float" office:value="427.670870170629" calcext:value-type="float">
            <text:p>427.6708701706</text:p>
          </table:table-cell>
        </table:table-row>
        <table:table-row table:style-name="ro1">
          <table:table-cell office:value-type="float" office:value="76.8946305170384" calcext:value-type="float">
            <text:p>76.894630517</text:p>
          </table:table-cell>
          <table:table-cell office:value-type="float" office:value="11.2523096918227" calcext:value-type="float">
            <text:p>11.2523096918</text:p>
          </table:table-cell>
          <table:table-cell office:value-type="float" office:value="2.37176137943078" calcext:value-type="float">
            <text:p>2.3717613794</text:p>
          </table:table-cell>
          <table:table-cell office:value-type="float" office:value="251.641640646051" calcext:value-type="float">
            <text:p>251.6416406461</text:p>
          </table:table-cell>
          <table:table-cell office:value-type="float" office:value="0.379366121914869" calcext:value-type="float">
            <text:p>0.3793661219</text:p>
          </table:table-cell>
          <table:table-cell office:value-type="float" office:value="8.45840046160136" calcext:value-type="float">
            <text:p>8.4584004616</text:p>
          </table:table-cell>
          <table:table-cell office:value-type="float" office:value="1.72820796461425" calcext:value-type="float">
            <text:p>1.7282079646</text:p>
          </table:table-cell>
          <table:table-cell office:value-type="float" office:value="0.204784934788713" calcext:value-type="float">
            <text:p>0.2047849348</text:p>
          </table:table-cell>
          <table:table-cell office:value-type="float" office:value="0.4238743138117" calcext:value-type="float">
            <text:p>0.4238743138</text:p>
          </table:table-cell>
          <table:table-cell office:value-type="float" office:value="427.940014932386" calcext:value-type="float">
            <text:p>427.9400149324</text:p>
          </table:table-cell>
        </table:table-row>
        <table:table-row table:style-name="ro1">
          <table:table-cell office:value-type="float" office:value="77.3205485756448" calcext:value-type="float">
            <text:p>77.3205485756</text:p>
          </table:table-cell>
          <table:table-cell office:value-type="float" office:value="13.1684223345881" calcext:value-type="float">
            <text:p>13.1684223346</text:p>
          </table:table-cell>
          <table:table-cell office:value-type="float" office:value="2.46200906258638" calcext:value-type="float">
            <text:p>2.4620090626</text:p>
          </table:table-cell>
          <table:table-cell office:value-type="float" office:value="253.057753288817" calcext:value-type="float">
            <text:p>253.0577532888</text:p>
          </table:table-cell>
          <table:table-cell office:value-type="float" office:value="0.573256542458061" calcext:value-type="float">
            <text:p>0.5732565425</text:p>
          </table:table-cell>
          <table:table-cell office:value-type="float" office:value="9.87451310436677" calcext:value-type="float">
            <text:p>9.8745131044</text:p>
          </table:table-cell>
          <table:table-cell office:value-type="float" office:value="1.67468840721622" calcext:value-type="float">
            <text:p>1.6746884072</text:p>
          </table:table-cell>
          <table:table-cell office:value-type="float" office:value="0.263697228270791" calcext:value-type="float">
            <text:p>0.2636972283</text:p>
          </table:table-cell>
          <table:table-cell office:value-type="float" office:value="0.387203767981461" calcext:value-type="float">
            <text:p>0.387203768</text:p>
          </table:table-cell>
          <table:table-cell office:value-type="float" office:value="428.427747933605" calcext:value-type="float">
            <text:p>428.4277479336</text:p>
          </table:table-cell>
        </table:table-row>
        <table:table-row table:style-name="ro1">
          <table:table-cell office:value-type="float" office:value="75.1666666666667" calcext:value-type="float">
            <text:p>75.1666666667</text:p>
          </table:table-cell>
          <table:table-cell office:value-type="float" office:value="1.66666666666667" calcext:value-type="float">
            <text:p>1.6666666667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250.166666666667" calcext:value-type="float">
            <text:p>250.1666666667</text:p>
          </table:table-cell>
          <table:table-cell table:number-columns-repeated="2" office:value-type="float" office:value="0.666666666666667" calcext:value-type="float">
            <text:p>0.6666666667</text:p>
          </table:table-cell>
          <table:table-cell office:value-type="float" office:value="1.83666666666667" calcext:value-type="float">
            <text:p>1.8366666667</text:p>
          </table:table-cell>
          <table:table-cell office:value-type="float" office:value="1.12666666666667" calcext:value-type="float">
            <text:p>1.1266666667</text:p>
          </table:table-cell>
          <table:table-cell office:value-type="float" office:value="0.3500000005" calcext:value-type="float">
            <text:p>0.3500000005</text:p>
          </table:table-cell>
          <table:table-cell office:value-type="float" office:value="430.601517780941" calcext:value-type="float">
            <text:p>430.6015177809</text:p>
          </table:table-cell>
        </table:table-row>
        <table:table-row table:style-name="ro1">
          <table:table-cell office:value-type="float" office:value="75.3264034718811" calcext:value-type="float">
            <text:p>75.3264034719</text:p>
          </table:table-cell>
          <table:table-cell office:value-type="float" office:value="2.73175326611985" calcext:value-type="float">
            <text:p>2.7317532661</text:p>
          </table:table-cell>
          <table:table-cell office:value-type="float" office:value="1.73175326611985" calcext:value-type="float">
            <text:p>1.7317532661</text:p>
          </table:table-cell>
          <table:table-cell office:value-type="float" office:value="248.898419932786" calcext:value-type="float">
            <text:p>248.8984199328</text:p>
          </table:table-cell>
          <table:table-cell office:value-type="float" office:value="0.509531043897629" calcext:value-type="float">
            <text:p>0.5095310439</text:p>
          </table:table-cell>
          <table:table-cell office:value-type="float" office:value="1.73175326611985" calcext:value-type="float">
            <text:p>1.7317532661</text:p>
          </table:table-cell>
          <table:table-cell office:value-type="float" office:value="2.05215519220384" calcext:value-type="float">
            <text:p>2.0521551922</text:p>
          </table:table-cell>
          <table:table-cell office:value-type="float" office:value="0.585934558738769" calcext:value-type="float">
            <text:p>0.5859345587</text:p>
          </table:table-cell>
          <table:table-cell office:value-type="float" office:value="0.589835491126935" calcext:value-type="float">
            <text:p>0.5898354911</text:p>
          </table:table-cell>
          <table:table-cell office:value-type="float" office:value="430.934017411062" calcext:value-type="float">
            <text:p>430.9340174111</text:p>
          </table:table-cell>
        </table:table-row>
        <table:table-row table:style-name="ro1">
          <table:table-cell office:value-type="float" office:value="76.1152411220417" calcext:value-type="float">
            <text:p>76.115241122</text:p>
          </table:table-cell>
          <table:table-cell office:value-type="float" office:value="10.472920296826" calcext:value-type="float">
            <text:p>10.4729202968</text:p>
          </table:table-cell>
          <table:table-cell office:value-type="float" office:value="2.61584401613653" calcext:value-type="float">
            <text:p>2.6158440161</text:p>
          </table:table-cell>
          <table:table-cell office:value-type="float" office:value="250.862251251055" calcext:value-type="float">
            <text:p>250.8622512511</text:p>
          </table:table-cell>
          <table:table-cell office:value-type="float" office:value="0.822198949140351" calcext:value-type="float">
            <text:p>0.8221989491</text:p>
          </table:table-cell>
          <table:table-cell office:value-type="float" office:value="7.67901106660462" calcext:value-type="float">
            <text:p>7.6790110666</text:p>
          </table:table-cell>
          <table:table-cell office:value-type="float" office:value="1.74907541164081" calcext:value-type="float">
            <text:p>1.7490754116</text:p>
          </table:table-cell>
          <table:table-cell office:value-type="float" office:value="0.202049431310912" calcext:value-type="float">
            <text:p>0.2020494313</text:p>
          </table:table-cell>
          <table:table-cell office:value-type="float" office:value="0.443911780264205" calcext:value-type="float">
            <text:p>0.4439117803</text:p>
          </table:table-cell>
          <table:table-cell office:value-type="float" office:value="431.28282129186" calcext:value-type="float">
            <text:p>431.2828212919</text:p>
          </table:table-cell>
        </table:table-row>
        <table:table-row table:style-name="ro1">
          <table:table-cell office:value-type="float" office:value="77.1116539706478" calcext:value-type="float">
            <text:p>77.1116539706</text:p>
          </table:table-cell>
          <table:table-cell office:value-type="float" office:value="11.4693331454321" calcext:value-type="float">
            <text:p>11.4693331454</text:p>
          </table:table-cell>
          <table:table-cell office:value-type="float" office:value="1.90801970577301" calcext:value-type="float">
            <text:p>1.9080197058</text:p>
          </table:table-cell>
          <table:table-cell office:value-type="float" office:value="251.858664099661" calcext:value-type="float">
            <text:p>251.8586640997</text:p>
          </table:table-cell>
          <table:table-cell office:value-type="float" office:value="0.596389575524283" calcext:value-type="float">
            <text:p>0.5963895755</text:p>
          </table:table-cell>
          <table:table-cell office:value-type="float" office:value="8.67542391521077" calcext:value-type="float">
            <text:p>8.6754239152</text:p>
          </table:table-cell>
          <table:table-cell office:value-type="float" office:value="1.71968380719323" calcext:value-type="float">
            <text:p>1.7196838072</text:p>
          </table:table-cell>
          <table:table-cell office:value-type="float" office:value="0.223350373460713" calcext:value-type="float">
            <text:p>0.2233503735</text:p>
          </table:table-cell>
          <table:table-cell office:value-type="float" office:value="0.420133061372545" calcext:value-type="float">
            <text:p>0.4201330614</text:p>
          </table:table-cell>
          <table:table-cell office:value-type="float" office:value="431.290884667369" calcext:value-type="float">
            <text:p>431.2908846674</text:p>
          </table:table-cell>
        </table:table-row>
        <table:table-row table:style-name="ro1">
          <table:table-cell office:value-type="float" office:value="77.5234627705092" calcext:value-type="float">
            <text:p>77.5234627705</text:p>
          </table:table-cell>
          <table:table-cell office:value-type="float" office:value="9.54780861196013" calcext:value-type="float">
            <text:p>9.547808612</text:p>
          </table:table-cell>
          <table:table-cell office:value-type="float" office:value="1.87591751645589" calcext:value-type="float">
            <text:p>1.8759175165</text:p>
          </table:table-cell>
          <table:table-cell office:value-type="float" office:value="249.937139566189" calcext:value-type="float">
            <text:p>249.9371395662</text:p>
          </table:table-cell>
          <table:table-cell office:value-type="float" office:value="1.11930948649674" calcext:value-type="float">
            <text:p>1.1193094865</text:p>
          </table:table-cell>
          <table:table-cell office:value-type="float" office:value="6.75389938173879" calcext:value-type="float">
            <text:p>6.7538993817</text:p>
          </table:table-cell>
          <table:table-cell office:value-type="float" office:value="1.8149276112462" calcext:value-type="float">
            <text:p>1.8149276112</text:p>
          </table:table-cell>
          <table:table-cell office:value-type="float" office:value="0.250960541457617" calcext:value-type="float">
            <text:p>0.2509605415</text:p>
          </table:table-cell>
          <table:table-cell office:value-type="float" office:value="0.47660409717289" calcext:value-type="float">
            <text:p>0.4766040972</text:p>
          </table:table-cell>
          <table:table-cell office:value-type="float" office:value="431.978310143478" calcext:value-type="float">
            <text:p>431.9783101435</text:p>
          </table:table-cell>
        </table:table-row>
        <table:table-row table:style-name="ro1">
          <table:table-cell office:value-type="float" office:value="77.2071429918138" calcext:value-type="float">
            <text:p>77.2071429918</text:p>
          </table:table-cell>
          <table:table-cell office:value-type="float" office:value="11.6882789567215" calcext:value-type="float">
            <text:p>11.6882789567</text:p>
          </table:table-cell>
          <table:table-cell office:value-type="float" office:value="2.12696551706243" calcext:value-type="float">
            <text:p>2.1269655171</text:p>
          </table:table-cell>
          <table:table-cell office:value-type="float" office:value="252.07760991095" calcext:value-type="float">
            <text:p>252.077609911</text:p>
          </table:table-cell>
          <table:table-cell office:value-type="float" office:value="0.815335386813704" calcext:value-type="float">
            <text:p>0.8153353868</text:p>
          </table:table-cell>
          <table:table-cell office:value-type="float" office:value="8.89436972650019" calcext:value-type="float">
            <text:p>8.8943697265</text:p>
          </table:table-cell>
          <table:table-cell office:value-type="float" office:value="1.68545202870448" calcext:value-type="float">
            <text:p>1.6854520287</text:p>
          </table:table-cell>
          <table:table-cell office:value-type="float" office:value="0.317965951548136" calcext:value-type="float">
            <text:p>0.3179659515</text:p>
          </table:table-cell>
          <table:table-cell office:value-type="float" office:value="0.398474411629378" calcext:value-type="float">
            <text:p>0.3984744116</text:p>
          </table:table-cell>
          <table:table-cell office:value-type="float" office:value="432.765864423949" calcext:value-type="float">
            <text:p>432.7658644239</text:p>
          </table:table-cell>
        </table:table-row>
        <table:table-row table:style-name="ro1">
          <table:table-cell office:value-type="float" office:value="77.2638005336905" calcext:value-type="float">
            <text:p>77.2638005337</text:p>
          </table:table-cell>
          <table:table-cell office:value-type="float" office:value="11.8683932887217" calcext:value-type="float">
            <text:p>11.8683932887</text:p>
          </table:table-cell>
          <table:table-cell office:value-type="float" office:value="2.30707984906262" calcext:value-type="float">
            <text:p>2.3070798491</text:p>
          </table:table-cell>
          <table:table-cell office:value-type="float" office:value="252.25772424295" calcext:value-type="float">
            <text:p>252.257724243</text:p>
          </table:table-cell>
          <table:table-cell office:value-type="float" office:value="0.995449718813888" calcext:value-type="float">
            <text:p>0.9954497188</text:p>
          </table:table-cell>
          <table:table-cell office:value-type="float" office:value="9.07448405850038" calcext:value-type="float">
            <text:p>9.0744840585</text:p>
          </table:table-cell>
          <table:table-cell office:value-type="float" office:value="1.67906096010992" calcext:value-type="float">
            <text:p>1.6790609601</text:p>
          </table:table-cell>
          <table:table-cell office:value-type="float" office:value="0.282560145057443" calcext:value-type="float">
            <text:p>0.2825601451</text:p>
          </table:table-cell>
          <table:table-cell office:value-type="float" office:value="0.395488405176232" calcext:value-type="float">
            <text:p>0.3954884052</text:p>
          </table:table-cell>
          <table:table-cell office:value-type="float" office:value="434.567267791367" calcext:value-type="float">
            <text:p>434.5672677914</text:p>
          </table:table-cell>
        </table:table-row>
        <table:table-row table:style-name="ro1">
          <table:table-cell office:value-type="float" office:value="77.1953546420531" calcext:value-type="float">
            <text:p>77.1953546421</text:p>
          </table:table-cell>
          <table:table-cell office:value-type="float" office:value="11.5530338168373" calcext:value-type="float">
            <text:p>11.5530338168</text:p>
          </table:table-cell>
          <table:table-cell office:value-type="float" office:value="1.99172037717825" calcext:value-type="float">
            <text:p>1.9917203772</text:p>
          </table:table-cell>
          <table:table-cell office:value-type="float" office:value="251.942364771066" calcext:value-type="float">
            <text:p>251.9423647711</text:p>
          </table:table-cell>
          <table:table-cell office:value-type="float" office:value="0.680090246929521" calcext:value-type="float">
            <text:p>0.6800902469</text:p>
          </table:table-cell>
          <table:table-cell office:value-type="float" office:value="8.75912458661601" calcext:value-type="float">
            <text:p>8.7591245866</text:p>
          </table:table-cell>
          <table:table-cell office:value-type="float" office:value="1.69583773681558" calcext:value-type="float">
            <text:p>1.6958377368</text:p>
          </table:table-cell>
          <table:table-cell office:value-type="float" office:value="0.282994959098945" calcext:value-type="float">
            <text:p>0.2829949591</text:p>
          </table:table-cell>
          <table:table-cell office:value-type="float" office:value="0.40701021360515" calcext:value-type="float">
            <text:p>0.4070102136</text:p>
          </table:table-cell>
          <table:table-cell office:value-type="float" office:value="434.602136720197" calcext:value-type="float">
            <text:p>434.6021367202</text:p>
          </table:table-cell>
        </table:table-row>
        <table:table-row table:style-name="ro1">
          <table:table-cell office:value-type="float" office:value="75.2621551592744" calcext:value-type="float">
            <text:p>75.2621551593</text:p>
          </table:table-cell>
          <table:table-cell office:value-type="float" office:value="2.66750495351318" calcext:value-type="float">
            <text:p>2.6675049535</text:p>
          </table:table-cell>
          <table:table-cell office:value-type="float" office:value="1.66750495351318" calcext:value-type="float">
            <text:p>1.6675049535</text:p>
          </table:table-cell>
          <table:table-cell office:value-type="float" office:value="248.83417162018" calcext:value-type="float">
            <text:p>248.8341716202</text:p>
          </table:table-cell>
          <table:table-cell table:number-columns-repeated="2" office:value-type="float" office:value="1.66750495351318" calcext:value-type="float">
            <text:p>1.6675049535</text:p>
          </table:table-cell>
          <table:table-cell office:value-type="float" office:value="1.9321551592745" calcext:value-type="float">
            <text:p>1.9321551593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546111657017114" calcext:value-type="float">
            <text:p>0.546111657</text:p>
          </table:table-cell>
          <table:table-cell office:value-type="float" office:value="434.911512493498" calcext:value-type="float">
            <text:p>434.9115124935</text:p>
          </table:table-cell>
        </table:table-row>
        <table:table-row table:style-name="ro1">
          <table:table-cell office:value-type="float" office:value="76.7715116944414" calcext:value-type="float">
            <text:p>76.7715116944</text:p>
          </table:table-cell>
          <table:table-cell office:value-type="float" office:value="11.1291908692257" calcext:value-type="float">
            <text:p>11.1291908692</text:p>
          </table:table-cell>
          <table:table-cell office:value-type="float" office:value="2.37209934695724" calcext:value-type="float">
            <text:p>2.372099347</text:p>
          </table:table-cell>
          <table:table-cell office:value-type="float" office:value="251.518521823455" calcext:value-type="float">
            <text:p>251.5185218235</text:p>
          </table:table-cell>
          <table:table-cell office:value-type="float" office:value="0.256247299317866" calcext:value-type="float">
            <text:p>0.2562472993</text:p>
          </table:table-cell>
          <table:table-cell office:value-type="float" office:value="8.33528163900436" calcext:value-type="float">
            <text:p>8.335281639</text:p>
          </table:table-cell>
          <table:table-cell office:value-type="float" office:value="1.72931778326415" calcext:value-type="float">
            <text:p>1.7293177833</text:p>
          </table:table-cell>
          <table:table-cell office:value-type="float" office:value="0.182101235498232" calcext:value-type="float">
            <text:p>0.1821012355</text:p>
          </table:table-cell>
          <table:table-cell office:value-type="float" office:value="0.431057287135156" calcext:value-type="float">
            <text:p>0.4310572871</text:p>
          </table:table-cell>
          <table:table-cell office:value-type="float" office:value="434.993670358973" calcext:value-type="float">
            <text:p>434.993670359</text:p>
          </table:table-cell>
        </table:table-row>
        <table:table-row table:style-name="ro1">
          <table:table-cell office:value-type="float" office:value="76.7097734873101" calcext:value-type="float">
            <text:p>76.7097734873</text:p>
          </table:table-cell>
          <table:table-cell office:value-type="float" office:value="5.73377897427881" calcext:value-type="float">
            <text:p>5.7337789743</text:p>
          </table:table-cell>
          <table:table-cell office:value-type="float" office:value="3.51155675205658" calcext:value-type="float">
            <text:p>3.5115567521</text:p>
          </table:table-cell>
          <table:table-cell office:value-type="float" office:value="250.678223418723" calcext:value-type="float">
            <text:p>250.6782234187</text:p>
          </table:table-cell>
          <table:table-cell office:value-type="float" office:value="1.06711230761214" calcext:value-type="float">
            <text:p>1.0671123076</text:p>
          </table:table-cell>
          <table:table-cell office:value-type="float" office:value="4.73377897427881" calcext:value-type="float">
            <text:p>4.7337789743</text:p>
          </table:table-cell>
          <table:table-cell office:value-type="float" office:value="2.32191250888709" calcext:value-type="float">
            <text:p>2.3219125089</text:p>
          </table:table-cell>
          <table:table-cell office:value-type="float" office:value="0.146390594324737" calcext:value-type="float">
            <text:p>0.1463905943</text:p>
          </table:table-cell>
          <table:table-cell office:value-type="float" office:value="0.536944336277799" calcext:value-type="float">
            <text:p>0.5369443363</text:p>
          </table:table-cell>
          <table:table-cell office:value-type="float" office:value="437.06783124759" calcext:value-type="float">
            <text:p>437.0678312476</text:p>
          </table:table-cell>
        </table:table-row>
        <table:table-row table:style-name="ro1">
          <table:table-cell office:value-type="float" office:value="74.8934613625972" calcext:value-type="float">
            <text:p>74.8934613626</text:p>
          </table:table-cell>
          <table:table-cell office:value-type="float" office:value="1.88728852309099" calcext:value-type="float">
            <text:p>1.8872885231</text:p>
          </table:table-cell>
          <table:table-cell office:value-type="float" office:value="0.887288523090992" calcext:value-type="float">
            <text:p>0.8872885231</text:p>
          </table:table-cell>
          <table:table-cell office:value-type="float" office:value="250.387288523091" calcext:value-type="float">
            <text:p>250.3872885231</text:p>
          </table:table-cell>
          <table:table-cell table:number-columns-repeated="2" office:value-type="float" office:value="0.887288523090992" calcext:value-type="float">
            <text:p>0.8872885231</text:p>
          </table:table-cell>
          <table:table-cell office:value-type="float" office:value="2.05728852309099" calcext:value-type="float">
            <text:p>2.0572885231</text:p>
          </table:table-cell>
          <table:table-cell office:value-type="float" office:value="0.744526749242798" calcext:value-type="float">
            <text:p>0.7445267492</text:p>
          </table:table-cell>
          <table:table-cell office:value-type="float" office:value="0.583813443238683" calcext:value-type="float">
            <text:p>0.5838134432</text:p>
          </table:table-cell>
          <table:table-cell office:value-type="float" office:value="438.004632998796" calcext:value-type="float">
            <text:p>438.0046329988</text:p>
          </table:table-cell>
        </table:table-row>
        <table:table-row table:style-name="ro1">
          <table:table-cell office:value-type="float" office:value="76.096115057248" calcext:value-type="float">
            <text:p>76.0961150572</text:p>
          </table:table-cell>
          <table:table-cell office:value-type="float" office:value="10.4537942320323" calcext:value-type="float">
            <text:p>10.453794232</text:p>
          </table:table-cell>
          <table:table-cell office:value-type="float" office:value="2.59671795134288" calcext:value-type="float">
            <text:p>2.5967179513</text:p>
          </table:table-cell>
          <table:table-cell office:value-type="float" office:value="250.843125186261" calcext:value-type="float">
            <text:p>250.8431251863</text:p>
          </table:table-cell>
          <table:table-cell office:value-type="float" office:value="0.803072884346705" calcext:value-type="float">
            <text:p>0.8030728843</text:p>
          </table:table-cell>
          <table:table-cell office:value-type="float" office:value="7.65988500181097" calcext:value-type="float">
            <text:p>7.6598850018</text:p>
          </table:table-cell>
          <table:table-cell office:value-type="float" office:value="2.05684311304135" calcext:value-type="float">
            <text:p>2.056843113</text:p>
          </table:table-cell>
          <table:table-cell office:value-type="float" office:value="0.182923366517266" calcext:value-type="float">
            <text:p>0.1829233665</text:p>
          </table:table-cell>
          <table:table-cell office:value-type="float" office:value="0.388330862937235" calcext:value-type="float">
            <text:p>0.3883308629</text:p>
          </table:table-cell>
          <table:table-cell office:value-type="float" office:value="439.120879955778" calcext:value-type="float">
            <text:p>439.1208799558</text:p>
          </table:table-cell>
        </table:table-row>
        <table:table-row table:style-name="ro1">
          <table:table-cell office:value-type="float" office:value="76.5611971107698" calcext:value-type="float">
            <text:p>76.5611971108</text:p>
          </table:table-cell>
          <table:table-cell office:value-type="float" office:value="4.98163606824596" calcext:value-type="float">
            <text:p>4.9816360682</text:p>
          </table:table-cell>
          <table:table-cell office:value-type="float" office:value="2.75941384602374" calcext:value-type="float">
            <text:p>2.759413846</text:p>
          </table:table-cell>
          <table:table-cell office:value-type="float" office:value="251.148302734912" calcext:value-type="float">
            <text:p>251.1483027349</text:p>
          </table:table-cell>
          <table:table-cell office:value-type="float" office:value="0.314969401579302" calcext:value-type="float">
            <text:p>0.3149694016</text:p>
          </table:table-cell>
          <table:table-cell office:value-type="float" office:value="3.98163606824596" calcext:value-type="float">
            <text:p>3.9816360682</text:p>
          </table:table-cell>
          <table:table-cell office:value-type="float" office:value="2.19568092226694" calcext:value-type="float">
            <text:p>2.1956809223</text:p>
          </table:table-cell>
          <table:table-cell office:value-type="float" office:value="0.190175454453443" calcext:value-type="float">
            <text:p>0.1901754545</text:p>
          </table:table-cell>
          <table:table-cell office:value-type="float" office:value="0.469927179868396" calcext:value-type="float">
            <text:p>0.4699271799</text:p>
          </table:table-cell>
          <table:table-cell office:value-type="float" office:value="439.404996163447" calcext:value-type="float">
            <text:p>439.4049961634</text:p>
          </table:table-cell>
        </table:table-row>
        <table:table-row table:style-name="ro1">
          <table:table-cell office:value-type="float" office:value="76.7545998807072" calcext:value-type="float">
            <text:p>76.7545998807</text:p>
          </table:table-cell>
          <table:table-cell office:value-type="float" office:value="5.77860536767588" calcext:value-type="float">
            <text:p>5.7786053677</text:p>
          </table:table-cell>
          <table:table-cell office:value-type="float" office:value="3.55638314545366" calcext:value-type="float">
            <text:p>3.5563831455</text:p>
          </table:table-cell>
          <table:table-cell office:value-type="float" office:value="250.72304981212" calcext:value-type="float">
            <text:p>250.7230498121</text:p>
          </table:table-cell>
          <table:table-cell office:value-type="float" office:value="1.11193870100922" calcext:value-type="float">
            <text:p>1.111938701</text:p>
          </table:table-cell>
          <table:table-cell office:value-type="float" office:value="4.77860536767588" calcext:value-type="float">
            <text:p>4.7786053677</text:p>
          </table:table-cell>
          <table:table-cell office:value-type="float" office:value="2.16313022323983" calcext:value-type="float">
            <text:p>2.1631302232</text:p>
          </table:table-cell>
          <table:table-cell office:value-type="float" office:value="0.17093611418886" calcext:value-type="float">
            <text:p>0.1709361142</text:p>
          </table:table-cell>
          <table:table-cell office:value-type="float" office:value="0.449516745417295" calcext:value-type="float">
            <text:p>0.4495167454</text:p>
          </table:table-cell>
          <table:table-cell office:value-type="float" office:value="439.507764981002" calcext:value-type="float">
            <text:p>439.507764981</text:p>
          </table:table-cell>
        </table:table-row>
        <table:table-row table:style-name="ro1">
          <table:table-cell office:value-type="float" office:value="76.5338667015616" calcext:value-type="float">
            <text:p>76.5338667016</text:p>
          </table:table-cell>
          <table:table-cell office:value-type="float" office:value="4.95430565903779" calcext:value-type="float">
            <text:p>4.954305659</text:p>
          </table:table-cell>
          <table:table-cell office:value-type="float" office:value="2.73208343681557" calcext:value-type="float">
            <text:p>2.7320834368</text:p>
          </table:table-cell>
          <table:table-cell office:value-type="float" office:value="251.120972325704" calcext:value-type="float">
            <text:p>251.1209723257</text:p>
          </table:table-cell>
          <table:table-cell office:value-type="float" office:value="0.28763899237113" calcext:value-type="float">
            <text:p>0.2876389924</text:p>
          </table:table-cell>
          <table:table-cell office:value-type="float" office:value="3.95430565903779" calcext:value-type="float">
            <text:p>3.954305659</text:p>
          </table:table-cell>
          <table:table-cell office:value-type="float" office:value="1.74243305467675" calcext:value-type="float">
            <text:p>1.7424330547</text:p>
          </table:table-cell>
          <table:table-cell office:value-type="float" office:value="0.572911531275705" calcext:value-type="float">
            <text:p>0.5729115313</text:p>
          </table:table-cell>
          <table:table-cell office:value-type="float" office:value="0.437989251550453" calcext:value-type="float">
            <text:p>0.4379892516</text:p>
          </table:table-cell>
          <table:table-cell office:value-type="float" office:value="439.959623971535" calcext:value-type="float">
            <text:p>439.9596239715</text:p>
          </table:table-cell>
        </table:table-row>
        <table:table-row table:style-name="ro1">
          <table:table-cell office:value-type="float" office:value="77.7485948515706" calcext:value-type="float">
            <text:p>77.7485948516</text:p>
          </table:table-cell>
          <table:table-cell office:value-type="float" office:value="6.83436425650275" calcext:value-type="float">
            <text:p>6.8343642565</text:p>
          </table:table-cell>
          <table:table-cell office:value-type="float" office:value="2.72667187470039" calcext:value-type="float">
            <text:p>2.7266718747</text:p>
          </table:table-cell>
          <table:table-cell office:value-type="float" office:value="249.740216759493" calcext:value-type="float">
            <text:p>249.7402167595</text:p>
          </table:table-cell>
          <table:table-cell office:value-type="float" office:value="0.487034588754846" calcext:value-type="float">
            <text:p>0.4870345888</text:p>
          </table:table-cell>
          <table:table-cell office:value-type="float" office:value="5.76542731859608" calcext:value-type="float">
            <text:p>5.7654273186</text:p>
          </table:table-cell>
          <table:table-cell office:value-type="float" office:value="2.27550782889461" calcext:value-type="float">
            <text:p>2.2755078289</text:p>
          </table:table-cell>
          <table:table-cell office:value-type="float" office:value="0.100331606437795" calcext:value-type="float">
            <text:p>0.1003316064</text:p>
          </table:table-cell>
          <table:table-cell office:value-type="float" office:value="0.500478657020362" calcext:value-type="float">
            <text:p>0.500478657</text:p>
          </table:table-cell>
          <table:table-cell office:value-type="float" office:value="441.722640880421" calcext:value-type="float">
            <text:p>441.7226408804</text:p>
          </table:table-cell>
        </table:table-row>
        <table:table-row table:style-name="ro1">
          <table:table-cell office:value-type="float" office:value="77.2310597903562" calcext:value-type="float">
            <text:p>77.2310597904</text:p>
          </table:table-cell>
          <table:table-cell office:value-type="float" office:value="9.25540563180709" calcext:value-type="float">
            <text:p>9.2554056318</text:p>
          </table:table-cell>
          <table:table-cell office:value-type="float" office:value="2.80573675852507" calcext:value-type="float">
            <text:p>2.8057367585</text:p>
          </table:table-cell>
          <table:table-cell office:value-type="float" office:value="249.644736586036" calcext:value-type="float">
            <text:p>249.644736586</text:p>
          </table:table-cell>
          <table:table-cell office:value-type="float" office:value="0.826906506343705" calcext:value-type="float">
            <text:p>0.8269065063</text:p>
          </table:table-cell>
          <table:table-cell office:value-type="float" office:value="6.46149640158576" calcext:value-type="float">
            <text:p>6.4614964016</text:p>
          </table:table-cell>
          <table:table-cell office:value-type="float" office:value="1.81559957965187" calcext:value-type="float">
            <text:p>1.8155995797</text:p>
          </table:table-cell>
          <table:table-cell office:value-type="float" office:value="0.222997640619461" calcext:value-type="float">
            <text:p>0.2229976406</text:p>
          </table:table-cell>
          <table:table-cell office:value-type="float" office:value="0.486662353416834" calcext:value-type="float">
            <text:p>0.4866623534</text:p>
          </table:table-cell>
          <table:table-cell office:value-type="float" office:value="441.909347916643" calcext:value-type="float">
            <text:p>441.9093479166</text:p>
          </table:table-cell>
        </table:table-row>
        <table:table-row table:style-name="ro1">
          <table:table-cell office:value-type="float" office:value="75.7310837789696" calcext:value-type="float">
            <text:p>75.731083779</text:p>
          </table:table-cell>
          <table:table-cell office:value-type="float" office:value="3.13643357320845" calcext:value-type="float">
            <text:p>3.1364335732</text:p>
          </table:table-cell>
          <table:table-cell office:value-type="float" office:value="2.13643357320845" calcext:value-type="float">
            <text:p>2.1364335732</text:p>
          </table:table-cell>
          <table:table-cell office:value-type="float" office:value="249.303100239875" calcext:value-type="float">
            <text:p>249.3031002399</text:p>
          </table:table-cell>
          <table:table-cell office:value-type="float" office:value="0.914211350986233" calcext:value-type="float">
            <text:p>0.914211351</text:p>
          </table:table-cell>
          <table:table-cell office:value-type="float" office:value="2.13643357320845" calcext:value-type="float">
            <text:p>2.1364335732</text:p>
          </table:table-cell>
          <table:table-cell office:value-type="float" office:value="1.982571773578" calcext:value-type="float">
            <text:p>1.9825717736</text:p>
          </table:table-cell>
          <table:table-cell office:value-type="float" office:value="0.154009922843802" calcext:value-type="float">
            <text:p>0.1540099228</text:p>
          </table:table-cell>
          <table:table-cell office:value-type="float" office:value="0.577904234736425" calcext:value-type="float">
            <text:p>0.5779042347</text:p>
          </table:table-cell>
          <table:table-cell office:value-type="float" office:value="442.709821612213" calcext:value-type="float">
            <text:p>442.7098216122</text:p>
          </table:table-cell>
        </table:table-row>
        <table:table-row table:style-name="ro1">
          <table:table-cell office:value-type="float" office:value="76.3146872544976" calcext:value-type="float">
            <text:p>76.3146872545</text:p>
          </table:table-cell>
          <table:table-cell office:value-type="float" office:value="10.6723664292819" calcext:value-type="float">
            <text:p>10.6723664293</text:p>
          </table:table-cell>
          <table:table-cell office:value-type="float" office:value="2.43653690975695" calcext:value-type="float">
            <text:p>2.4365369098</text:p>
          </table:table-cell>
          <table:table-cell office:value-type="float" office:value="251.061697383511" calcext:value-type="float">
            <text:p>251.0616973835</text:p>
          </table:table-cell>
          <table:table-cell office:value-type="float" office:value="1.02164508159631" calcext:value-type="float">
            <text:p>1.0216450816</text:p>
          </table:table-cell>
          <table:table-cell office:value-type="float" office:value="7.87845719906058" calcext:value-type="float">
            <text:p>7.8784571991</text:p>
          </table:table-cell>
          <table:table-cell office:value-type="float" office:value="2.04629838855252" calcext:value-type="float">
            <text:p>2.0462983886</text:p>
          </table:table-cell>
          <table:table-cell office:value-type="float" office:value="0.194667426280788" calcext:value-type="float">
            <text:p>0.1946674263</text:p>
          </table:table-cell>
          <table:table-cell office:value-type="float" office:value="0.377876141565235" calcext:value-type="float">
            <text:p>0.3778761416</text:p>
          </table:table-cell>
          <table:table-cell office:value-type="float" office:value="443.071499402431" calcext:value-type="float">
            <text:p>443.0714994024</text:p>
          </table:table-cell>
        </table:table-row>
        <table:table-row table:style-name="ro1">
          <table:table-cell office:value-type="float" office:value="77.515175161913" calcext:value-type="float">
            <text:p>77.5151751619</text:p>
          </table:table-cell>
          <table:table-cell office:value-type="float" office:value="9.53952100336388" calcext:value-type="float">
            <text:p>9.5395210034</text:p>
          </table:table-cell>
          <table:table-cell office:value-type="float" office:value="1.86762990785964" calcext:value-type="float">
            <text:p>1.8676299079</text:p>
          </table:table-cell>
          <table:table-cell office:value-type="float" office:value="249.928851957593" calcext:value-type="float">
            <text:p>249.9288519576</text:p>
          </table:table-cell>
          <table:table-cell office:value-type="float" office:value="1.11102187790049" calcext:value-type="float">
            <text:p>1.1110218779</text:p>
          </table:table-cell>
          <table:table-cell office:value-type="float" office:value="6.74561177314254" calcext:value-type="float">
            <text:p>6.7456117731</text:p>
          </table:table-cell>
          <table:table-cell office:value-type="float" office:value="2.09161942651826" calcext:value-type="float">
            <text:p>2.0916194265</text:p>
          </table:table-cell>
          <table:table-cell office:value-type="float" office:value="0.242672932861366" calcext:value-type="float">
            <text:p>0.2426729329</text:p>
          </table:table-cell>
          <table:table-cell office:value-type="float" office:value="0.396369038381076" calcext:value-type="float">
            <text:p>0.3963690384</text:p>
          </table:table-cell>
          <table:table-cell office:value-type="float" office:value="449.206477919505" calcext:value-type="float">
            <text:p>449.2064779195</text:p>
          </table:table-cell>
        </table:table-row>
        <table:table-row table:style-name="ro1">
          <table:table-cell office:value-type="float" office:value="75.6241352301185" calcext:value-type="float">
            <text:p>75.6241352301</text:p>
          </table:table-cell>
          <table:table-cell office:value-type="float" office:value="3.02948502435731" calcext:value-type="float">
            <text:p>3.0294850244</text:p>
          </table:table-cell>
          <table:table-cell office:value-type="float" office:value="2.02948502435731" calcext:value-type="float">
            <text:p>2.0294850244</text:p>
          </table:table-cell>
          <table:table-cell office:value-type="float" office:value="249.196151691024" calcext:value-type="float">
            <text:p>249.196151691</text:p>
          </table:table-cell>
          <table:table-cell office:value-type="float" office:value="0.807262802135091" calcext:value-type="float">
            <text:p>0.8072628021</text:p>
          </table:table-cell>
          <table:table-cell office:value-type="float" office:value="2.02948502435731" calcext:value-type="float">
            <text:p>2.0294850244</text:p>
          </table:table-cell>
          <table:table-cell office:value-type="float" office:value="2.13464186461351" calcext:value-type="float">
            <text:p>2.1346418646</text:p>
          </table:table-cell>
          <table:table-cell office:value-type="float" office:value="0.167269612413851" calcext:value-type="float">
            <text:p>0.1672696124</text:p>
          </table:table-cell>
          <table:table-cell office:value-type="float" office:value="0.434588886231865" calcext:value-type="float">
            <text:p>0.4345888862</text:p>
          </table:table-cell>
          <table:table-cell office:value-type="float" office:value="449.96354469269" calcext:value-type="float">
            <text:p>449.9635446927</text:p>
          </table:table-cell>
        </table:table-row>
        <table:table-row table:style-name="ro1">
          <table:table-cell office:value-type="float" office:value="75.3693755102607" calcext:value-type="float">
            <text:p>75.3693755103</text:p>
          </table:table-cell>
          <table:table-cell office:value-type="float" office:value="3.29598730724305" calcext:value-type="float">
            <text:p>3.2959873072</text:p>
          </table:table-cell>
          <table:table-cell office:value-type="float" office:value="2.29598730724305" calcext:value-type="float">
            <text:p>2.2959873072</text:p>
          </table:table-cell>
          <table:table-cell office:value-type="float" office:value="249.462653973909" calcext:value-type="float">
            <text:p>249.4626539739</text:p>
          </table:table-cell>
          <table:table-cell office:value-type="float" office:value="1.07376508502083" calcext:value-type="float">
            <text:p>1.073765085</text:p>
          </table:table-cell>
          <table:table-cell office:value-type="float" office:value="2.29598730724305" calcext:value-type="float">
            <text:p>2.2959873072</text:p>
          </table:table-cell>
          <table:table-cell office:value-type="float" office:value="2.24795931603696" calcext:value-type="float">
            <text:p>2.247959316</text:p>
          </table:table-cell>
          <table:table-cell office:value-type="float" office:value="0.397237659586487" calcext:value-type="float">
            <text:p>0.3972376596</text:p>
          </table:table-cell>
          <table:table-cell office:value-type="float" office:value="0.509625270403593" calcext:value-type="float">
            <text:p>0.5096252704</text:p>
          </table:table-cell>
          <table:table-cell office:value-type="float" office:value="450.015333624121" calcext:value-type="float">
            <text:p>450.0153336241</text:p>
          </table:table-cell>
        </table:table-row>
        <table:table-row table:style-name="ro1">
          <table:table-cell office:value-type="float" office:value="77.8855430264995" calcext:value-type="float">
            <text:p>77.8855430265</text:p>
          </table:table-cell>
          <table:table-cell office:value-type="float" office:value="9.90988886795043" calcext:value-type="float">
            <text:p>9.909888868</text:p>
          </table:table-cell>
          <table:table-cell office:value-type="float" office:value="2.23799777244619" calcext:value-type="float">
            <text:p>2.2379977724</text:p>
          </table:table-cell>
          <table:table-cell office:value-type="float" office:value="250.299219822179" calcext:value-type="float">
            <text:p>250.2992198222</text:p>
          </table:table-cell>
          <table:table-cell office:value-type="float" office:value="0.259167520264822" calcext:value-type="float">
            <text:p>0.2591675203</text:p>
          </table:table-cell>
          <table:table-cell office:value-type="float" office:value="7.1159796377291" calcext:value-type="float">
            <text:p>7.1159796377</text:p>
          </table:table-cell>
          <table:table-cell office:value-type="float" office:value="1.76599354905788" calcext:value-type="float">
            <text:p>1.7659935491</text:p>
          </table:table-cell>
          <table:table-cell office:value-type="float" office:value="0.23183896171398" calcext:value-type="float">
            <text:p>0.2318389617</text:p>
          </table:table-cell>
          <table:table-cell office:value-type="float" office:value="0.460624899166714" calcext:value-type="float">
            <text:p>0.4606248992</text:p>
          </table:table-cell>
          <table:table-cell office:value-type="float" office:value="450.659278966511" calcext:value-type="float">
            <text:p>450.6592789665</text:p>
          </table:table-cell>
        </table:table-row>
        <table:table-row table:style-name="ro1">
          <table:table-cell office:value-type="float" office:value="77.2990158727403" calcext:value-type="float">
            <text:p>77.2990158727</text:p>
          </table:table-cell>
          <table:table-cell office:value-type="float" office:value="11.9036086277716" calcext:value-type="float">
            <text:p>11.9036086278</text:p>
          </table:table-cell>
          <table:table-cell office:value-type="float" office:value="2.34229518811248" calcext:value-type="float">
            <text:p>2.3422951881</text:p>
          </table:table-cell>
          <table:table-cell office:value-type="float" office:value="252.292939582" calcext:value-type="float">
            <text:p>252.292939582</text:p>
          </table:table-cell>
          <table:table-cell office:value-type="float" office:value="1.03066505786375" calcext:value-type="float">
            <text:p>1.0306650579</text:p>
          </table:table-cell>
          <table:table-cell office:value-type="float" office:value="9.10969939755025" calcext:value-type="float">
            <text:p>9.1096993976</text:p>
          </table:table-cell>
          <table:table-cell office:value-type="float" office:value="1.86645923197829" calcext:value-type="float">
            <text:p>1.866459232</text:p>
          </table:table-cell>
          <table:table-cell office:value-type="float" office:value="0.317775484107309" calcext:value-type="float">
            <text:p>0.3177754841</text:p>
          </table:table-cell>
          <table:table-cell office:value-type="float" office:value="0.247205261991919" calcext:value-type="float">
            <text:p>0.247205262</text:p>
          </table:table-cell>
          <table:table-cell office:value-type="float" office:value="452.855649961994" calcext:value-type="float">
            <text:p>452.855649962</text:p>
          </table:table-cell>
        </table:table-row>
        <table:table-row table:style-name="ro1">
          <table:table-cell office:value-type="float" office:value="77.3557639146946" calcext:value-type="float">
            <text:p>77.3557639147</text:p>
          </table:table-cell>
          <table:table-cell office:value-type="float" office:value="13.203637673638" calcext:value-type="float">
            <text:p>13.2036376736</text:p>
          </table:table-cell>
          <table:table-cell office:value-type="float" office:value="2.49722440163625" calcext:value-type="float">
            <text:p>2.4972244016</text:p>
          </table:table-cell>
          <table:table-cell office:value-type="float" office:value="253.092968627867" calcext:value-type="float">
            <text:p>253.0929686279</text:p>
          </table:table-cell>
          <table:table-cell office:value-type="float" office:value="0.608471881507927" calcext:value-type="float">
            <text:p>0.6084718815</text:p>
          </table:table-cell>
          <table:table-cell office:value-type="float" office:value="9.90972844341664" calcext:value-type="float">
            <text:p>9.9097284434</text:p>
          </table:table-cell>
          <table:table-cell office:value-type="float" office:value="1.8620866790846" calcext:value-type="float">
            <text:p>1.8620866791</text:p>
          </table:table-cell>
          <table:table-cell office:value-type="float" office:value="0.298912567320657" calcext:value-type="float">
            <text:p>0.2989125673</text:p>
          </table:table-cell>
          <table:table-cell office:value-type="float" office:value="0.242026839873014" calcext:value-type="float">
            <text:p>0.2420268399</text:p>
          </table:table-cell>
          <table:table-cell office:value-type="float" office:value="454.683072539398" calcext:value-type="float">
            <text:p>454.6830725394</text:p>
          </table:table-cell>
        </table:table-row>
        <table:table-row table:style-name="ro1">
          <table:table-cell office:value-type="float" office:value="75.7607828659802" calcext:value-type="float">
            <text:p>75.760782866</text:p>
          </table:table-cell>
          <table:table-cell office:value-type="float" office:value="3.16613266021905" calcext:value-type="float">
            <text:p>3.1661326602</text:p>
          </table:table-cell>
          <table:table-cell office:value-type="float" office:value="2.16613266021905" calcext:value-type="float">
            <text:p>2.1661326602</text:p>
          </table:table-cell>
          <table:table-cell office:value-type="float" office:value="249.332799326885" calcext:value-type="float">
            <text:p>249.3327993269</text:p>
          </table:table-cell>
          <table:table-cell office:value-type="float" office:value="0.943910437996832" calcext:value-type="float">
            <text:p>0.943910438</text:p>
          </table:table-cell>
          <table:table-cell office:value-type="float" office:value="2.16613266021905" calcext:value-type="float">
            <text:p>2.1661326602</text:p>
          </table:table-cell>
          <table:table-cell office:value-type="float" office:value="1.81187655529413" calcext:value-type="float">
            <text:p>1.8118765553</text:p>
          </table:table-cell>
          <table:table-cell office:value-type="float" office:value="0.245625790068441" calcext:value-type="float">
            <text:p>0.2456257901</text:p>
          </table:table-cell>
          <table:table-cell office:value-type="float" office:value="0.500596759088426" calcext:value-type="float">
            <text:p>0.5005967591</text:p>
          </table:table-cell>
          <table:table-cell office:value-type="float" office:value="457.914138715562" calcext:value-type="float">
            <text:p>457.9141387156</text:p>
          </table:table-cell>
        </table:table-row>
        <table:table-row table:style-name="ro1">
          <table:table-cell office:value-type="float" office:value="77.2423583308637" calcext:value-type="float">
            <text:p>77.2423583309</text:p>
          </table:table-cell>
          <table:table-cell office:value-type="float" office:value="11.7234942957714" calcext:value-type="float">
            <text:p>11.7234942958</text:p>
          </table:table-cell>
          <table:table-cell office:value-type="float" office:value="2.1621808561123" calcext:value-type="float">
            <text:p>2.1621808561</text:p>
          </table:table-cell>
          <table:table-cell office:value-type="float" office:value="252.11282525" calcext:value-type="float">
            <text:p>252.11282525</text:p>
          </table:table-cell>
          <table:table-cell office:value-type="float" office:value="0.85055072586357" calcext:value-type="float">
            <text:p>0.8505507259</text:p>
          </table:table-cell>
          <table:table-cell office:value-type="float" office:value="8.92958506555006" calcext:value-type="float">
            <text:p>8.9295850656</text:p>
          </table:table-cell>
          <table:table-cell office:value-type="float" office:value="1.87285030057285" calcext:value-type="float">
            <text:p>1.8728503006</text:p>
          </table:table-cell>
          <table:table-cell office:value-type="float" office:value="0.353181290598002" calcext:value-type="float">
            <text:p>0.3531812906</text:p>
          </table:table-cell>
          <table:table-cell office:value-type="float" office:value="0.24907170484278" calcext:value-type="float">
            <text:p>0.2490717048</text:p>
          </table:table-cell>
          <table:table-cell office:value-type="float" office:value="458.233884562637" calcext:value-type="float">
            <text:p>458.2338845626</text:p>
          </table:table-cell>
        </table:table-row>
        <table:table-row table:style-name="ro1">
          <table:table-cell office:value-type="float" office:value="75.5775509785271" calcext:value-type="float">
            <text:p>75.5775509785</text:p>
          </table:table-cell>
          <table:table-cell office:value-type="float" office:value="2.98290077276588" calcext:value-type="float">
            <text:p>2.9829007728</text:p>
          </table:table-cell>
          <table:table-cell office:value-type="float" office:value="1.98290077276588" calcext:value-type="float">
            <text:p>1.9829007728</text:p>
          </table:table-cell>
          <table:table-cell office:value-type="float" office:value="249.149567439432" calcext:value-type="float">
            <text:p>249.1495674394</text:p>
          </table:table-cell>
          <table:table-cell office:value-type="float" office:value="0.760678550543663" calcext:value-type="float">
            <text:p>0.7606785505</text:p>
          </table:table-cell>
          <table:table-cell office:value-type="float" office:value="1.98290077276588" calcext:value-type="float">
            <text:p>1.9829007728</text:p>
          </table:table-cell>
          <table:table-cell office:value-type="float" office:value="2.29389019838903" calcext:value-type="float">
            <text:p>2.2938901984</text:p>
          </table:table-cell>
          <table:table-cell office:value-type="float" office:value="0.142664955424324" calcext:value-type="float">
            <text:p>0.1426649554</text:p>
          </table:table-cell>
          <table:table-cell office:value-type="float" office:value="0.518836193910887" calcext:value-type="float">
            <text:p>0.5188361939</text:p>
          </table:table-cell>
          <table:table-cell office:value-type="float" office:value="458.320948714138" calcext:value-type="float">
            <text:p>458.3209487141</text:p>
          </table:table-cell>
        </table:table-row>
        <table:table-row table:style-name="ro1">
          <table:table-cell office:value-type="float" office:value="75.3812922148878" calcext:value-type="float">
            <text:p>75.3812922149</text:p>
          </table:table-cell>
          <table:table-cell office:value-type="float" office:value="2.78664200912655" calcext:value-type="float">
            <text:p>2.7866420091</text:p>
          </table:table-cell>
          <table:table-cell office:value-type="float" office:value="1.78664200912655" calcext:value-type="float">
            <text:p>1.7866420091</text:p>
          </table:table-cell>
          <table:table-cell office:value-type="float" office:value="248.953308675793" calcext:value-type="float">
            <text:p>248.9533086758</text:p>
          </table:table-cell>
          <table:table-cell office:value-type="float" office:value="0.564419786904326" calcext:value-type="float">
            <text:p>0.5644197869</text:p>
          </table:table-cell>
          <table:table-cell office:value-type="float" office:value="1.78664200912655" calcext:value-type="float">
            <text:p>1.7866420091</text:p>
          </table:table-cell>
          <table:table-cell office:value-type="float" office:value="2.32072859948496" calcext:value-type="float">
            <text:p>2.3207285995</text:p>
          </table:table-cell>
          <table:table-cell office:value-type="float" office:value="0.164692013125748" calcext:value-type="float">
            <text:p>0.1646920131</text:p>
          </table:table-cell>
          <table:table-cell office:value-type="float" office:value="0.535276332315925" calcext:value-type="float">
            <text:p>0.5352763323</text:p>
          </table:table-cell>
          <table:table-cell office:value-type="float" office:value="458.87052341255" calcext:value-type="float">
            <text:p>458.8705234126</text:p>
          </table:table-cell>
        </table:table-row>
        <table:table-row table:style-name="ro1">
          <table:table-cell office:value-type="float" office:value="75.4249786957508" calcext:value-type="float">
            <text:p>75.4249786958</text:p>
          </table:table-cell>
          <table:table-cell office:value-type="float" office:value="3.35159049273306" calcext:value-type="float">
            <text:p>3.3515904927</text:p>
          </table:table-cell>
          <table:table-cell office:value-type="float" office:value="2.35159049273306" calcext:value-type="float">
            <text:p>2.3515904927</text:p>
          </table:table-cell>
          <table:table-cell office:value-type="float" office:value="249.518257159399" calcext:value-type="float">
            <text:p>249.5182571594</text:p>
          </table:table-cell>
          <table:table-cell office:value-type="float" office:value="1.12936827051084" calcext:value-type="float">
            <text:p>1.1293682705</text:p>
          </table:table-cell>
          <table:table-cell office:value-type="float" office:value="2.35159049273306" calcext:value-type="float">
            <text:p>2.3515904927</text:p>
          </table:table-cell>
          <table:table-cell office:value-type="float" office:value="2.04830415676246" calcext:value-type="float">
            <text:p>2.0483041568</text:p>
          </table:table-cell>
          <table:table-cell office:value-type="float" office:value="0.452840845076504" calcext:value-type="float">
            <text:p>0.4528408451</text:p>
          </table:table-cell>
          <table:table-cell office:value-type="float" office:value="0.384648133330917" calcext:value-type="float">
            <text:p>0.3846481333</text:p>
          </table:table-cell>
          <table:table-cell office:value-type="float" office:value="458.99621250775" calcext:value-type="float">
            <text:p>458.9962125078</text:p>
          </table:table-cell>
        </table:table-row>
        <table:table-row table:style-name="ro1">
          <table:table-cell office:value-type="float" office:value="75.3599923909608" calcext:value-type="float">
            <text:p>75.359992391</text:p>
          </table:table-cell>
          <table:table-cell office:value-type="float" office:value="3.78043134843699" calcext:value-type="float">
            <text:p>3.780431348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49.947098015103" calcext:value-type="float">
            <text:p>249.9470980151</text:p>
          </table:table-cell>
          <table:table-cell office:value-type="float" office:value="0.335986903992553" calcext:value-type="float">
            <text:p>0.33598690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.033340817721" calcext:value-type="float">
            <text:p>2.0333408177</text:p>
          </table:table-cell>
          <table:table-cell office:value-type="float" office:value="1.22047018524037" calcext:value-type="float">
            <text:p>1.2204701852</text:p>
          </table:table-cell>
          <table:table-cell office:value-type="float" office:value="0.500468519866226" calcext:value-type="float">
            <text:p>0.5004685199</text:p>
          </table:table-cell>
          <table:table-cell office:value-type="float" office:value="460.224425512443" calcext:value-type="float">
            <text:p>460.2244255124</text:p>
          </table:table-cell>
        </table:table-row>
        <table:table-row table:style-name="ro1">
          <table:table-cell office:value-type="float" office:value="77.2305699811029" calcext:value-type="float">
            <text:p>77.2305699811</text:p>
          </table:table-cell>
          <table:table-cell office:value-type="float" office:value="11.5882491558872" calcext:value-type="float">
            <text:p>11.5882491559</text:p>
          </table:table-cell>
          <table:table-cell office:value-type="float" office:value="2.02693571622812" calcext:value-type="float">
            <text:p>2.0269357162</text:p>
          </table:table-cell>
          <table:table-cell office:value-type="float" office:value="251.977580110116" calcext:value-type="float">
            <text:p>251.9775801101</text:p>
          </table:table-cell>
          <table:table-cell office:value-type="float" office:value="0.715305585979387" calcext:value-type="float">
            <text:p>0.715305586</text:p>
          </table:table-cell>
          <table:table-cell office:value-type="float" office:value="8.79433992566588" calcext:value-type="float">
            <text:p>8.7943399257</text:p>
          </table:table-cell>
          <table:table-cell office:value-type="float" office:value="1.88323600868395" calcext:value-type="float">
            <text:p>1.8832360087</text:p>
          </table:table-cell>
          <table:table-cell office:value-type="float" office:value="0.318210298148811" calcext:value-type="float">
            <text:p>0.3182102981</text:p>
          </table:table-cell>
          <table:table-cell office:value-type="float" office:value="0.254407120832008" calcext:value-type="float">
            <text:p>0.2544071208</text:p>
          </table:table-cell>
          <table:table-cell office:value-type="float" office:value="460.243233960657" calcext:value-type="float">
            <text:p>460.2432339607</text:p>
          </table:table-cell>
        </table:table-row>
        <table:table-row table:style-name="ro1">
          <table:table-cell office:value-type="float" office:value="77.5042574119042" calcext:value-type="float">
            <text:p>77.5042574119</text:p>
          </table:table-cell>
          <table:table-cell office:value-type="float" office:value="14.054615548229" calcext:value-type="float">
            <text:p>14.0546155482</text:p>
          </table:table-cell>
          <table:table-cell office:value-type="float" office:value="2.22646439751642" calcext:value-type="float">
            <text:p>2.2264643975</text:p>
          </table:table-cell>
          <table:table-cell office:value-type="float" office:value="253.943946502458" calcext:value-type="float">
            <text:p>253.9439465025</text:p>
          </table:table-cell>
          <table:table-cell office:value-type="float" office:value="0.237227533876784" calcext:value-type="float">
            <text:p>0.2372275339</text:p>
          </table:table-cell>
          <table:table-cell office:value-type="float" office:value="10.7607063180077" calcext:value-type="float">
            <text:p>10.760706318</text:p>
          </table:table-cell>
          <table:table-cell office:value-type="float" office:value="1.85905552082211" calcext:value-type="float">
            <text:p>1.8590555208</text:p>
          </table:table-cell>
          <table:table-cell office:value-type="float" office:value="0.292954650166077" calcext:value-type="float">
            <text:p>0.2929546502</text:p>
          </table:table-cell>
          <table:table-cell office:value-type="float" office:value="0.235185034447676" calcext:value-type="float">
            <text:p>0.2351850344</text:p>
          </table:table-cell>
          <table:table-cell office:value-type="float" office:value="460.251101596087" calcext:value-type="float">
            <text:p>460.2511015961</text:p>
          </table:table-cell>
        </table:table-row>
        <table:table-row table:style-name="ro1">
          <table:table-cell office:value-type="float" office:value="76.9375305148642" calcext:value-type="float">
            <text:p>76.9375305149</text:p>
          </table:table-cell>
          <table:table-cell office:value-type="float" office:value="13.487888651189" calcext:value-type="float">
            <text:p>13.4878886512</text:p>
          </table:table-cell>
          <table:table-cell office:value-type="float" office:value="2.41343358339056" calcext:value-type="float">
            <text:p>2.4134335834</text:p>
          </table:table-cell>
          <table:table-cell office:value-type="float" office:value="253.377219605418" calcext:value-type="float">
            <text:p>253.3772196054</text:p>
          </table:table-cell>
          <table:table-cell office:value-type="float" office:value="0.892722859058945" calcext:value-type="float">
            <text:p>0.8927228591</text:p>
          </table:table-cell>
          <table:table-cell office:value-type="float" office:value="10.1939794209677" calcext:value-type="float">
            <text:p>10.193979421</text:p>
          </table:table-cell>
          <table:table-cell office:value-type="float" office:value="1.86593892454096" calcext:value-type="float">
            <text:p>1.8659389245</text:p>
          </table:table-cell>
          <table:table-cell office:value-type="float" office:value="0.31282976594884" calcext:value-type="float">
            <text:p>0.3128297659</text:p>
          </table:table-cell>
          <table:table-cell office:value-type="float" office:value="0.240539334272985" calcext:value-type="float">
            <text:p>0.2405393343</text:p>
          </table:table-cell>
          <table:table-cell office:value-type="float" office:value="463.091626000074" calcext:value-type="float">
            <text:p>463.0916260001</text:p>
          </table:table-cell>
        </table:table-row>
        <table:table-row table:style-name="ro1">
          <table:table-cell office:value-type="float" office:value="77.1573425381029" calcext:value-type="float">
            <text:p>77.1573425381</text:p>
          </table:table-cell>
          <table:table-cell office:value-type="float" office:value="13.7077006744277" calcext:value-type="float">
            <text:p>13.7077006744</text:p>
          </table:table-cell>
          <table:table-cell office:value-type="float" office:value="2.29221527588702" calcext:value-type="float">
            <text:p>2.2922152759</text:p>
          </table:table-cell>
          <table:table-cell office:value-type="float" office:value="253.597031628657" calcext:value-type="float">
            <text:p>253.5970316287</text:p>
          </table:table-cell>
          <table:table-cell office:value-type="float" office:value="1.11253488229768" calcext:value-type="float">
            <text:p>1.1125348823</text:p>
          </table:table-cell>
          <table:table-cell office:value-type="float" office:value="10.4137914442064" calcext:value-type="float">
            <text:p>10.4137914442</text:p>
          </table:table-cell>
          <table:table-cell office:value-type="float" office:value="1.86739905713737" calcext:value-type="float">
            <text:p>1.8673990571</text:p>
          </table:table-cell>
          <table:table-cell office:value-type="float" office:value="0.267586200753353" calcext:value-type="float">
            <text:p>0.2675862008</text:p>
          </table:table-cell>
          <table:table-cell office:value-type="float" office:value="0.239886465192543" calcext:value-type="float">
            <text:p>0.2398864652</text:p>
          </table:table-cell>
          <table:table-cell office:value-type="float" office:value="463.297051258324" calcext:value-type="float">
            <text:p>463.2970512583</text:p>
          </table:table-cell>
        </table:table-row>
        <table:table-row table:style-name="ro1">
          <table:table-cell office:value-type="float" office:value="77.178504287743" calcext:value-type="float">
            <text:p>77.1785042877</text:p>
          </table:table-cell>
          <table:table-cell office:value-type="float" office:value="13.0263780466863" calcext:value-type="float">
            <text:p>13.0263780467</text:p>
          </table:table-cell>
          <table:table-cell office:value-type="float" office:value="2.41979711731527" calcext:value-type="float">
            <text:p>2.4197971173</text:p>
          </table:table-cell>
          <table:table-cell office:value-type="float" office:value="252.915709000915" calcext:value-type="float">
            <text:p>252.9157090009</text:p>
          </table:table-cell>
          <table:table-cell office:value-type="float" office:value="0.43121225455625" calcext:value-type="float">
            <text:p>0.4312122546</text:p>
          </table:table-cell>
          <table:table-cell office:value-type="float" office:value="9.73246881646496" calcext:value-type="float">
            <text:p>9.7324688165</text:p>
          </table:table-cell>
          <table:table-cell office:value-type="float" office:value="1.87190707672545" calcext:value-type="float">
            <text:p>1.8719070767</text:p>
          </table:table-cell>
          <table:table-cell office:value-type="float" office:value="0.337617553666001" calcext:value-type="float">
            <text:p>0.3376175537</text:p>
          </table:table-cell>
          <table:table-cell office:value-type="float" office:value="0.244453870992158" calcext:value-type="float">
            <text:p>0.244453871</text:p>
          </table:table-cell>
          <table:table-cell office:value-type="float" office:value="463.550879282595" calcext:value-type="float">
            <text:p>463.5508792826</text:p>
          </table:table-cell>
        </table:table-row>
        <table:table-row table:style-name="ro1">
          <table:table-cell office:value-type="float" office:value="77.178504287743" calcext:value-type="float">
            <text:p>77.1785042877</text:p>
          </table:table-cell>
          <table:table-cell office:value-type="float" office:value="12.5263780466863" calcext:value-type="float">
            <text:p>12.5263780467</text:p>
          </table:table-cell>
          <table:table-cell office:value-type="float" office:value="2.41979711731527" calcext:value-type="float">
            <text:p>2.4197971173</text:p>
          </table:table-cell>
          <table:table-cell office:value-type="float" office:value="252.915709000915" calcext:value-type="float">
            <text:p>252.9157090009</text:p>
          </table:table-cell>
          <table:table-cell office:value-type="float" office:value="0.43121225455625" calcext:value-type="float">
            <text:p>0.4312122546</text:p>
          </table:table-cell>
          <table:table-cell office:value-type="float" office:value="9.73246881646496" calcext:value-type="float">
            <text:p>9.7324688165</text:p>
          </table:table-cell>
          <table:table-cell office:value-type="float" office:value="1.87190707672545" calcext:value-type="float">
            <text:p>1.8719070767</text:p>
          </table:table-cell>
          <table:table-cell office:value-type="float" office:value="0.337617553666001" calcext:value-type="float">
            <text:p>0.3376175537</text:p>
          </table:table-cell>
          <table:table-cell office:value-type="float" office:value="0.244453870992158" calcext:value-type="float">
            <text:p>0.244453871</text:p>
          </table:table-cell>
          <table:table-cell office:value-type="float" office:value="463.557919248483" calcext:value-type="float">
            <text:p>463.5579192485</text:p>
          </table:table-cell>
        </table:table-row>
        <table:table-row table:style-name="ro1">
          <table:table-cell office:value-type="float" office:value="75.2091628730852" calcext:value-type="float">
            <text:p>75.2091628731</text:p>
          </table:table-cell>
          <table:table-cell office:value-type="float" office:value="3.62960183056135" calcext:value-type="float">
            <text:p>3.6296018306</text:p>
          </table:table-cell>
          <table:table-cell office:value-type="float" office:value="2.62960183056135" calcext:value-type="float">
            <text:p>2.6296018306</text:p>
          </table:table-cell>
          <table:table-cell office:value-type="float" office:value="249.796268497228" calcext:value-type="float">
            <text:p>249.7962684972</text:p>
          </table:table-cell>
          <table:table-cell office:value-type="float" office:value="0.185157386116905" calcext:value-type="float">
            <text:p>0.1851573861</text:p>
          </table:table-cell>
          <table:table-cell office:value-type="float" office:value="2.62960183056135" calcext:value-type="float">
            <text:p>2.6296018306</text:p>
          </table:table-cell>
          <table:table-cell office:value-type="float" office:value="2.04088700880955" calcext:value-type="float">
            <text:p>2.0408870088</text:p>
          </table:table-cell>
          <table:table-cell office:value-type="float" office:value="1.22605546534875" calcext:value-type="float">
            <text:p>1.2260554653</text:p>
          </table:table-cell>
          <table:table-cell office:value-type="float" office:value="0.49135956125212" calcext:value-type="float">
            <text:p>0.4913595613</text:p>
          </table:table-cell>
          <table:table-cell office:value-type="float" office:value="464.966513279553" calcext:value-type="float">
            <text:p>464.9665132796</text:p>
          </table:table-cell>
        </table:table-row>
        <table:table-row table:style-name="ro1">
          <table:table-cell office:value-type="float" office:value="77.0536014345249" calcext:value-type="float">
            <text:p>77.0536014345</text:p>
          </table:table-cell>
          <table:table-cell office:value-type="float" office:value="12.4014751934682" calcext:value-type="float">
            <text:p>12.4014751935</text:p>
          </table:table-cell>
          <table:table-cell office:value-type="float" office:value="2.38748685668979" calcext:value-type="float">
            <text:p>2.3874868567</text:p>
          </table:table-cell>
          <table:table-cell office:value-type="float" office:value="252.790806147697" calcext:value-type="float">
            <text:p>252.7908061477</text:p>
          </table:table-cell>
          <table:table-cell office:value-type="float" office:value="0.306309401338179" calcext:value-type="float">
            <text:p>0.3063094013</text:p>
          </table:table-cell>
          <table:table-cell office:value-type="float" office:value="9.60756596324688" calcext:value-type="float">
            <text:p>9.6075659632</text:p>
          </table:table-cell>
          <table:table-cell office:value-type="float" office:value="1.88005222886839" calcext:value-type="float">
            <text:p>1.8800522289</text:p>
          </table:table-cell>
          <table:table-cell office:value-type="float" office:value="0.299878066007807" calcext:value-type="float">
            <text:p>0.299878066</text:p>
          </table:table-cell>
          <table:table-cell office:value-type="float" office:value="0.248461753270037" calcext:value-type="float">
            <text:p>0.2484617533</text:p>
          </table:table-cell>
          <table:table-cell office:value-type="float" office:value="465.761693489744" calcext:value-type="float">
            <text:p>465.7616934897</text:p>
          </table:table-cell>
        </table:table-row>
        <table:table-row table:style-name="ro1">
          <table:table-cell office:value-type="float" office:value="76.7348455711978" calcext:value-type="float">
            <text:p>76.7348455712</text:p>
          </table:table-cell>
          <table:table-cell office:value-type="float" office:value="5.15528452867399" calcext:value-type="float">
            <text:p>5.1552845287</text:p>
          </table:table-cell>
          <table:table-cell office:value-type="float" office:value="2.93306230645177" calcext:value-type="float">
            <text:p>2.9330623065</text:p>
          </table:table-cell>
          <table:table-cell office:value-type="float" office:value="251.32195119534" calcext:value-type="float">
            <text:p>251.3219511953</text:p>
          </table:table-cell>
          <table:table-cell office:value-type="float" office:value="0.488617862007333" calcext:value-type="float">
            <text:p>0.488617862</text:p>
          </table:table-cell>
          <table:table-cell office:value-type="float" office:value="4.15528452867399" calcext:value-type="float">
            <text:p>4.1552845287</text:p>
          </table:table-cell>
          <table:table-cell office:value-type="float" office:value="2.37195443891006" calcext:value-type="float">
            <text:p>2.3719544389</text:p>
          </table:table-cell>
          <table:table-cell office:value-type="float" office:value="0.497665059627518" calcext:value-type="float">
            <text:p>0.4976650596</text:p>
          </table:table-cell>
          <table:table-cell office:value-type="float" office:value="0.556069945882014" calcext:value-type="float">
            <text:p>0.5560699459</text:p>
          </table:table-cell>
          <table:table-cell office:value-type="float" office:value="465.979233382649" calcext:value-type="float">
            <text:p>465.9792333826</text:p>
          </table:table-cell>
        </table:table-row>
        <table:table-row table:style-name="ro1">
          <table:table-cell office:value-type="float" office:value="75.582214613183" calcext:value-type="float">
            <text:p>75.5822146132</text:p>
          </table:table-cell>
          <table:table-cell office:value-type="float" office:value="4.00265357065921" calcext:value-type="float">
            <text:p>4.0026535707</text:p>
          </table:table-cell>
          <table:table-cell office:value-type="float" office:value="3.00265357065922" calcext:value-type="float">
            <text:p>3.0026535707</text:p>
          </table:table-cell>
          <table:table-cell office:value-type="float" office:value="250.169320237326" calcext:value-type="float">
            <text:p>250.1693202373</text:p>
          </table:table-cell>
          <table:table-cell office:value-type="float" office:value="0.558209126214775" calcext:value-type="float">
            <text:p>0.5582091262</text:p>
          </table:table-cell>
          <table:table-cell office:value-type="float" office:value="3.00265357065922" calcext:value-type="float">
            <text:p>3.0026535707</text:p>
          </table:table-cell>
          <table:table-cell office:value-type="float" office:value="2.25556303994322" calcext:value-type="float">
            <text:p>2.2555630399</text:p>
          </table:table-cell>
          <table:table-cell office:value-type="float" office:value="0.442692407462589" calcext:value-type="float">
            <text:p>0.4426924075</text:p>
          </table:table-cell>
          <table:table-cell office:value-type="float" office:value="0.500468519866226" calcext:value-type="float">
            <text:p>0.5004685199</text:p>
          </table:table-cell>
          <table:table-cell office:value-type="float" office:value="467.279869178322" calcext:value-type="float">
            <text:p>467.2798691783</text:p>
          </table:table-cell>
        </table:table-row>
        <table:table-row table:style-name="ro1">
          <table:table-cell office:value-type="float" office:value="75.6364606223069" calcext:value-type="float">
            <text:p>75.6364606223</text:p>
          </table:table-cell>
          <table:table-cell office:value-type="float" office:value="3.04181041654572" calcext:value-type="float">
            <text:p>3.0418104165</text:p>
          </table:table-cell>
          <table:table-cell office:value-type="float" office:value="2.04181041654572" calcext:value-type="float">
            <text:p>2.0418104165</text:p>
          </table:table-cell>
          <table:table-cell office:value-type="float" office:value="249.208477083212" calcext:value-type="float">
            <text:p>249.2084770832</text:p>
          </table:table-cell>
          <table:table-cell office:value-type="float" office:value="0.819588194323499" calcext:value-type="float">
            <text:p>0.8195881943</text:p>
          </table:table-cell>
          <table:table-cell office:value-type="float" office:value="2.04181041654572" calcext:value-type="float">
            <text:p>2.0418104165</text:p>
          </table:table-cell>
          <table:table-cell office:value-type="float" office:value="2.27954147482424" calcext:value-type="float">
            <text:p>2.2795414748</text:p>
          </table:table-cell>
          <table:table-cell office:value-type="float" office:value="0.492804227679348" calcext:value-type="float">
            <text:p>0.4928042277</text:p>
          </table:table-cell>
          <table:table-cell office:value-type="float" office:value="0.517739860133003" calcext:value-type="float">
            <text:p>0.5177398601</text:p>
          </table:table-cell>
          <table:table-cell office:value-type="float" office:value="468.664804669999" calcext:value-type="float">
            <text:p>468.66480467</text:p>
          </table:table-cell>
        </table:table-row>
        <table:table-row table:style-name="ro1">
          <table:table-cell office:value-type="float" office:value="76.0162947838887" calcext:value-type="float">
            <text:p>76.0162947839</text:p>
          </table:table-cell>
          <table:table-cell office:value-type="float" office:value="4.4367337413649" calcext:value-type="float">
            <text:p>4.4367337414</text:p>
          </table:table-cell>
          <table:table-cell office:value-type="float" office:value="2.21451151914268" calcext:value-type="float">
            <text:p>2.2145115191</text:p>
          </table:table-cell>
          <table:table-cell office:value-type="float" office:value="250.603400408031" calcext:value-type="float">
            <text:p>250.603400408</text:p>
          </table:table-cell>
          <table:table-cell office:value-type="float" office:value="0.99228929692046" calcext:value-type="float">
            <text:p>0.9922892969</text:p>
          </table:table-cell>
          <table:table-cell office:value-type="float" office:value="3.4367337413649" calcext:value-type="float">
            <text:p>3.4367337414</text:p>
          </table:table-cell>
          <table:table-cell office:value-type="float" office:value="2.20343683966887" calcext:value-type="float">
            <text:p>2.2034368397</text:p>
          </table:table-cell>
          <table:table-cell office:value-type="float" office:value="0.471126254647095" calcext:value-type="float">
            <text:p>0.4711262546</text:p>
          </table:table-cell>
          <table:table-cell office:value-type="float" office:value="0.684516250216752" calcext:value-type="float">
            <text:p>0.6845162502</text:p>
          </table:table-cell>
          <table:table-cell office:value-type="float" office:value="468.780583033934" calcext:value-type="float">
            <text:p>468.7805830339</text:p>
          </table:table-cell>
        </table:table-row>
        <table:table-row table:style-name="ro1">
          <table:table-cell office:value-type="float" office:value="77.1468693096977" calcext:value-type="float">
            <text:p>77.1468693097</text:p>
          </table:table-cell>
          <table:table-cell office:value-type="float" office:value="11.504548484482" calcext:value-type="float">
            <text:p>11.5045484845</text:p>
          </table:table-cell>
          <table:table-cell office:value-type="float" office:value="1.94323504482288" calcext:value-type="float">
            <text:p>1.9432350448</text:p>
          </table:table-cell>
          <table:table-cell office:value-type="float" office:value="251.893879438711" calcext:value-type="float">
            <text:p>251.8938794387</text:p>
          </table:table-cell>
          <table:table-cell office:value-type="float" office:value="0.631604914574149" calcext:value-type="float">
            <text:p>0.6316049146</text:p>
          </table:table-cell>
          <table:table-cell office:value-type="float" office:value="8.71063925426064" calcext:value-type="float">
            <text:p>8.7106392543</text:p>
          </table:table-cell>
          <table:table-cell office:value-type="float" office:value="1.90708207906161" calcext:value-type="float">
            <text:p>1.9070820791</text:p>
          </table:table-cell>
          <table:table-cell office:value-type="float" office:value="0.25856571251058" calcext:value-type="float">
            <text:p>0.2585657125</text:p>
          </table:table-cell>
          <table:table-cell office:value-type="float" office:value="0.262609730499043" calcext:value-type="float">
            <text:p>0.2626097305</text:p>
          </table:table-cell>
          <table:table-cell office:value-type="float" office:value="472.113496897038" calcext:value-type="float">
            <text:p>472.113496897</text:p>
          </table:table-cell>
        </table:table-row>
        <table:table-row table:style-name="ro1">
          <table:table-cell office:value-type="float" office:value="76.5542900156422" calcext:value-type="float">
            <text:p>76.5542900156</text:p>
          </table:table-cell>
          <table:table-cell office:value-type="float" office:value="4.97472897311844" calcext:value-type="float">
            <text:p>4.9747289731</text:p>
          </table:table-cell>
          <table:table-cell office:value-type="float" office:value="2.75250675089622" calcext:value-type="float">
            <text:p>2.7525067509</text:p>
          </table:table-cell>
          <table:table-cell office:value-type="float" office:value="251.141395639785" calcext:value-type="float">
            <text:p>251.1413956398</text:p>
          </table:table-cell>
          <table:table-cell office:value-type="float" office:value="0.308062306451778" calcext:value-type="float">
            <text:p>0.3080623065</text:p>
          </table:table-cell>
          <table:table-cell office:value-type="float" office:value="3.97472897311844" calcext:value-type="float">
            <text:p>3.9747289731</text:p>
          </table:table-cell>
          <table:table-cell office:value-type="float" office:value="2.02473221668783" calcext:value-type="float">
            <text:p>2.0247322167</text:p>
          </table:table-cell>
          <table:table-cell office:value-type="float" office:value="1.31710950407196" calcext:value-type="float">
            <text:p>1.3171095041</text:p>
          </table:table-cell>
          <table:table-cell office:value-type="float" office:value="0.462707319502144" calcext:value-type="float">
            <text:p>0.4627073195</text:p>
          </table:table-cell>
          <table:table-cell office:value-type="float" office:value="472.529349858936" calcext:value-type="float">
            <text:p>472.5293498589</text:p>
          </table:table-cell>
        </table:table-row>
        <table:table-row table:style-name="ro1">
          <table:table-cell office:value-type="float" office:value="76.8067270334913" calcext:value-type="float">
            <text:p>76.8067270335</text:p>
          </table:table-cell>
          <table:table-cell office:value-type="float" office:value="11.1644062082756" calcext:value-type="float">
            <text:p>11.1644062083</text:p>
          </table:table-cell>
          <table:table-cell office:value-type="float" office:value="2.4073146860071" calcext:value-type="float">
            <text:p>2.407314686</text:p>
          </table:table-cell>
          <table:table-cell office:value-type="float" office:value="251.553737162504" calcext:value-type="float">
            <text:p>251.5537371625</text:p>
          </table:table-cell>
          <table:table-cell office:value-type="float" office:value="0.291462638367732" calcext:value-type="float">
            <text:p>0.2914626384</text:p>
          </table:table-cell>
          <table:table-cell office:value-type="float" office:value="8.37049697805423" calcext:value-type="float">
            <text:p>8.3704969781</text:p>
          </table:table-cell>
          <table:table-cell office:value-type="float" office:value="1.91671605513252" calcext:value-type="float">
            <text:p>1.9167160551</text:p>
          </table:table-cell>
          <table:table-cell office:value-type="float" office:value="0.217316574548099" calcext:value-type="float">
            <text:p>0.2173165745</text:p>
          </table:table-cell>
          <table:table-cell office:value-type="float" office:value="0.269438062385046" calcext:value-type="float">
            <text:p>0.2694380624</text:p>
          </table:table-cell>
          <table:table-cell office:value-type="float" office:value="472.859157415482" calcext:value-type="float">
            <text:p>472.8591574155</text:p>
          </table:table-cell>
        </table:table-row>
        <table:table-row table:style-name="ro1">
          <table:table-cell office:value-type="float" office:value="75.2761827804939" calcext:value-type="float">
            <text:p>75.2761827805</text:p>
          </table:table-cell>
          <table:table-cell office:value-type="float" office:value="3.20279457747624" calcext:value-type="float">
            <text:p>3.2027945775</text:p>
          </table:table-cell>
          <table:table-cell office:value-type="float" office:value="2.20279457747624" calcext:value-type="float">
            <text:p>2.2027945775</text:p>
          </table:table-cell>
          <table:table-cell office:value-type="float" office:value="249.369461244143" calcext:value-type="float">
            <text:p>249.3694612441</text:p>
          </table:table-cell>
          <table:table-cell office:value-type="float" office:value="0.980572355254023" calcext:value-type="float">
            <text:p>0.9805723553</text:p>
          </table:table-cell>
          <table:table-cell office:value-type="float" office:value="2.20279457747624" calcext:value-type="float">
            <text:p>2.2027945775</text:p>
          </table:table-cell>
          <table:table-cell office:value-type="float" office:value="1.9932439525253" calcext:value-type="float">
            <text:p>1.9932439525</text:p>
          </table:table-cell>
          <table:table-cell office:value-type="float" office:value="1.30404492981968" calcext:value-type="float">
            <text:p>1.3040449298</text:p>
          </table:table-cell>
          <table:table-cell office:value-type="float" office:value="0.509756380583527" calcext:value-type="float">
            <text:p>0.5097563806</text:p>
          </table:table-cell>
          <table:table-cell office:value-type="float" office:value="475.26481558574" calcext:value-type="float">
            <text:p>475.2648155857</text:p>
          </table:table-cell>
        </table:table-row>
        <table:table-row table:style-name="ro1">
          <table:table-cell office:value-type="float" office:value="76.3727727372269" calcext:value-type="float">
            <text:p>76.3727727372</text:p>
          </table:table-cell>
          <table:table-cell office:value-type="float" office:value="4.79321169470309" calcext:value-type="float">
            <text:p>4.7932116947</text:p>
          </table:table-cell>
          <table:table-cell office:value-type="float" office:value="2.57098947248087" calcext:value-type="float">
            <text:p>2.5709894725</text:p>
          </table:table-cell>
          <table:table-cell office:value-type="float" office:value="250.959878361369" calcext:value-type="float">
            <text:p>250.9598783614</text:p>
          </table:table-cell>
          <table:table-cell office:value-type="float" office:value="0.126545028036425" calcext:value-type="float">
            <text:p>0.126545028</text:p>
          </table:table-cell>
          <table:table-cell office:value-type="float" office:value="3.79321169470309" calcext:value-type="float">
            <text:p>3.7932116947</text:p>
          </table:table-cell>
          <table:table-cell office:value-type="float" office:value="1.97537201215274" calcext:value-type="float">
            <text:p>1.9753720122</text:p>
          </table:table-cell>
          <table:table-cell office:value-type="float" office:value="1.411817566941" calcext:value-type="float">
            <text:p>1.4118175669</text:p>
          </table:table-cell>
          <table:table-cell office:value-type="float" office:value="0.463879653993778" calcext:value-type="float">
            <text:p>0.463879654</text:p>
          </table:table-cell>
          <table:table-cell office:value-type="float" office:value="476.52538014992" calcext:value-type="float">
            <text:p>476.5253801499</text:p>
          </table:table-cell>
        </table:table-row>
        <table:table-row table:style-name="ro1">
          <table:table-cell office:value-type="float" office:value="76.9298458560883" calcext:value-type="float">
            <text:p>76.9298458561</text:p>
          </table:table-cell>
          <table:table-cell office:value-type="float" office:value="11.2875250308726" calcext:value-type="float">
            <text:p>11.2875250309</text:p>
          </table:table-cell>
          <table:table-cell office:value-type="float" office:value="2.40697671848065" calcext:value-type="float">
            <text:p>2.4069767185</text:p>
          </table:table-cell>
          <table:table-cell office:value-type="float" office:value="251.676855985101" calcext:value-type="float">
            <text:p>251.6768559851</text:p>
          </table:table-cell>
          <table:table-cell office:value-type="float" office:value="0.414581460964735" calcext:value-type="float">
            <text:p>0.414581461</text:p>
          </table:table-cell>
          <table:table-cell office:value-type="float" office:value="8.49361580065123" calcext:value-type="float">
            <text:p>8.4936158007</text:p>
          </table:table-cell>
          <table:table-cell office:value-type="float" office:value="1.91560623648263" calcext:value-type="float">
            <text:p>1.9156062365</text:p>
          </table:table-cell>
          <table:table-cell office:value-type="float" office:value="0.24000027383858" calcext:value-type="float">
            <text:p>0.2400002738</text:p>
          </table:table-cell>
          <table:table-cell office:value-type="float" office:value="0.264948249848515" calcext:value-type="float">
            <text:p>0.2649482498</text:p>
          </table:table-cell>
          <table:table-cell office:value-type="float" office:value="478.671298413106" calcext:value-type="float">
            <text:p>478.6712984131</text:p>
          </table:table-cell>
        </table:table-row>
        <table:table-row table:style-name="ro1">
          <table:table-cell office:value-type="float" office:value="75.4999815078116" calcext:value-type="float">
            <text:p>75.4999815078</text:p>
          </table:table-cell>
          <table:table-cell office:value-type="float" office:value="3.42659330479394" calcext:value-type="float">
            <text:p>3.4265933048</text:p>
          </table:table-cell>
          <table:table-cell office:value-type="float" office:value="2.42659330479394" calcext:value-type="float">
            <text:p>2.4265933048</text:p>
          </table:table-cell>
          <table:table-cell office:value-type="float" office:value="249.59325997146" calcext:value-type="float">
            <text:p>249.5932599715</text:p>
          </table:table-cell>
          <table:table-cell office:value-type="float" office:value="1.20437108257172" calcext:value-type="float">
            <text:p>1.2043710826</text:p>
          </table:table-cell>
          <table:table-cell office:value-type="float" office:value="2.42659330479394" calcext:value-type="float">
            <text:p>2.4265933048</text:p>
          </table:table-cell>
          <table:table-cell office:value-type="float" office:value="1.76393844688644" calcext:value-type="float">
            <text:p>1.7639384469</text:p>
          </table:table-cell>
          <table:table-cell office:value-type="float" office:value="0.157216426219598" calcext:value-type="float">
            <text:p>0.1572164262</text:p>
          </table:table-cell>
          <table:table-cell office:value-type="float" office:value="0.489456703930104" calcext:value-type="float">
            <text:p>0.4894567039</text:p>
          </table:table-cell>
          <table:table-cell office:value-type="float" office:value="480.004666908431" calcext:value-type="float">
            <text:p>480.0046669084</text:p>
          </table:table-cell>
        </table:table-row>
        <table:table-row table:style-name="ro1">
          <table:table-cell office:value-type="float" office:value="77.0868956333553" calcext:value-type="float">
            <text:p>77.0868956334</text:p>
          </table:table-cell>
          <table:table-cell office:value-type="float" office:value="9.11124147480622" calcext:value-type="float">
            <text:p>9.1112414748</text:p>
          </table:table-cell>
          <table:table-cell office:value-type="float" office:value="1.66157260152419" calcext:value-type="float">
            <text:p>1.6615726015</text:p>
          </table:table-cell>
          <table:table-cell office:value-type="float" office:value="249.500572429035" calcext:value-type="float">
            <text:p>249.500572429</text:p>
          </table:table-cell>
          <table:table-cell office:value-type="float" office:value="0.682742349342824" calcext:value-type="float">
            <text:p>0.6827423493</text:p>
          </table:table-cell>
          <table:table-cell office:value-type="float" office:value="6.31733224458488" calcext:value-type="float">
            <text:p>6.3173322446</text:p>
          </table:table-cell>
          <table:table-cell office:value-type="float" office:value="1.76706716328922" calcext:value-type="float">
            <text:p>1.7670671633</text:p>
          </table:table-cell>
          <table:table-cell office:value-type="float" office:value="0.254466693789263" calcext:value-type="float">
            <text:p>0.2544666938</text:p>
          </table:table-cell>
          <table:table-cell office:value-type="float" office:value="0.48703401498007" calcext:value-type="float">
            <text:p>0.487034015</text:p>
          </table:table-cell>
          <table:table-cell office:value-type="float" office:value="482.021850522969" calcext:value-type="float">
            <text:p>482.021850523</text:p>
          </table:table-cell>
        </table:table-row>
        <table:table-row table:style-name="ro1">
          <table:table-cell office:value-type="float" office:value="74.0946502057613" calcext:value-type="float">
            <text:p>74.0946502058</text:p>
          </table:table-cell>
          <table:table-cell office:value-type="float" office:value="1.81687242798354" calcext:value-type="float">
            <text:p>1.816872428</text:p>
          </table:table-cell>
          <table:table-cell office:value-type="float" office:value="0.816872427983539" calcext:value-type="float">
            <text:p>0.816872428</text:p>
          </table:table-cell>
          <table:table-cell office:value-type="float" office:value="250.316872427983" calcext:value-type="float">
            <text:p>250.316872428</text:p>
          </table:table-cell>
          <table:table-cell table:number-columns-repeated="2" office:value-type="float" office:value="0.816872427983539" calcext:value-type="float">
            <text:p>0.816872428</text:p>
          </table:table-cell>
          <table:table-cell office:value-type="float" office:value="1.98687242798354" calcext:value-type="float">
            <text:p>1.986872428</text:p>
          </table:table-cell>
          <table:table-cell office:value-type="float" office:value="0.783703703925926" calcext:value-type="float">
            <text:p>0.7837037039</text:p>
          </table:table-cell>
          <table:table-cell office:value-type="float" office:value="0.604938271740741" calcext:value-type="float">
            <text:p>0.6049382717</text:p>
          </table:table-cell>
          <table:table-cell office:value-type="float" office:value="489.888479000708" calcext:value-type="float">
            <text:p>489.8884790007</text:p>
          </table:table-cell>
        </table:table-row>
        <table:table-row table:style-name="ro1">
          <table:table-cell office:value-type="float" office:value="76.5563048990755" calcext:value-type="float">
            <text:p>76.5563048991</text:p>
          </table:table-cell>
          <table:table-cell office:value-type="float" office:value="5.58031038604417" calcext:value-type="float">
            <text:p>5.580310386</text:p>
          </table:table-cell>
          <table:table-cell office:value-type="float" office:value="3.35808816382195" calcext:value-type="float">
            <text:p>3.3580881638</text:p>
          </table:table-cell>
          <table:table-cell office:value-type="float" office:value="250.524754830488" calcext:value-type="float">
            <text:p>250.5247548305</text:p>
          </table:table-cell>
          <table:table-cell office:value-type="float" office:value="0.913643719377515" calcext:value-type="float">
            <text:p>0.9136437194</text:p>
          </table:table-cell>
          <table:table-cell office:value-type="float" office:value="4.58031038604417" calcext:value-type="float">
            <text:p>4.580310386</text:p>
          </table:table-cell>
          <table:table-cell office:value-type="float" office:value="2.11460727650946" calcext:value-type="float">
            <text:p>2.1146072765</text:p>
          </table:table-cell>
          <table:table-cell office:value-type="float" office:value="1.35797772968318" calcext:value-type="float">
            <text:p>1.3579777297</text:p>
          </table:table-cell>
          <table:table-cell office:value-type="float" office:value="0.5071381907459" calcext:value-type="float">
            <text:p>0.5071381907</text:p>
          </table:table-cell>
          <table:table-cell office:value-type="float" office:value="493.02030281193" calcext:value-type="float">
            <text:p>493.0203028119</text:p>
          </table:table-cell>
        </table:table-row>
        <table:table-row table:style-name="ro1">
          <table:table-cell office:value-type="float" office:value="75.4316513555568" calcext:value-type="float">
            <text:p>75.4316513556</text:p>
          </table:table-cell>
          <table:table-cell office:value-type="float" office:value="3.35826315253914" calcext:value-type="float">
            <text:p>3.3582631525</text:p>
          </table:table-cell>
          <table:table-cell office:value-type="float" office:value="2.35826315253914" calcext:value-type="float">
            <text:p>2.3582631525</text:p>
          </table:table-cell>
          <table:table-cell office:value-type="float" office:value="249.524929819206" calcext:value-type="float">
            <text:p>249.5249298192</text:p>
          </table:table-cell>
          <table:table-cell office:value-type="float" office:value="1.13604093031692" calcext:value-type="float">
            <text:p>1.1360409303</text:p>
          </table:table-cell>
          <table:table-cell office:value-type="float" office:value="2.35826315253914" calcext:value-type="float">
            <text:p>2.3582631525</text:p>
          </table:table-cell>
          <table:table-cell office:value-type="float" office:value="2.01008472130302" calcext:value-type="float">
            <text:p>2.0100847213</text:p>
          </table:table-cell>
          <table:table-cell office:value-type="float" office:value="0.108392970328889" calcext:value-type="float">
            <text:p>0.1083929703</text:p>
          </table:table-cell>
          <table:table-cell office:value-type="float" office:value="0.628650832614298" calcext:value-type="float">
            <text:p>0.6286508326</text:p>
          </table:table-cell>
          <table:table-cell office:value-type="float" office:value="496.098317212326" calcext:value-type="float">
            <text:p>496.0983172123</text:p>
          </table:table-cell>
        </table:table-row>
        <table:table-row table:style-name="ro1">
          <table:table-cell office:value-type="float" office:value="75.5420676181917" calcext:value-type="float">
            <text:p>75.5420676182</text:p>
          </table:table-cell>
          <table:table-cell office:value-type="float" office:value="2.94741741243049" calcext:value-type="float">
            <text:p>2.9474174124</text:p>
          </table:table-cell>
          <table:table-cell office:value-type="float" office:value="1.94741741243049" calcext:value-type="float">
            <text:p>1.9474174124</text:p>
          </table:table-cell>
          <table:table-cell office:value-type="float" office:value="249.114084079097" calcext:value-type="float">
            <text:p>249.1140840791</text:p>
          </table:table-cell>
          <table:table-cell office:value-type="float" office:value="0.725195190208273" calcext:value-type="float">
            <text:p>0.7251951902</text:p>
          </table:table-cell>
          <table:table-cell office:value-type="float" office:value="1.94741741243049" calcext:value-type="float">
            <text:p>1.9474174124</text:p>
          </table:table-cell>
          <table:table-cell office:value-type="float" office:value="2.03391390280778" calcext:value-type="float">
            <text:p>2.0339139028</text:p>
          </table:table-cell>
          <table:table-cell office:value-type="float" office:value="1.39841122356412" calcext:value-type="float">
            <text:p>1.3984112236</text:p>
          </table:table-cell>
          <table:table-cell office:value-type="float" office:value="0.518139659252025" calcext:value-type="float">
            <text:p>0.5181396593</text:p>
          </table:table-cell>
          <table:table-cell office:value-type="float" office:value="498.514512292231" calcext:value-type="float">
            <text:p>498.5145122922</text:p>
          </table:table-cell>
        </table:table-row>
        <table:table-row table:style-name="ro1">
          <table:table-cell office:value-type="float" office:value="77.1735132382042" calcext:value-type="float">
            <text:p>77.1735132382</text:p>
          </table:table-cell>
          <table:table-cell office:value-type="float" office:value="9.19785907965508" calcext:value-type="float">
            <text:p>9.1978590797</text:p>
          </table:table-cell>
          <table:table-cell office:value-type="float" office:value="2.74819020637305" calcext:value-type="float">
            <text:p>2.7481902064</text:p>
          </table:table-cell>
          <table:table-cell office:value-type="float" office:value="249.587190033884" calcext:value-type="float">
            <text:p>249.5871900339</text:p>
          </table:table-cell>
          <table:table-cell office:value-type="float" office:value="0.769359954191684" calcext:value-type="float">
            <text:p>0.7693599542</text:p>
          </table:table-cell>
          <table:table-cell office:value-type="float" office:value="6.40394984943374" calcext:value-type="float">
            <text:p>6.4039498494</text:p>
          </table:table-cell>
          <table:table-cell office:value-type="float" office:value="2.29477017954495" calcext:value-type="float">
            <text:p>2.2947701795</text:p>
          </table:table-cell>
          <table:table-cell office:value-type="float" office:value="0.16545108846744" calcext:value-type="float">
            <text:p>0.1654510885</text:p>
          </table:table-cell>
          <table:table-cell office:value-type="float" office:value="0.479420580384344" calcext:value-type="float">
            <text:p>0.4794205804</text:p>
          </table:table-cell>
          <table:table-cell office:value-type="float" office:value="499.601325661137" calcext:value-type="float">
            <text:p>499.6013256611</text:p>
          </table:table-cell>
        </table:table-row>
        <table:table-row table:style-name="ro1">
          <table:table-cell office:value-type="float" office:value="76.5224640952516" calcext:value-type="float">
            <text:p>76.5224640953</text:p>
          </table:table-cell>
          <table:table-cell office:value-type="float" office:value="4.94290305272778" calcext:value-type="float">
            <text:p>4.9429030527</text:p>
          </table:table-cell>
          <table:table-cell office:value-type="float" office:value="2.72068083050556" calcext:value-type="float">
            <text:p>2.7206808305</text:p>
          </table:table-cell>
          <table:table-cell office:value-type="float" office:value="251.109569719394" calcext:value-type="float">
            <text:p>251.1095697194</text:p>
          </table:table-cell>
          <table:table-cell office:value-type="float" office:value="0.276236386061117" calcext:value-type="float">
            <text:p>0.2762363861</text:p>
          </table:table-cell>
          <table:table-cell office:value-type="float" office:value="3.94290305272778" calcext:value-type="float">
            <text:p>3.9429030527</text:p>
          </table:table-cell>
          <table:table-cell office:value-type="float" office:value="2.03247077758484" calcext:value-type="float">
            <text:p>2.0324707776</text:p>
          </table:table-cell>
          <table:table-cell office:value-type="float" office:value="0.561508924965692" calcext:value-type="float">
            <text:p>0.561508925</text:p>
          </table:table-cell>
          <table:table-cell office:value-type="float" office:value="0.345762149759251" calcext:value-type="float">
            <text:p>0.3457621498</text:p>
          </table:table-cell>
          <table:table-cell office:value-type="float" office:value="499.827788402223" calcext:value-type="float">
            <text:p>499.8277884022</text:p>
          </table:table-cell>
        </table:table-row>
        <table:table-row table:style-name="ro1">
          <table:table-cell office:value-type="float" office:value="75.6917589762164" calcext:value-type="float">
            <text:p>75.6917589762</text:p>
          </table:table-cell>
          <table:table-cell office:value-type="float" office:value="3.09710877045518" calcext:value-type="float">
            <text:p>3.0971087705</text:p>
          </table:table-cell>
          <table:table-cell office:value-type="float" office:value="2.09710877045519" calcext:value-type="float">
            <text:p>2.0971087705</text:p>
          </table:table-cell>
          <table:table-cell office:value-type="float" office:value="249.263775437122" calcext:value-type="float">
            <text:p>249.2637754371</text:p>
          </table:table-cell>
          <table:table-cell office:value-type="float" office:value="0.874886548232964" calcext:value-type="float">
            <text:p>0.8748865482</text:p>
          </table:table-cell>
          <table:table-cell office:value-type="float" office:value="2.09710877045518" calcext:value-type="float">
            <text:p>2.0971087705</text:p>
          </table:table-cell>
          <table:table-cell office:value-type="float" office:value="2.09101266823987" calcext:value-type="float">
            <text:p>2.0910126682</text:p>
          </table:table-cell>
          <table:table-cell office:value-type="float" office:value="0.548102581588813" calcext:value-type="float">
            <text:p>0.5481025816</text:p>
          </table:table-cell>
          <table:table-cell office:value-type="float" office:value="0.386205949974889" calcext:value-type="float">
            <text:p>0.38620595</text:p>
          </table:table-cell>
          <table:table-cell office:value-type="float" office:value="504.342572353599" calcext:value-type="float">
            <text:p>504.3425723536</text:p>
          </table:table-cell>
        </table:table-row>
        <table:table-row table:style-name="ro1">
          <table:table-cell office:value-type="float" office:value="77.8061910852071" calcext:value-type="float">
            <text:p>77.8061910852</text:p>
          </table:table-cell>
          <table:table-cell office:value-type="float" office:value="6.89196049013922" calcext:value-type="float">
            <text:p>6.8919604901</text:p>
          </table:table-cell>
          <table:table-cell office:value-type="float" office:value="2.78426810833686" calcext:value-type="float">
            <text:p>2.7842681083</text:p>
          </table:table-cell>
          <table:table-cell office:value-type="float" office:value="249.797812993129" calcext:value-type="float">
            <text:p>249.7978129931</text:p>
          </table:table-cell>
          <table:table-cell office:value-type="float" office:value="0.544630822391317" calcext:value-type="float">
            <text:p>0.5446308224</text:p>
          </table:table-cell>
          <table:table-cell office:value-type="float" office:value="5.82302355223255" calcext:value-type="float">
            <text:p>5.8230235522</text:p>
          </table:table-cell>
          <table:table-cell office:value-type="float" office:value="2.09619911917895" calcext:value-type="float">
            <text:p>2.0961991192</text:p>
          </table:table-cell>
          <table:table-cell office:value-type="float" office:value="0.157927840074266" calcext:value-type="float">
            <text:p>0.1579278401</text:p>
          </table:table-cell>
          <table:table-cell office:value-type="float" office:value="0.363294222489736" calcext:value-type="float">
            <text:p>0.3632942225</text:p>
          </table:table-cell>
          <table:table-cell office:value-type="float" office:value="505.160845014046" calcext:value-type="float">
            <text:p>505.160845014</text:p>
          </table:table-cell>
        </table:table-row>
        <table:table-row table:style-name="ro1">
          <table:table-cell office:value-type="float" office:value="77.2720127550947" calcext:value-type="float">
            <text:p>77.2720127551</text:p>
          </table:table-cell>
          <table:table-cell office:value-type="float" office:value="9.29635859654562" calcext:value-type="float">
            <text:p>9.2963585965</text:p>
          </table:table-cell>
          <table:table-cell office:value-type="float" office:value="2.8466897232636" calcext:value-type="float">
            <text:p>2.8466897233</text:p>
          </table:table-cell>
          <table:table-cell office:value-type="float" office:value="249.685689550775" calcext:value-type="float">
            <text:p>249.6856895508</text:p>
          </table:table-cell>
          <table:table-cell office:value-type="float" office:value="0.867859471082232" calcext:value-type="float">
            <text:p>0.8678594711</text:p>
          </table:table-cell>
          <table:table-cell office:value-type="float" office:value="6.50244936632429" calcext:value-type="float">
            <text:p>6.5024493663</text:p>
          </table:table-cell>
          <table:table-cell office:value-type="float" office:value="1.98411586100167" calcext:value-type="float">
            <text:p>1.984115861</text:p>
          </table:table-cell>
          <table:table-cell office:value-type="float" office:value="0.263950605357989" calcext:value-type="float">
            <text:p>0.2639506054</text:p>
          </table:table-cell>
          <table:table-cell office:value-type="float" office:value="0.295530405785566" calcext:value-type="float">
            <text:p>0.2955304058</text:p>
          </table:table-cell>
          <table:table-cell office:value-type="float" office:value="506.211402362167" calcext:value-type="float">
            <text:p>506.2114023622</text:p>
          </table:table-cell>
        </table:table-row>
        <table:table-row table:style-name="ro1">
          <table:table-cell office:value-type="float" office:value="77.2852770156293" calcext:value-type="float">
            <text:p>77.2852770156</text:p>
          </table:table-cell>
          <table:table-cell office:value-type="float" office:value="7.78836085433673" calcext:value-type="float">
            <text:p>7.7883608543</text:p>
          </table:table-cell>
          <table:table-cell office:value-type="float" office:value="2.56091420327693" calcext:value-type="float">
            <text:p>2.5609142033</text:p>
          </table:table-cell>
          <table:table-cell office:value-type="float" office:value="249.177691808566" calcext:value-type="float">
            <text:p>249.1776918086</text:p>
          </table:table-cell>
          <table:table-cell office:value-type="float" office:value="0.359861728873337" calcext:value-type="float">
            <text:p>0.3598617289</text:p>
          </table:table-cell>
          <table:table-cell office:value-type="float" office:value="5.99445162411539" calcext:value-type="float">
            <text:p>5.9944516241</text:p>
          </table:table-cell>
          <table:table-cell office:value-type="float" office:value="1.76822930847921" calcext:value-type="float">
            <text:p>1.7682293085</text:p>
          </table:table-cell>
          <table:table-cell office:value-type="float" office:value="0.204632597191968" calcext:value-type="float">
            <text:p>0.2046325972</text:p>
          </table:table-cell>
          <table:table-cell office:value-type="float" office:value="0.501785025334767" calcext:value-type="float">
            <text:p>0.5017850253</text:p>
          </table:table-cell>
          <table:table-cell office:value-type="float" office:value="506.720403232129" calcext:value-type="float">
            <text:p>506.7204032321</text:p>
          </table:table-cell>
        </table:table-row>
        <table:table-row table:style-name="ro1">
          <table:table-cell office:value-type="float" office:value="76.7074780105518" calcext:value-type="float">
            <text:p>76.7074780106</text:p>
          </table:table-cell>
          <table:table-cell office:value-type="float" office:value="11.065157185336" calcext:value-type="float">
            <text:p>11.0651571853</text:p>
          </table:table-cell>
          <table:table-cell office:value-type="float" office:value="2.30806566306759" calcext:value-type="float">
            <text:p>2.3080656631</text:p>
          </table:table-cell>
          <table:table-cell office:value-type="float" office:value="251.454488139565" calcext:value-type="float">
            <text:p>251.4544881396</text:p>
          </table:table-cell>
          <table:table-cell office:value-type="float" office:value="0.192213615428215" calcext:value-type="float">
            <text:p>0.1922136154</text:p>
          </table:table-cell>
          <table:table-cell office:value-type="float" office:value="8.27124795511471" calcext:value-type="float">
            <text:p>8.2712479551</text:p>
          </table:table-cell>
          <table:table-cell office:value-type="float" office:value="2.22118259045817" calcext:value-type="float">
            <text:p>2.2211825905</text:p>
          </table:table-cell>
          <table:table-cell office:value-type="float" office:value="0.118067551608582" calcext:value-type="float">
            <text:p>0.1180675516</text:p>
          </table:table-cell>
          <table:table-cell office:value-type="float" office:value="0.438087000311815" calcext:value-type="float">
            <text:p>0.4380870003</text:p>
          </table:table-cell>
          <table:table-cell office:value-type="float" office:value="507.322606513887" calcext:value-type="float">
            <text:p>507.3226065139</text:p>
          </table:table-cell>
        </table:table-row>
        <table:table-row table:style-name="ro1">
          <table:table-cell office:value-type="float" office:value="77.2243297514927" calcext:value-type="float">
            <text:p>77.2243297515</text:p>
          </table:table-cell>
          <table:table-cell office:value-type="float" office:value="7.72741359020016" calcext:value-type="float">
            <text:p>7.7274135902</text:p>
          </table:table-cell>
          <table:table-cell office:value-type="float" office:value="2.49996693914036" calcext:value-type="float">
            <text:p>2.4999669391</text:p>
          </table:table-cell>
          <table:table-cell office:value-type="float" office:value="249.116744544429" calcext:value-type="float">
            <text:p>249.1167445444</text:p>
          </table:table-cell>
          <table:table-cell office:value-type="float" office:value="0.298914464736773" calcext:value-type="float">
            <text:p>0.2989144647</text:p>
          </table:table-cell>
          <table:table-cell office:value-type="float" office:value="5.93350435997883" calcext:value-type="float">
            <text:p>5.93350436</text:p>
          </table:table-cell>
          <table:table-cell office:value-type="float" office:value="2.30947683172262" calcext:value-type="float">
            <text:p>2.3094768317</text:p>
          </table:table-cell>
          <table:table-cell office:value-type="float" office:value="0.143685333055403" calcext:value-type="float">
            <text:p>0.1436853331</text:p>
          </table:table-cell>
          <table:table-cell office:value-type="float" office:value="0.480100818153104" calcext:value-type="float">
            <text:p>0.4801008182</text:p>
          </table:table-cell>
          <table:table-cell office:value-type="float" office:value="511.880962594083" calcext:value-type="float">
            <text:p>511.8809625941</text:p>
          </table:table-cell>
        </table:table-row>
        <table:table-row table:style-name="ro1">
          <table:table-cell office:value-type="float" office:value="75.3924409427941" calcext:value-type="float">
            <text:p>75.3924409428</text:p>
          </table:table-cell>
          <table:table-cell office:value-type="float" office:value="2.79779073703285" calcext:value-type="float">
            <text:p>2.797790737</text:p>
          </table:table-cell>
          <table:table-cell office:value-type="float" office:value="1.79779073703285" calcext:value-type="float">
            <text:p>1.797790737</text:p>
          </table:table-cell>
          <table:table-cell office:value-type="float" office:value="248.964457403699" calcext:value-type="float">
            <text:p>248.9644574037</text:p>
          </table:table-cell>
          <table:table-cell office:value-type="float" office:value="0.575568514810628" calcext:value-type="float">
            <text:p>0.5755685148</text:p>
          </table:table-cell>
          <table:table-cell office:value-type="float" office:value="1.79779073703285" calcext:value-type="float">
            <text:p>1.797790737</text:p>
          </table:table-cell>
          <table:table-cell office:value-type="float" office:value="2.09497383232018" calcext:value-type="float">
            <text:p>2.0949738323</text:p>
          </table:table-cell>
          <table:table-cell office:value-type="float" office:value="1.35318762252551" calcext:value-type="float">
            <text:p>1.3531876225</text:p>
          </table:table-cell>
          <table:table-cell office:value-type="float" office:value="0.489032550768017" calcext:value-type="float">
            <text:p>0.4890325508</text:p>
          </table:table-cell>
          <table:table-cell office:value-type="float" office:value="515.604039586367" calcext:value-type="float">
            <text:p>515.6040395864</text:p>
          </table:table-cell>
        </table:table-row>
        <table:table-row table:style-name="ro1">
          <table:table-cell office:value-type="float" office:value="77.0476202867581" calcext:value-type="float">
            <text:p>77.0476202868</text:p>
          </table:table-cell>
          <table:table-cell office:value-type="float" office:value="11.4052994615425" calcext:value-type="float">
            <text:p>11.4052994615</text:p>
          </table:table-cell>
          <table:table-cell office:value-type="float" office:value="1.84398602188336" calcext:value-type="float">
            <text:p>1.8439860219</text:p>
          </table:table-cell>
          <table:table-cell office:value-type="float" office:value="251.794630415771" calcext:value-type="float">
            <text:p>251.7946304158</text:p>
          </table:table-cell>
          <table:table-cell office:value-type="float" office:value="0.532355891634632" calcext:value-type="float">
            <text:p>0.5323558916</text:p>
          </table:table-cell>
          <table:table-cell office:value-type="float" office:value="8.61139023132112" calcext:value-type="float">
            <text:p>8.6113902313</text:p>
          </table:table-cell>
          <table:table-cell office:value-type="float" office:value="2.21154861438726" calcext:value-type="float">
            <text:p>2.2115486144</text:p>
          </table:table-cell>
          <table:table-cell office:value-type="float" office:value="0.159316689571062" calcext:value-type="float">
            <text:p>0.1593166896</text:p>
          </table:table-cell>
          <table:table-cell office:value-type="float" office:value="0.426984621490995" calcext:value-type="float">
            <text:p>0.4269846215</text:p>
          </table:table-cell>
          <table:table-cell office:value-type="float" office:value="515.744578043504" calcext:value-type="float">
            <text:p>515.7445780435</text:p>
          </table:table-cell>
        </table:table-row>
        <table:table-row table:style-name="ro1">
          <table:table-cell office:value-type="float" office:value="77.1313209581634" calcext:value-type="float">
            <text:p>77.1313209582</text:p>
          </table:table-cell>
          <table:table-cell office:value-type="float" office:value="11.4890001329477" calcext:value-type="float">
            <text:p>11.4890001329</text:p>
          </table:table-cell>
          <table:table-cell office:value-type="float" office:value="1.9276866932886" calcext:value-type="float">
            <text:p>1.9276866933</text:p>
          </table:table-cell>
          <table:table-cell office:value-type="float" office:value="251.878331087177" calcext:value-type="float">
            <text:p>251.8783310872</text:p>
          </table:table-cell>
          <table:table-cell office:value-type="float" office:value="0.61605656303987" calcext:value-type="float">
            <text:p>0.616056563</text:p>
          </table:table-cell>
          <table:table-cell office:value-type="float" office:value="8.69509090272636" calcext:value-type="float">
            <text:p>8.6950909027</text:p>
          </table:table-cell>
          <table:table-cell office:value-type="float" office:value="2.18770254400961" calcext:value-type="float">
            <text:p>2.187702544</text:p>
          </table:table-cell>
          <table:table-cell office:value-type="float" office:value="0.218961275209294" calcext:value-type="float">
            <text:p>0.2189612752</text:p>
          </table:table-cell>
          <table:table-cell office:value-type="float" office:value="0.413647765379853" calcext:value-type="float">
            <text:p>0.4136477654</text:p>
          </table:table-cell>
          <table:table-cell office:value-type="float" office:value="517.154270767136" calcext:value-type="float">
            <text:p>517.1542707671</text:p>
          </table:table-cell>
        </table:table-row>
        <table:table-row table:style-name="ro1">
          <table:table-cell office:value-type="float" office:value="75.3703185829631" calcext:value-type="float">
            <text:p>75.370318583</text:p>
          </table:table-cell>
          <table:table-cell office:value-type="float" office:value="3.29693037994538" calcext:value-type="float">
            <text:p>3.2969303799</text:p>
          </table:table-cell>
          <table:table-cell office:value-type="float" office:value="2.29693037994538" calcext:value-type="float">
            <text:p>2.2969303799</text:p>
          </table:table-cell>
          <table:table-cell office:value-type="float" office:value="249.463597046612" calcext:value-type="float">
            <text:p>249.4635970466</text:p>
          </table:table-cell>
          <table:table-cell office:value-type="float" office:value="1.07470815772316" calcext:value-type="float">
            <text:p>1.0747081577</text:p>
          </table:table-cell>
          <table:table-cell office:value-type="float" office:value="2.29693037994538" calcext:value-type="float">
            <text:p>2.2969303799</text:p>
          </table:table-cell>
          <table:table-cell office:value-type="float" office:value="1.99478716240184" calcext:value-type="float">
            <text:p>1.9947871624</text:p>
          </table:table-cell>
          <table:table-cell office:value-type="float" office:value="0.398180732288819" calcext:value-type="float">
            <text:p>0.3981807323</text:p>
          </table:table-cell>
          <table:table-cell office:value-type="float" office:value="0.634835492240596" calcext:value-type="float">
            <text:p>0.6348354922</text:p>
          </table:table-cell>
          <table:table-cell office:value-type="float" office:value="518.354223632771" calcext:value-type="float">
            <text:p>518.3542236328</text:p>
          </table:table-cell>
        </table:table-row>
        <table:table-row table:style-name="ro1">
          <table:table-cell office:value-type="float" office:value="76.8305968331488" calcext:value-type="float">
            <text:p>76.8305968331</text:p>
          </table:table-cell>
          <table:table-cell office:value-type="float" office:value="11.188276007933" calcext:value-type="float">
            <text:p>11.1882760079</text:p>
          </table:table-cell>
          <table:table-cell office:value-type="float" office:value="2.30772769554113" calcext:value-type="float">
            <text:p>2.3077276955</text:p>
          </table:table-cell>
          <table:table-cell office:value-type="float" office:value="251.577606962162" calcext:value-type="float">
            <text:p>251.5776069622</text:p>
          </table:table-cell>
          <table:table-cell office:value-type="float" office:value="0.315332438025218" calcext:value-type="float">
            <text:p>0.315332438</text:p>
          </table:table-cell>
          <table:table-cell office:value-type="float" office:value="8.39436677771171" calcext:value-type="float">
            <text:p>8.3943667777</text:p>
          </table:table-cell>
          <table:table-cell office:value-type="float" office:value="2.22007277180828" calcext:value-type="float">
            <text:p>2.2200727718</text:p>
          </table:table-cell>
          <table:table-cell office:value-type="float" office:value="0.140751250899062" calcext:value-type="float">
            <text:p>0.1407512509</text:p>
          </table:table-cell>
          <table:table-cell office:value-type="float" office:value="0.430786886543589" calcext:value-type="float">
            <text:p>0.4307868865</text:p>
          </table:table-cell>
          <table:table-cell office:value-type="float" office:value="519.925436678457" calcext:value-type="float">
            <text:p>519.9254366785</text:p>
          </table:table-cell>
        </table:table-row>
        <table:table-row table:style-name="ro1">
          <table:table-cell office:value-type="float" office:value="75.5081816835348" calcext:value-type="float">
            <text:p>75.5081816835</text:p>
          </table:table-cell>
          <table:table-cell office:value-type="float" office:value="2.91353147777359" calcext:value-type="float">
            <text:p>2.9135314778</text:p>
          </table:table-cell>
          <table:table-cell office:value-type="float" office:value="1.91353147777359" calcext:value-type="float">
            <text:p>1.9135314778</text:p>
          </table:table-cell>
          <table:table-cell office:value-type="float" office:value="249.08019814444" calcext:value-type="float">
            <text:p>249.0801981444</text:p>
          </table:table-cell>
          <table:table-cell office:value-type="float" office:value="0.691309255551368" calcext:value-type="float">
            <text:p>0.6913092556</text:p>
          </table:table-cell>
          <table:table-cell office:value-type="float" office:value="1.91353147777359" calcext:value-type="float">
            <text:p>1.9135314778</text:p>
          </table:table-cell>
          <table:table-cell office:value-type="float" office:value="1.93293679528314" calcext:value-type="float">
            <text:p>1.9329367953</text:p>
          </table:table-cell>
          <table:table-cell office:value-type="float" office:value="0.468928363266246" calcext:value-type="float">
            <text:p>0.4689283633</text:p>
          </table:table-cell>
          <table:table-cell office:value-type="float" office:value="0.604498569463244" calcext:value-type="float">
            <text:p>0.6044985695</text:p>
          </table:table-cell>
          <table:table-cell office:value-type="float" office:value="520.814537409796" calcext:value-type="float">
            <text:p>520.8145374098</text:p>
          </table:table-cell>
        </table:table-row>
        <table:table-row table:style-name="ro1">
          <table:table-cell office:value-type="float" office:value="77.1997668498009" calcext:value-type="float">
            <text:p>77.1997668498</text:p>
          </table:table-cell>
          <table:table-cell office:value-type="float" office:value="11.8043596048321" calcext:value-type="float">
            <text:p>11.8043596048</text:p>
          </table:table-cell>
          <table:table-cell office:value-type="float" office:value="2.24304616517297" calcext:value-type="float">
            <text:p>2.2430461652</text:p>
          </table:table-cell>
          <table:table-cell office:value-type="float" office:value="252.193690559061" calcext:value-type="float">
            <text:p>252.1936905591</text:p>
          </table:table-cell>
          <table:table-cell office:value-type="float" office:value="0.931416034924236" calcext:value-type="float">
            <text:p>0.9314160349</text:p>
          </table:table-cell>
          <table:table-cell office:value-type="float" office:value="9.01045037461073" calcext:value-type="float">
            <text:p>9.0104503746</text:p>
          </table:table-cell>
          <table:table-cell office:value-type="float" office:value="2.17092576730394" calcext:value-type="float">
            <text:p>2.1709257673</text:p>
          </table:table-cell>
          <table:table-cell office:value-type="float" office:value="0.218526461167792" calcext:value-type="float">
            <text:p>0.2185264612</text:p>
          </table:table-cell>
          <table:table-cell office:value-type="float" office:value="0.401938058471692" calcext:value-type="float">
            <text:p>0.4019380585</text:p>
          </table:table-cell>
          <table:table-cell office:value-type="float" office:value="521.430425466606" calcext:value-type="float">
            <text:p>521.4304254666</text:p>
          </table:table-cell>
        </table:table-row>
        <table:table-row table:style-name="ro1">
          <table:table-cell office:value-type="float" office:value="75.635574705526" calcext:value-type="float">
            <text:p>75.6355747055</text:p>
          </table:table-cell>
          <table:table-cell office:value-type="float" office:value="3.04092449976474" calcext:value-type="float">
            <text:p>3.0409244998</text:p>
          </table:table-cell>
          <table:table-cell office:value-type="float" office:value="2.04092449976474" calcext:value-type="float">
            <text:p>2.0409244998</text:p>
          </table:table-cell>
          <table:table-cell office:value-type="float" office:value="249.207591166431" calcext:value-type="float">
            <text:p>249.2075911664</text:p>
          </table:table-cell>
          <table:table-cell office:value-type="float" office:value="0.818702277542521" calcext:value-type="float">
            <text:p>0.8187022775</text:p>
          </table:table-cell>
          <table:table-cell office:value-type="float" office:value="2.04092449976474" calcext:value-type="float">
            <text:p>2.0409244998</text:p>
          </table:table-cell>
          <table:table-cell office:value-type="float" office:value="2.03139904226822" calcext:value-type="float">
            <text:p>2.0313990423</text:p>
          </table:table-cell>
          <table:table-cell office:value-type="float" office:value="0.491918310898369" calcext:value-type="float">
            <text:p>0.4919183109</text:p>
          </table:table-cell>
          <table:table-cell office:value-type="float" office:value="0.64998452428049" calcext:value-type="float">
            <text:p>0.6499845243</text:p>
          </table:table-cell>
          <table:table-cell office:value-type="float" office:value="524.010424566324" calcext:value-type="float">
            <text:p>524.0104245663</text:p>
          </table:table-cell>
        </table:table-row>
        <table:table-row table:style-name="ro1">
          <table:table-cell office:value-type="float" office:value="77.1431093079241" calcext:value-type="float">
            <text:p>77.1431093079</text:p>
          </table:table-cell>
          <table:table-cell office:value-type="float" office:value="11.6242452728319" calcext:value-type="float">
            <text:p>11.6242452728</text:p>
          </table:table-cell>
          <table:table-cell office:value-type="float" office:value="2.06293183317278" calcext:value-type="float">
            <text:p>2.0629318332</text:p>
          </table:table-cell>
          <table:table-cell office:value-type="float" office:value="252.013576227061" calcext:value-type="float">
            <text:p>252.0135762271</text:p>
          </table:table-cell>
          <table:table-cell office:value-type="float" office:value="0.751301702924053" calcext:value-type="float">
            <text:p>0.7513017029</text:p>
          </table:table-cell>
          <table:table-cell office:value-type="float" office:value="8.83033604261054" calcext:value-type="float">
            <text:p>8.8303360426</text:p>
          </table:table-cell>
          <table:table-cell office:value-type="float" office:value="2.1773168358985" calcext:value-type="float">
            <text:p>2.1773168359</text:p>
          </table:table-cell>
          <table:table-cell office:value-type="float" office:value="0.253932267658485" calcext:value-type="float">
            <text:p>0.2539322677</text:p>
          </table:table-cell>
          <table:table-cell office:value-type="float" office:value="0.404972760932502" calcext:value-type="float">
            <text:p>0.4049727609</text:p>
          </table:table-cell>
          <table:table-cell office:value-type="float" office:value="524.308127980452" calcext:value-type="float">
            <text:p>524.3081279805</text:p>
          </table:table-cell>
        </table:table-row>
        <table:table-row table:style-name="ro1">
          <table:table-cell office:value-type="float" office:value="77.3092516901463" calcext:value-type="float">
            <text:p>77.3092516901</text:p>
          </table:table-cell>
          <table:table-cell office:value-type="float" office:value="7.81233552885375" calcext:value-type="float">
            <text:p>7.8123355289</text:p>
          </table:table-cell>
          <table:table-cell office:value-type="float" office:value="2.58488887779395" calcext:value-type="float">
            <text:p>2.5848888778</text:p>
          </table:table-cell>
          <table:table-cell office:value-type="float" office:value="249.201666483083" calcext:value-type="float">
            <text:p>249.2016664831</text:p>
          </table:table-cell>
          <table:table-cell office:value-type="float" office:value="0.383836403390358" calcext:value-type="float">
            <text:p>0.3838364034</text:p>
          </table:table-cell>
          <table:table-cell office:value-type="float" office:value="6.01842629863241" calcext:value-type="float">
            <text:p>6.0184262986</text:p>
          </table:table-cell>
          <table:table-cell office:value-type="float" office:value="2.0364079491938" calcext:value-type="float">
            <text:p>2.0364079492</text:p>
          </table:table-cell>
          <table:table-cell office:value-type="float" office:value="0.228607271708988" calcext:value-type="float">
            <text:p>0.2286072717</text:p>
          </table:table-cell>
          <table:table-cell office:value-type="float" office:value="0.315939575317164" calcext:value-type="float">
            <text:p>0.3159395753</text:p>
          </table:table-cell>
          <table:table-cell office:value-type="float" office:value="531.076610871376" calcext:value-type="float">
            <text:p>531.0766108714</text:p>
          </table:table-cell>
        </table:table-row>
        <table:table-row table:style-name="ro1">
          <table:table-cell office:value-type="float" office:value="77.2565148917551" calcext:value-type="float">
            <text:p>77.2565148918</text:p>
          </table:table-cell>
          <table:table-cell office:value-type="float" office:value="13.1043886506984" calcext:value-type="float">
            <text:p>13.1043886507</text:p>
          </table:table-cell>
          <table:table-cell office:value-type="float" office:value="2.39797537869673" calcext:value-type="float">
            <text:p>2.3979753787</text:p>
          </table:table-cell>
          <table:table-cell office:value-type="float" office:value="252.993719604927" calcext:value-type="float">
            <text:p>252.9937196049</text:p>
          </table:table-cell>
          <table:table-cell office:value-type="float" office:value="0.50922285856841" calcext:value-type="float">
            <text:p>0.5092228586</text:p>
          </table:table-cell>
          <table:table-cell office:value-type="float" office:value="9.81047942047712" calcext:value-type="float">
            <text:p>9.8104794205</text:p>
          </table:table-cell>
          <table:table-cell office:value-type="float" office:value="2.16655321441025" calcext:value-type="float">
            <text:p>2.1665532144</text:p>
          </table:table-cell>
          <table:table-cell office:value-type="float" office:value="0.19966354438114" calcext:value-type="float">
            <text:p>0.1996635444</text:p>
          </table:table-cell>
          <table:table-cell office:value-type="float" office:value="0.393518314818626" calcext:value-type="float">
            <text:p>0.3935183148</text:p>
          </table:table-cell>
          <table:table-cell office:value-type="float" office:value="532.732779598032" calcext:value-type="float">
            <text:p>532.732779598</text:p>
          </table:table-cell>
        </table:table-row>
        <table:table-row table:style-name="ro1">
          <table:table-cell office:value-type="float" office:value="76.6700307563829" calcext:value-type="float">
            <text:p>76.6700307564</text:p>
          </table:table-cell>
          <table:table-cell office:value-type="float" office:value="6.09046971385918" calcext:value-type="float">
            <text:p>6.0904697139</text:p>
          </table:table-cell>
          <table:table-cell office:value-type="float" office:value="2.86824749163696" calcext:value-type="float">
            <text:p>2.8682474916</text:p>
          </table:table-cell>
          <table:table-cell office:value-type="float" office:value="251.257136380525" calcext:value-type="float">
            <text:p>251.2571363805</text:p>
          </table:table-cell>
          <table:table-cell office:value-type="float" office:value="0.423803047192518" calcext:value-type="float">
            <text:p>0.4238030472</text:p>
          </table:table-cell>
          <table:table-cell office:value-type="float" office:value="4.09046971385918" calcext:value-type="float">
            <text:p>4.0904697139</text:p>
          </table:table-cell>
          <table:table-cell office:value-type="float" office:value="1.8626951796508" calcext:value-type="float">
            <text:p>1.8626951797</text:p>
          </table:table-cell>
          <table:table-cell office:value-type="float" office:value="0.432850244812703" calcext:value-type="float">
            <text:p>0.4328502448</text:p>
          </table:table-cell>
          <table:table-cell office:value-type="float" office:value="0.571957658592928" calcext:value-type="float">
            <text:p>0.5719576586</text:p>
          </table:table-cell>
          <table:table-cell office:value-type="float" office:value="532.740303937988" calcext:value-type="float">
            <text:p>532.740303938</text:p>
          </table:table-cell>
        </table:table-row>
        <table:table-row table:style-name="ro1">
          <table:table-cell office:value-type="float" office:value="76.6700307563829" calcext:value-type="float">
            <text:p>76.6700307564</text:p>
          </table:table-cell>
          <table:table-cell office:value-type="float" office:value="5.09046971385918" calcext:value-type="float">
            <text:p>5.0904697139</text:p>
          </table:table-cell>
          <table:table-cell office:value-type="float" office:value="2.86824749163696" calcext:value-type="float">
            <text:p>2.8682474916</text:p>
          </table:table-cell>
          <table:table-cell office:value-type="float" office:value="251.257136380525" calcext:value-type="float">
            <text:p>251.2571363805</text:p>
          </table:table-cell>
          <table:table-cell office:value-type="float" office:value="0.423803047192518" calcext:value-type="float">
            <text:p>0.4238030472</text:p>
          </table:table-cell>
          <table:table-cell office:value-type="float" office:value="5.09046971385918" calcext:value-type="float">
            <text:p>5.0904697139</text:p>
          </table:table-cell>
          <table:table-cell office:value-type="float" office:value="1.8626951796508" calcext:value-type="float">
            <text:p>1.8626951797</text:p>
          </table:table-cell>
          <table:table-cell office:value-type="float" office:value="0.432850244812703" calcext:value-type="float">
            <text:p>0.4328502448</text:p>
          </table:table-cell>
          <table:table-cell office:value-type="float" office:value="0.571957658592928" calcext:value-type="float">
            <text:p>0.5719576586</text:p>
          </table:table-cell>
          <table:table-cell office:value-type="float" office:value="533.655153110797" calcext:value-type="float">
            <text:p>533.6551531108</text:p>
          </table:table-cell>
        </table:table-row>
        <table:table-row table:style-name="ro1">
          <table:table-cell office:value-type="float" office:value="76.6700307563829" calcext:value-type="float">
            <text:p>76.6700307564</text:p>
          </table:table-cell>
          <table:table-cell office:value-type="float" office:value="5.09046971385918" calcext:value-type="float">
            <text:p>5.0904697139</text:p>
          </table:table-cell>
          <table:table-cell office:value-type="float" office:value="3.86824749163696" calcext:value-type="float">
            <text:p>3.8682474916</text:p>
          </table:table-cell>
          <table:table-cell office:value-type="float" office:value="251.257136380525" calcext:value-type="float">
            <text:p>251.2571363805</text:p>
          </table:table-cell>
          <table:table-cell office:value-type="float" office:value="0.423803047192518" calcext:value-type="float">
            <text:p>0.4238030472</text:p>
          </table:table-cell>
          <table:table-cell office:value-type="float" office:value="4.09046971385918" calcext:value-type="float">
            <text:p>4.0904697139</text:p>
          </table:table-cell>
          <table:table-cell office:value-type="float" office:value="1.8626951796508" calcext:value-type="float">
            <text:p>1.8626951797</text:p>
          </table:table-cell>
          <table:table-cell office:value-type="float" office:value="0.432850244812703" calcext:value-type="float">
            <text:p>0.4328502448</text:p>
          </table:table-cell>
          <table:table-cell office:value-type="float" office:value="0.571957658592928" calcext:value-type="float">
            <text:p>0.5719576586</text:p>
          </table:table-cell>
          <table:table-cell office:value-type="float" office:value="533.826320541252" calcext:value-type="float">
            <text:p>533.8263205413</text:p>
          </table:table-cell>
        </table:table-row>
        <table:table-row table:style-name="ro1">
          <table:table-cell office:value-type="float" office:value="76.6700307563829" calcext:value-type="float">
            <text:p>76.6700307564</text:p>
          </table:table-cell>
          <table:table-cell office:value-type="float" office:value="5.09046971385918" calcext:value-type="float">
            <text:p>5.0904697139</text:p>
          </table:table-cell>
          <table:table-cell office:value-type="float" office:value="2.86824749163696" calcext:value-type="float">
            <text:p>2.8682474916</text:p>
          </table:table-cell>
          <table:table-cell office:value-type="float" office:value="251.257136380525" calcext:value-type="float">
            <text:p>251.2571363805</text:p>
          </table:table-cell>
          <table:table-cell office:value-type="float" office:value="1.42380304719252" calcext:value-type="float">
            <text:p>1.4238030472</text:p>
          </table:table-cell>
          <table:table-cell office:value-type="float" office:value="4.09046971385918" calcext:value-type="float">
            <text:p>4.0904697139</text:p>
          </table:table-cell>
          <table:table-cell office:value-type="float" office:value="1.8626951796508" calcext:value-type="float">
            <text:p>1.8626951797</text:p>
          </table:table-cell>
          <table:table-cell office:value-type="float" office:value="0.432850244812703" calcext:value-type="float">
            <text:p>0.4328502448</text:p>
          </table:table-cell>
          <table:table-cell office:value-type="float" office:value="0.571957658592928" calcext:value-type="float">
            <text:p>0.5719576586</text:p>
          </table:table-cell>
          <table:table-cell office:value-type="float" office:value="533.827356604889" calcext:value-type="float">
            <text:p>533.8273566049</text:p>
          </table:table-cell>
        </table:table-row>
        <table:table-row table:style-name="ro1">
          <table:table-cell office:value-type="float" office:value="75.2100054380448" calcext:value-type="float">
            <text:p>75.210005438</text:p>
          </table:table-cell>
          <table:table-cell office:value-type="float" office:value="2.61535523228354" calcext:value-type="float">
            <text:p>2.6153552323</text:p>
          </table:table-cell>
          <table:table-cell office:value-type="float" office:value="1.61535523228355" calcext:value-type="float">
            <text:p>1.6153552323</text:p>
          </table:table-cell>
          <table:table-cell office:value-type="float" office:value="248.78202189895" calcext:value-type="float">
            <text:p>248.782021899</text:p>
          </table:table-cell>
          <table:table-cell office:value-type="float" office:value="0.393133010061323" calcext:value-type="float">
            <text:p>0.3931330101</text:p>
          </table:table-cell>
          <table:table-cell office:value-type="float" office:value="1.61535523228355" calcext:value-type="float">
            <text:p>1.6153552323</text:p>
          </table:table-cell>
          <table:table-cell office:value-type="float" office:value="2.10893960006849" calcext:value-type="float">
            <text:p>2.1089396001</text:p>
          </table:table-cell>
          <table:table-cell office:value-type="float" office:value="1.46953652490246" calcext:value-type="float">
            <text:p>1.4695365249</text:p>
          </table:table-cell>
          <table:table-cell office:value-type="float" office:value="0.524018673925628" calcext:value-type="float">
            <text:p>0.5240186739</text:p>
          </table:table-cell>
          <table:table-cell office:value-type="float" office:value="533.887465815488" calcext:value-type="float">
            <text:p>533.8874658155</text:p>
          </table:table-cell>
        </table:table-row>
        <table:table-row table:style-name="ro1">
          <table:table-cell office:value-type="float" office:value="76.6700307563829" calcext:value-type="float">
            <text:p>76.6700307564</text:p>
          </table:table-cell>
          <table:table-cell office:value-type="float" office:value="5.09046971385918" calcext:value-type="float">
            <text:p>5.0904697139</text:p>
          </table:table-cell>
          <table:table-cell office:value-type="float" office:value="2.86824749163696" calcext:value-type="float">
            <text:p>2.8682474916</text:p>
          </table:table-cell>
          <table:table-cell office:value-type="float" office:value="252.257136380525" calcext:value-type="float">
            <text:p>252.2571363805</text:p>
          </table:table-cell>
          <table:table-cell office:value-type="float" office:value="0.423803047192518" calcext:value-type="float">
            <text:p>0.4238030472</text:p>
          </table:table-cell>
          <table:table-cell office:value-type="float" office:value="4.09046971385918" calcext:value-type="float">
            <text:p>4.0904697139</text:p>
          </table:table-cell>
          <table:table-cell office:value-type="float" office:value="1.8626951796508" calcext:value-type="float">
            <text:p>1.8626951797</text:p>
          </table:table-cell>
          <table:table-cell office:value-type="float" office:value="0.432850244812703" calcext:value-type="float">
            <text:p>0.4328502448</text:p>
          </table:table-cell>
          <table:table-cell office:value-type="float" office:value="0.571957658592928" calcext:value-type="float">
            <text:p>0.5719576586</text:p>
          </table:table-cell>
          <table:table-cell office:value-type="float" office:value="533.906491798358" calcext:value-type="float">
            <text:p>533.9064917984</text:p>
          </table:table-cell>
        </table:table-row>
        <table:table-row table:style-name="ro1">
          <table:table-cell office:value-type="float" office:value="76.6700307563829" calcext:value-type="float">
            <text:p>76.6700307564</text:p>
          </table:table-cell>
          <table:table-cell office:value-type="float" office:value="5.09046971385918" calcext:value-type="float">
            <text:p>5.0904697139</text:p>
          </table:table-cell>
          <table:table-cell office:value-type="float" office:value="2.86824749163696" calcext:value-type="float">
            <text:p>2.8682474916</text:p>
          </table:table-cell>
          <table:table-cell office:value-type="float" office:value="251.257136380525" calcext:value-type="float">
            <text:p>251.2571363805</text:p>
          </table:table-cell>
          <table:table-cell office:value-type="float" office:value="0.423803047192518" calcext:value-type="float">
            <text:p>0.4238030472</text:p>
          </table:table-cell>
          <table:table-cell office:value-type="float" office:value="4.09046971385918" calcext:value-type="float">
            <text:p>4.0904697139</text:p>
          </table:table-cell>
          <table:table-cell office:value-type="float" office:value="1.8626951796508" calcext:value-type="float">
            <text:p>1.8626951797</text:p>
          </table:table-cell>
          <table:table-cell office:value-type="float" office:value="0.432850244812703" calcext:value-type="float">
            <text:p>0.4328502448</text:p>
          </table:table-cell>
          <table:table-cell office:value-type="float" office:value="0.571957658592928" calcext:value-type="float">
            <text:p>0.5719576586</text:p>
          </table:table-cell>
          <table:table-cell office:value-type="float" office:value="533.919769368947" calcext:value-type="float">
            <text:p>533.9197693689</text:p>
          </table:table-cell>
        </table:table-row>
        <table:table-row table:style-name="ro1">
          <table:table-cell office:value-type="float" office:value="76.6700307563829" calcext:value-type="float">
            <text:p>76.6700307564</text:p>
          </table:table-cell>
          <table:table-cell office:value-type="float" office:value="5.09046971385918" calcext:value-type="float">
            <text:p>5.0904697139</text:p>
          </table:table-cell>
          <table:table-cell office:value-type="float" office:value="2.86824749163696" calcext:value-type="float">
            <text:p>2.8682474916</text:p>
          </table:table-cell>
          <table:table-cell office:value-type="float" office:value="251.257136380525" calcext:value-type="float">
            <text:p>251.2571363805</text:p>
          </table:table-cell>
          <table:table-cell office:value-type="float" office:value="0.423803047192518" calcext:value-type="float">
            <text:p>0.4238030472</text:p>
          </table:table-cell>
          <table:table-cell office:value-type="float" office:value="4.09046971385918" calcext:value-type="float">
            <text:p>4.0904697139</text:p>
          </table:table-cell>
          <table:table-cell office:value-type="float" office:value="1.8626951796508" calcext:value-type="float">
            <text:p>1.8626951797</text:p>
          </table:table-cell>
          <table:table-cell office:value-type="float" office:value="0.432850244812703" calcext:value-type="float">
            <text:p>0.4328502448</text:p>
          </table:table-cell>
          <table:table-cell office:value-type="float" office:value="0.571957658592928" calcext:value-type="float">
            <text:p>0.5719576586</text:p>
          </table:table-cell>
          <table:table-cell office:value-type="float" office:value="533.919769368947" calcext:value-type="float">
            <text:p>533.9197693689</text:p>
          </table:table-cell>
        </table:table-row>
        <table:table-row table:style-name="ro1">
          <table:table-cell office:value-type="float" office:value="76.9543524115854" calcext:value-type="float">
            <text:p>76.9543524116</text:p>
          </table:table-cell>
          <table:table-cell office:value-type="float" office:value="12.3022261705287" calcext:value-type="float">
            <text:p>12.3022261705</text:p>
          </table:table-cell>
          <table:table-cell office:value-type="float" office:value="2.28823783375027" calcext:value-type="float">
            <text:p>2.2882378338</text:p>
          </table:table-cell>
          <table:table-cell office:value-type="float" office:value="252.691557124758" calcext:value-type="float">
            <text:p>252.6915571248</text:p>
          </table:table-cell>
          <table:table-cell office:value-type="float" office:value="0.207060378398662" calcext:value-type="float">
            <text:p>0.2070603784</text:p>
          </table:table-cell>
          <table:table-cell office:value-type="float" office:value="9.50831694030737" calcext:value-type="float">
            <text:p>9.5083169403</text:p>
          </table:table-cell>
          <table:table-cell office:value-type="float" office:value="2.18451876419404" calcext:value-type="float">
            <text:p>2.1845187642</text:p>
          </table:table-cell>
          <table:table-cell office:value-type="float" office:value="0.20062904306829" calcext:value-type="float">
            <text:p>0.2006290431</text:p>
          </table:table-cell>
          <table:table-cell office:value-type="float" office:value="0.403981023340363" calcext:value-type="float">
            <text:p>0.4039810233</text:p>
          </table:table-cell>
          <table:table-cell office:value-type="float" office:value="535.129477370569" calcext:value-type="float">
            <text:p>535.1294773706</text:p>
          </table:table-cell>
        </table:table-row>
        <table:table-row table:style-name="ro1">
          <table:table-cell office:value-type="float" office:value="76.4811022601654" calcext:value-type="float">
            <text:p>76.4811022602</text:p>
          </table:table-cell>
          <table:table-cell office:value-type="float" office:value="4.90154121764166" calcext:value-type="float">
            <text:p>4.9015412176</text:p>
          </table:table-cell>
          <table:table-cell office:value-type="float" office:value="2.67931899541944" calcext:value-type="float">
            <text:p>2.6793189954</text:p>
          </table:table-cell>
          <table:table-cell office:value-type="float" office:value="251.068207884308" calcext:value-type="float">
            <text:p>251.0682078843</text:p>
          </table:table-cell>
          <table:table-cell office:value-type="float" office:value="0.234874550975002" calcext:value-type="float">
            <text:p>0.234874551</text:p>
          </table:table-cell>
          <table:table-cell office:value-type="float" office:value="3.90154121764166" calcext:value-type="float">
            <text:p>3.9015412176</text:p>
          </table:table-cell>
          <table:table-cell office:value-type="float" office:value="1.8665090339482" calcext:value-type="float">
            <text:p>1.8665090339</text:p>
          </table:table-cell>
          <table:table-cell office:value-type="float" office:value="0.520147089879577" calcext:value-type="float">
            <text:p>0.5201470899</text:p>
          </table:table-cell>
          <table:table-cell office:value-type="float" office:value="0.576243735463122" calcext:value-type="float">
            <text:p>0.5762437355</text:p>
          </table:table-cell>
          <table:table-cell office:value-type="float" office:value="538.057452383718" calcext:value-type="float">
            <text:p>538.0574523837</text:p>
          </table:table-cell>
        </table:table-row>
        <table:table-row table:style-name="ro1">
          <table:table-cell office:value-type="float" office:value="77.0792552648034" calcext:value-type="float">
            <text:p>77.0792552648</text:p>
          </table:table-cell>
          <table:table-cell office:value-type="float" office:value="12.4271290237468" calcext:value-type="float">
            <text:p>12.4271290237</text:p>
          </table:table-cell>
          <table:table-cell office:value-type="float" office:value="2.32054809437575" calcext:value-type="float">
            <text:p>2.3205480944</text:p>
          </table:table-cell>
          <table:table-cell office:value-type="float" office:value="252.816459977975" calcext:value-type="float">
            <text:p>252.816459978</text:p>
          </table:table-cell>
          <table:table-cell office:value-type="float" office:value="0.331963231616733" calcext:value-type="float">
            <text:p>0.3319632316</text:p>
          </table:table-cell>
          <table:table-cell office:value-type="float" office:value="9.63321979352544" calcext:value-type="float">
            <text:p>9.6332197935</text:p>
          </table:table-cell>
          <table:table-cell office:value-type="float" office:value="2.1763736120511" calcext:value-type="float">
            <text:p>2.1763736121</text:p>
          </table:table-cell>
          <table:table-cell office:value-type="float" office:value="0.238368530726483" calcext:value-type="float">
            <text:p>0.2383685307</text:p>
          </table:table-cell>
          <table:table-cell office:value-type="float" office:value="0.397464493672337" calcext:value-type="float">
            <text:p>0.3974644937</text:p>
          </table:table-cell>
          <table:table-cell office:value-type="float" office:value="539.308326074358" calcext:value-type="float">
            <text:p>539.3083260744</text:p>
          </table:table-cell>
        </table:table-row>
        <table:table-row table:style-name="ro1">
          <table:table-cell office:value-type="float" office:value="77.0792552648034" calcext:value-type="float">
            <text:p>77.0792552648</text:p>
          </table:table-cell>
          <table:table-cell office:value-type="float" office:value="12.9271290237468" calcext:value-type="float">
            <text:p>12.9271290237</text:p>
          </table:table-cell>
          <table:table-cell office:value-type="float" office:value="2.32054809437575" calcext:value-type="float">
            <text:p>2.3205480944</text:p>
          </table:table-cell>
          <table:table-cell office:value-type="float" office:value="252.816459977975" calcext:value-type="float">
            <text:p>252.816459978</text:p>
          </table:table-cell>
          <table:table-cell office:value-type="float" office:value="0.331963231616733" calcext:value-type="float">
            <text:p>0.3319632316</text:p>
          </table:table-cell>
          <table:table-cell office:value-type="float" office:value="9.63321979352544" calcext:value-type="float">
            <text:p>9.6332197935</text:p>
          </table:table-cell>
          <table:table-cell office:value-type="float" office:value="2.1763736120511" calcext:value-type="float">
            <text:p>2.1763736121</text:p>
          </table:table-cell>
          <table:table-cell office:value-type="float" office:value="0.238368530726483" calcext:value-type="float">
            <text:p>0.2383685307</text:p>
          </table:table-cell>
          <table:table-cell office:value-type="float" office:value="0.397464493672337" calcext:value-type="float">
            <text:p>0.3974644937</text:p>
          </table:table-cell>
          <table:table-cell office:value-type="float" office:value="539.341846637292" calcext:value-type="float">
            <text:p>539.3418466373</text:p>
          </table:table-cell>
        </table:table-row>
        <table:table-row table:style-name="ro1">
          <table:table-cell office:value-type="float" office:value="77.0259483692187" calcext:value-type="float">
            <text:p>77.0259483692</text:p>
          </table:table-cell>
          <table:table-cell office:value-type="float" office:value="9.05029421066965" calcext:value-type="float">
            <text:p>9.0502942107</text:p>
          </table:table-cell>
          <table:table-cell office:value-type="float" office:value="1.60062533738763" calcext:value-type="float">
            <text:p>1.6006253374</text:p>
          </table:table-cell>
          <table:table-cell office:value-type="float" office:value="249.439625164899" calcext:value-type="float">
            <text:p>249.4396251649</text:p>
          </table:table-cell>
          <table:table-cell office:value-type="float" office:value="0.62179508520626" calcext:value-type="float">
            <text:p>0.6217950852</text:p>
          </table:table-cell>
          <table:table-cell office:value-type="float" office:value="6.25638498044831" calcext:value-type="float">
            <text:p>6.2563849804</text:p>
          </table:table-cell>
          <table:table-cell office:value-type="float" office:value="2.30831468653263" calcext:value-type="float">
            <text:p>2.3083146865</text:p>
          </table:table-cell>
          <table:table-cell office:value-type="float" office:value="0.193519429652698" calcext:value-type="float">
            <text:p>0.1935194297</text:p>
          </table:table-cell>
          <table:table-cell office:value-type="float" office:value="0.46598725999239" calcext:value-type="float">
            <text:p>0.46598726</text:p>
          </table:table-cell>
          <table:table-cell office:value-type="float" office:value="544.100143100009" calcext:value-type="float">
            <text:p>544.1001431</text:p>
          </table:table-cell>
        </table:table-row>
        <table:table-row table:style-name="ro1">
          <table:table-cell office:value-type="float" office:value="76.966612219077" calcext:value-type="float">
            <text:p>76.9666122191</text:p>
          </table:table-cell>
          <table:table-cell office:value-type="float" office:value="7.27460384623129" calcext:value-type="float">
            <text:p>7.2746038462</text:p>
          </table:table-cell>
          <table:table-cell office:value-type="float" office:value="2.6730843039351" calcext:value-type="float">
            <text:p>2.6730843039</text:p>
          </table:table-cell>
          <table:table-cell office:value-type="float" office:value="250.180456349221" calcext:value-type="float">
            <text:p>250.1804563492</text:p>
          </table:table-cell>
          <table:table-cell office:value-type="float" office:value="0.927274178483386" calcext:value-type="float">
            <text:p>0.9272741785</text:p>
          </table:table-cell>
          <table:table-cell office:value-type="float" office:value="6.20566690832462" calcext:value-type="float">
            <text:p>6.2056669083</text:p>
          </table:table-cell>
          <table:table-cell office:value-type="float" office:value="2.45610510743126" calcext:value-type="float">
            <text:p>2.4561051074</text:p>
          </table:table-cell>
          <table:table-cell office:value-type="float" office:value="0.0818037410596755" calcext:value-type="float">
            <text:p>0.0818037411</text:p>
          </table:table-cell>
          <table:table-cell office:value-type="float" office:value="0.536711006029257" calcext:value-type="float">
            <text:p>0.536711006</text:p>
          </table:table-cell>
          <table:table-cell office:value-type="float" office:value="545.325757412076" calcext:value-type="float">
            <text:p>545.3257574121</text:p>
          </table:table-cell>
        </table:table-row>
        <table:table-row table:style-name="ro1">
          <table:table-cell office:value-type="float" office:value="77.6700307563829" calcext:value-type="float">
            <text:p>77.6700307564</text:p>
          </table:table-cell>
          <table:table-cell office:value-type="float" office:value="5.09046971385918" calcext:value-type="float">
            <text:p>5.0904697139</text:p>
          </table:table-cell>
          <table:table-cell office:value-type="float" office:value="2.86824749163696" calcext:value-type="float">
            <text:p>2.8682474916</text:p>
          </table:table-cell>
          <table:table-cell office:value-type="float" office:value="251.257136380525" calcext:value-type="float">
            <text:p>251.2571363805</text:p>
          </table:table-cell>
          <table:table-cell office:value-type="float" office:value="0.423803047192518" calcext:value-type="float">
            <text:p>0.4238030472</text:p>
          </table:table-cell>
          <table:table-cell office:value-type="float" office:value="4.09046971385918" calcext:value-type="float">
            <text:p>4.0904697139</text:p>
          </table:table-cell>
          <table:table-cell office:value-type="float" office:value="1.8626951796508" calcext:value-type="float">
            <text:p>1.8626951797</text:p>
          </table:table-cell>
          <table:table-cell office:value-type="float" office:value="0.432850244812703" calcext:value-type="float">
            <text:p>0.4328502448</text:p>
          </table:table-cell>
          <table:table-cell office:value-type="float" office:value="0.571957658592928" calcext:value-type="float">
            <text:p>0.5719576586</text:p>
          </table:table-cell>
          <table:table-cell office:value-type="float" office:value="546.525471415691" calcext:value-type="float">
            <text:p>546.5254714157</text:p>
          </table:table-cell>
        </table:table-row>
        <table:table-row table:style-name="ro1">
          <table:table-cell office:value-type="float" office:value="77.764829250121" calcext:value-type="float">
            <text:p>77.7648292501</text:p>
          </table:table-cell>
          <table:table-cell office:value-type="float" office:value="6.85059865505311" calcext:value-type="float">
            <text:p>6.8505986551</text:p>
          </table:table-cell>
          <table:table-cell office:value-type="float" office:value="2.74290627325074" calcext:value-type="float">
            <text:p>2.7429062733</text:p>
          </table:table-cell>
          <table:table-cell office:value-type="float" office:value="249.756451158043" calcext:value-type="float">
            <text:p>249.756451158</text:p>
          </table:table-cell>
          <table:table-cell office:value-type="float" office:value="0.503268987305202" calcext:value-type="float">
            <text:p>0.5032689873</text:p>
          </table:table-cell>
          <table:table-cell office:value-type="float" office:value="5.78166171714644" calcext:value-type="float">
            <text:p>5.7816617171</text:p>
          </table:table-cell>
          <table:table-cell office:value-type="float" office:value="1.93023737554231" calcext:value-type="float">
            <text:p>1.9302373755</text:p>
          </table:table-cell>
          <table:table-cell office:value-type="float" office:value="0.116566004988151" calcext:value-type="float">
            <text:p>0.116566005</text:p>
          </table:table-cell>
          <table:table-cell office:value-type="float" office:value="0.605462512299587" calcext:value-type="float">
            <text:p>0.6054625123</text:p>
          </table:table-cell>
          <table:table-cell office:value-type="float" office:value="547.051220116994" calcext:value-type="float">
            <text:p>547.051220117</text:p>
          </table:table-cell>
        </table:table-row>
        <table:table-row table:style-name="ro1">
          <table:table-cell office:value-type="float" office:value="76.8382814919246" calcext:value-type="float">
            <text:p>76.8382814919</text:p>
          </table:table-cell>
          <table:table-cell office:value-type="float" office:value="13.3886396282495" calcext:value-type="float">
            <text:p>13.3886396282</text:p>
          </table:table-cell>
          <table:table-cell office:value-type="float" office:value="2.31418456045104" calcext:value-type="float">
            <text:p>2.3141845605</text:p>
          </table:table-cell>
          <table:table-cell office:value-type="float" office:value="253.277970582478" calcext:value-type="float">
            <text:p>253.2779705825</text:p>
          </table:table-cell>
          <table:table-cell office:value-type="float" office:value="0.793473836119428" calcext:value-type="float">
            <text:p>0.7934738361</text:p>
          </table:table-cell>
          <table:table-cell office:value-type="float" office:value="10.0947303980281" calcext:value-type="float">
            <text:p>10.094730398</text:p>
          </table:table-cell>
          <table:table-cell office:value-type="float" office:value="2.17040545986661" calcext:value-type="float">
            <text:p>2.1704054599</text:p>
          </table:table-cell>
          <table:table-cell office:value-type="float" office:value="0.213580743009323" calcext:value-type="float">
            <text:p>0.213580743</text:p>
          </table:table-cell>
          <table:table-cell office:value-type="float" office:value="0.391099737200355" calcext:value-type="float">
            <text:p>0.3910997372</text:p>
          </table:table-cell>
          <table:table-cell office:value-type="float" office:value="547.495460780741" calcext:value-type="float">
            <text:p>547.4954607807</text:p>
          </table:table-cell>
        </table:table-row>
        <table:table-row table:style-name="ro1">
          <table:table-cell office:value-type="float" office:value="77.0580935151634" calcext:value-type="float">
            <text:p>77.0580935152</text:p>
          </table:table-cell>
          <table:table-cell office:value-type="float" office:value="13.6084516514882" calcext:value-type="float">
            <text:p>13.6084516515</text:p>
          </table:table-cell>
          <table:table-cell office:value-type="float" office:value="2.19296625294751" calcext:value-type="float">
            <text:p>2.1929662529</text:p>
          </table:table-cell>
          <table:table-cell office:value-type="float" office:value="253.497782605717" calcext:value-type="float">
            <text:p>253.4977826057</text:p>
          </table:table-cell>
          <table:table-cell office:value-type="float" office:value="1.01328585935816" calcext:value-type="float">
            <text:p>1.0132858594</text:p>
          </table:table-cell>
          <table:table-cell office:value-type="float" office:value="10.3145424212669" calcext:value-type="float">
            <text:p>10.3145424213</text:p>
          </table:table-cell>
          <table:table-cell office:value-type="float" office:value="2.17186559246302" calcext:value-type="float">
            <text:p>2.1718655925</text:p>
          </table:table-cell>
          <table:table-cell office:value-type="float" office:value="0.168337177813836" calcext:value-type="float">
            <text:p>0.1683371778</text:p>
          </table:table-cell>
          <table:table-cell office:value-type="float" office:value="0.390038218813072" calcext:value-type="float">
            <text:p>0.3900382188</text:p>
          </table:table-cell>
          <table:table-cell office:value-type="float" office:value="547.652128191412" calcext:value-type="float">
            <text:p>547.6521281914</text:p>
          </table:table-cell>
        </table:table-row>
        <table:table-row table:style-name="ro1">
          <table:table-cell office:value-type="float" office:value="75.9155479465164" calcext:value-type="float">
            <text:p>75.9155479465</text:p>
          </table:table-cell>
          <table:table-cell office:value-type="float" office:value="4.33598690399254" calcext:value-type="float">
            <text:p>4.335986904</text:p>
          </table:table-cell>
          <table:table-cell office:value-type="float" office:value="3.33598690399255" calcext:value-type="float">
            <text:p>3.335986904</text:p>
          </table:table-cell>
          <table:table-cell office:value-type="float" office:value="250.502653570659" calcext:value-type="float">
            <text:p>250.5026535707</text:p>
          </table:table-cell>
          <table:table-cell office:value-type="float" office:value="0.891542459548108" calcext:value-type="float">
            <text:p>0.8915424595</text:p>
          </table:table-cell>
          <table:table-cell office:value-type="float" office:value="3.33598690399255" calcext:value-type="float">
            <text:p>3.335986904</text:p>
          </table:table-cell>
          <table:table-cell office:value-type="float" office:value="1.36667415105433" calcext:value-type="float">
            <text:p>1.3666741511</text:p>
          </table:table-cell>
          <table:table-cell office:value-type="float" office:value="0.776025740795922" calcext:value-type="float">
            <text:p>0.7760257408</text:p>
          </table:table-cell>
          <table:table-cell office:value-type="float" office:value="0.222222223222222" calcext:value-type="float">
            <text:p>0.2222222232</text:p>
          </table:table-cell>
          <table:table-cell office:value-type="float" office:value="549.790724274615" calcext:value-type="float">
            <text:p>549.7907242746</text:p>
          </table:table-cell>
        </table:table-row>
        <table:table-row table:style-name="ro1">
          <table:table-cell office:value-type="float" office:value="77.4050083889647" calcext:value-type="float">
            <text:p>77.405008389</text:p>
          </table:table-cell>
          <table:table-cell office:value-type="float" office:value="13.9553665252895" calcext:value-type="float">
            <text:p>13.9553665253</text:p>
          </table:table-cell>
          <table:table-cell office:value-type="float" office:value="2.12721537457691" calcext:value-type="float">
            <text:p>2.1272153746</text:p>
          </table:table-cell>
          <table:table-cell office:value-type="float" office:value="253.844697479518" calcext:value-type="float">
            <text:p>253.8446974795</text:p>
          </table:table-cell>
          <table:table-cell office:value-type="float" office:value="0.137978510937267" calcext:value-type="float">
            <text:p>0.1379785109</text:p>
          </table:table-cell>
          <table:table-cell office:value-type="float" office:value="10.6614572950682" calcext:value-type="float">
            <text:p>10.6614572951</text:p>
          </table:table-cell>
          <table:table-cell office:value-type="float" office:value="2.16352205614777" calcext:value-type="float">
            <text:p>2.1635220561</text:p>
          </table:table-cell>
          <table:table-cell office:value-type="float" office:value="0.19370562722656" calcext:value-type="float">
            <text:p>0.1937056272</text:p>
          </table:table-cell>
          <table:table-cell office:value-type="float" office:value="0.382394028987389" calcext:value-type="float">
            <text:p>0.382394029</text:p>
          </table:table-cell>
          <table:table-cell office:value-type="float" office:value="550.928423184156" calcext:value-type="float">
            <text:p>550.9284231842</text:p>
          </table:table-cell>
        </table:table-row>
        <table:table-row table:style-name="ro1">
          <table:table-cell office:value-type="float" office:value="77.1108703078723" calcext:value-type="float">
            <text:p>77.1108703079</text:p>
          </table:table-cell>
          <table:table-cell office:value-type="float" office:value="9.13521614932324" calcext:value-type="float">
            <text:p>9.1352161493</text:p>
          </table:table-cell>
          <table:table-cell office:value-type="float" office:value="1.68554727604121" calcext:value-type="float">
            <text:p>1.685547276</text:p>
          </table:table-cell>
          <table:table-cell office:value-type="float" office:value="249.524547103552" calcext:value-type="float">
            <text:p>249.5245471036</text:p>
          </table:table-cell>
          <table:table-cell office:value-type="float" office:value="0.706717023859845" calcext:value-type="float">
            <text:p>0.7067170239</text:p>
          </table:table-cell>
          <table:table-cell office:value-type="float" office:value="6.3413069191019" calcext:value-type="float">
            <text:p>6.3413069191</text:p>
          </table:table-cell>
          <table:table-cell office:value-type="float" office:value="2.03524580400381" calcext:value-type="float">
            <text:p>2.035245804</text:p>
          </table:table-cell>
          <table:table-cell office:value-type="float" office:value="0.278441368306283" calcext:value-type="float">
            <text:p>0.2784413683</text:p>
          </table:table-cell>
          <table:table-cell office:value-type="float" office:value="0.306651876987806" calcext:value-type="float">
            <text:p>0.306651877</text:p>
          </table:table-cell>
          <table:table-cell office:value-type="float" office:value="551.874520852434" calcext:value-type="float">
            <text:p>551.8745208524</text:p>
          </table:table-cell>
        </table:table-row>
        <table:table-row table:style-name="ro1">
          <table:table-cell office:value-type="float" office:value="76.6720456398162" calcext:value-type="float">
            <text:p>76.6720456398</text:p>
          </table:table-cell>
          <table:table-cell office:value-type="float" office:value="5.69605112678492" calcext:value-type="float">
            <text:p>5.6960511268</text:p>
          </table:table-cell>
          <table:table-cell office:value-type="float" office:value="3.47382890456269" calcext:value-type="float">
            <text:p>3.4738289046</text:p>
          </table:table-cell>
          <table:table-cell office:value-type="float" office:value="250.640495571229" calcext:value-type="float">
            <text:p>250.6404955712</text:p>
          </table:table-cell>
          <table:table-cell office:value-type="float" office:value="1.02938446011826" calcext:value-type="float">
            <text:p>1.0293844601</text:p>
          </table:table-cell>
          <table:table-cell office:value-type="float" office:value="4.69605112678492" calcext:value-type="float">
            <text:p>4.6960511268</text:p>
          </table:table-cell>
          <table:table-cell office:value-type="float" office:value="1.95257023947243" calcext:value-type="float">
            <text:p>1.9525702395</text:p>
          </table:table-cell>
          <table:table-cell office:value-type="float" office:value="0.47371847042392" calcext:value-type="float">
            <text:p>0.4737184704</text:p>
          </table:table-cell>
          <table:table-cell office:value-type="float" office:value="0.626879152213682" calcext:value-type="float">
            <text:p>0.6268791522</text:p>
          </table:table-cell>
          <table:table-cell office:value-type="float" office:value="554.306254730329" calcext:value-type="float">
            <text:p>554.3062547303</text:p>
          </table:table-cell>
        </table:table-row>
        <table:table-row table:style-name="ro1">
          <table:table-cell office:value-type="float" office:value="75.4045959476216" calcext:value-type="float">
            <text:p>75.4045959476</text:p>
          </table:table-cell>
          <table:table-cell office:value-type="float" office:value="2.80994574186034" calcext:value-type="float">
            <text:p>2.8099457419</text:p>
          </table:table-cell>
          <table:table-cell office:value-type="float" office:value="1.80994574186034" calcext:value-type="float">
            <text:p>1.8099457419</text:p>
          </table:table-cell>
          <table:table-cell office:value-type="float" office:value="248.976612408527" calcext:value-type="float">
            <text:p>248.9766124085</text:p>
          </table:table-cell>
          <table:table-cell office:value-type="float" office:value="0.587723519638115" calcext:value-type="float">
            <text:p>0.5877235196</text:p>
          </table:table-cell>
          <table:table-cell office:value-type="float" office:value="1.80994574186034" calcext:value-type="float">
            <text:p>1.8099457419</text:p>
          </table:table-cell>
          <table:table-cell office:value-type="float" office:value="1.66010685099569" calcext:value-type="float">
            <text:p>1.660106851</text:p>
          </table:table-cell>
          <table:table-cell office:value-type="float" office:value="0.664127034479255" calcext:value-type="float">
            <text:p>0.6641270345</text:p>
          </table:table-cell>
          <table:table-cell office:value-type="float" office:value="0.467481603647129" calcext:value-type="float">
            <text:p>0.4674816036</text:p>
          </table:table-cell>
          <table:table-cell office:value-type="float" office:value="555.683556180971" calcext:value-type="float">
            <text:p>555.683556181</text:p>
          </table:table-cell>
        </table:table-row>
        <table:table-row table:style-name="ro1">
          <table:table-cell office:value-type="float" office:value="75.262660815472" calcext:value-type="float">
            <text:p>75.2626608155</text:p>
          </table:table-cell>
          <table:table-cell office:value-type="float" office:value="3.68309977294818" calcext:value-type="float">
            <text:p>3.6830997729</text:p>
          </table:table-cell>
          <table:table-cell office:value-type="float" office:value="2.68309977294818" calcext:value-type="float">
            <text:p>2.6830997729</text:p>
          </table:table-cell>
          <table:table-cell office:value-type="float" office:value="249.849766439614" calcext:value-type="float">
            <text:p>249.8497664396</text:p>
          </table:table-cell>
          <table:table-cell office:value-type="float" office:value="0.238655328503736" calcext:value-type="float">
            <text:p>0.2386553285</text:p>
          </table:table-cell>
          <table:table-cell office:value-type="float" office:value="2.68309977294818" calcext:value-type="float">
            <text:p>2.6830997729</text:p>
          </table:table-cell>
          <table:table-cell office:value-type="float" office:value="2.4771010005791" calcext:value-type="float">
            <text:p>2.4771010006</text:p>
          </table:table-cell>
          <table:table-cell office:value-type="float" office:value="0.279553407735579" calcext:value-type="float">
            <text:p>0.2795534077</text:p>
          </table:table-cell>
          <table:table-cell office:value-type="float" office:value="0.55808740276784" calcext:value-type="float">
            <text:p>0.5580874028</text:p>
          </table:table-cell>
          <table:table-cell office:value-type="float" office:value="562.110531398786" calcext:value-type="float">
            <text:p>562.1105313988</text:p>
          </table:table-cell>
        </table:table-row>
        <table:table-row table:style-name="ro1">
          <table:table-cell office:value-type="float" office:value="75.2592592592592" calcext:value-type="float">
            <text:p>75.2592592593</text:p>
          </table:table-cell>
          <table:table-cell office:value-type="float" office:value="1.75925925925926" calcext:value-type="float">
            <text:p>1.7592592593</text:p>
          </table:table-cell>
          <table:table-cell office:value-type="float" office:value="0.759259259259259" calcext:value-type="float">
            <text:p>0.7592592593</text:p>
          </table:table-cell>
          <table:table-cell office:value-type="float" office:value="250.259259259259" calcext:value-type="float">
            <text:p>250.2592592593</text:p>
          </table:table-cell>
          <table:table-cell table:number-columns-repeated="2" office:value-type="float" office:value="0.759259259259259" calcext:value-type="float">
            <text:p>0.7592592593</text:p>
          </table:table-cell>
          <table:table-cell office:value-type="float" office:value="1.92925925925926" calcext:value-type="float">
            <text:p>1.9292592593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622222222333333" calcext:value-type="float">
            <text:p>0.6222222223</text:p>
          </table:table-cell>
          <table:table-cell office:value-type="float" office:value="563.259400893342" calcext:value-type="float">
            <text:p>563.2594008933</text:p>
          </table:table-cell>
        </table:table-row>
        <table:table-row table:style-name="ro1">
          <table:table-cell office:value-type="float" office:value="75.5868853872385" calcext:value-type="float">
            <text:p>75.5868853872</text:p>
          </table:table-cell>
          <table:table-cell office:value-type="float" office:value="2.99223518147729" calcext:value-type="float">
            <text:p>2.9922351815</text:p>
          </table:table-cell>
          <table:table-cell office:value-type="float" office:value="1.99223518147729" calcext:value-type="float">
            <text:p>1.9922351815</text:p>
          </table:table-cell>
          <table:table-cell office:value-type="float" office:value="249.158901848144" calcext:value-type="float">
            <text:p>249.1589018481</text:p>
          </table:table-cell>
          <table:table-cell office:value-type="float" office:value="0.770012959255072" calcext:value-type="float">
            <text:p>0.7700129593</text:p>
          </table:table-cell>
          <table:table-cell office:value-type="float" office:value="1.99223518147729" calcext:value-type="float">
            <text:p>1.9922351815</text:p>
          </table:table-cell>
          <table:table-cell office:value-type="float" office:value="1.62275161009795" calcext:value-type="float">
            <text:p>1.6227516101</text:p>
          </table:table-cell>
          <table:table-cell office:value-type="float" office:value="0.54763206696995" calcext:value-type="float">
            <text:p>0.547632067</text:p>
          </table:table-cell>
          <table:table-cell office:value-type="float" office:value="0.448279838287349" calcext:value-type="float">
            <text:p>0.4482798383</text:p>
          </table:table-cell>
          <table:table-cell office:value-type="float" office:value="564.254432737972" calcext:value-type="float">
            <text:p>564.254432738</text:p>
          </table:table-cell>
        </table:table-row>
        <table:table-row table:style-name="ro1">
          <table:table-cell office:value-type="float" office:value="77.0288550174309" calcext:value-type="float">
            <text:p>77.0288550174</text:p>
          </table:table-cell>
          <table:table-cell office:value-type="float" office:value="7.33684664458519" calcext:value-type="float">
            <text:p>7.3368466446</text:p>
          </table:table-cell>
          <table:table-cell office:value-type="float" office:value="2.73532710228901" calcext:value-type="float">
            <text:p>2.7353271023</text:p>
          </table:table-cell>
          <table:table-cell office:value-type="float" office:value="250.242699147575" calcext:value-type="float">
            <text:p>250.2426991476</text:p>
          </table:table-cell>
          <table:table-cell office:value-type="float" office:value="0.989516976837296" calcext:value-type="float">
            <text:p>0.9895169768</text:p>
          </table:table-cell>
          <table:table-cell office:value-type="float" office:value="6.26790970667853" calcext:value-type="float">
            <text:p>6.2679097067</text:p>
          </table:table-cell>
          <table:table-cell office:value-type="float" office:value="1.85785407862467" calcext:value-type="float">
            <text:p>1.8578540786</text:p>
          </table:table-cell>
          <table:table-cell office:value-type="float" office:value="0.144046539413585" calcext:value-type="float">
            <text:p>0.1440465394</text:p>
          </table:table-cell>
          <table:table-cell office:value-type="float" office:value="0.584110755114721" calcext:value-type="float">
            <text:p>0.5841107551</text:p>
          </table:table-cell>
          <table:table-cell office:value-type="float" office:value="565.256738574497" calcext:value-type="float">
            <text:p>565.2567385745</text:p>
          </table:table-cell>
        </table:table-row>
        <table:table-row table:style-name="ro1">
          <table:table-cell office:value-type="float" office:value="75.3249036138259" calcext:value-type="float">
            <text:p>75.3249036138</text:p>
          </table:table-cell>
          <table:table-cell office:value-type="float" office:value="3.74534257130209" calcext:value-type="float">
            <text:p>3.7453425713</text:p>
          </table:table-cell>
          <table:table-cell office:value-type="float" office:value="2.74534257130209" calcext:value-type="float">
            <text:p>2.7453425713</text:p>
          </table:table-cell>
          <table:table-cell office:value-type="float" office:value="249.912009237968" calcext:value-type="float">
            <text:p>249.912009238</text:p>
          </table:table-cell>
          <table:table-cell office:value-type="float" office:value="0.300898126857646" calcext:value-type="float">
            <text:p>0.3008981269</text:p>
          </table:table-cell>
          <table:table-cell office:value-type="float" office:value="2.74534257130209" calcext:value-type="float">
            <text:p>2.7453425713</text:p>
          </table:table-cell>
          <table:table-cell office:value-type="float" office:value="1.87884997177251" calcext:value-type="float">
            <text:p>1.8788499718</text:p>
          </table:table-cell>
          <table:table-cell office:value-type="float" office:value="0.341796206089489" calcext:value-type="float">
            <text:p>0.3417962061</text:p>
          </table:table-cell>
          <table:table-cell office:value-type="float" office:value="0.607375012978315" calcext:value-type="float">
            <text:p>0.607375013</text:p>
          </table:table-cell>
          <table:table-cell office:value-type="float" office:value="569.234180157168" calcext:value-type="float">
            <text:p>569.2341801572</text:p>
          </table:table-cell>
        </table:table-row>
        <table:table-row table:style-name="ro1">
          <table:table-cell office:value-type="float" office:value="76.7507493435199" calcext:value-type="float">
            <text:p>76.7507493435</text:p>
          </table:table-cell>
          <table:table-cell office:value-type="float" office:value="5.77475483048862" calcext:value-type="float">
            <text:p>5.7747548305</text:p>
          </table:table-cell>
          <table:table-cell office:value-type="float" office:value="3.5525326082664" calcext:value-type="float">
            <text:p>3.5525326083</text:p>
          </table:table-cell>
          <table:table-cell office:value-type="float" office:value="250.719199274933" calcext:value-type="float">
            <text:p>250.7191992749</text:p>
          </table:table-cell>
          <table:table-cell office:value-type="float" office:value="1.10808816382196" calcext:value-type="float">
            <text:p>1.1080881638</text:p>
          </table:table-cell>
          <table:table-cell office:value-type="float" office:value="4.77475483048862" calcext:value-type="float">
            <text:p>4.7747548305</text:p>
          </table:table-cell>
          <table:table-cell office:value-type="float" office:value="1.64238505428724" calcext:value-type="float">
            <text:p>1.6423850543</text:p>
          </table:table-cell>
          <table:table-cell office:value-type="float" office:value="0.552422174127624" calcext:value-type="float">
            <text:p>0.5524221741</text:p>
          </table:table-cell>
          <table:table-cell office:value-type="float" office:value="0.464876674933741" calcext:value-type="float">
            <text:p>0.4648766749</text:p>
          </table:table-cell>
          <table:table-cell office:value-type="float" office:value="577.242680843527" calcext:value-type="float">
            <text:p>577.2426808435</text:p>
          </table:table-cell>
        </table:table-row>
        <table:table-row table:style-name="ro1">
          <table:table-cell office:value-type="float" office:value="77.3334614198554" calcext:value-type="float">
            <text:p>77.3334614199</text:p>
          </table:table-cell>
          <table:table-cell office:value-type="float" office:value="9.35780726130635" calcext:value-type="float">
            <text:p>9.3578072613</text:p>
          </table:table-cell>
          <table:table-cell office:value-type="float" office:value="2.90813838802433" calcext:value-type="float">
            <text:p>2.908138388</text:p>
          </table:table-cell>
          <table:table-cell office:value-type="float" office:value="249.747138215535" calcext:value-type="float">
            <text:p>249.7471382155</text:p>
          </table:table-cell>
          <table:table-cell office:value-type="float" office:value="0.929308135842965" calcext:value-type="float">
            <text:p>0.9293081358</text:p>
          </table:table-cell>
          <table:table-cell office:value-type="float" office:value="6.56389803108502" calcext:value-type="float">
            <text:p>6.5638980311</text:p>
          </table:table-cell>
          <table:table-cell office:value-type="float" office:value="1.44563697262775" calcext:value-type="float">
            <text:p>1.4456369726</text:p>
          </table:table-cell>
          <table:table-cell office:value-type="float" office:value="0.325399270118721" calcext:value-type="float">
            <text:p>0.3253992701</text:p>
          </table:table-cell>
          <table:table-cell office:value-type="float" office:value="0.313594046907332" calcext:value-type="float">
            <text:p>0.3135940469</text:p>
          </table:table-cell>
          <table:table-cell office:value-type="float" office:value="577.75179597641" calcext:value-type="float">
            <text:p>577.7517959764</text:p>
          </table:table-cell>
        </table:table-row>
        <table:table-row table:style-name="ro1">
          <table:table-cell office:value-type="float" office:value="76.207043145419" calcext:value-type="float">
            <text:p>76.2070431454</text:p>
          </table:table-cell>
          <table:table-cell office:value-type="float" office:value="4.62748210289515" calcext:value-type="float">
            <text:p>4.6274821029</text:p>
          </table:table-cell>
          <table:table-cell office:value-type="float" office:value="2.40525988067293" calcext:value-type="float">
            <text:p>2.4052598807</text:p>
          </table:table-cell>
          <table:table-cell office:value-type="float" office:value="250.794148769561" calcext:value-type="float">
            <text:p>250.7941487696</text:p>
          </table:table-cell>
          <table:table-cell office:value-type="float" office:value="1.18303765845071" calcext:value-type="float">
            <text:p>1.1830376585</text:p>
          </table:table-cell>
          <table:table-cell office:value-type="float" office:value="3.62748210289516" calcext:value-type="float">
            <text:p>3.6274821029</text:p>
          </table:table-cell>
          <table:table-cell office:value-type="float" office:value="1.58272353377038" calcext:value-type="float">
            <text:p>1.5827235338</text:p>
          </table:table-cell>
          <table:table-cell office:value-type="float" office:value="0.661874616177349" calcext:value-type="float">
            <text:p>0.6618746162</text:p>
          </table:table-cell>
          <table:table-cell office:value-type="float" office:value="0.424630392708581" calcext:value-type="float">
            <text:p>0.4246303927</text:p>
          </table:table-cell>
          <table:table-cell office:value-type="float" office:value="578.159623252129" calcext:value-type="float">
            <text:p>578.1596232521</text:p>
          </table:table-cell>
        </table:table-row>
        <table:table-row table:style-name="ro1">
          <table:table-cell office:value-type="float" office:value="75.2635033804316" calcext:value-type="float">
            <text:p>75.2635033804</text:p>
          </table:table-cell>
          <table:table-cell office:value-type="float" office:value="2.66885317467038" calcext:value-type="float">
            <text:p>2.6688531747</text:p>
          </table:table-cell>
          <table:table-cell office:value-type="float" office:value="1.66885317467038" calcext:value-type="float">
            <text:p>1.6688531747</text:p>
          </table:table-cell>
          <table:table-cell office:value-type="float" office:value="248.835519841337" calcext:value-type="float">
            <text:p>248.8355198413</text:p>
          </table:table-cell>
          <table:table-cell office:value-type="float" office:value="0.446630952448154" calcext:value-type="float">
            <text:p>0.4466309524</text:p>
          </table:table-cell>
          <table:table-cell office:value-type="float" office:value="1.66885317467038" calcext:value-type="float">
            <text:p>1.6688531747</text:p>
          </table:table-cell>
          <table:table-cell office:value-type="float" office:value="2.54515359183804" calcext:value-type="float">
            <text:p>2.5451535918</text:p>
          </table:table-cell>
          <table:table-cell office:value-type="float" office:value="0.523034467289294" calcext:value-type="float">
            <text:p>0.5230344673</text:p>
          </table:table-cell>
          <table:table-cell office:value-type="float" office:value="0.595181703582194" calcext:value-type="float">
            <text:p>0.5951817036</text:p>
          </table:table-cell>
          <table:table-cell office:value-type="float" office:value="579.808895620143" calcext:value-type="float">
            <text:p>579.8088956201</text:p>
          </table:table-cell>
        </table:table-row>
        <table:table-row table:style-name="ro1">
          <table:table-cell office:value-type="float" office:value="75.403753382662" calcext:value-type="float">
            <text:p>75.4037533827</text:p>
          </table:table-cell>
          <table:table-cell office:value-type="float" office:value="3.82419234013814" calcext:value-type="float">
            <text:p>3.8241923401</text:p>
          </table:table-cell>
          <table:table-cell office:value-type="float" office:value="2.82419234013814" calcext:value-type="float">
            <text:p>2.8241923401</text:p>
          </table:table-cell>
          <table:table-cell office:value-type="float" office:value="249.990859006804" calcext:value-type="float">
            <text:p>249.9908590068</text:p>
          </table:table-cell>
          <table:table-cell office:value-type="float" office:value="0.379747895693697" calcext:value-type="float">
            <text:p>0.3797478957</text:p>
          </table:table-cell>
          <table:table-cell office:value-type="float" office:value="2.82419234013814" calcext:value-type="float">
            <text:p>2.8241923401</text:p>
          </table:table-cell>
          <table:table-cell office:value-type="float" office:value="1.59205425973674" calcext:value-type="float">
            <text:p>1.5920542597</text:p>
          </table:table-cell>
          <table:table-cell office:value-type="float" office:value="0.42064597492554" calcext:value-type="float">
            <text:p>0.4206459749</text:p>
          </table:table-cell>
          <table:table-cell office:value-type="float" office:value="0.438346125996295" calcext:value-type="float">
            <text:p>0.438346126</text:p>
          </table:table-cell>
          <table:table-cell office:value-type="float" office:value="580.145667369756" calcext:value-type="float">
            <text:p>580.1456673698</text:p>
          </table:table-cell>
        </table:table-row>
        <table:table-row table:style-name="ro1">
          <table:table-cell office:value-type="float" office:value="76.6098028414623" calcext:value-type="float">
            <text:p>76.6098028415</text:p>
          </table:table-cell>
          <table:table-cell office:value-type="float" office:value="5.63380832843101" calcext:value-type="float">
            <text:p>5.6338083284</text:p>
          </table:table-cell>
          <table:table-cell office:value-type="float" office:value="3.41158610620879" calcext:value-type="float">
            <text:p>3.4115861062</text:p>
          </table:table-cell>
          <table:table-cell office:value-type="float" office:value="250.578252772875" calcext:value-type="float">
            <text:p>250.5782527729</text:p>
          </table:table-cell>
          <table:table-cell office:value-type="float" office:value="0.967141661764346" calcext:value-type="float">
            <text:p>0.9671416618</text:p>
          </table:table-cell>
          <table:table-cell office:value-type="float" office:value="4.63380832843101" calcext:value-type="float">
            <text:p>4.6338083284</text:p>
          </table:table-cell>
          <table:table-cell office:value-type="float" office:value="2.55082126827901" calcext:value-type="float">
            <text:p>2.5508212683</text:p>
          </table:table-cell>
          <table:table-cell office:value-type="float" office:value="0.411475672070011" calcext:value-type="float">
            <text:p>0.4114756721</text:p>
          </table:table-cell>
          <table:table-cell office:value-type="float" office:value="0.576008809106454" calcext:value-type="float">
            <text:p>0.5760088091</text:p>
          </table:table-cell>
          <table:table-cell office:value-type="float" office:value="582.197877316684" calcext:value-type="float">
            <text:p>582.1978773167</text:p>
          </table:table-cell>
        </table:table-row>
        <table:table-row table:style-name="ro1">
          <table:table-cell office:value-type="float" office:value="77.1077047862669" calcext:value-type="float">
            <text:p>77.1077047863</text:p>
          </table:table-cell>
          <table:table-cell office:value-type="float" office:value="7.41569641342125" calcext:value-type="float">
            <text:p>7.4156964134</text:p>
          </table:table-cell>
          <table:table-cell office:value-type="float" office:value="2.81417687112506" calcext:value-type="float">
            <text:p>2.8141768711</text:p>
          </table:table-cell>
          <table:table-cell office:value-type="float" office:value="250.321548916411" calcext:value-type="float">
            <text:p>250.3215489164</text:p>
          </table:table-cell>
          <table:table-cell office:value-type="float" office:value="1.06836674567335" calcext:value-type="float">
            <text:p>1.0683667457</text:p>
          </table:table-cell>
          <table:table-cell office:value-type="float" office:value="6.34675947551458" calcext:value-type="float">
            <text:p>6.3467594755</text:p>
          </table:table-cell>
          <table:table-cell office:value-type="float" office:value="1.57105836658891" calcext:value-type="float">
            <text:p>1.5710583666</text:p>
          </table:table-cell>
          <table:table-cell office:value-type="float" office:value="0.222896308249636" calcext:value-type="float">
            <text:p>0.2228963082</text:p>
          </table:table-cell>
          <table:table-cell office:value-type="float" office:value="0.421556174015549" calcext:value-type="float">
            <text:p>0.421556174</text:p>
          </table:table-cell>
          <table:table-cell office:value-type="float" office:value="591.887868459856" calcext:value-type="float">
            <text:p>591.8878684599</text:p>
          </table:table-cell>
        </table:table-row>
        <table:table-row table:style-name="ro1">
          <table:table-cell office:value-type="float" office:value="75.3257461787855" calcext:value-type="float">
            <text:p>75.3257461788</text:p>
          </table:table-cell>
          <table:table-cell office:value-type="float" office:value="2.73109597302428" calcext:value-type="float">
            <text:p>2.731095973</text:p>
          </table:table-cell>
          <table:table-cell office:value-type="float" office:value="1.73109597302429" calcext:value-type="float">
            <text:p>1.731095973</text:p>
          </table:table-cell>
          <table:table-cell office:value-type="float" office:value="248.897762639691" calcext:value-type="float">
            <text:p>248.8977626397</text:p>
          </table:table-cell>
          <table:table-cell office:value-type="float" office:value="0.508873750802064" calcext:value-type="float">
            <text:p>0.5088737508</text:p>
          </table:table-cell>
          <table:table-cell office:value-type="float" office:value="1.73109597302429" calcext:value-type="float">
            <text:p>1.731095973</text:p>
          </table:table-cell>
          <table:table-cell office:value-type="float" office:value="1.94690256303145" calcext:value-type="float">
            <text:p>1.946902563</text:p>
          </table:table-cell>
          <table:table-cell office:value-type="float" office:value="0.585277265643204" calcext:value-type="float">
            <text:p>0.5852772656</text:p>
          </table:table-cell>
          <table:table-cell office:value-type="float" office:value="0.647745305033068" calcext:value-type="float">
            <text:p>0.647745305</text:p>
          </table:table-cell>
          <table:table-cell office:value-type="float" office:value="593.647973976195" calcext:value-type="float">
            <text:p>593.647973976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2.67" calcext:value-type="float">
            <text:p>2.67</text:p>
          </table:table-cell>
          <table:table-cell office:value-type="float" office:value="0.96" calcext:value-type="float">
            <text:p>0.96</text:p>
          </table:table-cell>
          <table:table-cell office:value-type="float" office:value="0.7" calcext:value-type="float">
            <text:p>0.7</text:p>
          </table:table-cell>
          <table:table-cell office:value-type="float" office:value="596.418573840756" calcext:value-type="float">
            <text:p>596.4185738408</text:p>
          </table:table-cell>
        </table:table-row>
        <table:table-row table:style-name="ro1">
          <table:table-cell office:value-type="float" office:value="77.025287315515" calcext:value-type="float">
            <text:p>77.0252873155</text:p>
          </table:table-cell>
          <table:table-cell office:value-type="float" office:value="4.44572627299117" calcext:value-type="float">
            <text:p>4.445726273</text:p>
          </table:table-cell>
          <table:table-cell office:value-type="float" office:value="2.22350405076895" calcext:value-type="float">
            <text:p>2.2235040508</text:p>
          </table:table-cell>
          <table:table-cell office:value-type="float" office:value="250.612392939657" calcext:value-type="float">
            <text:p>250.6123929397</text:p>
          </table:table-cell>
          <table:table-cell office:value-type="float" office:value="1.00128182854674" calcext:value-type="float">
            <text:p>1.0012818285</text:p>
          </table:table-cell>
          <table:table-cell office:value-type="float" office:value="3.44572627299118" calcext:value-type="float">
            <text:p>3.445726273</text:p>
          </table:table-cell>
          <table:table-cell office:value-type="float" office:value="2.09506921278273" calcext:value-type="float">
            <text:p>2.0950692128</text:p>
          </table:table-cell>
          <table:table-cell office:value-type="float" office:value="0.480118786273371" calcext:value-type="float">
            <text:p>0.4801187863</text:p>
          </table:table-cell>
          <table:table-cell office:value-type="float" office:value="0.33196159222085" calcext:value-type="float">
            <text:p>0.3319615922</text:p>
          </table:table-cell>
          <table:table-cell office:value-type="float" office:value="597.308683860157" calcext:value-type="float">
            <text:p>597.3086838602</text:p>
          </table:table-cell>
        </table:table-row>
        <table:table-row table:style-name="ro1">
          <table:table-cell office:value-type="float" office:value="76.025287315515" calcext:value-type="float">
            <text:p>76.0252873155</text:p>
          </table:table-cell>
          <table:table-cell office:value-type="float" office:value="5.44572627299117" calcext:value-type="float">
            <text:p>5.445726273</text:p>
          </table:table-cell>
          <table:table-cell office:value-type="float" office:value="2.22350405076895" calcext:value-type="float">
            <text:p>2.2235040508</text:p>
          </table:table-cell>
          <table:table-cell office:value-type="float" office:value="250.612392939657" calcext:value-type="float">
            <text:p>250.6123929397</text:p>
          </table:table-cell>
          <table:table-cell office:value-type="float" office:value="1.00128182854674" calcext:value-type="float">
            <text:p>1.0012818285</text:p>
          </table:table-cell>
          <table:table-cell office:value-type="float" office:value="3.44572627299118" calcext:value-type="float">
            <text:p>3.445726273</text:p>
          </table:table-cell>
          <table:table-cell office:value-type="float" office:value="2.09506921278273" calcext:value-type="float">
            <text:p>2.0950692128</text:p>
          </table:table-cell>
          <table:table-cell office:value-type="float" office:value="0.480118786273371" calcext:value-type="float">
            <text:p>0.4801187863</text:p>
          </table:table-cell>
          <table:table-cell office:value-type="float" office:value="0.33196159222085" calcext:value-type="float">
            <text:p>0.3319615922</text:p>
          </table:table-cell>
          <table:table-cell office:value-type="float" office:value="606.346161328122" calcext:value-type="float">
            <text:p>606.3461613281</text:p>
          </table:table-cell>
        </table:table-row>
        <table:table-row table:style-name="ro1">
          <table:table-cell office:value-type="float" office:value="75.4044498824892" calcext:value-type="float">
            <text:p>75.4044498825</text:p>
          </table:table-cell>
          <table:table-cell office:value-type="float" office:value="2.80979967672799" calcext:value-type="float">
            <text:p>2.8097996767</text:p>
          </table:table-cell>
          <table:table-cell office:value-type="float" office:value="1.80979967672799" calcext:value-type="float">
            <text:p>1.8097996767</text:p>
          </table:table-cell>
          <table:table-cell office:value-type="float" office:value="248.976466343394" calcext:value-type="float">
            <text:p>248.9764663434</text:p>
          </table:table-cell>
          <table:table-cell office:value-type="float" office:value="0.587577454505767" calcext:value-type="float">
            <text:p>0.5875774545</text:p>
          </table:table-cell>
          <table:table-cell office:value-type="float" office:value="1.80979967672799" calcext:value-type="float">
            <text:p>1.8097996767</text:p>
          </table:table-cell>
          <table:table-cell office:value-type="float" office:value="1.63671737784627" calcext:value-type="float">
            <text:p>1.6367173778</text:p>
          </table:table-cell>
          <table:table-cell office:value-type="float" office:value="0.663980969346907" calcext:value-type="float">
            <text:p>0.6639809693</text:p>
          </table:table-cell>
          <table:table-cell office:value-type="float" office:value="0.480350451181826" calcext:value-type="float">
            <text:p>0.4803504512</text:p>
          </table:table-cell>
          <table:table-cell office:value-type="float" office:value="606.401725353168" calcext:value-type="float">
            <text:p>606.4017253532</text:p>
          </table:table-cell>
        </table:table-row>
        <table:table-row table:style-name="ro1">
          <table:table-cell office:value-type="float" office:value="76.025287315515" calcext:value-type="float">
            <text:p>76.0252873155</text:p>
          </table:table-cell>
          <table:table-cell office:value-type="float" office:value="4.44572627299117" calcext:value-type="float">
            <text:p>4.445726273</text:p>
          </table:table-cell>
          <table:table-cell office:value-type="float" office:value="2.22350405076895" calcext:value-type="float">
            <text:p>2.2235040508</text:p>
          </table:table-cell>
          <table:table-cell office:value-type="float" office:value="250.612392939657" calcext:value-type="float">
            <text:p>250.6123929397</text:p>
          </table:table-cell>
          <table:table-cell office:value-type="float" office:value="1.00128182854674" calcext:value-type="float">
            <text:p>1.0012818285</text:p>
          </table:table-cell>
          <table:table-cell office:value-type="float" office:value="4.44572627299118" calcext:value-type="float">
            <text:p>4.445726273</text:p>
          </table:table-cell>
          <table:table-cell office:value-type="float" office:value="2.09506921278273" calcext:value-type="float">
            <text:p>2.0950692128</text:p>
          </table:table-cell>
          <table:table-cell office:value-type="float" office:value="0.480118786273371" calcext:value-type="float">
            <text:p>0.4801187863</text:p>
          </table:table-cell>
          <table:table-cell office:value-type="float" office:value="0.33196159222085" calcext:value-type="float">
            <text:p>0.3319615922</text:p>
          </table:table-cell>
          <table:table-cell office:value-type="float" office:value="606.717732887304" calcext:value-type="float">
            <text:p>606.7177328873</text:p>
          </table:table-cell>
        </table:table-row>
        <table:table-row table:style-name="ro1">
          <table:table-cell office:value-type="float" office:value="76.025287315515" calcext:value-type="float">
            <text:p>76.0252873155</text:p>
          </table:table-cell>
          <table:table-cell office:value-type="float" office:value="4.44572627299117" calcext:value-type="float">
            <text:p>4.445726273</text:p>
          </table:table-cell>
          <table:table-cell office:value-type="float" office:value="3.22350405076895" calcext:value-type="float">
            <text:p>3.2235040508</text:p>
          </table:table-cell>
          <table:table-cell office:value-type="float" office:value="250.612392939657" calcext:value-type="float">
            <text:p>250.6123929397</text:p>
          </table:table-cell>
          <table:table-cell office:value-type="float" office:value="1.00128182854674" calcext:value-type="float">
            <text:p>1.0012818285</text:p>
          </table:table-cell>
          <table:table-cell office:value-type="float" office:value="3.44572627299118" calcext:value-type="float">
            <text:p>3.445726273</text:p>
          </table:table-cell>
          <table:table-cell office:value-type="float" office:value="2.09506921278273" calcext:value-type="float">
            <text:p>2.0950692128</text:p>
          </table:table-cell>
          <table:table-cell office:value-type="float" office:value="0.480118786273371" calcext:value-type="float">
            <text:p>0.4801187863</text:p>
          </table:table-cell>
          <table:table-cell office:value-type="float" office:value="0.33196159222085" calcext:value-type="float">
            <text:p>0.3319615922</text:p>
          </table:table-cell>
          <table:table-cell office:value-type="float" office:value="607.119918450363" calcext:value-type="float">
            <text:p>607.1199184504</text:p>
          </table:table-cell>
        </table:table-row>
        <table:table-row table:style-name="ro1">
          <table:table-cell office:value-type="float" office:value="76.025287315515" calcext:value-type="float">
            <text:p>76.0252873155</text:p>
          </table:table-cell>
          <table:table-cell office:value-type="float" office:value="4.44572627299117" calcext:value-type="float">
            <text:p>4.445726273</text:p>
          </table:table-cell>
          <table:table-cell office:value-type="float" office:value="2.22350405076895" calcext:value-type="float">
            <text:p>2.2235040508</text:p>
          </table:table-cell>
          <table:table-cell office:value-type="float" office:value="250.612392939657" calcext:value-type="float">
            <text:p>250.6123929397</text:p>
          </table:table-cell>
          <table:table-cell office:value-type="float" office:value="1.00128182854674" calcext:value-type="float">
            <text:p>1.0012818285</text:p>
          </table:table-cell>
          <table:table-cell office:value-type="float" office:value="3.44572627299118" calcext:value-type="float">
            <text:p>3.445726273</text:p>
          </table:table-cell>
          <table:table-cell office:value-type="float" office:value="2.09506921278273" calcext:value-type="float">
            <text:p>2.0950692128</text:p>
          </table:table-cell>
          <table:table-cell office:value-type="float" office:value="0.480118786273371" calcext:value-type="float">
            <text:p>0.4801187863</text:p>
          </table:table-cell>
          <table:table-cell office:value-type="float" office:value="0.33196159222085" calcext:value-type="float">
            <text:p>0.3319615922</text:p>
          </table:table-cell>
          <table:table-cell office:value-type="float" office:value="607.250313181058" calcext:value-type="float">
            <text:p>607.2503131811</text:p>
          </table:table-cell>
        </table:table-row>
        <table:table-row table:style-name="ro1">
          <table:table-cell office:value-type="float" office:value="76.025287315515" calcext:value-type="float">
            <text:p>76.0252873155</text:p>
          </table:table-cell>
          <table:table-cell office:value-type="float" office:value="4.44572627299117" calcext:value-type="float">
            <text:p>4.445726273</text:p>
          </table:table-cell>
          <table:table-cell office:value-type="float" office:value="2.22350405076895" calcext:value-type="float">
            <text:p>2.2235040508</text:p>
          </table:table-cell>
          <table:table-cell office:value-type="float" office:value="250.612392939657" calcext:value-type="float">
            <text:p>250.6123929397</text:p>
          </table:table-cell>
          <table:table-cell office:value-type="float" office:value="1.00128182854674" calcext:value-type="float">
            <text:p>1.0012818285</text:p>
          </table:table-cell>
          <table:table-cell office:value-type="float" office:value="3.44572627299118" calcext:value-type="float">
            <text:p>3.445726273</text:p>
          </table:table-cell>
          <table:table-cell office:value-type="float" office:value="2.09506921278273" calcext:value-type="float">
            <text:p>2.0950692128</text:p>
          </table:table-cell>
          <table:table-cell office:value-type="float" office:value="0.480118786273371" calcext:value-type="float">
            <text:p>0.4801187863</text:p>
          </table:table-cell>
          <table:table-cell office:value-type="float" office:value="0.33196159222085" calcext:value-type="float">
            <text:p>0.3319615922</text:p>
          </table:table-cell>
          <table:table-cell office:value-type="float" office:value="607.250313181058" calcext:value-type="float">
            <text:p>607.2503131811</text:p>
          </table:table-cell>
        </table:table-row>
        <table:table-row table:style-name="ro1">
          <table:table-cell office:value-type="float" office:value="76.025287315515" calcext:value-type="float">
            <text:p>76.0252873155</text:p>
          </table:table-cell>
          <table:table-cell office:value-type="float" office:value="4.44572627299117" calcext:value-type="float">
            <text:p>4.445726273</text:p>
          </table:table-cell>
          <table:table-cell office:value-type="float" office:value="2.22350405076895" calcext:value-type="float">
            <text:p>2.2235040508</text:p>
          </table:table-cell>
          <table:table-cell office:value-type="float" office:value="251.612392939657" calcext:value-type="float">
            <text:p>251.6123929397</text:p>
          </table:table-cell>
          <table:table-cell office:value-type="float" office:value="1.00128182854674" calcext:value-type="float">
            <text:p>1.0012818285</text:p>
          </table:table-cell>
          <table:table-cell office:value-type="float" office:value="3.44572627299118" calcext:value-type="float">
            <text:p>3.445726273</text:p>
          </table:table-cell>
          <table:table-cell office:value-type="float" office:value="2.09506921278273" calcext:value-type="float">
            <text:p>2.0950692128</text:p>
          </table:table-cell>
          <table:table-cell office:value-type="float" office:value="0.480118786273371" calcext:value-type="float">
            <text:p>0.4801187863</text:p>
          </table:table-cell>
          <table:table-cell office:value-type="float" office:value="0.33196159222085" calcext:value-type="float">
            <text:p>0.3319615922</text:p>
          </table:table-cell>
          <table:table-cell office:value-type="float" office:value="607.337467476729" calcext:value-type="float">
            <text:p>607.3374674767</text:p>
          </table:table-cell>
        </table:table-row>
        <table:table-row table:style-name="ro1">
          <table:table-cell office:value-type="float" office:value="76.025287315515" calcext:value-type="float">
            <text:p>76.0252873155</text:p>
          </table:table-cell>
          <table:table-cell office:value-type="float" office:value="4.44572627299117" calcext:value-type="float">
            <text:p>4.445726273</text:p>
          </table:table-cell>
          <table:table-cell office:value-type="float" office:value="2.22350405076895" calcext:value-type="float">
            <text:p>2.2235040508</text:p>
          </table:table-cell>
          <table:table-cell office:value-type="float" office:value="250.612392939657" calcext:value-type="float">
            <text:p>250.6123929397</text:p>
          </table:table-cell>
          <table:table-cell office:value-type="float" office:value="2.00128182854674" calcext:value-type="float">
            <text:p>2.0012818285</text:p>
          </table:table-cell>
          <table:table-cell office:value-type="float" office:value="3.44572627299118" calcext:value-type="float">
            <text:p>3.445726273</text:p>
          </table:table-cell>
          <table:table-cell office:value-type="float" office:value="2.09506921278273" calcext:value-type="float">
            <text:p>2.0950692128</text:p>
          </table:table-cell>
          <table:table-cell office:value-type="float" office:value="0.480118786273371" calcext:value-type="float">
            <text:p>0.4801187863</text:p>
          </table:table-cell>
          <table:table-cell office:value-type="float" office:value="0.33196159222085" calcext:value-type="float">
            <text:p>0.3319615922</text:p>
          </table:table-cell>
          <table:table-cell office:value-type="float" office:value="607.555219738479" calcext:value-type="float">
            <text:p>607.5552197385</text:p>
          </table:table-cell>
        </table:table-row>
        <table:table-row table:style-name="ro1">
          <table:table-cell office:value-type="float" office:value="76.6700307563829" calcext:value-type="float">
            <text:p>76.6700307564</text:p>
          </table:table-cell>
          <table:table-cell office:value-type="float" office:value="5.09046971385918" calcext:value-type="float">
            <text:p>5.0904697139</text:p>
          </table:table-cell>
          <table:table-cell office:value-type="float" office:value="2.86824749163696" calcext:value-type="float">
            <text:p>2.8682474916</text:p>
          </table:table-cell>
          <table:table-cell office:value-type="float" office:value="251.257136380525" calcext:value-type="float">
            <text:p>251.2571363805</text:p>
          </table:table-cell>
          <table:table-cell office:value-type="float" office:value="0.423803047192518" calcext:value-type="float">
            <text:p>0.4238030472</text:p>
          </table:table-cell>
          <table:table-cell office:value-type="float" office:value="4.09046971385918" calcext:value-type="float">
            <text:p>4.0904697139</text:p>
          </table:table-cell>
          <table:table-cell office:value-type="float" office:value="1.8626951796508" calcext:value-type="float">
            <text:p>1.8626951797</text:p>
          </table:table-cell>
          <table:table-cell office:value-type="float" office:value="1.4328502448127" calcext:value-type="float">
            <text:p>1.4328502448</text:p>
          </table:table-cell>
          <table:table-cell office:value-type="float" office:value="0.571957658592928" calcext:value-type="float">
            <text:p>0.5719576586</text:p>
          </table:table-cell>
          <table:table-cell office:value-type="float" office:value="609.006950149673" calcext:value-type="float">
            <text:p>609.0069501497</text:p>
          </table:table-cell>
        </table:table-row>
        <table:table-row table:style-name="ro1">
          <table:table-cell office:value-type="float" office:value="76.8366974230496" calcext:value-type="float">
            <text:p>76.836697423</text:p>
          </table:table-cell>
          <table:table-cell office:value-type="float" office:value="5.25713638052584" calcext:value-type="float">
            <text:p>5.2571363805</text:p>
          </table:table-cell>
          <table:table-cell office:value-type="float" office:value="3.03491415830362" calcext:value-type="float">
            <text:p>3.0349141583</text:p>
          </table:table-cell>
          <table:table-cell office:value-type="float" office:value="251.423803047192" calcext:value-type="float">
            <text:p>251.4238030472</text:p>
          </table:table-cell>
          <table:table-cell office:value-type="float" office:value="0.590469713859185" calcext:value-type="float">
            <text:p>0.5904697139</text:p>
          </table:table-cell>
          <table:table-cell office:value-type="float" office:value="4.25713638052584" calcext:value-type="float">
            <text:p>4.2571363805</text:p>
          </table:table-cell>
          <table:table-cell office:value-type="float" office:value="2.02936184631746" calcext:value-type="float">
            <text:p>2.0293618463</text:p>
          </table:table-cell>
          <table:table-cell office:value-type="float" office:value="0.59951691147937" calcext:value-type="float">
            <text:p>0.5995169115</text:p>
          </table:table-cell>
          <table:table-cell office:value-type="float" office:value="0.285978829796464" calcext:value-type="float">
            <text:p>0.2859788298</text:p>
          </table:table-cell>
          <table:table-cell office:value-type="float" office:value="616.31527032379" calcext:value-type="float">
            <text:p>616.3152703238</text:p>
          </table:table-cell>
        </table:table-row>
        <table:table-row table:style-name="ro1">
          <table:table-cell office:value-type="float" office:value="76.7487344600867" calcext:value-type="float">
            <text:p>76.7487344601</text:p>
          </table:table-cell>
          <table:table-cell office:value-type="float" office:value="5.16917341756288" calcext:value-type="float">
            <text:p>5.1691734176</text:p>
          </table:table-cell>
          <table:table-cell office:value-type="float" office:value="2.94695119534066" calcext:value-type="float">
            <text:p>2.9469511953</text:p>
          </table:table-cell>
          <table:table-cell office:value-type="float" office:value="251.335840084229" calcext:value-type="float">
            <text:p>251.3358400842</text:p>
          </table:table-cell>
          <table:table-cell office:value-type="float" office:value="0.502506750896222" calcext:value-type="float">
            <text:p>0.5025067509</text:p>
          </table:table-cell>
          <table:table-cell office:value-type="float" office:value="4.16917341756289" calcext:value-type="float">
            <text:p>4.1691734176</text:p>
          </table:table-cell>
          <table:table-cell office:value-type="float" office:value="1.55250999446561" calcext:value-type="float">
            <text:p>1.5525099945</text:p>
          </table:table-cell>
          <table:table-cell office:value-type="float" office:value="0.511553948516407" calcext:value-type="float">
            <text:p>0.5115539485</text:p>
          </table:table-cell>
          <table:table-cell office:value-type="float" office:value="0.424148376293632" calcext:value-type="float">
            <text:p>0.4241483763</text:p>
          </table:table-cell>
          <table:table-cell office:value-type="float" office:value="619.256470357932" calcext:value-type="float">
            <text:p>619.2564703579</text:p>
          </table:table-cell>
        </table:table-row>
        <table:table-row table:style-name="ro1">
          <table:table-cell office:value-type="float" office:value="76.3096712931774" calcext:value-type="float">
            <text:p>76.3096712932</text:p>
          </table:table-cell>
          <table:table-cell office:value-type="float" office:value="10.6673504679617" calcext:value-type="float">
            <text:p>10.667350468</text:p>
          </table:table-cell>
          <table:table-cell office:value-type="float" office:value="2.43152094843669" calcext:value-type="float">
            <text:p>2.4315209484</text:p>
          </table:table-cell>
          <table:table-cell office:value-type="float" office:value="251.056681422191" calcext:value-type="float">
            <text:p>251.0566814222</text:p>
          </table:table-cell>
          <table:table-cell office:value-type="float" office:value="1.01662912027605" calcext:value-type="float">
            <text:p>1.0166291203</text:p>
          </table:table-cell>
          <table:table-cell office:value-type="float" office:value="7.87344123774032" calcext:value-type="float">
            <text:p>7.8734412377</text:p>
          </table:table-cell>
          <table:table-cell office:value-type="float" office:value="1.68323868390046" calcext:value-type="float">
            <text:p>1.6832386839</text:p>
          </table:table-cell>
          <table:table-cell office:value-type="float" office:value="0.189651464960529" calcext:value-type="float">
            <text:p>0.189651465</text:p>
          </table:table-cell>
          <table:table-cell office:value-type="float" office:value="0.518780294167484" calcext:value-type="float">
            <text:p>0.5187802942</text:p>
          </table:table-cell>
          <table:table-cell office:value-type="float" office:value="623.502871765952" calcext:value-type="float">
            <text:p>623.502871766</text:p>
          </table:table-cell>
        </table:table-row>
        <table:table-row table:style-name="ro1">
          <table:table-cell office:value-type="float" office:value="76.9987664888584" calcext:value-type="float">
            <text:p>76.9987664889</text:p>
          </table:table-cell>
          <table:table-cell office:value-type="float" office:value="11.3564456636427" calcext:value-type="float">
            <text:p>11.3564456636</text:p>
          </table:table-cell>
          <table:table-cell office:value-type="float" office:value="2.4758973512508" calcext:value-type="float">
            <text:p>2.4758973513</text:p>
          </table:table-cell>
          <table:table-cell office:value-type="float" office:value="251.745776617871" calcext:value-type="float">
            <text:p>251.7457766179</text:p>
          </table:table-cell>
          <table:table-cell office:value-type="float" office:value="0.483502093734883" calcext:value-type="float">
            <text:p>0.4835020937</text:p>
          </table:table-cell>
          <table:table-cell office:value-type="float" office:value="8.56253643342137" calcext:value-type="float">
            <text:p>8.5625364334</text:p>
          </table:table-cell>
          <table:table-cell office:value-type="float" office:value="1.36210311948563" calcext:value-type="float">
            <text:p>1.3621031195</text:p>
          </table:table-cell>
          <table:table-cell office:value-type="float" office:value="0.308920906608727" calcext:value-type="float">
            <text:p>0.3089209066</text:p>
          </table:table-cell>
          <table:table-cell office:value-type="float" office:value="0.265672567563964" calcext:value-type="float">
            <text:p>0.2656725676</text:p>
          </table:table-cell>
          <table:table-cell office:value-type="float" office:value="624.234131971849" calcext:value-type="float">
            <text:p>624.2341319718</text:p>
          </table:table-cell>
        </table:table-row>
        <table:table-row table:style-name="ro1">
          <table:table-cell office:value-type="float" office:value="76.8756476662614" calcext:value-type="float">
            <text:p>76.8756476663</text:p>
          </table:table-cell>
          <table:table-cell office:value-type="float" office:value="11.2333268410457" calcext:value-type="float">
            <text:p>11.233326841</text:p>
          </table:table-cell>
          <table:table-cell office:value-type="float" office:value="2.47623531877725" calcext:value-type="float">
            <text:p>2.4762353188</text:p>
          </table:table-cell>
          <table:table-cell office:value-type="float" office:value="251.622657795275" calcext:value-type="float">
            <text:p>251.6226577953</text:p>
          </table:table-cell>
          <table:table-cell office:value-type="float" office:value="0.36038327113788" calcext:value-type="float">
            <text:p>0.3603832711</text:p>
          </table:table-cell>
          <table:table-cell office:value-type="float" office:value="8.43941761082438" calcext:value-type="float">
            <text:p>8.4394176108</text:p>
          </table:table-cell>
          <table:table-cell office:value-type="float" office:value="1.36321293813553" calcext:value-type="float">
            <text:p>1.3632129381</text:p>
          </table:table-cell>
          <table:table-cell office:value-type="float" office:value="0.286237207318246" calcext:value-type="float">
            <text:p>0.2862372073</text:p>
          </table:table-cell>
          <table:table-cell office:value-type="float" office:value="0.270174654387165" calcext:value-type="float">
            <text:p>0.2701746544</text:p>
          </table:table-cell>
          <table:table-cell office:value-type="float" office:value="629.772476984672" calcext:value-type="float">
            <text:p>629.7724769847</text:p>
          </table:table-cell>
        </table:table-row>
        <table:table-row table:style-name="ro1">
          <table:table-cell office:value-type="float" office:value="75.4036073175296" calcext:value-type="float">
            <text:p>75.4036073175</text:p>
          </table:table-cell>
          <table:table-cell office:value-type="float" office:value="3.82404627500579" calcext:value-type="float">
            <text:p>3.824046275</text:p>
          </table:table-cell>
          <table:table-cell office:value-type="float" office:value="2.82404627500579" calcext:value-type="float">
            <text:p>2.824046275</text:p>
          </table:table-cell>
          <table:table-cell office:value-type="float" office:value="249.990712941672" calcext:value-type="float">
            <text:p>249.9907129417</text:p>
          </table:table-cell>
          <table:table-cell office:value-type="float" office:value="0.379601830561349" calcext:value-type="float">
            <text:p>0.3796018306</text:p>
          </table:table-cell>
          <table:table-cell office:value-type="float" office:value="2.82404627500579" calcext:value-type="float">
            <text:p>2.824046275</text:p>
          </table:table-cell>
          <table:table-cell office:value-type="float" office:value="1.56866478658733" calcext:value-type="float">
            <text:p>1.5686647866</text:p>
          </table:table-cell>
          <table:table-cell office:value-type="float" office:value="0.420499909793193" calcext:value-type="float">
            <text:p>0.4204999098</text:p>
          </table:table-cell>
          <table:table-cell office:value-type="float" office:value="0.45041293123111" calcext:value-type="float">
            <text:p>0.4504129312</text:p>
          </table:table-cell>
          <table:table-cell office:value-type="float" office:value="634.227251762929" calcext:value-type="float">
            <text:p>634.2272517629</text:p>
          </table:table-cell>
        </table:table-row>
        <table:table-row table:style-name="ro1">
          <table:table-cell office:value-type="float" office:value="77.2157899424679" calcext:value-type="float">
            <text:p>77.2157899425</text:p>
          </table:table-cell>
          <table:table-cell office:value-type="float" office:value="11.5734691172521" calcext:value-type="float">
            <text:p>11.5734691173</text:p>
          </table:table-cell>
          <table:table-cell office:value-type="float" office:value="2.01215567759302" calcext:value-type="float">
            <text:p>2.0121556776</text:p>
          </table:table-cell>
          <table:table-cell office:value-type="float" office:value="251.962800071481" calcext:value-type="float">
            <text:p>251.9628000715</text:p>
          </table:table-cell>
          <table:table-cell office:value-type="float" office:value="0.700525547344297" calcext:value-type="float">
            <text:p>0.7005255473</text:p>
          </table:table-cell>
          <table:table-cell office:value-type="float" office:value="8.77955988703079" calcext:value-type="float">
            <text:p>8.779559887</text:p>
          </table:table-cell>
          <table:table-cell office:value-type="float" office:value="1.35357896206461" calcext:value-type="float">
            <text:p>1.3535789621</text:p>
          </table:table-cell>
          <table:table-cell office:value-type="float" office:value="0.327486345280727" calcext:value-type="float">
            <text:p>0.3274863453</text:p>
          </table:table-cell>
          <table:table-cell office:value-type="float" office:value="0.26332765515094" calcext:value-type="float">
            <text:p>0.2633276552</text:p>
          </table:table-cell>
          <table:table-cell office:value-type="float" office:value="635.658587471149" calcext:value-type="float">
            <text:p>635.6585874712</text:p>
          </table:table-cell>
        </table:table-row>
        <table:table-row table:style-name="ro1">
          <table:table-cell office:value-type="float" office:value="76.0910990959278" calcext:value-type="float">
            <text:p>76.0910990959</text:p>
          </table:table-cell>
          <table:table-cell office:value-type="float" office:value="10.4487782707121" calcext:value-type="float">
            <text:p>10.4487782707</text:p>
          </table:table-cell>
          <table:table-cell office:value-type="float" office:value="2.59170199002262" calcext:value-type="float">
            <text:p>2.59170199</text:p>
          </table:table-cell>
          <table:table-cell office:value-type="float" office:value="250.838109224941" calcext:value-type="float">
            <text:p>250.8381092249</text:p>
          </table:table-cell>
          <table:table-cell office:value-type="float" office:value="0.798056923026446" calcext:value-type="float">
            <text:p>0.798056923</text:p>
          </table:table-cell>
          <table:table-cell office:value-type="float" office:value="7.65486904049072" calcext:value-type="float">
            <text:p>7.6548690405</text:p>
          </table:table-cell>
          <table:table-cell office:value-type="float" office:value="1.69378340838928" calcext:value-type="float">
            <text:p>1.6937834084</text:p>
          </table:table-cell>
          <table:table-cell office:value-type="float" office:value="0.177907405197007" calcext:value-type="float">
            <text:p>0.1779074052</text:p>
          </table:table-cell>
          <table:table-cell office:value-type="float" office:value="0.533133419004205" calcext:value-type="float">
            <text:p>0.533133419</text:p>
          </table:table-cell>
          <table:table-cell office:value-type="float" office:value="637.394748327511" calcext:value-type="float">
            <text:p>637.3947483275</text:p>
          </table:table-cell>
        </table:table-row>
        <table:table-row table:style-name="ro1">
          <table:table-cell office:value-type="float" office:value="75.4459388851809" calcext:value-type="float">
            <text:p>75.4459388852</text:p>
          </table:table-cell>
          <table:table-cell office:value-type="float" office:value="2.85128867941968" calcext:value-type="float">
            <text:p>2.8512886794</text:p>
          </table:table-cell>
          <table:table-cell office:value-type="float" office:value="1.85128867941968" calcext:value-type="float">
            <text:p>1.8512886794</text:p>
          </table:table-cell>
          <table:table-cell office:value-type="float" office:value="249.017955346086" calcext:value-type="float">
            <text:p>249.0179553461</text:p>
          </table:table-cell>
          <table:table-cell office:value-type="float" office:value="0.629066457197459" calcext:value-type="float">
            <text:p>0.6290664572</text:p>
          </table:table-cell>
          <table:table-cell office:value-type="float" office:value="1.85128867941968" calcext:value-type="float">
            <text:p>1.8512886794</text:p>
          </table:table-cell>
          <table:table-cell office:value-type="float" office:value="2.53118782408972" calcext:value-type="float">
            <text:p>2.5311878241</text:p>
          </table:table-cell>
          <table:table-cell office:value-type="float" office:value="0.406685564912337" calcext:value-type="float">
            <text:p>0.4066855649</text:p>
          </table:table-cell>
          <table:table-cell office:value-type="float" office:value="0.555444378514292" calcext:value-type="float">
            <text:p>0.5554443785</text:p>
          </table:table-cell>
          <table:table-cell office:value-type="float" office:value="644.409774601463" calcext:value-type="float">
            <text:p>644.4097746015</text:p>
          </table:table-cell>
        </table:table-row>
        <table:table-row table:style-name="ro1">
          <table:table-cell office:value-type="float" office:value="75.8046791647614" calcext:value-type="float">
            <text:p>75.8046791648</text:p>
          </table:table-cell>
          <table:table-cell office:value-type="float" office:value="2.21002895900015" calcext:value-type="float">
            <text:p>2.210028959</text:p>
          </table:table-cell>
          <table:table-cell office:value-type="float" office:value="1.21002895900015" calcext:value-type="float">
            <text:p>1.210028959</text:p>
          </table:table-cell>
          <table:table-cell office:value-type="float" office:value="248.376695625667" calcext:value-type="float">
            <text:p>248.3766956257</text:p>
          </table:table-cell>
          <table:table-cell table:number-columns-repeated="2" office:value-type="float" office:value="1.21002895900015" calcext:value-type="float">
            <text:p>1.210028959</text:p>
          </table:table-cell>
          <table:table-cell office:value-type="float" office:value="2.38002895900015" calcext:value-type="float">
            <text:p>2.380028959</text:p>
          </table:table-cell>
          <table:table-cell office:value-type="float" office:value="0.56496570694513" calcext:value-type="float">
            <text:p>0.5649657069</text:p>
          </table:table-cell>
          <table:table-cell office:value-type="float" office:value="0.486991312604252" calcext:value-type="float">
            <text:p>0.4869913126</text:p>
          </table:table-cell>
          <table:table-cell office:value-type="float" office:value="646.348212019906" calcext:value-type="float">
            <text:p>646.3482120199</text:p>
          </table:table-cell>
        </table:table-row>
        <table:table-row table:style-name="ro1">
          <table:table-cell office:value-type="float" office:value="77.1075587211346" calcext:value-type="float">
            <text:p>77.1075587211</text:p>
          </table:table-cell>
          <table:table-cell office:value-type="float" office:value="7.4155503482889" calcext:value-type="float">
            <text:p>7.4155503483</text:p>
          </table:table-cell>
          <table:table-cell office:value-type="float" office:value="2.81403080599271" calcext:value-type="float">
            <text:p>2.814030806</text:p>
          </table:table-cell>
          <table:table-cell office:value-type="float" office:value="250.321402851279" calcext:value-type="float">
            <text:p>250.3214028513</text:p>
          </table:table-cell>
          <table:table-cell office:value-type="float" office:value="1.068220680541" calcext:value-type="float">
            <text:p>1.0682206805</text:p>
          </table:table-cell>
          <table:table-cell office:value-type="float" office:value="6.34661341038223" calcext:value-type="float">
            <text:p>6.3466134104</text:p>
          </table:table-cell>
          <table:table-cell office:value-type="float" office:value="1.54766889343949" calcext:value-type="float">
            <text:p>1.5476688934</text:p>
          </table:table-cell>
          <table:table-cell office:value-type="float" office:value="0.222750243117289" calcext:value-type="float">
            <text:p>0.2227502431</text:p>
          </table:table-cell>
          <table:table-cell office:value-type="float" office:value="0.433160784950243" calcext:value-type="float">
            <text:p>0.433160785</text:p>
          </table:table-cell>
          <table:table-cell office:value-type="float" office:value="647.548081451489" calcext:value-type="float">
            <text:p>647.5480814515</text:p>
          </table:table-cell>
        </table:table-row>
        <table:table-row table:style-name="ro1">
          <table:table-cell office:value-type="float" office:value="77.8509441716269" calcext:value-type="float">
            <text:p>77.8509441716</text:p>
          </table:table-cell>
          <table:table-cell office:value-type="float" office:value="6.93671357655897" calcext:value-type="float">
            <text:p>6.9367135766</text:p>
          </table:table-cell>
          <table:table-cell office:value-type="float" office:value="2.82902119475661" calcext:value-type="float">
            <text:p>2.8290211948</text:p>
          </table:table-cell>
          <table:table-cell office:value-type="float" office:value="249.842566079549" calcext:value-type="float">
            <text:p>249.8425660795</text:p>
          </table:table-cell>
          <table:table-cell office:value-type="float" office:value="0.58938390881107" calcext:value-type="float">
            <text:p>0.5893839088</text:p>
          </table:table-cell>
          <table:table-cell office:value-type="float" office:value="5.8677766386523" calcext:value-type="float">
            <text:p>5.8677766387</text:p>
          </table:table-cell>
          <table:table-cell office:value-type="float" office:value="1.56687813152463" calcext:value-type="float">
            <text:p>1.5668781315</text:p>
          </table:table-cell>
          <table:table-cell office:value-type="float" office:value="0.202680926494019" calcext:value-type="float">
            <text:p>0.2026809265</text:p>
          </table:table-cell>
          <table:table-cell office:value-type="float" office:value="0.446784198856942" calcext:value-type="float">
            <text:p>0.4467841989</text:p>
          </table:table-cell>
          <table:table-cell office:value-type="float" office:value="655.788476302419" calcext:value-type="float">
            <text:p>655.7884763024</text:p>
          </table:table-cell>
        </table:table-row>
        <table:table-row table:style-name="ro1">
          <table:table-cell office:value-type="float" office:value="77.1225220672951" calcext:value-type="float">
            <text:p>77.1225220673</text:p>
          </table:table-cell>
          <table:table-cell office:value-type="float" office:value="12.4703958262384" calcext:value-type="float">
            <text:p>12.4703958262</text:p>
          </table:table-cell>
          <table:table-cell office:value-type="float" office:value="2.45640748945994" calcext:value-type="float">
            <text:p>2.4564074895</text:p>
          </table:table-cell>
          <table:table-cell office:value-type="float" office:value="252.859726780467" calcext:value-type="float">
            <text:p>252.8597267805</text:p>
          </table:table-cell>
          <table:table-cell office:value-type="float" office:value="0.375230034108327" calcext:value-type="float">
            <text:p>0.3752300341</text:p>
          </table:table-cell>
          <table:table-cell office:value-type="float" office:value="9.67648659601703" calcext:value-type="float">
            <text:p>9.676486596</text:p>
          </table:table-cell>
          <table:table-cell office:value-type="float" office:value="1.32654911187139" calcext:value-type="float">
            <text:p>1.3265491119</text:p>
          </table:table-cell>
          <table:table-cell office:value-type="float" office:value="0.368798698777955" calcext:value-type="float">
            <text:p>0.3687986988</text:p>
          </table:table-cell>
          <table:table-cell office:value-type="float" office:value="0.249141000064695" calcext:value-type="float">
            <text:p>0.2491410001</text:p>
          </table:table-cell>
          <table:table-cell office:value-type="float" office:value="656.127775736101" calcext:value-type="float">
            <text:p>656.1277757361</text:p>
          </table:table-cell>
        </table:table-row>
        <table:table-row table:style-name="ro1">
          <table:table-cell office:value-type="float" office:value="76.406239397633" calcext:value-type="float">
            <text:p>76.4062393976</text:p>
          </table:table-cell>
          <table:table-cell office:value-type="float" office:value="10.7639185724173" calcext:value-type="float">
            <text:p>10.7639185724</text:p>
          </table:table-cell>
          <table:table-cell office:value-type="float" office:value="2.52808905289231" calcext:value-type="float">
            <text:p>2.5280890529</text:p>
          </table:table-cell>
          <table:table-cell office:value-type="float" office:value="251.153249526646" calcext:value-type="float">
            <text:p>251.1532495266</text:p>
          </table:table-cell>
          <table:table-cell office:value-type="float" office:value="1.11319722473167" calcext:value-type="float">
            <text:p>1.1131972247</text:p>
          </table:table-cell>
          <table:table-cell office:value-type="float" office:value="7.97000934219595" calcext:value-type="float">
            <text:p>7.9700093422</text:p>
          </table:table-cell>
          <table:table-cell office:value-type="float" office:value="1.9044066969066" calcext:value-type="float">
            <text:p>1.9044066969</text:p>
          </table:table-cell>
          <table:table-cell office:value-type="float" office:value="0.28621956941615" calcext:value-type="float">
            <text:p>0.2862195694</text:p>
          </table:table-cell>
          <table:table-cell office:value-type="float" office:value="0.171501910638689" calcext:value-type="float">
            <text:p>0.1715019106</text:p>
          </table:table-cell>
          <table:table-cell office:value-type="float" office:value="656.754435254107" calcext:value-type="float">
            <text:p>656.7544352541</text:p>
          </table:table-cell>
        </table:table-row>
        <table:table-row table:style-name="ro1">
          <table:table-cell office:value-type="float" office:value="77.4561057826547" calcext:value-type="float">
            <text:p>77.4561057827</text:p>
          </table:table-cell>
          <table:table-cell office:value-type="float" office:value="14.0064639189795" calcext:value-type="float">
            <text:p>14.006463919</text:p>
          </table:table-cell>
          <table:table-cell office:value-type="float" office:value="2.17831276826689" calcext:value-type="float">
            <text:p>2.1783127683</text:p>
          </table:table-cell>
          <table:table-cell office:value-type="float" office:value="253.895794873208" calcext:value-type="float">
            <text:p>253.8957948732</text:p>
          </table:table-cell>
          <table:table-cell office:value-type="float" office:value="0.189075904627253" calcext:value-type="float">
            <text:p>0.1890759046</text:p>
          </table:table-cell>
          <table:table-cell office:value-type="float" office:value="10.7125546887582" calcext:value-type="float">
            <text:p>10.7125546888</text:p>
          </table:table-cell>
          <table:table-cell office:value-type="float" office:value="1.55412562267726" calcext:value-type="float">
            <text:p>1.5541256227</text:p>
          </table:table-cell>
          <table:table-cell office:value-type="float" office:value="0.244803020916546" calcext:value-type="float">
            <text:p>0.2448030209</text:p>
          </table:table-cell>
          <table:table-cell office:value-type="float" office:value="0.442723183888312" calcext:value-type="float">
            <text:p>0.4427231839</text:p>
          </table:table-cell>
          <table:table-cell office:value-type="float" office:value="657.639796002487" calcext:value-type="float">
            <text:p>657.6397960025</text:p>
          </table:table-cell>
        </table:table-row>
        <table:table-row table:style-name="ro1">
          <table:table-cell office:value-type="float" office:value="77.1769712485224" calcext:value-type="float">
            <text:p>77.1769712485</text:p>
          </table:table-cell>
          <table:table-cell office:value-type="float" office:value="9.20131708997328" calcext:value-type="float">
            <text:p>9.20131709</text:p>
          </table:table-cell>
          <table:table-cell office:value-type="float" office:value="1.75164821669125" calcext:value-type="float">
            <text:p>1.7516482167</text:p>
          </table:table-cell>
          <table:table-cell office:value-type="float" office:value="249.590648044202" calcext:value-type="float">
            <text:p>249.5906480442</text:p>
          </table:table-cell>
          <table:table-cell office:value-type="float" office:value="0.772817964509889" calcext:value-type="float">
            <text:p>0.7728179645</text:p>
          </table:table-cell>
          <table:table-cell office:value-type="float" office:value="6.40740785975194" calcext:value-type="float">
            <text:p>6.4074078598</text:p>
          </table:table-cell>
          <table:table-cell office:value-type="float" office:value="1.42291019196033" calcext:value-type="float">
            <text:p>1.422910192</text:p>
          </table:table-cell>
          <table:table-cell office:value-type="float" office:value="0.344542308956327" calcext:value-type="float">
            <text:p>0.344542309</text:p>
          </table:table-cell>
          <table:table-cell office:value-type="float" office:value="0.33940787660536" calcext:value-type="float">
            <text:p>0.3394078766</text:p>
          </table:table-cell>
          <table:table-cell office:value-type="float" office:value="658.333487429618" calcext:value-type="float">
            <text:p>658.3334874296</text:p>
          </table:table-cell>
        </table:table-row>
        <table:table-row table:style-name="ro1">
          <table:table-cell office:value-type="float" office:value="77.1091909088534" calcext:value-type="float">
            <text:p>77.1091909089</text:p>
          </table:table-cell>
          <table:table-cell office:value-type="float" office:value="13.6595490451782" calcext:value-type="float">
            <text:p>13.6595490452</text:p>
          </table:table-cell>
          <table:table-cell office:value-type="float" office:value="2.24406364663749" calcext:value-type="float">
            <text:p>2.2440636466</text:p>
          </table:table-cell>
          <table:table-cell office:value-type="float" office:value="253.548879999407" calcext:value-type="float">
            <text:p>253.5488799994</text:p>
          </table:table-cell>
          <table:table-cell office:value-type="float" office:value="1.06438325304815" calcext:value-type="float">
            <text:p>1.064383253</text:p>
          </table:table-cell>
          <table:table-cell office:value-type="float" office:value="10.3656398149569" calcext:value-type="float">
            <text:p>10.365639815</text:p>
          </table:table-cell>
          <table:table-cell office:value-type="float" office:value="1.56246915899251" calcext:value-type="float">
            <text:p>1.562469159</text:p>
          </table:table-cell>
          <table:table-cell office:value-type="float" office:value="0.219434571503822" calcext:value-type="float">
            <text:p>0.2194345715</text:p>
          </table:table-cell>
          <table:table-cell office:value-type="float" office:value="0.451573374536009" calcext:value-type="float">
            <text:p>0.4515733745</text:p>
          </table:table-cell>
          <table:table-cell office:value-type="float" office:value="660.253452655904" calcext:value-type="float">
            <text:p>660.2534526559</text:p>
          </table:table-cell>
        </table:table-row>
        <table:table-row table:style-name="ro1">
          <table:table-cell office:value-type="float" office:value="74.8046791647614" calcext:value-type="float">
            <text:p>74.8046791648</text:p>
          </table:table-cell>
          <table:table-cell office:value-type="float" office:value="3.21002895900015" calcext:value-type="float">
            <text:p>3.210028959</text:p>
          </table:table-cell>
          <table:table-cell office:value-type="float" office:value="1.21002895900015" calcext:value-type="float">
            <text:p>1.210028959</text:p>
          </table:table-cell>
          <table:table-cell office:value-type="float" office:value="248.376695625667" calcext:value-type="float">
            <text:p>248.3766956257</text:p>
          </table:table-cell>
          <table:table-cell table:number-columns-repeated="2" office:value-type="float" office:value="1.21002895900015" calcext:value-type="float">
            <text:p>1.210028959</text:p>
          </table:table-cell>
          <table:table-cell office:value-type="float" office:value="2.38002895900015" calcext:value-type="float">
            <text:p>2.380028959</text:p>
          </table:table-cell>
          <table:table-cell office:value-type="float" office:value="0.56496570694513" calcext:value-type="float">
            <text:p>0.5649657069</text:p>
          </table:table-cell>
          <table:table-cell office:value-type="float" office:value="0.486991312604252" calcext:value-type="float">
            <text:p>0.4869913126</text:p>
          </table:table-cell>
          <table:table-cell office:value-type="float" office:value="660.638715825531" calcext:value-type="float">
            <text:p>660.6387158255</text:p>
          </table:table-cell>
        </table:table-row>
        <table:table-row table:style-name="ro1">
          <table:table-cell office:value-type="float" office:value="74.8046791647614" calcext:value-type="float">
            <text:p>74.8046791648</text:p>
          </table:table-cell>
          <table:table-cell office:value-type="float" office:value="2.21002895900015" calcext:value-type="float">
            <text:p>2.210028959</text:p>
          </table:table-cell>
          <table:table-cell office:value-type="float" office:value="2.21002895900015" calcext:value-type="float">
            <text:p>2.210028959</text:p>
          </table:table-cell>
          <table:table-cell office:value-type="float" office:value="248.376695625667" calcext:value-type="float">
            <text:p>248.3766956257</text:p>
          </table:table-cell>
          <table:table-cell table:number-columns-repeated="2" office:value-type="float" office:value="1.21002895900015" calcext:value-type="float">
            <text:p>1.210028959</text:p>
          </table:table-cell>
          <table:table-cell office:value-type="float" office:value="2.38002895900015" calcext:value-type="float">
            <text:p>2.380028959</text:p>
          </table:table-cell>
          <table:table-cell office:value-type="float" office:value="0.56496570694513" calcext:value-type="float">
            <text:p>0.5649657069</text:p>
          </table:table-cell>
          <table:table-cell office:value-type="float" office:value="0.486991312604252" calcext:value-type="float">
            <text:p>0.4869913126</text:p>
          </table:table-cell>
          <table:table-cell office:value-type="float" office:value="661.748332422615" calcext:value-type="float">
            <text:p>661.7483324226</text:p>
          </table:table-cell>
        </table:table-row>
        <table:table-row table:style-name="ro1">
          <table:table-cell office:value-type="float" office:value="76.8893788856146" calcext:value-type="float">
            <text:p>76.8893788856</text:p>
          </table:table-cell>
          <table:table-cell office:value-type="float" office:value="13.4397370219394" calcext:value-type="float">
            <text:p>13.4397370219</text:p>
          </table:table-cell>
          <table:table-cell office:value-type="float" office:value="2.36528195414102" calcext:value-type="float">
            <text:p>2.3652819541</text:p>
          </table:table-cell>
          <table:table-cell office:value-type="float" office:value="253.329067976168" calcext:value-type="float">
            <text:p>253.3290679762</text:p>
          </table:table-cell>
          <table:table-cell office:value-type="float" office:value="0.844571229809414" calcext:value-type="float">
            <text:p>0.8445712298</text:p>
          </table:table-cell>
          <table:table-cell office:value-type="float" office:value="10.1458277917181" calcext:value-type="float">
            <text:p>10.1458277917</text:p>
          </table:table-cell>
          <table:table-cell office:value-type="float" office:value="1.56100902639611" calcext:value-type="float">
            <text:p>1.5610090264</text:p>
          </table:table-cell>
          <table:table-cell office:value-type="float" office:value="0.264678136699309" calcext:value-type="float">
            <text:p>0.2646781367</text:p>
          </table:table-cell>
          <table:table-cell office:value-type="float" office:value="0.452802365484392" calcext:value-type="float">
            <text:p>0.4528023655</text:p>
          </table:table-cell>
          <table:table-cell office:value-type="float" office:value="661.786206806575" calcext:value-type="float">
            <text:p>661.7862068066</text:p>
          </table:table-cell>
        </table:table-row>
        <table:table-row table:style-name="ro1">
          <table:table-cell office:value-type="float" office:value="76.6981658958748" calcext:value-type="float">
            <text:p>76.6981658959</text:p>
          </table:table-cell>
          <table:table-cell office:value-type="float" office:value="5.72217138284344" calcext:value-type="float">
            <text:p>5.7221713828</text:p>
          </table:table-cell>
          <table:table-cell office:value-type="float" office:value="3.49994916062122" calcext:value-type="float">
            <text:p>3.4999491606</text:p>
          </table:table-cell>
          <table:table-cell office:value-type="float" office:value="250.666615827287" calcext:value-type="float">
            <text:p>250.6666158273</text:p>
          </table:table-cell>
          <table:table-cell office:value-type="float" office:value="1.05550471617678" calcext:value-type="float">
            <text:p>1.0555047162</text:p>
          </table:table-cell>
          <table:table-cell office:value-type="float" office:value="4.72217138284344" calcext:value-type="float">
            <text:p>4.7221713828</text:p>
          </table:table-cell>
          <table:table-cell office:value-type="float" office:value="2.22217472049666" calcext:value-type="float">
            <text:p>2.2221747205</text:p>
          </table:table-cell>
          <table:table-cell office:value-type="float" office:value="0.499838726482448" calcext:value-type="float">
            <text:p>0.4998387265</text:p>
          </table:table-cell>
          <table:table-cell office:value-type="float" office:value="0.3841797887739" calcext:value-type="float">
            <text:p>0.3841797888</text:p>
          </table:table-cell>
          <table:table-cell office:value-type="float" office:value="661.880646245866" calcext:value-type="float">
            <text:p>661.8806462459</text:p>
          </table:table-cell>
        </table:table-row>
        <table:table-row table:style-name="ro1">
          <table:table-cell office:value-type="float" office:value="77.2994906138731" calcext:value-type="float">
            <text:p>77.2994906139</text:p>
          </table:table-cell>
          <table:table-cell office:value-type="float" office:value="11.6571697886574" calcext:value-type="float">
            <text:p>11.6571697887</text:p>
          </table:table-cell>
          <table:table-cell office:value-type="float" office:value="2.09585634899826" calcext:value-type="float">
            <text:p>2.095856349</text:p>
          </table:table-cell>
          <table:table-cell office:value-type="float" office:value="252.046500742886" calcext:value-type="float">
            <text:p>252.0465007429</text:p>
          </table:table-cell>
          <table:table-cell office:value-type="float" office:value="0.784226218749534" calcext:value-type="float">
            <text:p>0.7842262187</text:p>
          </table:table-cell>
          <table:table-cell office:value-type="float" office:value="8.86326055843603" calcext:value-type="float">
            <text:p>8.8632605584</text:p>
          </table:table-cell>
          <table:table-cell office:value-type="float" office:value="1.32973289168696" calcext:value-type="float">
            <text:p>1.3297328917</text:p>
          </table:table-cell>
          <table:table-cell office:value-type="float" office:value="0.387130930918959" calcext:value-type="float">
            <text:p>0.3871309309</text:p>
          </table:table-cell>
          <table:table-cell office:value-type="float" office:value="0.255102621121712" calcext:value-type="float">
            <text:p>0.2551026211</text:p>
          </table:table-cell>
          <table:table-cell office:value-type="float" office:value="662.24236359477" calcext:value-type="float">
            <text:p>662.2423635948</text:p>
          </table:table-cell>
        </table:table-row>
        <table:table-row table:style-name="ro1">
          <table:table-cell office:value-type="float" office:value="77.2474249205132" calcext:value-type="float">
            <text:p>77.2474249205</text:p>
          </table:table-cell>
          <table:table-cell office:value-type="float" office:value="13.0952986794564" calcext:value-type="float">
            <text:p>13.0952986795</text:p>
          </table:table-cell>
          <table:table-cell office:value-type="float" office:value="2.48871775008542" calcext:value-type="float">
            <text:p>2.4887177501</text:p>
          </table:table-cell>
          <table:table-cell office:value-type="float" office:value="252.984629633685" calcext:value-type="float">
            <text:p>252.9846296337</text:p>
          </table:table-cell>
          <table:table-cell office:value-type="float" office:value="0.500132887326398" calcext:value-type="float">
            <text:p>0.5001328873</text:p>
          </table:table-cell>
          <table:table-cell office:value-type="float" office:value="9.8013894492351" calcext:value-type="float">
            <text:p>9.8013894492</text:p>
          </table:table-cell>
          <table:table-cell office:value-type="float" office:value="1.31840395972845" calcext:value-type="float">
            <text:p>1.3184039597</text:p>
          </table:table-cell>
          <table:table-cell office:value-type="float" office:value="0.406538186436148" calcext:value-type="float">
            <text:p>0.4065381864</text:p>
          </table:table-cell>
          <table:table-cell office:value-type="float" office:value="0.245122161005075" calcext:value-type="float">
            <text:p>0.245122161</text:p>
          </table:table-cell>
          <table:table-cell office:value-type="float" office:value="663.618936845542" calcext:value-type="float">
            <text:p>663.6189368455</text:p>
          </table:table-cell>
        </table:table-row>
        <table:table-row table:style-name="ro1">
          <table:table-cell office:value-type="float" office:value="77.2474249205132" calcext:value-type="float">
            <text:p>77.2474249205</text:p>
          </table:table-cell>
          <table:table-cell office:value-type="float" office:value="12.5952986794564" calcext:value-type="float">
            <text:p>12.5952986795</text:p>
          </table:table-cell>
          <table:table-cell office:value-type="float" office:value="2.48871775008542" calcext:value-type="float">
            <text:p>2.4887177501</text:p>
          </table:table-cell>
          <table:table-cell office:value-type="float" office:value="252.984629633685" calcext:value-type="float">
            <text:p>252.9846296337</text:p>
          </table:table-cell>
          <table:table-cell office:value-type="float" office:value="0.500132887326398" calcext:value-type="float">
            <text:p>0.5001328873</text:p>
          </table:table-cell>
          <table:table-cell office:value-type="float" office:value="9.8013894492351" calcext:value-type="float">
            <text:p>9.8013894492</text:p>
          </table:table-cell>
          <table:table-cell office:value-type="float" office:value="1.31840395972845" calcext:value-type="float">
            <text:p>1.3184039597</text:p>
          </table:table-cell>
          <table:table-cell office:value-type="float" office:value="0.406538186436148" calcext:value-type="float">
            <text:p>0.4065381864</text:p>
          </table:table-cell>
          <table:table-cell office:value-type="float" office:value="0.245122161005075" calcext:value-type="float">
            <text:p>0.245122161</text:p>
          </table:table-cell>
          <table:table-cell office:value-type="float" office:value="663.752294740608" calcext:value-type="float">
            <text:p>663.7522947406</text:p>
          </table:table-cell>
        </table:table-row>
        <table:table-row table:style-name="ro1">
          <table:table-cell office:value-type="float" office:value="74.8046791647614" calcext:value-type="float">
            <text:p>74.8046791648</text:p>
          </table:table-cell>
          <table:table-cell office:value-type="float" office:value="2.21002895900015" calcext:value-type="float">
            <text:p>2.210028959</text:p>
          </table:table-cell>
          <table:table-cell office:value-type="float" office:value="1.21002895900015" calcext:value-type="float">
            <text:p>1.210028959</text:p>
          </table:table-cell>
          <table:table-cell office:value-type="float" office:value="248.376695625667" calcext:value-type="float">
            <text:p>248.3766956257</text:p>
          </table:table-cell>
          <table:table-cell office:value-type="float" office:value="1.21002895900015" calcext:value-type="float">
            <text:p>1.210028959</text:p>
          </table:table-cell>
          <table:table-cell office:value-type="float" office:value="2.21002895900015" calcext:value-type="float">
            <text:p>2.210028959</text:p>
          </table:table-cell>
          <table:table-cell office:value-type="float" office:value="2.38002895900015" calcext:value-type="float">
            <text:p>2.380028959</text:p>
          </table:table-cell>
          <table:table-cell office:value-type="float" office:value="0.56496570694513" calcext:value-type="float">
            <text:p>0.5649657069</text:p>
          </table:table-cell>
          <table:table-cell office:value-type="float" office:value="0.486991312604252" calcext:value-type="float">
            <text:p>0.4869913126</text:p>
          </table:table-cell>
          <table:table-cell office:value-type="float" office:value="663.794223641014" calcext:value-type="float">
            <text:p>663.794223641</text:p>
          </table:table-cell>
        </table:table-row>
        <table:table-row table:style-name="ro1">
          <table:table-cell office:value-type="float" office:value="74.8046791647614" calcext:value-type="float">
            <text:p>74.8046791648</text:p>
          </table:table-cell>
          <table:table-cell office:value-type="float" office:value="2.21002895900015" calcext:value-type="float">
            <text:p>2.210028959</text:p>
          </table:table-cell>
          <table:table-cell office:value-type="float" office:value="1.21002895900015" calcext:value-type="float">
            <text:p>1.210028959</text:p>
          </table:table-cell>
          <table:table-cell office:value-type="float" office:value="248.376695625667" calcext:value-type="float">
            <text:p>248.3766956257</text:p>
          </table:table-cell>
          <table:table-cell table:number-columns-repeated="2" office:value-type="float" office:value="1.21002895900015" calcext:value-type="float">
            <text:p>1.210028959</text:p>
          </table:table-cell>
          <table:table-cell office:value-type="float" office:value="2.38002895900015" calcext:value-type="float">
            <text:p>2.380028959</text:p>
          </table:table-cell>
          <table:table-cell office:value-type="float" office:value="0.56496570694513" calcext:value-type="float">
            <text:p>0.5649657069</text:p>
          </table:table-cell>
          <table:table-cell office:value-type="float" office:value="0.486991312604252" calcext:value-type="float">
            <text:p>0.4869913126</text:p>
          </table:table-cell>
          <table:table-cell office:value-type="float" office:value="663.804627756811" calcext:value-type="float">
            <text:p>663.8046277568</text:p>
          </table:table-cell>
        </table:table-row>
        <table:table-row table:style-name="ro1">
          <table:table-cell office:value-type="float" office:value="74.8046791647614" calcext:value-type="float">
            <text:p>74.8046791648</text:p>
          </table:table-cell>
          <table:table-cell office:value-type="float" office:value="2.21002895900015" calcext:value-type="float">
            <text:p>2.210028959</text:p>
          </table:table-cell>
          <table:table-cell office:value-type="float" office:value="1.21002895900015" calcext:value-type="float">
            <text:p>1.210028959</text:p>
          </table:table-cell>
          <table:table-cell office:value-type="float" office:value="248.376695625667" calcext:value-type="float">
            <text:p>248.3766956257</text:p>
          </table:table-cell>
          <table:table-cell table:number-columns-repeated="2" office:value-type="float" office:value="1.21002895900015" calcext:value-type="float">
            <text:p>1.210028959</text:p>
          </table:table-cell>
          <table:table-cell office:value-type="float" office:value="2.38002895900015" calcext:value-type="float">
            <text:p>2.380028959</text:p>
          </table:table-cell>
          <table:table-cell office:value-type="float" office:value="0.56496570694513" calcext:value-type="float">
            <text:p>0.5649657069</text:p>
          </table:table-cell>
          <table:table-cell office:value-type="float" office:value="0.486991312604252" calcext:value-type="float">
            <text:p>0.4869913126</text:p>
          </table:table-cell>
          <table:table-cell office:value-type="float" office:value="663.804627756811" calcext:value-type="float">
            <text:p>663.8046277568</text:p>
          </table:table-cell>
        </table:table-row>
        <table:table-row table:style-name="ro1">
          <table:table-cell office:value-type="float" office:value="74.8046791647614" calcext:value-type="float">
            <text:p>74.8046791648</text:p>
          </table:table-cell>
          <table:table-cell office:value-type="float" office:value="2.21002895900015" calcext:value-type="float">
            <text:p>2.210028959</text:p>
          </table:table-cell>
          <table:table-cell office:value-type="float" office:value="1.21002895900015" calcext:value-type="float">
            <text:p>1.210028959</text:p>
          </table:table-cell>
          <table:table-cell office:value-type="float" office:value="249.376695625667" calcext:value-type="float">
            <text:p>249.3766956257</text:p>
          </table:table-cell>
          <table:table-cell table:number-columns-repeated="2" office:value-type="float" office:value="1.21002895900015" calcext:value-type="float">
            <text:p>1.210028959</text:p>
          </table:table-cell>
          <table:table-cell office:value-type="float" office:value="2.38002895900015" calcext:value-type="float">
            <text:p>2.380028959</text:p>
          </table:table-cell>
          <table:table-cell office:value-type="float" office:value="0.56496570694513" calcext:value-type="float">
            <text:p>0.5649657069</text:p>
          </table:table-cell>
          <table:table-cell office:value-type="float" office:value="0.486991312604252" calcext:value-type="float">
            <text:p>0.4869913126</text:p>
          </table:table-cell>
          <table:table-cell office:value-type="float" office:value="664.003374507995" calcext:value-type="float">
            <text:p>664.003374508</text:p>
          </table:table-cell>
        </table:table-row>
        <table:table-row table:style-name="ro1">
          <table:table-cell office:value-type="float" office:value="74.8046791647614" calcext:value-type="float">
            <text:p>74.8046791648</text:p>
          </table:table-cell>
          <table:table-cell office:value-type="float" office:value="2.21002895900015" calcext:value-type="float">
            <text:p>2.210028959</text:p>
          </table:table-cell>
          <table:table-cell office:value-type="float" office:value="1.21002895900015" calcext:value-type="float">
            <text:p>1.210028959</text:p>
          </table:table-cell>
          <table:table-cell office:value-type="float" office:value="248.376695625667" calcext:value-type="float">
            <text:p>248.3766956257</text:p>
          </table:table-cell>
          <table:table-cell office:value-type="float" office:value="2.21002895900015" calcext:value-type="float">
            <text:p>2.210028959</text:p>
          </table:table-cell>
          <table:table-cell office:value-type="float" office:value="1.21002895900015" calcext:value-type="float">
            <text:p>1.210028959</text:p>
          </table:table-cell>
          <table:table-cell office:value-type="float" office:value="2.38002895900015" calcext:value-type="float">
            <text:p>2.380028959</text:p>
          </table:table-cell>
          <table:table-cell office:value-type="float" office:value="0.56496570694513" calcext:value-type="float">
            <text:p>0.5649657069</text:p>
          </table:table-cell>
          <table:table-cell office:value-type="float" office:value="0.486991312604252" calcext:value-type="float">
            <text:p>0.4869913126</text:p>
          </table:table-cell>
          <table:table-cell office:value-type="float" office:value="664.168253641441" calcext:value-type="float">
            <text:p>664.1682536414</text:p>
          </table:table-cell>
        </table:table-row>
        <table:table-row table:style-name="ro1">
          <table:table-cell office:value-type="float" office:value="77.226263170873" calcext:value-type="float">
            <text:p>77.2262631709</text:p>
          </table:table-cell>
          <table:table-cell office:value-type="float" office:value="13.7766213071979" calcext:value-type="float">
            <text:p>13.7766213072</text:p>
          </table:table-cell>
          <table:table-cell office:value-type="float" office:value="2.36113590865717" calcext:value-type="float">
            <text:p>2.3611359087</text:p>
          </table:table-cell>
          <table:table-cell office:value-type="float" office:value="253.665952261427" calcext:value-type="float">
            <text:p>253.6659522614</text:p>
          </table:table-cell>
          <table:table-cell office:value-type="float" office:value="1.18145551506783" calcext:value-type="float">
            <text:p>1.1814555151</text:p>
          </table:table-cell>
          <table:table-cell office:value-type="float" office:value="10.4827120769765" calcext:value-type="float">
            <text:p>10.482712077</text:p>
          </table:table-cell>
          <table:table-cell office:value-type="float" office:value="1.31389594014037" calcext:value-type="float">
            <text:p>1.3138959401</text:p>
          </table:table-cell>
          <table:table-cell office:value-type="float" office:value="0.3365068335235" calcext:value-type="float">
            <text:p>0.3365068335</text:p>
          </table:table-cell>
          <table:table-cell office:value-type="float" office:value="0.240542268793685" calcext:value-type="float">
            <text:p>0.2405422688</text:p>
          </table:table-cell>
          <table:table-cell office:value-type="float" office:value="664.279839367563" calcext:value-type="float">
            <text:p>664.2798393676</text:p>
          </table:table-cell>
        </table:table-row>
        <table:table-row table:style-name="ro1">
          <table:table-cell office:value-type="float" office:value="76.1876672003834" calcext:value-type="float">
            <text:p>76.1876672004</text:p>
          </table:table-cell>
          <table:table-cell office:value-type="float" office:value="10.5453463751677" calcext:value-type="float">
            <text:p>10.5453463752</text:p>
          </table:table-cell>
          <table:table-cell office:value-type="float" office:value="2.68827009447825" calcext:value-type="float">
            <text:p>2.6882700945</text:p>
          </table:table-cell>
          <table:table-cell office:value-type="float" office:value="250.934677329397" calcext:value-type="float">
            <text:p>250.9346773294</text:p>
          </table:table-cell>
          <table:table-cell office:value-type="float" office:value="0.894625027482068" calcext:value-type="float">
            <text:p>0.8946250275</text:p>
          </table:table-cell>
          <table:table-cell office:value-type="float" office:value="7.75143714494634" calcext:value-type="float">
            <text:p>7.7514371449</text:p>
          </table:table-cell>
          <table:table-cell office:value-type="float" office:value="1.91495142139543" calcext:value-type="float">
            <text:p>1.9149514214</text:p>
          </table:table-cell>
          <table:table-cell office:value-type="float" office:value="0.274475509652628" calcext:value-type="float">
            <text:p>0.2744755097</text:p>
          </table:table-cell>
          <table:table-cell office:value-type="float" office:value="0.176246864044205" calcext:value-type="float">
            <text:p>0.176246864</text:p>
          </table:table-cell>
          <table:table-cell office:value-type="float" office:value="665.545009038628" calcext:value-type="float">
            <text:p>665.5450090386</text:p>
          </table:table-cell>
        </table:table-row>
        <table:table-row table:style-name="ro1">
          <table:table-cell office:value-type="float" office:value="77.0064511476344" calcext:value-type="float">
            <text:p>77.0064511476</text:p>
          </table:table-cell>
          <table:table-cell office:value-type="float" office:value="13.5568092839591" calcext:value-type="float">
            <text:p>13.556809284</text:p>
          </table:table-cell>
          <table:table-cell office:value-type="float" office:value="2.4823542161607" calcext:value-type="float">
            <text:p>2.4823542162</text:p>
          </table:table-cell>
          <table:table-cell office:value-type="float" office:value="253.446140238188" calcext:value-type="float">
            <text:p>253.4461402382</text:p>
          </table:table-cell>
          <table:table-cell office:value-type="float" office:value="0.961643491829092" calcext:value-type="float">
            <text:p>0.9616434918</text:p>
          </table:table-cell>
          <table:table-cell office:value-type="float" office:value="10.2629000537378" calcext:value-type="float">
            <text:p>10.2629000537</text:p>
          </table:table-cell>
          <table:table-cell office:value-type="float" office:value="1.31243580754397" calcext:value-type="float">
            <text:p>1.3124358075</text:p>
          </table:table-cell>
          <table:table-cell office:value-type="float" office:value="0.381750398718988" calcext:value-type="float">
            <text:p>0.3817503987</text:p>
          </table:table-cell>
          <table:table-cell office:value-type="float" office:value="0.241196922693021" calcext:value-type="float">
            <text:p>0.2411969227</text:p>
          </table:table-cell>
          <table:table-cell office:value-type="float" office:value="666.376517476204" calcext:value-type="float">
            <text:p>666.3765174762</text:p>
          </table:table-cell>
        </table:table-row>
        <table:table-row table:style-name="ro1">
          <table:table-cell office:value-type="float" office:value="77.6280866845467" calcext:value-type="float">
            <text:p>77.6280866845</text:p>
          </table:table-cell>
          <table:table-cell office:value-type="float" office:value="9.65243252599762" calcext:value-type="float">
            <text:p>9.652432526</text:p>
          </table:table-cell>
          <table:table-cell office:value-type="float" office:value="1.98054143049338" calcext:value-type="float">
            <text:p>1.9805414305</text:p>
          </table:table-cell>
          <table:table-cell office:value-type="float" office:value="250.041763480227" calcext:value-type="float">
            <text:p>250.0417634802</text:p>
          </table:table-cell>
          <table:table-cell office:value-type="float" office:value="1.22393340053424" calcext:value-type="float">
            <text:p>1.2239334005</text:p>
          </table:table-cell>
          <table:table-cell office:value-type="float" office:value="6.85852329577629" calcext:value-type="float">
            <text:p>6.8585232958</text:p>
          </table:table-cell>
          <table:table-cell office:value-type="float" office:value="1.39434576396682" calcext:value-type="float">
            <text:p>1.394345764</text:p>
          </table:table-cell>
          <table:table-cell office:value-type="float" office:value="0.355584455495111" calcext:value-type="float">
            <text:p>0.3555844555</text:p>
          </table:table-cell>
          <table:table-cell office:value-type="float" office:value="0.317801456361219" calcext:value-type="float">
            <text:p>0.3178014564</text:p>
          </table:table-cell>
          <table:table-cell office:value-type="float" office:value="668.081940501634" calcext:value-type="float">
            <text:p>668.0819405016</text:p>
          </table:table-cell>
        </table:table-row>
        <table:table-row table:style-name="ro1">
          <table:table-cell office:value-type="float" office:value="77.1303526584935" calcext:value-type="float">
            <text:p>77.1303526585</text:p>
          </table:table-cell>
          <table:table-cell office:value-type="float" office:value="12.9782264174368" calcext:value-type="float">
            <text:p>12.9782264174</text:p>
          </table:table-cell>
          <table:table-cell office:value-type="float" office:value="2.37164548806574" calcext:value-type="float">
            <text:p>2.3716454881</text:p>
          </table:table-cell>
          <table:table-cell office:value-type="float" office:value="252.867557371665" calcext:value-type="float">
            <text:p>252.8675573717</text:p>
          </table:table-cell>
          <table:table-cell office:value-type="float" office:value="0.383060625306719" calcext:value-type="float">
            <text:p>0.3830606253</text:p>
          </table:table-cell>
          <table:table-cell office:value-type="float" office:value="9.68431718721543" calcext:value-type="float">
            <text:p>9.6843171872</text:p>
          </table:table-cell>
          <table:table-cell office:value-type="float" office:value="1.5669771785806" calcext:value-type="float">
            <text:p>1.5669771786</text:p>
          </table:table-cell>
          <table:table-cell office:value-type="float" office:value="0.28946592441647" calcext:value-type="float">
            <text:p>0.2894659244</text:p>
          </table:table-cell>
          <table:table-cell office:value-type="float" office:value="0.460171270428895" calcext:value-type="float">
            <text:p>0.4601712704</text:p>
          </table:table-cell>
          <table:table-cell office:value-type="float" office:value="670.889880207125" calcext:value-type="float">
            <text:p>670.8898802071</text:p>
          </table:table-cell>
        </table:table-row>
        <table:table-row table:style-name="ro1">
          <table:table-cell office:value-type="float" office:value="77.3112789636338" calcext:value-type="float">
            <text:p>77.3112789636</text:p>
          </table:table-cell>
          <table:table-cell office:value-type="float" office:value="11.7924149285415" calcext:value-type="float">
            <text:p>11.7924149285</text:p>
          </table:table-cell>
          <table:table-cell office:value-type="float" office:value="2.23110148888245" calcext:value-type="float">
            <text:p>2.2311014889</text:p>
          </table:table-cell>
          <table:table-cell office:value-type="float" office:value="252.18174588277" calcext:value-type="float">
            <text:p>252.1817458828</text:p>
          </table:table-cell>
          <table:table-cell office:value-type="float" office:value="0.919471358633718" calcext:value-type="float">
            <text:p>0.9194713586</text:p>
          </table:table-cell>
          <table:table-cell office:value-type="float" office:value="8.9985056983202" calcext:value-type="float">
            <text:p>8.9985056983</text:p>
          </table:table-cell>
          <table:table-cell office:value-type="float" office:value="1.31934718357586" calcext:value-type="float">
            <text:p>1.3193471836</text:p>
          </table:table-cell>
          <table:table-cell office:value-type="float" office:value="0.42210192336815" calcext:value-type="float">
            <text:p>0.4221019234</text:p>
          </table:table-cell>
          <table:table-cell office:value-type="float" office:value="0.249752619128096" calcext:value-type="float">
            <text:p>0.2497526191</text:p>
          </table:table-cell>
          <table:table-cell office:value-type="float" office:value="670.890692890395" calcext:value-type="float">
            <text:p>670.8906928904</text:p>
          </table:table-cell>
        </table:table-row>
        <table:table-row table:style-name="ro1">
          <table:table-cell office:value-type="float" office:value="77.1303526584935" calcext:value-type="float">
            <text:p>77.1303526585</text:p>
          </table:table-cell>
          <table:table-cell office:value-type="float" office:value="12.4782264174368" calcext:value-type="float">
            <text:p>12.4782264174</text:p>
          </table:table-cell>
          <table:table-cell office:value-type="float" office:value="2.37164548806574" calcext:value-type="float">
            <text:p>2.3716454881</text:p>
          </table:table-cell>
          <table:table-cell office:value-type="float" office:value="252.867557371665" calcext:value-type="float">
            <text:p>252.8675573717</text:p>
          </table:table-cell>
          <table:table-cell office:value-type="float" office:value="0.383060625306719" calcext:value-type="float">
            <text:p>0.3830606253</text:p>
          </table:table-cell>
          <table:table-cell office:value-type="float" office:value="9.68431718721543" calcext:value-type="float">
            <text:p>9.6843171872</text:p>
          </table:table-cell>
          <table:table-cell office:value-type="float" office:value="1.5669771785806" calcext:value-type="float">
            <text:p>1.5669771786</text:p>
          </table:table-cell>
          <table:table-cell office:value-type="float" office:value="0.28946592441647" calcext:value-type="float">
            <text:p>0.2894659244</text:p>
          </table:table-cell>
          <table:table-cell office:value-type="float" office:value="0.460171270428895" calcext:value-type="float">
            <text:p>0.4601712704</text:p>
          </table:table-cell>
          <table:table-cell office:value-type="float" office:value="671.161811586139" calcext:value-type="float">
            <text:p>671.1618115861</text:p>
          </table:table-cell>
        </table:table-row>
        <table:table-row table:style-name="ro1">
          <table:table-cell office:value-type="float" office:value="76.2133873649925" calcext:value-type="float">
            <text:p>76.213387365</text:p>
          </table:table-cell>
          <table:table-cell office:value-type="float" office:value="10.5710665397767" calcext:value-type="float">
            <text:p>10.5710665398</text:p>
          </table:table-cell>
          <table:table-cell office:value-type="float" office:value="2.7139902590873" calcext:value-type="float">
            <text:p>2.7139902591</text:p>
          </table:table-cell>
          <table:table-cell office:value-type="float" office:value="250.960397494006" calcext:value-type="float">
            <text:p>250.960397494</text:p>
          </table:table-cell>
          <table:table-cell office:value-type="float" office:value="0.920345192091121" calcext:value-type="float">
            <text:p>0.9203451921</text:p>
          </table:table-cell>
          <table:table-cell office:value-type="float" office:value="7.77715730955539" calcext:value-type="float">
            <text:p>7.7771573096</text:p>
          </table:table-cell>
          <table:table-cell office:value-type="float" office:value="1.3665975119304" calcext:value-type="float">
            <text:p>1.3665975119</text:p>
          </table:table-cell>
          <table:table-cell office:value-type="float" office:value="0.300195674261682" calcext:value-type="float">
            <text:p>0.3001956743</text:p>
          </table:table-cell>
          <table:table-cell office:value-type="float" office:value="0.299287126924122" calcext:value-type="float">
            <text:p>0.2992871269</text:p>
          </table:table-cell>
          <table:table-cell office:value-type="float" office:value="671.5961509765" calcext:value-type="float">
            <text:p>671.5961509765</text:p>
          </table:table-cell>
        </table:table-row>
        <table:table-row table:style-name="ro1">
          <table:table-cell office:value-type="float" office:value="77.9579691048412" calcext:value-type="float">
            <text:p>77.9579691048</text:p>
          </table:table-cell>
          <table:table-cell office:value-type="float" office:value="9.98231494629214" calcext:value-type="float">
            <text:p>9.9823149463</text:p>
          </table:table-cell>
          <table:table-cell office:value-type="float" office:value="2.3104238507879" calcext:value-type="float">
            <text:p>2.3104238508</text:p>
          </table:table-cell>
          <table:table-cell office:value-type="float" office:value="250.371645900521" calcext:value-type="float">
            <text:p>250.3716459005</text:p>
          </table:table-cell>
          <table:table-cell office:value-type="float" office:value="0.331593598606538" calcext:value-type="float">
            <text:p>0.3315935986</text:p>
          </table:table-cell>
          <table:table-cell office:value-type="float" office:value="7.18840571607081" calcext:value-type="float">
            <text:p>7.1884057161</text:p>
          </table:table-cell>
          <table:table-cell office:value-type="float" office:value="1.93186955881249" calcext:value-type="float">
            <text:p>1.9318695588</text:p>
          </table:table-cell>
          <table:table-cell office:value-type="float" office:value="0.304265040055696" calcext:value-type="float">
            <text:p>0.3042650401</text:p>
          </table:table-cell>
          <table:table-cell office:value-type="float" office:value="0.182882495076873" calcext:value-type="float">
            <text:p>0.1828824951</text:p>
          </table:table-cell>
          <table:table-cell office:value-type="float" office:value="671.978080704442" calcext:value-type="float">
            <text:p>671.9780807044</text:p>
          </table:table-cell>
        </table:table-row>
        <table:table-row table:style-name="ro1">
          <table:table-cell office:value-type="float" office:value="77.5731780446743" calcext:value-type="float">
            <text:p>77.5731780447</text:p>
          </table:table-cell>
          <table:table-cell office:value-type="float" office:value="14.1235361809992" calcext:value-type="float">
            <text:p>14.123536181</text:p>
          </table:table-cell>
          <table:table-cell office:value-type="float" office:value="2.29538503028657" calcext:value-type="float">
            <text:p>2.2953850303</text:p>
          </table:table-cell>
          <table:table-cell office:value-type="float" office:value="254.012867135228" calcext:value-type="float">
            <text:p>254.0128671352</text:p>
          </table:table-cell>
          <table:table-cell office:value-type="float" office:value="0.306148166646932" calcext:value-type="float">
            <text:p>0.3061481666</text:p>
          </table:table-cell>
          <table:table-cell office:value-type="float" office:value="10.8296269507779" calcext:value-type="float">
            <text:p>10.8296269508</text:p>
          </table:table-cell>
          <table:table-cell office:value-type="float" office:value="1.30555240382512" calcext:value-type="float">
            <text:p>1.3055524038</text:p>
          </table:table-cell>
          <table:table-cell office:value-type="float" office:value="0.361875282936225" calcext:value-type="float">
            <text:p>0.3618752829</text:p>
          </table:table-cell>
          <table:table-cell office:value-type="float" office:value="0.235827985238537" calcext:value-type="float">
            <text:p>0.2358279852</text:p>
          </table:table-cell>
          <table:table-cell office:value-type="float" office:value="672.492656778464" calcext:value-type="float">
            <text:p>672.4926567785</text:p>
          </table:table-cell>
        </table:table-row>
        <table:table-row table:style-name="ro1">
          <table:table-cell office:value-type="float" office:value="77.4775379877017" calcext:value-type="float">
            <text:p>77.4775379877</text:p>
          </table:table-cell>
          <table:table-cell office:value-type="float" office:value="9.50188382915263" calcext:value-type="float">
            <text:p>9.5018838292</text:p>
          </table:table-cell>
          <table:table-cell office:value-type="float" office:value="1.82999273364839" calcext:value-type="float">
            <text:p>1.8299927336</text:p>
          </table:table-cell>
          <table:table-cell office:value-type="float" office:value="249.891214783381" calcext:value-type="float">
            <text:p>249.8912147834</text:p>
          </table:table-cell>
          <table:table-cell office:value-type="float" office:value="1.07338470368924" calcext:value-type="float">
            <text:p>1.0733847037</text:p>
          </table:table-cell>
          <table:table-cell office:value-type="float" office:value="6.70797459893129" calcext:value-type="float">
            <text:p>6.7079745989</text:p>
          </table:table-cell>
          <table:table-cell office:value-type="float" office:value="2.32404398070208" calcext:value-type="float">
            <text:p>2.3240439807</text:p>
          </table:table-cell>
          <table:table-cell office:value-type="float" office:value="0.205035758650118" calcext:value-type="float">
            <text:p>0.2050357587</text:p>
          </table:table-cell>
          <table:table-cell office:value-type="float" office:value="0.422558232387695" calcext:value-type="float">
            <text:p>0.4225582324</text:p>
          </table:table-cell>
          <table:table-cell office:value-type="float" office:value="674.054022986739" calcext:value-type="float">
            <text:p>674.0540229867</text:p>
          </table:table-cell>
        </table:table-row>
        <table:table-row table:style-name="ro1">
          <table:table-cell office:value-type="float" office:value="77.0054498052754" calcext:value-type="float">
            <text:p>77.0054498053</text:p>
          </table:table-cell>
          <table:table-cell office:value-type="float" office:value="12.3533235642187" calcext:value-type="float">
            <text:p>12.3533235642</text:p>
          </table:table-cell>
          <table:table-cell office:value-type="float" office:value="2.33933522744026" calcext:value-type="float">
            <text:p>2.3393352274</text:p>
          </table:table-cell>
          <table:table-cell office:value-type="float" office:value="252.742654518447" calcext:value-type="float">
            <text:p>252.7426545184</text:p>
          </table:table-cell>
          <table:table-cell office:value-type="float" office:value="0.258157772088648" calcext:value-type="float">
            <text:p>0.2581577721</text:p>
          </table:table-cell>
          <table:table-cell office:value-type="float" office:value="9.55941433399735" calcext:value-type="float">
            <text:p>9.559414334</text:p>
          </table:table-cell>
          <table:table-cell office:value-type="float" office:value="1.57512233072353" calcext:value-type="float">
            <text:p>1.5751223307</text:p>
          </table:table-cell>
          <table:table-cell office:value-type="float" office:value="0.251726436758276" calcext:value-type="float">
            <text:p>0.2517264368</text:p>
          </table:table-cell>
          <table:table-cell office:value-type="float" office:value="0.467715893369789" calcext:value-type="float">
            <text:p>0.4677158934</text:p>
          </table:table-cell>
          <table:table-cell office:value-type="float" office:value="674.262057843451" calcext:value-type="float">
            <text:p>674.2620578435</text:p>
          </table:table-cell>
        </table:table-row>
        <table:table-row table:style-name="ro1">
          <table:table-cell office:value-type="float" office:value="77.9836892694503" calcext:value-type="float">
            <text:p>77.9836892695</text:p>
          </table:table-cell>
          <table:table-cell office:value-type="float" office:value="10.0080351109012" calcext:value-type="float">
            <text:p>10.0080351109</text:p>
          </table:table-cell>
          <table:table-cell office:value-type="float" office:value="2.33614401539695" calcext:value-type="float">
            <text:p>2.3361440154</text:p>
          </table:table-cell>
          <table:table-cell office:value-type="float" office:value="250.39736606513" calcext:value-type="float">
            <text:p>250.3973660651</text:p>
          </table:table-cell>
          <table:table-cell office:value-type="float" office:value="0.357313763215592" calcext:value-type="float">
            <text:p>0.3573137632</text:p>
          </table:table-cell>
          <table:table-cell office:value-type="float" office:value="7.21412588067986" calcext:value-type="float">
            <text:p>7.2141258807</text:p>
          </table:table-cell>
          <table:table-cell office:value-type="float" office:value="1.38351564934747" calcext:value-type="float">
            <text:p>1.3835156493</text:p>
          </table:table-cell>
          <table:table-cell office:value-type="float" office:value="0.32998520466475" calcext:value-type="float">
            <text:p>0.3299852047</text:p>
          </table:table-cell>
          <table:table-cell office:value-type="float" office:value="0.310555179621104" calcext:value-type="float">
            <text:p>0.3105551796</text:p>
          </table:table-cell>
          <table:table-cell office:value-type="float" office:value="675.328084074689" calcext:value-type="float">
            <text:p>675.3280840747</text:p>
          </table:table-cell>
        </table:table-row>
        <table:table-row table:style-name="ro1">
          <table:table-cell office:value-type="float" office:value="76.4319595622421" calcext:value-type="float">
            <text:p>76.4319595622</text:p>
          </table:table-cell>
          <table:table-cell office:value-type="float" office:value="10.7896387370263" calcext:value-type="float">
            <text:p>10.789638737</text:p>
          </table:table-cell>
          <table:table-cell office:value-type="float" office:value="2.55380921750136" calcext:value-type="float">
            <text:p>2.5538092175</text:p>
          </table:table-cell>
          <table:table-cell office:value-type="float" office:value="251.178969691255" calcext:value-type="float">
            <text:p>251.1789696913</text:p>
          </table:table-cell>
          <table:table-cell office:value-type="float" office:value="1.13891738934073" calcext:value-type="float">
            <text:p>1.1389173893</text:p>
          </table:table-cell>
          <table:table-cell office:value-type="float" office:value="7.995729506805" calcext:value-type="float">
            <text:p>7.9957295068</text:p>
          </table:table-cell>
          <table:table-cell office:value-type="float" office:value="1.35605278744158" calcext:value-type="float">
            <text:p>1.3560527874</text:p>
          </table:table-cell>
          <table:table-cell office:value-type="float" office:value="0.311939734025204" calcext:value-type="float">
            <text:p>0.311939734</text:p>
          </table:table-cell>
          <table:table-cell office:value-type="float" office:value="0.291229658877018" calcext:value-type="float">
            <text:p>0.2912296589</text:p>
          </table:table-cell>
          <table:table-cell office:value-type="float" office:value="676.617226094531" calcext:value-type="float">
            <text:p>676.6172260945</text:p>
          </table:table-cell>
        </table:table-row>
        <table:table-row table:style-name="ro1">
          <table:table-cell office:value-type="float" office:value="77.3753526307964" calcext:value-type="float">
            <text:p>77.3753526308</text:p>
          </table:table-cell>
          <table:table-cell office:value-type="float" office:value="7.87843646950379" calcext:value-type="float">
            <text:p>7.8784364695</text:p>
          </table:table-cell>
          <table:table-cell office:value-type="float" office:value="2.65098981844399" calcext:value-type="float">
            <text:p>2.6509898184</text:p>
          </table:table-cell>
          <table:table-cell office:value-type="float" office:value="249.267767423733" calcext:value-type="float">
            <text:p>249.2677674237</text:p>
          </table:table-cell>
          <table:table-cell office:value-type="float" office:value="0.449937344040402" calcext:value-type="float">
            <text:p>0.449937344</text:p>
          </table:table-cell>
          <table:table-cell office:value-type="float" office:value="6.08452723928245" calcext:value-type="float">
            <text:p>6.0845272393</text:p>
          </table:table-cell>
          <table:table-cell office:value-type="float" office:value="1.42407233715031" calcext:value-type="float">
            <text:p>1.4240723372</text:p>
          </table:table-cell>
          <table:table-cell office:value-type="float" office:value="0.294708212359032" calcext:value-type="float">
            <text:p>0.2947082124</text:p>
          </table:table-cell>
          <table:table-cell office:value-type="float" office:value="0.349687670097823" calcext:value-type="float">
            <text:p>0.3496876701</text:p>
          </table:table-cell>
          <table:table-cell office:value-type="float" office:value="678.263046597349" calcext:value-type="float">
            <text:p>678.2630465973</text:p>
          </table:table-cell>
        </table:table-row>
        <table:table-row table:style-name="ro1">
          <table:table-cell office:value-type="float" office:value="77.4246845474648" calcext:value-type="float">
            <text:p>77.4246845475</text:p>
          </table:table-cell>
          <table:table-cell office:value-type="float" office:value="13.2725583064081" calcext:value-type="float">
            <text:p>13.2725583064</text:p>
          </table:table-cell>
          <table:table-cell office:value-type="float" office:value="2.5661450344064" calcext:value-type="float">
            <text:p>2.5661450344</text:p>
          </table:table-cell>
          <table:table-cell office:value-type="float" office:value="253.161889260637" calcext:value-type="float">
            <text:p>253.1618892606</text:p>
          </table:table-cell>
          <table:table-cell office:value-type="float" office:value="0.677392514278075" calcext:value-type="float">
            <text:p>0.6773925143</text:p>
          </table:table-cell>
          <table:table-cell office:value-type="float" office:value="9.97864907618678" calcext:value-type="float">
            <text:p>9.9786490762</text:p>
          </table:table-cell>
          <table:table-cell office:value-type="float" office:value="1.3085835620876" calcext:value-type="float">
            <text:p>1.3085835621</text:p>
          </table:table-cell>
          <table:table-cell office:value-type="float" office:value="0.367833200090805" calcext:value-type="float">
            <text:p>0.3678332001</text:p>
          </table:table-cell>
          <table:table-cell office:value-type="float" office:value="0.24268849484817" calcext:value-type="float">
            <text:p>0.2426884948</text:p>
          </table:table-cell>
          <table:table-cell office:value-type="float" office:value="678.415292843051" calcext:value-type="float">
            <text:p>678.4152928431</text:p>
          </table:table-cell>
        </table:table-row>
        <table:table-row table:style-name="ro1">
          <table:table-cell office:value-type="float" office:value="77.3076122854451" calcext:value-type="float">
            <text:p>77.3076122854</text:p>
          </table:table-cell>
          <table:table-cell office:value-type="float" office:value="13.1554860443884" calcext:value-type="float">
            <text:p>13.1554860444</text:p>
          </table:table-cell>
          <table:table-cell office:value-type="float" office:value="2.44907277238672" calcext:value-type="float">
            <text:p>2.4490727724</text:p>
          </table:table-cell>
          <table:table-cell office:value-type="float" office:value="253.044816998617" calcext:value-type="float">
            <text:p>253.0448169986</text:p>
          </table:table-cell>
          <table:table-cell office:value-type="float" office:value="0.560320252258397" calcext:value-type="float">
            <text:p>0.5603202523</text:p>
          </table:table-cell>
          <table:table-cell office:value-type="float" office:value="9.86157681416711" calcext:value-type="float">
            <text:p>9.8615768142</text:p>
          </table:table-cell>
          <table:table-cell office:value-type="float" office:value="1.55715678093974" calcext:value-type="float">
            <text:p>1.5571567809</text:p>
          </table:table-cell>
          <table:table-cell office:value-type="float" office:value="0.250760938071126" calcext:value-type="float">
            <text:p>0.2507609381</text:p>
          </table:table-cell>
          <table:table-cell office:value-type="float" office:value="0.455602514814283" calcext:value-type="float">
            <text:p>0.4556025148</text:p>
          </table:table-cell>
          <table:table-cell office:value-type="float" office:value="678.615486826353" calcext:value-type="float">
            <text:p>678.6154868264</text:p>
          </table:table-cell>
        </table:table-row>
        <table:table-row table:style-name="ro1">
          <table:table-cell office:value-type="float" office:value="77.3679365055105" calcext:value-type="float">
            <text:p>77.3679365055</text:p>
          </table:table-cell>
          <table:table-cell office:value-type="float" office:value="11.9725292605417" calcext:value-type="float">
            <text:p>11.9725292605</text:p>
          </table:table-cell>
          <table:table-cell office:value-type="float" office:value="2.41121582088263" calcext:value-type="float">
            <text:p>2.4112158209</text:p>
          </table:table-cell>
          <table:table-cell office:value-type="float" office:value="252.36186021477" calcext:value-type="float">
            <text:p>252.3618602148</text:p>
          </table:table-cell>
          <table:table-cell office:value-type="float" office:value="1.0995856906339" calcext:value-type="float">
            <text:p>1.0995856906</text:p>
          </table:table-cell>
          <table:table-cell office:value-type="float" office:value="9.17862003032039" calcext:value-type="float">
            <text:p>9.1786200303</text:p>
          </table:table-cell>
          <table:table-cell office:value-type="float" office:value="1.31295611498129" calcext:value-type="float">
            <text:p>1.312956115</text:p>
          </table:table-cell>
          <table:table-cell office:value-type="float" office:value="0.386696116877457" calcext:value-type="float">
            <text:p>0.3866961169</text:p>
          </table:table-cell>
          <table:table-cell office:value-type="float" office:value="0.247881073780322" calcext:value-type="float">
            <text:p>0.2478810738</text:p>
          </table:table-cell>
          <table:table-cell office:value-type="float" office:value="679.668649570261" calcext:value-type="float">
            <text:p>679.6686495703</text:p>
          </table:table-cell>
        </table:table-row>
        <table:table-row table:style-name="ro1">
          <table:table-cell office:value-type="float" office:value="77.6023665199376" calcext:value-type="float">
            <text:p>77.6023665199</text:p>
          </table:table-cell>
          <table:table-cell office:value-type="float" office:value="9.62671236138857" calcext:value-type="float">
            <text:p>9.6267123614</text:p>
          </table:table-cell>
          <table:table-cell office:value-type="float" office:value="1.95482126588433" calcext:value-type="float">
            <text:p>1.9548212659</text:p>
          </table:table-cell>
          <table:table-cell office:value-type="float" office:value="250.016043315617" calcext:value-type="float">
            <text:p>250.0160433156</text:p>
          </table:table-cell>
          <table:table-cell office:value-type="float" office:value="1.19821323592518" calcext:value-type="float">
            <text:p>1.1982132359</text:p>
          </table:table-cell>
          <table:table-cell office:value-type="float" office:value="6.83280313116723" calcext:value-type="float">
            <text:p>6.8328031312</text:p>
          </table:table-cell>
          <table:table-cell office:value-type="float" office:value="1.94269967343185" calcext:value-type="float">
            <text:p>1.9426996734</text:p>
          </table:table-cell>
          <table:table-cell office:value-type="float" office:value="0.329864290886057" calcext:value-type="float">
            <text:p>0.3298642909</text:p>
          </table:table-cell>
          <table:table-cell office:value-type="float" office:value="0.18714974693494" calcext:value-type="float">
            <text:p>0.1871497469</text:p>
          </table:table-cell>
          <table:table-cell office:value-type="float" office:value="685.091925916609" calcext:value-type="float">
            <text:p>685.0919259166</text:p>
          </table:table-cell>
        </table:table-row>
        <table:table-row table:style-name="ro1">
          <table:table-cell office:value-type="float" office:value="77.8614010003856" calcext:value-type="float">
            <text:p>77.8614010004</text:p>
          </table:table-cell>
          <table:table-cell office:value-type="float" office:value="9.88574684183652" calcext:value-type="float">
            <text:p>9.8857468418</text:p>
          </table:table-cell>
          <table:table-cell office:value-type="float" office:value="2.21385574633228" calcext:value-type="float">
            <text:p>2.2138557463</text:p>
          </table:table-cell>
          <table:table-cell office:value-type="float" office:value="250.275077796065" calcext:value-type="float">
            <text:p>250.2750777961</text:p>
          </table:table-cell>
          <table:table-cell office:value-type="float" office:value="0.235025494150916" calcext:value-type="float">
            <text:p>0.2350254942</text:p>
          </table:table-cell>
          <table:table-cell office:value-type="float" office:value="7.09183761161519" calcext:value-type="float">
            <text:p>7.0918376116</text:p>
          </table:table-cell>
          <table:table-cell office:value-type="float" office:value="1.71070154580634" calcext:value-type="float">
            <text:p>1.7107015458</text:p>
          </table:table-cell>
          <table:table-cell office:value-type="float" office:value="0.207696935600075" calcext:value-type="float">
            <text:p>0.2076969356</text:p>
          </table:table-cell>
          <table:table-cell office:value-type="float" office:value="0.553205700529995" calcext:value-type="float">
            <text:p>0.5532057005</text:p>
          </table:table-cell>
          <table:table-cell office:value-type="float" office:value="685.505386286434" calcext:value-type="float">
            <text:p>685.5053862864</text:p>
          </table:table-cell>
        </table:table-row>
        <table:table-row table:style-name="ro1">
          <table:table-cell office:value-type="float" office:value="76.3177620313779" calcext:value-type="float">
            <text:p>76.3177620314</text:p>
          </table:table-cell>
          <table:table-cell office:value-type="float" office:value="10.6754412061621" calcext:value-type="float">
            <text:p>10.6754412062</text:p>
          </table:table-cell>
          <table:table-cell office:value-type="float" office:value="2.43961168663716" calcext:value-type="float">
            <text:p>2.4396116866</text:p>
          </table:table-cell>
          <table:table-cell office:value-type="float" office:value="251.064772160391" calcext:value-type="float">
            <text:p>251.0647721604</text:p>
          </table:table-cell>
          <table:table-cell office:value-type="float" office:value="1.02471985847653" calcext:value-type="float">
            <text:p>1.0247198585</text:p>
          </table:table-cell>
          <table:table-cell office:value-type="float" office:value="7.8815319759408" calcext:value-type="float">
            <text:p>7.8815319759</text:p>
          </table:table-cell>
          <table:table-cell office:value-type="float" office:value="1.63074414546627" calcext:value-type="float">
            <text:p>1.6307441455</text:p>
          </table:table-cell>
          <table:table-cell office:value-type="float" office:value="0.197742203161007" calcext:value-type="float">
            <text:p>0.1977422032</text:p>
          </table:table-cell>
          <table:table-cell office:value-type="float" office:value="0.514505729916066" calcext:value-type="float">
            <text:p>0.5145057299</text:p>
          </table:table-cell>
          <table:table-cell office:value-type="float" office:value="687.225921532256" calcext:value-type="float">
            <text:p>687.2259215323</text:p>
          </table:table-cell>
        </table:table-row>
        <table:table-row table:style-name="ro1">
          <table:table-cell office:value-type="float" office:value="75.5343019395933" calcext:value-type="float">
            <text:p>75.5343019396</text:p>
          </table:table-cell>
          <table:table-cell office:value-type="float" office:value="2.93965173383212" calcext:value-type="float">
            <text:p>2.9396517338</text:p>
          </table:table-cell>
          <table:table-cell office:value-type="float" office:value="1.93965173383212" calcext:value-type="float">
            <text:p>1.9396517338</text:p>
          </table:table-cell>
          <table:table-cell office:value-type="float" office:value="249.106318400499" calcext:value-type="float">
            <text:p>249.1063184005</text:p>
          </table:table-cell>
          <table:table-cell office:value-type="float" office:value="0.717429511609896" calcext:value-type="float">
            <text:p>0.7174295116</text:p>
          </table:table-cell>
          <table:table-cell office:value-type="float" office:value="1.93965173383212" calcext:value-type="float">
            <text:p>1.9396517338</text:p>
          </table:table-cell>
          <table:table-cell office:value-type="float" office:value="2.20254127630737" calcext:value-type="float">
            <text:p>2.2025412763</text:p>
          </table:table-cell>
          <table:table-cell office:value-type="float" office:value="0.495048619324774" calcext:value-type="float">
            <text:p>0.4950486193</text:p>
          </table:table-cell>
          <table:table-cell office:value-type="float" office:value="0.370463959311917" calcext:value-type="float">
            <text:p>0.3704639593</text:p>
          </table:table-cell>
          <table:table-cell office:value-type="float" office:value="688.401226542029" calcext:value-type="float">
            <text:p>688.401226542</text:p>
          </table:table-cell>
        </table:table-row>
        <table:table-row table:style-name="ro1">
          <table:table-cell office:value-type="float" office:value="76.8816942268388" calcext:value-type="float">
            <text:p>76.8816942268</text:p>
          </table:table-cell>
          <table:table-cell office:value-type="float" office:value="11.239373401623" calcext:value-type="float">
            <text:p>11.2393734016</text:p>
          </table:table-cell>
          <table:table-cell office:value-type="float" office:value="2.35882508923112" calcext:value-type="float">
            <text:p>2.3588250892</text:p>
          </table:table-cell>
          <table:table-cell office:value-type="float" office:value="251.628704355852" calcext:value-type="float">
            <text:p>251.6287043559</text:p>
          </table:table-cell>
          <table:table-cell office:value-type="float" office:value="0.366429831715204" calcext:value-type="float">
            <text:p>0.3664298317</text:p>
          </table:table-cell>
          <table:table-cell office:value-type="float" office:value="8.4454641714017" calcext:value-type="float">
            <text:p>8.4454641714</text:p>
          </table:table-cell>
          <table:table-cell office:value-type="float" office:value="1.61067633833777" calcext:value-type="float">
            <text:p>1.6106763383</text:p>
          </table:table-cell>
          <table:table-cell office:value-type="float" office:value="0.191848644589049" calcext:value-type="float">
            <text:p>0.1918486446</text:p>
          </table:table-cell>
          <table:table-cell office:value-type="float" office:value="0.498750836932747" calcext:value-type="float">
            <text:p>0.4987508369</text:p>
          </table:table-cell>
          <table:table-cell office:value-type="float" office:value="689.179489882491" calcext:value-type="float">
            <text:p>689.1794898825</text:p>
          </table:table-cell>
        </table:table-row>
        <table:table-row table:style-name="ro1">
          <table:table-cell office:value-type="float" office:value="77.1942067016141" calcext:value-type="float">
            <text:p>77.1942067016</text:p>
          </table:table-cell>
          <table:table-cell office:value-type="float" office:value="11.6753426665219" calcext:value-type="float">
            <text:p>11.6753426665</text:p>
          </table:table-cell>
          <table:table-cell office:value-type="float" office:value="2.11402922686277" calcext:value-type="float">
            <text:p>2.1140292269</text:p>
          </table:table-cell>
          <table:table-cell office:value-type="float" office:value="252.064673620751" calcext:value-type="float">
            <text:p>252.0646736208</text:p>
          </table:table-cell>
          <table:table-cell office:value-type="float" office:value="0.802399096614039" calcext:value-type="float">
            <text:p>0.8023990966</text:p>
          </table:table-cell>
          <table:table-cell office:value-type="float" office:value="8.88143343630053" calcext:value-type="float">
            <text:p>8.8814334363</text:p>
          </table:table-cell>
          <table:table-cell office:value-type="float" office:value="1.567920402428" calcext:value-type="float">
            <text:p>1.5679204024</text:p>
          </table:table-cell>
          <table:table-cell office:value-type="float" office:value="0.305029661348471" calcext:value-type="float">
            <text:p>0.3050296613</text:p>
          </table:table-cell>
          <table:table-cell office:value-type="float" office:value="0.468864094416998" calcext:value-type="float">
            <text:p>0.4688640944</text:p>
          </table:table-cell>
          <table:table-cell office:value-type="float" office:value="689.713206282705" calcext:value-type="float">
            <text:p>689.7132062827</text:p>
          </table:table-cell>
        </table:table-row>
        <table:table-row table:style-name="ro1">
          <table:table-cell office:value-type="float" office:value="77.2508642434908" calcext:value-type="float">
            <text:p>77.2508642435</text:p>
          </table:table-cell>
          <table:table-cell office:value-type="float" office:value="11.855456998522" calcext:value-type="float">
            <text:p>11.8554569985</text:p>
          </table:table-cell>
          <table:table-cell office:value-type="float" office:value="2.29414355886295" calcext:value-type="float">
            <text:p>2.2941435589</text:p>
          </table:table-cell>
          <table:table-cell office:value-type="float" office:value="252.244787952751" calcext:value-type="float">
            <text:p>252.2447879528</text:p>
          </table:table-cell>
          <table:table-cell office:value-type="float" office:value="0.982513428614223" calcext:value-type="float">
            <text:p>0.9825134286</text:p>
          </table:table-cell>
          <table:table-cell office:value-type="float" office:value="9.06154776830071" calcext:value-type="float">
            <text:p>9.0615477683</text:p>
          </table:table-cell>
          <table:table-cell office:value-type="float" office:value="1.56152933383343" calcext:value-type="float">
            <text:p>1.5615293338</text:p>
          </table:table-cell>
          <table:table-cell office:value-type="float" office:value="0.269623854857778" calcext:value-type="float">
            <text:p>0.2696238549</text:p>
          </table:table-cell>
          <table:table-cell office:value-type="float" office:value="0.465350616082517" calcext:value-type="float">
            <text:p>0.4653506161</text:p>
          </table:table-cell>
          <table:table-cell office:value-type="float" office:value="692.820419485011" calcext:value-type="float">
            <text:p>692.820419485</text:p>
          </table:table-cell>
        </table:table-row>
        <table:table-row table:style-name="ro1">
          <table:table-cell office:value-type="float" office:value="76.5672171816713" calcext:value-type="float">
            <text:p>76.5672171817</text:p>
          </table:table-cell>
          <table:table-cell office:value-type="float" office:value="4.98765613914753" calcext:value-type="float">
            <text:p>4.9876561391</text:p>
          </table:table-cell>
          <table:table-cell office:value-type="float" office:value="2.76543391692531" calcext:value-type="float">
            <text:p>2.7654339169</text:p>
          </table:table-cell>
          <table:table-cell office:value-type="float" office:value="251.154322805814" calcext:value-type="float">
            <text:p>251.1543228058</text:p>
          </table:table-cell>
          <table:table-cell office:value-type="float" office:value="0.32098947248087" calcext:value-type="float">
            <text:p>0.3209894725</text:p>
          </table:table-cell>
          <table:table-cell office:value-type="float" office:value="3.98765613914753" calcext:value-type="float">
            <text:p>3.9876561391</text:p>
          </table:table-cell>
          <table:table-cell office:value-type="float" office:value="1.50314978993052" calcext:value-type="float">
            <text:p>1.5031497899</text:p>
          </table:table-cell>
          <table:table-cell office:value-type="float" office:value="0.606262011385445" calcext:value-type="float">
            <text:p>0.6062620114</text:p>
          </table:table-cell>
          <table:table-cell office:value-type="float" office:value="0.425223016244297" calcext:value-type="float">
            <text:p>0.4252230162</text:p>
          </table:table-cell>
          <table:table-cell office:value-type="float" office:value="694.568462371146" calcext:value-type="float">
            <text:p>694.5684623711</text:p>
          </table:table-cell>
        </table:table-row>
        <table:table-row table:style-name="ro1">
          <table:table-cell office:value-type="float" office:value="77.0987176804482" calcext:value-type="float">
            <text:p>77.0987176804</text:p>
          </table:table-cell>
          <table:table-cell office:value-type="float" office:value="11.4563968552324" calcext:value-type="float">
            <text:p>11.4563968552</text:p>
          </table:table-cell>
          <table:table-cell office:value-type="float" office:value="1.89508341557335" calcext:value-type="float">
            <text:p>1.8950834156</text:p>
          </table:table-cell>
          <table:table-cell office:value-type="float" office:value="251.845727809461" calcext:value-type="float">
            <text:p>251.8457278095</text:p>
          </table:table-cell>
          <table:table-cell office:value-type="float" office:value="0.583453285324618" calcext:value-type="float">
            <text:p>0.5834532853</text:p>
          </table:table-cell>
          <table:table-cell office:value-type="float" office:value="8.66248762501111" calcext:value-type="float">
            <text:p>8.662487625</text:p>
          </table:table-cell>
          <table:table-cell office:value-type="float" office:value="1.60215218091675" calcext:value-type="float">
            <text:p>1.6021521809</text:p>
          </table:table-cell>
          <table:table-cell office:value-type="float" office:value="0.210414083261049" calcext:value-type="float">
            <text:p>0.2104140833</text:p>
          </table:table-cell>
          <table:table-cell office:value-type="float" office:value="0.494348699966517" calcext:value-type="float">
            <text:p>0.4943487</text:p>
          </table:table-cell>
          <table:table-cell office:value-type="float" office:value="694.961328680122" calcext:value-type="float">
            <text:p>694.9613286801</text:p>
          </table:table-cell>
        </table:table-row>
        <table:table-row table:style-name="ro1">
          <table:table-cell office:value-type="float" office:value="77.1824183518534" calcext:value-type="float">
            <text:p>77.1824183519</text:p>
          </table:table-cell>
          <table:table-cell office:value-type="float" office:value="11.5400975266377" calcext:value-type="float">
            <text:p>11.5400975266</text:p>
          </table:table-cell>
          <table:table-cell office:value-type="float" office:value="1.97878408697858" calcext:value-type="float">
            <text:p>1.978784087</text:p>
          </table:table-cell>
          <table:table-cell office:value-type="float" office:value="251.929428480866" calcext:value-type="float">
            <text:p>251.9294284809</text:p>
          </table:table-cell>
          <table:table-cell office:value-type="float" office:value="0.667153956729856" calcext:value-type="float">
            <text:p>0.6671539567</text:p>
          </table:table-cell>
          <table:table-cell office:value-type="float" office:value="8.74618829641635" calcext:value-type="float">
            <text:p>8.7461882964</text:p>
          </table:table-cell>
          <table:table-cell office:value-type="float" office:value="1.5783061105391" calcext:value-type="float">
            <text:p>1.5783061105</text:p>
          </table:table-cell>
          <table:table-cell office:value-type="float" office:value="0.27005866889928" calcext:value-type="float">
            <text:p>0.2700586689</text:p>
          </table:table-cell>
          <table:table-cell office:value-type="float" office:value="0.478907728206772" calcext:value-type="float">
            <text:p>0.4789077282</text:p>
          </table:table-cell>
          <table:table-cell office:value-type="float" office:value="696.57294586789" calcext:value-type="float">
            <text:p>696.5729458679</text:p>
          </table:table-cell>
        </table:table-row>
        <table:table-row table:style-name="ro1">
          <table:table-cell office:value-type="float" office:value="75.6031101421972" calcext:value-type="float">
            <text:p>75.6031101422</text:p>
          </table:table-cell>
          <table:table-cell office:value-type="float" office:value="3.00845993643598" calcext:value-type="float">
            <text:p>3.0084599364</text:p>
          </table:table-cell>
          <table:table-cell office:value-type="float" office:value="2.00845993643598" calcext:value-type="float">
            <text:p>2.0084599364</text:p>
          </table:table-cell>
          <table:table-cell office:value-type="float" office:value="249.175126603102" calcext:value-type="float">
            <text:p>249.1751266031</text:p>
          </table:table-cell>
          <table:table-cell office:value-type="float" office:value="0.78623771421376" calcext:value-type="float">
            <text:p>0.7862377142</text:p>
          </table:table-cell>
          <table:table-cell office:value-type="float" office:value="2.00845993643598" calcext:value-type="float">
            <text:p>2.0084599364</text:p>
          </table:table-cell>
          <table:table-cell office:value-type="float" office:value="2.51882473957046" calcext:value-type="float">
            <text:p>2.5188247396</text:p>
          </table:table-cell>
          <table:table-cell office:value-type="float" office:value="0.459453747569608" calcext:value-type="float">
            <text:p>0.4594537476</text:p>
          </table:table-cell>
          <table:table-cell office:value-type="float" office:value="0.531999362044775" calcext:value-type="float">
            <text:p>0.531999362</text:p>
          </table:table-cell>
          <table:table-cell office:value-type="float" office:value="698.15782032428" calcext:value-type="float">
            <text:p>698.1578203243</text:p>
          </table:table-cell>
        </table:table-row>
        <table:table-row table:style-name="ro1">
          <table:table-cell office:value-type="float" office:value="76.995891757703" calcext:value-type="float">
            <text:p>76.9958917577</text:p>
          </table:table-cell>
          <table:table-cell office:value-type="float" office:value="11.3535709324872" calcext:value-type="float">
            <text:p>11.3535709325</text:p>
          </table:table-cell>
          <table:table-cell office:value-type="float" office:value="2.47302262009531" calcext:value-type="float">
            <text:p>2.4730226201</text:p>
          </table:table-cell>
          <table:table-cell office:value-type="float" office:value="251.742901886716" calcext:value-type="float">
            <text:p>251.7429018867</text:p>
          </table:table-cell>
          <table:table-cell office:value-type="float" office:value="0.480627362579402" calcext:value-type="float">
            <text:p>0.4806273626</text:p>
          </table:table-cell>
          <table:table-cell office:value-type="float" office:value="8.55966170226589" calcext:value-type="float">
            <text:p>8.5596617023</text:p>
          </table:table-cell>
          <table:table-cell office:value-type="float" office:value="1.33598498031308" calcext:value-type="float">
            <text:p>1.3359849803</text:p>
          </table:table-cell>
          <table:table-cell office:value-type="float" office:value="0.306046175453246" calcext:value-type="float">
            <text:p>0.3060461755</text:p>
          </table:table-cell>
          <table:table-cell office:value-type="float" office:value="0.282311794924196" calcext:value-type="float">
            <text:p>0.2823117949</text:p>
          </table:table-cell>
          <table:table-cell office:value-type="float" office:value="699.895082038036" calcext:value-type="float">
            <text:p>699.895082038</text:p>
          </table:table-cell>
        </table:table-row>
        <table:table-row table:style-name="ro1">
          <table:table-cell office:value-type="float" office:value="76.0991898341283" calcext:value-type="float">
            <text:p>76.0991898341</text:p>
          </table:table-cell>
          <table:table-cell office:value-type="float" office:value="10.4568690089125" calcext:value-type="float">
            <text:p>10.4568690089</text:p>
          </table:table-cell>
          <table:table-cell office:value-type="float" office:value="2.5997927282231" calcext:value-type="float">
            <text:p>2.5997927282</text:p>
          </table:table-cell>
          <table:table-cell office:value-type="float" office:value="250.846199963141" calcext:value-type="float">
            <text:p>250.8461999631</text:p>
          </table:table-cell>
          <table:table-cell office:value-type="float" office:value="0.806147661226924" calcext:value-type="float">
            <text:p>0.8061476612</text:p>
          </table:table-cell>
          <table:table-cell office:value-type="float" office:value="7.66295977869119" calcext:value-type="float">
            <text:p>7.6629597787</text:p>
          </table:table-cell>
          <table:table-cell office:value-type="float" office:value="1.6412888699551" calcext:value-type="float">
            <text:p>1.64128887</text:p>
          </table:table-cell>
          <table:table-cell office:value-type="float" office:value="0.185998143397485" calcext:value-type="float">
            <text:p>0.1859981434</text:p>
          </table:table-cell>
          <table:table-cell office:value-type="float" office:value="0.528740590132616" calcext:value-type="float">
            <text:p>0.5287405901</text:p>
          </table:table-cell>
          <table:table-cell office:value-type="float" office:value="701.281509595209" calcext:value-type="float">
            <text:p>701.2815095952</text:p>
          </table:table-cell>
        </table:table-row>
        <table:table-row table:style-name="ro1">
          <table:table-cell office:value-type="float" office:value="75.7365120626361" calcext:value-type="float">
            <text:p>75.7365120626</text:p>
          </table:table-cell>
          <table:table-cell office:value-type="float" office:value="3.14186185687494" calcext:value-type="float">
            <text:p>3.1418618569</text:p>
          </table:table-cell>
          <table:table-cell office:value-type="float" office:value="2.14186185687494" calcext:value-type="float">
            <text:p>2.1418618569</text:p>
          </table:table-cell>
          <table:table-cell office:value-type="float" office:value="249.308528523541" calcext:value-type="float">
            <text:p>249.3085285235</text:p>
          </table:table-cell>
          <table:table-cell office:value-type="float" office:value="0.919639634652717" calcext:value-type="float">
            <text:p>0.9196396347</text:p>
          </table:table-cell>
          <table:table-cell office:value-type="float" office:value="2.14186185687494" calcext:value-type="float">
            <text:p>2.1418618569</text:p>
          </table:table-cell>
          <table:table-cell office:value-type="float" office:value="1.56169168058555" calcext:value-type="float">
            <text:p>1.5616916806</text:p>
          </table:table-cell>
          <table:table-cell office:value-type="float" office:value="0.592855668008566" calcext:value-type="float">
            <text:p>0.592855668</text:p>
          </table:table-cell>
          <table:table-cell office:value-type="float" office:value="0.47496135439769" calcext:value-type="float">
            <text:p>0.4749613544</text:p>
          </table:table-cell>
          <table:table-cell office:value-type="float" office:value="701.367070765088" calcext:value-type="float">
            <text:p>701.3670707651</text:p>
          </table:table-cell>
        </table:table-row>
        <table:table-row table:style-name="ro1">
          <table:table-cell office:value-type="float" office:value="74.9178478890412" calcext:value-type="float">
            <text:p>74.917847889</text:p>
          </table:table-cell>
          <table:table-cell office:value-type="float" office:value="2.32319768327999" calcext:value-type="float">
            <text:p>2.3231976833</text:p>
          </table:table-cell>
          <table:table-cell office:value-type="float" office:value="1.32319768327999" calcext:value-type="float">
            <text:p>1.3231976833</text:p>
          </table:table-cell>
          <table:table-cell office:value-type="float" office:value="248.489864349946" calcext:value-type="float">
            <text:p>248.4898643499</text:p>
          </table:table-cell>
          <table:table-cell table:number-columns-repeated="2" office:value-type="float" office:value="1.32319768327999" calcext:value-type="float">
            <text:p>1.3231976833</text:p>
          </table:table-cell>
          <table:table-cell office:value-type="float" office:value="1.99937052278616" calcext:value-type="float">
            <text:p>1.9993705228</text:p>
          </table:table-cell>
          <table:table-cell office:value-type="float" office:value="0.678134431224966" calcext:value-type="float">
            <text:p>0.6781344312</text:p>
          </table:table-cell>
          <table:table-cell office:value-type="float" office:value="0.718462491576644" calcext:value-type="float">
            <text:p>0.7184624916</text:p>
          </table:table-cell>
          <table:table-cell office:value-type="float" office:value="704.687636029816" calcext:value-type="float">
            <text:p>704.6876360298</text:p>
          </table:table-cell>
        </table:table-row>
        <table:table-row table:style-name="ro1">
          <table:table-cell office:value-type="float" office:value="76.7585754042418" calcext:value-type="float">
            <text:p>76.7585754042</text:p>
          </table:table-cell>
          <table:table-cell office:value-type="float" office:value="11.116254579026" calcext:value-type="float">
            <text:p>11.116254579</text:p>
          </table:table-cell>
          <table:table-cell office:value-type="float" office:value="2.35916305675757" calcext:value-type="float">
            <text:p>2.3591630568</text:p>
          </table:table-cell>
          <table:table-cell office:value-type="float" office:value="251.505585533255" calcext:value-type="float">
            <text:p>251.5055855333</text:p>
          </table:table-cell>
          <table:table-cell office:value-type="float" office:value="0.243311009118201" calcext:value-type="float">
            <text:p>0.2433110091</text:p>
          </table:table-cell>
          <table:table-cell office:value-type="float" office:value="8.3223453488047" calcext:value-type="float">
            <text:p>8.3223453488</text:p>
          </table:table-cell>
          <table:table-cell office:value-type="float" office:value="1.61178615698767" calcext:value-type="float">
            <text:p>1.611786157</text:p>
          </table:table-cell>
          <table:table-cell office:value-type="float" office:value="0.169164945298568" calcext:value-type="float">
            <text:p>0.1691649453</text:p>
          </table:table-cell>
          <table:table-cell office:value-type="float" office:value="0.507202667678971" calcext:value-type="float">
            <text:p>0.5072026677</text:p>
          </table:table-cell>
          <table:table-cell office:value-type="float" office:value="705.609138617565" calcext:value-type="float">
            <text:p>705.6091386176</text:p>
          </table:table-cell>
        </table:table-row>
        <table:table-row table:style-name="ro1">
          <table:table-cell office:value-type="float" office:value="76.872772935106" calcext:value-type="float">
            <text:p>76.8727729351</text:p>
          </table:table-cell>
          <table:table-cell office:value-type="float" office:value="11.2304521098902" calcext:value-type="float">
            <text:p>11.2304521099</text:p>
          </table:table-cell>
          <table:table-cell office:value-type="float" office:value="2.47336058762177" calcext:value-type="float">
            <text:p>2.4733605876</text:p>
          </table:table-cell>
          <table:table-cell office:value-type="float" office:value="251.619783064119" calcext:value-type="float">
            <text:p>251.6197830641</text:p>
          </table:table-cell>
          <table:table-cell office:value-type="float" office:value="0.357508539982399" calcext:value-type="float">
            <text:p>0.35750854</text:p>
          </table:table-cell>
          <table:table-cell office:value-type="float" office:value="8.4365428796689" calcext:value-type="float">
            <text:p>8.4365428797</text:p>
          </table:table-cell>
          <table:table-cell office:value-type="float" office:value="1.33709479896297" calcext:value-type="float">
            <text:p>1.337094799</text:p>
          </table:table-cell>
          <table:table-cell office:value-type="float" office:value="0.283362476162765" calcext:value-type="float">
            <text:p>0.2833624762</text:p>
          </table:table-cell>
          <table:table-cell office:value-type="float" office:value="0.287095850063568" calcext:value-type="float">
            <text:p>0.2870958501</text:p>
          </table:table-cell>
          <table:table-cell office:value-type="float" office:value="706.526708351139" calcext:value-type="float">
            <text:p>706.5267083511</text:p>
          </table:table-cell>
        </table:table-row>
        <table:table-row table:style-name="ro1">
          <table:table-cell office:value-type="float" office:value="77.2129152113124" calcext:value-type="float">
            <text:p>77.2129152113</text:p>
          </table:table-cell>
          <table:table-cell office:value-type="float" office:value="11.5705943860966" calcext:value-type="float">
            <text:p>11.5705943861</text:p>
          </table:table-cell>
          <table:table-cell office:value-type="float" office:value="2.00928094643754" calcext:value-type="float">
            <text:p>2.0092809464</text:p>
          </table:table-cell>
          <table:table-cell office:value-type="float" office:value="251.959925340326" calcext:value-type="float">
            <text:p>251.9599253403</text:p>
          </table:table-cell>
          <table:table-cell office:value-type="float" office:value="0.697650816188816" calcext:value-type="float">
            <text:p>0.6976508162</text:p>
          </table:table-cell>
          <table:table-cell office:value-type="float" office:value="8.77668515587531" calcext:value-type="float">
            <text:p>8.7766851559</text:p>
          </table:table-cell>
          <table:table-cell office:value-type="float" office:value="1.32746082289206" calcext:value-type="float">
            <text:p>1.3274608229</text:p>
          </table:table-cell>
          <table:table-cell office:value-type="float" office:value="0.324611614125246" calcext:value-type="float">
            <text:p>0.3246116141</text:p>
          </table:table-cell>
          <table:table-cell office:value-type="float" office:value="0.279820019282934" calcext:value-type="float">
            <text:p>0.2798200193</text:p>
          </table:table-cell>
          <table:table-cell office:value-type="float" office:value="712.436055758751" calcext:value-type="float">
            <text:p>712.4360557588</text:p>
          </table:table-cell>
        </table:table-row>
        <table:table-row table:style-name="ro1">
          <table:table-cell office:value-type="float" office:value="77.7175422511879" calcext:value-type="float">
            <text:p>77.7175422512</text:p>
          </table:table-cell>
          <table:table-cell office:value-type="float" office:value="6.80331165612002" calcext:value-type="float">
            <text:p>6.8033116561</text:p>
          </table:table-cell>
          <table:table-cell office:value-type="float" office:value="2.69561927431765" calcext:value-type="float">
            <text:p>2.6956192743</text:p>
          </table:table-cell>
          <table:table-cell office:value-type="float" office:value="249.70916415911" calcext:value-type="float">
            <text:p>249.7091641591</text:p>
          </table:table-cell>
          <table:table-cell office:value-type="float" office:value="0.455981988372113" calcext:value-type="float">
            <text:p>0.4559819884</text:p>
          </table:table-cell>
          <table:table-cell office:value-type="float" office:value="5.73437471821335" calcext:value-type="float">
            <text:p>5.7343747182</text:p>
          </table:table-cell>
          <table:table-cell office:value-type="float" office:value="2.52401119050954" calcext:value-type="float">
            <text:p>2.5240111905</text:p>
          </table:table-cell>
          <table:table-cell office:value-type="float" office:value="0.0692790060550618" calcext:value-type="float">
            <text:p>0.0692790061</text:p>
          </table:table-cell>
          <table:table-cell office:value-type="float" office:value="0.500438417903735" calcext:value-type="float">
            <text:p>0.5004384179</text:p>
          </table:table-cell>
          <table:table-cell office:value-type="float" office:value="724.23783452542" calcext:value-type="float">
            <text:p>724.2378345254</text:p>
          </table:table-cell>
        </table:table-row>
        <table:table-row table:style-name="ro1">
          <table:table-cell office:value-type="float" office:value="77.1196473361396" calcext:value-type="float">
            <text:p>77.1196473361</text:p>
          </table:table-cell>
          <table:table-cell office:value-type="float" office:value="12.4675210950829" calcext:value-type="float">
            <text:p>12.4675210951</text:p>
          </table:table-cell>
          <table:table-cell office:value-type="float" office:value="2.45353275830446" calcext:value-type="float">
            <text:p>2.4535327583</text:p>
          </table:table-cell>
          <table:table-cell office:value-type="float" office:value="252.856852049312" calcext:value-type="float">
            <text:p>252.8568520493</text:p>
          </table:table-cell>
          <table:table-cell office:value-type="float" office:value="0.372355302952846" calcext:value-type="float">
            <text:p>0.372355303</text:p>
          </table:table-cell>
          <table:table-cell office:value-type="float" office:value="9.67361186486155" calcext:value-type="float">
            <text:p>9.6736118649</text:p>
          </table:table-cell>
          <table:table-cell office:value-type="float" office:value="1.30043097269884" calcext:value-type="float">
            <text:p>1.3004309727</text:p>
          </table:table-cell>
          <table:table-cell office:value-type="float" office:value="0.365923967622474" calcext:value-type="float">
            <text:p>0.3659239676</text:p>
          </table:table-cell>
          <table:table-cell office:value-type="float" office:value="0.264744845737616" calcext:value-type="float">
            <text:p>0.2647448457</text:p>
          </table:table-cell>
          <table:table-cell office:value-type="float" office:value="733.59046972861" calcext:value-type="float">
            <text:p>733.5904697286</text:p>
          </table:table-cell>
        </table:table-row>
        <table:table-row table:style-name="ro1">
          <table:table-cell office:value-type="float" office:value="77.2150263130328" calcext:value-type="float">
            <text:p>77.215026313</text:p>
          </table:table-cell>
          <table:table-cell office:value-type="float" office:value="9.2393721544837" calcext:value-type="float">
            <text:p>9.2393721545</text:p>
          </table:table-cell>
          <table:table-cell office:value-type="float" office:value="2.78970328120168" calcext:value-type="float">
            <text:p>2.7897032812</text:p>
          </table:table-cell>
          <table:table-cell office:value-type="float" office:value="249.628703108713" calcext:value-type="float">
            <text:p>249.6287031087</text:p>
          </table:table-cell>
          <table:table-cell office:value-type="float" office:value="0.810873029020311" calcext:value-type="float">
            <text:p>0.810873029</text:p>
          </table:table-cell>
          <table:table-cell office:value-type="float" office:value="6.44546292426236" calcext:value-type="float">
            <text:p>6.4454629243</text:p>
          </table:table-cell>
          <table:table-cell office:value-type="float" office:value="1.70775440545149" calcext:value-type="float">
            <text:p>1.7077544055</text:p>
          </table:table-cell>
          <table:table-cell office:value-type="float" office:value="0.206964163296066" calcext:value-type="float">
            <text:p>0.2069641633</text:p>
          </table:table-cell>
          <table:table-cell office:value-type="float" office:value="0.577622034635884" calcext:value-type="float">
            <text:p>0.5776220346</text:p>
          </table:table-cell>
          <table:table-cell office:value-type="float" office:value="739.520526279395" calcext:value-type="float">
            <text:p>739.5205262794</text:p>
          </table:table-cell>
        </table:table-row>
        <table:table-row table:style-name="ro1">
          <table:table-cell office:value-type="float" office:value="77.2966158827176" calcext:value-type="float">
            <text:p>77.2966158827</text:p>
          </table:table-cell>
          <table:table-cell office:value-type="float" office:value="11.6542950575019" calcext:value-type="float">
            <text:p>11.6542950575</text:p>
          </table:table-cell>
          <table:table-cell office:value-type="float" office:value="2.09298161784278" calcext:value-type="float">
            <text:p>2.0929816178</text:p>
          </table:table-cell>
          <table:table-cell office:value-type="float" office:value="252.043626011731" calcext:value-type="float">
            <text:p>252.0436260117</text:p>
          </table:table-cell>
          <table:table-cell office:value-type="float" office:value="0.781351487594053" calcext:value-type="float">
            <text:p>0.7813514876</text:p>
          </table:table-cell>
          <table:table-cell office:value-type="float" office:value="8.86038582728055" calcext:value-type="float">
            <text:p>8.8603858273</text:p>
          </table:table-cell>
          <table:table-cell office:value-type="float" office:value="1.3036147525144" calcext:value-type="float">
            <text:p>1.3036147525</text:p>
          </table:table-cell>
          <table:table-cell office:value-type="float" office:value="0.384256199763478" calcext:value-type="float">
            <text:p>0.3842561998</text:p>
          </table:table-cell>
          <table:table-cell office:value-type="float" office:value="0.271079846588739" calcext:value-type="float">
            <text:p>0.2710798466</text:p>
          </table:table-cell>
          <table:table-cell office:value-type="float" office:value="741.009635049168" calcext:value-type="float">
            <text:p>741.0096350492</text:p>
          </table:table-cell>
        </table:table-row>
        <table:table-row table:style-name="ro1">
          <table:table-cell office:value-type="float" office:value="77.2445501893577" calcext:value-type="float">
            <text:p>77.2445501894</text:p>
          </table:table-cell>
          <table:table-cell office:value-type="float" office:value="13.092423948301" calcext:value-type="float">
            <text:p>13.0924239483</text:p>
          </table:table-cell>
          <table:table-cell office:value-type="float" office:value="2.48584301892993" calcext:value-type="float">
            <text:p>2.4858430189</text:p>
          </table:table-cell>
          <table:table-cell office:value-type="float" office:value="252.98175490253" calcext:value-type="float">
            <text:p>252.9817549025</text:p>
          </table:table-cell>
          <table:table-cell office:value-type="float" office:value="0.497258156170917" calcext:value-type="float">
            <text:p>0.4972581562</text:p>
          </table:table-cell>
          <table:table-cell office:value-type="float" office:value="9.79851471807962" calcext:value-type="float">
            <text:p>9.7985147181</text:p>
          </table:table-cell>
          <table:table-cell office:value-type="float" office:value="1.2922858205559" calcext:value-type="float">
            <text:p>1.2922858206</text:p>
          </table:table-cell>
          <table:table-cell office:value-type="float" office:value="0.403663455280667" calcext:value-type="float">
            <text:p>0.4036634553</text:p>
          </table:table-cell>
          <table:table-cell office:value-type="float" office:value="0.260474304450318" calcext:value-type="float">
            <text:p>0.2604743045</text:p>
          </table:table-cell>
          <table:table-cell office:value-type="float" office:value="741.445627525287" calcext:value-type="float">
            <text:p>741.4456275253</text:p>
          </table:table-cell>
        </table:table-row>
        <table:table-row table:style-name="ro1">
          <table:table-cell office:value-type="float" office:value="77.2445501893577" calcext:value-type="float">
            <text:p>77.2445501894</text:p>
          </table:table-cell>
          <table:table-cell office:value-type="float" office:value="12.592423948301" calcext:value-type="float">
            <text:p>12.5924239483</text:p>
          </table:table-cell>
          <table:table-cell office:value-type="float" office:value="2.48584301892993" calcext:value-type="float">
            <text:p>2.4858430189</text:p>
          </table:table-cell>
          <table:table-cell office:value-type="float" office:value="252.98175490253" calcext:value-type="float">
            <text:p>252.9817549025</text:p>
          </table:table-cell>
          <table:table-cell office:value-type="float" office:value="0.497258156170917" calcext:value-type="float">
            <text:p>0.4972581562</text:p>
          </table:table-cell>
          <table:table-cell office:value-type="float" office:value="9.79851471807962" calcext:value-type="float">
            <text:p>9.7985147181</text:p>
          </table:table-cell>
          <table:table-cell office:value-type="float" office:value="1.2922858205559" calcext:value-type="float">
            <text:p>1.2922858206</text:p>
          </table:table-cell>
          <table:table-cell office:value-type="float" office:value="0.403663455280667" calcext:value-type="float">
            <text:p>0.4036634553</text:p>
          </table:table-cell>
          <table:table-cell office:value-type="float" office:value="0.260474304450318" calcext:value-type="float">
            <text:p>0.2604743045</text:p>
          </table:table-cell>
          <table:table-cell office:value-type="float" office:value="741.593849699422" calcext:value-type="float">
            <text:p>741.5938496994</text:p>
          </table:table-cell>
        </table:table-row>
        <table:table-row table:style-name="ro1">
          <table:table-cell office:value-type="float" office:value="77.2233884397176" calcext:value-type="float">
            <text:p>77.2233884397</text:p>
          </table:table-cell>
          <table:table-cell office:value-type="float" office:value="13.7737465760424" calcext:value-type="float">
            <text:p>13.773746576</text:p>
          </table:table-cell>
          <table:table-cell office:value-type="float" office:value="2.35826117750169" calcext:value-type="float">
            <text:p>2.3582611775</text:p>
          </table:table-cell>
          <table:table-cell office:value-type="float" office:value="253.663077530271" calcext:value-type="float">
            <text:p>253.6630775303</text:p>
          </table:table-cell>
          <table:table-cell office:value-type="float" office:value="1.17858078391235" calcext:value-type="float">
            <text:p>1.1785807839</text:p>
          </table:table-cell>
          <table:table-cell office:value-type="float" office:value="10.479837345821" calcext:value-type="float">
            <text:p>10.4798373458</text:p>
          </table:table-cell>
          <table:table-cell office:value-type="float" office:value="1.28777780096782" calcext:value-type="float">
            <text:p>1.287777801</text:p>
          </table:table-cell>
          <table:table-cell office:value-type="float" office:value="0.33363210236802" calcext:value-type="float">
            <text:p>0.3336321024</text:p>
          </table:table-cell>
          <table:table-cell office:value-type="float" office:value="0.255607570926043" calcext:value-type="float">
            <text:p>0.2556075709</text:p>
          </table:table-cell>
          <table:table-cell office:value-type="float" office:value="741.77618427659" calcext:value-type="float">
            <text:p>741.7761842766</text:p>
          </table:table-cell>
        </table:table-row>
        <table:table-row table:style-name="ro1">
          <table:table-cell office:value-type="float" office:value="77.0035764164789" calcext:value-type="float">
            <text:p>77.0035764165</text:p>
          </table:table-cell>
          <table:table-cell office:value-type="float" office:value="13.5539345528036" calcext:value-type="float">
            <text:p>13.5539345528</text:p>
          </table:table-cell>
          <table:table-cell office:value-type="float" office:value="2.47947948500522" calcext:value-type="float">
            <text:p>2.479479485</text:p>
          </table:table-cell>
          <table:table-cell office:value-type="float" office:value="253.443265507032" calcext:value-type="float">
            <text:p>253.443265507</text:p>
          </table:table-cell>
          <table:table-cell office:value-type="float" office:value="0.958768760673612" calcext:value-type="float">
            <text:p>0.9587687607</text:p>
          </table:table-cell>
          <table:table-cell office:value-type="float" office:value="10.2600253225823" calcext:value-type="float">
            <text:p>10.2600253226</text:p>
          </table:table-cell>
          <table:table-cell office:value-type="float" office:value="1.28631766837142" calcext:value-type="float">
            <text:p>1.2863176684</text:p>
          </table:table-cell>
          <table:table-cell office:value-type="float" office:value="0.378875667563507" calcext:value-type="float">
            <text:p>0.3788756676</text:p>
          </table:table-cell>
          <table:table-cell office:value-type="float" office:value="0.256303226179844" calcext:value-type="float">
            <text:p>0.2563032262</text:p>
          </table:table-cell>
          <table:table-cell office:value-type="float" office:value="744.044576408207" calcext:value-type="float">
            <text:p>744.0445764082</text:p>
          </table:table-cell>
        </table:table-row>
        <table:table-row table:style-name="ro1">
          <table:table-cell office:value-type="float" office:value="77.3084042324783" calcext:value-type="float">
            <text:p>77.3084042325</text:p>
          </table:table-cell>
          <table:table-cell office:value-type="float" office:value="11.7895401973861" calcext:value-type="float">
            <text:p>11.7895401974</text:p>
          </table:table-cell>
          <table:table-cell office:value-type="float" office:value="2.22822675772697" calcext:value-type="float">
            <text:p>2.2282267577</text:p>
          </table:table-cell>
          <table:table-cell office:value-type="float" office:value="252.178871151615" calcext:value-type="float">
            <text:p>252.1788711516</text:p>
          </table:table-cell>
          <table:table-cell office:value-type="float" office:value="0.916596627478237" calcext:value-type="float">
            <text:p>0.9165966275</text:p>
          </table:table-cell>
          <table:table-cell office:value-type="float" office:value="8.99563096716472" calcext:value-type="float">
            <text:p>8.9956309672</text:p>
          </table:table-cell>
          <table:table-cell office:value-type="float" office:value="1.29322904440331" calcext:value-type="float">
            <text:p>1.2932290444</text:p>
          </table:table-cell>
          <table:table-cell office:value-type="float" office:value="0.419227192212669" calcext:value-type="float">
            <text:p>0.4192271922</text:p>
          </table:table-cell>
          <table:table-cell office:value-type="float" office:value="0.265394770858678" calcext:value-type="float">
            <text:p>0.2653947709</text:p>
          </table:table-cell>
          <table:table-cell office:value-type="float" office:value="749.950983899328" calcext:value-type="float">
            <text:p>749.9509838993</text:p>
          </table:table-cell>
        </table:table-row>
        <table:table-row table:style-name="ro1">
          <table:table-cell office:value-type="float" office:value="77.5703033135189" calcext:value-type="float">
            <text:p>77.5703033135</text:p>
          </table:table-cell>
          <table:table-cell office:value-type="float" office:value="14.1206614498437" calcext:value-type="float">
            <text:p>14.1206614498</text:p>
          </table:table-cell>
          <table:table-cell office:value-type="float" office:value="2.29251029913109" calcext:value-type="float">
            <text:p>2.2925102991</text:p>
          </table:table-cell>
          <table:table-cell office:value-type="float" office:value="254.009992404072" calcext:value-type="float">
            <text:p>254.0099924041</text:p>
          </table:table-cell>
          <table:table-cell office:value-type="float" office:value="0.30327343549145" calcext:value-type="float">
            <text:p>0.3032734355</text:p>
          </table:table-cell>
          <table:table-cell office:value-type="float" office:value="10.8267522196224" calcext:value-type="float">
            <text:p>10.8267522196</text:p>
          </table:table-cell>
          <table:table-cell office:value-type="float" office:value="1.27943426465257" calcext:value-type="float">
            <text:p>1.2794342647</text:p>
          </table:table-cell>
          <table:table-cell office:value-type="float" office:value="0.359000551780744" calcext:value-type="float">
            <text:p>0.3590005518</text:p>
          </table:table-cell>
          <table:table-cell office:value-type="float" office:value="0.250598029049988" calcext:value-type="float">
            <text:p>0.250598029</text:p>
          </table:table-cell>
          <table:table-cell office:value-type="float" office:value="750.440199467055" calcext:value-type="float">
            <text:p>750.4401994671</text:p>
          </table:table-cell>
        </table:table-row>
        <table:table-row table:style-name="ro1">
          <table:table-cell office:value-type="float" office:value="77.8694917385861" calcext:value-type="float">
            <text:p>77.8694917386</text:p>
          </table:table-cell>
          <table:table-cell office:value-type="float" office:value="9.893837580037" calcext:value-type="float">
            <text:p>9.89383758</text:p>
          </table:table-cell>
          <table:table-cell office:value-type="float" office:value="2.22194648453276" calcext:value-type="float">
            <text:p>2.2219464845</text:p>
          </table:table-cell>
          <table:table-cell office:value-type="float" office:value="250.283168534266" calcext:value-type="float">
            <text:p>250.2831685343</text:p>
          </table:table-cell>
          <table:table-cell office:value-type="float" office:value="0.243116232351394" calcext:value-type="float">
            <text:p>0.2431162324</text:p>
          </table:table-cell>
          <table:table-cell office:value-type="float" office:value="7.09992834981567" calcext:value-type="float">
            <text:p>7.0999283498</text:p>
          </table:table-cell>
          <table:table-cell office:value-type="float" office:value="1.65820700737216" calcext:value-type="float">
            <text:p>1.6582070074</text:p>
          </table:table-cell>
          <table:table-cell office:value-type="float" office:value="0.215787673800552" calcext:value-type="float">
            <text:p>0.2157876738</text:p>
          </table:table-cell>
          <table:table-cell office:value-type="float" office:value="0.548647483230618" calcext:value-type="float">
            <text:p>0.5486474832</text:p>
          </table:table-cell>
          <table:table-cell office:value-type="float" office:value="751.100246060494" calcext:value-type="float">
            <text:p>751.1002460605</text:p>
          </table:table-cell>
        </table:table-row>
        <table:table-row table:style-name="ro1">
          <table:table-cell office:value-type="float" office:value="77.0314841898132" calcext:value-type="float">
            <text:p>77.0314841898</text:p>
          </table:table-cell>
          <table:table-cell office:value-type="float" office:value="7.33947581696745" calcext:value-type="float">
            <text:p>7.339475817</text:p>
          </table:table-cell>
          <table:table-cell office:value-type="float" office:value="2.73795627467127" calcext:value-type="float">
            <text:p>2.7379562747</text:p>
          </table:table-cell>
          <table:table-cell office:value-type="float" office:value="250.245328319957" calcext:value-type="float">
            <text:p>250.24532832</text:p>
          </table:table-cell>
          <table:table-cell office:value-type="float" office:value="0.992146149219554" calcext:value-type="float">
            <text:p>0.9921461492</text:p>
          </table:table-cell>
          <table:table-cell office:value-type="float" office:value="6.27053887906079" calcext:value-type="float">
            <text:p>6.2705388791</text:p>
          </table:table-cell>
          <table:table-cell office:value-type="float" office:value="2.2788645953142" calcext:value-type="float">
            <text:p>2.2788645953</text:p>
          </table:table-cell>
          <table:table-cell office:value-type="float" office:value="0.146675711795844" calcext:value-type="float">
            <text:p>0.1466757118</text:p>
          </table:table-cell>
          <table:table-cell office:value-type="float" office:value="0.375227758290231" calcext:value-type="float">
            <text:p>0.3752277583</text:p>
          </table:table-cell>
          <table:table-cell office:value-type="float" office:value="754.209658987836" calcext:value-type="float">
            <text:p>754.2096589878</text:p>
          </table:table-cell>
        </table:table-row>
        <table:table-row table:style-name="ro1">
          <table:table-cell office:value-type="float" office:value="77.4218098163093" calcext:value-type="float">
            <text:p>77.4218098163</text:p>
          </table:table-cell>
          <table:table-cell office:value-type="float" office:value="13.2696835752526" calcext:value-type="float">
            <text:p>13.2696835753</text:p>
          </table:table-cell>
          <table:table-cell office:value-type="float" office:value="2.56327030325091" calcext:value-type="float">
            <text:p>2.5632703033</text:p>
          </table:table-cell>
          <table:table-cell office:value-type="float" office:value="253.159014529481" calcext:value-type="float">
            <text:p>253.1590145295</text:p>
          </table:table-cell>
          <table:table-cell office:value-type="float" office:value="0.674517783122594" calcext:value-type="float">
            <text:p>0.6745177831</text:p>
          </table:table-cell>
          <table:table-cell office:value-type="float" office:value="9.9757743450313" calcext:value-type="float">
            <text:p>9.975774345</text:p>
          </table:table-cell>
          <table:table-cell office:value-type="float" office:value="1.28246542291505" calcext:value-type="float">
            <text:p>1.2824654229</text:p>
          </table:table-cell>
          <table:table-cell office:value-type="float" office:value="0.364958468935324" calcext:value-type="float">
            <text:p>0.3649584689</text:p>
          </table:table-cell>
          <table:table-cell office:value-type="float" office:value="0.257888216366575" calcext:value-type="float">
            <text:p>0.2578882164</text:p>
          </table:table-cell>
          <table:table-cell office:value-type="float" office:value="757.620729104787" calcext:value-type="float">
            <text:p>757.6207291048</text:p>
          </table:table-cell>
        </table:table-row>
        <table:table-row table:style-name="ro1">
          <table:table-cell office:value-type="float" office:value="77.365061774355" calcext:value-type="float">
            <text:p>77.3650617744</text:p>
          </table:table-cell>
          <table:table-cell office:value-type="float" office:value="11.9696545293862" calcext:value-type="float">
            <text:p>11.9696545294</text:p>
          </table:table-cell>
          <table:table-cell office:value-type="float" office:value="2.40834108972715" calcext:value-type="float">
            <text:p>2.4083410897</text:p>
          </table:table-cell>
          <table:table-cell office:value-type="float" office:value="252.358985483615" calcext:value-type="float">
            <text:p>252.3589854836</text:p>
          </table:table-cell>
          <table:table-cell office:value-type="float" office:value="1.09671095947842" calcext:value-type="float">
            <text:p>1.0967109595</text:p>
          </table:table-cell>
          <table:table-cell office:value-type="float" office:value="9.17574529916491" calcext:value-type="float">
            <text:p>9.1757452992</text:p>
          </table:table-cell>
          <table:table-cell office:value-type="float" office:value="1.28683797580874" calcext:value-type="float">
            <text:p>1.2868379758</text:p>
          </table:table-cell>
          <table:table-cell office:value-type="float" office:value="0.383821385721976" calcext:value-type="float">
            <text:p>0.3838213857</text:p>
          </table:table-cell>
          <table:table-cell office:value-type="float" office:value="0.263406009537274" calcext:value-type="float">
            <text:p>0.2634060095</text:p>
          </table:table-cell>
          <table:table-cell office:value-type="float" office:value="759.50336420705" calcext:value-type="float">
            <text:p>759.5033642071</text:p>
          </table:table-cell>
        </table:table-row>
        <table:table-row table:style-name="ro1">
          <table:table-cell office:value-type="float" office:value="77.5138891536825" calcext:value-type="float">
            <text:p>77.5138891537</text:p>
          </table:table-cell>
          <table:table-cell office:value-type="float" office:value="9.53823499513342" calcext:value-type="float">
            <text:p>9.5382349951</text:p>
          </table:table-cell>
          <table:table-cell office:value-type="float" office:value="1.86634389962918" calcext:value-type="float">
            <text:p>1.8663438996</text:p>
          </table:table-cell>
          <table:table-cell office:value-type="float" office:value="249.927565949362" calcext:value-type="float">
            <text:p>249.9275659494</text:p>
          </table:table-cell>
          <table:table-cell office:value-type="float" office:value="1.10973586967004" calcext:value-type="float">
            <text:p>1.1097358697</text:p>
          </table:table-cell>
          <table:table-cell office:value-type="float" office:value="6.74432576491209" calcext:value-type="float">
            <text:p>6.7443257649</text:p>
          </table:table-cell>
          <table:table-cell office:value-type="float" office:value="1.66903712199152" calcext:value-type="float">
            <text:p>1.669037122</text:p>
          </table:table-cell>
          <table:table-cell office:value-type="float" office:value="0.241386924630913" calcext:value-type="float">
            <text:p>0.2413869246</text:p>
          </table:table-cell>
          <table:table-cell office:value-type="float" office:value="0.56144923880482" calcext:value-type="float">
            <text:p>0.5614492388</text:p>
          </table:table-cell>
          <table:table-cell office:value-type="float" office:value="761.363931287591" calcext:value-type="float">
            <text:p>761.3639312876</text:p>
          </table:table-cell>
        </table:table-row>
        <table:table-row table:style-name="ro1">
          <table:table-cell office:value-type="float" office:value="76.4338152612323" calcext:value-type="float">
            <text:p>76.4338152612</text:p>
          </table:table-cell>
          <table:table-cell office:value-type="float" office:value="4.85425421870857" calcext:value-type="float">
            <text:p>4.8542542187</text:p>
          </table:table-cell>
          <table:table-cell office:value-type="float" office:value="2.63203199648635" calcext:value-type="float">
            <text:p>2.6320319965</text:p>
          </table:table-cell>
          <table:table-cell office:value-type="float" office:value="251.020920885375" calcext:value-type="float">
            <text:p>251.0209208854</text:p>
          </table:table-cell>
          <table:table-cell office:value-type="float" office:value="0.187587552041912" calcext:value-type="float">
            <text:p>0.187587552</text:p>
          </table:table-cell>
          <table:table-cell office:value-type="float" office:value="3.85425421870857" calcext:value-type="float">
            <text:p>3.8542542187</text:p>
          </table:table-cell>
          <table:table-cell office:value-type="float" office:value="2.46028284891543" calcext:value-type="float">
            <text:p>2.4602828489</text:p>
          </table:table-cell>
          <table:table-cell office:value-type="float" office:value="0.472860090946487" calcext:value-type="float">
            <text:p>0.4728600909</text:p>
          </table:table-cell>
          <table:table-cell office:value-type="float" office:value="0.476287957468921" calcext:value-type="float">
            <text:p>0.4762879575</text:p>
          </table:table-cell>
          <table:table-cell office:value-type="float" office:value="767.361054282924" calcext:value-type="float">
            <text:p>767.3610542829</text:p>
          </table:table-cell>
        </table:table-row>
        <table:table-row table:style-name="ro1">
          <table:table-cell office:value-type="float" office:value="76.025287315515" calcext:value-type="float">
            <text:p>76.0252873155</text:p>
          </table:table-cell>
          <table:table-cell office:value-type="float" office:value="4.44572627299117" calcext:value-type="float">
            <text:p>4.445726273</text:p>
          </table:table-cell>
          <table:table-cell office:value-type="float" office:value="2.22350405076895" calcext:value-type="float">
            <text:p>2.2235040508</text:p>
          </table:table-cell>
          <table:table-cell office:value-type="float" office:value="250.612392939657" calcext:value-type="float">
            <text:p>250.6123929397</text:p>
          </table:table-cell>
          <table:table-cell office:value-type="float" office:value="1.00128182854674" calcext:value-type="float">
            <text:p>1.0012818285</text:p>
          </table:table-cell>
          <table:table-cell office:value-type="float" office:value="3.44572627299118" calcext:value-type="float">
            <text:p>3.445726273</text:p>
          </table:table-cell>
          <table:table-cell office:value-type="float" office:value="2.09506921278273" calcext:value-type="float">
            <text:p>2.0950692128</text:p>
          </table:table-cell>
          <table:table-cell office:value-type="float" office:value="1.48011878627337" calcext:value-type="float">
            <text:p>1.4801187863</text:p>
          </table:table-cell>
          <table:table-cell office:value-type="float" office:value="0.33196159222085" calcext:value-type="float">
            <text:p>0.3319615922</text:p>
          </table:table-cell>
          <table:table-cell office:value-type="float" office:value="769.905509412891" calcext:value-type="float">
            <text:p>769.9055094129</text:p>
          </table:table-cell>
        </table:table-row>
        <table:table-row table:style-name="ro1">
          <table:table-cell office:value-type="float" office:value="77.8380559818417" calcext:value-type="float">
            <text:p>77.8380559818</text:p>
          </table:table-cell>
          <table:table-cell office:value-type="float" office:value="9.8624018232926" calcext:value-type="float">
            <text:p>9.8624018233</text:p>
          </table:table-cell>
          <table:table-cell office:value-type="float" office:value="2.19051072778836" calcext:value-type="float">
            <text:p>2.1905107278</text:p>
          </table:table-cell>
          <table:table-cell office:value-type="float" office:value="250.251732777522" calcext:value-type="float">
            <text:p>250.2517327775</text:p>
          </table:table-cell>
          <table:table-cell office:value-type="float" office:value="0.211680475606995" calcext:value-type="float">
            <text:p>0.2116804756</text:p>
          </table:table-cell>
          <table:table-cell office:value-type="float" office:value="7.06849259307127" calcext:value-type="float">
            <text:p>7.0684925931</text:p>
          </table:table-cell>
          <table:table-cell office:value-type="float" office:value="2.32841734116274" calcext:value-type="float">
            <text:p>2.3284173412</text:p>
          </table:table-cell>
          <table:table-cell office:value-type="float" office:value="0.184351917056154" calcext:value-type="float">
            <text:p>0.1843519171</text:p>
          </table:table-cell>
          <table:table-cell office:value-type="float" office:value="0.39260309100989" calcext:value-type="float">
            <text:p>0.392603091</text:p>
          </table:table-cell>
          <table:table-cell office:value-type="float" office:value="772.966588985344" calcext:value-type="float">
            <text:p>772.9665889853</text:p>
          </table:table-cell>
        </table:table-row>
        <table:table-row table:style-name="ro1">
          <table:table-cell office:value-type="float" office:value="75.3275327862082" calcext:value-type="float">
            <text:p>75.3275327862</text:p>
          </table:table-cell>
          <table:table-cell office:value-type="float" office:value="3.74797174368435" calcext:value-type="float">
            <text:p>3.7479717437</text:p>
          </table:table-cell>
          <table:table-cell office:value-type="float" office:value="2.74797174368435" calcext:value-type="float">
            <text:p>2.7479717437</text:p>
          </table:table-cell>
          <table:table-cell office:value-type="float" office:value="249.914638410351" calcext:value-type="float">
            <text:p>249.9146384104</text:p>
          </table:table-cell>
          <table:table-cell office:value-type="float" office:value="0.303527299239905" calcext:value-type="float">
            <text:p>0.3035272992</text:p>
          </table:table-cell>
          <table:table-cell office:value-type="float" office:value="2.74797174368435" calcext:value-type="float">
            <text:p>2.7479717437</text:p>
          </table:table-cell>
          <table:table-cell office:value-type="float" office:value="2.29986048846204" calcext:value-type="float">
            <text:p>2.2998604885</text:p>
          </table:table-cell>
          <table:table-cell office:value-type="float" office:value="0.344425378471748" calcext:value-type="float">
            <text:p>0.3444253785</text:p>
          </table:table-cell>
          <table:table-cell office:value-type="float" office:value="0.390172518751641" calcext:value-type="float">
            <text:p>0.3901725188</text:p>
          </table:table-cell>
          <table:table-cell office:value-type="float" office:value="787.278338680479" calcext:value-type="float">
            <text:p>787.2783386805</text:p>
          </table:table-cell>
        </table:table-row>
        <table:table-row table:style-name="ro1">
          <table:table-cell office:value-type="float" office:value="75.3409975953088" calcext:value-type="float">
            <text:p>75.3409975953</text:p>
          </table:table-cell>
          <table:table-cell office:value-type="float" office:value="3.26760939229106" calcext:value-type="float">
            <text:p>3.2676093923</text:p>
          </table:table-cell>
          <table:table-cell office:value-type="float" office:value="2.26760939229106" calcext:value-type="float">
            <text:p>2.2676093923</text:p>
          </table:table-cell>
          <table:table-cell office:value-type="float" office:value="249.434276058957" calcext:value-type="float">
            <text:p>249.434276059</text:p>
          </table:table-cell>
          <table:table-cell office:value-type="float" office:value="1.04538717006884" calcext:value-type="float">
            <text:p>1.0453871701</text:p>
          </table:table-cell>
          <table:table-cell office:value-type="float" office:value="2.26760939229106" calcext:value-type="float">
            <text:p>2.2676093923</text:p>
          </table:table-cell>
          <table:table-cell office:value-type="float" office:value="2.50250321178456" calcext:value-type="float">
            <text:p>2.5025032118</text:p>
          </table:table-cell>
          <table:table-cell office:value-type="float" office:value="0.368859744634498" calcext:value-type="float">
            <text:p>0.3688597446</text:p>
          </table:table-cell>
          <table:table-cell office:value-type="float" office:value="0.495596481150651" calcext:value-type="float">
            <text:p>0.4955964812</text:p>
          </table:table-cell>
          <table:table-cell office:value-type="float" office:value="788.133940217881" calcext:value-type="float">
            <text:p>788.1339402179</text:p>
          </table:table-cell>
        </table:table-row>
        <table:table-row table:style-name="ro1">
          <table:table-cell office:value-type="float" office:value="76.0677540773839" calcext:value-type="float">
            <text:p>76.0677540774</text:p>
          </table:table-cell>
          <table:table-cell office:value-type="float" office:value="10.4254332521681" calcext:value-type="float">
            <text:p>10.4254332522</text:p>
          </table:table-cell>
          <table:table-cell office:value-type="float" office:value="2.5683569714787" calcext:value-type="float">
            <text:p>2.5683569715</text:p>
          </table:table-cell>
          <table:table-cell office:value-type="float" office:value="250.814764206397" calcext:value-type="float">
            <text:p>250.8147642064</text:p>
          </table:table-cell>
          <table:table-cell office:value-type="float" office:value="0.774711904482525" calcext:value-type="float">
            <text:p>0.7747119045</text:p>
          </table:table-cell>
          <table:table-cell office:value-type="float" office:value="7.63152402194679" calcext:value-type="float">
            <text:p>7.6315240219</text:p>
          </table:table-cell>
          <table:table-cell office:value-type="float" office:value="2.31149920374568" calcext:value-type="float">
            <text:p>2.3114992037</text:p>
          </table:table-cell>
          <table:table-cell office:value-type="float" office:value="0.154562386653086" calcext:value-type="float">
            <text:p>0.1545623867</text:p>
          </table:table-cell>
          <table:table-cell office:value-type="float" office:value="0.378358046612718" calcext:value-type="float">
            <text:p>0.3783580466</text:p>
          </table:table-cell>
          <table:table-cell office:value-type="float" office:value="821.224347962429" calcext:value-type="float">
            <text:p>821.2243479624</text:p>
          </table:table-cell>
        </table:table-row>
        <table:table-row table:style-name="ro1">
          <table:table-cell office:value-type="float" office:value="76.2863262746335" calcext:value-type="float">
            <text:p>76.2863262746</text:p>
          </table:table-cell>
          <table:table-cell office:value-type="float" office:value="10.6440054494177" calcext:value-type="float">
            <text:p>10.6440054494</text:p>
          </table:table-cell>
          <table:table-cell office:value-type="float" office:value="2.40817592989277" calcext:value-type="float">
            <text:p>2.4081759299</text:p>
          </table:table-cell>
          <table:table-cell office:value-type="float" office:value="251.033336403647" calcext:value-type="float">
            <text:p>251.0333364036</text:p>
          </table:table-cell>
          <table:table-cell office:value-type="float" office:value="0.993284101732131" calcext:value-type="float">
            <text:p>0.9932841017</text:p>
          </table:table-cell>
          <table:table-cell office:value-type="float" office:value="7.8500962191964" calcext:value-type="float">
            <text:p>7.8500962192</text:p>
          </table:table-cell>
          <table:table-cell office:value-type="float" office:value="2.30095447925685" calcext:value-type="float">
            <text:p>2.3009544793</text:p>
          </table:table-cell>
          <table:table-cell office:value-type="float" office:value="0.166306446416608" calcext:value-type="float">
            <text:p>0.1663064464</text:p>
          </table:table-cell>
          <table:table-cell office:value-type="float" office:value="0.368171815402552" calcext:value-type="float">
            <text:p>0.3681718154</text:p>
          </table:table-cell>
          <table:table-cell office:value-type="float" office:value="834.077551993573" calcext:value-type="float">
            <text:p>834.0775519936</text:p>
          </table:table-cell>
        </table:table-row>
        <table:table-row table:style-name="ro1">
          <table:table-cell office:value-type="float" office:value="75.9649306625658" calcext:value-type="float">
            <text:p>75.9649306626</text:p>
          </table:table-cell>
          <table:table-cell office:value-type="float" office:value="4.38536962004193" calcext:value-type="float">
            <text:p>4.38536962</text:p>
          </table:table-cell>
          <table:table-cell office:value-type="float" office:value="3.38536962004193" calcext:value-type="float">
            <text:p>3.38536962</text:p>
          </table:table-cell>
          <table:table-cell office:value-type="float" office:value="250.552036286708" calcext:value-type="float">
            <text:p>250.5520362867</text:p>
          </table:table-cell>
          <table:table-cell office:value-type="float" office:value="0.940925175597491" calcext:value-type="float">
            <text:p>0.9409251756</text:p>
          </table:table-cell>
          <table:table-cell office:value-type="float" office:value="3.38536962004193" calcext:value-type="float">
            <text:p>3.38536962</text:p>
          </table:table-cell>
          <table:table-cell office:value-type="float" office:value="2.14445192883211" calcext:value-type="float">
            <text:p>2.1444519288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0.271604939271605" calcext:value-type="float">
            <text:p>0.2716049393</text:p>
          </table:table-cell>
          <table:table-cell office:value-type="float" office:value="848.856964530818" calcext:value-type="float">
            <text:p>848.8569645308</text:p>
          </table:table-cell>
        </table:table-row>
        <table:table-row table:style-name="ro1">
          <table:table-cell office:value-type="float" office:value="75.0639384240206" calcext:value-type="float">
            <text:p>75.063938424</text:p>
          </table:table-cell>
          <table:table-cell office:value-type="float" office:value="2.46928821825941" calcext:value-type="float">
            <text:p>2.4692882183</text:p>
          </table:table-cell>
          <table:table-cell office:value-type="float" office:value="1.46928821825941" calcext:value-type="float">
            <text:p>1.4692882183</text:p>
          </table:table-cell>
          <table:table-cell office:value-type="float" office:value="248.635954884926" calcext:value-type="float">
            <text:p>248.6359548849</text:p>
          </table:table-cell>
          <table:table-cell table:number-columns-repeated="2" office:value-type="float" office:value="1.46928821825941" calcext:value-type="float">
            <text:p>1.4692882183</text:p>
          </table:table-cell>
          <table:table-cell office:value-type="float" office:value="1.41706599603719" calcext:value-type="float">
            <text:p>1.417065996</text:p>
          </table:table-cell>
          <table:table-cell office:value-type="float" office:value="0.824224966204389" calcext:value-type="float">
            <text:p>0.8242249662</text:p>
          </table:table-cell>
          <table:table-cell office:value-type="float" office:value="0.432881166870447" calcext:value-type="float">
            <text:p>0.4328811669</text:p>
          </table:table-cell>
          <table:table-cell office:value-type="float" office:value="851.767599164288" calcext:value-type="float">
            <text:p>851.7675991643</text:p>
          </table:table-cell>
        </table:table-row>
        <table:table-row table:style-name="ro1">
          <table:table-cell office:value-type="float" office:value="75.3283753511678" calcext:value-type="float">
            <text:p>75.3283753512</text:p>
          </table:table-cell>
          <table:table-cell office:value-type="float" office:value="2.73372514540654" calcext:value-type="float">
            <text:p>2.7337251454</text:p>
          </table:table-cell>
          <table:table-cell office:value-type="float" office:value="1.73372514540654" calcext:value-type="float">
            <text:p>1.7337251454</text:p>
          </table:table-cell>
          <table:table-cell office:value-type="float" office:value="248.900391812073" calcext:value-type="float">
            <text:p>248.9003918121</text:p>
          </table:table-cell>
          <table:table-cell office:value-type="float" office:value="0.511502923184322" calcext:value-type="float">
            <text:p>0.5115029232</text:p>
          </table:table-cell>
          <table:table-cell office:value-type="float" office:value="1.73372514540654" calcext:value-type="float">
            <text:p>1.7337251454</text:p>
          </table:table-cell>
          <table:table-cell office:value-type="float" office:value="2.36791307972098" calcext:value-type="float">
            <text:p>2.3679130797</text:p>
          </table:table-cell>
          <table:table-cell office:value-type="float" office:value="0.587906438025463" calcext:value-type="float">
            <text:p>0.587906438</text:p>
          </table:table-cell>
          <table:table-cell office:value-type="float" office:value="0.416106049408536" calcext:value-type="float">
            <text:p>0.4161060494</text:p>
          </table:table-cell>
          <table:table-cell office:value-type="float" office:value="858.818986599212" calcext:value-type="float">
            <text:p>858.8189865992</text:p>
          </table:table-cell>
        </table:table-row>
        <table:table-row table:style-name="ro1">
          <table:table-cell office:value-type="float" office:value="77.0953206448589" calcext:value-type="float">
            <text:p>77.0953206449</text:p>
          </table:table-cell>
          <table:table-cell office:value-type="float" office:value="9.11966648630981" calcext:value-type="float">
            <text:p>9.1196664863</text:p>
          </table:table-cell>
          <table:table-cell office:value-type="float" office:value="2.66999761302779" calcext:value-type="float">
            <text:p>2.669997613</text:p>
          </table:table-cell>
          <table:table-cell office:value-type="float" office:value="249.508997440539" calcext:value-type="float">
            <text:p>249.5089974405</text:p>
          </table:table-cell>
          <table:table-cell office:value-type="float" office:value="0.691167360846421" calcext:value-type="float">
            <text:p>0.6911673608</text:p>
          </table:table-cell>
          <table:table-cell office:value-type="float" office:value="6.32575725608847" calcext:value-type="float">
            <text:p>6.3257572561</text:p>
          </table:table-cell>
          <table:table-cell office:value-type="float" office:value="2.73131958013692" calcext:value-type="float">
            <text:p>2.7313195801</text:p>
          </table:table-cell>
          <table:table-cell office:value-type="float" office:value="0.0872584951221772" calcext:value-type="float">
            <text:p>0.0872584951</text:p>
          </table:table-cell>
          <table:table-cell office:value-type="float" office:value="0.552227215876289" calcext:value-type="float">
            <text:p>0.5522272159</text:p>
          </table:table-cell>
          <table:table-cell office:value-type="float" office:value="881.272298061182" calcext:value-type="float">
            <text:p>881.2722980612</text:p>
          </table:table-cell>
        </table:table-row>
        <table:table-row table:style-name="ro1">
          <table:table-cell office:value-type="float" office:value="77.3026094042895" calcext:value-type="float">
            <text:p>77.3026094043</text:p>
          </table:table-cell>
          <table:table-cell office:value-type="float" office:value="11.9072021593207" calcext:value-type="float">
            <text:p>11.9072021593</text:p>
          </table:table-cell>
          <table:table-cell office:value-type="float" office:value="2.34588871966161" calcext:value-type="float">
            <text:p>2.3458887197</text:p>
          </table:table-cell>
          <table:table-cell office:value-type="float" office:value="252.29653311355" calcext:value-type="float">
            <text:p>252.2965331136</text:p>
          </table:table-cell>
          <table:table-cell office:value-type="float" office:value="1.03425858941288" calcext:value-type="float">
            <text:p>1.0342585894</text:p>
          </table:table-cell>
          <table:table-cell office:value-type="float" office:value="9.11329292909937" calcext:value-type="float">
            <text:p>9.1132929291</text:p>
          </table:table-cell>
          <table:table-cell office:value-type="float" office:value="2.03165583893936" calcext:value-type="float">
            <text:p>2.0316558389</text:p>
          </table:table-cell>
          <table:table-cell office:value-type="float" office:value="0.321369015656437" calcext:value-type="float">
            <text:p>0.3213690157</text:p>
          </table:table-cell>
          <table:table-cell office:value-type="float" office:value="0.185901772457377" calcext:value-type="float">
            <text:p>0.1859017725</text:p>
          </table:table-cell>
          <table:table-cell office:value-type="float" office:value="885.951538922652" calcext:value-type="float">
            <text:p>885.9515389227</text:p>
          </table:table-cell>
        </table:table-row>
        <table:table-row table:style-name="ro1">
          <table:table-cell office:value-type="float" office:value="77.0791033760774" calcext:value-type="float">
            <text:p>77.0791033761</text:p>
          </table:table-cell>
          <table:table-cell office:value-type="float" office:value="9.10344921752836" calcext:value-type="float">
            <text:p>9.1034492175</text:p>
          </table:table-cell>
          <table:table-cell office:value-type="float" office:value="1.65378034424634" calcext:value-type="float">
            <text:p>1.6537803442</text:p>
          </table:table-cell>
          <table:table-cell office:value-type="float" office:value="249.492780171757" calcext:value-type="float">
            <text:p>249.4927801718</text:p>
          </table:table-cell>
          <table:table-cell office:value-type="float" office:value="0.67495009206497" calcext:value-type="float">
            <text:p>0.6749500921</text:p>
          </table:table-cell>
          <table:table-cell office:value-type="float" office:value="6.30953998730702" calcext:value-type="float">
            <text:p>6.3095399873</text:p>
          </table:table-cell>
          <table:table-cell office:value-type="float" office:value="1.60838327363826" calcext:value-type="float">
            <text:p>1.6083832736</text:p>
          </table:table-cell>
          <table:table-cell office:value-type="float" office:value="0.246674436511409" calcext:value-type="float">
            <text:p>0.2466744365</text:p>
          </table:table-cell>
          <table:table-cell office:value-type="float" office:value="0.573708989993229" calcext:value-type="float">
            <text:p>0.57370899</text:p>
          </table:table-cell>
          <table:table-cell office:value-type="float" office:value="887.061150593521" calcext:value-type="float">
            <text:p>887.0611505935</text:p>
          </table:table-cell>
        </table:table-row>
        <table:table-row table:style-name="ro1">
          <table:table-cell office:value-type="float" office:value="77.3593574462438" calcext:value-type="float">
            <text:p>77.3593574462</text:p>
          </table:table-cell>
          <table:table-cell office:value-type="float" office:value="13.2072312051871" calcext:value-type="float">
            <text:p>13.2072312052</text:p>
          </table:table-cell>
          <table:table-cell office:value-type="float" office:value="2.50081793318538" calcext:value-type="float">
            <text:p>2.5008179332</text:p>
          </table:table-cell>
          <table:table-cell office:value-type="float" office:value="253.096562159416" calcext:value-type="float">
            <text:p>253.0965621594</text:p>
          </table:table-cell>
          <table:table-cell office:value-type="float" office:value="0.612065413057055" calcext:value-type="float">
            <text:p>0.6120654131</text:p>
          </table:table-cell>
          <table:table-cell office:value-type="float" office:value="9.91332197496577" calcext:value-type="float">
            <text:p>9.913321975</text:p>
          </table:table-cell>
          <table:table-cell office:value-type="float" office:value="2.02728328604567" calcext:value-type="float">
            <text:p>2.027283286</text:p>
          </table:table-cell>
          <table:table-cell office:value-type="float" office:value="0.302506098869785" calcext:value-type="float">
            <text:p>0.3025060989</text:p>
          </table:table-cell>
          <table:table-cell office:value-type="float" office:value="0.182007527482995" calcext:value-type="float">
            <text:p>0.1820075275</text:p>
          </table:table-cell>
          <table:table-cell office:value-type="float" office:value="887.428617991103" calcext:value-type="float">
            <text:p>887.4286179911</text:p>
          </table:table-cell>
        </table:table-row>
        <table:table-row table:style-name="ro1">
          <table:table-cell office:value-type="float" office:value="77.5078509434533" calcext:value-type="float">
            <text:p>77.5078509435</text:p>
          </table:table-cell>
          <table:table-cell office:value-type="float" office:value="14.0582090797782" calcext:value-type="float">
            <text:p>14.0582090798</text:p>
          </table:table-cell>
          <table:table-cell office:value-type="float" office:value="2.23005792906555" calcext:value-type="float">
            <text:p>2.2300579291</text:p>
          </table:table-cell>
          <table:table-cell office:value-type="float" office:value="253.947540034007" calcext:value-type="float">
            <text:p>253.947540034</text:p>
          </table:table-cell>
          <table:table-cell office:value-type="float" office:value="0.240821065425912" calcext:value-type="float">
            <text:p>0.2408210654</text:p>
          </table:table-cell>
          <table:table-cell office:value-type="float" office:value="10.7642998495568" calcext:value-type="float">
            <text:p>10.7642998496</text:p>
          </table:table-cell>
          <table:table-cell office:value-type="float" office:value="2.02425212778319" calcext:value-type="float">
            <text:p>2.0242521278</text:p>
          </table:table-cell>
          <table:table-cell office:value-type="float" office:value="0.296548181715205" calcext:value-type="float">
            <text:p>0.2965481817</text:p>
          </table:table-cell>
          <table:table-cell office:value-type="float" office:value="0.176862395282193" calcext:value-type="float">
            <text:p>0.1768623953</text:p>
          </table:table-cell>
          <table:table-cell office:value-type="float" office:value="896.430886447804" calcext:value-type="float">
            <text:p>896.4308864478</text:p>
          </table:table-cell>
        </table:table-row>
        <table:table-row table:style-name="ro1">
          <table:table-cell office:value-type="float" office:value="77.2459518624128" calcext:value-type="float">
            <text:p>77.2459518624</text:p>
          </table:table-cell>
          <table:table-cell office:value-type="float" office:value="11.7270878273205" calcext:value-type="float">
            <text:p>11.7270878273</text:p>
          </table:table-cell>
          <table:table-cell office:value-type="float" office:value="2.16577438766143" calcext:value-type="float">
            <text:p>2.1657743877</text:p>
          </table:table-cell>
          <table:table-cell office:value-type="float" office:value="252.116418781549" calcext:value-type="float">
            <text:p>252.1164187816</text:p>
          </table:table-cell>
          <table:table-cell office:value-type="float" office:value="0.854144257412698" calcext:value-type="float">
            <text:p>0.8541442574</text:p>
          </table:table-cell>
          <table:table-cell office:value-type="float" office:value="8.93317859709918" calcext:value-type="float">
            <text:p>8.9331785971</text:p>
          </table:table-cell>
          <table:table-cell office:value-type="float" office:value="2.03804690753393" calcext:value-type="float">
            <text:p>2.0380469075</text:p>
          </table:table-cell>
          <table:table-cell office:value-type="float" office:value="0.35677482214713" calcext:value-type="float">
            <text:p>0.3567748221</text:p>
          </table:table-cell>
          <table:table-cell office:value-type="float" office:value="0.187305363266516" calcext:value-type="float">
            <text:p>0.1873053633</text:p>
          </table:table-cell>
          <table:table-cell office:value-type="float" office:value="899.324330244589" calcext:value-type="float">
            <text:p>899.3243302446</text:p>
          </table:table-cell>
        </table:table-row>
        <table:table-row table:style-name="ro1">
          <table:table-cell office:value-type="float" office:value="74.8046791647614" calcext:value-type="float">
            <text:p>74.8046791648</text:p>
          </table:table-cell>
          <table:table-cell office:value-type="float" office:value="2.21002895900015" calcext:value-type="float">
            <text:p>2.210028959</text:p>
          </table:table-cell>
          <table:table-cell office:value-type="float" office:value="1.21002895900015" calcext:value-type="float">
            <text:p>1.210028959</text:p>
          </table:table-cell>
          <table:table-cell office:value-type="float" office:value="248.376695625667" calcext:value-type="float">
            <text:p>248.3766956257</text:p>
          </table:table-cell>
          <table:table-cell table:number-columns-repeated="2" office:value-type="float" office:value="1.21002895900015" calcext:value-type="float">
            <text:p>1.210028959</text:p>
          </table:table-cell>
          <table:table-cell office:value-type="float" office:value="2.38002895900015" calcext:value-type="float">
            <text:p>2.380028959</text:p>
          </table:table-cell>
          <table:table-cell office:value-type="float" office:value="1.56496570694513" calcext:value-type="float">
            <text:p>1.5649657069</text:p>
          </table:table-cell>
          <table:table-cell office:value-type="float" office:value="0.486991312604252" calcext:value-type="float">
            <text:p>0.4869913126</text:p>
          </table:table-cell>
          <table:table-cell office:value-type="float" office:value="901.114927356625" calcext:value-type="float">
            <text:p>901.1149273566</text:p>
          </table:table-cell>
        </table:table-row>
        <table:table-row table:style-name="ro1">
          <table:table-cell office:value-type="float" office:value="76.9411240464133" calcext:value-type="float">
            <text:p>76.9411240464</text:p>
          </table:table-cell>
          <table:table-cell office:value-type="float" office:value="13.4914821827381" calcext:value-type="float">
            <text:p>13.4914821827</text:p>
          </table:table-cell>
          <table:table-cell office:value-type="float" office:value="2.41702711493968" calcext:value-type="float">
            <text:p>2.4170271149</text:p>
          </table:table-cell>
          <table:table-cell office:value-type="float" office:value="253.380813136967" calcext:value-type="float">
            <text:p>253.380813137</text:p>
          </table:table-cell>
          <table:table-cell office:value-type="float" office:value="0.896316390608073" calcext:value-type="float">
            <text:p>0.8963163906</text:p>
          </table:table-cell>
          <table:table-cell office:value-type="float" office:value="10.1975729525168" calcext:value-type="float">
            <text:p>10.1975729525</text:p>
          </table:table-cell>
          <table:table-cell office:value-type="float" office:value="2.03113553150204" calcext:value-type="float">
            <text:p>2.0311355315</text:p>
          </table:table-cell>
          <table:table-cell office:value-type="float" office:value="0.316423297497968" calcext:value-type="float">
            <text:p>0.3164232975</text:p>
          </table:table-cell>
          <table:table-cell office:value-type="float" office:value="0.180888902721577" calcext:value-type="float">
            <text:p>0.1808889027</text:p>
          </table:table-cell>
          <table:table-cell office:value-type="float" office:value="905.101487176636" calcext:value-type="float">
            <text:p>905.1014871766</text:p>
          </table:table-cell>
        </table:table-row>
        <table:table-row table:style-name="ro1">
          <table:table-cell office:value-type="float" office:value="75.3461416282306" calcext:value-type="float">
            <text:p>75.3461416282</text:p>
          </table:table-cell>
          <table:table-cell office:value-type="float" office:value="3.27275342521287" calcext:value-type="float">
            <text:p>3.2727534252</text:p>
          </table:table-cell>
          <table:table-cell office:value-type="float" office:value="2.27275342521287" calcext:value-type="float">
            <text:p>2.2727534252</text:p>
          </table:table-cell>
          <table:table-cell office:value-type="float" office:value="249.439420091879" calcext:value-type="float">
            <text:p>249.4394200919</text:p>
          </table:table-cell>
          <table:table-cell office:value-type="float" office:value="1.05053120299065" calcext:value-type="float">
            <text:p>1.050531203</text:p>
          </table:table-cell>
          <table:table-cell office:value-type="float" office:value="2.27275342521287" calcext:value-type="float">
            <text:p>2.2727534252</text:p>
          </table:table-cell>
          <table:table-cell office:value-type="float" office:value="1.93974601013847" calcext:value-type="float">
            <text:p>1.9397460101</text:p>
          </table:table-cell>
          <table:table-cell office:value-type="float" office:value="0.374003777556309" calcext:value-type="float">
            <text:p>0.3740037776</text:p>
          </table:table-cell>
          <table:table-cell office:value-type="float" office:value="0.761487926056874" calcext:value-type="float">
            <text:p>0.7614879261</text:p>
          </table:table-cell>
          <table:table-cell office:value-type="float" office:value="905.716527747294" calcext:value-type="float">
            <text:p>905.7165277473</text:p>
          </table:table-cell>
        </table:table-row>
        <table:table-row table:style-name="ro1">
          <table:table-cell office:value-type="float" office:value="77.160936069652" calcext:value-type="float">
            <text:p>77.1609360697</text:p>
          </table:table-cell>
          <table:table-cell office:value-type="float" office:value="13.7112942059768" calcext:value-type="float">
            <text:p>13.711294206</text:p>
          </table:table-cell>
          <table:table-cell office:value-type="float" office:value="2.29580880743615" calcext:value-type="float">
            <text:p>2.2958088074</text:p>
          </table:table-cell>
          <table:table-cell office:value-type="float" office:value="253.600625160206" calcext:value-type="float">
            <text:p>253.6006251602</text:p>
          </table:table-cell>
          <table:table-cell office:value-type="float" office:value="1.11612841384681" calcext:value-type="float">
            <text:p>1.1161284138</text:p>
          </table:table-cell>
          <table:table-cell office:value-type="float" office:value="10.4173849757555" calcext:value-type="float">
            <text:p>10.4173849758</text:p>
          </table:table-cell>
          <table:table-cell office:value-type="float" office:value="2.03259566409844" calcext:value-type="float">
            <text:p>2.0325956641</text:p>
          </table:table-cell>
          <table:table-cell office:value-type="float" office:value="0.271179732302481" calcext:value-type="float">
            <text:p>0.2711797323</text:p>
          </table:table-cell>
          <table:table-cell office:value-type="float" office:value="0.180397936153565" calcext:value-type="float">
            <text:p>0.1803979362</text:p>
          </table:table-cell>
          <table:table-cell office:value-type="float" office:value="906.16362106808" calcext:value-type="float">
            <text:p>906.1636210681</text:p>
          </table:table-cell>
        </table:table-row>
        <table:table-row table:style-name="ro1">
          <table:table-cell office:value-type="float" office:value="77.2341635126521" calcext:value-type="float">
            <text:p>77.2341635127</text:p>
          </table:table-cell>
          <table:table-cell office:value-type="float" office:value="11.5918426874363" calcext:value-type="float">
            <text:p>11.5918426874</text:p>
          </table:table-cell>
          <table:table-cell office:value-type="float" office:value="2.03052924777724" calcext:value-type="float">
            <text:p>2.0305292478</text:p>
          </table:table-cell>
          <table:table-cell office:value-type="float" office:value="251.981173641665" calcext:value-type="float">
            <text:p>251.9811736417</text:p>
          </table:table-cell>
          <table:table-cell office:value-type="float" office:value="0.718899117528515" calcext:value-type="float">
            <text:p>0.7188991175</text:p>
          </table:table-cell>
          <table:table-cell office:value-type="float" office:value="8.79793345721501" calcext:value-type="float">
            <text:p>8.7979334572</text:p>
          </table:table-cell>
          <table:table-cell office:value-type="float" office:value="2.04843261564503" calcext:value-type="float">
            <text:p>2.0484326156</text:p>
          </table:table-cell>
          <table:table-cell office:value-type="float" office:value="0.321803829697939" calcext:value-type="float">
            <text:p>0.3218038297</text:p>
          </table:table-cell>
          <table:table-cell office:value-type="float" office:value="0.191317669800283" calcext:value-type="float">
            <text:p>0.1913176698</text:p>
          </table:table-cell>
          <table:table-cell office:value-type="float" office:value="908.512462386168" calcext:value-type="float">
            <text:p>908.5124623862</text:p>
          </table:table-cell>
        </table:table-row>
        <table:table-row table:style-name="ro1">
          <table:table-cell office:value-type="float" office:value="77.1820978192921" calcext:value-type="float">
            <text:p>77.1820978193</text:p>
          </table:table-cell>
          <table:table-cell office:value-type="float" office:value="12.5299715782354" calcext:value-type="float">
            <text:p>12.5299715782</text:p>
          </table:table-cell>
          <table:table-cell office:value-type="float" office:value="2.4233906488644" calcext:value-type="float">
            <text:p>2.4233906489</text:p>
          </table:table-cell>
          <table:table-cell office:value-type="float" office:value="252.919302532464" calcext:value-type="float">
            <text:p>252.9193025325</text:p>
          </table:table-cell>
          <table:table-cell office:value-type="float" office:value="0.434805786105378" calcext:value-type="float">
            <text:p>0.4348057861</text:p>
          </table:table-cell>
          <table:table-cell office:value-type="float" office:value="9.73606234801408" calcext:value-type="float">
            <text:p>9.736062348</text:p>
          </table:table-cell>
          <table:table-cell office:value-type="float" office:value="2.03710368368652" calcext:value-type="float">
            <text:p>2.0371036837</text:p>
          </table:table-cell>
          <table:table-cell office:value-type="float" office:value="0.341211085215128" calcext:value-type="float">
            <text:p>0.3412110852</text:p>
          </table:table-cell>
          <table:table-cell office:value-type="float" office:value="0.183832688414525" calcext:value-type="float">
            <text:p>0.1838326884</text:p>
          </table:table-cell>
          <table:table-cell office:value-type="float" office:value="909.00161960267" calcext:value-type="float">
            <text:p>909.0016196027</text:p>
          </table:table-cell>
        </table:table-row>
        <table:table-row table:style-name="ro1">
          <table:table-cell office:value-type="float" office:value="77.1820978192921" calcext:value-type="float">
            <text:p>77.1820978193</text:p>
          </table:table-cell>
          <table:table-cell office:value-type="float" office:value="13.0299715782354" calcext:value-type="float">
            <text:p>13.0299715782</text:p>
          </table:table-cell>
          <table:table-cell office:value-type="float" office:value="2.4233906488644" calcext:value-type="float">
            <text:p>2.4233906489</text:p>
          </table:table-cell>
          <table:table-cell office:value-type="float" office:value="252.919302532464" calcext:value-type="float">
            <text:p>252.9193025325</text:p>
          </table:table-cell>
          <table:table-cell office:value-type="float" office:value="0.434805786105378" calcext:value-type="float">
            <text:p>0.4348057861</text:p>
          </table:table-cell>
          <table:table-cell office:value-type="float" office:value="9.73606234801408" calcext:value-type="float">
            <text:p>9.736062348</text:p>
          </table:table-cell>
          <table:table-cell office:value-type="float" office:value="2.03710368368652" calcext:value-type="float">
            <text:p>2.0371036837</text:p>
          </table:table-cell>
          <table:table-cell office:value-type="float" office:value="0.341211085215128" calcext:value-type="float">
            <text:p>0.3412110852</text:p>
          </table:table-cell>
          <table:table-cell office:value-type="float" office:value="0.183832688414525" calcext:value-type="float">
            <text:p>0.1838326884</text:p>
          </table:table-cell>
          <table:table-cell office:value-type="float" office:value="909.058649050115" calcext:value-type="float">
            <text:p>909.0586490501</text:p>
          </table:table-cell>
        </table:table-row>
        <table:table-row table:style-name="ro1">
          <table:table-cell office:value-type="float" office:value="77.057194966074" calcext:value-type="float">
            <text:p>77.0571949661</text:p>
          </table:table-cell>
          <table:table-cell office:value-type="float" office:value="12.4050687250173" calcext:value-type="float">
            <text:p>12.405068725</text:p>
          </table:table-cell>
          <table:table-cell office:value-type="float" office:value="2.39108038823892" calcext:value-type="float">
            <text:p>2.3910803882</text:p>
          </table:table-cell>
          <table:table-cell office:value-type="float" office:value="252.794399679246" calcext:value-type="float">
            <text:p>252.7943996792</text:p>
          </table:table-cell>
          <table:table-cell office:value-type="float" office:value="0.309902932887307" calcext:value-type="float">
            <text:p>0.3099029329</text:p>
          </table:table-cell>
          <table:table-cell office:value-type="float" office:value="9.61115949479601" calcext:value-type="float">
            <text:p>9.6111594948</text:p>
          </table:table-cell>
          <table:table-cell office:value-type="float" office:value="2.04524883582946" calcext:value-type="float">
            <text:p>2.0452488358</text:p>
          </table:table-cell>
          <table:table-cell office:value-type="float" office:value="0.303471597556935" calcext:value-type="float">
            <text:p>0.3034715976</text:p>
          </table:table-cell>
          <table:table-cell office:value-type="float" office:value="0.186846671257207" calcext:value-type="float">
            <text:p>0.1868466713</text:p>
          </table:table-cell>
          <table:table-cell office:value-type="float" office:value="917.284550907545" calcext:value-type="float">
            <text:p>917.2845509075</text:p>
          </table:table-cell>
        </table:table-row>
        <table:table-row table:style-name="ro1">
          <table:table-cell office:value-type="float" office:value="77.2774847583514" calcext:value-type="float">
            <text:p>77.2774847584</text:p>
          </table:table-cell>
          <table:table-cell office:value-type="float" office:value="7.78056859705887" calcext:value-type="float">
            <text:p>7.7805685971</text:p>
          </table:table-cell>
          <table:table-cell office:value-type="float" office:value="2.55312194599907" calcext:value-type="float">
            <text:p>2.553121946</text:p>
          </table:table-cell>
          <table:table-cell office:value-type="float" office:value="249.169899551288" calcext:value-type="float">
            <text:p>249.1698995513</text:p>
          </table:table-cell>
          <table:table-cell office:value-type="float" office:value="0.352069471595483" calcext:value-type="float">
            <text:p>0.3520694716</text:p>
          </table:table-cell>
          <table:table-cell office:value-type="float" office:value="5.98665936683754" calcext:value-type="float">
            <text:p>5.9866593668</text:p>
          </table:table-cell>
          <table:table-cell office:value-type="float" office:value="1.60954541882824" calcext:value-type="float">
            <text:p>1.6095454188</text:p>
          </table:table-cell>
          <table:table-cell office:value-type="float" office:value="0.196840339914114" calcext:value-type="float">
            <text:p>0.1968403399</text:p>
          </table:table-cell>
          <table:table-cell office:value-type="float" office:value="0.591085162897588" calcext:value-type="float">
            <text:p>0.5910851629</text:p>
          </table:table-cell>
          <table:table-cell office:value-type="float" office:value="940.510882909096" calcext:value-type="float">
            <text:p>940.5108829091</text:p>
          </table:table-cell>
        </table:table-row>
        <table:table-row table:style-name="ro1">
          <table:table-cell office:value-type="float" office:value="77.1504628412468" calcext:value-type="float">
            <text:p>77.1504628412</text:p>
          </table:table-cell>
          <table:table-cell office:value-type="float" office:value="11.5081420160311" calcext:value-type="float">
            <text:p>11.508142016</text:p>
          </table:table-cell>
          <table:table-cell office:value-type="float" office:value="1.94682857637201" calcext:value-type="float">
            <text:p>1.9468285764</text:p>
          </table:table-cell>
          <table:table-cell office:value-type="float" office:value="251.89747297026" calcext:value-type="float">
            <text:p>251.8974729703</text:p>
          </table:table-cell>
          <table:table-cell office:value-type="float" office:value="0.635198446123277" calcext:value-type="float">
            <text:p>0.6351984461</text:p>
          </table:table-cell>
          <table:table-cell office:value-type="float" office:value="8.71423278580977" calcext:value-type="float">
            <text:p>8.7142327858</text:p>
          </table:table-cell>
          <table:table-cell office:value-type="float" office:value="2.07227868602268" calcext:value-type="float">
            <text:p>2.072278686</text:p>
          </table:table-cell>
          <table:table-cell office:value-type="float" office:value="0.262159244059707" calcext:value-type="float">
            <text:p>0.2621592441</text:p>
          </table:table-cell>
          <table:table-cell office:value-type="float" office:value="0.19748614559063" calcext:value-type="float">
            <text:p>0.1974861456</text:p>
          </table:table-cell>
          <table:table-cell office:value-type="float" office:value="943.099884502551" calcext:value-type="float">
            <text:p>943.0998845026</text:p>
          </table:table-cell>
        </table:table-row>
        <table:table-row table:style-name="ro1">
          <table:table-cell office:value-type="float" office:value="76.8103205650404" calcext:value-type="float">
            <text:p>76.810320565</text:p>
          </table:table-cell>
          <table:table-cell office:value-type="float" office:value="11.1679997398247" calcext:value-type="float">
            <text:p>11.1679997398</text:p>
          </table:table-cell>
          <table:table-cell office:value-type="float" office:value="2.41090821755623" calcext:value-type="float">
            <text:p>2.4109082176</text:p>
          </table:table-cell>
          <table:table-cell office:value-type="float" office:value="251.557330694054" calcext:value-type="float">
            <text:p>251.5573306941</text:p>
          </table:table-cell>
          <table:table-cell office:value-type="float" office:value="0.29505616991686" calcext:value-type="float">
            <text:p>0.2950561699</text:p>
          </table:table-cell>
          <table:table-cell office:value-type="float" office:value="8.37409050960336" calcext:value-type="float">
            <text:p>8.3740905096</text:p>
          </table:table-cell>
          <table:table-cell office:value-type="float" office:value="2.08191266209359" calcext:value-type="float">
            <text:p>2.0819126621</text:p>
          </table:table-cell>
          <table:table-cell office:value-type="float" office:value="0.220910106097226" calcext:value-type="float">
            <text:p>0.2209101061</text:p>
          </table:table-cell>
          <table:table-cell office:value-type="float" office:value="0.202621145503712" calcext:value-type="float">
            <text:p>0.2026211455</text:p>
          </table:table-cell>
          <table:table-cell office:value-type="float" office:value="949.438560178985" calcext:value-type="float">
            <text:p>949.438560179</text:p>
          </table:table-cell>
        </table:table-row>
        <table:table-row table:style-name="ro1">
          <table:table-cell office:value-type="float" office:value="76.9334393876374" calcext:value-type="float">
            <text:p>76.9334393876</text:p>
          </table:table-cell>
          <table:table-cell office:value-type="float" office:value="11.2911185624217" calcext:value-type="float">
            <text:p>11.2911185624</text:p>
          </table:table-cell>
          <table:table-cell office:value-type="float" office:value="2.41057025002978" calcext:value-type="float">
            <text:p>2.41057025</text:p>
          </table:table-cell>
          <table:table-cell office:value-type="float" office:value="251.680449516651" calcext:value-type="float">
            <text:p>251.6804495167</text:p>
          </table:table-cell>
          <table:table-cell office:value-type="float" office:value="0.418174992513863" calcext:value-type="float">
            <text:p>0.4181749925</text:p>
          </table:table-cell>
          <table:table-cell office:value-type="float" office:value="8.49720933220035" calcext:value-type="float">
            <text:p>8.4972093322</text:p>
          </table:table-cell>
          <table:table-cell office:value-type="float" office:value="2.0808028434437" calcext:value-type="float">
            <text:p>2.0808028434</text:p>
          </table:table-cell>
          <table:table-cell office:value-type="float" office:value="0.243593805387708" calcext:value-type="float">
            <text:p>0.2435938054</text:p>
          </table:table-cell>
          <table:table-cell office:value-type="float" office:value="0.199244744448558" calcext:value-type="float">
            <text:p>0.1992447444</text:p>
          </table:table-cell>
          <table:table-cell office:value-type="float" office:value="959.604609245979" calcext:value-type="float">
            <text:p>959.604609246</text:p>
          </table:table-cell>
        </table:table-row>
        <table:table-row table:style-name="ro1">
          <table:table-cell office:value-type="float" office:value="75.4912063748928" calcext:value-type="float">
            <text:p>75.4912063749</text:p>
          </table:table-cell>
          <table:table-cell office:value-type="float" office:value="2.89655616913161" calcext:value-type="float">
            <text:p>2.8965561691</text:p>
          </table:table-cell>
          <table:table-cell office:value-type="float" office:value="1.89655616913161" calcext:value-type="float">
            <text:p>1.8965561691</text:p>
          </table:table-cell>
          <table:table-cell office:value-type="float" office:value="249.063222835798" calcext:value-type="float">
            <text:p>249.0632228358</text:p>
          </table:table-cell>
          <table:table-cell office:value-type="float" office:value="0.674333946909393" calcext:value-type="float">
            <text:p>0.6743339469</text:p>
          </table:table-cell>
          <table:table-cell office:value-type="float" office:value="1.89655616913161" calcext:value-type="float">
            <text:p>1.8965561691</text:p>
          </table:table-cell>
          <table:table-cell office:value-type="float" office:value="1.82336889404857" calcext:value-type="float">
            <text:p>1.823368894</text:p>
          </table:table-cell>
          <table:table-cell office:value-type="float" office:value="0.451953054624271" calcext:value-type="float">
            <text:p>0.4519530546</text:p>
          </table:table-cell>
          <table:table-cell office:value-type="float" office:value="0.724492667322989" calcext:value-type="float">
            <text:p>0.7244926673</text:p>
          </table:table-cell>
          <table:table-cell office:value-type="float" office:value="960.436597234006" calcext:value-type="float">
            <text:p>960.436597234</text:p>
          </table:table-cell>
        </table:table-row>
        <table:table-row table:style-name="ro1">
          <table:table-cell office:value-type="float" office:value="76.653055447741" calcext:value-type="float">
            <text:p>76.6530554477</text:p>
          </table:table-cell>
          <table:table-cell office:value-type="float" office:value="5.0734944052172" calcext:value-type="float">
            <text:p>5.0734944052</text:p>
          </table:table-cell>
          <table:table-cell office:value-type="float" office:value="2.85127218299498" calcext:value-type="float">
            <text:p>2.851272183</text:p>
          </table:table-cell>
          <table:table-cell office:value-type="float" office:value="251.240161071884" calcext:value-type="float">
            <text:p>251.2401610719</text:p>
          </table:table-cell>
          <table:table-cell office:value-type="float" office:value="0.406827738550543" calcext:value-type="float">
            <text:p>0.4068277386</text:p>
          </table:table-cell>
          <table:table-cell office:value-type="float" office:value="4.07349440521721" calcext:value-type="float">
            <text:p>4.0734944052</text:p>
          </table:table-cell>
          <table:table-cell office:value-type="float" office:value="1.75312727841623" calcext:value-type="float">
            <text:p>1.7531272784</text:p>
          </table:table-cell>
          <table:table-cell office:value-type="float" office:value="0.415874936170728" calcext:value-type="float">
            <text:p>0.4158749362</text:p>
          </table:table-cell>
          <table:table-cell office:value-type="float" office:value="0.68549232470688" calcext:value-type="float">
            <text:p>0.6854923247</text:p>
          </table:table-cell>
          <table:table-cell office:value-type="float" office:value="971.205612138141" calcext:value-type="float">
            <text:p>971.2056121381</text:p>
          </table:table-cell>
        </table:table-row>
        <table:table-row table:style-name="ro1">
          <table:table-cell office:value-type="float" office:value="75.4428494471606" calcext:value-type="float">
            <text:p>75.4428494472</text:p>
          </table:table-cell>
          <table:table-cell office:value-type="float" office:value="3.36946124414291" calcext:value-type="float">
            <text:p>3.3694612441</text:p>
          </table:table-cell>
          <table:table-cell office:value-type="float" office:value="2.36946124414291" calcext:value-type="float">
            <text:p>2.3694612441</text:p>
          </table:table-cell>
          <table:table-cell office:value-type="float" office:value="249.536127910809" calcext:value-type="float">
            <text:p>249.5361279108</text:p>
          </table:table-cell>
          <table:table-cell office:value-type="float" office:value="1.14723902192069" calcext:value-type="float">
            <text:p>1.1472390219</text:p>
          </table:table-cell>
          <table:table-cell office:value-type="float" office:value="2.36946124414291" calcext:value-type="float">
            <text:p>2.3694612441</text:p>
          </table:table-cell>
          <table:table-cell office:value-type="float" office:value="2.15991061919197" calcext:value-type="float">
            <text:p>2.1599106192</text:p>
          </table:table-cell>
          <table:table-cell office:value-type="float" office:value="0.47071159648635" calcext:value-type="float">
            <text:p>0.4707115965</text:p>
          </table:table-cell>
          <table:table-cell office:value-type="float" office:value="0.254878190791764" calcext:value-type="float">
            <text:p>0.2548781908</text:p>
          </table:table-cell>
          <table:table-cell office:value-type="float" office:value="986.332280326393" calcext:value-type="float">
            <text:p>986.3322803264</text:p>
          </table:table-cell>
        </table:table-row>
        <table:table-row table:style-name="ro1">
          <table:table-cell office:value-type="float" office:value="75.4545092551167" calcext:value-type="float">
            <text:p>75.4545092551</text:p>
          </table:table-cell>
          <table:table-cell office:value-type="float" office:value="3.38112105209901" calcext:value-type="float">
            <text:p>3.3811210521</text:p>
          </table:table-cell>
          <table:table-cell office:value-type="float" office:value="2.38112105209901" calcext:value-type="float">
            <text:p>2.3811210521</text:p>
          </table:table-cell>
          <table:table-cell office:value-type="float" office:value="249.547787718765" calcext:value-type="float">
            <text:p>249.5477877188</text:p>
          </table:table-cell>
          <table:table-cell office:value-type="float" office:value="1.15889882987679" calcext:value-type="float">
            <text:p>1.1588988299</text:p>
          </table:table-cell>
          <table:table-cell office:value-type="float" office:value="2.38112105209901" calcext:value-type="float">
            <text:p>2.3811210521</text:p>
          </table:table-cell>
          <table:table-cell office:value-type="float" office:value="1.48432762879416" calcext:value-type="float">
            <text:p>1.4843276288</text:p>
          </table:table-cell>
          <table:table-cell office:value-type="float" office:value="0.482371404442454" calcext:value-type="float">
            <text:p>0.4823714044</text:p>
          </table:table-cell>
          <table:table-cell office:value-type="float" office:value="0.551711638162418" calcext:value-type="float">
            <text:p>0.5517116382</text:p>
          </table:table-cell>
          <table:table-cell office:value-type="float" office:value="1027.15077974203" calcext:value-type="float">
            <text:p>1027.150779742</text:p>
          </table:table-cell>
        </table:table-row>
        <table:table-row table:style-name="ro1">
          <table:table-cell office:value-type="float" office:value="76.5394394038935" calcext:value-type="float">
            <text:p>76.5394394039</text:p>
          </table:table-cell>
          <table:table-cell office:value-type="float" office:value="4.95987836136975" calcext:value-type="float">
            <text:p>4.9598783614</text:p>
          </table:table-cell>
          <table:table-cell office:value-type="float" office:value="2.73765613914753" calcext:value-type="float">
            <text:p>2.7376561391</text:p>
          </table:table-cell>
          <table:table-cell office:value-type="float" office:value="251.126545028036" calcext:value-type="float">
            <text:p>251.126545028</text:p>
          </table:table-cell>
          <table:table-cell office:value-type="float" office:value="0.293211694703092" calcext:value-type="float">
            <text:p>0.2932116947</text:p>
          </table:table-cell>
          <table:table-cell office:value-type="float" office:value="3.95987836136976" calcext:value-type="float">
            <text:p>3.9598783614</text:p>
          </table:table-cell>
          <table:table-cell office:value-type="float" office:value="2.14203867881941" calcext:value-type="float">
            <text:p>2.1420386788</text:p>
          </table:table-cell>
          <table:table-cell office:value-type="float" office:value="0.578484233607667" calcext:value-type="float">
            <text:p>0.5784842336</text:p>
          </table:table-cell>
          <table:table-cell office:value-type="float" office:value="0.231939827496889" calcext:value-type="float">
            <text:p>0.2319398275</text:p>
          </table:table-cell>
          <table:table-cell office:value-type="float" office:value="1027.90533751965" calcext:value-type="float">
            <text:p>1027.9053375197</text:p>
          </table:table-cell>
        </table:table-row>
        <table:table-row table:style-name="ro1">
          <table:table-cell office:value-type="float" office:value="77.1496841182051" calcext:value-type="float">
            <text:p>77.1496841182</text:p>
          </table:table-cell>
          <table:table-cell office:value-type="float" office:value="7.65276795691256" calcext:value-type="float">
            <text:p>7.6527679569</text:p>
          </table:table-cell>
          <table:table-cell office:value-type="float" office:value="2.42532130585275" calcext:value-type="float">
            <text:p>2.4253213059</text:p>
          </table:table-cell>
          <table:table-cell office:value-type="float" office:value="249.042098911142" calcext:value-type="float">
            <text:p>249.0420989111</text:p>
          </table:table-cell>
          <table:table-cell office:value-type="float" office:value="0.224268831449164" calcext:value-type="float">
            <text:p>0.2242688314</text:p>
          </table:table-cell>
          <table:table-cell office:value-type="float" office:value="5.85885872669122" calcext:value-type="float">
            <text:p>5.8588587267</text:p>
          </table:table-cell>
          <table:table-cell office:value-type="float" office:value="2.76981062230332" calcext:value-type="float">
            <text:p>2.7698106223</text:p>
          </table:table-cell>
          <table:table-cell office:value-type="float" office:value="0.0690396997677946" calcext:value-type="float">
            <text:p>0.0690396998</text:p>
          </table:table-cell>
          <table:table-cell office:value-type="float" office:value="0.535385154673765" calcext:value-type="float">
            <text:p>0.5353851547</text:p>
          </table:table-cell>
          <table:table-cell office:value-type="float" office:value="1033.18930611133" calcext:value-type="float">
            <text:p>1033.1893061113</text:p>
          </table:table-cell>
        </table:table-row>
        <table:table-row table:style-name="ro1">
          <table:table-cell office:value-type="float" office:value="77.0118797087889" calcext:value-type="float">
            <text:p>77.0118797088</text:p>
          </table:table-cell>
          <table:table-cell office:value-type="float" office:value="7.31987133594322" calcext:value-type="float">
            <text:p>7.3198713359</text:p>
          </table:table-cell>
          <table:table-cell office:value-type="float" office:value="2.71835179364703" calcext:value-type="float">
            <text:p>2.7183517936</text:p>
          </table:table-cell>
          <table:table-cell office:value-type="float" office:value="250.225723838933" calcext:value-type="float">
            <text:p>250.2257238389</text:p>
          </table:table-cell>
          <table:table-cell office:value-type="float" office:value="0.97254166819532" calcext:value-type="float">
            <text:p>0.9725416682</text:p>
          </table:table-cell>
          <table:table-cell office:value-type="float" office:value="6.25093439803655" calcext:value-type="float">
            <text:p>6.250934398</text:p>
          </table:table-cell>
          <table:table-cell office:value-type="float" office:value="1.74828617739011" calcext:value-type="float">
            <text:p>1.7482861774</text:p>
          </table:table-cell>
          <table:table-cell office:value-type="float" office:value="0.12707123077161" calcext:value-type="float">
            <text:p>0.1270712308</text:p>
          </table:table-cell>
          <table:table-cell office:value-type="float" office:value="0.700057833646857" calcext:value-type="float">
            <text:p>0.7000578336</text:p>
          </table:table-cell>
          <table:table-cell office:value-type="float" office:value="1042.2910803693" calcext:value-type="float">
            <text:p>1042.2910803693</text:p>
          </table:table-cell>
        </table:table-row>
        <table:table-row table:style-name="ro1">
          <table:table-cell office:value-type="float" office:value="76.6550703311742" calcext:value-type="float">
            <text:p>76.6550703312</text:p>
          </table:table-cell>
          <table:table-cell office:value-type="float" office:value="5.67907581814294" calcext:value-type="float">
            <text:p>5.6790758181</text:p>
          </table:table-cell>
          <table:table-cell office:value-type="float" office:value="3.45685359592072" calcext:value-type="float">
            <text:p>3.4568535959</text:p>
          </table:table-cell>
          <table:table-cell office:value-type="float" office:value="250.623520262587" calcext:value-type="float">
            <text:p>250.6235202626</text:p>
          </table:table-cell>
          <table:table-cell office:value-type="float" office:value="1.01240915147628" calcext:value-type="float">
            <text:p>1.0124091515</text:p>
          </table:table-cell>
          <table:table-cell office:value-type="float" office:value="4.67907581814294" calcext:value-type="float">
            <text:p>4.6790758181</text:p>
          </table:table-cell>
          <table:table-cell office:value-type="float" office:value="1.84300233823786" calcext:value-type="float">
            <text:p>1.8430023382</text:p>
          </table:table-cell>
          <table:table-cell office:value-type="float" office:value="0.456743161781945" calcext:value-type="float">
            <text:p>0.4567431618</text:p>
          </table:table-cell>
          <table:table-cell office:value-type="float" office:value="0.751315837660592" calcext:value-type="float">
            <text:p>0.7513158377</text:p>
          </table:table-cell>
          <table:table-cell office:value-type="float" office:value="1050.49489134947" calcext:value-type="float">
            <text:p>1050.4948913495</text:p>
          </table:table-cell>
        </table:table-row>
        <table:table-row table:style-name="ro1">
          <table:table-cell office:value-type="float" office:value="75.3079283051839" calcext:value-type="float">
            <text:p>75.3079283052</text:p>
          </table:table-cell>
          <table:table-cell office:value-type="float" office:value="3.72836726266011" calcext:value-type="float">
            <text:p>3.7283672627</text:p>
          </table:table-cell>
          <table:table-cell office:value-type="float" office:value="2.72836726266011" calcext:value-type="float">
            <text:p>2.7283672627</text:p>
          </table:table-cell>
          <table:table-cell office:value-type="float" office:value="249.895033929326" calcext:value-type="float">
            <text:p>249.8950339293</text:p>
          </table:table-cell>
          <table:table-cell office:value-type="float" office:value="0.28392281821567" calcext:value-type="float">
            <text:p>0.2839228182</text:p>
          </table:table-cell>
          <table:table-cell office:value-type="float" office:value="2.72836726266011" calcext:value-type="float">
            <text:p>2.7283672627</text:p>
          </table:table-cell>
          <table:table-cell office:value-type="float" office:value="1.76928207053794" calcext:value-type="float">
            <text:p>1.7692820705</text:p>
          </table:table-cell>
          <table:table-cell office:value-type="float" office:value="0.324820897447513" calcext:value-type="float">
            <text:p>0.3248208974</text:p>
          </table:table-cell>
          <table:table-cell office:value-type="float" office:value="0.7279400902624" calcext:value-type="float">
            <text:p>0.7279400903</text:p>
          </table:table-cell>
          <table:table-cell office:value-type="float" office:value="1052.19022576734" calcext:value-type="float">
            <text:p>1052.1902257674</text:p>
          </table:table-cell>
        </table:table-row>
        <table:table-row table:style-name="ro1">
          <table:table-cell office:value-type="float" office:value="77.2791602223263" calcext:value-type="float">
            <text:p>77.2791602223</text:p>
          </table:table-cell>
          <table:table-cell office:value-type="float" office:value="9.30350606377728" calcext:value-type="float">
            <text:p>9.3035060638</text:p>
          </table:table-cell>
          <table:table-cell office:value-type="float" office:value="2.85383719049525" calcext:value-type="float">
            <text:p>2.8538371905</text:p>
          </table:table-cell>
          <table:table-cell office:value-type="float" office:value="249.692837018006" calcext:value-type="float">
            <text:p>249.692837018</text:p>
          </table:table-cell>
          <table:table-cell office:value-type="float" office:value="0.87500693831389" calcext:value-type="float">
            <text:p>0.8750069383</text:p>
          </table:table-cell>
          <table:table-cell office:value-type="float" office:value="6.50959683355594" calcext:value-type="float">
            <text:p>6.5095968336</text:p>
          </table:table-cell>
          <table:table-cell office:value-type="float" office:value="2.139135102253" calcext:value-type="float">
            <text:p>2.1391351023</text:p>
          </table:table-cell>
          <table:table-cell office:value-type="float" office:value="0.271098072589645" calcext:value-type="float">
            <text:p>0.2710980726</text:p>
          </table:table-cell>
          <table:table-cell office:value-type="float" office:value="0.213783309759683" calcext:value-type="float">
            <text:p>0.2137833098</text:p>
          </table:table-cell>
          <table:table-cell office:value-type="float" office:value="1055.85527274742" calcext:value-type="float">
            <text:p>1055.8552727474</text:p>
          </table:table-cell>
        </table:table-row>
        <table:table-row table:style-name="ro1">
          <table:table-cell office:value-type="float" office:value="76.4715381693256" calcext:value-type="float">
            <text:p>76.4715381693</text:p>
          </table:table-cell>
          <table:table-cell office:value-type="float" office:value="4.89197712680185" calcext:value-type="float">
            <text:p>4.8919771268</text:p>
          </table:table-cell>
          <table:table-cell office:value-type="float" office:value="2.66975490457963" calcext:value-type="float">
            <text:p>2.6697549046</text:p>
          </table:table-cell>
          <table:table-cell office:value-type="float" office:value="251.058643793468" calcext:value-type="float">
            <text:p>251.0586437935</text:p>
          </table:table-cell>
          <table:table-cell office:value-type="float" office:value="0.225310460135191" calcext:value-type="float">
            <text:p>0.2253104601</text:p>
          </table:table-cell>
          <table:table-cell office:value-type="float" office:value="3.89197712680185" calcext:value-type="float">
            <text:p>3.8919771268</text:p>
          </table:table-cell>
          <table:table-cell office:value-type="float" office:value="1.70376707388114" calcext:value-type="float">
            <text:p>1.7037670739</text:p>
          </table:table-cell>
          <table:table-cell office:value-type="float" office:value="0.510582999039766" calcext:value-type="float">
            <text:p>0.510582999</text:p>
          </table:table-cell>
          <table:table-cell office:value-type="float" office:value="0.687229116546338" calcext:value-type="float">
            <text:p>0.6872291165</text:p>
          </table:table-cell>
          <table:table-cell office:value-type="float" office:value="1056.05459689796" calcext:value-type="float">
            <text:p>1056.054596898</text:p>
          </table:table-cell>
        </table:table-row>
        <table:table-row table:style-name="ro1">
          <table:table-cell office:value-type="float" office:value="75.7087342848584" calcext:value-type="float">
            <text:p>75.7087342849</text:p>
          </table:table-cell>
          <table:table-cell office:value-type="float" office:value="3.11408407909716" calcext:value-type="float">
            <text:p>3.1140840791</text:p>
          </table:table-cell>
          <table:table-cell office:value-type="float" office:value="2.11408407909716" calcext:value-type="float">
            <text:p>2.1140840791</text:p>
          </table:table-cell>
          <table:table-cell office:value-type="float" office:value="249.280750745764" calcext:value-type="float">
            <text:p>249.2807507458</text:p>
          </table:table-cell>
          <table:table-cell office:value-type="float" office:value="0.891861856874939" calcext:value-type="float">
            <text:p>0.8918618569</text:p>
          </table:table-cell>
          <table:table-cell office:value-type="float" office:value="2.11408407909716" calcext:value-type="float">
            <text:p>2.1140840791</text:p>
          </table:table-cell>
          <table:table-cell office:value-type="float" office:value="2.20058056947444" calcext:value-type="float">
            <text:p>2.2005805695</text:p>
          </table:table-cell>
          <table:table-cell office:value-type="float" office:value="0.565077890230788" calcext:value-type="float">
            <text:p>0.5650778902</text:p>
          </table:table-cell>
          <table:table-cell office:value-type="float" office:value="0.259069830126013" calcext:value-type="float">
            <text:p>0.2590698301</text:p>
          </table:table-cell>
          <table:table-cell office:value-type="float" office:value="1084.51216435843" calcext:value-type="float">
            <text:p>1084.5121643584</text:p>
          </table:table-cell>
        </table:table-row>
        <table:table-row table:style-name="ro1">
          <table:table-cell office:value-type="float" office:value="77.0797809433568" calcext:value-type="float">
            <text:p>77.0797809434</text:p>
          </table:table-cell>
          <table:table-cell office:value-type="float" office:value="7.38777257051112" calcext:value-type="float">
            <text:p>7.3877725705</text:p>
          </table:table-cell>
          <table:table-cell office:value-type="float" office:value="2.78625302821494" calcext:value-type="float">
            <text:p>2.7862530282</text:p>
          </table:table-cell>
          <table:table-cell office:value-type="float" office:value="250.293625073501" calcext:value-type="float">
            <text:p>250.2936250735</text:p>
          </table:table-cell>
          <table:table-cell office:value-type="float" office:value="1.04044290276322" calcext:value-type="float">
            <text:p>1.0404429028</text:p>
          </table:table-cell>
          <table:table-cell office:value-type="float" office:value="6.31883563260446" calcext:value-type="float">
            <text:p>6.3188356326</text:p>
          </table:table-cell>
          <table:table-cell office:value-type="float" office:value="2.18655778232838" calcext:value-type="float">
            <text:p>2.1865577823</text:p>
          </table:table-cell>
          <table:table-cell office:value-type="float" office:value="0.194972465339511" calcext:value-type="float">
            <text:p>0.1949724653</text:p>
          </table:table-cell>
          <table:table-cell office:value-type="float" office:value="0.236269519518314" calcext:value-type="float">
            <text:p>0.2362695195</text:p>
          </table:table-cell>
          <table:table-cell office:value-type="float" office:value="1087.08363600629" calcext:value-type="float">
            <text:p>1087.0836360063</text:p>
          </table:table-cell>
        </table:table-row>
        <table:table-row table:style-name="ro1">
          <table:table-cell office:value-type="float" office:value="76.6700307563829" calcext:value-type="float">
            <text:p>76.6700307564</text:p>
          </table:table-cell>
          <table:table-cell office:value-type="float" office:value="5.09046971385918" calcext:value-type="float">
            <text:p>5.0904697139</text:p>
          </table:table-cell>
          <table:table-cell office:value-type="float" office:value="2.86824749163696" calcext:value-type="float">
            <text:p>2.8682474916</text:p>
          </table:table-cell>
          <table:table-cell office:value-type="float" office:value="251.257136380525" calcext:value-type="float">
            <text:p>251.2571363805</text:p>
          </table:table-cell>
          <table:table-cell office:value-type="float" office:value="0.423803047192518" calcext:value-type="float">
            <text:p>0.4238030472</text:p>
          </table:table-cell>
          <table:table-cell office:value-type="float" office:value="4.09046971385918" calcext:value-type="float">
            <text:p>4.0904697139</text:p>
          </table:table-cell>
          <table:table-cell office:value-type="float" office:value="2.8626951796508" calcext:value-type="float">
            <text:p>2.8626951797</text:p>
          </table:table-cell>
          <table:table-cell office:value-type="float" office:value="0.432850244812703" calcext:value-type="float">
            <text:p>0.4328502448</text:p>
          </table:table-cell>
          <table:table-cell office:value-type="float" office:value="0.571957658592928" calcext:value-type="float">
            <text:p>0.5719576586</text:p>
          </table:table-cell>
          <table:table-cell office:value-type="float" office:value="1092.35415691675" calcext:value-type="float">
            <text:p>1092.3541569168</text:p>
          </table:table-cell>
        </table:table-row>
        <table:table-row table:style-name="ro1">
          <table:table-cell office:value-type="float" office:value="77.8231663938491" calcext:value-type="float">
            <text:p>77.8231663938</text:p>
          </table:table-cell>
          <table:table-cell office:value-type="float" office:value="6.9089357987812" calcext:value-type="float">
            <text:p>6.9089357988</text:p>
          </table:table-cell>
          <table:table-cell office:value-type="float" office:value="2.80124341697883" calcext:value-type="float">
            <text:p>2.801243417</text:p>
          </table:table-cell>
          <table:table-cell office:value-type="float" office:value="249.814788301771" calcext:value-type="float">
            <text:p>249.8147883018</text:p>
          </table:table-cell>
          <table:table-cell office:value-type="float" office:value="0.561606131033292" calcext:value-type="float">
            <text:p>0.561606131</text:p>
          </table:table-cell>
          <table:table-cell office:value-type="float" office:value="5.83999886087453" calcext:value-type="float">
            <text:p>5.8399988609</text:p>
          </table:table-cell>
          <table:table-cell office:value-type="float" office:value="2.20576702041352" calcext:value-type="float">
            <text:p>2.2057670204</text:p>
          </table:table-cell>
          <table:table-cell office:value-type="float" office:value="0.174903148716241" calcext:value-type="float">
            <text:p>0.1749031487</text:p>
          </table:table-cell>
          <table:table-cell office:value-type="float" office:value="0.243700472558332" calcext:value-type="float">
            <text:p>0.2437004726</text:p>
          </table:table-cell>
          <table:table-cell office:value-type="float" office:value="1095.91493553562" calcext:value-type="float">
            <text:p>1095.9149355356</text:p>
          </table:table-cell>
        </table:table-row>
        <table:table-row table:style-name="ro1">
          <table:table-cell office:value-type="float" office:value="77.7552651592812" calcext:value-type="float">
            <text:p>77.7552651593</text:p>
          </table:table-cell>
          <table:table-cell office:value-type="float" office:value="6.84103456421329" calcext:value-type="float">
            <text:p>6.8410345642</text:p>
          </table:table-cell>
          <table:table-cell office:value-type="float" office:value="2.73334218241093" calcext:value-type="float">
            <text:p>2.7333421824</text:p>
          </table:table-cell>
          <table:table-cell office:value-type="float" office:value="249.746887067203" calcext:value-type="float">
            <text:p>249.7468870672</text:p>
          </table:table-cell>
          <table:table-cell office:value-type="float" office:value="0.493704896465391" calcext:value-type="float">
            <text:p>0.4937048965</text:p>
          </table:table-cell>
          <table:table-cell office:value-type="float" office:value="5.77209762630663" calcext:value-type="float">
            <text:p>5.7720976263</text:p>
          </table:table-cell>
          <table:table-cell office:value-type="float" office:value="1.76749541547525" calcext:value-type="float">
            <text:p>1.7674954155</text:p>
          </table:table-cell>
          <table:table-cell office:value-type="float" office:value="0.10700191414834" calcext:value-type="float">
            <text:p>0.1070019141</text:p>
          </table:table-cell>
          <table:table-cell office:value-type="float" office:value="0.722075472283947" calcext:value-type="float">
            <text:p>0.7220754723</text:p>
          </table:table-cell>
          <table:table-cell office:value-type="float" office:value="1112.40525486776" calcext:value-type="float">
            <text:p>1112.4052548678</text:p>
          </table:table-cell>
        </table:table-row>
        <table:table-row table:style-name="ro1">
          <table:table-cell office:value-type="float" office:value="75.3087708701436" calcext:value-type="float">
            <text:p>75.3087708701</text:p>
          </table:table-cell>
          <table:table-cell office:value-type="float" office:value="2.71412066438231" calcext:value-type="float">
            <text:p>2.7141206644</text:p>
          </table:table-cell>
          <table:table-cell office:value-type="float" office:value="1.71412066438231" calcext:value-type="float">
            <text:p>1.7141206644</text:p>
          </table:table-cell>
          <table:table-cell office:value-type="float" office:value="248.880787331049" calcext:value-type="float">
            <text:p>248.880787331</text:p>
          </table:table-cell>
          <table:table-cell office:value-type="float" office:value="0.491898442160089" calcext:value-type="float">
            <text:p>0.4918984422</text:p>
          </table:table-cell>
          <table:table-cell office:value-type="float" office:value="1.71412066438231" calcext:value-type="float">
            <text:p>1.7141206644</text:p>
          </table:table-cell>
          <table:table-cell office:value-type="float" office:value="1.83733466179689" calcext:value-type="float">
            <text:p>1.8373346618</text:p>
          </table:table-cell>
          <table:table-cell office:value-type="float" office:value="0.568301957001228" calcext:value-type="float">
            <text:p>0.568301957</text:p>
          </table:table-cell>
          <table:table-cell office:value-type="float" office:value="0.776323960889819" calcext:value-type="float">
            <text:p>0.7763239609</text:p>
          </table:table-cell>
          <table:table-cell office:value-type="float" office:value="1115.96943814257" calcext:value-type="float">
            <text:p>1115.9694381426</text:p>
          </table:table-cell>
        </table:table-row>
        <table:table-row table:style-name="ro1">
          <table:table-cell office:value-type="float" office:value="76.9513027359311" calcext:value-type="float">
            <text:p>76.9513027359</text:p>
          </table:table-cell>
          <table:table-cell office:value-type="float" office:value="8.97564857738205" calcext:value-type="float">
            <text:p>8.9756485774</text:p>
          </table:table-cell>
          <table:table-cell office:value-type="float" office:value="1.52597970410002" calcext:value-type="float">
            <text:p>1.5259797041</text:p>
          </table:table-cell>
          <table:table-cell office:value-type="float" office:value="249.364979531611" calcext:value-type="float">
            <text:p>249.3649795316</text:p>
          </table:table-cell>
          <table:table-cell office:value-type="float" office:value="0.547149451918651" calcext:value-type="float">
            <text:p>0.5471494519</text:p>
          </table:table-cell>
          <table:table-cell office:value-type="float" office:value="6.1817393471607" calcext:value-type="float">
            <text:p>6.1817393472</text:p>
          </table:table-cell>
          <table:table-cell office:value-type="float" office:value="2.76864847711333" calcext:value-type="float">
            <text:p>2.7686484771</text:p>
          </table:table-cell>
          <table:table-cell office:value-type="float" office:value="0.11887379636509" calcext:value-type="float">
            <text:p>0.1188737964</text:p>
          </table:table-cell>
          <table:table-cell office:value-type="float" office:value="0.519646398906666" calcext:value-type="float">
            <text:p>0.5196463989</text:p>
          </table:table-cell>
          <table:table-cell office:value-type="float" office:value="1123.63981856291" calcext:value-type="float">
            <text:p>1123.639818562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67" calcext:value-type="float">
            <text:p>1.67</text:p>
          </table:table-cell>
          <table:table-cell office:value-type="float" office:value="0.96" calcext:value-type="float">
            <text:p>0.96</text:p>
          </table:table-cell>
          <table:table-cell office:value-type="float" office:value="0.7" calcext:value-type="float">
            <text:p>0.7</text:p>
          </table:table-cell>
          <table:table-cell office:value-type="float" office:value="1135.95905121381" calcext:value-type="float">
            <text:p>1135.959051213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67" calcext:value-type="float">
            <text:p>1.67</text:p>
          </table:table-cell>
          <table:table-cell office:value-type="float" office:value="0.96" calcext:value-type="float">
            <text:p>0.96</text:p>
          </table:table-cell>
          <table:table-cell office:value-type="float" office:value="0.7" calcext:value-type="float">
            <text:p>0.7</text:p>
          </table:table-cell>
          <table:table-cell office:value-type="float" office:value="1136.42381990878" calcext:value-type="float">
            <text:p>1136.423819908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250" calcext:value-type="float">
            <text:p>250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1.67" calcext:value-type="float">
            <text:p>1.67</text:p>
          </table:table-cell>
          <table:table-cell office:value-type="float" office:value="0.96" calcext:value-type="float">
            <text:p>0.96</text:p>
          </table:table-cell>
          <table:table-cell office:value-type="float" office:value="0.7" calcext:value-type="float">
            <text:p>0.7</text:p>
          </table:table-cell>
          <table:table-cell office:value-type="float" office:value="1137.60158868745" calcext:value-type="float">
            <text:p>1137.60158868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1.67" calcext:value-type="float">
            <text:p>1.67</text:p>
          </table:table-cell>
          <table:table-cell office:value-type="float" office:value="0.96" calcext:value-type="float">
            <text:p>0.96</text:p>
          </table:table-cell>
          <table:table-cell office:value-type="float" office:value="0.7" calcext:value-type="float">
            <text:p>0.7</text:p>
          </table:table-cell>
          <table:table-cell office:value-type="float" office:value="1137.64849113052" calcext:value-type="float">
            <text:p>1137.648491130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251" calcext:value-type="float">
            <text:p>25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67" calcext:value-type="float">
            <text:p>1.67</text:p>
          </table:table-cell>
          <table:table-cell office:value-type="float" office:value="0.96" calcext:value-type="float">
            <text:p>0.96</text:p>
          </table:table-cell>
          <table:table-cell office:value-type="float" office:value="0.7" calcext:value-type="float">
            <text:p>0.7</text:p>
          </table:table-cell>
          <table:table-cell office:value-type="float" office:value="1137.65361413864" calcext:value-type="float">
            <text:p>1137.653614138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67" calcext:value-type="float">
            <text:p>1.67</text:p>
          </table:table-cell>
          <table:table-cell office:value-type="float" office:value="0.96" calcext:value-type="float">
            <text:p>0.96</text:p>
          </table:table-cell>
          <table:table-cell office:value-type="float" office:value="0.7" calcext:value-type="float">
            <text:p>0.7</text:p>
          </table:table-cell>
          <table:table-cell office:value-type="float" office:value="1137.71034899947" calcext:value-type="float">
            <text:p>1137.7103489995</text:p>
          </table:table-cell>
        </table:table-row>
        <table:table-row table:style-name="ro1">
          <table:table-cell office:value-type="float" office:value="75.3758295397518" calcext:value-type="float">
            <text:p>75.3758295398</text:p>
          </table:table-cell>
          <table:table-cell office:value-type="float" office:value="3.79626849722801" calcext:value-type="float">
            <text:p>3.7962684972</text:p>
          </table:table-cell>
          <table:table-cell office:value-type="float" office:value="2.79626849722801" calcext:value-type="float">
            <text:p>2.7962684972</text:p>
          </table:table-cell>
          <table:table-cell office:value-type="float" office:value="249.962935163894" calcext:value-type="float">
            <text:p>249.9629351639</text:p>
          </table:table-cell>
          <table:table-cell office:value-type="float" office:value="0.351824052783572" calcext:value-type="float">
            <text:p>0.3518240528</text:p>
          </table:table-cell>
          <table:table-cell office:value-type="float" office:value="2.79626849722801" calcext:value-type="float">
            <text:p>2.7962684972</text:p>
          </table:table-cell>
          <table:table-cell office:value-type="float" office:value="2.20755367547622" calcext:value-type="float">
            <text:p>2.2075536755</text:p>
          </table:table-cell>
          <table:table-cell office:value-type="float" office:value="0.392722132015415" calcext:value-type="float">
            <text:p>0.392722132</text:p>
          </table:table-cell>
          <table:table-cell office:value-type="float" office:value="0.24567978112606" calcext:value-type="float">
            <text:p>0.2456797811</text:p>
          </table:table-cell>
          <table:table-cell office:value-type="float" office:value="1145.95322484256" calcext:value-type="float">
            <text:p>1145.9532248426</text:p>
          </table:table-cell>
        </table:table-row>
        <table:table-row table:style-name="ro1">
          <table:table-cell office:value-type="float" office:value="76.7209566823089" calcext:value-type="float">
            <text:p>76.7209566823</text:p>
          </table:table-cell>
          <table:table-cell office:value-type="float" office:value="5.1413956397851" calcext:value-type="float">
            <text:p>5.1413956398</text:p>
          </table:table-cell>
          <table:table-cell office:value-type="float" office:value="2.91917341756288" calcext:value-type="float">
            <text:p>2.9191734176</text:p>
          </table:table-cell>
          <table:table-cell office:value-type="float" office:value="251.308062306451" calcext:value-type="float">
            <text:p>251.3080623065</text:p>
          </table:table-cell>
          <table:table-cell office:value-type="float" office:value="0.474728973118444" calcext:value-type="float">
            <text:p>0.4747289731</text:p>
          </table:table-cell>
          <table:table-cell office:value-type="float" office:value="4.14139563978511" calcext:value-type="float">
            <text:p>4.1413956398</text:p>
          </table:table-cell>
          <table:table-cell office:value-type="float" office:value="2.1913988833545" calcext:value-type="float">
            <text:p>2.1913988834</text:p>
          </table:table-cell>
          <table:table-cell office:value-type="float" office:value="0.483776170738629" calcext:value-type="float">
            <text:p>0.4837761707</text:p>
          </table:table-cell>
          <table:table-cell office:value-type="float" office:value="0.231353660251072" calcext:value-type="float">
            <text:p>0.2313536603</text:p>
          </table:table-cell>
          <table:table-cell office:value-type="float" office:value="1154.48209544086" calcext:value-type="float">
            <text:p>1154.4820954409</text:p>
          </table:table-cell>
        </table:table-row>
        <table:table-row table:style-name="ro1">
          <table:table-cell office:value-type="float" office:value="76.2968922537866" calcext:value-type="float">
            <text:p>76.2968922538</text:p>
          </table:table-cell>
          <table:table-cell office:value-type="float" office:value="4.71733121126278" calcext:value-type="float">
            <text:p>4.7173312113</text:p>
          </table:table-cell>
          <table:table-cell office:value-type="float" office:value="2.49510898904056" calcext:value-type="float">
            <text:p>2.495108989</text:p>
          </table:table-cell>
          <table:table-cell office:value-type="float" office:value="250.883997877929" calcext:value-type="float">
            <text:p>250.8839978779</text:p>
          </table:table-cell>
          <table:table-cell office:value-type="float" office:value="1.27288676681834" calcext:value-type="float">
            <text:p>1.2728867668</text:p>
          </table:table-cell>
          <table:table-cell office:value-type="float" office:value="3.71733121126278" calcext:value-type="float">
            <text:p>3.7173312113</text:p>
          </table:table-cell>
          <table:table-cell office:value-type="float" office:value="1.87284699056051" calcext:value-type="float">
            <text:p>1.8728469906</text:p>
          </table:table-cell>
          <table:table-cell office:value-type="float" office:value="0.751723724544976" calcext:value-type="float">
            <text:p>0.7517237245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1165.96447797781" calcext:value-type="float">
            <text:p>1165.964477977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67" calcext:value-type="float">
            <text:p>1.67</text:p>
          </table:table-cell>
          <table:table-cell office:value-type="float" office:value="0.96" calcext:value-type="float">
            <text:p>0.96</text:p>
          </table:table-cell>
          <table:table-cell office:value-type="float" office:value="0.7" calcext:value-type="float">
            <text:p>0.7</text:p>
          </table:table-cell>
          <table:table-cell office:value-type="float" office:value="1167.70586026432" calcext:value-type="float">
            <text:p>1167.7058602643</text:p>
          </table:table-cell>
        </table:table-row>
        <table:table-row table:style-name="ro1">
          <table:table-cell office:value-type="float" office:value="75.6408330502904" calcext:value-type="float">
            <text:p>75.6408330503</text:p>
          </table:table-cell>
          <table:table-cell office:value-type="float" office:value="3.04618284452926" calcext:value-type="float">
            <text:p>3.0461828445</text:p>
          </table:table-cell>
          <table:table-cell office:value-type="float" office:value="2.04618284452926" calcext:value-type="float">
            <text:p>2.0461828445</text:p>
          </table:table-cell>
          <table:table-cell office:value-type="float" office:value="249.212849511196" calcext:value-type="float">
            <text:p>249.2128495112</text:p>
          </table:table-cell>
          <table:table-cell office:value-type="float" office:value="0.823960622307038" calcext:value-type="float">
            <text:p>0.8239606223</text:p>
          </table:table-cell>
          <table:table-cell office:value-type="float" office:value="2.04618284452926" calcext:value-type="float">
            <text:p>2.0461828445</text:p>
          </table:table-cell>
          <table:table-cell office:value-type="float" office:value="1.76230896453617" calcext:value-type="float">
            <text:p>1.7623089645</text:p>
          </table:table-cell>
          <table:table-cell office:value-type="float" office:value="0.497176655662887" calcext:value-type="float">
            <text:p>0.4971766557</text:p>
          </table:table-cell>
          <table:table-cell office:value-type="float" office:value="0.767614309521519" calcext:value-type="float">
            <text:p>0.7676143095</text:p>
          </table:table-cell>
          <table:table-cell office:value-type="float" office:value="1220.79754695289" calcext:value-type="float">
            <text:p>1220.797546952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67" calcext:value-type="float">
            <text:p>1.67</text:p>
          </table:table-cell>
          <table:table-cell office:value-type="float" office:value="1.96" calcext:value-type="float">
            <text:p>1.96</text:p>
          </table:table-cell>
          <table:table-cell office:value-type="float" office:value="0.7" calcext:value-type="float">
            <text:p>0.7</text:p>
          </table:table-cell>
          <table:table-cell office:value-type="float" office:value="1233.72772135667" calcext:value-type="float">
            <text:p>1233.7277213567</text:p>
          </table:table-cell>
        </table:table-row>
        <table:table-row table:style-name="ro1">
          <table:table-cell office:value-type="float" office:value="77.3086537874629" calcext:value-type="float">
            <text:p>77.3086537875</text:p>
          </table:table-cell>
          <table:table-cell office:value-type="float" office:value="7.81173762617029" calcext:value-type="float">
            <text:p>7.8117376262</text:p>
          </table:table-cell>
          <table:table-cell office:value-type="float" office:value="2.58429097511049" calcext:value-type="float">
            <text:p>2.5842909751</text:p>
          </table:table-cell>
          <table:table-cell office:value-type="float" office:value="249.201068580399" calcext:value-type="float">
            <text:p>249.2010685804</text:p>
          </table:table-cell>
          <table:table-cell office:value-type="float" office:value="0.383238500706899" calcext:value-type="float">
            <text:p>0.3832385007</text:p>
          </table:table-cell>
          <table:table-cell office:value-type="float" office:value="6.01782839594895" calcext:value-type="float">
            <text:p>6.0178283959</text:p>
          </table:table-cell>
          <table:table-cell office:value-type="float" office:value="2.24428097743211" calcext:value-type="float">
            <text:p>2.2442809774</text:p>
          </table:table-cell>
          <table:table-cell office:value-type="float" office:value="0.22800936902553" calcext:value-type="float">
            <text:p>0.228009369</text:p>
          </table:table-cell>
          <table:table-cell office:value-type="float" office:value="0.233884612646303" calcext:value-type="float">
            <text:p>0.2338846126</text:p>
          </table:table-cell>
          <table:table-cell office:value-type="float" office:value="1266.87627287392" calcext:value-type="float">
            <text:p>1266.8762728739</text:p>
          </table:table-cell>
        </table:table-row>
        <table:table-row table:style-name="ro1">
          <table:table-cell office:value-type="float" office:value="75.2222222222222" calcext:value-type="float">
            <text:p>75.2222222222</text:p>
          </table:table-cell>
          <table:table-cell office:value-type="float" office:value="1.72222222222222" calcext:value-type="float">
            <text:p>1.7222222222</text:p>
          </table:table-cell>
          <table:table-cell office:value-type="float" office:value="0.722222222222222" calcext:value-type="float">
            <text:p>0.7222222222</text:p>
          </table:table-cell>
          <table:table-cell office:value-type="float" office:value="250.222222222222" calcext:value-type="float">
            <text:p>250.2222222222</text:p>
          </table:table-cell>
          <table:table-cell table:number-columns-repeated="2" office:value-type="float" office:value="0.722222222222222" calcext:value-type="float">
            <text:p>0.7222222222</text:p>
          </table:table-cell>
          <table:table-cell office:value-type="float" office:value="1.89222222222222" calcext:value-type="float">
            <text:p>1.8922222222</text:p>
          </table:table-cell>
          <table:table-cell office:value-type="float" office:value="1.18222222222222" calcext:value-type="float">
            <text:p>1.1822222222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1304.77222731388" calcext:value-type="float">
            <text:p>1304.7722273139</text:p>
          </table:table-cell>
        </table:table-row>
        <table:table-row table:style-name="ro1">
          <table:table-cell office:value-type="float" office:value="77.1102724051889" calcext:value-type="float">
            <text:p>77.1102724052</text:p>
          </table:table-cell>
          <table:table-cell office:value-type="float" office:value="9.13461824663978" calcext:value-type="float">
            <text:p>9.1346182466</text:p>
          </table:table-cell>
          <table:table-cell office:value-type="float" office:value="1.68494937335775" calcext:value-type="float">
            <text:p>1.6849493734</text:p>
          </table:table-cell>
          <table:table-cell office:value-type="float" office:value="249.523949200869" calcext:value-type="float">
            <text:p>249.5239492009</text:p>
          </table:table-cell>
          <table:table-cell office:value-type="float" office:value="0.706119121176386" calcext:value-type="float">
            <text:p>0.7061191212</text:p>
          </table:table-cell>
          <table:table-cell office:value-type="float" office:value="6.34070901641844" calcext:value-type="float">
            <text:p>6.3407090164</text:p>
          </table:table-cell>
          <table:table-cell office:value-type="float" office:value="2.24311883224213" calcext:value-type="float">
            <text:p>2.2431188322</text:p>
          </table:table-cell>
          <table:table-cell office:value-type="float" office:value="0.277843465622825" calcext:value-type="float">
            <text:p>0.2778434656</text:p>
          </table:table-cell>
          <table:table-cell office:value-type="float" office:value="0.227009089940593" calcext:value-type="float">
            <text:p>0.2270090899</text:p>
          </table:table-cell>
          <table:table-cell office:value-type="float" office:value="1304.96325550608" calcext:value-type="float">
            <text:p>1304.9632555061</text:p>
          </table:table-cell>
        </table:table-row>
        <table:table-row table:style-name="ro1">
          <table:table-cell office:value-type="float" office:value="75.3766721047114" calcext:value-type="float">
            <text:p>75.3766721047</text:p>
          </table:table-cell>
          <table:table-cell office:value-type="float" office:value="2.78202189895021" calcext:value-type="float">
            <text:p>2.782021899</text:p>
          </table:table-cell>
          <table:table-cell office:value-type="float" office:value="1.78202189895021" calcext:value-type="float">
            <text:p>1.782021899</text:p>
          </table:table-cell>
          <table:table-cell office:value-type="float" office:value="248.948688565617" calcext:value-type="float">
            <text:p>248.9486885656</text:p>
          </table:table-cell>
          <table:table-cell office:value-type="float" office:value="0.55979967672799" calcext:value-type="float">
            <text:p>0.5597996767</text:p>
          </table:table-cell>
          <table:table-cell office:value-type="float" office:value="1.78202189895021" calcext:value-type="float">
            <text:p>1.782021899</text:p>
          </table:table-cell>
          <table:table-cell office:value-type="float" office:value="2.27560626673516" calcext:value-type="float">
            <text:p>2.2756062667</text:p>
          </table:table-cell>
          <table:table-cell office:value-type="float" office:value="0.63620319156913" calcext:value-type="float">
            <text:p>0.6362031916</text:p>
          </table:table-cell>
          <table:table-cell office:value-type="float" office:value="0.262009337462814" calcext:value-type="float">
            <text:p>0.2620093375</text:p>
          </table:table-cell>
          <table:table-cell office:value-type="float" office:value="1305.88794637194" calcext:value-type="float">
            <text:p>1305.8879463719</text:p>
          </table:table-cell>
        </table:table-row>
        <table:table-row table:style-name="ro1">
          <table:table-cell office:value-type="float" office:value="76.7229715657421" calcext:value-type="float">
            <text:p>76.7229715657</text:p>
          </table:table-cell>
          <table:table-cell office:value-type="float" office:value="5.74697705271084" calcext:value-type="float">
            <text:p>5.7469770527</text:p>
          </table:table-cell>
          <table:table-cell office:value-type="float" office:value="3.52475483048862" calcext:value-type="float">
            <text:p>3.5247548305</text:p>
          </table:table-cell>
          <table:table-cell office:value-type="float" office:value="250.691421497155" calcext:value-type="float">
            <text:p>250.6914214972</text:p>
          </table:table-cell>
          <table:table-cell office:value-type="float" office:value="1.08031038604418" calcext:value-type="float">
            <text:p>1.080310386</text:p>
          </table:table-cell>
          <table:table-cell office:value-type="float" office:value="4.74697705271084" calcext:value-type="float">
            <text:p>4.7469770527</text:p>
          </table:table-cell>
          <table:table-cell office:value-type="float" office:value="2.28127394317613" calcext:value-type="float">
            <text:p>2.2812739432</text:p>
          </table:table-cell>
          <table:table-cell office:value-type="float" office:value="0.524644396349846" calcext:value-type="float">
            <text:p>0.5246443963</text:p>
          </table:table-cell>
          <table:table-cell office:value-type="float" office:value="0.25356909587295" calcext:value-type="float">
            <text:p>0.2535690959</text:p>
          </table:table-cell>
          <table:table-cell office:value-type="float" office:value="1322.87409007735" calcext:value-type="float">
            <text:p>1322.8740900774</text:p>
          </table:table-cell>
        </table:table-row>
        <table:table-row table:style-name="ro1">
          <table:table-cell office:value-type="float" office:value="75.5591076094607" calcext:value-type="float">
            <text:p>75.5591076095</text:p>
          </table:table-cell>
          <table:table-cell office:value-type="float" office:value="2.96445740369951" calcext:value-type="float">
            <text:p>2.9644574037</text:p>
          </table:table-cell>
          <table:table-cell office:value-type="float" office:value="1.96445740369952" calcext:value-type="float">
            <text:p>1.9644574037</text:p>
          </table:table-cell>
          <table:table-cell office:value-type="float" office:value="249.131124070366" calcext:value-type="float">
            <text:p>249.1311240704</text:p>
          </table:table-cell>
          <table:table-cell office:value-type="float" office:value="0.742235181477294" calcext:value-type="float">
            <text:p>0.7422351815</text:p>
          </table:table-cell>
          <table:table-cell office:value-type="float" office:value="1.96445740369952" calcext:value-type="float">
            <text:p>1.9644574037</text:p>
          </table:table-cell>
          <table:table-cell office:value-type="float" office:value="2.26164049898684" calcext:value-type="float">
            <text:p>2.261640499</text:p>
          </table:table-cell>
          <table:table-cell office:value-type="float" office:value="0.519854289192172" calcext:value-type="float">
            <text:p>0.5198542892</text:p>
          </table:table-cell>
          <table:table-cell office:value-type="float" office:value="0.244516275884009" calcext:value-type="float">
            <text:p>0.2445162759</text:p>
          </table:table-cell>
          <table:table-cell office:value-type="float" office:value="1329.77841517895" calcext:value-type="float">
            <text:p>1329.778415179</text:p>
          </table:table-cell>
        </table:table-row>
        <table:table-row table:style-name="ro1">
          <table:table-cell office:value-type="float" office:value="77.4118670995271" calcext:value-type="float">
            <text:p>77.4118670995</text:p>
          </table:table-cell>
          <table:table-cell office:value-type="float" office:value="13.9622252358519" calcext:value-type="float">
            <text:p>13.9622252359</text:p>
          </table:table-cell>
          <table:table-cell office:value-type="float" office:value="2.13407408513932" calcext:value-type="float">
            <text:p>2.1340740851</text:p>
          </table:table-cell>
          <table:table-cell office:value-type="float" office:value="253.851556190081" calcext:value-type="float">
            <text:p>253.8515561901</text:p>
          </table:table-cell>
          <table:table-cell office:value-type="float" office:value="0.144837221499681" calcext:value-type="float">
            <text:p>0.1448372215</text:p>
          </table:table-cell>
          <table:table-cell office:value-type="float" office:value="10.6683160056306" calcext:value-type="float">
            <text:p>10.6683160056</text:p>
          </table:table-cell>
          <table:table-cell office:value-type="float" office:value="1.41729434695709" calcext:value-type="float">
            <text:p>1.417294347</text:p>
          </table:table-cell>
          <table:table-cell office:value-type="float" office:value="0.200564337788974" calcext:value-type="float">
            <text:p>0.2005643378</text:p>
          </table:table-cell>
          <table:table-cell office:value-type="float" office:value="0.590297578184416" calcext:value-type="float">
            <text:p>0.5902975782</text:p>
          </table:table-cell>
          <table:table-cell office:value-type="float" office:value="1334.49238346713" calcext:value-type="float">
            <text:p>1334.4923834671</text:p>
          </table:table-cell>
        </table:table-row>
        <table:table-row table:style-name="ro1">
          <table:table-cell office:value-type="float" office:value="77.0649522257258" calcext:value-type="float">
            <text:p>77.0649522257</text:p>
          </table:table-cell>
          <table:table-cell office:value-type="float" office:value="13.6153103620506" calcext:value-type="float">
            <text:p>13.6153103621</text:p>
          </table:table-cell>
          <table:table-cell office:value-type="float" office:value="2.19982496350992" calcext:value-type="float">
            <text:p>2.1998249635</text:p>
          </table:table-cell>
          <table:table-cell office:value-type="float" office:value="253.504641316279" calcext:value-type="float">
            <text:p>253.5046413163</text:p>
          </table:table-cell>
          <table:table-cell office:value-type="float" office:value="1.02014456992058" calcext:value-type="float">
            <text:p>1.0201445699</text:p>
          </table:table-cell>
          <table:table-cell office:value-type="float" office:value="10.3214011318293" calcext:value-type="float">
            <text:p>10.3214011318</text:p>
          </table:table-cell>
          <table:table-cell office:value-type="float" office:value="1.42563788327235" calcext:value-type="float">
            <text:p>1.4256378833</text:p>
          </table:table-cell>
          <table:table-cell office:value-type="float" office:value="0.17519588837625" calcext:value-type="float">
            <text:p>0.1751958884</text:p>
          </table:table-cell>
          <table:table-cell office:value-type="float" office:value="0.602097832381345" calcext:value-type="float">
            <text:p>0.6020978324</text:p>
          </table:table-cell>
          <table:table-cell office:value-type="float" office:value="1347.57932948331" calcext:value-type="float">
            <text:p>1347.5793294833</text:p>
          </table:table-cell>
        </table:table-row>
        <table:table-row table:style-name="ro1">
          <table:table-cell office:value-type="float" office:value="76.845140202487" calcext:value-type="float">
            <text:p>76.8451402025</text:p>
          </table:table-cell>
          <table:table-cell office:value-type="float" office:value="13.3954983388119" calcext:value-type="float">
            <text:p>13.3954983388</text:p>
          </table:table-cell>
          <table:table-cell office:value-type="float" office:value="2.32104327101345" calcext:value-type="float">
            <text:p>2.321043271</text:p>
          </table:table-cell>
          <table:table-cell office:value-type="float" office:value="253.284829293041" calcext:value-type="float">
            <text:p>253.284829293</text:p>
          </table:table-cell>
          <table:table-cell office:value-type="float" office:value="0.800332546681842" calcext:value-type="float">
            <text:p>0.8003325467</text:p>
          </table:table-cell>
          <table:table-cell office:value-type="float" office:value="10.1015891085906" calcext:value-type="float">
            <text:p>10.1015891086</text:p>
          </table:table-cell>
          <table:table-cell office:value-type="float" office:value="1.42417775067594" calcext:value-type="float">
            <text:p>1.4241777507</text:p>
          </table:table-cell>
          <table:table-cell office:value-type="float" office:value="0.220439453571737" calcext:value-type="float">
            <text:p>0.2204394536</text:p>
          </table:table-cell>
          <table:table-cell office:value-type="float" office:value="0.603736486979189" calcext:value-type="float">
            <text:p>0.603736487</text:p>
          </table:table-cell>
          <table:table-cell office:value-type="float" office:value="1349.63447414115" calcext:value-type="float">
            <text:p>1349.6344741412</text:p>
          </table:table-cell>
        </table:table-row>
        <table:table-row table:style-name="ro1">
          <table:table-cell office:value-type="float" office:value="75.6933257242941" calcext:value-type="float">
            <text:p>75.6933257243</text:p>
          </table:table-cell>
          <table:table-cell office:value-type="float" office:value="4.11376468177032" calcext:value-type="float">
            <text:p>4.1137646818</text:p>
          </table:table-cell>
          <table:table-cell office:value-type="float" office:value="3.11376468177033" calcext:value-type="float">
            <text:p>3.1137646818</text:p>
          </table:table-cell>
          <table:table-cell office:value-type="float" office:value="250.280431348437" calcext:value-type="float">
            <text:p>250.2804313484</text:p>
          </table:table-cell>
          <table:table-cell office:value-type="float" office:value="0.669320237325886" calcext:value-type="float">
            <text:p>0.6693202373</text:p>
          </table:table-cell>
          <table:table-cell office:value-type="float" office:value="3.11376468177033" calcext:value-type="float">
            <text:p>3.1137646818</text:p>
          </table:table-cell>
          <table:table-cell office:value-type="float" office:value="2.36667415105433" calcext:value-type="float">
            <text:p>2.3666741511</text:p>
          </table:table-cell>
          <table:table-cell office:value-type="float" office:value="0.5538035185737" calcext:value-type="float">
            <text:p>0.5538035186</text:p>
          </table:table-cell>
          <table:table-cell office:value-type="float" office:value="1.000000001" calcext:value-type="float">
            <text:p>1.000000001</text:p>
          </table:table-cell>
          <table:table-cell office:value-type="float" office:value="1362.56149789998" calcext:value-type="float">
            <text:p>1362.5614979</text:p>
          </table:table-cell>
        </table:table-row>
        <table:table-row table:style-name="ro1">
          <table:table-cell office:value-type="float" office:value="77.0861139753659" calcext:value-type="float">
            <text:p>77.0861139754</text:p>
          </table:table-cell>
          <table:table-cell office:value-type="float" office:value="12.9339877343092" calcext:value-type="float">
            <text:p>12.9339877343</text:p>
          </table:table-cell>
          <table:table-cell office:value-type="float" office:value="2.32740680493816" calcext:value-type="float">
            <text:p>2.3274068049</text:p>
          </table:table-cell>
          <table:table-cell office:value-type="float" office:value="252.823318688538" calcext:value-type="float">
            <text:p>252.8233186885</text:p>
          </table:table-cell>
          <table:table-cell office:value-type="float" office:value="0.338821942179147" calcext:value-type="float">
            <text:p>0.3388219422</text:p>
          </table:table-cell>
          <table:table-cell office:value-type="float" office:value="9.64007850408786" calcext:value-type="float">
            <text:p>9.6400785041</text:p>
          </table:table-cell>
          <table:table-cell office:value-type="float" office:value="1.43014590286043" calcext:value-type="float">
            <text:p>1.4301459029</text:p>
          </table:table-cell>
          <table:table-cell office:value-type="float" office:value="0.245227241288898" calcext:value-type="float">
            <text:p>0.2452272413</text:p>
          </table:table-cell>
          <table:table-cell office:value-type="float" office:value="0.61356169357186" calcext:value-type="float">
            <text:p>0.6135616936</text:p>
          </table:table-cell>
          <table:table-cell office:value-type="float" office:value="1374.98058596121" calcext:value-type="float">
            <text:p>1374.9805859612</text:p>
          </table:table-cell>
        </table:table-row>
        <table:table-row table:style-name="ro1">
          <table:table-cell office:value-type="float" office:value="77.0861139753659" calcext:value-type="float">
            <text:p>77.0861139754</text:p>
          </table:table-cell>
          <table:table-cell office:value-type="float" office:value="12.4339877343092" calcext:value-type="float">
            <text:p>12.4339877343</text:p>
          </table:table-cell>
          <table:table-cell office:value-type="float" office:value="2.32740680493816" calcext:value-type="float">
            <text:p>2.3274068049</text:p>
          </table:table-cell>
          <table:table-cell office:value-type="float" office:value="252.823318688538" calcext:value-type="float">
            <text:p>252.8233186885</text:p>
          </table:table-cell>
          <table:table-cell office:value-type="float" office:value="0.338821942179147" calcext:value-type="float">
            <text:p>0.3388219422</text:p>
          </table:table-cell>
          <table:table-cell office:value-type="float" office:value="9.64007850408786" calcext:value-type="float">
            <text:p>9.6400785041</text:p>
          </table:table-cell>
          <table:table-cell office:value-type="float" office:value="1.43014590286043" calcext:value-type="float">
            <text:p>1.4301459029</text:p>
          </table:table-cell>
          <table:table-cell office:value-type="float" office:value="0.245227241288898" calcext:value-type="float">
            <text:p>0.2452272413</text:p>
          </table:table-cell>
          <table:table-cell office:value-type="float" office:value="0.61356169357186" calcext:value-type="float">
            <text:p>0.6135616936</text:p>
          </table:table-cell>
          <table:table-cell office:value-type="float" office:value="1375.46312516455" calcext:value-type="float">
            <text:p>1375.4631251646</text:p>
          </table:table-cell>
        </table:table-row>
        <table:table-row table:style-name="ro1">
          <table:table-cell office:value-type="float" office:value="77.2633736023176" calcext:value-type="float">
            <text:p>77.2633736023</text:p>
          </table:table-cell>
          <table:table-cell office:value-type="float" office:value="13.1112473612609" calcext:value-type="float">
            <text:p>13.1112473613</text:p>
          </table:table-cell>
          <table:table-cell office:value-type="float" office:value="2.40483408925915" calcext:value-type="float">
            <text:p>2.4048340893</text:p>
          </table:table-cell>
          <table:table-cell office:value-type="float" office:value="253.00057831549" calcext:value-type="float">
            <text:p>253.0005783155</text:p>
          </table:table-cell>
          <table:table-cell office:value-type="float" office:value="0.516081569130825" calcext:value-type="float">
            <text:p>0.5160815691</text:p>
          </table:table-cell>
          <table:table-cell office:value-type="float" office:value="9.81733813103953" calcext:value-type="float">
            <text:p>9.817338131</text:p>
          </table:table-cell>
          <table:table-cell office:value-type="float" office:value="1.42032550521958" calcext:value-type="float">
            <text:p>1.4203255052</text:p>
          </table:table-cell>
          <table:table-cell office:value-type="float" office:value="0.206522254943554" calcext:value-type="float">
            <text:p>0.2065222549</text:p>
          </table:table-cell>
          <table:table-cell office:value-type="float" office:value="0.607470019419044" calcext:value-type="float">
            <text:p>0.6074700194</text:p>
          </table:table-cell>
          <table:table-cell office:value-type="float" office:value="1382.48672032529" calcext:value-type="float">
            <text:p>1382.4867203253</text:p>
          </table:table-cell>
        </table:table-row>
        <table:table-row table:style-name="ro1">
          <table:table-cell office:value-type="float" office:value="76.9612111221478" calcext:value-type="float">
            <text:p>76.9612111221</text:p>
          </table:table-cell>
          <table:table-cell office:value-type="float" office:value="12.3090848810911" calcext:value-type="float">
            <text:p>12.3090848811</text:p>
          </table:table-cell>
          <table:table-cell office:value-type="float" office:value="2.29509654431269" calcext:value-type="float">
            <text:p>2.2950965443</text:p>
          </table:table-cell>
          <table:table-cell office:value-type="float" office:value="252.69841583532" calcext:value-type="float">
            <text:p>252.6984158353</text:p>
          </table:table-cell>
          <table:table-cell office:value-type="float" office:value="0.213919088961076" calcext:value-type="float">
            <text:p>0.213919089</text:p>
          </table:table-cell>
          <table:table-cell office:value-type="float" office:value="9.51517565086978" calcext:value-type="float">
            <text:p>9.5151756509</text:p>
          </table:table-cell>
          <table:table-cell office:value-type="float" office:value="1.43829105500337" calcext:value-type="float">
            <text:p>1.438291055</text:p>
          </table:table-cell>
          <table:table-cell office:value-type="float" office:value="0.207487753630704" calcext:value-type="float">
            <text:p>0.2074877536</text:p>
          </table:table-cell>
          <table:table-cell office:value-type="float" office:value="0.623621190826385" calcext:value-type="float">
            <text:p>0.6236211908</text:p>
          </table:table-cell>
          <table:table-cell office:value-type="float" office:value="1389.82185106139" calcext:value-type="float">
            <text:p>1389.8218510614</text:p>
          </table:table-cell>
        </table:table-row>
        <table:table-row table:style-name="ro1">
          <table:table-cell office:value-type="float" office:value="77.1499680184866" calcext:value-type="float">
            <text:p>77.1499680185</text:p>
          </table:table-cell>
          <table:table-cell office:value-type="float" office:value="11.6311039833943" calcext:value-type="float">
            <text:p>11.6311039834</text:p>
          </table:table-cell>
          <table:table-cell office:value-type="float" office:value="2.0697905437352" calcext:value-type="float">
            <text:p>2.0697905437</text:p>
          </table:table-cell>
          <table:table-cell office:value-type="float" office:value="252.020434937623" calcext:value-type="float">
            <text:p>252.0204349376</text:p>
          </table:table-cell>
          <table:table-cell office:value-type="float" office:value="0.758160413486467" calcext:value-type="float">
            <text:p>0.7581604135</text:p>
          </table:table-cell>
          <table:table-cell office:value-type="float" office:value="8.83719475317296" calcext:value-type="float">
            <text:p>8.8371947532</text:p>
          </table:table-cell>
          <table:table-cell office:value-type="float" office:value="1.43108912670783" calcext:value-type="float">
            <text:p>1.4310891267</text:p>
          </table:table-cell>
          <table:table-cell office:value-type="float" office:value="0.260790978220899" calcext:value-type="float">
            <text:p>0.2607909782</text:p>
          </table:table-cell>
          <table:table-cell office:value-type="float" office:value="0.625152125555998" calcext:value-type="float">
            <text:p>0.6251521256</text:p>
          </table:table-cell>
          <table:table-cell office:value-type="float" office:value="1416.26832593098" calcext:value-type="float">
            <text:p>1416.268325931</text:p>
          </table:table-cell>
        </table:table-row>
        <table:table-row table:style-name="ro1">
          <table:table-cell office:value-type="float" office:value="77.2066255603633" calcext:value-type="float">
            <text:p>77.2066255604</text:p>
          </table:table-cell>
          <table:table-cell office:value-type="float" office:value="11.8112183153945" calcext:value-type="float">
            <text:p>11.8112183154</text:p>
          </table:table-cell>
          <table:table-cell office:value-type="float" office:value="2.24990487573538" calcext:value-type="float">
            <text:p>2.2499048757</text:p>
          </table:table-cell>
          <table:table-cell office:value-type="float" office:value="252.200549269623" calcext:value-type="float">
            <text:p>252.2005492696</text:p>
          </table:table-cell>
          <table:table-cell office:value-type="float" office:value="0.938274745486651" calcext:value-type="float">
            <text:p>0.9382747455</text:p>
          </table:table-cell>
          <table:table-cell office:value-type="float" office:value="9.01730908517314" calcext:value-type="float">
            <text:p>9.0173090852</text:p>
          </table:table-cell>
          <table:table-cell office:value-type="float" office:value="1.42469805811327" calcext:value-type="float">
            <text:p>1.4246980581</text:p>
          </table:table-cell>
          <table:table-cell office:value-type="float" office:value="0.225385171730206" calcext:value-type="float">
            <text:p>0.2253851717</text:p>
          </table:table-cell>
          <table:table-cell office:value-type="float" office:value="0.62046748777669" calcext:value-type="float">
            <text:p>0.6204674878</text:p>
          </table:table-cell>
          <table:table-cell office:value-type="float" office:value="1416.90826535464" calcext:value-type="float">
            <text:p>1416.9082653546</text:p>
          </table:table-cell>
        </table:table-row>
        <table:table-row table:style-name="ro1">
          <table:table-cell office:value-type="float" office:value="77.1381796687258" calcext:value-type="float">
            <text:p>77.1381796687</text:p>
          </table:table-cell>
          <table:table-cell office:value-type="float" office:value="11.4958588435101" calcext:value-type="float">
            <text:p>11.4958588435</text:p>
          </table:table-cell>
          <table:table-cell office:value-type="float" office:value="1.93454540385101" calcext:value-type="float">
            <text:p>1.9345454039</text:p>
          </table:table-cell>
          <table:table-cell office:value-type="float" office:value="251.885189797739" calcext:value-type="float">
            <text:p>251.8851897977</text:p>
          </table:table-cell>
          <table:table-cell office:value-type="float" office:value="0.622915273602284" calcext:value-type="float">
            <text:p>0.6229152736</text:p>
          </table:table-cell>
          <table:table-cell office:value-type="float" office:value="8.70194961328877" calcext:value-type="float">
            <text:p>8.7019496133</text:p>
          </table:table-cell>
          <table:table-cell office:value-type="float" office:value="1.44147483481893" calcext:value-type="float">
            <text:p>1.4414748348</text:p>
          </table:table-cell>
          <table:table-cell office:value-type="float" office:value="0.225819985771708" calcext:value-type="float">
            <text:p>0.2258199858</text:p>
          </table:table-cell>
          <table:table-cell office:value-type="float" office:value="0.638543637275696" calcext:value-type="float">
            <text:p>0.6385436373</text:p>
          </table:table-cell>
          <table:table-cell office:value-type="float" office:value="1441.11495409666" calcext:value-type="float">
            <text:p>1441.1149540967</text:p>
          </table:table-cell>
        </table:table-row>
        <table:table-row table:style-name="ro1">
          <table:table-cell office:value-type="float" office:value="76.8374555437112" calcext:value-type="float">
            <text:p>76.8374555437</text:p>
          </table:table-cell>
          <table:table-cell office:value-type="float" office:value="11.1951347184955" calcext:value-type="float">
            <text:p>11.1951347185</text:p>
          </table:table-cell>
          <table:table-cell office:value-type="float" office:value="2.31458640610355" calcext:value-type="float">
            <text:p>2.3145864061</text:p>
          </table:table-cell>
          <table:table-cell office:value-type="float" office:value="251.584465672724" calcext:value-type="float">
            <text:p>251.5844656727</text:p>
          </table:table-cell>
          <table:table-cell office:value-type="float" office:value="0.322191148587632" calcext:value-type="float">
            <text:p>0.3221911486</text:p>
          </table:table-cell>
          <table:table-cell office:value-type="float" office:value="8.40122548827413" calcext:value-type="float">
            <text:p>8.4012254883</text:p>
          </table:table-cell>
          <table:table-cell office:value-type="float" office:value="1.47384506261761" calcext:value-type="float">
            <text:p>1.4738450626</text:p>
          </table:table-cell>
          <table:table-cell office:value-type="float" office:value="0.147609961461477" calcext:value-type="float">
            <text:p>0.1476099615</text:p>
          </table:table-cell>
          <table:table-cell office:value-type="float" office:value="0.665001115576996" calcext:value-type="float">
            <text:p>0.6650011156</text:p>
          </table:table-cell>
          <table:table-cell office:value-type="float" office:value="1456.47626045237" calcext:value-type="float">
            <text:p>1456.4762604524</text:p>
          </table:table-cell>
        </table:table-row>
        <table:table-row table:style-name="ro1">
          <table:table-cell office:value-type="float" office:value="77.0544789973206" calcext:value-type="float">
            <text:p>77.0544789973</text:p>
          </table:table-cell>
          <table:table-cell office:value-type="float" office:value="11.4121581721049" calcext:value-type="float">
            <text:p>11.4121581721</text:p>
          </table:table-cell>
          <table:table-cell office:value-type="float" office:value="1.85084473244577" calcext:value-type="float">
            <text:p>1.8508447324</text:p>
          </table:table-cell>
          <table:table-cell office:value-type="float" office:value="251.801489126334" calcext:value-type="float">
            <text:p>251.8014891263</text:p>
          </table:table-cell>
          <table:table-cell office:value-type="float" office:value="0.539214602197046" calcext:value-type="float">
            <text:p>0.5392146022</text:p>
          </table:table-cell>
          <table:table-cell office:value-type="float" office:value="8.61824894188354" calcext:value-type="float">
            <text:p>8.6182489419</text:p>
          </table:table-cell>
          <table:table-cell office:value-type="float" office:value="1.46532090519659" calcext:value-type="float">
            <text:p>1.4653209052</text:p>
          </table:table-cell>
          <table:table-cell office:value-type="float" office:value="0.166175400133477" calcext:value-type="float">
            <text:p>0.1661754001</text:p>
          </table:table-cell>
          <table:table-cell office:value-type="float" office:value="0.659131599622022" calcext:value-type="float">
            <text:p>0.6591315996</text:p>
          </table:table-cell>
          <table:table-cell office:value-type="float" office:value="1460.87299337669" calcext:value-type="float">
            <text:p>1460.8729933767</text:p>
          </table:table-cell>
        </table:table-row>
        <table:table-row table:style-name="ro1">
          <table:table-cell office:value-type="float" office:value="77.5888218320374" calcext:value-type="float">
            <text:p>77.588821832</text:p>
          </table:table-cell>
          <table:table-cell office:value-type="float" office:value="14.1391799683622" calcext:value-type="float">
            <text:p>14.1391799684</text:p>
          </table:table-cell>
          <table:table-cell office:value-type="float" office:value="2.31102881764961" calcext:value-type="float">
            <text:p>2.3110288176</text:p>
          </table:table-cell>
          <table:table-cell office:value-type="float" office:value="254.028510922591" calcext:value-type="float">
            <text:p>254.0285109226</text:p>
          </table:table-cell>
          <table:table-cell office:value-type="float" office:value="0.321791954009969" calcext:value-type="float">
            <text:p>0.321791954</text:p>
          </table:table-cell>
          <table:table-cell office:value-type="float" office:value="10.8452707381409" calcext:value-type="float">
            <text:p>10.8452707381</text:p>
          </table:table-cell>
          <table:table-cell office:value-type="float" office:value="1.96461944983775" calcext:value-type="float">
            <text:p>1.9646194498</text:p>
          </table:table-cell>
          <table:table-cell office:value-type="float" office:value="0.377519070299262" calcext:value-type="float">
            <text:p>0.3775190703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1464.92769037145" calcext:value-type="float">
            <text:p>1464.9276903715</text:p>
          </table:table-cell>
        </table:table-row>
        <table:table-row table:style-name="ro1">
          <table:table-cell office:value-type="float" office:value="76.2735233482503" calcext:value-type="float">
            <text:p>76.2735233483</text:p>
          </table:table-cell>
          <table:table-cell office:value-type="float" office:value="10.6312025230346" calcext:value-type="float">
            <text:p>10.631202523</text:p>
          </table:table-cell>
          <table:table-cell office:value-type="float" office:value="2.39537300350959" calcext:value-type="float">
            <text:p>2.3953730035</text:p>
          </table:table-cell>
          <table:table-cell office:value-type="float" office:value="251.020533477263" calcext:value-type="float">
            <text:p>251.0205334773</text:p>
          </table:table-cell>
          <table:table-cell office:value-type="float" office:value="0.980481175348958" calcext:value-type="float">
            <text:p>0.9804811753</text:p>
          </table:table-cell>
          <table:table-cell office:value-type="float" office:value="7.83729329281323" calcext:value-type="float">
            <text:p>7.8372932928</text:p>
          </table:table-cell>
          <table:table-cell office:value-type="float" office:value="1.49391286974611" calcext:value-type="float">
            <text:p>1.4939128697</text:p>
          </table:table-cell>
          <table:table-cell office:value-type="float" office:value="0.153503520033435" calcext:value-type="float">
            <text:p>0.15350352</text:p>
          </table:table-cell>
          <table:table-cell office:value-type="float" office:value="0.686007639554754" calcext:value-type="float">
            <text:p>0.6860076396</text:p>
          </table:table-cell>
          <table:table-cell office:value-type="float" office:value="1471.84033886316" calcext:value-type="float">
            <text:p>1471.8403388632</text:p>
          </table:table-cell>
        </table:table-row>
        <table:table-row table:style-name="ro1">
          <table:table-cell office:value-type="float" office:value="77.4403283348278" calcext:value-type="float">
            <text:p>77.4403283348</text:p>
          </table:table-cell>
          <table:table-cell office:value-type="float" office:value="13.2882020937712" calcext:value-type="float">
            <text:p>13.2882020938</text:p>
          </table:table-cell>
          <table:table-cell office:value-type="float" office:value="2.58178882176943" calcext:value-type="float">
            <text:p>2.5817888218</text:p>
          </table:table-cell>
          <table:table-cell office:value-type="float" office:value="253.177533048" calcext:value-type="float">
            <text:p>253.177533048</text:p>
          </table:table-cell>
          <table:table-cell office:value-type="float" office:value="0.693036301641113" calcext:value-type="float">
            <text:p>0.6930363016</text:p>
          </table:table-cell>
          <table:table-cell office:value-type="float" office:value="9.99429286354982" calcext:value-type="float">
            <text:p>9.9942928635</text:p>
          </table:table-cell>
          <table:table-cell office:value-type="float" office:value="1.96765060810023" calcext:value-type="float">
            <text:p>1.9676506081</text:p>
          </table:table-cell>
          <table:table-cell office:value-type="float" office:value="0.383476987453842" calcext:value-type="float">
            <text:p>0.3834769875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1477.82419348624" calcext:value-type="float">
            <text:p>1477.8241934863</text:p>
          </table:table-cell>
        </table:table-row>
        <table:table-row table:style-name="ro1">
          <table:table-cell office:value-type="float" office:value="76.7143367211142" calcext:value-type="float">
            <text:p>76.7143367211</text:p>
          </table:table-cell>
          <table:table-cell office:value-type="float" office:value="11.0720158958985" calcext:value-type="float">
            <text:p>11.0720158959</text:p>
          </table:table-cell>
          <table:table-cell office:value-type="float" office:value="2.31492437363" calcext:value-type="float">
            <text:p>2.3149243736</text:p>
          </table:table-cell>
          <table:table-cell office:value-type="float" office:value="251.461346850127" calcext:value-type="float">
            <text:p>251.4613468501</text:p>
          </table:table-cell>
          <table:table-cell office:value-type="float" office:value="0.199072325990629" calcext:value-type="float">
            <text:p>0.199072326</text:p>
          </table:table-cell>
          <table:table-cell office:value-type="float" office:value="8.27810666567713" calcext:value-type="float">
            <text:p>8.2781066657</text:p>
          </table:table-cell>
          <table:table-cell office:value-type="float" office:value="1.4749548812675" calcext:value-type="float">
            <text:p>1.4749548813</text:p>
          </table:table-cell>
          <table:table-cell office:value-type="float" office:value="0.124926262170996" calcext:value-type="float">
            <text:p>0.1249262622</text:p>
          </table:table-cell>
          <table:table-cell office:value-type="float" office:value="0.676270223238627" calcext:value-type="float">
            <text:p>0.6762702232</text:p>
          </table:table-cell>
          <table:table-cell office:value-type="float" office:value="1493.41859572471" calcext:value-type="float">
            <text:p>1493.4185957247</text:p>
          </table:table-cell>
        </table:table-row>
        <table:table-row table:style-name="ro1">
          <table:table-cell office:value-type="float" office:value="77.0220949349974" calcext:value-type="float">
            <text:p>77.022094935</text:p>
          </table:table-cell>
          <table:table-cell office:value-type="float" office:value="13.5724530713222" calcext:value-type="float">
            <text:p>13.5724530713</text:p>
          </table:table-cell>
          <table:table-cell office:value-type="float" office:value="2.49799800352374" calcext:value-type="float">
            <text:p>2.4979980035</text:p>
          </table:table-cell>
          <table:table-cell office:value-type="float" office:value="253.461784025551" calcext:value-type="float">
            <text:p>253.4617840256</text:p>
          </table:table-cell>
          <table:table-cell office:value-type="float" office:value="0.97728727919213" calcext:value-type="float">
            <text:p>0.9772872792</text:p>
          </table:table-cell>
          <table:table-cell office:value-type="float" office:value="10.2785438411008" calcext:value-type="float">
            <text:p>10.2785438411</text:p>
          </table:table-cell>
          <table:table-cell office:value-type="float" office:value="1.9715028535566" calcext:value-type="float">
            <text:p>1.9715028536</text:p>
          </table:table-cell>
          <table:table-cell office:value-type="float" office:value="0.397394186082025" calcext:value-type="float">
            <text:p>0.3973941861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1494.56647537718" calcext:value-type="float">
            <text:p>1494.5664753772</text:p>
          </table:table-cell>
        </table:table-row>
        <table:table-row table:style-name="ro1">
          <table:table-cell office:value-type="float" office:value="77.2419069582361" calcext:value-type="float">
            <text:p>77.2419069582</text:p>
          </table:table-cell>
          <table:table-cell office:value-type="float" office:value="13.7922650945609" calcext:value-type="float">
            <text:p>13.7922650946</text:p>
          </table:table-cell>
          <table:table-cell office:value-type="float" office:value="2.37677969602021" calcext:value-type="float">
            <text:p>2.376779696</text:p>
          </table:table-cell>
          <table:table-cell office:value-type="float" office:value="253.68159604879" calcext:value-type="float">
            <text:p>253.6815960488</text:p>
          </table:table-cell>
          <table:table-cell office:value-type="float" office:value="1.19709930243087" calcext:value-type="float">
            <text:p>1.1970993024</text:p>
          </table:table-cell>
          <table:table-cell office:value-type="float" office:value="10.4983558643396" calcext:value-type="float">
            <text:p>10.4983558643</text:p>
          </table:table-cell>
          <table:table-cell office:value-type="float" office:value="1.972962986153" calcext:value-type="float">
            <text:p>1.9729629862</text:p>
          </table:table-cell>
          <table:table-cell office:value-type="float" office:value="0.352150620886538" calcext:value-type="float">
            <text:p>0.3521506209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1496.82220124978" calcext:value-type="float">
            <text:p>1496.8222012498</text:p>
          </table:table-cell>
        </table:table-row>
        <table:table-row table:style-name="ro1">
          <table:table-cell office:value-type="float" office:value="77.3835802928735" calcext:value-type="float">
            <text:p>77.3835802929</text:p>
          </table:table-cell>
          <table:table-cell office:value-type="float" office:value="11.9881730479048" calcext:value-type="float">
            <text:p>11.9881730479</text:p>
          </table:table-cell>
          <table:table-cell office:value-type="float" office:value="2.42685960824567" calcext:value-type="float">
            <text:p>2.4268596082</text:p>
          </table:table-cell>
          <table:table-cell office:value-type="float" office:value="252.377504002133" calcext:value-type="float">
            <text:p>252.3775040021</text:p>
          </table:table-cell>
          <table:table-cell office:value-type="float" office:value="1.11522947799694" calcext:value-type="float">
            <text:p>1.115229478</text:p>
          </table:table-cell>
          <table:table-cell office:value-type="float" office:value="9.19426381768343" calcext:value-type="float">
            <text:p>9.1942638177</text:p>
          </table:table-cell>
          <table:table-cell office:value-type="float" office:value="1.97202316099393" calcext:value-type="float">
            <text:p>1.972023161</text:p>
          </table:table-cell>
          <table:table-cell office:value-type="float" office:value="0.402339904240494" calcext:value-type="float">
            <text:p>0.4023399042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1497.35163539075" calcext:value-type="float">
            <text:p>1497.3516353908</text:p>
          </table:table-cell>
        </table:table-row>
        <table:table-row table:style-name="ro1">
          <table:table-cell office:value-type="float" office:value="76.0549511510007" calcext:value-type="float">
            <text:p>76.054951151</text:p>
          </table:table-cell>
          <table:table-cell office:value-type="float" office:value="10.412630325785" calcext:value-type="float">
            <text:p>10.4126303258</text:p>
          </table:table-cell>
          <table:table-cell office:value-type="float" office:value="2.55555404509553" calcext:value-type="float">
            <text:p>2.5555540451</text:p>
          </table:table-cell>
          <table:table-cell office:value-type="float" office:value="250.801961280014" calcext:value-type="float">
            <text:p>250.80196128</text:p>
          </table:table-cell>
          <table:table-cell office:value-type="float" office:value="0.761908978099352" calcext:value-type="float">
            <text:p>0.7619089781</text:p>
          </table:table-cell>
          <table:table-cell office:value-type="float" office:value="7.61872109556362" calcext:value-type="float">
            <text:p>7.6187210956</text:p>
          </table:table-cell>
          <table:table-cell office:value-type="float" office:value="1.50445759423493" calcext:value-type="float">
            <text:p>1.5044575942</text:p>
          </table:table-cell>
          <table:table-cell office:value-type="float" office:value="0.141759460269913" calcext:value-type="float">
            <text:p>0.1417594603</text:p>
          </table:table-cell>
          <table:table-cell office:value-type="float" office:value="0.704987453176821" calcext:value-type="float">
            <text:p>0.7049874532</text:p>
          </table:table-cell>
          <table:table-cell office:value-type="float" office:value="1513.63704290825" calcext:value-type="float">
            <text:p>1513.6370429083</text:p>
          </table:table-cell>
        </table:table-row>
        <table:table-row table:style-name="ro1">
          <table:table-cell office:value-type="float" office:value="77.2630687078762" calcext:value-type="float">
            <text:p>77.2630687079</text:p>
          </table:table-cell>
          <table:table-cell office:value-type="float" office:value="13.1109424668195" calcext:value-type="float">
            <text:p>13.1109424668</text:p>
          </table:table-cell>
          <table:table-cell office:value-type="float" office:value="2.50436153744845" calcext:value-type="float">
            <text:p>2.5043615374</text:p>
          </table:table-cell>
          <table:table-cell office:value-type="float" office:value="253.000273421048" calcext:value-type="float">
            <text:p>253.000273421</text:p>
          </table:table-cell>
          <table:table-cell office:value-type="float" office:value="0.515776674689435" calcext:value-type="float">
            <text:p>0.5157766747</text:p>
          </table:table-cell>
          <table:table-cell office:value-type="float" office:value="9.81703323659814" calcext:value-type="float">
            <text:p>9.8170332366</text:p>
          </table:table-cell>
          <table:table-cell office:value-type="float" office:value="1.97747100574109" calcext:value-type="float">
            <text:p>1.9774710057</text:p>
          </table:table-cell>
          <table:table-cell office:value-type="float" office:value="0.422181973799185" calcext:value-type="float">
            <text:p>0.4221819738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1521.18023286713" calcext:value-type="float">
            <text:p>1521.1802328671</text:p>
          </table:table-cell>
        </table:table-row>
        <table:table-row table:style-name="ro1">
          <table:table-cell office:value-type="float" office:value="77.2630687078762" calcext:value-type="float">
            <text:p>77.2630687079</text:p>
          </table:table-cell>
          <table:table-cell office:value-type="float" office:value="12.6109424668195" calcext:value-type="float">
            <text:p>12.6109424668</text:p>
          </table:table-cell>
          <table:table-cell office:value-type="float" office:value="2.50436153744845" calcext:value-type="float">
            <text:p>2.5043615374</text:p>
          </table:table-cell>
          <table:table-cell office:value-type="float" office:value="253.000273421048" calcext:value-type="float">
            <text:p>253.000273421</text:p>
          </table:table-cell>
          <table:table-cell office:value-type="float" office:value="0.515776674689435" calcext:value-type="float">
            <text:p>0.5157766747</text:p>
          </table:table-cell>
          <table:table-cell office:value-type="float" office:value="9.81703323659814" calcext:value-type="float">
            <text:p>9.8170332366</text:p>
          </table:table-cell>
          <table:table-cell office:value-type="float" office:value="1.97747100574109" calcext:value-type="float">
            <text:p>1.9774710057</text:p>
          </table:table-cell>
          <table:table-cell office:value-type="float" office:value="0.422181973799185" calcext:value-type="float">
            <text:p>0.4221819738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1521.19000209244" calcext:value-type="float">
            <text:p>1521.1900020924</text:p>
          </table:table-cell>
        </table:table-row>
        <table:table-row table:style-name="ro1">
          <table:table-cell office:value-type="float" office:value="75.8759960489397" calcext:value-type="float">
            <text:p>75.8759960489</text:p>
          </table:table-cell>
          <table:table-cell office:value-type="float" office:value="4.29643500641596" calcext:value-type="float">
            <text:p>4.2964350064</text:p>
          </table:table-cell>
          <table:table-cell office:value-type="float" office:value="2.07421278419374" calcext:value-type="float">
            <text:p>2.0742127842</text:p>
          </table:table-cell>
          <table:table-cell office:value-type="float" office:value="250.463101673082" calcext:value-type="float">
            <text:p>250.4631016731</text:p>
          </table:table-cell>
          <table:table-cell office:value-type="float" office:value="0.851990561971519" calcext:value-type="float">
            <text:p>0.851990562</text:p>
          </table:table-cell>
          <table:table-cell office:value-type="float" office:value="3.29643500641596" calcext:value-type="float">
            <text:p>3.2964350064</text:p>
          </table:table-cell>
          <table:table-cell office:value-type="float" office:value="2.36873176422306" calcext:value-type="float">
            <text:p>2.3687317642</text:p>
          </table:table-cell>
          <table:table-cell office:value-type="float" office:value="0.330827519698154" calcext:value-type="float">
            <text:p>0.3308275197</text:p>
          </table:table-cell>
          <table:table-cell office:value-type="float" office:value="1.02677437482513" calcext:value-type="float">
            <text:p>1.0267743748</text:p>
          </table:table-cell>
          <table:table-cell office:value-type="float" office:value="1524.46560780266" calcext:value-type="float">
            <text:p>1524.4656078027</text:p>
          </table:table-cell>
        </table:table-row>
        <table:table-row table:style-name="ro1">
          <table:table-cell office:value-type="float" office:value="77.3269227509968" calcext:value-type="float">
            <text:p>77.326922751</text:p>
          </table:table-cell>
          <table:table-cell office:value-type="float" office:value="11.8080587159046" calcext:value-type="float">
            <text:p>11.8080587159</text:p>
          </table:table-cell>
          <table:table-cell office:value-type="float" office:value="2.24674527624548" calcext:value-type="float">
            <text:p>2.2467452762</text:p>
          </table:table-cell>
          <table:table-cell office:value-type="float" office:value="252.197389670133" calcext:value-type="float">
            <text:p>252.1973896701</text:p>
          </table:table-cell>
          <table:table-cell office:value-type="float" office:value="0.935115145996755" calcext:value-type="float">
            <text:p>0.935115146</text:p>
          </table:table-cell>
          <table:table-cell office:value-type="float" office:value="9.01414948568324" calcext:value-type="float">
            <text:p>9.0141494857</text:p>
          </table:table-cell>
          <table:table-cell office:value-type="float" office:value="1.97841422958849" calcext:value-type="float">
            <text:p>1.9784142296</text:p>
          </table:table-cell>
          <table:table-cell office:value-type="float" office:value="0.437745710731187" calcext:value-type="float">
            <text:p>0.4377457107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1526.70968304411" calcext:value-type="float">
            <text:p>1526.7096830441</text:p>
          </table:table-cell>
        </table:table-row>
        <table:table-row table:style-name="ro1">
          <table:table-cell office:value-type="float" office:value="76.7399896041196" calcext:value-type="float">
            <text:p>76.7399896041</text:p>
          </table:table-cell>
          <table:table-cell office:value-type="float" office:value="5.1604285615958" calcext:value-type="float">
            <text:p>5.1604285616</text:p>
          </table:table-cell>
          <table:table-cell office:value-type="float" office:value="2.93820633937358" calcext:value-type="float">
            <text:p>2.9382063394</text:p>
          </table:table-cell>
          <table:table-cell office:value-type="float" office:value="251.327095228262" calcext:value-type="float">
            <text:p>251.3270952283</text:p>
          </table:table-cell>
          <table:table-cell office:value-type="float" office:value="0.493761894929144" calcext:value-type="float">
            <text:p>0.4937618949</text:p>
          </table:table-cell>
          <table:table-cell office:value-type="float" office:value="4.16042856159581" calcext:value-type="float">
            <text:p>4.1604285616</text:p>
          </table:table-cell>
          <table:table-cell office:value-type="float" office:value="1.80919723726397" calcext:value-type="float">
            <text:p>1.8091972373</text:p>
          </table:table-cell>
          <table:table-cell office:value-type="float" office:value="0.502809092549329" calcext:value-type="float">
            <text:p>0.5028090925</text:p>
          </table:table-cell>
          <table:table-cell office:value-type="float" office:value="0.854405884564744" calcext:value-type="float">
            <text:p>0.8544058846</text:p>
          </table:table-cell>
          <table:table-cell office:value-type="float" office:value="1544.22376796409" calcext:value-type="float">
            <text:p>1544.2237679641</text:p>
          </table:table-cell>
        </table:table-row>
        <table:table-row table:style-name="ro1">
          <table:table-cell office:value-type="float" office:value="77.1381658546581" calcext:value-type="float">
            <text:p>77.1381658547</text:p>
          </table:table-cell>
          <table:table-cell office:value-type="float" office:value="12.4860396136014" calcext:value-type="float">
            <text:p>12.4860396136</text:p>
          </table:table-cell>
          <table:table-cell office:value-type="float" office:value="2.47205127682297" calcext:value-type="float">
            <text:p>2.4720512768</text:p>
          </table:table-cell>
          <table:table-cell office:value-type="float" office:value="252.87537056783" calcext:value-type="float">
            <text:p>252.8753705678</text:p>
          </table:table-cell>
          <table:table-cell office:value-type="float" office:value="0.390873821471364" calcext:value-type="float">
            <text:p>0.3908738215</text:p>
          </table:table-cell>
          <table:table-cell office:value-type="float" office:value="9.69213038338007" calcext:value-type="float">
            <text:p>9.6921303834</text:p>
          </table:table-cell>
          <table:table-cell office:value-type="float" office:value="1.98561615788402" calcext:value-type="float">
            <text:p>1.9856161579</text:p>
          </table:table-cell>
          <table:table-cell office:value-type="float" office:value="0.384442486140992" calcext:value-type="float">
            <text:p>0.3844424861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1551.78983722556" calcext:value-type="float">
            <text:p>1551.7898372256</text:p>
          </table:table-cell>
        </table:table-row>
        <table:table-row table:style-name="ro1">
          <table:table-cell office:value-type="float" office:value="77.3151344012361" calcext:value-type="float">
            <text:p>77.3151344012</text:p>
          </table:table-cell>
          <table:table-cell office:value-type="float" office:value="11.6728135760204" calcext:value-type="float">
            <text:p>11.672813576</text:p>
          </table:table-cell>
          <table:table-cell office:value-type="float" office:value="2.1115001363613" calcext:value-type="float">
            <text:p>2.1115001364</text:p>
          </table:table-cell>
          <table:table-cell office:value-type="float" office:value="252.062144530249" calcext:value-type="float">
            <text:p>252.0621445302</text:p>
          </table:table-cell>
          <table:table-cell office:value-type="float" office:value="0.799870006112572" calcext:value-type="float">
            <text:p>0.7998700061</text:p>
          </table:table-cell>
          <table:table-cell office:value-type="float" office:value="8.87890434579906" calcext:value-type="float">
            <text:p>8.8789043458</text:p>
          </table:table-cell>
          <table:table-cell office:value-type="float" office:value="1.98879993769959" calcext:value-type="float">
            <text:p>1.9887999377</text:p>
          </table:table-cell>
          <table:table-cell office:value-type="float" office:value="0.402774718281996" calcext:value-type="float">
            <text:p>0.4027747183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1566.8936745432" calcext:value-type="float">
            <text:p>1566.8936745432</text:p>
          </table:table-cell>
        </table:table-row>
        <table:table-row table:style-name="ro1">
          <table:table-cell office:value-type="float" office:value="75.6517002020533" calcext:value-type="float">
            <text:p>75.6517002021</text:p>
          </table:table-cell>
          <table:table-cell office:value-type="float" office:value="3.05704999629211" calcext:value-type="float">
            <text:p>3.0570499963</text:p>
          </table:table-cell>
          <table:table-cell office:value-type="float" office:value="2.05704999629211" calcext:value-type="float">
            <text:p>2.0570499963</text:p>
          </table:table-cell>
          <table:table-cell office:value-type="float" office:value="249.223716662958" calcext:value-type="float">
            <text:p>249.223716663</text:p>
          </table:table-cell>
          <table:table-cell office:value-type="float" office:value="0.834827774069887" calcext:value-type="float">
            <text:p>0.8348277741</text:p>
          </table:table-cell>
          <table:table-cell office:value-type="float" office:value="2.05704999629211" calcext:value-type="float">
            <text:p>2.0570499963</text:p>
          </table:table-cell>
          <table:table-cell office:value-type="float" office:value="1.13201086935721" calcext:value-type="float">
            <text:p>1.1320108694</text:p>
          </table:table-cell>
          <table:table-cell office:value-type="float" office:value="0.612446881784765" calcext:value-type="float">
            <text:p>0.6124468818</text:p>
          </table:table-cell>
          <table:table-cell office:value-type="float" office:value="0.434695600793793" calcext:value-type="float">
            <text:p>0.4346956008</text:p>
          </table:table-cell>
          <table:table-cell office:value-type="float" office:value="1571.694240399" calcext:value-type="float">
            <text:p>1571.694240399</text:p>
          </table:table-cell>
        </table:table-row>
        <table:table-row table:style-name="ro1">
          <table:table-cell office:value-type="float" office:value="76.8155641583347" calcext:value-type="float">
            <text:p>76.8155641583</text:p>
          </table:table-cell>
          <table:table-cell office:value-type="float" office:value="5.83956964530343" calcext:value-type="float">
            <text:p>5.8395696453</text:p>
          </table:table-cell>
          <table:table-cell office:value-type="float" office:value="3.61734742308121" calcext:value-type="float">
            <text:p>3.6173474231</text:p>
          </table:table-cell>
          <table:table-cell office:value-type="float" office:value="250.784014089747" calcext:value-type="float">
            <text:p>250.7840140897</text:p>
          </table:table-cell>
          <table:table-cell office:value-type="float" office:value="1.17290297863677" calcext:value-type="float">
            <text:p>1.1729029786</text:p>
          </table:table-cell>
          <table:table-cell office:value-type="float" office:value="4.83956964530343" calcext:value-type="float">
            <text:p>4.8395696453</text:p>
          </table:table-cell>
          <table:table-cell office:value-type="float" office:value="1.1516443135465" calcext:value-type="float">
            <text:p>1.1516443135</text:p>
          </table:table-cell>
          <table:table-cell office:value-type="float" office:value="0.617236988942438" calcext:value-type="float">
            <text:p>0.6172369889</text:p>
          </table:table-cell>
          <table:table-cell office:value-type="float" office:value="0.450789502996355" calcext:value-type="float">
            <text:p>0.450789503</text:p>
          </table:table-cell>
          <table:table-cell office:value-type="float" office:value="1576.24954813286" calcext:value-type="float">
            <text:p>1576.2495481329</text:p>
          </table:table-cell>
        </table:table-row>
        <table:table-row table:style-name="ro1">
          <table:table-cell office:value-type="float" office:value="77.4080910182399" calcext:value-type="float">
            <text:p>77.4080910182</text:p>
          </table:table-cell>
          <table:table-cell office:value-type="float" office:value="9.43243685969086" calcext:value-type="float">
            <text:p>9.4324368597</text:p>
          </table:table-cell>
          <table:table-cell office:value-type="float" office:value="2.98276798640884" calcext:value-type="float">
            <text:p>2.9827679864</text:p>
          </table:table-cell>
          <table:table-cell office:value-type="float" office:value="249.82176781392" calcext:value-type="float">
            <text:p>249.8217678139</text:p>
          </table:table-cell>
          <table:table-cell office:value-type="float" office:value="1.00393773422747" calcext:value-type="float">
            <text:p>1.0039377342</text:p>
          </table:table-cell>
          <table:table-cell office:value-type="float" office:value="6.63852762946952" calcext:value-type="float">
            <text:p>6.6385276295</text:p>
          </table:table-cell>
          <table:table-cell office:value-type="float" office:value="0.985121977769021" calcext:value-type="float">
            <text:p>0.9851219778</text:p>
          </table:table-cell>
          <table:table-cell office:value-type="float" office:value="0.40002886850323" calcext:value-type="float">
            <text:p>0.4000288685</text:p>
          </table:table-cell>
          <table:table-cell office:value-type="float" office:value="0.26100067390851" calcext:value-type="float">
            <text:p>0.2610006739</text:p>
          </table:table-cell>
          <table:table-cell office:value-type="float" office:value="1594.6871227617" calcext:value-type="float">
            <text:p>1594.6871227617</text:p>
          </table:table-cell>
        </table:table-row>
        <table:table-row table:style-name="ro1">
          <table:table-cell office:value-type="float" office:value="75.469264697304" calcext:value-type="float">
            <text:p>75.4692646973</text:p>
          </table:table-cell>
          <table:table-cell office:value-type="float" office:value="2.8746144915428" calcext:value-type="float">
            <text:p>2.8746144915</text:p>
          </table:table-cell>
          <table:table-cell office:value-type="float" office:value="1.8746144915428" calcext:value-type="float">
            <text:p>1.8746144915</text:p>
          </table:table-cell>
          <table:table-cell office:value-type="float" office:value="249.041281158209" calcext:value-type="float">
            <text:p>249.0412811582</text:p>
          </table:table-cell>
          <table:table-cell office:value-type="float" office:value="0.652392269320582" calcext:value-type="float">
            <text:p>0.6523922693</text:p>
          </table:table-cell>
          <table:table-cell office:value-type="float" office:value="1.8746144915428" calcext:value-type="float">
            <text:p>1.8746144915</text:p>
          </table:table-cell>
          <table:table-cell office:value-type="float" office:value="1.14597663710553" calcext:value-type="float">
            <text:p>1.1459766371</text:p>
          </table:table-cell>
          <table:table-cell office:value-type="float" office:value="0.728795784161722" calcext:value-type="float">
            <text:p>0.7287957842</text:p>
          </table:table-cell>
          <table:table-cell office:value-type="float" office:value="0.465794376933891" calcext:value-type="float">
            <text:p>0.4657943769</text:p>
          </table:table-cell>
          <table:table-cell office:value-type="float" office:value="1617.65000018036" calcext:value-type="float">
            <text:p>1617.6500001804</text:p>
          </table:table-cell>
        </table:table-row>
        <table:table-row table:style-name="ro1">
          <table:table-cell office:value-type="float" office:value="77.8252530554585" calcext:value-type="float">
            <text:p>77.8252530555</text:p>
          </table:table-cell>
          <table:table-cell office:value-type="float" office:value="9.84959889690942" calcext:value-type="float">
            <text:p>9.8495988969</text:p>
          </table:table-cell>
          <table:table-cell office:value-type="float" office:value="2.17770780140519" calcext:value-type="float">
            <text:p>2.1777078014</text:p>
          </table:table-cell>
          <table:table-cell office:value-type="float" office:value="250.238929851138" calcext:value-type="float">
            <text:p>250.2389298511</text:p>
          </table:table-cell>
          <table:table-cell office:value-type="float" office:value="0.198877549223822" calcext:value-type="float">
            <text:p>0.1988775492</text:p>
          </table:table-cell>
          <table:table-cell office:value-type="float" office:value="7.05568966668809" calcext:value-type="float">
            <text:p>7.0556896667</text:p>
          </table:table-cell>
          <table:table-cell office:value-type="float" office:value="1.52137573165199" calcext:value-type="float">
            <text:p>1.5213757317</text:p>
          </table:table-cell>
          <table:table-cell office:value-type="float" office:value="0.17154899067298" calcext:value-type="float">
            <text:p>0.1715489907</text:p>
          </table:table-cell>
          <table:table-cell office:value-type="float" office:value="0.73152997730749" calcext:value-type="float">
            <text:p>0.7315299773</text:p>
          </table:table-cell>
          <table:table-cell office:value-type="float" office:value="1642.28064452052" calcext:value-type="float">
            <text:p>1642.2806445205</text:p>
          </table:table-cell>
        </table:table-row>
        <table:table-row table:style-name="ro1">
          <table:table-cell office:value-type="float" office:value="74.8944520652339" calcext:value-type="float">
            <text:p>74.8944520652</text:p>
          </table:table-cell>
          <table:table-cell office:value-type="float" office:value="2.29980185947264" calcext:value-type="float">
            <text:p>2.2998018595</text:p>
          </table:table-cell>
          <table:table-cell office:value-type="float" office:value="1.29980185947264" calcext:value-type="float">
            <text:p>1.2998018595</text:p>
          </table:table-cell>
          <table:table-cell office:value-type="float" office:value="248.466468526139" calcext:value-type="float">
            <text:p>248.4664685261</text:p>
          </table:table-cell>
          <table:table-cell table:number-columns-repeated="2" office:value-type="float" office:value="1.29980185947264" calcext:value-type="float">
            <text:p>1.2998018595</text:p>
          </table:table-cell>
          <table:table-cell office:value-type="float" office:value="3.15887364730986" calcext:value-type="float">
            <text:p>3.1588736473</text:p>
          </table:table-cell>
          <table:table-cell office:value-type="float" office:value="0.205307118426916" calcext:value-type="float">
            <text:p>0.2053071184</text:p>
          </table:table-cell>
          <table:table-cell office:value-type="float" office:value="0.60567735242367" calcext:value-type="float">
            <text:p>0.6056773524</text:p>
          </table:table-cell>
          <table:table-cell office:value-type="float" office:value="1650.08412502061" calcext:value-type="float">
            <text:p>1650.0841250206</text:p>
          </table:table-cell>
        </table:table-row>
        <table:table-row table:style-name="ro1">
          <table:table-cell office:value-type="float" office:value="77.2314337298309" calcext:value-type="float">
            <text:p>77.2314337298</text:p>
          </table:table-cell>
          <table:table-cell office:value-type="float" office:value="11.5891129046152" calcext:value-type="float">
            <text:p>11.5891129046</text:p>
          </table:table-cell>
          <table:table-cell office:value-type="float" office:value="2.02779946495606" calcext:value-type="float">
            <text:p>2.027799465</text:p>
          </table:table-cell>
          <table:table-cell office:value-type="float" office:value="251.978443858844" calcext:value-type="float">
            <text:p>251.9784438588</text:p>
          </table:table-cell>
          <table:table-cell office:value-type="float" office:value="0.716169334707334" calcext:value-type="float">
            <text:p>0.7161693347</text:p>
          </table:table-cell>
          <table:table-cell office:value-type="float" office:value="8.79520367439383" calcext:value-type="float">
            <text:p>8.7952036744</text:p>
          </table:table-cell>
          <table:table-cell office:value-type="float" office:value="2.01264600807724" calcext:value-type="float">
            <text:p>2.0126460081</text:p>
          </table:table-cell>
          <table:table-cell office:value-type="float" office:value="0.343130132643765" calcext:value-type="float">
            <text:p>0.3431301326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1663.7932908718" calcext:value-type="float">
            <text:p>1663.7932908718</text:p>
          </table:table-cell>
        </table:table-row>
        <table:table-row table:style-name="ro1">
          <table:table-cell office:value-type="float" office:value="77.4696504705549" calcext:value-type="float">
            <text:p>77.4696504706</text:p>
          </table:table-cell>
          <table:table-cell office:value-type="float" office:value="9.49399631200585" calcext:value-type="float">
            <text:p>9.493996312</text:p>
          </table:table-cell>
          <table:table-cell office:value-type="float" office:value="1.82210521650161" calcext:value-type="float">
            <text:p>1.8221052165</text:p>
          </table:table-cell>
          <table:table-cell office:value-type="float" office:value="249.883327266235" calcext:value-type="float">
            <text:p>249.8833272662</text:p>
          </table:table-cell>
          <table:table-cell office:value-type="float" office:value="1.06549718654247" calcext:value-type="float">
            <text:p>1.0654971865</text:p>
          </table:table-cell>
          <table:table-cell office:value-type="float" office:value="6.70008708178452" calcext:value-type="float">
            <text:p>6.7000870818</text:p>
          </table:table-cell>
          <table:table-cell office:value-type="float" office:value="1.53220584627135" calcext:value-type="float">
            <text:p>1.5322058463</text:p>
          </table:table-cell>
          <table:table-cell office:value-type="float" office:value="0.197148241503341" calcext:value-type="float">
            <text:p>0.1971482415</text:p>
          </table:table-cell>
          <table:table-cell office:value-type="float" office:value="0.74859898473976" calcext:value-type="float">
            <text:p>0.7485989847</text:p>
          </table:table-cell>
          <table:table-cell office:value-type="float" office:value="1676.40946327338" calcext:value-type="float">
            <text:p>1676.4094632734</text:p>
          </table:table-cell>
        </table:table-row>
        <table:table-row table:style-name="ro1">
          <table:table-cell office:value-type="float" office:value="77.0144102762215" calcext:value-type="float">
            <text:p>77.0144102762</text:p>
          </table:table-cell>
          <table:table-cell office:value-type="float" office:value="11.3720894510057" calcext:value-type="float">
            <text:p>11.372089451</text:p>
          </table:table-cell>
          <table:table-cell office:value-type="float" office:value="2.49154113861383" calcext:value-type="float">
            <text:p>2.4915411386</text:p>
          </table:table-cell>
          <table:table-cell office:value-type="float" office:value="251.761420405235" calcext:value-type="float">
            <text:p>251.7614204052</text:p>
          </table:table-cell>
          <table:table-cell office:value-type="float" office:value="0.49914588109792" calcext:value-type="float">
            <text:p>0.4991458811</text:p>
          </table:table-cell>
          <table:table-cell office:value-type="float" office:value="8.57818022078441" calcext:value-type="float">
            <text:p>8.5781802208</text:p>
          </table:table-cell>
          <table:table-cell office:value-type="float" office:value="2.02117016549827" calcext:value-type="float">
            <text:p>2.0211701655</text:p>
          </table:table-cell>
          <table:table-cell office:value-type="float" office:value="0.324564693971765" calcext:value-type="float">
            <text:p>0.324564694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1699.69875223471" calcext:value-type="float">
            <text:p>1699.6987522347</text:p>
          </table:table-cell>
        </table:table-row>
        <table:table-row table:style-name="ro1">
          <table:table-cell office:value-type="float" office:value="76.8912914536245" calcext:value-type="float">
            <text:p>76.8912914536</text:p>
          </table:table-cell>
          <table:table-cell office:value-type="float" office:value="11.2489706284087" calcext:value-type="float">
            <text:p>11.2489706284</text:p>
          </table:table-cell>
          <table:table-cell office:value-type="float" office:value="2.49187910614029" calcext:value-type="float">
            <text:p>2.4918791061</text:p>
          </table:table-cell>
          <table:table-cell office:value-type="float" office:value="251.638301582638" calcext:value-type="float">
            <text:p>251.6383015826</text:p>
          </table:table-cell>
          <table:table-cell office:value-type="float" office:value="0.376027058500917" calcext:value-type="float">
            <text:p>0.3760270585</text:p>
          </table:table-cell>
          <table:table-cell office:value-type="float" office:value="8.45506139818741" calcext:value-type="float">
            <text:p>8.4550613982</text:p>
          </table:table-cell>
          <table:table-cell office:value-type="float" office:value="2.02227998414816" calcext:value-type="float">
            <text:p>2.0222799841</text:p>
          </table:table-cell>
          <table:table-cell office:value-type="float" office:value="0.301880994681284" calcext:value-type="float">
            <text:p>0.3018809947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1702.73052188489" calcext:value-type="float">
            <text:p>1702.7305218849</text:p>
          </table:table-cell>
        </table:table-row>
        <table:table-row table:style-name="ro1">
          <table:table-cell office:value-type="float" office:value="76.8135492749015" calcext:value-type="float">
            <text:p>76.8135492749</text:p>
          </table:table-cell>
          <table:table-cell office:value-type="float" office:value="5.2339882323777" calcext:value-type="float">
            <text:p>5.2339882324</text:p>
          </table:table-cell>
          <table:table-cell office:value-type="float" office:value="3.01176601015548" calcext:value-type="float">
            <text:p>3.0117660102</text:p>
          </table:table-cell>
          <table:table-cell office:value-type="float" office:value="251.400654899044" calcext:value-type="float">
            <text:p>251.400654899</text:p>
          </table:table-cell>
          <table:table-cell office:value-type="float" office:value="0.567321565711037" calcext:value-type="float">
            <text:p>0.5673215657</text:p>
          </table:table-cell>
          <table:table-cell office:value-type="float" office:value="4.2339882323777" calcext:value-type="float">
            <text:p>4.2339882324</text:p>
          </table:table-cell>
          <table:table-cell office:value-type="float" office:value="1.06176925372487" calcext:value-type="float">
            <text:p>1.0617692537</text:p>
          </table:table-cell>
          <table:table-cell office:value-type="float" office:value="0.576368763331222" calcext:value-type="float">
            <text:p>0.5763687633</text:p>
          </table:table-cell>
          <table:table-cell office:value-type="float" office:value="0.411295395224128" calcext:value-type="float">
            <text:p>0.4112953952</text:p>
          </table:table-cell>
          <table:table-cell office:value-type="float" office:value="1743.31958875277" calcext:value-type="float">
            <text:p>1743.3195887528</text:p>
          </table:table-cell>
        </table:table-row>
        <table:table-row table:style-name="ro1">
          <table:table-cell office:value-type="float" office:value="75.4684221323444" calcext:value-type="float">
            <text:p>75.4684221323</text:p>
          </table:table-cell>
          <table:table-cell office:value-type="float" office:value="3.8888610898206" calcext:value-type="float">
            <text:p>3.8888610898</text:p>
          </table:table-cell>
          <table:table-cell office:value-type="float" office:value="2.8888610898206" calcext:value-type="float">
            <text:p>2.8888610898</text:p>
          </table:table-cell>
          <table:table-cell office:value-type="float" office:value="250.055527756487" calcext:value-type="float">
            <text:p>250.0555277565</text:p>
          </table:table-cell>
          <table:table-cell office:value-type="float" office:value="0.444416645376164" calcext:value-type="float">
            <text:p>0.4444166454</text:p>
          </table:table-cell>
          <table:table-cell office:value-type="float" office:value="2.8888610898206" calcext:value-type="float">
            <text:p>2.8888610898</text:p>
          </table:table-cell>
          <table:table-cell office:value-type="float" office:value="1.07792404584659" calcext:value-type="float">
            <text:p>1.0779240458</text:p>
          </table:table-cell>
          <table:table-cell office:value-type="float" office:value="0.485314724608007" calcext:value-type="float">
            <text:p>0.4853147246</text:p>
          </table:table-cell>
          <table:table-cell office:value-type="float" office:value="0.43676405455744" calcext:value-type="float">
            <text:p>0.4367640546</text:p>
          </table:table-cell>
          <table:table-cell office:value-type="float" office:value="1747.87038346764" calcext:value-type="float">
            <text:p>1747.8703834676</text:p>
          </table:table-cell>
        </table:table-row>
        <table:table-row table:style-name="ro1">
          <table:table-cell office:value-type="float" office:value="77.9157589864417" calcext:value-type="float">
            <text:p>77.9157589864</text:p>
          </table:table-cell>
          <table:table-cell office:value-type="float" office:value="7.00152839137379" calcext:value-type="float">
            <text:p>7.0015283914</text:p>
          </table:table-cell>
          <table:table-cell office:value-type="float" office:value="2.89383600957143" calcext:value-type="float">
            <text:p>2.8938360096</text:p>
          </table:table-cell>
          <table:table-cell office:value-type="float" office:value="249.907380894364" calcext:value-type="float">
            <text:p>249.9073808944</text:p>
          </table:table-cell>
          <table:table-cell office:value-type="float" office:value="0.654198723625885" calcext:value-type="float">
            <text:p>0.6541987236</text:p>
          </table:table-cell>
          <table:table-cell office:value-type="float" office:value="5.93259145346712" calcext:value-type="float">
            <text:p>5.9325914535</text:p>
          </table:table-cell>
          <table:table-cell office:value-type="float" office:value="1.07613739078389" calcext:value-type="float">
            <text:p>1.0761373908</text:p>
          </table:table-cell>
          <table:table-cell office:value-type="float" office:value="0.267495741308834" calcext:value-type="float">
            <text:p>0.2674957413</text:p>
          </table:table-cell>
          <table:table-cell office:value-type="float" office:value="0.433245283770368" calcext:value-type="float">
            <text:p>0.4332452838</text:p>
          </table:table-cell>
          <table:table-cell office:value-type="float" office:value="1787.49184732775" calcext:value-type="float">
            <text:p>1787.4918473278</text:p>
          </table:table-cell>
        </table:table-row>
        <table:table-row table:style-name="ro1">
          <table:table-cell office:value-type="float" office:value="76.4504780807606" calcext:value-type="float">
            <text:p>76.4504780808</text:p>
          </table:table-cell>
          <table:table-cell office:value-type="float" office:value="10.8081572555449" calcext:value-type="float">
            <text:p>10.8081572555</text:p>
          </table:table-cell>
          <table:table-cell office:value-type="float" office:value="2.57232773601988" calcext:value-type="float">
            <text:p>2.572327736</text:p>
          </table:table-cell>
          <table:table-cell office:value-type="float" office:value="251.197488209774" calcext:value-type="float">
            <text:p>251.1974882098</text:p>
          </table:table-cell>
          <table:table-cell office:value-type="float" office:value="1.15743590785925" calcext:value-type="float">
            <text:p>1.1574359079</text:p>
          </table:table-cell>
          <table:table-cell office:value-type="float" office:value="8.01424802532352" calcext:value-type="float">
            <text:p>8.0142480253</text:p>
          </table:table-cell>
          <table:table-cell office:value-type="float" office:value="2.04123797262677" calcext:value-type="float">
            <text:p>2.0412379726</text:p>
          </table:table-cell>
          <table:table-cell office:value-type="float" office:value="0.330458252543723" calcext:value-type="float">
            <text:p>0.3304582525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1790.55765219906" calcext:value-type="float">
            <text:p>1790.5576521991</text:p>
          </table:table-cell>
        </table:table-row>
        <table:table-row table:style-name="ro1">
          <table:table-cell office:value-type="float" office:value="77.1723735359494" calcext:value-type="float">
            <text:p>77.1723735359</text:p>
          </table:table-cell>
          <table:table-cell office:value-type="float" office:value="7.48036516310371" calcext:value-type="float">
            <text:p>7.4803651631</text:p>
          </table:table-cell>
          <table:table-cell office:value-type="float" office:value="2.87884562080753" calcext:value-type="float">
            <text:p>2.8788456208</text:p>
          </table:table-cell>
          <table:table-cell office:value-type="float" office:value="250.386217666094" calcext:value-type="float">
            <text:p>250.3862176661</text:p>
          </table:table-cell>
          <table:table-cell office:value-type="float" office:value="1.13303549535581" calcext:value-type="float">
            <text:p>1.1330354954</text:p>
          </table:table-cell>
          <table:table-cell office:value-type="float" office:value="6.41142822519705" calcext:value-type="float">
            <text:p>6.4114282252</text:p>
          </table:table-cell>
          <table:table-cell office:value-type="float" office:value="1.05692815269875" calcext:value-type="float">
            <text:p>1.0569281527</text:p>
          </table:table-cell>
          <table:table-cell office:value-type="float" office:value="0.287565057932104" calcext:value-type="float">
            <text:p>0.2875650579</text:p>
          </table:table-cell>
          <table:table-cell office:value-type="float" office:value="0.420034700588114" calcext:value-type="float">
            <text:p>0.4200347006</text:p>
          </table:table-cell>
          <table:table-cell office:value-type="float" office:value="1797.99087899613" calcext:value-type="float">
            <text:p>1797.9908789961</text:p>
          </table:table-cell>
        </table:table-row>
        <table:table-row table:style-name="ro1">
          <table:table-cell office:value-type="float" office:value="76.231905883511" calcext:value-type="float">
            <text:p>76.2319058835</text:p>
          </table:table-cell>
          <table:table-cell office:value-type="float" office:value="10.5895850582952" calcext:value-type="float">
            <text:p>10.5895850583</text:p>
          </table:table-cell>
          <table:table-cell office:value-type="float" office:value="2.73250877760582" calcext:value-type="float">
            <text:p>2.7325087776</text:p>
          </table:table-cell>
          <table:table-cell office:value-type="float" office:value="250.978916012524" calcext:value-type="float">
            <text:p>250.9789160125</text:p>
          </table:table-cell>
          <table:table-cell office:value-type="float" office:value="0.93886371060964" calcext:value-type="float">
            <text:p>0.9388637106</text:p>
          </table:table-cell>
          <table:table-cell office:value-type="float" office:value="7.79567582807391" calcext:value-type="float">
            <text:p>7.7956758281</text:p>
          </table:table-cell>
          <table:table-cell office:value-type="float" office:value="2.05178269711559" calcext:value-type="float">
            <text:p>2.0517826971</text:p>
          </table:table-cell>
          <table:table-cell office:value-type="float" office:value="0.3187141927802" calcext:value-type="float">
            <text:p>0.3187141928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1838.10250714928" calcext:value-type="float">
            <text:p>1838.1025071493</text:p>
          </table:table-cell>
        </table:table-row>
        <table:table-row table:style-name="ro1">
          <table:table-cell office:value-type="float" office:value="75.8013268774509" calcext:value-type="float">
            <text:p>75.8013268775</text:p>
          </table:table-cell>
          <table:table-cell office:value-type="float" office:value="3.20667667168975" calcext:value-type="float">
            <text:p>3.2066766717</text:p>
          </table:table-cell>
          <table:table-cell office:value-type="float" office:value="2.20667667168975" calcext:value-type="float">
            <text:p>2.2066766717</text:p>
          </table:table-cell>
          <table:table-cell office:value-type="float" office:value="249.373343338356" calcext:value-type="float">
            <text:p>249.3733433384</text:p>
          </table:table-cell>
          <table:table-cell office:value-type="float" office:value="0.984454449467532" calcext:value-type="float">
            <text:p>0.9844544495</text:p>
          </table:table-cell>
          <table:table-cell office:value-type="float" office:value="2.20667667168975" calcext:value-type="float">
            <text:p>2.2066766717</text:p>
          </table:table-cell>
          <table:table-cell office:value-type="float" office:value="1.07095093984481" calcext:value-type="float">
            <text:p>1.0709509398</text:p>
          </table:table-cell>
          <table:table-cell office:value-type="float" office:value="0.65767048282338" calcext:value-type="float">
            <text:p>0.6576704828</text:p>
          </table:table-cell>
          <table:table-cell office:value-type="float" office:value="0.460568586112911" calcext:value-type="float">
            <text:p>0.4605685861</text:p>
          </table:table-cell>
          <table:table-cell office:value-type="float" office:value="1845.90773693008" calcext:value-type="float">
            <text:p>1845.9077369301</text:p>
          </table:table-cell>
        </table:table-row>
        <table:table-row table:style-name="ro1">
          <table:table-cell office:value-type="float" office:value="77.1916474243133" calcext:value-type="float">
            <text:p>77.1916474243</text:p>
          </table:table-cell>
          <table:table-cell office:value-type="float" office:value="9.21599326576416" calcext:value-type="float">
            <text:p>9.2159932658</text:p>
          </table:table-cell>
          <table:table-cell office:value-type="float" office:value="2.76632439248214" calcext:value-type="float">
            <text:p>2.7663243925</text:p>
          </table:table-cell>
          <table:table-cell office:value-type="float" office:value="249.605324219993" calcext:value-type="float">
            <text:p>249.60532422</text:p>
          </table:table-cell>
          <table:table-cell office:value-type="float" office:value="0.787494140300773" calcext:value-type="float">
            <text:p>0.7874941403</text:p>
          </table:table-cell>
          <table:table-cell office:value-type="float" office:value="6.42208403554283" calcext:value-type="float">
            <text:p>6.4220840355</text:p>
          </table:table-cell>
          <table:table-cell office:value-type="float" office:value="1.44355856809608" calcext:value-type="float">
            <text:p>1.4435585681</text:p>
          </table:table-cell>
          <table:table-cell office:value-type="float" office:value="0.183585274576528" calcext:value-type="float">
            <text:p>0.1835852746</text:p>
          </table:table-cell>
          <table:table-cell office:value-type="float" office:value="0.751451770908213" calcext:value-type="float">
            <text:p>0.7514517709</text:p>
          </table:table-cell>
          <table:table-cell office:value-type="float" office:value="1886.49748695318" calcext:value-type="float">
            <text:p>1886.4974869532</text:p>
          </table:table-cell>
        </table:table-row>
        <table:table-row table:style-name="ro1">
          <table:table-cell office:value-type="float" office:value="76.6320319964861" calcext:value-type="float">
            <text:p>76.6320319965</text:p>
          </table:table-cell>
          <table:table-cell office:value-type="float" office:value="5.05247095396234" calcext:value-type="float">
            <text:p>5.052470954</text:p>
          </table:table-cell>
          <table:table-cell office:value-type="float" office:value="2.83024873174012" calcext:value-type="float">
            <text:p>2.8302487317</text:p>
          </table:table-cell>
          <table:table-cell office:value-type="float" office:value="251.219137620629" calcext:value-type="float">
            <text:p>251.2191376206</text:p>
          </table:table-cell>
          <table:table-cell office:value-type="float" office:value="0.385804287295684" calcext:value-type="float">
            <text:p>0.3858042873</text:p>
          </table:table-cell>
          <table:table-cell office:value-type="float" office:value="4.05247095396235" calcext:value-type="float">
            <text:p>4.052470954</text:p>
          </table:table-cell>
          <table:table-cell office:value-type="float" office:value="1.01240904918978" calcext:value-type="float">
            <text:p>1.0124090492</text:p>
          </table:table-cell>
          <table:table-cell office:value-type="float" office:value="0.67107682620026" calcext:value-type="float">
            <text:p>0.6710768262</text:p>
          </table:table-cell>
          <table:table-cell office:value-type="float" office:value="0.412337470327803" calcext:value-type="float">
            <text:p>0.4123374703</text:p>
          </table:table-cell>
          <table:table-cell office:value-type="float" office:value="1911.02549584353" calcext:value-type="float">
            <text:p>1911.0254958435</text:p>
          </table:table-cell>
        </table:table-row>
        <table:table-row table:style-name="ro1">
          <table:table-cell office:value-type="float" office:value="77.4028957096356" calcext:value-type="float">
            <text:p>77.4028957096</text:p>
          </table:table-cell>
          <table:table-cell office:value-type="float" office:value="9.42724155108652" calcext:value-type="float">
            <text:p>9.4272415511</text:p>
          </table:table-cell>
          <table:table-cell office:value-type="float" office:value="2.9775726778045" calcext:value-type="float">
            <text:p>2.9775726778</text:p>
          </table:table-cell>
          <table:table-cell office:value-type="float" office:value="249.816572505315" calcext:value-type="float">
            <text:p>249.8165725053</text:p>
          </table:table-cell>
          <table:table-cell office:value-type="float" office:value="0.998742425623132" calcext:value-type="float">
            <text:p>0.9987424256</text:p>
          </table:table-cell>
          <table:table-cell office:value-type="float" office:value="6.63333232086518" calcext:value-type="float">
            <text:p>6.6333323209</text:p>
          </table:table-cell>
          <table:table-cell office:value-type="float" office:value="0.926411791690039" calcext:value-type="float">
            <text:p>0.9264117917</text:p>
          </table:table-cell>
          <table:table-cell office:value-type="float" office:value="0.394833559898888" calcext:value-type="float">
            <text:p>0.3948335599</text:p>
          </table:table-cell>
          <table:table-cell office:value-type="float" office:value="0.299629504191249" calcext:value-type="float">
            <text:p>0.2996295042</text:p>
          </table:table-cell>
          <table:table-cell office:value-type="float" office:value="1917.12449684026" calcext:value-type="float">
            <text:p>1917.1244968403</text:p>
          </table:table-cell>
        </table:table-row>
        <table:table-row table:style-name="ro1">
          <table:table-cell office:value-type="float" office:value="78.0022077879688" calcext:value-type="float">
            <text:p>78.002207788</text:p>
          </table:table-cell>
          <table:table-cell office:value-type="float" office:value="10.0265536294197" calcext:value-type="float">
            <text:p>10.0265536294</text:p>
          </table:table-cell>
          <table:table-cell office:value-type="float" office:value="2.35466253391547" calcext:value-type="float">
            <text:p>2.3546625339</text:p>
          </table:table-cell>
          <table:table-cell office:value-type="float" office:value="250.415884583649" calcext:value-type="float">
            <text:p>250.4158845836</text:p>
          </table:table-cell>
          <table:table-cell office:value-type="float" office:value="0.37583228173411" calcext:value-type="float">
            <text:p>0.3758322817</text:p>
          </table:table-cell>
          <table:table-cell office:value-type="float" office:value="7.23264439919838" calcext:value-type="float">
            <text:p>7.2326443992</text:p>
          </table:table-cell>
          <table:table-cell office:value-type="float" office:value="2.06870083453265" calcext:value-type="float">
            <text:p>2.0687008345</text:p>
          </table:table-cell>
          <table:table-cell office:value-type="float" office:value="0.348503723183268" calcext:value-type="float">
            <text:p>0.3485037232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1920.44580092564" calcext:value-type="float">
            <text:p>1920.4458009257</text:p>
          </table:table-cell>
        </table:table-row>
        <table:table-row table:style-name="ro1">
          <table:table-cell office:value-type="float" office:value="75.2761827804939" calcext:value-type="float">
            <text:p>75.2761827805</text:p>
          </table:table-cell>
          <table:table-cell office:value-type="float" office:value="3.20279457747624" calcext:value-type="float">
            <text:p>3.2027945775</text:p>
          </table:table-cell>
          <table:table-cell office:value-type="float" office:value="2.20279457747624" calcext:value-type="float">
            <text:p>2.2027945775</text:p>
          </table:table-cell>
          <table:table-cell office:value-type="float" office:value="249.369461244143" calcext:value-type="float">
            <text:p>249.3694612441</text:p>
          </table:table-cell>
          <table:table-cell office:value-type="float" office:value="0.980572355254023" calcext:value-type="float">
            <text:p>0.9805723553</text:p>
          </table:table-cell>
          <table:table-cell office:value-type="float" office:value="2.20279457747624" calcext:value-type="float">
            <text:p>2.2027945775</text:p>
          </table:table-cell>
          <table:table-cell office:value-type="float" office:value="2.9932439525253" calcext:value-type="float">
            <text:p>2.9932439525</text:p>
          </table:table-cell>
          <table:table-cell office:value-type="float" office:value="0.304044929819683" calcext:value-type="float">
            <text:p>0.3040449298</text:p>
          </table:table-cell>
          <table:table-cell office:value-type="float" office:value="0.509756380583527" calcext:value-type="float">
            <text:p>0.5097563806</text:p>
          </table:table-cell>
          <table:table-cell office:value-type="float" office:value="1920.83186641499" calcext:value-type="float">
            <text:p>1920.831866415</text:p>
          </table:table-cell>
        </table:table-row>
        <table:table-row table:style-name="ro1">
          <table:table-cell office:value-type="float" office:value="77.2498852690816" calcext:value-type="float">
            <text:p>77.2498852691</text:p>
          </table:table-cell>
          <table:table-cell office:value-type="float" office:value="9.27423111053248" calcext:value-type="float">
            <text:p>9.2742311105</text:p>
          </table:table-cell>
          <table:table-cell office:value-type="float" office:value="1.82456223725045" calcext:value-type="float">
            <text:p>1.8245622373</text:p>
          </table:table-cell>
          <table:table-cell office:value-type="float" office:value="249.663562064761" calcext:value-type="float">
            <text:p>249.6635620648</text:p>
          </table:table-cell>
          <table:table-cell office:value-type="float" office:value="0.845731985069085" calcext:value-type="float">
            <text:p>0.8457319851</text:p>
          </table:table-cell>
          <table:table-cell office:value-type="float" office:value="6.48032188031114" calcext:value-type="float">
            <text:p>6.4803218803</text:p>
          </table:table-cell>
          <table:table-cell office:value-type="float" office:value="0.927313314790519" calcext:value-type="float">
            <text:p>0.9273133148</text:p>
          </table:table-cell>
          <table:table-cell office:value-type="float" office:value="0.417456329515524" calcext:value-type="float">
            <text:p>0.4174563295</text:p>
          </table:table-cell>
          <table:table-cell office:value-type="float" office:value="0.305009843249565" calcext:value-type="float">
            <text:p>0.3050098432</text:p>
          </table:table-cell>
          <table:table-cell office:value-type="float" office:value="1927.50446226552" calcext:value-type="float">
            <text:p>1927.5044622655</text:p>
          </table:table-cell>
        </table:table-row>
        <table:table-row table:style-name="ro1">
          <table:table-cell office:value-type="float" office:value="77.0386369837592" calcext:value-type="float">
            <text:p>77.0386369838</text:p>
          </table:table-cell>
          <table:table-cell office:value-type="float" office:value="9.06298282521012" calcext:value-type="float">
            <text:p>9.0629828252</text:p>
          </table:table-cell>
          <table:table-cell office:value-type="float" office:value="1.61331395192809" calcext:value-type="float">
            <text:p>1.6133139519</text:p>
          </table:table-cell>
          <table:table-cell office:value-type="float" office:value="249.452313779439" calcext:value-type="float">
            <text:p>249.4523137794</text:p>
          </table:table-cell>
          <table:table-cell office:value-type="float" office:value="0.634483699746726" calcext:value-type="float">
            <text:p>0.6344836997</text:p>
          </table:table-cell>
          <table:table-cell office:value-type="float" office:value="6.26907359498878" calcext:value-type="float">
            <text:p>6.269073595</text:p>
          </table:table-cell>
          <table:table-cell office:value-type="float" office:value="1.44446009119655" calcext:value-type="float">
            <text:p>1.4444600912</text:p>
          </table:table-cell>
          <table:table-cell office:value-type="float" office:value="0.206208044193165" calcext:value-type="float">
            <text:p>0.2062080442</text:p>
          </table:table-cell>
          <table:table-cell office:value-type="float" office:value="0.764945319657638" calcext:value-type="float">
            <text:p>0.7649453197</text:p>
          </table:table-cell>
          <table:table-cell office:value-type="float" office:value="1938.75355094817" calcext:value-type="float">
            <text:p>1938.7535509482</text:p>
          </table:table-cell>
        </table:table-row>
        <table:table-row table:style-name="ro1">
          <table:table-cell office:value-type="float" office:value="77.4482666513555" calcext:value-type="float">
            <text:p>77.4482666514</text:p>
          </table:table-cell>
          <table:table-cell office:value-type="float" office:value="7.95135049006299" calcext:value-type="float">
            <text:p>7.9513504901</text:p>
          </table:table-cell>
          <table:table-cell office:value-type="float" office:value="2.72390383900319" calcext:value-type="float">
            <text:p>2.723903839</text:p>
          </table:table-cell>
          <table:table-cell office:value-type="float" office:value="249.340681444292" calcext:value-type="float">
            <text:p>249.3406814443</text:p>
          </table:table-cell>
          <table:table-cell office:value-type="float" office:value="0.522851364599598" calcext:value-type="float">
            <text:p>0.5228513646</text:p>
          </table:table-cell>
          <table:table-cell office:value-type="float" office:value="6.15744125984165" calcext:value-type="float">
            <text:p>6.1574412598</text:p>
          </table:table-cell>
          <table:table-cell office:value-type="float" office:value="0.928475459980507" calcext:value-type="float">
            <text:p>0.92847546</text:p>
          </table:table-cell>
          <table:table-cell office:value-type="float" office:value="0.367622232918229" calcext:value-type="float">
            <text:p>0.3676222329</text:p>
          </table:table-cell>
          <table:table-cell office:value-type="float" office:value="0.314247808591123" calcext:value-type="float">
            <text:p>0.3142478086</text:p>
          </table:table-cell>
          <table:table-cell office:value-type="float" office:value="1952.10425972901" calcext:value-type="float">
            <text:p>1952.104259729</text:p>
          </table:table-cell>
        </table:table-row>
        <table:table-row table:style-name="ro1">
          <table:table-cell office:value-type="float" office:value="75.5354420397532" calcext:value-type="float">
            <text:p>75.5354420398</text:p>
          </table:table-cell>
          <table:table-cell office:value-type="float" office:value="3.4620538367355" calcext:value-type="float">
            <text:p>3.4620538367</text:p>
          </table:table-cell>
          <table:table-cell office:value-type="float" office:value="2.4620538367355" calcext:value-type="float">
            <text:p>2.4620538367</text:p>
          </table:table-cell>
          <table:table-cell office:value-type="float" office:value="249.628720503402" calcext:value-type="float">
            <text:p>249.6287205034</text:p>
          </table:table-cell>
          <table:table-cell office:value-type="float" office:value="1.23983161451328" calcext:value-type="float">
            <text:p>1.2398316145</text:p>
          </table:table-cell>
          <table:table-cell office:value-type="float" office:value="2.4620538367355" calcext:value-type="float">
            <text:p>2.4620538367</text:p>
          </table:table-cell>
          <table:table-cell office:value-type="float" office:value="1.03028098956234" calcext:value-type="float">
            <text:p>1.0302809896</text:p>
          </table:table-cell>
          <table:table-cell office:value-type="float" office:value="0.563304189078942" calcext:value-type="float">
            <text:p>0.5633041891</text:p>
          </table:table-cell>
          <table:table-cell office:value-type="float" office:value="0.453116782852024" calcext:value-type="float">
            <text:p>0.4531167829</text:p>
          </table:table-cell>
          <table:table-cell office:value-type="float" office:value="1957.70559224172" calcext:value-type="float">
            <text:p>1957.7055922417</text:p>
          </table:table-cell>
        </table:table-row>
        <table:table-row table:style-name="ro1">
          <table:table-cell office:value-type="float" office:value="77.6466052030652" calcext:value-type="float">
            <text:p>77.6466052031</text:p>
          </table:table-cell>
          <table:table-cell office:value-type="float" office:value="9.67095104451614" calcext:value-type="float">
            <text:p>9.6709510445</text:p>
          </table:table-cell>
          <table:table-cell office:value-type="float" office:value="1.9990599490119" calcext:value-type="float">
            <text:p>1.999059949</text:p>
          </table:table-cell>
          <table:table-cell office:value-type="float" office:value="250.060281998745" calcext:value-type="float">
            <text:p>250.0602819987</text:p>
          </table:table-cell>
          <table:table-cell office:value-type="float" office:value="1.24245191905276" calcext:value-type="float">
            <text:p>1.2424519191</text:p>
          </table:table-cell>
          <table:table-cell office:value-type="float" office:value="6.87704181429481" calcext:value-type="float">
            <text:p>6.8770418143</text:p>
          </table:table-cell>
          <table:table-cell office:value-type="float" office:value="2.07953094915201" calcext:value-type="float">
            <text:p>2.0795309492</text:p>
          </table:table-cell>
          <table:table-cell office:value-type="float" office:value="0.37410297401363" calcext:value-type="float">
            <text:p>0.374102974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1975.28758049981" calcext:value-type="float">
            <text:p>1975.2875804998</text:p>
          </table:table-cell>
        </table:table-row>
        <table:table-row table:style-name="ro1">
          <table:table-cell office:value-type="float" office:value="75.5420676181917" calcext:value-type="float">
            <text:p>75.5420676182</text:p>
          </table:table-cell>
          <table:table-cell office:value-type="float" office:value="2.94741741243049" calcext:value-type="float">
            <text:p>2.9474174124</text:p>
          </table:table-cell>
          <table:table-cell office:value-type="float" office:value="1.94741741243049" calcext:value-type="float">
            <text:p>1.9474174124</text:p>
          </table:table-cell>
          <table:table-cell office:value-type="float" office:value="249.114084079097" calcext:value-type="float">
            <text:p>249.1140840791</text:p>
          </table:table-cell>
          <table:table-cell office:value-type="float" office:value="0.725195190208273" calcext:value-type="float">
            <text:p>0.7251951902</text:p>
          </table:table-cell>
          <table:table-cell office:value-type="float" office:value="1.94741741243049" calcext:value-type="float">
            <text:p>1.9474174124</text:p>
          </table:table-cell>
          <table:table-cell office:value-type="float" office:value="3.03391390280778" calcext:value-type="float">
            <text:p>3.0339139028</text:p>
          </table:table-cell>
          <table:table-cell office:value-type="float" office:value="0.398411223564121" calcext:value-type="float">
            <text:p>0.3984112236</text:p>
          </table:table-cell>
          <table:table-cell office:value-type="float" office:value="0.518139659252025" calcext:value-type="float">
            <text:p>0.5181396593</text:p>
          </table:table-cell>
          <table:table-cell office:value-type="float" office:value="1987.00715589392" calcext:value-type="float">
            <text:p>1987.0071558939</text:p>
          </table:table-cell>
        </table:table-row>
        <table:table-row table:style-name="ro1">
          <table:table-cell office:value-type="float" office:value="77.6959879191146" calcext:value-type="float">
            <text:p>77.6959879191</text:p>
          </table:table-cell>
          <table:table-cell office:value-type="float" office:value="9.72033376056552" calcext:value-type="float">
            <text:p>9.7203337606</text:p>
          </table:table-cell>
          <table:table-cell office:value-type="float" office:value="2.04844266506128" calcext:value-type="float">
            <text:p>2.0484426651</text:p>
          </table:table-cell>
          <table:table-cell office:value-type="float" office:value="250.109664714794" calcext:value-type="float">
            <text:p>250.1096647148</text:p>
          </table:table-cell>
          <table:table-cell office:value-type="float" office:value="1.29183463510214" calcext:value-type="float">
            <text:p>1.2918346351</text:p>
          </table:table-cell>
          <table:table-cell office:value-type="float" office:value="6.92642453034419" calcext:value-type="float">
            <text:p>6.9264245303</text:p>
          </table:table-cell>
          <table:table-cell office:value-type="float" office:value="0.906691442979169" calcext:value-type="float">
            <text:p>0.906691443</text:p>
          </table:table-cell>
          <table:table-cell office:value-type="float" office:value="0.423485690063012" calcext:value-type="float">
            <text:p>0.4234856901</text:p>
          </table:table-cell>
          <table:table-cell office:value-type="float" office:value="0.296614692670471" calcext:value-type="float">
            <text:p>0.2966146927</text:p>
          </table:table-cell>
          <table:table-cell office:value-type="float" office:value="1988.63637759853" calcext:value-type="float">
            <text:p>1988.6363775985</text:p>
          </table:table-cell>
        </table:table-row>
        <table:table-row table:style-name="ro1">
          <table:table-cell office:value-type="float" office:value="78.0515905040182" calcext:value-type="float">
            <text:p>78.051590504</text:p>
          </table:table-cell>
          <table:table-cell office:value-type="float" office:value="10.0759363454691" calcext:value-type="float">
            <text:p>10.0759363455</text:p>
          </table:table-cell>
          <table:table-cell office:value-type="float" office:value="2.40404524996486" calcext:value-type="float">
            <text:p>2.40404525</text:p>
          </table:table-cell>
          <table:table-cell office:value-type="float" office:value="250.465267299698" calcext:value-type="float">
            <text:p>250.4652672997</text:p>
          </table:table-cell>
          <table:table-cell office:value-type="float" office:value="0.425214997783493" calcext:value-type="float">
            <text:p>0.4252149978</text:p>
          </table:table-cell>
          <table:table-cell office:value-type="float" office:value="7.28202711524777" calcext:value-type="float">
            <text:p>7.2820271152</text:p>
          </table:table-cell>
          <table:table-cell office:value-type="float" office:value="0.895861328359812" calcext:value-type="float">
            <text:p>0.8958613284</text:p>
          </table:table-cell>
          <table:table-cell office:value-type="float" office:value="0.397886439232651" calcext:value-type="float">
            <text:p>0.3978864392</text:p>
          </table:table-cell>
          <table:table-cell office:value-type="float" office:value="0.289851501046364" calcext:value-type="float">
            <text:p>0.289851501</text:p>
          </table:table-cell>
          <table:table-cell office:value-type="float" office:value="2016.73308455832" calcext:value-type="float">
            <text:p>2016.7330845583</text:p>
          </table:table-cell>
        </table:table-row>
        <table:table-row table:style-name="ro1">
          <table:table-cell office:value-type="float" office:value="76.8922529786052" calcext:value-type="float">
            <text:p>76.8922529786</text:p>
          </table:table-cell>
          <table:table-cell office:value-type="float" office:value="5.3126919360814" calcext:value-type="float">
            <text:p>5.3126919361</text:p>
          </table:table-cell>
          <table:table-cell office:value-type="float" office:value="3.09046971385918" calcext:value-type="float">
            <text:p>3.0904697139</text:p>
          </table:table-cell>
          <table:table-cell office:value-type="float" office:value="251.479358602748" calcext:value-type="float">
            <text:p>251.4793586027</text:p>
          </table:table-cell>
          <table:table-cell office:value-type="float" office:value="0.646025269414741" calcext:value-type="float">
            <text:p>0.6460252694</text:p>
          </table:table-cell>
          <table:table-cell office:value-type="float" office:value="4.3126919360814" calcext:value-type="float">
            <text:p>4.3126919361</text:p>
          </table:table-cell>
          <table:table-cell office:value-type="float" office:value="2.08491740187302" calcext:value-type="float">
            <text:p>2.0849174019</text:p>
          </table:table-cell>
          <table:table-cell office:value-type="float" office:value="0.655072467034926" calcext:value-type="float">
            <text:p>0.655072467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2039.99980944741" calcext:value-type="float">
            <text:p>2039.9998094474</text:p>
          </table:table-cell>
        </table:table-row>
        <table:table-row table:style-name="ro1">
          <table:table-cell office:value-type="float" office:value="76.2812885995604" calcext:value-type="float">
            <text:p>76.2812885996</text:p>
          </table:table-cell>
          <table:table-cell office:value-type="float" office:value="10.6389677743446" calcext:value-type="float">
            <text:p>10.6389677743</text:p>
          </table:table-cell>
          <table:table-cell office:value-type="float" office:value="2.7818914936552" calcext:value-type="float">
            <text:p>2.7818914937</text:p>
          </table:table-cell>
          <table:table-cell office:value-type="float" office:value="251.028298728574" calcext:value-type="float">
            <text:p>251.0282987286</text:p>
          </table:table-cell>
          <table:table-cell office:value-type="float" office:value="0.988246426659022" calcext:value-type="float">
            <text:p>0.9882464267</text:p>
          </table:table-cell>
          <table:table-cell office:value-type="float" office:value="7.84505854412329" calcext:value-type="float">
            <text:p>7.8450585441</text:p>
          </table:table-cell>
          <table:table-cell office:value-type="float" office:value="0.87894319094275" calcext:value-type="float">
            <text:p>0.8789431909</text:p>
          </table:table-cell>
          <table:table-cell office:value-type="float" office:value="0.368096908829583" calcext:value-type="float">
            <text:p>0.3680969088</text:p>
          </table:table-cell>
          <table:table-cell office:value-type="float" office:value="0.279334651862514" calcext:value-type="float">
            <text:p>0.2793346519</text:p>
          </table:table-cell>
          <table:table-cell office:value-type="float" office:value="2040.00361477369" calcext:value-type="float">
            <text:p>2040.0036147737</text:p>
          </table:table-cell>
        </table:table-row>
        <table:table-row table:style-name="ro1">
          <table:table-cell office:value-type="float" office:value="77.2370183660332" calcext:value-type="float">
            <text:p>77.237018366</text:p>
          </table:table-cell>
          <table:table-cell office:value-type="float" office:value="7.74010220474063" calcext:value-type="float">
            <text:p>7.7401022047</text:p>
          </table:table-cell>
          <table:table-cell office:value-type="float" office:value="2.51265555368083" calcext:value-type="float">
            <text:p>2.5126555537</text:p>
          </table:table-cell>
          <table:table-cell office:value-type="float" office:value="249.12943315897" calcext:value-type="float">
            <text:p>249.129433159</text:p>
          </table:table-cell>
          <table:table-cell office:value-type="float" office:value="0.311603079277239" calcext:value-type="float">
            <text:p>0.3116030793</text:p>
          </table:table-cell>
          <table:table-cell office:value-type="float" office:value="5.94619297451929" calcext:value-type="float">
            <text:p>5.9461929745</text:p>
          </table:table-cell>
          <table:table-cell office:value-type="float" office:value="1.44562223638654" calcext:value-type="float">
            <text:p>1.4456222364</text:p>
          </table:table-cell>
          <table:table-cell office:value-type="float" office:value="0.156373947595869" calcext:value-type="float">
            <text:p>0.1563739476</text:p>
          </table:table-cell>
          <table:table-cell office:value-type="float" office:value="0.788113550196784" calcext:value-type="float">
            <text:p>0.7881135502</text:p>
          </table:table-cell>
          <table:table-cell office:value-type="float" office:value="2048.97146079041" calcext:value-type="float">
            <text:p>2048.9714607904</text:p>
          </table:table-cell>
        </table:table-row>
        <table:table-row table:style-name="ro1">
          <table:table-cell office:value-type="float" office:value="76.49986079681" calcext:value-type="float">
            <text:p>76.4998607968</text:p>
          </table:table-cell>
          <table:table-cell office:value-type="float" office:value="10.8575399715942" calcext:value-type="float">
            <text:p>10.8575399716</text:p>
          </table:table-cell>
          <table:table-cell office:value-type="float" office:value="2.62171045206926" calcext:value-type="float">
            <text:p>2.6217104521</text:p>
          </table:table-cell>
          <table:table-cell office:value-type="float" office:value="251.246870925823" calcext:value-type="float">
            <text:p>251.2468709258</text:p>
          </table:table-cell>
          <table:table-cell office:value-type="float" office:value="1.20681862390863" calcext:value-type="float">
            <text:p>1.2068186239</text:p>
          </table:table-cell>
          <table:table-cell office:value-type="float" office:value="8.0636307413729" calcext:value-type="float">
            <text:p>8.0636307414</text:p>
          </table:table-cell>
          <table:table-cell office:value-type="float" office:value="0.868398466453928" calcext:value-type="float">
            <text:p>0.8683984665</text:p>
          </table:table-cell>
          <table:table-cell office:value-type="float" office:value="0.379840968593105" calcext:value-type="float">
            <text:p>0.3798409686</text:p>
          </table:table-cell>
          <table:table-cell office:value-type="float" office:value="0.271814348351884" calcext:value-type="float">
            <text:p>0.2718143484</text:p>
          </table:table-cell>
          <table:table-cell office:value-type="float" office:value="2064.77675947239" calcext:value-type="float">
            <text:p>2064.7767594724</text:p>
          </table:table-cell>
        </table:table-row>
        <table:table-row table:style-name="ro1">
          <table:table-cell office:value-type="float" office:value="77.3535129935862" calcext:value-type="float">
            <text:p>77.3535129936</text:p>
          </table:table-cell>
          <table:table-cell office:value-type="float" office:value="9.37785883503714" calcext:value-type="float">
            <text:p>9.377858835</text:p>
          </table:table-cell>
          <table:table-cell office:value-type="float" office:value="2.92818996175512" calcext:value-type="float">
            <text:p>2.9281899618</text:p>
          </table:table-cell>
          <table:table-cell office:value-type="float" office:value="249.767189789266" calcext:value-type="float">
            <text:p>249.7671897893</text:p>
          </table:table-cell>
          <table:table-cell office:value-type="float" office:value="0.949359709573749" calcext:value-type="float">
            <text:p>0.9493597096</text:p>
          </table:table-cell>
          <table:table-cell office:value-type="float" office:value="6.5839496048158" calcext:value-type="float">
            <text:p>6.5839496048</text:p>
          </table:table-cell>
          <table:table-cell office:value-type="float" office:value="2.09925129786288" calcext:value-type="float">
            <text:p>2.0992512979</text:p>
          </table:table-cell>
          <table:table-cell office:value-type="float" office:value="0.345450843849505" calcext:value-type="float">
            <text:p>0.3454508438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2069.45655433182" calcext:value-type="float">
            <text:p>2069.4565543318</text:p>
          </table:table-cell>
        </table:table-row>
        <table:table-row table:style-name="ro1">
          <table:table-cell office:value-type="float" office:value="77.2005025530322" calcext:value-type="float">
            <text:p>77.200502553</text:p>
          </table:table-cell>
          <table:table-cell office:value-type="float" office:value="9.2248483944831" calcext:value-type="float">
            <text:p>9.2248483945</text:p>
          </table:table-cell>
          <table:table-cell office:value-type="float" office:value="1.77517952120107" calcext:value-type="float">
            <text:p>1.7751795212</text:p>
          </table:table-cell>
          <table:table-cell office:value-type="float" office:value="249.614179348712" calcext:value-type="float">
            <text:p>249.6141793487</text:p>
          </table:table-cell>
          <table:table-cell office:value-type="float" office:value="0.796349269019703" calcext:value-type="float">
            <text:p>0.796349269</text:p>
          </table:table-cell>
          <table:table-cell office:value-type="float" office:value="6.43093916426176" calcext:value-type="float">
            <text:p>6.4309391643</text:p>
          </table:table-cell>
          <table:table-cell office:value-type="float" office:value="2.10015282096336" calcext:value-type="float">
            <text:p>2.100152821</text:p>
          </table:table-cell>
          <table:table-cell office:value-type="float" office:value="0.368073613466141" calcext:value-type="float">
            <text:p>0.3680736135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2076.44445737697" calcext:value-type="float">
            <text:p>2076.444457377</text:p>
          </table:table-cell>
        </table:table-row>
        <table:table-row table:style-name="ro1">
          <table:table-cell office:value-type="float" office:value="76.2475095377372" calcext:value-type="float">
            <text:p>76.2475095377</text:p>
          </table:table-cell>
          <table:table-cell office:value-type="float" office:value="4.66794849521339" calcext:value-type="float">
            <text:p>4.6679484952</text:p>
          </table:table-cell>
          <table:table-cell office:value-type="float" office:value="2.44572627299118" calcext:value-type="float">
            <text:p>2.445726273</text:p>
          </table:table-cell>
          <table:table-cell office:value-type="float" office:value="250.83461516188" calcext:value-type="float">
            <text:p>250.8346151619</text:p>
          </table:table-cell>
          <table:table-cell office:value-type="float" office:value="1.22350405076896" calcext:value-type="float">
            <text:p>1.2235040508</text:p>
          </table:table-cell>
          <table:table-cell office:value-type="float" office:value="3.6679484952134" calcext:value-type="float">
            <text:p>3.6679484952</text:p>
          </table:table-cell>
          <table:table-cell office:value-type="float" office:value="1.09506921278273" calcext:value-type="float">
            <text:p>1.0950692128</text:p>
          </table:table-cell>
          <table:table-cell office:value-type="float" office:value="0.702341008495593" calcext:value-type="float">
            <text:p>0.7023410085</text:p>
          </table:table-cell>
          <table:table-cell office:value-type="float" office:value="0.554183814443073" calcext:value-type="float">
            <text:p>0.5541838144</text:p>
          </table:table-cell>
          <table:table-cell office:value-type="float" office:value="2076.95140514969" calcext:value-type="float">
            <text:p>2076.9514051497</text:p>
          </table:table-cell>
        </table:table-row>
        <table:table-row table:style-name="ro1">
          <table:table-cell office:value-type="float" office:value="77.3988839353062" calcext:value-type="float">
            <text:p>77.3988839353</text:p>
          </table:table-cell>
          <table:table-cell office:value-type="float" office:value="7.90196777401361" calcext:value-type="float">
            <text:p>7.901967774</text:p>
          </table:table-cell>
          <table:table-cell office:value-type="float" office:value="2.6745211229538" calcext:value-type="float">
            <text:p>2.674521123</text:p>
          </table:table-cell>
          <table:table-cell office:value-type="float" office:value="249.291298728243" calcext:value-type="float">
            <text:p>249.2912987282</text:p>
          </table:table-cell>
          <table:table-cell office:value-type="float" office:value="0.473468648550216" calcext:value-type="float">
            <text:p>0.4734686486</text:p>
          </table:table-cell>
          <table:table-cell office:value-type="float" office:value="6.10805854379227" calcext:value-type="float">
            <text:p>6.1080585438</text:p>
          </table:table-cell>
          <table:table-cell office:value-type="float" office:value="2.10131496615335" calcext:value-type="float">
            <text:p>2.1013149662</text:p>
          </table:table-cell>
          <table:table-cell office:value-type="float" office:value="0.318239516868846" calcext:value-type="float">
            <text:p>0.3182395169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2077.10772921962" calcext:value-type="float">
            <text:p>2077.1077292196</text:p>
          </table:table-cell>
        </table:table-row>
        <table:table-row table:style-name="ro1">
          <table:table-cell office:value-type="float" office:value="77.6564997271824" calcext:value-type="float">
            <text:p>77.6564997272</text:p>
          </table:table-cell>
          <table:table-cell office:value-type="float" office:value="6.74226913211453" calcext:value-type="float">
            <text:p>6.7422691321</text:p>
          </table:table-cell>
          <table:table-cell office:value-type="float" office:value="2.63457675031217" calcext:value-type="float">
            <text:p>2.6345767503</text:p>
          </table:table-cell>
          <table:table-cell office:value-type="float" office:value="249.648121635104" calcext:value-type="float">
            <text:p>249.6481216351</text:p>
          </table:table-cell>
          <table:table-cell office:value-type="float" office:value="0.394939464366625" calcext:value-type="float">
            <text:p>0.3949394644</text:p>
          </table:table-cell>
          <table:table-cell office:value-type="float" office:value="5.67333219420786" calcext:value-type="float">
            <text:p>5.6733321942</text:p>
          </table:table-cell>
          <table:table-cell office:value-type="float" office:value="3.03910035374685" calcext:value-type="float">
            <text:p>3.0391003537</text:p>
          </table:table-cell>
          <table:table-cell office:value-type="float" office:value="0.00823648204957479" calcext:value-type="float">
            <text:p>0.008236482</text:p>
          </table:table-cell>
          <table:table-cell office:value-type="float" office:value="0.487400944116664" calcext:value-type="float">
            <text:p>0.4874009441</text:p>
          </table:table-cell>
          <table:table-cell office:value-type="float" office:value="2091.52417451617" calcext:value-type="float">
            <text:p>2091.5241745162</text:p>
          </table:table-cell>
        </table:table-row>
        <table:table-row table:style-name="ro1">
          <table:table-cell office:value-type="float" office:value="75.3599923909608" calcext:value-type="float">
            <text:p>75.359992391</text:p>
          </table:table-cell>
          <table:table-cell office:value-type="float" office:value="3.78043134843699" calcext:value-type="float">
            <text:p>3.780431348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49.947098015103" calcext:value-type="float">
            <text:p>249.9470980151</text:p>
          </table:table-cell>
          <table:table-cell office:value-type="float" office:value="0.335986903992553" calcext:value-type="float">
            <text:p>0.33598690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3.033340817721" calcext:value-type="float">
            <text:p>3.0333408177</text:p>
          </table:table-cell>
          <table:table-cell office:value-type="float" office:value="0.220470185240367" calcext:value-type="float">
            <text:p>0.2204701852</text:p>
          </table:table-cell>
          <table:table-cell office:value-type="float" office:value="0.500468519866226" calcext:value-type="float">
            <text:p>0.5004685199</text:p>
          </table:table-cell>
          <table:table-cell office:value-type="float" office:value="2115.29945127297" calcext:value-type="float">
            <text:p>2115.299451273</text:p>
          </table:table-cell>
        </table:table-row>
        <table:table-row table:style-name="ro1">
          <table:table-cell office:value-type="float" office:value="77.0637929922709" calcext:value-type="float">
            <text:p>77.0637929923</text:p>
          </table:table-cell>
          <table:table-cell office:value-type="float" office:value="11.4214721670551" calcext:value-type="float">
            <text:p>11.4214721671</text:p>
          </table:table-cell>
          <table:table-cell office:value-type="float" office:value="2.54092385466322" calcext:value-type="float">
            <text:p>2.5409238547</text:p>
          </table:table-cell>
          <table:table-cell office:value-type="float" office:value="251.810803121284" calcext:value-type="float">
            <text:p>251.8108031213</text:p>
          </table:table-cell>
          <table:table-cell office:value-type="float" office:value="0.548528597147303" calcext:value-type="float">
            <text:p>0.5485285971</text:p>
          </table:table-cell>
          <table:table-cell office:value-type="float" office:value="8.62756293683379" calcext:value-type="float">
            <text:p>8.6275629368</text:p>
          </table:table-cell>
          <table:table-cell office:value-type="float" office:value="0.848330659325426" calcext:value-type="float">
            <text:p>0.8483306593</text:p>
          </table:table-cell>
          <table:table-cell office:value-type="float" office:value="0.373947410021148" calcext:value-type="float">
            <text:p>0.37394741</text:p>
          </table:table-cell>
          <table:table-cell office:value-type="float" office:value="0.263491008662583" calcext:value-type="float">
            <text:p>0.2634910087</text:p>
          </table:table-cell>
          <table:table-cell office:value-type="float" office:value="2131.47650079164" calcext:value-type="float">
            <text:p>2131.4765007916</text:p>
          </table:table-cell>
        </table:table-row>
        <table:table-row table:style-name="ro1">
          <table:table-cell office:value-type="float" office:value="76.9406741696739" calcext:value-type="float">
            <text:p>76.9406741697</text:p>
          </table:table-cell>
          <table:table-cell office:value-type="float" office:value="11.2983533444581" calcext:value-type="float">
            <text:p>11.2983533445</text:p>
          </table:table-cell>
          <table:table-cell office:value-type="float" office:value="2.54126182218967" calcext:value-type="float">
            <text:p>2.5412618222</text:p>
          </table:table-cell>
          <table:table-cell office:value-type="float" office:value="251.687684298687" calcext:value-type="float">
            <text:p>251.6876842987</text:p>
          </table:table-cell>
          <table:table-cell office:value-type="float" office:value="0.4254097745503" calcext:value-type="float">
            <text:p>0.4254097746</text:p>
          </table:table-cell>
          <table:table-cell office:value-type="float" office:value="8.5044441142368" calcext:value-type="float">
            <text:p>8.5044441142</text:p>
          </table:table-cell>
          <table:table-cell office:value-type="float" office:value="0.84944047797532" calcext:value-type="float">
            <text:p>0.849440478</text:p>
          </table:table-cell>
          <table:table-cell office:value-type="float" office:value="0.351263710730666" calcext:value-type="float">
            <text:p>0.3512637107</text:p>
          </table:table-cell>
          <table:table-cell office:value-type="float" office:value="0.267956126792664" calcext:value-type="float">
            <text:p>0.2679561268</text:p>
          </table:table-cell>
          <table:table-cell office:value-type="float" office:value="2138.47280583744" calcext:value-type="float">
            <text:p>2138.4728058374</text:p>
          </table:table-cell>
        </table:table-row>
        <table:table-row table:style-name="ro1">
          <table:table-cell office:value-type="float" office:value="77.2808164458803" calcext:value-type="float">
            <text:p>77.2808164459</text:p>
          </table:table-cell>
          <table:table-cell office:value-type="float" office:value="11.6384956206645" calcext:value-type="float">
            <text:p>11.6384956207</text:p>
          </table:table-cell>
          <table:table-cell office:value-type="float" office:value="2.07718218100544" calcext:value-type="float">
            <text:p>2.077182181</text:p>
          </table:table-cell>
          <table:table-cell office:value-type="float" office:value="252.027826574893" calcext:value-type="float">
            <text:p>252.0278265749</text:p>
          </table:table-cell>
          <table:table-cell office:value-type="float" office:value="0.765552050756717" calcext:value-type="float">
            <text:p>0.7655520508</text:p>
          </table:table-cell>
          <table:table-cell office:value-type="float" office:value="8.84458639044321" calcext:value-type="float">
            <text:p>8.8445863904</text:p>
          </table:table-cell>
          <table:table-cell office:value-type="float" office:value="0.839806501904405" calcext:value-type="float">
            <text:p>0.8398065019</text:p>
          </table:table-cell>
          <table:table-cell office:value-type="float" office:value="0.392512848693147" calcext:value-type="float">
            <text:p>0.3925128487</text:p>
          </table:table-cell>
          <table:table-cell office:value-type="float" office:value="0.261165351397405" calcext:value-type="float">
            <text:p>0.2611653514</text:p>
          </table:table-cell>
          <table:table-cell office:value-type="float" office:value="2163.20921416451" calcext:value-type="float">
            <text:p>2163.2092141645</text:p>
          </table:table-cell>
        </table:table-row>
        <table:table-row table:style-name="ro1">
          <table:table-cell office:value-type="float" office:value="76.9131142766902" calcext:value-type="float">
            <text:p>76.9131142767</text:p>
          </table:table-cell>
          <table:table-cell office:value-type="float" office:value="7.22110590384445" calcext:value-type="float">
            <text:p>7.2211059038</text:p>
          </table:table-cell>
          <table:table-cell office:value-type="float" office:value="2.61958636154827" calcext:value-type="float">
            <text:p>2.6195863615</text:p>
          </table:table-cell>
          <table:table-cell office:value-type="float" office:value="250.126958406834" calcext:value-type="float">
            <text:p>250.1269584068</text:p>
          </table:table-cell>
          <table:table-cell office:value-type="float" office:value="0.873776236096554" calcext:value-type="float">
            <text:p>0.8737762361</text:p>
          </table:table-cell>
          <table:table-cell office:value-type="float" office:value="6.15216896593779" calcext:value-type="float">
            <text:p>6.1521689659</text:p>
          </table:table-cell>
          <table:table-cell office:value-type="float" office:value="3.01989111566171" calcext:value-type="float">
            <text:p>3.0198911157</text:p>
          </table:table-cell>
          <table:table-cell office:value-type="float" office:value="0.0283057986728443" calcext:value-type="float">
            <text:p>0.0283057987</text:p>
          </table:table-cell>
          <table:table-cell office:value-type="float" office:value="0.472539038036629" calcext:value-type="float">
            <text:p>0.472539038</text:p>
          </table:table-cell>
          <table:table-cell office:value-type="float" office:value="2208.38180627604" calcext:value-type="float">
            <text:p>2208.381806276</text:p>
          </table:table-cell>
        </table:table-row>
        <table:table-row table:style-name="ro1">
          <table:table-cell office:value-type="float" office:value="76.3727727372269" calcext:value-type="float">
            <text:p>76.3727727372</text:p>
          </table:table-cell>
          <table:table-cell office:value-type="float" office:value="4.79321169470309" calcext:value-type="float">
            <text:p>4.7932116947</text:p>
          </table:table-cell>
          <table:table-cell office:value-type="float" office:value="2.57098947248087" calcext:value-type="float">
            <text:p>2.5709894725</text:p>
          </table:table-cell>
          <table:table-cell office:value-type="float" office:value="250.959878361369" calcext:value-type="float">
            <text:p>250.9598783614</text:p>
          </table:table-cell>
          <table:table-cell office:value-type="float" office:value="0.126545028036425" calcext:value-type="float">
            <text:p>0.126545028</text:p>
          </table:table-cell>
          <table:table-cell office:value-type="float" office:value="3.79321169470309" calcext:value-type="float">
            <text:p>3.7932116947</text:p>
          </table:table-cell>
          <table:table-cell office:value-type="float" office:value="2.97537201215274" calcext:value-type="float">
            <text:p>2.9753720122</text:p>
          </table:table-cell>
          <table:table-cell office:value-type="float" office:value="0.411817566941" calcext:value-type="float">
            <text:p>0.4118175669</text:p>
          </table:table-cell>
          <table:table-cell office:value-type="float" office:value="0.463879653993778" calcext:value-type="float">
            <text:p>0.463879654</text:p>
          </table:table-cell>
          <table:table-cell office:value-type="float" office:value="2219.70587766613" calcext:value-type="float">
            <text:p>2219.7058776661</text:p>
          </table:table-cell>
        </table:table-row>
        <table:table-row table:style-name="ro1">
          <table:table-cell office:value-type="float" office:value="75.2100054380448" calcext:value-type="float">
            <text:p>75.210005438</text:p>
          </table:table-cell>
          <table:table-cell office:value-type="float" office:value="2.61535523228354" calcext:value-type="float">
            <text:p>2.6153552323</text:p>
          </table:table-cell>
          <table:table-cell office:value-type="float" office:value="1.61535523228355" calcext:value-type="float">
            <text:p>1.6153552323</text:p>
          </table:table-cell>
          <table:table-cell office:value-type="float" office:value="248.78202189895" calcext:value-type="float">
            <text:p>248.782021899</text:p>
          </table:table-cell>
          <table:table-cell office:value-type="float" office:value="0.393133010061323" calcext:value-type="float">
            <text:p>0.3931330101</text:p>
          </table:table-cell>
          <table:table-cell office:value-type="float" office:value="1.61535523228355" calcext:value-type="float">
            <text:p>1.6153552323</text:p>
          </table:table-cell>
          <table:table-cell office:value-type="float" office:value="3.10893960006849" calcext:value-type="float">
            <text:p>3.1089396001</text:p>
          </table:table-cell>
          <table:table-cell office:value-type="float" office:value="0.469536524902463" calcext:value-type="float">
            <text:p>0.4695365249</text:p>
          </table:table-cell>
          <table:table-cell office:value-type="float" office:value="0.524018673925628" calcext:value-type="float">
            <text:p>0.5240186739</text:p>
          </table:table-cell>
          <table:table-cell office:value-type="float" office:value="2229.34877507183" calcext:value-type="float">
            <text:p>2229.3487750718</text:p>
          </table:table-cell>
        </table:table-row>
        <table:table-row table:style-name="ro1">
          <table:table-cell office:value-type="float" office:value="75.2091628730852" calcext:value-type="float">
            <text:p>75.2091628731</text:p>
          </table:table-cell>
          <table:table-cell office:value-type="float" office:value="3.62960183056135" calcext:value-type="float">
            <text:p>3.6296018306</text:p>
          </table:table-cell>
          <table:table-cell office:value-type="float" office:value="2.62960183056135" calcext:value-type="float">
            <text:p>2.6296018306</text:p>
          </table:table-cell>
          <table:table-cell office:value-type="float" office:value="249.796268497228" calcext:value-type="float">
            <text:p>249.7962684972</text:p>
          </table:table-cell>
          <table:table-cell office:value-type="float" office:value="0.185157386116905" calcext:value-type="float">
            <text:p>0.1851573861</text:p>
          </table:table-cell>
          <table:table-cell office:value-type="float" office:value="2.62960183056135" calcext:value-type="float">
            <text:p>2.6296018306</text:p>
          </table:table-cell>
          <table:table-cell office:value-type="float" office:value="3.04088700880955" calcext:value-type="float">
            <text:p>3.0408870088</text:p>
          </table:table-cell>
          <table:table-cell office:value-type="float" office:value="0.226055465348748" calcext:value-type="float">
            <text:p>0.2260554653</text:p>
          </table:table-cell>
          <table:table-cell office:value-type="float" office:value="0.49135956125212" calcext:value-type="float">
            <text:p>0.4913595613</text:p>
          </table:table-cell>
          <table:table-cell office:value-type="float" office:value="2237.11823073249" calcext:value-type="float">
            <text:p>2237.1182307325</text:p>
          </table:table-cell>
        </table:table-row>
        <table:table-row table:style-name="ro1">
          <table:table-cell office:value-type="float" office:value="77.1875485707075" calcext:value-type="float">
            <text:p>77.1875485707</text:p>
          </table:table-cell>
          <table:table-cell office:value-type="float" office:value="12.5354223296508" calcext:value-type="float">
            <text:p>12.5354223297</text:p>
          </table:table-cell>
          <table:table-cell office:value-type="float" office:value="2.52143399287236" calcext:value-type="float">
            <text:p>2.5214339929</text:p>
          </table:table-cell>
          <table:table-cell office:value-type="float" office:value="252.924753283879" calcext:value-type="float">
            <text:p>252.9247532839</text:p>
          </table:table-cell>
          <table:table-cell office:value-type="float" office:value="0.440256537520747" calcext:value-type="float">
            <text:p>0.4402565375</text:p>
          </table:table-cell>
          <table:table-cell office:value-type="float" office:value="9.74151309942945" calcext:value-type="float">
            <text:p>9.7415130994</text:p>
          </table:table-cell>
          <table:table-cell office:value-type="float" office:value="0.812776651711185" calcext:value-type="float">
            <text:p>0.8127766517</text:p>
          </table:table-cell>
          <table:table-cell office:value-type="float" office:value="0.433825202190375" calcext:value-type="float">
            <text:p>0.4338252022</text:p>
          </table:table-cell>
          <table:table-cell office:value-type="float" office:value="0.247095189421775" calcext:value-type="float">
            <text:p>0.2470951894</text:p>
          </table:table-cell>
          <table:table-cell office:value-type="float" office:value="2240.49683353918" calcext:value-type="float">
            <text:p>2240.4968335392</text:p>
          </table:table-cell>
        </table:table-row>
        <table:table-row table:style-name="ro1">
          <table:table-cell office:value-type="float" office:value="77.3645171172855" calcext:value-type="float">
            <text:p>77.3645171173</text:p>
          </table:table-cell>
          <table:table-cell office:value-type="float" office:value="11.7221962920698" calcext:value-type="float">
            <text:p>11.7221962921</text:p>
          </table:table-cell>
          <table:table-cell office:value-type="float" office:value="2.16088285241068" calcext:value-type="float">
            <text:p>2.1608828524</text:p>
          </table:table-cell>
          <table:table-cell office:value-type="float" office:value="252.111527246298" calcext:value-type="float">
            <text:p>252.1115272463</text:p>
          </table:table-cell>
          <table:table-cell office:value-type="float" office:value="0.849252722161955" calcext:value-type="float">
            <text:p>0.8492527222</text:p>
          </table:table-cell>
          <table:table-cell office:value-type="float" office:value="8.92828706184845" calcext:value-type="float">
            <text:p>8.9282870618</text:p>
          </table:table-cell>
          <table:table-cell office:value-type="float" office:value="0.81596043152675" calcext:value-type="float">
            <text:p>0.8159604315</text:p>
          </table:table-cell>
          <table:table-cell office:value-type="float" office:value="0.452157434331379" calcext:value-type="float">
            <text:p>0.4521574343</text:p>
          </table:table-cell>
          <table:table-cell office:value-type="float" office:value="0.253007856882823" calcext:value-type="float">
            <text:p>0.2530078569</text:p>
          </table:table-cell>
          <table:table-cell office:value-type="float" office:value="2243.734832952" calcext:value-type="float">
            <text:p>2243.734832952</text:p>
          </table:table-cell>
        </table:table-row>
        <table:table-row table:style-name="ro1">
          <table:table-cell office:value-type="float" office:value="75.0635912547206" calcext:value-type="float">
            <text:p>75.0635912547</text:p>
          </table:table-cell>
          <table:table-cell office:value-type="float" office:value="2.46894104895934" calcext:value-type="float">
            <text:p>2.468941049</text:p>
          </table:table-cell>
          <table:table-cell office:value-type="float" office:value="1.46894104895934" calcext:value-type="float">
            <text:p>1.468941049</text:p>
          </table:table-cell>
          <table:table-cell office:value-type="float" office:value="248.635607715626" calcext:value-type="float">
            <text:p>248.6356077156</text:p>
          </table:table-cell>
          <table:table-cell table:number-columns-repeated="2" office:value-type="float" office:value="1.46894104895934" calcext:value-type="float">
            <text:p>1.468941049</text:p>
          </table:table-cell>
          <table:table-cell office:value-type="float" office:value="2.54393520635404" calcext:value-type="float">
            <text:p>2.5439352064</text:p>
          </table:table-cell>
          <table:table-cell office:value-type="float" office:value="0.349477891858575" calcext:value-type="float">
            <text:p>0.3494778919</text:p>
          </table:table-cell>
          <table:table-cell office:value-type="float" office:value="0.266233299202386" calcext:value-type="float">
            <text:p>0.2662332992</text:p>
          </table:table-cell>
          <table:table-cell office:value-type="float" office:value="2245.13241009902" calcext:value-type="float">
            <text:p>2245.132410099</text:p>
          </table:table-cell>
        </table:table-row>
        <table:table-row table:style-name="ro1">
          <table:table-cell office:value-type="float" office:value="77.3124514239256" calcext:value-type="float">
            <text:p>77.3124514239</text:p>
          </table:table-cell>
          <table:table-cell office:value-type="float" office:value="13.1603251828689" calcext:value-type="float">
            <text:p>13.1603251829</text:p>
          </table:table-cell>
          <table:table-cell office:value-type="float" office:value="2.55374425349784" calcext:value-type="float">
            <text:p>2.5537442535</text:p>
          </table:table-cell>
          <table:table-cell office:value-type="float" office:value="253.049656137098" calcext:value-type="float">
            <text:p>253.0496561371</text:p>
          </table:table-cell>
          <table:table-cell office:value-type="float" office:value="0.565159390738818" calcext:value-type="float">
            <text:p>0.5651593907</text:p>
          </table:table-cell>
          <table:table-cell office:value-type="float" office:value="9.86641595264752" calcext:value-type="float">
            <text:p>9.8664159526</text:p>
          </table:table-cell>
          <table:table-cell office:value-type="float" office:value="0.804631499568248" calcext:value-type="float">
            <text:p>0.8046314996</text:p>
          </table:table-cell>
          <table:table-cell office:value-type="float" office:value="0.471564689848568" calcext:value-type="float">
            <text:p>0.4715646898</text:p>
          </table:table-cell>
          <table:table-cell office:value-type="float" office:value="0.243109350886963" calcext:value-type="float">
            <text:p>0.2431093509</text:p>
          </table:table-cell>
          <table:table-cell office:value-type="float" office:value="2265.79522249985" calcext:value-type="float">
            <text:p>2265.7952224999</text:p>
          </table:table-cell>
        </table:table-row>
        <table:table-row table:style-name="ro1">
          <table:table-cell office:value-type="float" office:value="77.3124514239256" calcext:value-type="float">
            <text:p>77.3124514239</text:p>
          </table:table-cell>
          <table:table-cell office:value-type="float" office:value="12.6603251828689" calcext:value-type="float">
            <text:p>12.6603251829</text:p>
          </table:table-cell>
          <table:table-cell office:value-type="float" office:value="2.55374425349784" calcext:value-type="float">
            <text:p>2.5537442535</text:p>
          </table:table-cell>
          <table:table-cell office:value-type="float" office:value="253.049656137098" calcext:value-type="float">
            <text:p>253.0496561371</text:p>
          </table:table-cell>
          <table:table-cell office:value-type="float" office:value="0.565159390738818" calcext:value-type="float">
            <text:p>0.5651593907</text:p>
          </table:table-cell>
          <table:table-cell office:value-type="float" office:value="9.86641595264752" calcext:value-type="float">
            <text:p>9.8664159526</text:p>
          </table:table-cell>
          <table:table-cell office:value-type="float" office:value="0.804631499568248" calcext:value-type="float">
            <text:p>0.8046314996</text:p>
          </table:table-cell>
          <table:table-cell office:value-type="float" office:value="0.471564689848568" calcext:value-type="float">
            <text:p>0.4715646898</text:p>
          </table:table-cell>
          <table:table-cell office:value-type="float" office:value="0.243109350886963" calcext:value-type="float">
            <text:p>0.2431093509</text:p>
          </table:table-cell>
          <table:table-cell office:value-type="float" office:value="2265.95144270881" calcext:value-type="float">
            <text:p>2265.9514427088</text:p>
          </table:table-cell>
        </table:table-row>
        <table:table-row table:style-name="ro1">
          <table:table-cell office:value-type="float" office:value="77.3763054670462" calcext:value-type="float">
            <text:p>77.376305467</text:p>
          </table:table-cell>
          <table:table-cell office:value-type="float" office:value="11.857441431954" calcext:value-type="float">
            <text:p>11.857441432</text:p>
          </table:table-cell>
          <table:table-cell office:value-type="float" office:value="2.29612799229487" calcext:value-type="float">
            <text:p>2.2961279923</text:p>
          </table:table-cell>
          <table:table-cell office:value-type="float" office:value="252.246772386183" calcext:value-type="float">
            <text:p>252.2467723862</text:p>
          </table:table-cell>
          <table:table-cell office:value-type="float" office:value="0.984497862046138" calcext:value-type="float">
            <text:p>0.984497862</text:p>
          </table:table-cell>
          <table:table-cell office:value-type="float" office:value="9.06353220173262" calcext:value-type="float">
            <text:p>9.0635322017</text:p>
          </table:table-cell>
          <table:table-cell office:value-type="float" office:value="0.805574723415652" calcext:value-type="float">
            <text:p>0.8055747234</text:p>
          </table:table-cell>
          <table:table-cell office:value-type="float" office:value="0.48712842678057" calcext:value-type="float">
            <text:p>0.4871284268</text:p>
          </table:table-cell>
          <table:table-cell office:value-type="float" office:value="0.247701786201433" calcext:value-type="float">
            <text:p>0.2477017862</text:p>
          </table:table-cell>
          <table:table-cell office:value-type="float" office:value="2274.51335790783" calcext:value-type="float">
            <text:p>2274.5133579078</text:p>
          </table:table-cell>
        </table:table-row>
        <table:table-row table:style-name="ro1">
          <table:table-cell office:value-type="float" office:value="77.2912896742855" calcext:value-type="float">
            <text:p>77.2912896743</text:p>
          </table:table-cell>
          <table:table-cell office:value-type="float" office:value="13.8416478106103" calcext:value-type="float">
            <text:p>13.8416478106</text:p>
          </table:table-cell>
          <table:table-cell office:value-type="float" office:value="2.42616241206959" calcext:value-type="float">
            <text:p>2.4261624121</text:p>
          </table:table-cell>
          <table:table-cell office:value-type="float" office:value="253.730978764839" calcext:value-type="float">
            <text:p>253.7309787648</text:p>
          </table:table-cell>
          <table:table-cell office:value-type="float" office:value="1.24648201848025" calcext:value-type="float">
            <text:p>1.2464820185</text:p>
          </table:table-cell>
          <table:table-cell office:value-type="float" office:value="10.5477385803889" calcext:value-type="float">
            <text:p>10.5477385804</text:p>
          </table:table-cell>
          <table:table-cell office:value-type="float" office:value="0.800123479980164" calcext:value-type="float">
            <text:p>0.80012348</text:p>
          </table:table-cell>
          <table:table-cell office:value-type="float" office:value="0.401533336935921" calcext:value-type="float">
            <text:p>0.4015333369</text:p>
          </table:table-cell>
          <table:table-cell office:value-type="float" office:value="0.238567066264306" calcext:value-type="float">
            <text:p>0.2385670663</text:p>
          </table:table-cell>
          <table:table-cell office:value-type="float" office:value="2275.57116444233" calcext:value-type="float">
            <text:p>2275.5711644423</text:p>
          </table:table-cell>
        </table:table-row>
        <table:table-row table:style-name="ro1">
          <table:table-cell office:value-type="float" office:value="77.0714776510468" calcext:value-type="float">
            <text:p>77.071477651</text:p>
          </table:table-cell>
          <table:table-cell office:value-type="float" office:value="13.6218357873715" calcext:value-type="float">
            <text:p>13.6218357874</text:p>
          </table:table-cell>
          <table:table-cell office:value-type="float" office:value="2.54738071957312" calcext:value-type="float">
            <text:p>2.5473807196</text:p>
          </table:table-cell>
          <table:table-cell office:value-type="float" office:value="253.5111667416" calcext:value-type="float">
            <text:p>253.5111667416</text:p>
          </table:table-cell>
          <table:table-cell office:value-type="float" office:value="1.02666999524151" calcext:value-type="float">
            <text:p>1.0266699952</text:p>
          </table:table-cell>
          <table:table-cell office:value-type="float" office:value="10.3279265571502" calcext:value-type="float">
            <text:p>10.3279265572</text:p>
          </table:table-cell>
          <table:table-cell office:value-type="float" office:value="0.798663347383762" calcext:value-type="float">
            <text:p>0.7986633474</text:p>
          </table:table-cell>
          <table:table-cell office:value-type="float" office:value="0.446776902131408" calcext:value-type="float">
            <text:p>0.4467769021</text:p>
          </table:table-cell>
          <table:table-cell office:value-type="float" office:value="0.239216344501188" calcext:value-type="float">
            <text:p>0.2392163445</text:p>
          </table:table-cell>
          <table:table-cell office:value-type="float" office:value="2280.88756890294" calcext:value-type="float">
            <text:p>2280.8875689029</text:p>
          </table:table-cell>
        </table:table-row>
        <table:table-row table:style-name="ro1">
          <table:table-cell office:value-type="float" office:value="76.5563048990755" calcext:value-type="float">
            <text:p>76.5563048991</text:p>
          </table:table-cell>
          <table:table-cell office:value-type="float" office:value="5.58031038604417" calcext:value-type="float">
            <text:p>5.580310386</text:p>
          </table:table-cell>
          <table:table-cell office:value-type="float" office:value="3.35808816382195" calcext:value-type="float">
            <text:p>3.3580881638</text:p>
          </table:table-cell>
          <table:table-cell office:value-type="float" office:value="250.524754830488" calcext:value-type="float">
            <text:p>250.5247548305</text:p>
          </table:table-cell>
          <table:table-cell office:value-type="float" office:value="0.913643719377515" calcext:value-type="float">
            <text:p>0.9136437194</text:p>
          </table:table-cell>
          <table:table-cell office:value-type="float" office:value="4.58031038604417" calcext:value-type="float">
            <text:p>4.580310386</text:p>
          </table:table-cell>
          <table:table-cell office:value-type="float" office:value="3.11460727650946" calcext:value-type="float">
            <text:p>3.1146072765</text:p>
          </table:table-cell>
          <table:table-cell office:value-type="float" office:value="0.357977729683179" calcext:value-type="float">
            <text:p>0.3579777297</text:p>
          </table:table-cell>
          <table:table-cell office:value-type="float" office:value="0.5071381907459" calcext:value-type="float">
            <text:p>0.5071381907</text:p>
          </table:table-cell>
          <table:table-cell office:value-type="float" office:value="2288.52630239145" calcext:value-type="float">
            <text:p>2288.5263023915</text:p>
          </table:table-cell>
        </table:table-row>
        <table:table-row table:style-name="ro1">
          <table:table-cell office:value-type="float" office:value="77.4329630089229" calcext:value-type="float">
            <text:p>77.4329630089</text:p>
          </table:table-cell>
          <table:table-cell office:value-type="float" office:value="12.0375557639541" calcext:value-type="float">
            <text:p>12.037555764</text:p>
          </table:table-cell>
          <table:table-cell office:value-type="float" office:value="2.47624232429505" calcext:value-type="float">
            <text:p>2.4762423243</text:p>
          </table:table-cell>
          <table:table-cell office:value-type="float" office:value="252.426886718183" calcext:value-type="float">
            <text:p>252.4268867182</text:p>
          </table:table-cell>
          <table:table-cell office:value-type="float" office:value="1.16461219404632" calcext:value-type="float">
            <text:p>1.164612194</text:p>
          </table:table-cell>
          <table:table-cell office:value-type="float" office:value="9.24364653373281" calcext:value-type="float">
            <text:p>9.2436465337</text:p>
          </table:table-cell>
          <table:table-cell office:value-type="float" office:value="0.799183654821089" calcext:value-type="float">
            <text:p>0.7991836548</text:p>
          </table:table-cell>
          <table:table-cell office:value-type="float" office:value="0.451722620289877" calcext:value-type="float">
            <text:p>0.4517226203</text:p>
          </table:table-cell>
          <table:table-cell office:value-type="float" office:value="0.245845608968122" calcext:value-type="float">
            <text:p>0.245845609</text:p>
          </table:table-cell>
          <table:table-cell office:value-type="float" office:value="2299.34353379102" calcext:value-type="float">
            <text:p>2299.343533791</text:p>
          </table:table-cell>
        </table:table-row>
        <table:table-row table:style-name="ro1">
          <table:table-cell office:value-type="float" office:value="77.6382045480868" calcext:value-type="float">
            <text:p>77.6382045481</text:p>
          </table:table-cell>
          <table:table-cell office:value-type="float" office:value="14.1885626844116" calcext:value-type="float">
            <text:p>14.1885626844</text:p>
          </table:table-cell>
          <table:table-cell office:value-type="float" office:value="2.36041153369899" calcext:value-type="float">
            <text:p>2.3604115337</text:p>
          </table:table-cell>
          <table:table-cell office:value-type="float" office:value="254.07789363864" calcext:value-type="float">
            <text:p>254.0778936386</text:p>
          </table:table-cell>
          <table:table-cell office:value-type="float" office:value="0.371174670059352" calcext:value-type="float">
            <text:p>0.3711746701</text:p>
          </table:table-cell>
          <table:table-cell office:value-type="float" office:value="10.8946534541903" calcext:value-type="float">
            <text:p>10.8946534542</text:p>
          </table:table-cell>
          <table:table-cell office:value-type="float" office:value="0.791779943664913" calcext:value-type="float">
            <text:p>0.7917799437</text:p>
          </table:table-cell>
          <table:table-cell office:value-type="float" office:value="0.426901786348645" calcext:value-type="float">
            <text:p>0.4269017863</text:p>
          </table:table-cell>
          <table:table-cell office:value-type="float" office:value="0.233891493846655" calcext:value-type="float">
            <text:p>0.2338914938</text:p>
          </table:table-cell>
          <table:table-cell office:value-type="float" office:value="2302.75954916134" calcext:value-type="float">
            <text:p>2302.7595491613</text:p>
          </table:table-cell>
        </table:table-row>
        <table:table-row table:style-name="ro1">
          <table:table-cell office:value-type="float" office:value="77.4897110508772" calcext:value-type="float">
            <text:p>77.4897110509</text:p>
          </table:table-cell>
          <table:table-cell office:value-type="float" office:value="13.3375848098205" calcext:value-type="float">
            <text:p>13.3375848098</text:p>
          </table:table-cell>
          <table:table-cell office:value-type="float" office:value="2.63117153781882" calcext:value-type="float">
            <text:p>2.6311715378</text:p>
          </table:table-cell>
          <table:table-cell office:value-type="float" office:value="253.226915764049" calcext:value-type="float">
            <text:p>253.2269157641</text:p>
          </table:table-cell>
          <table:table-cell office:value-type="float" office:value="0.742419017690495" calcext:value-type="float">
            <text:p>0.7424190177</text:p>
          </table:table-cell>
          <table:table-cell office:value-type="float" office:value="10.0436755795992" calcext:value-type="float">
            <text:p>10.0436755796</text:p>
          </table:table-cell>
          <table:table-cell office:value-type="float" office:value="0.794811101927395" calcext:value-type="float">
            <text:p>0.7948111019</text:p>
          </table:table-cell>
          <table:table-cell office:value-type="float" office:value="0.432859703503225" calcext:value-type="float">
            <text:p>0.4328597035</text:p>
          </table:table-cell>
          <table:table-cell office:value-type="float" office:value="0.24069566867547" calcext:value-type="float">
            <text:p>0.2406956687</text:p>
          </table:table-cell>
          <table:table-cell office:value-type="float" office:value="2305.78836981055" calcext:value-type="float">
            <text:p>2305.7883698106</text:p>
          </table:table-cell>
        </table:table-row>
        <table:table-row table:style-name="ro1">
          <table:table-cell office:value-type="float" office:value="77.1766617130839" calcext:value-type="float">
            <text:p>77.1766617131</text:p>
          </table:table-cell>
          <table:table-cell office:value-type="float" office:value="7.67974555179138" calcext:value-type="float">
            <text:p>7.6797455518</text:p>
          </table:table-cell>
          <table:table-cell office:value-type="float" office:value="2.45229890073158" calcext:value-type="float">
            <text:p>2.4522989007</text:p>
          </table:table-cell>
          <table:table-cell office:value-type="float" office:value="249.06907650602" calcext:value-type="float">
            <text:p>249.069076506</text:p>
          </table:table-cell>
          <table:table-cell office:value-type="float" office:value="0.251246426327994" calcext:value-type="float">
            <text:p>0.2512464263</text:p>
          </table:table-cell>
          <table:table-cell office:value-type="float" office:value="5.88583632157005" calcext:value-type="float">
            <text:p>5.8858363216</text:p>
          </table:table-cell>
          <table:table-cell office:value-type="float" office:value="2.87909274393112" calcext:value-type="float">
            <text:p>2.8790927439</text:p>
          </table:table-cell>
          <table:table-cell office:value-type="float" office:value="0.096017294646624" calcext:value-type="float">
            <text:p>0.0960172946</text:p>
          </table:table-cell>
          <table:table-cell office:value-type="float" office:value="0.404032896474301" calcext:value-type="float">
            <text:p>0.4040328965</text:p>
          </table:table-cell>
          <table:table-cell office:value-type="float" office:value="2318.60388299103" calcext:value-type="float">
            <text:p>2318.603882991</text:p>
          </table:table-cell>
        </table:table-row>
        <table:table-row table:style-name="ro1">
          <table:table-cell office:value-type="float" office:value="76.5542900156422" calcext:value-type="float">
            <text:p>76.5542900156</text:p>
          </table:table-cell>
          <table:table-cell office:value-type="float" office:value="4.97472897311844" calcext:value-type="float">
            <text:p>4.9747289731</text:p>
          </table:table-cell>
          <table:table-cell office:value-type="float" office:value="2.75250675089622" calcext:value-type="float">
            <text:p>2.7525067509</text:p>
          </table:table-cell>
          <table:table-cell office:value-type="float" office:value="251.141395639785" calcext:value-type="float">
            <text:p>251.1413956398</text:p>
          </table:table-cell>
          <table:table-cell office:value-type="float" office:value="0.308062306451778" calcext:value-type="float">
            <text:p>0.3080623065</text:p>
          </table:table-cell>
          <table:table-cell office:value-type="float" office:value="3.97472897311844" calcext:value-type="float">
            <text:p>3.9747289731</text:p>
          </table:table-cell>
          <table:table-cell office:value-type="float" office:value="3.02473221668783" calcext:value-type="float">
            <text:p>3.0247322167</text:p>
          </table:table-cell>
          <table:table-cell office:value-type="float" office:value="0.317109504071963" calcext:value-type="float">
            <text:p>0.3171095041</text:p>
          </table:table-cell>
          <table:table-cell office:value-type="float" office:value="0.462707319502144" calcext:value-type="float">
            <text:p>0.4627073195</text:p>
          </table:table-cell>
          <table:table-cell office:value-type="float" office:value="2387.68954779488" calcext:value-type="float">
            <text:p>2387.6895477949</text:p>
          </table:table-cell>
        </table:table-row>
        <table:table-row table:style-name="ro1">
          <table:table-cell office:value-type="float" office:value="76.97828033081" calcext:value-type="float">
            <text:p>76.9782803308</text:p>
          </table:table-cell>
          <table:table-cell office:value-type="float" office:value="9.00262617226087" calcext:value-type="float">
            <text:p>9.0026261723</text:p>
          </table:table-cell>
          <table:table-cell office:value-type="float" office:value="1.55295729897885" calcext:value-type="float">
            <text:p>1.552957299</text:p>
          </table:table-cell>
          <table:table-cell office:value-type="float" office:value="249.39195712649" calcext:value-type="float">
            <text:p>249.3919571265</text:p>
          </table:table-cell>
          <table:table-cell office:value-type="float" office:value="0.574127046797481" calcext:value-type="float">
            <text:p>0.5741270468</text:p>
          </table:table-cell>
          <table:table-cell office:value-type="float" office:value="6.20871694203953" calcext:value-type="float">
            <text:p>6.208716942</text:p>
          </table:table-cell>
          <table:table-cell office:value-type="float" office:value="2.87793059874114" calcext:value-type="float">
            <text:p>2.8779305987</text:p>
          </table:table-cell>
          <table:table-cell office:value-type="float" office:value="0.145851391243919" calcext:value-type="float">
            <text:p>0.1458513912</text:p>
          </table:table-cell>
          <table:table-cell office:value-type="float" office:value="0.392155512463726" calcext:value-type="float">
            <text:p>0.3921555125</text:p>
          </table:table-cell>
          <table:table-cell office:value-type="float" office:value="2441.69812271218" calcext:value-type="float">
            <text:p>2441.6981227122</text:p>
          </table:table-cell>
        </table:table-row>
        <table:table-row table:style-name="ro1">
          <table:table-cell office:value-type="float" office:value="77.424382980843" calcext:value-type="float">
            <text:p>77.4243829808</text:p>
          </table:table-cell>
          <table:table-cell office:value-type="float" office:value="9.44872882229392" calcext:value-type="float">
            <text:p>9.4487288223</text:p>
          </table:table-cell>
          <table:table-cell office:value-type="float" office:value="1.77683772678968" calcext:value-type="float">
            <text:p>1.7768377268</text:p>
          </table:table-cell>
          <table:table-cell office:value-type="float" office:value="249.838059776523" calcext:value-type="float">
            <text:p>249.8380597765</text:p>
          </table:table-cell>
          <table:table-cell office:value-type="float" office:value="1.02022969683053" calcext:value-type="float">
            <text:p>1.0202296968</text:p>
          </table:table-cell>
          <table:table-cell office:value-type="float" office:value="6.65481959207258" calcext:value-type="float">
            <text:p>6.6548195921</text:p>
          </table:table-cell>
          <table:table-cell office:value-type="float" office:value="2.85730872692979" calcext:value-type="float">
            <text:p>2.8573087269</text:p>
          </table:table-cell>
          <table:table-cell office:value-type="float" office:value="0.151880751791407" calcext:value-type="float">
            <text:p>0.1518807518</text:p>
          </table:table-cell>
          <table:table-cell office:value-type="float" office:value="0.381361747433463" calcext:value-type="float">
            <text:p>0.3813617474</text:p>
          </table:table-cell>
          <table:table-cell office:value-type="float" office:value="2442.25248812846" calcext:value-type="float">
            <text:p>2442.2524881285</text:p>
          </table:table-cell>
        </table:table-row>
        <table:table-row table:style-name="ro1">
          <table:table-cell office:value-type="float" office:value="77.7799855657466" calcext:value-type="float">
            <text:p>77.7799855657</text:p>
          </table:table-cell>
          <table:table-cell office:value-type="float" office:value="9.80433140719749" calcext:value-type="float">
            <text:p>9.8043314072</text:p>
          </table:table-cell>
          <table:table-cell office:value-type="float" office:value="2.13244031169325" calcext:value-type="float">
            <text:p>2.1324403117</text:p>
          </table:table-cell>
          <table:table-cell office:value-type="float" office:value="250.193662361426" calcext:value-type="float">
            <text:p>250.1936623614</text:p>
          </table:table-cell>
          <table:table-cell office:value-type="float" office:value="0.153610059511888" calcext:value-type="float">
            <text:p>0.1536100595</text:p>
          </table:table-cell>
          <table:table-cell office:value-type="float" office:value="7.01042217697616" calcext:value-type="float">
            <text:p>7.010422177</text:p>
          </table:table-cell>
          <table:table-cell office:value-type="float" office:value="2.84647861231043" calcext:value-type="float">
            <text:p>2.8464786123</text:p>
          </table:table-cell>
          <table:table-cell office:value-type="float" office:value="0.126281500961046" calcext:value-type="float">
            <text:p>0.126281501</text:p>
          </table:table-cell>
          <table:table-cell office:value-type="float" office:value="0.372666215345325" calcext:value-type="float">
            <text:p>0.3726662153</text:p>
          </table:table-cell>
          <table:table-cell office:value-type="float" office:value="2463.46900684186" calcext:value-type="float">
            <text:p>2463.4690068419</text:p>
          </table:table-cell>
        </table:table-row>
        <table:table-row table:style-name="ro1">
          <table:table-cell office:value-type="float" office:value="75.3924409427941" calcext:value-type="float">
            <text:p>75.3924409428</text:p>
          </table:table-cell>
          <table:table-cell office:value-type="float" office:value="2.79779073703285" calcext:value-type="float">
            <text:p>2.797790737</text:p>
          </table:table-cell>
          <table:table-cell office:value-type="float" office:value="1.79779073703285" calcext:value-type="float">
            <text:p>1.797790737</text:p>
          </table:table-cell>
          <table:table-cell office:value-type="float" office:value="248.964457403699" calcext:value-type="float">
            <text:p>248.9644574037</text:p>
          </table:table-cell>
          <table:table-cell office:value-type="float" office:value="0.575568514810628" calcext:value-type="float">
            <text:p>0.5755685148</text:p>
          </table:table-cell>
          <table:table-cell office:value-type="float" office:value="1.79779073703285" calcext:value-type="float">
            <text:p>1.797790737</text:p>
          </table:table-cell>
          <table:table-cell office:value-type="float" office:value="3.09497383232018" calcext:value-type="float">
            <text:p>3.0949738323</text:p>
          </table:table-cell>
          <table:table-cell office:value-type="float" office:value="0.353187622525505" calcext:value-type="float">
            <text:p>0.3531876225</text:p>
          </table:table-cell>
          <table:table-cell office:value-type="float" office:value="0.489032550768017" calcext:value-type="float">
            <text:p>0.4890325508</text:p>
          </table:table-cell>
          <table:table-cell office:value-type="float" office:value="2481.43990213212" calcext:value-type="float">
            <text:p>2481.4399021321</text:p>
          </table:table-cell>
        </table:table-row>
        <table:table-row table:style-name="ro1">
          <table:table-cell office:value-type="float" office:value="77.131290771364" calcext:value-type="float">
            <text:p>77.1312907714</text:p>
          </table:table-cell>
          <table:table-cell office:value-type="float" office:value="9.15563661281492" calcext:value-type="float">
            <text:p>9.1556366128</text:p>
          </table:table-cell>
          <table:table-cell office:value-type="float" office:value="2.70596773953289" calcext:value-type="float">
            <text:p>2.7059677395</text:p>
          </table:table-cell>
          <table:table-cell office:value-type="float" office:value="249.544967567044" calcext:value-type="float">
            <text:p>249.544967567</text:p>
          </table:table-cell>
          <table:table-cell office:value-type="float" office:value="0.727137487351527" calcext:value-type="float">
            <text:p>0.7271374874</text:p>
          </table:table-cell>
          <table:table-cell office:value-type="float" office:value="6.36172738259358" calcext:value-type="float">
            <text:p>6.3617273826</text:p>
          </table:table-cell>
          <table:table-cell office:value-type="float" office:value="2.87702907564066" calcext:value-type="float">
            <text:p>2.8770290756</text:p>
          </table:table-cell>
          <table:table-cell office:value-type="float" office:value="0.123228621627283" calcext:value-type="float">
            <text:p>0.1232286216</text:p>
          </table:table-cell>
          <table:table-cell office:value-type="float" office:value="0.385237933674464" calcext:value-type="float">
            <text:p>0.3852379337</text:p>
          </table:table-cell>
          <table:table-cell office:value-type="float" office:value="2499.37874306877" calcext:value-type="float">
            <text:p>2499.3787430688</text:p>
          </table:table-cell>
        </table:table-row>
        <table:table-row table:style-name="ro1">
          <table:table-cell office:value-type="float" office:value="74.9713458314281" calcext:value-type="float">
            <text:p>74.9713458314</text:p>
          </table:table-cell>
          <table:table-cell office:value-type="float" office:value="2.37669562566682" calcext:value-type="float">
            <text:p>2.3766956257</text:p>
          </table:table-cell>
          <table:table-cell office:value-type="float" office:value="1.37669562566682" calcext:value-type="float">
            <text:p>1.3766956257</text:p>
          </table:table-cell>
          <table:table-cell office:value-type="float" office:value="248.543362292333" calcext:value-type="float">
            <text:p>248.5433622923</text:p>
          </table:table-cell>
          <table:table-cell table:number-columns-repeated="2" office:value-type="float" office:value="1.37669562566682" calcext:value-type="float">
            <text:p>1.3766956257</text:p>
          </table:table-cell>
          <table:table-cell office:value-type="float" office:value="2.54669562566682" calcext:value-type="float">
            <text:p>2.5466956257</text:p>
          </table:table-cell>
          <table:table-cell office:value-type="float" office:value="0.731632373611796" calcext:value-type="float">
            <text:p>0.7316323736</text:p>
          </table:table-cell>
          <table:table-cell office:value-type="float" office:value="0.243495656802126" calcext:value-type="float">
            <text:p>0.2434956568</text:p>
          </table:table-cell>
          <table:table-cell office:value-type="float" office:value="2527.69599601114" calcext:value-type="float">
            <text:p>2527.6959960111</text:p>
          </table:table-cell>
        </table:table-row>
        <table:table-row table:style-name="ro1">
          <table:table-cell office:value-type="float" office:value="76.6690692314023" calcext:value-type="float">
            <text:p>76.6690692314</text:p>
          </table:table-cell>
          <table:table-cell office:value-type="float" office:value="11.0267484061865" calcext:value-type="float">
            <text:p>11.0267484062</text:p>
          </table:table-cell>
          <table:table-cell office:value-type="float" office:value="2.26965688391807" calcext:value-type="float">
            <text:p>2.2696568839</text:p>
          </table:table-cell>
          <table:table-cell office:value-type="float" office:value="251.416079360415" calcext:value-type="float">
            <text:p>251.4160793604</text:p>
          </table:table-cell>
          <table:table-cell office:value-type="float" office:value="0.153804836278695" calcext:value-type="float">
            <text:p>0.1538048363</text:p>
          </table:table-cell>
          <table:table-cell office:value-type="float" office:value="8.23283917596519" calcext:value-type="float">
            <text:p>8.232839176</text:p>
          </table:table-cell>
          <table:table-cell office:value-type="float" office:value="2.80005776192594" calcext:value-type="float">
            <text:p>2.8000577619</text:p>
          </table:table-cell>
          <table:table-cell office:value-type="float" office:value="0.0796587724590616" calcext:value-type="float">
            <text:p>0.0796587725</text:p>
          </table:table-cell>
          <table:table-cell office:value-type="float" office:value="0.344515019876282" calcext:value-type="float">
            <text:p>0.3445150199</text:p>
          </table:table-cell>
          <table:table-cell office:value-type="float" office:value="2582.45520105895" calcext:value-type="float">
            <text:p>2582.455201059</text:p>
          </table:table-cell>
        </table:table-row>
        <table:table-row table:style-name="ro1">
          <table:table-cell office:value-type="float" office:value="76.0096836612888" calcext:value-type="float">
            <text:p>76.0096836613</text:p>
          </table:table-cell>
          <table:table-cell office:value-type="float" office:value="10.367362836073" calcext:value-type="float">
            <text:p>10.3673628361</text:p>
          </table:table-cell>
          <table:table-cell office:value-type="float" office:value="2.5102865553836" calcext:value-type="float">
            <text:p>2.5102865554</text:p>
          </table:table-cell>
          <table:table-cell office:value-type="float" office:value="250.756693790302" calcext:value-type="float">
            <text:p>250.7566937903</text:p>
          </table:table-cell>
          <table:table-cell office:value-type="float" office:value="0.716641488387418" calcext:value-type="float">
            <text:p>0.7166414884</text:p>
          </table:table-cell>
          <table:table-cell office:value-type="float" office:value="7.57345360585169" calcext:value-type="float">
            <text:p>7.5734536059</text:p>
          </table:table-cell>
          <table:table-cell office:value-type="float" office:value="2.82956047489337" calcext:value-type="float">
            <text:p>2.8295604749</text:p>
          </table:table-cell>
          <table:table-cell office:value-type="float" office:value="0.0964919705579784" calcext:value-type="float">
            <text:p>0.0964919706</text:p>
          </table:table-cell>
          <table:table-cell office:value-type="float" office:value="0.359144552108947" calcext:value-type="float">
            <text:p>0.3591445521</text:p>
          </table:table-cell>
          <table:table-cell office:value-type="float" office:value="2600.08569423214" calcext:value-type="float">
            <text:p>2600.0856942321</text:p>
          </table:table-cell>
        </table:table-row>
        <table:table-row table:style-name="ro1">
          <table:table-cell office:value-type="float" office:value="77.0929121790139" calcext:value-type="float">
            <text:p>77.092912179</text:p>
          </table:table-cell>
          <table:table-cell office:value-type="float" office:value="11.4505913537982" calcext:value-type="float">
            <text:p>11.4505913538</text:p>
          </table:table-cell>
          <table:table-cell office:value-type="float" office:value="1.88927791413908" calcext:value-type="float">
            <text:p>1.8892779141</text:p>
          </table:table-cell>
          <table:table-cell office:value-type="float" office:value="251.839922308027" calcext:value-type="float">
            <text:p>251.839922308</text:p>
          </table:table-cell>
          <table:table-cell office:value-type="float" office:value="0.57764778389035" calcext:value-type="float">
            <text:p>0.5776477839</text:p>
          </table:table-cell>
          <table:table-cell office:value-type="float" office:value="8.65668212357684" calcext:value-type="float">
            <text:p>8.6566821236</text:p>
          </table:table-cell>
          <table:table-cell office:value-type="float" office:value="2.76657771547737" calcext:value-type="float">
            <text:p>2.7665777155</text:p>
          </table:table-cell>
          <table:table-cell office:value-type="float" office:value="0.180552496059774" calcext:value-type="float">
            <text:p>0.1805524961</text:p>
          </table:table-cell>
          <table:table-cell office:value-type="float" office:value="0.325295815706487" calcext:value-type="float">
            <text:p>0.3252958157</text:p>
          </table:table-cell>
          <table:table-cell office:value-type="float" office:value="2614.54404617963" calcext:value-type="float">
            <text:p>2614.5440461796</text:p>
          </table:table-cell>
        </table:table-row>
        <table:table-row table:style-name="ro1">
          <table:table-cell office:value-type="float" office:value="77.0092115076087" calcext:value-type="float">
            <text:p>77.0092115076</text:p>
          </table:table-cell>
          <table:table-cell office:value-type="float" office:value="11.3668906823929" calcext:value-type="float">
            <text:p>11.3668906824</text:p>
          </table:table-cell>
          <table:table-cell office:value-type="float" office:value="1.80557724273384" calcext:value-type="float">
            <text:p>1.8055772427</text:p>
          </table:table-cell>
          <table:table-cell office:value-type="float" office:value="251.756221636622" calcext:value-type="float">
            <text:p>251.7562216366</text:p>
          </table:table-cell>
          <table:table-cell office:value-type="float" office:value="0.493947112485112" calcext:value-type="float">
            <text:p>0.4939471125</text:p>
          </table:table-cell>
          <table:table-cell office:value-type="float" office:value="8.5729814521716" calcext:value-type="float">
            <text:p>8.5729814522</text:p>
          </table:table-cell>
          <table:table-cell office:value-type="float" office:value="2.79042378585502" calcext:value-type="float">
            <text:p>2.7904237859</text:p>
          </table:table-cell>
          <table:table-cell office:value-type="float" office:value="0.120907910421543" calcext:value-type="float">
            <text:p>0.1209079104</text:p>
          </table:table-cell>
          <table:table-cell office:value-type="float" office:value="0.335784022939521" calcext:value-type="float">
            <text:p>0.3357840229</text:p>
          </table:table-cell>
          <table:table-cell office:value-type="float" office:value="2614.63668107808" calcext:value-type="float">
            <text:p>2614.6366810781</text:p>
          </table:table-cell>
        </table:table-row>
        <table:table-row table:style-name="ro1">
          <table:table-cell office:value-type="float" office:value="77.1613580706513" calcext:value-type="float">
            <text:p>77.1613580707</text:p>
          </table:table-cell>
          <table:table-cell office:value-type="float" office:value="11.7659508256825" calcext:value-type="float">
            <text:p>11.7659508257</text:p>
          </table:table-cell>
          <table:table-cell office:value-type="float" office:value="2.20463738602345" calcext:value-type="float">
            <text:p>2.204637386</text:p>
          </table:table-cell>
          <table:table-cell office:value-type="float" office:value="252.155281779911" calcext:value-type="float">
            <text:p>252.1552817799</text:p>
          </table:table-cell>
          <table:table-cell office:value-type="float" office:value="0.893007255774717" calcext:value-type="float">
            <text:p>0.8930072558</text:p>
          </table:table-cell>
          <table:table-cell office:value-type="float" office:value="8.97204159546121" calcext:value-type="float">
            <text:p>8.9720415955</text:p>
          </table:table-cell>
          <table:table-cell office:value-type="float" office:value="2.74980093877171" calcext:value-type="float">
            <text:p>2.7498009388</text:p>
          </table:table-cell>
          <table:table-cell office:value-type="float" office:value="0.180117682018272" calcext:value-type="float">
            <text:p>0.180117682</text:p>
          </table:table-cell>
          <table:table-cell office:value-type="float" office:value="0.316087211244729" calcext:value-type="float">
            <text:p>0.3160872112</text:p>
          </table:table-cell>
          <table:table-cell office:value-type="float" office:value="2627.17453309862" calcext:value-type="float">
            <text:p>2627.1745330986</text:p>
          </table:table-cell>
        </table:table-row>
        <table:table-row table:style-name="ro1">
          <table:table-cell office:value-type="float" office:value="76.7921880539993" calcext:value-type="float">
            <text:p>76.792188054</text:p>
          </table:table-cell>
          <table:table-cell office:value-type="float" office:value="11.1498672287835" calcext:value-type="float">
            <text:p>11.1498672288</text:p>
          </table:table-cell>
          <table:table-cell office:value-type="float" office:value="2.26931891639161" calcext:value-type="float">
            <text:p>2.2693189164</text:p>
          </table:table-cell>
          <table:table-cell office:value-type="float" office:value="251.539198183012" calcext:value-type="float">
            <text:p>251.539198183</text:p>
          </table:table-cell>
          <table:table-cell office:value-type="float" office:value="0.276923658875698" calcext:value-type="float">
            <text:p>0.2769236589</text:p>
          </table:table-cell>
          <table:table-cell office:value-type="float" office:value="8.35595799856219" calcext:value-type="float">
            <text:p>8.3559579986</text:p>
          </table:table-cell>
          <table:table-cell office:value-type="float" office:value="2.79894794327604" calcext:value-type="float">
            <text:p>2.7989479433</text:p>
          </table:table-cell>
          <table:table-cell office:value-type="float" office:value="0.102342471749543" calcext:value-type="float">
            <text:p>0.1023424717</text:p>
          </table:table-cell>
          <table:table-cell office:value-type="float" office:value="0.338774153709036" calcext:value-type="float">
            <text:p>0.3387741537</text:p>
          </table:table-cell>
          <table:table-cell office:value-type="float" office:value="2631.76221309705" calcext:value-type="float">
            <text:p>2631.7622130971</text:p>
          </table:table-cell>
        </table:table-row>
        <table:table-row table:style-name="ro1">
          <table:table-cell office:value-type="float" office:value="76.9292900156422" calcext:value-type="float">
            <text:p>76.9292900156</text:p>
          </table:table-cell>
          <table:table-cell office:value-type="float" office:value="5.34972897311844" calcext:value-type="float">
            <text:p>5.3497289731</text:p>
          </table:table-cell>
          <table:table-cell office:value-type="float" office:value="3.12750675089622" calcext:value-type="float">
            <text:p>3.1275067509</text:p>
          </table:table-cell>
          <table:table-cell office:value-type="float" office:value="251.516395639785" calcext:value-type="float">
            <text:p>251.5163956398</text:p>
          </table:table-cell>
          <table:table-cell office:value-type="float" office:value="0.683062306451778" calcext:value-type="float">
            <text:p>0.6830623065</text:p>
          </table:table-cell>
          <table:table-cell office:value-type="float" office:value="4.34972897311844" calcext:value-type="float">
            <text:p>4.3497289731</text:p>
          </table:table-cell>
          <table:table-cell office:value-type="float" office:value="0.899732216687833" calcext:value-type="float">
            <text:p>0.8997322167</text:p>
          </table:table-cell>
          <table:table-cell office:value-type="float" office:value="0.692109504071963" calcext:value-type="float">
            <text:p>0.6921095041</text:p>
          </table:table-cell>
          <table:table-cell office:value-type="float" office:value="0.508406807749269" calcext:value-type="float">
            <text:p>0.5084068077</text:p>
          </table:table-cell>
          <table:table-cell office:value-type="float" office:value="2638.23955980287" calcext:value-type="float">
            <text:p>2638.2395598029</text:p>
          </table:table-cell>
        </table:table-row>
        <table:table-row table:style-name="ro1">
          <table:table-cell office:value-type="float" office:value="77.1047005287746" calcext:value-type="float">
            <text:p>77.1047005288</text:p>
          </table:table-cell>
          <table:table-cell office:value-type="float" office:value="11.5858364936824" calcext:value-type="float">
            <text:p>11.5858364937</text:p>
          </table:table-cell>
          <table:table-cell office:value-type="float" office:value="2.02452305402326" calcext:value-type="float">
            <text:p>2.024523054</text:p>
          </table:table-cell>
          <table:table-cell office:value-type="float" office:value="251.975167447911" calcext:value-type="float">
            <text:p>251.9751674479</text:p>
          </table:table-cell>
          <table:table-cell office:value-type="float" office:value="0.712892923774533" calcext:value-type="float">
            <text:p>0.7128929238</text:p>
          </table:table-cell>
          <table:table-cell office:value-type="float" office:value="8.79192726346102" calcext:value-type="float">
            <text:p>8.7919272635</text:p>
          </table:table-cell>
          <table:table-cell office:value-type="float" office:value="2.75619200736627" calcext:value-type="float">
            <text:p>2.7561920074</text:p>
          </table:table-cell>
          <table:table-cell office:value-type="float" office:value="0.215523488508965" calcext:value-type="float">
            <text:p>0.2155234885</text:p>
          </table:table-cell>
          <table:table-cell office:value-type="float" office:value="0.318473724830414" calcext:value-type="float">
            <text:p>0.3184737248</text:p>
          </table:table-cell>
          <table:table-cell office:value-type="float" office:value="2638.99114364177" calcext:value-type="float">
            <text:p>2638.9911436418</text:p>
          </table:table-cell>
        </table:table-row>
        <table:table-row table:style-name="ro1">
          <table:table-cell office:value-type="float" office:value="76.2282558585384" calcext:value-type="float">
            <text:p>76.2282558585</text:p>
          </table:table-cell>
          <table:table-cell office:value-type="float" office:value="10.5859350333226" calcext:value-type="float">
            <text:p>10.5859350333</text:p>
          </table:table-cell>
          <table:table-cell office:value-type="float" office:value="2.35010551379766" calcext:value-type="float">
            <text:p>2.3501055138</text:p>
          </table:table-cell>
          <table:table-cell office:value-type="float" office:value="250.975265987552" calcext:value-type="float">
            <text:p>250.9752659876</text:p>
          </table:table-cell>
          <table:table-cell office:value-type="float" office:value="0.935213685637024" calcext:value-type="float">
            <text:p>0.9352136856</text:p>
          </table:table-cell>
          <table:table-cell office:value-type="float" office:value="7.7920258031013" calcext:value-type="float">
            <text:p>7.7920258031</text:p>
          </table:table-cell>
          <table:table-cell office:value-type="float" office:value="2.81901575040454" calcext:value-type="float">
            <text:p>2.8190157504</text:p>
          </table:table-cell>
          <table:table-cell office:value-type="float" office:value="0.1082360303215" calcext:value-type="float">
            <text:p>0.1082360303</text:p>
          </table:table-cell>
          <table:table-cell office:value-type="float" office:value="0.349475590452422" calcext:value-type="float">
            <text:p>0.3494755905</text:p>
          </table:table-cell>
          <table:table-cell office:value-type="float" office:value="2640.4892952557" calcext:value-type="float">
            <text:p>2640.4892952557</text:p>
          </table:table-cell>
        </table:table-row>
        <table:table-row table:style-name="ro1">
          <table:table-cell office:value-type="float" office:value="76.5949949594491" calcext:value-type="float">
            <text:p>76.5949949594</text:p>
          </table:table-cell>
          <table:table-cell office:value-type="float" office:value="5.01543391692531" calcext:value-type="float">
            <text:p>5.0154339169</text:p>
          </table:table-cell>
          <table:table-cell office:value-type="float" office:value="2.79321169470309" calcext:value-type="float">
            <text:p>2.7932116947</text:p>
          </table:table-cell>
          <table:table-cell office:value-type="float" office:value="251.182100583592" calcext:value-type="float">
            <text:p>251.1821005836</text:p>
          </table:table-cell>
          <table:table-cell office:value-type="float" office:value="0.348767250258647" calcext:value-type="float">
            <text:p>0.3487672503</text:p>
          </table:table-cell>
          <table:table-cell office:value-type="float" office:value="4.01543391692531" calcext:value-type="float">
            <text:p>4.0154339169</text:p>
          </table:table-cell>
          <table:table-cell office:value-type="float" office:value="2.19759423437497" calcext:value-type="float">
            <text:p>2.1975942344</text:p>
          </table:table-cell>
          <table:table-cell office:value-type="float" office:value="0.634039789163223" calcext:value-type="float">
            <text:p>0.6340397892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2640.74355147213" calcext:value-type="float">
            <text:p>2640.7435514721</text:p>
          </table:table-cell>
        </table:table-row>
        <table:table-row table:style-name="ro1">
          <table:table-cell office:value-type="float" office:value="77.2181061126056" calcext:value-type="float">
            <text:p>77.2181061126</text:p>
          </table:table-cell>
          <table:table-cell office:value-type="float" office:value="13.0659798715489" calcext:value-type="float">
            <text:p>13.0659798715</text:p>
          </table:table-cell>
          <table:table-cell office:value-type="float" office:value="2.35956659954721" calcext:value-type="float">
            <text:p>2.3595665995</text:p>
          </table:table-cell>
          <table:table-cell office:value-type="float" office:value="252.955310825778" calcext:value-type="float">
            <text:p>252.9553108258</text:p>
          </table:table-cell>
          <table:table-cell office:value-type="float" office:value="0.47081407941889" calcext:value-type="float">
            <text:p>0.4708140794</text:p>
          </table:table-cell>
          <table:table-cell office:value-type="float" office:value="9.7720706413276" calcext:value-type="float">
            <text:p>9.7720706413</text:p>
          </table:table-cell>
          <table:table-cell office:value-type="float" office:value="2.74542838587801" calcext:value-type="float">
            <text:p>2.7454283859</text:p>
          </table:table-cell>
          <table:table-cell office:value-type="float" office:value="0.16125476523162" calcext:value-type="float">
            <text:p>0.1612547652</text:p>
          </table:table-cell>
          <table:table-cell office:value-type="float" office:value="0.309465859439891" calcext:value-type="float">
            <text:p>0.3094658594</text:p>
          </table:table-cell>
          <table:table-cell office:value-type="float" office:value="2669.19293321711" calcext:value-type="float">
            <text:p>2669.1929332171</text:p>
          </table:table-cell>
        </table:table-row>
        <table:table-row table:style-name="ro1">
          <table:table-cell office:value-type="float" office:value="76.9159436324359" calcext:value-type="float">
            <text:p>76.9159436324</text:p>
          </table:table-cell>
          <table:table-cell office:value-type="float" office:value="12.2638173913792" calcext:value-type="float">
            <text:p>12.2638173914</text:p>
          </table:table-cell>
          <table:table-cell office:value-type="float" office:value="2.24982905460075" calcext:value-type="float">
            <text:p>2.2498290546</text:p>
          </table:table-cell>
          <table:table-cell office:value-type="float" office:value="252.653148345608" calcext:value-type="float">
            <text:p>252.6531483456</text:p>
          </table:table-cell>
          <table:table-cell office:value-type="float" office:value="0.168651599249142" calcext:value-type="float">
            <text:p>0.1686515992</text:p>
          </table:table-cell>
          <table:table-cell office:value-type="float" office:value="9.46990816115785" calcext:value-type="float">
            <text:p>9.4699081612</text:p>
          </table:table-cell>
          <table:table-cell office:value-type="float" office:value="2.7633939356618" calcext:value-type="float">
            <text:p>2.7633939357</text:p>
          </table:table-cell>
          <table:table-cell office:value-type="float" office:value="0.16222026391877" calcext:value-type="float">
            <text:p>0.1622202639</text:p>
          </table:table-cell>
          <table:table-cell office:value-type="float" office:value="0.317693814685139" calcext:value-type="float">
            <text:p>0.3176938147</text:p>
          </table:table-cell>
          <table:table-cell office:value-type="float" office:value="2681.53980894657" calcext:value-type="float">
            <text:p>2681.5398089466</text:p>
          </table:table-cell>
        </table:table-row>
        <table:table-row table:style-name="ro1">
          <table:table-cell office:value-type="float" office:value="77.040846485654" calcext:value-type="float">
            <text:p>77.0408464857</text:p>
          </table:table-cell>
          <table:table-cell office:value-type="float" office:value="12.3887202445972" calcext:value-type="float">
            <text:p>12.3887202446</text:p>
          </table:table-cell>
          <table:table-cell office:value-type="float" office:value="2.28213931522623" calcext:value-type="float">
            <text:p>2.2821393152</text:p>
          </table:table-cell>
          <table:table-cell office:value-type="float" office:value="252.778051198826" calcext:value-type="float">
            <text:p>252.7780511988</text:p>
          </table:table-cell>
          <table:table-cell office:value-type="float" office:value="0.293554452467213" calcext:value-type="float">
            <text:p>0.2935544525</text:p>
          </table:table-cell>
          <table:table-cell office:value-type="float" office:value="9.59481101437592" calcext:value-type="float">
            <text:p>9.5948110144</text:p>
          </table:table-cell>
          <table:table-cell office:value-type="float" office:value="2.75524878351887" calcext:value-type="float">
            <text:p>2.7552487835</text:p>
          </table:table-cell>
          <table:table-cell office:value-type="float" office:value="0.199959751576963" calcext:value-type="float">
            <text:p>0.1999597516</text:p>
          </table:table-cell>
          <table:table-cell office:value-type="float" office:value="0.312569165140382" calcext:value-type="float">
            <text:p>0.3125691651</text:p>
          </table:table-cell>
          <table:table-cell office:value-type="float" office:value="2694.93070104717" calcext:value-type="float">
            <text:p>2694.9307010472</text:p>
          </table:table-cell>
        </table:table-row>
        <table:table-row table:style-name="ro1">
          <table:table-cell office:value-type="float" office:value="77.040846485654" calcext:value-type="float">
            <text:p>77.0408464857</text:p>
          </table:table-cell>
          <table:table-cell office:value-type="float" office:value="12.8887202445973" calcext:value-type="float">
            <text:p>12.8887202446</text:p>
          </table:table-cell>
          <table:table-cell office:value-type="float" office:value="2.28213931522623" calcext:value-type="float">
            <text:p>2.2821393152</text:p>
          </table:table-cell>
          <table:table-cell office:value-type="float" office:value="252.778051198826" calcext:value-type="float">
            <text:p>252.7780511988</text:p>
          </table:table-cell>
          <table:table-cell office:value-type="float" office:value="0.293554452467213" calcext:value-type="float">
            <text:p>0.2935544525</text:p>
          </table:table-cell>
          <table:table-cell office:value-type="float" office:value="9.59481101437592" calcext:value-type="float">
            <text:p>9.5948110144</text:p>
          </table:table-cell>
          <table:table-cell office:value-type="float" office:value="2.75524878351887" calcext:value-type="float">
            <text:p>2.7552487835</text:p>
          </table:table-cell>
          <table:table-cell office:value-type="float" office:value="0.199959751576963" calcext:value-type="float">
            <text:p>0.1999597516</text:p>
          </table:table-cell>
          <table:table-cell office:value-type="float" office:value="0.312569165140382" calcext:value-type="float">
            <text:p>0.3125691651</text:p>
          </table:table-cell>
          <table:table-cell office:value-type="float" office:value="2695.3389039335" calcext:value-type="float">
            <text:p>2695.3389039335</text:p>
          </table:table-cell>
        </table:table-row>
        <table:table-row table:style-name="ro1">
          <table:table-cell office:value-type="float" office:value="77.512200218859" calcext:value-type="float">
            <text:p>77.5122002189</text:p>
          </table:table-cell>
          <table:table-cell office:value-type="float" office:value="14.0625583551838" calcext:value-type="float">
            <text:p>14.0625583552</text:p>
          </table:table-cell>
          <table:table-cell office:value-type="float" office:value="2.20354300694033" calcext:value-type="float">
            <text:p>2.2035430069</text:p>
          </table:table-cell>
          <table:table-cell office:value-type="float" office:value="253.951889309413" calcext:value-type="float">
            <text:p>253.9518893094</text:p>
          </table:table-cell>
          <table:table-cell office:value-type="float" office:value="0.245170340831553" calcext:value-type="float">
            <text:p>0.2451703408</text:p>
          </table:table-cell>
          <table:table-cell office:value-type="float" office:value="10.7686491249625" calcext:value-type="float">
            <text:p>10.768649125</text:p>
          </table:table-cell>
          <table:table-cell office:value-type="float" office:value="2.73436284949142" calcext:value-type="float">
            <text:p>2.7343628495</text:p>
          </table:table-cell>
          <table:table-cell office:value-type="float" office:value="0.152741691022652" calcext:value-type="float">
            <text:p>0.152741691</text:p>
          </table:table-cell>
          <table:table-cell office:value-type="float" office:value="0.297892405755621" calcext:value-type="float">
            <text:p>0.2978924058</text:p>
          </table:table-cell>
          <table:table-cell office:value-type="float" office:value="2720.60396011162" calcext:value-type="float">
            <text:p>2720.6039601116</text:p>
          </table:table-cell>
        </table:table-row>
        <table:table-row table:style-name="ro1">
          <table:table-cell office:value-type="float" office:value="76.7998727127751" calcext:value-type="float">
            <text:p>76.7998727128</text:p>
          </table:table-cell>
          <table:table-cell office:value-type="float" office:value="13.3502308490999" calcext:value-type="float">
            <text:p>13.3502308491</text:p>
          </table:table-cell>
          <table:table-cell office:value-type="float" office:value="2.27577578130152" calcext:value-type="float">
            <text:p>2.2757757813</text:p>
          </table:table-cell>
          <table:table-cell office:value-type="float" office:value="253.239561803329" calcext:value-type="float">
            <text:p>253.2395618033</text:p>
          </table:table-cell>
          <table:table-cell office:value-type="float" office:value="0.755065056969908" calcext:value-type="float">
            <text:p>0.755065057</text:p>
          </table:table-cell>
          <table:table-cell office:value-type="float" office:value="10.0563216188786" calcext:value-type="float">
            <text:p>10.0563216189</text:p>
          </table:table-cell>
          <table:table-cell office:value-type="float" office:value="2.74928063133438" calcext:value-type="float">
            <text:p>2.7492806313</text:p>
          </table:table-cell>
          <table:table-cell office:value-type="float" office:value="0.175171963859803" calcext:value-type="float">
            <text:p>0.1751719639</text:p>
          </table:table-cell>
          <table:table-cell office:value-type="float" office:value="0.307563871215813" calcext:value-type="float">
            <text:p>0.3075638712</text:p>
          </table:table-cell>
          <table:table-cell office:value-type="float" office:value="2723.49203118152" calcext:value-type="float">
            <text:p>2723.4920311815</text:p>
          </table:table-cell>
        </table:table-row>
        <table:table-row table:style-name="ro1">
          <table:table-cell office:value-type="float" office:value="77.0196847360139" calcext:value-type="float">
            <text:p>77.019684736</text:p>
          </table:table-cell>
          <table:table-cell office:value-type="float" office:value="13.5700428723387" calcext:value-type="float">
            <text:p>13.5700428723</text:p>
          </table:table-cell>
          <table:table-cell office:value-type="float" office:value="2.15455747379799" calcext:value-type="float">
            <text:p>2.1545574738</text:p>
          </table:table-cell>
          <table:table-cell office:value-type="float" office:value="253.459373826568" calcext:value-type="float">
            <text:p>253.4593738266</text:p>
          </table:table-cell>
          <table:table-cell office:value-type="float" office:value="0.974877080208643" calcext:value-type="float">
            <text:p>0.9748770802</text:p>
          </table:table-cell>
          <table:table-cell office:value-type="float" office:value="10.2761336421173" calcext:value-type="float">
            <text:p>10.2761336421</text:p>
          </table:table-cell>
          <table:table-cell office:value-type="float" office:value="2.75074076393078" calcext:value-type="float">
            <text:p>2.7507407639</text:p>
          </table:table-cell>
          <table:table-cell office:value-type="float" office:value="0.129928398664316" calcext:value-type="float">
            <text:p>0.1299283987</text:p>
          </table:table-cell>
          <table:table-cell office:value-type="float" office:value="0.306729084911251" calcext:value-type="float">
            <text:p>0.3067290849</text:p>
          </table:table-cell>
          <table:table-cell office:value-type="float" office:value="2724.70869424843" calcext:value-type="float">
            <text:p>2724.7086942484</text:p>
          </table:table-cell>
        </table:table-row>
        <table:table-row table:style-name="ro1">
          <table:table-cell office:value-type="float" office:value="75.4984050027162" calcext:value-type="float">
            <text:p>75.4984050027</text:p>
          </table:table-cell>
          <table:table-cell office:value-type="float" office:value="3.42501679969846" calcext:value-type="float">
            <text:p>3.4250167997</text:p>
          </table:table-cell>
          <table:table-cell office:value-type="float" office:value="2.42501679969847" calcext:value-type="float">
            <text:p>2.4250167997</text:p>
          </table:table-cell>
          <table:table-cell office:value-type="float" office:value="249.591683466365" calcext:value-type="float">
            <text:p>249.5916834664</text:p>
          </table:table-cell>
          <table:table-cell office:value-type="float" office:value="1.20279457747625" calcext:value-type="float">
            <text:p>1.2027945775</text:p>
          </table:table-cell>
          <table:table-cell office:value-type="float" office:value="2.42501679969847" calcext:value-type="float">
            <text:p>2.4250167997</text:p>
          </table:table-cell>
          <table:table-cell office:value-type="float" office:value="2.21546617474752" calcext:value-type="float">
            <text:p>2.2154661747</text:p>
          </table:table-cell>
          <table:table-cell office:value-type="float" office:value="0.526267152041905" calcext:value-type="float">
            <text:p>0.526267152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2727.72709856481" calcext:value-type="float">
            <text:p>2727.7270985648</text:p>
          </table:table-cell>
        </table:table-row>
        <table:table-row table:style-name="ro1">
          <table:table-cell office:value-type="float" office:value="77.3665996098152" calcext:value-type="float">
            <text:p>77.3665996098</text:p>
          </table:table-cell>
          <table:table-cell office:value-type="float" office:value="13.91695774614" calcext:value-type="float">
            <text:p>13.9169577461</text:p>
          </table:table-cell>
          <table:table-cell office:value-type="float" office:value="2.08880659542739" calcext:value-type="float">
            <text:p>2.0888065954</text:p>
          </table:table-cell>
          <table:table-cell office:value-type="float" office:value="253.806288700369" calcext:value-type="float">
            <text:p>253.8062887004</text:p>
          </table:table-cell>
          <table:table-cell office:value-type="float" office:value="0.0995697317877469" calcext:value-type="float">
            <text:p>0.0995697318</text:p>
          </table:table-cell>
          <table:table-cell office:value-type="float" office:value="10.6230485159187" calcext:value-type="float">
            <text:p>10.6230485159</text:p>
          </table:table-cell>
          <table:table-cell office:value-type="float" office:value="2.74239722761553" calcext:value-type="float">
            <text:p>2.7423972276</text:p>
          </table:table-cell>
          <table:table-cell office:value-type="float" office:value="0.15529684807704" calcext:value-type="float">
            <text:p>0.1552968481</text:p>
          </table:table-cell>
          <table:table-cell office:value-type="float" office:value="0.300717634659986" calcext:value-type="float">
            <text:p>0.3007176347</text:p>
          </table:table-cell>
          <table:table-cell office:value-type="float" office:value="2735.32173962423" calcext:value-type="float">
            <text:p>2735.3217396242</text:p>
          </table:table-cell>
        </table:table-row>
        <table:table-row table:style-name="ro1">
          <table:table-cell office:value-type="float" office:value="77.1353364989124" calcext:value-type="float">
            <text:p>77.1353364989</text:p>
          </table:table-cell>
          <table:table-cell office:value-type="float" office:value="7.44332812606668" calcext:value-type="float">
            <text:p>7.4433281261</text:p>
          </table:table-cell>
          <table:table-cell office:value-type="float" office:value="2.84180858377049" calcext:value-type="float">
            <text:p>2.8418085838</text:p>
          </table:table-cell>
          <table:table-cell office:value-type="float" office:value="250.349180629057" calcext:value-type="float">
            <text:p>250.3491806291</text:p>
          </table:table-cell>
          <table:table-cell office:value-type="float" office:value="1.09599845831878" calcext:value-type="float">
            <text:p>1.0959984583</text:p>
          </table:table-cell>
          <table:table-cell office:value-type="float" office:value="6.37439118816001" calcext:value-type="float">
            <text:p>6.3743911882</text:p>
          </table:table-cell>
          <table:table-cell office:value-type="float" office:value="2.24211333788393" calcext:value-type="float">
            <text:p>2.2421133379</text:p>
          </table:table-cell>
          <table:table-cell office:value-type="float" office:value="0.250528020895067" calcext:value-type="float">
            <text:p>0.2505280209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2844.29325902709" calcext:value-type="float">
            <text:p>2844.2932590271</text:p>
          </table:table-cell>
        </table:table-row>
        <table:table-row table:style-name="ro1">
          <table:table-cell office:value-type="float" office:value="76.7765122378644" calcext:value-type="float">
            <text:p>76.7765122379</text:p>
          </table:table-cell>
          <table:table-cell office:value-type="float" office:value="5.19695119534066" calcext:value-type="float">
            <text:p>5.1969511953</text:p>
          </table:table-cell>
          <table:table-cell office:value-type="float" office:value="2.97472897311844" calcext:value-type="float">
            <text:p>2.9747289731</text:p>
          </table:table-cell>
          <table:table-cell office:value-type="float" office:value="251.363617862007" calcext:value-type="float">
            <text:p>251.363617862</text:p>
          </table:table-cell>
          <table:table-cell office:value-type="float" office:value="0.530284528674" calcext:value-type="float">
            <text:p>0.5302845287</text:p>
          </table:table-cell>
          <table:table-cell office:value-type="float" office:value="4.19695119534066" calcext:value-type="float">
            <text:p>4.1969511953</text:p>
          </table:table-cell>
          <table:table-cell office:value-type="float" office:value="2.24695443891006" calcext:value-type="float">
            <text:p>2.2469544389</text:p>
          </table:table-cell>
          <table:table-cell office:value-type="float" office:value="0.539331726294185" calcext:value-type="float">
            <text:p>0.5393317263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2916.74576190682" calcext:value-type="float">
            <text:p>2916.7457619068</text:p>
          </table:table-cell>
        </table:table-row>
        <table:table-row table:style-name="ro1">
          <table:table-cell office:value-type="float" office:value="77.8787219494047" calcext:value-type="float">
            <text:p>77.8787219494</text:p>
          </table:table-cell>
          <table:table-cell office:value-type="float" office:value="6.96449135433675" calcext:value-type="float">
            <text:p>6.9644913543</text:p>
          </table:table-cell>
          <table:table-cell office:value-type="float" office:value="2.85679897253439" calcext:value-type="float">
            <text:p>2.8567989725</text:p>
          </table:table-cell>
          <table:table-cell office:value-type="float" office:value="249.870343857327" calcext:value-type="float">
            <text:p>249.8703438573</text:p>
          </table:table-cell>
          <table:table-cell office:value-type="float" office:value="0.617161686588848" calcext:value-type="float">
            <text:p>0.6171616866</text:p>
          </table:table-cell>
          <table:table-cell office:value-type="float" office:value="5.89555441643008" calcext:value-type="float">
            <text:p>5.8955544164</text:p>
          </table:table-cell>
          <table:table-cell office:value-type="float" office:value="2.26132257596907" calcext:value-type="float">
            <text:p>2.261322576</text:p>
          </table:table-cell>
          <table:table-cell office:value-type="float" office:value="0.230458704271797" calcext:value-type="float">
            <text:p>0.2304587043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2958.58142664482" calcext:value-type="float">
            <text:p>2958.5814266448</text:p>
          </table:table-cell>
        </table:table-row>
        <table:table-row table:style-name="ro1">
          <table:table-cell office:value-type="float" office:value="75.7642898404139" calcext:value-type="float">
            <text:p>75.7642898404</text:p>
          </table:table-cell>
          <table:table-cell office:value-type="float" office:value="3.16963963465271" calcext:value-type="float">
            <text:p>3.1696396347</text:p>
          </table:table-cell>
          <table:table-cell office:value-type="float" office:value="2.16963963465272" calcext:value-type="float">
            <text:p>2.1696396347</text:p>
          </table:table-cell>
          <table:table-cell office:value-type="float" office:value="249.336306301319" calcext:value-type="float">
            <text:p>249.3363063013</text:p>
          </table:table-cell>
          <table:table-cell office:value-type="float" office:value="0.947417412430495" calcext:value-type="float">
            <text:p>0.9474174124</text:p>
          </table:table-cell>
          <table:table-cell office:value-type="float" office:value="2.16963963465272" calcext:value-type="float">
            <text:p>2.1696396347</text:p>
          </table:table-cell>
          <table:table-cell office:value-type="float" office:value="2.25613612503" calcext:value-type="float">
            <text:p>2.256136125</text:p>
          </table:table-cell>
          <table:table-cell office:value-type="float" office:value="0.620633445786343" calcext:value-type="float">
            <text:p>0.6206334458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2990.50347651716" calcext:value-type="float">
            <text:p>2990.5034765172</text:p>
          </table:table-cell>
        </table:table-row>
        <table:table-row table:style-name="ro1">
          <table:table-cell office:value-type="float" office:value="75.4313850953074" calcext:value-type="float">
            <text:p>75.4313850953</text:p>
          </table:table-cell>
          <table:table-cell office:value-type="float" office:value="3.85182405278357" calcext:value-type="float">
            <text:p>3.8518240528</text:p>
          </table:table-cell>
          <table:table-cell office:value-type="float" office:value="2.85182405278357" calcext:value-type="float">
            <text:p>2.8518240528</text:p>
          </table:table-cell>
          <table:table-cell office:value-type="float" office:value="250.01849071945" calcext:value-type="float">
            <text:p>250.0184907195</text:p>
          </table:table-cell>
          <table:table-cell office:value-type="float" office:value="0.407379608339127" calcext:value-type="float">
            <text:p>0.4073796083</text:p>
          </table:table-cell>
          <table:table-cell office:value-type="float" office:value="2.85182405278357" calcext:value-type="float">
            <text:p>2.8518240528</text:p>
          </table:table-cell>
          <table:table-cell office:value-type="float" office:value="2.26310923103177" calcext:value-type="float">
            <text:p>2.263109231</text:p>
          </table:table-cell>
          <table:table-cell office:value-type="float" office:value="0.44827768757097" calcext:value-type="float">
            <text:p>0.4482776876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3001.97817230414" calcext:value-type="float">
            <text:p>3001.9781723041</text:p>
          </table:table-cell>
        </table:table-row>
        <table:table-row table:style-name="ro1">
          <table:table-cell office:value-type="float" office:value="75.6146631650163" calcext:value-type="float">
            <text:p>75.614663165</text:p>
          </table:table-cell>
          <table:table-cell office:value-type="float" office:value="3.02001295925507" calcext:value-type="float">
            <text:p>3.0200129593</text:p>
          </table:table-cell>
          <table:table-cell office:value-type="float" office:value="2.02001295925507" calcext:value-type="float">
            <text:p>2.0200129593</text:p>
          </table:table-cell>
          <table:table-cell office:value-type="float" office:value="249.186679625921" calcext:value-type="float">
            <text:p>249.1866796259</text:p>
          </table:table-cell>
          <table:table-cell office:value-type="float" office:value="0.79779073703285" calcext:value-type="float">
            <text:p>0.797790737</text:p>
          </table:table-cell>
          <table:table-cell office:value-type="float" office:value="2.02001295925507" calcext:value-type="float">
            <text:p>2.0200129593</text:p>
          </table:table-cell>
          <table:table-cell office:value-type="float" office:value="2.3171960545424" calcext:value-type="float">
            <text:p>2.3171960545</text:p>
          </table:table-cell>
          <table:table-cell office:value-type="float" office:value="0.575409844747728" calcext:value-type="float">
            <text:p>0.5754098447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3372.68833184213" calcext:value-type="float">
            <text:p>3372.6883318421</text:p>
          </table:table-cell>
        </table:table-row>
        <table:table-row table:style-name="ro1">
          <table:table-cell office:value-type="float" office:value="75.432227660267" calcext:value-type="float">
            <text:p>75.4322276603</text:p>
          </table:table-cell>
          <table:table-cell office:value-type="float" office:value="2.83757745450577" calcext:value-type="float">
            <text:p>2.8375774545</text:p>
          </table:table-cell>
          <table:table-cell office:value-type="float" office:value="1.83757745450577" calcext:value-type="float">
            <text:p>1.8375774545</text:p>
          </table:table-cell>
          <table:table-cell office:value-type="float" office:value="249.004244121172" calcext:value-type="float">
            <text:p>249.0042441212</text:p>
          </table:table-cell>
          <table:table-cell office:value-type="float" office:value="0.615355232283545" calcext:value-type="float">
            <text:p>0.6153552323</text:p>
          </table:table-cell>
          <table:table-cell office:value-type="float" office:value="1.83757745450577" calcext:value-type="float">
            <text:p>1.8375774545</text:p>
          </table:table-cell>
          <table:table-cell office:value-type="float" office:value="2.33116182229071" calcext:value-type="float">
            <text:p>2.3311618223</text:p>
          </table:table-cell>
          <table:table-cell office:value-type="float" office:value="0.691758747124685" calcext:value-type="float">
            <text:p>0.6917587471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3491.78163544674" calcext:value-type="float">
            <text:p>3491.7816354468</text:p>
          </table:table-cell>
        </table:table-row>
        <table:table-row table:style-name="ro1">
          <table:table-cell office:value-type="float" office:value="76.7785271212977" calcext:value-type="float">
            <text:p>76.7785271213</text:p>
          </table:table-cell>
          <table:table-cell office:value-type="float" office:value="5.8025326082664" calcext:value-type="float">
            <text:p>5.8025326083</text:p>
          </table:table-cell>
          <table:table-cell office:value-type="float" office:value="3.58031038604418" calcext:value-type="float">
            <text:p>3.580310386</text:p>
          </table:table-cell>
          <table:table-cell office:value-type="float" office:value="250.74697705271" calcext:value-type="float">
            <text:p>250.7469770527</text:p>
          </table:table-cell>
          <table:table-cell office:value-type="float" office:value="1.13586594159974" calcext:value-type="float">
            <text:p>1.1358659416</text:p>
          </table:table-cell>
          <table:table-cell office:value-type="float" office:value="4.8025326082664" calcext:value-type="float">
            <text:p>4.8025326083</text:p>
          </table:table-cell>
          <table:table-cell office:value-type="float" office:value="2.33682949873169" calcext:value-type="float">
            <text:p>2.3368294987</text:p>
          </table:table-cell>
          <table:table-cell office:value-type="float" office:value="0.580199951905401" calcext:value-type="float">
            <text:p>0.5801999519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3501.80999351738" calcext:value-type="float">
            <text:p>3501.8099935174</text:p>
          </table:table-cell>
        </table:table-row>
        <table:table-row table:style-name="ro1">
          <table:table-cell office:value-type="float" office:value="75.6933257242941" calcext:value-type="float">
            <text:p>75.6933257243</text:p>
          </table:table-cell>
          <table:table-cell office:value-type="float" office:value="4.11376468177032" calcext:value-type="float">
            <text:p>4.1137646818</text:p>
          </table:table-cell>
          <table:table-cell office:value-type="float" office:value="3.11376468177033" calcext:value-type="float">
            <text:p>3.1137646818</text:p>
          </table:table-cell>
          <table:table-cell office:value-type="float" office:value="250.280431348437" calcext:value-type="float">
            <text:p>250.2804313484</text:p>
          </table:table-cell>
          <table:table-cell office:value-type="float" office:value="0.669320237325886" calcext:value-type="float">
            <text:p>0.6693202373</text:p>
          </table:table-cell>
          <table:table-cell office:value-type="float" office:value="4.11376468177033" calcext:value-type="float">
            <text:p>4.1137646818</text:p>
          </table:table-cell>
          <table:table-cell office:value-type="float" office:value="2.36667415105433" calcext:value-type="float">
            <text:p>2.3666741511</text:p>
          </table:table-cell>
          <table:table-cell office:value-type="float" office:value="0.5538035185737" calcext:value-type="float">
            <text:p>0.5538035186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3702.86500611085" calcext:value-type="float">
            <text:p>3702.8650061109</text:p>
          </table:table-cell>
        </table:table-row>
        <table:table-row table:style-name="ro1">
          <table:table-cell office:value-type="float" office:value="76.6933257242941" calcext:value-type="float">
            <text:p>76.6933257243</text:p>
          </table:table-cell>
          <table:table-cell office:value-type="float" office:value="4.11376468177032" calcext:value-type="float">
            <text:p>4.1137646818</text:p>
          </table:table-cell>
          <table:table-cell office:value-type="float" office:value="3.11376468177033" calcext:value-type="float">
            <text:p>3.1137646818</text:p>
          </table:table-cell>
          <table:table-cell office:value-type="float" office:value="250.280431348437" calcext:value-type="float">
            <text:p>250.2804313484</text:p>
          </table:table-cell>
          <table:table-cell office:value-type="float" office:value="0.669320237325886" calcext:value-type="float">
            <text:p>0.6693202373</text:p>
          </table:table-cell>
          <table:table-cell office:value-type="float" office:value="3.11376468177033" calcext:value-type="float">
            <text:p>3.1137646818</text:p>
          </table:table-cell>
          <table:table-cell office:value-type="float" office:value="2.36667415105433" calcext:value-type="float">
            <text:p>2.3666741511</text:p>
          </table:table-cell>
          <table:table-cell office:value-type="float" office:value="0.5538035185737" calcext:value-type="float">
            <text:p>0.5538035186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3703.63289353723" calcext:value-type="float">
            <text:p>3703.6328935372</text:p>
          </table:table-cell>
        </table:table-row>
        <table:table-row table:style-name="ro1">
          <table:table-cell office:value-type="float" office:value="75.6933257242941" calcext:value-type="float">
            <text:p>75.6933257243</text:p>
          </table:table-cell>
          <table:table-cell office:value-type="float" office:value="5.11376468177032" calcext:value-type="float">
            <text:p>5.1137646818</text:p>
          </table:table-cell>
          <table:table-cell office:value-type="float" office:value="3.11376468177033" calcext:value-type="float">
            <text:p>3.1137646818</text:p>
          </table:table-cell>
          <table:table-cell office:value-type="float" office:value="250.280431348437" calcext:value-type="float">
            <text:p>250.2804313484</text:p>
          </table:table-cell>
          <table:table-cell office:value-type="float" office:value="0.669320237325886" calcext:value-type="float">
            <text:p>0.6693202373</text:p>
          </table:table-cell>
          <table:table-cell office:value-type="float" office:value="3.11376468177033" calcext:value-type="float">
            <text:p>3.1137646818</text:p>
          </table:table-cell>
          <table:table-cell office:value-type="float" office:value="2.36667415105433" calcext:value-type="float">
            <text:p>2.3666741511</text:p>
          </table:table-cell>
          <table:table-cell office:value-type="float" office:value="0.5538035185737" calcext:value-type="float">
            <text:p>0.5538035186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3703.72027677212" calcext:value-type="float">
            <text:p>3703.7202767721</text:p>
          </table:table-cell>
        </table:table-row>
        <table:table-row table:style-name="ro1">
          <table:table-cell office:value-type="float" office:value="75.6933257242941" calcext:value-type="float">
            <text:p>75.6933257243</text:p>
          </table:table-cell>
          <table:table-cell office:value-type="float" office:value="4.11376468177032" calcext:value-type="float">
            <text:p>4.1137646818</text:p>
          </table:table-cell>
          <table:table-cell office:value-type="float" office:value="3.11376468177033" calcext:value-type="float">
            <text:p>3.1137646818</text:p>
          </table:table-cell>
          <table:table-cell office:value-type="float" office:value="250.280431348437" calcext:value-type="float">
            <text:p>250.2804313484</text:p>
          </table:table-cell>
          <table:table-cell office:value-type="float" office:value="0.669320237325886" calcext:value-type="float">
            <text:p>0.6693202373</text:p>
          </table:table-cell>
          <table:table-cell office:value-type="float" office:value="3.11376468177033" calcext:value-type="float">
            <text:p>3.1137646818</text:p>
          </table:table-cell>
          <table:table-cell office:value-type="float" office:value="2.36667415105433" calcext:value-type="float">
            <text:p>2.3666741511</text:p>
          </table:table-cell>
          <table:table-cell office:value-type="float" office:value="0.5538035185737" calcext:value-type="float">
            <text:p>0.5538035186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3703.87447403967" calcext:value-type="float">
            <text:p>3703.8744740397</text:p>
          </table:table-cell>
        </table:table-row>
        <table:table-row table:style-name="ro1">
          <table:table-cell office:value-type="float" office:value="75.6933257242941" calcext:value-type="float">
            <text:p>75.6933257243</text:p>
          </table:table-cell>
          <table:table-cell office:value-type="float" office:value="4.11376468177032" calcext:value-type="float">
            <text:p>4.1137646818</text:p>
          </table:table-cell>
          <table:table-cell office:value-type="float" office:value="3.11376468177033" calcext:value-type="float">
            <text:p>3.1137646818</text:p>
          </table:table-cell>
          <table:table-cell office:value-type="float" office:value="250.280431348437" calcext:value-type="float">
            <text:p>250.2804313484</text:p>
          </table:table-cell>
          <table:table-cell office:value-type="float" office:value="0.669320237325886" calcext:value-type="float">
            <text:p>0.6693202373</text:p>
          </table:table-cell>
          <table:table-cell office:value-type="float" office:value="3.11376468177033" calcext:value-type="float">
            <text:p>3.1137646818</text:p>
          </table:table-cell>
          <table:table-cell office:value-type="float" office:value="2.36667415105433" calcext:value-type="float">
            <text:p>2.3666741511</text:p>
          </table:table-cell>
          <table:table-cell office:value-type="float" office:value="0.5538035185737" calcext:value-type="float">
            <text:p>0.5538035186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3703.87447403967" calcext:value-type="float">
            <text:p>3703.8744740397</text:p>
          </table:table-cell>
        </table:table-row>
        <table:table-row table:style-name="ro1">
          <table:table-cell office:value-type="float" office:value="75.6933257242941" calcext:value-type="float">
            <text:p>75.6933257243</text:p>
          </table:table-cell>
          <table:table-cell office:value-type="float" office:value="4.11376468177032" calcext:value-type="float">
            <text:p>4.1137646818</text:p>
          </table:table-cell>
          <table:table-cell office:value-type="float" office:value="3.11376468177033" calcext:value-type="float">
            <text:p>3.1137646818</text:p>
          </table:table-cell>
          <table:table-cell office:value-type="float" office:value="251.280431348437" calcext:value-type="float">
            <text:p>251.2804313484</text:p>
          </table:table-cell>
          <table:table-cell office:value-type="float" office:value="0.669320237325886" calcext:value-type="float">
            <text:p>0.6693202373</text:p>
          </table:table-cell>
          <table:table-cell office:value-type="float" office:value="3.11376468177033" calcext:value-type="float">
            <text:p>3.1137646818</text:p>
          </table:table-cell>
          <table:table-cell office:value-type="float" office:value="2.36667415105433" calcext:value-type="float">
            <text:p>2.3666741511</text:p>
          </table:table-cell>
          <table:table-cell office:value-type="float" office:value="0.5538035185737" calcext:value-type="float">
            <text:p>0.5538035186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3703.87553373309" calcext:value-type="float">
            <text:p>3703.8755337331</text:p>
          </table:table-cell>
        </table:table-row>
        <table:table-row table:style-name="ro1">
          <table:table-cell office:value-type="float" office:value="75.6933257242941" calcext:value-type="float">
            <text:p>75.6933257243</text:p>
          </table:table-cell>
          <table:table-cell office:value-type="float" office:value="4.11376468177032" calcext:value-type="float">
            <text:p>4.1137646818</text:p>
          </table:table-cell>
          <table:table-cell office:value-type="float" office:value="3.11376468177033" calcext:value-type="float">
            <text:p>3.1137646818</text:p>
          </table:table-cell>
          <table:table-cell office:value-type="float" office:value="250.280431348437" calcext:value-type="float">
            <text:p>250.2804313484</text:p>
          </table:table-cell>
          <table:table-cell office:value-type="float" office:value="1.66932023732589" calcext:value-type="float">
            <text:p>1.6693202373</text:p>
          </table:table-cell>
          <table:table-cell office:value-type="float" office:value="3.11376468177033" calcext:value-type="float">
            <text:p>3.1137646818</text:p>
          </table:table-cell>
          <table:table-cell office:value-type="float" office:value="2.36667415105433" calcext:value-type="float">
            <text:p>2.3666741511</text:p>
          </table:table-cell>
          <table:table-cell office:value-type="float" office:value="0.5538035185737" calcext:value-type="float">
            <text:p>0.5538035186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3703.87630679137" calcext:value-type="float">
            <text:p>3703.8763067914</text:p>
          </table:table-cell>
        </table:table-row>
        <table:table-row table:style-name="ro1">
          <table:table-cell office:value-type="float" office:value="75.6933257242941" calcext:value-type="float">
            <text:p>75.6933257243</text:p>
          </table:table-cell>
          <table:table-cell office:value-type="float" office:value="4.11376468177032" calcext:value-type="float">
            <text:p>4.1137646818</text:p>
          </table:table-cell>
          <table:table-cell office:value-type="float" office:value="4.11376468177033" calcext:value-type="float">
            <text:p>4.1137646818</text:p>
          </table:table-cell>
          <table:table-cell office:value-type="float" office:value="250.280431348437" calcext:value-type="float">
            <text:p>250.2804313484</text:p>
          </table:table-cell>
          <table:table-cell office:value-type="float" office:value="0.669320237325886" calcext:value-type="float">
            <text:p>0.6693202373</text:p>
          </table:table-cell>
          <table:table-cell office:value-type="float" office:value="3.11376468177033" calcext:value-type="float">
            <text:p>3.1137646818</text:p>
          </table:table-cell>
          <table:table-cell office:value-type="float" office:value="2.36667415105433" calcext:value-type="float">
            <text:p>2.3666741511</text:p>
          </table:table-cell>
          <table:table-cell office:value-type="float" office:value="0.5538035185737" calcext:value-type="float">
            <text:p>0.5538035186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3703.94324877474" calcext:value-type="float">
            <text:p>3703.9432487748</text:p>
          </table:table-cell>
        </table:table-row>
        <table:table-row table:style-name="ro1">
          <table:table-cell office:value-type="float" office:value="74.8046791647614" calcext:value-type="float">
            <text:p>74.8046791648</text:p>
          </table:table-cell>
          <table:table-cell office:value-type="float" office:value="2.21002895900015" calcext:value-type="float">
            <text:p>2.210028959</text:p>
          </table:table-cell>
          <table:table-cell office:value-type="float" office:value="1.21002895900015" calcext:value-type="float">
            <text:p>1.210028959</text:p>
          </table:table-cell>
          <table:table-cell office:value-type="float" office:value="248.376695625667" calcext:value-type="float">
            <text:p>248.3766956257</text:p>
          </table:table-cell>
          <table:table-cell table:number-columns-repeated="2" office:value-type="float" office:value="1.21002895900015" calcext:value-type="float">
            <text:p>1.210028959</text:p>
          </table:table-cell>
          <table:table-cell office:value-type="float" office:value="3.38002895900015" calcext:value-type="float">
            <text:p>3.380028959</text:p>
          </table:table-cell>
          <table:table-cell office:value-type="float" office:value="0.56496570694513" calcext:value-type="float">
            <text:p>0.5649657069</text:p>
          </table:table-cell>
          <table:table-cell office:value-type="float" office:value="0.486991312604252" calcext:value-type="float">
            <text:p>0.4869913126</text:p>
          </table:table-cell>
          <table:table-cell office:value-type="float" office:value="3890.87178762398" calcext:value-type="float">
            <text:p>3890.871787624</text:p>
          </table:table-cell>
        </table:table-row>
        <table:table-row table:style-name="ro1">
          <table:table-cell office:value-type="float" office:value="77.2851629791914" calcext:value-type="float">
            <text:p>77.2851629792</text:p>
          </table:table-cell>
          <table:table-cell office:value-type="float" office:value="9.30950882064231" calcext:value-type="float">
            <text:p>9.3095088206</text:p>
          </table:table-cell>
          <table:table-cell office:value-type="float" office:value="2.85983994736029" calcext:value-type="float">
            <text:p>2.8598399474</text:p>
          </table:table-cell>
          <table:table-cell office:value-type="float" office:value="249.698839774871" calcext:value-type="float">
            <text:p>249.6988397749</text:p>
          </table:table-cell>
          <table:table-cell office:value-type="float" office:value="0.881009695178925" calcext:value-type="float">
            <text:p>0.8810096952</text:p>
          </table:table-cell>
          <table:table-cell office:value-type="float" office:value="6.51559959042098" calcext:value-type="float">
            <text:p>6.5155995904</text:p>
          </table:table-cell>
          <table:table-cell office:value-type="float" office:value="2.50034191751774" calcext:value-type="float">
            <text:p>2.5003419175</text:p>
          </table:table-cell>
          <table:table-cell office:value-type="float" office:value="0.27710082945468" calcext:value-type="float">
            <text:p>0.2771008295</text:p>
          </table:table-cell>
          <table:table-cell office:value-type="float" office:value="0.0561328258188976" calcext:value-type="float">
            <text:p>0.0561328258</text:p>
          </table:table-cell>
          <table:table-cell office:value-type="float" office:value="3974.71763724061" calcext:value-type="float">
            <text:p>3974.7176372406</text:p>
          </table:table-cell>
        </table:table-row>
        <table:table-row table:style-name="ro1">
          <table:table-cell office:value-type="float" office:value="75.6933257242941" calcext:value-type="float">
            <text:p>75.6933257243</text:p>
          </table:table-cell>
          <table:table-cell office:value-type="float" office:value="4.11376468177032" calcext:value-type="float">
            <text:p>4.1137646818</text:p>
          </table:table-cell>
          <table:table-cell office:value-type="float" office:value="3.11376468177033" calcext:value-type="float">
            <text:p>3.1137646818</text:p>
          </table:table-cell>
          <table:table-cell office:value-type="float" office:value="250.280431348437" calcext:value-type="float">
            <text:p>250.2804313484</text:p>
          </table:table-cell>
          <table:table-cell office:value-type="float" office:value="0.669320237325886" calcext:value-type="float">
            <text:p>0.6693202373</text:p>
          </table:table-cell>
          <table:table-cell office:value-type="float" office:value="3.11376468177033" calcext:value-type="float">
            <text:p>3.1137646818</text:p>
          </table:table-cell>
          <table:table-cell office:value-type="float" office:value="2.36667415105433" calcext:value-type="float">
            <text:p>2.3666741511</text:p>
          </table:table-cell>
          <table:table-cell office:value-type="float" office:value="1.5538035185737" calcext:value-type="float">
            <text:p>1.5538035186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4015.34218855424" calcext:value-type="float">
            <text:p>4015.3421885543</text:p>
          </table:table-cell>
        </table:table-row>
        <table:table-row table:style-name="ro1">
          <table:table-cell office:value-type="float" office:value="76.025287315515" calcext:value-type="float">
            <text:p>76.0252873155</text:p>
          </table:table-cell>
          <table:table-cell office:value-type="float" office:value="4.44572627299117" calcext:value-type="float">
            <text:p>4.445726273</text:p>
          </table:table-cell>
          <table:table-cell office:value-type="float" office:value="2.22350405076895" calcext:value-type="float">
            <text:p>2.2235040508</text:p>
          </table:table-cell>
          <table:table-cell office:value-type="float" office:value="250.612392939657" calcext:value-type="float">
            <text:p>250.6123929397</text:p>
          </table:table-cell>
          <table:table-cell office:value-type="float" office:value="1.00128182854674" calcext:value-type="float">
            <text:p>1.0012818285</text:p>
          </table:table-cell>
          <table:table-cell office:value-type="float" office:value="3.44572627299118" calcext:value-type="float">
            <text:p>3.445726273</text:p>
          </table:table-cell>
          <table:table-cell office:value-type="float" office:value="2.09506921278273" calcext:value-type="float">
            <text:p>2.0950692128</text:p>
          </table:table-cell>
          <table:table-cell office:value-type="float" office:value="0.480118786273371" calcext:value-type="float">
            <text:p>0.4801187863</text:p>
          </table:table-cell>
          <table:table-cell office:value-type="float" office:value="1.33196159222085" calcext:value-type="float">
            <text:p>1.3319615922</text:p>
          </table:table-cell>
          <table:table-cell office:value-type="float" office:value="4395.61143121385" calcext:value-type="float">
            <text:p>4395.6114312139</text:p>
          </table:table-cell>
        </table:table-row>
        <table:table-row table:style-name="ro1">
          <table:table-cell office:value-type="float" office:value="76.025287315515" calcext:value-type="float">
            <text:p>76.0252873155</text:p>
          </table:table-cell>
          <table:table-cell office:value-type="float" office:value="4.44572627299117" calcext:value-type="float">
            <text:p>4.445726273</text:p>
          </table:table-cell>
          <table:table-cell office:value-type="float" office:value="2.22350405076895" calcext:value-type="float">
            <text:p>2.2235040508</text:p>
          </table:table-cell>
          <table:table-cell office:value-type="float" office:value="250.612392939657" calcext:value-type="float">
            <text:p>250.6123929397</text:p>
          </table:table-cell>
          <table:table-cell office:value-type="float" office:value="1.00128182854674" calcext:value-type="float">
            <text:p>1.0012818285</text:p>
          </table:table-cell>
          <table:table-cell office:value-type="float" office:value="3.44572627299118" calcext:value-type="float">
            <text:p>3.445726273</text:p>
          </table:table-cell>
          <table:table-cell office:value-type="float" office:value="3.09506921278273" calcext:value-type="float">
            <text:p>3.0950692128</text:p>
          </table:table-cell>
          <table:table-cell office:value-type="float" office:value="0.480118786273371" calcext:value-type="float">
            <text:p>0.4801187863</text:p>
          </table:table-cell>
          <table:table-cell office:value-type="float" office:value="0.33196159222085" calcext:value-type="float">
            <text:p>0.3319615922</text:p>
          </table:table-cell>
          <table:table-cell office:value-type="float" office:value="4403.91114555647" calcext:value-type="float">
            <text:p>4403.9111455565</text:p>
          </table:table-cell>
        </table:table-row>
        <table:table-row table:style-name="ro1">
          <table:table-cell office:value-type="float" office:value="76.7998727127751" calcext:value-type="float">
            <text:p>76.7998727128</text:p>
          </table:table-cell>
          <table:table-cell office:value-type="float" office:value="13.3502308490999" calcext:value-type="float">
            <text:p>13.3502308491</text:p>
          </table:table-cell>
          <table:table-cell office:value-type="float" office:value="2.27577578130152" calcext:value-type="float">
            <text:p>2.2757757813</text:p>
          </table:table-cell>
          <table:table-cell office:value-type="float" office:value="253.239561803329" calcext:value-type="float">
            <text:p>253.2395618033</text:p>
          </table:table-cell>
          <table:table-cell office:value-type="float" office:value="0.755065056969908" calcext:value-type="float">
            <text:p>0.755065057</text:p>
          </table:table-cell>
          <table:table-cell office:value-type="float" office:value="10.0563216188786" calcext:value-type="float">
            <text:p>10.0563216189</text:p>
          </table:table-cell>
          <table:table-cell office:value-type="float" office:value="1.74928063133438" calcext:value-type="float">
            <text:p>1.7492806313</text:p>
          </table:table-cell>
          <table:table-cell office:value-type="float" office:value="0.175171963859803" calcext:value-type="float">
            <text:p>0.1751719639</text:p>
          </table:table-cell>
          <table:table-cell office:value-type="float" office:value="1.30756387121581" calcext:value-type="float">
            <text:p>1.3075638712</text:p>
          </table:table-cell>
          <table:table-cell office:value-type="float" office:value="4709.58306221167" calcext:value-type="float">
            <text:p>4709.5830622117</text:p>
          </table:table-cell>
        </table:table-row>
        <table:table-row table:style-name="ro1">
          <table:table-cell office:value-type="float" office:value="77.0196847360139" calcext:value-type="float">
            <text:p>77.019684736</text:p>
          </table:table-cell>
          <table:table-cell office:value-type="float" office:value="13.5700428723387" calcext:value-type="float">
            <text:p>13.5700428723</text:p>
          </table:table-cell>
          <table:table-cell office:value-type="float" office:value="2.15455747379799" calcext:value-type="float">
            <text:p>2.1545574738</text:p>
          </table:table-cell>
          <table:table-cell office:value-type="float" office:value="253.459373826568" calcext:value-type="float">
            <text:p>253.4593738266</text:p>
          </table:table-cell>
          <table:table-cell office:value-type="float" office:value="0.974877080208643" calcext:value-type="float">
            <text:p>0.9748770802</text:p>
          </table:table-cell>
          <table:table-cell office:value-type="float" office:value="10.2761336421173" calcext:value-type="float">
            <text:p>10.2761336421</text:p>
          </table:table-cell>
          <table:table-cell office:value-type="float" office:value="1.75074076393078" calcext:value-type="float">
            <text:p>1.7507407639</text:p>
          </table:table-cell>
          <table:table-cell office:value-type="float" office:value="0.129928398664316" calcext:value-type="float">
            <text:p>0.1299283987</text:p>
          </table:table-cell>
          <table:table-cell office:value-type="float" office:value="1.30672908491125" calcext:value-type="float">
            <text:p>1.3067290849</text:p>
          </table:table-cell>
          <table:table-cell office:value-type="float" office:value="4733.21480929713" calcext:value-type="float">
            <text:p>4733.2148092971</text:p>
          </table:table-cell>
        </table:table-row>
        <table:table-row table:style-name="ro1">
          <table:table-cell office:value-type="float" office:value="77.3665996098152" calcext:value-type="float">
            <text:p>77.3665996098</text:p>
          </table:table-cell>
          <table:table-cell office:value-type="float" office:value="13.91695774614" calcext:value-type="float">
            <text:p>13.9169577461</text:p>
          </table:table-cell>
          <table:table-cell office:value-type="float" office:value="2.08880659542739" calcext:value-type="float">
            <text:p>2.0888065954</text:p>
          </table:table-cell>
          <table:table-cell office:value-type="float" office:value="253.806288700369" calcext:value-type="float">
            <text:p>253.8062887004</text:p>
          </table:table-cell>
          <table:table-cell office:value-type="float" office:value="0.0995697317877469" calcext:value-type="float">
            <text:p>0.0995697318</text:p>
          </table:table-cell>
          <table:table-cell office:value-type="float" office:value="10.6230485159187" calcext:value-type="float">
            <text:p>10.6230485159</text:p>
          </table:table-cell>
          <table:table-cell office:value-type="float" office:value="1.74239722761553" calcext:value-type="float">
            <text:p>1.7423972276</text:p>
          </table:table-cell>
          <table:table-cell office:value-type="float" office:value="0.15529684807704" calcext:value-type="float">
            <text:p>0.1552968481</text:p>
          </table:table-cell>
          <table:table-cell office:value-type="float" office:value="1.30071763465999" calcext:value-type="float">
            <text:p>1.3007176347</text:p>
          </table:table-cell>
          <table:table-cell office:value-type="float" office:value="4736.46877162297" calcext:value-type="float">
            <text:p>4736.468771623</text:p>
          </table:table-cell>
        </table:table-row>
        <table:table-row table:style-name="ro1">
          <table:table-cell office:value-type="float" office:value="77.512200218859" calcext:value-type="float">
            <text:p>77.5122002189</text:p>
          </table:table-cell>
          <table:table-cell office:value-type="float" office:value="14.0625583551838" calcext:value-type="float">
            <text:p>14.0625583552</text:p>
          </table:table-cell>
          <table:table-cell office:value-type="float" office:value="2.20354300694033" calcext:value-type="float">
            <text:p>2.2035430069</text:p>
          </table:table-cell>
          <table:table-cell office:value-type="float" office:value="253.951889309413" calcext:value-type="float">
            <text:p>253.9518893094</text:p>
          </table:table-cell>
          <table:table-cell office:value-type="float" office:value="0.245170340831553" calcext:value-type="float">
            <text:p>0.2451703408</text:p>
          </table:table-cell>
          <table:table-cell office:value-type="float" office:value="10.7686491249625" calcext:value-type="float">
            <text:p>10.768649125</text:p>
          </table:table-cell>
          <table:table-cell office:value-type="float" office:value="1.73436284949142" calcext:value-type="float">
            <text:p>1.7343628495</text:p>
          </table:table-cell>
          <table:table-cell office:value-type="float" office:value="0.152741691022652" calcext:value-type="float">
            <text:p>0.152741691</text:p>
          </table:table-cell>
          <table:table-cell office:value-type="float" office:value="1.29789240575562" calcext:value-type="float">
            <text:p>1.2978924058</text:p>
          </table:table-cell>
          <table:table-cell office:value-type="float" office:value="4740.63319993533" calcext:value-type="float">
            <text:p>4740.6331999353</text:p>
          </table:table-cell>
        </table:table-row>
        <table:table-row table:style-name="ro1">
          <table:table-cell office:value-type="float" office:value="77.040846485654" calcext:value-type="float">
            <text:p>77.0408464857</text:p>
          </table:table-cell>
          <table:table-cell office:value-type="float" office:value="12.8887202445973" calcext:value-type="float">
            <text:p>12.8887202446</text:p>
          </table:table-cell>
          <table:table-cell office:value-type="float" office:value="2.28213931522623" calcext:value-type="float">
            <text:p>2.2821393152</text:p>
          </table:table-cell>
          <table:table-cell office:value-type="float" office:value="252.778051198826" calcext:value-type="float">
            <text:p>252.7780511988</text:p>
          </table:table-cell>
          <table:table-cell office:value-type="float" office:value="0.293554452467213" calcext:value-type="float">
            <text:p>0.2935544525</text:p>
          </table:table-cell>
          <table:table-cell office:value-type="float" office:value="9.59481101437592" calcext:value-type="float">
            <text:p>9.5948110144</text:p>
          </table:table-cell>
          <table:table-cell office:value-type="float" office:value="1.75524878351887" calcext:value-type="float">
            <text:p>1.7552487835</text:p>
          </table:table-cell>
          <table:table-cell office:value-type="float" office:value="0.199959751576963" calcext:value-type="float">
            <text:p>0.1999597516</text:p>
          </table:table-cell>
          <table:table-cell office:value-type="float" office:value="1.31256916514038" calcext:value-type="float">
            <text:p>1.3125691651</text:p>
          </table:table-cell>
          <table:table-cell office:value-type="float" office:value="4778.65114882706" calcext:value-type="float">
            <text:p>4778.6511488271</text:p>
          </table:table-cell>
        </table:table-row>
        <table:table-row table:style-name="ro1">
          <table:table-cell office:value-type="float" office:value="77.040846485654" calcext:value-type="float">
            <text:p>77.0408464857</text:p>
          </table:table-cell>
          <table:table-cell office:value-type="float" office:value="12.3887202445972" calcext:value-type="float">
            <text:p>12.3887202446</text:p>
          </table:table-cell>
          <table:table-cell office:value-type="float" office:value="2.28213931522623" calcext:value-type="float">
            <text:p>2.2821393152</text:p>
          </table:table-cell>
          <table:table-cell office:value-type="float" office:value="252.778051198826" calcext:value-type="float">
            <text:p>252.7780511988</text:p>
          </table:table-cell>
          <table:table-cell office:value-type="float" office:value="0.293554452467213" calcext:value-type="float">
            <text:p>0.2935544525</text:p>
          </table:table-cell>
          <table:table-cell office:value-type="float" office:value="9.59481101437592" calcext:value-type="float">
            <text:p>9.5948110144</text:p>
          </table:table-cell>
          <table:table-cell office:value-type="float" office:value="1.75524878351887" calcext:value-type="float">
            <text:p>1.7552487835</text:p>
          </table:table-cell>
          <table:table-cell office:value-type="float" office:value="0.199959751576963" calcext:value-type="float">
            <text:p>0.1999597516</text:p>
          </table:table-cell>
          <table:table-cell office:value-type="float" office:value="1.31256916514038" calcext:value-type="float">
            <text:p>1.3125691651</text:p>
          </table:table-cell>
          <table:table-cell office:value-type="float" office:value="4780.74708466189" calcext:value-type="float">
            <text:p>4780.7470846619</text:p>
          </table:table-cell>
        </table:table-row>
        <table:table-row table:style-name="ro1">
          <table:table-cell office:value-type="float" office:value="77.2181061126056" calcext:value-type="float">
            <text:p>77.2181061126</text:p>
          </table:table-cell>
          <table:table-cell office:value-type="float" office:value="13.0659798715489" calcext:value-type="float">
            <text:p>13.0659798715</text:p>
          </table:table-cell>
          <table:table-cell office:value-type="float" office:value="2.35956659954721" calcext:value-type="float">
            <text:p>2.3595665995</text:p>
          </table:table-cell>
          <table:table-cell office:value-type="float" office:value="252.955310825778" calcext:value-type="float">
            <text:p>252.9553108258</text:p>
          </table:table-cell>
          <table:table-cell office:value-type="float" office:value="0.47081407941889" calcext:value-type="float">
            <text:p>0.4708140794</text:p>
          </table:table-cell>
          <table:table-cell office:value-type="float" office:value="9.7720706413276" calcext:value-type="float">
            <text:p>9.7720706413</text:p>
          </table:table-cell>
          <table:table-cell office:value-type="float" office:value="1.74542838587801" calcext:value-type="float">
            <text:p>1.7454283859</text:p>
          </table:table-cell>
          <table:table-cell office:value-type="float" office:value="0.16125476523162" calcext:value-type="float">
            <text:p>0.1612547652</text:p>
          </table:table-cell>
          <table:table-cell office:value-type="float" office:value="1.30946585943989" calcext:value-type="float">
            <text:p>1.3094658594</text:p>
          </table:table-cell>
          <table:table-cell office:value-type="float" office:value="4790.69598782432" calcext:value-type="float">
            <text:p>4790.6959878243</text:p>
          </table:table-cell>
        </table:table-row>
        <table:table-row table:style-name="ro1">
          <table:table-cell office:value-type="float" office:value="76.9159436324359" calcext:value-type="float">
            <text:p>76.9159436324</text:p>
          </table:table-cell>
          <table:table-cell office:value-type="float" office:value="12.2638173913792" calcext:value-type="float">
            <text:p>12.2638173914</text:p>
          </table:table-cell>
          <table:table-cell office:value-type="float" office:value="2.24982905460075" calcext:value-type="float">
            <text:p>2.2498290546</text:p>
          </table:table-cell>
          <table:table-cell office:value-type="float" office:value="252.653148345608" calcext:value-type="float">
            <text:p>252.6531483456</text:p>
          </table:table-cell>
          <table:table-cell office:value-type="float" office:value="0.168651599249142" calcext:value-type="float">
            <text:p>0.1686515992</text:p>
          </table:table-cell>
          <table:table-cell office:value-type="float" office:value="9.46990816115785" calcext:value-type="float">
            <text:p>9.4699081612</text:p>
          </table:table-cell>
          <table:table-cell office:value-type="float" office:value="1.7633939356618" calcext:value-type="float">
            <text:p>1.7633939357</text:p>
          </table:table-cell>
          <table:table-cell office:value-type="float" office:value="0.16222026391877" calcext:value-type="float">
            <text:p>0.1622202639</text:p>
          </table:table-cell>
          <table:table-cell office:value-type="float" office:value="1.31769381468514" calcext:value-type="float">
            <text:p>1.3176938147</text:p>
          </table:table-cell>
          <table:table-cell office:value-type="float" office:value="4802.64594276997" calcext:value-type="float">
            <text:p>4802.64594277</text:p>
          </table:table-cell>
        </table:table-row>
        <table:table-row table:style-name="ro1">
          <table:table-cell office:value-type="float" office:value="77.1613580706513" calcext:value-type="float">
            <text:p>77.1613580707</text:p>
          </table:table-cell>
          <table:table-cell office:value-type="float" office:value="11.7659508256825" calcext:value-type="float">
            <text:p>11.7659508257</text:p>
          </table:table-cell>
          <table:table-cell office:value-type="float" office:value="2.20463738602345" calcext:value-type="float">
            <text:p>2.204637386</text:p>
          </table:table-cell>
          <table:table-cell office:value-type="float" office:value="252.155281779911" calcext:value-type="float">
            <text:p>252.1552817799</text:p>
          </table:table-cell>
          <table:table-cell office:value-type="float" office:value="0.893007255774717" calcext:value-type="float">
            <text:p>0.8930072558</text:p>
          </table:table-cell>
          <table:table-cell office:value-type="float" office:value="8.97204159546121" calcext:value-type="float">
            <text:p>8.9720415955</text:p>
          </table:table-cell>
          <table:table-cell office:value-type="float" office:value="1.74980093877171" calcext:value-type="float">
            <text:p>1.7498009388</text:p>
          </table:table-cell>
          <table:table-cell office:value-type="float" office:value="0.180117682018272" calcext:value-type="float">
            <text:p>0.180117682</text:p>
          </table:table-cell>
          <table:table-cell office:value-type="float" office:value="1.31608721124473" calcext:value-type="float">
            <text:p>1.3160872112</text:p>
          </table:table-cell>
          <table:table-cell office:value-type="float" office:value="4839.82372906396" calcext:value-type="float">
            <text:p>4839.823729064</text:p>
          </table:table-cell>
        </table:table-row>
        <table:table-row table:style-name="ro1">
          <table:table-cell office:value-type="float" office:value="77.1047005287746" calcext:value-type="float">
            <text:p>77.1047005288</text:p>
          </table:table-cell>
          <table:table-cell office:value-type="float" office:value="11.5858364936824" calcext:value-type="float">
            <text:p>11.5858364937</text:p>
          </table:table-cell>
          <table:table-cell office:value-type="float" office:value="2.02452305402326" calcext:value-type="float">
            <text:p>2.024523054</text:p>
          </table:table-cell>
          <table:table-cell office:value-type="float" office:value="251.975167447911" calcext:value-type="float">
            <text:p>251.9751674479</text:p>
          </table:table-cell>
          <table:table-cell office:value-type="float" office:value="0.712892923774533" calcext:value-type="float">
            <text:p>0.7128929238</text:p>
          </table:table-cell>
          <table:table-cell office:value-type="float" office:value="8.79192726346102" calcext:value-type="float">
            <text:p>8.7919272635</text:p>
          </table:table-cell>
          <table:table-cell office:value-type="float" office:value="1.75619200736627" calcext:value-type="float">
            <text:p>1.7561920074</text:p>
          </table:table-cell>
          <table:table-cell office:value-type="float" office:value="0.215523488508965" calcext:value-type="float">
            <text:p>0.2155234885</text:p>
          </table:table-cell>
          <table:table-cell office:value-type="float" office:value="1.31847372483041" calcext:value-type="float">
            <text:p>1.3184737248</text:p>
          </table:table-cell>
          <table:table-cell office:value-type="float" office:value="4844.35427629299" calcext:value-type="float">
            <text:p>4844.354276293</text:p>
          </table:table-cell>
        </table:table-row>
        <table:table-row table:style-name="ro1">
          <table:table-cell office:value-type="float" office:value="76.0266590576275" calcext:value-type="float">
            <text:p>76.0266590576</text:p>
          </table:table-cell>
          <table:table-cell office:value-type="float" office:value="4.44709801510366" calcext:value-type="float">
            <text:p>4.4470980151</text:p>
          </table:table-cell>
          <table:table-cell office:value-type="float" office:value="3.44709801510366" calcext:value-type="float">
            <text:p>3.4470980151</text:p>
          </table:table-cell>
          <table:table-cell office:value-type="float" office:value="250.61376468177" calcext:value-type="float">
            <text:p>250.6137646818</text:p>
          </table:table-cell>
          <table:table-cell office:value-type="float" office:value="1.00265357065922" calcext:value-type="float">
            <text:p>1.0026535707</text:p>
          </table:table-cell>
          <table:table-cell office:value-type="float" office:value="3.44709801510366" calcext:value-type="float">
            <text:p>3.4470980151</text:p>
          </table:table-cell>
          <table:table-cell office:value-type="float" office:value="0.366674151054333" calcext:value-type="float">
            <text:p>0.3666741511</text:p>
          </table:table-cell>
          <table:table-cell office:value-type="float" office:value="0.887136851907033" calcext:value-type="float">
            <text:p>0.8871368519</text:p>
          </table:table-cell>
          <table:table-cell office:value-type="float" office:value="0.333333334333333" calcext:value-type="float">
            <text:p>0.3333333343</text:p>
          </table:table-cell>
          <table:table-cell office:value-type="float" office:value="4871.241027457" calcext:value-type="float">
            <text:p>4871.241027457</text:p>
          </table:table-cell>
        </table:table-row>
        <table:table-row table:style-name="ro1">
          <table:table-cell office:value-type="float" office:value="77.0929121790139" calcext:value-type="float">
            <text:p>77.092912179</text:p>
          </table:table-cell>
          <table:table-cell office:value-type="float" office:value="11.4505913537982" calcext:value-type="float">
            <text:p>11.4505913538</text:p>
          </table:table-cell>
          <table:table-cell office:value-type="float" office:value="1.88927791413908" calcext:value-type="float">
            <text:p>1.8892779141</text:p>
          </table:table-cell>
          <table:table-cell office:value-type="float" office:value="251.839922308027" calcext:value-type="float">
            <text:p>251.839922308</text:p>
          </table:table-cell>
          <table:table-cell office:value-type="float" office:value="0.57764778389035" calcext:value-type="float">
            <text:p>0.5776477839</text:p>
          </table:table-cell>
          <table:table-cell office:value-type="float" office:value="8.65668212357684" calcext:value-type="float">
            <text:p>8.6566821236</text:p>
          </table:table-cell>
          <table:table-cell office:value-type="float" office:value="1.76657771547737" calcext:value-type="float">
            <text:p>1.7665777155</text:p>
          </table:table-cell>
          <table:table-cell office:value-type="float" office:value="0.180552496059774" calcext:value-type="float">
            <text:p>0.1805524961</text:p>
          </table:table-cell>
          <table:table-cell office:value-type="float" office:value="1.32529581570649" calcext:value-type="float">
            <text:p>1.3252958157</text:p>
          </table:table-cell>
          <table:table-cell office:value-type="float" office:value="4895.98146661472" calcext:value-type="float">
            <text:p>4895.9814666147</text:p>
          </table:table-cell>
        </table:table-row>
        <table:table-row table:style-name="ro1">
          <table:table-cell office:value-type="float" office:value="76.2282558585384" calcext:value-type="float">
            <text:p>76.2282558585</text:p>
          </table:table-cell>
          <table:table-cell office:value-type="float" office:value="10.5859350333226" calcext:value-type="float">
            <text:p>10.5859350333</text:p>
          </table:table-cell>
          <table:table-cell office:value-type="float" office:value="2.35010551379766" calcext:value-type="float">
            <text:p>2.3501055138</text:p>
          </table:table-cell>
          <table:table-cell office:value-type="float" office:value="250.975265987552" calcext:value-type="float">
            <text:p>250.9752659876</text:p>
          </table:table-cell>
          <table:table-cell office:value-type="float" office:value="0.935213685637024" calcext:value-type="float">
            <text:p>0.9352136856</text:p>
          </table:table-cell>
          <table:table-cell office:value-type="float" office:value="7.7920258031013" calcext:value-type="float">
            <text:p>7.7920258031</text:p>
          </table:table-cell>
          <table:table-cell office:value-type="float" office:value="1.81901575040455" calcext:value-type="float">
            <text:p>1.8190157504</text:p>
          </table:table-cell>
          <table:table-cell office:value-type="float" office:value="0.1082360303215" calcext:value-type="float">
            <text:p>0.1082360303</text:p>
          </table:table-cell>
          <table:table-cell office:value-type="float" office:value="1.34947559045242" calcext:value-type="float">
            <text:p>1.3494755905</text:p>
          </table:table-cell>
          <table:table-cell office:value-type="float" office:value="4933.04503095835" calcext:value-type="float">
            <text:p>4933.0450309584</text:p>
          </table:table-cell>
        </table:table-row>
        <table:table-row table:style-name="ro1">
          <table:table-cell office:value-type="float" office:value="76.7921880539993" calcext:value-type="float">
            <text:p>76.792188054</text:p>
          </table:table-cell>
          <table:table-cell office:value-type="float" office:value="11.1498672287835" calcext:value-type="float">
            <text:p>11.1498672288</text:p>
          </table:table-cell>
          <table:table-cell office:value-type="float" office:value="2.26931891639161" calcext:value-type="float">
            <text:p>2.2693189164</text:p>
          </table:table-cell>
          <table:table-cell office:value-type="float" office:value="251.539198183012" calcext:value-type="float">
            <text:p>251.539198183</text:p>
          </table:table-cell>
          <table:table-cell office:value-type="float" office:value="0.276923658875698" calcext:value-type="float">
            <text:p>0.2769236589</text:p>
          </table:table-cell>
          <table:table-cell office:value-type="float" office:value="8.35595799856219" calcext:value-type="float">
            <text:p>8.3559579986</text:p>
          </table:table-cell>
          <table:table-cell office:value-type="float" office:value="1.79894794327604" calcext:value-type="float">
            <text:p>1.7989479433</text:p>
          </table:table-cell>
          <table:table-cell office:value-type="float" office:value="0.102342471749543" calcext:value-type="float">
            <text:p>0.1023424717</text:p>
          </table:table-cell>
          <table:table-cell office:value-type="float" office:value="1.33877415370904" calcext:value-type="float">
            <text:p>1.3387741537</text:p>
          </table:table-cell>
          <table:table-cell office:value-type="float" office:value="4941.83579566609" calcext:value-type="float">
            <text:p>4941.8357956661</text:p>
          </table:table-cell>
        </table:table-row>
        <table:table-row table:style-name="ro1">
          <table:table-cell office:value-type="float" office:value="77.0092115076087" calcext:value-type="float">
            <text:p>77.0092115076</text:p>
          </table:table-cell>
          <table:table-cell office:value-type="float" office:value="11.3668906823929" calcext:value-type="float">
            <text:p>11.3668906824</text:p>
          </table:table-cell>
          <table:table-cell office:value-type="float" office:value="1.80557724273384" calcext:value-type="float">
            <text:p>1.8055772427</text:p>
          </table:table-cell>
          <table:table-cell office:value-type="float" office:value="251.756221636622" calcext:value-type="float">
            <text:p>251.7562216366</text:p>
          </table:table-cell>
          <table:table-cell office:value-type="float" office:value="0.493947112485112" calcext:value-type="float">
            <text:p>0.4939471125</text:p>
          </table:table-cell>
          <table:table-cell office:value-type="float" office:value="8.5729814521716" calcext:value-type="float">
            <text:p>8.5729814522</text:p>
          </table:table-cell>
          <table:table-cell office:value-type="float" office:value="1.79042378585502" calcext:value-type="float">
            <text:p>1.7904237859</text:p>
          </table:table-cell>
          <table:table-cell office:value-type="float" office:value="0.120907910421543" calcext:value-type="float">
            <text:p>0.1209079104</text:p>
          </table:table-cell>
          <table:table-cell office:value-type="float" office:value="1.33578402293952" calcext:value-type="float">
            <text:p>1.3357840229</text:p>
          </table:table-cell>
          <table:table-cell office:value-type="float" office:value="4956.90814706666" calcext:value-type="float">
            <text:p>4956.9081470667</text:p>
          </table:table-cell>
        </table:table-row>
        <table:table-row table:style-name="ro1">
          <table:table-cell office:value-type="float" office:value="76.6690692314023" calcext:value-type="float">
            <text:p>76.6690692314</text:p>
          </table:table-cell>
          <table:table-cell office:value-type="float" office:value="11.0267484061865" calcext:value-type="float">
            <text:p>11.0267484062</text:p>
          </table:table-cell>
          <table:table-cell office:value-type="float" office:value="2.26965688391807" calcext:value-type="float">
            <text:p>2.2696568839</text:p>
          </table:table-cell>
          <table:table-cell office:value-type="float" office:value="251.416079360415" calcext:value-type="float">
            <text:p>251.4160793604</text:p>
          </table:table-cell>
          <table:table-cell office:value-type="float" office:value="0.153804836278695" calcext:value-type="float">
            <text:p>0.1538048363</text:p>
          </table:table-cell>
          <table:table-cell office:value-type="float" office:value="8.23283917596519" calcext:value-type="float">
            <text:p>8.232839176</text:p>
          </table:table-cell>
          <table:table-cell office:value-type="float" office:value="1.80005776192594" calcext:value-type="float">
            <text:p>1.8000577619</text:p>
          </table:table-cell>
          <table:table-cell office:value-type="float" office:value="0.0796587724590616" calcext:value-type="float">
            <text:p>0.0796587725</text:p>
          </table:table-cell>
          <table:table-cell office:value-type="float" office:value="1.34451501987628" calcext:value-type="float">
            <text:p>1.3445150199</text:p>
          </table:table-cell>
          <table:table-cell office:value-type="float" office:value="4978.32788573902" calcext:value-type="float">
            <text:p>4978.327885739</text:p>
          </table:table-cell>
        </table:table-row>
        <table:table-row table:style-name="ro1">
          <table:table-cell office:value-type="float" office:value="76.0096836612888" calcext:value-type="float">
            <text:p>76.0096836613</text:p>
          </table:table-cell>
          <table:table-cell office:value-type="float" office:value="10.367362836073" calcext:value-type="float">
            <text:p>10.3673628361</text:p>
          </table:table-cell>
          <table:table-cell office:value-type="float" office:value="2.5102865553836" calcext:value-type="float">
            <text:p>2.5102865554</text:p>
          </table:table-cell>
          <table:table-cell office:value-type="float" office:value="250.756693790302" calcext:value-type="float">
            <text:p>250.7566937903</text:p>
          </table:table-cell>
          <table:table-cell office:value-type="float" office:value="0.716641488387418" calcext:value-type="float">
            <text:p>0.7166414884</text:p>
          </table:table-cell>
          <table:table-cell office:value-type="float" office:value="7.57345360585169" calcext:value-type="float">
            <text:p>7.5734536059</text:p>
          </table:table-cell>
          <table:table-cell office:value-type="float" office:value="1.82956047489337" calcext:value-type="float">
            <text:p>1.8295604749</text:p>
          </table:table-cell>
          <table:table-cell office:value-type="float" office:value="0.0964919705579784" calcext:value-type="float">
            <text:p>0.0964919706</text:p>
          </table:table-cell>
          <table:table-cell office:value-type="float" office:value="1.35914455210895" calcext:value-type="float">
            <text:p>1.3591445521</text:p>
          </table:table-cell>
          <table:table-cell office:value-type="float" office:value="4979.78879372357" calcext:value-type="float">
            <text:p>4979.7887937236</text:p>
          </table:table-cell>
        </table:table-row>
        <table:table-row table:style-name="ro1">
          <table:table-cell office:value-type="float" office:value="77.131290771364" calcext:value-type="float">
            <text:p>77.1312907714</text:p>
          </table:table-cell>
          <table:table-cell office:value-type="float" office:value="9.15563661281492" calcext:value-type="float">
            <text:p>9.1556366128</text:p>
          </table:table-cell>
          <table:table-cell office:value-type="float" office:value="2.70596773953289" calcext:value-type="float">
            <text:p>2.7059677395</text:p>
          </table:table-cell>
          <table:table-cell office:value-type="float" office:value="249.544967567044" calcext:value-type="float">
            <text:p>249.544967567</text:p>
          </table:table-cell>
          <table:table-cell office:value-type="float" office:value="0.727137487351527" calcext:value-type="float">
            <text:p>0.7271374874</text:p>
          </table:table-cell>
          <table:table-cell office:value-type="float" office:value="6.36172738259358" calcext:value-type="float">
            <text:p>6.3617273826</text:p>
          </table:table-cell>
          <table:table-cell office:value-type="float" office:value="1.87702907564066" calcext:value-type="float">
            <text:p>1.8770290756</text:p>
          </table:table-cell>
          <table:table-cell office:value-type="float" office:value="0.123228621627283" calcext:value-type="float">
            <text:p>0.1232286216</text:p>
          </table:table-cell>
          <table:table-cell office:value-type="float" office:value="1.38523793367446" calcext:value-type="float">
            <text:p>1.3852379337</text:p>
          </table:table-cell>
          <table:table-cell office:value-type="float" office:value="5360.33839839802" calcext:value-type="float">
            <text:p>5360.338398398</text:p>
          </table:table-cell>
        </table:table-row>
        <table:table-row table:style-name="ro1">
          <table:table-cell office:value-type="float" office:value="77.7799855657466" calcext:value-type="float">
            <text:p>77.7799855657</text:p>
          </table:table-cell>
          <table:table-cell office:value-type="float" office:value="9.80433140719749" calcext:value-type="float">
            <text:p>9.8043314072</text:p>
          </table:table-cell>
          <table:table-cell office:value-type="float" office:value="2.13244031169325" calcext:value-type="float">
            <text:p>2.1324403117</text:p>
          </table:table-cell>
          <table:table-cell office:value-type="float" office:value="250.193662361426" calcext:value-type="float">
            <text:p>250.1936623614</text:p>
          </table:table-cell>
          <table:table-cell office:value-type="float" office:value="0.153610059511888" calcext:value-type="float">
            <text:p>0.1536100595</text:p>
          </table:table-cell>
          <table:table-cell office:value-type="float" office:value="7.01042217697616" calcext:value-type="float">
            <text:p>7.010422177</text:p>
          </table:table-cell>
          <table:table-cell office:value-type="float" office:value="1.84647861231043" calcext:value-type="float">
            <text:p>1.8464786123</text:p>
          </table:table-cell>
          <table:table-cell office:value-type="float" office:value="0.126281500961046" calcext:value-type="float">
            <text:p>0.126281501</text:p>
          </table:table-cell>
          <table:table-cell office:value-type="float" office:value="1.37266621534533" calcext:value-type="float">
            <text:p>1.3726662153</text:p>
          </table:table-cell>
          <table:table-cell office:value-type="float" office:value="5370.66397951976" calcext:value-type="float">
            <text:p>5370.6639795198</text:p>
          </table:table-cell>
        </table:table-row>
        <table:table-row table:style-name="ro1">
          <table:table-cell office:value-type="float" office:value="77.424382980843" calcext:value-type="float">
            <text:p>77.4243829808</text:p>
          </table:table-cell>
          <table:table-cell office:value-type="float" office:value="9.44872882229392" calcext:value-type="float">
            <text:p>9.4487288223</text:p>
          </table:table-cell>
          <table:table-cell office:value-type="float" office:value="1.77683772678968" calcext:value-type="float">
            <text:p>1.7768377268</text:p>
          </table:table-cell>
          <table:table-cell office:value-type="float" office:value="249.838059776523" calcext:value-type="float">
            <text:p>249.8380597765</text:p>
          </table:table-cell>
          <table:table-cell office:value-type="float" office:value="1.02022969683053" calcext:value-type="float">
            <text:p>1.0202296968</text:p>
          </table:table-cell>
          <table:table-cell office:value-type="float" office:value="6.65481959207258" calcext:value-type="float">
            <text:p>6.6548195921</text:p>
          </table:table-cell>
          <table:table-cell office:value-type="float" office:value="1.85730872692979" calcext:value-type="float">
            <text:p>1.8573087269</text:p>
          </table:table-cell>
          <table:table-cell office:value-type="float" office:value="0.151880751791407" calcext:value-type="float">
            <text:p>0.1518807518</text:p>
          </table:table-cell>
          <table:table-cell office:value-type="float" office:value="1.38136174743346" calcext:value-type="float">
            <text:p>1.3813617474</text:p>
          </table:table-cell>
          <table:table-cell office:value-type="float" office:value="5389.38587321303" calcext:value-type="float">
            <text:p>5389.385873213</text:p>
          </table:table-cell>
        </table:table-row>
        <table:table-row table:style-name="ro1">
          <table:table-cell office:value-type="float" office:value="76.97828033081" calcext:value-type="float">
            <text:p>76.9782803308</text:p>
          </table:table-cell>
          <table:table-cell office:value-type="float" office:value="9.00262617226087" calcext:value-type="float">
            <text:p>9.0026261723</text:p>
          </table:table-cell>
          <table:table-cell office:value-type="float" office:value="1.55295729897885" calcext:value-type="float">
            <text:p>1.552957299</text:p>
          </table:table-cell>
          <table:table-cell office:value-type="float" office:value="249.39195712649" calcext:value-type="float">
            <text:p>249.3919571265</text:p>
          </table:table-cell>
          <table:table-cell office:value-type="float" office:value="0.574127046797481" calcext:value-type="float">
            <text:p>0.5741270468</text:p>
          </table:table-cell>
          <table:table-cell office:value-type="float" office:value="6.20871694203953" calcext:value-type="float">
            <text:p>6.208716942</text:p>
          </table:table-cell>
          <table:table-cell office:value-type="float" office:value="1.87793059874114" calcext:value-type="float">
            <text:p>1.8779305987</text:p>
          </table:table-cell>
          <table:table-cell office:value-type="float" office:value="0.145851391243919" calcext:value-type="float">
            <text:p>0.1458513912</text:p>
          </table:table-cell>
          <table:table-cell office:value-type="float" office:value="1.39215551246373" calcext:value-type="float">
            <text:p>1.3921555125</text:p>
          </table:table-cell>
          <table:table-cell office:value-type="float" office:value="5410.23295060841" calcext:value-type="float">
            <text:p>5410.2329506084</text:p>
          </table:table-cell>
        </table:table-row>
        <table:table-row table:style-name="ro1">
          <table:table-cell office:value-type="float" office:value="77.1766617130839" calcext:value-type="float">
            <text:p>77.1766617131</text:p>
          </table:table-cell>
          <table:table-cell office:value-type="float" office:value="7.67974555179138" calcext:value-type="float">
            <text:p>7.6797455518</text:p>
          </table:table-cell>
          <table:table-cell office:value-type="float" office:value="2.45229890073158" calcext:value-type="float">
            <text:p>2.4522989007</text:p>
          </table:table-cell>
          <table:table-cell office:value-type="float" office:value="249.06907650602" calcext:value-type="float">
            <text:p>249.069076506</text:p>
          </table:table-cell>
          <table:table-cell office:value-type="float" office:value="0.251246426327994" calcext:value-type="float">
            <text:p>0.2512464263</text:p>
          </table:table-cell>
          <table:table-cell office:value-type="float" office:value="5.88583632157005" calcext:value-type="float">
            <text:p>5.8858363216</text:p>
          </table:table-cell>
          <table:table-cell office:value-type="float" office:value="1.87909274393112" calcext:value-type="float">
            <text:p>1.8790927439</text:p>
          </table:table-cell>
          <table:table-cell office:value-type="float" office:value="0.096017294646624" calcext:value-type="float">
            <text:p>0.0960172946</text:p>
          </table:table-cell>
          <table:table-cell office:value-type="float" office:value="1.4040328964743" calcext:value-type="float">
            <text:p>1.4040328965</text:p>
          </table:table-cell>
          <table:table-cell office:value-type="float" office:value="5569.88510480685" calcext:value-type="float">
            <text:p>5569.8851048069</text:p>
          </table:table-cell>
        </table:table-row>
        <table:table-row table:style-name="ro1">
          <table:table-cell office:value-type="float" office:value="75.0269013869836" calcext:value-type="float">
            <text:p>75.026901387</text:p>
          </table:table-cell>
          <table:table-cell office:value-type="float" office:value="2.43225118122237" calcext:value-type="float">
            <text:p>2.4322511812</text:p>
          </table:table-cell>
          <table:table-cell office:value-type="float" office:value="1.43225118122237" calcext:value-type="float">
            <text:p>1.4322511812</text:p>
          </table:table-cell>
          <table:table-cell office:value-type="float" office:value="248.598917847889" calcext:value-type="float">
            <text:p>248.5989178479</text:p>
          </table:table-cell>
          <table:table-cell table:number-columns-repeated="2" office:value-type="float" office:value="1.43225118122237" calcext:value-type="float">
            <text:p>1.4322511812</text:p>
          </table:table-cell>
          <table:table-cell office:value-type="float" office:value="2.60225118122237" calcext:value-type="float">
            <text:p>2.6022511812</text:p>
          </table:table-cell>
          <table:table-cell office:value-type="float" office:value="0.787187929167352" calcext:value-type="float">
            <text:p>0.7871879292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5622.67694349313" calcext:value-type="float">
            <text:p>5622.6769434931</text:p>
          </table:table-cell>
        </table:table-row>
        <table:table-row table:style-name="ro1">
          <table:table-cell office:value-type="float" office:value="74.8046791647614" calcext:value-type="float">
            <text:p>74.8046791648</text:p>
          </table:table-cell>
          <table:table-cell office:value-type="float" office:value="2.21002895900015" calcext:value-type="float">
            <text:p>2.210028959</text:p>
          </table:table-cell>
          <table:table-cell office:value-type="float" office:value="1.21002895900015" calcext:value-type="float">
            <text:p>1.210028959</text:p>
          </table:table-cell>
          <table:table-cell office:value-type="float" office:value="248.376695625667" calcext:value-type="float">
            <text:p>248.3766956257</text:p>
          </table:table-cell>
          <table:table-cell table:number-columns-repeated="2" office:value-type="float" office:value="1.21002895900015" calcext:value-type="float">
            <text:p>1.210028959</text:p>
          </table:table-cell>
          <table:table-cell office:value-type="float" office:value="2.38002895900015" calcext:value-type="float">
            <text:p>2.380028959</text:p>
          </table:table-cell>
          <table:table-cell office:value-type="float" office:value="0.56496570694513" calcext:value-type="float">
            <text:p>0.5649657069</text:p>
          </table:table-cell>
          <table:table-cell office:value-type="float" office:value="1.48699131260425" calcext:value-type="float">
            <text:p>1.4869913126</text:p>
          </table:table-cell>
          <table:table-cell office:value-type="float" office:value="5669.14789659388" calcext:value-type="float">
            <text:p>5669.1478965939</text:p>
          </table:table-cell>
        </table:table-row>
        <table:table-row table:style-name="ro1">
          <table:table-cell office:value-type="float" office:value="75.3599923909608" calcext:value-type="float">
            <text:p>75.359992391</text:p>
          </table:table-cell>
          <table:table-cell office:value-type="float" office:value="3.78043134843699" calcext:value-type="float">
            <text:p>3.780431348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49.947098015103" calcext:value-type="float">
            <text:p>249.9470980151</text:p>
          </table:table-cell>
          <table:table-cell office:value-type="float" office:value="0.335986903992553" calcext:value-type="float">
            <text:p>0.33598690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3.033340817721" calcext:value-type="float">
            <text:p>3.0333408177</text:p>
          </table:table-cell>
          <table:table-cell office:value-type="float" office:value="0.220470185240367" calcext:value-type="float">
            <text:p>0.2204701852</text:p>
          </table:table-cell>
          <table:table-cell office:value-type="float" office:value="1.50046851986623" calcext:value-type="float">
            <text:p>1.5004685199</text:p>
          </table:table-cell>
          <table:table-cell office:value-type="float" office:value="5677.40088919141" calcext:value-type="float">
            <text:p>5677.4008891914</text:p>
          </table:table-cell>
        </table:table-row>
        <table:table-row table:style-name="ro1">
          <table:table-cell office:value-type="float" office:value="76.5542900156422" calcext:value-type="float">
            <text:p>76.5542900156</text:p>
          </table:table-cell>
          <table:table-cell office:value-type="float" office:value="4.97472897311844" calcext:value-type="float">
            <text:p>4.9747289731</text:p>
          </table:table-cell>
          <table:table-cell office:value-type="float" office:value="2.75250675089622" calcext:value-type="float">
            <text:p>2.7525067509</text:p>
          </table:table-cell>
          <table:table-cell office:value-type="float" office:value="251.141395639785" calcext:value-type="float">
            <text:p>251.1413956398</text:p>
          </table:table-cell>
          <table:table-cell office:value-type="float" office:value="0.308062306451778" calcext:value-type="float">
            <text:p>0.3080623065</text:p>
          </table:table-cell>
          <table:table-cell office:value-type="float" office:value="3.97472897311844" calcext:value-type="float">
            <text:p>3.9747289731</text:p>
          </table:table-cell>
          <table:table-cell office:value-type="float" office:value="2.02473221668783" calcext:value-type="float">
            <text:p>2.0247322167</text:p>
          </table:table-cell>
          <table:table-cell office:value-type="float" office:value="0.317109504071963" calcext:value-type="float">
            <text:p>0.3171095041</text:p>
          </table:table-cell>
          <table:table-cell office:value-type="float" office:value="1.46270731950214" calcext:value-type="float">
            <text:p>1.4627073195</text:p>
          </table:table-cell>
          <table:table-cell office:value-type="float" office:value="5964.62568584345" calcext:value-type="float">
            <text:p>5964.6256858435</text:p>
          </table:table-cell>
        </table:table-row>
        <table:table-row table:style-name="ro1">
          <table:table-cell office:value-type="float" office:value="76.3727727372269" calcext:value-type="float">
            <text:p>76.3727727372</text:p>
          </table:table-cell>
          <table:table-cell office:value-type="float" office:value="4.79321169470309" calcext:value-type="float">
            <text:p>4.7932116947</text:p>
          </table:table-cell>
          <table:table-cell office:value-type="float" office:value="2.57098947248087" calcext:value-type="float">
            <text:p>2.5709894725</text:p>
          </table:table-cell>
          <table:table-cell office:value-type="float" office:value="250.959878361369" calcext:value-type="float">
            <text:p>250.9598783614</text:p>
          </table:table-cell>
          <table:table-cell office:value-type="float" office:value="0.126545028036425" calcext:value-type="float">
            <text:p>0.126545028</text:p>
          </table:table-cell>
          <table:table-cell office:value-type="float" office:value="3.79321169470309" calcext:value-type="float">
            <text:p>3.7932116947</text:p>
          </table:table-cell>
          <table:table-cell office:value-type="float" office:value="1.97537201215274" calcext:value-type="float">
            <text:p>1.9753720122</text:p>
          </table:table-cell>
          <table:table-cell office:value-type="float" office:value="0.411817566941" calcext:value-type="float">
            <text:p>0.4118175669</text:p>
          </table:table-cell>
          <table:table-cell office:value-type="float" office:value="1.46387965399378" calcext:value-type="float">
            <text:p>1.463879654</text:p>
          </table:table-cell>
          <table:table-cell office:value-type="float" office:value="5966.56295181899" calcext:value-type="float">
            <text:p>5966.562951819</text:p>
          </table:table-cell>
        </table:table-row>
        <table:table-row table:style-name="ro1">
          <table:table-cell office:value-type="float" office:value="75.3924409427941" calcext:value-type="float">
            <text:p>75.3924409428</text:p>
          </table:table-cell>
          <table:table-cell office:value-type="float" office:value="2.79779073703285" calcext:value-type="float">
            <text:p>2.797790737</text:p>
          </table:table-cell>
          <table:table-cell office:value-type="float" office:value="1.79779073703285" calcext:value-type="float">
            <text:p>1.797790737</text:p>
          </table:table-cell>
          <table:table-cell office:value-type="float" office:value="248.964457403699" calcext:value-type="float">
            <text:p>248.9644574037</text:p>
          </table:table-cell>
          <table:table-cell office:value-type="float" office:value="0.575568514810628" calcext:value-type="float">
            <text:p>0.5755685148</text:p>
          </table:table-cell>
          <table:table-cell office:value-type="float" office:value="1.79779073703285" calcext:value-type="float">
            <text:p>1.797790737</text:p>
          </table:table-cell>
          <table:table-cell office:value-type="float" office:value="2.09497383232018" calcext:value-type="float">
            <text:p>2.0949738323</text:p>
          </table:table-cell>
          <table:table-cell office:value-type="float" office:value="0.353187622525505" calcext:value-type="float">
            <text:p>0.3531876225</text:p>
          </table:table-cell>
          <table:table-cell office:value-type="float" office:value="1.48903255076802" calcext:value-type="float">
            <text:p>1.4890325508</text:p>
          </table:table-cell>
          <table:table-cell office:value-type="float" office:value="6000.69831611397" calcext:value-type="float">
            <text:p>6000.698316114</text:p>
          </table:table-cell>
        </table:table-row>
        <table:table-row table:style-name="ro1">
          <table:table-cell office:value-type="float" office:value="75.2091628730852" calcext:value-type="float">
            <text:p>75.2091628731</text:p>
          </table:table-cell>
          <table:table-cell office:value-type="float" office:value="3.62960183056135" calcext:value-type="float">
            <text:p>3.6296018306</text:p>
          </table:table-cell>
          <table:table-cell office:value-type="float" office:value="2.62960183056135" calcext:value-type="float">
            <text:p>2.6296018306</text:p>
          </table:table-cell>
          <table:table-cell office:value-type="float" office:value="249.796268497228" calcext:value-type="float">
            <text:p>249.7962684972</text:p>
          </table:table-cell>
          <table:table-cell office:value-type="float" office:value="0.185157386116905" calcext:value-type="float">
            <text:p>0.1851573861</text:p>
          </table:table-cell>
          <table:table-cell office:value-type="float" office:value="2.62960183056135" calcext:value-type="float">
            <text:p>2.6296018306</text:p>
          </table:table-cell>
          <table:table-cell office:value-type="float" office:value="2.04088700880955" calcext:value-type="float">
            <text:p>2.0408870088</text:p>
          </table:table-cell>
          <table:table-cell office:value-type="float" office:value="0.226055465348748" calcext:value-type="float">
            <text:p>0.2260554653</text:p>
          </table:table-cell>
          <table:table-cell office:value-type="float" office:value="1.49135956125212" calcext:value-type="float">
            <text:p>1.4913595613</text:p>
          </table:table-cell>
          <table:table-cell office:value-type="float" office:value="6024.48468654492" calcext:value-type="float">
            <text:p>6024.4846865449</text:p>
          </table:table-cell>
        </table:table-row>
        <table:table-row table:style-name="ro1">
          <table:table-cell office:value-type="float" office:value="75.3599923909608" calcext:value-type="float">
            <text:p>75.359992391</text:p>
          </table:table-cell>
          <table:table-cell office:value-type="float" office:value="3.78043134843699" calcext:value-type="float">
            <text:p>3.780431348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49.947098015103" calcext:value-type="float">
            <text:p>249.9470980151</text:p>
          </table:table-cell>
          <table:table-cell office:value-type="float" office:value="0.335986903992553" calcext:value-type="float">
            <text:p>0.33598690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.033340817721" calcext:value-type="float">
            <text:p>2.0333408177</text:p>
          </table:table-cell>
          <table:table-cell office:value-type="float" office:value="1.22047018524037" calcext:value-type="float">
            <text:p>1.2204701852</text:p>
          </table:table-cell>
          <table:table-cell office:value-type="float" office:value="1.50046851986623" calcext:value-type="float">
            <text:p>1.5004685199</text:p>
          </table:table-cell>
          <table:table-cell office:value-type="float" office:value="6119.74330189565" calcext:value-type="float">
            <text:p>6119.7433018957</text:p>
          </table:table-cell>
        </table:table-row>
        <table:table-row table:style-name="ro1">
          <table:table-cell office:value-type="float" office:value="75.3599923909608" calcext:value-type="float">
            <text:p>75.359992391</text:p>
          </table:table-cell>
          <table:table-cell office:value-type="float" office:value="4.78043134843699" calcext:value-type="float">
            <text:p>4.780431348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49.947098015103" calcext:value-type="float">
            <text:p>249.9470980151</text:p>
          </table:table-cell>
          <table:table-cell office:value-type="float" office:value="0.335986903992553" calcext:value-type="float">
            <text:p>0.33598690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.033340817721" calcext:value-type="float">
            <text:p>2.0333408177</text:p>
          </table:table-cell>
          <table:table-cell office:value-type="float" office:value="0.220470185240367" calcext:value-type="float">
            <text:p>0.2204701852</text:p>
          </table:table-cell>
          <table:table-cell office:value-type="float" office:value="1.50046851986623" calcext:value-type="float">
            <text:p>1.5004685199</text:p>
          </table:table-cell>
          <table:table-cell office:value-type="float" office:value="6158.26802195528" calcext:value-type="float">
            <text:p>6158.2680219553</text:p>
          </table:table-cell>
        </table:table-row>
        <table:table-row table:style-name="ro1">
          <table:table-cell office:value-type="float" office:value="75.3599923909608" calcext:value-type="float">
            <text:p>75.359992391</text:p>
          </table:table-cell>
          <table:table-cell office:value-type="float" office:value="3.78043134843699" calcext:value-type="float">
            <text:p>3.780431348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49.947098015103" calcext:value-type="float">
            <text:p>249.9470980151</text:p>
          </table:table-cell>
          <table:table-cell office:value-type="float" office:value="1.33598690399255" calcext:value-type="float">
            <text:p>1.33598690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.033340817721" calcext:value-type="float">
            <text:p>2.0333408177</text:p>
          </table:table-cell>
          <table:table-cell office:value-type="float" office:value="0.220470185240367" calcext:value-type="float">
            <text:p>0.2204701852</text:p>
          </table:table-cell>
          <table:table-cell office:value-type="float" office:value="1.50046851986623" calcext:value-type="float">
            <text:p>1.5004685199</text:p>
          </table:table-cell>
          <table:table-cell office:value-type="float" office:value="6160.57172037409" calcext:value-type="float">
            <text:p>6160.5717203741</text:p>
          </table:table-cell>
        </table:table-row>
        <table:table-row table:style-name="ro1">
          <table:table-cell office:value-type="float" office:value="75.3599923909608" calcext:value-type="float">
            <text:p>75.359992391</text:p>
          </table:table-cell>
          <table:table-cell office:value-type="float" office:value="3.78043134843699" calcext:value-type="float">
            <text:p>3.7804313484</text:p>
          </table:table-cell>
          <table:table-cell office:value-type="float" office:value="3.78043134843699" calcext:value-type="float">
            <text:p>3.7804313484</text:p>
          </table:table-cell>
          <table:table-cell office:value-type="float" office:value="249.947098015103" calcext:value-type="float">
            <text:p>249.9470980151</text:p>
          </table:table-cell>
          <table:table-cell office:value-type="float" office:value="0.335986903992553" calcext:value-type="float">
            <text:p>0.33598690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.033340817721" calcext:value-type="float">
            <text:p>2.0333408177</text:p>
          </table:table-cell>
          <table:table-cell office:value-type="float" office:value="0.220470185240367" calcext:value-type="float">
            <text:p>0.2204701852</text:p>
          </table:table-cell>
          <table:table-cell office:value-type="float" office:value="1.50046851986623" calcext:value-type="float">
            <text:p>1.5004685199</text:p>
          </table:table-cell>
          <table:table-cell office:value-type="float" office:value="6162.79557709812" calcext:value-type="float">
            <text:p>6162.7955770981</text:p>
          </table:table-cell>
        </table:table-row>
        <table:table-row table:style-name="ro1">
          <table:table-cell office:value-type="float" office:value="75.3599923909608" calcext:value-type="float">
            <text:p>75.359992391</text:p>
          </table:table-cell>
          <table:table-cell office:value-type="float" office:value="3.78043134843699" calcext:value-type="float">
            <text:p>3.780431348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50.947098015103" calcext:value-type="float">
            <text:p>250.9470980151</text:p>
          </table:table-cell>
          <table:table-cell office:value-type="float" office:value="0.335986903992553" calcext:value-type="float">
            <text:p>0.33598690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.033340817721" calcext:value-type="float">
            <text:p>2.0333408177</text:p>
          </table:table-cell>
          <table:table-cell office:value-type="float" office:value="0.220470185240367" calcext:value-type="float">
            <text:p>0.2204701852</text:p>
          </table:table-cell>
          <table:table-cell office:value-type="float" office:value="1.50046851986623" calcext:value-type="float">
            <text:p>1.5004685199</text:p>
          </table:table-cell>
          <table:table-cell office:value-type="float" office:value="6163.2317697024" calcext:value-type="float">
            <text:p>6163.2317697024</text:p>
          </table:table-cell>
        </table:table-row>
        <table:table-row table:style-name="ro1">
          <table:table-cell office:value-type="float" office:value="75.3599923909608" calcext:value-type="float">
            <text:p>75.359992391</text:p>
          </table:table-cell>
          <table:table-cell office:value-type="float" office:value="3.78043134843699" calcext:value-type="float">
            <text:p>3.780431348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49.947098015103" calcext:value-type="float">
            <text:p>249.9470980151</text:p>
          </table:table-cell>
          <table:table-cell office:value-type="float" office:value="0.335986903992553" calcext:value-type="float">
            <text:p>0.335986904</text:p>
          </table:table-cell>
          <table:table-cell office:value-type="float" office:value="3.78043134843699" calcext:value-type="float">
            <text:p>3.7804313484</text:p>
          </table:table-cell>
          <table:table-cell office:value-type="float" office:value="2.033340817721" calcext:value-type="float">
            <text:p>2.0333408177</text:p>
          </table:table-cell>
          <table:table-cell office:value-type="float" office:value="0.220470185240367" calcext:value-type="float">
            <text:p>0.2204701852</text:p>
          </table:table-cell>
          <table:table-cell office:value-type="float" office:value="1.50046851986623" calcext:value-type="float">
            <text:p>1.5004685199</text:p>
          </table:table-cell>
          <table:table-cell office:value-type="float" office:value="6163.93449449464" calcext:value-type="float">
            <text:p>6163.9344944947</text:p>
          </table:table-cell>
        </table:table-row>
        <table:table-row table:style-name="ro1">
          <table:table-cell office:value-type="float" office:value="75.3599923909608" calcext:value-type="float">
            <text:p>75.359992391</text:p>
          </table:table-cell>
          <table:table-cell office:value-type="float" office:value="3.78043134843699" calcext:value-type="float">
            <text:p>3.780431348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49.947098015103" calcext:value-type="float">
            <text:p>249.9470980151</text:p>
          </table:table-cell>
          <table:table-cell office:value-type="float" office:value="0.335986903992553" calcext:value-type="float">
            <text:p>0.33598690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.033340817721" calcext:value-type="float">
            <text:p>2.0333408177</text:p>
          </table:table-cell>
          <table:table-cell office:value-type="float" office:value="0.220470185240367" calcext:value-type="float">
            <text:p>0.2204701852</text:p>
          </table:table-cell>
          <table:table-cell office:value-type="float" office:value="1.50046851986623" calcext:value-type="float">
            <text:p>1.5004685199</text:p>
          </table:table-cell>
          <table:table-cell office:value-type="float" office:value="6163.95233046511" calcext:value-type="float">
            <text:p>6163.9523304651</text:p>
          </table:table-cell>
        </table:table-row>
        <table:table-row table:style-name="ro1">
          <table:table-cell office:value-type="float" office:value="75.3599923909608" calcext:value-type="float">
            <text:p>75.359992391</text:p>
          </table:table-cell>
          <table:table-cell office:value-type="float" office:value="3.78043134843699" calcext:value-type="float">
            <text:p>3.780431348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49.947098015103" calcext:value-type="float">
            <text:p>249.9470980151</text:p>
          </table:table-cell>
          <table:table-cell office:value-type="float" office:value="0.335986903992553" calcext:value-type="float">
            <text:p>0.33598690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.033340817721" calcext:value-type="float">
            <text:p>2.0333408177</text:p>
          </table:table-cell>
          <table:table-cell office:value-type="float" office:value="0.220470185240367" calcext:value-type="float">
            <text:p>0.2204701852</text:p>
          </table:table-cell>
          <table:table-cell office:value-type="float" office:value="1.50046851986623" calcext:value-type="float">
            <text:p>1.5004685199</text:p>
          </table:table-cell>
          <table:table-cell office:value-type="float" office:value="6163.95233046511" calcext:value-type="float">
            <text:p>6163.9523304651</text:p>
          </table:table-cell>
        </table:table-row>
        <table:table-row table:style-name="ro1">
          <table:table-cell office:value-type="float" office:value="76.9131142766902" calcext:value-type="float">
            <text:p>76.9131142767</text:p>
          </table:table-cell>
          <table:table-cell office:value-type="float" office:value="7.22110590384445" calcext:value-type="float">
            <text:p>7.2211059038</text:p>
          </table:table-cell>
          <table:table-cell office:value-type="float" office:value="2.61958636154827" calcext:value-type="float">
            <text:p>2.6195863615</text:p>
          </table:table-cell>
          <table:table-cell office:value-type="float" office:value="250.126958406834" calcext:value-type="float">
            <text:p>250.1269584068</text:p>
          </table:table-cell>
          <table:table-cell office:value-type="float" office:value="0.873776236096554" calcext:value-type="float">
            <text:p>0.8737762361</text:p>
          </table:table-cell>
          <table:table-cell office:value-type="float" office:value="6.15216896593779" calcext:value-type="float">
            <text:p>6.1521689659</text:p>
          </table:table-cell>
          <table:table-cell office:value-type="float" office:value="2.01989111566171" calcext:value-type="float">
            <text:p>2.0198911157</text:p>
          </table:table-cell>
          <table:table-cell office:value-type="float" office:value="0.0283057986728443" calcext:value-type="float">
            <text:p>0.0283057987</text:p>
          </table:table-cell>
          <table:table-cell office:value-type="float" office:value="1.47253903803663" calcext:value-type="float">
            <text:p>1.472539038</text:p>
          </table:table-cell>
          <table:table-cell office:value-type="float" office:value="6175.78505752583" calcext:value-type="float">
            <text:p>6175.7850575258</text:p>
          </table:table-cell>
        </table:table-row>
        <table:table-row table:style-name="ro1">
          <table:table-cell office:value-type="float" office:value="75.2761827804939" calcext:value-type="float">
            <text:p>75.2761827805</text:p>
          </table:table-cell>
          <table:table-cell office:value-type="float" office:value="3.20279457747624" calcext:value-type="float">
            <text:p>3.2027945775</text:p>
          </table:table-cell>
          <table:table-cell office:value-type="float" office:value="2.20279457747624" calcext:value-type="float">
            <text:p>2.2027945775</text:p>
          </table:table-cell>
          <table:table-cell office:value-type="float" office:value="249.369461244143" calcext:value-type="float">
            <text:p>249.3694612441</text:p>
          </table:table-cell>
          <table:table-cell office:value-type="float" office:value="0.980572355254023" calcext:value-type="float">
            <text:p>0.9805723553</text:p>
          </table:table-cell>
          <table:table-cell office:value-type="float" office:value="2.20279457747624" calcext:value-type="float">
            <text:p>2.2027945775</text:p>
          </table:table-cell>
          <table:table-cell office:value-type="float" office:value="1.9932439525253" calcext:value-type="float">
            <text:p>1.9932439525</text:p>
          </table:table-cell>
          <table:table-cell office:value-type="float" office:value="0.304044929819683" calcext:value-type="float">
            <text:p>0.3040449298</text:p>
          </table:table-cell>
          <table:table-cell office:value-type="float" office:value="1.50975638058353" calcext:value-type="float">
            <text:p>1.5097563806</text:p>
          </table:table-cell>
          <table:table-cell office:value-type="float" office:value="6268.76927291729" calcext:value-type="float">
            <text:p>6268.7692729173</text:p>
          </table:table-cell>
        </table:table-row>
        <table:table-row table:style-name="ro1">
          <table:table-cell office:value-type="float" office:value="75.2100054380448" calcext:value-type="float">
            <text:p>75.210005438</text:p>
          </table:table-cell>
          <table:table-cell office:value-type="float" office:value="2.61535523228354" calcext:value-type="float">
            <text:p>2.6153552323</text:p>
          </table:table-cell>
          <table:table-cell office:value-type="float" office:value="1.61535523228355" calcext:value-type="float">
            <text:p>1.6153552323</text:p>
          </table:table-cell>
          <table:table-cell office:value-type="float" office:value="248.78202189895" calcext:value-type="float">
            <text:p>248.782021899</text:p>
          </table:table-cell>
          <table:table-cell office:value-type="float" office:value="0.393133010061323" calcext:value-type="float">
            <text:p>0.3931330101</text:p>
          </table:table-cell>
          <table:table-cell office:value-type="float" office:value="1.61535523228355" calcext:value-type="float">
            <text:p>1.6153552323</text:p>
          </table:table-cell>
          <table:table-cell office:value-type="float" office:value="2.10893960006849" calcext:value-type="float">
            <text:p>2.1089396001</text:p>
          </table:table-cell>
          <table:table-cell office:value-type="float" office:value="0.469536524902463" calcext:value-type="float">
            <text:p>0.4695365249</text:p>
          </table:table-cell>
          <table:table-cell office:value-type="float" office:value="1.52401867392563" calcext:value-type="float">
            <text:p>1.5240186739</text:p>
          </table:table-cell>
          <table:table-cell office:value-type="float" office:value="6361.18775005089" calcext:value-type="float">
            <text:p>6361.1877500509</text:p>
          </table:table-cell>
        </table:table-row>
        <table:table-row table:style-name="ro1">
          <table:table-cell office:value-type="float" office:value="76.3599923909608" calcext:value-type="float">
            <text:p>76.359992391</text:p>
          </table:table-cell>
          <table:table-cell office:value-type="float" office:value="3.78043134843699" calcext:value-type="float">
            <text:p>3.780431348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49.947098015103" calcext:value-type="float">
            <text:p>249.9470980151</text:p>
          </table:table-cell>
          <table:table-cell office:value-type="float" office:value="0.335986903992553" calcext:value-type="float">
            <text:p>0.33598690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.033340817721" calcext:value-type="float">
            <text:p>2.0333408177</text:p>
          </table:table-cell>
          <table:table-cell office:value-type="float" office:value="0.220470185240367" calcext:value-type="float">
            <text:p>0.2204701852</text:p>
          </table:table-cell>
          <table:table-cell office:value-type="float" office:value="1.50046851986623" calcext:value-type="float">
            <text:p>1.5004685199</text:p>
          </table:table-cell>
          <table:table-cell office:value-type="float" office:value="6377.86115102474" calcext:value-type="float">
            <text:p>6377.8611510248</text:p>
          </table:table-cell>
        </table:table-row>
        <table:table-row table:style-name="ro1">
          <table:table-cell office:value-type="float" office:value="75.5420676181917" calcext:value-type="float">
            <text:p>75.5420676182</text:p>
          </table:table-cell>
          <table:table-cell office:value-type="float" office:value="2.94741741243049" calcext:value-type="float">
            <text:p>2.9474174124</text:p>
          </table:table-cell>
          <table:table-cell office:value-type="float" office:value="1.94741741243049" calcext:value-type="float">
            <text:p>1.9474174124</text:p>
          </table:table-cell>
          <table:table-cell office:value-type="float" office:value="249.114084079097" calcext:value-type="float">
            <text:p>249.1140840791</text:p>
          </table:table-cell>
          <table:table-cell office:value-type="float" office:value="0.725195190208273" calcext:value-type="float">
            <text:p>0.7251951902</text:p>
          </table:table-cell>
          <table:table-cell office:value-type="float" office:value="1.94741741243049" calcext:value-type="float">
            <text:p>1.9474174124</text:p>
          </table:table-cell>
          <table:table-cell office:value-type="float" office:value="2.03391390280778" calcext:value-type="float">
            <text:p>2.0339139028</text:p>
          </table:table-cell>
          <table:table-cell office:value-type="float" office:value="0.398411223564121" calcext:value-type="float">
            <text:p>0.3984112236</text:p>
          </table:table-cell>
          <table:table-cell office:value-type="float" office:value="1.51813965925203" calcext:value-type="float">
            <text:p>1.5181396593</text:p>
          </table:table-cell>
          <table:table-cell office:value-type="float" office:value="6398.4156862577" calcext:value-type="float">
            <text:p>6398.4156862577</text:p>
          </table:table-cell>
        </table:table-row>
        <table:table-row table:style-name="ro1">
          <table:table-cell office:value-type="float" office:value="76.5563048990755" calcext:value-type="float">
            <text:p>76.5563048991</text:p>
          </table:table-cell>
          <table:table-cell office:value-type="float" office:value="5.58031038604417" calcext:value-type="float">
            <text:p>5.580310386</text:p>
          </table:table-cell>
          <table:table-cell office:value-type="float" office:value="3.35808816382195" calcext:value-type="float">
            <text:p>3.3580881638</text:p>
          </table:table-cell>
          <table:table-cell office:value-type="float" office:value="250.524754830488" calcext:value-type="float">
            <text:p>250.5247548305</text:p>
          </table:table-cell>
          <table:table-cell office:value-type="float" office:value="0.913643719377515" calcext:value-type="float">
            <text:p>0.9136437194</text:p>
          </table:table-cell>
          <table:table-cell office:value-type="float" office:value="4.58031038604417" calcext:value-type="float">
            <text:p>4.580310386</text:p>
          </table:table-cell>
          <table:table-cell office:value-type="float" office:value="2.11460727650946" calcext:value-type="float">
            <text:p>2.1146072765</text:p>
          </table:table-cell>
          <table:table-cell office:value-type="float" office:value="0.357977729683179" calcext:value-type="float">
            <text:p>0.3579777297</text:p>
          </table:table-cell>
          <table:table-cell office:value-type="float" office:value="1.5071381907459" calcext:value-type="float">
            <text:p>1.5071381907</text:p>
          </table:table-cell>
          <table:table-cell office:value-type="float" office:value="6435.72259453651" calcext:value-type="float">
            <text:p>6435.7225945365</text:p>
          </table:table-cell>
        </table:table-row>
        <table:table-row table:style-name="ro1">
          <table:table-cell office:value-type="float" office:value="77.6564997271824" calcext:value-type="float">
            <text:p>77.6564997272</text:p>
          </table:table-cell>
          <table:table-cell office:value-type="float" office:value="6.74226913211453" calcext:value-type="float">
            <text:p>6.7422691321</text:p>
          </table:table-cell>
          <table:table-cell office:value-type="float" office:value="2.63457675031217" calcext:value-type="float">
            <text:p>2.6345767503</text:p>
          </table:table-cell>
          <table:table-cell office:value-type="float" office:value="249.648121635104" calcext:value-type="float">
            <text:p>249.6481216351</text:p>
          </table:table-cell>
          <table:table-cell office:value-type="float" office:value="0.394939464366625" calcext:value-type="float">
            <text:p>0.3949394644</text:p>
          </table:table-cell>
          <table:table-cell office:value-type="float" office:value="5.67333219420786" calcext:value-type="float">
            <text:p>5.6733321942</text:p>
          </table:table-cell>
          <table:table-cell office:value-type="float" office:value="2.03910035374685" calcext:value-type="float">
            <text:p>2.0391003537</text:p>
          </table:table-cell>
          <table:table-cell office:value-type="float" office:value="0.00823648204957479" calcext:value-type="float">
            <text:p>0.008236482</text:p>
          </table:table-cell>
          <table:table-cell office:value-type="float" office:value="1.48740094411666" calcext:value-type="float">
            <text:p>1.4874009441</text:p>
          </table:table-cell>
          <table:table-cell office:value-type="float" office:value="6507.41369646853" calcext:value-type="float">
            <text:p>6507.4136964685</text:p>
          </table:table-cell>
        </table:table-row>
        <table:table-row table:style-name="ro1">
          <table:table-cell office:value-type="float" office:value="76.6700307563829" calcext:value-type="float">
            <text:p>76.6700307564</text:p>
          </table:table-cell>
          <table:table-cell office:value-type="float" office:value="5.09046971385918" calcext:value-type="float">
            <text:p>5.0904697139</text:p>
          </table:table-cell>
          <table:table-cell office:value-type="float" office:value="2.86824749163696" calcext:value-type="float">
            <text:p>2.8682474916</text:p>
          </table:table-cell>
          <table:table-cell office:value-type="float" office:value="251.257136380525" calcext:value-type="float">
            <text:p>251.2571363805</text:p>
          </table:table-cell>
          <table:table-cell office:value-type="float" office:value="0.423803047192518" calcext:value-type="float">
            <text:p>0.4238030472</text:p>
          </table:table-cell>
          <table:table-cell office:value-type="float" office:value="4.09046971385918" calcext:value-type="float">
            <text:p>4.0904697139</text:p>
          </table:table-cell>
          <table:table-cell office:value-type="float" office:value="1.8626951796508" calcext:value-type="float">
            <text:p>1.8626951797</text:p>
          </table:table-cell>
          <table:table-cell office:value-type="float" office:value="0.432850244812703" calcext:value-type="float">
            <text:p>0.4328502448</text:p>
          </table:table-cell>
          <table:table-cell office:value-type="float" office:value="1.57195765859293" calcext:value-type="float">
            <text:p>1.5719576586</text:p>
          </table:table-cell>
          <table:table-cell office:value-type="float" office:value="7300.21960386492" calcext:value-type="float">
            <text:p>7300.219603864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67" calcext:value-type="float">
            <text:p>1.67</text:p>
          </table:table-cell>
          <table:table-cell office:value-type="float" office:value="0.96" calcext:value-type="float">
            <text:p>0.96</text:p>
          </table:table-cell>
          <table:table-cell office:value-type="float" office:value="1.7" calcext:value-type="float">
            <text:p>1.7</text:p>
          </table:table-cell>
          <table:table-cell office:value-type="float" office:value="8320.83490523006" calcext:value-type="float">
            <text:p>8320.8349052301</text:p>
          </table:table-cell>
        </table:table-row>
        <table:table-row table:style-name="ro1">
          <table:table-cell office:value-type="float" office:value="76.0856439684642" calcext:value-type="float">
            <text:p>76.0856439685</text:p>
          </table:table-cell>
          <table:table-cell office:value-type="float" office:value="4.50608292594042" calcext:value-type="float">
            <text:p>4.5060829259</text:p>
          </table:table-cell>
          <table:table-cell office:value-type="float" office:value="2.2838607037182" calcext:value-type="float">
            <text:p>2.2838607037</text:p>
          </table:table-cell>
          <table:table-cell office:value-type="float" office:value="250.672749592607" calcext:value-type="float">
            <text:p>250.6727495926</text:p>
          </table:table-cell>
          <table:table-cell office:value-type="float" office:value="1.06163848149598" calcext:value-type="float">
            <text:p>1.0616384815</text:p>
          </table:table-cell>
          <table:table-cell office:value-type="float" office:value="3.50608292594042" calcext:value-type="float">
            <text:p>3.5060829259</text:p>
          </table:table-cell>
          <table:table-cell office:value-type="float" office:value="3.04568649673335" calcext:value-type="float">
            <text:p>3.0456864967</text:p>
          </table:table-cell>
          <table:table-cell office:value-type="float" office:value="0.540475439222617" calcext:value-type="float">
            <text:p>0.5404754392</text:p>
          </table:table-cell>
          <table:table-cell office:value-type="float" office:value="0.035970127505106" calcext:value-type="float">
            <text:p>0.0359701275</text:p>
          </table:table-cell>
          <table:table-cell office:value-type="float" office:value="9323.51427655862" calcext:value-type="float">
            <text:p>9323.5142765586</text:p>
          </table:table-cell>
        </table:table-row>
        <table:table-row table:style-name="ro1">
          <table:table-cell office:value-type="float" office:value="75.6933257242941" calcext:value-type="float">
            <text:p>75.6933257243</text:p>
          </table:table-cell>
          <table:table-cell office:value-type="float" office:value="4.11376468177032" calcext:value-type="float">
            <text:p>4.1137646818</text:p>
          </table:table-cell>
          <table:table-cell office:value-type="float" office:value="3.11376468177033" calcext:value-type="float">
            <text:p>3.1137646818</text:p>
          </table:table-cell>
          <table:table-cell office:value-type="float" office:value="250.280431348437" calcext:value-type="float">
            <text:p>250.2804313484</text:p>
          </table:table-cell>
          <table:table-cell office:value-type="float" office:value="0.669320237325886" calcext:value-type="float">
            <text:p>0.6693202373</text:p>
          </table:table-cell>
          <table:table-cell office:value-type="float" office:value="3.11376468177033" calcext:value-type="float">
            <text:p>3.1137646818</text:p>
          </table:table-cell>
          <table:table-cell office:value-type="float" office:value="3.36667415105433" calcext:value-type="float">
            <text:p>3.3666741511</text:p>
          </table:table-cell>
          <table:table-cell office:value-type="float" office:value="0.5538035185737" calcext:value-type="float">
            <text:p>0.5538035186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14315.6087950445" calcext:value-type="float">
            <text:p>14315.6087950445</text:p>
          </table:table-cell>
        </table:table-row>
        <table:table-row table:style-name="ro1">
          <table:table-cell office:value-type="float" office:value="75.3599923909608" calcext:value-type="float">
            <text:p>75.359992391</text:p>
          </table:table-cell>
          <table:table-cell office:value-type="float" office:value="3.78043134843699" calcext:value-type="float">
            <text:p>3.780431348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49.947098015103" calcext:value-type="float">
            <text:p>249.9470980151</text:p>
          </table:table-cell>
          <table:table-cell office:value-type="float" office:value="0.335986903992553" calcext:value-type="float">
            <text:p>0.335986904</text:p>
          </table:table-cell>
          <table:table-cell office:value-type="float" office:value="2.78043134843699" calcext:value-type="float">
            <text:p>2.7804313484</text:p>
          </table:table-cell>
          <table:table-cell office:value-type="float" office:value="2.033340817721" calcext:value-type="float">
            <text:p>2.0333408177</text:p>
          </table:table-cell>
          <table:table-cell office:value-type="float" office:value="0.220470185240367" calcext:value-type="float">
            <text:p>0.2204701852</text:p>
          </table:table-cell>
          <table:table-cell office:value-type="float" office:value="2.50046851986623" calcext:value-type="float">
            <text:p>2.5004685199</text:p>
          </table:table-cell>
          <table:table-cell office:value-type="float" office:value="23349.0776786152" calcext:value-type="float">
            <text:p>23349.0776786152</text:p>
          </table:table-cell>
        </table:table-row>
        <table:table-row table:style-name="ro1">
          <table:table-cell office:value-type="float" office:value="77.2387996384298" calcext:value-type="float">
            <text:p>77.2387996384</text:p>
          </table:table-cell>
          <table:table-cell office:value-type="float" office:value="12.5866733973731" calcext:value-type="float">
            <text:p>12.5866733974</text:p>
          </table:table-cell>
          <table:table-cell office:value-type="float" office:value="2.35663567787865" calcext:value-type="float">
            <text:p>2.3566356779</text:p>
          </table:table-cell>
          <table:table-cell office:value-type="float" office:value="252.976004351602" calcext:value-type="float">
            <text:p>252.9760043516</text:p>
          </table:table-cell>
          <table:table-cell office:value-type="float" office:value="0.491507605243093" calcext:value-type="float">
            <text:p>0.4915076052</text:p>
          </table:table-cell>
          <table:table-cell office:value-type="float" office:value="9.7927641671518" calcext:value-type="float">
            <text:p>9.7927641672</text:p>
          </table:table-cell>
          <table:table-cell office:value-type="float" office:value="1.75854920674585" calcext:value-type="float">
            <text:p>1.7585492067</text:p>
          </table:table-cell>
          <table:table-cell office:value-type="float" office:value="0.13880269639323" calcext:value-type="float">
            <text:p>0.1388026964</text:p>
          </table:table-cell>
          <table:table-cell office:value-type="float" office:value="0.315421049313411" calcext:value-type="float">
            <text:p>0.3154210493</text:p>
          </table:table-cell>
          <table:table-cell table:style-name="ce1" office:value-type="float" office:value="5.99436887370178E+024" calcext:value-type="float">
            <text:p>5.99E+24</text:p>
          </table:table-cell>
        </table:table-row>
      </table:table>
      <table:named-expressions/>
      <table:database-ranges>
        <table:database-range table:name="__Anonymous_Sheet_DB__0" table:target-range-address="Sheet1.A1:Sheet1.J1320" table:contains-header="false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4T17:29:50.247268720</meta:creation-date>
    <dc:date>2016-05-24T17:32:04.265315643</dc:date>
    <meta:editing-duration>PT2M14S</meta:editing-duration>
    <meta:editing-cycles>1</meta:editing-cycles>
    <meta:document-statistic meta:table-count="1" meta:cell-count="13200" meta:object-count="0"/>
    <meta:generator>LibreOffice/5.1.2.2$Linux_X86_64 LibreOffice_project/10m0$Build-2</meta:generator>
  </office:meta>
</office:document-meta>
</file>